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Ÿrk" svg:font-family="PalatinoTŸrk, 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tab-stops>
          <style:tab-stop style:position="10.1cm" style:type="right"/>
          <style:tab-stop style:position="14.499cm"/>
        </style:tab-stops>
      </style:paragraph-properties>
      <style:text-properties fo:color="#000000" style:font-name="Lato" fo:font-size="11pt" fo:language="tr" fo:country="TR" style:font-size-asian="11pt"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tab-stops>
          <style:tab-stop style:position="14cm"/>
          <style:tab-stop style:position="14.499cm" style:type="right"/>
        </style:tab-stops>
      </style:paragraph-properties>
      <style:text-properties fo:color="#000000" style:font-name="Lato" fo:font-size="11pt" fo:language="tr" fo:country="TR" style:font-size-asian="11pt"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14cm"/>
        </style:tab-stops>
      </style:paragraph-properties>
      <style:text-properties fo:color="#000000" style:font-name="Lato" fo:font-size="11pt" fo:language="tr" fo:country="TR" style:font-size-asian="11pt" style:font-name-complex="Times New Roman"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1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10.1cm" style:type="right"/>
          <style:tab-stop style:position="14.499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ab-stops>
          <style:tab-stop style:position="14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0.1cm" style:type="right"/>
          <style:tab-stop style:position="14.499cm"/>
        </style:tab-stops>
      </style:paragraph-properties>
      <style:text-properties fo:color="#000000" style:font-name="Lato" fo:font-size="11pt" fo:language="tr" fo:country="TR" fo:font-weight="bold" style:font-size-asian="11pt" style:font-weight-asian="bold" style:font-name-complex="Times New Roman" style:font-size-complex="11pt" style:font-weight-complex="bold"/>
    </style:style>
    <style:style style:name="P16"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1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name-complex="Times New Roman" style:font-size-complex="11pt" style:font-style-complex="italic" style:font-weight-complex="bold"/>
    </style:style>
    <style:style style:name="P1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name-complex="Times New Roman" style:font-size-complex="11pt" style:font-weight-complex="bold"/>
    </style:style>
    <style:style style:name="P2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fo:font-style="italic" style:font-size-asian="11pt" style:font-style-asian="italic" style:font-name-complex="Times New Roman" style:font-size-complex="11pt" style:font-style-complex="italic"/>
    </style:style>
    <style:style style:name="P2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44cm" fo:language="tr" fo:country="TR" fo:font-weight="bold" style:font-size-asian="11pt" style:font-weight-asian="bold" style:font-name-complex="Times New Roman" style:font-size-complex="11pt" style:font-weight-complex="bold"/>
    </style:style>
    <style:style style:name="P2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18cm" fo:language="tr" fo:country="TR" fo:font-style="italic" style:font-size-asian="11pt" style:font-style-asian="italic" style:font-name-complex="Times New Roman" style:font-size-complex="11pt" style:font-style-complex="italic"/>
    </style:style>
    <style:style style:name="P27" style:family="paragraph" style:parent-style-name="Standard">
      <style:paragraph-properties fo:margin-left="0cm" fo:margin-right="0.3cm" fo:text-align="center" style:justify-single-word="false" fo:text-indent="1cm" style:auto-text-indent="false"/>
      <style:text-properties fo:color="#000000" style:font-name="Lato" fo:font-size="26pt" fo:language="tr" fo:country="TR" style:text-underline-style="solid" style:text-underline-width="auto" style:text-underline-color="font-color" fo:font-weight="bold" style:font-size-asian="26pt" style:font-weight-asian="bold" style:font-name-complex="Times New Roman" style:font-size-complex="26pt" style:font-weight-complex="bold"/>
    </style:style>
    <style:style style:name="P28" style:family="paragraph" style:parent-style-name="Standard">
      <style:paragraph-properties fo:margin-left="0cm" fo:margin-right="0.3cm" fo:text-align="center" style:justify-single-word="false" fo:text-indent="1cm" style:auto-text-indent="false"/>
      <style:text-properties fo:color="#000000" style:font-name="Lato" fo:font-size="36pt" fo:language="tr" fo:country="TR" fo:font-weight="bold" style:font-size-asian="36pt" style:font-weight-asian="bold" style:font-name-complex="Times New Roman" style:font-size-complex="36pt" style:font-weight-complex="bold"/>
    </style:style>
    <style:style style:name="P29" style:family="paragraph" style:parent-style-name="Standard">
      <style:paragraph-properties fo:margin-left="0cm" fo:margin-right="0.3cm" fo:text-align="center" style:justify-single-word="false" fo:text-indent="1cm" style:auto-text-indent="false"/>
      <style:text-properties fo:color="#000000" style:font-name="Lato" fo:font-size="36pt" fo:language="tr" fo:country="TR" style:text-underline-style="solid" style:text-underline-width="auto" style:text-underline-color="font-color" fo:font-weight="bold" style:font-size-asian="36pt" style:font-weight-asian="bold" style:font-name-complex="Times New Roman" style:font-size-complex="36pt"/>
    </style:style>
    <style:style style:name="P30" style:family="paragraph" style:parent-style-name="Standard">
      <style:paragraph-properties fo:margin-left="0cm" fo:margin-right="0.3cm" fo:text-indent="1cm" style:auto-text-indent="false"/>
      <style:text-properties fo:color="#1b1c20" style:font-name="Lato" fo:font-size="16pt" fo:language="tr" fo:country="TR" fo:font-weight="bold" style:font-size-asian="16pt" style:font-weight-asian="bold" style:font-name-complex="Times New Roman" style:font-size-complex="16pt"/>
    </style:style>
    <style:style style:name="P31" style:family="paragraph" style:parent-style-name="Standard">
      <style:paragraph-properties fo:margin-left="0cm" fo:margin-right="0.3cm" fo:text-align="justify" style:justify-single-word="false" fo:text-indent="1cm" style:auto-text-indent="false"/>
      <style:text-properties fo:color="#1b1c20" style:font-name="Lato" fo:font-size="16pt" fo:language="tr" fo:country="TR" fo:font-weight="bold" style:font-size-asian="16pt" style:font-weight-asian="bold" style:font-name-complex="Times New Roman" style:font-size-complex="16pt"/>
    </style:style>
    <style:style style:name="P32"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Lato" fo:font-size="11pt" fo:language="tr" fo:country="TR" fo:font-weight="bold" style:font-size-asian="11pt" style:font-weight-asian="bold" style:font-name-complex="Times New Roman" style:font-size-complex="11pt" style:font-weight-complex="bold"/>
    </style:style>
    <style:style style:name="P33" style:family="paragraph" style:parent-style-name="Standard">
      <style:paragraph-properties fo:margin-left="0cm" fo:margin-right="0.3cm" fo:line-height="0.564cm" fo:text-align="justify" style:justify-single-word="false" fo:text-indent="1cm" style:auto-text-indent="false">
        <style:tab-stops>
          <style:tab-stop style:position="14cm"/>
        </style:tab-stops>
      </style:paragraph-properties>
      <style:text-properties fo:text-transform="uppercase" fo:color="#000000" style:font-name="Lato" fo:font-size="11pt" fo:language="tr" fo:country="TR" fo:font-weight="bold" style:font-size-asian="11pt" style:font-weight-asian="bold" style:font-name-complex="Times New Roman" style:font-size-complex="11pt" style:font-weight-complex="bold"/>
    </style:style>
    <style:style style:name="P34" style:family="paragraph" style:parent-style-name="Standard">
      <style:paragraph-properties fo:margin-left="0cm" fo:margin-right="0.3cm" fo:text-align="center" style:justify-single-word="false" fo:text-indent="1cm" style:auto-text-indent="false">
        <style:tab-stops>
          <style:tab-stop style:position="10.1cm" style:type="right"/>
        </style:tab-stops>
      </style:paragraph-properties>
      <style:text-properties fo:text-transform="uppercase" style:font-name="Lato" fo:font-size="18pt" fo:language="tr" fo:country="TR" fo:font-weight="bold" style:font-size-asian="18pt" style:font-weight-asian="bold" style:font-name-complex="Times New Roman" style:font-size-complex="18pt"/>
    </style:style>
    <style:style style:name="P35"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fo:font-weight="bold" style:font-size-asian="11pt" style:font-weight-asian="bold"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fo:font-weight="bold" style:font-size-asian="11pt" style:font-weight-asian="bold" style:font-name-complex="Times New Roman" style:font-size-complex="11pt" style:font-weight-complex="bold"/>
    </style:style>
    <style:style style:name="P37" style:family="paragraph" style:parent-style-name="Standard">
      <style:paragraph-properties fo:margin-left="0cm" fo:margin-right="0.3cm" fo:line-height="0.564cm" fo:text-align="justify" style:justify-single-word="false" fo:text-indent="1cm" style:auto-text-indent="false"/>
      <style:text-properties fo:text-transform="uppercase" fo:color="#000001" style:font-name="Lato" fo:font-size="11pt" fo:language="tr" fo:country="TR"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anguage="tr" fo:country="TR" fo:font-style="italic" style:font-size-asian="11pt" style:font-style-asian="italic" style:font-name-complex="Times New Roman" style:font-size-complex="11pt" style:font-style-complex="italic"/>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anguage="tr" fo:country="TR" style:font-size-asian="11pt"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anguage="tr" fo:country="TR" fo:font-weight="bold"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justify" style:justify-single-word="false" fo:text-indent="1cm" style:auto-text-indent="false">
        <style:tab-stops>
          <style:tab-stop style:position="2cm"/>
        </style:tab-stops>
      </style:paragraph-properties>
      <style:text-properties fo:color="#000001" style:font-name="Lato" fo:font-size="11pt" fo:language="tr" fo:country="TR" fo:font-weight="bold" style:font-size-asian="11pt" style:font-weight-asian="bold"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ab-stops>
          <style:tab-stop style:position="1.752cm"/>
        </style:tab-stops>
      </style:paragraph-properties>
      <style:text-properties fo:color="#000001" style:font-name="Lato" fo:font-size="11pt" fo:language="tr" fo:country="TR" fo:font-weight="bold" style:font-size-asian="11pt" style:font-weight-asian="bold"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anguage="tr" fo:country="TR" fo:font-weight="bold" style:font-size-asian="11pt" style:font-weight-asian="bold" style:font-name-complex="Times New Roman" style:font-size-complex="11pt" style:font-weight-complex="bold"/>
    </style:style>
    <style:style style:name="P45"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46"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name-complex="Times New Roman" style:font-size-complex="11pt" style:font-weight-complex="bold"/>
    </style:style>
    <style:style style:name="P47"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style:text-underline-style="solid" style:text-underline-width="auto" style:text-underline-color="font-color"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name-complex="Times New Roman" style:font-size-complex="11pt" style:font-weight-complex="bold"/>
    </style:style>
    <style:style style:name="P51" style:family="paragraph" style:parent-style-name="Standard">
      <style:paragraph-properties fo:margin-left="0cm" fo:margin-right="0.3cm" fo:line-height="0.564cm" fo:text-align="justify" style:justify-single-word="false" fo:text-indent="1cm" style:auto-text-indent="false"/>
      <style:text-properties fo:color="#000001" style:font-name="Lato" fo:font-size="14pt" fo:language="tr" fo:country="TR" fo:font-weight="bold" style:font-size-asian="14pt" style:font-weight-asian="bold" style:font-name-complex="Times New Roman" style:font-size-complex="14pt"/>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a0409" style:font-name="Lato" fo:font-size="11pt" fo:language="tr" fo:country="TR" style:font-size-asian="11pt" style:font-name-complex="Times New Roman" style:font-size-complex="11pt"/>
    </style:style>
    <style:style style:name="P53" style:family="paragraph" style:parent-style-name="Standard">
      <style:paragraph-properties fo:margin-left="0cm" fo:margin-right="0.3cm" fo:text-align="center" style:justify-single-word="false" fo:text-indent="1cm" style:auto-text-indent="false"/>
      <style:text-properties style:font-name="Lato"/>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Lato" fo:font-size="11pt" fo:language="tr" fo:country="TR" style:font-size-asian="11pt" style:font-name-complex="Times New Roman"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8"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60" style:family="paragraph" style:parent-style-name="Standard">
      <style:paragraph-properties fo:margin-left="0cm" fo:margin-right="0.3cm" fo:line-height="0.564cm" fo:text-align="justify" style:justify-single-word="false" fo:text-indent="1cm" style:auto-text-indent="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44cm" fo:language="tr" fo:country="TR" fo:font-weight="bold" style:font-size-asian="11pt" style:font-weight-asian="bold" style:font-name-complex="Times New Roman" style:font-size-complex="11pt" style:font-weight-complex="bold"/>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fo:font-style="italic" style:font-size-asian="11pt" style:font-style-asian="italic" style:font-name-complex="Times New Roman" style:font-size-complex="11pt" style:font-style-complex="italic"/>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fo:font-weight="bold" style:font-size-asian="11pt" style:font-weight-asian="bold" style:font-name-complex="Times New Roman" style:font-size-complex="11pt" style:font-weight-complex="bold"/>
    </style:style>
    <style:style style:name="P6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style:font-size-asian="11pt" style:font-name-complex="Times New Roman" style:font-size-complex="11pt"/>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fo:font-weight="bold" style:font-size-asian="11pt" style:font-weight-asian="bold" style:font-name-complex="Times New Roman" style:font-size-complex="11pt" style:font-weight-complex="bold"/>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fo:font-style="italic" style:font-size-asian="11pt" style:font-style-asian="italic" style:font-name-complex="Times New Roman" style:font-size-complex="11pt" style:font-style-complex="italic"/>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2"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font-weight-complex="bold"/>
    </style:style>
    <style:style style:name="P73" style:family="paragraph" style:parent-style-name="Standard">
      <style:paragraph-properties fo:margin-left="0cm" fo:margin-right="0.3cm" fo:text-align="justify" style:justify-single-word="false" fo:text-indent="1cm" style:auto-text-indent="false">
        <style:tab-stops>
          <style:tab-stop style:position="1cm"/>
        </style:tab-stops>
      </style:paragraph-properties>
      <style:text-properties style:font-name="Lato" fo:font-size="18pt" fo:language="tr" fo:country="TR" fo:font-weight="bold" style:font-size-asian="18pt" style:font-weight-asian="bold" style:font-name-complex="Times New Roman" style:font-size-complex="18pt" style:font-weight-complex="bold"/>
    </style:style>
    <style:style style:name="P74"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font-weight-complex="bold"/>
    </style:style>
    <style:style style:name="P75"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76" style:family="paragraph" style:parent-style-name="Standard">
      <style:paragraph-properties fo:margin-left="0cm" fo:margin-right="0.3cm" fo:text-align="center" style:justify-single-word="false" fo:text-indent="1cm" style:auto-text-indent="false"/>
      <style:text-properties style:font-name="Lato" fo:font-size="18pt" fo:letter-spacing="0.044cm" fo:language="tr" fo:country="TR" fo:font-weight="bold" style:font-size-asian="18pt" style:font-weight-asian="bold" style:font-name-complex="Times New Roman" style:font-size-complex="18pt" style:font-weight-complex="bold"/>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style:text-underline-style="solid" style:text-underline-width="auto" style:text-underline-color="font-color" fo:font-weight="bold" style:font-size-asian="14pt" style:font-weight-asian="bold" style:font-name-complex="Times New Roman" style:font-size-complex="14pt"/>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79"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80"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font-weight-complex="bold"/>
    </style:style>
    <style:style style:name="P81" style:family="paragraph" style:parent-style-name="Standard">
      <style:paragraph-properties fo:margin-left="0cm" fo:margin-right="0.3cm" fo:text-align="center" style:justify-single-word="false" fo:text-indent="1cm" style:auto-text-indent="false"/>
      <style:text-properties style:font-name="Lato" fo:font-size="36pt" fo:language="tr" fo:country="TR" style:text-underline-style="solid" style:text-underline-width="auto" style:text-underline-color="font-color" fo:font-weight="bold" style:font-size-asian="36pt" style:font-weight-asian="bold" style:font-name-complex="Times New Roman" style:font-size-complex="36pt"/>
    </style:style>
    <style:style style:name="P82"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83"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font-weight-complex="bold"/>
    </style:style>
    <style:style style:name="P84" style:family="paragraph" style:parent-style-name="Standard">
      <style:paragraph-properties fo:margin-left="0cm" fo:margin-right="0.3cm" fo:line-height="0.564cm" fo:text-align="justify" style:justify-single-word="false" fo:text-indent="1cm" style:auto-text-indent="false"/>
      <style:text-properties fo:color="#00ff00" style:font-name="Lato" fo:font-size="11pt" fo:letter-spacing="0.026cm" fo:language="tr" fo:country="TR" fo:font-weight="bold" style:font-size-asian="11pt" style:font-weight-asian="bold" style:font-name-complex="Times New Roman" style:font-size-complex="11pt" style:font-weight-complex="bold"/>
    </style:style>
    <style:style style:name="P85" style:family="paragraph" style:parent-style-name="Standard">
      <style:paragraph-properties fo:margin-left="0cm" fo:margin-right="0.3cm" fo:line-height="0.564cm" fo:text-align="justify" style:justify-single-word="false" fo:text-indent="1cm" style:auto-text-indent="false"/>
      <style:text-properties fo:color="#00ff00" style:font-name="Lato" fo:font-size="11pt" fo:letter-spacing="0.026cm" fo:language="tr" fo:country="TR" style:font-size-asian="11pt" style:font-name-complex="Times New Roman" style:font-size-complex="11pt"/>
    </style:style>
    <style:style style:name="P86" style:family="paragraph" style:parent-style-name="Standard">
      <style:paragraph-properties fo:margin-left="0cm" fo:margin-right="0.3cm" fo:line-height="0.564cm" fo:text-align="justify" style:justify-single-word="false" fo:text-indent="1cm" style:auto-text-indent="false"/>
      <style:text-properties fo:color="#00ff00" style:font-name="Lato" fo:font-size="11pt" fo:letter-spacing="-0.026cm" fo:language="tr" fo:country="TR" fo:font-weight="bold" style:font-size-asian="11pt" style:font-weight-asian="bold" style:font-name-complex="Times New Roman" style:font-size-complex="11pt"/>
    </style:style>
    <style:style style:name="P87" style:family="paragraph" style:parent-style-name="Standard">
      <style:paragraph-properties fo:margin-left="0cm" fo:margin-right="0.3cm" fo:text-align="justify" style:justify-single-word="false"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88" style:family="paragraph" style:parent-style-name="Standard">
      <style:paragraph-properties fo:margin-left="0cm" fo:margin-right="0.3cm" fo:line-height="0.564cm" fo:text-align="justify" style:justify-single-word="false" fo:text-indent="1cm" style:auto-text-indent="false" fo:break-before="page"/>
      <style:text-properties style:font-name="Lato"/>
    </style:style>
    <style:style style:name="P89"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font-weight-complex="bold"/>
    </style:style>
    <style:style style:name="P91" style:family="paragraph" style:parent-style-name="Standard">
      <style:paragraph-properties fo:margin-left="0cm" fo:margin-right="0.3cm" fo:text-align="center" style:justify-single-word="false" fo:text-indent="1cm" style:auto-text-indent="false" fo:break-before="page"/>
      <style:text-properties style:font-name="Lato" fo:font-size="18pt" fo:letter-spacing="0.044cm" fo:language="tr" fo:country="TR" fo:font-weight="bold" style:font-size-asian="18pt" style:font-weight-asian="bold" style:font-name-complex="Times New Roman" style:font-size-complex="18pt" style:font-weight-complex="bold"/>
    </style:style>
    <style:style style:name="P92"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font-weight-complex="bold"/>
    </style:style>
    <style:style style:name="P93"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font-weight-complex="bold"/>
    </style:style>
    <style:style style:name="P94"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95"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9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style:text-underline-style="solid" style:text-underline-width="auto" style:text-underline-color="font-color" fo:font-weight="bold" style:font-size-asian="14pt" style:font-weight-asian="bold" style:font-name-complex="Times New Roman" style:font-size-complex="14pt"/>
    </style:style>
    <style:style style:name="P9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98" style:family="paragraph" style:parent-style-name="Standard">
      <style:paragraph-properties fo:margin-left="0cm" fo:margin-right="0.3cm" fo:text-align="justify" style:justify-single-word="false" fo:text-indent="1cm" style:auto-text-indent="false" fo:break-before="page"/>
      <style:text-properties style:font-name="Lato" fo:font-size="16pt" fo:language="tr" fo:country="TR" fo:font-weight="bold" style:font-size-asian="16pt" style:font-weight-asian="bold" style:font-name-complex="Times New Roman" style:font-size-complex="16pt" style:font-weight-complex="bold"/>
    </style:style>
    <style:style style:name="P99" style:family="paragraph" style:parent-style-name="Standard">
      <style:paragraph-properties fo:margin-left="0cm" fo:margin-right="0.3cm" fo:line-height="0.564cm" fo:text-align="justify" style:justify-single-word="false" fo:text-indent="1cm" style:auto-text-indent="false" fo:break-before="page"/>
      <style:text-properties fo:color="#000001" style:font-name="Lato" fo:font-size="11pt" fo:language="tr" fo:country="TR" fo:font-weight="bold" style:font-size-asian="11pt" style:font-weight-asian="bold" style:font-name-complex="Times New Roman" style:font-size-complex="11pt"/>
    </style:style>
    <style:style style:name="P100" style:family="paragraph" style:parent-style-name="Standard">
      <style:paragraph-properties fo:margin-left="0cm" fo:margin-right="0.3cm" fo:line-height="0.564cm" fo:text-align="justify" style:justify-single-word="false" fo:text-indent="1cm" style:auto-text-indent="false" fo:break-before="page"/>
      <style:text-properties fo:color="#000001" style:font-name="Lato" fo:font-size="11pt" fo:letter-spacing="0.026cm" fo:language="tr" fo:country="TR" fo:font-weight="bold" style:font-size-asian="11pt" style:font-weight-asian="bold" style:font-name-complex="Times New Roman" style:font-size-complex="11pt"/>
    </style:style>
    <style:style style:name="P101" style:family="paragraph" style:parent-style-name="ANAMETIN1">
      <style:paragraph-properties fo:margin-left="0cm" fo:margin-right="0.3cm" fo:line-height="100%" fo:text-align="center" style:justify-single-word="false" fo:text-indent="1cm" style:auto-text-indent="false" fo:break-before="page"/>
      <style:text-properties fo:color="#000000" style:font-name="Lato" fo:font-size="18pt" fo:language="tr" fo:country="TR" style:text-underline-style="solid" style:text-underline-width="auto" style:text-underline-color="font-color" fo:font-weight="bold" style:font-size-asian="18pt" style:font-weight-asian="bold" style:font-size-complex="18pt" style:font-weight-complex="bold"/>
    </style:style>
    <style:style style:name="P102" style:family="paragraph" style:parent-style-name="ANAMETIN1">
      <style:paragraph-properties fo:margin-left="0cm" fo:margin-right="0.3cm" fo:line-height="100%" fo:text-indent="1cm" style:auto-text-indent="false" fo:break-before="page"/>
      <style:text-properties fo:color="#000000" style:font-name="Lato" fo:font-size="18pt" fo:language="tr" fo:country="TR" fo:font-weight="bold" style:font-size-asian="18pt" style:font-weight-asian="bold" style:font-size-complex="18pt" style:font-weight-complex="bold"/>
    </style:style>
    <style:style style:name="P103" style:family="paragraph" style:parent-style-name="ANAMETIN1">
      <style:paragraph-properties fo:margin-left="0cm" fo:margin-right="0.3cm" fo:line-height="100%" fo:text-align="center" style:justify-single-word="false" fo:text-indent="1cm" style:auto-text-indent="false" fo:break-before="page"/>
      <style:text-properties fo:color="#000000" style:font-name="Lato" fo:font-size="18pt" fo:language="tr" fo:country="TR" fo:font-weight="bold" style:font-size-asian="18pt" style:font-weight-asian="bold" style:font-size-complex="18pt" style:font-weight-complex="bold"/>
    </style:style>
    <style:style style:name="P104" style:family="paragraph" style:parent-style-name="ANAMETIN1">
      <style:paragraph-properties fo:margin-left="0cm" fo:margin-right="0.3cm" fo:line-height="100%" fo:text-align="center" style:justify-single-word="false" fo:text-indent="1cm" style:auto-text-indent="false" fo:break-before="page"/>
      <style:text-properties fo:color="#000000" style:font-name="Lato" fo:font-size="18pt" fo:language="tr" fo:country="TR" fo:font-weight="bold" style:font-size-asian="18pt" style:font-weight-asian="bold" style:font-size-complex="18pt"/>
    </style:style>
    <style:style style:name="P105" style:family="paragraph" style:parent-style-name="ANAMETIN1">
      <style:paragraph-properties fo:margin-left="0cm" fo:margin-right="0.3cm" fo:line-height="100%" fo:text-align="center" style:justify-single-word="false" fo:text-indent="1cm" style:auto-text-indent="false" fo:break-before="page"/>
      <style:text-properties fo:color="#000000" style:font-name="Lato" fo:font-size="18pt" fo:letter-spacing="0.026cm" fo:language="tr" fo:country="TR" fo:font-weight="bold" style:font-size-asian="18pt" style:font-weight-asian="bold" style:font-size-complex="18pt"/>
    </style:style>
    <style:style style:name="P106" style:family="paragraph" style:parent-style-name="ANAMETIN1">
      <style:paragraph-properties fo:margin-left="0cm" fo:margin-right="0.3cm" fo:line-height="0.564cm" fo:text-indent="1cm" style:auto-text-indent="false" fo:break-before="page"/>
      <style:text-properties fo:color="#000000" style:font-name="Lato" fo:font-size="11pt" fo:language="tr" fo:country="TR" fo:font-weight="bold" style:font-size-asian="11pt" style:font-weight-asian="bold" style:font-size-complex="11pt" style:font-weight-complex="bold"/>
    </style:style>
    <style:style style:name="P107" style:family="paragraph" style:parent-style-name="ANAMETIN1">
      <style:paragraph-properties fo:margin-left="0cm" fo:margin-right="0.3cm" fo:line-height="0.564cm" fo:text-indent="1cm" style:auto-text-indent="false" fo:break-before="page"/>
      <style:text-properties fo:color="#000000" style:font-name="Lato" fo:font-size="11pt" fo:language="tr" fo:country="TR" style:font-size-asian="11pt" style:font-size-complex="11pt"/>
    </style:style>
    <style:style style:name="P108" style:family="paragraph" style:parent-style-name="ANAMETIN1">
      <style:paragraph-properties fo:margin-left="0cm" fo:margin-right="0.3cm" fo:line-height="100%" fo:text-align="center" style:justify-single-word="false" fo:text-indent="1cm" style:auto-text-indent="false" fo:break-before="pag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109" style:family="paragraph" style:parent-style-name="ANAMETIN1">
      <style:paragraph-properties fo:margin-left="0cm" fo:margin-right="0.3cm" fo:line-height="0.564cm" fo:text-indent="1cm" style:auto-text-indent="false" fo:break-before="page"/>
      <style:text-properties fo:color="#000000" style:font-name="Lato" fo:font-size="14pt" fo:language="tr" fo:country="TR" fo:font-weight="bold" style:font-size-asian="14pt" style:font-weight-asian="bold" style:font-size-complex="14pt"/>
    </style:style>
    <style:style style:name="P110" style:family="paragraph" style:parent-style-name="ANAMETIN1">
      <style:paragraph-properties fo:margin-left="0cm" fo:margin-right="0.3cm" fo:line-height="100%" fo:text-indent="1cm" style:auto-text-indent="false" fo:break-before="page"/>
      <style:text-properties fo:color="#000000" style:font-name="Lato" fo:font-size="16pt" fo:language="tr" fo:country="TR" fo:font-weight="bold" style:font-size-asian="16pt" style:font-weight-asian="bold" style:font-size-complex="16pt" style:font-weight-complex="bold"/>
    </style:style>
    <style:style style:name="P111" style:family="paragraph" style:parent-style-name="ANAMETIN1">
      <style:paragraph-properties fo:margin-left="0cm" fo:margin-right="0.3cm" fo:line-height="0.564cm" fo:text-indent="1cm" style:auto-text-indent="false" fo:break-before="page"/>
      <style:text-properties style:font-name="Lato"/>
    </style:style>
    <style:style style:name="P112" style:family="paragraph" style:parent-style-name="ANAMETIN1">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size-complex="18pt" style:font-weight-complex="bold"/>
    </style:style>
    <style:style style:name="P113" style:family="paragraph" style:parent-style-name="ANAMETIN1">
      <style:paragraph-properties fo:margin-left="0cm" fo:margin-right="0.3cm" fo:line-height="0.564cm" fo:text-indent="1cm" style:auto-text-indent="false" fo:break-before="page"/>
      <style:text-properties fo:color="#000001" style:font-name="Lato" fo:font-size="11pt" fo:language="tr" fo:country="TR" fo:font-weight="bold" style:font-size-asian="11pt" style:font-weight-asian="bold" style:font-size-complex="11pt"/>
    </style:style>
    <style:style style:name="P114" style:family="paragraph" style:parent-style-name="ANAMETIN1">
      <style:paragraph-properties fo:margin-left="0cm" fo:margin-right="0.3cm" fo:line-height="0.564cm" fo:text-indent="1cm" style:auto-text-indent="false" fo:break-before="page"/>
      <style:text-properties fo:color="#000001" style:font-name="Lato" fo:font-size="11pt" fo:letter-spacing="0.026cm" fo:language="tr" fo:country="TR" fo:font-weight="bold" style:font-size-asian="11pt" style:font-weight-asian="bold" style:font-size-complex="11pt"/>
    </style:style>
    <style:style style:name="P115" style:family="paragraph" style:parent-style-name="ANAMETIN1">
      <style:paragraph-properties fo:margin-left="0cm" fo:margin-right="0.3cm" fo:line-height="0.564cm" fo:text-indent="1cm" style:auto-text-indent="false" fo:break-before="page"/>
      <style:text-properties fo:color="#000001" style:font-name="Lato" fo:font-size="14pt" fo:language="tr" fo:country="TR" fo:font-weight="bold" style:font-size-asian="14pt" style:font-weight-asian="bold" style:font-size-complex="14pt"/>
    </style:style>
    <style:style style:name="P116" style:family="paragraph" style:parent-style-name="ANAMETIN_20_ICERDEN">
      <style:paragraph-properties fo:margin-left="0cm" fo:margin-right="0.3cm" fo:line-height="0.564cm" fo:text-indent="1cm" style:auto-text-indent="false" fo:break-before="page"/>
      <style:text-properties fo:color="#000001" style:font-name="Lato" fo:font-size="11pt" fo:letter-spacing="0.026cm" fo:language="tr" fo:country="TR" fo:font-weight="bold" style:font-size-asian="11pt" style:font-weight-asian="bold" style:font-size-complex="11pt"/>
    </style:style>
    <style:style style:name="P117" style:family="paragraph" style:parent-style-name="ANAMETIN_20_ICERDEN">
      <style:paragraph-properties fo:margin-left="0cm" fo:margin-right="0.3cm" fo:line-height="100%" fo:text-align="center" style:justify-single-word="false" fo:text-indent="1cm" style:auto-text-indent="false" fo:break-before="page"/>
      <style:text-properties fo:color="#000000" style:font-name="Lato" fo:font-size="18pt" fo:letter-spacing="0.026cm" fo:language="tr" fo:country="TR" fo:font-weight="bold" style:font-size-asian="18pt" style:font-weight-asian="bold" style:font-size-complex="18pt"/>
    </style:style>
    <style:style style:name="P118" style:family="paragraph" style:parent-style-name="ANAMETIN_20_ICERDEN">
      <style:paragraph-properties fo:margin-left="0cm" fo:margin-right="0.3cm" fo:line-height="100%" fo:text-align="center" style:justify-single-word="false" fo:text-indent="1cm" style:auto-text-indent="false" fo:break-before="page"/>
      <style:text-properties style:font-name="Lato" fo:font-size="18pt" fo:letter-spacing="0.026cm" fo:language="tr" fo:country="TR" fo:font-weight="bold" style:font-size-asian="18pt" style:font-weight-asian="bold" style:font-size-complex="18pt"/>
    </style:style>
    <style:style style:name="P119" style:family="paragraph" style:parent-style-name="ANAMETIN_20_ICERDEN">
      <style:paragraph-properties fo:margin-left="0cm" fo:margin-right="0.3cm" fo:line-height="0.564cm" fo:text-indent="1cm" style:auto-text-indent="false" fo:break-before="page"/>
      <style:text-properties style:font-name="Lato"/>
    </style:style>
    <style:style style:name="P120" style:family="paragraph" style:parent-style-name="BOLUM_20_BASI">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size-complex="18pt"/>
    </style:style>
    <style:style style:name="P121" style:family="paragraph" style:parent-style-name="BOLUM_20_BASI">
      <style:paragraph-properties fo:margin-left="0cm" fo:margin-right="0.3cm" fo:text-align="center" style:justify-single-word="false" fo:text-indent="1cm" style:auto-text-indent="false" fo:break-before="page"/>
      <style:text-properties fo:color="#000000" style:font-name="Lato" fo:font-size="18pt" fo:language="tr" fo:country="TR" fo:font-weight="bold" style:font-size-asian="18pt" style:font-weight-asian="bold" style:font-size-complex="18pt" style:font-weight-complex="bold"/>
    </style:style>
    <style:style style:name="P122" style:family="paragraph" style:parent-style-name="BOLUM_20_BASI">
      <style:paragraph-properties fo:margin-left="0cm" fo:margin-right="0.3cm" fo:line-height="0.564cm" fo:text-align="justify" style:justify-single-word="false" fo:text-indent="1cm" style:auto-text-indent="false" fo:break-before="page"/>
      <style:text-properties fo:color="#000001" style:font-name="Lato" fo:font-size="11pt" fo:language="tr" fo:country="TR" fo:font-weight="bold" style:font-size-asian="11pt" style:font-weight-asian="bold" style:font-size-complex="11pt"/>
    </style:style>
    <style:style style:name="P123"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124"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25"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126"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127"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28"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129"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style>
    <style:style style:name="P130"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131"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132"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style>
    <style:style style:name="P133"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style:font-size-asian="11pt" style:font-size-complex="11pt"/>
    </style:style>
    <style:style style:name="P134"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135"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136"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fo:font-weight="bold" style:font-size-asian="14pt" style:font-weight-asian="bold" style:font-size-complex="14pt"/>
    </style:style>
    <style:style style:name="P137" style:family="paragraph" style:parent-style-name="ARABASLIK_20_KUCUK">
      <style:paragraph-properties fo:margin-left="0cm" fo:margin-right="0.3cm" fo:margin-top="0cm" fo:margin-bottom="0cm" loext:contextual-spacing="false" fo:line-height="100%"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138" style:family="paragraph" style:parent-style-name="ARABASLIK_20_KUCU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6pt" fo:language="tr" fo:country="TR" fo:font-weight="bold" style:font-size-asian="16pt" style:font-weight-asian="bold" style:font-size-complex="16pt" style:font-weight-complex="bold"/>
    </style:style>
    <style:style style:name="P139"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4pt" fo:language="tr" fo:country="TR" fo:font-weight="bold" style:font-size-asian="14pt" style:font-weight-asian="bold" style:font-size-complex="14pt"/>
    </style:style>
    <style:style style:name="P140"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fo:font-style="italic" style:font-size-asian="11pt" style:font-style-asian="italic" style:font-size-complex="11pt" style:font-style-complex="italic"/>
    </style:style>
    <style:style style:name="P141"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42"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fo:font-weight="bold" style:font-size-asian="11pt" style:font-weight-asian="bold" style:font-size-complex="11pt"/>
    </style:style>
    <style:style style:name="P143"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style:font-size-asian="11pt" style:font-size-complex="11pt"/>
    </style:style>
    <style:style style:name="P144"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145"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size-complex="11pt"/>
    </style:style>
    <style:style style:name="P146"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style:font-size-asian="11pt" style:font-size-complex="11pt"/>
    </style:style>
    <style:style style:name="P147" style:family="paragraph" style:parent-style-name="ARABASLIK_20_KUCUK">
      <style:paragraph-properties fo:margin-left="0cm" fo:margin-right="0.3cm" fo:margin-top="0cm" fo:margin-bottom="0cm" loext:contextual-spacing="false" fo:line-height="100%" fo:text-align="justify" style:justify-single-word="false" fo:text-indent="1cm" style:auto-text-indent="false"/>
      <style:text-properties style:font-name="Lato" fo:font-size="16pt" fo:language="tr" fo:country="TR" fo:font-weight="bold" style:font-size-asian="16pt" style:font-weight-asian="bold" style:font-size-complex="16pt"/>
    </style:style>
    <style:style style:name="P148"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size-complex="11pt"/>
    </style:style>
    <style:style style:name="P149"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font-weight-complex="bold"/>
    </style:style>
    <style:style style:name="P150"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51"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a0409" style:font-name="Lato" fo:font-size="11pt" fo:language="tr" fo:country="TR" style:font-size-asian="11pt" style:font-size-complex="11pt"/>
    </style:style>
    <style:style style:name="P152"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fo:color="#0000ff" style:font-name="Lato" fo:font-size="11pt" fo:letter-spacing="0.026cm" fo:language="tr" fo:country="TR" fo:font-weight="bold" style:font-size-asian="11pt" style:font-weight-asian="bold" style:font-size-complex="11pt" style:font-weight-complex="bold"/>
    </style:style>
    <style:style style:name="P153"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fo:break-before="page"/>
      <style:text-properties fo:color="#000001" style:font-name="Lato" fo:font-size="11pt" fo:letter-spacing="0.026cm" fo:language="tr" fo:country="TR" fo:font-weight="bold" style:font-size-asian="11pt" style:font-weight-asian="bold" style:font-size-complex="11pt"/>
    </style:style>
    <style:style style:name="P154"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1pt" fo:language="tr" fo:country="TR" style:font-size-asian="11pt" style:font-size-complex="11pt"/>
    </style:style>
    <style:style style:name="P155" style:family="paragraph" style:parent-style-name="ARABASLIK_20_BUYUK">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Lato" fo:font-size="16pt" fo:language="tr" fo:country="TR" style:text-underline-style="solid" style:text-underline-width="auto" style:text-underline-color="font-color" fo:font-weight="bold" style:font-size-asian="16pt" style:font-weight-asian="bold" style:font-size-complex="16pt"/>
    </style:style>
    <style:style style:name="P156"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fo:break-before="page"/>
      <style:text-properties fo:color="#000001" style:font-name="Lato" fo:font-size="11pt" fo:letter-spacing="0.026cm" fo:language="tr" fo:country="TR" fo:font-weight="bold" style:font-size-asian="11pt" style:font-weight-asian="bold" style:font-size-complex="11pt"/>
    </style:style>
    <style:style style:name="P157" style:family="paragraph" style:parent-style-name="ALINTI_20_2">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size-complex="18pt" style:font-weight-complex="bold"/>
    </style:style>
    <style:style style:name="P158" style:family="paragraph" style:parent-style-name="ALINTI_20_2">
      <style:paragraph-properties fo:margin-left="0cm" fo:margin-right="0.3cm" fo:margin-top="0cm" fo:margin-bottom="0cm" loext:contextual-spacing="false" fo:line-height="100%" fo:text-align="center" style:justify-single-word="false" fo:text-indent="1cm" style:auto-text-indent="false" fo:break-before="page"/>
      <style:text-properties fo:color="#000001" style:font-name="Lato" fo:font-size="18pt" fo:language="tr" fo:country="TR" fo:font-weight="bold" style:font-size-asian="18pt" style:font-weight-asian="bold" style:font-size-complex="18pt" style:font-weight-complex="bold"/>
    </style:style>
    <style:style style:name="P159" style:family="paragraph" style:parent-style-name="ALINTI">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size-complex="18pt" style:font-weight-complex="bold"/>
    </style:style>
    <style:style style:name="P160" style:family="paragraph" style:parent-style-name="ALINTI">
      <style:paragraph-properties fo:margin-left="0cm" fo:margin-right="0.3cm" fo:margin-top="0cm" fo:margin-bottom="0cm" loext:contextual-spacing="false" fo:line-height="0.564cm" fo:text-indent="1cm" style:auto-text-indent="false" fo:break-before="page"/>
      <style:text-properties style:font-name="Lato"/>
    </style:style>
    <style:style style:name="P161" style:family="paragraph" style:parent-style-name="ALINTI">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8pt" fo:language="tr" fo:country="TR" fo:font-weight="bold" style:font-size-asian="18pt" style:font-weight-asian="bold" style:font-size-complex="18pt" style:font-weight-complex="bold"/>
    </style:style>
    <style:style style:name="P162" style:family="paragraph" style:parent-style-name="AYET1">
      <style:paragraph-properties fo:margin-left="0cm" fo:margin-right="0.3cm" fo:margin-top="0cm" fo:margin-bottom="0cm" loext:contextual-spacing="false" fo:line-height="0.564cm" fo:text-indent="1cm" style:auto-text-indent="false" fo:break-before="page"/>
      <style:text-properties fo:color="#000000" style:font-name="Lato" fo:font-size="11pt" fo:language="tr" fo:country="TR" fo:font-weight="bold" style:font-size-asian="11pt" style:font-weight-asian="bold" style:font-size-complex="11pt" style:font-weight-complex="bold"/>
    </style:style>
    <style:style style:name="P163" style:family="paragraph" style:parent-style-name="AYET1">
      <style:paragraph-properties fo:margin-left="0cm" fo:margin-right="0.3cm" fo:margin-top="0cm" fo:margin-bottom="0cm" loext:contextual-spacing="false" fo:line-height="0.564cm" fo:text-indent="1cm" style:auto-text-indent="false" fo:break-before="page"/>
      <style:text-properties style:font-name="Lato"/>
    </style:style>
    <style:style style:name="P164"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style:font-size-asian="11pt" style:font-size-complex="11pt"/>
    </style:style>
    <style:style style:name="P165"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style:font-size-asian="11pt" style:font-name-complex="Times New Roman" style:font-size-complex="11pt"/>
    </style:style>
    <style:style style:name="P166"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167"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68"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name-complex="Times New Roman" style:font-size-complex="11pt" style:font-style-complex="italic" style:font-weight-complex="bold"/>
    </style:style>
    <style:style style:name="P169"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text-underline-style="solid" style:text-underline-width="auto" style:text-underline-color="font-color" style:font-size-asian="11pt" style:font-style-asian="italic" style:font-size-complex="11pt" style:font-style-complex="italic"/>
    </style:style>
    <style:style style:name="P170"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171"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172"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173"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74"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size-complex="11pt"/>
    </style:style>
    <style:style style:name="P175"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176"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name-complex="Times New Roman" style:font-size-complex="11pt"/>
    </style:style>
    <style:style style:name="P177"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178"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179"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26cm" fo:language="tr" fo:country="TR" style:font-size-asian="11pt" style:font-size-complex="11pt"/>
    </style:style>
    <style:style style:name="P180"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style:text-underline-style="solid" style:text-underline-width="auto" style:text-underline-color="font-color" fo:font-weight="bold" style:font-size-asian="14pt" style:font-weight-asian="bold" style:font-size-complex="14pt"/>
    </style:style>
    <style:style style:name="P181"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fo:font-weight="bold" style:font-size-asian="14pt" style:font-weight-asian="bold" style:font-size-complex="14pt"/>
    </style:style>
    <style:style style:name="P182"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6pt" fo:language="tr" fo:country="TR" fo:font-weight="bold" style:font-size-asian="16pt" style:font-weight-asian="bold" style:font-size-complex="16pt"/>
    </style:style>
    <style:style style:name="P183" style:family="paragraph" style:parent-style-name="ARABASLIK_20_BUYU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6pt" fo:language="tr" fo:country="TR" fo:font-weight="bold" style:font-size-asian="16pt" style:font-weight-asian="bold" style:font-size-complex="16pt"/>
    </style:style>
    <style:style style:name="P184" style:family="paragraph" style:parent-style-name="ARABASLIK_20_BUYU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6pt" fo:language="tr" fo:country="TR" style:text-underline-style="solid" style:text-underline-width="auto" style:text-underline-color="font-color" fo:font-weight="bold" style:font-size-asian="16pt" style:font-weight-asian="bold" style:font-size-complex="16pt"/>
    </style:style>
    <style:style style:name="P185"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6pt" fo:language="tr" fo:country="TR" style:text-underline-style="solid" style:text-underline-width="auto" style:text-underline-color="font-color" fo:font-weight="bold" style:font-size-asian="16pt" style:font-weight-asian="bold" style:font-size-complex="16pt"/>
    </style:style>
    <style:style style:name="P186"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text-transform="uppercase"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187"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88"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style:font-size-asian="11pt" style:font-size-complex="11pt"/>
    </style:style>
    <style:style style:name="P189"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style:font-size-asian="11pt" style:font-name-complex="Times New Roman" style:font-size-complex="11pt"/>
    </style:style>
    <style:style style:name="P190"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size-complex="11pt"/>
    </style:style>
    <style:style style:name="P191"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size-complex="11pt" style:font-weight-complex="bold"/>
    </style:style>
    <style:style style:name="P192"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name-complex="Times New Roman" style:font-size-complex="11pt"/>
    </style:style>
    <style:style style:name="P193"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style="italic" style:font-size-asian="11pt" style:font-style-asian="italic" style:font-size-complex="11pt" style:font-style-complex="italic"/>
    </style:style>
    <style:style style:name="P194"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size-complex="11pt"/>
    </style:style>
    <style:style style:name="P195"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ff" style:font-name="Lato" fo:font-size="11pt" fo:letter-spacing="0.026cm" fo:language="tr" fo:country="TR" style:font-size-asian="11pt" style:font-size-complex="11pt"/>
    </style:style>
    <style:style style:name="P196" style:family="paragraph" style:parent-style-name="ARABASLIK_20_BUYUK">
      <style:paragraph-properties fo:margin-left="0cm" fo:margin-right="0.3cm" fo:margin-top="0cm" fo:margin-bottom="0cm" loext:contextual-spacing="false" fo:line-height="0.564cm" fo:text-align="justify" style:justify-single-word="false" fo:text-indent="1cm" style:auto-text-indent="false"/>
      <style:text-properties fo:color="#0000ff" style:font-name="Lato" fo:font-size="11pt" fo:letter-spacing="0.026cm" fo:language="tr" fo:country="TR" fo:font-weight="bold" style:font-size-asian="11pt" style:font-weight-asian="bold" style:font-size-complex="11pt"/>
    </style:style>
    <style:style style:name="P197" style:family="paragraph" style:parent-style-name="ALINTI_20_2">
      <style:paragraph-properties fo:margin-left="0cm" fo:margin-right="0.3cm" fo:margin-top="0cm" fo:margin-bottom="0cm" loext:contextual-spacing="false" fo:line-height="0.564cm" fo:text-indent="1cm" style:auto-text-indent="false"/>
      <style:text-properties style:font-name="Lato"/>
    </style:style>
    <style:style style:name="P198" style:family="paragraph" style:parent-style-name="ALINTI_20_2">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199" style:family="paragraph" style:parent-style-name="ALINTI_20_2">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200" style:family="paragraph" style:parent-style-name="ALINTI_20_2">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201" style:family="paragraph" style:parent-style-name="ALINTI_20_2">
      <style:paragraph-properties fo:margin-left="0cm" fo:margin-right="0.3cm" fo:margin-top="0cm" fo:margin-bottom="0cm" loext:contextual-spacing="false" fo:line-height="0.564cm" fo:text-indent="1cm" style:auto-text-indent="false">
        <style:tab-stops>
          <style:tab-stop style:position="15.081cm"/>
        </style:tab-stops>
      </style:paragraph-properties>
      <style:text-properties fo:color="#000000" style:font-name="Lato" fo:font-size="11pt" fo:language="tr" fo:country="TR" style:font-size-asian="11pt" style:font-size-complex="11pt"/>
    </style:style>
    <style:style style:name="P202"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fo:font-style="italic" style:font-size-asian="11pt" style:font-style-asian="italic" style:font-size-complex="11pt" style:font-style-complex="italic"/>
    </style:style>
    <style:style style:name="P203"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04"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05"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fo:font-weight="bold" style:font-size-asian="11pt" style:font-weight-asian="bold" style:font-size-complex="11pt"/>
    </style:style>
    <style:style style:name="P206"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style:font-size-asian="11pt" style:font-size-complex="11pt"/>
    </style:style>
    <style:style style:name="P207"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208"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4pt" fo:language="tr" fo:country="TR" fo:font-weight="bold" style:font-size-asian="14pt" style:font-weight-asian="bold" style:font-size-complex="14pt"/>
    </style:style>
    <style:style style:name="P209" style:family="paragraph" style:parent-style-name="ALINTI_20_2">
      <style:paragraph-properties fo:margin-left="0cm" fo:margin-right="0.3cm" fo:margin-top="0cm" fo:margin-bottom="0cm" loext:contextual-spacing="false" fo:line-height="0.564cm" fo:text-indent="1cm" style:auto-text-indent="false"/>
      <style:text-properties fo:color="#000001" style:font-name="Lato" fo:font-size="14pt" fo:language="tr" fo:country="TR" fo:font-weight="bold" style:font-size-asian="14pt" style:font-weight-asian="bold" style:font-size-complex="14pt" style:font-weight-complex="bold"/>
    </style:style>
    <style:style style:name="P210" style:family="paragraph" style:parent-style-name="ALINTI_20_2">
      <style:paragraph-properties fo:margin-left="0cm" fo:margin-right="0.3cm" fo:margin-top="0cm" fo:margin-bottom="0cm" loext:contextual-spacing="false" fo:line-height="100%" fo:text-align="center" style:justify-single-word="false" fo:text-indent="1cm" style:auto-text-indent="false"/>
      <style:text-properties fo:color="#000001" style:font-name="Lato" fo:font-size="18pt" fo:language="tr" fo:country="TR" fo:font-weight="bold" style:font-size-asian="18pt" style:font-weight-asian="bold" style:font-size-complex="18pt" style:font-weight-complex="bold"/>
    </style:style>
    <style:style style:name="P211" style:family="paragraph" style:parent-style-name="ALINTI">
      <style:paragraph-properties fo:margin-left="0cm" fo:margin-right="0.3cm" fo:margin-top="0cm" fo:margin-bottom="0cm" loext:contextual-spacing="false" fo:line-height="0.564cm" fo:text-indent="1cm" style:auto-text-indent="false">
        <style:tab-stops>
          <style:tab-stop style:position="14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212"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213"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214"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215"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16"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217"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218"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219"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style:font-size-asian="11pt" style:font-size-complex="11pt"/>
    </style:style>
    <style:style style:name="P220"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style>
    <style:style style:name="P221" style:family="paragraph" style:parent-style-name="ALINTI">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222" style:family="paragraph" style:parent-style-name="ALINTI">
      <style:paragraph-properties fo:margin-left="0cm" fo:margin-right="0.3cm" fo:margin-top="0cm" fo:margin-bottom="0cm" loext:contextual-spacing="false" fo:line-height="0.564cm" fo:text-indent="1cm" style:auto-text-indent="false">
        <style:tab-stops>
          <style:tab-stop style:position="14cm"/>
        </style:tab-stops>
      </style:paragraph-properties>
      <style:text-properties style:font-name="Lato" fo:font-size="11pt" fo:language="tr" fo:country="TR" style:font-size-asian="11pt" style:font-size-complex="11pt"/>
    </style:style>
    <style:style style:name="P223"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224"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225"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1pt" fo:language="tr" fo:country="TR" style:font-size-asian="11pt" style:font-size-complex="11pt"/>
    </style:style>
    <style:style style:name="P226"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1pt" fo:language="tr" fo:country="TR" fo:font-weight="bold" style:font-size-asian="11pt" style:font-weight-asian="bold" style:font-size-complex="11pt"/>
    </style:style>
    <style:style style:name="P227"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228"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1pt" fo:letter-spacing="0.026cm" fo:language="tr" fo:country="TR" fo:font-weight="bold" style:font-size-asian="11pt" style:font-weight-asian="bold" style:font-size-complex="11pt"/>
    </style:style>
    <style:style style:name="P229" style:family="paragraph" style:parent-style-name="ALINTI">
      <style:paragraph-properties fo:margin-left="0cm" fo:margin-right="0.3cm" fo:margin-top="0cm" fo:margin-bottom="0cm" loext:contextual-spacing="false" fo:line-height="0.564cm" fo:text-indent="1cm" style:auto-text-indent="false"/>
      <style:text-properties fo:color="#000001" style:font-name="Lato" fo:font-size="14pt" fo:language="tr" fo:country="TR" fo:font-weight="bold" style:font-size-asian="14pt" style:font-weight-asian="bold" style:font-size-complex="14pt"/>
    </style:style>
    <style:style style:name="P230" style:family="paragraph" style:parent-style-name="ALINTI">
      <style:paragraph-properties fo:margin-left="0cm" fo:margin-right="0.3cm" fo:margin-top="0cm" fo:margin-bottom="0cm" loext:contextual-spacing="false" fo:line-height="0.564cm" fo:text-indent="1cm" style:auto-text-indent="false"/>
      <style:text-properties fo:color="#0000ff" style:font-name="Lato" fo:font-size="11pt" fo:letter-spacing="0.026cm" fo:language="tr" fo:country="TR" fo:font-weight="bold" style:font-size-asian="11pt" style:font-weight-asian="bold" style:font-size-complex="11pt" style:font-weight-complex="bold"/>
    </style:style>
    <style:style style:name="P231"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232"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233"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234"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235"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236"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fo:font-weight="bold" style:font-size-asian="11pt" style:font-weight-asian="bold" style:font-name-complex="Times New Roman" style:font-size-complex="11pt" style:font-weight-complex="bold"/>
    </style:style>
    <style:style style:name="P237"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238"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style:font-size-asian="11pt" style:font-size-complex="11pt"/>
    </style:style>
    <style:style style:name="P239"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240" style:family="paragraph" style:parent-style-name="AYET1">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style>
    <style:style style:name="P241" style:family="paragraph" style:parent-style-name="AYET1">
      <style:paragraph-properties fo:margin-left="0cm" fo:margin-right="0.3cm" fo:margin-top="0cm" fo:margin-bottom="0cm" loext:contextual-spacing="false" fo:line-height="0.564cm" fo:text-indent="1cm" style:auto-text-indent="false"/>
      <style:text-properties style:font-name="Lato"/>
    </style:style>
    <style:style style:name="P242" style:family="paragraph" style:parent-style-name="AYET1">
      <style:paragraph-properties fo:margin-left="0cm" fo:margin-right="0.3cm" fo:margin-top="0cm" fo:margin-bottom="0cm" loext:contextual-spacing="false" fo:line-height="0.564cm" fo:text-indent="1cm" style:auto-text-indent="false"/>
      <style:text-properties fo:color="#000001" style:font-name="Lato" fo:font-size="11pt" fo:letter-spacing="0.026cm" fo:language="tr" fo:country="TR" fo:font-weight="bold" style:font-size-asian="11pt" style:font-weight-asian="bold" style:font-size-complex="11pt"/>
    </style:style>
    <style:style style:name="P243"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244"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245"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246"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247"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4pt" fo:language="tr" fo:country="TR" fo:font-weight="bold" style:font-size-asian="14pt" style:font-weight-asian="bold" style:font-size-complex="14pt"/>
    </style:style>
    <style:style style:name="P248"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style:font-size-asian="11pt" style:font-size-complex="11pt"/>
    </style:style>
    <style:style style:name="P249"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fo:font-weight="bold" style:font-size-asian="11pt" style:font-weight-asian="bold" style:font-size-complex="11pt"/>
    </style:style>
    <style:style style:name="P250"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1" style:font-name="Lato" fo:font-size="11pt" fo:language="tr" fo:country="TR" fo:font-style="italic" style:font-size-asian="11pt" style:font-style-asian="italic" style:font-size-complex="11pt" style:font-style-complex="italic"/>
    </style:style>
    <style:style style:name="P251"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52" style:family="paragraph" style:parent-style-name="c_20_anametin_20_bold">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style:font-size-asian="11pt" style:font-size-complex="11pt"/>
    </style:style>
    <style:style style:name="P253" style:family="paragraph" style:parent-style-name="ANAMETIN1">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254" style:family="paragraph" style:parent-style-name="ANAMETIN1">
      <style:paragraph-properties fo:margin-left="0cm" fo:margin-right="0.3cm" fo:line-height="0.564cm" fo:text-indent="1cm" style:auto-text-indent="false"/>
      <style:text-properties fo:color="#000000" style:font-name="Lato" fo:font-size="11pt" fo:language="tr" fo:country="TR" style:font-size-asian="11pt" style:font-size-complex="11pt"/>
    </style:style>
    <style:style style:name="P255" style:family="paragraph" style:parent-style-name="ANAMETIN1">
      <style:paragraph-properties fo:margin-left="0cm" fo:margin-right="0.3cm" fo:line-height="0.564cm" fo:text-indent="1cm" style:auto-text-indent="false">
        <style:tab-stops>
          <style:tab-stop style:position="1.773cm"/>
        </style:tab-stops>
      </style:paragraph-properties>
      <style:text-properties fo:color="#000000" style:font-name="Lato" fo:font-size="11pt" fo:language="tr" fo:country="TR" style:font-size-asian="11pt" style:font-size-complex="11pt"/>
    </style:style>
    <style:style style:name="P256" style:family="paragraph" style:parent-style-name="ANAMETIN1">
      <style:paragraph-properties fo:margin-left="0cm" fo:margin-right="0.3cm" fo:line-height="0.564cm" fo:text-indent="1cm" style:auto-text-indent="false"/>
      <style:text-properties fo:color="#000000" style:font-name="Lato" fo:font-size="11pt" fo:language="tr" fo:country="TR" style:font-size-asian="11pt" style:font-size-complex="11pt" style:font-weight-complex="bold"/>
    </style:style>
    <style:style style:name="P257"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258"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fo:font-weight="bold" style:font-size-asian="11pt" style:font-style-asian="italic" style:font-weight-asian="bold" style:font-size-complex="11pt" style:font-weight-complex="bold"/>
    </style:style>
    <style:style style:name="P259"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60"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61"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262" style:family="paragraph" style:parent-style-name="ANAMETIN1">
      <style:paragraph-properties fo:margin-left="0cm" fo:margin-right="0.3cm" fo:line-height="0.564cm" fo:text-indent="1cm" style:auto-text-indent="false"/>
      <style:text-properties fo:color="#000000" style:font-name="Lato" fo:font-size="11pt" fo:language="tr" fo:country="TR" fo:font-style="italic" style:font-size-asian="11pt" style:font-style-asian="italic" style:font-size-complex="11pt"/>
    </style:style>
    <style:style style:name="P263" style:family="paragraph" style:parent-style-name="ANAMETIN1">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264" style:family="paragraph" style:parent-style-name="ANAMETIN1">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265" style:family="paragraph" style:parent-style-name="ANAMETIN1">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style>
    <style:style style:name="P266" style:family="paragraph" style:parent-style-name="ANAMETIN1">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267" style:family="paragraph" style:parent-style-name="ANAMETIN1">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style>
    <style:style style:name="P268" style:family="paragraph" style:parent-style-name="ANAMETIN1">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269" style:family="paragraph" style:parent-style-name="ANAMETIN1">
      <style:paragraph-properties fo:margin-left="0cm" fo:margin-right="0.3cm" fo:line-height="0.564cm" fo:text-indent="1cm" style:auto-text-indent="false"/>
      <style:text-properties fo:color="#000000" style:font-name="Lato" fo:font-size="11pt" fo:letter-spacing="0.044cm" fo:language="tr" fo:country="TR" fo:font-weight="bold" style:font-size-asian="11pt" style:font-weight-asian="bold" style:font-name-complex="Times New Roman" style:font-size-complex="11pt" style:font-weight-complex="bold"/>
    </style:style>
    <style:style style:name="P270"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fo:font-weight="bold" style:font-size-asian="11pt" style:font-weight-asian="bold" style:font-name-complex="Times New Roman" style:font-size-complex="11pt"/>
    </style:style>
    <style:style style:name="P271"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272"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fo:font-weight="bold" style:font-size-asian="11pt" style:font-weight-asian="bold" style:font-size-complex="11pt"/>
    </style:style>
    <style:style style:name="P273"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style:font-size-asian="11pt" style:font-size-complex="11pt"/>
    </style:style>
    <style:style style:name="P274"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style:font-size-asian="11pt" style:font-name-complex="Times New Roman" style:font-size-complex="11pt"/>
    </style:style>
    <style:style style:name="P275"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276"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style:text-underline-style="solid" style:text-underline-width="auto" style:text-underline-color="font-color" fo:font-weight="bold" style:font-size-asian="11pt" style:font-weight-asian="bold" style:font-size-complex="11pt" style:font-weight-complex="bold"/>
    </style:style>
    <style:style style:name="P277"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278" style:family="paragraph" style:parent-style-name="ANAMETIN1">
      <style:paragraph-properties fo:margin-left="0cm" fo:margin-right="0.3cm" fo:line-height="0.564cm"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279" style:family="paragraph" style:parent-style-name="ANAMETIN1">
      <style:paragraph-properties fo:margin-left="0cm" fo:margin-right="0.3cm" fo:line-height="0.564cm" fo:text-indent="1cm" style:auto-text-indent="false"/>
      <style:text-properties fo:color="#000000" style:font-name="Lato" fo:font-size="11pt" fo:letter-spacing="0.018cm" fo:language="tr" fo:country="TR" style:font-size-asian="11pt" style:font-size-complex="11pt"/>
    </style:style>
    <style:style style:name="P280" style:family="paragraph" style:parent-style-name="ANAMETIN1">
      <style:paragraph-properties fo:margin-left="0cm" fo:margin-right="0.3cm" fo:line-height="0.564cm" fo:text-indent="1cm" style:auto-text-indent="false"/>
      <style:text-properties fo:color="#000000" style:font-name="Lato" fo:font-size="11pt" fo:letter-spacing="-0.009cm" fo:language="tr" fo:country="TR" fo:font-weight="bold" style:font-size-asian="11pt" style:font-weight-asian="bold" style:font-size-complex="11pt"/>
    </style:style>
    <style:style style:name="P281" style:family="paragraph" style:parent-style-name="ANAMETIN1">
      <style:paragraph-properties fo:margin-left="0cm" fo:margin-right="0.3cm" fo:line-height="0.564cm" fo:text-indent="1cm" style:auto-text-indent="false"/>
      <style:text-properties fo:color="#000000" style:font-name="Lato" fo:font-size="14pt" fo:language="tr" fo:country="TR" fo:font-weight="bold" style:font-size-asian="14pt" style:font-weight-asian="bold" style:font-size-complex="14pt"/>
    </style:style>
    <style:style style:name="P282" style:family="paragraph" style:parent-style-name="ANAMETIN1">
      <style:paragraph-properties fo:margin-left="0cm" fo:margin-right="0.3cm" fo:line-height="0.564cm" fo:text-indent="1cm" style:auto-text-indent="false"/>
      <style:text-properties fo:color="#000000" style:font-name="Lato" fo:font-size="14pt" fo:language="tr" fo:country="TR" style:text-underline-style="solid" style:text-underline-width="auto" style:text-underline-color="font-color" fo:font-weight="bold" style:font-size-asian="14pt" style:font-weight-asian="bold" style:font-size-complex="14pt"/>
    </style:style>
    <style:style style:name="P283" style:family="paragraph" style:parent-style-name="ANAMETIN1">
      <style:paragraph-properties fo:margin-left="0cm" fo:margin-right="0.3cm" fo:line-height="0.564cm" fo:text-indent="1cm" style:auto-text-indent="false"/>
      <style:text-properties fo:color="#000000" style:font-name="Lato" fo:font-size="14pt" fo:language="tr" fo:country="TR" style:text-underline-style="solid" style:text-underline-width="auto" style:text-underline-color="font-color" fo:font-weight="bold" style:font-size-asian="14pt" style:font-weight-asian="bold" style:font-size-complex="14pt" style:font-weight-complex="bold"/>
    </style:style>
    <style:style style:name="P284" style:family="paragraph" style:parent-style-name="ANAMETIN1">
      <style:paragraph-properties fo:margin-left="0cm" fo:margin-right="0.3cm" fo:line-height="100%" fo:text-indent="1cm" style:auto-text-indent="false"/>
      <style:text-properties fo:color="#000000" style:font-name="Lato" fo:font-size="16pt" fo:language="tr" fo:country="TR" fo:font-weight="bold" style:font-size-asian="16pt" style:font-weight-asian="bold" style:font-size-complex="16pt"/>
    </style:style>
    <style:style style:name="P285" style:family="paragraph" style:parent-style-name="ANAMETIN1">
      <style:paragraph-properties fo:margin-left="0cm" fo:margin-right="0.3cm" fo:line-height="100%" fo:text-indent="1cm" style:auto-text-indent="false"/>
      <style:text-properties fo:color="#000000" style:font-name="Lato" fo:font-size="16pt" fo:language="tr" fo:country="TR" fo:font-weight="bold" style:font-size-asian="16pt" style:font-weight-asian="bold" style:font-size-complex="16pt" style:font-weight-complex="bold"/>
    </style:style>
    <style:style style:name="P286" style:family="paragraph" style:parent-style-name="ANAMETIN1">
      <style:paragraph-properties fo:margin-left="0cm" fo:margin-right="0.3cm" fo:line-height="100%"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287" style:family="paragraph" style:parent-style-name="ANAMETIN1">
      <style:paragraph-properties fo:margin-left="0cm" fo:margin-right="0.3cm" fo:line-height="100%" fo:text-align="center"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288" style:family="paragraph" style:parent-style-name="ANAMETIN1">
      <style:paragraph-properties fo:margin-left="0cm" fo:margin-right="0.3cm" fo:line-height="100%" fo:text-align="center" style:justify-single-word="false" fo:text-indent="1cm" style:auto-text-indent="false"/>
      <style:text-properties fo:color="#000000" style:font-name="Lato" fo:font-size="18pt" fo:language="tr" fo:country="TR" fo:font-weight="bold" style:font-size-asian="18pt" style:font-weight-asian="bold" style:font-size-complex="18pt"/>
    </style:style>
    <style:style style:name="P289" style:family="paragraph" style:parent-style-name="ANAMETIN1">
      <style:paragraph-properties fo:margin-left="0cm" fo:margin-right="0.3cm" fo:line-height="100%" fo:text-align="center" style:justify-single-word="false" fo:text-indent="1cm" style:auto-text-indent="false"/>
      <style:text-properties fo:color="#000000" style:font-name="Lato" fo:font-size="26pt" fo:language="tr" fo:country="TR" style:text-underline-style="solid" style:text-underline-width="auto" style:text-underline-color="font-color" fo:font-weight="bold" style:font-size-asian="26pt" style:font-weight-asian="bold" style:font-size-complex="26pt"/>
    </style:style>
    <style:style style:name="P290" style:family="paragraph" style:parent-style-name="ANAMETIN1">
      <style:paragraph-properties fo:margin-left="0cm" fo:margin-right="0.3cm" fo:line-height="0.564cm" fo:text-indent="1cm" style:auto-text-indent="false"/>
      <style:text-properties fo:color="#000001"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91" style:family="paragraph" style:parent-style-name="ANAMETIN1">
      <style:paragraph-properties fo:margin-left="0cm" fo:margin-right="0.3cm" fo:line-height="0.564cm" fo:text-indent="1cm" style:auto-text-indent="false"/>
      <style:text-properties fo:color="#000001"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292" style:family="paragraph" style:parent-style-name="ANAMETIN1">
      <style:paragraph-properties fo:margin-left="0cm" fo:margin-right="0.3cm" fo:line-height="0.564cm" fo:text-indent="1cm" style:auto-text-indent="false"/>
      <style:text-properties fo:color="#000001" style:font-name="Lato" fo:font-size="11pt" fo:language="tr" fo:country="TR" fo:font-style="italic" style:font-size-asian="11pt" style:font-style-asian="italic" style:font-size-complex="11pt" style:font-style-complex="italic"/>
    </style:style>
    <style:style style:name="P293" style:family="paragraph" style:parent-style-name="ANAMETIN1">
      <style:paragraph-properties fo:margin-left="0cm" fo:margin-right="0.3cm" fo:line-height="0.564cm" fo:text-indent="1cm" style:auto-text-indent="false"/>
      <style:text-properties fo:color="#000001" style:font-name="Lato" fo:font-size="11pt" fo:language="tr" fo:country="TR" style:font-size-asian="11pt" style:font-size-complex="11pt"/>
    </style:style>
    <style:style style:name="P294" style:family="paragraph" style:parent-style-name="ANAMETIN1">
      <style:paragraph-properties fo:margin-left="0cm" fo:margin-right="0.3cm" fo:line-height="0.564cm" fo:text-indent="1cm" style:auto-text-indent="false"/>
      <style:text-properties fo:color="#000001" style:font-name="Lato" fo:font-size="11pt" fo:language="tr" fo:country="TR" style:font-size-asian="11pt" style:font-name-complex="Times New Roman" style:font-size-complex="11pt"/>
    </style:style>
    <style:style style:name="P295" style:family="paragraph" style:parent-style-name="ANAMETIN1">
      <style:paragraph-properties fo:margin-left="0cm" fo:margin-right="0.3cm" fo:line-height="0.564cm" fo:text-indent="1cm" style:auto-text-indent="false"/>
      <style:text-properties fo:color="#000001" style:font-name="Lato" fo:font-size="11pt" fo:language="tr" fo:country="TR" fo:font-weight="bold" style:font-size-asian="11pt" style:font-weight-asian="bold" style:font-size-complex="11pt"/>
    </style:style>
    <style:style style:name="P296" style:family="paragraph" style:parent-style-name="ANAMETIN1">
      <style:paragraph-properties fo:margin-left="0cm" fo:margin-right="0.3cm" fo:line-height="0.564cm" fo:text-indent="1cm" style:auto-text-indent="false"/>
      <style:text-properties fo:color="#000001" style:font-name="Lato" fo:font-size="11pt" fo:letter-spacing="0.026cm" fo:language="tr" fo:country="TR" style:font-size-asian="11pt" style:font-size-complex="11pt"/>
    </style:style>
    <style:style style:name="P297" style:family="paragraph" style:parent-style-name="ANAMETIN1">
      <style:paragraph-properties fo:margin-left="0cm" fo:margin-right="0.3cm" fo:line-height="0.564cm" fo:text-indent="1cm" style:auto-text-indent="false"/>
      <style:text-properties fo:color="#000001" style:font-name="Lato" fo:font-size="11pt" fo:letter-spacing="0.026cm" fo:language="tr" fo:country="TR" style:font-size-asian="11pt" style:font-name-complex="Times New Roman" style:font-size-complex="11pt"/>
    </style:style>
    <style:style style:name="P298" style:family="paragraph" style:parent-style-name="ANAMETIN1">
      <style:paragraph-properties fo:margin-left="0cm" fo:margin-right="0.3cm" fo:line-height="0.564cm" fo:text-indent="1cm" style:auto-text-indent="false"/>
      <style:text-properties fo:color="#000001" style:font-name="Lato" fo:font-size="11pt" fo:letter-spacing="0.026cm" fo:language="tr" fo:country="TR" fo:font-weight="bold" style:font-size-asian="11pt" style:font-weight-asian="bold" style:font-size-complex="11pt"/>
    </style:style>
    <style:style style:name="P299" style:family="paragraph" style:parent-style-name="ANAMETIN1">
      <style:paragraph-properties fo:margin-left="0cm" fo:margin-right="0.3cm" fo:line-height="0.564cm" fo:text-indent="1cm" style:auto-text-indent="false"/>
      <style:text-properties fo:color="#000001" style:font-name="Lato" fo:font-size="11pt" fo:letter-spacing="0.026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300" style:family="paragraph" style:parent-style-name="ANAMETIN1">
      <style:paragraph-properties fo:margin-left="0cm" fo:margin-right="0.3cm" fo:line-height="0.564cm" fo:text-indent="1cm" style:auto-text-indent="false"/>
      <style:text-properties fo:color="#000001"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301" style:family="paragraph" style:parent-style-name="ANAMETIN1">
      <style:paragraph-properties fo:margin-left="0cm" fo:margin-right="0.3cm" fo:line-height="0.564cm" fo:text-indent="1cm" style:auto-text-indent="false"/>
      <style:text-properties fo:color="#000001" style:font-name="Lato" fo:font-size="14pt" fo:language="tr" fo:country="TR" fo:font-weight="bold" style:font-size-asian="14pt" style:font-weight-asian="bold" style:font-size-complex="14pt"/>
    </style:style>
    <style:style style:name="P302" style:family="paragraph" style:parent-style-name="ANAMETIN1">
      <style:paragraph-properties fo:margin-left="0cm" fo:margin-right="0.3cm" fo:line-height="100%" fo:text-indent="1cm" style:auto-text-indent="false"/>
      <style:text-properties fo:color="#000001" style:font-name="Lato" fo:font-size="16pt" fo:language="tr" fo:country="TR" fo:font-weight="bold" style:font-size-asian="16pt" style:font-weight-asian="bold" style:font-size-complex="16pt"/>
    </style:style>
    <style:style style:name="P303" style:family="paragraph" style:parent-style-name="ANAMETIN1">
      <style:paragraph-properties fo:margin-left="0cm" fo:margin-right="0.3cm" fo:line-height="0.564cm" fo:text-indent="1cm" style:auto-text-indent="false"/>
      <style:text-properties fo:color="#0a0409" style:font-name="Lato" fo:font-size="11pt" fo:language="tr" fo:country="TR" style:font-size-asian="11pt" style:font-size-complex="11pt"/>
    </style:style>
    <style:style style:name="P304" style:family="paragraph" style:parent-style-name="ANAMETIN1">
      <style:paragraph-properties fo:margin-left="0cm" fo:margin-right="0.3cm" fo:line-height="0.564cm" fo:text-indent="1cm" style:auto-text-indent="false"/>
      <style:text-properties style:font-name="Lato" fo:font-size="11pt" fo:language="tr" fo:country="TR" style:font-size-asian="11pt" style:font-size-complex="11pt"/>
    </style:style>
    <style:style style:name="P305" style:family="paragraph" style:parent-style-name="ANAMETIN1">
      <style:paragraph-properties fo:margin-left="0cm" fo:margin-right="0.3cm" fo:line-height="0.564cm" fo:text-indent="1cm" style:auto-text-indent="false"/>
      <style:text-properties style:font-name="Lato" fo:font-size="11pt" fo:language="tr" fo:country="TR" fo:font-style="italic" style:font-size-asian="11pt" style:font-style-asian="italic" style:font-size-complex="11pt" style:font-style-complex="italic"/>
    </style:style>
    <style:style style:name="P306" style:family="paragraph" style:parent-style-name="ANAMETIN1">
      <style:paragraph-properties fo:margin-left="0cm" fo:margin-right="0.3cm"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307" style:family="paragraph" style:parent-style-name="ANAMETIN1">
      <style:paragraph-properties fo:margin-left="0cm" fo:margin-right="0.3cm" fo:line-height="0.564cm" fo:text-indent="1cm" style:auto-text-indent="false"/>
      <style:text-properties style:font-name="Lato"/>
    </style:style>
    <style:style style:name="P308" style:family="paragraph" style:parent-style-name="ANAMETIN1">
      <style:paragraph-properties fo:margin-left="0cm" fo:margin-right="0.3cm" fo:line-height="0.564cm" fo:text-indent="1cm" style:auto-text-indent="false"/>
      <style:text-properties fo:color="#1b1c20" style:font-name="Lato" fo:font-size="11pt" fo:language="tr" fo:country="TR" fo:font-weight="bold" style:font-size-asian="11pt" style:font-weight-asian="bold" style:font-name-complex="Times New Roman" style:font-size-complex="11pt"/>
    </style:style>
    <style:style style:name="P309" style:family="paragraph" style:parent-style-name="ANAMETIN1">
      <style:paragraph-properties fo:margin-left="0cm" fo:margin-right="0.3cm" fo:line-height="0.564cm" fo:text-indent="1cm" style:auto-text-indent="false"/>
      <style:text-properties fo:text-transform="uppercase" fo:color="#000001" style:font-name="Lato" fo:font-size="11pt" fo:language="tr" fo:country="TR" style:font-size-asian="11pt" style:font-size-complex="11pt"/>
    </style:style>
    <style:style style:name="P310" style:family="paragraph" style:parent-style-name="ANAMETIN1">
      <style:paragraph-properties fo:margin-left="0cm" fo:margin-right="0.3cm" fo:line-height="0.564cm" fo:text-indent="1cm" style:auto-text-indent="false"/>
      <style:text-properties fo:text-transform="uppercase" fo:color="#000001" style:font-name="Lato" fo:font-size="11pt" fo:language="tr" fo:country="TR" fo:font-style="italic" style:font-size-asian="11pt" style:font-style-asian="italic" style:font-size-complex="11pt" style:font-style-complex="italic"/>
    </style:style>
    <style:style style:name="P311" style:family="paragraph" style:parent-style-name="ANAMETIN1">
      <style:paragraph-properties fo:margin-left="0cm" fo:margin-right="0.3cm" fo:line-height="0.564cm" fo:text-indent="1cm" style:auto-text-indent="false"/>
      <style:text-properties fo:text-transform="uppercase" fo:color="#000001" style:font-name="Lato" fo:font-size="11pt" fo:language="tr" fo:country="TR" fo:font-weight="bold" style:font-size-asian="11pt" style:font-weight-asian="bold" style:font-size-complex="11pt"/>
    </style:style>
    <style:style style:name="P312" style:family="paragraph" style:parent-style-name="ANAMETIN1">
      <style:paragraph-properties fo:margin-left="0cm" fo:margin-right="0.3cm" fo:line-height="0.564cm" fo:text-indent="1cm" style:auto-text-indent="false"/>
      <style:text-properties fo:text-transform="uppercase" fo:color="#000000"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313" style:family="paragraph" style:parent-style-name="ANAMETIN1">
      <style:paragraph-properties fo:margin-left="0cm" fo:margin-right="0.3cm" fo:line-height="0.564cm" fo:text-indent="1cm" style:auto-text-indent="false"/>
      <style:text-properties fo:text-transform="uppercase" fo:color="#000000" style:font-name="Lato" fo:font-size="11pt" fo:language="tr" fo:country="TR" fo:font-weight="bold" style:font-size-asian="11pt" style:font-weight-asian="bold" style:font-size-complex="11pt" style:font-weight-complex="bold"/>
    </style:style>
    <style:style style:name="P314" style:family="paragraph" style:parent-style-name="ANAMETIN1">
      <style:paragraph-properties fo:margin-left="0cm" fo:margin-right="0.3cm" fo:line-height="0.564cm" fo:text-indent="1cm" style:auto-text-indent="false"/>
      <style:text-properties fo:text-transform="uppercase" fo:color="#000000" style:font-name="Lato" fo:font-size="14pt" fo:language="tr" fo:country="TR" fo:font-weight="bold" style:font-size-asian="14pt" style:font-weight-asian="bold" style:font-size-complex="14pt"/>
    </style:style>
    <style:style style:name="P315" style:family="paragraph" style:parent-style-name="ANAMETIN1">
      <style:paragraph-properties fo:margin-left="0cm" fo:margin-right="0.3cm" fo:line-height="0.564cm" fo:text-indent="1cm" style:auto-text-indent="false"/>
      <style:text-properties fo:color="#0000ff" style:font-name="Lato" fo:font-size="11pt" fo:letter-spacing="0.026cm" fo:language="tr" fo:country="TR" fo:font-weight="bold" style:font-size-asian="11pt" style:font-weight-asian="bold" style:font-size-complex="11pt"/>
    </style:style>
    <style:style style:name="P316" style:family="paragraph" style:parent-style-name="ANAMETIN1">
      <style:paragraph-properties fo:margin-left="0cm" fo:margin-right="0.3cm" fo:line-height="0.564cm" fo:text-indent="1cm" style:auto-text-indent="false"/>
      <style:text-properties fo:color="#0000ff" style:font-name="Lato" fo:font-size="11pt" fo:letter-spacing="0.026cm" fo:language="tr" fo:country="TR" fo:font-weight="bold" style:font-size-asian="11pt" style:font-weight-asian="bold" style:font-size-complex="11pt" style:font-weight-complex="bold"/>
    </style:style>
    <style:style style:name="P317" style:family="paragraph" style:parent-style-name="ANAMETIN1">
      <style:paragraph-properties fo:margin-left="0cm" fo:margin-right="0.3cm" fo:line-height="0.564cm" fo:text-indent="1cm" style:auto-text-indent="false"/>
      <style:text-properties fo:color="#0000ff" style:font-name="Lato" fo:font-size="11pt" fo:letter-spacing="0.026cm" fo:language="tr" fo:country="TR" style:font-size-asian="11pt" style:font-size-complex="11pt"/>
    </style:style>
    <style:style style:name="P318" style:family="paragraph" style:parent-style-name="ANAMETIN1">
      <style:paragraph-properties fo:margin-left="0cm" fo:margin-right="0.3cm" fo:line-height="0.564cm" fo:text-indent="1cm" style:auto-text-indent="false"/>
      <style:text-properties fo:color="#0000ff" style:font-name="Lato" fo:font-size="11pt" fo:letter-spacing="0.026cm" fo:language="tr" fo:country="TR" style:font-size-asian="11pt" style:font-name-complex="Times New Roman" style:font-size-complex="11pt"/>
    </style:style>
    <style:style style:name="P319" style:family="paragraph" style:parent-style-name="ANAMETIN_20_ICERDEN">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style:font-size-asian="11pt" style:font-size-complex="11pt"/>
    </style:style>
    <style:style style:name="P320" style:family="paragraph" style:parent-style-name="ANAMETIN_20_ICERDEN">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321" style:family="paragraph" style:parent-style-name="ANAMETIN_20_ICERDEN">
      <style:paragraph-properties fo:margin-left="0cm" fo:margin-right="0.3cm" fo:line-height="0.564cm"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P322" style:family="paragraph" style:parent-style-name="ANAMETIN_20_ICERDEN">
      <style:paragraph-properties fo:margin-left="0cm" fo:margin-right="0.3cm" fo:line-height="0.564cm" fo:text-indent="1cm" style:auto-text-indent="false"/>
      <style:text-properties fo:color="#000000" style:font-name="Lato" fo:font-size="11pt" fo:language="tr" fo:country="TR" style:font-size-asian="11pt" style:font-size-complex="11pt"/>
    </style:style>
    <style:style style:name="P323" style:family="paragraph" style:parent-style-name="ANAMETIN_20_ICERDEN">
      <style:paragraph-properties fo:margin-left="0cm" fo:margin-right="0.3cm" fo:line-height="0.564cm" fo:text-indent="1cm" style:auto-text-indent="false">
        <style:tab-stops>
          <style:tab-stop style:position="1.501cm"/>
        </style:tab-stops>
      </style:paragraph-properties>
      <style:text-properties fo:color="#000000" style:font-name="Lato" fo:font-size="11pt" fo:language="tr" fo:country="TR" style:font-size-asian="11pt" style:font-size-complex="11pt"/>
    </style:style>
    <style:style style:name="P324" style:family="paragraph" style:parent-style-name="ANAMETIN_20_ICERDEN">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325" style:family="paragraph" style:parent-style-name="ANAMETIN_20_ICERDE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326" style:family="paragraph" style:parent-style-name="ANAMETIN_20_ICERDE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style>
    <style:style style:name="P327" style:family="paragraph" style:parent-style-name="ANAMETIN_20_ICERDE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328" style:family="paragraph" style:parent-style-name="ANAMETIN_20_ICERDEN">
      <style:paragraph-properties fo:margin-left="0cm" fo:margin-right="0.3cm" fo:line-height="0.564cm"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329"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330" style:family="paragraph" style:parent-style-name="ANAMETIN_20_ICERDEN">
      <style:paragraph-properties fo:margin-left="0cm" fo:margin-right="0.3cm" fo:line-height="0.564cm" fo:text-indent="1cm" style:auto-text-indent="false">
        <style:tab-stops>
          <style:tab-stop style:position="1.501cm"/>
        </style:tab-stops>
      </style:paragraph-properties>
      <style:text-properties fo:color="#000000" style:font-name="Lato" fo:font-size="11pt" fo:letter-spacing="0.026cm" fo:language="tr" fo:country="TR" fo:font-weight="bold" style:font-size-asian="11pt" style:font-weight-asian="bold" style:font-size-complex="11pt" style:font-weight-complex="bold"/>
    </style:style>
    <style:style style:name="P331"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weight="bold" style:font-size-asian="11pt" style:font-weight-asian="bold" style:font-size-complex="11pt"/>
    </style:style>
    <style:style style:name="P332"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style:font-size-asian="11pt" style:font-size-complex="11pt"/>
    </style:style>
    <style:style style:name="P333" style:family="paragraph" style:parent-style-name="ANAMETIN_20_ICERDEN">
      <style:paragraph-properties fo:margin-left="0cm" fo:margin-right="0.3cm" fo:line-height="0.564cm" fo:text-indent="1cm" style:auto-text-indent="false">
        <style:tab-stops>
          <style:tab-stop style:position="1.501cm"/>
        </style:tab-stops>
      </style:paragraph-properties>
      <style:text-properties fo:color="#000000" style:font-name="Lato" fo:font-size="11pt" fo:letter-spacing="0.026cm" fo:language="tr" fo:country="TR" style:font-size-asian="11pt" style:font-size-complex="11pt"/>
    </style:style>
    <style:style style:name="P334"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style:font-size-asian="11pt" style:font-name-complex="Times New Roman" style:font-size-complex="11pt"/>
    </style:style>
    <style:style style:name="P335"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336"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name-complex="Times New Roman" style:font-size-complex="11pt" style:font-style-complex="italic"/>
    </style:style>
    <style:style style:name="P337"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338"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style:text-underline-style="solid" style:text-underline-width="auto" style:text-underline-color="font-color" fo:font-weight="bold" style:font-size-asian="11pt" style:font-weight-asian="bold" style:font-size-complex="11pt" style:font-weight-complex="bold"/>
    </style:style>
    <style:style style:name="P339" style:family="paragraph" style:parent-style-name="ANAMETIN_20_ICERDEN">
      <style:paragraph-properties fo:margin-left="0cm" fo:margin-right="0.3cm" fo:line-height="0.564cm" fo:text-indent="1cm" style:auto-text-indent="false"/>
      <style:text-properties fo:color="#000000" style:font-name="Lato" fo:font-size="11pt" fo:letter-spacing="-0.009cm" fo:language="tr" fo:country="TR" fo:font-style="italic" style:font-size-asian="11pt" style:font-style-asian="italic" style:font-size-complex="11pt" style:font-style-complex="italic"/>
    </style:style>
    <style:style style:name="P340" style:family="paragraph" style:parent-style-name="ANAMETIN_20_ICERDEN">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341" style:family="paragraph" style:parent-style-name="ANAMETIN_20_ICERDEN">
      <style:paragraph-properties fo:margin-left="0cm" fo:margin-right="0.3cm" fo:line-height="0.564cm" fo:text-indent="1cm" style:auto-text-indent="false"/>
      <style:text-properties fo:color="#000000" style:font-name="Lato" fo:font-size="11pt" fo:letter-spacing="0.009cm" fo:language="tr" fo:country="TR" fo:font-style="italic" style:font-size-asian="11pt" style:font-style-asian="italic" style:font-size-complex="11pt" style:font-style-complex="italic"/>
    </style:style>
    <style:style style:name="P342" style:family="paragraph" style:parent-style-name="ANAMETIN_20_ICERDEN">
      <style:paragraph-properties fo:margin-left="0cm" fo:margin-right="0.3cm" fo:line-height="0.564cm" fo:text-indent="1cm" style:auto-text-indent="false"/>
      <style:text-properties fo:color="#000000" style:font-name="Lato" fo:font-size="14pt" fo:language="tr" fo:country="TR" style:text-underline-style="solid" style:text-underline-width="auto" style:text-underline-color="font-color" fo:font-weight="bold" style:font-size-asian="14pt" style:font-weight-asian="bold" style:font-size-complex="14pt"/>
    </style:style>
    <style:style style:name="P343" style:family="paragraph" style:parent-style-name="ANAMETIN_20_ICERDEN">
      <style:paragraph-properties fo:margin-left="0cm" fo:margin-right="0.3cm" fo:line-height="100%" fo:text-indent="1cm" style:auto-text-indent="false"/>
      <style:text-properties fo:color="#000000" style:font-name="Lato" fo:font-size="16pt" fo:language="tr" fo:country="TR" fo:font-weight="bold" style:font-size-asian="16pt" style:font-weight-asian="bold" style:font-size-complex="16pt"/>
    </style:style>
    <style:style style:name="P344" style:family="paragraph" style:parent-style-name="ANAMETIN_20_ICERDEN">
      <style:paragraph-properties fo:margin-left="0cm" fo:margin-right="0.3cm" fo:line-height="0.564cm" fo:text-indent="1cm" style:auto-text-indent="false"/>
      <style:text-properties fo:text-transform="uppercase" fo:color="#000000" style:font-name="Lato" fo:font-size="14pt" fo:language="tr" fo:country="TR" fo:font-weight="bold" style:font-size-asian="14pt" style:font-weight-asian="bold" style:font-size-complex="14pt"/>
    </style:style>
    <style:style style:name="P345" style:family="paragraph" style:parent-style-name="ANAMETIN_20_ICERDEN">
      <style:paragraph-properties fo:margin-left="0cm" fo:margin-right="0.3cm" fo:line-height="0.564cm" fo:text-indent="1cm" style:auto-text-indent="false"/>
      <style:text-properties style:font-name="Lato"/>
    </style:style>
    <style:style style:name="P346" style:family="paragraph" style:parent-style-name="ANAMETIN_20_ICERDEN">
      <style:paragraph-properties fo:margin-left="0cm" fo:margin-right="0.3cm" fo:line-height="0.564cm" fo:text-indent="1cm" style:auto-text-indent="false"/>
      <style:text-properties fo:color="#000001" style:font-name="Lato" fo:font-size="11pt" fo:letter-spacing="0.026cm" fo:language="tr" fo:country="TR" style:font-size-asian="11pt" style:font-size-complex="11pt"/>
    </style:style>
    <style:style style:name="P347" style:family="paragraph" style:parent-style-name="ANAMETIN_20_ICERDEN">
      <style:paragraph-properties fo:margin-left="0cm" fo:margin-right="0.3cm" fo:line-height="0.564cm" fo:text-indent="1cm" style:auto-text-indent="false"/>
      <style:text-properties fo:color="#000001" style:font-name="Lato" fo:font-size="11pt" fo:letter-spacing="0.026cm" fo:language="tr" fo:country="TR" fo:font-weight="bold" style:font-size-asian="11pt" style:font-weight-asian="bold" style:font-size-complex="11pt"/>
    </style:style>
    <style:style style:name="P348" style:family="paragraph" style:parent-style-name="ANAMETIN_20_ICERDEN">
      <style:paragraph-properties fo:margin-left="0cm" fo:margin-right="0.3cm" fo:line-height="0.564cm" fo:text-indent="1cm" style:auto-text-indent="false"/>
      <style:text-properties fo:color="#000001" style:font-name="Lato" fo:font-size="11pt" fo:letter-spacing="0.026cm" fo:language="tr" fo:country="TR" fo:font-weight="bold" style:font-size-asian="11pt" style:font-weight-asian="bold" style:font-name-complex="Times New Roman" style:font-size-complex="11pt"/>
    </style:style>
    <style:style style:name="P349" style:family="paragraph" style:parent-style-name="ANAMETIN_20_ICERDEN">
      <style:paragraph-properties fo:margin-left="0cm" fo:margin-right="0.3cm" fo:line-height="0.564cm" fo:text-indent="1cm" style:auto-text-indent="false"/>
      <style:text-properties fo:color="#000001"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350" style:family="paragraph" style:parent-style-name="ANAMETIN_20_ICERDEN">
      <style:paragraph-properties fo:margin-left="0cm" fo:margin-right="0.3cm" fo:line-height="0.564cm" fo:text-indent="1cm" style:auto-text-indent="false"/>
      <style:text-properties fo:color="#2fa1ca" style:font-name="Lato" fo:font-size="11pt" fo:letter-spacing="0.026cm" fo:language="tr" fo:country="TR" fo:font-style="italic" style:font-size-asian="11pt" style:font-style-asian="italic" style:font-size-complex="11pt" style:font-style-complex="italic"/>
    </style:style>
    <style:style style:name="P351" style:family="paragraph" style:parent-style-name="ANAMETIN_20_ICERDEN">
      <style:paragraph-properties fo:margin-left="0cm" fo:margin-right="0.3cm" fo:line-height="0.564cm" fo:text-indent="1cm" style:auto-text-indent="false"/>
      <style:text-properties fo:color="#0000ff" style:font-name="Lato" fo:font-size="11pt" fo:letter-spacing="0.026cm" fo:language="tr" fo:country="TR" style:font-size-asian="11pt" style:font-size-complex="11pt"/>
    </style:style>
    <style:style style:name="P352" style:family="paragraph" style:parent-style-name="ANAMETIN_20_ICERDEN">
      <style:paragraph-properties fo:margin-left="0cm" fo:margin-right="0.3cm" fo:line-height="0.564cm" fo:text-indent="1cm" style:auto-text-indent="false"/>
      <style:text-properties fo:color="#0000ff" style:font-name="Lato" fo:font-size="11pt" fo:letter-spacing="0.026cm" fo:language="tr" fo:country="TR" fo:font-style="italic" style:font-size-asian="11pt" style:font-style-asian="italic" style:font-size-complex="11pt" style:font-style-complex="italic"/>
    </style:style>
    <style:style style:name="P353" style:family="paragraph" style:parent-style-name="ANAMETIN_20_ICERDEN">
      <style:paragraph-properties fo:margin-left="0cm" fo:margin-right="0.3cm" fo:line-height="0.564cm" fo:text-indent="1cm" style:auto-text-indent="false"/>
      <style:text-properties fo:color="#0000ff" style:font-name="Lato" fo:font-size="11pt" fo:letter-spacing="0.026cm" fo:language="tr" fo:country="TR" fo:font-weight="bold" style:font-size-asian="11pt" style:font-weight-asian="bold" style:font-size-complex="11pt"/>
    </style:style>
    <style:style style:name="P354" style:family="paragraph" style:parent-style-name="BOLUM_20_BASI">
      <style:paragraph-properties fo:margin-left="0cm" fo:margin-right="0.3cm" fo:line-height="0.564cm" fo:text-align="justify" style:justify-single-word="false" fo:text-indent="1cm" style:auto-text-indent="false"/>
      <style:text-properties fo:color="#000001" style:font-name="Lato" fo:font-size="11pt" fo:language="tr" fo:country="TR" fo:font-weight="bold" style:font-size-asian="11pt" style:font-weight-asian="bold" style:font-size-complex="11pt"/>
    </style:style>
    <style:style style:name="P355" style:family="paragraph" style:parent-style-name="BOLUM_20_BASI">
      <style:paragraph-properties fo:margin-left="0cm" fo:margin-right="0.3cm" fo:line-height="0.564cm" fo:text-align="justify" style:justify-single-word="false" fo:text-indent="1cm" style:auto-text-indent="false"/>
      <style:text-properties fo:color="#000001" style:font-name="Lato" fo:font-size="11pt" fo:language="tr" fo:country="TR" fo:font-weight="bold" style:font-size-asian="11pt" style:font-weight-asian="bold" style:font-size-complex="11pt" style:font-weight-complex="bold"/>
    </style:style>
    <style:style style:name="P356" style:family="paragraph" style:parent-style-name="BOLUM_20_BASI">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size-complex="16pt"/>
    </style:style>
    <style:style style:name="P357" style:family="paragraph" style:parent-style-name="BOLUM_20_BASI">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style>
    <style:style style:name="P358" style:family="paragraph" style:parent-style-name="BOLUM_20_BASI">
      <style:paragraph-properties fo:margin-left="0cm" fo:margin-right="0.3cm" fo:line-height="0.564cm" fo:text-align="justify" style:justify-single-word="false" fo:text-indent="1cm" style:auto-text-indent="false"/>
      <style:text-properties style:font-name="Lato"/>
    </style:style>
    <style:style style:name="P359" style:family="paragraph" style:parent-style-name="BOLUM_20_BASI">
      <style:paragraph-properties fo:margin-left="0cm" fo:margin-right="0.3cm" fo:text-align="center"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360" style:family="paragraph" style:parent-style-name="BOLUM_20_BASI">
      <style:paragraph-properties fo:margin-left="0cm" fo:margin-right="0.3cm" fo:text-align="justify"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361" style:family="paragraph" style:parent-style-name="BOLUM_20_BASI">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362" style:family="paragraph" style:parent-style-name="BOLUM_20_BASI">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363" style:family="paragraph" style:parent-style-name="BOLUM_20_BASI">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64" style:family="paragraph" style:parent-style-name="BOLUM_20_BASI">
      <style:paragraph-properties fo:margin-left="0cm" fo:margin-right="0.3cm" fo:text-align="center" style:justify-single-word="false" fo:text-indent="1cm" style:auto-text-indent="false"/>
      <style:text-properties fo:color="#000000" style:font-name="Lato" fo:font-size="36pt" fo:language="tr" fo:country="TR" style:text-underline-style="solid" style:text-underline-width="auto" style:text-underline-color="font-color" fo:font-weight="bold" style:font-size-asian="36pt" style:font-weight-asian="bold" style:font-size-complex="36pt"/>
    </style:style>
    <style:style style:name="P365" style:family="paragraph" style:parent-style-name="BOLUM_20_BASI">
      <style:paragraph-properties fo:margin-left="0cm" fo:margin-right="0.3cm" fo:text-align="center" style:justify-single-word="false" fo:text-indent="1cm" style:auto-text-indent="false"/>
      <style:text-properties fo:color="#000000" style:font-name="Lato" fo:font-size="36pt" fo:language="tr" fo:country="TR" fo:font-weight="bold" style:font-size-asian="36pt" style:font-weight-asian="bold" style:font-size-complex="36pt"/>
    </style:style>
    <style:style style:name="P366" style:family="paragraph" style:parent-style-name="BOLUM_20_BASI">
      <style:paragraph-properties fo:margin-left="0cm" fo:margin-right="0.3cm" fo:text-align="center" style:justify-single-word="false" fo:text-indent="1cm" style:auto-text-indent="false"/>
      <style:text-properties fo:color="#000000" style:font-name="Lato" fo:font-size="36pt" fo:language="tr" fo:country="TR" fo:font-weight="bold" style:font-size-asian="36pt" style:font-weight-asian="bold" style:font-name-complex="Times New Roman" style:font-size-complex="36pt"/>
    </style:style>
    <style:style style:name="P367" style:family="paragraph" style:parent-style-name="c_20_anametin">
      <style:paragraph-properties fo:margin-left="0cm" fo:margin-right="0.3cm" fo:line-height="0.564cm"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368" style:family="paragraph" style:parent-style-name="c_20_anametin">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369" style:family="paragraph" style:parent-style-name="c_20_anametin">
      <style:paragraph-properties fo:margin-left="0cm" fo:margin-right="0.3cm" fo:line-height="0.564cm" fo:text-indent="1cm" style:auto-text-indent="false"/>
      <style:text-properties style:font-name="Lato"/>
    </style:style>
    <style:style style:name="P370" style:family="paragraph" style:parent-style-name="c_20_resim_20_altY">
      <style:paragraph-properties fo:margin-left="0cm" fo:margin-right="0.3cm" fo:line-height="0.564cm" fo:text-align="justify" style:justify-single-word="false" fo:text-indent="1cm" style:auto-text-indent="false"/>
      <style:text-properties fo:color="#000000" style:font-name="Lato" fo:font-size="11pt" fo:letter-spacing="0.044cm" fo:language="tr" fo:country="TR" fo:font-weight="bold" style:font-size-asian="11pt" style:font-weight-asian="bold" style:font-size-complex="11pt" style:font-weight-complex="bold"/>
    </style:style>
    <style:style style:name="P371" style:family="paragraph" style:parent-style-name="c_20_baslYk">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372" style:family="paragraph" style:parent-style-name="c_20_kutu_20_ici_20_kaynak">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373" style:family="paragraph" style:parent-style-name="c_20_kutu_20_ici">
      <style:paragraph-properties fo:margin-left="0cm" fo:margin-right="0.3cm" fo:line-height="0.564cm" fo:text-indent="1cm" style:auto-text-indent="false"/>
      <style:text-properties fo:color="#000000" style:font-name="Lato"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P374" style:family="paragraph" style:parent-style-name="c_20_kutu_20_ici">
      <style:paragraph-properties fo:margin-left="0cm" fo:margin-right="0.3cm" fo:line-height="0.564cm"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375" style:family="paragraph" style:parent-style-name="c_20_kutu_20_ici">
      <style:paragraph-properties fo:margin-left="0cm" fo:margin-right="0.3cm" fo:line-height="0.564cm" fo:text-indent="1cm" style:auto-text-indent="false"/>
      <style:text-properties style:font-name="Lato"/>
    </style:style>
    <style:style style:name="P376" style:family="paragraph" style:parent-style-name="Arabic_20_Style">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style:font-size-asian="11pt" style:font-size-complex="11pt"/>
    </style:style>
    <style:style style:name="P377" style:family="paragraph" style:parent-style-name="Arabic_20_Style">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fo:font-style="italic" style:font-size-asian="11pt" style:font-style-asian="italic" style:font-size-complex="11pt" style:font-style-complex="italic"/>
    </style:style>
    <style:style style:name="P378" style:family="paragraph" style:parent-style-name="Arabic_20_Style">
      <style:paragraph-properties fo:margin-left="0cm" fo:margin-right="0.3cm" fo:line-height="0.564cm" fo:text-align="justify" style:justify-single-word="false" fo:text-indent="1cm" style:auto-text-indent="false"/>
      <style:text-properties fo:color="#000000" style:font-name="Lato" fo:font-size="11pt" fo:letter-spacing="0.026cm" fo:language="tr" fo:country="TR" fo:font-weight="bold" style:font-size-asian="11pt" style:font-weight-asian="bold" style:font-size-complex="11pt" style:font-weight-complex="bold"/>
    </style:style>
    <style:style style:name="P379" style:family="paragraph" style:parent-style-name="Arabic_20_Style">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380" style:family="paragraph" style:parent-style-name="Arabic_20_Style">
      <style:paragraph-properties fo:margin-left="0cm" fo:margin-right="0.3cm" fo:line-height="0.564cm" fo:text-align="justify" style:justify-single-word="false" fo:text-indent="1cm" style:auto-text-indent="false"/>
      <style:text-properties style:font-name="Lato"/>
    </style:style>
    <style:style style:name="P381" style:family="paragraph" style:parent-style-name="Arabic_20_Style">
      <style:paragraph-properties fo:margin-left="0cm" fo:margin-right="0.3cm" fo:line-height="0.564cm" fo:text-align="justify" style:justify-single-word="false" fo:text-indent="1cm" style:auto-text-indent="false"/>
      <style:text-properties fo:color="#000001" style:font-name="Lato" fo:font-size="11pt" fo:letter-spacing="0.026cm" fo:language="tr" fo:country="TR" fo:font-weight="bold" style:font-size-asian="11pt" style:font-weight-asian="bold" style:font-size-complex="11pt"/>
    </style:style>
    <style:style style:name="P382" style:family="paragraph" style:parent-style-name="ayet">
      <style:paragraph-properties fo:margin-left="0cm" fo:margin-right="0.3cm" fo:line-height="0.564cm" fo:text-indent="1cm" style:auto-text-indent="false"/>
      <style:text-properties style:font-name="Lato"/>
    </style:style>
    <style:style style:name="P383" style:family="paragraph" style:parent-style-name="BASLIK">
      <style:paragraph-properties fo:margin-left="0cm" fo:margin-right="0.3cm" fo:line-height="0.564cm" fo:text-align="justify" style:justify-single-word="false" fo:text-indent="1cm" style:auto-text-indent="false"/>
      <style:text-properties style:font-name="Lato"/>
    </style:style>
    <style:style style:name="P384" style:family="paragraph" style:parent-style-name="BASLIK">
      <style:paragraph-properties fo:margin-left="0cm" fo:margin-right="0.3cm"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font-size-complex="11pt" style:font-weight-complex="bold"/>
    </style:style>
    <style:style style:name="P385" style:family="paragraph" style:parent-style-name="Standard">
      <style:paragraph-properties fo:margin-left="1cm" fo:margin-right="0.3cm" fo:text-align="justify" style:justify-single-word="false" fo:text-indent="0cm" style:auto-text-indent="false"/>
      <style:text-properties style:font-name="Lato"/>
    </style:style>
    <style:style style:name="P386" style:family="paragraph" style:parent-style-name="Standard">
      <style:paragraph-properties fo:margin-left="1cm" fo:margin-right="0.3cm" fo:text-align="center" style:justify-single-word="false" fo:text-indent="0cm" style:auto-text-indent="false"/>
      <style:text-properties style:font-name="Lato" fo:font-size="18pt" fo:language="tr" fo:country="TR" fo:font-weight="bold" style:font-size-asian="18pt" style:font-weight-asian="bold" style:font-name-complex="Times New Roman" style:font-size-complex="18pt" style:font-weight-complex="bold"/>
    </style:style>
    <style:style style:name="P387" style:family="paragraph" style:parent-style-name="Standard">
      <style:paragraph-properties fo:margin-left="1cm" fo:margin-right="0.3cm" fo:line-height="0.564cm" fo:text-align="justify" style:justify-single-word="false" fo:text-indent="0cm" style:auto-text-indent="false"/>
      <style:text-properties style:font-name="Lato"/>
    </style:style>
    <style:style style:name="P388" style:family="paragraph" style:parent-style-name="Standard">
      <style:paragraph-properties fo:margin-left="1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389" style:family="paragraph" style:parent-style-name="Standard">
      <style:paragraph-properties fo:margin-left="1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390" style:family="paragraph" style:parent-style-name="Standard">
      <style:paragraph-properties fo:margin-left="1cm" fo:margin-right="0.3cm" fo:line-height="0.564cm" fo:text-align="justify" style:justify-single-word="false" fo:text-indent="0cm" style:auto-text-indent="false"/>
      <style:text-properties fo:color="#0a0409" style:font-name="Lato" fo:font-size="11pt" fo:language="tr" fo:country="TR" style:font-size-asian="11pt" style:font-name-complex="Times New Roman" style:font-size-complex="11pt"/>
    </style:style>
    <style:style style:name="P391"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font-weight-complex="bold"/>
    </style:style>
    <style:style style:name="P392"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93" style:family="paragraph" style:parent-style-name="Standard">
      <style:paragraph-properties fo:margin-left="1cm" fo:margin-right="0.3cm" fo:text-align="center" style:justify-single-word="false" fo:text-indent="0cm" style:auto-text-indent="false" fo:break-before="page"/>
      <style:text-properties style:font-name="Lato" fo:font-size="18pt" fo:letter-spacing="0.044cm" fo:language="tr" fo:country="TR" fo:font-weight="bold" style:font-size-asian="18pt" style:font-weight-asian="bold" style:font-name-complex="Times New Roman" style:font-size-complex="18pt" style:font-weight-complex="bold"/>
    </style:style>
    <style:style style:name="P394" style:family="paragraph" style:parent-style-name="ANAMETIN1">
      <style:paragraph-properties fo:margin-left="1cm" fo:margin-right="0.3cm" fo:line-height="100%" fo:text-align="center" style:justify-single-word="false" fo:text-indent="0cm" style:auto-text-indent="false" fo:break-before="page"/>
      <style:text-properties style:font-name="Lato" fo:font-size="18pt" fo:letter-spacing="0.044cm" fo:language="tr" fo:country="TR" fo:font-weight="bold" style:font-size-asian="18pt" style:font-weight-asian="bold" style:font-size-complex="18pt" style:font-weight-complex="bold"/>
    </style:style>
    <style:style style:name="P395" style:family="paragraph" style:parent-style-name="ARABASLIK_20_KUCUK">
      <style:paragraph-properties fo:margin-left="1cm" fo:margin-right="0.3cm" fo:margin-top="0cm" fo:margin-bottom="0cm" loext:contextual-spacing="false" fo:line-height="100%" fo:text-indent="0cm" style:auto-text-indent="false" fo:break-before="page"/>
      <style:text-properties fo:color="#000001" style:font-name="Lato" fo:font-size="18pt" fo:language="tr" fo:country="TR" fo:font-weight="bold" style:font-size-asian="18pt" style:font-weight-asian="bold" style:font-size-complex="18pt" style:font-weight-complex="bold"/>
    </style:style>
    <style:style style:name="P396" style:family="paragraph" style:parent-style-name="ARABASLIK_20_KUCUK">
      <style:paragraph-properties fo:margin-left="1cm" fo:margin-right="0.3cm" fo:margin-top="0cm" fo:margin-bottom="0cm" loext:contextual-spacing="false" fo:line-height="100%" fo:text-indent="0cm" style:auto-text-indent="false"/>
      <style:text-properties fo:color="#000001" style:font-name="Lato" fo:font-size="18pt" fo:language="tr" fo:country="TR" fo:font-weight="bold" style:font-size-asian="18pt" style:font-weight-asian="bold" style:font-size-complex="18pt" style:font-weight-complex="bold"/>
    </style:style>
    <style:style style:name="P397" style:family="paragraph" style:parent-style-name="ANAMETIN1">
      <style:paragraph-properties fo:margin-left="1cm" fo:margin-right="0.3cm" fo:line-height="100%" fo:text-indent="0cm" style:auto-text-indent="false"/>
      <style:text-properties fo:color="#000000" style:font-name="Lato" fo:font-size="16pt" fo:letter-spacing="0.026cm" fo:language="tr" fo:country="TR" fo:font-weight="bold" style:font-size-asian="16pt" style:font-weight-asian="bold" style:font-size-complex="16pt"/>
    </style:style>
    <style:style style:name="P398" style:family="paragraph" style:parent-style-name="ANAMETIN_20_ICERDEN">
      <style:paragraph-properties fo:margin-left="1cm" fo:margin-right="0.3cm" fo:line-height="0.564cm" fo:text-indent="0cm" style:auto-text-indent="false"/>
      <style:text-properties fo:color="#000000" style:font-name="Lato" fo:font-size="11pt" fo:language="tr" fo:country="TR" style:font-size-asian="11pt" style:font-size-complex="11pt"/>
    </style:style>
    <style:style style:name="P399"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tr" fo:country="TR" fo:font-weight="bold" style:font-size-asian="11pt" style:font-weight-asian="bold" style:font-name-complex="Times New Roman" style:font-size-complex="11pt"/>
    </style:style>
    <style:style style:name="P400"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401" style:family="paragraph" style:parent-style-name="Standard">
      <style:paragraph-properties fo:margin-left="0cm" fo:margin-right="0.3cm" fo:line-height="0.564cm" fo:text-align="justify" style:justify-single-word="false" fo:text-indent="0cm" style:auto-text-indent="false">
        <style:tab-stops>
          <style:tab-stop style:position="0.501cm"/>
          <style:tab-stop style:position="1.752cm"/>
          <style:tab-stop style:position="2cm"/>
        </style:tab-stops>
      </style:paragraph-properties>
      <style:text-properties style:font-name="Lato" fo:font-size="11pt" fo:language="tr" fo:country="TR" style:font-size-asian="11pt" style:font-name-complex="Times New Roman" style:font-size-complex="11pt"/>
    </style:style>
    <style:style style:name="P402" style:family="paragraph" style:parent-style-name="Standard">
      <style:paragraph-properties fo:margin-left="0cm" fo:margin-right="0.3cm" fo:line-height="0.564cm" fo:text-align="justify" style:justify-single-word="false" fo:text-indent="0cm" style:auto-text-indent="false">
        <style:tab-stops>
          <style:tab-stop style:position="0.501cm"/>
          <style:tab-stop style:position="0.751cm"/>
        </style:tab-stops>
      </style:paragraph-properties>
      <style:text-properties style:font-name="Lato" fo:font-size="11pt" fo:language="tr" fo:country="TR" style:font-size-asian="11pt" style:font-name-complex="Times New Roman" style:font-size-complex="11pt"/>
    </style:style>
    <style:style style:name="P403" style:family="paragraph" style:parent-style-name="Standard">
      <style:paragraph-properties fo:margin-left="0cm" fo:margin-right="0.3cm" fo:line-height="0.564cm" fo:text-align="justify" style:justify-single-word="false" fo:text-indent="0cm" style:auto-text-indent="false">
        <style:tab-stops>
          <style:tab-stop style:position="0.501cm"/>
          <style:tab-stop style:position="0.751cm"/>
          <style:tab-stop style:position="2cm"/>
        </style:tab-stops>
      </style:paragraph-properties>
      <style:text-properties style:font-name="Lato" fo:font-size="11pt" fo:language="tr" fo:country="TR" style:font-size-asian="11pt" style:font-name-complex="Times New Roman" style:font-size-complex="11pt"/>
    </style:style>
    <style:style style:name="P404"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style:font-name="Lato" fo:font-size="11pt" fo:language="tr" fo:country="TR" style:font-size-asian="11pt" style:font-name-complex="Times New Roman" style:font-size-complex="11pt"/>
    </style:style>
    <style:style style:name="P405" style:family="paragraph" style:parent-style-name="Standard">
      <style:paragraph-properties fo:margin-left="0cm" fo:margin-right="0.3cm" fo:line-height="0.564cm" fo:text-align="justify" style:justify-single-word="false" fo:text-indent="0cm" style:auto-text-indent="false">
        <style:tab-stops>
          <style:tab-stop style:position="0.501cm"/>
          <style:tab-stop style:position="1.752cm"/>
          <style:tab-stop style:position="2cm"/>
        </style:tab-stops>
      </style:paragraph-properties>
      <style:text-properties style:font-name="Lato" fo:font-size="11pt" fo:language="tr" fo:country="TR" fo:font-weight="bold" style:font-size-asian="11pt" style:font-weight-asian="bold" style:font-name-complex="Times New Roman" style:font-size-complex="11pt"/>
    </style:style>
    <style:style style:name="P406"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407" style:family="paragraph" style:parent-style-name="Standard">
      <style:paragraph-properties fo:margin-left="0cm" fo:margin-right="0.3cm" fo:text-align="justify" style:justify-single-word="false" fo:text-indent="0cm" style:auto-text-indent="false" fo:break-before="page">
        <style:tab-stops>
          <style:tab-stop style:position="0.501cm"/>
        </style:tab-stops>
      </style:paragraph-properties>
      <style:text-properties style:font-name="Lato" fo:font-size="18pt" fo:language="tr" fo:country="TR" fo:font-weight="bold" style:font-size-asian="18pt" style:font-weight-asian="bold" style:font-name-complex="Times New Roman" style:font-size-complex="18pt"/>
    </style:style>
    <style:style style:name="P408" style:family="paragraph" style:parent-style-name="Standard">
      <style:paragraph-properties fo:margin-left="0cm" fo:margin-right="0.3cm" fo:line-height="0.564cm" fo:text-align="justify" style:justify-single-word="false" fo:text-indent="0cm" style:auto-text-indent="false" fo:break-before="page">
        <style:tab-stops>
          <style:tab-stop style:position="0.501cm"/>
        </style:tab-stops>
      </style:paragraph-properties>
      <style:text-properties style:font-name="Lato" fo:font-size="11pt" fo:language="tr" fo:country="TR" style:font-size-asian="11pt" style:font-name-complex="Times New Roman" style:font-size-complex="11pt"/>
    </style:style>
    <style:style style:name="P409" style:family="paragraph" style:parent-style-name="ANAMETIN1">
      <style:paragraph-properties fo:margin-left="0cm" fo:margin-right="0.3cm" fo:line-height="100%" fo:text-indent="0cm" style:auto-text-indent="false" fo:break-before="page"/>
      <style:text-properties fo:color="#000000" style:font-name="Lato" fo:font-size="18pt" fo:language="tr" fo:country="TR" fo:font-weight="bold" style:font-size-asian="18pt" style:font-weight-asian="bold" style:font-size-complex="18pt"/>
    </style:style>
    <style:style style:name="P410" style:family="paragraph" style:parent-style-name="ANAMETIN1">
      <style:paragraph-properties fo:margin-left="0cm" fo:margin-right="0.3cm" fo:line-height="0.564cm" fo:text-indent="0cm" style:auto-text-indent="false"/>
      <style:text-properties style:font-name="Lato" fo:font-size="11pt" fo:language="tr" fo:country="TR" style:font-size-asian="11pt" style:font-size-complex="11pt"/>
    </style:style>
    <style:style style:name="P411" style:family="paragraph" style:parent-style-name="ANAMETIN1">
      <style:paragraph-properties fo:margin-left="0cm" fo:margin-right="0.3cm" fo:line-height="0.564cm" fo:text-indent="0cm" style:auto-text-indent="false"/>
      <style:text-properties style:font-name="Lato"/>
    </style:style>
    <style:style style:name="P412" style:family="paragraph" style:parent-style-name="ALINTI">
      <style:paragraph-properties fo:margin-left="0cm" fo:margin-right="0.3cm" fo:margin-top="0cm" fo:margin-bottom="0cm" loext:contextual-spacing="false" fo:line-height="0.564cm" fo:text-indent="0cm" style:auto-text-indent="false"/>
      <style:text-properties fo:color="#000000" style:font-name="Lato" fo:font-size="11pt" fo:language="tr" fo:country="TR" style:font-size-asian="11pt" style:font-size-complex="11pt"/>
    </style:style>
    <style:style style:name="P413" style:family="paragraph" style:parent-style-name="RESÜMALTI">
      <style:paragraph-properties fo:margin-left="0cm" fo:margin-right="0.3cm" fo:line-height="0.564cm" fo:text-indent="0cm" style:auto-text-indent="false"/>
      <style:text-properties style:font-name="Lato"/>
    </style:style>
    <style:style style:name="P414" style:family="paragraph" style:parent-style-name="ANAMETIN_20_ICERDEN">
      <style:paragraph-properties fo:margin-left="2.27cm" fo:margin-right="0.3cm" fo:line-height="0.564cm" fo:text-indent="0.27cm" style:auto-text-indent="false"/>
      <style:text-properties fo:color="#000000" style:font-name="Lato" fo:font-size="11pt" fo:language="tr" fo:country="TR" style:font-size-asian="11pt" style:font-size-complex="11pt"/>
    </style:style>
    <style:style style:name="P415" style:family="paragraph" style:parent-style-name="ANAMETIN_20_ICERDEN">
      <style:paragraph-properties fo:margin-left="1.501cm" fo:margin-right="0.3cm" fo:line-height="0.564cm" fo:text-indent="-0.501cm" style:auto-text-indent="false">
        <style:tab-stops>
          <style:tab-stop style:position="1.501cm"/>
        </style:tab-stops>
      </style:paragraph-properties>
      <style:text-properties fo:color="#000000" style:font-name="Lato" fo:font-size="11pt" fo:letter-spacing="0.026cm" fo:language="tr" fo:country="TR" style:font-size-asian="11pt" style:font-size-complex="11pt"/>
    </style:style>
    <style:style style:name="P416" style:family="paragraph" style:parent-style-name="ANAMETIN_20_ICERDEN">
      <style:paragraph-properties fo:margin-left="2.535cm" fo:margin-right="0.3cm" fo:line-height="0.564cm" fo:text-indent="-1.535cm" style:auto-text-indent="false">
        <style:tab-stops>
          <style:tab-stop style:position="1.501cm"/>
        </style:tab-stops>
      </style:paragraph-properties>
      <style:text-properties fo:color="#000000" style:font-name="Lato" fo:font-size="11pt" fo:letter-spacing="0.026cm" fo:language="tr" fo:country="TR" style:font-size-asian="11pt" style:font-size-complex="11pt"/>
    </style:style>
    <style:style style:name="P417" style:family="paragraph" style:parent-style-name="BOLUM_20_BASI">
      <style:paragraph-properties fo:margin-left="0cm" fo:margin-right="0.3cm" fo:text-align="center" style:justify-single-word="false" fo:text-indent="1.27cm" style:auto-text-indent="false"/>
      <style:text-properties fo:color="#000000" style:font-name="Lato" fo:font-size="18pt" fo:language="tr" fo:country="TR" fo:font-weight="bold" style:font-size-asian="18pt" style:font-weight-asian="bold" style:font-size-complex="18pt" style:font-weight-complex="bold"/>
    </style:style>
    <style:style style:name="P418"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fo:color="#000000" style:font-name="Lato" fo:font-size="11pt" fo:language="tr" fo:country="TR" style:font-size-asian="11pt" style:font-name-complex="Times New Roman" style:font-size-complex="11pt"/>
    </style:style>
    <style:style style:name="T1" style:family="text">
      <style:text-properties fo:color="#000000" fo:font-size="11pt" fo:language="tr" fo:country="TR" style:font-size-asian="11pt" style:font-size-complex="11pt"/>
    </style:style>
    <style:style style:name="T2" style:family="text">
      <style:text-properties fo:color="#000000" fo:font-size="11pt" fo:language="tr" fo:country="TR" style:font-size-asian="11pt" style:font-name-complex="Times New Roman" style:font-size-complex="11pt"/>
    </style:style>
    <style:style style:name="T3" style:family="text">
      <style:text-properties fo:color="#000000" fo:font-size="11pt" fo:language="tr" fo:country="TR" fo:font-weight="bold" style:font-size-asian="11pt" style:font-weight-asian="bold" style:font-size-complex="11pt" style:font-weight-complex="bold"/>
    </style:style>
    <style:style style:name="T4" style:family="text">
      <style:text-properties fo:color="#000000" fo:font-size="11pt" fo:language="tr" fo:country="TR" fo:font-weight="bold" style:font-size-asian="11pt" style:font-weight-asian="bold" style:font-name-complex="Times New Roman" style:font-size-complex="11pt" style:font-weight-complex="bold"/>
    </style:style>
    <style:style style:name="T5" style:family="text">
      <style:text-properties fo:color="#000000" fo:font-size="11pt" fo:language="tr" fo:country="TR" fo:font-style="italic" style:font-size-asian="11pt" style:font-style-asian="italic" style:font-size-complex="11pt" style:font-style-complex="italic"/>
    </style:style>
    <style:style style:name="T6" style:family="text">
      <style:text-properties fo:color="#000000" fo:font-size="11pt" fo:language="tr" fo:country="TR" fo:font-style="italic" style:font-size-asian="11pt" style:font-style-asian="italic" style:font-name-complex="Times New Roman" style:font-size-complex="11pt" style:font-style-complex="italic"/>
    </style:style>
    <style:style style:name="T7"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8" style:family="text">
      <style:text-properties fo:color="#000000" fo:font-size="11pt" fo:language="tr" fo:country="TR" fo:font-style="italic" fo:font-weight="bold" style:font-size-asian="11pt" style:font-style-asian="italic" style:font-weight-asian="bold" style:font-size-complex="11pt" style:font-style-complex="italic" style:font-weight-complex="bold"/>
    </style:style>
    <style:style style:name="T9" style:family="text">
      <style:text-properties fo:color="#000000"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T11" style:family="text">
      <style:text-properties fo:color="#000000" fo:font-size="11pt" fo:language="tr" fo:country="TR" style:text-underline-style="solid" style:text-underline-width="auto" style:text-underline-color="font-color" style:font-size-asian="11pt" style:font-size-complex="11pt"/>
    </style:style>
    <style:style style:name="T12" style:family="text">
      <style:text-properties fo:color="#000000" fo:font-size="11pt" fo:letter-spacing="0.026cm" fo:language="tr" fo:country="TR" style:font-size-asian="11pt" style:font-size-complex="11pt"/>
    </style:style>
    <style:style style:name="T13" style:family="text">
      <style:text-properties fo:color="#000000" fo:font-size="11pt" fo:letter-spacing="0.026cm" fo:language="tr" fo:country="TR" fo:font-weight="bold" style:font-size-asian="11pt" style:font-weight-asian="bold" style:font-size-complex="11pt" style:font-weight-complex="bold"/>
    </style:style>
    <style:style style:name="T14" style:family="text">
      <style:text-properties fo:color="#000000" fo:font-size="11pt" fo:letter-spacing="0.026cm" fo:language="tr" fo:country="TR" fo:font-style="italic" style:font-size-asian="11pt" style:font-style-asian="italic" style:font-size-complex="11pt" style:font-style-complex="italic"/>
    </style:style>
    <style:style style:name="T15" style:family="text">
      <style:text-properties fo:color="#000000"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T16" style:family="text">
      <style:text-properties fo:color="#000000" fo:font-size="11pt" fo:letter-spacing="0.026cm"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7" style:family="text">
      <style:text-properties fo:color="#000000" fo:font-size="11pt" fo:letter-spacing="0.009cm" fo:language="tr" fo:country="TR" fo:font-style="italic" style:font-size-asian="11pt" style:font-style-asian="italic" style:font-size-complex="11pt" style:font-style-complex="italic"/>
    </style:style>
    <style:style style:name="T18" style:family="text">
      <style:text-properties fo:color="#000000" fo:font-size="11pt" fo:letter-spacing="0.009cm" fo:language="tr" fo:country="TR" style:font-size-asian="11pt" style:font-size-complex="11pt"/>
    </style:style>
    <style:style style:name="T19" style:family="text">
      <style:text-properties fo:color="#000000" fo:font-size="11pt" fo:letter-spacing="0.009cm" fo:language="tr" fo:country="TR" fo:font-weight="bold" style:font-size-asian="11pt" style:font-weight-asian="bold" style:font-size-complex="11pt" style:font-weight-complex="bold"/>
    </style:style>
    <style:style style:name="T20" style:family="text">
      <style:text-properties fo:color="#000000" fo:font-size="11pt" fo:letter-spacing="-0.026cm" fo:language="tr" fo:country="TR" fo:font-weight="bold" style:font-size-asian="11pt" style:font-weight-asian="bold" style:font-size-complex="11pt" style:font-weight-complex="bold"/>
    </style:style>
    <style:style style:name="T21" style:family="text">
      <style:text-properties fo:color="#000000" fo:font-size="11pt" fo:letter-spacing="0.018cm" fo:language="tr" fo:country="TR" style:font-size-asian="11pt" style:font-size-complex="11pt"/>
    </style:style>
    <style:style style:name="T22" style:family="text">
      <style:text-properties fo:color="#000000" fo:font-size="11pt" fo:letter-spacing="0.018cm" fo:language="tr" fo:country="TR" fo:font-weight="bold" style:font-size-asian="11pt" style:font-weight-asian="bold" style:font-size-complex="11pt" style:font-weight-complex="bold"/>
    </style:style>
    <style:style style:name="T23" style:family="text">
      <style:text-properties fo:color="#000000" style:text-position="super 58%" fo:font-size="11pt" fo:language="tr" fo:country="TR" style:font-size-asian="11pt" style:font-size-complex="11pt"/>
    </style:style>
    <style:style style:name="T24" style:family="text">
      <style:text-properties fo:color="#000000" style:text-position="super 58%" fo:font-size="11pt" fo:language="tr" fo:country="TR" fo:font-style="italic" fo:font-weight="bold" style:font-size-asian="11pt" style:font-style-asian="italic" style:font-weight-asian="bold" style:font-size-complex="11pt" style:font-style-complex="italic" style:font-weight-complex="bold"/>
    </style:style>
    <style:style style:name="T25" style:family="text">
      <style:text-properties fo:color="#000000" style:text-position="super 58%" fo:font-size="11pt" fo:language="tr" fo:country="TR" fo:font-weight="bold" style:font-size-asian="11pt" style:font-weight-asian="bold" style:font-size-complex="11pt" style:font-weight-complex="bold"/>
    </style:style>
    <style:style style:name="T26" style:family="text">
      <style:text-properties fo:color="#000000" fo:font-size="36pt" fo:language="tr" fo:country="TR" fo:font-weight="bold" style:font-size-asian="36pt" style:font-weight-asian="bold" style:font-name-complex="Times New Roman" style:font-size-complex="36pt" style:font-weight-complex="bold"/>
    </style:style>
    <style:style style:name="T27" style:family="text">
      <style:text-properties fo:color="#000000" fo:font-size="36pt" fo:language="tr" fo:country="TR" style:font-size-asian="36pt" style:font-name-complex="Times New Roman" style:font-size-complex="36pt"/>
    </style:style>
    <style:style style:name="T28" style:family="text">
      <style:text-properties fo:font-size="11pt" fo:language="tr" fo:country="TR" style:font-size-asian="11pt" style:font-size-complex="11pt"/>
    </style:style>
    <style:style style:name="T29" style:family="text">
      <style:text-properties fo:font-size="11pt" fo:language="tr" fo:country="TR" style:font-size-asian="11pt" style:font-name-complex="Times New Roman" style:font-size-complex="11pt"/>
    </style:style>
    <style:style style:name="T30" style:family="text">
      <style:text-properties fo:font-size="11pt" fo:language="tr" fo:country="TR" fo:font-weight="bold" style:font-size-asian="11pt" style:font-weight-asian="bold" style:font-size-complex="11pt" style:font-weight-complex="bold"/>
    </style:style>
    <style:style style:name="T31" style:family="text">
      <style:text-properties fo:font-size="11pt" fo:language="tr" fo:country="TR" fo:font-weight="bold" style:font-size-asian="11pt" style:font-weight-asian="bold" style:font-name-complex="Times New Roman" style:font-size-complex="11pt" style:font-weight-complex="bold"/>
    </style:style>
    <style:style style:name="T32" style:family="text">
      <style:text-properties fo:font-size="11pt" fo:language="tr" fo:country="TR" fo:font-style="italic" style:font-size-asian="11pt" style:font-style-asian="italic" style:font-size-complex="11pt" style:font-style-complex="italic"/>
    </style:style>
    <style:style style:name="T33" style:family="text">
      <style:text-properties fo:font-size="11pt" fo:language="tr" fo:country="TR" fo:font-style="italic" style:font-size-asian="11pt" style:font-style-asian="italic" style:font-name-complex="Times New Roman" style:font-size-complex="11pt" style:font-style-complex="italic"/>
    </style:style>
    <style:style style:name="T34" style:family="text">
      <style:text-properties fo:font-size="11pt" fo:language="tr" fo:country="TR" fo:font-style="italic" fo:font-weight="bold" style:font-size-asian="11pt" style:font-style-asian="italic" style:font-weight-asian="bold" style:font-size-complex="11pt" style:font-style-complex="italic" style:font-weight-complex="bold"/>
    </style:style>
    <style:style style:name="T35" style:family="text">
      <style:text-properties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36" style:family="text">
      <style:text-properties fo:font-size="11pt" fo:language="tr" fo:country="TR" fo:font-style="italic" style:text-underline-style="solid" style:text-underline-width="auto" style:text-underline-color="font-color" fo:font-weight="bold" style:font-size-asian="11pt" style:font-style-asian="italic" style:font-weight-asian="bold" style:font-name-complex="Times New Roman" style:font-size-complex="11pt" style:font-style-complex="italic" style:font-weight-complex="bold"/>
    </style:style>
    <style:style style:name="T37" style:family="text">
      <style:text-properties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38"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T39" style:family="text">
      <style:text-properties fo:font-size="11pt" fo:language="tr" fo:country="TR" style:text-underline-style="solid" style:text-underline-width="auto" style:text-underline-color="font-color" style:font-size-asian="11pt" style:font-size-complex="11pt"/>
    </style:style>
    <style:style style:name="T40" style:family="text">
      <style:text-properties fo:font-size="11pt" fo:letter-spacing="0.044cm" fo:language="tr" fo:country="TR" fo:font-weight="bold" style:font-size-asian="11pt" style:font-weight-asian="bold" style:font-size-complex="11pt" style:font-weight-complex="bold"/>
    </style:style>
    <style:style style:name="T41" style:family="text">
      <style:text-properties fo:font-size="11pt" fo:letter-spacing="0.026cm" fo:language="tr" fo:country="TR" fo:font-style="italic" style:font-size-asian="11pt" style:font-style-asian="italic" style:font-name-complex="Times New Roman" style:font-size-complex="11pt" style:font-style-complex="italic"/>
    </style:style>
    <style:style style:name="T42" style:family="text">
      <style:text-properties fo:font-size="11pt" fo:letter-spacing="0.026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43" style:family="text">
      <style:text-properties fo:font-size="11pt" fo:letter-spacing="0.026cm" fo:language="tr" fo:country="TR" style:font-size-asian="11pt" style:font-name-complex="Times New Roman" style:font-size-complex="11pt"/>
    </style:style>
    <style:style style:name="T44" style:family="text">
      <style:text-properties fo:font-size="11pt" fo:letter-spacing="0.026cm" fo:language="tr" fo:country="TR" fo:font-weight="bold" style:font-size-asian="11pt" style:font-weight-asian="bold" style:font-name-complex="Times New Roman" style:font-size-complex="11pt" style:font-weight-complex="bold"/>
    </style:style>
    <style:style style:name="T45" style:family="text">
      <style:text-properties fo:font-size="11pt" fo:letter-spacing="-0.018cm" fo:language="tr" fo:country="TR" style:font-size-asian="11pt" style:font-name-complex="Times New Roman" style:font-size-complex="11pt"/>
    </style:style>
    <style:style style:name="T46" style:family="text">
      <style:text-properties fo:font-size="11pt" fo:letter-spacing="-0.018cm" fo:language="tr" fo:country="TR" fo:font-weight="bold" style:font-size-asian="11pt" style:font-weight-asian="bold" style:font-name-complex="Times New Roman" style:font-size-complex="11pt" style:font-weight-complex="bold"/>
    </style:style>
    <style:style style:name="T47" style:family="text">
      <style:text-properties fo:text-transform="uppercase" fo:font-size="11pt" fo:language="tr" fo:country="TR" fo:font-weight="bold" style:font-size-asian="11pt" style:font-weight-asian="bold" style:font-size-complex="11pt" style:font-weight-complex="bold"/>
    </style:style>
    <style:style style:name="T48" style:family="text">
      <style:text-properties fo:text-transform="uppercase"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49" style:family="text">
      <style:text-properties fo:text-transform="uppercase" fo:color="#000001" fo:font-size="11pt" fo:language="tr" fo:country="TR" fo:font-weight="bold" style:font-size-asian="11pt" style:font-weight-asian="bold" style:font-size-complex="11pt"/>
    </style:style>
    <style:style style:name="T50" style:family="text">
      <style:text-properties fo:color="#1b1c20" fo:font-size="11pt" fo:language="tr" fo:country="TR" style:font-size-asian="11pt" style:font-name-complex="Times New Roman" style:font-size-complex="11pt"/>
    </style:style>
    <style:style style:name="T51" style:family="text">
      <style:text-properties fo:color="#000001" fo:font-size="11pt" fo:language="tr" fo:country="TR" fo:font-style="italic" fo:font-weight="bold" style:font-size-asian="11pt" style:font-style-asian="italic" style:font-weight-asian="bold" style:font-size-complex="11pt" style:font-style-complex="italic" style:font-weight-complex="bold"/>
    </style:style>
    <style:style style:name="T52" style:family="text">
      <style:text-properties fo:color="#000001"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53" style:family="text">
      <style:text-properties fo:color="#000001" fo:font-size="11pt" fo:language="tr" fo:country="TR" fo:font-style="italic" style:font-size-asian="11pt" style:font-style-asian="italic" style:font-size-complex="11pt" style:font-style-complex="italic"/>
    </style:style>
    <style:style style:name="T54" style:family="text">
      <style:text-properties fo:color="#000001" fo:font-size="11pt" fo:language="tr" fo:country="TR" fo:font-style="italic" style:font-size-asian="11pt" style:font-style-asian="italic" style:font-name-complex="Times New Roman" style:font-size-complex="11pt" style:font-style-complex="italic"/>
    </style:style>
    <style:style style:name="T55" style:family="text">
      <style:text-properties fo:color="#000001" fo:font-size="11pt" fo:language="tr" fo:country="TR" fo:font-style="italic" style:text-underline-style="solid" style:text-underline-width="auto" style:text-underline-color="font-color" style:font-size-asian="11pt" style:font-style-asian="italic" style:font-size-complex="11pt" style:font-style-complex="italic"/>
    </style:style>
    <style:style style:name="T56" style:family="text">
      <style:text-properties fo:color="#000001" fo:font-size="11pt" fo:language="tr" fo:country="TR" style:font-size-asian="11pt" style:font-size-complex="11pt"/>
    </style:style>
    <style:style style:name="T57" style:family="text">
      <style:text-properties fo:color="#000001" fo:font-size="11pt" fo:language="tr" fo:country="TR" style:font-size-asian="11pt" style:font-name-complex="Times New Roman" style:font-size-complex="11pt"/>
    </style:style>
    <style:style style:name="T58" style:family="text">
      <style:text-properties fo:color="#000001" fo:font-size="11pt" fo:language="tr" fo:country="TR" fo:font-weight="bold" style:font-size-asian="11pt" style:font-weight-asian="bold" style:font-size-complex="11pt"/>
    </style:style>
    <style:style style:name="T59" style:family="text">
      <style:text-properties fo:color="#000001" fo:font-size="11pt" fo:language="tr" fo:country="TR" fo:font-weight="bold" style:font-size-asian="11pt" style:font-weight-asian="bold" style:font-size-complex="11pt" style:font-weight-complex="bold"/>
    </style:style>
    <style:style style:name="T60" style:family="text">
      <style:text-properties fo:color="#000001" fo:font-size="11pt" fo:language="tr" fo:country="TR" fo:font-weight="bold" style:font-size-asian="11pt" style:font-weight-asian="bold" style:font-name-complex="Times New Roman" style:font-size-complex="11pt" style:font-weight-complex="bold"/>
    </style:style>
    <style:style style:name="T61" style:family="text">
      <style:text-properties fo:color="#000001"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62" style:family="text">
      <style:text-properties fo:color="#000001" fo:font-size="11pt" fo:letter-spacing="0.026cm" fo:language="tr" fo:country="TR" style:font-size-asian="11pt" style:font-size-complex="11pt"/>
    </style:style>
    <style:style style:name="T63" style:family="text">
      <style:text-properties fo:color="#000001" fo:font-size="11pt" fo:letter-spacing="0.026cm" fo:language="tr" fo:country="TR" fo:font-style="italic" fo:font-weight="bold" style:font-size-asian="11pt" style:font-style-asian="italic" style:font-weight-asian="bold" style:font-size-complex="11pt" style:font-style-complex="italic" style:font-weight-complex="bold"/>
    </style:style>
    <style:style style:name="T64" style:family="text">
      <style:text-properties fo:color="#000001" fo:font-size="11pt" fo:letter-spacing="0.026cm" fo:language="tr" fo:country="TR" fo:font-style="italic" style:font-size-asian="11pt" style:font-style-asian="italic" style:font-size-complex="11pt" style:font-style-complex="italic"/>
    </style:style>
    <style:style style:name="T65" style:family="text">
      <style:text-properties fo:color="#000001" style:text-position="super 58%" fo:font-size="11pt" fo:language="tr" fo:country="TR" style:font-size-asian="11pt" style:font-size-complex="11pt"/>
    </style:style>
    <style:style style:name="T66" style:family="text">
      <style:text-properties fo:color="#000001" style:text-position="super 58%" fo:font-size="11pt" fo:language="tr" fo:country="TR" style:font-size-asian="11pt" style:font-name-complex="Times New Roman" style:font-size-complex="11pt"/>
    </style:style>
    <style:style style:name="T67" style:family="text">
      <style:text-properties style:text-position="super 58%" fo:font-size="11pt" fo:language="tr" fo:country="TR" style:font-size-asian="11pt" style:font-name-complex="Times New Roman" style:font-size-complex="11pt"/>
    </style:style>
    <style:style style:name="T68" style:family="text">
      <style:text-properties fo:color="#0a0409" fo:font-size="11pt" fo:language="tr" fo:country="TR" style:font-size-asian="11pt" style:font-name-complex="Times New Roman" style:font-size-complex="11pt"/>
    </style:style>
    <style:style style:name="T69" style:family="text">
      <style:text-properties fo:font-size="18pt" fo:language="tr" fo:country="TR" fo:font-weight="bold" style:font-size-asian="18pt" style:font-weight-asian="bold" style:font-name-complex="Times New Roman"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8"/>
      <text:p text:style-name="P1"/>
      <text:p text:style-name="P27"/>
      <text:p text:style-name="P27">ADEM YAKUP</text:p>
      <text:p text:style-name="P7"/>
      <text:p text:style-name="P7"/>
      <text:p text:style-name="P7"/>
      <text:p text:style-name="P7"/>
      <text:p text:style-name="P7"/>
      <text:p text:style-name="P28">Hz. İsa (a.s.)</text:p>
      <text:p text:style-name="P28">Hz. Mehdi (a.s.)</text:p>
      <text:p text:style-name="P53"><text:span text:style-name="T26">Bu</text:span><text:span text:style-name="T27"> </text:span><text:span text:style-name="T26">Yüzyılda Gelecek</text:span></text:p>
      <text:p text:style-name="P14"/>
      <text:p text:style-name="P54"/>
      <text:p text:style-name="P54"/>
      <text:p text:style-name="P14"/>
      <text:p text:style-name="P16">GÜNEŞ YAYINCILIK</text:p>
      <text:p text:style-name="P5"/>
      <text:p text:style-name="P5"/>
      <text:p text:style-name="P5">Talatpaşa Mah. Emirgazi Caddesi İbrahim Elmas</text:p>
      <text:p text:style-name="P5">İşmerkezi A Blok Kat 4 Okmeydanı - İstanbul</text:p>
      <text:p text:style-name="P5">Tel: (0 212) 220 26 87</text:p>
      <text:p text:style-name="P5"/>
      <text:p text:style-name="P5"/>
      <text:p text:style-name="P16">Ağustos 2009</text:p>
      <text:p text:style-name="P14"/>
      <text:p text:style-name="P87">İÇİNDEKİLER</text:p>
      <text:p text:style-name="P17"/>
      <text:p text:style-name="P1"/>
      <text:p text:style-name="P11">ÖNSÖZ</text:p>
      <text:p text:style-name="P11"/>
      <text:p text:style-name="P2">HZ. MEHDİ (AS)'IN ZUHURUNUN SÖZDE BİR SONRAKİ YÜZYILA </text:p>
      <text:p text:style-name="P2">KALDIĞI YANİ KENDİSİNİN HİCRİ 1400'DE ÇIKMAYACAĞI </text:p>
      <text:p text:style-name="P2">İDDİASINDA BULUNANLARA CEVAPLAR</text:p>
      <text:p text:style-name="P2"/>
      <text:p text:style-name="P2">PEYGAMBERİMİZ (S.A.V.) 'DÜNYANIN 7000 YILLIK ÖMRÜ' İFADESİYLE</text:p>
      <text:p text:style-name="P2">BİR TAKVİM BAŞLANGICINA DİKKAT ÇEKMEKTEDİR</text:p>
      <text:p text:style-name="P2"/>
      <text:p text:style-name="P11">BİRİNCİ KİTAP: </text:p>
      <text:p text:style-name="P11"/>
      <text:p text:style-name="P2">(HZ. İSA (AS), HZ. MEHDİ (AS) ve DECCAL) </text:p>
      <text:p text:style-name="P2">AHİR ZAMAN ŞAHISLARI NEDEN TANINMIYOR?</text:p>
      <text:p text:style-name="P15"/>
      <text:p text:style-name="P2">ÖNSÖZ : AHİR ZAMAN ŞAHISLARI KİMLERDİR ?</text:p>
      <text:p text:style-name="P2"/>
      <text:p text:style-name="P2">GİRİŞ: HZ. İSA (AS), HZ. MEHDİ (AS) VE DECCAL'İN ÇIKIŞI</text:p>
      <text:p text:style-name="P2">GÜVENİLİR HADİSLERLE BİLDİRİLMİŞTİR</text:p>
      <text:p text:style-name="P2"/>
      <text:p text:style-name="P2">HZ. İSA (AS) İKİNCİ KEZ YERYÜZÜNE GELDİĞİNDE </text:p>
      <text:p text:style-name="P2">NEDEN TANINMAYACAKTIR?</text:p>
      <text:p text:style-name="P2"/>
      <text:p text:style-name="P2">HZ. İSA (AS) YERYÜZÜNE İKİNCİ KEZ GELDİĞİNDE </text:p>
      <text:p text:style-name="P2">ONU DESTEKLEYENLERİN SAYISI ÇOK AZ OLACAKTIR</text:p>
      <text:p text:style-name="P2"/>
      <text:p text:style-name="P2">HZ. MEHDİ (AS) ORTAYA ÇIKTIĞINDA </text:p>
      <text:p text:style-name="P2">NEDEN TANINMAYACAKTIR?</text:p>
      <text:p text:style-name="P2"/>
      <text:p text:style-name="P2">HZ. İSA (AS) ve HZ. MEHDİ (AS) KONUSUNDAKİ </text:p>
      <text:p text:style-name="P2">ŞAHSI MANEVİ YANILGISI<text:tab/></text:p>
      <text:p text:style-name="P2"/>
      <text:p text:style-name="P3">HZ. MEHDİ (AS) ORTAYA ÇIKTIĞINDA</text:p>
      <text:p text:style-name="P3">ONA YARDIM EDENLERİN SAYISI ÇOK AZ OLACAKTIR</text:p>
      <text:p text:style-name="P3"/>
      <text:p text:style-name="P3">GEÇMİŞTE GÖNDERİLEN PEYGAMBERLER DE </text:p>
      <text:p text:style-name="P3">TOPLUMLARI TARAFINDAN TANINMAMIŞLARDIR</text:p>
      <text:p text:style-name="P4"/>
      <text:p text:style-name="P4"><text:soft-page-break/>TARİH BOYUNCA PEYGAMBERLERE </text:p>
      <text:p text:style-name="P4">İMAN EDENLERİN SAYISI HEP ÇOK AZ OLMUŞTUR</text:p>
      <text:p text:style-name="P4"/>
      <text:p text:style-name="P4">AHİR ZAMANDA HZ. İSA (AS) VE HZ. MEHDİ (AS)'IN KARŞISINDAKİ </text:p>
      <text:p text:style-name="P4">NEGATİF GÜÇ: DECCAL</text:p>
      <text:p text:style-name="P4"/>
      <text:p text:style-name="P4">ORTAYA ÇIKTIĞI İLK DÖNEMLERDE </text:p>
      <text:p text:style-name="P4">DECCAL DE TANINMAYACAKTIR</text:p>
      <text:p text:style-name="P4"/>
      <text:p text:style-name="P4">HZ. İSA (AS) VE HZ. MEHDİ (AS)'IN TANINMAMASINDA </text:p>
      <text:p text:style-name="P4">DECCAL'İN PROPAGANDALARININ BÜYÜK ETKİSİ OLACAKTIR</text:p>
      <text:p text:style-name="P4"/>
      <text:p text:style-name="P4">DECCAL'İN FİTNESİNDEN KORUNMAK</text:p>
      <text:p text:style-name="P4"/>
      <text:p text:style-name="P4">HZ. İSA (AS) VE HZ. MEHDİ (AS)'IN </text:p>
      <text:p text:style-name="P4">TANINMAMALARINDAKİ HAYIR VE HİKMETLER</text:p>
      <text:p text:style-name="P4"/>
      <text:p text:style-name="P4">HZ. İSA (AS) DECCAL'İN FİTNESİNİ YOK EDECEKTİR</text:p>
      <text:p text:style-name="P4"/>
      <text:p text:style-name="P4">SONUÇ : HZ. İSA (AS) VE HZ. MEHDİ (AS) DÖNEMİNDE </text:p>
      <text:p text:style-name="P4">YAŞANACAK OLAN ALTINÇAĞ</text:p>
      <text:p text:style-name="P1"/>
      <text:p text:style-name="P11">İKİNCİ KİTAP:</text:p>
      <text:p text:style-name="P12"/>
      <text:p text:style-name="P4">"BEKLENEN MEHDİ" HAKKINDA </text:p>
      <text:p text:style-name="P4">TÜM İSLAM ALİMLERİNİN GÖRÜŞLERİ</text:p>
      <text:p text:style-name="P33"/>
      <text:p text:style-name="P4">GİRİŞ</text:p>
      <text:p text:style-name="P4"/>
      <text:p text:style-name="P4">MEHDİYET KONUSU SAĞLAM DELİLLERE DAYANMAKTADIR</text:p>
      <text:p text:style-name="P4"><text:s text:c="2"/></text:p>
      <text:p text:style-name="P4">İSLAM ALİMLERİNİN MEHDİYET HAKKINDAKİ GÖRÜŞLERİ</text:p>
      <text:p text:style-name="P4"/>
      <text:p text:style-name="P4">RİSALE-İ NUR KÜLLİYATI'NDA HZ. İSA (AS) VE </text:p>
      <text:p text:style-name="P4">HZ. MEHDİ (AS) GERÇEĞİ</text:p>
      <text:p text:style-name="P4"/>
      <text:p text:style-name="P222">BEDİÜZZAMAN'IN DÜŞÜNCELERİ ESERLERİNDEDİR</text:p>
      <text:p text:style-name="P222"/>
      <text:p text:style-name="P222">GÜNÜMÜZ YAZAR VE MÜTEFEKKİRLERİNİN GÖRÜŞLERİ</text:p>
      <text:p text:style-name="P222"/>
      <text:p text:style-name="P222"><text:soft-page-break/>HZ. MEHDİ (AS)HAKKINDA YAYINLANMIŞ </text:p>
      <text:p text:style-name="P222">EHL-İ SÜNNET KAYNAKLARI</text:p>
      <text:p text:style-name="P222"><text:s text:c="7"/></text:p>
      <text:p text:style-name="P222">PARLAYAN YILDIZ HZ. MEHDİ (AS)</text:p>
      <text:p text:style-name="P222"/>
      <text:p text:style-name="P222">BİR İKTİBAS <text:s/>(HZ. MEHDİ (AS)'IN ÇIKIŞ ALAMETLERİ)</text:p>
      <text:p text:style-name="P222"/>
      <text:p text:style-name="P222">HZ. MEHDİ (AS)'IN ÖZELLİKLERİ</text:p>
      <text:p text:style-name="P222"/>
      <text:p text:style-name="P222">HZ. MEHDİ (AS)'IN ÜSTÜN AHLAKI</text:p>
      <text:p text:style-name="P222"/>
      <text:p text:style-name="P222">HZ. MEHDİ (AS) DÖNEMİ VE ALTINÇAĞ</text:p>
      <text:p text:style-name="P222"/>
      <text:p text:style-name="P222">HZ. MEHDİ (AS)'IN FİZİKSEL ÖZELLİKLERİ</text:p>
      <text:p text:style-name="P222"/>
      <text:p text:style-name="P222">IRAK SAVAŞI HZ. MEHDİ (AS)'IN ALAMETİ Mİ?</text:p>
      <text:p text:style-name="P222"/>
      <text:p text:style-name="P11">EK BÖLÜM: </text:p>
      <text:p text:style-name="P211"/>
      <text:p text:style-name="P222">MEHDİYET, GİZLENMESİ DEĞİL; MÜJDELENMESİ </text:p>
      <text:p text:style-name="P222">GEREKEN BİR KONUDUR</text:p>
      <text:p text:style-name="P222"/>
      <text:p text:style-name="P222">EVRİM TEORİSİNİN SONU</text:p>
      <text:p text:style-name="P222"/>
      <text:p text:style-name="P11">EK: LİSTELER</text:p>
      <text:p text:style-name="P211"/>
      <text:p text:style-name="P222"/>
      <text:p text:style-name="P120">ÖNSÖZ</text:p>
      <text:p text:style-name="P10"/>
      <text:p text:style-name="P13"/>
      <text:p text:style-name="P356">HZ. MEHDİ (A.S.)'IN ZUHURUNUN SÖZDE BİR </text:p>
      <text:p text:style-name="P356">SONRAKİ YÜZYILA KALDIĞI YANİ KENDİSİNİN HİCRİ </text:p>
      <text:p text:style-name="P356">1400'DE ÇIKMAYACAĞI İDDİASINDA BULUNANLARA </text:p>
      <text:p text:style-name="P147">CEVAPLAR</text:p>
      <text:p text:style-name="P357"/>
      <text:p text:style-name="P148">1. Her yüzyılda bir müceddid gelecektir. Hicri 1400'de gelecek olan ise ahir zamanın büyük müceddidi Hz. Mehdi (a.s.)'dir.</text:p>
      <text:p text:style-name="P148"/>
      <text:p text:style-name="P304">Peygamberimiz (s.a.v.)'den rivayet edilen hadislerde, büyük ehli sünnet alimi Ebu Davud Hazretleri'nin Sünen-i Ebu Davud isimli eserinde, İmam Rabbani Hazretleri'nin Mektubatı'nda yer alan hadislerde ve Hicri 1300'ün müceddidi olan son bin yılın en büyük alimi ve müceddidi olan Said Nursi Hazretleri'nin risalelerinde her yüzyılda İslam dinini bidatlerden ayıracak bir kişinin geleceği bu kişi vesilesiyle İslam ahlakı ve fazileti ve Peygamberimiz (s.a.v.)'in sünnetinin canlandırılacağı haber verilmiştir. Peygamberimiz (s.a.v.) hadislerinde özellikle Hicri 1400'ü Hz. Mehdi (a.s.)'nin zuhur vakti olarak bildirmiş ve bu dönemden itibaren insanların Hz. Mehdi (a.s.) etrafında toplanmaya başlayacaklarını söylemiştir. Üstad Hazretleri ise yaşadığı Hicri 1300'den yüz yıl sonra Hz. Mehdi (a.s.)'nin geleceğini ve dünyaya hakim olan zulüm sistemini dağıtacağını söylemiştir.</text:p>
      <text:p text:style-name="P304"/>
      <text:p text:style-name="P197"><text:span text:style-name="T28">Ebu Hüreyre'nin rivayetine göre; Resulullah (S.A.V.) şöyle buyurmuş: Gerçekten Aziz ve Celil olan Allah </text:span><text:span text:style-name="T30">HER YÜZ SENENİN BAŞINDA </text:span><text:span text:style-name="T28">şu ümmetin dinini bidatten (dine sonradan karışmış batıl uygulamalardan) ayıracak, yenileyecek (ilim sahibi) bir zatı gönderir. </text:span><text:span text:style-name="T32">(Sünen-i Ebu Davud, 5/100) </text:span></text:p>
      <text:p text:style-name="P304"/>
      <text:p text:style-name="P197"><text:span text:style-name="T30">HER YÜZ SENE BAŞINDA </text:span><text:span text:style-name="T28">bu ümmetin uleması arasından </text:span><text:span text:style-name="T30">BİR MÜCEDDİD GELECEK</text:span><text:span text:style-name="T28"> ve şeriatı (Kuran ahlakı ve fazileti ile Peygamberimiz (s.a.v.)'in sünnetini) ihya edecektir (canlandıracaktır).</text:span><text:span text:style-name="T32"> (Mektubat-ı Rabbani, 1/520)</text:span></text:p>
      <text:p text:style-name="P304"/>
      <text:p text:style-name="P197"><text:span text:style-name="T28">Ashab-ı Kütüb-i Sitte'den İmam-ı Hâkim'in Müstedrek'inde ve Ebu Dâvud'un Kitab-ı Sünen'inde, Beyhaki "Şuab-ı İman"da tahric buyurdular (meydana koydular):</text:span><text:span text:style-name="T30"> "HER YÜZ SENEDE BİR, CENAB-I HAK BİR MÜCEDDİD-İ DİN (DİNİ YENİLEYEN) GÖNDERİYOR...</text:span><text:span text:style-name="T28">"</text:span><text:span text:style-name="T32"> (Barla Lahikası, s. 119)</text:span></text:p>
      <text:p text:style-name="P304">Üstad Said Nursi Hazretleri, Barla Lahikası'nda Hicri 1200'ün yani 12. asrın müceddidinin Hazreti Mevlana Halid olduğunu bildirmiştir.</text:p>
      <text:p text:style-name="P304"/>
      <text:p text:style-name="P197"><text:span text:style-name="T28">"</text:span><text:span text:style-name="T30">HER YÜZ SENE BAŞINDA</text:span><text:span text:style-name="T28"> dini tecdid edecek (yenileyecek) bir müceddidi (yenileyiciyi) </text:span><text:soft-page-break/><text:span text:style-name="T28">gönderiyor" müjdesinin ihbarına (verdiği bilgilere) muvâzi (uygun) olarak </text:span><text:span text:style-name="T30">HAZRET-İ MEVLANA HALİD</text:span><text:span text:style-name="T28"> -ekser ehl-i hakikatin tasdikiyle (din alimlerinin büyük bir çoğunluğunun onaylamasıyla ve ittifakla)- 1200 senesinin yani </text:span><text:span text:style-name="T30">ON İKİNCİ ASRIN MÜCEDDİDİDİR</text:span><text:span text:style-name="T28">. </text:span><text:span text:style-name="T32">(Barla Lahikası, s. 120)</text:span></text:p>
      <text:p text:style-name="P304"/>
      <text:p text:style-name="P304">Mevlana Halid-i Bağdadi Hicri 1193 (Miladi 1779) yılında doğmuş, Hicri 1242 yılında (Miladi 1827) vefat etmiştir. Bu mübarek insan, İslam alimlerinin büyük çoğunluğunun ittifakıyla, Hicri 12. ve 13. yüzyıllar arasındaki müceddiddir.</text:p>
      <text:p text:style-name="P304"><text:s/></text:p>
      <text:p text:style-name="P148">Üstad Said Nursi Hicri 1300 lü yılların müceddididir</text:p>
      <text:p text:style-name="P304">Mevlana Halid Hazretleri'nin Hicri 1200'ün müceddidi olduğunu belirtmesinin hemen ardından da, tam yüz sene sonra yani Hicri 1300'de ise Bediüzzaman Said Nursi kendisinin ve eserlerinin bir müceddid görevinde hizmet vermiş olduğunu çok açık bir şekilde ifade etmiştir:</text:p>
      <text:p text:style-name="P304"/>
      <text:p text:style-name="P197"><text:span text:style-name="T28">Madem</text:span><text:span text:style-name="T30"> TAM YÜZ SENE SONRA</text:span><text:span text:style-name="T28"> aynen dört cihette (yönde) tevafuk ederek (tam uyarak) </text:span><text:span text:style-name="T30">RİSALE-İ NUR ECZALARI (BÖLÜMLERİ) AYNI VAZİFEYİ GÖRMÜŞ... </text:span><text:span text:style-name="T28"><text:s/>Kanaat verir ki -nass-ı hadis ile (hadisin şüpheye yer bırakmayan ifadesi ile)- Risale-i Nur tecdid-i din (dini yenileme) hususunda </text:span><text:span text:style-name="T30">BİR MÜCEDDİD HÜKMÜNDEDİR</text:span><text:span text:style-name="T28">. </text:span><text:span text:style-name="T32">(Barla Lahikası, s. 121)</text:span></text:p>
      <text:p text:style-name="P304"/>
      <text:p text:style-name="P148">Said Nursi Hazretleri kendisinden bir asır yani yüz sene sonrası olan Hicri 1400'de ise zulümatı dağıtmak üzere bu sefer Hz. Mehdi (a.s.)'nin zuhur edeceğini bildirmiştir:</text:p>
      <text:p text:style-name="P304"/>
      <text:p text:style-name="P197"><text:span text:style-name="T28">Şimdi hatıra geldi ki, eğer şeddeli "lamlar" ve "mimler" ikişer sayılsa </text:span><text:span text:style-name="T30">BUNDAN BİR ASIR SONRA ZULÜMATI DAĞITACAK ZATLAR İSE, HAZRET-İ MEHDİ (A.S.)'NİN ŞAKİRTLERİ (TALEBELERİ) OLABİLİR.</text:span><text:span text:style-name="T28"> </text:span><text:span text:style-name="T32">(Şualar, s. 605)</text:span></text:p>
      <text:p text:style-name="P198"/>
      <text:p text:style-name="P197"><text:span text:style-name="T30">İSTİKBAL-İ DÜNYEVİYEDE</text:span><text:span text:style-name="T28"> (dünyanın geleceğinde) </text:span><text:span text:style-name="T30">1400 SENE SONRA GELECEK BİR HAKİKATİ </text:span><text:span text:style-name="T28">asırlarında karib (yakın) zannetmişler. </text:span><text:span text:style-name="T32">(Sözler, s. 318)</text:span></text:p>
      <text:p text:style-name="P304"/>
      <text:p text:style-name="P197"><text:span text:style-name="T28">Bu zamanda öyle fevkalade hakim cereyanlar var ki, herşeyi kendi hesabına aldığı için, faraza </text:span><text:span text:style-name="T30">HAKİKİ BEKLENİLEN VE BİR ASIR SONRA GELECEK O ZAT </text:span><text:span text:style-name="T28">dahi bu zamanda gelse... </text:span><text:span text:style-name="T32">(Kastamonu Lahikası, s. 57)</text:span></text:p>
      <text:p text:style-name="P304">Hz. Mehdi (a.s.)'nin Hicri 1400'de zuhur edeceğini bildiren bir hadis Peygamberimiz (s.a.v.)'den şöyle rivayet edilmiştir:</text:p>
      <text:p text:style-name="P304"/>
      <text:p text:style-name="P197"><text:span text:style-name="T30">İnsanlar 1400 senesinde Hz. Mehdi (a.s.)'nin yanında toplanacaklardır. </text:span><text:span text:style-name="T32">(Risaletül Huruc-ül Mehdi, s. 108)</text:span></text:p>
      <text:p text:style-name="P307"><text:span text:style-name="T28">İmam Rabbani Hz. Mehdi (a.s.)'nin, Peygamberimiz (sav)'in vefatından 1000 (bin) sene geçtikten sonra,</text:span><text:span text:style-name="T30"> "bin ile ikinci bin yıl arasında" </text:span><text:span text:style-name="T28">geleceğini bildirmektedir:</text:span></text:p>
      <text:p text:style-name="P304"/>
      <text:p text:style-name="P197"><text:span text:style-name="T28">Ancak beklenen odur ki; </text:span><text:span text:style-name="T47">aradan bin sene geçtikten sonra</text:span><text:span text:style-name="T28"> bu saklı devlet tecid </text:span><text:soft-page-break/><text:span text:style-name="T28">edile (yenilene). Ona bir üstünlük verilip suyu bulması, arttırıla... Böylece kemalatin (faziletlerin, mükemmelliklerin) aslı zuhur edip onun zilletini örte.. </text:span><text:span text:style-name="T47">Ve <text:s/>yüce bağlılığa değer veren Mehdi gelsin.</text:span><text:span text:style-name="T28"> Allah ondan razı olsun. </text:span><text:span text:style-name="T32">(Mektubat-i Rabbani, 1/569)</text:span></text:p>
      <text:p text:style-name="P304"/>
      <text:p text:style-name="P197"><text:span text:style-name="T28">Kuran hükümlerinin kuvvetlendirilmesi, milleti yenilemesi bu </text:span><text:span text:style-name="T30">İKİNCİ BİNDEDİR. </text:span><text:span text:style-name="T28">Bu davanın doğruluğuna adil şahid: Hz. İsa'nın (a.s.) </text:span><text:span text:style-name="T30">HZ. MEHDİ (A.S.)'NİN BU BİN İÇİNDE VAROLUŞLARIDIR</text:span><text:span text:style-name="T28">.</text:span><text:span text:style-name="T32"> (Mektubat-ı Rabbani, c.1, s. 611)</text:span></text:p>
      <text:p text:style-name="P304"/>
      <text:p text:style-name="P197"><text:span text:style-name="T28">Resulullah (S.A.V.)'in ümmeti arasından çıkanlar pek kamildirler. Yani Resulullah (S.A.V.)'in irtihali (vefatı) üzerinden bin sene geçtikten sonra isterse az olsunlar. </text:span><text:span text:style-name="T30">ARADAN BİN SENE GEÇTİKTEN SONRA, HZ. MEHDİ (A.S.)'NİN GELİŞİ DE BUNUN İÇİNDİR.</text:span><text:span text:style-name="T28"> Onun mübarek kudümünü (gelişini), Hatem'ür-rüsül Resulullah (S.A.V.) müjdelemiştir. Hz. İsa (as) dahi aradan bin sene geçtikten sonra nüzul edecektir (inecektir).</text:span><text:span text:style-name="T32"> (Mektubat-ı Rabbani, c.1, s. 440)</text:span></text:p>
      <text:p text:style-name="P304">Peygamber Efendimiz (sav)'in vefatının ardından bin sene geçtikten sonra ikinci bin yılına girilir. İmam Rabbani Hazretleri'nin yukarıdaki izahlarına göre, inşaAllah Hz. İsa ve Hz. Mehdi (a.s.), bu bin ile ikinci bin yıl arasında geleceklerdir. Mehdi (a.s.)'nin ikinci binde geleceği konusunda son derece açık ve kesin ifadeler kullanmıştır. </text:p>
      <text:p text:style-name="P304">Hz. Mehdi (a.s.), Hicri 1400'de zuhur edecek olan ahir zamanın Büyük müceddididir. Allah, nasıl her Hicri yüzyıl başında İslam ahlak ve faziletini yenilemek ve hak dini bidatlerden arındırmak için bir müceddid göndermiş ise içinde yaşadığımız Hicri 1400 de de her zaman olduğu gibi mutlaka bir hidayet önderi, bir kutb-u azam, veli bir kişi gönderecektir. Bu kişi müslümanlara yüzyıllardır yaşadıkları sıkıntı, zorluk, acı ve zulümleri unutturacak, tüm insanlığa huzur, barış, mutluluk, adalet, hakkaniyet, sevgi ve kardeşlik getirecek olan Hz. Mehdi (a.s.)'dir. Ancak Hz. Mehdi (a.s.) diğer yüzyıllarda zuhur eden müceddidlerden farklı olarak ahir zamanın Büyük Mehdisi olacak ve deccaliyetin en şiddetli olduğu böyle bir dönemde bütün zulüme dayalı sistemleri, batıl inanç ve felsefeleri fikren yerle bir edecektir.</text:p>
      <text:p text:style-name="P304"/>
      <text:p text:style-name="P148">2. Hz. Mehdi (a.s.) Hicri 1400'de zuhur etmesinin ardından hemen tanınmayacaktır. Tam olarak tanınması yaklaşık 40 yılı bulacaktır.</text:p>
      <text:p text:style-name="P304">Hz. Mehdi (a.s.) ilk zuhur vakti olan Hicri 1400 başında göreve başladığında çok uzun bir dönem pek az bir kimse dışında onun Hz. Mehdi (a.s.) olduğu bilinmeyecektir. Peygamberimiz (s.a.v.)'e peygamberlik görevi 40 yaşında verilmiştir ancak bu sırada çevresinde Onu tanıyan, kendisinin peygamber olduğunu bilen çok az sayıda insan olmuştur. Birçok peygamberin durumu da böyledir. </text:p>
      <text:p text:style-name="P304">Üstad Said Nursi Hazretleri Hz. Mehdi (a.s.)'nin zuhur ettiğinde herkesçe hemen tanınmayacağını ifade etmiştir. Hz. Mehdi (a.s.)'nin kendisinin dahi ilk başta ahir zamanın Mehdi‘si olduğunu bilmeyeceğini söylemiştir. Üstad bu sözünde, ahir zaman şahısları olarak ifade ettiği Hz. Mehdi (a.s.), Hz. İsa (a.s.) ve deccalin sadece derin iman sahibi bazı müminlerin dikkatleriyle tanınabileceğini; </text:p>
      <text:p text:style-name="P304"/>
      <text:p text:style-name="P197"><text:soft-page-break/><text:span text:style-name="T28">Halbuki demiştik: Bu dünya tecrübe meydanıdır. Akla kapı açılır, fakat ihtiyarı elinden alınmaz. </text:span><text:span text:style-name="T30">ÖYLE İSE O EŞHAS (KİŞİLER)</text:span><text:span text:style-name="T28">, hattâ o müthiş Deccal dahi </text:span><text:span text:style-name="T37">ÇIKTIĞI ZAMAN ÇOKLARI, HATTÂ KENDİSİ DE BİDAYETEN (BAŞLANGIÇTA) </text:span><text:span text:style-name="T47">Deccal olduğunu</text:span><text:span text:style-name="T30"> </text:span><text:span text:style-name="T37">BİLMEZ. BELKİ NUR-U ÎMÂNIN DİKKATİYLE, O EŞHAS-I ÂHİR ZAMAN (AHİR ZAMAN ŞAHISLARI) TANINABİLİR.</text:span><text:span text:style-name="T30"> </text:span><text:span text:style-name="T32">(Sözler, ss. 343-344) </text:span><text:span text:style-name="T28">sözüyle açıklamıştır. </text:span></text:p>
      <text:p text:style-name="P304"/>
      <text:p text:style-name="P307"><text:span text:style-name="T28">Büyük İslam alimi, müceddid Medineli Allame Seyyid Muhammed b. Resul el-Hüseyni el-Berzenci ise </text:span><text:span text:style-name="T32">"Kıyamet Alametleri"</text:span><text:span text:style-name="T28"> isimli önemli eserinde Hz. Mehdi'nin hakimiyet süresi ile ilgili çok önemli bir hususa dikkat çekmekte ve İbni Hacer'in </text:span><text:span text:style-name="T34">El-Kavlül Muhtasar </text:span><text:span text:style-name="T28">isimli eserini kaynak olarak göstererek, </text:span><text:span text:style-name="T30">"BU RiVAYETLERİN HEPSİ ZUHURU VE GÜCÜ İTİBARİYLE DOĞRUDUR" </text:span><text:span text:style-name="T28">demektedir. Yani </text:span><text:span text:style-name="T30">HADİSLERDE BELİRTİLEN FARKLI TARİHLERİN HEPSİ DOĞRUDUR VE BU TARİHLER ALLAH'IN İZNİYLE ÇOK UZUN BİR ÖMÜR SÜRECEĞİ PEYGAMBERİMİZ (S.A.V.)'den rivayet edilen hadislerle bildirilen HZ. MEHDİ'NİN HAYATININ FARKLI DÖNEMLERİNİ İŞARET ETMEKTEDİR. </text:span></text:p>
      <text:p text:style-name="P198"/>
      <text:p text:style-name="P197"><text:span text:style-name="T28">Hazreti Mehdi (a.s)'de önceki peygamberlerin bazı özellikleri vardır. Bunların arasında </text:span><text:span text:style-name="T30">HAZRETİ ADEM (A.S) VE HAZRETİ NUH (A.S)'DA OLAN UZUN ÖMÜRLÜLÜK</text:span><text:span text:style-name="T28"> de vardır." </text:span><text:span text:style-name="T32">(Bihar-ul Envar, cilt. 51, Ansariyan Yayıncılık, derleyen: Muhammed Bakır el-Meclisi, İran-Kum, 2003, Sf.217</text:span><text:span text:style-name="T28">)</text:span></text:p>
      <text:p text:style-name="P304">Aşağıdaki anlatım, bizzat Seyyid El Berzenci Hazretleri'nin Kıyamet Alametleri adlı eserinin 185. ve 186. sayfalarında yer alan kendi orjinal izahıdır ve Hz. Mehdi (a.s.)'nin görev süresindeki farklı hizmet dönemlerine dikkat çekmektedir:</text:p>
      <text:p text:style-name="P304"/>
      <text:p text:style-name="P198">Muhammed b. Resul el-Hüseyni el-Berzenci şu önemli açıklamalarda bulunmaktadır:</text:p>
      <text:p text:style-name="P8"/>
      <text:p text:style-name="P71"><text:span text:style-name="T10">Birincisi</text:span><text:span text:style-name="T2">, Peygamber (sav) Ümmetini bilhassa Ehli Beytini bir çok şeyle müjdelemiştir. Onların her türlü zulüm ve işkencelerinden kurtarılacaklarını anlatmıştır. Bu da </text:span><text:span text:style-name="T4">ancak uzun bir müddet yapılacak olan adalete bağlıdır. Yedi ve dokuz sene gibi kısa bir süre ise buna kâfi değildir. </text:span></text:p>
      <text:p text:style-name="P8"/>
      <text:p text:style-name="P71"><text:span text:style-name="T10">İkincisi</text:span><text:span text:style-name="T2">, Mehdî tıpkı Zülkarneyn ile Süleyman gibi </text:span><text:span text:style-name="T4">bütün dünyaya hükmedecek. Diğer ülkelerde Mescitler, binalar kuracak, dokuz sene gibi az bir müddet yapacak olduğu fikri mücadeleye ve diğer işlere yetmez. </text:span></text:p>
      <text:p text:style-name="P8"/>
      <text:p text:style-name="P71"><text:span text:style-name="T10">Üçüncüsü</text:span><text:span text:style-name="T2">, onun zamanında ömürler uzayacak. </text:span><text:span text:style-name="T4">ÖMÜRLERİN UZAMASI, ONUN DA UZUN ÖMÜRLÜ OLMASINI GEREKTİRİR... </text:span><text:span text:style-name="T2">Aksi halde ömürlerin uzamasının bir anlamı kalmaz.</text:span></text:p>
      <text:p text:style-name="P8"/>
      <text:p text:style-name="P71"><text:span text:style-name="T10">Dördüncüsü</text:span><text:span text:style-name="T2">, O, Rumlarla dokuz senelik bir barış andlaşması yapacak; buna göre </text:span><text:span text:style-name="T10">Konstantiniye'de</text:span><text:span text:style-name="T2"> yedi sene ikâmet edecek. Oraya </text:span><text:span text:style-name="T4">iki kere gidişi ve dönüşü tabii ki yıllar alacaktır. Süfyanî ile yapacağı fikri mücadele de öyle.</text:span><text:span text:style-name="T2"> Çünkü yukarıda da arz ettiğimiz gibi, </text:span><text:soft-page-break/><text:span text:style-name="T2">Süfyanî kendisine biat ettikten üç sene sonra andlaşmayı bozacak ve bu yüzden onunla fikren mücadele etmek zorunda kalacaktır.</text:span></text:p>
      <text:p text:style-name="P71"><text:span text:style-name="T2">Hindi ve diğer ülkeleri manen feth etmesi de muhakkak ki yıllara malolacaktır. </text:span><text:span text:style-name="T10">Nitekim bütün bu anlattıklarımız, muhtelif rivayetlerde varid olmuştur.</text:span></text:p>
      <text:p text:style-name="P88"><text:span text:style-name="T2">Bütün bu işler, hükümranlığı süresinin dokuz yıldan fazla olduğunu göstermektedir Öyleyse, </text:span><text:span text:style-name="T4">YEDİ SENE İLE TAHDİD (EDİLMESİ (SINIRLANDIRILMASI), BÜTÜN ÜLKELERE TAM MÂNASİYLE YEDİ SENE HÂKİM OLMASI İTİBARİYLEDİR, ONDOKUZ YIL İLE TAHDİDİ (SINIRLANDIRILMASI), SÜFYANÎ İLE FİKRİ MÜCADELE YAPMASI, ONU FİKREN MAHLUP EDİP, ÜLKELERE (MANEN VE FİKREN) HÂKİM OLMASI VE BÜTÜN İNSANLARIN EMRİNİN ALTINA GİRMESİ İTİBARİYLEDİR...</text:span><text:span text:style-name="T2"> (yani bu zamanda geçen süre itibariyledir ki, bu da ondokuz seneyi içine alır...)</text:span></text:p>
      <text:p text:style-name="P71"><text:span text:style-name="T2">Yukarda arz etmiştik: O, </text:span><text:span text:style-name="T4">Rumlarla dokuz sene barış yapacak, onlarla fikri mücadele yapması ve duruma hâkim olması, takriben on sene sürer, Şam'a girmesi, Süfyanî'nin ona biat etmesi, </text:span><text:span text:style-name="T10">üç sene sonra biat'dan vaz geçmesi, bu yüzden onunla fikri bir mücadele yapması ve dolayısıyla bu aradan bir sürü senelerin geçmesi tahminen yirmi dört yılı bulur... </text:span><text:span text:style-name="T4">Mekke'ye girmesi, orada Mekke Emrinin düşünce sistemini çökertmesi, dolayısıyla BÜTÜN HİCAZ ÜLKELERİNE MANEN VE FİKREN HÂKİM OLMASI DA </text:span><text:span text:style-name="T10">AŞAĞI YUKARI KIRK SENEYİ</text:span><text:span text:style-name="T4"> bulur... </text:span><text:span text:style-name="T2">Sonra bütün ülkelere manen ve fikren hâkim olması, Horosanlı Haşimî'nin zuhur etmesi ... de az vakit almaz!.. <text:s/>Kaldı ki dokuz veya aşağı bir zaman hâkim olması, İsa'nın (A.S.) nüzulundan sonra olması da muhtemeldir... </text:span><text:span text:style-name="T6">(Kıyamet Alametleri, Medineli Allame Muhammed b. Resul el-Hüseyni el-Berzenci, Pamuk Yayıncılık, 185, 186)</text:span></text:p>
      <text:p text:style-name="P304">Görüldüğü gibi büyük İslam Alimi seyyid Muhammed b. Resul el-Hüseyni el-Berzenci Hazretleri Hz. Mehdi (a.s.)'nin görev sürelerini mutelif zamanlar içerisinde anlatmış bu büyük müceddidin Kuran ahlakı ve fazileti ile Peygamberimiz (s.a.v.)'in sünnetini dünya üzerinde hakim etmesinin yaklaşık 40 yılı bulacağını bildirmiştir. Bu süre içinde Hz. Mehdi (a.s.), deccaliyet sisteminin kendisine karşı kurduğu tuzaklarla, komplolarla, tecritlerle meşgul olacak, bir gaybet dönemi olacak ayrıca sayıları 313 kişiden müteşekkil olduğu hadislerde açıklanan talebelerinin bir araya gelmeleri ve imanlarının güçlü hale gelmesi için çok samimi bir gayret içinde olacaktır. Yine Hz. Mehdi (a.s.)'nin hapis dönemi olacak, daha sonrasında müslümanların esaretine son verecek, yaşanan acı, zulüm ve baskı ortamını tamamen ortadan kaldırmak <text:s/>ve insanlar arasında Kuran ahlakını hakim kılmak ve İslam Birliği oluşturmak için hakkaniyetli bir çalışma içinde olacaktır. Ancak bu çalışmaların hiçbiri 7 ya da 10 yıl gibi kısa bir zaman dilimi içinde tamamlanmayacak, hepsi ayrı ayrı çok uzun sürecekler alacaktır.</text:p>
      <text:p text:style-name="P307"><text:span text:style-name="T28">Aynı şekilde Hz. Mehdi (a.s.), tüm dünyada, farklı farklı ülkelerde imar çalışmaları yapacak, binalar ve müslümanların ibadetlerini rahatça <text:s/>yayabilmeleri için mescidler inşa edecektir. Ancak bu çalışması da 9 yıl gibi kısa bir müddet içinde değil çok daha uzun bir zaman dilimi içinde gerçekleşecektir. Diğer yandan Süfyani sistem ile fikri bir mücadelesi olacak ve bu sistemin oluşturduğu münafıklık ile de uzun yıllar süren bir manevi mücadelesi olacaktır. Hatta bu süre takriben 24 yılı bulacaktır. Diğer yandan dünya ülkelerini manen ve fikren feth etmesi yani Kuran ahlakı ve fazileti ile Peygamberimiz (s.a.v.)'in sünnetini insanlara kabul ettirmesi de çok uzun bir vakit alacaktır. </text:span><text:span text:style-name="T39">El Berzenci Hazretleri tüm bu çalışmalarının sonunda Hz. Mehdi (a.s.)'nin İslam ahlakının dünya hakimiyeti için en az 40 yıl gayret göstereceğini söylemektedir. Bu da Hz. Mehdi (a.s.)'nin zuhur zamanı olan Hicri 1400 itibariyle hemen tanınması gibi bir durumun kesinlikle söz konusu olmadığını bu tanınmanın yukarıda belirttiğimiz tüm bu </text:span><text:soft-page-break/><text:span text:style-name="T39">çalışmalar nedeniyle en az 40 yıl; yani 40, 50, 60 yıl gibi uzun bir dönemi kapsayacağını gösteren önemli delillerdir.</text:span></text:p>
      <text:p text:style-name="P304">3. Peygamber Efendimiz Hz. Muhammed (s.a.v)'in, hadislerinde Hz. Mehdi (a.s.) ile ilgili çeşitli süreler vermiş olması, Hz. Mehdi (a.s.)'nin hayatının, fikri mücadelesinin ve Kuran ahlakına dayalı manevi hükümranlık süresinin çeşitli dönemlerine işaret etmektedir.</text:p>
      <text:p text:style-name="P148"/>
      <text:p text:style-name="P307"><text:span text:style-name="T28">Peygamberimiz (s.a.v.)'in hadislerinde Hz. Mehdi (a.s.) ile ilgili olarak geçen; </text:span><text:span text:style-name="T32">"Hz. Mehdi (a.s.) 14 sene yaşayacak"</text:span><text:span text:style-name="T28">, </text:span><text:span text:style-name="T32">"Hz. Mehdi (a.s.)'nin hayatı 30 senedir" </text:span><text:span text:style-name="T28">ve </text:span><text:span text:style-name="T32">"Hz. Mehdi (a.s.) dünyada 40 yıl kalacaktır ..." </text:span><text:span text:style-name="T28">şeklindeki ifadeler, </text:span><text:span text:style-name="T30">Hz. Mehdi (as)'nin hayatının, fikri mücadelesinin ve Kuran ahlakına dayalı manevi hükümranlık süresinin çeşitli dönemlerine işaret etmektedir.</text:span></text:p>
      <text:p text:style-name="P304">Hadislerde Hz. Mehdi (a.s.) ile ilgili çok detaylı bilgiler verilmiş ve bu mübarek ahir zaman şahsının hayatının önemli dönemlerine dikkat çekilmiştir. </text:p>
      <text:p text:style-name="P304">Örneğin hadislerde Hz. Mehdi (a.s.)'nin ortaya çıkmadan önce çok büyük zulümlere uğrayacağı, saldırı ve iftiralara maruz kalacağı tarif edilmektedir. Hapis dönemleri, tutuklanmalar, baskılar Hz. Mehdi (a.s.)'nin hayatının çok önemli bir dönemini oluşturacaktır. Hz. Mehdi (a.s.) gibi talebeleri de dönemin inkarcılarından çok şiddetli eziyetler görecek, çok şiddetli denemelerden geçirileceklerdir. Hz. Mehdi ve talebelerinin inkar edenlerle, ahir zamanın münafıklarıyla, bazı Fıkıh alimleriyle ve ahir zaman deccaliyle yapacağı fikri mücadele de bu zaman aralıklarından biridir. Hz. Mehdi (a.s.)'nin talebelerinin sayısının 313 olduğu da hadislerde bildirilmektedir. Bu sayı düşünülürse bu kadar kişinin Hz. Mehdi (a.s.)'nin çevresinde birleşmelerinin, eğitilmelerinin, imani yönden olgunlaşmalarının da belli bir zaman alacağı ortadadır. Tüm bu olay ve gelişmeler, Hz. Mehdi (a.s.)'nin ortaya çıkmasından ve manevi lider olmasından yani herkesçe tanınmasından önce uzun bir dönem geçeceği ve bu dönemin belli evreleri olacağını göstermektedir. </text:p>
      <text:p text:style-name="P304">Hz. Mehdi (a.s.)'nin görev süresindeki bu dönemler Peygamberimiz (s.a.v.)'den şu şekilde rivayet edilmiştir:</text:p>
      <text:p text:style-name="P304"/>
      <text:p text:style-name="P307"><text:span text:style-name="T28">Resulullah (S.A.V) şöyle buyurmuştur: "Benim ümmetimin içinde Hz. Mehdi (a.s.) çıkacak, </text:span><text:span text:style-name="T37">5 VEYA 9 YIL (HÜKÜM SÜREREK)</text:span><text:span text:style-name="T30"> </text:span><text:span text:style-name="T28">yaşayacaktır. Bir adam ona gelecek ve: Ey Mehdi (a.s)! Bana (mal) ver diyecek. O da onun elbisesini yayıp, içine taşıyabileceği kadar mal dolduracaktır." </text:span><text:span text:style-name="T32">(Mer'iy b. Yusuf b. Ebi bekir b. Ahmet b. Yusuf el-Makdi'si "Feraidu Fevaidi'l Fikr Fi'l İmam El-Mehdi El-Muntazar")</text:span></text:p>
      <text:p text:style-name="P304"/>
      <text:p text:style-name="P307"><text:span text:style-name="T28">"... Malı bölecek ve insanlara peygamberlerinin sünnetiyle davranacak </text:span><text:span text:style-name="T30">İslam'ı aradaki komşu diyarlara bildirecek, </text:span><text:span text:style-name="T37">7 YIL KALACAK</text:span><text:span text:style-name="T30"> </text:span><text:span text:style-name="T28">sonra vefat edecek ve Müslümanlar namazını kılacaklar." </text:span><text:span text:style-name="T32">(Ali b. Sultan Muhammed el-Kari el-Hanefi "Risaletül Meşreb elverdi fi mezhebil Mehdi")</text:span></text:p>
      <text:p text:style-name="P199"/>
      <text:p text:style-name="P307"><text:span text:style-name="T28">Ebu Abdullah Hüseyin b. Ali'den rivayet göre; Hz. Mehdi (a.s.) </text:span><text:span text:style-name="T37">19 YIL</text:span><text:span text:style-name="T30"> hüküm sürecektir.</text:span><text:span text:style-name="T28"> </text:span><text:span text:style-name="T32">(Ukayli "En-Necmu's-sakıb fi Beyanı Enne'l Mehdi min Evladı Ali b. Ebi Talib Ale't-Temam ve'l kamal")</text:span></text:p>
      <text:p text:style-name="P199"/>
      <text:p text:style-name="P304"><text:soft-page-break/></text:p>
      <text:p text:style-name="P304"/>
      <text:p text:style-name="P307"><text:span text:style-name="T28">Taberani ve Ebu Nuaym'ın, Ebu Said El-Hudri (RA)dan rivayetlerine göre; Resulullah şöyle buyurmuştur: "Benim Ehl-i Beyt'imden bir adam çıkacaktır. O, benim sünnetimi anlatacaktır. Allah (c.c.) onu hürmetine gökyüzünden yağmur indirecektir. Yeryüzü (Allah (c.c.)ın emri ile) bereketini dışarı çıkaracaktır. O, daha önce zulüm ve haksızlıkla doldurulmuş olan dünyayı hak ve adeletle dolduracaktır. </text:span><text:span text:style-name="T37">BU SÜNNETİ 7 YIL YAPACAKTIR.</text:span><text:span text:style-name="T28">"</text:span><text:span text:style-name="T32"> (Mer'iy b. Yusuf b. Ebi bekir b. Ahmet b. Yusuf el-Makdi'si "Feraidu Fevaidi'l Fikr Fi'l İmam El-Mehdi El-Muntazar)</text:span></text:p>
      <text:p text:style-name="P304"/>
      <text:p text:style-name="P307"><text:span text:style-name="T28">Hz. Ali'den rivayete göre;</text:span><text:span text:style-name="T30"> Hz. Mehdi (a.s.), bütün bit'adları yok edecek ve bütün sünnetleri de ikame edecektir. </text:span><text:span text:style-name="T28">Konstantiniyye'yi, Çin'i, Deylem Dağı'nı fethedecektir. </text:span><text:span text:style-name="T30">HZ. MEHDİ (A.S.) BU HAL ÜZERE </text:span><text:span text:style-name="T37">7 YIL KALACAKTIR.</text:span><text:span text:style-name="T28"> </text:span><text:span text:style-name="T30">Onun her senesi, sizin on seneniz gibidir.</text:span><text:span text:style-name="T28"> </text:span><text:span text:style-name="T32">(Ukayli "En-Necmu's-sakıb fi Beyanı Enne'l Mehdi min Evladı Ali b. Ebi Talib Ale't-Temam ve'l kamal")</text:span></text:p>
      <text:p text:style-name="P304"/>
      <text:p text:style-name="P307"><text:span text:style-name="T28">Darakutni ve Taberani'nin, Ebu Hureyre (RA)dan rivayetlerine göre; Resulullah (SAV) şöyle buyurmuştur: "Benim ümmetimin içinde Hz. Mehdi (a.s.) olacaktır. </text:span><text:span text:style-name="T37">HER NE KADAR 7 VEYA 8, YAHUT DA 9 YILDAN AZ OLSA BİLE</text:span><text:span text:style-name="T28">, daha önce benzeri olmayan bir şekilde ümmetimden günahsız ve günahkar olan herkes onun devrinde nimetlendirilecektir." </text:span><text:span text:style-name="T32">(Mer'iy b. Yusuf b. Ebi bekir b. Ahmet b. Yusuf el-Makdi'si "Feraidu Fevaidi'l Fikr Fi'l İmam El-Mehdi El-Muntazar")</text:span></text:p>
      <text:p text:style-name="P304"/>
      <text:p text:style-name="P307"><text:span text:style-name="T28">Nuaym'ın, Zühri'den rivayetine göre; Hz. Mehdi (a.s.) </text:span><text:span text:style-name="T37">14 SENE </text:span><text:span text:style-name="T28">yaşayacak, sonra normal bir şekilde ölecektir. </text:span><text:span text:style-name="T32">(Mer'iy b. Yusuf b. Ebi bekir b. Ahmet b. Yusuf el-Makdi'si "Feraidu Fevaidi'l Fikr Fi'l İmam El-Mehdi El-Muntazar")</text:span></text:p>
      <text:p text:style-name="P304"/>
      <text:p text:style-name="P307"><text:span text:style-name="T28">Yine Nuaym'ın Bukye b. Velit'den rivayetine göre; </text:span><text:span text:style-name="T48">HZ. Mehdi (A.S.)'nin HAYATI 30 SENEDİR.</text:span><text:span text:style-name="T37"> </text:span><text:span text:style-name="T32">(Mer'iy b. Yusuf b. Ebi bekir b. Ahmet b. Yusuf el-Makdi'si "Feraidu Fevaidi'l Fikr Fi'l İmam El-Mehdi El-Muntazar")</text:span></text:p>
      <text:p text:style-name="P199"/>
      <text:p text:style-name="P307"><text:span text:style-name="T28">"Yine Nuaym'ın, Dinar b. Dinar'dan rivayetine göre; HZ. Mehdi (A.S.) </text:span><text:span text:style-name="T37">DÜNYADA 40 YIL KALACAKTIR.</text:span><text:span text:style-name="T28"> </text:span><text:span text:style-name="T32">(Mer'iy b. Yusuf b. Ebi bekir b. Ahmet b. Yusuf el-Makdi'si "Feraidu Fevaidi'l Fikr Fi'l İmam El-Mehdi El-Muntazar")</text:span></text:p>
      <text:p text:style-name="P199"/>
      <text:p text:style-name="P304">Hadislerden Hz. Mehdi (a.s.)'nin tüm milletlere fikren ve manen hakim olmasının da uzun bir dönem alacağı anlaşılmaktadır. İslam alimlerinin de belirttikleri üzere, ülkelerin Hz. Mehdi (a.s.) tarafından birbiri ardına manen ve fikren fethedilmesi belli bir zaman içinde olacaktır. Hatta Berzenci Hazretleri Hz. Mehdi (a.s.)'nin İslam ahlakını hakim etmesinin 40 yıl gibi uzun bir süreyi bulacağını söylemiştir. Bu tespit Hz. Mehdi (a.s.)'nin insanlarca tam olarak tanınmasının, zuhurundan sonra en az 40 yıllık bir dönemin ardından olacağını göstermektedir.</text:p>
      <text:p text:style-name="P304"/>
      <text:p text:style-name="P307"><text:soft-page-break/><text:span text:style-name="T28">… </text:span><text:span text:style-name="T30">BÜTÜN HİCAZ ÜLKELERİNE MANEN VE FİKREN HÂKİM OLMASI DA </text:span><text:span text:style-name="T37">AŞAĞI YUKARI KIRK SENEYİ</text:span><text:span text:style-name="T30"> </text:span><text:span text:style-name="T28">bulur... </text:span><text:span text:style-name="T32">(Kıyamet Alametleri, Medineli Allame Muhammed b. Resul el-Hüseyni el-Berzenci, Pamuk Yayıncılık, sf. 186)</text:span></text:p>
      <text:p text:style-name="P199">4. Hz. Mehdi (a.s.)'nin Hicri 1400'ün başında zuhur etmesi demek kesinlikle zuhur eder etmez insanlarca tanınacağı anlamını taşımaz.</text:p>
      <text:p text:style-name="P148">Şu an Hicri 1430'da olduğumuza göre Hz. Mehdi (a.s.)'nin zuhuru üzerinden Peygamberimiz (s.a.v.)'in bildirdiği Hicri tarihe göre 30 yıl geçmiştir. Yani Berzenci Hazretleri'nin bildirdiği gibi Hz. Mehdi (a.s.)'nin tam olarak tanınması ve dünya çapındaki manevi ve fikri hakimiyeti için en az 10 yıllık bir dönem daha bulunmaktadır. </text:p>
      <text:p text:style-name="P304">Bazı kişilerin hiçbir muteber delile ve sahih hadise dayanmadan iddia ettiği gibi; "Hz. Mehdi (a.s.) Hicri 1400 itibariyle hemen tanınacak, Hz. Mehdi (a.s.) olduğu herkesçe hemen bilinecek" gibi bir mantık yürütmek ehl-i sünnet alimlerinin düşüncelerine tamamen ters düşmektedir. Bu iddiada bulunan bir kişi ehl-i sünnet inancına ters düşmüş olur. Çünkü örneğin büyük ehl-i sünnet alimi Medineli Allame Seyyid Muhammed b. Resul el-Hüseyni el-Berzenci Hazretleri; Hz. Mehdi (a.s.)'nin zuhurundan sonraki tanınma vakti için şöyle bir açıklamada bulunmuştur: </text:p>
      <text:p text:style-name="P304">(Aşağıda yer alan küpür Medineli Allame Seyyid Muhammed b. Resul el-Hüseyni el-Berzenci Hazretleri'nin (Hicri 1040-1103), tercümesi Naim Erdoğan tarafından yapılmış El-işaatü li Eşratıssaati (Kıyamet Alametleri) adlı eserinin genişletilmiş 10. baskısının 301 nolu orijinal sayfasıdır.) </text:p>
      <text:p text:style-name="P304"/>
      <text:p text:style-name="P304">Yahut, dört, beş hatta on yıl yüzün ilk yıllarından sayılar. Buna gore; Mehdi’nin, yüzüncü yıldan, yedi, dokuz veya otuz sene evvel çıkması, onun yüzüncü yılın başında çıkacağını önleyemez… Bu müddetten sonraya kalsa, yine durum aynı olur..</text:p>
      <text:p text:style-name="P304"><text:s text:c="2"/></text:p>
      <text:p text:style-name="P307"><text:span text:style-name="T30">… YAHUT, </text:span><text:span text:style-name="T37">DÖRT, BEŞ HATTA ON YIL, YÜZÜN İLK YILLARINDAN SAYILIR. </text:span><text:span text:style-name="T30">BUNA GÖRE; MEHDİ'NİN, YÜZÜNCÜ YILDAN, YEDİ, DOKUZ VEYA OTUZ SENE EVVEL ÇIKMASI, </text:span><text:span text:style-name="T37">ONUN YÜZÜNCÜ YILIN BAŞINDA ÇIKACAĞINI ÖNLEYEMEZ. BU MÜDDETTEN SONRAYA KALSA, YİNE DURUM AYNI OLUR.</text:span><text:span text:style-name="T30"> </text:span><text:span text:style-name="T32">(Kıyamet Alametleri, müellif: Medineli Allâme Muhammed b. Resul el-Hüseynî el-Berzencî, Pamuk Yayıncılık, İstanbul 2002 sf. 301)</text:span></text:p>
      <text:p text:style-name="P199"/>
      <text:p text:style-name="P304">El Berzenci Hazretleri bu sözüyle Hz. Mehdi (a.s.)'nin zuhur tarihi olan Hicri 1400'den sonraki 4, 5 hatta 10 yılın bile yüzyıl başının ilk yıllarından olduğunu belirtmektedir. Hatta örneğin İmam Rabbani Hazretleri'nin; <text:s/></text:p>
      <text:p text:style-name="P304"/>
      <text:p text:style-name="P307"><text:span text:style-name="T37">HER YÜZ SENE BAŞINDA bu ümmetin uleması arasından BİR MÜCEDDİD GELECEK ve şeriatı (Kuran ahlakı ve fazileti ile Peygamberimiz (s.a.v.)'in sünnetini) ihya edecektir </text:span><text:span text:style-name="T30">(canlandıracaktır). </text:span><text:span text:style-name="T32">(Mektubat-ı Rabbani, 1/520)</text:span></text:p>
      <text:p text:style-name="P199"/>
      <text:p text:style-name="P307"><text:span text:style-name="T28">İfadesiyle belirttiği gibi Hz. Mehdi (a.s.)'nin </text:span><text:span text:style-name="T30">HİCRİ 1400 BAŞINDAN 7, 9 HATTA 30 SENE </text:span><text:soft-page-break/><text:span text:style-name="T30">EVVEL YA DA SONRA TANINACAK OLMASI </text:span><text:span text:style-name="T28">da Hz. Mehdi (a.s.)'nin Hicri 1400'de zuhur etmesine mani olmayacaktır. Bu durumlar olsa bile Hz. Mehdi (a.s.) yine Hicri 1400 başında çıkmış olacaktır.</text:span></text:p>
      <text:p text:style-name="P304">"Hz. Mehdi (a.s.) Hicri 1400'de insanlarca hemen tanınmadığına göre zuhur etmedi, Hicri 1400'ün üstünden de 30 yıl geçmesine rağmen hala büyük alametler oluşmadı, demek ki Hz. Mehdi (a.s.) bu yüzyılda çıkmayacak Hz. Mehdi (a.s.)'nin çıkışı diğer yüzyıla kalmıştır..." gibi akıl ve mantığa uymayan bu tip ifadelerle Hz. Mehdi (a.s.)'nin zuhurunu örtmeye, gölgelemeye ve gizlemeye çalışanlara Ehl-i Sünnet'in önemli ve muteber alimlerinden olan El Berzenci Hazretleri'nin bu açıklaması; son derece önemli bir cevap niteliğindedir. Hz. Mehdi (a.s.), Hicri 1400'ün öncesinde ya da 7, 9 ya da 30 yıl sonrasında da çıksa yine beklenen Büyük Mehdi (a.s.)'dir. Bu durumların hiçbiri Peygamberimiz (s.a.v.)'in sahih hadisleriyle bildirilmiş olan bu gerçeği Allah'ın izniyle kesinlikle değiştiremez.</text:p>
      <text:p text:style-name="P304"/>
      <text:p text:style-name="P304">5. Peygamberimiz (s.a.v.) dünyanın ömrünün 7000 yıl olduğunu bildirmiştir (Doğrusunu Allah bilir)</text:p>
      <text:p text:style-name="P148">Her yüz senede bir din ahlakını bidatlerden kurtarmak ve yenilemek için Allah tarafından bir kişinin gönderildiği, Sünen-i Ebu Davud, Mektubat-ı Rabbani gibi büyük ve muteber ehli sünnet alimlerinin eserlerinde açık bir şekilde belirtilmiştir. Peygamberimiz (s.a.v.)'den rivayet edilen hadislerde ahir zamanda zuhur edeceği müjdelenen Hz. Mehdi (a.s.)'nin çıkış zamanı olarak ise Hicri 1400 yılı verilmiştir. </text:p>
      <text:p text:style-name="P304">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304"/>
      <text:p text:style-name="P307"><text:span text:style-name="T28">Ahmed İbni Hanbel İlel'inde nakletti. İsmail b. Abdülkerim, Abdüssamed'den O da Vehb'den rivayet etti: </text:span><text:span text:style-name="T30">DÜNYADAN BEŞ BİN ALTI YÜZ YIL GEÇMİŞTİR.</text:span><text:span text:style-name="T28"> </text:span><text:span text:style-name="T32">(Ali B. Hüsameddin el-Muttaki, Kitab-ül Burhan Fi Alamet-il Mehdiyy-il Ahir zaman, sf. 89)</text:span></text:p>
      <text:p text:style-name="P199">(Aşağıda yer alan küpür Ali B. Hüsameddin el-Muttaki Hazretleri'nin, Kitab-ül Burhan Fi Alamet-il Mehdiyy-il Ahir zaman adlı eserinin Sayın Dr. Suat Arusan tarafından hazırlanan Türkçe çevirisinin sf. 89'da yer alan ilgili kısmıdır.)</text:p>
      <text:p text:style-name="P199"/>
      <text:p text:style-name="P304">Diğer yandan başka birçok hadiste ise dünyanın ömrünün 7000 yıl olduğuna dair açık izahlar bulunmaktadır:</text:p>
      <text:p text:style-name="P304"/>
      <text:p text:style-name="P307"><text:span text:style-name="T28">Enes Malik 'den tahric etti. O dedi ki, Resulullah (s.a.v.) buyurdu: </text:span><text:span text:style-name="T37">DÜNYANIN ÖMRÜ, AHİRET GÜNLERİNDE YEDİ GÜNDÜR</text:span><text:span text:style-name="T30">.</text:span><text:span text:style-name="T28"> Allah-u Teala buyurdu ki: </text:span><text:span text:style-name="T37">RABBİN KATINDA BİR </text:span><text:soft-page-break/><text:span text:style-name="T37">GÜN SİZİN SAYDIKLARINIZDAN BİN YIL GİBİDİR. </text:span><text:span text:style-name="T28">Kim bir din kardeşinin Allah yolunda bir ihtiyacını görürse, Allah Teala onun için gündüzlerini oruçla, gecelerini de ibadetle geçirmişcesine </text:span><text:span text:style-name="T37">ŞU DÜNYANIN YEDİ BİN YILLIK ÖMRÜ MÜDDETİNCE SEVAP YAZAR.</text:span><text:span text:style-name="T28"> </text:span><text:span text:style-name="T32">(Ali B. Hüsameddin el-Muttaki, Kitab-ül Burhan Fi Alamet-il Mehdiyy-il Ahir Zaman, sf. 88)</text:span></text:p>
      <text:p text:style-name="P307"><text:span text:style-name="T28">Dakkak b. Zeyd-ü Cüheni 'den rivayet ettiler: Ben gördüğüm bir rüyayı Resulullah (s.a.v.) 'e anlattım. Bu rüyada Peygamber (s.a.v.) yedi basamaklı bir minberin en üst basamağında idi: </text:span><text:span text:style-name="T30">O buyurdu ki, YEDİ BASAMAKLI GÖRDÜĞÜN MİNBER ŞU DÜNYANIN ÖMRÜ OLAN YEDİ BİN SENEDİR.</text:span><text:span text:style-name="T28"> </text:span><text:span text:style-name="T32">(Ali B. Hüsameddin el-Muttaki, Kitab-ül Burhan Fi Alamet-il Mehdiyy-il Ahir Zaman, 89)</text:span></text:p>
      <text:p text:style-name="P199">(Aşağıda yer alan küpür Ali B. Hüsameddin el-Muttaki Hazretleri'nin, Kitab-ül Burhan Fi Alamet-il Mehdiyy-il Ahir zaman adlı eserinin Sayın Dr. Suat Arusan tarafından hazırlanan, Türkçe çevirisinin <text:s/>sf. 88, 89 ve 90. sayfalarıdır.)</text:p>
      <text:p text:style-name="P304"><text:s/></text:p>
      <text:p text:style-name="P307"><text:span text:style-name="T28">Ehl-i sünnet alimlerinden Hüsameddin el- Muttaki'nin eseri </text:span><text:span text:style-name="T32">Kitab-ül Burhan Fi Alamet-il Mehdiyy-il Ahir Zaman</text:span><text:span text:style-name="T28"> kitabınında yer alan bu hadislere göre Peygamberimiz (s.a.v.) dünyanın ömrünün 7000 sene olduğunu bildirmektedir. Yine birçok ehl-i sünnet alimlerinin eserlerinde örneğin Muttaki Hazretlerinin, </text:span><text:span text:style-name="T32">Kenzu'l-Ummal</text:span><text:span text:style-name="T28">, h.no: 16459'da, Muhammed Tahir b. Ali el-Hindî ‘nin eseri </text:span><text:span text:style-name="T32">Tezkiretu'l-Mevduat</text:span><text:span text:style-name="T28">, I/223'de, İmam Sahavî, </text:span><text:span text:style-name="T32">el-Makasidu'l-hasene</text:span><text:span text:style-name="T28"> (Deylemi'den naklen), I/693, h.no: 1243.'de, </text:span><text:span text:style-name="T32">El Munavî'nin Feyzu'l-Kadir</text:span><text:span text:style-name="T28">, III/547; h.no: 4278 (Deylemi'den naklen) de, Bayezid Bistamî Hazretleri'nin </text:span><text:span text:style-name="T32">Miftahu'l-Cifr </text:span><text:span text:style-name="T28">adlı eserinde dünyanın ömrünün 7000 yıl olduğu konusuyla ilgili hadislere yer verilmiştir. Bu da ehl-i sünnet alimlerinin ittifakla bu konuyu kabul ettiklerini gösteren çok açık bir delildir. </text:span></text:p>
      <text:p text:style-name="P304">Hicri 1300'ün ve son bin yılın en büyük müceddidi olan Üstad Said Nursi Hazretleri ise İslam ahlakının hakimiyet süresi için Hicri 1500'leri vermiştir. Üstad bu tarihlere kadar ki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304"/>
      <text:p text:style-name="P304">"Ümmetimden bir taife Allah'ın emri gelinceye kadar (kıyamete kadar) hak üzerinde olacaktır."</text:p>
      <text:p text:style-name="P197"><text:span text:style-name="T28">"Ümmetimden bir taife.." fıkrasının (bölümünün) makam-ı cifrîsi (cifir hesâbına göre olan netice, sayı değeri) </text:span><text:span text:style-name="T37">1542 (2117) ederek nihayet-i devamına (varlığının sonuna) îma eder. "Hak üzerinde olacaktır." (şedde sayılır) fıkrası dahi; makam-ı cifrîsi 1506 (2082), bu tarihe kadar zâhir ve aşikârane (açık ve ortada), belki galibane</text:span><text:span text:style-name="T28">; sonra tâ 1542 (2117) ye kadar, gizli ve mağlubiyet içinde vazife-i tenviriyesine (aydınlatma görevine) devam edeceğine remze (işarete) yakın îma eder. </text:span><text:span text:style-name="T37">"Allah'ın emri gelinceye kadar" (şedde sayılır) fıkrası dahi; makam-ı cifrîsi 1545 (2120), kâfirin başında KIYAMET KOPMASINA îma eder.</text:span><text:span text:style-name="T32"> (Kastamonu Lahikası, s. 33)</text:span></text:p>
      <text:p text:style-name="P199">Peygamberimiz (s.a.v.) başka birçok sahih hadisinde ise dünyanın sadece 1 günlük ömrü kalmış olsa bile Allah'ın o ömrü uzatıp Hz. Mehdi (a.s.)'yi mutlaka zuhur etireceğini bildirmiştir. <text:soft-page-break/>Bu son derece önemli bir açıklamadır. Çünkü Hz. Mehdi (a.s.)'nin Peygamberimiz (s.a.v.)'in rivayetine rağmen Hicri 1400'de çıkmayacağı gibi hadislere mualif bir açıklamada bulunan söz konusu kişinlerin bu hadisleri de göz ardı ettiği son derece ortadadır. Oysa Peygamberimiz (s.a.v.) bu hadisleriyle, Hz. Mehdi (a.s.)'nin zuhurunun ve onun vesilesiyle İslam ahlakının hakim olmasının insanlık için ne kadar önemli olduğuna çok açık şekilde dikkat çekmiştir.</text:p>
      <text:p text:style-name="P304"/>
      <text:p text:style-name="P307"><text:span text:style-name="T28">Abdullah (r.a) dan rivayet edilmiştir: Resulullah (s.a.v) buyurdu ki: Ehl-i beytimden ismi ismime mutabık olan bir kişi başa geçecektir... </text:span><text:span text:style-name="T30">DÜNYANIN ANCAK BİR GÜNLÜK ÖMRÜ KALMIŞ OLSA, ONUN (HZ. MEHDİ (A.S.)'NİN) BAŞA GEÇMESİ İÇİN CENAB-I ALLAH O GÜNÜ BEHEMEHAL UZATIR. </text:span><text:span text:style-name="T32">Sünen-i Tirmizi 4/92</text:span></text:p>
      <text:p text:style-name="P304"/>
      <text:p text:style-name="P307"><text:span text:style-name="T28">Hz.Ali 'den rivayet olduğuna göre Resulullah (s.a.v.) şöyle buyurdu: </text:span><text:span text:style-name="T30">KIYAMETİN KOPMASI İÇİN ZAMANDA SADECE BİR GÜNDEN BAŞKA VAKİT KALMAMIŞ TA OLSA, ALLAH (CC) BENİM EHL-İ BEYTİMDEN BİR ZATI GÖNDERECEK. </text:span><text:span text:style-name="T32">Sünen-i <text:s/>Ebu Davud, 5/92</text:span></text:p>
      <text:p text:style-name="P304"/>
      <text:p text:style-name="P307"><text:span text:style-name="T28">İbn-i Mace ve Ebu Naim, Ebu Hüreyre 'den tahric ettiler, o dedi, Peygamber (s.a.v) buyurdu: <text:s/></text:span><text:span text:style-name="T30">EĞER DÜNYADAN BİR GÜN KALSA, ALLAH O GÜNÜ UZATIR VE EHL-İ BEYTİMDEN BİRİSİNİ MELİK KILAR. </text:span><text:span text:style-name="T32">Kitab-ül Burhan Fi Alameti-il Mehdiyy-il Muntazar, 10 <text:s/>El-Kavlu-l Muhtasar Fi Alamatil Mehdiyy-il Muntazar, 27 <text:s/>Ölüm-Kıyamet -Ahiret ve Ahir Zaman Alametleri, s. 437</text:span></text:p>
      <text:p text:style-name="P199">Bu nedenle; sözde Hz. Mehdi (a.s.)'nin zuhurunun ilk çeyreğinin geçtiği bu nedenle de zuhurunun bir dahaki yüzyıla kaldığı gibi hadislere dayalı olmadan, tamamen mantık dışı ve uydurma bir açıklama yapan bu kişilerin bu hadisleri yeniden tefekkür etmesi ve üzerinde düşünmesi gerekmektedir. </text:p>
      <text:p text:style-name="P307"><text:span text:style-name="T28">Allah'ın </text:span><text:span text:style-name="T30">"dünyadan bir gün kalsa bile o günü uzatıp Hz. Mehdi (a.s.)'yi zuhur ettireceğini" </text:span><text:span text:style-name="T28">bildiren Peygamberimiz (s.a.v.)'in sözleri, Hz. Mehdi (a.s.)'nin zuhuru için gerekirse zamanın uzatılacağı yönündedir. Demek ki böyle bir durumda Hz. Mehdi (a.s.)'nin zuhuru -bu şahısların iddia ettiği gibi- yüz sene sonrasına ertelenip bu yüzyılda beklenmekten vazgeçilmeyecek, aksine Hz. Mehdi (a.s.)'nin zuhuru yine Hicri 1400 içinde beklenmeye devam edilecektir. Şu çok önemlidir ki Hicri 1499 senesinin son gününe kadar Hicri 1400'lü yılların içinde olunur. Hz. Mehdi (a.s.)'nin zuhuru için Allah'ın gerekirse zamanı uzatması de yine Hicri 1500'lere kadar olacak Hz. Mehdi (a.s.) bu dönem içinde İslam ahlakını ve faziletini ve Peygamberimiz (s.a.v.)'in sünnetini dünyaya yayma çalışmalarına çeşitli şekillerde devam edecektir. Ancak söz konusu uzama dünyanın 7000 yıllık ömrünü aşmayacak bir uzama olacak sonrasında ise Peygamberimiz (s.a.v.)'in belirttiği; İslam ahlakının dünya üzerindeki etkisinin kalkmaya başlaması ani bir gerileme şeklinde değil aklın ihtiyarini kaldırmadan yavaş yavaş meydana gelecektir. Ardından dünyanın 7000 yıllık ömrünün sonu olan kıyametin kopması olayı da Üstad Said Nursi Hazretleri'nin ifade ettiği gibi inşaAllah Hicri 1500'ler itibariyle beklenecektir. (Doğrusunu Allah bilir.) </text:span></text:p>
      <text:p text:style-name="P304">Büyük ehl-i Sünnet alimi Berzenci Hazretleri de dünyanın ömrünün Hicri 1600'e <text:soft-page-break/>ulaşmayacağını yani Hicri 1500'lü yıllar içinde kıyametin kopmasının Allah'ın izniyle beklendiğini ifade etmektedir. (Doğrusunu Allah bilir.)</text:p>
      <text:p text:style-name="P304"/>
      <text:p text:style-name="P307"><text:span text:style-name="T30">BU ÜMMETIN ÖMRÜ BİN SENEYİ GEÇECEK, FAKAT BİN BEŞ YÜZ SENEYİ AŞMAYACAKTIR...</text:span><text:span text:style-name="T28"> </text:span><text:span text:style-name="T32">(Kıyamet Alametleri, Medineli Allame Muhammed b. Resul el-Hüseyni el-Berzenci, Pamuk Yayıncılık, İstanbul, 2002, s. 299)</text:span></text:p>
      <text:p text:style-name="P199">(Aşağıda yer alan küpür Medineli Allame Seyyid Muhammed b. Resul el-Hüseyni el-Berzenci Hazretleri'nin (Hicri 1040-1103), tercümesi Naim Erdoğan tarafından yapılmış; El-işaatü li Eşratıssaati (Kıyamet Alametleri) adlı eserinin <text:s/>genişletilmiş 9. baskısının orjinal kapağı ve 299. sayfalarıdır.)</text:p>
      <text:p text:style-name="P304"/>
      <text:p text:style-name="P304">Peygamberimiz (s.a.v.)'den rivayet edilen hadise dayalı olarak Suyuti Hazretleri ise yaptığı açıklamada şöyle belirtmektedir: </text:p>
      <text:p text:style-name="P304"><text:s/></text:p>
      <text:p text:style-name="P307"><text:span text:style-name="T30">"BENİM ÜMMETİMİN ÖMRÜ 1500 SENEYİ PEK GEÇMEYECEK."</text:span><text:span text:style-name="T28"> <text:s/></text:span><text:span text:style-name="T32">(Suyuti, el-Keşfu an Mücavezeti Hazihil Ümmeti el-Elfu, el-havi lil Fetavi, Suyuti. 2/248, tefsiri Ruhul Beyan. Bursevi. (Arapça) 4/262, Ahmed bin Hanbel, Kitâbu'l-İlel, sh. 89)</text:span></text:p>
      <text:p text:style-name="P304">Bu durumda eğer yazı boyunca hitap ettiğimiz şahıslar, kendilerinin ehl-i sünnet inancında olduğuna hiçbir kuşku olmadığını, ehl-i sünnet inancına tam ve kesin bağlı olduğunu söylüyor hatta kendilerini yetiştiren hocalarının bu konuda açık beyanı olduğunu söylüyorlarsa o zaman ehl-i sünnetin bu iki muteber ve muhterem aliminin kendi eserlerinde ifade ettikleri görüşlerini de kabul etmek durumundadırlar. Kendileri, bu büyük alimlerin ortak görüşüne tamamen ters düşecek ve hiçbir sahih hadise dayanmayan açıklamalarla müslümanları meşgul etmemelidirler. Ehl-i Sünnet alimleri arasında son derece önemli yerleri olan Suyuti ve Seyyid El– Berzenci Hazretleri'nin ikisinin de derin görüşleri, derin araştırma ve ilimleri ile böyle ortak bir kanıya vardıklarını kabul edip içinde yaşadığımız dönemi Peygamberimiz (s.a.v.)'den rivayet edilen sahih hadisler doğrultusunda değerlendirmeleri ve buna göre görüş bildirmeleri gerekmektedir.</text:p>
      <text:p text:style-name="P307"><text:span text:style-name="T28">Unutulmaması gereken; Müslümanların böyle bir konuda kesinlikle Peygamberimiz (s.a.v.)'in; ehl-i sünnet alimlerince ittifakla sahih olduğunu kabul ettikleri hadislerine itibar edecek olmalarıdır. Kendine göre; hiçbir ayet ya da hadise dayandırmadan, akıl dışı mantıklar yürüterek Hz. Mehdi (a.s.)'nin çıkışını bir asır sonraya erteleyen ve İmam Rabbani, Ebu Davud Hazretleri, Suyuti Hazretleri, <text:s/>Seyyid el Berzenci Hazretleri ve Üstad Said Nursi Hazretleri gibi ehl-i sünnet alimlerinin ittifakla kabul ettikleri </text:span><text:span text:style-name="T30">"her yüz senenin başında müslümanlar arasından dini bidatlerden ayıracak bir zatın çıkışını"</text:span><text:span text:style-name="T28"> müjdeleyen tüm hadisleri açıkça reddeden bir kişinin sözlerine Müslümanlar itibar etmeyeceklerdir.</text:span></text:p>
      <text:p text:style-name="P304"/>
      <text:p text:style-name="P199">6. Ardı ardına gerçekleşen ahir zaman alametleri Hz. Mehdi (a.s.)'nin çıkışının çok önemli işaretleridir</text:p>
      <text:p text:style-name="P307"><text:span text:style-name="T28">Hicri 1400'e girilmesiyle birlikte ardı ardına hadisteki anlatımıyla </text:span><text:span text:style-name="T30">"tesbih taneleri gibi"</text:span><text:span text:style-name="T28"> birbirini izleyerek gerçekleşmiş-gerçekleşmekte olan ve aşağıda sadece bir kısmına yer </text:span><text:soft-page-break/><text:span text:style-name="T28">verdiğimiz ahir zaman alametleri bazı kişilerin sözde Hz. Mehdi (a.s.)'nin zuhuru diğer bir yüzyıla kalmıştır iddiasını tamamen geçersiz hale getirmektedir.</text:span></text:p>
      <text:p text:style-name="P304"/>
      <text:p text:style-name="P307"><text:span text:style-name="T28">Allah Resûlü sallallahu aleyhi ve sellem buyurdu: "… </text:span><text:span text:style-name="T30">eskimiş ipi kopan bir kolyenin taneleri gibi birbiri ardına gelen alâmetleri beklesinler.</text:span><text:span text:style-name="T28">" (</text:span><text:span text:style-name="T32">Ebû Hureyre radıyallahu anh. Tirmizî)</text:span></text:p>
      <text:p text:style-name="P198">Kıyamet alametleri birbirini takiben meydana gelir. Bir dizideki boncukların artarda kopması gibi. (Ramuz-El Ehadis, 277/6; Camiü's-Sagir, 3/167)</text:p>
      <text:p text:style-name="P304"/>
      <text:p text:style-name="P304">Bu ahir zaman ile ilgili hadislerin ardı ardına ve tüm detayları görülecek şekilde, içinde yaşadığımız Hicri 1400 içinde gerçekleşmekte olması ahir zamanda beklenen Hz. Mehdi (a.s.)'nin zuhur ettiğini göstermektedir. (Doğrusunu Allah bilir.) </text:p>
      <text:p text:style-name="P304">Ahir zaman alametleri bir bütündür ve bu alametlerin gerçekleşmesi, hem Peygamberimiz (s.a.v.)'in haber verdiği ahir zaman içinde yaşadığımızı, hem de tüm müslümanlarca büyük bir heyecan ve umutla beklenen Hz. Mehdi (a.s.)'nin zuhurunu müjdelemektedirler. Bu nedenle büyük ve küçük alametler olarak adlandırılmış olan alametlerin hepsi Müslümanlar için son derece önem taşımaktadır. Bu alametlerden herhangi birinin gerçekleştiğini görmek Müslümanların umutlarını pekiştirmekte, heyecanlarını artırmakta ve şevklerini kat kat yükseltmektedir. </text:p>
      <text:p text:style-name="P304">30 yıldır arka arkaya gerçekleşen alametlerin hepsi, ahir zaman açısından kesinlikle göz ardı edilemeyecek çok önemli alametlerdir. Ancak, bu alametlerin tamamının bir anda; bir günde ya da bir haftada toplu olarak tahakkuk etmesi mümkün ve mantıklı olmadığına göre, hepsinin vuku bulmaları doğal olarak ayları, yılları, on yılları bulacaktır. Alametlerin arka arkaya ve tek tek gerçekleşmesi için geçecek bu uzun dönem ise Hz. Mehdi (a.s.)'nin zuhurunun hemen akabinde tanınmayacağını, tanınması için önce ahir zamanda olduğumuzu ispatlayan bu alametlerin gerçekleşmesi gerektiğini göstermektedir. </text:p>
      <text:p text:style-name="P199"/>
      <text:p text:style-name="P304">• <text:s text:c="3"/>Örneğin Hicri 1400'de, hadiste Peygamberimiz (s.a.v.)'in tam açıkladığı şekilde Fırat'ın suyu, üzerine kurulan baraj ile kesilmiştir.</text:p>
      <text:p text:style-name="P304"/>
      <text:p text:style-name="P307"><text:span text:style-name="T30">"</text:span><text:span text:style-name="T37">Fırat Nehri'nin suyu çekilerek</text:span><text:span text:style-name="T30"> altın hazinesini açıklaması zamanı yaklaşıyor. Her kim, o zaman orada bulunursa o hazineden bir şey almasın."</text:span></text:p>
      <text:p text:style-name="P305">(Hadisi Buhari ve Müslim rivayet etmişlerdir.) (Riyâzü's-sâlihîn min hadîsi seyyidi'l-mürselîn, İmam Nevevî', 3/332)</text:p>
      <text:p text:style-name="P304">Bu hadisin tahakkuk ettiğini kabul etmemiz için, ilk kesiliş vakti yeterlidir. Fırat'ın suyunun bir daha kesilmesi artık hadis açısından bir önem taşımaz. Bu durumda diğer bir yüzyılda bu olayın tekrar etmesinin hadisin tahakkuku açısından hiçbir önemi kalmamıştır. Çünkü zaten Hicri 1400'de Fırat'ın suyu ilk defa kesilmiştir.</text:p>
      <text:p text:style-name="P304"/>
      <text:p text:style-name="P304">• <text:s text:c="3"/>Yine Peygamberimiz (s.a.v.), Afganistan'ın işgal edileceğini;</text:p>
      <text:p text:style-name="P199"/>
      <text:p text:style-name="P307"><text:soft-page-break/><text:span text:style-name="T28">"</text:span><text:span text:style-name="T30">Talikan'a (Afganistan'a) yazık oldu.</text:span><text:span text:style-name="T28"> Şüphesiz Allah Teala'nın orada altın ve gümüş olmayan hazineleri vardır. Orada Allah'ı hakkıyla bilen insanlar vardır. Onlar ahir zaman Hz. Mehdi (a.s.)'sinin yardımcılarıdır." </text:span><text:span text:style-name="T32">(Kitab-ül Burhan Fi Alameti-il Mehdiyy-il Ahir Zaman, <text:s/>s. 59)</text:span></text:p>
      <text:p text:style-name="P304">Hadisiyle bildirmiştir. Rusların Afganistan'ı 1979 yılında yani Hicri 1400'de işgal etmeleriyle bu hadis tahakkuk etmiştir. Başka bir yüzyılda bir defa daha Afganistan işgal edilecek olsa da bizim için 1979 yılında ilk defa yaşanan bu işgal hadisi tam tahakkuk ettiren işgaldir.</text:p>
      <text:p text:style-name="P307"><text:span text:style-name="T28">"</text:span><text:span text:style-name="T30">Hz. Mehdi (a.s.) için 2 alamet vardır ki... Bunun birincisi, Ramazan'ın birinci gecesi Ay'ın ikincisi de ortasında Güneş'in tutulmasıdır." </text:span><text:span text:style-name="T32">(El-Kavlu'l Muhtasar Fi Alamatil Mehdiyy-il Muntazar, s. 47)</text:span></text:p>
      <text:p text:style-name="P304"/>
      <text:p text:style-name="P197"><text:span text:style-name="T30">"Hz. Mehdi (a.s.)'nin çıkmasından önce bir Ramazan içinde Güneş iki defa tutulacaktır."</text:span><text:span text:style-name="T28"> </text:span><text:span text:style-name="T32">(Ölüm-Kıyamet-Ahiret ve Ahir Zaman Alametleri, s. 440)</text:span></text:p>
      <text:p text:style-name="P307"><text:span text:style-name="T30">"... Güneş'in oruç ayının ortasında, Ay'ın ise sonunda tutulması..."</text:span><text:span text:style-name="T28"> </text:span><text:span text:style-name="T32">(Kitab-ül Burhan Fi Alameti-il Mehdiyy-il Ahir Zaman, s. 37)</text:span></text:p>
      <text:p text:style-name="P304"/>
      <text:p text:style-name="P307"><text:span text:style-name="T30">"Hz. Mehdi (a.s.)'nin gelişi Ramazan ayında ayın iki kere tutulmasına sebep olacaktır."</text:span><text:span text:style-name="T28"> </text:span><text:span text:style-name="T32">(Kıyamet Alametleri, s. 200)</text:span></text:p>
      <text:p text:style-name="P199"/>
      <text:p text:style-name="P304">Hicri 1400 içinde 1981 ve 1982 yıllarında arka arkaya ve tam Ramazan ayında güneş ve ay tutulmaları gerçekleşmiştir. 81 ve 82 yıllarında arka arkaya gerçekleşen bu gökyüzü olaylarıyla hadis tam olarak tahakkuk etmiştir. Bu olayın iki yıl üstüste olması hadisin belirttiği olayın gerçekleştiğini göstermektedir. Bundan sonra başka bir yüzyılda olabilecek benzer yeni bir olayın artık hadis açısından bir geçerliliği olmaz.</text:p>
      <text:p text:style-name="P304"/>
      <text:p text:style-name="P304">• <text:s text:c="3"/>Yine Dünyamızın yakınından ancak 76 yılda bir geçen Halley kuyruklu yıldızı 1986 yılında yani Hicri 1406'da geçmiş ve Peygamberimiz (s.a.v.)'in hadiste;</text:p>
      <text:p text:style-name="P304"/>
      <text:p text:style-name="P307"><text:span text:style-name="T30">O gelmeden önce, doğudan ışık veren bir kuyruklu yıldız görünecektir.</text:span><text:span text:style-name="T28"> </text:span><text:span text:style-name="T32">(El-Kavlu'l Muhtasar Fi Alamatil Mehdiyy-il Muntazar, s. 53)</text:span></text:p>
      <text:p text:style-name="P304">• <text:s text:c="3"/>Peygamberimiz (s.a.v.) hadisinde; </text:p>
      <text:p text:style-name="P198"/>
      <text:p text:style-name="P307"><text:span text:style-name="T28">" ... </text:span><text:span text:style-name="T30">AZERBAYCAN'DAN MUTLAKA BİR ATEŞ ÇIKACAKTIR. </text:span><text:span text:style-name="T28">Ve hiçbir şey onun karşısında duramayacak. Böyle bir şey olunca evinizde oturun..." (Şeyh Muhammed b. İbrahim-i Numani, Gaybet-i Numani s. 311)</text:span></text:p>
      <text:p text:style-name="P304">şeklinde belirtmiş gerçekten de Azerbaycan'a ait Dağlık Karabağ toprakları 1988 tarihinde Ermeniler tarafından işgal edilerek bu hadis de yine Hicri 1400 içinde gerçekleşmiştir. Bu tarihten sonraki bir tarihte Azerbaycan topraklarında olabilecek yeni bir işgalin hadis açısından bir önemi kalmamıştır.</text:p>
      <text:p text:style-name="P304"/>
      <text:p text:style-name="P304"><text:soft-page-break/>• <text:s text:c="3"/>İmam Rabbani tarafından bildirilen Peygamberimiz (s.a.v.)in bir hadisinde ise boynuzu andıran iki uçlu bir yıldızın varlığından bahsedilmekte ve bu alametin Hz. Mehdi (a.s.)'nin çıkış alameti olduğu haber verilmektedir. </text:p>
      <text:p text:style-name="P304"/>
      <text:p text:style-name="P307"><text:span text:style-name="T28">"Vaad edilen Mehdi (a.s.)'nin zuhur mukaddimeleri olan </text:span><text:span text:style-name="T30">Abbasi Melik Horasan'a vardığı zaman, ŞARK TARAFINDA İKİ DİŞLİ MÜNEVVER BİR BOYNUZ ÇIKAR</text:span><text:span text:style-name="T28">." </text:span><text:span text:style-name="T32">(İmam-ı Rabbani, Mektubat-ı Rabbani, 381. Mektup, s. 1184)</text:span></text:p>
      <text:p text:style-name="P307"><text:span text:style-name="T28">Bu tariflere tam olarak uyan</text:span><text:span text:style-name="T30"> iki kuyruklu Lulin kuyruklu yıldızı </text:span><text:span text:style-name="T28">24 Şubat 2009 yılında dünyaya en yakın noktadan geçmiştir. Bir daha binlerce yıl sonra geçeceği düşünülen bu kuyruklu yıldız hadisteki tariflere tam olarak uymaktadır. Geçiş tarihi ise yine Hicri 1430'u vermektedir.</text:span></text:p>
      <text:p text:style-name="P304"/>
      <text:p text:style-name="P307"><text:span text:style-name="T28">• <text:s text:c="3"/>1979 yılında (Hicri 1 Muharrem 1400'de) Hac sırasında Kabe'de büyük bir katliam olmuştur. (1 Muharrem 1400)</text:span><text:span text:style-name="T37"> Olayın meydana geliş tarihi Hicri 1400 yılının ilk günüdür. </text:span><text:span text:style-name="T28">Bu sırada 30 kişi hayatını kaybetmiştir. Peygamberimiz (s.a.v.) hadiste;</text:span></text:p>
      <text:p text:style-name="P304"/>
      <text:p text:style-name="P307"><text:span text:style-name="T30">ONUN (HZ. MEHDİ (A.S.)'NIN) ÇIKACAĞI YIL</text:span><text:span text:style-name="T28">, </text:span><text:span text:style-name="T30">insanlar hacca, başlarında bir emir bulunmadan gidecekler... Hep birlikte Beyt-i Şerif'i tavaf edecekler, sonra Mina'ya indiklerinde, köpekler gibi birbirine saldıracak, hacılar soyulacak, kanlar Akabe Cemresinin üzerine akacak." </text:span><text:span text:style-name="T32">(Kıyamet Alametleri, s. 168-169)</text:span></text:p>
      <text:p text:style-name="P307"><text:span text:style-name="T28">şeklinde ifade ederek </text:span><text:span text:style-name="T30">"Hz. Mehdi (a.s.)'nin çıkacağı yıl" </text:span><text:span text:style-name="T28">Kabe'de böyle önemli bir olayın olacağından bahsetmektedir.</text:span><text:span text:style-name="T30"> "Çıkacağı yıl" </text:span><text:span text:style-name="T28">ifadesi bu açıdan son derece önemlidir. Çünkü hem bu olay hem de Hz. Mehdi (a.s.)'nin çıkış tarihi 1979 yılını göstermektedir. 1979 yılında gerçekleşen bu olayın ardından 7 yıl sonra Hac sırasında çok daha kanlı bir olay meydana gelmiştir. Bu sefer de 402 kişi öldürülmüştür. Ancak bu olayın ilkinden farkı son olayın Kabe'nin içinde değil yanında gerçekleşmiş olmasıdır. Bu 2 olay da hadislerde Hz. Mehdi (a.s.)'nin çıkış alameti olarak anlatılan </text:span><text:span text:style-name="T30">"Kabe baskını ve Kabe'de kan akıtılması" </text:span><text:span text:style-name="T28">olaylarıyla tam olarak aynı şekilde olmuştur. Görüldüğü gibi hadiste verilen detaylarla tam bir uyum içinde bu olay zaten gerçekleşmişken başka bir yüzyılda yeniden böyle bir olayın olacağı beklentisi içinde olmak çok akıl dışı ve mantıksız bir yaklaşımdır.</text:span></text:p>
      <text:p text:style-name="P304">Ayrıca Hicri 1400 yılı geçmiş olduğuna göre bazı kişilerin Hz. Mehdi (a.s.)'nin başka bir yüzyılda geleceği iddiasını bu hadis üzerinden tevil etmeleri de imkansız bir hale gelmiştir. </text:p>
      <text:p text:style-name="P304"/>
      <text:p text:style-name="P307"><text:span text:style-name="T28">• <text:s text:c="3"/>Hz. Mehdi (a.s.)'nin çıkış alametlerinden biri de ahir zamanda çok büyük bir ekonomik krizin baş göstermesidir. Hadiste insanların </text:span><text:span text:style-name="T30">"az kazanç, piyasanın durgun olması, işlerin kesat gitmesi" </text:span><text:span text:style-name="T28">gibi ekonomik zorluklardan yakınacakları bir buhran dönemine girileceği haber verilmektedir</text:span></text:p>
      <text:p text:style-name="P199"/>
      <text:p text:style-name="P307"><text:span text:style-name="T30">Herkesin az kazançtan yakınması... Paraları için zenginlerin saygı görmesi...</text:span><text:span text:style-name="T28"> </text:span><text:span text:style-name="T32">(Kıyamet Alametleri, s. 146)</text:span></text:p>
      <text:p text:style-name="P304"><text:soft-page-break/></text:p>
      <text:p text:style-name="P307"><text:span text:style-name="T30">Piyasanın durgun olması, kazançların azalması...</text:span><text:span text:style-name="T28"> </text:span><text:span text:style-name="T32">(Kıyamet Alametleri, s. 148)</text:span></text:p>
      <text:p text:style-name="P304"/>
      <text:p text:style-name="P197"><text:span text:style-name="T30">İşlerin kesad gitmesi. Herkes "satamıyorum, alamıyorum, kazanamıyorum!" diye yakınacak. </text:span><text:span text:style-name="T32">(Kıyamet Alametleri, s. 152)</text:span></text:p>
      <text:p text:style-name="P304">Şu an tüm dünyada, Amerika, Çin, Almanya gibi büyük ekonomilerin ağır darbe aldığı dünyaca ünlü dev şirketlerinin, bankalarının ve sanayilerinin kriz nedeniyle çöktüğü büyük bir ekonomik kriz yaşanmaktadır. Dünya Bankası Başkanı Robert Zoellick dünyada yaşanan bu ekonomik kriz için;</text:p>
      <text:p text:style-name="P304"/>
      <text:p text:style-name="P307"><text:span text:style-name="T30">"DÜNYANIN EŞİ BENZERİ GÖRÜLMEMİŞ BİR EKONOMİK KRİZLE KARŞI KARŞIYA OLDUĞUNA</text:span><text:span text:style-name="T28">, yoksul insanları daha fazla acı çekebileceğine dair yaygın bir mutabakat var ve bir insani felaketi önlemek için zamanında müdahaleyi sürdürmeliyiz" 1</text:span></text:p>
      <text:p text:style-name="P410">___________________________________</text:p>
      <text:p text:style-name="P304"/>
      <text:p text:style-name="P304">1 http://www.netgazete.com/News/588843/dunya_bankasi_</text:p>
      <text:p text:style-name="P304">ekonomik_kriz_bircok_yoksul_ulke_icin_kalkinma_felaketine_donusebilir_.aspx</text:p>
      <text:p text:style-name="P304">Şeklinde bir açıklama yaparak günümüzde yaşanan bu ekonomik buhranın gerçek boyutunu net bir şekilde açıklamıştır. Bu ifadeden de açıkça anlaşılacağı gibi ahir zamanda Hz. Mehdi (a.s.)'nin zuhur alametlerinden biri olan ekonomik kriz ile bu önemli hadis tam olarak yine Hicri 1400 içinde gerçekleşmiştir. </text:p>
      <text:p text:style-name="P199">Bu hadisler gibi daha yüzlerce sahih hadis arka arkaya Hicri 1400 yılı itibariyle tahakkuk etmiştir. </text:p>
      <text:p text:style-name="P304">Tüm bu alametlerin birbir ve arka arkaya aynı yüzyıl içinde tahakkuk etmiş olması son derece önemlidir. Çünkü bu hadisler hem ahir zamanda olduğumuzu hem de tüm Müslümanların büyük bir heyecanla bekledikleri Hz. Mehdi (a.s.)'nin zuhur ettiğini ispatlamaktadır. (Doğrusunu Allah bilir.) Bu hayret verici olayların sırayla gerçekleşmesi Müslümanların ahir zamanda olduklarını bilmeleri ve Hz. Mehdi (a.s.)'nin zuhurunu beklemeleri için yeterlidir. Bir tane bile eksik kalmaksızın, beklenen tüm alametler birbir ve arka arkaya Hicri 1400'lerde gerçekleşmekte iken bu alametlerin başka bir yüzyılda yeniden olmasını beklemenin kesinlikle bir anlamı ve mantığı yoktur. </text:p>
      <text:p text:style-name="P304"/>
      <text:p text:style-name="P304">7. İslam ahlakının ve faziletinin ve Peygamberimiz (s.a.v.)'in sünnetinin tüm dünyaya hakim olacağı Kuran ayetleriyle ve hadislerle bildirilmektedir.</text:p>
      <text:p text:style-name="P304">Kuran-ı Kerim'de Allah (c.c.), Kuran ahlakını dünya üzerinde hakim edeceğini, mutlaka salih, samimi kullarına güç, iktidar, kuvvet ve üstünlük vereceğini, yaşadıkları sıkıntı ve zulüm dolu hayatın ardından Müslümanları rahata kavuşturacağını müjdelemektedir:</text:p>
      <text:p text:style-name="P1"/>
      <text:p text:style-name="P14">Allah içinizden iman edenlere ve salih amelde bulunanlara vaadetmiştir: "Hiç şüphesiz onlardan öncekileri nasıl 'güç ve iktidar sahibi' kıldıysa, onları da yeryüzünde 'güç ve iktidar <text:soft-page-break/>sahibi' kılacak, kendileri için seçip beğendiği dinlerini kendilerine yerleşik kılıp sağlamlaştıracak ve onları korkularından sonra güvenliğe çevirecektir..." (Nur Suresi, 55)</text:p>
      <text:p text:style-name="P14"/>
      <text:p text:style-name="P14">Ve onlardan sonra sizi o arza mutlaka yerleştireceğiz. İşte bu, makamımdan korkana ve tehdidimden korkana ait (bir ayrıcalıktır). Fetih istediler, (sonunda) her zorba inatçı bozguna uğrayıp -yok oldu- gitti. (İbrahim Suresi, 14-15)</text:p>
      <text:p text:style-name="P123"/>
      <text:p text:style-name="P149">Allah'ın yardımı ve fetih geldiği zaman, Ve insanların Allah'ın dinine dalga dalga girdiklerini gördüğünde, Hemen Rabbini hamd ile tesbih et ve O'ndan mağfiret dile. Çünkü O, tevbeleri çok kabul edendir. (Nasr Suresi, 1-3)</text:p>
      <text:p text:style-name="P306"/>
      <text:p text:style-name="P304">Peygamberimiz (s.a.v.)'den rivayet edilen hadislerde de Hz. Mehdi (a.s.)'nin Hicri 1400'de zuhur edeceği ve İslam ahlakını tüm dünyaya hakim kılacağı müjdelenmektedir. Onun zamanında tüm dünyada barış, sükünet, adalet, hakkaniyet, bolluk, refah, mutluluk egemen olacak, müthiş bir güven ortamı oluşacaktır. Hz. Mehdi (a.s.) dönemiyle ilgili Peygamberimiz (s.a.v.)'den rivayet edilen hadislerden bazıları şöyledir:</text:p>
      <text:p text:style-name="P304"/>
      <text:p text:style-name="P111"><text:span text:style-name="T30">İNSANLAR 1400 SENESİNDE HZ. MEHDİ (A.S.)'NİN YANINDA TOPLANACAKLARDIR.</text:span><text:span text:style-name="T28"> </text:span><text:span text:style-name="T32">(Risaletül Huruc-ül Mehdi, Mustafa Reşit Filizi, s. 108)</text:span></text:p>
      <text:p text:style-name="P304"/>
      <text:p text:style-name="P307"><text:span text:style-name="T28">Mikdad b. Esved şöyle der: Resulullah sallâ'llâhu aleyhi ve alih'in </text:span><text:span text:style-name="T30">"Yeryüzünde İslam dininin girmediği toprak, çamurdan yapılmış bir ev ve (çölde) bir çadır kalmaz." </text:span><text:span text:style-name="T28">buyurduğunu duydum. </text:span><text:span text:style-name="T32">(Mecma-ul Beyan, Ebu Ali Fazl b. Hasan b. Fazl Tabersî, Tevbe Suresi'nin 33. ayetinin tefsirinde.)</text:span></text:p>
      <text:p text:style-name="P304"/>
      <text:p text:style-name="P307"><text:span text:style-name="T28">... Mehdi (a.s.)'nin Kurani hükümranlığı (Kuran ahlakının hakimiyeti) </text:span><text:span text:style-name="T30">ALEMİN DOĞU VE BATISINI KAPLAYACAKTIR...</text:span><text:span text:style-name="T28"> </text:span><text:span text:style-name="T32">(El-Mehdiyy-il Mev'ud, c: 1, s: 254- 255.)</text:span></text:p>
      <text:p text:style-name="P304"/>
      <text:p text:style-name="P307"><text:span text:style-name="T28">... O (Hz. Mehdi (a.s.)) arza sahib olur ve </text:span><text:span text:style-name="T30">kendisinden önce baskı ve zulümle dolu olan arzı adaletle doldurur.</text:span><text:span text:style-name="T28"> Sizden O'na kim yetişirse, kar üzerinde sürünerek dahi olsa gelsin, O'na katılsın. Zira O Hz. Mehdi (a.s.)'dir. </text:span><text:span text:style-name="T32">(Ahir zaman Mehdisinin alametleri, Celalettin Suyuti, sf. 14)</text:span></text:p>
      <text:p text:style-name="P199"/>
      <text:p text:style-name="P307"><text:span text:style-name="T28">... (Hz. Mehdi (a.s.)) Zulüm ve kötülükle dolmuş dünyayı, </text:span><text:span text:style-name="T30">adalet ve dürüstlükle dolduracaktır.</text:span><text:span text:style-name="T28"> </text:span><text:span text:style-name="T32">(Ebu Davud. Tirmizi. Büyük Fitne Mesih Deccal, Saim Güngör, Pamuk Yayınları, s. 80, Ebu Davud ve Tırmizi / Büyük Hadis Külliyatı, Rudani 5.Cilt, sf. 365)</text:span></text:p>
      <text:p text:style-name="P304"/>
      <text:p text:style-name="P307"><text:span text:style-name="T28">Onun (Hz. Mehdi (a.s.)'ın) adaleti heryeri kaplayacak ve insanlar arasında </text:span><text:span text:style-name="T30">Hz. Peygamberin sünnet-i seniyyesi ile muamele edecektir. (</text:span><text:span text:style-name="T32">El-Kavlu'l Muhtasar Fi Alamet-il Mehdiyy-il Muntazar, sf. 20)</text:span></text:p>
      <text:p text:style-name="P306"/>
      <text:p text:style-name="P307"><text:span text:style-name="T30"><text:s/>… Yeryüzü zulüm ve işkence ile dolduğu gibi onu doğruluk ve adaletle doldurur. </text:span><text:span text:style-name="T32">(Süneni-i Ebu Davut, 5/93)</text:span></text:p>
      <text:p text:style-name="P304"/>
      <text:p text:style-name="P197"><text:span text:style-name="T28">(Hz. Mehdi (a.s.)'ın)</text:span><text:span text:style-name="T30"> Zamanında ne bir kimse uykusundan uyandırılacak, ne de bir kimsenin burnu kanayacaktır.</text:span><text:span text:style-name="T28"> </text:span><text:span text:style-name="T32">(El-Kavlu'l Muhtasar Fi Alamatil Mehdiyy-il Muntazar, 44)</text:span></text:p>
      <text:p text:style-name="P199"/>
      <text:p text:style-name="P307"><text:span text:style-name="T30">Kap su ile dolduğu gibi yeryüzü barışla dolacaktır. Hiçbir kimse arasında bir düşmanlık kalmayacaktır. Ve bütün düşmanlıklar, boğuşmalar, hasetleşmeler muhakkak kaybolup gidecektir. </text:span><text:span text:style-name="T32">(Sahih-i Müslim, 1/136)</text:span></text:p>
      <text:p text:style-name="P304"/>
      <text:p text:style-name="P307"><text:span text:style-name="T30">Yeryüzü zulüm ve düşmanlıkla dolduktan sonra, mutlaka benim Ehli Beytim'den birisi çıkar. Ve nasıl daha önce zulüm ve düşmanlıkla doluysa, O (Hz. Mehdi (a.s.)) dünyayı adaletle doldurur. </text:span><text:span text:style-name="T32">(Kitab-ül Burhan fi Alamet-il Mehdiyy-il Ahir Zaman, sf. 11)</text:span></text:p>
      <text:p text:style-name="P304"/>
      <text:p text:style-name="P307"><text:span text:style-name="T30">... Yeryüzü emniyetle dolacak ve hatta birkaç kadın yanlarında hiç erkek olmaksızın rahatlıkla hacca gidebilecektir.</text:span><text:span text:style-name="T28"> </text:span><text:span text:style-name="T32">(El Kavlu'l Muhtasar Fi Alamatil Mehdiyy-il Muntazar, sf. 47)</text:span></text:p>
      <text:p text:style-name="P304"/>
      <text:p text:style-name="P307"><text:soft-page-break/><text:span text:style-name="T30">Ümmetimden Mehdi çıkacaktır. Allahü Teala Hazretleri, insanları zengin kılmak için onu gönderecektir. O zaman ümmetim nimetlenecek, hayvanlar bolluk içinde ve arzın nebatatı çok fazla olacak, Hz. Mehdi (a.s.), insanlara eşit şekilde bol bol mal dağıtacaktır. </text:span><text:span text:style-name="T32">(El Kavlu'l Muhtasar Fi Alamatil Mehdiyy-il Muntazar, s. 23)</text:span></text:p>
      <text:p text:style-name="P304"/>
      <text:p text:style-name="P307"><text:span text:style-name="T30">İnsanlara malı ve eşyayı dağıtırken, saymadan bol bol verecektir.</text:span><text:span text:style-name="T28"> </text:span><text:span text:style-name="T32">(El Kavlu'l Muhtasar Fi Alamatil Mehdiyy-il Muntazar, sf. 21)</text:span></text:p>
      <text:p text:style-name="P304"/>
      <text:p text:style-name="P307"><text:span text:style-name="T30">... Mal da o kadar çoğalacaktır ki, hiçbir kimse mal kabul etmeyecektir. </text:span><text:span text:style-name="T32">(Sünen-i Ibn-i Mace, 10/340)</text:span></text:p>
      <text:p text:style-name="P199">Ancak Allah'ın vaatlerini bildirdiği tüm Kuran ayetlerine ve Peygamberimiz (s.a.v.)'den rivayet edilen sahih hadislere rağmen hala İslam ahlakının bu yüzyılda hakim olacağını inkar eden bir kişi varsa o zaman bu kişi inkarına neden olan mantığını aynı şekilde ayetlerle ve sahih hadislerle tüm Müslümanlara ispatlamak zorundadır. Müslümanlara İslam ahlakının tüm dünyada bu yüzyılda Hz. Mehdi (a.s.) vesilesiyle neden hakim olmayacağını, neden bu yüzyılda böyle büyük bir müjdeyi beklemekten vazgeçmeleri gerektiğini, net delillerle, dil eğip bükmeden, çok açık ve anlaşılır bir üslupla, Peygamberimiz (s.a.v.)'in sahih hadislerden tek tek açıklamak zorundadır.</text:p>
      <text:p text:style-name="P304">Ancak eğer bu yüzyılda tüm dünyada İslam ahlakı hakim olacak diyorsa o zaman da mutlaka müslümanların başında Müslüman bir lider olması gerektiğini, bu liderin de doğal olarak Peygamberimiz (s.a.v.) tarafından Hicri 1400'de zuhuru müjdelenen Hz. Mehdi (a.s.) olması gerektiğini Müslümanlara söylemesi gerekmektedir. </text:p>
      <text:p text:style-name="P304">Hiç şüphesiz İslam ahlakı, Allah'ın ayetlerinde müjdelediği ve Peygamberimiz (s.a.v.)'in hadislerinde açıkça belirttiği şekilde Hz. Mehdi (a.s.)'nin vesilesiyle inşaAllah hakim olacaktır. Bunu bazı kötü niyetli kişiler ne kadar gizlemeye, örtmeye ya da engellemeye çalışırlarsa çalışsınlar bu şeytani çabaları bir işe yaramayacaktır. Allah'ın adetullahına hiç kimse hiçbir şekilde müdahale edemeyecek ve nasıl daha önceki asırlarda dini bidatlerden temizlemek için bir veli, bir mürşit gelip görev yapmışsa bizim yaşadığımız yüzyılda da Allah Hz. Mehdi (a.s.)'ı görevlendirmiştir ve o da Allah'ın izniyle ahir zamanın bu büyük görevini yerine getirecektir. </text:p>
      <text:p text:style-name="P304"/>
      <text:p text:style-name="P306">AĞIZLARIYLA ALLAH'IN NURUNU SÖNDÜRMEK İSTİYORLAR. OYSA KAFİRLER İSTEMESE DE ALLAH, KENDİ NURUNU TAMAMLAMAKTAN BAŞKASINI İSTEMİYOR. (TEVBE SURESİ, 32)</text:p>
      <text:p text:style-name="P304"/>
      <text:p text:style-name="P304">Aşağıda büyük Ehl-i Sünnet alimi Medineli Allame Muhammed b. Resul el-Hüseyni el-Berzenci Hazretleri'nin Hal Tercemesi yer almaktadır:</text:p>
      <text:p text:style-name="P304"/>
      <text:p text:style-name="P30">PEYGAMBERİMİZ (S.A.V.) 'DÜNYANIN</text:p>
      <text:p text:style-name="P30">7000 YILLIK ÖMRÜ' İFADESİYLE BİR TAKVİM</text:p>
      <text:p text:style-name="P30"><text:soft-page-break/>BAŞLANGICINA DİKKAT ÇEKMEKTEDİR</text:p>
      <text:p text:style-name="P308"/>
      <text:p text:style-name="P307"><text:span text:style-name="T28"><text:s/>1. Peygamberimiz (s.a.v.)'den rivayet edilen hadislerde </text:span><text:span text:style-name="T39">Dünya'nın ömrünün 7000 yıl olduğu </text:span><text:span text:style-name="T28">bildirilmektedir.</text:span></text:p>
      <text:p text:style-name="P304"/>
      <text:p text:style-name="P307"><text:span text:style-name="T28">Enes Malik 'den tahric etti. O dedi ki, Resulullah (s.a.v.) buyurdu: </text:span><text:span text:style-name="T37">DÜNYANIN ÖMRÜ, AHİRET GÜNLERİNDE YEDİ GÜNDÜR</text:span><text:span text:style-name="T28">. Allah-u Teala buyurdu ki: </text:span><text:span text:style-name="T37">RABBİN KATINDA BİR GÜN SİZİN SAYDIKLARINIZDAN BİN YIL GİBİDİR</text:span><text:span text:style-name="T28">. Kim bir din kardeşinin Allah yolunda bir ihtiyacını görürse, Allah Teala onun için gündüzlerini oruçla, gecelerini de ibadetle geçirmişcesine </text:span><text:span text:style-name="T30">ŞU </text:span><text:span text:style-name="T37">DÜNYANIN YEDİ BİN YILLIK ÖMRÜ MÜDDETİNCE</text:span><text:span text:style-name="T30"> SEVAP YAZAR</text:span><text:span text:style-name="T28">. </text:span><text:span text:style-name="T32">(Ali B. Hüsameddin el-Muttaki, Kitab-ül Burhan Fi Alamet-il Mehdiyy-il Ahir Zaman, sf. 88)</text:span></text:p>
      <text:p text:style-name="P304"/>
      <text:p text:style-name="P150"><text:span text:style-name="T28">Amr bin Yahya, ens hakkında elala' bin Zeyd'e bildirdik Allah ondan razı olsun dedi ki: Allah'ın Resulu dedi ki (S.A.V): </text:span><text:span text:style-name="T37">DÜNYANIN ÖMRÜ AHİRET GÜNLERİNDEN YEDİ GÜNDÜR</text:span><text:span text:style-name="T30">.</text:span><text:span text:style-name="T28"> Yüce Allah dedi ki: Gerçekten senin Rabbinin katında bir gün sizin saymakta olduğunuz bin yıl gibidir.[1] </text:span><text:span text:style-name="T32">(Elkesfu An mucavezeti Hazihilumme el Elf ve Elluma fi Ecvibeti el'-Esile, Suyuti, sf. 10)</text:span><text:span text:style-name="T28">Ettaberani Elkebiyr de dedi ki: Ahmed bin Ennadril askeri ve Cafer bin Muhammedul Aryani'ye (veya uryani de olabilir) bildirdik (haber verdik) ikisi de dediler ki: Elveliyd bin Abdul Melik bin Serhul Sahrani'ye haber verdik, Süleyman bin Ataul Kureyşilharbi haber verdik, Sullemetu bin Abdillahil Cehni hakkında Amr bin ebi Şeceati bin Rabiil Cehni hakkında Eddehhak bin Zemlil Cehni dedi ki:</text:span></text:p>
      <text:p text:style-name="P150"><text:span text:style-name="T28">Bir rüya gördüm, onu Resulullah'a (S.A.V.) anlattım. Kendindeki sözü zikretti: Ya Resulullah birden ben seninle içinde yedi derece olan bir minberin (kürsünün) üzerindeyim, sen onun en yüksek bir derecesindesin, (S.A.V.) dedi ki: İçinde yedi derece olan minbere gelince, ben onun en yüksek bir derecesindeyim, </text:span><text:span text:style-name="T37">DÜNYA İSE YEDİ BİN SENE</text:span><text:span text:style-name="T28"> ... </text:span><text:span text:style-name="T32">(Elkesfu An mucavezeti Hazihilumme el Elf ve Elluma fi Ecvibeti el'-Esile, Suyuti, sf. 10)</text:span></text:p>
      <text:p text:style-name="P148"/>
      <text:p text:style-name="P150"><text:span text:style-name="T28">Dakkak b. Zeyd-ü Cüheni 'den rivayet ettiler: Ben gördüğüm bir rüyayı Resulullah (s.a.v.) 'e anlattım. Bu rüyada Peygamber (s.a.v.) yedi basamaklı bir minberin en üst basamağında idi: O buyurdu ki, </text:span><text:span text:style-name="T37">YEDİ BASAMAKLI GÖRDÜĞÜN MİNBER ŞU DÜNYANIN ÖMRÜ OLAN YEDİ BİN SENEDİR</text:span><text:span text:style-name="T28">. </text:span><text:span text:style-name="T32">(Ali B. Hüsameddin el-Muttaki, Kitab-ül Burhan Fi Alamet-il Mehdiyy-il Ahir Zaman, 89)</text:span></text:p>
      <text:p text:style-name="P150"><text:span text:style-name="T28">Ehl-i sünnet alimlerinden Hüsameddin el- Muttaki'nin eseri </text:span><text:span text:style-name="T32">Kitab-ül Burhan Fi Alamet-il Mehdiyy-il Ahir Zaman</text:span><text:span text:style-name="T28"> kitabınında yer alan bu hadislere göre Peygamberimiz (s.a.v.) dünyanın ömrünün 7000 sene olduğunu bildirmektedir. Yine birçok ehl-i sünnet alimlerinin eserlerinde örneğin Muttaki Hazretlerinin, </text:span><text:span text:style-name="T32">Kenzu'l-Ummal</text:span><text:span text:style-name="T28">, h.no: 16459'da, Muhammed Tahir b. Ali el-Hindî‘nin eseri </text:span><text:span text:style-name="T32">Tezkiretu'l-Mevduat</text:span><text:span text:style-name="T28">, I/223'de, İmam Sahavî, </text:span><text:span text:style-name="T32">el-Makasidu'l-hasene </text:span><text:span text:style-name="T28">(Deylemi'den naklen), I/693, h.no: 1243.'de, El Munavî'nin </text:span><text:span text:style-name="T32">Feyzu'l-Kadir</text:span><text:span text:style-name="T28">, III/547; h.no: 4278 (Deylemi'den naklen) de, Bayezid Bistamî Hazretleri'nin </text:span><text:span text:style-name="T32">Miftahu'l-Cifr</text:span><text:span text:style-name="T28"> adlı eserinde dünyanın ömrünün 7000 yıl olduğu konusuyla ilgili hadislere yer verilmiştir. Bu da ehl-i sünnet alimlerinin ittifakla bu </text:span><text:soft-page-break/><text:span text:style-name="T28">konuyu kabul ettiklerini gösteren çok açık bir delildir.</text:span></text:p>
      <text:p text:style-name="P148"/>
      <text:p text:style-name="P197"><text:span text:style-name="T28">2. Yine büyük hadis alimlerinden ve Hanbeli mezhebinin kurucusu olan İmam Ahmed İbni Hanbel gibi birçok alimin birbirlerinden naklettikleri bir hadiste. </text:span><text:span text:style-name="T39">Peygamberimiz (s.a.v.) kendine kadar dünyada geçen zamanın 5600 yıl olduğunu</text:span><text:span text:style-name="T28"> bildirerek bir takvimin başlangıç tarihine dikkat çekmiştir:</text:span></text:p>
      <text:p text:style-name="P307"><text:span text:style-name="T28">Ahmed İbni Hanbel İlel'inde nakletti. İsmail b. Abdülkerim, Abdüssamed'den O da Vehb'den rivayet etti: </text:span><text:span text:style-name="T30">DÜNYADAN BEŞ BİN ALTI YÜZ YIL GEÇMİŞTİR. </text:span><text:span text:style-name="T32">(Ali B. Hüsameddin el-Muttaki, Kitab-ül Burhan Fi Alamet-il Mehdiyy-il Ahir zaman, sf. 89)</text:span></text:p>
      <text:p text:style-name="P148"/>
      <text:p text:style-name="P304">Peygamberimiz (s.a.v.)'in, Dünyanın ömrünün 7000 yıl olduğuna, Peygamberimiz (s.a.v.)'e kadar geçen zamanın 5600 yıl olduğuna yönelik olarak bildirdiği bu tarihleri belli bir takvime göre değerlendirmek gerekir. Ancak bu tarihler kesinlikle insanlık tarihinin başlangıcı olan Hz. Adem (a.s.)'ın dünyaya indiriliş tarihi olarak değerlendirilmemelidir. Günümüzde nasıl Peygamberimiz (s.a.v.)'in Mekke'den Medine'ye hicreti Hicri takvimin başlangıcı, Hz. İsa'nın doğumu Miladi takvimin başlangıcı olarak kabul edilip tarihi hesaplamalar bu tarihlerin öncesi ve sonrası olarak yapılıyorsa Peygamberimiz (s.a.v.)'den rivayet edilen bu 7000 yıllık vakit de onun döneminde milat olarak kabul edilen bir olaya göre verilmiş olabilir. Peygamberler tarihi boyunca meydana gelen; örneğin Hz. İbrahim (a.s.) ya da Hz. Nuh (a.s.)'ın doğumu, Hz. İbrahim (a.s.)'a peygamberlik görevinin verilmesi veya Hz. İbrahim (a.s.)'ın bir yerden bir yere hicreti ya da Hz. Nuh (a.s.)'ın gemiye binip tufanın başlaması ya da tufanın son bulması ya da başka peygamberlerin hayatlarında gerçekleşmiş benzeri başka birçok önemli olayın tarihini işaret ediyor olabilir. Burada önemli olan, Peygamberimiz (s.a.v.)'in söz konusu bu takvimin başlangıcı üzerinden bir hesap yaparak Dünyanın ömrünün bu takvime göre 7000 yıl olduğunu söylemesi ve kendisine kadar da bu başlangıçtan itibaren 5600 yıl geçtiğini net bir şekilde bildirmesidir.</text:p>
      <text:p text:style-name="P307"><text:span text:style-name="T28">Büyük ehl-i Sünnet alimi </text:span><text:span text:style-name="T30">Berzenci Hazretleri</text:span><text:span text:style-name="T28"> ümmetin ömrünün Hicri 1500'ü geçmeyeceğini ifade etmektedir. (Doğrusunu Allah bilir.)</text:span></text:p>
      <text:p text:style-name="P304"/>
      <text:p text:style-name="P307"><text:span text:style-name="T30">BU ÜMMETİN ÖMRÜ BİN SENEYİ GEÇECEK, FAKAT BİN BEŞ YÜZ SENEYİ AŞMAYACAKTIR...</text:span><text:span text:style-name="T28"> (Kıyamet Alametleri, Medineli Allame Muhammed b. Resul el-Hüseyni el-Berzenci, Pamuk Yayıncılık, İstanbul, 2002, s. 299)</text:span></text:p>
      <text:p text:style-name="P304"/>
      <text:p text:style-name="P304">Peygamberimiz (s.a.v.)'den rivayet edilen hadise dayalı olarak Suyuti Hazretleri'nin yaptığı açıklamada da ümmetin ömrünün Hicri 1500'leri geçmeyeceği belirtilmektedir:</text:p>
      <text:p text:style-name="P304"/>
      <text:p text:style-name="P197"><text:span text:style-name="T30">"BENİM ÜMMETİMİN ÖMRÜ 1500 SENEYİ PEK GEÇMEYECEK."</text:span><text:span text:style-name="T28"> </text:span><text:span text:style-name="T32">(Suyuti, el-Keşfu an Mücavezeti Hazihil Ümmeti el-Elfu, el-havi lil Fetavi, Suyuti. 2/248, tefsiri Ruhul Beyan. Bursevi. (Arapça) 4/262, Ahmed bin Hanbel, Kitâbu'l-İlel, sh. 89)</text:span></text:p>
      <text:p text:style-name="P304"/>
      <text:p text:style-name="P304">Ümmetin ömrü ayrıdır dünyanın ömrü ise ayrıdır. Son 1000 yılın en büyük müceddidi Said <text:soft-page-break/>Nursi Hazretleri Müslümanların Allah'ın emri gelinceye kadar hak üzerinde olacaklarını ve 1506'lara kadar galibane olarak devam edeceğini 1545 tarihinde ise kıyametin kopmasının muhtemel olacağını (Doğrusunu Allah bilir) ifade etmektedir:</text:p>
      <text:p text:style-name="P304"/>
      <text:p text:style-name="P304">"Ümmetimden bir taife Allah'ın emri gelinceye kadar (kıyamete kadar) hak üzerinde olacaktır."</text:p>
      <text:p text:style-name="P307"><text:span text:style-name="T30">"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text:span><text:span text:style-name="T28"> </text:span><text:span text:style-name="T37">"Allah'ın emri gelinceye kadar" (şedde sayılır) fıkrası dahi; makam-ı cifrîsi 1545 (2120), kâfirin başında KIYAMET KOPMASINA îma eder. </text:span><text:span text:style-name="T32">(Kastamonu Lahikası, s. 33)</text:span></text:p>
      <text:p text:style-name="P304"><text:s/></text:p>
      <text:p text:style-name="P199">Hem ehli sünnet alimlerinden Berzenci ve İmam Suyuti Hazretleri'nin hem de Üstad'ın Peygamberimiz (s.a.v.)'den rivayet edilen hadisler doğrultusunda yaptıkları açıklamalara göre ümmetin ömrünün Hicri 1500'leri geçmeyeceği anlaşılmaktadır.</text:p>
      <text:p text:style-name="P304"><text:s/></text:p>
      <text:p text:style-name="P14"/>
      <text:p text:style-name="P14"/>
      <text:p text:style-name="P101">BİRİNCİ <text:s/>KİTAP</text:p>
      <text:p text:style-name="P8"/>
      <text:p text:style-name="P34">(HZ. İSA (AS), HZ. MEHDİ (AS) ve DECCAL)</text:p>
      <text:p text:style-name="P34">AHİR ZAMAN ŞAHISLARI</text:p>
      <text:p text:style-name="P34">NEDEN TANINMIYOR?</text:p>
      <text:p text:style-name="P35"/>
      <text:p text:style-name="P385"><text:span text:style-name="T31"><text:line-break/></text:span><text:span text:style-name="T69">ÖNSÖZ:</text:span></text:p>
      <text:p text:style-name="P72">AHİR ZAMAN ŞAHISLARI KİMLERDİR?</text:p>
      <text:p text:style-name="P56"/>
      <text:p text:style-name="P54"/>
      <text:p text:style-name="P307"><text:span text:style-name="T1">İçinde bulunduğumuz asır, Peygamber Efendimiz (sav)'in hadislerinde ve İslam alimlerinin eserlerinde haber verilen ahir zaman alametlerinin gerçekleştiği müjdeli bir dönemdir. Bu alametlerin birbiri ardınca gerçekleşmesi ile tüm İslam alemi çok kutlu bir bekleyiş içine girmiştir: </text:span><text:span text:style-name="T3">Hz. İsa'nın yeryüzüne ikinci kez gelişi, Hz. Mehdi'nin ortaya çıkışı ve İslam ahlakının tüm dünya üzerinde hakim olması.</text:span></text:p>
      <text:p text:style-name="P54">Ahir zaman, kıyametten önceki son dönem anlamına gelen bir kavramdır. Ahir zamanın özellikleri ve alametleri Peygamber Efendimiz (sav)'in hadislerinde detaylı olarak tarif edilmiştir. Ahir zamanla ilgili bilgiler, en güvenilir ve temel İslami kaynakların da ana konularından birini oluşturur. Bu kaynaklara dayanarak ahir zamanın ana özelliklerini şu şekilde tarif edebiliriz:</text:p>
      <text:p text:style-name="P54">Ahir zaman iki ayrı devirden oluşur. Ahir zamanın ilk devri, ahlaki dejenerasyonun arttığı, açlık ve yokluğun yaşandığı, çatışmaların, anarşi ve kargaşanın insanlara tedirginlik ve korku verdiği, insanların büyük çoğunluğunun sevgisizliğin, acımasızlığın ve bencilliğin acısını yaşadıkları bir dönemdir. Bu devrin ardından, Rabbimiz'in Hz. İsa'yı yeniden dünyaya göndermesi ve Hz. Mehdi'nin insanların hidayetine vesile olmasıyla bu karanlık dönemin son bulacağı "Altınçağ" başlayacaktır. Altınçağ'da Allah'ın izniyle bolluk, bereket, huzur, güvenlik, adalet ve sevgi tüm dünyaya hakim olacaktır. </text:p>
      <text:p text:style-name="P54">Ahir zaman çok büyük olayların ve tarihi gelişmelerin yaşanacağı bir dönemdir. Bu değişimlere vesile olacak şahıslar da çok kutlu ve mübarek insanlardır. Ahir zamanın bu mübarek şahıslarından biri olan Hz. İsa, bundan yaklaşık 2000 yıl önce Rabbimiz'in Katına yükseltilmiştir ve Allah'ın takdir ettiği vakit geldiğinde de yeniden dünyaya dönecektir. Hadislerde ve Kuran ayetlerinde haber verilen bilgiler, Hz. İsa'nın yeryüzüne ikinci kez gelişinin ahir zamanda olacağına işaret etmektedir. </text:p>
      <text:p text:style-name="P54">Ayrıca Peygamberimiz (sav), hadis-i şeriflerinde bu dönemde Hz. Mehdi'nin ortaya çıkacağını ve yeryüzünü barış ve adaletle dolduracağını müjdelemiştir. Hz. Mehdi'nin üstün ahlakı ve şerefli mücadelesi hadislerde detaylı olarak haber verilmiştir. Peygamber Efendimiz (sav), salih Müslümanlara Hz. Mehdi ortaya çıktığında ona uymalarını bildirmiştir. Hz. İsa ve Hz. Mehdi, ahir zamanda dinsizliğe karşı fikri mücadele yürütecek, -Allah'ın izniyle- Kuran ahlakının <text:soft-page-break/>tüm yeryüzüne hakim olmasına vesile olacaklardır. </text:p>
      <text:p text:style-name="P71"><text:span text:style-name="T29">Hz. İsa ve Hz. Mehdi'nin bu büyük fikri mücadelelerinde karşılarındaki en önemli negatif gücün ne olacağı da hadislerde haber verilmiştir. Bu negatif güç </text:span><text:span text:style-name="T31">"Deccal"</text:span><text:span text:style-name="T29">dir. </text:span><text:span text:style-name="T31">Güvenilir hadislerde</text:span><text:span text:style-name="T29"> ve </text:span><text:span text:style-name="T31">temel İslami kaynaklarda</text:span><text:span text:style-name="T29"> kıyametin büyük alametlerinden biri olarak sayılan Deccal ismi, "dcl" kökünden gelen "yalancı, hilekar, zihinleri gönülleri, iyi ile kötüyü, hak ile batılı karıştıran, birşeyi yaldızlayıp gerçek yüzünü gizleyen, bucak bucak her yeri dolaşan müfsid (fesadlaştıran) ve kötü kişi" anlamına gelmektedir.</text:span></text:p>
      <text:p text:style-name="P54">Peygamberimiz (sav)'in sözlerinde Hz. İsa ve Hz. Mehdi'nin gelişi hakkında; fiziksel özellikleri, nerede ve hangi tarihlerde ortaya çıkacakları, ne gibi faaliyetlerde bulunacakları ve onları diğer insanlardan ayırt eden ve tanınmalarını sağlayacak özellikleri gibi konularda çok detaylı bilgiler verilmiştir. Aynı şekilde hadislerde Deccal'in bu kutlu şahıslara karşı ne gibi yöntemlerle mücadele edeceği, insanları kendi tarafına çekebilmek için hangi ikna metodlarını kullanacağı ve nasıl tanınabileceğine yönelik de pek çok bilgi yer almaktadır.</text:p>
      <text:p text:style-name="P54">Peygamberimiz (sav)'in hadislerinde Hz. İsa, Hz. Mehdi (as)ve Deccal hakkında bu kadar detaylı bilgiler verilmesinin bir hikmeti, ortaya çıktıkları zaman bu kişilerin kolaylıkla tanınabilmelerine yöneliktir. Ancak yaklaşık on dört asırdır beklenmelerine ve haklarında bu kadar çok tanıtıcı bilgi olmasına rağmen, hadislerin işaretlerine göre, bu mübarek şahıslar ve Deccal, ortaya çıkışlarının ilk dönemlerinde insanların büyük bir kısmı tarafından tanınamayacak ya da yanlış tanınacaklardır. Kuşkusuz Hz. İsa ve Hz. Mehdi'nin tanınamamasında, onlara karşı büyük bir mücadele verecek olan Deccal'in büyük etkisi olacaktır. Deccal, ahir zamanda Hz. İsa'nın ve Hz. Mehdi'nin karşısında yer alacak, inkarın insanlar arasında yayılması için mücadele edecek ve insanları kötülüğe sürükleyebilmek için her türlü yola başvuracaktır. Türlü aldatmacalar ve hilelerle kendisini insanlara farklı şekilde tanıtacak, bu nedenle negatif bir güç olduğu da hemen anlaşılamayacak ve Hz. İsa ve Hz. Mehdi (as) gibi o da hemen tanınamayacaktır. Bu şekilde insanların büyük bir kısmını yalanlarıyla etkisi altına alacak ve istediği şekilde yönlendirebilecektir. Hatta insanların büyük çoğunluğu, Deccaliyet'in telkinleriyle, Hz. İsa ve Hz. Mehdi'nin karşısında yer alacak ve onlara karşı mücadele edeceklerdir. Bu sebeple ortaya çıkışlarının ilk yıllarında Hz. İsa ve Hz. Mehdi'yi takdir edip, bu mübarek insanları destekleyenlerin sayısı da son derece az olacak, hatta onlara inanan kimselerden de zamanla yanlarından ayrılanlar olacaktır.</text:p>
      <text:p text:style-name="P54">Kuşkusuz bu durum son derece şaşırtıcı ve düşündürücüdür. Çünkü Hz. İsa ve Hz. Mehdi, yalnızca Allah'ın rızasına uyan, tüm insanların dünyada ve ahiretteki kurtuluşu için samimi çaba harcayan, dünyaya huzur, barış, bolluk, bereket getirecek çok hayırlı ve kıymetli insanlardır. Normal şartlarda, ahir zaman alametlerinin birbiri ardınca gerçekleştiği, bu kutlu şahısların ortaya çıkışlarının beklendiği bir dönemde yaşayan tüm Müslümanların, Hz. İsa ve Hz. Mehdi'nin gelişini büyük bir sevinç ve şevkle bekliyor olmaları gerekir. Ortaya çıktıklarında da, yine aynı şevkle, onların üstün ahlaklarını görüp takdir edebilmeleri ve hadislerde bildirilen özelliklerinden onları tanıyabilmeleri gerekir. Hz. İsa ve Hz. Mehdi'nin yapacakları hayırlı faaliyetleri açıkça gören her Müslümanın bu kimselerin yanında olmayı ve onlarla birlikte hareket eden hak topluluğa destek vermeyi istemesi; onlara yardımcı olabilmek için büyük bir şevk ve heyecan <text:soft-page-break/>içinde birbirleriyle yarışmaları gerekir. Ancak yukarıda da belirtildiği gibi, bu durumun tam tersine insanların çok büyük bir bölümü tüm bu gelişmelere şahit olacakları halde, Hz. İsa ve Hz. Mehdi'yi ya tanıyamayacak ya da çeşitli sebeplerle tanıdıkları halde onlara destek olmaktan ve onların yanlarında yer almaktan kaçınacaklardır.</text:p>
      <text:p text:style-name="P54">Hadislerdeki bu işaretler, ahir zaman şahıslarının geliş alametleri, onları diğer insanlardan ayıran özellikleri ve Deccal'in onlara karşı vereceği batıla dayalı mücadelesi hakkında Müslümanların doğru bilgilendirilmesinin ne kadar önemli olduğunu ortaya koymaktadır. Unutulmamalıdır ki ahir zaman insanların neyin doğru neyin yanlış olduğunu anlamakta zorlanacakları, din ahlakından uzaklaşılmış olunmasının büyük kargaşa ve kaosa neden olduğu bir dönemdir. Bu bilgiler, böyle bir dönemde -Allah'ın izniyle- Müslümanları iyiyi kötüyle karıştırmaktan ve doğru olanı fark edememekten koruyacaktır.</text:p>
      <text:p text:style-name="P54">Bu kitabın amacı, Kuran ayetleri, Peygamberimiz (sav)'in hadisleri ve İslam alimlerinin açıklamaları doğrultusunda tüm Müslümanların Hz. İsa ve Hz. Mehdi'nin gelişi ve Deccal hakkında en doğru bilgileri edinebilmelerini sağlayabilmektir. Hz. İsa ve Hz. Mehdi (as) ortaya çıktığında, Müslümanların bu mübarek insanları tanıyıp takdir edebilmelerine engel olabilecek tüm sebepleri açıklığa kavuşturmak, Deccal'in bu yönde başvurabileceği tüm hileli düzenleri deşifre etmek ve böyle tarihi bir olay karşısında Müslümanların büyük bir yanılgıya kapılmalarını önleyebilmektir. Tüm bu bilgileri gözler önüne sererek, tüm Müslümanların bu kıymetli insanların yanında yer alan, onlara en güzel desteği veren kişilerden olmalarına vesile olabilmektir. </text:p>
      <text:p text:style-name="P54">Tekrar hatırlatmak gerekir ki, içinde bulunduğumuz dönem, yaklaşık 1400 senedir beklenen tarihi bir dönemdir. Bu nedenle bu gerçeğin şuurunda olan ve Hz. İsa ve Hz. Mehdi (as) gibi mübarek şahıslar çıktığında onların yanında olma şerefine erişmek isteyen tüm Müslümanlar, bu kitapta yer alan bilgileri dikkatlice okumalı ve kendilerini doğruya uymaktan alıkoyabilecek her türlü yanlış bilgilendirme ve yönlendirmeye karşı dikkatli olmalıdırlar. Bu mübarek insanların tanınmalarını nelerin engelleyebileceğini bilmeli, onları doğru bir şekilde tanıyabilmek için tüm sebeplere sarılmalıdırlar.</text:p>
      <text:p text:style-name="P89"/>
      <text:p text:style-name="P73">GİRİŞ:<text:line-break/></text:p>
      <text:p text:style-name="P72">HZ. İSA (AS), HZ. MEHDİ (AS) VE </text:p>
      <text:p text:style-name="P72">DECCAL'İN ÇIKIŞI GÜVENİLİR </text:p>
      <text:p text:style-name="P72">HADİSLERLE BİLDİRİLMİŞTİR</text:p>
      <text:p text:style-name="P56"/>
      <text:p text:style-name="P54"/>
      <text:p text:style-name="P54">Bu kitapta insanların büyük çoğunluğunun Hz. İsa ve Hz. Mehdi (as) ortaya çıktıklarında, neden bu mübarek şahısları tanıyamayacakları ve Deccal'in bu amaçla ne tür yöntemlere ve aldatmacalara başvuracağı ele alınacaktır. Bunun yanı sıra bazı kimselerin makam ve mevkilerini kaybetmekten duydukları korku, bazı kimselerin kibirleri, bazı kimselerin menfaatlerine zarar gelmesinden endişe etmeleri, bazı kimselerin de kötü ahlaklarını devam ettirme isteklerinin Hz. İsa ve Hz. Mehdi'yi tanıdıkları halde tanımazlıktan gelmelerine neden olabileceği üzerinde durulacaktır. </text:p>
      <text:p text:style-name="P54">Kitabın birinci bölümünde, yeniden yeryüzüne geldiğinde birtakım insanların Hz. İsa'yı neden tanıyamayacakları anlatılmaktadır. Hz. İsa -bazı insanların hiçbir bilgi ve delile dayandırmadan onun gelmeyeceğini öne sürdükleri bir dönemde-, Allah'ın izniyle, ikinci kez yeryüzüne gelecek ve hak din olan İslam'ı tebliğ edecektir. Ancak hadislerde bildirildiğine göre, insanların çoğunluğunun din ahlakından uzaklaşması, Hz. İsa'nın yeniden gelmeyeceği yalanının yayılması, pek çok sahte mesihin ortaya çıkması, din ahlakına uygun olmayan ideolojilerin neden olduğu baskı ve zorluk ortamı, Hz. İsa geldiğinde onun tanınmasına engel olacaktır. Salih ve samimi müminler dışında, gelişinin ilk dönemlerinde Hz. İsa'yı tanıyan ve ona uyan olmayacaktır. </text:p>
      <text:p text:style-name="P54">Kitabın ikinci bölümünde, Hz. Mehdi (as) ortaya çıktığında Deccaliyet'in insanları Hz. Mehdi'den uzaklaştırmak için yürüteceği çaba ele alınmaktadır. Hadislerde ve bu hadisleri yorumlayan büyük İslam alimlerinin eserlerinde Hz. Mehdi'yle beraber olan müminlerin sayısının oldukça az olduğu haber verilmektedir. Yine hadislerde yer alan bilgilere göre, Hz. Mehdi, yanındaki az sayıdaki insanla birlikte din ahlakına uygun olmayan ideolojilere karşı çok büyük bir fikri mücadele verecek, insanlara Allah'ın varlığının ve birliğinin delillerini anlatacak ve dünyanın dört bir yanındaki insanları hakka davet edecektir. Ancak Hz. Mehdi (as) bu fikri mücadelesi esnasında, din ahlakını yaşamayan insanlardan büyük baskı görecek, pek çok iftiraya uğrayacak ve din ahlakını anlatıp yaymak için yapacağı tüm faaliyetler engellenmeye çalışılacaktır. </text:p>
      <text:p text:style-name="P54">Kitabın üçüncü bölümünde ise Deccal'in, Hz. İsa ve Hz. Mehdi'nin tanınmasına ve insanların onlara uymalarına engel olabilmek için yürüteceği faaliyetler ve insanları ne şekilde yönlendireceği anlatılmaktadır. Bu bölümde ayrıca, insanların nasıl olup da Deccal'i tanıyamadıkları ve onun etkisi altında kaldıkları da ele alınacaktır. Deccaliyet'in çeşitli telkin ve propagandalarla gerçek yüzünü saklayıp, insanları Hz. İsa ve Hz. Mehdi (as) aleyhinde yönlendirmeye çalışması kitap boyunca örnekleriyle aktarılacaktır. </text:p>
      <text:p text:style-name="P71"><text:soft-page-break/><text:span text:style-name="T29">Tüm bu konular ele alınırken, unutulmaması gereken önemli bir gerçek vardır. Her ne kadar insanların çoğunluğu Hz. İsa ve Hz. Mehdi'yi tanımayacak olsalar ve her ne kadar Deccaliyet samimi müminler aleyhinde büyük propaganda faaliyetleri yürütüp onlara çeşitli tuzaklar kursa da, Allah'ın izniyle bunların hiçbiri Hz. İsa ve Hz. Mehdi'nin hak mücadelesine engel olamayacaktır. Kuran'da, </text:span><text:span text:style-name="T31">" ...Allah, kafirlere müminlerin aleyhinde kesinlikle yol vermez."</text:span><text:span text:style-name="T29">(Nisa Suresi, 141) ayetiyle Allah müminlere kurulan tuzakların başarıya ulaşmayacağını bildirmiştir. Allah'ın izniyle, salih müminler Hz. İsa yeniden yeryüzüne geldiğinde ve Hz. Mehdi (as) ortaya çıktığında bu mübarek insanların destekçisi olacaklar ve sayıları ne kadar az olsa da, Hz. İsa ve Hz. Mehdi, Deccal'in batıla dayalı sistemini ortadan kaldırarak Kuran ahlakını tüm yeryüzüne yerleşik kılacaklardır.</text:span></text:p>
      <text:p text:style-name="P307"><text:span text:style-name="T1">Hz. İsa'nın ikinci kez yeryüzüne gelişi, Hz. Mehdi'nin ve Deccal'in ortaya çıkışı, kıyametin en büyük alametlerindendir. Birçok İslam alimi eserlerinde bu konuları detaylı olarak ele almışlardır. Konuyla ilgili hadislerde bildirilen haberler, İslam alimleri tarafından "tevatür" (kuvvetli haber) derecesinde kabul edilmektedir. Bu hadisler ise </text:span><text:span text:style-name="T3">"mütevatir hadis"</text:span><text:span text:style-name="T1"> olarak adlandırılmaktadır. Tevatür kelimesinin tanımı Büyük Lugat'ta şöyle yapılmaktadır:</text:span></text:p>
      <text:p text:style-name="P1"/>
      <text:p text:style-name="P71"><text:span text:style-name="T35">Tevatür: </text:span><text:span text:style-name="T33">Kuvvetli haber, içinde yalan ihtimali olmayan ve bir cemaate dayanan kuvvetli haber.</text:span><text:span text:style-name="T35">1</text:span></text:p>
      <text:p text:style-name="P213"><text:s/></text:p>
      <text:p text:style-name="P71"><text:span text:style-name="T31">Mütevatir hadis</text:span><text:span text:style-name="T29"> ise, yalan üzerine birleşmeleri düşünülemeyecek kadar kalabalık olan bir cemaat tarafından rivayet edilen hadislere denir. Hadis alimleri mütevatir kabul edilen hadislerin ravilerinin (hadisi nakleden kişiler) incelemeye dahi alınmayacağı, mütevatir hadise hiçbir sorgulama yapılmayacağı konusunda hemfikirdirler. İslam alimi Seyyid Şerif Cürcani, mütevatir hadis kavramını şöyle açıklamaktadır:</text:span></text:p>
      <text:p text:style-name="P253"/>
      <text:p text:style-name="P59">Haber-i mütevatir, ravileri çoklukta o dereceye ulaşan bir haberdir ki, adete göre, o kadar çok rivayetçinin yalan üzerine birleşmeleri imkansız olur. Bu durumda rivayet edilen haber hakkında lafız (söz) ve mana tutuyorsa buna, "mütevatir-i lafzi" denir. Eğer hepsinin arasında müşterek manada ittifak olmakla beraber lafızlar (sözler) arasında ihtilaf bulunuyorsa buna, "mütevatir-i manevi" denir.2</text:p>
      <text:p text:style-name="P214"/>
      <text:p text:style-name="P213">Büyük hadis alimi İbn-i Mace ise, Hz. İsa'nın yeniden dünyaya gelişi, Hz. Mehdi'nin ortaya çıkışı ve Deccal'in çıkışıyla ilgili hadislerin mütevatir olduğunu şöyle açıklar:</text:p>
      <text:p text:style-name="P1"/>
      <text:p text:style-name="P59">Şevkani de Hz. İsa'nın ineceğine dair hadislerin sayısının 29'a ulaştığını söyleyerek, bunları bir bir nakletmiş ve sonunda: "Bizim naklettiğimiz hadisler görüldüğü gibi tevatür haddine ulaştı. Bu beyanımızla şu sonuca varılıyor ki, beklenen Hz. Mehdi hakkındaki hadisler, Deccal hakkında hadisler ve Hz. İsa'nın inmesine dair hadisler mütevatirdir." demiştir.3 </text:p>
      <text:p text:style-name="P215"/>
      <text:p text:style-name="P213">Hz. İsa'nın tekrar geleceğini ve Deccal'in ortaya çıkacağını nakleden alimlerin başında <text:soft-page-break/>mezhep imamımız İmam-ı Azam Ebu Hanife gelmektedir. Ebu Hanife, Fıkh-ı Ekber adlı eserinin son bölümünde şunları bildirmektedir:</text:p>
      <text:p text:style-name="P254"/>
      <text:p text:style-name="P1"/>
      <text:p text:style-name="P59">Deccal'in, Ye'cüc ve Me'cüc'ün çıkması, Güneş'in batıdan doğması, Hz. İsa'nın gökten inmesi ve diğer kıyamet alametleri, sahih haberlerde aktarıldığı üzere, haktır, olacaktır.4 </text:p>
      <text:p text:style-name="P215"/>
      <text:p text:style-name="P223"><text:span text:style-name="T1">İmam Suyuti de, </text:span><text:span text:style-name="T5">El Havi Lil Fetava</text:span><text:span text:style-name="T1"> adlı kitabı ve </text:span><text:span text:style-name="T5">El İ'lam bi Hukmi İsa</text:span><text:span text:style-name="T1"> adlı risalesinde, konuyla ilgili tüm hadislere yer verdikten sonra, bu hadislerin mütevatir olduklarını bildirmiştir:</text:span></text:p>
      <text:p text:style-name="P1"/>
      <text:p text:style-name="P59">Hadis ilmine vakıf olanlara gizli kalmayacağı üzere, bu hususta zikrettiğimiz bütün hadisler mütevatir derecesine ulaşmıştır. Dolayısıyla Mehdi Muntazar (beklenen Mehdi) hakkındaki hadis-i şerifler mütevatir olduğu gibi, Deccal hakkındaki hadis-i şerifler de tevatür derecesine ulaşmış olup, Hz. İsa'nın inişiyle ilgili hadis-i şerifler de mütevatirdir.5</text:p>
      <text:p text:style-name="P215"/>
      <text:p text:style-name="P223"><text:span text:style-name="T1">Konuyla ilgili hadisler güvenilir hadis kaynağı olan </text:span><text:span text:style-name="T5">Kütüb-i Sitte</text:span><text:span text:style-name="T1">'de ve İmam Malik'in Muvatta'sı, İbn Huzeyme ile İbn Hibban'ın Sahih'leri, İbn Hanbel ve Tayalisi'nin Müsned'leri gibi en muteber hadis kaynaklarında geniş bir şekilde yer almaktadır. Hz. İsa'nın yeryüzüne gelişiyle ilgili hadislerden bazıları şöyledir: </text:span></text:p>
      <text:p text:style-name="P1"/>
      <text:p text:style-name="P59">Sizler on alameti görmedikçe hiçbir zaman kıyamet kopmaz... Biri de İsa'nın inmesi...6 </text:p>
      <text:p text:style-name="P54"/>
      <text:p text:style-name="P59">Nefsim kudret elinde olan Allah'a yemin ederim ki, Meryem oğlu İsa'nın adalet sahibi olarak inmesi yakındır...7 </text:p>
      <text:p text:style-name="P54"/>
      <text:p text:style-name="P59">Vallahi muhakkak ve muhakkak Meryem oğlu İsa inecek, hem adil bir <text:s text:c="3"/>hakem, adaletli bir hükümdar olarak inecek...8 </text:p>
      <text:p text:style-name="P54"/>
      <text:p text:style-name="P59">İmamınız kendinizden olduğu halde, Meryem oğlu sizin içinize indiği zaman sizler nasıl olursunuz?9</text:p>
      <text:p text:style-name="P215"/>
      <text:p text:style-name="P223"><text:span text:style-name="T1">14. asrın büyük müceddidi </text:span><text:span text:style-name="T5">(Her asırda dini gerçekleri, dönemin ihtiyaçlarına göre öğretmek üzere gönderilen büyük alim ve Peygamberimiz (sav)'in varisi olan kişi) </text:span><text:span text:style-name="T1">olan Hz. Mehdi'nin ortaya çıkışı ile ilgili olarak Peygamberimiz (sav)'den rivayet edilen hadislerden bazıları ise şu şekildedir:</text:span></text:p>
      <text:p text:style-name="P254"/>
      <text:p text:style-name="P257">Dünyanın ancak bir günlük ömrü kalmış olsa, onun (Mehdi'nin) başa geçmesi için Cenab-ı Allah o günü behemehal (nasıl olursa olsun, mutlaka) uzatır.10 </text:p>
      <text:p text:style-name="P254"/>
      <text:p text:style-name="P257">Kıyametin kopması için zamanda sadece bir günden başka vakit kalmamış da olsa, Allah benim Ehl-i Beytimden (soyumdan) bir zatı gönderecek.11 </text:p>
      <text:p text:style-name="P216"><text:soft-page-break/></text:p>
      <text:p text:style-name="P213">Birçok değerli İslam alimi de fikir birliği ile Hz. Mehdi'nin gelişinin kesin olduğu yönündeki kanaatlerini bildirmişlerdir:</text:p>
      <text:p text:style-name="P254"/>
      <text:p text:style-name="P307"><text:span text:style-name="T7">İmam Rabbani: </text:span><text:span text:style-name="T8">Aradan bin sene geçtikten sonra, Hz. Mehdi'nin gelişi de bunun içindir. Onun mübarek kudumünü (gelişini), Hatemü'r Rüsul (Peygamberlerin sonuncusu) Resulullah Efendimiz (sav) müjdelemiştir.12 </text:span></text:p>
      <text:p text:style-name="P213"/>
      <text:p text:style-name="P307"><text:span text:style-name="T7">Muhyiddin Arabi: </text:span><text:span text:style-name="T8">Bilin ki, Hz. Mehdi mutlaka çıkacaktır. Ancak yeryüzü zulüm ve işkence ile dolmadıkça çıkmayacaktır. İşte o da böyle bir zamanda çıkacak, dünyayı doğruluk ve adalet ile dolduracaktır. Hatta dünyada tek bir gün <text:s/>kalsa, Allah o günü uzatacak, ta ki o halife gelsin. Bu, mutlaka Allah'ın Resulü'nün soyundan olacak Hz. Fatıma evladından gelecektir.13 </text:span></text:p>
      <text:p text:style-name="P254"/>
      <text:p text:style-name="P257">İmam Şarani: Ümmetim içinde Hz. Mehdi bulunacaktır. Eğer kısa süre olursa yedi yıl, kısa olmazsa dokuz yıl hüküm sürecektir.14</text:p>
      <text:p text:style-name="P260"/>
      <text:p text:style-name="P307"><text:span text:style-name="T7">Bediüzzaman Said Nursi: </text:span><text:span text:style-name="T8">Ta ahir zamanda, hayatın geniş dairesinde asıl sahipleri, yani Hz. Mehdi ve şakirdleri (öğrencileri), Cenab-ı Hakk'ın izniyle gelir, o daireyi genişletir ve o tohumlar sümbüllenir.15 </text:span></text:p>
      <text:p text:style-name="P216"/>
      <text:p text:style-name="P213">Tüm bu bilgiler bir kez daha göstermektedir ki büyük hadis alimleri, tefsir alimleri ve İslam düşünürleri, hadislerde yer alan bilgiler doğrultusunda, Hz. İsa'nın ikinci kez yeryüzüne gelişi, Hz. Mehdi'nin ahir zamanda ortaya çıkışı ve Deccal'in mücadelesi konusunda hemfikirdirler. </text:p>
      <text:p text:style-name="P1"/>
      <text:p text:style-name="P54"/>
      <text:p text:style-name="P54"/>
      <text:p text:style-name="P391">HZ. İSA (AS) İKİNCİ KEZ YERYÜZÜNE GELDİĞİNDE NEDEN TANINMAYACAKTIR?</text:p>
      <text:p text:style-name="P56"/>
      <text:p text:style-name="P54"/>
      <text:p text:style-name="P54">Hz. İsa yeryüzüne ilk gelişinde -bütün peygamberler gibi- insanlara bir ve tek olan Allah'a ibadet etmelerini, inkardan, şirkten ve her türlü kötülükten uzak durmalarını öğütlemiştir. Hz. İsa'nın çağrısına uymayanlar, bu kıymetli insana engel olmak istemiş, bu amaçla da onun ve çevresindeki müminlerin üzerinde baskı kurmuşlardır. Bu çabaları sonuçsuz kaldığında ise Hz. İsa'yı öldürmeye karar vermişlerdir. Ancak bu girişimleri de boşa çıkmıştır. Kuran ayetlerinde açıkça bildirildiği üzere, bu kimseler Hz. İsa'yı öldürememişlerdir; onlara onun bir benzeri gösterilmiştir. Rabbimiz'in bir mucizesi olarak, Hz. İsa'yı ihbar eden kişi, Hz. İsa'nın yerine öldürülmüştür. Allah Hz. İsa'yı, bilinen biyolojik anlamda canını almadan Kendi Katına yükseltmiştir. Bir ayette bu konu şu şekilde bildirilmektedir:</text:p>
      <text:p text:style-name="P263"/>
      <text:p text:style-name="P264">Ve: "Biz, Allah'ın Resulü Meryem oğlu Mesih İsa'yı gerçekten öldürdük" demeleri nedeniyle de (onlara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231"/>
      <text:p text:style-name="P233">Hz. İsa'nın ölmediğini ve Rabbimiz'in Katına yükseltildiğini haber veren ayetlerden bir diğeri ise şu şekildedir:</text:p>
      <text:p text:style-name="P264"/>
      <text:p text:style-name="P264">... seni (Hz. İsa) Kendime yükselteceğim, seni inkar edenlerden temizleyeceğim ve sana (Hz. İsa'ya) uyanları kıyamete kadar inkara sapanların üstüne geçireceğim. Sonra dönüşünüz yalnızca Banadır, hakkında anlaşmazlığa düştüğünüz şeyde aranızda Ben hükmedeceğim. (Al-i İmran Suresi, 55)</text:p>
      <text:p text:style-name="P231"/>
      <text:p text:style-name="P233">Hz. İsa'nın ahir zamanda ikinci kez yeryüzüne gelişi, Kuran ayetlerinde ve Peygamber Efendimiz (sav)'in hadislerinde bize bildirilen kutlu bir müjdedir. Ancak şunu da belirtmek gerekir ki, Hz. İsa geldiğinde çok az sayıda insan kendisini tanıyacak ve ona tabi olacaktır. İnsanların büyük çoğunluğu ise birtakım telkinlerin ve yalanların etkisi, toplumların içinde bulundukları koşullar, bilgisizlik veya yanlış bilgilendirme gibi bazı nedenlerle Hz. İsa'dan uzak duracaklardır. </text:p>
      <text:p text:style-name="P254">Kitabın bu bölümünde insanların neden Hz. İsa'yı tanıyamadıkları ya da tanıdıkları halde tanımazlıktan geldikleri ve bu mübarek peygamberin yaptığı şerefli mücadeleyi göz ardı ettikleri açıklanacaktır. Ancak bundan önce şu gerçeği hatırlatmak gerekir ki, birtakım insanların Hz. İsa'yı tanımamaları ve ona destek olmamaları, Hz. İsa'nın büyük fikri mücadelesinin Allah'ın yardımı ve izniyle mutlaka başarıya ulaşmasını engelleyemeyecektir. Müslümanlar, Rabbimiz'in <text:soft-page-break/>yaklaşık iki bin yıl sonra bir peygamberini yeniden yeryüzüne gönderecek olmasının heyecanını, şevkini ve neşesini yaşamakta asla gevşekliğe kapılmamalıdırlar. Allah'ın takdir ettiği vakit gelip de bu kutlu elçi yeniden dünyaya döndüğünde, kendisinin yardımcısı ve destekçisi olmak şerefine erişmek için dua etmek ve bu döneme en güzel şekilde hazırlanmak ahir zamanda yaşayan inananların en önemli sorumluluklarından biridir. </text:p>
      <text:p text:style-name="P254"/>
      <text:p text:style-name="P281">Sahte Mesihlerin Ortaya Çıkması, </text:p>
      <text:p text:style-name="P281">Hz. İsa'nın Tanınmasını Engelleyecektir</text:p>
      <text:p text:style-name="P150"><text:span text:style-name="T1">Hz. İsa'nın yeryüzüne ikinci kez gelişi, hem çok büyük bir mucize hem de çok sevinçli bir müjdedir. Elçiler ve peygamberler gönderilmesi,</text:span><text:span text:style-name="T3"> "Andolsun ki Allah, müminlere, içlerinde kendilerinden onlara bir peygamber göndermekle lütufta bulunmuştur…"</text:span><text:span text:style-name="T1"> (Al-i İmran Suresi, 164) ayetinde de buyrulduğu gibi, Rabbimiz'in insanlara bir lütfu ve nimetidir. Dolayısıyla, iman edenler Hz. İsa'nın yeniden yeryüzüne gelişini şevkle ve heyecanla beklemektedirler. Ancak hadislerde bildirildiğine göre, Hz. İsa'nın gelişinden önce sahte mesihler ortaya çıkacaktır. Bu gibi kişilerin ortaya çıkması insanların Hz. İsa yeniden yeryüzüne geldiğinde bu durumu şüphe ve tereddüt ile karşılamalarına neden olabilir. Oysa bu son derece yersiz bir şüphedir. Çünkü;</text:span></text:p>
      <text:p text:style-name="P264"/>
      <text:p text:style-name="P307"><text:span text:style-name="T3">Birincisi;</text:span><text:span text:style-name="T1"> sahte mesihlerin çıkışı Hz. İsa'nın geliş alametlerindendir. Pek çok hadiste buna işaret edilmiştir. Bir hadis-i şerifte şöyle bildirilmektedir:</text:span></text:p>
      <text:p text:style-name="P254"/>
      <text:p text:style-name="P257">Her biri Allah'ın Resulü olduğunu iddia eden otuza yakın yalancı gönderilmedikçe kıyamet kopmayacaktır.16 </text:p>
      <text:p text:style-name="P213">Bu durumda, sahte mesihlerin ortaya çıkışı insanların şüphe veya endişeye kapılmalarını gerektiren bir durum değil, tam tersine Hz. İsa'nın gelişinin yakınlaştığına işaret ettiği için heyecan ve şevk duymaları gereken önemli bir işarettir. </text:p>
      <text:p text:style-name="P264"/>
      <text:p text:style-name="P307"><text:span text:style-name="T3">İkincisi;</text:span><text:span text:style-name="T1"> samimi olarak iman edenlerin sahte mesihlere aldanmaları hiçbir şekilde mümkün değildir. Çünkü, Allah'ın izniyle, Hz. İsa geldiğinde üstün ahlakı, peygamberlere has heybeti, nuru, derin imanı ve hikmetli tavırlarıyla salih müminler tarafından hemen tanınacaktır. Samimi müminlerin Hz. İsa'yı tanıyabilmeleri için hiçbir ispata gerek olmayacaktır. Sahte mesihlerin kendilerini ispata çalışmaları ise onların sahteliklerinin en açık delilidir. </text:span></text:p>
      <text:p text:style-name="P254">Hz. İsa'nın delillerinden biri, yaptığı hayırlı faaliyetler olacaktır. Allah'ın izniyle dinsiz akımları, inkarın ve ahlaksızlığın insanlar arasında yayılması için çaba sarf edenlerin sahip oldukları ideolojileri fikri açıdan çok büyük bir bozguna uğratacaktır. </text:p>
      <text:p text:style-name="P254">Unutulmamalıdır ki, sahte mesihlerin bir kısmı çıkmıştır, bir kısmı da ilerleyen yıllarda çıkacaktır. (En doğrusunu Allah bilir). Ancak Peygamberimiz (sav) yalancıların ardından Hz. İsa'nın geri dönüşünü de müjdelemiştir.</text:p>
      <text:p text:style-name="P254"/>
      <text:p text:style-name="P281">Yeryüzüne Bir İnsan Olarak Değil, "Şahs-ı Manevi" Olarak </text:p>
      <text:p text:style-name="P281">Geleceğinin Öne Sürülmesi, Hz. İsa'nın Tanınmasını Engelleyecektir</text:p>
      <text:p text:style-name="P126"><text:soft-page-break/>Bediüzzaman Said Nursi eserlerinde Hz. İsa'nın yeryüzüne ikinci kez geleceği konusuna geniş yer vermiştir. Ancak SaidNursi'nin bu konuyu anlatırken kullandığı "şahs-ı manevi" kavramı günümüzde gerçek anlamından farklı bir şekilde anlaşılabilmektedir. Bediüzzaman'ın kullandığı şahs-ı manevi ifadesi, Hz. İsa'nın yeryüzüne bir "zat" olarak değil, bir "şahs-ı manevi" olarak geleceği şeklinde yorumlanabilmektedir. Bu inanış, insanların Hz. İsa'yı tanımalarını, bu kutlu insanı karşılamak için hazırlık içinde olmalarını engelleyen nedenlerden biri olabilir. Oysa Bediüzzaman'ın Hz. İsa'nın bir şahs-ı manevi olarak değil, bir şahıs olarak yeryüzüne ikinci kez geleceği ve Hz. Mehdi (as) ile birlikte tüm yeryüzüne barış ve huzuru hakim kılacağına dair açıklamaları son derece açıktır.</text:p>
      <text:p text:style-name="P307"><text:span text:style-name="T1">Her peygamberin ve elçinin çevresinde onun maneviyatının tecellisi olan bir şahs-ı manevi oluşur. O elçiye tabi olan, onu örnek alan, onun tebliğini izleyenlerin oluşturduğu bir kitle ve hareket de, onun şahs-ı manevisini oluşturur. Ancak şu çok açıktır ki, bir şahıs olmadan onun şahs-ı manevisinden de söz edebilmek mümkün değildir. Her mümin topluluğunun bir önderi olduğu Allah'ın Kuran'da bildirilen bir adetullahıdır. Dolayısıyla Bediüzzaman Said Nursi de şahs-ı manevi terimini Kuran'ın adetullahında olduğu şekilde kullanmıştır. Nitekim Bediüzzaman Said Nursi kendi talebeleri ve eserleri için de şahs-ı manevi tabirini kullanırken, bu şahs-ı manevinin başında yine kendisi bulunmaktadır. </text:span><text:span text:style-name="T5">Risale-i Nur</text:span><text:span text:style-name="T1">'un şahs-ı manevisine, eserleriyle onu takip eden talebeler de dahildir, ama nur hareketinin önderi Bediüzzaman da bu ifadeden ayrı tutulamaz.</text:span></text:p>
      <text:p text:style-name="P307"><text:span text:style-name="T1">Bunun yanı sıra Allah Kuran ayetlerinde, tarih boyunca yaşamış olan her topluluğa mutlaka kendilerine hak dini anlatan, doğruyu ve yanlışı gösteren elçiler gönderildiğini bildirmiştir. Kuran'da, gönderilen elçiler hakkında daha pek çok detaylı bilgi verilmiştir. Yaşadıkları olaylar, aileleri, eşleri, çocukları, Allah'a olan samimi imanları ve duaları ile ilgili ayetlerde çeşitli bilgiler yer almaktadır. Tüm bu bilgiler bize, </text:span><text:span text:style-name="T3">"tarih boyunca hiçbir elçi, nebi veya resulün bir şahs-ı manevi olarak gönderilmediğini, tüm elçilerin birer şahıs olarak geldiklerini"</text:span><text:span text:style-name="T1"> göstermektedir. Aynı şekilde Peygamberimiz (sav)'den sonra gelen ve </text:span><text:span text:style-name="T3">İslam tarihinde yer alan hiçbir müceddid veya müçtehid de bir şahs-ı manevi olarak gönderilmemiştir.</text:span><text:span text:style-name="T1"> Kuran'ın adetullahında tüm elçilerin, tüm müceddidlerin insanları uyarıp korkutacak, onları Allah'ın rızası, rahmeti ve cennetiyle müjdeleyebilecek, onlara doğruyu yanlıştan ayıracak bir hidayet rehberi olabilecek birer şahıs olarak gönderildikleri görülmektedir. </text:span></text:p>
      <text:p text:style-name="P254">Kuşkusuz ki yüzyıllardır süregelen Kuran'ın bu adetullahı, tüm İslam tarihinde olduğu gibi ahir zamanda gelecek olan Hz. İsa için de söz konusudur. Hz. İsa da yeryüzüne tekrar geldiğinde, yine ona yakın kişilerden oluşan bir cemaati olacak, başlarında da Hz. İsa olacaktır. Şahıs olmadan şahs-ı manevisi olması tüm diğer elçilerde olduğu gibi, Hz. İsa için de söz konusu değildir. Nitekim aşağıda yer alan Bediüzzaman'ın sözlerinde, bu konunun hiçbir tartışmaya yer bırakmayacak açıklıkta olduğu kolaylıkla anlaşılmaktadır.</text:p>
      <text:p text:style-name="P266"/>
      <text:p text:style-name="P164"/>
      <text:p text:style-name="P180">I. SÖZ</text:p>
      <text:p text:style-name="P18"/>
      <text:p text:style-name="P59">... Hazret-i İsa Aleyhisselam, İsevilik şahs-ı manevisini temsil ederek, <text:s text:c="2"/>dinsizliğin şahs-ı <text:soft-page-break/>manevisini temsil eden Deccal'ı öldürür (yok eder)...17 </text:p>
      <text:p text:style-name="P213">Bediüzzaman bu sözünde İsevilik şahs-ı manevisinin ne olduğunu açıklamaktadır. Bir şahs-ı manevinin bir şahs-ı maneviyi temsil etmesi mümkün değildir. Dolayısıyla buradan şu iki sorunun cevabı çok açık olarak anlaşılmaktadır:</text:p>
      <text:p text:style-name="P264">İsevilik şahs-ı manevisini bir kişi temsil ediyor. Bu kimdir? </text:p>
      <text:p text:style-name="P231">Hz. İsa. </text:p>
      <text:p text:style-name="P231">Hz. İsa kimi temsil ediyor? </text:p>
      <text:p text:style-name="P231">İsevilik şahs-ı manevisini.</text:p>
      <text:p text:style-name="P231"/>
      <text:p text:style-name="P233">Bu soruların cevapları da yine Bediüzzaman'ın Hz. İsa'dan ve şahs-ı manevisinden ayrı kavramlar olarak bahsettiğini açıkça ortaya koymaktadır.</text:p>
      <text:p text:style-name="P319"/>
      <text:p text:style-name="P319"/>
      <text:p text:style-name="P342">II. SÖZ</text:p>
      <text:p text:style-name="P167"/>
      <text:p text:style-name="P170">.. .ancak harika ve mu'cizatlı (mucizeler sahibi) ve umumun makbulü (umumun kabul ettiği) bir zat olabilir ki: O zat, en ziyade alakadar ve ekser (birçok) insanların peygamberi olan Hazret-i İsa Aleyhisselam'dır... <text:s/>18 <text:s text:c="5"/></text:p>
      <text:p text:style-name="P223"><text:span text:style-name="T1">Bediüzzaman'ın bu açıklamasında Hz. İsa için </text:span><text:span text:style-name="T3">"bir zat"</text:span><text:span text:style-name="T1"> ifadesi kullanılmıştır; iki veya üç değil. Sonra da </text:span><text:span text:style-name="T3">"o zat"</text:span><text:span text:style-name="T1"> diye devam edilerek burada bahsedilenin bir şahs-ı manevi değil, bir şahıs olarak gelecek olan Hz. İsa olduğu tekrar vurgulanmıştır. Tüm bunlar hep </text:span><text:span text:style-name="T3">"tekil"</text:span><text:span text:style-name="T1"> ifadelerdir; ve tümünde de bir şahs-ı maneviden değil, </text:span><text:span text:style-name="T3">"tek bir şahıstan"</text:span><text:span text:style-name="T1"> bahsedilmektedir.</text:span></text:p>
      <text:p text:style-name="P307"><text:span text:style-name="T1">Bediüzzaman burada ayrıca Deccal'in yaptıklarını ortadan kaldırabilecek </text:span><text:span text:style-name="T3">"mucize sahibi bir kişi"</text:span><text:span text:style-name="T1">nin gerekliliğinden bahsetmiştir. Bu, mucize gösterebilecek tek kişinin de Hz. İsa olduğunu söylemiştir. Bir şahs-ı manevinin mucize göstermesi mümkün olmayacağı için burada da Hz. İsa'dan yine bir zat olarak bahsedildiği çok açıktır.</text:span></text:p>
      <text:p text:style-name="P8"/>
      <text:p text:style-name="P62"/>
      <text:p text:style-name="P77">III. SÖZ</text:p>
      <text:p text:style-name="P168"/>
      <text:p text:style-name="P170">Hatta "Hazret-i İsa Aleyhisselam gelir. Hazret-i Mehdi'ye namazda iktida eder, tabi olur." diye rivayeti, bu ittifaka (birleşmeye) ve hakikat-ı Kur'aniyenin metbuiyetine (Kur'an hakikatlerine uyulmasına, tabi olunmasına) ve hakimiyetine işaret eder.19 </text:p>
      <text:p text:style-name="P212"/>
      <text:p text:style-name="P54">Bediüzzaman'ın bu sözünde Hz. İsa'nın Hz. Mehdi (as) ile birlikte namaz kılacağı belirtilmiştir. Pek çok sahih hadiste de yer alan bu ifade, Hz. İsa ile Hz. Mehdi'nin karşılıklı diyalog içerisinde olacaklarını ve bizzat dünyevi bedenleri ile müminlerin başında bulunacaklarını göstermektedir. </text:p>
      <text:p text:style-name="P254">Ayrıca bu izah da yine Hz. Mehdi'nin ve Hz. İsa'nın birer şahs-ı manevi değil, birer kişi olarak zuhur edeceklerini açıklayan bir başka delildir. Hz. İsa, yeryüzüne önceki gelişinde namaz <text:soft-page-break/>ibadetini yerine getirdiği gibi ikinci kez gelişinde de Allah'ın izniyle bu ibadetine devam edecektir. Kuran'da bu konu şöyle bildirilmektedir:</text:p>
      <text:p text:style-name="P111"><text:span text:style-name="T3">(İsa) Dedi ki: "Şüphesiz ben Allah'ın kuluyum. (Allah) Bana Kitab'ı verdi ve beni peygamber kıldı. Nerede olursam (olayım,) beni kutlu kıldı ve </text:span><text:span text:style-name="T9">hayat sürdüğüm müddetçe, bana namazı ve zekatı vasiyet (emr) etti.</text:span><text:span text:style-name="T3">" (Meryem Suresi, 30-31)</text:span></text:p>
      <text:p text:style-name="P231"/>
      <text:p text:style-name="P241"><text:span text:style-name="T1">Bediüzzaman'ın eserlerinde kullandığı "şahs-ı manevi" kavramı konusundaki yanlış anlaşılmaya açıklık kazandıran bu izahlara daha pek çok örnek vermek mümkündür. Ancak bunlardan sadece birkaç tanesi bile, Hz. İsa'nın ve Hz. Mehdi'nin ahir zamanda beraberlerindeki mümin topluluklarının şahs-ı manevisi ile birlikte, onlara önderlik ederek zuhur edeceklerinin anlaşılması için yeterlidir. (Ayrıntılı bilgi için bkz </text:span><text:span text:style-name="T5">Şahsı Manevi Yanılgısı</text:span><text:span text:style-name="T1">, Adem Yakup) </text:span></text:p>
      <text:p text:style-name="P254">Bediüzzaman tüm bu sözlerinde "Hz. İsa ve cemaatinin şahs-ı manevisi" olarak iki ayrı kavramdan bahsetmektedir. Bu "ikisinin biraraya gelmesinden şahs-ı manevi kavramının oluştuğunu", ancak bu mübarek ve kutlu peygamberin şahs-ı manevisiyle birlikte, bizzat beraberlerindeki müminlere önderlik edeceğini açıklamaktadır. Bediüzzaman Said Nursi, Hz. İsa'nın, kendisinden önce gelip geçmiş tüm elçiler ve peygamberler gibi cismani bir şahıs olacağını sözlerinde pek çok defa açıkça ifade etmiştir. </text:p>
      <text:p text:style-name="P254">Buraya kadar anlatılanlardan anlaşıldığı gibi, "şahs-ı manevi" kavramını, onun önderi olan, başındaki şahıstan ayrı, müstakil ve bağımsız değerlendirmek büyük bir hata olur. Kuran'da bahsi geçen tüm mümin topluluklarının başında bir elçi ya da önder yer almaktadır. Ahir zamanda da Kuran ahlakının tüm yeryüzüne hakim olması gibi dünya tarihinin çok müstesna bir döneminde müminlerin öndersiz, kendi halinde bir topluluk olarak kalmaları Kuran'da bildirilen adetullaha uygun değildir. (En doğrusunu Allah bilir). Hz. İsa ahir zamanda yeryüzüne tekrar gelecek, müminlere önderlik edecek ve Hz. Mehdi (as) ile birlikte İslam'ın nurunun tüm insanları aydınlatmasına vesile olacaklardır. </text:p>
      <text:p text:style-name="P254"/>
      <text:p text:style-name="P281">Çevresinde, Geçmişte Olduğu Gibi İnkara Eğilimli </text:p>
      <text:p text:style-name="P281">İnsanlar Olması, Hz. İsa'nın Tanınmasını Engelleyecektir</text:p>
      <text:p text:style-name="P126">Hz. İsa yeniden dünyaya geldiğinde, geçmişte olduğu gibi, çevresinde yine inkara eğilimli insanlar olabilir. Bu insanlar Hz. İsa'nın tanınmaması için gizli ve açık birtakım faaliyetler yürütebilirler. Hz. İsa, dünyaya ilk gelişinde inkar edenlere karşı verdiği büyük mücadelenin yanı sıra, Yahudi toplumu içindeki sözde din adamlarına ve çevresindeki münafıklara karşı da mücadele vermiştir. Kuran'da Hz. İsa'nın çevresinde inkara eğilimli insanlar olduğuna şöyle işaret edilmiştir:</text:p>
      <text:p text:style-name="P264"/>
      <text:p text:style-name="P307"><text:span text:style-name="T3">Nitekim İsa, </text:span><text:span text:style-name="T9">onlarda inkarı sezince,</text:span><text:span text:style-name="T3"> dedi ki: "Allah için bana yardım edecekler kimdir?"... (Al-i İmran Suresi, 52)</text:span></text:p>
      <text:p text:style-name="P231"/>
      <text:p text:style-name="P233">Ayetten de anlaşıldığı üzere, Hz. İsa, çevresindeki bazı insanların inkar etmeye ve inkarcı ahlakına benzer bir ahlak göstermeye eğilimli olduklarını hissetmiş ve "yardımcılarının kimler" olduğunu sormuştur. Allah'a gönülden iman eden, Hz. İsa'ya itaat edip teslim olmuş salih müminler de Hz. İsa'nın yardımcısı olduklarını söylemişlerdir:</text:p>
      <text:p text:style-name="P106">... Havariler: "Allah'ın yardımcıları biziz; biz Allah'a inandık, bizim gerçekten Müslümanlar olduğumuza şahid ol" dediler. "Rabbimiz, biz indirdiğine inandık ve elçiye uyduk. Böylece bizi şahidlerle beraber yaz." (Al-i İmran Suresi, 52-53)</text:p>
      <text:p text:style-name="P231"/>
      <text:p text:style-name="P233">Bu durum, Hz. İsa'nın insanları Allah'ın varlığına ve birliğine iman etmeye ve gerçek din ahlakını yaşamaya davet ederken ne kadar zorlu bir ortam içinde bulunduğuna işaret etmektedir. Bu ayetlerden sonra gelen ayette ise, inanmayanların Hz. İsa'ya bir tuzak kurmuş oldukları haber verilmektedir:</text:p>
      <text:p text:style-name="P264"/>
      <text:p text:style-name="P264">Onlar (inanmayanlar) bir düzen kurdular. Allah da (buna karşılık) bir düzen kurdu. Allah, düzen kurucuların en hayırlısıdır. (Al-i İmran Suresi, 54)</text:p>
      <text:p text:style-name="P231"/>
      <text:p text:style-name="P233">Ancak ayette de müjde verildiği gibi Hz. İsa'ya kurulan tuzağı Rabbimiz bozmuş ve inkarcıların hedeflerine ulaşmalarına izin vermemiştir. </text:p>
      <text:p text:style-name="P254">Hz. İsa ikinci kez yeryüzüne geldiğinde de, çevresindeki inkara eğilimli kişiler, insanların onu tanımaması ve ona itaat etmemeleri için çeşitli tuzaklar kurabilirler. Ancak, Allah'ın izniyle, geçmişte inkarcıların kurdukları tuzaklar nasıl boşa çıktıysa, Hz. İsa yeniden geldiğinde bu mübarek peygambere karşı kurulan tüm tuzaklar da boşa çıkacaktır. </text:p>
      <text:p text:style-name="P254"/>
      <text:p text:style-name="P281">Önde Gelenlerin Toplum Üzerindeki Baskısı, </text:p>
      <text:p text:style-name="P281">Hz. İsa'ya Uyulmasını Engelleyecektir</text:p>
      <text:p text:style-name="P126">Kuran'da toplumun önde gelenlerinin büyük kısmının, gönderilen elçilere ve onların tebliğ ettiği hak dine karşı mücadele içinde oldukları haber verilmiştir. Bu durum Enam Suresi'nin 123. ayetinde şu şekilde bildirilmiştir: </text:p>
      <text:p text:style-name="P264"/>
      <text:p text:style-name="P264">Böylece Biz, her ülkenin önde gelenlerini -orada hileli- düzenler kursunlar diye- oranın suçlu-günahkarları kıldık. Oysa onlar, hileli-düzeni ancak kendilerine kurarlar da bunun şuuruna varmazlar. (Enam Suresi, 123)</text:p>
      <text:p text:style-name="P231"/>
      <text:p text:style-name="P233">Rabbimiz'in bu ayeti tarih boyunca yaşamış olan pek çok toplumda tecelli etmiştir. Hz. Musa kavmini doğru yola davet ettiğinde, dönemin önde gelenleri olan Firavun ve yakın çevresi Hz. Musa'nın tebliğine engel olmak için büyük mücadele vermiştir. Hz. Musa'ya inanılmasını engelleyebilmek için, ona inananların erkek çocuklarını katletmiş, ellerini ve ayaklarını çaprazlama kesmekle tehdit etmiş, iman edenlere çeşitli zulümler yapmıştır. Hz. İbrahim insanları yalnızca Allah'a iman etmeye çağırdığında ise, dönemin önde gelenleri onu ateşe atmaya kalkışmışlardır. Sevgili Peygamberimiz Hz. Muhammed (sav)'in döneminde de bu durum değişmemiş, yaşadığı toplumun önde gelen sınıfının baskıları süregelmiştir. Başta Ebu Leheb ve yakın çevresi olmak üzere, Peygamberimiz (sav)'e karşı olan Mekkeli müşrikler, sahabeleri, Hz. Muhammed (sav)'e itaat etmekten alıkoymak için büyük zulüm ve eziyetler yapmışlardır. Tüm bu baskı ve eziyetler, peygamberler ilk geldiklerinde kendilerine çok az sayıda insanın uymasına, <text:soft-page-break/>toplumun büyük kısmının ise hak dini tebliğ eden bu kıymetli insanlardan uzak durmasına neden olmuştur. </text:p>
      <text:p text:style-name="P254">Hz. İsa da yeryüzüne ilk gelişinde, dönemin önde gelenlerinin neden olduğu baskı ve zorluklarla karşılaşmıştır. Nitekim Hz. İsa'ya sayıca çok az oldukları bilinen havariler dışında kimsenin tabi olmamış olması da bu durumun önemli göstergelerindendir. Tüm bu bilgiler, Hz. İsa ikinci kez yeryüzüne geldiğinde de benzer bir ortamla karşılaşabileceğine işaret etmektedir. Kuran'da, tarih boyunca pek çok toplumun önde gelenlerinin din ahlakına karşı yoğun bir mücadele verdikleri haber verilmiştir. Allah Kuran'da şu şekilde bildirmektedir: </text:p>
      <text:p text:style-name="P264"/>
      <text:p text:style-name="P264">Biz hangi ülkeye bir uyarıcı gönderdikse, mutlaka oranın 'refah içinde şımaran önde gelenleri': "Gerçekten biz, sizin kendisiyle gönderildiğiniz şeyi tanımıyoruz" demişlerdir. (Sebe Suresi, 34)</text:p>
      <text:p text:style-name="P231"/>
      <text:p text:style-name="P231">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Zuhruf Suresi, 23)</text:p>
      <text:p text:style-name="P231"/>
      <text:p text:style-name="P231">Böylece Biz, her ülkenin önde gelenlerini -orada hileli- düzenler kursunlar diye- oranın suçlu-günahkarları kıldık. Oysa onlar, hileli-düzeni ancak kendilerine kurarlar da bunun şuuruna varmazlar. (Enam Suresi, 123)</text:p>
      <text:p text:style-name="P231"/>
      <text:p text:style-name="P233">Rabbimiz'in bu ayetleriyle bildirdiği kanunu, Hz. İsa yeniden dünyaya geldiğinde bir kez daha tecelli edebilir. Toplumun önde gelenleri, insanları Hz. İsa'ya inanmaktan alıkoyabilmek için çeşitli baskılar yapabilirler. Bu da insanların Hz. İsa'ya uymaktan çekinmelerine ve bu mübarek peygamberden uzak durmalarına neden olabilir. Ancak şunu da hemen belirtmek gerekir ki, samimi olarak Allah'a iman edenleri hak peygambere tabi olmaktan, Allah'ın izniyle, hiçbir baskı, hiçbir zorluk alıkoyamaz. Peygamberimiz (sav)'le birlikte yaşama şerefine erişmiş sahabelerin bu konudaki tavrı tüm Müslümanlara örnek olmalıdır. Allah Kuran'da, bazı kimselerin Peygamberimiz (sav) ile birlikte mücadele eden müminleri, mücadelelerinden alıkoymak ve Hz. Muhammed (sav)'den uzaklaştırabilmek için tedirgin etmeye çalıştıklarını haber vermiştir. İnkarcıların bu hilesi ve müminlerin bu durum karşısındaki cevabı ise Kuran'da şu şekilde bildirilmiştir:</text:p>
      <text:p text:style-name="P264"/>
      <text:p text:style-name="P264">Onlar, kendilerine insanlar: "Size karşı insanlar topla(n)dılar, artık onlardan korkun" dedikleri halde imanları artanlar ve: "Allah bize yeter, O ne güzel vekildir" diyenlerdir. (Al-i İmran Suresi, 173)</text:p>
      <text:p text:style-name="P231"/>
      <text:p text:style-name="P233">Hz. İsa yeniden yeryüzüne geldiğinde de, insanları bu mübarek peygambere uymaktan alıkoymaya çalışanlara karşı, samimi müminlerin cevabı ayette haber verildiği gibi olmalıdır. <text:soft-page-break/>Rabbimiz'in bu seçkin ve onurlu elçisi ikinci kez geldiğinde, salih müminler ona gönülden teslim olup destek olacaklar, Allah'ın izniyle, hiçbir zorluk onları yıldırmayacaktır. </text:p>
      <text:p text:style-name="P254"/>
      <text:p text:style-name="P281">Hristiyanlığın Dejenere Olmuş Olması, </text:p>
      <text:p text:style-name="P281">Hz. İsa'nın Tanınmasını Engelleyecektir</text:p>
      <text:p text:style-name="P126">Peygamberlerin tebliğini inkar eden toplumların öne sürdükleri sözde bahanelerden biri de, peygamberlerin onları geleneksel dinlerinden uzaklaştırmaya çalıştığı iddiasıdır. Her toplum belirli adet ve göreneklere, bir kültür birikimine ve geleneksel inançlara sahiptir. Bu inançları arasında, peygamberlerin tebliğ ettiği hak dinin gereği olan güzel ahlaka uygun olmayan çeşitli batıl uygulamalar ve hurafeler de olabilir. Peygamberler ise gönderildikleri toplumları, inançlarının içine karışmış batıl uygulamalardan ve hurafelerden arındırır, onları Allah Katında hak olan din ahlakını yaşamaya çağırırlar. Ne var ki batıl yönlerini biliyor olmalarına rağmen, geleneksel inanç ve uygulamalarından ayrılmak istemeyen bazı insanlar, peygamberlerin bu çağrısına uymazlar. Onlar Kuran'da bildirildiği gibi, "atalarının dinlerine" yani birtakım batıl gelenek ve göreneklerine bağlı kalmakta ısrar ederler. Kuran'da bu insanların durumu şu şekilde haber verilmiştir:</text:p>
      <text:p text:style-name="P264"/>
      <text:p text:style-name="P264">Ne zaman onlara: "Allah'ın indirdiklerine uyun" denilse, onlar: "Hayır, biz, atalarımızı üzerinde bulduğumuz şeye (geleneğe) uyarız" derler. (Peki) Ya atalarının aklı bir şeye ermez ve doğru yolu da bulamamış idiyseler? (Bakara Suresi, 170)</text:p>
      <text:p text:style-name="P231"/>
      <text:p text:style-name="P233">Bu insanların atalarının dinine duydukları bağlılık ise, temelde kurulu düzenlerinin bozulmasından endişe etmelerinden kaynaklanmaktadır. Menfaatlerini, makam ve mevkilerini, sözde toplum içerisindeki itibarlarını üzerine kurdukları tüm sistemin alt üst olması bu insanlar için kabul edilebilir bir durum değildir. Bu nedenle de, peygamberlerin tebliğ ettiği hak dini kendileri için büyük bir tehlike olarak görür ve var güçleriyle peygamberlere karşı mücadele yürütürler. Bu ahlaktaki insanların, tarih boyunca gönderilmiş tüm elçilere aynı şekilde karşı geldikleri Kuran'da şöyle haber verilmiştir:</text:p>
      <text:p text:style-name="P264"/>
      <text:p text:style-name="P264">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Zuhruf Suresi, 23)</text:p>
      <text:p text:style-name="P231"/>
      <text:p text:style-name="P233">Hz. Şuayb'a, Hz. Nuh'a, Hz. Musa'ya, Hz. Lut'a, Hz. Süleyman'a, Hz. İbrahim'e ve sevgili Peygamberimiz Hz. Muhammed (sav)'e bu şekilde karşı çıkan insanlarla benzer ahlaka sahip olanlar, Hz. İsa ikinci kez yeryüzüne geldiğinde ona da aynı nedenle karşı çıkacak olabilirler. Ve bu insanların içerisinde bulundukları topluma yapacakları sahte telkinler, büyük çoğunluğun da Hz. İsa'yı tanıyamamasına neden olacak olabilir. </text:p>
      <text:p text:style-name="P254">Bunun yanı sıra, Hz. İsa ikinci kez geldiğinde İslam ile hükmedecektir. Bu durum, özellikle <text:soft-page-break/>pek çok batıl gelenek ve inanca sahip olan bazı Hristiyanlar tarafından şaşkınlıkla karşılanabilir. Oysa, Hz. İsa onları doğruya ve kurtuluşa davet edecektir. Ancak bu durumu kavrayamamaları bu kimseleri büyük bir yanılgıya sürükleyecek olabilir. (En doğrusunu Allah bilir).</text:p>
      <text:p text:style-name="P107">Bazı Hristiyanların bu konuda yaşayacağı tedirginliğin ve şaşkınlığın temelinde ise, Hristiyanlığın, Hz. İsa'nın Allah Katına yükseltilmesinin ardından başta Hz. İsa'nın Allah'ın oğlu olduğu (Allah'ı tenzih ederiz) ve teslis (Allah'ı tenzih ederiz) gibi sapkın inanışlar olmak üzere büyük tahribata uğraması yer almaktadır. Bu kişiler Hristiyanlığı tahrif edilmiş haliyle muhafaza edebilmek için, Hz. İsa'nın Allah'ın varlığını ve birliğini tebliğ etmesine, kendisinin de Allah'ın bir kulu ve yalnızca peygamberi olduğunu haber vermesine ve onları İslam ahlakına davet etmesine karşı gelecek olabilirler. Atalarından öğrendikleri bu batıl dini sürdürmek isteyenler, Hz. İsa'nın tanınmasını ve hak dini tebliğ etmesini engellemek için büyük uğraşlar verecek olabilirler. Firavun ve yakın çevresi de, Hz. Musa kendilerini doğruya davet ettiğinde, benzer bir şekilde atalarının sapkın dininden vazgeçmek istememiş ve hatta Hz. Musa ve Hz. Harun'u çirkin iftiralarla engellemeye çalışmışlardır. Kavminin Hz. Musa'nın tebliği karşısındaki bu tutumu Kuran'da şöyle bildirilmiştir:</text:p>
      <text:p text:style-name="P264"/>
      <text:p text:style-name="P264">Onlar: "Siz ikiniz, bizi atalarımızı üzerinde bulduğumuz (yol)dan çevirmek ve yeryüzünde büyüklük sizin olsun diye mi bize geldiniz? Biz, sizin ikinize inanacak değiliz" dediler. (Yunus Suresi, 78)</text:p>
      <text:p text:style-name="P14"/>
      <text:p text:style-name="P54">Ayette bildirildiği gibi, Hz. Musa'nın kavmi hem atalarının batıl inanışlarına karşı akıl ve mantık dışı bir bağlılık sergilemekte, hem de inananlara iftira atarak, onların tebliğini kendilerince etkisiz hale getirmeye çalışmaktadırlar. Hz. İsa Allah'ın izniyle yeryüzüne gelip, yeniden insanları Kuran ahlakına çağırdığında da bu ahlaktaki insanlar, bu mübarek peygamberin gerçekte Hz. İsa olmadığı yalanını ortaya atabilir; bu kutlu peygamberi bunun gibi çeşitli iftiralarla itham edebilirler. Söz konusu kişilerin bu yöndeki propagandaları, din ahlakından uzak yaşayan pek çok insanın bu yalanların etkisi altında kalarak Hz. İsa'yı tanıyamamalarına neden olacak olabilir. </text:p>
      <text:p text:style-name="P254">Hristiyanlığın tarihi dejenerasyonunun yanı sıra, ahir zamanda Deccaliyet'in telkinleriyle, Hristiyan toplumların dinlerinden iyice uzaklaşmaları da söz konusu olabilir. Bediüzzaman Said Nursi de eserlerinde, Deccaliyet'in bu toplumları manevi değerlerden uzaklaştırmasına dikkat çekmiştir:</text:p>
      <text:p text:style-name="P254"/>
      <text:p text:style-name="P257">... Aynen öyle de, Büyük Deccal şeytanın iğvası (aldatma) ve hükmü ile şeriat-ı İseviyenin (İsevilik dininin) ahkamını (hükümlerini) kaldırıp, Hristiyanların hayat-ı içtimaiyelerini (sosyal hayatlarını) idare eden rabıtaları (bağları) bozarak, anarşistliğe ve Ye'cüc ve Me'cüc'e zemin hazır eder.20 </text:p>
      <text:p text:style-name="P213"/>
      <text:p text:style-name="P254">Bediüzzaman'ın bu açıklamalarına göre, Deccaliyet, telkin ve yönlendirmeleriyle, gerçek İseviliğin hükümlerini ortadan kaldıracak ve Hristiyanların sosyal düzenlerini sağlayan, onları birarada tutan manevi değerleri bozacaktır. Bediüzzaman'ın da dikkat çektiği tüm bu koşullar, Hz. İsa ikinci kez yeryüzüne geldiğinde bazı kimselerin bu mübarek peygamberin ve onun şerefli mücadelesinin farkına varamamalarına, bazı kimselerin de belirli amaçlar doğrultusunda <text:soft-page-break/>kendisini tanımazlıktan gelmelerine neden olacak olabilir. </text:p>
      <text:p text:style-name="P254"/>
      <text:p text:style-name="P109">Hz. İsa'nın Kuran'la Hükmedecek Olması </text:p>
      <text:p text:style-name="P281">Tanınmasını Engelleyecektir</text:p>
      <text:p text:style-name="P126">Hristiyanlar da tıpkı Müslümanlar gibi, Hz. İsa'nın yeniden yeryüzüne gelişini beklemektedirler. Ancak Hz. İsa ikinci kez yeryüzüne geldiğinde, Hristiyanlar arasındaki bazı sapkın inanışları ve tahrif edilmiş batıl uygulamaları ortadan kaldıracak, tüm insanları Kuran'da bildirilen gerçek din ahlakına davet edecektir. </text:p>
      <text:p text:style-name="P254">Tüm peygamberler gönderildikleri toplumlara aynı din ahlakını tebliğ etmişlerdir. Bütün elçiler, içinde yaşadıkları toplumları yalnızca Allah'a iman etmeye, O'na kulluk etmeye, O'nu razı edecek bir hayat yaşamaya davet etmişler; ahiret gününün azabından korunmaları için halklarına yol göstermişlerdir. Allah'ın tüm peygamberlerine indirdiği ve peygamberlerin de halklarına tebliğ ettikleri dinin aynı olduğu, bir ayette şöyle haber verilmektedir:</text:p>
      <text:p text:style-name="P264"/>
      <text:p text:style-name="P264">O: "Dini dosdoğru ayakta tutun ve onda ayrılığa düşmeyin" diye dinden Nuh'a vasiyet ettiğini ve sana vahyettiğimizi, İbrahim'e, Musa'ya ve İsa'ya vasiyet ettiğimizi sizin için de teşri etti ... (Şura Suresi, 13)</text:p>
      <text:p text:style-name="P231"/>
      <text:p text:style-name="P241"><text:span text:style-name="T1">Dolayısıyla Hz. İsa da, yeniden dünyaya geldiğinde insanları Allah'ın tüm peygamberlerine indirmiş olduğu hak dine davet edecektir. Bu hak din, İslamiyet'dir. Dinin Allah Katında İslam olduğu, </text:span><text:span text:style-name="T3">"Hiç şüphesiz din, Allah Katında İslam'dır..."</text:span><text:span text:style-name="T1"> (Al-i İmran Suresi, 19) ayetiyle haber verilmiştir. Hz. İsa da ikinci kez gelişinde insanlar arasında son hak kitap olan Kuran'la hükmedecek ve Allah'ın izniyle tüm insanları İslam ahlakında birleştirecektir.</text:span></text:p>
      <text:p text:style-name="P254">Nitekim Bediüzzaman Said Nursi de, açıklamalarında Hz. İsa'nın gelişiyle birlikte Hristiyanlığın batıl inanışlarından sıyrılarak gerçek İseviliğe döneceğini haber vermiştir:</text:p>
      <text:p text:style-name="P254"/>
      <text:p text:style-name="P59">İşte böyle bir sırada, o cereyan pek kuvvetli göründüğü bir zamanda, Hazret-i İsa Aleyhisselam'ın şahsiyet-i maneviyesinden ibaret olan hakiki İsevilik dini zuhur edecek (ortaya çıkacak), yani rahmet-i İlahiyenin semasından nüzul edecek; hal-i hazır Hristiyanlık dini o hakikata karşı tasaffi edecek (temizlenecek), hurafattan ve tahrifattan (hurafelerden ve tahriflerden) sıyrılacak, hakaik-i İslamiye (İslam gerçeği) ile birleşecek; manen Hristiyanlık bir nevi İslamiyet'e inkılab edecektir. Ve Kuran'a iktida ederek (uyarak), o İsevilik <text:s/>şahs-ı manevisi tabi (uyan) ve İslamiyet metbu (uyulan) makamında kalacak; din-i hak bu iltihak (katılma) neticesinde azim bir kuvvet bulacaktır.21 </text:p>
      <text:p text:style-name="P214"/>
      <text:p text:style-name="P54"><text:s/>Bediüzzaman'ın sözlerinde belirttiği gibi, Hristiyanlık dini, Hz. İsa'nın ikinci kez yeryüzüne gelişiyle birlikte, batıl inanışlardan, hurafelerden ve tahrif olmuş özelliklerinden arınacak ve temizlenecektir. İsevilik gerçek din olan İslamiyet ile birleşecek, manevi olarak Hristiyanlık İslamiyet'e dönecektir. </text:p>
      <text:p text:style-name="P254">Bu durum, sapkın inanışlarını ve batıl uygulamalarını devam ettirmek isteyen insanlar tarafından tereddütle karşılanacak ve insanların büyük bir çoğunluğunun Hz. İsa'yı tanıyamamasına neden olacak olabilir. Ancak vicdan sahibi, Allah'a samimi olarak iman eden, <text:soft-page-break/>Allah'tan korkup sakınan, ahiret gününde hesap vereceğine inanan müminler ise Hz. İsa'yı gördüklerinde hemen ona iman edecek ve gönülden tabi olacaklardır. </text:p>
      <text:p text:style-name="P254">Sevgili Peygamberimiz Hz. Muhammed (sav) de, Hz. İsa yeniden yeryüzüne geldiğinde, Müslümanların bu değerli insanın yardımcıları olma şerefine erişeceklerini haber vermiştir. Peygamberimiz (sav)'in hadis-i şerifinde şöyle buyrulmaktadır:</text:p>
      <text:p text:style-name="P254"/>
      <text:p text:style-name="P257">... Beni hak peygamber olarak gönderen Allah'a yemin ederim ki, elbette Meryem oğlu İsa (kıyamete yakın indirildiği zaman) benim ümmetimde, kendi (peygamberliği dönemindeki sahabeleri olan) havarilerine halef (onların yerini tutacak kimseler) bulacaktır.22 </text:p>
      <text:p text:style-name="P213"/>
      <text:p text:style-name="P254">Hz. İsa'nın yardımcıları olmak, hiç şüphesiz samimi olarak iman edenler için hem çok büyük bir müjde hem de önemli bir sorumluluktur. Hz. İsa'nın destekçisi olmak gibi şerefli bir konuma erişebilmek tüm iman edenlerin gönülden talebidir. </text:p>
      <text:p text:style-name="P254"/>
      <text:p text:style-name="P281">Geçmişte de Dönemin Sözde Din Adamları </text:p>
      <text:p text:style-name="P281">Hz. İsa'yı Tanıyamamışlardır</text:p>
      <text:p text:style-name="P126">Hz. İsa'nın yaşadığı dönemde, Akdeniz tümüyle Roma İmparatorluğu'nun egemenliği altındaydı. Romalılar Akdeniz çevresinde yaşayan tüm toplumlar gibi, çok tanrılı batıl bir dine inanıyorlardı. Yahudi toplumunun içinde de dini farklı şekillerde yorumlayan birçok mezhep bulunmaktaydı. Allah'ın Hz. Musa'ya vahyettiği hak dinden uzaklaşılmış, batıl gelenekler ve çarpık inançlar türetilmişti. Hz. İsa yeryüzüne ilk gelişindeki bu dönemde, hem putperest Helen kültürüyle ve hem de Yahudiler içindeki bazı müşrik gruplarla çok büyük bir fikri mücadele içinde olmuş, onlara Allah'ın dinini hikmetli örneklerle anlatmıştır. </text:p>
      <text:p text:style-name="P254">Ancak, Hz. İsa'nın insanları davet ettiği hak yola karşı çıkanların başında birtakım sözde din adamları yer almıştır. Bu kimseler, Allah'ın Hz. İsa aracılığıyla insanlara gönderdiği vahiyden rahatsızlık duymuşlardır. Çünkü Hz. İsa'nın tebliği, hem maddeci bir dünya görüşüne sahip olanların, hem de samimiyetini kaybederek, şekle ve hurafeye yönelenlerin yanlış yolda olduklarını göstermekteydi. </text:p>
      <text:p text:style-name="P254">Kurulu düzenden menfaat sağlayan bu sözde din adamları, kendilerini hak olana çağırdığını bildikleri halde Hz. İsa'nın tebliğine uymayı kabul etmemişlerdir. Söz konusu kişiler, Yahudi toplumu üzerinde büyük bir otoriteye sahiptiler. Din adamı gibi görünerek herkesten büyük bir saygı görüyorlardı. Oluşturdukları batıl sistem, onlara statü ve hatta para kazandıran bir kurum haline gelmişti. Ülkeyi yönetmekte olan Roma Valisi ile de iş birliği içindelerdi. Bu sayede Roma'nın kendilerine sağladığı ayrıcalıklardan yararlanmaktaydılar. Bu şartlar göz önünde bulundurulduğunda, Hz. İsa'nın tebliğinin neden bu sözde din adamlarını rahatsız ettiği açıkça ortaya çıkmaktadır. Çünkü Hz. İsa da tüm peygamberler gibi, gönderildiği toplumun insanlarına, bozuk olan, her türlü ahlaksızlığı meşru gören bu batıl sistemin kötülüklerini anlatmış, onları bundan vazgeçmeye çağırmıştır. İnsanlara yaptıkları tüm adaletsizlikleri, haksızlıkları, ahlaksızlıkları ve putperest dinlerini terk etmelerini sadece Allah için yaşamalarını tebliğ etmiştir. İnsanlara Allah'tan korkup sakınmayı, Allah'ı sevmeyi, Allah'a teslim olmayı <text:soft-page-break/>öğütlemiştir. </text:p>
      <text:p text:style-name="P254">İncil'de Hz. İsa'nın, halkın önünde bu sahte din adamlarının sahtekarlıklarını şu şekilde açıkladığı ifade edilir:</text:p>
      <text:p text:style-name="P254"/>
      <text:p text:style-name="P257">Uzun kaftanlar içinde dolaşmaktan hoşlanan, meydanlarda selamlanmaya, havralarda en seçkin yerlere, şölenlerde baş köşelere kurulmaya bayılan din bilginlerinden sakının. Dul kadınların malını mülkünü sömüren, gösteriş için uzun uzun dua eden bu kişilerin cezası daha da ağır olacaktır. <text:s/>(Luka, 20: 46-47)</text:p>
      <text:p text:style-name="P213"/>
      <text:p text:style-name="P213">Kuran'da ise Hz. İsa'nın Tevrat'ı doğrulamak, Yahudileri batıl inanış ve uygulamalarından arındırmak için gönderildiği birçok örnekle haber verilmiştir. Al-i İmran Suresi'nde Hz. İsa'nın tebliği şöyle haber verilmiştir:</text:p>
      <text:p text:style-name="P264"/>
      <text:p text:style-name="P264">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50-51)</text:p>
      <text:p text:style-name="P231"/>
      <text:p text:style-name="P233">Dönemin bazı Yahudi din adamları, kitaplarında yazılı olan Mesih'i bekliyor olmalarına ve Hz. İsa'nın üstün ahlakına, imanına ve Rabbimiz'in ona lütfettiği mucizelere şahit olmalarına rağmen Hz. İsa'yı tanımazlıktan gelmiş ve ona karşı büyük mücadele yürütmüşlerdir. İşte geçmişte menfaatleri sarsılan bazı sözde din adamlarının Hz. İsa'ya karşı çıkmaları gibi, Hz. İsa yeniden dünyaya geldiğinde de benzer ahlaka sahip kişilerin Hz. İsa'ya karşı çıkmaları söz konusu olabilir. Sözde din adamı görünümünde olan bu kişilerin kendilerince Hz. İsa aleyhinde konuşmaları ve bu yönde propaganda yapmaları halkın bazı kesimlerinin de yanlış yönlenmesine sebep olabilir. Oysa samimi olarak Allah'ın indirdiği dine inanan ve yalnızca Allah rızası için yaşayan bir insan, Allah'ın izniyle, Hz. İsa'yı gördüğü anda vicdanıyla hemen bu mübarek peygamberi tanır ve ona tam bir teslimiyetle teslim olur. Samimi olarak iman edenlerin, makam mevki elde etmek, elde etmiş oldukları konumları korumak gibi bir kaygı ve endişeleri yoktur. Salih müminlerin tek istekleri yalnızca Allah'ı razı etmek ve O'nun hoşnut olacağı bir yaşam sürebilmektir. Hz. İsa geldiğinde de, yine yalnızca Allah'ın rızasını gözetmelerinden dolayı, Allah'ın izniyle bu mübarek peygambere tabi olacak ve onu en güzel şekilde destekleyeceklerdir. </text:p>
      <text:p text:style-name="P254"><text:s/></text:p>
      <text:p text:style-name="P78">Yeryüzüne Beşer Olarak Gelmesi, Bazı İnsanların </text:p>
      <text:p text:style-name="P78">Hz. İsa'yı Tanımalarını Engelleyecektir</text:p>
      <text:p text:style-name="P126">Hristiyanlığın tahrif edilmiş sapkın inanışlarından biri de, Hz. İsa'nın sözde ilahlaştırılması (Allah'ı tenzih ederiz) ve Hz. İsa'nın Allah'ın oğlu olduğunun (Allah'ı tenzih ederiz) iddia edilmesidir. Bu sapkın inanışlar, bazı insanların Hz. İsa ikinci kez yeryüzüne geldiğinde, bu mübarek peygamberi tanımalarına engel olabilir. Kuran'da bu sapkın inanç şu şekilde bildirilmiştir:</text:p>
      <text:p text:style-name="P264"><text:soft-page-break/></text:p>
      <text:p text:style-name="P264">Andolsun, "Şüphesiz Allah, Meryem oğlu Mesih'tir" diyenler küfre düşmüştür... (Maide Suresi, 72)</text:p>
      <text:p text:style-name="P162">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Nisa Suresi, 171)</text:p>
      <text:p text:style-name="P231"/>
      <text:p text:style-name="P233">Hz. İsa da diğer tüm peygamberler gibi, Allah Katında seçkin, onurlu ve değerli olan mübarek bir beşerdir. Rabbimiz'in tüm insanlara örnek olacak bir ahlak ve imanla yarattığı bir kuludur. İnsanlara, şirk koşmadan, bir ve tek olan Allah'a iman etmelerini öğütlemiştir. Hz. İsa ikinci kez yeryüzüne geldiğinde de, Hristiyanlığı bu tahrif edilmiş sapkın inanışlardan arındıracaktır. İnsanları, Kuran'da bildirilen yüce sıfatlarıyla Rabbimiz'e yönelip dönmeye, yalnızca O'nun rızası için yaşamaya, ahiret gününde hesap vereceklerini unutmamaya, her türlü batıl inanç ve uygulamayı terk edip gerçek din ahlakını yaşamaya davet edecektir. Hristiyanlık inancı içerisinde bazı insanların öne sürdükleri iddiaların büyük bir yalandan ibaret olduğunu, kendisinin yalnızca bir beşer ve Allah'ın peygamberi olduğunu onlara Hz. İsa'nın bizzat kendisi açıklayacaktır. Kuran'da Hz. İsa'nın insanlara şirk koşmadan iman etmelerini bildirdiği şu şekilde haber verilmiştir: </text:p>
      <text:p text:style-name="P264"/>
      <text:p text:style-name="P264">...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231"/>
      <text:p text:style-name="P233">Tarih boyunca inkarcıların iman etmemek ve elçilerin çağrılarına uymamak için öne sürdükleri batıl iddialardan biri; peygamberlerin kendileri gibi insanlar oldukları ve bu nedenle onlara inanmayacaklarını söylemeleridir. Aslında bu ve benzeri batıl mantıklar, bu kimselerin iman etmemek için öne sürdükleri samimiyetsiz bahanelerdir. Allah Kuran'da bu ahlaktaki insanların iman etmek için elçilerden mucize istediklerini ancak, Rabbimiz'in bir lütfu olarak mucizeler gerçekleştiğinde yine de iman etmediklerini bildirmiştir: </text:p>
      <text:p text:style-name="P264"/>
      <text:p text:style-name="P264">Olanca yeminleriyle, eğer kendilerine bir ayet gelse, kesin olarak ona inanacaklarına dair Allah'a yemin ettiler. De ki: "Ayetler, ancak Allah Katındadır." Onlara (mucizeler) gelse de kuşkusuz inanmayacaklarının şuurunda değil misiniz? (Enam Suresi, 109)</text:p>
      <text:p text:style-name="P231"/>
      <text:p text:style-name="P233">Nitekim inkar edenlerin, geçmiş toplumlara gönderilmiş elçilere verdikleri cevaplar da, bu kimselerin sapkın mantık örgülerini bir kez daha gözler önüne sermektedir. Peygamberimiz Hz. Muhammed (sav) de toplumunu din ahlakını yaşamaya çağırdığında onlardan benzer cevaplar almıştır. Bu kimselerin gösterdikleri sapkın tavır Kuran'da şöyle haber verilmektedir: </text:p>
      <text:p text:style-name="P264"/>
      <text:p text:style-name="P264">Dediler ki: "Bu elçiye ne oluyor ki, yemek yemekte ve pazarlarda dolaşmaktadır? Ona, kendisiyle birlikte uyarıcı olacak bir melek indirilmesi gerekmez miydi? Ya da kendisine bir hazinenin bırakılması veya (ürünlerinden) yemekte olduğu bir bahçesi olması (gerekmez <text:soft-page-break/>miydi)?" Zulmedenler dedi ki: "Siz olsa olsa, ancak büyülenmiş bir adama uyuyorsunuz." Bir bak; senin için nasıl örnekler verdiler de böylece saptılar. Artık onlar hiçbir yol bulamazlar. (Furkan Suresi, 7-9)</text:p>
      <text:p text:style-name="P231"/>
      <text:p text:style-name="P233">Ayetlerde de buyrulduğu gibi, öne sürdükleri örnekler, bu kişilerin doğru yoldan sapmalarına neden olmaktadır. Benzer ahlaka ve mantık örgüsüne sahip olan kişiler, Hz. İsa ikinci kez yeryüzüne geldiğinde de aynı bahanelerle peygambere uymaktan ve ona destek olmaktan kaçınacak olabilirler. Bu kişilerin, söz konusu çarpık mantıkları öne sürerek yapacakları propagandalar, Hz. İsa'nın pek çok insan tarafından da tanınmasına engel olacak olabilir. Hristiyanlığın sapkın inanışlarını muhafaza etmek isteyen çevrelerin de desteğiyle bu kişiler, Hz. İsa geldiğinde insanları ona uymaktan alıkoyabilmek için faaliyet yürütecek olabilirler. Çeşitli yalanlarla ve batıl telkinlerle insanları Hz. İsa'dan uzaklaştırmaya çalışabilirler. Kuran'da; </text:p>
      <text:p text:style-name="P264"/>
      <text:p text:style-name="P264">Dediler ki: "Bizden biri olan bir beşere mi uyacağız? Bu durumda gerçekten biz bir sapıklık (delalet) ve çılgınlık içinde kalmış oluruz." (Kamer Suresi, 24)</text:p>
      <text:p text:style-name="P231"/>
      <text:p text:style-name="P231">"Eğer sizin benzeriniz olan bir beşere boyun eğecek olursanız, andolsun, siz gerçekten hüsrana uğrayanlar olursunuz." (Müminun Suresi, 34)</text:p>
      <text:p text:style-name="P231"/>
      <text:p text:style-name="P241"><text:span text:style-name="T1">Ayetlerinde bildirilen ifadelere benzer yalanlarla insanları aldatmaya çalışabilirler. Ancak müminler, </text:span><text:span text:style-name="T3">"Meryem oğlu Mesih, yalnızca bir elçidir. Ondan önce de elçiler gelip geçti. Onun annesi dosdoğrudur, ikisi de yemek yerlerdi. Bir bak, onlara ayetleri nasıl açıklıyoruz?..."</text:span><text:span text:style-name="T1"> (Maide Suresi, 75) ayetinde haber verildiği gibi, Hz. İsa'nın yalnızca Allah'ın bir elçisi olduğunu, ancak Allah Katında çok mübarek bir insan olduğunu bilirler. Hz. İsa, Allah'ın takdir ettiği vakitte yeniden dünyaya geldiğinde de bu bilinçle, Hz. İsa'ya gönülden bir sevgi ve saygıyla bağlanır ve ona en güzel şekilde destek olurlar.</text:span></text:p>
      <text:p text:style-name="P254"/>
      <text:p text:style-name="P78">Hz. İsa'nın Öldüğü Yanılgısını Öne Sürenlerin Propagandaları, </text:p>
      <text:p text:style-name="P78">Hz. İsa'nın Tanınmamasına Neden Olacaktır</text:p>
      <text:p text:style-name="P126">Hz. İsa'nın yeniden yeryüzüne geleceği dönemde bazı insanların, Hz. İsa'nın öldüğü ve ikinci kez gelmeyeceği yanılgılarını sürekli gündemde tutmaları da, Hz. İsa'nın tanınmasını engelleyecek nedenlerden biri olabilir. Oysa Kuran'da Hz. İsa'nın ölmediği ve öldürülmediği açıkça bildirilmiştir. Peygamberimiz (sav)'in hadislerinde de Hz. İsa'nın ikinci kez yeryüzüne geleceği pek çok detayıyla müjdelenmiştir. Ayrıca Kuran'da Hz. İsa'nın yeniden dünyaya geleceğine işaret eden birçok ayet bulunmaktadır.</text:p>
      <text:p text:style-name="P254">Tüm bu gerçeklere rağmen bazı kimseler, konu hakkında yeterince bilgi sahibi olmadıklarından ya da bazı ön yargıları nedeniyle Hz. İsa'nın öldüğü yanılgısını öne sürmekte ve yeniden dünyaya gelmeyeceğini iddia etmektedirler. Bu yanılgıya kapılmış olanların propagandaları, insanların büyük kısmını etkisi altına alıp onların da aynı aldanışla hareket etmelerine neden olabilir. Bu koşullar altında, Hz. İsa ikinci kez yeryüzüne geldiğinde pek çok <text:soft-page-break/>insan Hz. İsa'yı tanıyamayacak olabilir. </text:p>
      <text:p text:style-name="P254"/>
      <text:p text:style-name="P393">HZ. İSA (AS) YERYÜZÜNE İKİNCİ KEZ GELDİĞİNDE ONU DESTEKLEYENLERİN SAYISI ÇOK AZ OLACAKTIR</text:p>
      <text:p text:style-name="P269"/>
      <text:p text:style-name="P254"/>
      <text:p text:style-name="P281">Hz. İsa İlk Geldiği Zamanlarda Çok Az Sayıda Kişi </text:p>
      <text:p text:style-name="P281">Tarafından Tanınabilecektir</text:p>
      <text:p text:style-name="P254">Bu bölümün başından bu yana sayılan yanlış kanaatler, olumsuz faaliyetler ve propaganda yöntemleri sonucunda, yeryüzüne döndüğü ilk yıllarda Hz. İsa'yı tanıyabilecek insanların sayısı çok az olacaktır. Büyük İslam alimi Bediüzzaman Said Nursi ahir zamanda gerçekleşecek olan bu durumu sözlerinde şöyle haber vermiştir:</text:p>
      <text:p text:style-name="P254"/>
      <text:p text:style-name="P257">Hazret-i Îsâ Aleyhisselâm geldiği vakit, herkes onun hakikî Îsâ olduğunu bilmek lâzım değildir. Onun mukarreb ve havassı (derin imanlı yakın talebeleri), nur-u iman (imanın ışığı) ile onu tanır. Yoksa bedahet derecesinde (birdenbire ve açıkça) herkes onu tanımayacaktır.23 </text:p>
      <text:p text:style-name="P254"/>
      <text:p text:style-name="P254">Bediüzzaman bir başka sözünde ise Hz. İsa'nın toplumun büyük kesimi tarafından tanınamayacağını şöyle açıklamıştır:</text:p>
      <text:p text:style-name="P254"/>
      <text:p text:style-name="P257">"Hatta Hazret-i İsa Aleyhisselam'ın nüzulü (inişi) dahi ve kendisi İsa Aleyhisselam olduğu, nur-u imanın (iman ışığının) dikkatiyle bilinir; <text:s/>herkes bilemez." 24</text:p>
      <text:p text:style-name="P254"/>
      <text:p text:style-name="P213">Bediüzzaman'ın bu sözüne göre, Hz. İsa yeryüzüne ilk geldiği zaman, kendisi de Hz. İsa olduğunu bilmeyecek, ancak daha sonra farkına varacaktır. Talebeleri de onu ancak imanın nuru ile tanıyabileceklerdir. Ancak toplumun geneli açıkça onun Hz. İsa olduğunu bilmeyecektir. Hatta tam tersine, insanların büyük çoğunluğu Deccal'in toplum üzerinde uygulayacağı çeşitli telkin ve propaganda yöntemleri sonucunda, ona karşı düşman olacak ve onu etkisiz hale getirebilmek için mücadele vereceklerdir.</text:p>
      <text:p text:style-name="P1"/>
      <text:p text:style-name="P281">Hz. İsa'nın Cemaatinin Sayısı Çok Az Olacaktır</text:p>
      <text:p text:style-name="P254">Kuran'da, Hz. İsa'nın yeryüzüne ilk gelişinde kendisine tabi olanların sayısının oldukça az olduğuna işaret edilmiştir. Rivayetlerde de haber verildiğine göre, Hz. İsa'ya yalnızca az sayıdaki havarileri iman etmiş ve halktan da bu mübarek peygambere destek veren kimse olmamıştır. Bu durum Kuran'da şöyle haber verilmiştir:</text:p>
      <text:p text:style-name="P125"/>
      <text:p text:style-name="P125">Ey iman edenler, Allah'ın yardımcıları olun: Meryem oğlu İsa'nın havarilere: "Allah'a (yönelirken) benim yardımcılarım kimlerdir?" demesi gibi. Havariler de demişlerdi ki: "Allah'ın yardımcıları bizleriz." Böylece İsrailoğulları'ndan bir topluluk iman etmiş, bir topluluk da inkar etmişti. Sonunda Biz iman edenleri düşmanlarına karşı destekledik, onlar da üstün geldiler. <text:soft-page-break/>(Saff Suresi, 14)</text:p>
      <text:p text:style-name="P264"/>
      <text:p text:style-name="P254">Yeryüzüne ikinci kez gelişinde de, ilk zamanlarda Hz. İsa'ya inanıp, onu destekleyenlerin sayısı yine çok az olacaktır. Bediüzzaman, Hz. İsa'nın ahir zamanda yeryüzüne ikinci kez gelişinde yaşanacak bu durumu şöyle haber vermiştir: </text:p>
      <text:p text:style-name="P233"/>
      <text:p text:style-name="P307"><text:span text:style-name="T8">... "Deccal'ın fevkalâde büyük ve minareden daha yüksek bir azamet-i heykelde ve Hazret-i İsa Aleyhisselâm ona nisbeten </text:span><text:span text:style-name="T7">çok küçük </text:span><text:span text:style-name="T8">bulunduğunu" gösterir. Bunun bir tevili şu olmak gerektir ki: İsa Aleyhisselâm'ı nur-u îman (imanın ışığı) ile tanıyan ve tâbi' olan cemaat-ı ruhaniye-i mücahidînin (ruhani mücahidler cemaatinin) kemmiyeti (sayısı), Deccal'ın mektebce ve askerce ilmî ve maddî ordularına nisbeten </text:span><text:span text:style-name="T7">çok az ve küçük </text:span><text:span text:style-name="T8">olmasına işaret ve kinayedir (maksadındadır).25</text:span></text:p>
      <text:p text:style-name="P254"/>
      <text:p text:style-name="P213">Bir başka sözünde ise Bediüzzaman, Peygamberimiz (sav)'in hadislerinde işaret edilen bu durumu şöyle açıklamıştır:</text:p>
      <text:p text:style-name="P254"/>
      <text:p text:style-name="P257">Hazret-i İsa (A.S.) Deccal ile mücadelesi zamanında, on arşın yukarıya atlayıp sonra kılıncı onun dizine yetiştirebilir derecesinde, vücudca o derece Deccal'ın heykeli Hazret-i İsa'dan büyüktür, diye meâlinde rivayet var. Demek Deccal, Hazret-i İsa Aleyhisselâm'dan on, belki yirmi misli yüksek kametli (boylu) olmak lâzım gelir... </text:p>
      <text:p text:style-name="P257">Birinci Cihet: Din-i İsevî'nin hakikîsini (Hristiyanlığın gerçeğini) esas tutan İsevî ruhanîlerin cemaati ve onlara karşı dinsizliği tervice (kabul ettirip geçerli kılmaya) başlayan cemaat tecessüm etseler (maddeleşip cisim haline gelseler), bir minare yüksekliğinde bir insanın yanında bir çocuk kadar da olamaz.26 </text:p>
      <text:p text:style-name="P213"/>
      <text:p text:style-name="P213">Bediüzzaman, bu sözlerinde Deccal'in elinde bulunduracağı maddi ve manevi güç gibi, çevresindeki insanların sayısının da çok fazla olacağını, Hz. İsa'nın cemaatinin ise Deccal'inkine kıyasla çok az sayıda kişiden oluşacağını belirtmiştir. Hz. İsa'nın toplumun büyük bir kesimi tarafından tanınamamasında, Deccal'in elinde bulundurduğu bu geniş kitle ve imkanlarla yürüteceği olumsuz propagandanın büyük etkisi olacaktır. (En doğrusunu Allah bilir).</text:p>
      <text:p text:style-name="P213"/>
      <text:p text:style-name="P91">HZ. MEHDİ (AS) ORTAYA ÇIKTIĞINDA</text:p>
      <text:p text:style-name="P76">NEDEN TANINMAYACAKTIR?</text:p>
      <text:p text:style-name="P269"/>
      <text:p text:style-name="P254"/>
      <text:p text:style-name="P254">Sevgili Peygamberimiz Hz. Muhammed (sav), müminleri Hz. Mehdi'nin gelişiyle müjdelemiş ve bu mübarek şahıs ortaya çıktığında tüm Müslümanların kendisine katılması gerektiğini bildirmiştir:</text:p>
      <text:p text:style-name="P1"/>
      <text:p text:style-name="P59">Ey insanlar, muhakkak Allah-u Teala size zalimleri, münafıkları ve onlara uyanları menetmiş ve size ümmet-i Muhammed'in en hayırlısı olan ve Mekke'de bulunan ismi Ahmet, babasının ismi Abdullah olan Hz. Mehdi'yi reis kılmıştır, ona katılınız.27</text:p>
      <text:p text:style-name="P59"/>
      <text:p text:style-name="P54">Ancak buna rağmen insanların büyük çoğunluğu bu kutlu şahsı ilk ortaya çıkışında tanıyamayacaktır. Hatta kimileri de tam tersi bir düşünceye kapılacak, ona destek olmaktan kaçınacak, ondan uzak duracak ve ona karşı olumsuz bir faaliyet içerisine gireceklerdir. </text:p>
      <text:p text:style-name="P213">Tüm Müslümanların asırlardır büyük bir heyecanla bekledikleri bu mübarek insanın tanınmamasının ise pek çok sebebi olacaktır. Peygamberimiz (sav)'in hadisleri ve İslam alimlerinin açıklamaları doğrultusunda bu sebeplerden bazılarını şöyle sıralayabiliriz:</text:p>
      <text:p text:style-name="P1"/>
      <text:p text:style-name="P281">Hz. Mehdi'nin Haksızlığa ve İftiraya Uğraması </text:p>
      <text:p text:style-name="P281">Tanınmasını Engelleyecektir</text:p>
      <text:p text:style-name="P254">Kuran'da, Allah'ın elçilerinin ve onlar gibi, insanları din ahlakına uymaya davet eden salih kişilerin menfaatperestlik, delilik, kendini beğenmişlik, büyücülük gibi türlü iftiralarla itham edildikleri haber verilmektedir. Ancak salih Müslümanlar kendilerine yöneltilen iftiraları her zaman örnek bir sabır ve tevekkülle karşılamış, inkarcıların tüm baskılarına rağmen Allah'ın emrettiği ahlakı yaşamaya ve insanları doğru yola davet etmeye devam etmişlerdir. Kuran ayetlerinde elçilerin karşılaştıkları bu durumu anlatan örneklerden bazıları şöyledir:</text:p>
      <text:p text:style-name="P264"/>
      <text:p text:style-name="P307"><text:span text:style-name="T3">Yazıklar olsun kullara; ki onlara bir elçi gelmeye görsün, mutlak</text:span><text:span text:style-name="T9">a onunla alay ederlerdi</text:span><text:span text:style-name="T3">. (Yasin Suresi, 30)</text:span></text:p>
      <text:p text:style-name="P125"/>
      <text:p text:style-name="P150"><text:span text:style-name="T3">Onlar için öğüt alıp-düşünmek nerede? Onlara, açıklayan bir elçi gelmişti. Sonra, ondan yüz çevirdiler ve dediler ki: "(Bu,</text:span><text:span text:style-name="T9">) Öğretilmiştir, bir delidir." </text:span><text:span text:style-name="T3">(Duhan Suresi, 13-14)</text:span></text:p>
      <text:p text:style-name="P266"/>
      <text:p text:style-name="P307"><text:span text:style-name="T3">İşte böyle; onlardan öncekiler de bir elçi gelmeyiversin, mutlak</text:span><text:span text:style-name="T9">a: "Büyücü ve cinlenmiş"</text:span><text:span text:style-name="T3"> demişlerdir. Onlar bunu (tarih boyunca) birbirlerine vasiyet mi ettiler? Hayır; onlar, 'azgın ve taşkın (tağiy)' bir kavimdirler. (Zariyat Suresi, 52-53)</text:span></text:p>
      <text:p text:style-name="P231"/>
      <text:p text:style-name="P163"><text:span text:style-name="T3">Hani Musa, kavmine demişti ki: "Ey kavmim, gerçekten benim sizin için </text:span><text:span text:style-name="T9">Allah'tan gönderilmiş bir elçi olduğumu bildiğiniz halde, niçin bana eziyet ediyorsunuz?"</text:span><text:span text:style-name="T3"> İşte onlar eğrilip-sapınca Allah da onların kalplerini eğriltip saptırmış oldu. Allah, fasık bir kavmi hidayete erdirmez. (Saff Suresi, 5)</text:span></text:p>
      <text:p text:style-name="P231"/>
      <text:p text:style-name="P241"><text:span text:style-name="T1">Ayetlerde bildirildiği gibi, insanların bir kısmı açık deliller ve mucizeler görmelerine rağmen, kendilerini Allah'a iman etmeye davet eden elçilerden yüz çevirmiş ve onlara karşı cephe almışlardır. Kuran'da geçmiş toplumların karşı karşıya kaldıkları bu durumun Allah'ın bir adetullahı olduğu belirtilmiş; tüm Müslümanların benzeri zorluklarla denenebilecekleri, çeşitli iftiralara uğrayabilecekleri, Kuran ahlakından uzaklaşmaları için manevi baskı görebilecekleri haber verilmiştir. Allah bu gerçeği, </text:span><text:span text:style-name="T3">"Yoksa sizden önce gelip-geçenlerin hali başınıza gelmeden cennete gireceğinizi mi sandınız?…</text:span><text:span text:style-name="T1">" (Bakara Suresi, 214) ayetiyle bizlere bildirmiştir. Bir başka Kuran ayetinde ise müminlerin inkar edenlerden çeşitli baskılar görecekleri şöyle açıklanmaktadır:</text:span></text:p>
      <text:p text:style-name="P231"/>
      <text:p text:style-name="P231">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231"/>
      <text:p text:style-name="P233">Ve yine Kuran'da bildirilen adetullah gereği, müminlerin aleyhine kurulan her tuzak en başından bozulmuş, atılan her iftira da boşa çıkmış olarak yaratılmıştır. Allah Kuran'da, inkar edenlerin bu girişimlerinin daima müminlerin lehinde sonuçlanacağını haber vermiştir. Ahirette ise Allah, elçilerine ve salih kullarına haksız yere eziyet eden bu kimseler için aşağılatıcı bir azap olduğunu bildirmiştir:</text:p>
      <text:p text:style-name="P264"/>
      <text:p text:style-name="P264">Gerçek şu ki, Allah'a ve elçisine eziyet edenler; Allah, onlara dünyada ve ahirette lanet etmiş ve onlar için aşağılatıcı bir azap hazırlanmıştır. Mümin erkeklere ve mümin kadınlara irtikab etmedikleri (bir suç) sebebiyle eziyet edenler ise, gerçekten bir iftira ve açık bir günah yüklenmişlerdir. (Ahzab Suresi, 57-58)</text:p>
      <text:p text:style-name="P231"/>
      <text:p text:style-name="P233">İnkar edenler ve müşrikler, elçilerin tebliğ ettikleri hak dinin yıllardır devam ettirdikleri kendi yerleşik menfaat düzenlerine zarar vereceğini düşünerek, salih müminleri kendilerine düşman edinmişlerdir. Bu, insanların Allah'a iman etmelerini engelleyebilmek ve elçilerin tebliğlerini geçersiz kılabilmek amacıyla inkar edenlerin yüzyıllardır uyguladıkları bir yöntemdir. Peygamber Efendimiz (sav) de hadislerinde, kendisinden sonra gelecek tüm elçilerin ve evliyaların Allah'ın gönderdiği dini tebliğ etmeleri ve yaymaları nedeniyle çeşitli zorluk ve iftiralara maruz kalacaklarını haber vermiştir. Bir başka hadisinde ise Peygamberimiz (sav), kendi soyundan gelen halkının kendisinden sonra pek çok zorluk ve sıkıntıyla karşılaşacaklarını bildirmiştir: </text:p>
      <text:p text:style-name="P254"/>
      <text:p text:style-name="P257"><text:soft-page-break/>... Biz öyle bir ev halkıyız ki; Allah bizim için ahireti dünyaya tercih etmiştir. Benim Ehl-i Beytim (soyum) muhakkak benden sonra bela, kaçırılma ve sürgüne uğrayacaktır. Benden sonra Ehl-i Beytim (soyum) bela ve mihnetlerle (eziyet, sıkıntı) karşılaşacaklar ve darbe maruz kalacaklardır.28 </text:p>
      <text:p text:style-name="P254"/>
      <text:p text:style-name="P254">Peygamberimiz (sav)'in pek çok hadisinde belirtildiği gibi, Hz. Mehdi (as) de Peygamberimiz (sav)'in ev halkından yani onun soyundan gelecek bir şahıs olacaktır. Bu hadislerden biri şöyledir:</text:p>
      <text:p text:style-name="P254"/>
      <text:p text:style-name="P59">"Mehdi, bizden, Ehl-i Beyttendir." 29</text:p>
      <text:p text:style-name="P54"/>
      <text:p text:style-name="P54">Hadislerde Hz. Mehdi'nin, diğer evliya ve enbiyalar gibi, türlü haksızlıklara ve ağır suçlamalara maruz kalacağı ayrıca şöyle bildirilmektedir:</text:p>
      <text:p text:style-name="P214"/>
      <text:p text:style-name="P71"><text:span text:style-name="T35">... (Mehdi) İki rekat namaz kılar. Namazdan dönünce şöyle der: "Ey insanlar! Ümmet-i Muhammed ve bilhassa onun Ehl-i Beyti çok belalar gördü ve </text:span><text:span text:style-name="T36">bizler kahr (azap) ve haksızlığa maruz kaldık (uğradık).</text:span><text:span text:style-name="T35">" 30 </text:span></text:p>
      <text:p text:style-name="P54"/>
      <text:p text:style-name="P54">Başka bir rivayette ise, Hz. Mehdi'ye, ahir zamanda ona ve Hz. İsa'ya karşı büyük bir mücadele verecek olan Deccal'in destekçileri tarafından baskı uygulanacağı haber verilmiştir. Hadisin işaret ettiğine göre, Hz. Mehdi'nin ve Hz. İsa'nın fikri mücadelesine karşılık Deccal ve destekçileri bu mübarek şahısları engellemek, tutuklamak, topraklarından sürmek ya da öldürmek amacıyla çeşitli tuzaklar kuracaklardır.</text:p>
      <text:p text:style-name="P213">Peygamberimiz (sav)'in tüm bu hadislerinden, Hz. Mehdi (as) ve cemaatinin yoğun bir karalama ve iftira kampanyası ile mücadele etmek zorunda kalacaklarına işaret edildiği anlaşılmaktadır. Dönem ahir zaman olduğu için, insanların büyük kısmında hakim olan derin şüphecilik, güvensizlik, sabırsızlık ve sadakatsizlik, çoğu kimsenin bu iftiralara kulak vermelerine, samimi Müslümanlara ise itimat etmemelerine neden olacaktır. </text:p>
      <text:p text:style-name="P254">Bediüzzaman Said Nursi, bu dönemi bir sözünde şöyle tarif etmektedir: </text:p>
      <text:p text:style-name="P1"/>
      <text:p text:style-name="P59">... Hem yirmi seneden beri tahribkarane (yıkıcı şekilde) çok dehşetli zulüm altında o derece ahlak bozulmuş ve sabır ve sadakat kaybolmuş ki, ondan belki de yirmiden birisine itimad edilmez (güvenilmez)… (Kastamonu Lahikası, sf. 86)</text:p>
      <text:p text:style-name="P54"/>
      <text:p text:style-name="P54">Büyük İslam alimi Bediüzzaman'ın da belirttiği gibi, ahir zamandaki ahlaki bozulma nedeniyle insanlar Hz. İsa ve Hz. Mehdi'ye şüpheyle yaklaşacaklar, onların Allah'ın dinini yaymak amacıyla yaptıkları faaliyetlerinin değerini anlamayacak, hatta bu kıymetli insanların hizmetlerini engellemeye çalışacaklardır. Bediüzzaman'a göre, bu nedenle tüm İslam dünyasının heyecanla beklediği Büyük Müceddid (her yüzyıl başında gönderilen büyük İslam alimi) uzun yıllar boyunca insanlar arasında Mehdi (as) sıfatıyla tanınmayacaktır. Tam aksine toplumun <text:soft-page-break/>önemli bir kesimi onu –tarihteki tüm Müslümanlara karşı olduğu gibi- dinlerini dejenere etmekle, sapkınlıkla, yalancılıkla ve daha birçok asılsız iftiralarla suçlayacaklardır. Ancak, hadislerde işaret edildiği üzere, Hz. Mehdi (as) tüm bu karalama ve iftiralara çok üstün bir sabır ve tevekkülle karşılık verecek, din ahlakını yaşamada ve tebliğ etmekteki kararlılığından taviz vermeyecektir.</text:p>
      <text:p text:style-name="P54">Peygamberimiz (sav), Hz. Mehdi'nin göstereceği bu üstün ahlakı hadislerinde şöyle belirtmiştir:</text:p>
      <text:p text:style-name="P253"/>
      <text:p text:style-name="P257">İnsanlar, hakka dönünceye kadar mücadelesine devam edecektir. 31</text:p>
      <text:p text:style-name="P254"/>
      <text:p text:style-name="P257">Fitneleri önlemenin kendisine zor gelmeyeceği ve öldürmenin de onu vazgeçiremeyeceği Ehli Beytime mensup birisi sahip olmadan günler ve geceler bitmeyecektir. 32</text:p>
      <text:p text:style-name="P254"/>
      <text:p text:style-name="P254">Peygamber Efendimiz (sav) diğer bir hadisinde tüm bu baskı ve saldırıların Hz. Mehdi'yi daha da güçlendireceğine işaret etmiştir:</text:p>
      <text:p text:style-name="P19"/>
      <text:p text:style-name="P59">Mümin şahıs (Mehdi) Deccal'i görünce: "Ey insanlar! Resulullah'ın zikrettiği Deccal işte budur" der. Deccal hemen onunla ilgili emrini verir de o zat karnı üzerine uzatılır ve arkasından: "Onu alın da yaralayın" der. Artık o zatın sırtı ve karnı döve döve genişletilir. Bu sefer onu iki eli ve iki ayağı ile yakalar da fırlatır atar. İnsanlar Deccal'in onu bir ateş içine attığını sanırlar. Halbuki o bir cennet içine atılmıştır.33 </text:p>
      <text:p text:style-name="P54"/>
      <text:p text:style-name="P71"><text:span text:style-name="T29">Hadiste mecazi anlamda kullanılan, Hz. Mehdi'nin </text:span><text:span text:style-name="T31">"sırtı ve karnından dövüle dövüle genişletilmesi"</text:span><text:span text:style-name="T29"> ifadesi, aleyhinde kurulan tüm tuzakların Hz. Mehdi'yi daha da güçlendireceğine, tebliğinin etkisini daha da artıracağına işaret ediyor olabilir. (En doğrusunu Allah bilir). </text:span></text:p>
      <text:p text:style-name="P54">Hadiste ayrıca, Deccal ve taraftarlarının yapacakları her türlü sözlü ya da yazılı saldırının, halkın nazarında sözde Müslümanların itibarlarını zedelemek için ortaya atacakları her iftira ve karalamanın, Hz. Mehdi (as) cemaatinin hayrına olacağına da işaret edilmektedir. Hz. Mehdi (as) aleyhinde yürütülecek olan tüm bu faaliyetler, salih müminlerin dünya çapında daha iyi tanınmalarına, mümin vasıflarının daha fazla ortaya çıkmasına, Allah'a olan imanlarında derinleşmelerine ve Allah'ın izniyle cennette derecelerinin artmasına vesile olabilir. (En doğrusunu Allah bilir). </text:p>
      <text:p text:style-name="P213"><text:s/></text:p>
      <text:p text:style-name="P281">Tarih Boyunca Gönderilen Peygamberler de Çeşitli </text:p>
      <text:p text:style-name="P281">İftiralarla İtham Edilmişlerdir </text:p>
      <text:p text:style-name="P254">Tarih boyunca, yeryüzünde ahlaksızlığı ve bozgunculuğu yaygınlaştırmak isteyen insanlar, kendilerini doğru yola çağıran salih müminlere karşı iftira yöntemini kullanmışlardır. Bu yöntem Hz. Nuh'tan Hz. Süleyman'a, Hz. Musa'dan Hz. Muhammed (sav)'e, Allah'ın tüm elçilerine ve yanlarındaki salih müminlere karşı kullanılmıştır. Ancak Allah'ın izniyle hiçbir zaman amacına ulaşamamış; atılan iftiralar bu kıymetli insanlara zarar verememiştir. Allah daima salih kullarını <text:soft-page-break/>bu ithamlardan temize çıkarmıştır. Kuran'da bu konuda verilen örneklerden biri Hz. Musa'dır:</text:p>
      <text:p text:style-name="P264"/>
      <text:p text:style-name="P307"><text:span text:style-name="T3">Ey iman edenler, Musa'ya eziyet edenler gibi olmayın; ki sonunda </text:span><text:span text:style-name="T9">Allah onu, demekte olduklarından temize çıkard</text:span><text:span text:style-name="T3">ı. O, Allah Katında vecihti. Ey iman edenler, Allah'tan sakının ve sözü doğru söyleyin. (Ahzab Suresi, 69-70)</text:span></text:p>
      <text:p text:style-name="P125"/>
      <text:p text:style-name="P126"/>
      <text:p text:style-name="P126">Tarih boyunca gönderilmiş olan tüm elçi ve peygamberlerin aynı durumla karşılaşmış olmaları, Hz. Mehdi'ye yöneltilen iftiraların, sözlü ya da fiili saldırıların da ahir zamana yönelik çok önemli birer alamet olduğunu göstermektedir. </text:p>
      <text:p text:style-name="P254">Ancak geçmişte Müslümanlara atılan iftiralar nasıl sonuçsuz kaldıysa, ahir zamanda da Hz. İsa ve Hz. Mehdi'nin Kuran ahlakını tüm insanlar arasında yerleşik kılmalarını engellemek isteyenlerin iftiraları da -Allah'ın izniyle- aynı şekilde sonuçsuz kalacaktır. Allah bir ayetinde müminlere karşı düzen kuran kimselerin içine düştükleri durumu şöyle bildirmektedir:</text:p>
      <text:p text:style-name="P231"/>
      <text:p text:style-name="P231">Böylece Biz, her ülkenin önde gelenlerini -orada hileli düzenler kursunlar diye- oranın suçlu-günahkarları kıldık. Oysa onlar, hileli-düzeni ancak kendilerine kurarlar da bunun şuuruna varmazlar. (Enam Suresi, 123)</text:p>
      <text:p text:style-name="P264"/>
      <text:p text:style-name="P254">Peygamberimiz (sav)'in hadislerinde de, Hz. Mehdi (as) ve cemaatine yönelik saldırı ve iftiraların etkisiz kalacağına ve tüm bunların bu mübarek topluluğun şevkini, heyecanını ve Allah'ın dinine olan bağlılığını daha da artıracağına yönelik işaretler yer almaktadır. Peygamber Efendimiz (sav) bir hadisinde bu kutlu cemaatin bu özelliğini şu şekilde tarif etmektedir:</text:p>
      <text:p text:style-name="P254"/>
      <text:p text:style-name="P257">Sizden sonra onlarla mücadele etmek için Müslümanların en hayırlıları (Mehdi cemaati) çıkar ki, onlar Allah yolunda hiçbir kınayanın kınamasından, dedikodusundan korkmayan İslam ahalisidir...34 </text:p>
      <text:p text:style-name="P254"/>
      <text:p text:style-name="P254">Tüm bu bilgiler, salih müminlerin ne kendilerine ne de diğer inananlara atılan iftiralar karşısında tedirginliğe kapılmamaları ve Müslümanların kardeşlerine şüpheyle bakmamaları gerektiğini göstermektedir. Müminin yapması gereken, yaşadığı her olayı, inkarcıların sözlü ve fiili saldırılarını hep Kuran'da bildirilen bakış açısına göre değerlendirmektir. Geçmişte Allah'ın elçileri ve yanındakiler maruz kaldıkları iftiralara nasıl güzel bir sabır ve itidalli bir tutumla karşılık verdilerse, günümüzde de tüm müminler aynı tevekküllü tavrı göstermelidirler. Bu şekilde Kuran ayetleri doğrultusunda düşünmeleri, Allah'ın izniyle, insanların Hz. Mehdi'yi tanımalarının önündeki engellerin de kalkmasına vesile olacaktır.</text:p>
      <text:p text:style-name="P254"/>
      <text:p text:style-name="P282">Büyücülük İftirası</text:p>
      <text:p text:style-name="P212"/>
      <text:p text:style-name="P223"><text:span text:style-name="T3">Andolsun, Biz Musa'yı ayetlerimizle ve apaçık bir delille gönderdik; Firavun'a, Haman'a </text:span><text:soft-page-break/><text:span text:style-name="T3">ve Karun'a. Ama onlar: "(Bu,)</text:span><text:span text:style-name="T9"> Yalan söyleyen bir büyücüd</text:span><text:span text:style-name="T3">ür" dediler. (Mümin Suresi, 23-24)</text:span></text:p>
      <text:p text:style-name="P264"/>
      <text:p text:style-name="P307"><text:span text:style-name="T3">İşte böyle; onlardan öncekiler de bir elçi gelmeyiversin, mutlak</text:span><text:span text:style-name="T9">a: "Büyücü ve cinlenmiş"</text:span><text:span text:style-name="T3"> demişlerdir. Onlar bunu (tarih boyunca) birbirlerine vasiyet mi ettiler? Hayır; onlar, 'azgın ve taşkın (tağiy)' bir kavimdirler. (Zariyat Suresi, 52-53)</text:span></text:p>
      <text:p text:style-name="P171"/>
      <text:p text:style-name="P163"><text:span text:style-name="T3">İçlerinden bir adama: "İnsanları uyar ve iman edenlere, muhakkak kendileri için Rableri Katında 'gerçek bir makam' olduğunu müjde ver" diye vahyetmemiz, insanlara şaşırtıcı mı geldi? İnkar edenler: "Gerçekten bu, açıkça bir </text:span><text:span text:style-name="T9">büyücüdür</text:span><text:span text:style-name="T3">" dediler. (Yunus Suresi, 2)</text:span></text:p>
      <text:p text:style-name="P14"/>
      <text:p text:style-name="P241"><text:span text:style-name="T3">Biz onların seni dinlediklerinde ne için dinlediklerini, gizli konuşmalarında da o zalimlerin: "Siz</text:span><text:span text:style-name="T9"> büyülenmiş bir adamdan</text:span><text:span text:style-name="T3"> başkasına uymuyorsunuz" dediklerini çok iyi biliriz. (İsra Suresi, 47)</text:span></text:p>
      <text:p text:style-name="P14"/>
      <text:p text:style-name="P241"><text:span text:style-name="T3">Dediler ki: "Sen ancak</text:span><text:span text:style-name="T9"> büyülenmişlerdensi</text:span><text:span text:style-name="T3">n. Sen yalnızca bizim benzerimiz olan bir beşerden başkası değilsin; eğer doğru sözlü isen, bu durumda bir ayet (mucize) getir-görelim." (Şuara Suresi, 153-154)</text:span></text:p>
      <text:p text:style-name="P14"/>
      <text:p text:style-name="P241"><text:span text:style-name="T3">… Zulmedenler dedi ki: "Siz olsa olsa, anca</text:span><text:span text:style-name="T9">k büyülenm</text:span><text:span text:style-name="T3">iş bir adama uyuyorsunuz." (Furkan Suresi, 8)</text:span></text:p>
      <text:p text:style-name="P8"/>
      <text:p text:style-name="P77">Yalancılık İftirası</text:p>
      <text:p text:style-name="P234"/>
      <text:p text:style-name="P241"><text:span text:style-name="T3">Firavun dedi ki: "Ey önde gelenler, sizin için benden başka ilah olduğunu bilmiyorum. Ey Haman, çamurun üstünde bir ateş yak da, bana yüksekçe bir kule inşa et, belki Musa'nın ilahına çıkarım çünkü gerçekten ben onu </text:span><text:span text:style-name="T9">yalancılardan (biri) sanıyorum</text:span><text:span text:style-name="T3">." (Kasas Suresi, 38)</text:span></text:p>
      <text:p text:style-name="P14"/>
      <text:p text:style-name="P71"><text:span text:style-name="T31">İçlerinden kendilerine bir uyarıcının gelmesine şaştılar. Kafirler dedi ki: "Bu, </text:span><text:span text:style-name="T38">yalan söyleyen bir büyücüdü</text:span><text:span text:style-name="T31">r. İlahları bir tek ilah mı yaptı? Doğrusu bu, şaşırtıcı bir şey." (Sad Suresi, 4-5)</text:span></text:p>
      <text:p text:style-name="P232"/>
      <text:p text:style-name="P150"><text:span text:style-name="T3">Semud (kavmi) de uyarıları yalanladı. Dediler ki: "Bizden biri olan bir beşere mi uyacağız? Bu durumda gerçekten biz bir sapıklık (delalet) ve çılgınlık içinde kalmış oluruz. Zikr (vahy) içimizden ona mı bırakıldı? Hayır, o çok </text:span><text:span text:style-name="T9">yalan söyleyen</text:span><text:span text:style-name="T3">, kendini beğenmiş bir şımarıktır." Onlar yarın, kimin çok yalan söyleyen, kendini beğenmiş bir şımarık olduğunu bilip-öğreneceklerdir. (Kamer Suresi, 23-26)</text:span></text:p>
      <text:p text:style-name="P231"/>
      <text:p text:style-name="P241"><text:span text:style-name="T3">Kavminin önde gelenlerinden inkar edenler dediler ki: "Gerçekte biz seni </text:span><text:span text:style-name="T9">'akli bir yetersizlik</text:span><text:span text:style-name="T3">' içinde görüyoruz ve doğrusu biz senin yalancılardan olduğunu sanıyoruz." (Hud:) "Ey kavmim" dedi. "Bende 'akıl yetersizliği' yoktur; ama ben gerçekten alemlerin Rabbinden bir elçiyim" dedi. "Size Rabbimin risaletini tebliğ ediyorum. Ben sizin için güvenilir bir öğütçüyüm." (Araf Suresi, 66-68) </text:span></text:p>
      <text:p text:style-name="P8"/>
      <text:p text:style-name="P96">Delilik İftirası</text:p>
      <text:p text:style-name="P234"/>
      <text:p text:style-name="P241"><text:span text:style-name="T3">Ya da kendi elçilerini tanımadılar mı ki, şimdi onu inkar ediyorlar? Yahut: </text:span><text:span text:style-name="T9">"Onda bir delilik var</text:span><text:span text:style-name="T3">" mı diyorlar? Hayır, o, onlara hak ile gelmiş bulunmaktadır ve onların çoğu hakkı çirkin karşılıyorlar. (Müminun Suresi, 69-70)</text:span></text:p>
      <text:p text:style-name="P14"/>
      <text:p text:style-name="P241"><text:span text:style-name="T3">Onlar: "Ey kendisine kitap indirilen (Muhammed). Gerçekten </text:span><text:span text:style-name="T9">sen cinlenmiş (bir deli)sin,</text:span><text:span text:style-name="T3">" dediler. (Hicr Suresi, 6)</text:span></text:p>
      <text:p text:style-name="P125"/>
      <text:p text:style-name="P241"><text:span text:style-name="T3">O inkar edenler, zikri (Kur'an'ı) işittikleri zaman, seni neredeyse gözleriyle devireceklerdi. "O, </text:span><text:span text:style-name="T9">gerçekten bir delidir</text:span><text:span text:style-name="T3">" diyorlar. (Kalem Suresi, 51)</text:span></text:p>
      <text:p text:style-name="P14"/>
      <text:p text:style-name="P71"><text:span text:style-name="T31">Sonra, ondan yüz çevirdiler ve dediler ki: "(Bu,) Öğretilmiş ,</text:span><text:span text:style-name="T38">bir delidir</text:span><text:span text:style-name="T31">." <text:s/>(Duhan Suresi, 14)</text:span></text:p>
      <text:p text:style-name="P241"><text:span text:style-name="T3">Kavminin önde gelenlerinden inkar edenler dediler ki: "Gerçekte biz seni </text:span><text:span text:style-name="T9">'akli bir yetersizlik</text:span><text:span text:style-name="T3">' içinde görüyoruz ve doğrusu biz senin yalancılardan olduğunu sanıyoruz." (Araf Suresi, 66) </text:span></text:p>
      <text:p text:style-name="P264"/>
      <text:p text:style-name="P241"><text:span text:style-name="T3">"O, kendisinde </text:span><text:span text:style-name="T9">delilik</text:span><text:span text:style-name="T3"> bulunan bir adamdan başkası değildir, onu belli bir süre gözetleyin." "Rabbim" dedi (Nuh), "Beni yalanlamalarına karşılık, bana yardım et." (Müminun Suresi, 25-26)</text:span></text:p>
      <text:p text:style-name="P231"/>
      <text:p text:style-name="P241"><text:span text:style-name="T3">Kendilerinden önce Nuh kavmi de yalanlamıştı; böylece kulumuz (Nuh)u yalanladılar ve: "</text:span><text:span text:style-name="T9">Delidi</text:span><text:span text:style-name="T3">r" dediler. O 'baskı altına alınıp engellenmişti.' (Kamer Suresi, 9)</text:span></text:p>
      <text:p text:style-name="P14"/>
      <text:p text:style-name="P241"><text:span text:style-name="T3"><text:s/>(Firavun) Dedi ki: "Şüphesiz size gönderilmiş bulunan elçiniz, gerçekten bir </text:span><text:span text:style-name="T9">delidir</text:span><text:span text:style-name="T3">." (Şuara Suresi, 27)</text:span></text:p>
      <text:p text:style-name="P14"/>
      <text:p text:style-name="P241"><text:span text:style-name="T3">Fakat o, 'bütün kişisel ve askeri gücüyle' yüz çevirdi ve: "(Bu,) </text:span><text:span text:style-name="T9">Ya bir büyücü veya bir delidir</text:span><text:span text:style-name="T3">" dedi. Bunun üzerine, Biz onu ve ordularını yakalayıp denize attık; (ki o,) 'kınanacak işler yapıyordu.' (Zariyat Suresi, 39-40)</text:span></text:p>
      <text:p text:style-name="P8"/>
      <text:p text:style-name="P77">Sapkınlık İftirası</text:p>
      <text:p text:style-name="P232"/>
      <text:p text:style-name="P241"><text:span text:style-name="T3">Dediler ki: "</text:span><text:span text:style-name="T9">Bunlar herhalde iki sihirbazdır, sizi sihirleriyle yurdunuzdan sürüp-çıkarmak ve örnek olarak tutturduğunuz yolunuzu (dininizi) yok etmek istemektedirler. </text:span><text:span text:style-name="T3">Bundan ötürü, tuzaklarınızı biraraya getirin, sonra gruplar halinde gelin; bugün üstünlük sağlayan, gerçekten kurtuluşu bulmuştur." (Taha Suresi, 63-64)</text:span></text:p>
      <text:p text:style-name="P14"/>
      <text:p text:style-name="P88"><text:span text:style-name="T31">Firavun dedi ki: "Bırakın beni, Musa'yı öldüreyim de o (gitsin) Rabbine yalvarıp-yakarsın. Çünkü ben, sizin </text:span><text:span text:style-name="T38">dininizi değiştirmesinden ya da yeryüzünde fesat çıkarmasından korkuyorum</text:span><text:span text:style-name="T31">." (Mümin Suresi, 26)</text:span></text:p>
      <text:p text:style-name="P123"/>
      <text:p text:style-name="P150"><text:span text:style-name="T3">Kavminin önde gelenleri: "Gerçekte biz seni açıkça bir</text:span><text:span text:style-name="T9"> 'şaşırmışlık ve sapmışlık</text:span><text:span text:style-name="T3">' içinde görüyoruz" dediler. (Araf Suresi, 60)</text:span></text:p>
      <text:p text:style-name="P231"/>
      <text:p text:style-name="P241"><text:span text:style-name="T3">Doğrusu, 'suç ve günah işleyenler,' kimi iman edenlere gülüp-geçerlerdi. Yanlarına vardıkları zaman, birbirlerine kaş-göz ederlerdi. Kendi yakınlarına döndükleri <text:s/>zaman neşeyle dönerlerdi. Onları gördükleri zaman ise: "Bunlar elbette </text:span><text:span text:style-name="T9">şaşkın-sapıklardır</text:span><text:span text:style-name="T3">" derlerdi. (Mutaffifin Suresi, 29-32)</text:span></text:p>
      <text:p text:style-name="P8"/>
      <text:p text:style-name="P77">İnkarcıların Alay ve Kin Dolu Sözleri</text:p>
      <text:p text:style-name="P234"/>
      <text:p text:style-name="P231">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31"/>
      <text:p text:style-name="P231">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Zuhruf Suresi, 51-52)</text:p>
      <text:p text:style-name="P231"/>
      <text:p text:style-name="P125">Böylelikle kendi kavmini küçümsedi, onlar da ona boyun eğdiler. Gerçekten onlar, fasık olan bir kavimdi. Sonunda Bizi öfkelendirince, Biz de onlardan intikam aldık, böylece onları toplu olarak suda boğduk. Bu suretle onları, sonradan gelecekler için bir selef ve bir örnek kıldık. (Zuhruf Suresi, 54-56)</text:p>
      <text:p text:style-name="P235"/>
      <text:p text:style-name="P77">Şımarıklık ve Kendini Beğenmişlik İftirası</text:p>
      <text:p text:style-name="P234"/>
      <text:p text:style-name="P241"><text:span text:style-name="T3">Semud (kavmi) de uyarıları yalanladı. Dediler ki: "Bizden biri olan bir beşere mi uyacağız? Bu durumda gerçekten biz bir sapıklık (delalet) ve çılgınlık içinde kalmış oluruz." "Zikr (vahy) içimizden ona mı bırakıldı? Hayır, o çok yalan söyleyen, </text:span><text:span text:style-name="T9">kendini beğenmiş bir şımarıkt</text:span><text:span text:style-name="T3">ır." Onlar yarın, kimin çok yalan söyleyen, kendini beğenmiş bir şımarık olduğunu bilip-öğreneceklerdir. (Kamer Suresi, 23-26)</text:span></text:p>
      <text:p text:style-name="P235"/>
      <text:p text:style-name="P96">Menfaat ve İktidar Peşinde Olduğu İftirası</text:p>
      <text:p text:style-name="P234"/>
      <text:p text:style-name="P241"><text:span text:style-name="T3">Onlar: "Siz ikiniz (Hz. Musa ve Hz. Harun), bizi atalarımızı üzerinde bulduğumuz (yol)dan çevirmek ve</text:span><text:span text:style-name="T9"> yeryüzünde büyüklük sizin olsu</text:span><text:span text:style-name="T3">n diye mi bize geldiniz? Biz, sizin ikinize inanacak değiliz" dediler. (Yunus Suresi, 78)</text:span></text:p>
      <text:p text:style-name="P125"/>
      <text:p text:style-name="P125">... Bu sizin benzeriniz olan bir beşerden başkası değildir. Size karşı üstünlük elde etmek istiyor... (Müminun Suresi, 24)</text:p>
      <text:p text:style-name="P235"/>
      <text:p text:style-name="P77">Halkın Güvenliğini ve Huzurunu Tehdit Ettiği İftirası</text:p>
      <text:p text:style-name="P128"/>
      <text:p text:style-name="P150"><text:span text:style-name="T3">(Firavun,) Çevresindeki önde gelenlere: "Bu" dedi, "Doğrusu bilgin bir büyücüdür. </text:span><text:span text:style-name="T9">Büyüsüyle sizi yurdunuzdan sürüp çıkarmak istiyo</text:span><text:span text:style-name="T3">r; ne buyurursunuz?" (Şuara Suresi, 34-35)</text:span></text:p>
      <text:p text:style-name="P231"/>
      <text:p text:style-name="P71"><text:span text:style-name="T31">Firavun: "Ben size izin vermeden önce ona iman ettiniz, öyle mi? Mutlaka bu, </text:span><text:span text:style-name="T38">halkı burdan sürüp-çıkarmak amacıyl</text:span><text:span text:style-name="T31">a şehirde planladığınız bir tuzaktır. Öyleyse siz (buna karşılık ne yapacağımı) bileceksiniz." (Araf Suresi, 123)</text:span></text:p>
      <text:p text:style-name="P128"/>
      <text:p text:style-name="P77">Hz. Yusuf'a Atılan İftira</text:p>
      <text:p text:style-name="P234"/>
      <text:p text:style-name="P241"><text:span text:style-name="T3">Erginlik çağına erişince, kendisine hüküm ve ilim verdik. İşte Biz, iyilik yapanları böyle ödüllendiririz. Evinde kalmakta olduğu kadın, ondan murad almak istedi ve kapıları sımsıkı kapatarak: "İsteklerim senin içindir, gelsene" dedi. (Yusuf) Dedi ki: "Allah'a sığınırım. Çünkü o benim efendimdir, yerimi güzel tutmuştur. Gerçek şu ki, zalimler kurtuluşa ermez." Andolsun kadın onu arzulamıştı, -eğer Rabbinin (zinayı yasaklayan) kesin kanıt (burhan)ını görmeseydi- o da (Yusuf da) onu arzulamıştı. Böylelikle Biz ondan kötülüğü ve fuhşu geri çevirmek için (ona delil gönderdik). Çünkü o, muhlis kullarımızdandı. Kapıya doğru ikisi de koştular. Kadın onun gömleğini arkadan çekip yırttı. (Tam) Kapının yanında kadının efendisiyle karşılaştılar. Kadın dedi ki: "</text:span><text:span text:style-name="T9">Ailene kötülük isteyenin, zindan</text:span><text:span text:style-name="T3">a atılmaktan veya acı bir azaptan başka cezası ne olabilir?" (Yusuf Suresi, 22-25)</text:span></text:p>
      <text:p text:style-name="P14"/>
      <text:p text:style-name="P71"><text:span text:style-name="T31">Kadın dedi ki: "Beni kendisiyle kınadığınız işte budur. </text:span><text:span text:style-name="T38">Andolsun onun nefsinden ben murad istedim, o ise (kendini) korudu. Ve andolsun, eğer o kendisine emrettiğimi yapmayacak olursa, mutlaka zindana atılacak ve elbette küçük düşürülenlerden olacak." </text:span><text:span text:style-name="T31">(Yusuf Suresi, 32)</text:span></text:p>
      <text:p text:style-name="P234"/>
      <text:p text:style-name="P77">Hz. Meryem'e Atılan İftira</text:p>
      <text:p text:style-name="P128"/>
      <text:p text:style-name="P125">Kitap'ta Meryem'i de zikret. Hani o, ailesinden kopup doğu tarafında bir yere çekilmişti. Sonra onlardan yana (kendini gizleyen) bir perde çekmişti. Böylece ona ruhumuz (Cibril'i) göndermiştik, o da, düzgün bir beşer kılığında görünmüştü. Demişti ki: "Gerçekten ben, senden <text:soft-page-break/>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6-21)</text:p>
      <text:p text:style-name="P231"/>
      <text:p text:style-name="P241"><text:span text:style-name="T3">Böylece onu taşıyarak kavmine geldi. Dediler ki:</text:span><text:span text:style-name="T9"> "Ey Meryem, sen gerçekten şaşırtıcı bir şey yaptın." "Ey Harun'un kız kardeşi, senin baban kötü bir kişi değildi ve annen de azgın, utanmaz (bir kadın) değildi</text:span><text:span text:style-name="T3">." (Meryem Suresi, 27-28) </text:span></text:p>
      <text:p text:style-name="P231"/>
      <text:p text:style-name="P126">Yukarıdaki ayetlerde haber verilen bu iftiraların hepsi ve daha da fazlası, hadislerde ve İslam alimlerinin sözlerinde haber verildiğine göre, Hz. Mehdi (as) için de ortaya atılacaktır. Delilik, yalancılık, sapkınlık, menfaatperestlik, insanları doğru yoldan uzaklaştırmak gibi iftiralarla itham edilmesi nedeniyle bu mübarek insana karşı halkta olumsuz bir kanaat oluşacak olabilir. Hadislerde bu korku, tedirginlik ve şüphe nedeniyle de insanların Hz. Mehdi'den uzak duracaklarına işaret edilmektedir. </text:p>
      <text:p text:style-name="P126"/>
      <text:p text:style-name="P136">Bediüzzaman Said Nursi'ye Karşı da Aynı </text:p>
      <text:p text:style-name="P136">İftira Yöntemleri Kullanılmıştır </text:p>
      <text:p text:style-name="P233">Allah'ın dinine olan bağlılığı ve Allah yolundaki kararlılığı, samimiyeti, ihlası ile bilinen her Müslüman, inkar edenlerin fiili ve sözlü saldırılarına uğramıştır. Çok yakın bir geçmişte bazı inkarcı çevrelerin düşmanlığı ile karşılaşmış ve vefatına kadar yaşadığı zulüm ve sıkıntılara sabırla tevekkül etmiş olan 13. yüzyılın müceddidi Bediüzzaman Said Nursi, bu konudaki önemli örneklerden biridir. İnsanları Allah'ın varlığını ve sonsuz kudretini takdir etmeye, kainattaki yaratılış delilleri üzerinde düşünmeye ve Kuran ahlakını yaşamaya davet eden Bediüzzaman, tarih boyunca gönderilmiş tüm elçiler gibi, din ahlakına düşman olan bazı kişilerin iftiralarına maruz kalmıştır. 13. asrın büyük müceddidi olduğu halde, yaşadığı toplumda bir müceddid olarak da tanınmamıştır. Hatta dönemin bir kısım alimleri kendisinin ne kadar üstün ve mübarek bir şahıs olduğunu fark edemeyerek ona muhalefet etmiş ve kendisini çeşitli iftiralarla itham etmişlerdir.</text:p>
      <text:p text:style-name="P233">Bediüzzaman bu nedenlerle hayatının çok büyük bir kısmını hapishanelerde veya sürgünde geçirmiştir. Yaşadığı dönem boyunca bu kıymetli insanın değeri tam olarak anlaşılmamış, hikmetli eserlerini ortadan kaldırmak isteyen bazı çevreler tüm güçleriyle ona saldırmışlardır. Bu değerli insanın görüşlerinden ve tefekkürlerinden faydalanmak yerine onu susturmayı kendilerine hedef edinmişlerdir. </text:p>
      <text:p text:style-name="P241"><text:span text:style-name="T1">Bediüzzaman Said Nursi, 20. yüzyılda yetişmiş en büyük İslam alimlerinden biridir. 87 yıl süren hayatı boyunca İslam dinini insanlara anlatmış, materyalist felsefeye, din ve mukaddesat düşmanlarına karşı büyük bir fikri mücadele vermiştir. 6000 sayfalık dev eseri </text:span><text:span text:style-name="T5">Risale-i Nur</text:span><text:span text:style-name="T1">, hem çok derin bir Kuran tefsiri, hem de materyalist felsefeyi çürüten ve iman hakikatlerini çok </text:span><text:soft-page-break/><text:span text:style-name="T1">hikmetli bir şekilde ortaya koyan muazzam bir yapıttır. Bediüzzaman Said Nursi, ahiret, ölüm, kader, iman, nefsin kötülükleri gibi birçok konuyu eserlerinde çok hikmetli örneklerle, derin ve etkileyici bir üslupla anlatmıştır. Onun samimi ve hikmetli üslubu binlerce insanın Allah'a iman etmesine ve imanda daha da derinleşmesine vesile olmuştur.</text:span></text:p>
      <text:p text:style-name="P254">İnsanları Kuran ahlakına, hak dine davet etmek için verdiği bu fikri mücadelede Bediüzzaman Said Nursi'nin karşısına çıkan en büyük engellerden biri ise, materyalist felsefeyi ve din düşmanlığını hayat şekli olarak gören bazı çevreler olmuştur. Bu çevreler, ''din ahlakından uzak bir toplum oluşturma'' hedeflerini gerçekleştirmek için büyük çaba sarf etmişlerdir. Bediüzzaman Said Nursi de bu gibi asılsız felsefeleri çürüten, dinin akıl ve ilimle çatışmadığını, tam tersine aynı noktada birleştiğini ortaya koyan ve toplumda büyük bir manevi uyanış başlatan bir İslam alimidir. Bediüzzaman kendi fikri mücadelesini ve bu mücadelenin en önemli amaçlarından birini şu sözlerle tarif etmektedir:</text:p>
      <text:p text:style-name="P254"/>
      <text:p text:style-name="P257">... Fakat çiçekler baharda gelir. Öyle kudsi çiçeklere zemin hazır etmek <text:s text:c="4"/>lazım gelir. Ve anladık ki, bu hizmetimizle o nurani zatlara zemin izhar ediyoruz (hazırlıyoruz).35 </text:p>
      <text:p text:style-name="P213"/>
      <text:p text:style-name="P257">O ileride gelecek acib şahsın bir hizmetkarı ve ona yer hazır edecek bir dümdarı (ordunun arkasındaki kuvvet) ve o büyük kumandanın pişdar (önde giden, öncü) bir neferi olduğumu zannediyorum.36 </text:p>
      <text:p text:style-name="P257"/>
      <text:p text:style-name="P254">Bediüzzaman'ın sözlerinde de açıkça ifade ettiği gibi o kendisini, ahir zamanın mübarek şahıslarına yani Hz. İsa ve Hz. Mehdi'ye manevi olarak zemin hazırlayan bir er olarak tarif etmektedir. Yaşadığı dönemde kendisini engellemek için atılan iftiralar, hakkında ileri sürülen yalanlar Bediüzzaman'ın fikri mücadelesinin büyüklüğünün ve öneminin, hiç şüphesiz, en önemli göstergelerindendir. Bu iftiraların kimi zaman günümüzde dahi gündeme getirilmesi, yapılan çalışmaların etkisinin büyüklüğünü gösterir. </text:p>
      <text:p text:style-name="P307"><text:span text:style-name="T1">Bediüzzaman'ın Allah'ın varlığını, milli ve manevi değerlerin önemini anlatan çalışmalarından rahatsız olan çevreler, ellerinde bulunan bazı basın organlarını da kullanarak, Bediüzzaman'a karşı en olmadık iftiraları atmışlardır. Örneğin bir gazetede Bediüzzaman'a </text:span><text:span text:style-name="T8">"bazı safdilleri kandırarak kendilerinden para çekmek" 37</text:span><text:span text:style-name="T1"> şeklinde iftira edilmiştir. Aynı gazetede farklı tarihlerde ise, </text:span><text:span text:style-name="T8">"Said-i Nursi mühimsenecek bir kimse değildir. Maddi ve manevi menfaatler sağlamak amacında olan bir kimsedir''</text:span><text:span text:style-name="T1"> diye yalan haberler yayınlanmıştır. </text:span></text:p>
      <text:p text:style-name="P307"><text:span text:style-name="T1">Dünyadan hiçbir beklentisi olmayan, hiçbir malı mülkü bulunmayan, kendi deyimiyle </text:span><text:span text:style-name="T5">''kendisini beğenmemeyi kendisine meslek edinen'</text:span><text:span text:style-name="T1">'</text:span><text:span text:style-name="T8">38</text:span><text:span text:style-name="T1"> ve son derece mütevazı bir hayat yaşayan Bediüzzaman'a "talebelerinden para sızdırmak", "liderlik hırsını tatmin etmek" gibi haksız ve gerçeklerle hiçbir şekilde bağdaşmayan, asılsız iftiralar atılmıştır. Bu çirkin iftiraların amacı, bazı çevrelerin bu yolla Bediüzzaman'ı kendilerince "etkisiz, güvenilmez ve sözü dinlenmez" duruma getirebilmek olmuştur. </text:span></text:p>
      <text:p text:style-name="P213">Bu iftiralar, geçmişte peygamberlere atılan iftiraların benzerleridir. Peygamberler de kavimleri tarafından, dini kullanarak menfaat elde etme iftirasıyla itham edilmişlerdir. <text:soft-page-break/>Bediüzzaman bu iftiraların sonucunda hapis cezası almış ve Eskişehir hapishanesine gönderilmiştir. Eskişehir hapishanesinden tahliye olan Bediüzzaman, Kastamonu'da karakol karşısında bir evde oda hapsine alınmıştır. 8 sene sonra gelen Denizli Mahkemesi, kendisine 20 ay hapis cezası vermiş, daha sonra Bediüzzaman Emirdağ'a ''mecburi ikamet''e yollanmıştır.</text:p>
      <text:p text:style-name="P54">Bütün bu olaylar sırasında sayısız işkence ve eziyete maruz kalmış, defalarca zehirlenmiştir. İlerleyen yıllarda da, son derece yaşlı ve hasta olmasına rağmen özellikle soğuk, nemli ve havasız hücrelerde tutulmuştur. Ancak, kendisine yapılan tüm bu eziyetlere sabır ve tevekkülle karşılık vermiş, imanının ve Allah'a olan bağlılığının ne kadar güçlü olduğuna tüm insanlar şahit olmuşlardır. </text:p>
      <text:p text:style-name="P307"><text:span text:style-name="T1">Bediüzzaman Said Nursi, Kuran ayetlerinde verilen örneklerde olduğu gibi "delilik" iftirası ile de karşılaşmıştır. 1908 yılında, yine suni olarak oluşturulan sebeplerle, mahkemeye sevk edilmiş ve mahkemenin görevlendirdiği doktor heyeti kendisine ''akli dengesi bozuk'' raporu vermiştir. Daha sonra sevk edildiği akıl hastanesindeki doktor, Bediüzzaman'ın kendisiyle konuşması sonucunda </text:span><text:span text:style-name="T5">''Bu adamda delilik varsa, dünyada akıllı yoktur''</text:span><text:span text:style-name="T8">39</text:span><text:span text:style-name="T1"> diyerek, raporun asılsızlığını vurgulamıştır. Bediüzzaman bundan sonra da söz konusu çevrelere ait basın organlarında sık sık delilik suçlamasıyla gündeme gelmiştir. </text:span></text:p>
      <text:p text:style-name="P307"><text:span text:style-name="T1">Bunun gibi Bediüzzaman ve talebeleri için öne sürülen iftiralardan bir diğeri de, "İnanç Sömürücüleri" başlıklı yazı dizisiyle dönemin gazetelerinden birinde yer almıştır. Bu yazı dizisinde Bediüzzaman Said Nursi'nin talebeleri hakkında da Kuran'daki inkarcıların ''büyülenmişler'' iftirası tekrarlanmış ve </text:span><text:span text:style-name="T5">''Bunlar sadece ve sadece dini bir taassupla ona bağlanmışlar, gözleri kafaları başka bir şeyi görmez, anlamaz olmuştu''</text:span><text:span text:style-name="T8">40</text:span><text:span text:style-name="T1"> şeklinde iftiralar yazılmıştır. </text:span></text:p>
      <text:p text:style-name="P254">Büyük İslam mütefekkiri Bediüzzaman ve talebelerine yöneltilen suçlamaların tamamı, geçmişte yaşayan müminlere yöneltilen iftiraların aynısıdır. Kuran'da, geçmişte yaşamış ve Allah'ın gönderdiği elçilere tabi olmuş müminlerin de "düşük akıllılık", "sığ görüşlülük" gibi asılsız ve çirkin sözlerle itham edildikleri haber verilmiştir:</text:p>
      <text:p text:style-name="P264"/>
      <text:p text:style-name="P307"><text:span text:style-name="T3">Ve (yine) kendilerine: "İnsanların iman ettiği gibi siz de iman edin" denildiğinde: </text:span><text:span text:style-name="T9">"Düşük akıllıların iman ettiği</text:span><text:span text:style-name="T3"> gibi mi iman edelim?" derler. Bilin ki, gerçekten asıl düşük-akıllılar kendileridir; ama bilmezler. (Bakara Suresi, 13)</text:span></text:p>
      <text:p text:style-name="P264"/>
      <text:p text:style-name="P307"><text:span text:style-name="T3">Kavminden, ileri gelen inkarcılar: "Biz seni yalnızca bizim gibi bir beşerden başkası görmüyoruz; sana, </text:span><text:span text:style-name="T9">sığ görüşlü olan en aşağılıklarımızdan başkasın</text:span><text:span text:style-name="T3">ın uyduğunu görmüyoruz ve sizin bize bir üstünlüğünüzü de görmüyoruz. Aksine, biz sizi yalancılar sanıyoruz" dedi. (Hud Suresi, 27)</text:span></text:p>
      <text:p text:style-name="P264"/>
      <text:p text:style-name="P254">Oysa Bediüzzaman ve yanındaki müminler, Allah'a olan güçlü imanları, akılları, vicdanları ile Kuran ahlakıyla hareket eden aklı selim, samimi insanlardı. Ve bu iftiraları atanlar da aslında bunun böyle olduğunu çok iyi biliyorlardı. Nitekim bu iftiraların hiçbiri Bediüzzaman'a ve yanındaki Müslümanlara bir zarar verememiştir. Aksine, bu olaylar karşısında gösterdikleri sabır <text:soft-page-break/>ve tevekkül, Allah'ın izniyle tüm iman edenler gibi bu kimselerin de manevi olgunluklarının ve Allah'a olan bağlılıklarının artmasına vesile olmuştur. </text:p>
      <text:p text:style-name="P254">Bediüzzaman'a karşı yapılan suçlamalardan bir başkası ise, kendine göre bir din anlayışını savunduğu ve çevresindeki kişilere de sözde bu sapkın dini telkin ettiği yönündedir. Bediüzzaman'ın Kuran'a ve Peygamber Efendimiz (sav)'in sünnetine uymadığı, kendine göre bir din anlayışı oluşturduğu şeklindeki provokasyonların amacı, halkı ve konuyu ayrıntısıyla bilmeyen bazı dindar çevreleri kışkırtarak Bediüzzaman'ı onlara yanlış tanıtmaya çalışmak olmuştur.</text:p>
      <text:p text:style-name="P307"><text:span text:style-name="T1">Ancak inkarcı kesimin bu iftirası da bir işe yaramamıştır. Çünkü akıl ve vicdan sahibi Müslümanlar, Bediüzzaman'a karşı ortaya atılan bu ''sapkınlık'' iftirasının, Hz. Nuh'a </text:span><text:span text:style-name="T3">''... gerçekte biz seni açıkça bir 'şaşırmışlık ve sapmışlık' içinde görüyoruz.'' </text:span><text:span text:style-name="T1">(Araf Suresi, 60) diyen inkarcıların iftiralarının bir benzeri olduğunu açıkça görmüşlerdir.</text:span></text:p>
      <text:p text:style-name="P241"><text:span text:style-name="T1">Bediüzzaman Said Nursi ise, </text:span><text:span text:style-name="T5">Risale-i Nur'</text:span><text:span text:style-name="T1">da, kendisine yöneltilen iftiralar sonucunda aldığı hapis cezasını ve kendisine çektirilen sıkıntıların güzel ve hayırlı yönlerini şöyle anlatmıştır:</text:span></text:p>
      <text:p text:style-name="P254"/>
      <text:p text:style-name="P257">Benim şahsımı çürütmek fikriyle, hiç kimsenin inanmayacağı isnadlarda bulundular. Pek acib iftiraları işaaya (herkese duyurmaya) çalıştılar. Fakat kimseyi inandıramadılar. Sonra pek adi bahanelerle, zemheririn (kışın en soğuk zamanı) en şiddetli soğuk günlerinde beni tevkif ederek (tutuklayarak), büyük ve gayet soğuk ve iki gün sobasız bir koğuşta tecrid-i mutlak (hücre hapsi) içinde hapsettiler. Ben küçük odamda günde kaç defa soba yakar ve daima mangalımda ateş varken, zaafiyet ve hastalığımdan zor dayanabilirdim. Şimdi, bu vaziyette hem soğuktan bir sıtma, hem dehşetli bir sıkıntı ve hiddet içinde çırpınırken, bir inayet-i İlahiye ile bir hakikat kalbimde inkişaf (meydana çıkma) etti. Manen: "Sen hapse Medrese-i Yusufiye namı vermişsin; hem Denizli'de sıkıntınızdan bin derece ziyade hem ferah, hem manevi kar, hem oradaki mahpusların Nurlardan istifadeleri, hem büyük dairelerde Nurların fütuhatı (zaferleri) gibi neticeler, size şekva (şikayet) yerinde binler şükrettirdi, her bir saat hapsinizi ve sıkıntınızı, on saat ibadet hükmüne getirdi; o fani saatleri bakileştirdi.41 </text:p>
      <text:p text:style-name="P257"/>
      <text:p text:style-name="P254">Bediüzzaman bir sözünde ise, çevresinde kendisiyle birlikte aynı iftira ve zulümlere maruz kalan müminlerin de, bu olaylardan dolayı hiçbir şekilde etkilenmediklerini; ümitsizliğe kapılıp üzülmediklerini şöyle anlatmıştır:</text:p>
      <text:p text:style-name="P254"/>
      <text:p text:style-name="P257">On aydan beri, münafıkların bir resmi memuru elde edip bütün desiseleriyle (hile, entrika) yaptıkları hücum en küçük bir şakirdi (talebeyi) sarsmadı. O iftiraları hiç hükmündedir… Böyle iftiralar, binden bir tesiri bize olmadığı gibi, inşaAllah daire-i Nur'a da zararı olmayacak.42 </text:p>
      <text:p text:style-name="P254"/>
      <text:p text:style-name="P254">Bediüzzaman'ın ve çevresinde bulunan iman ehlinin, zorluklara, iftiralara ve hileli düzenlere karşı gösterdikleri tavır, tüm Müslümanların kendilerine örnek alması gereken salih mümin tavrıdır. Allah Kuran'da, inkarcıların düzenleri karşısında nasıl bir ahlak gösterilmesi gerektiğini şöyle hatırlatmıştır:</text:p>
      <text:p text:style-name="P264"><text:soft-page-break/></text:p>
      <text:p text:style-name="P264">Sabret; senin sabrın ancak Allah(ın yardımı) iledir. Onlar için hüzne kapılma ve kurmakta oldukları hileli-düzenlerden dolayı sıkıntıya düşme. Şüphesiz Allah korkup-sakınanlarla ve iyilik edenlerle beraberdir. (Nahl Suresi, 127-128)</text:p>
      <text:p text:style-name="P264"/>
      <text:p text:style-name="P220">Nefislerinin Öne Süreceği Bahaneler İnsanların </text:p>
      <text:p text:style-name="P220">Hz. Mehdi'ye Uymalarını Engelleyecektir</text:p>
      <text:p text:style-name="P254">İman edenler, dünyada ve ahirette tek dost ve yardımcılarının Allah olduğunun bilinciyle, yaşamlarının her anında yalnızca Rabbimiz'e tevekkül ederler. Allah'ın yarattığı her olayda birçok hikmet, hayır ve güzellik olduğunu bilirler. Zorluk ve sıkıntıyla karşılaşsalar da, büyük nimet ve bolluk içinde bulunsalar da her türlü durum karşısında itidalli, şükredici ve mütevazı bir tavır içindedirler. Zenginlik ve bolluk onları şımartıp gaflete kaptırmayacağı gibi, zorluklar ve sıkıntılar da yıldırmaz ve gevşekliğe sürüklemez. </text:p>
      <text:p text:style-name="P254">Allah'a ve ahiret gününe iman etmeyen insanlar içinse durum çok farklıdır. Onlar, ahirette yeniden dirilip hesap vereceklerinden gafil oldukları için kendilerine yalnızca dünya hayatını hedef edinirler. Bu nedenle de dünyevi değerlere büyük bir hırsla bağlanır, bunların hiçbir şekilde zarar görmesini istemezler. Böyle bir ihtimalden dahi büyük endişe duyarlar. Aynı durum imanı zayıf ya da münafıkane karaktere sahip olan kimseler için de geçerlidir. Bu ahlakı yaşayan insanlar tarih boyunca, dünyevi menfaatlerine zarar gelir endişesiyle peygamberlerin tebliğlerinden yüz çevirmiş, onların gösterdiği hak yola uymaktan kaçınmışlardır.</text:p>
      <text:p text:style-name="P233">Bu durumun sebeplerinden biri ise Kuran'da şöyle açıklanmıştır:</text:p>
      <text:p text:style-name="P14"/>
      <text:p text:style-name="P56">Vicdanları kabul ettiği halde, zulüm ve büyüklenme dolayısıyla bunları inkar ettiler. Artık sen, bozguncuların nasıl bir sona uğratıldıklarına bir bak. (Neml Suresi, 14)</text:p>
      <text:p text:style-name="P123"/>
      <text:p text:style-name="P150"><text:span text:style-name="T1">Ayetin açıklamasından da anlaşılacağı gibi, insanlar kalben ve vicdanen doğru olanı kavradıkları halde nefislerine uydukları için elçilerin kendilerini çağırdıkları gerçekleri reddetmişlerdir. <text:s/>Hadislerde işaret edildiğine göre, tarih boyunca tekrarlanmış olan bu durum tüm peygamberler ve Hz. İsa için olduğu gibi, Hz. Mehdi için de söz konusu olacaktır. İnsanlar bu mübarek şahısların üstünlüklerini vicdanen kavrayacak ancak nefislerinin etkisinde kalarak onların durumlarını anlamazlıktan geleceklerdir. Hz. İsa'yı ve Hz. Mehdi'yi kabul etmemek, onlara destek olmamak ve onlardan uzak durabilmek için ise çeşitli bahanelerin ardına sığınacaklardır. Kuran'da, bu bahane yönteminin, tarih boyunca yaşamış olan tüm münafıkların kullandığı bir yöntem olduğu haber verilmektedir: Vicdanen, kalben ve aklen çok iyi kavradıkları halde anlamazlıktan gelmek ve bunun için de türlü bahaneler bulmak. Peygamberimiz (sav)'le birlikte mücadeleye katılmaktan kaçınan kimseler, sözde </text:span><text:span text:style-name="T3">"güç yetiremedikleri"</text:span><text:span text:style-name="T1"> (Tevbe Suresi, 42); </text:span><text:span text:style-name="T3">"evleri açık olduğu"</text:span><text:span text:style-name="T1"> (Ahzab Suresi, 13); </text:span><text:span text:style-name="T3">"mallarının ve ailelerinin kendilerini meşgul ettiği"</text:span><text:span text:style-name="T1"> (Fetih Suresi, 11)... gibi bahaneler öne sürmüşlerdir. Geçmişte pek çok kez yaşanmış olan bu durum ahir zamanda da yaşanacaktır. İnsanların büyük bir kısmı, menfaatlerine zarar gelir, maddi ve manevi kayba uğrarlar endişesiyle Hz. Mehdi'den yüz çevirecek, hatta ona cephe </text:span><text:soft-page-break/><text:span text:style-name="T1">alacaklardır. Aileler de mallarına, oğullarına ve ticaretlerine zarar geleceğini düşündükleri için bundan korkacak ve Hz. Mehdi aleyhinde tavır alacaklardır. Vicdanları yerine nefisleriyle hareket edecekleri için de içine düştükleri bu durumu fark edemeyeceklerdir. Kuran'da bu durum hakkında şöyle haber verilmektedir:</text:span></text:p>
      <text:p text:style-name="P264"/>
      <text:p text:style-name="P264">De ki: "Eğer babalarınız, çocuklarınız, kardeşleriniz, eşleriniz, aşiretiniz, kazandığınız mallar, az kar getireceğinden korktuğunuz ticaret ve hoşunuza giden evler, sizlere Allah'tan, O'nun Resûlü'nden ve O'nun yolunda cehd etmekten (çaba harcamaktan) daha sevimli ise, artık Allah'ın emri gelinceye kadar bekleyedurun. Allah, fasıklar topluluğuna hidayet vermez. (Tevbe Suresi, 24)</text:p>
      <text:p text:style-name="P264"/>
      <text:p text:style-name="P254">Oysa Kuran ayetlerinde insanların nefislerinin öne süreceği bu tür bahanelerin geçersizliği bizlere haber verilmiştir. Dolayısıyla Kuran ayetleri doğrultusunda vicdanını kullanarak düşünen her insan, bu konuda doğruyu görebilecek ve Hz. Mehdi ortaya çıktığında onu tanımasına engel olabilecek bu gibi bahanelerin geçersizliğini anlayabilecektir.</text:p>
      <text:p text:style-name="P254"/>
      <text:p text:style-name="P240">Kuran Ahlakından Tamamen Uzaklaşıldığı Bir Dönemde </text:p>
      <text:p text:style-name="P240">Ortaya Çıkması, Hz. Mehdi'nin Tanınmasını Engelleyecektir</text:p>
      <text:p text:style-name="P254">Hadislerde ahir zamanın iki devirden oluştuğu haber verilir. Birinci devir dünyanın maddi ve manevi zorluklar içinde olacağı, insanların büyük bir ahlaki bozulmaya uğrayacakları dönemdir. İkinci devir ise İslam alimlerinin "Altınçağ" olarak adlandırdıkları, Kuran ahlakının dünya üzerinde hakim olacağı bir refah dönemidir. </text:p>
      <text:p text:style-name="P233">İnsanların din ahlakından uzaklaşıp nefislerinin peşinden gittikleri, her türlü haddi aşmanın, sapkınlığın, ahlaksızlığın sınırsız olarak yaşandığı bu ilk dönem, Hz. Mehdi'nin ortaya çıkacağı ahir zamanın da önemli işaretlerini oluşturmaktadır. Peygamberimiz (sav)'in bundan yaklaşık 14 yüzyıl önce haber verdiği ve "kıyamet alametleri" olarak adlandırılan bu işaretler incelendiğinde çok olağanüstü bir durumla karşı karşıya olunduğu görülmektedir: Kıyamet alametlerinin çok büyük bir bölümü günümüzde gerçekleşmiş bulunmaktadır. Bu durum Hz. İsa'nın yeryüzüne ikinci kez gelişinin, Hz. Mehdi'nin çıkışının ve Kuran ahlakının tüm dünyada hakim olacağı dönemin yaklaşmış olduğunu bizlere göstermektedir. (En doğrusunu Allah bilir). Ancak diğer yandan ahlaki dejenerasyonun bu kadar şiddetlenmesi, haramların helal sayılması, insanların geçim sıkıntısı içine düşmesi, yoksulluğun artması ve Allah'ın açıkça inkar edilir hale gelmesi gibi olaylar, insanların Allah'ın ve ahiretin varlığını unutarak dünya hayatına dalmalarına neden olmaktadır. Peygamberimiz (sav)'den nakledilen hadis-i şeriflerde ahir zamanda dünyanın peşpeşe içine düşeceği bu karmaşa şöyle bildirilmektedir:</text:p>
      <text:p text:style-name="P126"/>
      <text:p text:style-name="P257">Kıyamet alametleri birbirini takiben meydana gelir. Bir dizideki boncukların art arda kopması gibi.43 </text:p>
      <text:p text:style-name="P254"/>
      <text:p text:style-name="P257">Fuhuş açık olmadan… kıyamet kopmaz.44 </text:p>
      <text:p text:style-name="P254"><text:soft-page-break/></text:p>
      <text:p text:style-name="P216">Büyüğe saygı, küçüğe merhamet kalkacak. Zina çocukları çoğalacak. O kadar ki kişi sokak ortasında kadınla zina edecek.45 </text:p>
      <text:p text:style-name="P254"/>
      <text:p text:style-name="P257">Masum insanlar katloluncaya kadar Mehdi çıkmayacak ve katliamlara yerde ve göktekiler, artık tahammül edemez bir hale geldiğinde zuhur edecektir...46 </text:p>
      <text:p text:style-name="P257"/>
      <text:p text:style-name="P257">Ahir zamanda ümmetimin başına sultanlarından şiddetli belalar gelir, <text:s text:c="2"/>öyle ki yerler Müslümanlara dar gelir.47 </text:p>
      <text:p text:style-name="P213"/>
      <text:p text:style-name="P257">Hz. Mehdi, bütün haramların helal sayıldığı büyük bir fitneden sonra çıkacaktır.48 </text:p>
      <text:p text:style-name="P213"/>
      <text:p text:style-name="P254">Peygamber Efendimiz (sav) bir diğer hadisinde müminlerin ahir zamanın bu karmaşası içindeki durumlarını şu şekilde haber vermektedir:</text:p>
      <text:p text:style-name="P254"/>
      <text:p text:style-name="P257">Takva sahibi mümin de onların arasında değiştirmeye, düzeltmeye muktedir olamadığı kötülüklerden dolayı tuzun suda erimesi gibi kalbi eriyecek...49 </text:p>
      <text:p text:style-name="P254"/>
      <text:p text:style-name="P254">Böylesine büyük bir bozulmanın yaşandığı sırada Hz. Mehdi'nin gelişi ve faaliyetleri insanların büyük çoğunluğu tarafından ilk anda fark edilmeyebilir. Kuran ahlakından uzak olan insanlar, Hz. Mehdi'nin çalışmalarını, tebliğinin özünü ve din ahlakını yaymak için yaptığı büyük fikri mücadeleyi tam olarak kavramayabilirler. Dünya üzerinde yaşanan karmaşanın, fakirliğin, savaşların ve ahlaki dejenerasyonun ancak Kuran ahlakının yaşanması ile sona erebileceğini anlayamayabilirler. Bu durumları Hz. Mehdi ve cemaatinin önemini ve çalışmalarının amacını kavramalarını engelleyebilir. Hatta tam aksine Hz. Mehdi ve cemaatinin Kuran ahlakını tebliğ etme yönündeki samimi çabaları bu kişileri rahatsız edip, Hz. Mehdi'ye karşı yapılan haksız suçlamaları, atılan iftiraları desteklemelerine neden olabilir. Onun ve yanındakilerin Kuran ahlakını yaymak için hizmet etmekten vazgeçmelerini ısrarla isterler. Kuran ayetlerinde de iman etmeyenlerin bu sapkın istekleri şöyle haber verilmektedir:</text:p>
      <text:p text:style-name="P264"/>
      <text:p text:style-name="P264">... Onlar sizin inkar etmenizi içten arzu etmişlerdir. (Mümtehine Suresi, 2)</text:p>
      <text:p text:style-name="P264"/>
      <text:p text:style-name="P254">Peygamberimiz (sav)'in hadislerindeki işaretlere göre, ahir zamanda toplumun genelinde oluşan bu ruh hali, Hz. Mehdi'nin halk tarafından teşhis edilmesini ve gerçek sıfatıyla tanınmasını engelleyecektir. İnsanların bu mübarek zatın üstün ahlak özelliklerini, Allah yolunda yaptığı samimi ve faydalı hizmetlerini görmelerine mani olacaktır.</text:p>
      <text:p text:style-name="P213"/>
      <text:p text:style-name="P281">Hz. Mehdi'nin Bir Şahs-ı Manevi Olacağı İddiaları </text:p>
      <text:p text:style-name="P281">Onun Tanınmasını Engelleyecektir</text:p>
      <text:p text:style-name="P254">Peygamberimiz (sav) tarafından ahir zamanda gönderileceği müjdelenmiş, yeryüzündeki <text:soft-page-break/>fitneleri ortadan kaldıracak, tüm dünyaya barış, adalet, bolluk, huzur, mutluluk ve refah getirecek çok mübarek ve değerli bir şahıs olan Hz. Mehdi'nin ortaya çıkışı yüzyıllardır İslam ümmeti tarafından beklenen müjdeli bir olaydır. Nitekim rivayetlerde Hz. Mehdi'nin çıkış alameti olarak bildirilen olayların pek çoğunun art arda gerçekleşmesi, bu müjdenin gerçekleşmesinin yakın olduğunun açık bir göstergesidir. Peygamber Efendimiz (sav)'in çok sayıdaki hadisinde ismiyle, vasıflarıyla ve yapacağı işlerle ayrıntılı olarak tarif edilen Hz. Mehdi'nin geleceğine dair Kuran ayetlerinde de işari anlamlarda çeşitli müjdeler vardır. </text:p>
      <text:p text:style-name="P241"><text:span text:style-name="T1">Bediüzzaman Said Nursi'nin açıklamaları da, Kuran'da yer alan işaretler ve Peygamberimiz (sav)'in hadisleriyle aynı doğrultudadır. Ancak Bediüzzaman'ın eserlerinde kullandığı </text:span><text:span text:style-name="T3">"şahs-ı manevi"</text:span><text:span text:style-name="T1"> kavramı konusundaki yanlış anlaşılma Hz. İsa gibi, Hz. Mehdi için de söz konusudur. Rivayetlerden ve İslam alimlerinin açıklamalarından Hz. Mehdi'nin bir şahs-ı manevi olmayacağı; fiziksel özelliklerine, karakter ve ahlakına, nesebine (soyuna) kadar detaylı olarak tarif edilmiş mübarek bir şahıs olacağı, açık ve net bir biçimde anlaşılmaktadır. Ancak elbette ki Hz. Mehdi'nin de kendisinden önceki tüm elçiler gibi bir şahs-ı manevisi olacaktır. Hatta rivayetlerde bu şahs-ı manevinin bütün yeryüzünü kaplayacağı bildirilmiştir. Dolayısıyla Hz. Mehdi kendisine tabi olanların yani şahs-ı manevisinin önderi olarak bulunacaktır. Nitekim Bediüzzaman'ın yazılarında da bu konuyu net olarak açıklayan birçok yorum bulunmaktadır. Bediüzzaman'ın aşağıda yer alan sözlerinde Hz. Mehdi'nin bir şahs-ı manevi değil, bir zatı temsil ettiğine dair açıklamaları, hiçbir ihtilafa yer vermeyecek kadar açık ve nettir. <text:s/>Bediüzzaman'ın Hz. Mehdi için kullandığı </text:span><text:span text:style-name="T3">"o zat"</text:span><text:span text:style-name="T1"> ya da </text:span><text:span text:style-name="T3">"o şahıs"</text:span><text:span text:style-name="T1"> gibi ifadeler, şahs-ı manevi kavramı konusundaki yanlış anlaşılmalara açıklık getirmektedir:</text:span></text:p>
      <text:p text:style-name="P254"/>
      <text:p text:style-name="P257">Hem de o eşhasın (o şahısların) şahs-ı manevisine veya temsil ettikleri cemaate ait asar-ı azimeyi (fevkalade eserleri, izleri) o eşhasın (şahısların) zatlarında tasavvur ederek öyle tefsir etmişler ki, O EŞHAS-I HARİKA (harika şahıslar, yani Hz İsa ve Hz. Mehdi) çıktıkları vakit bütün halk onları tanıyacak gibi bir şekil vermişler.50 </text:p>
      <text:p text:style-name="P254"/>
      <text:p text:style-name="P307"><text:span text:style-name="T1">Bediüzzaman bu sözünde Hz. İsa ve Hz. Mehdi için </text:span><text:span text:style-name="T3">"o eşhas-ı harika"</text:span><text:span text:style-name="T1"> ifadesini kullanarak, her ikisinin de birer şahs-ı manevi değil, birer şahıs olarak geleceklerini açıkça belirtmiştir.</text:span></text:p>
      <text:p text:style-name="P254"/>
      <text:p text:style-name="P257">… Ahir zamanın O BÜYÜK ŞAHSI, Al-i Beytten (Peygamberimiz (sav)'in soyundan) olacak.51 </text:p>
      <text:p text:style-name="P254"/>
      <text:p text:style-name="P307"><text:span text:style-name="T1">Bediüzzaman burada da </text:span><text:span text:style-name="T3">"ahir zamanın o büyük şahsı</text:span><text:span text:style-name="T1">" sözleriyle Hz. Mehdi'nin ahir zamanda gelecek olan bir şahıs olduğunu tekrarlamıştır. Hz. Mehdi'nin Peygamberimiz (sav)'in soyundan olacağını belirtmiş olması ise, Bediüzzaman'ın Hz. Mehdi'den bir şahs-ı manevi olarak bahsetmediğini çok açık bir şekilde ortaya koymaktadır. Zira bir şahs-ı manevinin bir başka insanın soyundan gelebilmesi söz konusu olamaz.</text:span></text:p>
      <text:p text:style-name="P257"/>
      <text:p text:style-name="P257">… Ben de onlara demiştim: "Ben, kendimi seyyid (Peygamberimiz (sav)'in soyundan) bilemiyorum. Bu zamanda nesiller bilinmiyor. Halbuki ahir zamanın O BÜYÜK ŞAHSI, Al-i Beytten <text:soft-page-break/>(Peygamberimiz (sav)'in ailesinden) olacaktır."52 </text:p>
      <text:p text:style-name="P254"/>
      <text:p text:style-name="P223"><text:span text:style-name="T1">Bediüzzaman bu sözünde de yine </text:span><text:span text:style-name="T3">"ahir zamanın o büyük şahsı"</text:span><text:span text:style-name="T1"> diyerek Hz. Mehdi'nin bir şahs-ı manevi değil bir şahıs olduğunu açıkça belirtmektedir.</text:span></text:p>
      <text:p text:style-name="P307"><text:span text:style-name="T1">Bediüzzaman, </text:span><text:span text:style-name="T3">"Hz. Mehdi'nin Peygamberimiz (sav)'in soyundan olacağını" </text:span><text:span text:style-name="T1">bu sözünde de bir kez daha açıklığa kavuşturmaktadır. Yukarıda da açıklandığı gibi, Peygamberimiz (sav)'in soyundan gelebilmesi için Hz. Mehdi'nin ancak bir insan olması gerekmektedir ki Bediüzzaman da bu sözüyle bu gerçeği açıkça vurgulamaktadır.</text:span></text:p>
      <text:p text:style-name="P254"/>
      <text:p text:style-name="P257">Ahir zamanın en büyük fesadı zamanında; elbette en büyük bir müçtehid (içtihad eden büyük İslam alimi), hem en büyük bir müceddid (her yüzyıl başında dini hakikatleri devrin ihtiyacına göre ders vermek üzere gönderilen büyük İslam alimi, yenileyen, yenileyici), hem hakim, hem Mehdi, hem mürşid (doğru yolu gösteren kişi), hem kutb-u a'zam (Müslümanların kendisine bağlandıkları büyük evliyalardan, zamanın en büyük mürşidi) olarak BİR ZAT-I NURANİYİ (nurani şahsı) gönderecek ve O ZAT DA Ehl-i Beyt-i Nebeviden (Peygamberimiz (sav)'in soyundan) olacaktır.53 </text:p>
      <text:p text:style-name="P254"/>
      <text:p text:style-name="P264">… bir müçtehid </text:p>
      <text:p text:style-name="P264">… bir müceddid </text:p>
      <text:p text:style-name="P264">… hâkim </text:p>
      <text:p text:style-name="P217">… mehdi </text:p>
      <text:p text:style-name="P264">… mürşid </text:p>
      <text:p text:style-name="P264">… kutb-u a'zam </text:p>
      <text:p text:style-name="P264">… bir zât-ı nuranî </text:p>
      <text:p text:style-name="P254">Bediüzzaman'ın bu sözünde kullandığı yukarıdaki sayılan vasıflar, anlamlarından da anlaşılacağı gibi ancak bir kişiye ait olabilecek özelliklerdir. </text:p>
      <text:p text:style-name="P307"><text:span text:style-name="T1">Ayrıca Bediüzzaman Said Nursi Hz. Mehdi'nin </text:span><text:span text:style-name="T3">"bir zat-ı nurani"</text:span><text:span text:style-name="T1"> olduğundan bahsetmektedir. Eğer Bediüzzaman Hz. Mehdi'nin bir şahs-ı manevi olduğunu vurgulamak isteseydi burada </text:span><text:span text:style-name="T3">"bir zat-ı nuraniden"</text:span><text:span text:style-name="T1"> değil, </text:span><text:span text:style-name="T3">"bir şahs-ı manevi-i nuraniden"</text:span><text:span text:style-name="T1"> bahsederdi. </text:span></text:p>
      <text:p text:style-name="P307"><text:span text:style-name="T1">Ayrıca burada şahıs kelimesinden önce kullanılan </text:span><text:span text:style-name="T3">"bir"</text:span><text:span text:style-name="T1"> kelimesi de bu konuyu bir kez daha açıklamaktadır. </text:span><text:span text:style-name="T3">"Zat"</text:span><text:span text:style-name="T1"> ise yine birlik ve şahıs ifade eden bir kelimedir. Bediüzzaman burada açıkça, </text:span><text:span text:style-name="T3">"bir zat"</text:span><text:span text:style-name="T1"> ifadesini kullanmıştır; </text:span><text:span text:style-name="T3">"iki"</text:span><text:span text:style-name="T1"> ya da </text:span><text:span text:style-name="T3">"birileri"</text:span><text:span text:style-name="T1"> dememiştir. Dolayısıyla Bediüzzaman Said Nursi'nin tüm bu açıklamaları, Hz. Mehdi'den bir şahs-ı manevi olarak bahsetmediğini kesin bir şekilde ispatlamaktadır. (</text:span><text:span text:style-name="T5">Ayrıntılı bilgi için bkz. Adem Yakup, Şahsı Manevi Yanılgısı</text:span><text:span text:style-name="T1">)</text:span></text:p>
      <text:p text:style-name="P254">Bediüzzaman'ın tüm bu açıklamalarından da anlaşılacağı gibi, tarih boyunca gönderilmiş tüm elçiler gibi, Hz. Mehdi de bir şahıs olarak gelecektir. Ancak onun da bir şahs-ı manevisi olacaktır. Onun tebliğ faaliyetinden, mücadelesinden, icraatlarından ortaya çıkacak bir Mehdiyet cereyanı olacaktır. Fakat Hz. Mehdi'nin kendisi de bizzat işin başında olacaktır. Zaten bütün bu olayların gerçekleşebilmesi için en başta Hz. Mehdi'nin bizzat şahıs olarak gönderilmesi gerekmektedir. Dolayısıyla Hz. Mehdi'nin şahs-ı manevisi de ona tabi olandır. Bu şahs-ı manevinin başında da lider olarak kendisi bulunmaktadır. Ancak hem Peygamberimiz (sav)'in <text:soft-page-break/>hadislerinde hem de İslam alimlerinin açıklamalarında bu konuya ilişkin izahlar çok açık olmasına rağmen, ahir zamanda Hz. Mehdi'nin bir şahıs değil, bir şahs-ı manevi olacağı iddialarının öne sürülmesi insanların bu konuyu doğru değerlendirebilmelerini engelleyecek olabilir. </text:p>
      <text:p text:style-name="P307"><text:span text:style-name="T1">Hz. Mehdi'nin bir şahs-ı manevi olarak geleceğine inanmaları, bu insanların, bu kutlu şahsın gelişini beklemelerini, onu tanımaya ve bulmaya çalışmalarını ve böylece onu fark etmelerini engelleyecek olabilir. (En doğrusunu Allah bilir)<text:line-break/></text:span><text:span text:style-name="T40"><text:line-break/></text:span></text:p>
      <text:p text:style-name="P394">HZ. İSA (AS) ve HZ. MEHDİ (AS)KONUSUNDAKİ ŞAHS-I MANEVİ YANILGISI</text:p>
      <text:p text:style-name="P63"/>
      <text:p text:style-name="P253"/>
      <text:p text:style-name="P254">Hz. İsa'nın ölmediği ancak Allah Katına alındığı Kuran ayetlerinde haber verilmekte ve çeşitli alametlerle yeryüzüne yeniden döneceği bildirilmektedir. Peygamber Efendimiz (sav) ise, Hz. İsa'nın dünyanın son dönemlerinde mucizevi bir biçimde yeryüzüne döneceğini, Hristiyanları ve Müslümanları ortak bir din ve ahlakta, İslam dini üzerinde birleştirerek yeryüzüne barış, adalet ve mutluluk getireceğini hadislerinde çok detaylı olarak haber vermiştir. Kuran'da ve Peygamberimiz (sav)'in hadislerinde yer alan bu açıklamalar ve işaretler hiçbir şüpheye yer bırakmayacak kadar açık ve detaylıdır.</text:p>
      <text:p text:style-name="P254">Bediüzzaman Said Nursi, Hz. İsa ve Hz. Mehdi'nin çıkışı hakkında eserlerinde çok detaylı bilgiler vermiştir. Bu bilgiler arasında, Hz. Mehdi'nin hangi tarihlerde ve nasıl bir ortam içerisinde ortaya çıkacağı, ne gibi faaliyetlerde bulunacağı, yardımcıları, mücadelesi, Hz. İsa ile birlikte İslam ahlakını tüm dünyaya hakim kılacakları konularında geniş açıklamalar yer almaktadır. </text:p>
      <text:p text:style-name="P254">Ne var ki Bediüzzaman'ın bu konulardaki çok açık, kesin ve net açıklamalarına rağmen, Hz. İsa ve Hz. Mehdi konusu kimi zaman yanlış yorumlara konu olabilmektedir. Bazı kişilerin bu konular açıldığında kullandıkları kalıplaşmış bazı cevap şekilleri vardır. Örneğin "Ahir zamanda Hz. Mehdi adında bir şahıs gelecek mi?" diye bir soru sorulduğunda şöyle bir cevap verilir: "Hayır, Hz. Mehdi gelmeyecek; şahs-ı manevisi gelecek" ya da "Hz. Mehdi zaten gelmiştir. Çünkü Mehdilik bir şahs-ı manevidir; çıkacak Mehdi budur. Şu anda da bu şahs-ı manevi mevcuttur." Aynı şekilde Hz. İsa için de "Hz. İsa yeryüzüne ikinci kez gelecek mi?" diye bir soru sorulduğunda "Hayır, Hz. İsa gelmeyecek; Hz. İsa'nın kendisi yeryüzüne inmeyecek, şahs-ı manevisi yeryüzünde olacak" denir. Ya da "Hz. İsa'nın da Hz. Mehdi'nin de şahs-ı manevisi zaten gelmiştir" gibi açıklamalar yapılır. Kimileri de "Bediüzzaman da eserlerinde, Hz. İsa ve Hz. Mehdi'nin geleceği konusunda net açıklamalar yapmamıştır." gibi sözlerle, bu düşüncelerini Bediüzzaman'ın sözleriyle delillendirmeye çalışır.</text:p>
      <text:p text:style-name="P254">Oysa bu bakış açısı son derece yanlış ve hatalıdır. Tüm bu kalıplaşmış cevaplar, hiçbir delile dayandırılmadan, belki ağız alışkanlığı, belki halk arasında bilgisizce yerleşmiş yanlış birer kanaat olarak dile getirilmektedir. Çünkü Bediüzzaman, Hz. İsa ve Hz. Mehdi ile ilgili sözlerinde bu konuyu çok net ifadelerle açıklamış; ahir zamanda beklenen bu kişilerin bir şahs-ı manevi olmadığını, birer şahıs olarak ortaya çıkacaklarını açık bir şekilde belirtmiştir.</text:p>
      <text:p text:style-name="P254">Ayrıca her peygamberin ve elçinin çevresinde onun maneviyatının tecellisi olan bir şahs-ı manevi oluşur. O elçiye tabi olan, onu örnek alan, onun tebliğini izleyenlerin oluşturduğu bir kitle ve hareket de, onun şahs-ı manevisini oluşturur. Ancak şu çok açıktır ki, bir şahıs olmadan onun şahs-ı manevisinden de söz edebilmek mümkün değildir. Her mümin topluluğunun bir önderi olduğu Kuran'da bildirilen Allah'ın bir adetullahıdır. Dolayısıyla Bediüzzaman Said Nursi de şahs-ı manevi terimini kullanırken Kuran'ın adetullahında olduğu şekilde kullanmıştır.</text:p>
      <text:p text:style-name="P107">Nitekim Bediüzzaman Said Nursi de kendi talebeleri ve eserleri için de şahs-ı manevi tabirini kullanırken, bu şahs-ı manevinin başında yine kendisi bulunmaktadır. Risale-i Nur'un şahs-ı manevisine, eserler ile onu takip eden talebeler de dahildir, ama nur hareketinin önderi Bediüzzaman da bu ifadeden ayrı tutulamaz.</text:p>
      <text:p text:style-name="P54">Hz. İsa da yeryüzüne tekrar geldiğinde, yine ona yakın kişilerden oluşan bir cemaati olacak, başlarında da Hz. İsa olacaktır. Şahıs olmadan şahs-ı manevisi olması tüm diğer elçilerde olduğu gibi, Hz. İsa için de söz konusu değildir. Nitekim aşağıda yer alan Bediüzzaman'ın sözlerinde, bu konunun hiçbir tartışmaya yer bırakmayacak açıklıkta olduğu kolaylıkla anlaşılmaktadır.</text:p>
      <text:p text:style-name="P54"/>
      <text:p text:style-name="P54"/>
      <text:p text:style-name="P79">HZ. İSA YERYÜZÜNE İKİNCİ KEZ GELECEKTİR</text:p>
      <text:p text:style-name="P62"/>
      <text:p text:style-name="P62">Bediüzzaman'ın Hz. İsa için kullandığı şahıs ifadeleri, onun bir "şahs-ı manevi" olmadığını açıkça ortaya koymaktadır.</text:p>
      <text:p text:style-name="P62"/>
      <text:p text:style-name="P54">• ... âlem-i semavatta (gökler aleminde) cism-i beşerîsiyle (insani cismiyle) bulunan şahs-ı Îsâ Aleyhisselâm, o din-i hak cereyanının (Hak dinin) başına geçeceğini... (Mektubat, sf. 60)</text:p>
      <text:p text:style-name="P61"><text:s/>... sema-i dünyada (gökler aleminde) cesediyle (insani bedeniyle) bulunan ve hayatta olan Hazret-i Îsâ, belki âlem-i âhiretin (ahiret aleminin) en uzak köşesine gitseydi ve hakikaten ölseydi, yine şöyle bir netice-i azîme (büyük bir son) için ona yeniden cesed giydirip (bedeniyle) dünyaya göndermek o Hakîm'in hikmetinden uzak değil... belki onun hikmeti öyle iktiza ettiği için va'detmiş ve va'dettiği için elbette gönderecek. (Mektubat, sf. 60) (Mektubat, 15. Mektup, ss.56-57)</text:p>
      <text:p text:style-name="P61"/>
      <text:p text:style-name="P54">Bediüzzaman bu sözünde gök aleminde insani bedeni ile bulunan Hz. İsa'nın yeryüzüne yeniden geleceğini ve hak dinin başına geçeceğini söylemiştir. Bediüzzaman'ın burada bir şahs-ı maneviden bahsetmediği, bir şahıs ifadesi kullandığı net olarak anlaşılmaktadır. Çünkü "madde olarak varlığı olan bir kişi"den bahsettiği, "insan" anlamına gelen "beşer" kelimesinden kolaylıkla anlaşılabilmektedir. Eğer Hz. İsa'nın yalnızca bir şahs-ı manevi olarak yeryüzüne geleceğini söylemek isteseydi, Bediüzzaman Said Nursi ondan "insani bir beden giydirilmesi" ifadesiyle söz etmezdi. </text:p>
      <text:p text:style-name="P54"/>
      <text:p text:style-name="P322">• Evet o hadîs-i şerifin ifadesiyle Hazret-i İsa'nın semavî nüzulü (gökyüzünden inişi) kat'î (kesin) olmakla beraber... (Kastamonu Lahikası, sf. 80-82)</text:p>
      <text:p text:style-name="P254">Bu açıklamasında ise Bediüzzaman, "Hz. İsa'nın gökyüzünden inişinin kesin bir gerçek olduğunu" belirterek, Hz. İsa'nın bir şahs-ı manevi olmadığını kesin bir üslupla açıklamaktadır.</text:p>
      <text:p text:style-name="P322"/>
      <text:p text:style-name="P254">• İşte bu sırr-ı azîme (büyük sırra), Hazret-i Peygamber (A.S.M.) işaret etmiştir ki: Hazret-i İsa gelecek, ümmetimden olacak; aynı şeriatımla amel edecektir. (Sünuhat-tuluat-işârât, sf. 59) </text:p>
      <text:p text:style-name="P254">Bediüzzaman'ın Hz. İsa'nın Peygamberimiz (sav)'in şeriatıyla amel edeceği açıklamasından <text:soft-page-break/>da yine Hz. İsa'nın bir şahs-ı manevi olarak değil, bir insan olarak dünyaya geleceğini ifade ettiği anlaşılmaktadır. Çünkü eğer kastedilen bir şahs-ı manevi olsaydı, bir şahs-ı manevinin "amelde bulunma" fiilini yerine getirebilmesi söz konusu olamazdı.</text:p>
      <text:p text:style-name="P1"/>
      <text:p text:style-name="P254">• ... Hazret-i İsa Aleyhisselâm geldiği vakit, herkes onun hakikî Îsâ olduğunu bilmek lâzım değildir. Onun mukarreb ve havassı (derin imanlı yakın talebeleri), nur-u iman (imanın ışığı) ile onu tanır. Yoksa bedahet (birdenbire ve açıkça) derecesinde herkes onu tanımayacaktır... (Mektubat, sf. 60)</text:p>
      <text:p text:style-name="P254"/>
      <text:p text:style-name="P254">Bediüzzaman'ın bu sözü Hz. İsa'dan bir şahs-ı manevi olarak değil, bir şahıs olarak bahsettiğini birkaç ayrı vurguyla ortaya koymaktadır:</text:p>
      <text:p text:style-name="P254"/>
      <text:p text:style-name="P264">-... hakiki İsa</text:p>
      <text:p text:style-name="P264">-... Hazret-i Îsâ Aleyhisselâm geldiği vakit, </text:p>
      <text:p text:style-name="P325">-... herkes ONUN hakikî Îsâ olduğunu bilmek lâzım değildir…</text:p>
      <text:p text:style-name="P264">-... ONUN mukarreb ve havassı, nur-u iman ile ONU tanır. </text:p>
      <text:p text:style-name="P264">-... Yoksa bedahet derecesinde herkes ONU tanımayacaktır...</text:p>
      <text:p text:style-name="P264"/>
      <text:p text:style-name="P307"><text:span text:style-name="T1">Bediüzzaman Said Nursi'nin bu beş ifadesinden de, Hz. İsa'dan bir insan olarak bahsettiği açıkça anlaşılabilmektedir. Öncelikle </text:span><text:span text:style-name="T3">"Hakiki İsa"</text:span><text:span text:style-name="T1"> ifadesiyle, burada bir kişiden bahsedildiği ve başka şahıslardan farkının da "hakiki İsa" ifadesiyle netleştirildiği görülmektedir.</text:span></text:p>
      <text:p text:style-name="P254">Bunun ardından kullanılan ifadelere göre ise; 1- Hz. İsa gelecektir. 2- Hz. İsa'nın gerçekten beklenen peygamber olduğunu herkes bilip anlayamayacak, 3- ancak yakın çevresi tanıyabilecek, 4- toplumun geneli onu tanıyamayacaktır. Bu açıklamaların her üçünde de bir "tanıma" durumu söz konusudur ki bu da ancak bir şahıs için mümkündür. Bir şahs-ı manevinin yakın çevresi olamayacağı açıktır; ya da yakın çevresinin bir şahs-ı maneviyi tanıması elbette ki söz konusu değildir. Dolayısıyla tüm bu açıklamalar da yine Hz. İsa'nın bir şahs-ı manevi olmadığını göstermektedir. Tüm bunların yanında Bediüzzaman'ın kullandığı "ONUN" ve "ONU" kelimeleri de yine şahıs bildiren ifadelerdir ve Hz. İsa'dan bir şahs-ı manevi olarak değil bir insan olarak bahsedildiğini açıkça ortaya koymaktadır.</text:p>
      <text:p text:style-name="P254"/>
      <text:p text:style-name="P254">• ... Hatta Hazret-i İsa Aleyhisselam'ın nüzulü (inişi) dahi ve KENDİSİ İsa Aleyhisselam olduğu, nur-u imanın (imanın ışığıyla) dikkatiyle bilinir; herkes bilemez." (Şualar, sf. 487)</text:p>
      <text:p text:style-name="P254"/>
      <text:p text:style-name="P254">Yukarıda anlatılan durum, Bediüzzaman'ın bu sözü için de geçerlidir. Burada da Hz. İsa'nın bir şahıs olarak yeryüzüne geleceği çok kesin ifadelerle vurgulamıştır:</text:p>
      <text:p text:style-name="P254"/>
      <text:p text:style-name="P264">-... Hazret-i İsa Aleyhisselam'ın nüzulü (inişi)…</text:p>
      <text:p text:style-name="P264">-… KENDİSİ İsa Aleyhisselam olduğu…</text:p>
      <text:p text:style-name="P325">-… nur-u imanın (imanın ışığıyla) dikkatiyle bilinir; </text:p>
      <text:p text:style-name="P56"><text:soft-page-break/>-… herkes bilemez</text:p>
      <text:p text:style-name="P253"/>
      <text:p text:style-name="P54">Öncelikle Bediüzzaman Hz. İsa'nın inişinden bahsetmektedir. Bu açıklaması Hz. İsa'nın bir şahs-ı manevi olmadığını, bedeniyle yeryüzüne gelecek bir şahıs olduğunu göstermektedir.</text:p>
      <text:p text:style-name="P254">Bediüzzaman Hz. İsa'nın yeryüzüne ilk indiği zaman, kendisinin de Hz. İsa olduğunu önceleri bilmeyeceğini, ancak daha sonra farkına varacağını bildirmiştir. "Böyle bir şuur ve bilincin bir şahs-ı manevi için söz konusu olamayacağı" da çok açıktır. Ancak bir insan, kendisinin kim olduğunu anlayabilir, içerisinde bulunduğu durumu fark edebilir. Ayrıca burada kullanılan "kendisi" kelimesi de yine şahıs ifade eden bir sözdür. </text:p>
      <text:p text:style-name="P254">Bediüzzaman Said Nursi, çevresindeki insanların Hz. İsa'nın, ahir zamanda beklenen peygamber olduğunu ancak imanlarıyla fark edebileceklerini söylemiştir. Burada insanların bir şahs-ı maneviyi değil, "bekledikleri bir şahsı" tanımalarından bahsedildiği açıktır. </text:p>
      <text:p text:style-name="P254"/>
      <text:p text:style-name="P254">• ... Hazret-i İsa Aleyhisselâm, İsevîlik şahs-ı manevîsini temsil ederek, dinsizliğin şahs-ı manevîsini temsil eden Deccal'ı öldürür... (Mektubat, sf. 6)</text:p>
      <text:p text:style-name="P254">Bediüzzaman, bu sözünde İsevilik şahs-ı manevisinin ne olduğunu açıklamaktadır. Bu izahlarından anlaşıldığı gibi, şahs-ı manevilik şahs-ı maneviyi temsil etmemektedir. Buradan şu iki sorunun cevabı çok açık olarak anlaşılmaktadır:</text:p>
      <text:p text:style-name="P254">-İsevilik şahs-ı manevisini bir kişi temsil ediyor. Bu kimdir? <text:s/>Hz. İsa. </text:p>
      <text:p text:style-name="P254">-Hz. İsa kimi temsil ediyor? İsevilik şahs-ı manevisini.</text:p>
      <text:p text:style-name="P254">Bu soruların cevapları da Bediüzzaman'ın Hz. İsa'dan ve şahs-ı manevisinden ayrı kavramlar olarak bahsettiğini açıkça ortaya koymaktadır.</text:p>
      <text:p text:style-name="P254"/>
      <text:p text:style-name="P254">• ... ancak hârika ve mu'cizatlı (mucizeler sahibi) ve umumun makbulü (umumun kabul ettiği) bir zât olabilir ki: O zât, en ziyade alâkadar ve ekser (birçok) insanların peygamberi olan Hazret-i İsa Aleyhisselâm'dır... (Şualar, sf. 463) </text:p>
      <text:p text:style-name="P254"/>
      <text:p text:style-name="P254">Bediüzzaman'ın bu açıklamasında Hz. İsa için bir zat ifadesi kullanılıyor; iki veya üç ifadeleri kullanılmıyor. Sonra da o zat diye devam edilerek burada bahsedilenin bir şahs-ı manevi değil, bir şahıs olarak gelecek olan Hz. İsa olduğu tekrar vurgulanıyor. Görüldüğü gibi tüm bunlar hep "tekil" ifadelerdir; ve tümünde de "tek bir şahıstan" bahsedilmektedir, şahs-ı maneviden değil.</text:p>
      <text:p text:style-name="P254">Bediüzzaman burada ayrıca Deccal'in yaptıklarını ortadan kaldırabilecek mucize sahibi bir kişinin gerekliliğinden bahsediyor. Mucize gösterebilecek tek kişinin de Hz. İsa olduğunu söylüyor. Bir şahs-ı manevinin mucize göstermesi mümkün olmayacağı için burada da yine bir zat olarak Hz. İsa dan bahsedildiği çok açıktır.</text:p>
      <text:p text:style-name="P254"/>
      <text:p text:style-name="P254">• ... bir İsevî cemaatı namı altında ve "Müslüman İsevîleri" ünvanına lâyık bir cem'iyet, o Deccal komitesini, Hazret-i İsa Aleyhisselâm'ın riyaseti (liderliği) altında öldürecek... (Mektubat, sf. 441)</text:p>
      <text:p text:style-name="P1"><text:soft-page-break/></text:p>
      <text:p text:style-name="P254">Bediüzzaman bu sözünde de Deccal'in sistemine karşı Hz. İsa'nın liderliğinde bir grup Müslümanın mücadelede bulunacağını bildirmiş; Hz. İsa'dan ayrı, cemaatinden de ayrı olarak bahsetmiştir. </text:p>
      <text:p text:style-name="P254"/>
      <text:p text:style-name="P254"/>
      <text:p text:style-name="P254">• ... İsa Aleyhisselâm'ı nur-u îman (imanın ışığı) ile tanıyan ve tâbi' olan cemaat-ı ruhaniye-i mücahidînin (ruhani mücahidler cemaatinin) kemmiyeti (sayısı)... (Şualar, sf. 464)</text:p>
      <text:p text:style-name="P254"/>
      <text:p text:style-name="P254">Hz. İsa'nın yine imanın nuru ile tanınacağından bahsetmiştir. Bu da onun bir şahs-ı manevi değil, Hz. İsa'nın zatını kastettiğini göstermektedir. </text:p>
      <text:p text:style-name="P254">Ayrıca burada da yine yukarıdaki sözünde olduğu gibi, bir şahsa yani Hz. İsa'nın zatına tabi olacak olan bir cemaatten ve Hz. İsa'dan ayrı ayrı bahsedilerek bu konuya açıklık getirilmektedir.</text:p>
      <text:p text:style-name="P254"/>
      <text:p text:style-name="P254">• Hattâ "Hazret-i İsa Aleyhisselâm gelir. Hazret-i Mehdi'ye namazda iktida eder, tâbi' olur." diye rivayeti, bu ittifaka (birleşmeye) ve hakikat-ı Kur'aniyenin metbuiyetine (Kur'an hakikatlerine uyulmasına, tabi olunmasına) ve hâkimiyetine işaret eder. (Şualar, sf. 587)</text:p>
      <text:p text:style-name="P254"/>
      <text:p text:style-name="P254">Bediüzzaman'ın bu sözünde Hz. İsa'nın Hz. Mehdi ile birlikte namaz kılacağı anlatılıyor. Pek çok sahih hadiste de yer alan bu ifade, Hz. İsa ile Hz. Mehdi'nin karşılıklı diyalog içerisinde olacaklarını ve bizzat dünyevi bedenleri ile müminlerin başında bulunacaklarını göstermektedir. Bu izah da yine Hz. İsa'nın ve Hz. Mehdi'nin birer şahs-ı manevi değil, birer kişi olarak zuhur edeceklerini açıklayan bir başka delildir. Hz. İsa, yeryüzüne önceki gelişinde de namaz ibadetini yerine getirdiği gibi ikinci kez gelişinde de Allah'ın izniyle bu ibadetine devam edecektir. Kuran'da bu konu şöyle bildirilir:</text:p>
      <text:p text:style-name="P264"/>
      <text:p text:style-name="P264">"(İsa) Dedi ki: "Şüphesiz ben Allah'ın kuluyum. (Allah) Bana Kitab'ı verdi ve beni peygamber kıldı. Nerede olursam (olayım,) beni kutlu kıldı ve hayat sürdüğüm müddetçe, bana namazı ve zekatı vasiyet (emr) etti." (Meryem Suresi, 30-31)</text:p>
      <text:p text:style-name="P254"/>
      <text:p text:style-name="P254"/>
      <text:p text:style-name="P284">AHİR ZAMANDA GELECEK OLAN HZ. MEHDİ </text:p>
      <text:p text:style-name="P284">BİR ŞAHS-I MANEVİ DEĞİLDİR</text:p>
      <text:p text:style-name="P326"/>
      <text:p text:style-name="P322">Peygamberimiz (sav) tarafından ahir zamanda gönderileceği müjdelenmiş olan, yeryüzündeki fitneleri ortadan kaldıracak, tüm dünyaya barış, adalet, bolluk, huzur, mutluluk ve refah getirecek çok mübarek ve değerli bir şahıs olan Hz. Mehdi'nin ortaya çıkışı yüzyıllardır İslam ümmeti tarafından beklenen müjdeli bir olaydır. Nitekim rivayetlerde Hz. Mehdi'nin çıkış alameti olarak bildirilen olayların pek çoğunun ardı ardına gerçekleşmesi, bu zuhurun yakın olduğunun açık bir göstergesidir. Peygamber Efendimiz (sav)'in çok sayıdaki hadisinde; ismiyle, <text:soft-page-break/>vasıflarıyla ve yapacağı işlerle ayrıntılı olarak tarif edilen Hz. Mehdi'nin, geleceğine dair Kuran ayetlerinde de işari anlamlarda çeşitli müjdeler vardır. Tüm bu bilgiler dikkatlice incelendiğinde Mehdiyet konusunun tartışmaya yer bırakmayacak derecede kesinlik gösterdiği akıl ve vicdan sahibi her insan tarafından kolaylıkla anlaşılmaktadır.</text:p>
      <text:p text:style-name="P254">Bediüzzaman Said Nursi'nin açıklamaları da, Kuran'da yer alan işaretler ve Peygamberimiz (sav)'in hadisleriyle aynı doğrultudadır. Ancak Bediüzzaman'ın eserlerinde kullandığı "şahs-ı manevi" kavramı konusundaki yanlış anlaşılma Hz. Mehdi için de söz konusudur. Rivayetlerden ve İslam alimlerinin izahlarından Hz. Mehdi'nin bir şahs-ı manevi olmayacağı, fiziksel özelliklerine, karakter ve ahlakına, nesebine kadar detaylı olarak tarif edilmiş mübarek bir şahıs olacağı, açık ve net bir biçimde anlaşılmaktadır. Ancak elbette ki Hz. Mehdi'nin de kendisinden önceki tüm elçiler gibi bir şahs-ı manevisi olacaktır. Hatta rivayetlerde bu şahs-ı manevinin bütün yeryüzünü kaplayacağı bildirilmiştir. Fakat Hz. Mehdi'nin kendisi de bizzat işin başında olacaktır. Dolayısıyla Hz. Mehdi'nin şahs-ı manevisi de ona tabi olanlarla birlikte başlarında imam olarak kendisidir. Nitekim Bediüzzaman'ın yazılarında da bu konuyu net olarak açıklayan birçok izah bulunmaktadır. Bediüzzaman'ın aşağıda yer alan sözlerinde Hz. Mehdi'nin bir şahs-ı manevi değil, bir zatı temsil ettiğine dair açıklamaları, hiçbir ihtilafa yer vermeyecek kadar açık ve nettir. </text:p>
      <text:p text:style-name="P254"/>
      <text:p text:style-name="P235">Bediüzzaman'ın Hz. Mehdi için kullandığı "o zat" ya da "o şahıs" gibi ifadeler, "şahs-ı manevi" kavramı konusundaki yanlış anlaşılmalara açıklık getirmektedir.</text:p>
      <text:p text:style-name="P8"/>
      <text:p text:style-name="P254">• ... Belki nur-u imanın (imanın ışığının) dikkatiyle, O EŞHAS-I AHİR ZAMAN (ahir zaman şahısları) tanınabilir. (Sözler, sf. 343-344)</text:p>
      <text:p text:style-name="P261">Hem de o eşhasın (o şahısların) şahs-ı manevîsine veya temsil ettikleri cemaate ait âsâr-ı azîmeyi (fevkalade eserleri, izleri) o eşhasın (şahısların) zâtlarında tasavvur ederek öyle tefsir etmişler ki, o eşhas-ı hârika (harika şahıslar yani Hz. İsa ve Hz. Mehdi) çıktıkları vakit bütün halk onları tanıyacak gibi bir şekil vermişler. (Sözler, sf. 343-344)</text:p>
      <text:p text:style-name="P254"/>
      <text:p text:style-name="P254">-Burada geçen "ahir zaman ŞAHISLARI" ifadesi, Hz. İsa ve Hz. Mehdi'nin birer şahs-ı manevi olmadıklarını açıkça ortaya koymaktadır.</text:p>
      <text:p text:style-name="P54">-Bediüzzaman'ın, ahir zamanda gelecek olan bu şahısların "imanın nuruyla tanınabileceklerini" belirtmesi, Hz. İsa ve Hz. Mehdi'nin birer şahıs olarak geleceklerini açıkladığını göstermektedir. Önceki satırlarda Hz. İsa için de belirtildiği gibi, tanıma fiili ancak insanlar için geçerli olabilecek bir durumu ifade etmektedir. Bir şahs-ı manevinin kendisi olup olmadığının tanınabilmesi elbette ki söz konusu değildir.</text:p>
      <text:p text:style-name="P253"/>
      <text:p text:style-name="P254">• ... Halbuki AHİR ZAMANIN O BÜYÜK ŞAHSI, ÂL-İ BEYT'TEN (Peygamberimiz (sav)'in ev halkından yani soyundan) OLACAKTIR... (Emirdağ Lahikası, 247-250; (Şualar, sf.442)) </text:p>
      <text:p text:style-name="P254">• Ona karşı Âl-i Beyt-i Nebevînin silsile-i nuranîsine (Peygamberimiz (sav)'in nurani soyuna) bağlanan, ehl-i velayet (velilerin) ve ehl-i kemalin (kamil iman sahiplerinin) başına <text:soft-page-break/>geçecek Âl-i Beytten Muhammed Mehdi isminde bir zât-ı nuranî (nurlu bir şahıs), o Süfyan'ın şahs-ı manevîsi olan cereyan-ı münafıkaneyi (münafıklık akımını) öldürüp dağıtacaktır… (Mektubat, sf. 56-57)</text:p>
      <text:p text:style-name="P254"/>
      <text:p text:style-name="P254">-Bediüzzaman bu sözünde de yine "ahir zamanın o büyük şahsı" diyerek Hz. Mehdi'nin bir şahs-ı manevi değil bir şahıs olduğunu açıkça belirtmektedir.</text:p>
      <text:p text:style-name="P254"/>
      <text:p text:style-name="P254">• …O zât, o taifenin uzun tedkikatı (o topluluğun uzun araştırmaları, incelemeleri) ile yazdıkları eseri kendine hazır bir program yapacak, onun ile o birinci vazifeyi tam yapmış olacak. Bu vazifenin istinad ettiği (dayandığı) kuvvet ve manevî ordusu, yalnız ihlas ve sadakat ve tesanüd (dayanışma) sıfatlarına tam sahib olan bir kısım şakirdlerdir (öğrencilerdir). Ne kadar da az da olsalar, manen bir ordu kadar kuvvetli ve kıymetli sayılırlar. (Emirdağ Lâhikası-1, sf. 266-267)</text:p>
      <text:p text:style-name="P254"/>
      <text:p text:style-name="P254">Bediüzzaman bu sözünde "o zat" diyerek hitap ettiği Hz. Mehdi'den ayrı, cemaatinden ayrı olarak söz etmiştir. </text:p>
      <text:p text:style-name="P254"/>
      <text:p text:style-name="P254">• ... Said itiraznamesinde demiş ki: "Ben seyyid değilim. MEHDİ SEYYİD (peygamber soyundan olan kimse) OLACAK." diye onları reddetmiş. (Şualar, sf. 368)</text:p>
      <text:p text:style-name="P254">… Ben de onlara demiştim: "Ben, kendimi seyyid (Peygamberimiz (sav)'in soyundan) bilemiyorum. Bu zamanda nesiller bilinmiyor. Halbuki âhir zamanın o büyük şahsı, Âl-i Beyt'ten (Peygamberimiz (sav)'in ailesinden) olacaktır. (Emirdağ Lâhikası-1, sf. 267)</text:p>
      <text:p text:style-name="P254">Bediüzzaman yukarıdaki üç sözünde de, Hz. Mehdi'nin "seyyid" yani "peygamber soyundan gelecek bir şahıs" olacağını belirtmiştir. Bu ifadeden, Hz. Mehdi'den bir şahs-ı manevi olarak bahsedilmediği açıkça anlaşılmaktadır. Bir şahs-ı manevinin bir başka insanın soyundan gelebilmesi mümkün değildir. Peygamberimiz (sav)'in soyundan gelebilmesi için Hz. Mehdi'nin ancak bir insan olması gerekmektedir ki Bediüzzaman da sözleriyle bu gerçeği açıkça vurgulamaktadır.</text:p>
      <text:p text:style-name="P254"/>
      <text:p text:style-name="P254">• O ileride gelecek acib bir şahsın (şaşılan ve hayret uyandıran şahsın) bir hizmetkarı ve ona yer hazır edecek bir dümdarı (önceden gelen takipçisi) ve o büyük kumandanın pişdar bir neferi (öncü bir askeri) olduğumu zannediyorum. (Barla Lahikası, sf. 162)</text:p>
      <text:p text:style-name="P254"/>
      <text:p text:style-name="P254">Bediüzzaman'ın bu izahları, Hz. Mehdi'nin bir şahs-ı manevi değil, bir kişi olduğunun bir delilini oluşturmaktadır. Bediüzzaman buradaki "acib bir şahıs" ifadesiyle Hz. Mehdi'nin bir şahıs olduğunu açıkça belirtmektedir. Ayrıca Bediüzzaman, Hz. Mehdi'nin "kumandanlık vasfına" da dikkat çekmektedir. Bir şahs-ı manevinin kumandanlık sıfatı taşıması söz konusu değildir. </text:p>
      <text:p text:style-name="P54">Ayrıca Bediüzzaman Said Nursi, Hz. Mehdi'nin üstleneceği bu büyük görevde kendisinin de "bu acib şahsın" hizmetkarı olabileceğini ifade ederken Hz. Mehdi'nin bir şahıs olduğunu tekrar vurgulamaktadır.</text:p>
      <text:p text:style-name="P253"><text:soft-page-break/></text:p>
      <text:p text:style-name="P254">• Ahir zamanın en büyük fesadı zamanında; elbette en büyük bir müçtehid (içtihad eden büyük İslam alimi), hem en büyük bir müceddid (her yüzyıl başında dini hakikatleri devrin ihtiyacına göre ders vermek üzere gönderilen büyük İslam alimi, yenileyen, yenileyici), hem hâkim, hem Mehdi, hem mürşid (doğru yolu gösteren kişi), hem kutb-u a'zam (Müslümanların kendisine bağlandıkları büyük evliyalardan, zamanın en büyük mürşidi) olarak bir zât-ı nuranîyi gönderecek ve o zât da Ehl-i Beyt-i Nebevîden (Peygamberimiz (sav)'in soyundan) olacaktır. (Mektubat, <text:s/>sf. 411, 412, 441)</text:p>
      <text:p text:style-name="P264">… bir müçtehid </text:p>
      <text:p text:style-name="P264">… bir müceddid </text:p>
      <text:p text:style-name="P264">… hâkim </text:p>
      <text:p text:style-name="P264">… mehdi </text:p>
      <text:p text:style-name="P264">… mürşid </text:p>
      <text:p text:style-name="P325">… kutb-u a'zam </text:p>
      <text:p text:style-name="P264">… bir zât-ı nuranî </text:p>
      <text:p text:style-name="P254">-Bediüzzamanın bu sözünde kullandığı yukarıdaki vasıflar, anlamlarından da anlaşılacağı gibi tek kişiye ait olacak özelliklerdir. Ayrıca Bediüzzaman Said Nursi, Hz. Mehdi'nin bir zat-ı nurani olduğundan bahsetmektedir. Eğer Bediüzzaman Hz. Mehdi'nin bir şahs-ı manevi olduğunu vurgulamak isteseydi burada "bir zat-ı nuraniden" değil, "şahs-ı manevi-i nuraniden" bahsederdi. Ayrıca burada kullanılan "bir" kelimesi bu konuyu açıklamaktadır. "Zat" ise zaten yine birlik ifade eden bir kelimedir. Açıkça "bir zat" ifadesi kullanılmıştır; "iki" ya da "birileri" denmemiştir. </text:p>
      <text:p text:style-name="P254">Bediüzzaman'ın Hz. Mehdi ve cemaatinin şahs-ı manevisinden "ve" ifadesini kullanarak iki ayrı kavram olarak bahsetmesi, bu konuya açıklık getiren bir başka delildir.</text:p>
      <text:p text:style-name="P254"/>
      <text:p text:style-name="P254">• Tâ âhir zamanda, hayatın geniş dairesinde asıl sahibleri, yâni Mehdi ve şâkirdleri (öğrencileri), Cenâb-ı Hakkın izniyle gelir, o daireyi genişlendirir ve o tohumlar sünbüllenir. (Sikke-i Tasdik-i Gaybî, sf. 172) (Kastamonu Lahikası, sf. 72)</text:p>
      <text:p text:style-name="P254"/>
      <text:p text:style-name="P254">Bediüzzaman burada da Hz. Mehdi ve şahs-ı manevinin ayrı kavramlar olduğunu açıkça ifade etmektedir. Hz. Mehdi ve şakirdleri olarak iki ayrı kavramdan bahsetmektedir; Hz. Mehdi'nin zatı ve şakirdleri. Buradaki "ve" kelimesi bu konuya açıklık getirmektedir. Bu ikisi birbirinden ayrıdır ve ikisinin biraraya gelmesinden Hz. Mehdi'nin şahs-ı manevisi oluşmaktadır. </text:p>
      <text:p text:style-name="P254"/>
      <text:p text:style-name="P254">• Hem bu üç vezaifi (vazifeleri) birden bir şahısta, yahut cemaatte bu zamanda bulunması ve mükemmel olması ve birbirini cerhetmemesi (çürütmemesi) pek uzak, adeta kabil (mümkün) görülmüyor. </text:p>
      <text:p text:style-name="P254"/>
      <text:p text:style-name="P254">Ahir zamanda, Al-i Beyt-i Nebevi'nin (asm) (Peygamber Efendimiz'in soyunun) cemaat-i nuraniyesini (nurani cemaatini) temsil eden Hazret-i Mehdi de ve cemaatindeki şahs-ı manevi <text:soft-page-break/>de ancak içtima edebilir (toplanabilir). (Kastamonu Lahikası, sf. 139) (Sikke-i Tasdik-i Gaybi, sf. 186)</text:p>
      <text:p text:style-name="P254"/>
      <text:p text:style-name="P254">Bu sözde de <text:s/>Hz. Mehdi ve cemaatinin şahs-ı manevisi yine "ve" ifadesiyle birbirinden ayrılmıştır. Bu izahtan Hz. Mehdi ve şahs-ı manevinin iki ayrı kavramı temsil ettiği anlaşılmaktadır. Demek ki Hz. Mehdi ve şahs-ı manevisi iki ayrı konudur. </text:p>
      <text:p text:style-name="P254"/>
      <text:p text:style-name="P254">• … Mehdi-i Âl-i Resul'ün temsil ettiği kudsî cemaatinin şahs-ı manevîsinin üç vazifesi var. (Emirdağ Lâhikası-1, sf. 265)</text:p>
      <text:p text:style-name="P254"/>
      <text:p text:style-name="P254">Bediüzzaman'ın bu sözünde ise Hz. Mehdi'nin cemaatinin şahs-ı manevisinin yerine getireceği üç büyük vazifeden bahsedilmektedir. Bu cemaatin şahs-ı manevisini temsil eden, başlarındaki kişi de Hz. Mehdi'dir. Ama bu görevi, bu kudsi cemaatin şahs-ı manevisi yerine getirmektedir. Bediüzzaman'ın bu açıklaması da yine Hz. Mehdi'nin "şahs-ı manevisi"nin ve "zatının" iki ayrı kavram olarak ele alındığını göstermektedir. </text:p>
      <text:p text:style-name="P254">• ... BU ZAT-I ALİŞANIN (şanı şerefi yüksek şahsın) dahi bu emirde muktedir olmasında (kuvvetli olmasında) şüphe duyanların, bu vehimlerini (kuruntularını, düşüncelerini) bertaraf edecek (ortadan kaldıracak), itimadlarını temin edecek (güvenlerini sağlayacak), gayet kuvvetli güneş gibi bir hakikat. (Barla Lâhikası, sf. 110)</text:p>
      <text:p text:style-name="P254"/>
      <text:p text:style-name="P254">Bediüzzaman'ın bu sözündeki "bu zat-ı alişan" ifadesi de yine Hz. Mehdi'nin bir şahıs olarak geleceğini açıkça belirttiğini göstermektedir.</text:p>
      <text:p text:style-name="P254"/>
      <text:p text:style-name="P254">• ÜMMETİN BEKLEDİĞİ, AHİR ZAMANDA GELECEK ZATIN üç vazifesinden en mühimi (önemlisi) ve en büyüğü ve en kıymetdarı (kıymetlisi) olan îman-ı tahkikîyi neşr (gerçek imanı yayma) ve ehl-i îmanı dalâletten (iman edenleri sapmaktan) kurtarmak... (Sikke-i Tasdik-i Gaybi, sf. 9)</text:p>
      <text:p text:style-name="P254"/>
      <text:p text:style-name="P254">Bediüzzaman burada da İslam aleminin beklediği "ahir zamanda gelecek bir zat" olduğunu belirterek, Hz. Mehdi'nin bir şahs-ı manevi olmadığını bir kez daha açıklamıştır.</text:p>
      <text:p text:style-name="P254"/>
      <text:p text:style-name="P322">• Bu hakikatten anlaşılıyor ki; SONRA GELECEK O MÜBAREK ZAT... (Sikke-i Tasdik-i Gaybi, sf. 9)</text:p>
      <text:p text:style-name="P254">Bediüzzaman bu açıklamasında da yine Hz. Mehdi'nin bir şahıs olarak geleceğini "o mübarek zat" sözleriyle tekrarlamıştır.</text:p>
      <text:p text:style-name="P254"/>
      <text:p text:style-name="P254">• ... Bu zamanda öyle fevkalade hakim cereyanlar (fikir akımları) var ki, herşeyi kendi hesabına aldığı için, faraza (farz edelim) HAKİKİ BEKLENİLEN ve BİR ASIR SONRA GELECEK O ZAT dahi bu zamanda gelse... (Kastamonu Lahikası, sf. 57)</text:p>
      <text:p text:style-name="P254"/>
      <text:p text:style-name="P254"><text:soft-page-break/>-Bediüzzaman Hz. Mehdi'den "beklenilen o zat" ifadesiyle bahsetmektedir. "Beklenilen şahs-ı manevi" dememektedir. Buradaki "o zat" ifadesi, bu konuyu hiçbir tartışmaya yer bırakmayacak şekilde netleştirmektedir.</text:p>
      <text:p text:style-name="P254">-Bediüzzaman Hz. Mehdi'nin "bir asır sonra geleceğini" belirtmektedir. "Gelme" fiili ancak bir şahıs için kullanılacak bir kelimedir ve buradan da Bediüzzaman'ın Hz. Mehdi'den bir kişi olarak bahsettiği açıkça anlaşılabilmektedir.</text:p>
      <text:p text:style-name="P254"/>
      <text:p text:style-name="P254">• Rivayetlerde, âhir zamanın alâmetlerinden olan ve ÂL-İ <text:s/>BEYT-İ NEBEVİ'-DEN (Peygamberimiz (sav)'in soyundan) HAZRET-İ MEHDİ'NİN (RadıyAllahü Anh) hakkında ayrı ayrı haberler var. (Şualar, sf. 465)</text:p>
      <text:p text:style-name="P254"/>
      <text:p text:style-name="P254">• … O ZAT, bütün ehl-i imanın (iman edenlerin) manevî yardımlarıyla ve ittihad-ı İslâm'ın muavenetiyle (İslam Birliğinin yardımlaşmasıyla) ve bütün ülema ve evliyanın (alimlerin ve velilerin) ve bilhassa Âl-i Beyt'in neslinden (özellikle Peygamber Efendimiz'in neslinden) her asırda kuvvetli ve kesretli (çok sayıda) bulunan milyonlar fedakâr seyyidlerin iltihaklarıyla (peygamber soyundan gelen fedakar kimselerin katılımlarıyla) o vazife-i uzmayı (büyük görevi) yapmağa çalışır. (Emirdağ Lâhikası-1, sf. 266-267)</text:p>
      <text:p text:style-name="P254"/>
      <text:p text:style-name="P254">Bediüzzaman bu sözünde de Hz. Mehdi'nin bir şahıs olarak ortaya çıkacağını "o zat" ifadesiyle bir kez daha yinelemiştir. Ayrıca "Hz. Mehdi'nin yerine getireceği büyük görev"den de bahsederek, onun bir şahs-ı manevi değil, bir insan olarak iş başında olacağını ifade etmiştir. </text:p>
      <text:p text:style-name="P254"/>
      <text:p text:style-name="P254">• ... Fakat çiçekler baharda gelir. Öyle kudsi çiçeklere zemin hazır etmek lâzım gelir. Ve anladık ki, bu hizmetimizle O NURANİ ZATLARA zemin izhar ediyoruz (hazırlıyoruz). (Sikke-i Tasdik-i Gaybi, sf.189, Mektubat, sf.34)</text:p>
      <text:p text:style-name="P254"/>
      <text:p text:style-name="P254">Bediüzzaman bu sözünde ahir zamanda gelecek bu kutlu şahıslar için "zat" kelimesini kullanmıştır. Kendisinin bu kimselere zemin hazırladığını söyleyerek, Hz. İsa ve Hz. Mehdi'nin birer şahs-ı manevi olmadığını açıkça ifade etmiştir.</text:p>
      <text:p text:style-name="P254"/>
      <text:p text:style-name="P54">• … Ehl-i imanı dalaletten muhafaza etmek (iman edenlerin doğru yoldan sapmalarını engellemek) ve bu vazife hem dünya, hem herşeyi bırakmakla, çok zaman tedkikat ile (araştırma ile) meşguliyeti iktiza ettiğinden (gerektirdiğinden), HAZRET-İ MEHDİ'NİN O VAZİFESİNİ BİZZAT KENDİSİ görmeğe vakit ve hal müsaade edemez... (Emirdağ Lâhikası-1, ss.266-267)</text:p>
      <text:p text:style-name="P54"/>
      <text:p text:style-name="P54">Bediüzzaman'ın bu sözünde kullandığı "kendisi" kelimesi de şahıs ifade eden ve Hz. Mehdi'nin bir şahs-ı manevi olmadığını ortaya koyan bir başka delildir. </text:p>
      <text:p text:style-name="P54">Bediüzzaman Said Nursi bu sözünde ayrıca Hz. Mehdi'nin bir şahıs olduğunu gösteren başka vurgular da kullanmıştır: 1-Hz. Mehdi'nin yerine getireceği bir görev vardır. Demek ki Hz. Mehdi bir şahıstır. 2- Hz. Mehdi, diğer görevleriyle meşgul olacaktır ve bu görevi bizzat <text:soft-page-break/>kendisinin yerine getirebilmesi için vakti olmayacaktır. "Meşguliyet ve vakit darlığı" ancak bir insan için söz konusu olabilecek durumlardır. Bir şahs-ı manevinin meşgul olması ya da vaktinin olmaması söz konusu değildir.</text:p>
      <text:p text:style-name="P54"/>
      <text:p text:style-name="P254">• ... Elbette o kuvvet-i azîmedeki (büyük kuvvette) bir hamiyet-i âliye (yüce bir gayret) feveran edecek (coşacak) ve HAZRET-İ MEHDİ BAŞINA GEÇİP, TARİK-I HAK (hak yola) VE HAKİKATA SEVK EDECEK. (Mektubat, sf. 473)</text:p>
      <text:p text:style-name="P254"/>
      <text:p text:style-name="P254">Bediüzzaman Hz. Mehdi'nin bir başka görevinin ise insanları hak ve hakikata sevk etmek olduğunu belirtmiştir. Bediüzzaman bu görevini yerine getirirken "Hz. Mehdi'nin bizzat işin başına geçeceğini" hatırlatarak Hz. Mehdi'nin bir şahıs olacağını açıkça ifade etmiştir.</text:p>
      <text:p text:style-name="P254"/>
      <text:p text:style-name="P322">• ... O GELECEK ZATIN ismini vermek, üç vazifesi birden hatıra geliyor, yanlış olur. ... (Sikke-i Tasdik-i Gaybi, sf. 9)</text:p>
      <text:p text:style-name="P54">Bediüzzaman Hz. Mehdi konusundaki bu sözlerinde de yine "o gelecek zat" diyerek Hz. Mehdi'nin bir şahs-ı manevi olmadığını ifade etmiştir. Bediüzzaman "Hz. Mehdi" ve onun "cemaatinin şahs-ı manevisi"nden iki ayrı kavram olarak bahsetmektedir.</text:p>
      <text:p text:style-name="P253"/>
      <text:p text:style-name="P322">• ... bundan bir asır sonra zulümatı (karanlığı) dağıtacak ZATLAR ise, HAZRET-İ MEHDİ'NİN ŞAKİRDLERİ (talebeleri) olabilir." (Şualar, sf. 605)</text:p>
      <text:p text:style-name="P254"/>
      <text:p text:style-name="P264">-... bir asır sonra zulümatı dağıtacak...</text:p>
      <text:p text:style-name="P264">-... Hz. Mehdi'nin şakirdleri </text:p>
      <text:p text:style-name="P254">1- Bediüzzaman Hz. Mehdi'nin talebeleri olacağından bahsetmiştir. Hz. Mehdi'nin bir cemaati olabilmesi için bu cemaatin başında Hz. Mehdi'nin bir şahıs olarak bulunması gerektiği çok açıktır. Yoksa bir şahıs olmadan onun cematinin olması da söz konusu değildir.</text:p>
      <text:p text:style-name="P254">2- Hz. Mehdi'nin bu cemaati, Bediüzzaman'ın döneminden bir asır sonra oluşacak ve bu cemaatin vesile olmasıyla zulüm ortadan kalkacaktır. Önceki satırlarda da belirttiğimiz gibi, bu talebelerin var olabilmesi de yine ancak Hz. Mehdi'nin bir şahıs olarak var olmasıyla söz konusu olabilecektir.</text:p>
      <text:p text:style-name="P254"/>
      <text:p text:style-name="P254">• ... o vazifeleri ONUN cem'iyeti ve seyyidler cemaati yapacağını rahmet-i İlahiyeden bekliyoruz. (Emirdağ Lâhikası-1, sf. 265)</text:p>
      <text:p text:style-name="P254"/>
      <text:p text:style-name="P254">• Hazret-i Mehdi'nin cem'iyet-i nuraniyesi... (Mektubat, sf. 473)</text:p>
      <text:p text:style-name="P254"/>
      <text:p text:style-name="P325">-... Onun cemiyeti...</text:p>
      <text:p text:style-name="P264">-... Hz. Mehdi'nin cemiyet-i nuraniyesi...</text:p>
      <text:p text:style-name="P254">Bediüzzaman yukarıdaki iki sözünde de, Hz. Mehdi'nin talebelerinden oluşan bir cemiyeti olacağını belirtmektedir. Bu cemiyet, Hz. Mehdi'nin bizzat başında olmasından oluşan şahs-ı <text:soft-page-break/>manevisidir. "Hz. Mehdi cemiyeti", Hz. Mehdi'nin de başında bulunacağı, onun tebliğine uyup ona tabi olan insanlardan oluşan bir topluluğu ifade etmektedir. Ancak bu topluluğu oluşturan en önemli özellik, bu şahs-ı maneviyi oluşturan şahsın yani Hz. Mehdi'nin varlığıdır. Dolayısıyla Bediüzzaman'ın bu sözünde kullandığı "Hz. Mehdi'nin cemiyeti nuranisi" kavramı da yine Hz. Mehdi'nin bir şahıs olarak geleceğini göstermektedir.</text:p>
      <text:p text:style-name="P322"/>
      <text:p text:style-name="P283">Bediüzzaman Hz. Mehdi'nin görevlerini açıkladığı sözlerinde onun </text:p>
      <text:p text:style-name="P283">bir şahs-ı manevi değil, bir şahıs <text:s text:c="2"/>olduğunu <text:s/>açıkça belirtmiştir</text:p>
      <text:p text:style-name="P266"/>
      <text:p text:style-name="P254">1) Hem "BÜYÜK MEHDİ"NİN HALLERİ sabık Mehdilere (önceki Mehdilere) işaret eden rivayetlere mutabık (uygun) çıkmıyor, hadis-i müteşabih (birçok anlama gelebilecek hadis) hükmüne geçer. (Şualar, sf. 582)</text:p>
      <text:p text:style-name="P254"/>
      <text:p text:style-name="P254">2) ... her asırda hidayet edici, bir nevi Mehdi ve müceddid geliyor ve gelmiş, fakat her biri üç vazifelerden birisini bir cihette (açıdan) yapması itibariyle, AHİR ZAMANIN BÜYÜK MEHDİSİ ünvanını almamışlar." (Emirdağ Lahikası, sf. 260)</text:p>
      <text:p text:style-name="P254"/>
      <text:p text:style-name="P254">3) Bu ayrı ayrı rivayetlerin bir tevili (açıklaması) şudur ki: BÜYÜK MEHDİ'NİN ÇOK VAZİFELERİ VAR. Ve siyaset âleminde, diyanet âleminde, saltanat âleminde, cihad âlemindeki çok dairelerde icraatları olduğu gibi... (Şualar, sf. 465)</text:p>
      <text:p text:style-name="P322"/>
      <text:p text:style-name="P322">Bediüzzaman bu üç sözünde, Kuran ahlakını tüm dünyaya hakim kılmak amacıyla önceki asırlarda da bazı Müslüman şahısların geldiğini, ancak bunların hiçbirinin ahir zamanda gelecek olan "Büyük Mehdi"nin yapacağı üç önemli görevi yerine getiremediklerini" belirtmiştir. Bediüzzaman'ın bu açıklamalarından Hz. Mehdi'den bir şahıs olarak bahsettiği çok açık olarak anlaşılmaktadır: </text:p>
      <text:p text:style-name="P322">1- Bediüzzaman, daha önce gelen Mehdilerin birer şahıs olduklarını anlatıp ardından da Büyük Mehdi'nin onlardan farkını açıklamıştır. Demek ki Büyük Mehdi de bir şahıstır. </text:p>
      <text:p text:style-name="P322">2- Önceki kişiler belirtilen görevleri yerine getirememişlerdir. Ama bu görevleri Büyük Mehdi yerine getirecektir. Demek ki Büyük Mehdi de bir şahıs olacaktır. </text:p>
      <text:p text:style-name="P322">3- Önceki kişiler, Peygamberimiz (sav)'in hadislerinde Hz. Mehdi'yi tarif ederken kullandığı özelliklere uymamaktadırlar. Ama Büyük Mehdi bu özelliklere uyacaktır. Peygamberimiz (sav)'in hadislerinde, Hz. Mehdi'nin bir şahs-ı manevi olmadığı fiziksel özellikleriyle, ahlakıyla tarif edilen bir şahıs olduğu yüzyıllardır tüm İslam alimleri tarafından bilinen bir gerçektir. Dolayısıyla "Bediüzzaman da Peygamberimiz (sav)'in hadislerindeki tariflere uyacağını belirterek Hz. Mehdi'nin bir şahıs olacağını" bu sözüyle bir kez daha hatırlatmıştır.</text:p>
      <text:p text:style-name="P322"/>
      <text:p text:style-name="P54"><text:s/>ŞAHIS ve ŞAHS-I MANEVİ BİR BÜTÜNDÜR Şahıs ve Şahs-ı Manevi Ruh ve Beden Gibidir</text:p>
      <text:p text:style-name="P254">Bir şahıs olmadan onun şahs-ı manevisinden söz edebilmek mümkün değildir. Çünkü ikisi <text:soft-page-break/>bir bütünü meydana getirir, adeta ruh ve beden gibidir. Birinin kabulü, diğerinin reddi olmaz. </text:p>
      <text:p text:style-name="P254"><text:s/>Her peygamberin ve elçinin çevresinde onun maneviyatının tecellisi olan bir şahs-ı manevi oluşur. O elçiye tabi olan, onu örnek alan, onun tebliğini izleyenlerin oluşturduğu bir kitle ve hareket de, onun şahs-ı manevisini oluşturur.</text:p>
      <text:p text:style-name="P254"><text:s/>Her mümin topluluğunun bir önderi olduğu, Kuran'da bildirilen Allah'ın bir adetullahıdır. Dolayısıyla Bediüzzaman Said Nursi de "şahs-ı manevi" terimini kullanırken Kuran'ın adetullahında olduğu şekilde kullanmıştır. Nitekim Bediüzzaman Said Nursi de kendi talebeleri ve eserleri için şahs-ı manevi tabirini kullanırken, bu şahs-ı manevinin başında yine kendisi bulunmaktadır. Risale-i Nur'un şahs-ı manevisine, eserler ile onu takip eden talebeler de dahildir, ama nur hareketinin önderi Bediüzzaman da bu ifadeden ayrı tutulamaz.</text:p>
      <text:p text:style-name="P254">Şahs-ı manevi kavramını, onun önderi olan, başındaki şahıstan ayrı, müstakil ve bağımsız değerlendirmek büyük bir hata olur. Kuran'da bahsi geçen tüm mümin topluluklarının başında bir elçi ya da bir kumandan yer almaktadır. Ahir zamanda da Kuran ahlakının tüm yeryüzüne hakim olması gibi dünya tarihinin çok müstesna bir döneminde müminlerin başsız, kendi halinde bir topluluk olarak kalmaları Kuran'da bildirilen adetullaha uygun değildir. (En doğrusunu Allah bilir). </text:p>
      <text:p text:style-name="P254">Hz. Mehdi de bir şahs-ı manevi olarak değil, bizzat gelip ahir zamanda Müslümanların başına geçecek, onları Allah'ın izniyle içine düştükleri sıkıntı ve zorluklardan kurtarıp huzur, adalet, nimet ve bolluğa kavuşturacaktır. Hz. Mehdi'nin bir şahıs olarak gelip, kendi cemaatinin başında bulunacağını ve o cemaatin şahs-ı manevisini temsil ederek faaliyet yapacağını Bediüzzaman çok açık bir şekilde izah etmiştir.</text:p>
      <text:p text:style-name="P170">"Çok defa mektuplarımda işaret ettiğim gibi, MEHDİ AL -İ RESUL'ÜN TEMSİL ETTİĞİ KUDSİ CEMAATİNİN ŞAHS-I MANEVİSİNİN üç vazifesi var. Eğer çabuk kıyamet kopmazsa ve beşer (insanlar) bütün bütün yoldan çıkmazsa, o vazifeleri onun cemiyeti ve seyyidler (Peygamberimiz (sav)'in soyundan gelenler) cemaati yapacağını rahmet-i İlahiyyeden (Allah'ın rahmetinden) bekliyoruz.." (Emirdağ Lahikası, sf. 259)</text:p>
      <text:p text:style-name="P254">'MEHDİ AL-İ RESUL'ün temsil ettiği KUDSİ CEMAATİNİN' sözüyle Bediüzzaman Hz. Mehdi'den ve onun kudsi cemaatinden bahsetmiştir. Buradan bu ikisinin ayrı kavramlar olduğu anlaşılmaktadır. Kudsi cemaati temsil eden kimdir? Mehdi Al-i Resül'dür. Hz. Mehdi neyi temsil etmektedir? Kudsi cemaatini. HZ. MEHDİ'NİN BAŞINDA BULUNDUĞU ve ONUN TEMSİL ETTİĞİ bir cemaati olacaktır. Bu kudsi cemaat, Hz. Mehdi'nin şahs-ı manevisini oluşturacaktır. </text:p>
      <text:p text:style-name="P254">Bir faaliyetin ortaya konması için adetullaha uygun olarak bir lider ve ona bağlı olanların oluşturduğu bir <text:s/>şahs-ı manevi gereklidir. Ahir zamanda geleceği beklenen her iki Deccal de şahıstır ve aynı zamanda şahs-ı manevileri vardır. </text:p>
      <text:p text:style-name="P307"><text:span text:style-name="T8">Âhir zamanda Hazret-i İsa Aleyhisselâm gelecek, Şeriat-ı Muhammediye (A.S.M.) ile amel edecek (Hz. Muhammed (sav)'in teblig ettiği İslam dinine göre yaşayacak) mealindeki hadîsin sırrı şudur ki: Âhir zamanda felsefe-i tabiiyenin verdiği cereyan-ı küfrîye ve inkâr-ı uluhiyete karşı (Evrim görüşüne dayalı felsefenin oluşturduğu dinsizlik akımı ve ateizme karşı) İsevîlik dini tasaffi ederek ve hurafattan tecerrüd edip İslâmiyete inkılab edeceği (Hırıstiyanlık batıl yönlerinden arınıp saflaşarak İslamiyete dönüşeceği) bir sırada, nasıl ki</text:span><text:span text:style-name="T7"> İsevîlik şahs-ı manevîs</text:span><text:span text:style-name="T8">i, vahy-i semavî kılıncıyla </text:span><text:soft-page-break/><text:span text:style-name="T8">o müdhiş dinsizliğin şahs-ı manevîsini öldürür (nasıl ki Hakiki Hırıstiyanlığın şahs-ı manevisi semavi vahyiyle dinsizliğin şahs-ı manevisini öldürür); öyle de </text:span><text:span text:style-name="T7">Hazret-i İsa Aleyhisselâm, İsevîlik şahs-ı manevîsini temsil ederek, dinsizliğin şahs-ı manevîsini temsil eden Deccal'ı öldürür.. yani inkâr-ı uluhiyet (ateizm) fikrini öldürecek.</text:span><text:span text:style-name="T8"> (Mektubat, sf. 6)</text:span></text:p>
      <text:p text:style-name="P254">Bediüzzaman yukarıdaki izahında çok açıkca belirtmiştir ki, ahir zamanda gelecek olan Deccal bir şahıstır ve dinsizlik akımını oluşturan, yaygınlaştıran kişi olarak etrafında oluşan ve temsilcisi olduğu <text:s/>şahs-ı manevi <text:s/>vasıtasıyla faaliyet gösterecektir. </text:p>
      <text:p text:style-name="P254">Ahir zamanda Hz. Mehdi'de onunla birlikte hareket eden cemaat ile bir şahs-ı manevi oluşturacaktır. </text:p>
      <text:p text:style-name="P223"><text:span text:style-name="T8">Bu zaman ehl-i hakikat için, şahsiyet ve enaniyet zamanı değil (bu zaman hakikat peşinde olanlar için bireyselcilik ve enaniyet zamanı değil). Zaman, cemaat (birliktelik) zamanıdır. Cemaatten çıkan bir şahs-ı manevî hükmeder ( topluluk olmaktan doğan bir </text:span><text:span text:style-name="T7">şahs-ı manevi</text:span><text:span text:style-name="T8"> hükmeder) ve dayanabilir. Büyük bir havuza sahib olmak için bir buz parçası hükmündeki enaniyet ve şahsiyetini (müstakil benliğini), o havuza atmaktır ve eritmek gerektir. Yoksa o buz parçası erir, zâyi olur; o havuzdan da istifade edilmez. (Kastamonu Lahikası, sf. 154) <text:s text:c="10"/></text:span></text:p>
      <text:p text:style-name="P254">Cemaat olmanın getirdiği birlik ve dayanışma çok güçlüdür ve ahir zaman cemaatinin de şahs-ı manevisi, cemaat olmanın getirdiği bu kuvvetden dolayı çok güçlü olacaktır.</text:p>
      <text:p text:style-name="P307"><text:span text:style-name="T8">Zaman, cemaat zamanıdır. Cemaatın ruhu olan </text:span><text:span text:style-name="T7">şahs-ı manevî</text:span><text:span text:style-name="T8"> daha metindir (güçlüdür) ve tenfiz-i ahkâm-ı şer'iyeye (dinin uygulamasına) daha ziyade muktedirler (güçleri yeter). </text:span><text:span text:style-name="T7">Halife-i şahsî</text:span><text:span text:style-name="T8">, ancak ona istinad ile vezaifini deruhde edebilir (Halife bile var olsa o güce dayanarak vazifelerini yerine getirebilir). Cemaatın ruhu olan </text:span><text:span text:style-name="T7">şahs-ı manevî</text:span><text:span text:style-name="T8"> eğer müstakim (sağlam) olsa, ziyade parlak ve kâmil olur. Eğer fena olsa, pek çok fena olur. Ferdin iyiliği de, fenalığı da mahduddur(sınırlıdır). Cemaatın gayr-ı mahduddur (sınırsızdır)... (Tarihçe-i Hayat, sf.134)</text:span></text:p>
      <text:p text:style-name="P216"/>
      <text:p text:style-name="P220">Şahs-ı Manevi Konusu Tedirginlik </text:p>
      <text:p text:style-name="P281">Oluşturmamalıdır</text:p>
      <text:p text:style-name="P254">Şahs-ı manevi konusunun tedirginlik oluşturmasının altında çeşitli sorunlar vardır. Bunlardan bazılarına değinmemizde fayda var.</text:p>
      <text:p text:style-name="P213"/>
      <text:p text:style-name="P283">HZ. MEHDİ'NİN ÇIKMAMA DÜŞÜNCESİ:</text:p>
      <text:p text:style-name="P212"/>
      <text:p text:style-name="P126">Bazı insanlar, Hz. Mehdi'nin çıkacağı inancına sahip olmasına rağmen, zaman geçtikçe bu inançlarında zayıflık göstermeleri neticesinde, Hz. Mehdi'nin çıkışına yönelik bir endişeye kapılmaktadırlar. Şayet Hz. Mehdi çıkmazsa hem kendilerinin hem de diğer Müslümanların imanlarının zedeleneceğini düşünmektedirler. </text:p>
      <text:p text:style-name="P54">Bediüzzaman Said Nursi bu düşüncede olanların imanlarının zayıf olduğunu söylemektedir. Özellikle de bu kişilerden kendilerini alim bilip, akıllarına güvenenlerin de büyük bir enaniyete sahip olduklarını ifade etmektedir.</text:p>
      <text:p text:style-name="P257">"Kıyamet alâmetlerinden ve âhirzaman vukuatından (olaylarından) ve Bâzı a'malin (amellerin) fazilet ve sevablarından bahseden hâdîs-i Şerife güzelce anlaşılmadığından, akıllarına <text:soft-page-break/>güvenen bir kısım ehl-i ilim (ilim sahibi), onların bir kısmına zaîf (zayıf) veya mevzu (hadis) demişler. İMANI ZAYIF VE ENANİYETİ KAVİ <text:s/>bir kısım da, inkâra kadar gitmişler." (Sözler, sf. 355)</text:p>
      <text:p text:style-name="P20"/>
      <text:p text:style-name="P283">SAHTE MEHDİLERİN ÇIKMA ENDİŞESİ:</text:p>
      <text:p text:style-name="P9"/>
      <text:p text:style-name="P254">Bir kısım insanlar da sahte Mehdilerin çıkacağı endişesi taşımaktadırlar. Bu endişe onları Hz. Mehdi'nin bir manevi şahıs olduğu yanılgısına sürüklemektedir.</text:p>
      <text:p text:style-name="P254">Bu endişe çok yersizdir, çünkü ahir zamanda sahte Mehdilerin, sahte Mesihlerin, sahte peygamberlerin çıkacağını Resulullah Efendimiz (sav) zaten bildirmiştir. </text:p>
      <text:p text:style-name="P216">Her biri Allah'ın Resulü olduğunu iddia eden otuza yakın yalancı gönderilmedikçe kıyamet kopmayacaktır. (Tirmizi, Fiten 43; Ebu Davud, Melahim 16 )</text:p>
      <text:p text:style-name="P55">Sahte elçilerin çıkması, gelecek olan gerçek elçilerin bir habercisi mahiyetindedir ve bu <text:s/>Allah'ın adetullahıdır. Sosyal kanun halini alan bu adetullah İncil'de de geçmektedir. </text:p>
      <text:p text:style-name="P60">İsa, "Sakın sizi saptırmasınlar" dedi. "Birçokları, `Ben O'yum' ve `Zaman yaklaştı' diyerek benim adımla gelecekler. Onların ardından gitmeyin." (Luka, 21:8)</text:p>
      <text:p text:style-name="P55">Sahte Mehdiler, sahte elçiler Peygamberimiz (sav) döneminde de vardı; çünkü bu Yüce Allah'ın bir sünnetidir. Tarihte her zaman sahte elçiler, sahte peygamberler, sahte Mehdiler olmuştur. Yine olması da gayet doğaldır. Ayrıca Hz. Mehdi'nin çıkmasının bir alameti olduğu için de çekinilecek bir durum değil bilakis Hz. Mehdi'nin gelmesinin yakınlaştığını gösteren bir <text:s/>alamet, <text:s/>dolayısıyla bir sevinç vesilesidir.</text:p>
      <text:p text:style-name="P263"/>
      <text:p text:style-name="P281">Hz. Mehdi Hizmetinden Anlaşılır</text:p>
      <text:p text:style-name="P213">Sahte Mehdi olarak ortaya çıkan kişilerin Hz. Mehdi olmadığı hemen anlaşılır. Çünkü öncelikle gerçek Mehdi, "ben Mehdi'yim" diye ortaya çıkmaz, Mehdilik iddiasında bulunmaz. Bu Hz. Mehdi'nin özelliklerinden biridir. Bu önemli bir kriterdir. Dolayısıyla "ben Mehdi'yim" diye ortaya çıkan birinin gerçek Mehdi olmadığı öncelikle buradan anlaşılır. </text:p>
      <text:p text:style-name="P254">Diğer bir açık gösterge de Hz. Mehdi'nin ifa edeceği görevi ancak kendisi yapabilmesidir. Çünkü Allah kaderde o faaliyetleri ancak onun yapmasını takdir etmiştir; bu nedenle o kişi Mehdi olarak vasıflandırılmıştır. Bundan dolayı sahte Mehdi olarak ortaya çıkanların Mehdi faaliyeti anlamında bir şey yapması mümkün değildir. Nitekim Bediüzzaman Said Nursi, Hz. Mehdi'nin yapacağı faaliyetleri saymış ve bunları ondan başka kimsenin yapamayacağını belirtmiştir.</text:p>
      <text:p text:style-name="P213"/>
      <text:p text:style-name="P264">- BÜYÜK MEHDİ'NİN ÇOK VAZİFELERİ VAR. VE SİYASET ALEMİNDE, DİYANET ALEMİNDE, SALTANAT ALEMİNDE, MÜCADELE ALEMİNDE ÇOK DAİRELERDE İCRAATLARI OLDUĞU GİBİ… (Şualar, sf. 590) </text:p>
      <text:p text:style-name="P264"/>
      <text:p text:style-name="P264">- Ve ONUN ÜÇ BÜYÜK VAZİFESİ OLACAK. (Emirdağ Lahikası, sf.259)</text:p>
      <text:p text:style-name="P254">Bediüzzaman ahir zamanda gelecek olan Hz. Mehdi'nin üç görevi olduğundan ve onun temsil ettiği cemaatiyle birlikte bu üç görevi birden yerine getireceğinden bahsetmiştir. Bu <text:soft-page-break/>vazifeleri, materyalist ve ateist felsefeleri tamamen susturacak bir şekilde insanların imanlarını kazanmasına vesile olmak, İslam Birliğini kurmak ve Kuran ahlakının dünyaya hakim olmasına vesile olmaktır. (Emirdağ Lahikası, sf. 259)</text:p>
      <text:p text:style-name="P254">Bu üç görevin, onu diğer sabık Mehdilerden ayıran ve onun Büyük Mehdi olduğunu gösteren önemli alametlerinden olduğunu bildirmiştir. </text:p>
      <text:p text:style-name="P257">Hem BÜYÜK MEHDİ'nin halleri SABIK MEHDİLERE (önceki Mehdilere) işaret eden rivayetlere mutabık (uygun) çıkmıyor, hadis-i müteşabih (birçok anlama gelebilecek hadis) hükmüne geçer. (Şualar, sf. 582)</text:p>
      <text:p text:style-name="P322">Allah kaderde Hz. Mehdi'nin İslam ahlakını hakim etmesini takdir etmiştir. Müslümanların da Hz. Mehdi'nin gelişinden veya sahte Mehdilerin çıkmasından endişe etmemeleri gerekir.</text:p>
      <text:p text:style-name="P322"/>
      <text:p text:style-name="P322"/>
      <text:p text:style-name="P343">KURULU DÜZENİN BOZULMA ENDİŞESİ</text:p>
      <text:p text:style-name="P265"/>
      <text:p text:style-name="P254">Bir başka güruh ise Hz. Mehdi'nin gelmesini istemez. Bu insanlar, Hz. Mehdi gelince durumları bozulacağı için tedirgin olurlar. Mevcut sistemlerinin bozulmasını istemeyen bu kişilerin hayatlarında nefislerinin hoşuna giden bir düzenleri vardır. İtibarları, aile düzenleri, rahatlarına gelen bir yaşam sistemleri vardır. Bu risksiz hayat şeklini hep böyle sürdürüp cenneti bekler bir tutum içindedirler. Uğraş vereceği, zahmetli işlere soyunacağı bir yaşam şekli onlara zor ve tehlikeli görünür.</text:p>
      <text:p text:style-name="P254">Bu mantıkta olanlardan enaniyetli ve makam sahibi olan bazı kimseler de ayrıca halkın veya kendi kitlelerinin gözünde değerlerinin düşmesinden endişe etmektedirler. Çünkü Hz. Mehdi geldiğinde, Resulullah (sav)'in, "Karda sürünerek de olsa ona tabi olunuz" gibi Hz. Mehdi'ye tabi olunacağını bildiren hadisleri vardır. Bu kişiler, kendilerine bir makam ve bir paye verdiklerinden Hz. Mehdi'ye tabi olmaları hem enaniyetlerine ağır gelmekte, hem de dünyevi sistemlerinde elde ettikleri menfaat ve çıkar düzenlerinin bozulmasından korkmaktadırlar. </text:p>
      <text:p text:style-name="P213">Hz. Mehdi'nin gelişine endişe ile bakan veya gelmesi menfaatlerine dokunan bazı kesimlerin bakış açılarının birkaçından bahsettik. Bu veya benzeri düşüncelerle Hz. Mehdi'nin gelişinin herhangi bir şekilde tevil edilmesi veya bir şahıs olarak değil de manevi bir şahıs olduğunu söyleyerek gerçeklerin üzerinin örtülmesi, bunu yapanlar için ileride bir mahcubiyet konusu olabilir.</text:p>
      <text:p text:style-name="P254">Hz. Mehdi ümmetin şevkle beklediği müjdelenmiş bir şahıstır. O şahsın gelişini beklemek ve bunu müjdelemek her Müslümanın görevidir. Bu müjdeyi Hicri 13. asrın müceddidi olan Bediüzzaman da yapmış, Müslümanları gelecek olan Hz. Mehdi ile şu şekilde müjdelemiştir: </text:p>
      <text:p text:style-name="P257">"Ahir zamanın en büyük fesadı zamanında (fitnelerin olduğu, karışık bir zaman), elbette en büyük BİR MÜCTEHİD (ihtiyaç hasıl olduğunda ayet ve hadislerden hüküm çıkaran büyük İslam alimi ve önderi), hem en büyük BİR MÜCEDDİD (dini açıklayan büyük alim), hem HAKİM, hem MEHDİ (hidayete vesile olan), hem MÜRŞİD (doğru yolu gösteren), hem KUTB-U AZAM (en büyük yol gösterici) olarak BİR ZAT-I NURANİYİ (Nurani bir şahsı) gönderecek ve O ZAT da, Ehl-i Beyt-i Nebeviden (Peygamberimiz (sav)'in soyundan) olacaktır... Kadir-i Zülcelal HZ. MEHDİ İLE DE, <text:soft-page-break/>ALEM-İ İSLAM'IN ZULÜMATINI (İslam aleminin üzerindeki karanlıkları) DAĞITABİLİR. Ve vaad etmiştir, vaadini elbette yapacaktır." (Mektubat, sf. 411-412)</text:p>
      <text:p text:style-name="P170"/>
      <text:p text:style-name="P172"/>
      <text:p text:style-name="P182">SONUÇ</text:p>
      <text:p text:style-name="P265"/>
      <text:p text:style-name="P254">Bediüzzaman'ın eserlerinde kullandığı "şahs-ı manevi" kavramı konusundaki yanlış anlaşılmaya açıklık kazandıran bu izahlara daha pek çok örnek vermek mümkündür. Ancak bunlardan sadece birkaç tanesi bile, Hz. İsa'nın ve Hz. Mehdi'nin ahir zamanda beraberlerindeki mümin topluluklarının şahs-ı manevisi ile birlikte, onlara önderlik ederek zuhur edeceklerinin anlaşılması için yeterlidir. <text:s/></text:p>
      <text:p text:style-name="P254">Bediüzzaman tüm bu sözlerinde "Hz. İsa ve cemaatinin şahs-ı manevisi" ve "Hz. Mehdi ve onun cemaatinin şahs-ı manevisi" olarak iki ayrı kavramdan bahsetmektedir. Bu "ikisinin biraraya gelmesinden şahs-ı manevi kavramının oluştuğunu", ancak bu mübarek ve kutlu şahısların şahs-ı manevileriyle birlikte, bizzat beraberlerindeki müminlere önderlik edeceklerini açıklamaktadır. Bediüzzaman, Hz. Mehdi'nin, kendisinden önce gelip geçmiş halifeler, emirler, hükümdarlar gibi cismani bir şahıs olacağını ve Resulullah (sav)'in soyundan gelecek bir zat olarak zuhur edeceğini sözlerinde pek çok defa açıkça ifade etmiştir. </text:p>
      <text:p text:style-name="P254">Buraya kadar anlatılanlardan anlaşıldığı gibi, "şahs-ı manevi" kavramını, onun önderi olan, başındaki şahıstan ayrı, müstakil ve bağımsız değerlendirmek büyük bir hata olur. Kuran'da bahsi geçen tüm mümin topluluklarının başında bir elçi ya da bir kumandan yer almaktadır. Ahir zamanda da Kuran ahlakının tüm yeryüzüne hakim olması gibi dünya tarihinin çok müstesna bir döneminde müminlerin başsız, kendi halinde bir topluluk olarak kalmaları Kuran'da bildirilen adetullaha uygun değildir. (En doğrusunu <text:s/>Allah bilir).</text:p>
      <text:p text:style-name="P254">Hz. İsa ahir zamanda yeryüzüne gelecek, müminlere önderlik edecek ve Hz. Mehdi ile birlikte İslam'ın nurunun tüm insanları aydınlatmasına vesile olacaklardır. Hz. Mehdi de bir şahs-ı manevi olarak değil, bizzat gelip ahir zamanda Müslümanların başına geçecek, onları Allah'ın izniyle içine düştükleri sıkıntı ve zorluklardan kurtarıp huzur, adalet, nimet ve bolluğa kavuşturacaktır.</text:p>
      <text:p text:style-name="P213"/>
      <text:p text:style-name="P213"/>
      <text:p text:style-name="P183">HZ. MEHDİ "BEN MEHDİ'YİM" DEMEZ. </text:p>
      <text:p text:style-name="P284">MEHDİLİK BİR HÜSN-Ü ZANDIR</text:p>
      <text:p text:style-name="P265"/>
      <text:p text:style-name="P254">Ahir zamanın Büyük Mehdisi'nin en büyük alametlerinden biri, mehdillik iddiası ile ortaya çıkmamasıdır. Çünkü Hz. Mehdi'nin kendini tanıtmaya ihtiyacı yoktur. Kaderinde bu görevi yapmakla görevlendirdiği için Yüce Allah ona başarı verecektir. Ve bunun sonucunda tüm dünya adalet, huzur, bolluk ve refaha kavuşucaktır. Onun çıkacağı ahir zamanda, kendisinin mehdi olduğunu iddia eden birçok sahte mehdi de çıkacaktır. Ancak Ahir Zaman Mehdisi "ben Mehdi'yim" demeyecek, imanının nuru ile tanınacaktır.</text:p>
      <text:p text:style-name="P254"><text:soft-page-break/>Nitekim, Bediüzzaman Said Nursi de eserlerinde, ahir zamanda zuhur edeceği bildirilen şahısları herkesin tanıyamayacağını, ancak yakınındaki kimselerin imanlarının nuru ile tanıyabileceklerini ifade etmiştir:</text:p>
      <text:p text:style-name="P257">... Hazret-i Îsâ Aleyhisselâm geldiği vakit, herkes onun hakikî Îsâ olduğunu bilmek lâzım değildir. Onun mukarreb ve havassı (derin imanlı yakın talebeleri), nur-u iman (imanın ışığı) ile onu tanır. Yoksa bedahet (birdenbire ve açıkça) derecesinde herkes onu tanımayacaktır... (Mektubat, sf. 60)</text:p>
      <text:p text:style-name="P170">Halbuki demiştik: Bu dünya tecrübe meydanıdır. Akla kapı açılır, fakat ihtiyarı elinden alınmaz. Öyle ise o eşhas (kişiler), hattâ o müthiş Deccal dahi çıktığı zaman çokları, hattâ kendisi de bidayeten (başlangıçta) Deccal olduğunu bilmez. Belki nur-u îmânın dikkatiyle, o eşhas-ı âhir zaman (ahir zaman şahsı) tanınabilir. (Sözler, ss. 343-344)</text:p>
      <text:p text:style-name="P19"/>
      <text:p text:style-name="P54">Birleştirici... Önder... Mehdi... <text:s/></text:p>
      <text:p text:style-name="P71"><text:span text:style-name="T29">Her takva sahibi mümin </text:span><text:span text:style-name="T31">"Ve onlar: "Rabbimiz, bize eşlerimizden ve soyumuzdan, gözün aydınlığı olacak (çocuklar) armağan et ve bizi takva sahiplerine önder kıl," diyenlerdir." </text:span><text:span text:style-name="T29">(Furkan Suresi, 74) ayetinin hükmü gereği, inananlara "önderlik yapmak" isteyebilir. Bu ayette geçen duayı yapabilir. </text:span></text:p>
      <text:p text:style-name="P254">Bir şahıs Müslümanları birleştiriyorsa, onların başına geçerek, Allah'ın izni ile Müslümanları içine düştükleri sıkıntı ve zorluklardan kurtarıp, huzur, adalet, bolluk ve refaha kavuşturuyorsa bu kişiye ne dendiği önemli değildir. O şahsa, ister komutan, ister bir lider, ister birleştirici densin, o Hz. Mehdi'nin en büyük alameti olan icraati yapmış olacaktır. Bu nedenle, "sadece ona has olan icraatları kim yerine getirirse, Hz. Mehdi o kimsedir" şeklindeki yaklaşım ve hüsn-ü zan doğru olacaktır. <text:s/>Burada önemli olan, böyle tarihi ve mukaddes bir görevin yerine getirilmesidir. Kısaca Müslümanlara altın çağı yaşatacak şahsın -adı ne olursa olsun- Hz. Mehdi olması umut edilir ve 1400 yıl sonra bunları başaracak kişi için de "herhalde O'dur" diye düşünülebilir.</text:p>
      <text:p text:style-name="P254">Zira bu her dönemde olagelen bir durumdur. Nitekim Bediüzzaman, Mehdilik için kendisine hüsn-ü zan eden talebelerinin bulunduğunu, bunun normal olduğunu ve bunu dua olarak kabul ettiğini belirtmiştir.</text:p>
      <text:p text:style-name="P216"/>
      <text:p text:style-name="P223"><text:span text:style-name="T8">Nur şakirdleri (talebeleri) bu vazifeyi tamamıyla Risale-i Nur'da gördüklerinden, ikinci ve üçüncü vazifeler buna nisbeten ikinci ve üçüncü derecededir diye, Risale-i Nur'un şahs-ı manevîsini haklı olarak bir nevi Mehdi telakki ediyorlar (gibi algılıyorlar). O şahs-ı manevînin de bir mümessili (temsilcisi), Nur şakirdlerinin tesanüdünden (dayanışmasından) gelen bir şahs-ı manevîsi ve o şahs-ı manevîde bir nevi mümessili (o şahs-ı manevinin bir anlamda temsilcisi) olan bîçare (çaresiz) tercümanını zannettiklerinde bazan o ismi ona da veriyorlar. Gerçi bu bir iltibas (karışıklık) ve bir sehivdir (hatadır), fakat onlar onda mes'ul (sorumlu) değiller. </text:span><text:span text:style-name="T7">Çünki ziyade hüsn-ü zan, eskiden beri cereyan ediyor ve itiraz edilmez (olduğundan fazla görerek, Mehdi imiş gibi görmek eskiden beri olan bir yaklaşımdır ve bu nedenle itiraz edilmez).</text:span><text:span text:style-name="T8"> Ben de o kardeşlerimin pek ziyade hüsn-ü zanlarını bir nevi dua ve bir temenni ve Nur talebelerinin kemal-i itikadlarının bir tereşşuhu (sağlıklı </text:span><text:soft-page-break/><text:span text:style-name="T8">imanlarının bir göstergesi olarak) gördüğümden onlara çok ilişmezdim. (Emirdağ Lahikası, sf. 248)</text:span></text:p>
      <text:p text:style-name="P216"/>
      <text:p text:style-name="P213">Bediüzzaman ayrıca, bu hüsn-ü zannın nedenini de açıklamış ancak onların sadece iman vazifesine göre değerlendirme yaptıklarını, halbuki Hz. Mehdi'nin diğer vazifeleri olan 'şeriatı ihya' (dini özüne döndürme) ve hilafeti tatbik etmesini (Müslümanları bir birlik altında toplaması) dikkate almadıkları için yanıldıklarını ifade etmiştir:</text:p>
      <text:p text:style-name="P130"/>
      <text:p text:style-name="P150"><text:span text:style-name="T8">Bazı ayat-ı kerime ve ehadis-i şerife ahir zamanda gelecek bir müceddid-i ekberi (dini canlandıran, yenileyen büyük kişiyi) mana-yı işari ile (işari anlamda) haber veriyorlar. Fakat o gelecek zatın (Hz. Mehdi'nin) ve cemiyetinin üç vazifesinden en ehemmiyetlisi olan ve zahiren en küçüğü görünen imanı kurtarmak ve hakaik-i imaniyeyi (iman hakikatlerini) güneş gibi göstermek vazifesini Risale-i Nur ve şakirdlerinin (talebelerinin) şahs-ı manevisi tam yaptıklarından; o gelecek zata (Hz. Mehdi'ye) dair haberleri ve işaretleri, Risale-i Nur'un şahs-ı manevisine hatta bazen tercümanına (yazarına) da tatbike çalışmışlar ve</text:span><text:span text:style-name="T7"> Şeriatı ihya (dini özüne döndürerek, din ahlakını hayata geçirecek) ve hilafeti tatbik (Müslümanları bir birlik altında toplaması) olan çok geniş dairede hükmeden bu iki mühim vazifesini nazara almamışlar.</text:span><text:span text:style-name="T8"> (Tılsımlar Mecmuası, sf.168) </text:span></text:p>
      <text:p text:style-name="P257"/>
      <text:p text:style-name="P254">Bediüzzaman eserlerinde, geleceği konusu hadislerde net olarak açıklanan Hz. Mehdi'nin, müjdelenmemiş dahi olsa, gelmesinin adetullaha (Allah'ın kainatta koyduğu değişmez hükümlere) uygun olduğunu şu şekilde belirtmiştir.</text:p>
      <text:p text:style-name="P257"/>
      <text:p text:style-name="P257">Herşeye gücü yeten Allah, Hz. Mehdi ile İslam'ın üstündeki karanlığı dağıtabilir. Ve vaadetmiştir, vaadini elbette yapacaktır. Kudret-i İlahiye (Allah'ın gücü) noktasında gayet kolaydır. Eğer daire-i esbab (sebepler bazında) ve hikmet-i Rabbaniye (Allah'ın dilemesi) noktasında düşünülse, yine o kadar makul ve vukua (gerçekleşmeye) layıktır ki; eğer muhbir-i Sadık'tan (doğru sözlü olan Peygamber (sav)) rivayet olmazsa dahi, herhalde öyle olmak lazım gelir. Ve olacaktır diye ehl-i tefekkür (düşünenler) hükmeder." (Mektubat, ss.411-412)</text:p>
      <text:p text:style-name="P257"/>
      <text:p text:style-name="P254">Ayrıca bu durum sadece Hz. Mehdi için değil, <text:s/>Hz. İsa için de geçerlidir. Hristiyanlık dinini hurafelerden arındırıp, saflaştırmaya vesile olan bir şahıs, aynı zamanda Müslümanlarla Hristiyanların ittifakına vesile olsa ve anne babası da olmasa, bu şahsın da Hz. İsa olması umut edilir. </text:p>
      <text:p text:style-name="P213">Sonuç olarak bu mübarek şahıslar Allah'ın izni ile gelecek ve kaderlerinde olanı yaparak din ahlakının yeryüzüne hakim olmasına vesile olacaklardır.</text:p>
      <text:p text:style-name="P254"/>
      <text:p text:style-name="P1"/>
      <text:p text:style-name="P121">HZ. MEHDİ (AS) ORTAYA ÇIKTIĞINDA</text:p>
      <text:p text:style-name="P359">ONA YARDIM EDENLERİN SAYISI</text:p>
      <text:p text:style-name="P137">ÇOK AZ OLACAKTIR</text:p>
      <text:p text:style-name="P361"/>
      <text:p text:style-name="P361"/>
      <text:p text:style-name="P139">Hz. Mehdi'nin Üstün Ahlakı ve Faaliyetlerinin Benzersizliği Çok </text:p>
      <text:p text:style-name="P139">Açık Olacağı Halde Onu Destekleyen Çok Az Kişi Olacaktır </text:p>
      <text:p text:style-name="P254">Peygamberimiz (sav)'in hadislerinde Hz. Mehdi'nin, Allah korkusu çok güçlü olan, çok üstün ahlaklı bir kimse olacağı bildirilmektedir:</text:p>
      <text:p text:style-name="P254"/>
      <text:p text:style-name="P224">Ahlakı benim ahlakım olan bir evladım çıkacak. (Kitab-ül Burhan Fi Alamet-il Mehdiyy-il Ahir Zaman, sf. 21) </text:p>
      <text:p text:style-name="P254"/>
      <text:p text:style-name="P224">Mehdi Allah'a karşı son derece boyun eğicidir. Ahlak bakımından Peygambere benzer. (Kıyamet Alametleri, sf. 163)</text:p>
      <text:p text:style-name="P254"/>
      <text:p text:style-name="P224">Ben Mehdi'yi peygamberlerin suhufunda (sahifelerinde) şöyle bulurum: "Mehdi'nin amelinde ne zulüm ne de ayıp yoktur." (Kitab-ül Burhan Fi Alamet-il Mehdiyy-il Ahir Zaman, sf. 21)</text:p>
      <text:p text:style-name="P254">Hadislerde verilen bu bilgilerden Hz. Mehdi'nin, çevresinde Allah'a olan bağlılığı, ihlası ve üstün ahlakıyla dikkat çeken bir kimse olacağı anlaşılmaktadır. Peygamberimiz (sav) Hz. Mehdi'nin, dinin ve Müslümanların hayrına yönelik olarak çok fazla hizmet eden, çok önemli faaliyetler yürüten bir kimse olacağını bildirmiştir. Normal şartlarda ahlakı Peygamberimiz (sav)'e benzetilen, yalnızca Allah'ın rızasına uyan, tüm insanların dünyada ve ahiretteki kurtuluşu için samimi çaba harcayan, dünyaya huzur, barış, bolluk, bereket getirecek böyle hayırlı ve kıymetli bir insanın etrafında çok sayıda kişi toplanmış olması gerekir. Onun bu ahlakını ve yaptığı hayırlı faaliyetleri açıkça gören Müslümanlara bu kimsenin yanında olmayı ve Hz. Mehdi ile birlikte davranan hak topluluğa destek vermeyi istemeleri; ve onlara yardımcı olabilmek için büyük bir şevk ve heyecan içinde birbirleriyle yarışmaları gerekir. Ancak buna rağmen hadislerde, Müslümanlar arasında da Hz. Mehdi'yi destekleyen insanların sayılarının son derece az olacağına işaret edilmiştir. Bu durum son derece şaşırtıcı ve düşündürücüdür. Demek ki Hz. Mehdi'nin yaşadığı toplumdaki insanlar onun sahip olduğu üstün özellikleri, yürüttüğü hayırlı faaliyetleri açıkça gördükleri halde, yine de Hz. Mehdi ve cemaatini tam olarak fark edemeyeceklerdir. </text:p>
      <text:p text:style-name="P307"><text:span text:style-name="T1">Hz. Mehdi'nin bu durumu Hz. Yusuf'un hayatıyla büyük benzerlik göstermektedir. Kuran'ın, </text:span><text:span text:style-name="T3">"(Kuraklık başlayınca) Yusuf'un kardeşleri gelip yanına girdiler, onu tanımadıkları halde kendisi onları hemen tanıdı." </text:span><text:span text:style-name="T1">(Yusuf Suresi, 58) ayetiyle, Hz. Yusuf'un kardeşlerinin onu tanıyamadığı, ancak onun, kardeşlerini tanıdığı haber verilmiştir. İşte hadislerin işaretine göre, Hz. Mehdi de, aynı Hz. Yusuf gibi olacak; o insanları görecek ama insanlar onu fark edemeyeceklerdir. Hatta kimileri de tam tersi bir düşünceye kapılacak, ona destek olmaktan </text:span><text:soft-page-break/><text:span text:style-name="T1">kaçınacak, hatta garip görüp uzak duracak ve ona karşı olumsuz bir faaliyet içerisine gireceklerdir. Peygamberimiz (sav)'in hadislerinde </text:span><text:span text:style-name="T3">"halkın büyük kısmının Hz. Mehdi'ye yardımcı olmaktan kaçınacağı" </text:span><text:span text:style-name="T1">şöyle haber verilmiştir:</text:span></text:p>
      <text:p text:style-name="P254"/>
      <text:p text:style-name="P223"><text:span text:style-name="T51">Benim ümmetimden, daima Allah tarafından desteklenen ve onlara yardımcı olmayan halkın zarar veremeyeceği bir cemaat kıyamet kopuncaya kadar hiç eksik olmayacak. Ümmetim içinde daima böyle bir taife <text:s/>(topluluk) bulunacaktır. </text:span><text:span text:style-name="T8">65</text:span></text:p>
      <text:p text:style-name="P254"/>
      <text:p text:style-name="P223"><text:span text:style-name="T51">Kıyamet ancak, ümmetimden bir taife, insanlara galip olduğu halde kopacaktır. Bu taife ne kendilerine yardımcı olmayanlara ne de yardımcı olanlara bakmayacaklar. (Onların davranışlarına, ehemmiyet vermeyeceklerdir.) </text:span><text:span text:style-name="T8">66</text:span></text:p>
      <text:p text:style-name="P254">Kuşkusuz bu, Allah'ın bir mucizesidir. Peygamberimiz (sav)'in bundan yaklaşık on dört asır önce söylemiş olduğu sözlerinin tam olarak gerçekleşmesi oldukça önemlidir. Hz. Mehdi ve cemaati, tüm dünya insanlarının geleceği için çok önemli ve çok faydalı oldukları halde ilk dönemlerde Müslümanlar arasında bilinmeyecekler ve halktan onlara yardımcı olan olmayacaktır. </text:p>
      <text:p text:style-name="P254">Ancak elbette ki bu insanların bir kısmı vicdanlarıyla bu mübarek şahsın üstünlüklerini kavrayacaklardır. Fakat hakkındaki tüm delilleri görmelerine rağmen, kişisel çıkar kaygılarıyla onu tanımazlıktan gelecek, destek olmayacak, uzak durmaya çalışacak ve diğer insanlardan da bu gerçekleri saklayacaklardır. Toplumun genelinin yardımcı olmaması, onların da Hz. Mehdi'yi desteklemekten kaçınmalarına neden olacak, aksinde maddi manevi kayba uğramaktan korkacaklardır.</text:p>
      <text:p text:style-name="P254"/>
      <text:p text:style-name="P139">Hz. Mehdi'nin Yardımcılarının Sayısı 300 </text:p>
      <text:p text:style-name="P139">Civarında Olacaktır</text:p>
      <text:p text:style-name="P254">Hz. Mehdi cemaatinin sayısının 300 kişi civarında olması da yine toplumun büyük bir bölümü tarafından tanınamadıklarını göstermektedir. İnsanları Allah'a iman etmeye davet eden, dine çok büyük hizmetler veren böyle değerli bir insana inananların sayısının bu kadar az olması çok şaşırtıcıdır. Hadislerde Hz. Mehdi'ye çok az kişinin tabi olacağı şöyle bildirilmektedir:</text:p>
      <text:p text:style-name="P254"/>
      <text:p text:style-name="P223"><text:span text:style-name="T51">Muhammed b. Hanefi (r.a)'dan rivayet edildi ki: Sayıları Bedir Ashabı (313) kadardır. Evvelkiler onları geçmediği gibi, sonrakiler de onlara yetişemezler. Onların sayıları Talud ile nehri geçenler kadardır. </text:span><text:span text:style-name="T8">67</text:span></text:p>
      <text:p text:style-name="P254"/>
      <text:p text:style-name="P223"><text:span text:style-name="T51">Bedir savaşındaki askerler gibi 313 kişinin kumandasını elinde tutarak etrafa meydan okuyacak. Çünkü bu 313 kişi gece abid (çok ibadet eden kimse) gündüz kahraman niteliğini taşımaktadırlar. </text:span><text:span text:style-name="T8">68</text:span></text:p>
      <text:p text:style-name="P224"/>
      <text:p text:style-name="P223"><text:span text:style-name="T51">Aralarında kadınların da bulunduğu 314 kişilik bir grup oluştururlar. Onlar her zalime galip gelirler. Onların kalpleri demir gibidir ve onlar gündüz arslan, gece de abiddirler. Ne evvelkiler, ne de </text:span><text:soft-page-break/><text:span text:style-name="T51">sonrakiler fedakarlıkta onlara yetişemez. </text:span><text:span text:style-name="T8">69</text:span></text:p>
      <text:p text:style-name="P254"/>
      <text:p text:style-name="P223"><text:span text:style-name="T51">Hz. Mehdi'ye aralarında kadınların da bulunduğu 314 kişi biat edecektir. </text:span><text:span text:style-name="T8">70</text:span></text:p>
      <text:p text:style-name="P254">Bediüzzaman Said Nursi de sözlerinde bu gerçeği hatırlatmış; ancak sayıları ne kadar az olsa da, Hz. Mehdi cemaatindeki kimselerin her birinin manen çok güçlü olacaklarını belirtmiştir:</text:p>
      <text:p text:style-name="P254"/>
      <text:p text:style-name="P224">Bu vazifenin istinad ettiği (dayandığı) kuvvet ve manevi ordusu yalnız ihlas, sadakat ve tesanüd (dayanışma) sıfatlarına tam sahip olan bir kısım şakirdlerdir (talebelerdir). Ne kadar az olsalar, manen bir ordu kadar kuvvetli ve kıymetli sayılırlar. (Emirdağ Lahikası, sf. 259)</text:p>
      <text:p text:style-name="P254">Peygamberimiz (sav)'in hadislerinde dikkat çekilen bir diğer husus ise ahir zamanda iman edenlerin ne kadar kıymetli olduğudur. Dinsizliğin tüm dünya üzerinde yayıldığı, ahlaki dejenerasyonun çok büyük bir hız kazandığı ahir zamanda Allah'a iman edenler, din ahlakına göre yaşam sürenler çok büyük zorluklarla ve toplumsal baskılarla karşı karşıya kalacaklardır:</text:p>
      <text:p text:style-name="P254"/>
      <text:p text:style-name="P223"><text:span text:style-name="T51">Müminin kabile içindeki oğlaklardan daha az değerli olması kıyametin şart ve alametlerindendir.</text:span><text:span text:style-name="T8">71</text:span><text:span text:style-name="T51"> </text:span></text:p>
      <text:p text:style-name="P254"/>
      <text:p text:style-name="P223"><text:span text:style-name="T51">İnsanlar üzerinde öyle bir zaman gelecek ki, o zamanda dinine karşı sabırlı olan, <text:s text:c="3"/>koru eline alan gibi olacak.</text:span><text:span text:style-name="T8">72</text:span></text:p>
      <text:p text:style-name="P254">Hadislerin işaretlerine göre ahir zamanda Müslümanlara yöneltilecek olan bu baskı ortamı, aleyhte yürütülen propagandalar ve atılan iftiralar nedeniyle Hz. Mehdi'ye çok az kişi tabi olacaktır. (En doğrusunu Allah bilir). </text:p>
      <text:p text:style-name="P254">Oysa Hz. Mehdi, ahir zamanda ikinci defa dünyaya gelecek olan Hz. İsa'ya, namazında imamlık yapacak olan, çok değerli ve muhterem bir şahıstır. Peygamberimiz (sav) bir hadis-i şeriflerinde şöyle buyurmaktadır:</text:p>
      <text:p text:style-name="P254"/>
      <text:p text:style-name="P223"><text:span text:style-name="T51">Ümmetimden bir cemaat kıyamet gününe kadar galip olarak hak yolda savaşacaklardır. Hz. İsa inecek ve Müslümanların emiri: "Gel bize namaz kıldır" diyecek. O "Hayır, siz birbirinize emirsiniz. Bu Allah'ın bu ümmete bahşettiği bir şereftir" şeklinde cevap verecektir.</text:span><text:span text:style-name="T8">73</text:span></text:p>
      <text:p text:style-name="P254"/>
      <text:p text:style-name="P254">Bediüzzaman Said Nursi de eserlerinde bu konudan bahsetmiştir:</text:p>
      <text:p text:style-name="P1"/>
      <text:p text:style-name="P223"><text:span text:style-name="T51">… Hatta, Hazret-i İsa Aleyhisselam gelir, Hz. Mehdi'ye namazda iktida eder (uyar), <text:s/>tabi olur.</text:span><text:span text:style-name="T8">74</text:span></text:p>
      <text:p text:style-name="P254">Böyle kıymetli bir şahsın etrafında sayısız insanın bulunması, insanların ona yardımcı olabilmek için büyük bir şevk ve heyecan içinde yarışmaları gerekir. Ancak dönemin ahir zaman olması, uygulamada hak ile batılın yer değiştirmesi, insanların Kuran ahlakından uzaklaşmış olmaları, ahlaki yozlaşmanın çok yüksek boyutlara ulaşması, insanların böyle şerefli bir mümine tabi olmalarını ve onun topluluğuna katılmalarını engelleyecek olabilir. </text:p>
      <text:p text:style-name="P254"/>
      <text:p text:style-name="P139"><text:soft-page-break/>Hz. Mehdi'nin Cemaatinden Ayrılanlar da Olacaktır</text:p>
      <text:p text:style-name="P254">Peygamberimiz (sav)'in hadislerinde, sayıca çok az olacak olan Hz. Mehdi cemaatinden ayrılanlar olacağı da bildirilmiştir. Bu da yine Allah'ın büyük bir mucizesidir. Bu kimseler Hz. Mehdi'yi çok yakından tanıdıkları, onun hadislerde bildirilen özelliklere sahip olduğuna ve yalnızca Hz. Mehdi'nin yapabileceği bildirilen faaliyetleri gerçekleştirdiğine yakından şahit oldukları halde onun yanından ayrılacaklardır. Demek ki halkın büyük çoğunluğu gibi, bu kadar yakından tanıma fırsatı elde eden bu insanlar da Hz. Mehdi'yi fark edemeyeceklerdir. </text:p>
      <text:p text:style-name="P254">Hadislerde Hz. Mehdi'nin cemaatinden ayrılanlar olacağı şöyle bildirilmektedir:</text:p>
      <text:p text:style-name="P1"/>
      <text:p text:style-name="P223"><text:span text:style-name="T51">Mehdi'nin ordusu zaman zaman darbeler yiyecek, zaman zaman o çetin görevi üstlenememek, rahatlık meyli; can, mal, mevki korkusu gibi çeşitli sebeplerle kendisinden ayrılanlar olacaktır... </text:span><text:span text:style-name="T8">75</text:span></text:p>
      <text:p text:style-name="P1"/>
      <text:p text:style-name="P223"><text:span text:style-name="T51">"Ayrılanlar da, muhalifler de ona zarar veremeyecek. O kendisinden ayrılanlara rağmen muzaffer olarak yoluna devam edecektir." </text:span><text:span text:style-name="T8">76</text:span></text:p>
      <text:p text:style-name="P1"/>
      <text:p text:style-name="P223"><text:span text:style-name="T51">Hz. Muaviye b. Kirra (r.a)'dan rivayet edilmiştir: Ümmetimden bir taife (topluluk) kıyamet kopuncaya kadar yardım görmekte devam eder. Kendilerini terk edenlerin ayrılmaları da onlara bir <text:s text:c="2"/>zarar vermez.</text:span><text:span text:style-name="T8">77</text:span></text:p>
      <text:p text:style-name="P1"/>
      <text:p text:style-name="P223"><text:span text:style-name="T51">Ümmetimden bir taife, Allah'ın emri ile hareket etmekte devam eder. Onlar hak üzerinde oldukları halde, kıyamet kopana kadar kendilerini terk eden ve muhalefet eden kimsenin onlara bir zararı dokunmaz... </text:span><text:span text:style-name="T8">78</text:span></text:p>
      <text:p text:style-name="P1"/>
      <text:p text:style-name="P254">Ancak Peygamber Efendimiz (sav)'in hadislerinde, bu ayrılan kişilerin Hz. Mehdi cemaati için çok büyük bir hayır ve güzellik olduğu da bildirilmektedir. Bu hak topluluk arasında gizlenen samimiyetsiz kişilerin ortaya çıkmasıyla, Allah'ın izniyle Hz. Mehdi cemaatinin birbirlerine olan bağlılığı daha da artacak, kötülerin ayrılması onları daha da kuvvetlendirecektir.</text:p>
      <text:p text:style-name="P254">Kuran ayetlerinde her Müslüman topluluğunun içinde münafık zihniyette kimselerin olacağı bildirilmektedir. Bu kişiler iman edenlerle birlikte hareket eden, onlarla aynı inançlara sahip olduklarını iddia eden, ancak gerçekte samimiyetsiz olan kimselerdir. Allah'ın rızası için yaşayan samimi iman sahiplerinin arasında, sanki onlardan gibi görünerek yaşayan bu kişiler, aslında salih müminlerden değildirler. Allah Kuran'da bu kişilerin durumunu şu şekilde haber vermektedir:</text:p>
      <text:p text:style-name="P14"/>
      <text:p text:style-name="P56">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ırmıştır. Yalan söylemekte olduklarından dolayı, onlar için acı bir azab vardır. (Bakara Suresi, 8-10)</text:p>
      <text:p text:style-name="P56"/>
      <text:p text:style-name="P56"><text:soft-page-break/>Gerçek şu ki, münafıklar (sözde), Allah'ı aldatmaktadırlar. Oysa O, onları aldatandır. Namaza kalktıkları zaman, isteksizce kalkarlar. İnsanlara gösteriş yaparlar ve Allah'ı ancak çok az anarlar. Arada bocalayıp dururlar. Ne onlarla, ne bunlarla. Allah kimi saptırırsa, artık sen ona yol bulamazsın. (Nisa Suresi, 142-143)</text:p>
      <text:p text:style-name="P56"/>
      <text:p text:style-name="P90">Onlara: "Allah'ın indirdiğine ve elçiye gelin" denildiğinde, o münafıkların senden kaçabildiklerince kaçtıklarını görürsün. (Nisa Suresi, 61)</text:p>
      <text:p text:style-name="P56"/>
      <text:p text:style-name="P56">Hani, münafık olanlar ve kalplerinde hastalık bulunanlar: "Allah ve Resulü, bize boş bir aldanıştan başka bir şey vaat etmedi" diyorlardı. 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2-13)</text:p>
      <text:p text:style-name="P263"/>
      <text:p text:style-name="P254">Bu ahlaktaki kişiler tarih boyunca tüm samimi mümin topluluklarının içinde görüldüğü gibi Hz. Mehdi cemaati içinde de bulunacaktır. Hadislerde bildirildiğine göre, Hz. Mehdi'nin cemaatinden ayrılanlar, yıllarca bu toplulukla birlikte hareket etmelerine rağmen daha sonradan kendilerine inkar edenlerin arasında bir yol çizeceklerdir. <text:s/>Müslümanlarla aynı iman ve samimiyette olmayan, Allah'a ve Kuran'a sadakat göstermeyen, Allah korkusu zayıf olan bu kişiler, kendi menfaatleriyle çatışan bir durum olduğunda Hz. Mehdi'nin yanından ayrılabileceklerdir. </text:p>
      <text:p text:style-name="P254">Hz. Mehdi'nin ahir zaman gibi zorlu bir dönemde yaptığı hizmetleri, sahip olduğu yüksek ahlakı görmelerine rağmen bu cemaatten ayrılan kişiler olması, toplumdaki bazı insanların da gerçekleri görmesini engelleyecek olabilir. Bu kişiler, Hz. Mehdi'nin yanından ayrıldıktan sonra Hz. Mehdi aleyhinde yalan ve iftiralar yayabilir, pek çok kişinin de Hz. Mehdi'yi takdir edememesine ve hatta yanlış tanımasına neden olabilirler. İnsanların büyük kısmı, münafıkların yalanlarına ve dayanaksız isnatlarına aldanacak ve bu nedenle Hz. Mehdi'ye karşı çekimser davranacak olabilir. (En doğrusunu Allah bilir). </text:p>
      <text:p text:style-name="P254">Aslında bu durum ahir zamanın ne kadar şiddetli bir dönem olduğunun anlaşılması açısından da son derece önemlidir. Söz konusu münafıkların, gözlerinin önünde gerçekleşen sayısız alamet ve benzersiz olaya şahitlik etmelerine rağmen Hz. Mehdi'nin yanından ayrılmaları, ahir zamanda Kuran ahlakından ne derece uzaklaşıldığını da göstermektedir. İyiliklerle kötülüklerin, haramlarla helallerin yer değiştirdiği, iyi insanların kötü, kötü insanların iyi olarak tanındığı bu dönemde Hz. Mehdi'yi tanıyanlar arasından bile bu ahlakta insanların çıkması dönemin çok zorlu olduğuna işarettir. Hadislerde ahir zamanda samimi iman etmemiş, Allah'tan gereği gibi korkmayan kimselerin inançlarını kaybedebilecekleri şöyle haber verilmektedir:</text:p>
      <text:p text:style-name="P254"/>
      <text:p text:style-name="P223"><text:span text:style-name="T51">Kıyamet, fitneler karanlık gecelerin parçaları gibi zuhur edinceye kadar kopmaz. Kişi, mümin olarak sabahlar, kafir olarak akşamlar. Veya mümin olarak akşamlar, kafir olarak sabahlar. Dünya menfaati karşılığında dinini satar.</text:span><text:span text:style-name="T8">79</text:span></text:p>
      <text:p text:style-name="P254"/>
      <text:p text:style-name="P223"><text:span text:style-name="T51">İleride öyle fitneler olacak ki, Cenab-ı Allah'ın ilimle ihya edip koruduğu insanlar hariç, kişi sabahleyin mümin olduğu halde, akşama kafir olacak, dinden çıkacaktır.</text:span><text:span text:style-name="T8">80</text:span><text:span text:style-name="T51"> </text:span></text:p>
      <text:p text:style-name="P254"/>
      <text:p text:style-name="P254">Hz. Mehdi, bu bölümde ele aldığımız tüm bu nedenlerden dolayı insanların büyük bir kısmı <text:soft-page-break/>tarafından tanınmayacaktır. Ancak Allah'ın takdir ettiği vakit geldiğinde, bu durum tamamen değişecektir. Hz. Mehdi ortaya çıkacak ve tüm insanlar onun Allah'ın ahir zaman için görevlendirdiği mübarek bir kulu olduğunu bileceklerdir. Hadislerde bildirildiğine göre Hz. Mehdi'nin açıkça tanınacağı ve kimsenin onu inkar edemeyeceği bir dönem Allah'ın izniyle muhakkak gelecektir:</text:p>
      <text:p text:style-name="P254"/>
      <text:p text:style-name="P223"><text:span text:style-name="T51">Bir adam (Mehdi) semadan ismiyle mutlaka çağırılacak ve delil onu inkar etmeyecek, zelil ona mani olmayacaktır.</text:span><text:span text:style-name="T8">81</text:span><text:span text:style-name="T51"> </text:span></text:p>
      <text:p text:style-name="P254"/>
      <text:p text:style-name="P223"><text:span text:style-name="T51">Gökten bir ses gelecek, onu (Hz. Mehdi'yi) ne delil inkar edecek ve ne de <text:s/>delil olmaktan o alıkonacak.</text:span><text:span text:style-name="T8">82</text:span></text:p>
      <text:p text:style-name="P254"/>
      <text:p text:style-name="P223"><text:span text:style-name="T51">Onun ismiyle semadan nida olunacak ve hiç kimse onun Mehdiliğini inkar etmeyecektir.</text:span><text:span text:style-name="T8">83</text:span></text:p>
      <text:p text:style-name="P254"/>
      <text:p text:style-name="P223"><text:span text:style-name="T51">Semadan bir el uzanacak ve insanlar ona (Hz. Mehdi'ye) <text:s/>bakacak ve göreceklerdir.</text:span><text:span text:style-name="T8">84</text:span></text:p>
      <text:p text:style-name="P254"/>
      <text:p text:style-name="P254">Bu dönemin gelmesiyle, insanların kargaşa, zorluk ve sıkıntı içinde geçirdikleri yıllar son bulacak ve "altın bir çağ" başlayacaktır. Altınçağ'da her çeşit ürün ve mal bolluğu olacaktır. Emniyet ve güven, sosyal adalet, refah, huzur ve saadet bu devrin belli başlı özelliklerinden olacaktır. Hadis-i şeriflerde, bu devirde yeryüzünün barışla dolacağı da müjdelenmektedir. Teknolojik gelişme, ahir zamanın bu devresinde doruğa ulaşacak, insanlar teknolojinin bütün nimetlerinden alabildiğine faydalanacaklardır. Kişiler Altınçağ'da hayatlarından o kadar memnun olacaklar ki, zamanın nasıl geçtiğinin farkına varamayacak, bu güzelliklerden daha fazla yararlanmak için, Allah'tan ömürlerinin uzatılmasını isteyeceklerdir. Hz. İsa ve Hz. Mehdi'nin vesile olmasıyla oluşacak bu güzel dönem, hadislerde şu şekilde haber verilmiştir:</text:p>
      <text:p text:style-name="P254"/>
      <text:p text:style-name="P223"><text:span text:style-name="T51">Resulullah buyurdu ki: "Ümmetimin sonunda bir halife gelecek, malı adetle saymayacak, avuçla avuçlayacaktır."</text:span><text:span text:style-name="T8">85 </text:span></text:p>
      <text:p text:style-name="P254"/>
      <text:p text:style-name="P223"><text:span text:style-name="T51">… Küçükler keşke ben büyük olsaydım, büyükler de keşke ben küçük olsaydım diye temenni ederler... İyi insanların iyiliği artar, kötülere karşı bile iyilik yapılır.</text:span><text:span text:style-name="T8">86</text:span><text:span text:style-name="T51"> </text:span></text:p>
      <text:p text:style-name="P254"/>
      <text:p text:style-name="P223"><text:span text:style-name="T51">Her tarafta <text:s/>yemek kazanları kaynayacak, misli görülmemiş bir bolluk <text:s/>yaşanacak, mala rağbet olmayacak.</text:span><text:span text:style-name="T8">87 </text:span></text:p>
      <text:p text:style-name="P254"/>
      <text:p text:style-name="P223"><text:span text:style-name="T51">O zaman ümmetim, iyisi kötüsü hepsi de mislini görmedikleri nimetlerle nimetlenir. Allah onlara, bol yağmur gönderir. Arz nebattan bir şey saklamaz. Mal hakir olur.</text:span><text:span text:style-name="T8">88 </text:span></text:p>
      <text:p text:style-name="P254"/>
      <text:p text:style-name="P223"><text:span text:style-name="T51">Kap su ile dolduğu gibi yeryüzü barışla dolacaktır. Hiçbir kimse arasında bir düşmanlık kalmayacaktır. Ve bütün düşmanlıklar, boğuşmalar, hasetleşmeler muhakkak kaybolup </text:span><text:soft-page-break/><text:span text:style-name="T51">gidecektir.</text:span><text:span text:style-name="T8">89 </text:span></text:p>
      <text:p text:style-name="P254"/>
      <text:p text:style-name="P223"><text:span text:style-name="T51">İnsanlar arasında sebebleri ortadan kalktığı için kin ve husumete yer <text:s/>vermeyecek...</text:span><text:span text:style-name="T8">90</text:span><text:span text:style-name="T51"> </text:span></text:p>
      <text:p text:style-name="P74">GEÇMİŞTE GÖNDERİLEN</text:p>
      <text:p text:style-name="P386">PEYGAMBERLER DE TOPLUMLARI TARAFINDAN TANINMAMIŞLARDIR</text:p>
      <text:p text:style-name="P263"/>
      <text:p text:style-name="P254"/>
      <text:p text:style-name="P254">Geçmiş dönemlerde gönderilen peygamberler ve elçiler de çoğunlukla kavimleri tarafından tanınmamış ve yalanlanmışlardır. Örneğin, sevgili Peygamberimiz Hz. Muhammed (sav)'in, tüm insanlığın hidayeti için gönderilmiş kutlu bir elçi olduğu -peygamberliğinin ilk dönemlerinde- insanların büyük bir kısmı tarafından inkar edilmiştir. Özellikle Yahudi ve Hristiyanların çoğunluğu, sahip oldukları pek çok bilgiye rağmen Hz. Muhammed (sav)'in peygamberliğini kabul etmemişlerdir. Peygamberimiz (sav)'in, kendisinden önce indirilmiş olan kitapları doğrulayan, insanların içine düştükleri ihtilafları ortadan kaldıran bir müjde verici ve uyarıcı olarak gönderilmiş olmasının yüzlerce delili olmasına rağmen, bu insanlar Hz. Muhammed (sav)'e tabi olmamışlardır. Oysa Kuran'dan önce vahyedilmiş kitaplarda, bu peygamberlerden sonra bir elçi geleceği haber verilmiş, bu elçi geldiğinde insanların ona uymaları gerektiği bildirilmiştir. Kuran'da bu gerçek şu şekilde yer alır:</text:p>
      <text:p text:style-name="P14"/>
      <text:p text:style-name="P56">Onlar ki, yanlarındaki Tevrat'ta ve İncil'de (geleceği) yazılı bulacakları ümmi haber getirici (Nebi) olan elçiye (Resul) uyarlar... (Araf Suresi, 157)</text:p>
      <text:p text:style-name="P56"/>
      <text:p text:style-name="P54">Bir başka ayette ise önceden kitap verilmiş olanların yani Yahudi ve Hristiyanların, Peygamberimiz (sav)'i yakından tanıdıkları, onun hak peygamber olduğunu bildikleri halde gerçeği sakladıkları haber verilmiştir:</text:p>
      <text:p text:style-name="P263"/>
      <text:p text:style-name="P307"><text:span text:style-name="T3">Kendilerine kitap verdiklerimiz, </text:span><text:span text:style-name="T9">onu (peygamberi), çocuklarını tanır gibi tanırlar. Buna rağmen içlerinden bir bölümü, bildikleri halde gerçeği gizlerler.</text:span><text:span text:style-name="T3"> (Bakara Suresi, 146)</text:span></text:p>
      <text:p text:style-name="P14"/>
      <text:p text:style-name="P54">Bir başka ayette de, söz konusu insanların aslında Kuran-ı Kerim'in hak kitap olduğunu da bildikleri haber verilmiştir:</text:p>
      <text:p text:style-name="P263"/>
      <text:p text:style-name="P307"><text:span text:style-name="T3">Allah'tan başka bir hakem mi arayayım? Oysa O, size Kitab'ı açıklanmış olarak indirmiştir. </text:span><text:span text:style-name="T9">Kendilerine kitap verdiklerimiz, bunun gerçekten Rabbinden hak olarak indirilmiş olduğunu bilmektedirler.</text:span><text:span text:style-name="T3"> Şu halde, sakın kuşkuya kapılanlardan olma. (Enam Suresi, 114)</text:span></text:p>
      <text:p text:style-name="P14"/>
      <text:p text:style-name="P54">Bununla birlikte Yahudi ve Hristiyanlar içinden vicdan sahibi samimi müminler, Peygamberimiz (sav) geldiğinde hemen hakkı tanımış ve ona tabi olmuşlardır. Ayetlerde şöyle <text:soft-page-break/>buyurulur:</text:p>
      <text:p text:style-name="P263"/>
      <text:p text:style-name="P264">... Onlardan, iman edenlere sevgi bakımından en yakın olarak da: "Hristiyanlarız" diyenleri bulursun. Bu, onlardan (birtakım) papaz ve rahiplerin olması ve onların gerçekte büyüklük taslamamaları nedeniyledir. Elçiye indirileni dinlediklerinde hakkı tanıdıklarından dolayı gözlerinin yaşlarla dolup taştığını görürsün. Derler ki: "Rabbimiz inandık; öyleyse bizi şahidlerle birlikte yaz. Hem Rabbimiz'in bizi salihler topluluğuna katmasını umarken ne diye Allah'a ve bize Hak'tan gelene inanmayalım?" (Maide Suresi, 82-84)</text:p>
      <text:p text:style-name="P14"/>
      <text:p text:style-name="P71"><text:span text:style-name="T29">Tüm bunlara rağmen, Yahudi ve Hristiyanların bir kısmı Peygamberimiz (sav)'in son hak peygamber, Kuran'ın da hak kitap olduğuna inanmamışlar, gördükleri tüm alametlere ve delillere rağmen Peygamberimiz (sav)'e itaat etmemişlerdir. Ayrıca Hz. İbrahim gibi birçok peygamberin kavimleri tarafından (Ankebut Suresi, 16-25) tanınmadıkları Kuran ayetlerinde bildirilmektedir. Hz. Yusuf'un ise kardeşleri tarafından tanınmadığı, </text:span><text:span text:style-name="T31">"... onu tanımadıkları halde kendisi onları hemen tanıdı." </text:span><text:span text:style-name="T29">(Yusuf Suresi, 58) ayetiyle haber verilmiştir. Benzer bir şekilde, Hz. İsa ve Hz. Mehdi geldiğinde de, insanların bir kısmı tüm delilleri görmelerine rağmen kişisel çıkar kaygılarıyla bu mübarek şahısları tanımazlıktan gelecek ve insanlardan gerçekleri saklayacak olabilirler. </text:span></text:p>
      <text:p text:style-name="P103">TARİH BOYUNCA PEYGAMBERLERE </text:p>
      <text:p text:style-name="P287">İMAN EDENLERİN SAYISI HEP</text:p>
      <text:p text:style-name="P359">ÇOK AZ OLMUŞTUR</text:p>
      <text:p text:style-name="P264"/>
      <text:p text:style-name="P254"/>
      <text:p text:style-name="P254">Ahir zamanda Hz. Mehdi'yi destekleyenlerin ve yardımcılarının sayısının çok az olacak olması Allah'ın Kuran'da bildirdiği adetullahının bir gereğidir. Bu durum, tarih boyunca yaşamış olan tüm mümin topluluklarında hep aynı olmuştur. Kuran'da peygamberlerin de çevrelerinde samimi olarak iman eden kişilerin hep çok az olduğuna dair bilgiler verilmiştir. Örneğin Hz. Musa'ya yalnızca yaşadığı toplumun gençlerinden oluşan çok az sayıda kimse iman etmiştir:</text:p>
      <text:p text:style-name="P264"/>
      <text:p text:style-name="P307"><text:span text:style-name="T3">Sonunda </text:span><text:span text:style-name="T9">Musa'ya kendi kavminin bir zürriyetinden (gençlerinden) başka</text:span><text:span text:style-name="T3"> -Firavun ve önde gelen çevresinin kendilerini belalara çarptırmaları korkusuyla- iman eden olmadı... (Yunus Suresi, 83)</text:span></text:p>
      <text:p text:style-name="P14"/>
      <text:p text:style-name="P54">Bir ayette Hz. Musa'ya inananların çok az sayıda olduklarını, dönemin Firavunu'nun şöyle dile getirdiği haber verilmiştir:</text:p>
      <text:p text:style-name="P56"/>
      <text:p text:style-name="P71"><text:span text:style-name="T31">"Gerçek şu ki </text:span><text:span text:style-name="T38">bunlar azınlık olan bir topluluktur.</text:span><text:span text:style-name="T31">" (Şuara Suresi, 54) </text:span></text:p>
      <text:p text:style-name="P263"/>
      <text:p text:style-name="P254">Aynı durum Hz. İsa'nın ilk geldiği dönemdeki yardımcıları için de geçerlidir. Rivayetlerden Hz. İsa'ya da az sayıdaki havarilerin iman ettikleri ve bunun dışında halktan ona inanan kimsenin olmadığı haber verilmiştir. Kuran'da Hz. İsa'ya inananların durumu şöyle bildirilmektedir: </text:p>
      <text:p text:style-name="P14"/>
      <text:p text:style-name="P71"><text:span text:style-name="T31">Ey iman edenler, Allah'ın yardımcıları olun: Meryem oğlu İsa'nın havarilere: "Allah'a (yönelirken) benim yardımcılarım kimlerdir?" demesi gibi. Havariler de demişlerdi ki: "Allah'ın yardımcıları bizleriz." </text:span><text:span text:style-name="T38">Böylece İsrailoğulları'ndan bir topluluk iman etmiş</text:span><text:span text:style-name="T31">, bir topluluk da inkar etmişti... (Saff Suresi, 14)</text:span></text:p>
      <text:p text:style-name="P263"/>
      <text:p text:style-name="P254">Kuran'da, Ashab-ı Kehf adlı topluluğun da sayılarının çok az olduğu bildirilmiştir:</text:p>
      <text:p text:style-name="P14"/>
      <text:p text:style-name="P71"><text:span text:style-name="T31">(Sonra gelen kuşaklar) Diyecekler ki: "</text:span><text:span text:style-name="T38">Üç'tüler, onların dördüncüsü köpekleridir." Ve: "Beştiler, onların altıncısı köpekleridir" diyecekler. (Bu,) Bilinmeyene (gayba) taş atmaktır. "Yedidirler, onların sekizincisi köpekleridir"</text:span><text:span text:style-name="T31"> diyecekler. De ki: "Rabbim, onların sayısını daha iyi bilir, onları pek az (insan) dışında kimse bilemez." ... (Kehf Suresi, 22)</text:span></text:p>
      <text:p text:style-name="P263"/>
      <text:p text:style-name="P254">Bir başka ayette ise Hz. Nuh'a uyan kimselerin sayısının da çok az olduğu şöyle haber verilmiştir:</text:p>
      <text:p text:style-name="P14"/>
      <text:p text:style-name="P71"><text:soft-page-break/><text:span text:style-name="T31">... Zaten </text:span><text:span text:style-name="T38">onunla birlikte çok azından başkası iman etmemişti.</text:span><text:span text:style-name="T31"> (Hud Suresi, 40)</text:span></text:p>
      <text:p text:style-name="P254">Kuran'da Hz. Lut'a da çok az kişinin iman ettiği bildirilmektedir. Lut kavmine büyük bir felaket isabet ettiğinde, Allah oradan sadece Hz. Lut'un iman eden aile mensuplarını -iman etmeyen hanımı dışında- kurtarmıştır:</text:p>
      <text:p text:style-name="P14"/>
      <text:p text:style-name="P71"><text:span text:style-name="T31">… </text:span><text:span text:style-name="T38">Kendi karısı dışında, onu ve ailesini muhakkak kurtaracağız.</text:span><text:span text:style-name="T31"> O (karısı) arkada kalacak olanlardandır." Elçilerimiz Lut'a geldikleri zaman o, bunlar dolayısıyla kötüleşti ve içi daraldı. Dediler ki: "Korkuya düşme ve hüzne kapılma. Karın dışında, seni ve aileni muhakkak kurtaracağız. O ise, arkada kalacaktır." (Ankebut Suresi, 32-33)</text:span></text:p>
      <text:p text:style-name="P263"/>
      <text:p text:style-name="P254">İnsanların Allah'ın elçilerine iman etmemelerinin birçok sebebi vardır. Bunlardan biri, önceki bölümlerde anlatıldığı gibi, asılsız iftiralar ve karalamalar nedeniyle toplumda oluşan "olumsuz kanaatlerdir". İnsanlar, inkar edenler tarafından "yalancı", "menfaatperest", "deli", "sapkın" gibi iftiralarla karşı karşıya kalan salih müminlerden uzak durmayı tercih etmişlerdir. Elbette bu durum, söz konusu insanların önemli bir yanılgısıdır. Ancak aynı yanılgı nedeniyle pek çok insan Hz. Mehdi'ye de tabi olmaktan kaçınacak ve ondan uzak duracaktır.</text:p>
      <text:p text:style-name="P54">Bir diğer neden, toplumda kabul gören batıl inanışların, hurafelerin ve türlü yanlış itikatların, Allah'ın elçileri vesilesiyle hak dinini göndermesiyle tüm sözde dayanaklarını yitirecek olmasıdır. Bu nedenle elçiler, haksızlığa ve adaletsizliğe dayanan sistemin bozulmasıyla menfaatleri zarar görecek olan kimselerin güçlü tepkileriyle, iftira ve karalamalarıyla karşılaşmışlardır. Bu durumun bir sonucu olarak da peygamberlere ve salih elçilere tarih boyunca hep az sayıda kişi iman etmiştir. Hadislerde işaret edildiğine göre, Hz. Mehdi cemaatinin sayısı da benzer nedenlerle çok az olacaktır. İnsanların büyük çoğunluğu hem iftiraların etkisi altında kalarak hem de olabilecek baskı ve zorluklardan endişe duyarak Hz. Mehdi ve cemaatinden uzak duracaklardır. </text:p>
      <text:p text:style-name="P254">Toplumsal baskı, insanların tarih boyunca iman sahiplerine yardımcı olmalarını engelleyen en önemli sebeplerden bir diğeridir. Kuran ayetlerinde bu konuda Hz. Musa'ya iman eden gençler örnek verilmektedir. Ayette şu şekilde bildirilmektedir:</text:p>
      <text:p text:style-name="P264"/>
      <text:p text:style-name="P307"><text:span text:style-name="T3">Sonunda Musa'ya kendi kavminin </text:span><text:span text:style-name="T9">bir zürriyetinden (gençlerinden) başka -Firavun ve önde gelen çevresinin kendilerini belalara çarptırmaları korkusuyla- iman eden olmadı.</text:span><text:span text:style-name="T3"> Çünkü Firavun, gerçekten yeryüzünde büyüklenen bir zorba ve gerçekten ölçüyü taşıranlardandı. (Yunus Suresi, 83)</text:span></text:p>
      <text:p text:style-name="P264"/>
      <text:p text:style-name="P307"><text:span text:style-name="T1">Yukarıdaki ayette Hz. Musa'ya </text:span><text:span text:style-name="T3">"Firavun ve önde gelen çevresinin kendilerini belalara çarptırmaları korkusuyla"</text:span><text:span text:style-name="T1"> iman edenin olmadığı bildirilmektedir. İnsanlar eğer Hz. Musa'ya iman ederlerse baskı göreceklerini, yurtlarından sürüleceklerini, tutuklanıp öldürüleceklerini düşünmüşlerdir. Bu korku nedeniyle de iman edenlerden uzak durmuş, başlarına kötü şeyler geleceğini düşündükleri için onlara yaklaşmamışlardır. Oysa Hz. Musa ve onunla birlikte olan salih müminler, Allah'ın izniyle çok şerefli ve kutlu bir hayat yaşamışlardır. Ahirette de güzel </text:span><text:soft-page-break/><text:span text:style-name="T1">ahlaklarının, sabırlarının, iyi davranışlarının karşılığını en güzel şekilde alacaklarını ummaktadırlar. Hadislerin işaretlerine göre aynı durum Hz. Mehdi için de söz konusu olacak, toplumun büyük kesimi menfaatlerine zarar gelmesi endişesiyle Hz. Mehdi'ye yakın olmaktan, onu desteklemekten kaçınacaklardır.</text:span></text:p>
      <text:p text:style-name="P54">Ayette haber verilen bilgilerden biri de Hz. Musa'ya sadece kavminden genç bir topluluğun iman etmiş olmasıdır. Hadislerde, Hz. Mehdi'ye de gençlerin tabi olacağına işaret edilmektedir. Bu bilgilere göre Hz. Mehdi'nin cemaati hem sayıca az hem de gençlerden oluşan bir topluluk olacaktır. (En doğrusunu Allah bilir). Hz. Mehdi'nin çevresinde gençlerin olacağına işaret eden hadislerden bazıları şu şekildedir:</text:p>
      <text:p text:style-name="P253"/>
      <text:p text:style-name="P307"><text:span text:style-name="T51">Mehdi bizden Ehl-i Beytten (soyumdan) </text:span><text:span text:style-name="T9">bir gençtir.</text:span><text:span text:style-name="T51"> İhtiyarlarınız ona yetişmeyecek, gençleriniz ise onu ümid edeceklerdir. Allah dilediğini yapacaktır.</text:span><text:span text:style-name="T8">91</text:span></text:p>
      <text:p text:style-name="P213"/>
      <text:p text:style-name="P307"><text:span text:style-name="T51">Mehdi'nin bayraktarı, sakalı hafif, rengi sarı, küçük bir genç olacaktır.</text:span><text:span text:style-name="T8">92 </text:span></text:p>
      <text:p text:style-name="P257"/>
      <text:p text:style-name="P307"><text:span text:style-name="T51">Onun bayraktarı doğudan Temimi soyuna mensup bir genç olacaktır.</text:span><text:span text:style-name="T8">93</text:span><text:span text:style-name="T51"> </text:span></text:p>
      <text:p text:style-name="P159">AHİR ZAMANDA HZ. İSA (AS) VE</text:p>
      <text:p text:style-name="P74">HZ. MEHDİ (AS)'IN KARŞISINDAKİ </text:p>
      <text:p text:style-name="P74">NEGATİF GÜÇ: DECCAL</text:p>
      <text:p text:style-name="P218"/>
      <text:p text:style-name="P213"/>
      <text:p text:style-name="P213">Peygamberimiz (sav)'in ahir zamanı anlatan pek çok hadisinde Deccal'in kıyametin en önemli alametlerinden biri olduğu bildirilmiştir. Hadislerde ayrıca Deccal'in, karmaşa ve huzursuzluğun yaygınlaşmasına neden olan, insanları ahlaksızlığa ve kötülüğe iten, kitleleri inkara ve isyana yönlendiren, terörün ve şiddetin kaynağı olacağına dair pek çok işaret yer almaktadır.</text:p>
      <text:p text:style-name="P213">Tüm bu işaretlerin gösterdiğine göre, Deccal kıyametten önceki son dönemde, yani ahir zamanda ortaya çıkıp insanları din ahlakından uzaklaştıracak, yeryüzünde büyük kargaşa ve zulme neden olacaktır. Peygamber Efendimiz (sav), Deccal'in fitnesinin büyüklüğüne dikkat çekerek tüm Müslümanları bu tehlikeye karşı uyarmıştır:</text:p>
      <text:p text:style-name="P254"/>
      <text:p text:style-name="P307"><text:span text:style-name="T51">Allah'ın Hz. Adem'i yaratmış olduğu günden bu yana, Deccal'in fitnesinden daha büyük bir fitne olmamıştır.</text:span><text:span text:style-name="T8">94</text:span></text:p>
      <text:p text:style-name="P254"/>
      <text:p text:style-name="P254">Peygamberimiz (sav)'in hadislerinde Deccal'in ortaya çıkacağı tarihe yönelik de bazı bilgiler yer almaktadır. Peygamberimiz (sav), bir hadis-i şerifinde Deccal'in yüzyılın başında çıkacağını bildirmiştir:</text:p>
      <text:p text:style-name="P254"/>
      <text:p text:style-name="P307"><text:span text:style-name="T51">Dünya kurulduğundan beri her yüzün başında önemli bir olay olmuştur. Bir yüzün başlarında da Deccal çıkar ve Meryem oğlu İsa nüzul ederek (yeryüzüne inerek) onu yok eder.</text:span><text:span text:style-name="T8">95</text:span></text:p>
      <text:p text:style-name="P254"/>
      <text:p text:style-name="P254">Peygamberimiz (sav) bir başka hadisinde ise şöyle buyurmaktadır:</text:p>
      <text:p text:style-name="P254"/>
      <text:p text:style-name="P307"><text:span text:style-name="T51">Bu ümmetin ömrü bin seneyi geçecek, fakat bin beş yüz seneyi aşmayacaktır...</text:span><text:span text:style-name="T8">96</text:span></text:p>
      <text:p text:style-name="P254"/>
      <text:p text:style-name="P254">Peygamber Efendimiz (sav), ümmetin ömrünün 1500 seneyi geçmeyeceğini bildirdiğine göre, bu büyük olayların meydana gelişinin 2000'li yıllara işaret ediyor olması muhtemeldir. (En doğrusunu Allah bilir).</text:p>
      <text:p text:style-name="P254">Büyük İslam alimi Bediüzzaman Said Nursi, Hicri 1327'de Şam'daki Emevi Camii'nde verdiği ünlü hutbesinde, 1371'den sonraki İslam aleminin geleceğine yönelik izahlar yaparken, Hz. Mehdi'nin büyük fikri mücadelesinin 2000'li yıllarda gerçekleşeceğine dikkat çekmiştir: </text:p>
      <text:p text:style-name="P254"/>
      <text:p text:style-name="P307"><text:span text:style-name="T51">Evet şimdi olmasa da </text:span><text:span text:style-name="T9">30-40 SENE SONRA </text:span><text:span text:style-name="T51">fen ve hakiki marifet (hüner, sanat , ilim ve fenlerle öğrenilen bilgi) ve medeniyetin mehasini (iyi ve faydalı yönlerini) o üç kuvveti tam teçhiz edip (o üç kuvvetle donatıp), cihazatını verip (gerekli ihtiyacını karşılayıp) o dokuz manileri mağlup </text:span><text:soft-page-break/><text:span text:style-name="T51">edip (o dokuz engelleri yenip) dağıtmak için taharri-i hakikat meyelanını (gerçekleri araştırma eğilimi) ve insaf ve muhabbet-i insaniyeyi (insan sevgisini) o dokuz düşman taifesinin (sınıfının) cephesine göndermiş, inşaAllah </text:span><text:span text:style-name="T9">YARIM ASIR SONRA</text:span><text:span text:style-name="T51"> onları darmadağın edecek.</text:span><text:span text:style-name="T8">97</text:span></text:p>
      <text:p text:style-name="P254"/>
      <text:p text:style-name="P254">Deccal'in en önemli özelliği, insanları din ahlakından uzaklaştırmak için faaliyet göstermesi; tüm dünyaya Kuran ahlakını hakim kılmakla görevli olan Hz. İsa ve Hz. Mehdi'ye karşı batıla dayalı bir mücadele vermesi olacaktır. Dolayısıyla Bediüzzaman'ın bu açıklaması Hz. İsa ve Hz. Mehdi'ye karşı mücadele verecek olan Deccal'in de Hz. Mehdi ile aynı tarihlerde, yani 2000'li yıllarda faaliyet halinde olacağını ortaya koymaktadır. (En doğrusunu Allah bilir).</text:p>
      <text:p text:style-name="P254">Hadislerin işaretlerine göre, Deccal'in Hz. İsa ve Hz. Mehdi'ye karşı yürüteceği bu büyük faaliyet çok yönlü olacak, Deccal amacına ulaşabilmek için çok farklı yöntem ve taktikler kullanacaktır. İnsanları Allah'ı anmaktan, Kuran'da bildirilen ahlakı yaşamaktan, Hz. İsa ve Hz. Mehdi'ye uymaktan alıkoyabilmek için her yola başvuracaktır. </text:p>
      <text:p text:style-name="P161">ORTAYA ÇIKTIĞI İLK DÖNEMLERDE </text:p>
      <text:p text:style-name="P221">DECCAL DE TANINMAYACAKTIR</text:p>
      <text:p text:style-name="P217"/>
      <text:p text:style-name="P213"/>
      <text:p text:style-name="P213">İnsanların Hz. İsa ve Hz. Mehdi'yi tanıyıp onlara destek olmalarına engel olan en önemli nedenlerden biri hiç şüphesiz, Deccal'i gerçek yüzüyle tanıyamamaları olacaktır. Deccal, bir yandan insanları Hz. İsa ve Hz. Mehdi'den uzaklaştırmak için çeşitli yollara başvururken, bir yandan da asıl yüzünü saklamak için birtakım taktikler uygulayacaktır. Bu nedenle aynı Hz. İsa ve Hz. Mehdi gibi, Deccal de ilk çıktığında tanınmayacak ve Deccal olarak bilinmeyecektir. Bediüzzaman Said Nursi eserlerinde bu konuyu şöyle açıklamaktadır: </text:p>
      <text:p text:style-name="P38"/>
      <text:p text:style-name="P71"><text:span text:style-name="T52">Bu dünya tecrübe meydanıdır. Akla kapı açılır, fakat ihtiyarı elinden alınmaz. Öyle ise o eşhas (şahıslar), hatta o müthiş Deccal dahi çıktığı zaman çokları, hatta kendisi de bidayeten (açıkça) Deccal olduğunu bilmez. Belki nur-u imanın (imanın ışığı) dikkatiyle, o eşhas-ı ahir zaman (ahir zaman şahısları) tanınabilir.</text:span><text:span text:style-name="T35">98 </text:span></text:p>
      <text:p text:style-name="P54"/>
      <text:p text:style-name="P54">Bediüzzaman'ın bu açıklamalarına göre, Deccal türlü aldatmacalar ve hilelerle kendisini insanlara farklı şekilde tanıtacak, bu nedenle bu kandırmacalara inanan insanlar da ahir zamanın bu inkarcı şahsiyetini ilk dönemlerinde tanıyamayacaklardır. (En doğrusunu Allah bilir).</text:p>
      <text:p text:style-name="P54">Deccaliyet'in hilelerine aldanmamak ve doğru teşhislerde bulunabilmek için, Deccal'in kendisini hangi yollara başvurarak saklayabileceğini bilmek son derece önemlidir. Unutmamak gerekir ki, Deccal'in tüm yönleriyle deşifre olması, Deccaliyet'in inananlar aleyhine kurmuş olduğu tuzakların bozulması için önemli bir vesiledir.</text:p>
      <text:p text:style-name="P54"/>
      <text:p text:style-name="P54"/>
      <text:p text:style-name="P92">HZ. İSA (AS) VE HZ. MEHDİ (AS)'IN</text:p>
      <text:p text:style-name="P74">TANINMAMASINDA DECCAL'İN</text:p>
      <text:p text:style-name="P74">PROPAGANDALARININ BÜYÜK</text:p>
      <text:p text:style-name="P359">ETKİSİ OLACAKTIR</text:p>
      <text:p text:style-name="P14"/>
      <text:p text:style-name="P54"/>
      <text:p text:style-name="P54">Deccal'in amacı Kuran ahlakının yaşanmasını engellemek ve Hz. İsa ile Hz. Mehdi'nin mücadelesini etkisiz hale getirebilmektir. Bunun için bu mübarek kişilerin yaptıkları hayırlı faaliyetlerin insanlar tarafından anlaşılmasını engellemeye çalışacak hatta Hz. İsa ve Hz. Mehdi'yi topluma yanlış tanıtabilmek, insanların onlara karşı düşman olmasını sağlayabilmek için herşeyi yapacaktır. Geniş kitleleri etkisi altına almaya çalışacak ve çevresinde oluşturacağı bu topluluk ile bu kutlu şahıslara karşı çok büyük bir mücadele yürütecektir. Peygamberimiz (sav)'in hadislerindeki işaretlere göre, Hz. İsa ve Hz. Mehdi'nin ilk ortaya çıktıkları dönemlerde toplumun büyük bir kesimi tarafından tanınamamalarında Deccal'in kullanacağı bu propaganda yöntemlerinin kuvvetli etkisi olacaktır.</text:p>
      <text:p text:style-name="P54">Propaganda yöntemleri, günümüzün en bilinen kitle yönlendirme hareketlerinden biridir. Kimi zaman bazı abartılı haberler, kimi zaman hiçbir gerçekliği olmayan bilgiler kullanılarak geniş kitleler istenilen şekilde yönlendirilebilmekte ve hatta toplumsal infialler bile oluşturulabilmektedir. Hadislerde işaret edildiğine göre, Deccal de, insanların Hz. İsa ve Hz. Mehdi'ye itaat etmelerini engellemek amacıyla çeşitli propaganda yöntemleri kullanacaktır. Deccal'in kullanacağı propaganda taktikleri, tarih boyunca inkarcıların başvurdukları yöntemler ile benzerlik gösterecektir. Kuran'da inkarcıların, müminler aleyhinde komplolar kurmak, çeşitli yalanlarla toplumu müminler aleyhinde kışkırtmaya çalışmak, sahte deliller oluşturmak, insanları galeyana getirebilecek üsluplar kullanmak, oluşabilecek infial ortamını şiddetlendirmek için yaygaracı üsluplar kullanmak gibi yöntemlere başvurdukları haber verilmektedir. İnkarcılar, ellerindeki imkanları kullanarak hiç olmamış birşeyi dahi olmuş gibi gösterebilmekte ve bu şekilde toplumu diledikleri gibi yönlendirebilmektedirler. </text:p>
      <text:p text:style-name="P213">Deccal de ahir zamanda bu şekilde propaganda yöntemleri kullanarak çeşitli iftira ve yalanlarla toplumu istediği şekilde yönlendirmeye çalışabilir. Deccal'in hadislerde işaret edilen bir önemli özelliği vardır ki, bu da iftira ve yalanlarını çok fazla sayıda kişiye ulaştıracak imkana sahip olmasıdır. Hadislerde Deccal'in basın ve yayın araçlarını kullanarak propaganda yapacağına yönelik işaretler yer almaktadır. (En doğrusunu Allah bilir).</text:p>
      <text:p text:style-name="P1"/>
      <text:p text:style-name="P71"><text:span text:style-name="T52">Deccal çıktığında müthiş bir şekilde bağırır, nara atar ki, Doğu ve Batı'nın bütün halkı onu duyar.</text:span><text:span text:style-name="T35">99</text:span></text:p>
      <text:p text:style-name="P59"/>
      <text:p text:style-name="P71"><text:span text:style-name="T52">"Deccal, evlerinize girmiş, çocuklarınızı esir almıştır" diye bir ses duyulacaktır.</text:span><text:span text:style-name="T35">100</text:span></text:p>
      <text:p text:style-name="P54"/>
      <text:p text:style-name="P54">Bu ifadelerde Deccal'in sesinin dünyanın her yerinden duyulacağı ve kitle iletişim <text:soft-page-break/>araçlarını kullanarak tüm evlere gireceği haber verilmektedir. Dolayısıyla Deccal aynı anda pek çok yere birden girebilecektir. Hadislerdeki işaretlere göre, Deccal bu araçları kullanarak ahlaksızlığın propagandasını yapıp salih müminleri karalamayı hedefleyecektir. </text:p>
      <text:p text:style-name="P71"><text:span text:style-name="T29">Radyo, televizyon, internet, gazete, dergi gibi iletişim araçları günümüzde haber iletmenin ve insanları bilgilendirmenin en önemli yollarıdır. Bu araçlar insanların kültür seviyesini artırmak, halkı güncel gelişmeler hakkında bilgilendirmek, insanları güzel ahlaka davet etmek amacıyla kullanılabileceği gibi; iftira ve yalan haber yaymak, insanları kötülüğe yönlendirmek, kötü ahlakı teşvik edip yaymak amaçlı da kullanılabilir. Hadislerdeki işaretlere göre, Deccal bu araçları kullanarak ahlaksızlığın propagandasını yapıp salih müminleri karalamayı hedefleyecektir. Televizyon ve basın yolunu kullanarak Hz. İsa ve Hz. Mehdi'ye "uzak durun", "sapkın", "büyülenmiş", "insanları delalete sürüklüyor", "insanları kandırıyor" gibi iftiralar atacaktır. Sürekli ahlaksızlığın propagandasının yapıldığı, müminlerin ve güzel ahlaklı insanların karalanmaya çalışıldığı bir ortamda yeterince bilgi sahibi olmayan pek çok kişi de -kendince Deccal'i kuvvetli ve güçlü gördüğünden- ondan yana tavır alacaktır. Tüm bu olayları Kuran ahlakına ve ehl-i sünnet inancına göre değerlendirmeyen bir kısım cahil Müslümanlar da farkında olmadan Deccal'e destek vererek onun bu propagandasını güçlendireceklerdir. Bir hadiste </text:span><text:span text:style-name="T31">"Şüphesiz beraberinde bir cennet ve bir cehennem (diye isimlendirdiği iki ırmak) bulunması da onun fitnesidir. Aslında cehennemi bir cennet olup, cenneti de bir cehennemdir."101</text:span><text:span text:style-name="T29"> sözleriyle bildirildiği gibi, insanlara iyiyi kötü, kötüyü iyi gibi gösterecektir. Onun bu propagandasının bir sonucu olarak da Hz. İsa, Hz. Mehdi ve diğer salih müminler toplumun büyük bölümü tarafından tanınamayacak ve hatta kötü bilinecektir.</text:span></text:p>
      <text:p text:style-name="P213">Deccal, halkın istediği gibi ve onların nefislerine uygun şekilde davranacağı için onlar da Deccal'i sevecek ve onun gösterdiği yola uyacaklardır. İnsanların büyük bir kısmı, Deccal'in kendilerini iyiliğe çağırdığını sanarak ona tabi olacak ve asıl tabi olmaları gereken Hz. İsa ve Hz. Mehdi'den de yüz çevireceklerdir. Hatta onlara cephe alacaklardır. Deccal'in sunduğu sahte propagandalar nefislerine ve çıkarlarına daha uygun olacağı için tercihlerini Müslümanlar aleyhinde kullanacaklardır. </text:p>
      <text:p text:style-name="P54">Önceki bölümlerde detaylı olarak anlatıldığı gibi, Deccal'in bu tür propaganda yöntemlerinden etkilenerek Hz. Mehdi'nin yanından ayrılanlar da olacaktır. Bu durumu haber veren hadislerden bazıları şöyledir:</text:p>
      <text:p text:style-name="P290"/>
      <text:p text:style-name="P307"><text:span text:style-name="T51">Mehdi ile birlikte mücadele edeceklerdir. Sonra Medine sarsılacak, münafıklarını içinden atacaktır... Orada halis Müslümanlar kalacak, bilahare Beyt-i Makdis'e hicret edeceklerdir...</text:span><text:span text:style-name="T8">102 </text:span></text:p>
      <text:p text:style-name="P254"/>
      <text:p text:style-name="P223"><text:span text:style-name="T51">Kıyamet kopmaz, ümmetimden bir taife herkes üzerinde hakim olmadıkça. Onlar kendilerini terk edenlerin terk etmesine aldırmazlar ve kendilerine yardım edene de aldırmazlar.</text:span><text:span text:style-name="T8">103 </text:span></text:p>
      <text:p text:style-name="P254"/>
      <text:p text:style-name="P307"><text:span text:style-name="T1">Şunu da belirtmek gerekir ki, Deccal bu eylemleri sırasında açık propaganda taktikleri kullanabileceği gibi, sinsice telkinler vererek de insanları yönlendirmeye çalışabilir. Müminler aleyhinde yürüttüğü propaganda çalışmalarında açıkça müminleri kötülemeye çalışan üsluplar </text:span><text:soft-page-break/><text:span text:style-name="T1">kullanabileceği gibi, dolaylı olarak onları hedef alan, toplumda yanlış imajlar oluşturacak üsluplar da kullanabilir. Bu nedenle Müslümanların Deccal'in her türlü yöntem ve oyununa karşı son derece dikkatli olmaları gerekir. Deccal'in hilelerini anlayıp onun fitnesinden sakınmak isteyen Müslümanların yapması gereken, tam anlamıyla Kuran ahlakına uymak ve Peygamberimiz (sav)'in sünnetini kendilerine rehber edinmektir. Rabbimiz Kuran'da iman edenlere, </text:span><text:span text:style-name="T3">"fasıklardan kendilerine bir haber geldiğinde onu iyice araştırmalarını"</text:span><text:span text:style-name="T1"> bildirmiştir: </text:span></text:p>
      <text:p text:style-name="P264"/>
      <text:p text:style-name="P264">Ey iman edenler, eğer bir fasık, size bir haber getirirse, onu 'etraflıca araştırın'. Yoksa cehalet sonucu, bir kavme kötülükte bulunursunuz da, sonra işlediklerinize pişman olursunuz. (Hucurat Suresi, 6)</text:p>
      <text:p text:style-name="P264"/>
      <text:p text:style-name="P254">Rabbimiz'in bu emrine uyan Müslümanlar, Allah'ın izniyle, Deccal'in yalan ve iftiralara dayalı propagandalarının etkisi altında kalmazlar. Duydukları her haberi, kendilerine gelen her bilgiyi akıl, vicdan ve Kuran ahlakının ölçüleriyle değerlendirdiklerinde iyiyi kötüyle, doğruyu yanlışla karıştırmaktan korunmuş olurlar.</text:p>
      <text:p text:style-name="P254">hir zaman, din ahlakının gereği olan dürüstlüğün, adaletin, ihtiyaç içinde olanın korunmasının, mazlumların haklarının gözetilmesinin, sadaka vermenin, merhametli ve hoşgörülü olmanın gittikçe azaldığı bir dönemdir. Bu erdemlerin yerini yalan, sahtekarlık, acımasızlık, geçimsizlik, bencillik, saldırganlık almıştır. Yardımsever olmanın bir tür saflık olarak algılandığı, dürüst olmanın gereksiz, merhametli ve yumuşak huylu olmanın garip karşılandığı, adaletin sağlanmadığı, zulmün ve haksızlığın yaygınlaştığı böyle bir ortamda insanlar neyin iyi neyin kötü, neyin doğru neyin yanlış olduğunu ayırt etmekte zorlanırlar. </text:p>
      <text:p text:style-name="P213">İyi ve kötünün hangi değerlere, hangi kıstaslara göre belirlendiği son derece önemlidir. Eğer insanlar kişisel menfaat ve değer yargılarına göre iyi ve kötüyü belirleyecek olurlarsa bu büyük bir karmaşaya neden olur. Zira insanların gerçek iyiliği bulmaları ancak Kuran ahlakına uygun olarak düşünmeleri ve vicdanlarına uyarak yaşamaları ile mümkündür. Ahir zamanda ise insanların Kuran ahlakından uzaklaşmış olmaları, iyiyle kötüyü karıştırmalarına ve böylece doğru olandan uzaklaşmalarına neden olacaktır.</text:p>
      <text:p text:style-name="P254">Kuşkusuz ki bu durum Deccal'in mücadelesinde oldukça önemli bir rol oynayacaktır. Din ahlakına uygun olmayan sistemlerin ve ideolojilerin ana savunucusu ve destekleyicisi konumundaki Deccal, ahir zamanın bu bozuk ortamından kuvvet bulacak ve insanların büyük çoğunluğunun kendi telkinleri doğrultusunda hareket etmesini sağlayacaktır. Bu nedenle, Deccal'in insanları doğru yoldan ayırmak, Hz. İsa ve Hz. Mehdi'nin tanınmamasını sağlamak için hangi yöntemlere başvurabileceğinin deşifre edilmesi son derece önemlidir. Bu bölümde bu yöntemler ele alınacaktır. Temennimiz, bu bilgilerin insanları Hz. İsa yeniden dünyaya geldiğinde ve Hz. Mehdi ortaya çıktığında Deccal'in aldatmacalarına kapılmaktan alıkoymasıdır. </text:p>
      <text:p text:style-name="P40"/>
      <text:p text:style-name="P40">Deccal'in İnsanların Büyük Kısmını Etkisi Altına Alması, Hz. İsa ve Hz. Mehdi'ninTanınmasını Engelleyecektir</text:p>
      <text:p text:style-name="P307"><text:span text:style-name="T8">"Deccal'in tabileri (</text:span><text:span text:style-name="T1">ona uyanlar) </text:span><text:span text:style-name="T8">çoktur. Kendisine birçok kimse iltihak eder (katılır).</text:span><text:span text:style-name="T1">"104 </text:span><text:soft-page-break/><text:span text:style-name="T1">hadisiyle haber verildiği gibi, Deccal ortaya çıktığı zaman, kendisine pek çok kişinin uymasını sağlayacaktır. Bir başka hadiste ise; </text:span><text:span text:style-name="T3">"Muhakkak ki o, Harem (Mekke-Medine) ile Beyt-i Mukkaddes dışında yeryüzünün tümüne galip olacak..."</text:span><text:span text:style-name="T1">105 sözleriyle bu durum haber verilmiştir. Ayrıca, mecazi anlatımlar kullanılan bazı hadislerde de Deccal'e çok fazla sayıda insanın uyacağına ve kurduğu sistemin oldukça güçlü olacağına dair işaretler yer almaktadır. Bediüzzaman Said Nursi, Deccal ile ilgili hadisleri açıklarken Deccal'in kurduğu din ahlakına uygun olmayan sistemin büyüklüğüne dikkat çekmektedir. Bediüzzaman açıklamalarında hadislerdeki işaretlerin, </text:span><text:span text:style-name="T3">"Deccal'in iktidar ve icraatının büyüklüğünü" </text:span><text:span text:style-name="T1">ifade ettiğini söylemektedir. Peygamberimiz (sav)'in hadislerindeki işaretlere göre, materyalist ve ateist bir dünya oluşturmak isteyen Deccal, kendisinin sözde ilahlığını ilan edecek ve insanların büyük bir kısmını da sahte telkinleri ile aldatacaktır. Deccal'in desteklediği materyalist ve ateist ideolojilerin yalanlarına aldanan insanlar, din ahlakından uzaklaşacak ve toplumlarda ahlaki çöküntü ve dejenerasyon başgösterecektir. Bununla birlikte, sayıca az da olsalar Hz. Mehdi ve beraberindeki müminler Deccal'e karşı büyük bir fikri mücadele içinde olacaklardır. Deccal'in gerçek yüzünün farkında olanların sayıca az olduklarını Bediüzzaman şu şekilde ifade etmektedir:</text:span></text:p>
      <text:p text:style-name="P254"/>
      <text:p text:style-name="P307"><text:span text:style-name="T51">Gaybı ancak Allah bilir. Bu hadisin bir tevili şu olmak gerektir ki: İsa Aleyhisselam'ı nur-u iman (imanın ışığı) ile tanıyan ve tabi olan cemaat-i ruhaniye-i mücahidinin kemiyeti (cehd eden ruhani cemaatinin sayısı), Deccal'in mektepçe ve askerce ilmi ve maddi ordularına nisbeten çok az ve küçük olmasına işaret ve kinayedir.</text:span><text:span text:style-name="T8">106</text:span></text:p>
      <text:p text:style-name="P307"><text:span text:style-name="T8">"... Deccal'ın mektepçe ve askerce ilmi ve maddi ordularına...": </text:span><text:span text:style-name="T1">Bediüzzaman bu sözüyle Deccal'in destekçisi olan dinsiz güçlerin hem eğitim kadroları, hem askeri güç, hem de maddi açıdan çok güçlü olacaklarını belirtmektedir. </text:span></text:p>
      <text:p text:style-name="P307"><text:span text:style-name="T8">"... cemaat-ı ruhaniye-i mücahidinin...": <text:s/></text:span><text:span text:style-name="T1">Bediüzzaman bu ifadeyle Hz. İsa ve ona tabi olan topluluğun Deccal'e karşı fikri bir mücadele içinde olacağını belirtmektedir. Bu topluluk güzel ahlakı yaymak için büyük bir çaba sarf edecek, ihlasla Allah yolunda çalışacaktır. Bediüzzaman'ın burada kullandığı "ruhani" ifadesi ise bu topluluğun samimi iman etmiş, olayların görünen yönlerinin yanı sıra batıni yönlerini de yaşayan bir topluluk olduğunu ifade etmektedir. </text:span></text:p>
      <text:p text:style-name="P254">Bediüzzaman Said Nursi'nin Deccal'e uyanların sayıca çok olduğunu ve Deccal'in geniş imkanlara sahip olacağını ifade eden sözlerinden bir diğeri ise şu şekildedir:</text:p>
      <text:p text:style-name="P254"/>
      <text:p text:style-name="P291">Hazret-i İsa (A.S.) Deccal ile mücadelesi zamanında, on arşın yukarıya atlayıp sonra kılıncı onun dizine yetiştirebilir derecesinde, vücudca o derece Deccal'ın heykeli Hazret-i İsa'dan büyüktür, diye meâlinde rivayet var. Demek Deccal, Hazret-i İsa Aleyhisselâm'dan on, belki yirmi misli yüksek kametli (boylu) olmak lâzım gelir... </text:p>
      <text:p text:style-name="P307"><text:span text:style-name="T51">Birinci Cihet: Din-i İsevi'nin hakikisini esas tutan İsevi ruhanilerin <text:s/>cemaati ve onlara karşı dinsizliği tervice başlayan (geçerli kılan) cemaat tecessüm (cisim şekline girmek) etseler, bir minare yüksekliğinde bir <text:s/>insanın yanında bir çocuk kadar da olamaz.</text:span><text:span text:style-name="T8">107</text:span></text:p>
      <text:p text:style-name="P254">Bediüzzaman bu açıklamasıyla Peygamberimiz (sav)'in hadislerindeki işaretler <text:soft-page-break/>doğrultusunda Deccal'in çevresindeki insanların sayısının, Hz. İsa'yı destekleyen kimselere oranla çok daha fazla olacağını belirtmiştir. Bu açıklamaya göre, ahir zamanda samimi dindarların sayısı, dinsizliği teşvik eden güçlere oranla çok daha az olacaktır. </text:p>
      <text:p text:style-name="P307"><text:span text:style-name="T1">Hadislerde işaret edildiğine göre, insanların büyük çoğunluğu kimi zaman cehaletten kimi zaman da dünyevi istek ve tutkuları nedeniyle Deccal'in sahte telkinlerine kanacak, onun yalanlarına inanacaklardır. Deccal, ancak imanın insanlara kazandırdığı anlayış ve kavrayışla tanınabilecek, din ahlakını gereği gibi yaşamayan insanların Deccal'in gerçek yüzünü görmeleri pek mümkün olmayacaktır. Nitekim, büyük İslam alimi Bediüzzaman Said Nursi de, </text:span><text:span text:style-name="T5">"... Halbuki demiştik: Bu dünya tecrübe meydanıdır. Akla kapı açılır, fakat ihtiyarı elinden alınmaz. Hatta o müthiş Deccal dahi çıktığı zaman çokları, hatta kendisi de </text:span><text:span text:style-name="T8">bidayeten</text:span><text:span text:style-name="T5"> (ilk başta) </text:span><text:span text:style-name="T8">Deccal olduğunu bilmez. Belki nur-u imanın </text:span><text:span text:style-name="T5">(imanın ışığı) </text:span><text:span text:style-name="T8">dikkatiyle, o eşhas-ı ahir zaman </text:span><text:span text:style-name="T5">(ahir zaman kişileri) </text:span><text:span text:style-name="T8">tanıyabilir...</text:span><text:span text:style-name="T5">"</text:span><text:span text:style-name="T1">108</text:span><text:span text:style-name="T5"> </text:span><text:span text:style-name="T1">sözüyle Deccal'in herkes tarafından hemen tanınamayacağını belirtmektedir. </text:span></text:p>
      <text:p text:style-name="P254">İnsanların Deccal'i tanıyamamaları ve onun sözlerine aldanmaları, Hz. İsa ve Hz. Mehdi'yi fark edememelerine neden olacaktır. Deccal, elinde bulundurduğu geniş imkanlarla toplumun büyük bölümünü etkisi altına alacak, onları istediği şekilde yönlendirecek ve Hz. İsa ve Hz. Mehdi'den uzak durmalarını sağlayacaktır.</text:p>
      <text:p text:style-name="P264"/>
      <text:p text:style-name="P229">Deccal'in Baskı ve Zulme Dayalı Uygulamaları, İnsanların </text:p>
      <text:p text:style-name="P229">Hz. İsa ve Hz. Mehdi'ye Uymalarına Engel Olacaktır</text:p>
      <text:p text:style-name="P213">Hadislerin işaret ettiği bir diğer bilgi de, önceki bölümlerde vurgulandığı gibi, ahir zamanda insanları din ahlakından uzaklaştıran Deccal'in maddi imkanlarının çok geniş, iktidarının ise güçlü olacağıdır. Deccal bu güç ve imkanı, müminlerle mücadele etmek için kullanacaktır. Söz konusu bu mücadele ise çok yönlüdür. Deccal, müminleri manen zayıflatmaya ve yıldırmaya çalışabileceği gibi, fiziksel olarak da müminler üzerinde baskı uygulayacaktır. Deccal'in bu yoğun baskısı, insanların Hz. İsa ve Hz. Mehdi'den uzak durmalarının en önemli sebeplerinden biri olacaktır. Nitekim Kuran'da, inkar edenlerin müminlere sözle ve kötü davranışlarla eziyet vermelerinin yanı sıra, onları fiziksel olarak da zulme uğratabilecekleri bildirilmiştir:</text:p>
      <text:p text:style-name="P264"/>
      <text:p text:style-name="P264">... Sizden önce kendilerine kitap verilenlerden ve şirk koşmakta olanlardan elbette çok eziyet verici (sözler) işiteceksiniz... (Al-i İmran Suresi, 186)</text:p>
      <text:p text:style-name="P264"/>
      <text:p text:style-name="P264">Hani o inkar edenler, seni tutuklamak ya da öldürmek veya sürgün etmek amacıyla, tuzak kuruyorlardı... (Enfal Suresi, 30)</text:p>
      <text:p text:style-name="P264"/>
      <text:p text:style-name="P254">Büyük İslam alimi Bediüzzaman da sözlerinde Deccal'in gücünün ve iktidarının şiddete ve baskıya dayalı olduğunu bildirmektedir:</text:p>
      <text:p text:style-name="P254"/>
      <text:p text:style-name="P71"><text:span text:style-name="T52">... Deccal, büyük bir baskı ve büyük bir zulüm ve büyük bir şiddet ve dehşet ile hak ettiklerinden büyük bir iktidar görünür.</text:span><text:span text:style-name="T35">109</text:span></text:p>
      <text:p text:style-name="P54"/>
      <text:p text:style-name="P54"><text:soft-page-break/>Deccal'in, İslam dünyasını baskı altına alacağı, salih Müslümanlara zor ve çetin günler yaşatacağı Bediüzzaman'ın bir başka sözünde ise şu şekilde açıklanmaktadır:</text:p>
      <text:p text:style-name="P253"/>
      <text:p text:style-name="P307"><text:span text:style-name="T51">Ahir zamanın Süfyan ve Deccal gibi nifak (ikiyüzlülük) ve zındıka (küfür) başına geçecek eşhas-ı müdhişe-i muzırraları (zarar veren dehşetli şahısları) ... beşerin hırs ve şikakından (ikiyüzlülüğünden) istifade ederek az bir kuvvetle nev-i beşeri (insanları) herc-ü merc (darmadağın) eder ve koca Alem-i İslam'ı esaret altına alır.</text:span><text:span text:style-name="T8">110 </text:span></text:p>
      <text:p text:style-name="P264"/>
      <text:p text:style-name="P307"><text:span text:style-name="T3">"Ahir zamanın Süfyan ve Deccal gibi nifak ve zındıka başına geçecek eşhas-ı müdhişe-i muzırraları...": </text:span><text:span text:style-name="T1">Deccal ve Süfyan (</text:span><text:span text:style-name="T5">hadislerde ahir zamanda İslam dünyası içerisinde ortaya çıkacağı ve Hz. Mehdi'ye karşı mücadele edeceği bildirilen ve Süfyan-ı Deccal olarak anılan negatif güç</text:span><text:span text:style-name="T1">) gibi insanlara zarar veren, onları kötülüğe yönelten ahir zaman şahısları bu dönemde, inkarcıları ve münafıkları Müslümanların aleyhinde birleştirecek ve onların önderliğini yapacaklardır.</text:span></text:p>
      <text:p text:style-name="P223"><text:span text:style-name="T3">"... beşerin hırs ve şikakından</text:span><text:span text:style-name="T1"> (ikiyüzlülüğünden) </text:span><text:span text:style-name="T3">istifade ederek az bir kuvvetle nev-i beşeri </text:span><text:span text:style-name="T1">(insanları) </text:span><text:span text:style-name="T3">herc-ü merc </text:span><text:span text:style-name="T1">(darmadağın) </text:span><text:span text:style-name="T3">eder ve koca Alem-i İslam'ı esaret altına alır..."</text:span><text:span text:style-name="T1">: Deccal, insanları haktan uzaklaştırmak için onların hırslarından ve ikiyüzlülüklerinden faydalanacaktır. Bu yolla yeryüzünde kargaşaya ve fitnelere neden olacaktır. Bu durumdan en çok etkilenen kitle ise İslam dünyası olacaktır. Deccal, özellikle Müslümanları hedef alacak ve onlar üzerinde baskı ve şiddet uygulayacaktır. </text:span></text:p>
      <text:p text:style-name="P254">Hiç şüphesiz Allah'a teslim olup tevekkül edenler, Allah'ın izniyle, başlarına isabet eden her olayın Allah'ın takdiriyle gerçekleştiğini ve bunda çok büyük hayırlar olduğunu bilirler. İmanları ve tevekkülleri, içinde bulundukları şartlar ne olursa olsun güven duygusu içinde olmalarını sağlar.</text:p>
      <text:p text:style-name="P254">Allah'a tevekkül etmeyen, Allah'tan gereği gibi korkup sakınmayan insanlar için ise Deccal'in oluşturacağı bu ortam bu kimselerin tedirginlik duyup korkuya kapılmalarına neden olacaktır. Söz konusu insanlar, böyle bir baskı ortamı karşısında Deccal'in şiddetinden korkarak, Hz. İsa ve Hz. Mehdi'den uzak duracak olabilirler. "Eğer Hz. İsa ve Hz. Mehdi ile birlikte hareket edersek, Deccal'ın şiddetini üzerimize çekeriz" şeklinde bir korkuya kapılabilirler. Hatta bu insanlar sadece kendileri onlardan uzak kalmakla yetinmeyip, yakınlarını ve çocuklarını da Hz. İsa'dan ve Hz. Mehdi'den uzak tutmaya çalışabilirler. Deccal'in aldatmacası ile din ahlakından uzaklaşan ve samimi dindarlara karşı düşmanlık besleyen insanların baskısından korkabilirler. </text:p>
      <text:p text:style-name="P254">Tarih boyunca yaşamış olan toplumlarda insanların baskı ve zulümden korkarak, elçilere uymaktan ve hak dini yaşamaktan çekindikleri Kuran'da da haber verilen bir durumdur. Oysa bu son derece yersiz bir korkudur. Çünkü Allah, yalnızca Kendisi'nden korkup sakınan, Kendisi'ne güvenip tevekkül eden kullarını korur ve inşaAllah onları başarıya eriştirir. Bu gerçek Kuran'da şu şekilde haber verilmiştir:</text:p>
      <text:p text:style-name="P217"/>
      <text:p text:style-name="P217">Elçilerini hidayet ve hak din üzere gönderen O'dur. Öyle ki onu (hak din olan İslam'ı) bütün dinlere karşı üstün kılacaktır; müşrikler hoş görmese bile. (Saff Suresi, 9)</text:p>
      <text:p text:style-name="P257"/>
      <text:p text:style-name="P301"><text:soft-page-break/>Deccal Hakkı Batıl, Batılı Hak Göstererek Hz. İsa'nın ve </text:p>
      <text:p text:style-name="P301">Hz. Mehdi'nin Tanınmasını Engelleyecektir </text:p>
      <text:p text:style-name="P307"><text:span text:style-name="T1">Deccal kelimesinin sözlük anlamlarından biri de</text:span><text:span text:style-name="T3"> "hak ile batılı karıştıran, sözü süsleyip batılı hak gösteren"</text:span><text:span text:style-name="T1">dir. Deccal'in doğruyu yanlış, yanlışı doğru; iyiyi kötü, kötüyü iyi gösterdiğine işaret eden hadislerden bazıları şu şekildedir:</text:span></text:p>
      <text:p text:style-name="P254"/>
      <text:p text:style-name="P150"><text:span text:style-name="T51">Sonra Deccal çıkacak, beraberinde bir ırmak ve bir ateş bulunacaktır. (Onu inkar edip) Ateşine düşenin sevabı vacip olacak, (ona iman edip) ırmağına düşenin ise günahı vacip olacaktır.</text:span><text:span text:style-name="T8">111 </text:span></text:p>
      <text:p text:style-name="P291"/>
      <text:p text:style-name="P307"><text:span text:style-name="T51">Şüphesiz beraberinde bir cennet ve bir cehennem (diye isimlendirdiği iki ırmak) bulunması da onun fitnesidir. Aslında cehennemi bir cennet olup, cenneti de bir cehennemdir...</text:span><text:span text:style-name="T8">112 </text:span></text:p>
      <text:p text:style-name="P254"/>
      <text:p text:style-name="P254">Hadislerde de belirtildiği gibi, Deccal'in insanlara iyi olarak tanıttığı değerler aslında onların kötülüklerine ve hatta felaketlerine neden olacak şeylerdir; onlara kötü gibi gösterdiği değerler ise aslında onların iyiliklerine ve menfaatlerine olan şeylerdir. Ne var ki insanların büyük bir kısmı, olayları Kuran ahlakına ve Peygamberimiz (sav)'in sünnetine göre değerlendirmedikleri için, Deccal'in kendilerini iyiliğe çağırdığını sanarak ona tabi olacak ve asıl tabi olmaları gerekenlerden de yüz çevireceklerdir. Bunun ne kadar büyük bir hata olduğunu ise, Deccal'in oluşturduğu zulüm ortamı sayesinde anlayacaklardır. Bu nedenledir ki, Peygamberimiz (sav) insanları uyarmış ve onların Deccal'in kötü olarak gösterdiği şeyin iyi olduğunu bilerek hareket etmeleri gerektiğini bildirmiştir:</text:p>
      <text:p text:style-name="P213"/>
      <text:p text:style-name="P307"><text:span text:style-name="T51">Deccal çıkar. Beraberinde su ve ateş vardır. İnsanların su olarak gördüğü yakıcı bir ateştir. İnsanların ateş olarak gördükleri de soğuk ve tatlı bir sudur. Sizden her kim bunu idrak ederse ateşi tercih etsin; kendini ateşe <text:s/>atsın. Aslında o tatlı ve güzel bir sudur.</text:span><text:span text:style-name="T8">113 </text:span></text:p>
      <text:p text:style-name="P254"/>
      <text:p text:style-name="P254">Elbette Deccal'in bu hilesini en fazla kullanacağı konu ise, kendince salih müminleri kötülemesi olacaktır. Hz. İsa, Rabbimiz'in <text:s text:c="3"/>Kuran'da övgüyle bahsettiği, dünyada ve ahirette seçkin kılınanlardan olduğunu bildirdiği kutlu bir peygamberdir. Hz. Mehdi ise, adaleti, dürüstlüğü, sabrı, tevazusu, cesareti, güvenilirliği, şefkati, merhameti gibi üstün ahlak özellikleri ile tüm insanlara örnek olan çok mübarek bir şahıstır. Ancak tüm bunlara rağmen, hadislerde işaret edildiğine göre Deccal, bu mübarek insanları ve yaptıkları hayırlı işleri kötü gibi göstermeye çalışacaktır. İnsanları Hz. İsa'ya ve Hz. Mehdi'ye uymaktan alıkoyabilmek için aleyhlerinde olumsuz faaliyetlerde bulunacaktır. Kuran ahlakını yeterince bilmeyen ya da tam anlamıyla yaşamayan insanlar, farkında olmadan Deccal'in aleyhte yürüteceği bu propagandaların etkisi altında kalabilir, Hz. İsa ve Hz. Mehdi hakkında asılsız ve yanlış düşüncelere kapılabilirler. </text:p>
      <text:p text:style-name="P254">Deccal bu sonuca ulaşabilmek için, Hz. Mehdi'nin yanında bulunmuş, ancak münafıkane bir tavır göstererek onun yanından ayrılmış kişilerle de iş birliği yapabilir. Nitekim münafık <text:soft-page-break/>karaktere sahip kişilerin, müminlerin aleyhine faaliyette bulunmak için inkar edenlerle iş birliği yaptıkları Kuran'da da bildirilen bir durumdur. Hz. Muhammed (sav) dönemindeki münafıklar, Peygamberimiz (sav) gibi üstün ahlaklı mübarek bir insanla birarada bulunmalarına rağmen onun yanından ayrılmış ve inananların aleyhine inkarcılarla iş birliği içerisine girmişlerdir. Ayette bu kişilerin durumu şu şekilde haber verilmiştir:</text:p>
      <text:p text:style-name="P106">Zarar vermek, inkarı (pekiştirmek), müminlerin arasını ayırmak ve daha önce Allah'a ve elçisine karşı savaşanı gözlemek için mescid edinenler ve, "Biz iyilikten başka bir şey istemedik" diye yemin edenler (var ya,) Allah onların şüphesiz yalancı olduklarına şahitlik etmektedir. (Tevbe Suresi, 107)</text:p>
      <text:p text:style-name="P264"/>
      <text:p text:style-name="P254">Bu kişilerin dikkat çekici özelliklerden biri de böylesine çirkin bir tutum içerisindeyken dahi "iyilik yapmak amacında oldukları" yalanını söyleyebilmeleridir. Hadislerde işaret edildiğine göre, Deccal de tıpkı bu münafık karakterli insanlar gibi, yeryüzünde kötülüğü yaygınlaştırmayı hedeflemesine rağmen insanların iyiliğini istediğini öne sürecektir. Şüphesiz bu büyük bir yalandır. Samimi olarak iman edenlerin, Deccal'in din ahlakından uzak bir hayata, ahlaksızlığa ve kötülüğe olan bu çirkin davetine karşı vereceği cevap ise açıktır. Ayette şöyle bildirilmiştir: </text:p>
      <text:p text:style-name="P264"/>
      <text:p text:style-name="P264">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217"/>
      <text:p text:style-name="P301">Deccal, İyiliklerini İstiyor Gibi Görünerek <text:s/>İnsanların </text:p>
      <text:p text:style-name="P301">Hz. İsa ve Hz. Mehdi'ye Uymalarını Engelleyecektir</text:p>
      <text:p text:style-name="P254">Önceki bölümde de anlatıldığı gibi Deccal, hakkı batıl, batılı ise hak göstererek gerçek yüzünü insanlardan saklayacak ve bu yolla Hz. İsa ve Hz. Mehdi'nin tanınmasına engel olacaktır. Peygamberimiz (sav)'in hadislerindeki işaretlere göre, Deccal kendisini insanlara, onların zarara uğramalarını engellemeye ve onları tehlikelerden korumaya çalışıyor gibi gösterecektir. Kuran ahlakını yaşamayan ve kişisel menfaatlerine zarar gelmemesini herşeyden önemli sayan pek çok insan da Deccal'in bu aldatmacasına kanacaktır. Deccal'in bu hileli yöntemi sonucunda pek çok insan, kendilerini asıl olarak kurtuluşa ulaştıracak olanın Deccal olduğuna inanacak ve Hz. İsa ve Hz. Mehdi'den yüz çevireceklerdir.</text:p>
      <text:p text:style-name="P54">Oysaki inkarcıların, insanları kendi taraflarına çekebilmek ve onları müminlerden uzaklaştırabilmek için böyle bir yöntem kullandıkları Kuran'da da haber verilmiştir. Örneğin Firavun, tüm acımasızlığına ve mazlum halka yaptığı tüm zulme rağmen, gerçekte onların iyiliklerini düşünüyor ve onları korumak istiyormuş gibi görünmeye çalışmıştır. Bu amaçla insanlara, Hz. Musa'nın çağırdığı yolun onlara zarar vereceğini, kendisinin ise bu zararı engellemek istediği telkininde bulunmuştur. Firavun'un bu amaçla halkına yaptığı konuşmalar ve söylediği yalanlar Kuran ayetlerinde şöyle haber verilmiştir:</text:p>
      <text:p text:style-name="P263"/>
      <text:p text:style-name="P307"><text:span text:style-name="T3">Firavun dedi ki: "Bırakın beni, Musa'yı öldüreyim de o (gitsin) Rabbine yalvarıp-yakarsın. Çünkü ben, </text:span><text:span text:style-name="T9">sizin dininizi değiştirmesinden ya da yeryüzünde fesat çıkarmasından korkuyorum</text:span><text:span text:style-name="T3">." (Mümin Suresi, 26)</text:span></text:p>
      <text:p text:style-name="P88"><text:span text:style-name="T31">... Firavun dedi ki: "Ben, size yalnızca gördüğümü (kendi görüşümü) gösteriyorum ve </text:span><text:span text:style-name="T38">ben sizi doğru yoldan da başkasına yöneltmiyorum.</text:span><text:span text:style-name="T31">" (Mümin Suresi, 29)</text:span></text:p>
      <text:p text:style-name="P56"/>
      <text:p text:style-name="P71"><text:span text:style-name="T31">Dediler ki: "Bunlar herhalde iki sihirbazdır, </text:span><text:span text:style-name="T38">sizi sihirleriyle yurdunuzdan sürüp-çıkarmak ve örnek olarak tutturduğunuz yolunuzu (dininizi) yok etmek istemektedirler.</text:span><text:span text:style-name="T31">" (Taha Suresi, 63)</text:span></text:p>
      <text:p text:style-name="P123"/>
      <text:p text:style-name="P126">Peygamberimiz (sav)'in hadislerinde bildirildiğine göre ahir zamanda Deccal de, tıpkı Firavun'un toplumunu aldatmaya çalışması gibi, kendisinin insanları doğru yola iletmeye çalıştığını söyleyecektir. İnsanların büyük çoğunluğunu gerçekte onları felaketlerden korumaya çalıştığını iddia ederek aldatacaktır. </text:p>
      <text:p text:style-name="P254">Ancak, Deccal'in insanları çağırdığı yol hiç şüphesiz çıkmaz bir yoldur ve onları kurtuluşa değil büyük bir felaket ve azaba yöneltir. Deccal'in kayıp ve zarar gibi gösterdiği şeyler, müminler için büyük bir kazanç ve Allah'ın izniyle hayırdır.</text:p>
      <text:p text:style-name="P254">Firavun'un, yakın çevresinin, ona uyanların ve geçmişte benzer tavrı sergileyenlerin uğradığı son ise, Kuran ahlakına karşı mücadele edenler için büyük bir ibrettir: </text:p>
      <text:p text:style-name="P14"/>
      <text:p text:style-name="P56">Firavun ailesinin ve onlardan öncekilerin gidiş tarzı gibi Allah'ın ayetlerini inkar ettiler de, Allah da onları günahlarından dolayı yakalayıverdi. Şüphesiz, Allah, en büyük kuvvet sahibidir, sonuçlandırması pek şiddetlidir. (Enfal Suresi, 52)</text:p>
      <text:p text:style-name="P56"/>
      <text:p text:style-name="P40">Deccal'in, Nefislerine Hitap Ederek İnsanları Etkisi Altına Alması, Hz. İsa ve Hz. Mehdi'nin Tanınmasını Engelleyecektir </text:p>
      <text:p text:style-name="P307"><text:span text:style-name="T1">Deccal'in insanları aldatmakta kullandığı yöntemlerden biri de onların</text:span><text:span text:style-name="T3"> "nefislerine ve hevalarına hitap etmesi"</text:span><text:span text:style-name="T1">dir. Allah, Kuran'da nefsin insanı kötülüğe sürüklediğini bildirmiş ve insanlara vicdanlarına uygun hareket etmelerini emretmiştir: </text:span></text:p>
      <text:p text:style-name="P264"/>
      <text:p text:style-name="P307"><text:span text:style-name="T3">... Çünkü gerçekten </text:span><text:span text:style-name="T9">nefis, -Rabbim'in kendisini esirgediği dışında- var gücüyle kötülüğü emredendir</text:span><text:span text:style-name="T3">. Şüphesiz, benim Rabbim, bağışlayandır, esirgeyendir. (Yusuf Suresi, 53)</text:span></text:p>
      <text:p text:style-name="P14"/>
      <text:p text:style-name="P71"><text:span text:style-name="T31">Nefse ve ona 'bir düzen içinde biçim verene', sonra ona fücurunu (sınır tanımaz günah ve kötülüğünü) ve ondan sakınmayı ilham edene (andolsun). </text:span><text:span text:style-name="T38">Onu arındırıp-temizleyen gerçekten felah bulmuştur.</text:span><text:span text:style-name="T31"> Ve onu (isyanla, günahla, bozulmalarla) örtüp-saran da elbette yıkıma uğramıştır. (Şems Suresi, 7-10)</text:span></text:p>
      <text:p text:style-name="P56"/>
      <text:p text:style-name="P54">Bu nedenle müminler, her zaman vicdanlarının sesine göre hareket eder ve nefislerini temizleyip arındırmak için çaba gösterirler. Allah'tan gereği gibi korkmayan insanlar ise nefislerinin isteklerine göre hareket etmekten çekinmezler. Oysa nefsin yönlendirmesiyle hareket etmek insanlara sıkıntı ve zorluk getirir. Çünkü nefis insanları yalan söylemeye, bencilliğe, acımasızlığa, kıskançlığa, kibirli davranmaya, adaletsizliğe, merhametsizliğe, <text:soft-page-break/>sevgisizliğe, şirke ve hatta inkara yöneltebilir. Geçmişte gönderilmiş peygamberlere de pek çok insan bu nedenle itaat etmemiş, peygamberlerin onları davet ettiği yol bu insanların nefislerine zor gelmiştir. Bu gerçeği Allah bir ayette şu şekilde bildirmektedir:</text:p>
      <text:p text:style-name="P56"/>
      <text:p text:style-name="P71"><text:span text:style-name="T31">Yahut: "Onda bir delilik var" mı diyorlar? Hayır, o, </text:span><text:span text:style-name="T38">onlara hak ile gelmiş bulunmaktadır ve onların çoğu hakkı çirkin karşılıyorlar.</text:span><text:span text:style-name="T31"> (Müminun Suresi, 70)</text:span></text:p>
      <text:p text:style-name="P123"/>
      <text:p text:style-name="P126">Peygamberimiz (sav)'in hadislerde işaret ettiğine göre, ahir zamanda Deccal de insanların bu yönünü kullanacak ve bu yolla kendisine taraftar toplamaya çalışacaktır. İnsanların nefislerine hitap ederek onları dilediği gibi yönlendirebilecektir. Ahir zamanda insanların büyük çoğunluğunun din ahlakından uzaklaşmış olduğu da göz önünde bulundurulursa, Deccal'in insanların nefislerine uygun hareket etmesinin nasıl bir sonuç meydana getirebileceği daha iyi anlaşılacaktır. Deccal, insanların sadece kendi menfaatlerini düşünecekleri, kendi çıkarları için adaletsizlik yapabilecekleri, yalan söyleyebilecekleri, zayıf ve güçsüz olanları diledikleri gibi ezebilecekleri, dünyevi güzellikleri hırsla tüketebilecekleri ortamlar meydana getirecektir. Dahası çeşitli mazeretlerle insanlara bunların hepsini sözde meşru ve makul gösterecektir. Gayri meşru ilişkilere, içkiye, uyuşturucuya, dejenere bir hayata özendirerek bu ahlaksızlıklara eğilimi olan insanları istediği şekilde yönlendirecektir. Böylece, din ahlakından uzak insanlar Hz. İsa ve Hz. Mehdi'nin kendilerini çağırdığı hak yola uymaktansa, Deccal'in kendilerini yönlendirdiği kötülüklerin peşinden gideceklerdir. </text:p>
      <text:p text:style-name="P254">Oysaki insanların yalnızca nefisleri doğrultusunda hareket etmeleri, tüm insanlığa büyük bela ve felaket getirecek bir sistemi de beraberinde getirir. Rabbimiz Kuran'da, insanların heva ve heveslerine yani nefislerine uymaları durumunda herşeyin bozulmaya uğrayacağını bildirmiştir:</text:p>
      <text:p text:style-name="P14"/>
      <text:p text:style-name="P71"><text:span text:style-name="T31">Eğer </text:span><text:span text:style-name="T38">hak, onların heva (istek ve tutku)larına uyacak olsaydı hiç tartışmasız, gökler, yer ve bunların içinde olan herkes (ve herşey) bozulmaya uğrardı.</text:span><text:span text:style-name="T31"> Hayır, Biz onlara kendi şan ve şeref (zikir)lerini getirmiş bulunuyoruz, fakat onlar kendi zikirlerinden yüz çeviriyorlar. (Müminun Suresi, 71)</text:span></text:p>
      <text:p text:style-name="P56"/>
      <text:p text:style-name="P54">Gönderilen tüm elçiler ise insanları heva ve heveslerinden sakınmaya ve yalnızca Allah'ı razı edecek güzel davranışlarda bulunmaya çağırmışlardır. Ayette peygamberlerin, toplumun hevalarına uymayacakları şöyle bildirilmiştir:</text:p>
      <text:p text:style-name="P263"/>
      <text:p text:style-name="P264">De ki: "Ben, sizin Allah'tan başka tapmakta olduklarınıza tapmaktan nehyedildim." De ki: "Ben sizin heva (istek ve tutku)larınıza uymam; yoksa bu durumda ben şaşırıp sapmış ve doğru yolu bulmamışlardan olurum." (Enam Suresi, 56)</text:p>
      <text:p text:style-name="P14"/>
      <text:p text:style-name="P71"><text:span text:style-name="T29">Hz. İsa ve Hz. Mehdi de geldiklerinde, din ahlakından uzaklaşmış olan insanların isteklerine, amaçlarına ve taleplerine göre değil, yalnızca Allah'ın rızasına uygun olarak </text:span><text:soft-page-break/><text:span text:style-name="T29">davranacaklardır. Kuran'da </text:span><text:span text:style-name="T31">"Gerçekten sen onları dosdoğru olan bir yola çağırıyorsun. Ancak ahirete inanmayanlar, şüphesiz yoldan sapanlardır."</text:span><text:span text:style-name="T29"> (Müminun Suresi, 73-74) ayetleriyle buyurulduğu gibi, bu mübarek şahısların insanları çağırdığı yol doğru olan yoldur. Ancak insanların büyük çoğunluğu bu mübarek şahısların üstünlüklerini vicdanen kavrayacakları halde, nefislerinin etkisinde kalarak bu durumu anlamazlıktan gelecek ve Deccal'in kendilerini çağırdığı menfaatlerin peşi sıra gideceklerdir. Hz. İsa'yı ve Hz. Mehdi'yi kabul etmemek, onlara destek olmamak ve onlardan uzak durabilmek için ise çeşitli bahanelerin ardına sığınacaklardır. Hz. İsa ve Hz. Mehdi'ye uymamak için bahane arayan bu gibi insanların yardımcısı ise yine Deccal olacaktır. Deccal, aradıkları bahaneleri insanlara hazır olarak sunacak, onlara bu durumu daha da kolaylaştıracaktır. İnsanların isteklerine ve onların nefislerine uygun şekilde davranacağı için nefisler Deccal'i sevecek ve onun sunduğu bahanelere severek uyacaklardır. Deccal'i nefsen sevecekleri için, ahlaken sevmeye gerek duymayacak ve asıl tabi olmaları gereken Hz. İsa ve Hz. Mehdi'den yüz çevireceklerdir. </text:span></text:p>
      <text:p text:style-name="P54"/>
      <text:p text:style-name="P301">Deccal, İnsanlara Vesveseler Vererek Hz. İsa ve </text:p>
      <text:p text:style-name="P301">Hz. Mehdi'ninTanınmasını Engelleyecektir</text:p>
      <text:p text:style-name="P254">Hadislerde bildirildiğine göre, Deccal'in hilelerinden biri de insanlara sinsice vesveseler vermesi, bu yolla onların akıllarını karıştırmasıdır. Deccal, insanların yersiz şüpheler duymalarını ve bu nedenle de Hz. İsa ve Hz. Mehdi geldiklerinde onlara uymakta tereddüte kapılmalarını sağlayacaktır. Oysa Hz. İsa, Rabbimiz'in Katında seçkin ve onurlu kılınmış mübarek bir peygamberdir. Güçlü Allah korkusu ve derin imanının nuruyla, görenlerin diğer insanlara kıyasla çok üstün bir şahısla karşı karşıya olduklarını anlayacakları kutlu bir peygamberdir. Samimiyetle bakanların onu tanımak konusunda kalplerinde Allah'ın izniyle hiçbir şüphe oluşmayacaktır. Hz. Mehdi ise, Allah'ın ahir zamanda insanların hidayetine vesile olmakla şereflendirdiği çok üstün ahlaklı ve mübarek bir kimse ve tüm insanlar için bir hidayet önderidir. Gördüklerini vicdanıyla değerlendiren her insan, Allah'ın dilemesiyle Hz. Mehdi'nin Rabbimiz'in özel olarak görevlendirdiği kutlu bir insan olduğunun farkına varacaktır. Buna rağmen derin imana sahip olmayan, Allah'tan gereği gibi korkmayan ya da münafıkane bir karakter taşıyan kimseler ise, Deccal'in ve taraftarlarının vereceği vesveselerin de etkisiyle, Hz. İsa ve Hz. Mehdi'yi tanıyamayacak, bu mübarek insanların yanında yer almakta tereddüt edeceklerdir. </text:p>
      <text:p text:style-name="P54">Peygamberimiz (sav)'in hadislerinde Deccal'in insanları vesvese ve şüpheye düşürerek kandıracağı şu şekilde haber verilmiştir:</text:p>
      <text:p text:style-name="P253"/>
      <text:p text:style-name="P307"><text:span text:style-name="T51">Her kim Deccal'in çıktığını işitirse ondan uzaklaşsın. Allah'a yemin olsun ki kişi kendini mümin zannederek (kendine güven içerisinde) onun yanına gider ve Deccal'in şüphelendirmesiyle onu takip eder.</text:span><text:span text:style-name="T8">114 </text:span></text:p>
      <text:p text:style-name="P254"/>
      <text:p text:style-name="P223"><text:span text:style-name="T51">Deccal'in çıktığını işittiğinizde ondan kaçınız. Çünkü bir adam onu reddetmek niyetiyle yanına gelir, fakat ona tabi olup kalır. Zira Deccal ile <text:s/>beraber kalpleri vesveselendiren çok şeyler vardır.</text:span><text:span text:style-name="T8">115 </text:span></text:p>
      <text:p text:style-name="P254"><text:soft-page-break/></text:p>
      <text:p text:style-name="P254">Peygamber Efendimiz (sav) Müslümanları Deccal'in özellikle bu yönüne karşı uyarmıştır. Deccal'in söz konusu özelliği, şeytanın sapkın karakteri ile büyük bir benzerlik göstermektedir. Allah, şeytanın insanları vesvese ve kuruntularla aldatmaya çalıştığını Kuran'da şöyle haber vermiştir:</text:p>
      <text:p text:style-name="P264"/>
      <text:p text:style-name="P307"><text:span text:style-name="T3">"</text:span><text:span text:style-name="T9">Onları -ne olursa olsun- şaşırtıp-saptıracağım, en olmadık kuruntulara düşüreceğim</text:span><text:span text:style-name="T3">... (Nisa Suresi, 119)</text:span></text:p>
      <text:p text:style-name="P307"><text:span text:style-name="T9">(Şeytan) Onlara vaatler ediyor, onları en olmadık kuruntulara düşürüyor</text:span><text:span text:style-name="T3">... (Nisa Suresi, 120) </text:span></text:p>
      <text:p text:style-name="P264"/>
      <text:p text:style-name="P307"><text:span text:style-name="T1">Ayetin devamında ise Allah </text:span><text:span text:style-name="T3">"... Oysa şeytan, onlara bir aldanıştan başka bir şey vaat etmez."</text:span><text:span text:style-name="T1"> (Nisa Suresi, 120) şeklinde bildirerek şeytanın verdiği bu kuruntu ve vesveselerin yalnızca boş bir aldanıştan ibaret olduğunu bildirmiştir. </text:span></text:p>
      <text:p text:style-name="P254">Şeytan gibi, Deccal'in insanlara verdiği vaatler ve kalplerine düşürdüğü kuruntu ve vesveseler de aynı şekilde geçersiz ve asılsızdır. Buna rağmen insanların bir kısmı, şeytanın sahte telkinlerine kulak verdikleri gibi, Deccal'in verdiği vesveseleri de dinleyecek ve doğru yoldan yüz çevireceklerdir. Kuran'da, şeytanın verdiği kuruntulara aldanarak salih müminlerle dost olmayan, onları desteklemekten ve onlarla birlikte olmaktan kaçınan insanların durumu ve bu tavırlarından dolayı ahirette duyacakları pişmanlık şöyle bildirilmiştir:</text:p>
      <text:p text:style-name="P217"/>
      <text:p text:style-name="P223"><text:span text:style-name="T3">(Münafıklar) Onlara seslenirler: "Biz sizlerle birlikte değil miydik?" Derler ki: "Evet, ancak siz kendinizi fitneye düşürdünüz, (Müslümanları acıların ve yıkımların sarmasını) gözetip-beklediniz, </text:span><text:span text:style-name="T9">(Allah'a ve İslam'a karşı) kuşkulara kapıldınız. Sizleri kuruntular yanıltıp-aldattı. Sonunda Allah'ın emri (olan ölüm) geliverdi; ve o aldaltıcı da sizi Allah ile (Allah'ın adını kullanarak, hatta masumca sizden görünerek) aldatmış oldu.</text:span><text:span text:style-name="T3">" (Hadid Suresi, 14)</text:span></text:p>
      <text:p text:style-name="P264"/>
      <text:p text:style-name="P254">Ayette de haber verildiği gibi, bu kimseler şeytanın aldatmacalarına uymuş ve samimi müminlerin doğru yolda olduklarından, Allah'ın onları muhakkak üstün kılacağından kuşkuya kapılmışlardır. Peygamberimiz (sav)'in hadislerinde Hz. İsa ve Hz. Mehdi ortaya çıktığında da, benzer ahlaka sahip olan insanların Deccal'in etkisiyle onların hak yoldaki fikri mücadelelerinden kuşkuya kapılıp, onlara şüphe ile yaklaşacaklarına işaret edilmektedir.</text:p>
      <text:p text:style-name="P54">Deccal'in, insanların Hz. İsa ve Hz. Mehdi'ye karşı kuşkuyla yaklaşmaları için vereceği kuruntular ise çok çeşitli olacaktır. Hz. İsa ve Hz. Mehdi'ye uydukları takdirde menfaatlerinin zarar göreceği, kurulu düzenlerinin bozulacağı, birtakım maddi kayıplara uğrayabilecekleri ya da toplumun baskısına maruz kalacakları ve tepkisini çekebilecekleri gibi endişelere kapılmalarını sağlayacaktır. Deccal'in özelliği, insanların tedirginlik duyabilecekleri konuları sinsice kullanması ve bu yolla onları dilediği gibi yönlendirebilmesidir. Kuran'da geçmiş dönemlerde de toplumların, peygamberlerin tebliğ ettikleri hak dine karşı şüphe duydukları, akıl dışı kuşkular ve tereddütler nedeniyle onlardan yüz çevirdikleri haber verilmiştir. Bir ayette şöyle buyrulmuştur:</text:p>
      <text:p text:style-name="P56"><text:soft-page-break/></text:p>
      <text:p text:style-name="P71"><text:span text:style-name="T31">Dediler ki: "Ey Salih, bundan önce sen içimizde kendisinden (iyilikler ve yararlılıklar) umulan biriydin. Atalarımızın taptığı şeylere tapmaktan sen bizi engelleyecek misin? </text:span><text:span text:style-name="T38">Doğrusu biz, senin bizi davet ettiğin şeyden kuşku verici bir tereddüt içindeyiz.</text:span><text:span text:style-name="T31">" (Hud Suresi, 62)</text:span></text:p>
      <text:p text:style-name="P263"/>
      <text:p text:style-name="P254">Samimi olarak Allah'a iman eden müminler ise, Allah'ın izniyle, şeytanın kuruntularına hiçbir zaman kulak vermeyecekleri gibi, Deccal'in yalanlarından, hilelerinden ve sahte telkinlerinden de hiçbir şekilde etkilenmezler. Onlar Allah'a ve elçisine iman eder, Rabbimiz'e tam bir teslimiyetle teslim olurlar. Salih müminlerin bu güzel ahlakı Kuran'da şöyle övülmüştür: </text:p>
      <text:p text:style-name="P264"/>
      <text:p text:style-name="P307"><text:span text:style-name="T3">Mümin olanlar, ancak o kimselerdir ki, onlar, Allah'a ve Resulü'ne iman ettiler, </text:span><text:span text:style-name="T9">sonra hiçbir kuşkuya kapılmadan</text:span><text:span text:style-name="T3"> Allah yolunda mallarıyla ve canlarıyla mücadele ettiler. İşte onlar, sadık (doğru) olanların ta kendileridir. (Hucurat Suresi, 15)</text:span></text:p>
      <text:p text:style-name="P14"/>
      <text:p text:style-name="P301">Deccal, İnsanların Kibir ve Kıskançlık Duygularını Kullanarak </text:p>
      <text:p text:style-name="P301">Hz. İsa ve Hz. Mehdi'yi Tanımalarına Engel Olacaktır</text:p>
      <text:p text:style-name="P254">Kibir ve enaniyet, insanların vicdanlarına uymalarına ve doğruyu görmelerine engel olan önemli bir ahlak bozukluğudur. Allah Kuran'da insanlara kibirden ve Rabbimiz'e karşı büyüklenmekten sakınmalarını emretmiştir. </text:p>
      <text:p text:style-name="P54">Kibir, aynı zamanda şeytanın da en belirgin özelliklerinden biridir. Kuran'da şeytanın akılsızca kibirlenmesi şöyle bildirilmiştir:</text:p>
      <text:p text:style-name="P263"/>
      <text:p text:style-name="P264">(Allah) Dedi: "Sana emrettiğimde, seni secde etmekten alıkoyan neydi?" (İblis) Dedi ki: "Ben ondan hayırlıyım; beni ateşten yarattın, onu ise çamurdan yarattın." (Araf Suresi, 12)</text:p>
      <text:p text:style-name="P14"/>
      <text:p text:style-name="P54">Şeytan çarpık mantık örgüsüne göre kendisini, insandan daha üstün görmüş, bu nedenle de Allah'ın emrine itaat etmeyerek insana secde etmemiştir. Şeytanın kibiri onu hem doğruyu görmekten hem de Rabbimiz'e itaat etmekten alıkoymuştur. Şeytanın bu kötü ahlakı, Kuran ahlakını yaşamayan ve münafıkane karakter gösteren insanlarda da ortaya çıkabilir. Bu insanların kibirleri, en belirgin olarak, gönderilmiş olan elçilere itaat etmeleri gerektiği durumlarda ortaya çıkabilir. Kapıldıkları büyüklük duygusu, bu gibi insanların tarih boyunca elçilerin üstün ahlaklarını takdir etmelerini ve çağrıldıkları doğru yola uymalarını engellemiştir. Akıl ve mantık dışı bahaneler öne sürerek, peygamberlere uymaktan kaçınmışlardır. Çünkü kibirli bir insan için, kendisinden başka bir insanın üstünlüğünü kabul etmek nefsinin en çok zorlanacağı konulardan biridir. Kuran'da tarih boyunca pek çok insanın kendilerini doğru yola çağıran elçilere uymamak için "onların da kendileri gibi insanlar oldukları" bahanesini öne sürerek haktan yüz çevirdikleri bildirilmiştir. Allah Kuran'da bu insanların sapkın mantık örgülerini şu şekilde haber vermiştir:</text:p>
      <text:p text:style-name="P62"/>
      <text:p text:style-name="P71"><text:span text:style-name="T38">Kendilerine hidayet geldiği zaman, insanları inanmaktan alıkoyan şey, onların: "Allah, elçi </text:span><text:soft-page-break/><text:span text:style-name="T38">olarak bir beşeri mi gönderdi?" demelerinden başkası değildir.</text:span><text:span text:style-name="T31"> De ki: "Eğer yeryüzünde (insan değil de) tatmin bulmuş yürüyen melekler olsaydı, Biz de onlara gökten elçi olarak elbette melek gönderirdik." (İsra Suresi, 94-95)</text:span></text:p>
      <text:p text:style-name="P123"/>
      <text:p text:style-name="P126">Şeytanın telkinleriyle kibir ve büyüklük hissine kapılan insanlar için, kendileri gibi beşer olan birine tabi olmak, onun getirdiği doğrulara uymak nefislerine çok ağır gelen bir durumdur. Onların cahilce kıstaslarına göre, sözüne uymaları gereken kişi, zenginlik, makam, mevki ya da itibar gibi dünyevi özellikler açısından kendilerinden daha üstün biri olmalıdır. Oysa Kuran ahlakına göre bir insanı üstün kılan yönü takvasıdır. Bir kişi, imanı, Allah korkusu, samimiyeti, adaleti, dürüstlüğü, sabrı, merhameti ya da sadakati gibi güzel ahlak özelliklerine göre değerlidir veya üstündür. Peygamberler ise Allah Katında seçkin ve onurlu olan, Rabbimiz'in tüm insanlara ahlaklarını ve tavırlarını örnek kıldığı çok mübarek insanlardır. Dolayısıyla Rabbimiz'in kulları için seçip beğenmiş olduğu böyle mübarek insanlara tabi olup onların yolunu izlemek müminler için büyük bir lütuftur. Ancak tarih boyunca kibirleri nedeniyle Rabbimiz'in bu lütfunu takdir edememiş olan insanlar gibi, ahir zamanda aynı yanılgıya kapılan kişiler de Deccal'in etkisiyle Hz. İsa ve Hz. Mehdi'ye karşı aynı büyüklük hisleriyle hareket edeceklerdir. Kibirleri nedeniyle onları takdir etmekten ve onlara tabi olmaktan kaçınacaklardır. Vicdanen kavradıkları halde onlara destek olmayacak ve belki de bu mübarek insanları tanıdıkları halde bu durumu anlamazlıktan geleceklerdir. (En doğrusunu Allah bilir).</text:p>
      <text:p text:style-name="P254">Kibirli insanların bir diğer kötü özellikleri de kıskanç olmalarıdır. Kuran'da nefsin bir kötülüğü ve sakınılması gereken bir özellik olarak bildirilen kıskançlık, tarih boyunca pek çok insanın gönderilen elçilere uymalarına engel olmuştur. Kuran'da insanların, peygamberlere indirileni kıskandıkları için bu mübarek şahıslara karşı çıktıkları şöyle haber verilmiştir:</text:p>
      <text:p text:style-name="P266"/>
      <text:p text:style-name="P307"><text:span text:style-name="T9">Allah'ın kullarından, dilediğine Kendi fazlından (peygamberliği) indirmesini 'kıskanarak ve hakka baş kaldırarak' Allah'ın indirdiklerini tanımamakla, nefislerini ne kötü şeye karşılık sattılar.</text:span><text:span text:style-name="T3"> Böylelikle gazab üstüne gazaba uğradılar. Kafirler için alçaltıcı bir azap vardır. (Bakara Suresi, 90)</text:span></text:p>
      <text:p text:style-name="P14"/>
      <text:p text:style-name="P54">Hadislerde Deccal'in de ahir zamanda insanların kibir ve kıskançlık duygularını kışkırtarak, Hz. İsa ve Hz. Mehdi'ye uymalarını engellemeye çalışacağına yönelik işaret yer almaktadır. Deccal'in bu telkinlerinden etkilenen insanlar, Hz. İsa ve Hz. Mehdi'ye tabi olmanın kendi sözde azametlerini ve kibirlerini kıracağını düşündükleri için bundan kaçınacak ve bu nedenle Hz. İsa'yı ve Hz. Mehdi'yi tanımazlıktan geleceklerdir. Bu kişiler gördükleri alametlerden, yaşanılan olaylardan, Hz. İsa ve Hz. Mehdi'de tecelli eden akıl, feraset, basiret ve güzel ahlaktan onların kendilerini kurtuluşa davet ettiklerini anladıkları halde anlamazlıktan geleceklerdir. (En doğrusunu Allah bilir). </text:p>
      <text:p text:style-name="P254">İnsanların vicdanlarıyla doğruyu gördükleri halde, sırf büyüklenmeleri nedeniyle doğru olandan yüz çevirdikleri Kuran'da da bildirilen bir durumdur: </text:p>
      <text:p text:style-name="P8"/>
      <text:p text:style-name="P71"><text:soft-page-break/><text:span text:style-name="T38">Vicdanları kabul ettiği halde, zulüm ve büyüklenme dolayısıyla bunları inkar ettiler. </text:span><text:span text:style-name="T31">Artık sen, bozguncuların nasıl bir sona uğratıldıklarına bir bak. (Neml Suresi, 14) </text:span></text:p>
      <text:p text:style-name="P263"/>
      <text:p text:style-name="P254">Samimi müminler ise, vicdanlarıyla ve imanlarının kendilerine kazandırdığı anlayış gücüyle Hz. İsa ve Hz. Mehdi'yi Allah'ın izniyle hemen tanıyacak ve onlara gönülden bir sevgi ve saygıyla bağlanacaklardır. </text:p>
      <text:p text:style-name="P254"/>
      <text:p text:style-name="P51">Deccal'in Maddi Çıkar Sunarak Kendisine Taraftar Toplaması, </text:p>
      <text:p text:style-name="P51">Hz. İsa ve Hz. Mehdi'nin Tanınmasını Engelleyecektir</text:p>
      <text:p text:style-name="P254">Kuran ahlakını yaşamayan insanlar için dünya hayatına yönelik menfaatler büyük önem taşır. Dünyanın geçici bir mekan olduğunu, ölümle birlikte dünyada sahip oldukları herşeyi geride bırakacaklarını ve ahirette sorguya çekileceklerini düşünmedikleri için daha çok mal ve servet edinmeye büyük önem verirler. Servetlerini artıracaklarını ve daha iyi bir mevki kazanacaklarını düşündüklerinde ise yanlış olduğu halde pek çok şeyi göze alabilirler. Böyle bir durumda herhangi bir haksızlığa veya adaletsizliğe neden olmalarını önemsemeyebilirler. Bazı insanların mala ve dünya hayatına olan bu hırslı tutkuları Kuran'da şöyle haber verilmiştir:</text:p>
      <text:p text:style-name="P264"/>
      <text:p text:style-name="P26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 </text:p>
      <text:p text:style-name="P14"/>
      <text:p text:style-name="P54">Kuran ahlakını yaşamayan insanlar için kendi hırsları gibi, başkalarının toplumdaki <text:s/>konumları ve maddi imkanları da son derece önemlidir. Bu ahlaktaki insanlar, maddi imkanları olan, güç ve itibar sahibi kimselere karşı saygı ve hayranlık duyarlar. Bu kimselerin kendilerine arzu ettikleri koşulları sağlayacağını düşündüklerinde ise, bu kişilerin ahlaklarını hiç düşünmeden onlara tabi olabilir, onların isteklerine uygun şekilde hareket edebilirler. Sırf zengin olduğu için bir insanla dost olabilir, maddi olanakları nedeniyle kayıtsız şartsız onu dost edinebilirler. Gücün kendilerine de fayda sağlayacağına inanarak, yanlış bile olsa hep onlardan yana tavır alırlar. Bu kişilerin kötü özellikleri, ahlaki bozuklukları, dejenere yaşamları, çarpık ilişkileri, acımasızlıkları, zalimlikleri ise çoğunlukla göz ardı edilir. Pek çok dünya ülkesinde dejenerasyonun öncüsü olmalarına rağmen zengin olan insanların toplum tarafından kabul görmesinin temelinde de bu gerçek vardır. </text:p>
      <text:p text:style-name="P254">Bu çarpık bakış açısı, sırf bu özelliklerinden dolayı bazı varlıklı kimselerin toplumda söz sahibi olmalarına sebep olur. Öyle ki, söyledikleri gerçeği yansıtmasa ya da tavsiyeleri yanlış da olsa toplumun önemli bir kesimi bu kişilerin telkinleriyle yönlendirilebilir. Nitekim pek çok toplumda söz konusu kişiler, toplumu din ahlakından uzaklaştıran telkinlerde bulunduklarında, güzel ve temiz ahlaklı insanları iftiralarıyla kötülediklerinde bazı insanlar bunun etkisi altında kalırlar. Elbette burada yanlış olan, varlıklı bir insanın öğütlerine uyulması değildir. Önemli olan kişinin verdiği telkinin içeriğidir, toplumu neye yönlendirmeyi hedeflediğidir. Bir kişi insanlara din ahlakına uygun olmayan telkinlerde bulunuyor, onları dejenere bir hayata yönlendiriyor ve <text:soft-page-break/>yalnızca zengin olduğu için, sahip olduğu maddi imkanlara duyulan hayranlık nedeniyle bu durum doğal karşılanıyorsa, yanlış olan budur. </text:p>
      <text:p text:style-name="P254">Peygamberimiz (sav)'in hadislerindeki işaretlere göre, pek çok toplumda hakim olan bu çarpık bakış açısını Deccal de kendi hedeflerine ulaşabilmek için kullanacaktır. Zira Deccal'in hadislerde bildirilen özelliklerinden biri de insanları, menfaatlerine hitap eden vaatlerle kandırmaya çalışmasıdır. Peygamberimiz (sav)'in, Deccal'in bu özelliğine dikkat çeken hadislerinden bazıları şöyledir:</text:p>
      <text:p text:style-name="P254"/>
      <text:p text:style-name="P71"><text:span text:style-name="T52">Beraberinde ekmek ve et dağları, su nehirleri olacak...</text:span><text:span text:style-name="T35">116</text:span></text:p>
      <text:p text:style-name="P253"/>
      <text:p text:style-name="P307"><text:span text:style-name="T51">Beraberinde çorbadan bir dağ, soğumayan sıcak et, akan bir nehir, yemyeşil bahçelerden oluşan orman, duman ve ateş dağı mevcuttur... İnsanlara işte bu cennetimdir, bu da cehennemimdir... İşte yemek, işte içecekleri, diyecek...</text:span><text:span text:style-name="T8">117 </text:span></text:p>
      <text:p text:style-name="P107">Deccal, Peygamberimiz (sav)'in hadislerinde bildirilen tüm bu imkanlarını kendisine taraftar toplayabilmek için kullanacak ve bu yolla onları Hz. İsa ve Hz. Mehdi'den uzak tutmaya çalışacaktır. Pek çok insan Deccal'in kendilerine sunduğu bu dünya menfaatlerini daha cazip görecek ve onun sapkın telkinlerine açık hale gelecektir. Deccal'in gerçekte kendilerini nasıl bir felakete sürüklediğini göremeyecek; onun hiç yok olmayacak bir güce sahip olduğunu sanacaklardır. Nefisleri Deccal'den yana tavır alacağı için, Hz. İsa ve Hz. Mehdi'nin ve verdikleri şerefli mücadelenin üstünlüğünü takdir edemeyecek, onları tanıyamayacak ya da tanımazlıktan geleceklerdir. (En doğrusunu Allah bilir).</text:p>
      <text:p text:style-name="P254">Oysa, malın ve her türlü zenginliğin asıl sahibi Yüce Allah'tır. İnsanın bu gerçeği bilerek hareket etmesi ve nefsani çıkarları uğruna hak ve doğru olduğunu bildiği yoldan ayrılmaması gerekmektedir.</text:p>
      <text:p text:style-name="P213">Allah'ın emrettiği ahlakı yaşamayanların, zenginliğe ve maddi güce karşı duydukları hayranlığın örneklerinden biri de Kuran'da, Karun kıssasında haber verilmiştir. Allah, Karun'a çok büyük mal varlığı ve zenginlik lütfetmiştir. Ancak Karun, Rabbimiz'in bu nimeti karşısında nankörlükte bulunmuştur. Karun'un sahip olduğu imkanlar nedeniyle kibirlenmesi ayette şu şekilde bildirilmiştir:</text:p>
      <text:p text:style-name="P264"/>
      <text:p text:style-name="P264">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264"/>
      <text:p text:style-name="P254">Oysa bir insana dünya hayatında verilen her türlü imkan onun için bir denemedir. Samimi olarak iman edenler, Allah'ın kendilerine verdiği tüm imkanları, Allah'ın razı olacağı şekilde, Allah yolunda değerlendirir ve Rabbimiz'in her türlü nimetine şükrederek layık olmaya çalışırlar. Mülkün sahibinin Allah olduğunu, dilediği zaman nimetini artıracağını, dilediği zaman da kısacağını bilirler. Karun ise, malının baki kalacağı yanılgısına kapılmıştır. Karun'un malı ve mülkü yalnızca kendisini değil, bu geçici gücün etkisine kapılan diğer insanları da aldatmıştır. Kuran ahlakından uzak insanların Karun'un zenginliğine duydukları şeytani hayranlık ayette şöyle haber verilmiştir:</text:p>
      <text:p text:style-name="P217"/>
      <text:p text:style-name="P223"><text:span text:style-name="T3">Böylelikle kendi ihtişamlı-süsü içinde kavminin karşısına çıktı. </text:span><text:span text:style-name="T9">Dünya hayatını istemekte olanlar: "Ah keşke, Karun'a verilenin bir benzeri bizim de olsaydı. Gerçekten o, büyük bir pay sahibidir" dediler.</text:span><text:span text:style-name="T3"> (Kasas Suresi, 79)</text:span></text:p>
      <text:p text:style-name="P264"/>
      <text:p text:style-name="P254">Bu kişiler nasıl bir hata içinde olduklarını ise, Allah Karun'un malını ve mülkünü yerle bir ettiğinde anlayabilmişlerdir. Ayette bu durum şöyle haber verilmiştir: <text:s/></text:p>
      <text:p text:style-name="P264"/>
      <text:p text:style-name="P307"><text:span text:style-name="T3">Sonunda onu da, konağını da yerin dibine geçirdik. Böylece Allah'a karşı ona yardım edecek bir topluluğu olmadı. Ve o, kendi kendine yardım edebileceklerden de değildi. </text:span><text:span text:style-name="T9">Dün, </text:span><text:soft-page-break/><text:span text:style-name="T9">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text:span><text:span text:style-name="T3"> (Kasas Suresi, 81-82)</text:span></text:p>
      <text:p text:style-name="P254">Deccal'in sahip olduğu maddi gücün ve imkanların şeytani etkisine kapılan insanlar da, Allah Deccal'in gücünü yok ettiği zaman benzer bir duruma düşebilirler. Deccal'in gücünün herşeye yetebileceği, zenginliğinin asla zarar görmeyeceği gibi bir yanılgıyla, salih müminlere destek olmak yerine Deccal'in yanında yer alanlar o zaman büyük bir hüsrana uğrayabilirler.</text:p>
      <text:p text:style-name="P54">Hadislerdeki işaretlere göre, Deccal de, böyle ahlaka sahip kişilerin zaaflarını kendi amaçları için değerlendirecektir. Deccal ayrıca insanları içki, fuhuş, cinsi sapkınlık gibi her türlü dejenerasyonu yaşamaya özendirecek, onlara bu konularda da menfaat sunacaktır. Çağırdığı bu sapkınlıklara eğilimli insanları birarada toplayarak çevresinde adeta geniş bir kitle klübü oluşturacaktır. Deccal'in çağırdığı sapkınlıklara müptela olan insanların biraraya gelmesi sonucunda ise mecburi bir ittifak oluşacak ve bu geniş ittifakı oluşturan kişiler birbirlerini koruyup kollayan ve kendilerinden olmayana karşı güç birliği ile karşı koyan nefsani bir yapı oluşturacaklardır. Deccal de nefsani çıkarlar üzerine kurulan bu kitleyi kendi kötü amaçları doğrultusunda istediği gibi kullanıp yönlendirebilecektir. Varlıklı ve gösterişli bir yaşam sunarak, onları din ahlakından ve din ahlakını yaşamalarına vesile olabilecek insanlardan uzaklaştırmaya çalışacaktır. Pek çok insan, onun kendilerini kötülüğe çağırdığını bildikleri halde, sahip olduğu mal, zenginlik ve imkanlara duydukları hayranlık dolayısıyla Deccal'in bu fitnesine kanacak ve Hz. İsa ve Hz. Mehdi'den yüz çevireceklerdir. Peygamberimiz (sav)'in hadislerinde, insanların Deccal'in sunduğu menfaatlerden faydalanabilmek için onu kötü olduğunu bile bile destekleyecekleri şöyle haber verilmektedir:</text:p>
      <text:p text:style-name="P307"><text:span text:style-name="T51">Ubeyd B. Ömer'den nakledilmiştir: "Bir kısım insanlar Deccal'le sohbet edecekler. Ve diyecekler ki: Biz onun kafir olduğunu biliyoruz; yemeğinden yemek, ağacından faydalanmak için onunla arkadaşlık yapıyoruz. Allah'ın gazabı <text:s/>gelince, tabi <text:s/>Deccal'le birlikte hepsine gelecektir." (Nuaym B. Hammad) </text:span><text:span text:style-name="T8">118 </text:span></text:p>
      <text:p text:style-name="P254">Ancak unutmamak gerekir ki, Rabbimiz'in adetullahı gereği, en güzel ve hayırlı sonuca kavuşacak olanlar samimi olarak iman eden ve Allah'ın emrettiği ahlakı eksiksiz yaşayanlardır: </text:p>
      <text:p text:style-name="P264"/>
      <text:p text:style-name="P264">İşte ahiret yurdu; Biz onu, yeryüzünde büyüklenmeyenlere ve bozgunculuk yapmak istemeyenlere (armağan) kılarız. (Güzel) Sonuç takva sahiplerinindir. (Kasas Suresi, 83) </text:p>
      <text:p text:style-name="P264"/>
      <text:p text:style-name="P301">Deccal'in Hz. İsa ve Hz. Mehdi'ye Uyanları Maddi Kayba Uğramakla </text:p>
      <text:p text:style-name="P301">Tehdit Etmesi, Hz. İsa ve Hz. Mehdi'nin Tanınmasını Engelleyecektir</text:p>
      <text:p text:style-name="P254">Peygamberimiz (sav)'in hadislerindeki işaretlere göre, Deccal bir yandan dünyevi çıkarlar vadederek insanlara sözde süslü bir yaşam sunarken bir yandan da onlara, salih müminlerle birlikte olmaları durumunda sıkıntılı bir yaşam sürecekleri telkininde bulunacaktır. Hatta bu amaçla, elindeki imkanları kullanarak müminlerin zorlu bir yaşam sürmeleri için elinden geleni yapacaktır. Deccal'in kendisine uymayanlara sıkıntı ve zorluk vereceğine hadislerde şöyle işaret <text:soft-page-break/>edilmektedir:</text:p>
      <text:p text:style-name="P1"/>
      <text:p text:style-name="P307"><text:span text:style-name="T51">Deccal'in fitnesi de bir kabileye uğraması, o kabilenin kendisini yalanlaması üzerine o kavmin otlamakla beslenen bütün hayvanlarının helak olması, o kabilenin başına kıtlık felaketi gelip ellerinde mal olarak hiçbir <text:s/>şeyin kalmamasıdır...</text:span><text:span text:style-name="T8">119</text:span></text:p>
      <text:p text:style-name="P254">Deccal'in bu yöntemi, geçmişte yaşamış olan inkarcıların Kuran'da haber verilen yöntemleri ile benzerlik göstermektedir. Geçmişteki inkarcılar da insanların peygamberlerin yolunu izlemelerini engellemek için, onlara uyanların büyük kayıplara uğrayacağı yalanını öne sürmüşlerdir. Bu durum Kuran'da şöyle bildirilmiştir:</text:p>
      <text:p text:style-name="P264"/>
      <text:p text:style-name="P264">Kavminin önde gelenlerinden inkar edenler, dediler ki: "Andolsun, Şuayb'a uyacak olursanız, kuşkusuz kayba uğrayanlardan olursunuz." (Araf Suresi, 90)</text:p>
      <text:p text:style-name="P264"/>
      <text:p text:style-name="P254">Peygamberimiz (sav)'in hadislerinde, imanı zayıf olan ya da din ahlakını yaşamayan insanların, Deccal'in bu tarz tehditlerinden etkileneceklerine yönelik işaretler yer almaktadır. İnsanların büyük kısmı cehaletle, Hz. İsa'ya ve Hz. Mehdi'ye tabi olmak yerine, Deccal'in baskısından çekinerek yalnızca kişisel menfaatlerini koruma kaygısıyla hareket edeceklerdir. Hz. İsa ve Hz. Mehdi'nin üstün ahlaklı ve kendilerini doğruya yöneltecek mübarek insanlar olduklarının farkında olmalarına rağmen çıkarlarına zarar gelir korkusuyla onlara destek olmaktan kaçınacaklardır. Oysa bu çok hatalı bir tavırdır. Malın ve mülkün gerçek sahibi Yüce Allah'tır. Allah dilediğini hesapsız zengin kılar. Bir ayette şöyle buyurulmuştur:</text:p>
      <text:p text:style-name="P264"/>
      <text:p text:style-name="P264">Hiçbir şey yoktur ki, hazineleri Bizim Katımız'da olmasın; ancak onu belirlenmiş bir miktar olarak indiririz. (Hicr Suresi, 21)</text:p>
      <text:p text:style-name="P264"/>
      <text:p text:style-name="P307"><text:span text:style-name="T1">Ayrıca, insanları fakir olmakla, maddi menfaatlerinin zarar görmesiyle korkutup din ahlakından uzak tutmaya çalışmak şeytanın özelliklerinden biridir. Bu gerçek Kuran'ın, </text:span><text:span text:style-name="T3">"Şeytan, sizi fakirlikle korkutuyor ve size çirkin hayasızlığı emrediyor..."</text:span><text:span text:style-name="T1"> (Bakara Suresi, 268) ayetiyle insanlara haber verilmiştir. Münafıkane karaktere sahip olan insanlar da şeytanın telkinlerinin etkisiyle, müminlere destek olmaktan, sahip oldukları imkanlarını Allah yolunda seferber etmekten sürekli kaçınırlar. Peygamberimiz (sav) dönemindeki münafıkların, Peygamber Efendimiz (sav) ve sahabelerle birlikte hareket etmekten kaçınmaları ve bunun için birçok yalan öne sürmeleri bu konuda dikkat çekici bir örnektir. Söz konusu münafıkların bu tavırları Kuran'da şöyle haber verilmiştir:</text:span></text:p>
      <text:p text:style-name="P217"/>
      <text:p text:style-name="P217">İşte orada, iman edenler sınanmış ve şiddetli bir sarsıntıyla sarsıntıya uğratılmışlardı. Hani, münafık olanlar ve kalplerinde hastalık bulunanlar: "Allah ve Resulü, bize boş bir aldanıştan başka bir şey vaat etmedi" diyorlardı. Onlardan bir grup da hani şöyle demişti: "Ey Yesrib (Medine) halkı, artık sizin için (burada) kalacak yer yok, şu halde dönün." Onlardan bir topluluk da: "Gerçekten evlerimiz açıktır" diye Peygamberden izin istiyordu; oysa onlar(ın <text:soft-page-break/>evleri) açık değildi. Onlar yalnızca kaçmak istiyorlardı. (Ahzap Suresi, 11-13) </text:p>
      <text:p text:style-name="P264"/>
      <text:p text:style-name="P307"><text:span text:style-name="T1">Ayetlerde haber verildiği gibi, Peygamberimiz (sav) ile birlikte olan müminler bir denemeden geçirilmiş; salih olanlar Hz. Muhammed (sav)'e sadık kalmış, kalplerinde hastalık olanlar ise samimiyetsizliklerini hemen ortaya koymuşlardır. Menfaatlerinin zedeleneceğinden duydukları büyük korku onların gerçek yüzünü ortaya çıkarmıştır. Sadece kendileri geride kalmakla yetinmemişler, müminleri de doğru yoldan ayırmak için çaba harcamışlardır. Sahabeler ise Rabbimiz'in bu denemesi karşısında, ayette belirtildiği gibi; </text:span><text:span text:style-name="T3">"... Bu, Allah'ın ve Resulü'nün bize vaat ettiği şeydir; Allah ve Resulü doğru söylemiştir... "</text:span><text:span text:style-name="T1"> (Ahzap Suresi, 22) diyerek örnek bir ahlak sergilemişlerdir. </text:span></text:p>
      <text:p text:style-name="P71"><text:span text:style-name="T29">Deccal'in fitneleri ve aldatmacaları karşısında da salih müminlerin böyle bir tavır göstermeleri gerekir. Unutulmamalıdır ki, </text:span><text:span text:style-name="T31">"Andolsun, Biz sizi biraz korku, açlık ve bir parça mallardan, canlardan ve ürünlerden eksiltmekle imtihan edeceğiz. Sabır gösterenleri müjdele."</text:span><text:span text:style-name="T29"> (Bakara Suresi, 155) ayetiyle buyurulduğu gibi, Allah iman edenleri çeşitli konularda deneyebilir. Rabbimiz böyle bir deneme karşısında sabır gösterenleri müjdeleyerek Allah Katında makbul olan tavrı bizlere bildirmiştir. </text:span></text:p>
      <text:p text:style-name="P254">Hadislerin işaretlerine göre, Deccal de Müslümanlar için ilk bakışta zorluk gibi görünen pek çok sıkıntılı olaya vesile olacak, Müslümanların sahip oldukları imkanları ellerinden alarak onlara zorluk vermek isteyecektir. Bu durum, geçmişteki sahabeler gibi günümüzde de gönülden iman eden tüm müminlerin şevkini, imanını ve azmini artırmalı; iman sahipleri yalnızca Rabbimiz'e tevekkül edip güvenmelidirler. Hiç şüphesiz Allah Kendisi'ne tevekkül edenlere yardım eder, onlar için her zorlukla beraber bir kolaylık kılar. Kavmi Hz. İbrahim'i ateşe atmak istediğinde Rabbimiz ateşi ona serin kılmış, Hz. Musa, Firavun'un ordularıya iki deniz arasında kaldığında Rabbimiz denizi ikiye yararak salih müminlere yardımını ulaştırmıştır. İman sahipleri Rabbimiz'in salih müminler üzerindeki rahmetini ve desteğini unutmamalı ve ahir zamanda Deccal'in fitneleri karşısında da aynı tevekkül ahlakıyla hareket etmelidirler.</text:p>
      <text:p text:style-name="P14"/>
      <text:p text:style-name="P301">Deccal, Hz. İsa ve Hz. Mehdi'ye Karşı Materyalist İdeolojileri </text:p>
      <text:p text:style-name="P301">Destekleyerek, Onların Tanınmalarını Engelleyecektir</text:p>
      <text:p text:style-name="P54">Ahir zamanın en belirgin özelliklerinden biri materyalist ve ateist ideolojilerin yaygınlaşması ve insanların yaşam stillerinin bu sapkın fikir akımları doğrultusunda şekillenmesidir. Bu nedenledir ki Hz. Mehdi ortaya çıktığında onun en büyük fikri mücadelesi, insanları din ahlakından uzaklaştıran ve insanlığa büyük felaketler getiren materyalizm ve ateizme karşı olacaktır. Dinsizliğin hakim olmasını hedefleyen Deccal'in en çok desteklediği ve yaygınlaştırmaya çalıştığı ideolojiler de hiç şüphesiz materyalist ve ateist olanlardır. Hatta pek çok İslam alimi, hadislerde Deccal'le ilgili yer alan bilgileri yorumlarken, Deccal'in materyalist güç odaklarının liderliğini üstleneceğini belirtmişlerdir. Konuyla ilgili olarak büyük İslam mütefekkiri Bediüzzaman'ın açıklaması şu şekildedir:</text:p>
      <text:p text:style-name="P253"/>
      <text:p text:style-name="P307"><text:span text:style-name="T51">İkinci cereyan ise: Tabiiyyun (tabiatçılık), maddiyyun (maddecilik) felsefesinden tevellüt eden </text:span><text:soft-page-break/><text:span text:style-name="T51">(doğan) bir cereyan-ı nemrudane (bir dinsiz hareket), gittikçe ahir zamanda felsefe-i maddiye (maddeci felsefe) vasıtasıyla intişar ederek (yayılarak) kuvvet bulup, Uluhiyeti inkar edecek bir dereceye gelir... Allah'ı inkar eden o cereyan efradları (fertleri), birer küçük Nemrud hükmünde nefislerine birer rububiyet (Rab'lik) verir. Ve onların başına geçen en büyükleri, ispritizma ve manyetizmanın (hipnotizma ve cinlerle bağlantı) hadisatı nev'inden müthiş harikalara mazhar (sahip) olan Deccal ise, daha ileri gidip, cebbarane (zorla) suri (görünürdeki) hükumetini bir nevi rububiyet (Rablık) tasavvur edip uluhiyetini (ilahlığını -Allah'ı tenzih ederiz-) ilan eder. Bir sineğe mağlup olan ve bir sineğin kanadını bile icad edemeyen aciz bir insanın uluhiyet dava etmesi ne derece ahmakçasına bir maskaralık olduğu malumdur.</text:span><text:span text:style-name="T8">120</text:span></text:p>
      <text:p text:style-name="P307"><text:span text:style-name="T3">"...Tabiiyyun, maddiyyun felsefesinden tevellüt eden bir cereyan-ı nemrudane, ahir zamanda felsefe-i maddiye vasıtasıyla intişar ederek kuvvet bulup...": </text:span><text:span text:style-name="T1">Ahir zamanda, maddeci (materyalist) ideolojilerden güç bulan dinsizlik hareketi, bu sapkın akımların desteğiyle kuvvet bulup yaygınlaşacak ve insanları Allah'ın varlığını inkar etmeye yöneltecektir.</text:span></text:p>
      <text:p text:style-name="P307"><text:span text:style-name="T3">"...Ve onların başına geçen en büyükleri, ispritizma ve manyetizmanın hadisatı nev'inden müthiş harikalara mazhar olan Deccal ise...": </text:span><text:span text:style-name="T1"><text:s/>İnsanları din ahlakından uzaklaştırmak için materyalist ve ateist ideolojilerden destek bulan güçlerin başına ise Deccal geçecektir. Hipnotizma gibi birtakım olağanüstü güçler kullanacak olan Deccal, din ahlakına karşı olan odakları birleştirecek ve onların lideri konumuna gelecektir. </text:span></text:p>
      <text:p text:style-name="P254">Materyalist ve ateist felsefelerin yaygınlaştırılmasında Deccal'in telkin ve propaganda çalışmalarının rolü kuşkusuz büyüktür. Hadislerin işaretlerine göre, bu telkinlerin basın yayın yolu da dahil olmak üzere çeşitli yollarla sürekli tekrarlanması bazı insanlarda hipnoz benzeri bir etki yapacaktır. İnsanların çoğunluğu, doğruluğunu araştırmadan, nelere neden olabileceğini düşünmeden, yalanlarını göz ardı ederek bu telkinlerin etkisi altında kalacaklardır. Bediüzzaman da eserlerinde, materyalizmin veba hastalığı gibi bulaşıcı olduğunu belirtmiş, halka telkin edilerek yaygınlaştırıldığına dikkat çekmiştir:</text:p>
      <text:p text:style-name="P254"/>
      <text:p text:style-name="P307"><text:span text:style-name="T51">Maddiyyunluk (ateist, materyalist ve Darwinist felsefeler) manevi taundur (bulaşıcı bir veba hastalığıdır) ki, beşere şu müthiş sıtmayı tutturdu, gazab-ı İlahiye çarptırdı. Telkin ve tenkid kabiliyeti tevessü ettikçe (geliştikçe), o taun da (bulaşıcı veba hastalığı da) tevessü eder (gelişir).</text:span><text:span text:style-name="T8">121</text:span><text:span text:style-name="T51"> </text:span></text:p>
      <text:p text:style-name="P254"/>
      <text:p text:style-name="P254">Deccal'in bu dinsiz akımları desteklemesi ve bunların insanlar arasında yaygınlaşması için büyük çaba harcaması pek çok insanın Kuran ahlakından uzaklaşmasına, Hz. İsa ve Hz. Mehdi'nin karşısında yer almalarına neden olacaktır. (En doğrusunu Allah bilir).</text:p>
      <text:p text:style-name="P254">Deccal'in sonunda muhakkak yenilgiyle neticelenecek olan bu mücadelesi karşısında Hz. Mehdi, Allah'ın varlığını ve birliğini tüm delilleriyle anlatan, ateist, materyalist ve Darwinist ideolojilerin açmazlarını ve yanılgılarını açıkça ortaya koyan büyük bir fikri mücadele yürütecektir. Materyalizm, ateizm ve bu sapkın ideolojileri dayanak noktası edinmiş tüm batıl akımlar, Hz. Mehdi'nin büyük fikri mücadelesi sonucunda Allah'ın izniyle fikren yerle bir olacaklardır. Bediüzzaman Said Nursi, Hz. Mehdi'nin yerine getireceği görevleri açıklarken, materyalizmle olan fikri mücadelesine özel olarak dikkat çekmiştir:</text:p>
      <text:p text:style-name="P291"><text:soft-page-break/></text:p>
      <text:p text:style-name="P307"><text:span text:style-name="T51">... Ve onun üç büyük vazifesi olacak: Birincisi: Fen ve felsefenin tasallutuyla (etkisiyle) ve maddiyun ve tabiiyyun taunu (ateizm ve materyalizm denilen bulaşıcı veba hastalığı), beşer içinde intişar etmesiyle (insanlar arasında yayılmasıyla), herşeyden evvel felsefeyi ve maddiyun fikrini tam susturacak bir tarzda imanı kurtarmaktır.</text:span><text:span text:style-name="T8">122</text:span></text:p>
      <text:p text:style-name="P264"/>
      <text:p text:style-name="P307"><text:span text:style-name="T3">"... Fen ve felsefenin tasallutuyla ve maddiyun ve tabiiyyun taunu... herşeyden evvel felsefeyi ve maddiyun fikrini tam susturacak...": </text:span><text:span text:style-name="T1">Bilimsel ve felsefi delilleri de kullanarak, ateist, Darwinist ve materyalist akımları tam olarak susturacak, yani fikren etkisiz hale getirecektir.</text:span></text:p>
      <text:p text:style-name="P301">Deccal, Hipnoz, Telkin ve Benzeri Aldatıcı Yöntemlerle </text:p>
      <text:p text:style-name="P301">İnsanları Kandırarak Hz. İsa ve Hz. Mehdi'nin Tanınmasına </text:p>
      <text:p text:style-name="P301">Engel Olmaya Çalışacaktır</text:p>
      <text:p text:style-name="P254">Peygamberimiz (sav)'in hadislerindeki ve İslam alimlerinin açıklamalarındaki işaretlere göre, Deccal'in sahip olduğu maddi güç ve insanların nefsani isteklerinin karşılandığı bir ortam hazırlaması, verdiği telkinlerin toplumun büyük kesimi üzerinde adeta hipnoz etkisi yapmasına neden olacaktır. Deccal toplumlar üzerinde oluşturduğu bu hipnoz etkisini pek çok unsurla destekleyerek daha da güçlendirecektir. Büyük bir cehaletle Deccal'in geçici imkanlarının büyüsüne kapılan, vicdanlarının sesini bastırıp nefislerinin tutkularına göre yaşayan insanların zihni, bir anlamda tamamen Deccal'in kontrolü altına girecektir. Deccal'in insanlar üzerindeki bu kontrolü, radyolarda, televizyonlarda yapılan yayınlarla, gazetelerde ve dergilerde yer alan bilgilerle, kimi zaman da kasetler, kitaplar ve filmlerle daha da pekiştirilecektir. Tüm bu araçlar kullanılarak, farklı üsluplar, kelimeler, cümleler ve tekniklerle insanların bilinçaltlarına aynı telkinler verilecektir. Bu şekilde insanlar, Allah'ın varlığını, hesap gününü, ölümün yakınlığını, cennetin ve cehennemin varlığını unutup, sorgusuzca dünyevi hırsları ve güzellikleri tüketmeye yönlendirileceklerdir. </text:p>
      <text:p text:style-name="P254">Burada şunu da açıklamak gerekir; Deccal'in radyo, televizyon, gazete, dergi gibi iletişim araçlarını kullanacak olması bu araçların tamamının insanları doğru yoldan ayıracak telkinlere aracılık ettiği anlamını hiçbir şekilde taşımamaktadır. Bu alanlarda çalışan pek çok dürüst ve güzel ahlaklı insan, toplumu bilinçlendirmek, insanları iyiye ve güzele yönlendirmek için gayret göstermektedir. Ancak bu durum, Deccal'in de aynı araçları başka amaçlar için kullanabileceği gerçeğini değiştirmemektedir. </text:p>
      <text:p text:style-name="P213">Deccal'in ana hedeflerinden biri, elindeki bu imkanları kullanarak insanları gayri meşru bir hayata yönlendirmektir. Bu amaç doğrultusunda süslü kıyafetler, gösterişli mekanlar, lüks arabalar, güzel yiyecekler ve içecekler de kullanılır. İnsanlar bunlara sahip olmak için özendirilir, ancak bu bir hırsa dönüştürülür ve bunlara ulaşmak insanların tek gayesi haline getirilir. Allah rızası için talep edilip kullanıldığında birer nimet olan tüm bu imkanlar, insanları doğru yoldan ayırmak için birer araç haline getirilir. Bunları elde etmek için başvurulan her yol, insanlara meşru olarak gösterilir. Çok yönlü olarak nefislerine hitap edilen bu ortamda, yeterli maddi imkana sahip olmadıkları için bunları elde edemeyenler gayri meşru yollara sürüklenir. Kimi zaman gazetelerde yer alan suni haberlerle, kimi zaman dizi, kimi zaman film, kimi zaman da <text:soft-page-break/>romanlarla bu gayri meşru yollar insanlara öğretilir. Özendirildikleri sapkın yaşam stiline ne şekilde kavuşabilecekleri sürekli yinelenen telkinlerle bu kimselere tarif edilir. </text:p>
      <text:p text:style-name="P254">Tüm bunlar yapılırken, insanların samimi olarak düşünmelerini engelleyecek tedbirler de alınır. Bir yandan insanların zevkleri, istekleri, talepleri gayri meşruiyete yönlendirilirken bir yandan da doğrunun farkına varmalarına engel olabilmek için zihinlerinin karıştırılmasına ve sağlıklı düşünemeyecekleri ortamların hazırlanmasına özen gösterilir. Böylelikle hipnozun sürekliliği sağlanmış olur. Hipnoz da derece derecedir. Örneğin sabit ritimli müzikler, bu hipnozun güçlendirilmesinde bir tür destek aracı olarak kullanılabilir. Sürekli aynı ritim ve tempoda, yüksek sesle yayınlanan müziğin gürültüsüyle beyinler adeta ambele olur ve düşünemez hale gelir. İnsanlar farkına varmadan, dikkatlerini diğer herşeye kapatırlar. Bunun gibi korku ve gerilim filmleriyle de insanların sinirleri ve iradeleri zayıflatılarak telkine ve yönlendirmeye açık hale getirilebilir. </text:p>
      <text:p text:style-name="P54">Ancak Allah'a samimi bir kalple iman eden ve ahiret yurdunu amaç edinen müminler bu çok yönlü telkin ve propaganda faaliyetine aldanmaz ve bu telkinlerden etkilenmezler. Allah'tan gereği gibi korkmayan, aklı ve imanı zayıf olan insanlar ise kolaylıkla Deccal'in hipnozu altına girerler. Bir filmin senaryosu arasına sıkıştırılmış cümleler, bir reklamda yer alan kısa, birer anlık görüntüler, bir şarkı sözünde ifade edilen düşünceler bu kişiler üzerinde kolaylıkla olumsuz bir etki yapabilir. Çoğu zaman kişinin farkında olmadığı tek bir görüntünün, tek bir cümlenin dahi hipnozda önemli bir etkisi olur. Nitekim intiharı özendiren bir şarkının ardından, pek çok insanın intihar etmeye kalkışması bu durumun çarpıcı örneklerinden biridir. </text:p>
      <text:p text:style-name="P126">Deccal'in insanlar üzerinde hipnoz etkisi oluşturmak için kullanacağı bu yöntemde tekrarların da büyük önemi vardır. Hadislerde, kötülüğün sürekli iyi birşey gibi özendirilmesinin yanı sıra, iyi olanın da sürekli kötü olarak tanıtılmasının Deccal'in önemli ve sık kullanacağı taktiklerdenden olduğuna işaret edilmiştir. Deccal, bu yöntemi özellikle de, kendisinin gerçek yüzünü deşifre edeceğinden korktuğu kişilere karşı uygulayacaktır. Zira Allah'tan korkan, samimi olarak iman eden ve insanları da güzel ahlaka davet eden kimseler, Deccal için büyük tehlike arz etmektedir. Bu durumda, bu kimseler aleyhinde çok farklı kaynaklarla, tekrar tekrar yapılan aleyhte telkinler devreye girer. Bu öyle bir hal alır ki, bir süre sonra insanlar hiç düşünmeden, kendilerine sunulan bilgileri bir kere bile değerlendirmeden, çoğu zaman bir delil dahi soruşturmaya gerek duymadan tüm duyduklarına inanır hale gelirler.</text:p>
      <text:p text:style-name="P254">Deccal tüm bu telkinleri insanların nefislerine hoş gelen ortamlarda vereceği için, bu durum onların Deccal'in fitnesini görmelerini engelleyecek ve süregelen telkinleri kolaylıkla kabullenmelerini sağlayacaktır. Üzerlerinde oluşan hipnoz etkisi nedeniyle, nefislerini memnun eden bu ortamlarda din aleyhinde ve Müslümanlar hakkında yapılan olumsuz konuşmaları son derece makul karşılayacak ve sorgusuzca kabulleneceklerdir.</text:p>
      <text:p text:style-name="P307"><text:span text:style-name="T1">Ahir zamanda Deccal'in telkinleriyle oluşacak bu ortama Bediüzzaman da eserlerinde dikkat çekmiş, insanlar üzerinde </text:span><text:span text:style-name="T3">"sersemlik oluşturacağını" </text:span><text:span text:style-name="T1">söylediği bu etkiye karşı tüm Müslümanları uyarmıştır:</text:span></text:p>
      <text:p text:style-name="P254"/>
      <text:p text:style-name="P307"><text:span text:style-name="T51">Bu fırtınalı zamanın hissi ibtal eden (hisleri çürüten) ve beşerin nazarını (dikkatini) afaka </text:span><text:soft-page-break/><text:span text:style-name="T51">(uzaklara) dağıtan ve boğan cereyanlar, ibtal-i his nevinden (duyguları yok eden türden) bir sersemlik vermiş ki; ehl-i dalalet manevi azabını muvakkaten (geçici olarak) tam hissedemiyor. Ehl-i hidayete dahi gaflet basıyor, hakiki lezzetini tam takdir edemiyor.</text:span><text:span text:style-name="T8">123 </text:span></text:p>
      <text:p text:style-name="P254"/>
      <text:p text:style-name="P307"><text:span text:style-name="T1">Bediüzzaman'ın bu sözünde üzerinde durduğu önemli konulardan bir diğeri de, "</text:span><text:span text:style-name="T8">beşerin nazarının dağılmasına ve boğulmasına neden olan cereyanlar" </text:span><text:span text:style-name="T1">yani insanların dikkatini hayati konulardan önemsiz konulara yönelten akımların varlığıdır. Ancak bu dönemde en önemli tehlikelerden biri, inananların bir kısmının da söz konusu koşullar nedeniyle bir tür gaflete kapılmaları ya da çeşitli tedirginlik ve endişeler nedeniyle, doğrunun savunuculuğunu yapmaktan kaçınmalarıdır. Büyük İslam alimi Bediüzzaman'ın, </text:span><text:span text:style-name="T8">"ehl-i hidayete dahi gaflet basıyor" </text:span><text:span text:style-name="T1">sözleriyle ifade ettiği bu durumdan sakınmak tüm Müslümanların vazifesidir. Bediüzzaman Said Nursi eserlerinde ayrıca söz konusu hipnozun oluşturulmasında bazı basın yayın araçlarının üstlendiği role de işaret etmiştir: </text:span></text:p>
      <text:p text:style-name="P291"/>
      <text:p text:style-name="P307"><text:span text:style-name="T51">... Her sabah ve akşam gazetelerle günahları ve malayaniyatı (faydasızlığı) birbirine nakledip öğretmektedirler. İşte bu sefih (zevk ve eğlenceye düşkün) medeniyet sebebiyle, gaflet perdesi o kadar kalınlaşmış ve onun süs ve fantaziyeleriyle hicab (utanma duygusu) o kadar kesafet peyda etmiştir ki (bulanık hale gelmiştir ki); adeta yırtılmaz bir hale gelmiş.</text:span><text:span text:style-name="T8">124 </text:span></text:p>
      <text:p text:style-name="P254"/>
      <text:p text:style-name="P254">Bediüzzaman Said Nursi bu sözlerinde basın ve yayın araçlarıyla yapılan bazı telkinlerin insanları yönlendirmedeki etkisine işaret etmiştir. Bu yolla yapılan telkinlerin oluşturduğu hipnoz halinin neredeyse ortadan kaldırılamayacak bir boyuta gelmesi ise ahir zamanın önemli özelliğidir. Ancak, Allah'ın izniyle, Hz. İsa'nın ikinci kez yeryüzüne gelişi ve Hz. Mehdi'nin büyük fikri mücadelesi sonucunda bu gaflet perdesi tam anlamıyla ortadan kaldırılacak, insanları haktan ve doğrudan alıkoyan hipnoz hali son bulacak, Kuran ahlakı tüm dünyaya hakim olacaktır.</text:p>
      <text:p text:style-name="P264"/>
      <text:p text:style-name="P301">Deccal Teknolojinin İmkanlarını Kullanarak Gerçek Yüzünü </text:p>
      <text:p text:style-name="P301">Saklayacak ve Hz. İsa ve Hz. Mehdi'nin Tanınmasına </text:p>
      <text:p text:style-name="P301">Engel Olacaktır</text:p>
      <text:p text:style-name="P307"><text:span text:style-name="T1">Deccal ile ilgili bazı hadislerde mecazi anlatımlar kullanılmış ve İslam alimleri de eserlerinde bu anlatımların nelere işaret ediyor olabileceğine dair yorumlarda bulunmuşlardır. İslam alimleri, Deccal'in insanları hak ve doğru olandan uzaklaştırmak için, geldiği devrin her türlü teknolojik imkanından faydalanacağı konusunda hemfikirdirler. Bu konuda kaynak gösterilen hadislerden biri Nevvas b. Seman'dan rivayet edilmiştir. Söz konusu hadiste, Deccal'in</text:span><text:span text:style-name="T3"> "Yeryüzünde 40 gün kalacağı, ancak doğudan batıya; kuzeyden güneye her yeri gezeceği" </text:span><text:span text:style-name="T1">ifade edilmektedir. Diğer hadislerde ise şu şekilde bildirilmektedir:</text:span></text:p>
      <text:p text:style-name="P213"/>
      <text:p text:style-name="P71"><text:span text:style-name="T52">Deccal önüne bulutu katan rüzgar gibi hızlı gider.</text:span><text:span text:style-name="T35">125 </text:span></text:p>
      <text:p text:style-name="P127"/>
      <text:p text:style-name="P307"><text:soft-page-break/><text:span text:style-name="T51">Yeryüzünün ayaklarının altında koçun derisinin yünden dürüldüğü gibi <text:s/>dürüleceği...</text:span><text:span text:style-name="T8">126 </text:span></text:p>
      <text:p text:style-name="P254"/>
      <text:p text:style-name="P254">Tüm bu haberler, İslam alimleri tarafından Deccal'in günümüzün uçak, hızlı tren gibi modern ulaşım araçlarını kullanarak faaliyet sahasını tüm dünyaya yayacağı ve dünyanın dört bir yanına ulaşabileceği iletişim araçlarını kullanacağı şeklinde yorumlanmıştır.127 </text:p>
      <text:p text:style-name="P254">İslam alimlerinin bu açıklamalarına göre Deccal, Hz. İsa ve Hz. Mehdi'nin tanınmasına engel olabilmek, bu kutlu insanların hakka dayalı mücadelelerine ve yaptıkları hayır işlerine engel olabilmek için dünyanın dört bir yanında faaliyet gösterecek ve çağımızın sunduğu tüm teknolojik imkanlardan faydalanacak olabilir. (En doğrusunu Allah bilir). İnternet vasıtasıyla dünyanın hemen her köşesiyle bilgi alışverişinin sağlandığı; uydular sayesinde dünyanın herhangi bir ülkesinde herhangi bir kişinin istenildiği gibi takip edildiği; uluslararası yayın yapan televizyon kanalları sayesinde her türlü haberin her yere iletilebildiği; mobil telefonlarla dünyanın en uzak noktalarındaki kişilere dahi kolaylıkla ulaşıldığı günümüzde bu imkanların nasıl, ne şekilde ve hangi amaçla kullanıldığı büyük önem taşımaktadır. Hadislerde işaret edildiğine göre, Deccal tüm imkanlarını, Hz. İsa ve Hz. Mehdi'nin tanınmamalarını sağlamak ve onların Kuran ahlakını tüm yeryüzüne hakim kılmalarını engellemek için kullanacaktır. (En doğrusunu Allah bilir).</text:p>
      <text:p text:style-name="P213"/>
      <text:p text:style-name="P213">Yine hadislerde işaret edildiğine göre, peygamberlere atılan iftiraların benzerlerini Deccal de ahir zamanın bu kutlu şahıslarına yöneltmeye kalkışacaktır. Günümüz teknolojisinden yararlanarak büyük bir hızla bu iftiraları yaygınlaştıracak, halkın büyük bir kısmı da, aynı anda farklı kaynaklardan yapılan bu asılsız propagandaya aldanacaklardır. Deccal'in üzerlerinde oluşturacağı bu etki nedeniyle Hz. İsa'nın kutlu bir peygamber, Hz. Mehdi'nin ise Peygamberimiz (sav)'in yaklaşık1400 sene öncesinden müjdelediği büyük bir kurtarıcı olduğunu anlayamayacak ve onları tanıyamayacaklardır. Bu mübarek insanların kendilerini kurtuluşa çağırdıklarını ve onlara uymaları gerektiğini fark edemeyecek ve onlardan yüz çevireceklerdir. (En doğrusunu Allah bilir).</text:p>
      <text:p text:style-name="P254">Peygamber Efendimiz (sav)'in hadislerinde ve İslam alimlerinin açıklamalarında işaret edildiği üzere, Deccal salih müminlere karşı onları tutuklamak, yurtlarından sürmek, çeşitli işkencelere maruz bırakmak ve hatta canlarına kast etmek amaçlı çeşitli tuzaklar da kuracaktır. Mekkeli müşriklerin Hz. Muhammed (sav)'e, kavminin Hz. İbrahim'e, Firavun'un Hz. Musa'ya, kavimlerinin önde gelenlerinin Hz. Nuh'a, Hz. Şuayb'a, Hz. Yakup'a hazırladıkları hileli düzenlerin benzerlerini Hz. İsa ve Hz. Mehdi için de uygulamaya kalkışacaktır. Tarih boyunca peygamberlere karşı koyan bu kişiler de, yaşadıkları dönemlerde sahip oldukları maddi manevi her türlü imkanı müminlerle mücadele etmek için kullanmış, onları iman etmekten ve insanları imana davet etmekten menedebilmek için tüm varlıklıklarını ortaya koymaktan çekinmemişlerdir. Bu durum inkarcı ahlakının bir özelliğidir. Bu gerçek bir Kuran ayetinde şöyle haber verilmiştir:</text:p>
      <text:p text:style-name="P264"/>
      <text:p text:style-name="P264">Gerçek şu ki, inkar edenler, (insanları) Allah'ın yolundan engellemek için mallarını <text:soft-page-break/>harcarlar; bundan böyle de harcayacaklar. Sonra bu, onlara yürek acısı olacaktır, sonra bozguna uğratılacaklardır. İnkar edenler sonunda cehenneme sürülüp toplanacaklardır. (Enfal Suresi, 36) </text:p>
      <text:p text:style-name="P217"/>
      <text:p text:style-name="P213">Ayette de belirtildiği gibi, inkar edenlerin bütün bu çabaları Allah'ın izniyle daima boşa çıkacaktır. Bu nedenle Deccal de, ahir zamanda vereceği bu mücadelede, en ileri teknolojiyi kullansa, maddi olarak olabildiğine geniş imkanlara sahip olsa da asla istediği neticeyi elde edemeyecek, sonunda Allah'ın izniyle samimi olarak iman edenler üstün geleceklerdir. Şunu unutmamak gerekir ki, tüm gücün ve kuvvetin asıl sahibi Yüce Allah'tır. Rabbimiz, ayetlerde üstün gelecek olanın daima elçileri ve elçilerine uyanlar olduğunu haber vermiştir:</text:p>
      <text:p text:style-name="P264"/>
      <text:p text:style-name="P264">Allah, yazmıştır: "Andolsun, Ben galip geleceğim ve elçilerim de." Gerçekten Allah, en büyük kuvvet sahibidir, güçlü ve üstün olandır. (Mücadele Suresi, 21) </text:p>
      <text:p text:style-name="P264"/>
      <text:p text:style-name="P254">Salih müminlerin bu üstünlüğü, Allah'ın izniyle, Deccal'in fikren yenilgiye uğratılıp yok edilmesi, din ahlakına uygun olmayan ideolojilerin fikren ortadan kaldırılması ve Kuran ahlakının tüm dünyaya hakim olması ile gerçekleşecektir. Ahir zamanda Rabbimiz, bu kutlu başarıyı Hz. İsa ve Hz. Mehdi'ye nasip edecek, onların vesilesiyle yeryüzü İslam ahlakının aydınlığına kavuşacaktır. </text:p>
      <text:p text:style-name="P254"/>
      <text:p text:style-name="P301">Deccal, Birtakım Olağanüstü Güçlerle İnsanları Aldatarak </text:p>
      <text:p text:style-name="P301">Hz. İsa ve Hz. Mehdi'nin Tanınmasını Engelleyecektir</text:p>
      <text:p text:style-name="P254">Deccal'in hadislerde bildirilen özelliklerinden biri de kendini bir mürşit gibi hatta bir peygamber gibi tanıtmasıdır. Bu da Deccal'in kötülüğü organize ederken insanları sözde Allah adına, sanki dini bir amaç güdüyormuş gibi görünerek yönlendireceğine işaret etmektedir. (En doğrusunu Allah bilir). Hadislerde yer alan açıklamalara göre, Deccal en sonunda da sözde ilahlığını iddia edecektir (Allah'ı tenzih ederiz). Bu konuyu bildirilen hadislerden biri şöyledir:</text:p>
      <text:p text:style-name="P254"/>
      <text:p text:style-name="P307"><text:span text:style-name="T51">(Deccal) Çıktığı zaman ... herkes ONU SAHİCİ BİR MÜRŞİT SANIP peşine takılacak, sonra Küfe'ye gelince aynı şekilde çalışmalarını sürdürecek, DERKEN PEYGAMBERLİK İDDİA EDECEK... Bunu gören akıl sahibi kişiler ondan ayrılacaklar... Daha sonra ULUHİYET (ilahlık) DAVASINDA bulunacak... Haşa "Ben Allah'ım" diyecek... (Taberani bunu Sahabi olan b. Mu'temer'den böyle rivayet etmiştir.)</text:span><text:span text:style-name="T8">128</text:span></text:p>
      <text:p text:style-name="P254"/>
      <text:p text:style-name="P254">Bir başka hadiste ise, Deccal'in bu sapkınlığı şöyle haber verilmektedir:</text:p>
      <text:p text:style-name="P254"/>
      <text:p text:style-name="P307"><text:span text:style-name="T51">O (Deccal) önce: "BEN BİR PEYGAMBERİM", diyecektir. Halbuki benden sonra hiçbir peygamber yoktur. Sonra ikinci bir iddiada bulunarak: "BEN RABBİNİZİM", diyecektir. Halbuki siz ölünceye kadar Rabbinizi göremezsiniz...</text:span><text:span text:style-name="T8">129</text:span></text:p>
      <text:p text:style-name="P254"/>
      <text:p text:style-name="P254"><text:soft-page-break/>Hadislerde verilen bilgilerden de açıkça anlaşıldığı gibi, Deccal kendisini safha safha gösterecektir. (En doğrusunu Allah bilir). Asıl düşüncesi kendisinin sözde ilah olduğudur. Ancak bunu ilk planda açıkça ifade etmesi durumunda planlarının zarar görebileceğini düşündüğünden, bu konuda insanlara yavaş yavaş telkinde bulunur. Bu nedenle önce yol gösterici, sonra peygamber, ardından da sözde ilah olduğunu ilan eder. </text:p>
      <text:p text:style-name="P254">Tüm bu aşamalarda ise Deccal şeytanın telkinleriyle hareket eder. Peygamber Efendimiz (sav), Deccal'in dostunun ve yardımcısının şeytan olduğunu, Deccal'in batıla dayalı mücadelesinde şeytan ve dostlarından yardım alacağını bildirmiştir. Peygamberimiz (sav) ayrıca Deccal'in, şeytanın da yardımı ve desteğiyle kendisinin sözde ilah olduğu yalanını insanlar arasında yayacağını haber vermiştir:</text:p>
      <text:p text:style-name="P213"/>
      <text:p text:style-name="P307"><text:span text:style-name="T51">... ŞEYTANLAR ONA: "NE İSTERSEN SÖYLE, YAPALIM!" diyecekler. O da: "Haydi gidin, insanlara benim onların Rabbi olduğumu söyleyin!" deyip her birini bir tarafa salacak...</text:span><text:span text:style-name="T8">130</text:span></text:p>
      <text:p text:style-name="P254"/>
      <text:p text:style-name="P307"><text:span text:style-name="T1">Hadislerde Deccal'in sözde ilahlığını iddia ederken şeytanın da yardımıyla bazı aldatıcı yöntemler kullanarak, birtakım olağanüstü güçlere sahip olacağı haber verilmiştir. Bu hadislere göre Deccal, kendisinin ilah olduğu sapkınlığını öne sürerken kendince bunu delillendirmek için insanlara, kendisini ölüleri diriltiyor gibi gösterecektir. Hadislerde, Deccal'in hileleri arasında </text:span><text:span text:style-name="T3">"ölü develeri diriltmiş gibi göstererek bir topluluğu kendisine inandırdığı" </text:span><text:span text:style-name="T1">131 bir başka kişiyi </text:span><text:span text:style-name="T3">"anne babasını diriltmiş gibi göstererek kandırdığı"</text:span><text:span text:style-name="T1"> ve </text:span><text:span text:style-name="T3">"testereyle parçalara ayırdığı bir kişiyi yeniden dirilteceğini söylediği"</text:span><text:span text:style-name="T1"> gibi bilgiler sayılmaktadır. Konuyla ilgili hadislerden bazıları şu şekildedir: </text:span></text:p>
      <text:p text:style-name="P213"/>
      <text:p text:style-name="P307"><text:span text:style-name="T51">Fitnesinden birisi de şudur: O, bir bedeviye: "Söyle bakayım! Eğer ben senin için ananı ve babanı diriltirsem benim senin Rabbin olduğuma şehadet eder misin?" diyecek. Bedevi de: "Evet," diyecek. Bunun üzerine iki şeytan onun babası ve anası suretlerinde ona görünecekler...</text:span><text:span text:style-name="T8">132</text:span></text:p>
      <text:p text:style-name="P254"/>
      <text:p text:style-name="P223"><text:span text:style-name="T51">Bunun üzerine Deccal, başındaki şekavet (haydutluk, bedbahtlık) ehline: "Şimdi ben bu adamı öldürür, sonra diriltirsem, benim uluhiyet (ilahlık) iddiası işinde şüphe eder misiniz?" diye sorar. </text:span><text:span text:style-name="T8">133</text:span></text:p>
      <text:p text:style-name="P291"/>
      <text:p text:style-name="P307"><text:span text:style-name="T51">Onun bir fitnesi de şudur: O, tek bir kişiye musallat kılınarak o kişiyi öldürüp testereyle biçecek. Hatta o kişinin cesedi iki parçaya bölünmüş olarak (ayrı ayrı yerlere) atılacaktır. Sonra Deccal (orada bulunanlara): "Şu (öldürdüğüm) kuluma bakınız. Şimdi ben onu dirilteceğim..." diyecektir. </text:span><text:span text:style-name="T8">134</text:span></text:p>
      <text:p text:style-name="P254"/>
      <text:p text:style-name="P307"><text:span text:style-name="T1">Tüm bu hadislerde de işaret edildiği gibi, Deccal'in bu eylemleri, taraftar toplamak ve insanları Kuran ahlakından uzaklaştırmak için yaptığı aldatmacalar ve fitnelerdendir. Deccal'in bu hileleri, İslam alimleri tarafından</text:span><text:span text:style-name="T3"> "istidrac" </text:span><text:span text:style-name="T1">yani </text:span><text:span text:style-name="T3">"Allah'ın insanları denemek için yarattığı ve kafirlerde görülen yalancı mucizeler"</text:span><text:span text:style-name="T1"> olarak nitelendirilmiştir. Ancak gördüklerini Kuran ayetleri ve Peygamberimiz (sav)'in hadisleri doğrultusunda değerlendirmeyen insanlar bunları adeta </text:span><text:soft-page-break/><text:span text:style-name="T1">birer "mucize" zannedebilirler. Oysa mucize Allah'ın veli kullarına lütfettiği bir nimettir. Deccal'in yaptığı hilelerin hepsi ise, insanların denenmesi için Allah'ın Deccal'e verdiği özelliklerden kaynaklanmaktadır. Dünya hayatı insanların denenmesi için yaratılmış bir mekandır. Ahir zamanda da Deccal'in fitneleri ve hileleri pek çok insan için imtihan konusu olacaktır. Salih müminler, bu hileleri gördüklerinde Deccal'i tanıyıp, onun hadislerde haber verilen Deccal olduğuna kanaat getirirlerken, insanların önemli bir kısmı da bu aldatmacalara kapılacaklardır.</text:span></text:p>
      <text:p text:style-name="P254">İslam alimleri ayrıca, Deccal'in bu ve bunun gibi hileleri hipnotizma ve benzeri yöntemler kullanarak gerçekleştirebileceğine dikkat çekmişlerdir. (En doğrusunu Allah bilir). Bediüzzaman Said Nursi, Deccal'in bu özelliğini şöyle dile getirmiştir:</text:p>
      <text:p text:style-name="P254"/>
      <text:p text:style-name="P307"><text:span text:style-name="T51">Büyük Deccal'in ispirtizma nevinden teshir edici (hipnotize edici) özellikleri bulunur... Sadece dünyayı maksad edinen bu münkir (inkarcı), mutlak inançsızlıktan çıkan bir cüret ve cesaretle mukaddesata (kutsal değerlere) hücum eder. İşin hakikatini bilmeyen halk, bunu harikulade bir iktidar ve cesaret olarak görür.</text:span><text:span text:style-name="T8">135 </text:span></text:p>
      <text:p text:style-name="P254"/>
      <text:p text:style-name="P254">Bediüzzaman Deccal'in bu yönünü bir başka sözünde de şöyle açıklamıştır:</text:p>
      <text:p text:style-name="P254"/>
      <text:p text:style-name="P307"><text:span text:style-name="T51">Ve onların başına geçen en büyükleri, İSPRİTİZMA VE MANYETİZMANIN HADİSATI NEV'İNDEN (hipnotizma ve cinlerle bağlantı şeklinde olaylarla) MÜTHİŞ HARİKALARA MAZHAR (sahip) OLAN DECCAL ise, daha ileri gidip, cebbarane (zorla) suri (hakiki, ciddi ve samimi olmayan) hükumetini bir nevi rububiyet (Rablik, sahiplik) tasavvur edip Uluhiyetini (İlahlığını –Allah'ı tenzih ederiz-) ilan eder...</text:span><text:span text:style-name="T8">136</text:span></text:p>
      <text:p text:style-name="P254"/>
      <text:p text:style-name="P254">Bediüzzaman'ın da sözünde belirttiği gibi, Deccal hipnotizma ve büyü gösterileri gibi aldatmacalarla, yeterince bilgi sahibi olmayan veya imanen zayıf olan pek çok kişiyi kandırabilir. </text:p>
      <text:p text:style-name="P254">İnkarcıların zaman zaman bu tip yöntemler kullanabileceği Kuran ayetlerinde de bildirilmiştir. Firavun ve çevresindekiler, Hz. Musa'yı büyücülükle itham etmeye kalkışmış ve Hz. Musa'nın dönemin en ünlü büyücüleri ile karşı karşıya gelmesini istemişlerdir. Kendi akıllarınca Hz. Musa'ya hileli bir düzen kurmuşlar; bu olayla üstün gelebileceklerini ve böylece Hz. Musa'nın yanındaki müminlerin dağılıp gideceğini sanmışlardır. Ancak Allah, inkar edenlerin tüm tuzaklarını da olduğu gibi, Firavun'un bu tuzağını da tam tersine çevirmiştir. Hz. Musa, Allah'ın takdiriyle, kendisine getirilen büyülere karşı mucizeler göstermiş ve bu durum, Hz. Musa'nın karşısında bulunan kişilerin de imanlarına vesile olmuştur. Bu kişiler, daha sonra cesaretleri ve samimiyetleri ile tüm iman edenlere örnek olacak bir tavır sergilemişlerdir. Ayetlerde bu olay şöyle bildirilmiştir: </text:p>
      <text:p text:style-name="P264"/>
      <text:p text:style-name="P307"><text:span text:style-name="T3">Firavun kavminin önde gelenleri dediler ki: "Bu gerçekten bilgin bir büyücüdür. Sizi topraklarınızdan sürüp-çıkarmak istiyor. Bu durumda ne buyuruyorsunuz?" Dediler ki: "Onu ve kardeşini şimdilik bekletiver (vereceğin cezayı ertele), şehirlere de toplayıcılar yolla, bütün bilgin büyücüleri sana getirsinler." Sihirbazlar Firavun'a gelip dediler ki: "Eğer biz galip olursak, </text:span><text:soft-page-break/><text:span text:style-name="T3">herhalde bize bir karşılık (armağan) var, değil mi?" "Evet" dedi, "(O zaman) Siz en yakın(larım) kılınanlardan olacaksınız." Dediler ki: "Ey Musa (ilkin) sen mi atmak istersin, yoksa biz mi atalım?" (Musa:) "Siz atın" dedi. </text:span><text:span text:style-name="T9">(Asalarını) atıverince, insanların gözlerini büyüleyiverdiler, onları dehşete düşürdüler ve (ortaya) büyük bir sihir getirmiş oldular</text:span><text:span text:style-name="T3">. (Araf Suresi, 109-116)</text:span></text:p>
      <text:p text:style-name="P264"/>
      <text:p text:style-name="P254">Ayetlerde de haber verildiği gibi, Hz. Musa'nın karşısındaki kişiler, izleyen tüm insanları etkisi altına alan hatta onları korkuya düşüren bir olay sergilemişlerdir. Deccal de tıpkı bu kıssada bildirilen şekilde bir yöntemle insanları etkisi altına alıp, onları kendi sahte gücüne inandıracak olabilir. (En doğrusunu Allah bilir). Ancak hiç unutmamak gerekir ki, her ne kadar bazı insanlar bu hilelere aldanıp, Deccal'in geçici gücünün etkisi altına girseler de hak muhakkak ortaya çıkacak ve Deccal'in tüm düzenleri -Allah'ın izniyle- yerle bir olacaktır.</text:p>
      <text:p text:style-name="P112">DECCAL'İN FİTNESİNDEN KORUNMAK</text:p>
      <text:p text:style-name="P264"/>
      <text:p text:style-name="P254"/>
      <text:p text:style-name="P254">Deccal'in insanları din ahlakından uzaklaştırmak için gösterdiği çaba Allah'ın izniyle samimi olarak iman edenler üzerinde etkili olmayacaktır. Karşısına çıkan her olayı Kuran ahlakı ile değerlendiren, Peygamberimiz (sav)'in sünnetini kendisine rehber edinmiş bir Müslüman, Allah'ın bir nimeti olarak iyiyi kötüden ayırt edecek güçlü bir vicdana ve akla sahip olur. Kuran ayetleri doğrultusunda düşüneceği için, bir olayın neden olabileceği yarar veya zararları, zamanında fark edip gereken tedbirleri en güzel şekilde alabilir. Bu nedenle Deccal çıktığında da salih müminler, Allah'ın izniyle onu hemen tanıyacak ve gerekli tedbirleri alacaklardır. </text:p>
      <text:p text:style-name="P213">Allah'a gönülden teslim olmuş, hayatının her anında yalnızca Allah'ın rızasını arayan, Allah'tan saygı dolu bir korkuyla korkup sakınan, Allah'ın Kuran'da emrettiği ahlakı eksiksiz yaşayan müminler Deccal'i ve yalanlarını kolaylıkla teşhis edebileceklerdir. </text:p>
      <text:p text:style-name="P307"><text:span text:style-name="T1">Bediüzzaman Said Nursi ise, sözlerinde</text:span><text:span text:style-name="T3"> "Deccal'i ahir zaman kişilerinin tanıyacağını" </text:span><text:span text:style-name="T1">belirterek, Hz. İsa ve Hz. Mehdi'nin Deccal'i tanıyıp teşhis edeceklerini açıklamıştır. Hz. Mehdi, Deccal'in fikir sistemine ve fitnesine karşı insanları hak yola çağıracak ancak buna rağmen, kitabın önceki bölümlerinde de açıklandığı gibi, Hz. Mehdi'ye inananlar yine de sayıca çok az olacaktır. İnsanların büyük kısmı Deccal'in yalanlarının etkisi altında kaldıkları için, Deccal'in fitnesine karşı uyarıldıkları halde gerçeği göremeyeceklerdir. (En doğrusunu Allah bilir).</text:span></text:p>
      <text:p text:style-name="P254">Deccal'in telkinlerine aldanmayan salih müminlerin sayıca az olması ise Kuran ayetleriyle de son derece mutabıktır. Kuran'da insanların çoğunun iman etmeyecekleri, çoğunun elçilere itaat etmeyecekleri bildirilmiştir. Bu ayetlerden bazıları şu şekildedir: </text:p>
      <text:p text:style-name="P14"/>
      <text:p text:style-name="P56">Sen şiddetle arzu etsen bile, insanların çoğu iman edecek değildir. (Yusuf Suresi, 103)</text:p>
      <text:p text:style-name="P263"/>
      <text:p text:style-name="P264">... Bunlar Kitab'ın ayetleridir. Ve sana Rabbinden indirilen haktır. Ancak insanların çoğu iman etmezler. (Rad Suresi, 1)</text:p>
      <text:p text:style-name="P14"/>
      <text:p text:style-name="P56">Andolsun bunu, onların arasında öğüt alıp-düşünsünler diye çeşitli biçimlerde açıkladık. Ama insanların çoğu nankörlük edip ayak direttiler. (Furkan Suresi, 50)</text:p>
      <text:p text:style-name="P263"/>
      <text:p text:style-name="P254">Deccal'in gerçek yüzünü gören müminler için ise Allah'ın izniyle onun fitnesinden sakınmak son derece kolay olacaktır. Sevgili Peygamberimiz (sav) hadislerinde, müminlere Deccal'in fitnelerinden ve oyunlarından nasıl korunmaları gerektiğini şöyle haber vermiştir: </text:p>
      <text:p text:style-name="P1"/>
      <text:p text:style-name="P307"><text:span text:style-name="T51">Hz. Peygamber (sav), Deccal'in çıkışından önceki kıtlıktan ve <text:s/>zorluklardan bahsediyordu. Bu arada ashab:"Ya Resulullah! O gün hangi şey daha hayırlıdır?" diye sordular."Ehlini sulayan güçlü bir genç. O gün yiyecek bir şey yoktur," buyurdular. Ashab-ı Kiram:"O halde o gün müminlerin yiyeceği nedir?" diye sordular. Cevaben Hz. Peygamber (sav):"Tesbih, tekbir, tehlildir," buyurdular.</text:span><text:span text:style-name="T8">137 <text:s/></text:span></text:p>
      <text:p text:style-name="P291"><text:soft-page-break/>(Tesbih: En güzel sıfatlarıyla Allah'ın ismini anmak. Tekbir: Allah'ın en yüce ve büyük olduğunu anmak. Tehlil: Allah'ın bir ve tek olduğunu, O'ndan başka İlah olmadığını anmak.)</text:p>
      <text:p text:style-name="P254"/>
      <text:p text:style-name="P254">Elbette Peygamberimiz (sav)'in bu hatırlatması müminler için çok önemli bir rehberdir. Nitekim, Kuran'da da -Peygamberimiz (sav) döneminde müşrikler ve inkarcılarla mücadele ettikleri bir sırada- iman edenlere kurtuluş bulmaları için "Allah'ı çokça zikretmeleri" bildirilmiştir: </text:p>
      <text:p text:style-name="P264"/>
      <text:p text:style-name="P264">Ey iman edenler, bir toplulukla karşı karşıya geldiğiniz zaman, dayanıklılık gösterin ve Allah'ı çokça zikredin. Ki kurtuluş (felah) bulasınız. (Enfal Suresi, 45) </text:p>
      <text:p text:style-name="P264"/>
      <text:p text:style-name="P254">Hadislerde Deccal'in fitnesinin etkisiz hale getirilmesinin bir yolu daha bildirilmiştir: Allah'ın varlığını ve birliğini tüm delilleri ile en güzel şekilde anlatarak tüm insanları imana davet etmek ve dinsizlikle fikri alanda en etkili şekilde mücadele etmek. Ki bu samimi olarak iman eden herkesin üstlenmesi gereken büyük bir sorumluluktur. Ahir zamanda bu sorumluluk Hz. Mehdi'nin önderliğinde gerçekleşecek, Hz. Mehdi insanları samimi imana davet için büyük çaba harcayacak, gerçek din ahlakını tüm insanlara tebliğ edecektir. Büyük İslam alimi İmam Rabbani de, bu konuya şu sözlerle dikkat çekmiştir:</text:p>
      <text:p text:style-name="P254"/>
      <text:p text:style-name="P71"><text:span text:style-name="T52">Mütekelliminden ve ilm-i kelam ulemasından (kelam alimlerinden) birisi gelecek, bütün hakaik-i imaniye ve İslamiyeyi (iman ve İslam hakikatlerini) delail-i akliye (akli deliller) ile <text:s text:c="43"/>kemal-i vuzuh (en açık şekilde) ile ispat edecek.</text:span><text:span text:style-name="T35">138</text:span></text:p>
      <text:p text:style-name="P253"/>
      <text:p text:style-name="P254">İmam Rabbani, Deccal'e karşı iman hakikatlerini tebliğ etmek suretiyle fikri mücadele içinde olan mübarek bir kişinin ortaya çıkacağından bahsetmektedir. Bu mübarek şahıs, hiçbir şüphe ve itiraza yer bırakmayacak şekilde kesin deliller ile, en etkileyici şekilde Allah'ın varlığını ve birliğini insanlara tebliğ edecek, insanları ahiret gününe karşı uyaracaktır. Tüm kutsal değerleri inkar eden ve insanları da inkara ve din ahlakından uzaklaşmaya yönlendiren Deccal'e karşı yürütülecek en etkili fikri mücadele de hiç şüphesiz bu olacaktır. Müslümanlar Hz. Mehdi'nin önderliğinde, Deccal'e manevi kuvvetle karşı koyacak, insanları hak dini yaşamaya davet ederek Deccaliyet'in etkisini yok etmek için fikri mücadele yürüteceklerdir. </text:p>
      <text:p text:style-name="P307"><text:span text:style-name="T1">Bu büyük fikri mücadele içinde Müslümanların birlik ruhu içinde olmaları da son derece önemlidir. Peygamberimiz (sav) bir hadisinde, </text:span><text:span text:style-name="T3">"... Fitnenin girmediği hiçbir ev ve dokunmadığı hiçbir Müslüman kalmaz. Bu durum soyumdan bir adam (Hz. Mehdi) çıkıncaya kadar devam eder..."</text:span><text:span text:style-name="T1">139 sözleriyle ahir zamanın müminler için zorlu günler olduğuna dikkat çekmiştir. Bir başka hadiste ise bu çetin koşullardan müminlerin ne şekilde sakınabileceği şöyle haber verilmiştir:</text:span></text:p>
      <text:p text:style-name="P254"/>
      <text:p text:style-name="P223"><text:span text:style-name="T51">O günlerde araları bozuk olan müminler Deccal'in hedefi olmaktan kurtulamazlar.</text:span><text:span text:style-name="T8">140 </text:span></text:p>
      <text:p text:style-name="P254"/>
      <text:p text:style-name="P254"><text:soft-page-break/><text:s/>Deccal'in fitnesinden korunmak isteyen müminlerin, birlik ve beraberlik içinde olmaları, tüm Müslümanların kardeş olduğu bilinciyle hareket etmeleri gerektiği Peygamber Efendimiz (sav)'in sözünden de açıkça anlaşılmaktadır. Rabbimiz, Kuran'da, iman edenlerin birbirlerine destek olup dayanışmalarını, aksi takdirde yeryüzünde bozulma ve kargaşa olacağını bildirmiştir:</text:p>
      <text:p text:style-name="P264"/>
      <text:p text:style-name="P264">İnkar edenler birbirlerinin velileridir. Eğer siz bunu yapmazsanız (birbirinize yardım etmez ve dost olmazsanız) yeryüzünde bir fitne ve büyük bir bozgunculuk (fesat) olur. (Enfal Suresi, 73) </text:p>
      <text:p text:style-name="P264"/>
      <text:p text:style-name="P254">Bu ahlak gösterildiğinde, Deccal'in karşısında sayıca az olsalar dahi ihlasla gönülden çaba gösteren salih müminler Rabbimiz'den Kuran ahlakını tüm dünyaya hakim kılmasını umut edebilirler. Allah, Kuran'da "nice az topluluğun, sayıca daha fazla ve daha çok imkana sahip topluluklara karşı üstün geldiklerini" haber vermiştir. Hiç şüphesiz bu, samimi olarak iman edenler için hem çok büyük bir müjde hem de çok önemli bir şevk ve heyecan kaynağıdır. Rabbimiz şöyle buyurmuştur:</text:p>
      <text:p text:style-name="P264"/>
      <text:p text:style-name="P307"><text:span text:style-name="T3">... Muhakkak Allah'a kavuşacaklarını umanlar (şöyle) dediler: "</text:span><text:span text:style-name="T9">Nice küçük topluluk, daha çok olan bir topluluğa Allah'ın izniyle galib gelmiştir</text:span><text:span text:style-name="T3">, Allah sabredenlerle beraberdir." (Bakara Suresi, 249)</text:span></text:p>
      <text:p text:style-name="P106"/>
      <text:p text:style-name="P74">HZ. İSA (AS) VE HZ. MEHDİ (AS)'IN</text:p>
      <text:p text:style-name="P74">TANINMAMALARINDAKİ</text:p>
      <text:p text:style-name="P74">HAYIR VE HİKMETLER</text:p>
      <text:p text:style-name="P263"/>
      <text:p text:style-name="P254"/>
      <text:p text:style-name="P254">Hazreti İsa ve Hz. Mehdi'nin, tüm açık alametlere rağmen tanınmamalarının hiç şüphesiz pek çok hayrı ve hikmeti vardır. Büyük İslam alimi Bediüzzaman Said Nursi, ahir zaman şahıslarının herkes tarafından tanınmayacağını ve bunun pek çok hikmeti olduğunu şu sözleri ile ifade etmektedir:</text:p>
      <text:p text:style-name="P1"/>
      <text:p text:style-name="P71"><text:span text:style-name="T52">İman ve teklif (sorumluluk), ihtiyar (irade) dairesinde bir imtihan, bir tecrübe, bir müsabaka olduğundan, perdeli ve derin ve tedkik (araştırma) ve tecrübeye muhtaç olan nazari (düşünce) meseleleri elbette bedihi (açık) olmaz. Ve herkes ister istemez tasdik edecek derecede zaruri olmaz. Ta ki Ebu Bekirler a'la-yı illiyyine (yücelerin yücesine) çıksınlar ve Ebu Cehiller esfel-i safiline (aşağıların en aşağısı) düşsünler. İhtiyar (irade) kalmazsa teklif olamaz. Ve bu sır ve hikmet içindir ki, mucizeler seyrek ve nadir verilir. Hem dar-ı teklifte gözle görünecek olan alamet-i kıyamet (kıyamet alametleri) ve eşrat-ı saat (kıyamet saati), bir kısım müteşabihat-ı Kur'aniye (benzer anlamlı ayetler) gibi kapalı ve tevilli oluyor... Hatta Hazret-i İsa Aleyhisselam'ın nüzulü (yeryüzüne gelişi) dahi ve kendisi İsa Aleyhisselam olduğu, nur-u imanın (imanın ışığının) dikkatiyle bilinir; herkes bilemez. Hatta Deccal ve Süfyan gibi eşhas-ı müdhişe (dehşetli kişiler), kendileri dahi kendilerini bilmiyorlar.</text:span><text:span text:style-name="T35">141</text:span></text:p>
      <text:p text:style-name="P54"/>
      <text:p text:style-name="P54">Bediüzzaman'ın da açıkladığı gibi, ahir zaman şahıslarının tanınmamasının hikmetlerinden biri, bu durumun imtihanın gereği olmasıdır. Allah dünyayı bir imtihan yeri olarak yaratmıştır ve tüm insanlar hayatları boyunca denemeden geçirilirler. Kıyamet alametlerinin belirmeye başladığı, Hz. İsa'nın yeniden yeryüzüne geldiği, Hz. Mehdi'nin ortaya çıktığı dönemde yaşayan insanlar da, başlarına gelen her olayla denendikleri gibi, bu mübarek şahıslar geldiklerinde gösterdikleri tepkiler ve tavırlarıyla da deneneceklerdir. </text:p>
      <text:p text:style-name="P54">Bu durumun imtihanın gereği olması dışındaki hikmetlerinden biri de, bu şekilde Hz. İsa ve Hz. Mehdi'nin inkar edenlerin baskılarından uzak kalmaları olabilir. İlk ortaya çıktıkları dönemde bu mübarek şahısların tanınmamaları, Rabbimiz'in onları korumasının ve onlara olan desteğinin bir tecellisi olabilir. (En doğrusunu Allah bilir). Daha önce de belirtildiği gibi Hz. İsa ve Hz. Mehdi'nin geldiği dönem ahlaki dejenerasyonun çok ciddi boyutlara ulaştığı, inkar edenlerin din ahlakına ve inananlara karşı çok şiddetli bir düşmanlık besledikleri, gizli ve açık yoğun bir faaliyet içinde oldukları, çok çetin bir dönemdir. Böyle bir dönemde insanlardan gizli kalmaları ve tanınmamaları, Hz. İsa ve Hz. Mehdi'nin inkar edenlerin saldırılarından korunmalarına vesile olacaktır. (En doğrusunu Allah bilir). </text:p>
      <text:p text:style-name="P54">Bu dönem, bu iki kutlu şahsın inkarcı ve müşrik sistemlerle çok büyük bir fikri mücadele <text:soft-page-break/>yürüttükleri, din ahlakının yayılması için dünya çapında faaliyet yaptıkları bir dönem olacaktır. İnsanların çoğunluğu tarafından tanınmamaları ayrıca, faaliyetlerinin ilk yıllarında onlar için çok büyük bir kolaylık sağlayacak, İslam ahlakının insanlar tarafından kabulünü de hızlandıracaktır. (En doğrusunu Allah bilir). </text:p>
      <text:p text:style-name="P71"><text:span text:style-name="T29">eygamberimiz (sav)'in hadislerinde ahir zaman alametlerinden birinin de, insanların </text:span><text:span text:style-name="T31">"Hz. Mehdi'nin gelmeyeceği yönünde bir ümitsizliğe kapılmaları" </text:span><text:span text:style-name="T29">olduğu bildirilmiştir. Hadislerdeki işaretlere göre, ahir zamanda savaşlarla, yoklukla, açlıkla, adaletsizliklerle, ahlaki çöküşle ve çeşitli salgın hastalıklarla iç içe yaşayan kimi insanlar, tüm bu olumsuzlukların ortadan kalkabileceğine dair inançlarını yitireceklerdir. Müslümanlar arasında da pek çok kişi, Altınçağ'ın başlayıp, Kuran ahlakının dünya üzerinde hakim olacağı yönündeki beklentilerini kaybedecek ve fitnelerin artarak devam edeceğine inanacaktır. Hadislerde, insanların bu bakış açısıyla, Hz. Mehdi'nin gelmeyeceğini öne sürecekleri şöyle haber verilmiştir:</text:span></text:p>
      <text:p text:style-name="P54"/>
      <text:p text:style-name="P223"><text:span text:style-name="T51">İnsanların ümitsiz olduğu ve "Hiç Mehdi falan yokmuş" dediği bir sırada Allah Mehdi'yi gönderir... </text:span><text:span text:style-name="T8">142</text:span></text:p>
      <text:p text:style-name="P254"/>
      <text:p text:style-name="P307"><text:span text:style-name="T51">... Mehdi, Resulullah'ın bayrağı ile, insanların başlarına bela üzerine bela yağdığı ve çıkışından ümit kesildiği bir sırada çıkar...</text:span><text:span text:style-name="T8">143</text:span></text:p>
      <text:p text:style-name="P254"/>
      <text:p text:style-name="P307"><text:span text:style-name="T51">Masum insanlar katloluncaya kadar Mehdi çıkmayacak ve katliamlara yerde ve göktekiler, artık tahammül edemez bir hale geldiğinde zuhur edecektir... </text:span><text:span text:style-name="T8">144</text:span></text:p>
      <text:p text:style-name="P254"/>
      <text:p text:style-name="P213">Peygamberimiz (sav)'in hadislerinde işaret edildiği gibi, günümüzde de birçok kişi Hz. İsa ve Hz. Mehdi'nin gelmeyeceğini düşünmektedirler. Oysa bu düşünce de ahir zaman alametlerinden biridir. Nitekim bunun tam tersine, her iki kutlu şahıs da Allah'ın izniyle bu olumsuz ruh halinin insanlar arasında yaygınlaştığı ve gelişlerinden ümitlerin kesildiği bir zamanda ortaya çıkacaklardır. </text:p>
      <text:p text:style-name="P254">Allah'ın izni ile Hz. İsa tekrar dünyaya dönecek ve Hz. Mehdi ile birlikte, yaşadıkları tüm zorluklara; sayılarının çok az olmasına, kendilerine yardımcı olunmamasına ve hatta onlara karşı olumsuz faaliyetler yürütülmesine rağmen, Allah'ın izniyle gerçek din ahlakını tüm dünyaya hakim kılacaktır. Yeryüzü bu mübarek şahıslar gelmeden önce nasıl zulüm ve haksızlıkla doluysa, onlar geldikten sonra, Rabbimiz'in izniyle, adalet, barış, güvenlik ve bereketle dolacaktır.</text:p>
      <text:p text:style-name="P213"/>
      <text:p text:style-name="P254"/>
      <text:p text:style-name="P121">HZ. İSA (AS) DECCAL'İN FİTNESİNİ</text:p>
      <text:p text:style-name="P417">YOK EDECEKTİR</text:p>
      <text:p text:style-name="P264"/>
      <text:p text:style-name="P254"/>
      <text:p text:style-name="P254">Peygamberimiz (sav)'in hadislerinde Deccaliyet'in fikri olarak tam anlamıyla ortadan kaldırılmasının Hz. İsa vesilesiyle olacağı müjdelenmiştir:</text:p>
      <text:p text:style-name="P254"/>
      <text:p text:style-name="P307"><text:span text:style-name="T51">Rabbim bana (Hz. İsa) Deccal'in çıkacağını haber verdi. Yanımda kadib ağacından yapılmış iki ok bulunacak. Deccal onları görünce kurşunun suda erimesi gibi eriyecektir.</text:span><text:span text:style-name="T8">145 </text:span></text:p>
      <text:p text:style-name="P254"/>
      <text:p text:style-name="P307"><text:span text:style-name="T51">Allah'ın düşmanı olan Mesih-i Deccal, İsa Aleyhisselam'ı görünce, tuzun suda eridiği gibi erir. Hz. İsa onu terk edip bıraksa bile helak oluncaya kadar eriyip gidecektir. Lakin Allah onu bizzat İsa Aleyhisselam'ın eliyle <text:s/>yok edecektir.</text:span><text:span text:style-name="T8">146 </text:span></text:p>
      <text:p text:style-name="P1"/>
      <text:p text:style-name="P223"><text:span text:style-name="T51">... Deccal ortalığa fitne saçarken Cenab-ı hak, Mesih İsa İbni Meryem'i gönderir... Hz. İsa Deccal ile Lüdde (Beytül Makdis'e yakın bir belde) kapısında karşılaşır ve onu yok eder.</text:span><text:span text:style-name="T8">147</text:span></text:p>
      <text:p text:style-name="P254"/>
      <text:p text:style-name="P307"><text:span text:style-name="T1">Hadislerde haber verildiği gibi, Hz. İsa yeniden yeryüzüne dönecek, Beytü'l Makdis'te (Mescid-i Aksa) Deccal'le karşılaşacak ve Deccal, Hz. İsa'yı görünce</text:span><text:span text:style-name="T3"> "tuzun suda erimesi gibi" </text:span><text:span text:style-name="T1">yok olacaktır. Allah'ın izniyle Hz. İsa'nın "nefesi dahi" Deccal'in fitnesinin yok edilmesine yetecektir.</text:span></text:p>
      <text:p text:style-name="P254">Peygamberimiz (sav)'in hadislerinde, Hz. İsa'nın yalnızca nefesinin dahi, iman etmeyenler üzerinde büyük bir etki oluşturacağı ve batıla dayalı fikir sistemini kökten yok edeceği bildirilmiştir: </text:p>
      <text:p text:style-name="P254"/>
      <text:p text:style-name="P307"><text:span text:style-name="T51">... O'nun (Hz. İsa a.s.'ın) nefesinin kokusunu duyan hiçbir kafirin yok olmaması mümkün değildir. Deccal'in yalancı olduğu etrafa dalga dalga yayılacaktır. Deccaliyet perişan olacak fikir sistemi yok edilecektir.</text:span><text:span text:style-name="T8">148 </text:span></text:p>
      <text:p text:style-name="P254"/>
      <text:p text:style-name="P307"><text:span text:style-name="T51">... Deccal ortalığa fitne saçarken Cenab-ı hak, Mesih Meryem Oğlu İsa'yı gönderir... nefesini idrak eden her kafir mutlaka yok olur. İsa (a.s) Deccal ile Lüdd kapısında (Beytül Makdis'e yakın bir belde) karşılaşır ve onu yok eder.</text:span><text:span text:style-name="T8">149 </text:span></text:p>
      <text:p text:style-name="P1"/>
      <text:p text:style-name="P71"><text:span text:style-name="T29">Bu gerçek Kuran'da da;</text:span><text:span text:style-name="T31"> "Hayır, Biz hakkı batılın üstüne fırlatırız, o da onun beynini darmadağın eder. Bir de bakarsın ki, o, yok olup gitmiştir. (Allah'a karşı) Nitelendiregeldiklerinizden dolayı eyvahlar size." </text:span><text:span text:style-name="T29">(Enbiya Suresi, 18) ayetiyle hatırlatılmaktadır. Hak daima batıla karşı üstün gelmektedir.</text:span></text:p>
      <text:p text:style-name="P54">Deccaliyet'in Hz. İsa vesilesiyle yok edilmesinin pek çok hikmeti vardır. Bu hikmetlerden biri Bediüzzaman tarafından şu şekilde açıklanmıştır:</text:p>
      <text:p text:style-name="P54"><text:soft-page-break/></text:p>
      <text:p text:style-name="P214"/>
      <text:p text:style-name="P307"><text:span text:style-name="T51">Sihir ve manyetizma ve ispirtizma gibi istidraci (yalancı mucize) harikalarıyla kendini muhafaza eden (koruyan) ve herkesi teshir eden (hipnotize edip etkisi altına alan) o dehşetli Deccal'i yok edebilecek, mesleğini değiştirecek; ancak harika ve mucizatlı ve umumun makbulü (kabul ettiği) bir zat olabilir ki, o zat, en ziyade alakadar ve ekser (tüm) insanların peygamberi olan Hz. İsa Aleyhisselam'dır.</text:span><text:span text:style-name="T8">150 </text:span></text:p>
      <text:p text:style-name="P254"/>
      <text:p text:style-name="P254">Daha önce de belirttiğimiz gibi, Deccal maddi güç ve imkanlarının yanı sıra, bazı olağanüstü güçlere de sahip olacak ve insanların büyük çoğunluğunu bu güçleri ile etkisi altına alacaktır. Bu şekilde olağanüstü işler yaparak birtakım yalan mucizelerle insanları kandırdığı ve şeytanların desteğiyle hareket ettiği için, Deccal'in yenilmesi ancak Rabbimiz'in çeşitli mucizeler bahşettiği kutlu peygamberi Hz. İsa vesilesiyle olacaktır. Hz. İsa'nın Deccal'in fitnesini yok etmesi, Allah'ın izniyle, çok hızlı ve kolay olacaktır. (Hz. İsa Allah'ın bir rahmeti olarak, ölüleri diriltmek, hastaları iyileştirmek, çamurdan bir kuş yapıp üfleyerek can vermek gibi mucizeler göstermiştir).</text:p>
      <text:p text:style-name="P254">Peygamberimiz (sav)'in hadislerinde Hz. İsa'nın Deccal'in fitnesini Hz. Mehdi ile birlikte yok edeceği bildirilmiştir:</text:p>
      <text:p text:style-name="P1"/>
      <text:p text:style-name="P71"><text:span text:style-name="T52">Mehdi benim Ehl-i Beytimden ve benim neslimdendir. O, yeryüzünü adaletle dolduracaktır. Muhakkak ki o İsa Aleyhisselam ile birlikte yola çıkarak Filistin arazisindeki Bab-u Lut denilen mevkide Deccal'i yok etmesi için Hazreti İsa'ya yardım edecektir.</text:span><text:span text:style-name="T35">151</text:span></text:p>
      <text:p text:style-name="P38"/>
      <text:p text:style-name="P71"><text:span text:style-name="T52">İsa gökten inecek, Deccal'i yok edecek veya Hz. Mehdi'nin Deccal'i yok etmesine yardım edecektir.</text:span><text:span text:style-name="T35">152</text:span></text:p>
      <text:p text:style-name="P253"/>
      <text:p text:style-name="P307"><text:span text:style-name="T51">Mehdi, İsa ile beraber çıkacak, Filistin topraklarında Bab-ı Lüd'de Deccal'i yok edecek, Mehdi'nin Deccal'i yok etmesine yardım edecektir.</text:span><text:span text:style-name="T8">153 </text:span></text:p>
      <text:p text:style-name="P254"/>
      <text:p text:style-name="P307"><text:span text:style-name="T1">Rivayetlerde bildirildiği üzere sevgili Peygamberimiz (sav) </text:span><text:span text:style-name="T3">"Sizin biriniz, teşehhütte bulunduğu (tahiyyat: hayır dualarını okumayı bitirdiği zaman), "Ey Allah'ım, cehennem azabından, kabir azabından, hayat ve mematın fitnesinden ve Mesih-i Deccal fitnesinden Sana sığınırım" diyerek dört şeyden Allah'a sığınsın."</text:span><text:span text:style-name="T8">154</text:span><text:span text:style-name="T1"> sözleriyle, müminlere Deccal'in fitnesinden korunmaları için dua etmelerini tavsiye etmiştir. Bu duanın bizzat Hz. Muhammed (sav) tarafından iman edenlere öğretilmiş ve namazlarda okunmasının tavsiye edilmiş olması Deccaliyet konusunun müminler için ne kadar önemli olduğunu göstermektedir. İslam alimlerinin ise namazlarının ardından; </text:span><text:span text:style-name="T3">"Allahümme ecirne min fitneti'l mesihi'd deccali ve's süfyan"</text:span><text:span text:style-name="T1"> (Allah'ım bizi Mesih-i Deccal ve Süfyan'ın fitnelerinden koru) diyerek tesbih yaptıkları bilinmektedir.155 Nitekim dünyanın dört bir yanında Müslümanlar da, Deccal'in fitnesinin ne kadar büyük olduğunun bilinciyle, beş vakit namazlarında Peygamber Efendimiz (sav)'in </text:span><text:soft-page-break/><text:span text:style-name="T1">bildirdiği duayla Rabbimiz'e sığınmaktadırlar. </text:span></text:p>
      <text:p text:style-name="P54">Ancak Deccal'in ortaya çıktığı ortam, vicdan ve iman sahibi tüm insanların var güçleriyle karşı koymaları ve çok güçlü bir fikri mücadele yürütmeleri gereken bir ortam olacaktır. Bu durumda, iman edenlerin ve Deccal'in fitnesinden korunmak isteyenlerin Hz. İsa ve Hz. Mehdi'ye tüm güçleriyle destek olmaları son derece önemlidir. Bunun için, Müslümanlar Deccal'in fitnelerini ve aldatmacalarını deşifre etmeli ve Deccaliyet'in ideolojik zeminini oluşturan unsurlarla fikri mücadele içinde olmalıdırlar. Ayetlerde haber verilen bilgiler ve hadislerde anlatılan gelişmeler, dünya tarihinin en önemli dönemlerinden birinin iyice yaklaştığını işaret etmektedir. Böylesine tarihi bir dönemde yaşama şerefine erişecek olanların, bundan dolayı büyük bir heyecan duymaları aynı zamanda sorumluluklarının da büyük olduğunun şuurunda olmaları son derece önemlidir.</text:p>
      <text:p text:style-name="P93">SONUÇ:<text:line-break/></text:p>
      <text:p text:style-name="P360">HZ. İSA (AS) VE HZ. MEHDİ (AS) DÖNEMİNDE </text:p>
      <text:p text:style-name="P360">YAŞANACAK OLAN ALTINÇAĞ</text:p>
      <text:p text:style-name="P14"/>
      <text:p text:style-name="P54"/>
      <text:p text:style-name="P71"><text:span text:style-name="T29">Peygamberimiz (sav)'den aktarılan pek çok hadiste Hz. İsa ve Hz. Mehdi'nin, Deccal'in fikir sistemini ortadan kaldırmalarının ardından Allah'ın izniyle yeryüzünde İslam ahlakının hakim olacağı kutlu bir dönemin yaşanacağı bildirilmektedir. Hadislerdeki bilgilere göre, </text:span><text:span text:style-name="T31">"Altınçağ" </text:span><text:span text:style-name="T29">adıyla anılan bu dönem yarım yüzyıldan fazla sürecek ve Peygamberimiz (sav)'in döneminde yaşanan </text:span><text:span text:style-name="T31">"Asr-ı Saadet" </text:span><text:span text:style-name="T29">benzeri bir devir olacaktır. Bu devreye "Altınçağ" ismi verilmiş olmasının sebebi ise Peygamberimiz (sav)'in, bu devri cennet benzeri özelliklerle tasvir etmiş olmasıdır. Allah'ın izniyle bu dönemde insanların huzur ve güven içinde yaşayabilmeleri için gereken her türlü şart mevcut olacaktır. Ahir zamanın ilk dönemlerinde yaşanan her türlü bozulma, kargaşa ve sıkıntı ortadan kalkacak, birbiri ardınca süregelen büyük felaketler, savaşlar, acılar son bulacaktır. Allah'ı inkar eden birtakım felsefi sistemlerin neden olduğu dejenerasyon, manevi boşluk ve ahlaki bozulma yerini tüm inanan insanların asırlardır özlemini duydukları, Kuran ahlakının hakim olacağı kutlu bir döneme bırakacaktır. Rabbimiz tüm insanları ahir zamanın büyük karmaşasından kurtaracak ve bolluğun, bereketin ve adaletin yaşanacağı bir nimete kavuşturacaktır.</text:span></text:p>
      <text:p text:style-name="P213">Peygamberimiz (sav)'in hadislerinde Hz. Mehdi döneminde yaşanacak olan Altınçağ'daki nimetlerin eşsizliği çok detaylı olarak anlatılmaktadır. Hadislere göre Altınçağ, ürünlerde ve mallarda çok büyük bolluk ve bereketin yaşandığı bir dönem olacak, bu devirde çok büyük bir zenginlik ve refah yaşanacaktır. İhtiyacı olana istediğinden kat kat daha fazlası verilecek, hiçbir şey sayılıp ölçülmeyecek, en ufak bir sıkıntı, yokluk ve açlık yaşanmayacaktır. Yeryüzündeki tüm zenginlikler ortaya çıkacak, topraktan her zamankinden çok daha fazla ürün elde edilecektir. Altınçağ'da yaşanacak olan bu bolluk ve bereketi müjdeleyen hadislerden bazıları şöyledir:</text:p>
      <text:p text:style-name="P213"/>
      <text:p text:style-name="P307"><text:span text:style-name="T51">Ebu Naim, Said'den tahric etti, O dedi, Peygamber (sav) buyurdu: Ümmetim arasında Mehdi gelecektir. Ömrü, kısa olursa yedi, yoksa sekiz, yoksa dokuz sene. Ümmetim Onun zamanında iyi ve kötünün benzeri ile nimetlenmediği bir nimetle nimetlenecek, sema üzerlerine bol yağmur yağdıracak, arz nebatından hiçbir şey saklamayacaktır. </text:span><text:span text:style-name="T8">156</text:span></text:p>
      <text:p text:style-name="P254"/>
      <text:p text:style-name="P307"><text:span text:style-name="T51">İbni Ebi Şeybe, Musannef isimli kitabında Ebu Said-il Hudri'den tahric etti, O dedi, Resulullah (sav) buyurdu: Benim ümmetimden Mehdi gelecektir. Eğer ömrü uzasa da kısalsa da, yedi, sekiz yıl veya dokuz yıl, mülk sürecektir. Ve daha önce zulümle dolu olan dünyayı adaletle dolduracaktır. Sema yağmuru indirecek, yer bereketini çıkaracak, daha önce görülmemiş bir biçimde ümmetim O'nun zamanında rahat edecektir. </text:span><text:span text:style-name="T8">157</text:span></text:p>
      <text:p text:style-name="P254"/>
      <text:p text:style-name="P307"><text:soft-page-break/><text:span text:style-name="T51">…Yeryüzü içindeki hazineleri dışarıya fırlatacaktır.</text:span><text:span text:style-name="T8">158 </text:span></text:p>
      <text:p text:style-name="P307"><text:span text:style-name="T51">… Arz, içerisinde gizlediği bütün zenginliklerini, altından ve gümüşten <text:s text:c="4"/>sütunlar halinde dışarı atacak.</text:span><text:span text:style-name="T8">159</text:span></text:p>
      <text:p text:style-name="P213"/>
      <text:p text:style-name="P223"><text:span text:style-name="T51">"İnsanlar bir ölçek buğday ektiklerinde karşılığında yedi yüz ölçek bulacak... İnsan birkaç avuç tohum atacak, 700 avuç hasat <text:s/>edecektir... Çok yağmur yağmasına rağmen bir damlası bile boşa gitmeyecek."</text:span><text:span text:style-name="T8">160</text:span></text:p>
      <text:p text:style-name="P254"/>
      <text:p text:style-name="P254"><text:s/>Altınçağ'da ayrıca, toplumda hüküm süren ahlaki bozulma ve adaletsizlik de ortadan kalkacaktır. Alabildiğine artmış olan hırsızlık, sahtekarlık, dolandırıcılık, ihtiyaç içinde olanın gözetilmemesi, sadece çok küçük bir zümrenin bolluk içinde yaşaması gibi adaletsizlikler son bulacaktır. Kuran ahlakının hakim olduğu bu dönemde toplumun her kesimindeki insanlar arasında çok büyük bir eşitlik yaşanacak, huzur ve güven dolu bir ortam olacaktır. Yaşanan bu adalet dolu ortamın bir sonucu olarak insanlar hiçbir sahtekarlığa, kötülüğe ve haram fiillere de yanaşmayacaklardır. Ahir zamanda yaşanacak olan bu adalet dolu ortam hadislerde şöyle anlatılmaktadır:</text:p>
      <text:p text:style-name="P254"/>
      <text:p text:style-name="P223"><text:span text:style-name="T51">Rayvani, Müsned isimli eserinde ve Ebu Naim Huzeyfe'den tahric etti, Resulullah (sav) buyurdu: Mehdi... Evvelce zulümle dolu olan yeryüzünü adaletle dolduracaktır. O'nun hilafeti döneminde yer ve gök ehli, havadaki kuşlar bile Ondan razı olacaklardır.</text:span><text:span text:style-name="T8">161</text:span></text:p>
      <text:p text:style-name="P254"/>
      <text:p text:style-name="P71"><text:span text:style-name="T52">Nuaym b. Hammad, Ebu Said-il Hudri'den tahric etti, O dedi, Peygamber (sav) buyurdu: Ümmet bal arılarının beyleri etrafında toplanması gibi Mehdi'ye sığınırlar. O daha önce zulümle dolu olan dünyayı adaletle doldurur, insanlar Asr-ı Saadet dönemine adeta geri döner, uykuda olan uyandırılmaz ve bir damla bile kan akıtılmaz. </text:span><text:span text:style-name="T35">162</text:span></text:p>
      <text:p text:style-name="P214"/>
      <text:p text:style-name="P71"><text:span text:style-name="T52">… Yeryüzü zulüm ve işkence ile dolduğu gibi onu doğruluk ve adaletle doldurur.</text:span><text:span text:style-name="T35">163</text:span></text:p>
      <text:p text:style-name="P54"/>
      <text:p text:style-name="P71"><text:span text:style-name="T52">Yeryüzü, zulüm ve işkence yerine adaletle dolacaktır.</text:span><text:span text:style-name="T35">164</text:span></text:p>
      <text:p text:style-name="P54"/>
      <text:p text:style-name="P71"><text:span text:style-name="T52">… Dünya adalet ve hakların yerini bulması ile dolar...</text:span><text:span text:style-name="T35">165</text:span></text:p>
      <text:p text:style-name="P54"/>
      <text:p text:style-name="P71"><text:span text:style-name="T52">Adalet o kadar bol olacak ki, zorla alınan her mal sahibine geri verildiği gibi, bir insanın başkasına ait olup da, dişinde kalmış birşey bile sahibine iade edilecektir... Yeryüzü emniyetle dolacak ve hatta birkaç kadın, yanlarında hiç erkek olmaksızın, rahatlıkla, hacca gidecektir.</text:span><text:span text:style-name="T35">166</text:span></text:p>
      <text:p text:style-name="P214"/>
      <text:p text:style-name="P71"><text:span text:style-name="T52">Malı, eşit bir şekilde insanlara dağıtacaktır. Onun adaleti her yeri kaplayacak. Zulüm ve fıskla dolu olan dünya, o geldikten sonra adaletle dolup taşacaktır... Hz. Mehdi'nin zamanında, adalet o kadar bol olacak ki, zorla alınan her mal sahibine geri verildiği gibi, bir insanın başkasına ait olup da, dişinde kalmış birşey bile sahibine iade edilecektir... Yeryüzü emniyetle dolacak ve hatta birkaç </text:span><text:soft-page-break/><text:span text:style-name="T52">kadın, yanlarında hiç erkek olmaksızın, rahatlıkla, hacca gidecektir.</text:span><text:span text:style-name="T35">167</text:span></text:p>
      <text:p text:style-name="P160"><text:span text:style-name="T1">Hadislerde verilen bu bilgilere göre, her çeşit ürün ve mal bolluğu, emniyet, güven ve adaletin temini, huzur ve saadet, maddi manevi her türlü imkanın insanların rahatı, konforu, neşesi ve huzuru için kullanılması, ihtiyaç içinde olan kimsenin kalmaması, isteyene istediğinden sayılmadan kat kat fazlasıyla verilmesi bu devrin belli başlı özelliklerinden olacaktır. Hadislerde ayrıca bu dönemde </text:span><text:span text:style-name="T3">"silahların susacağı"</text:span><text:span text:style-name="T1">nın bildirilmesi, bu devirde yeryüzünün barışla dolacağının bir müjdesidir. Altınçağ'da, önceden aralarında husumet olan halklar arasında çok büyük bir kardeşlik yaşanacak, her türlü kavganın yerini barış, dostluk ve sevgi alacaktır. </text:span></text:p>
      <text:p text:style-name="P54">Tüm insanların çok büyük bir huzur, güven ve konfor içinde yaşayacakları bu ortamın en önemli sebeplerinden biri ise Müslümanların güzel ahlakı olacaktır. Zira Altınçağ'ın en önemli özelliği, insanların Kuran'a bağlı ve Kuran ahlakının eksiksiz olarak yaşandığı bir dönem olmasıdır. İnsanlar Allah'tan korktukları ve ahirette tüm yapıp ettiklerinden sorguya çekileceklerinin bilincinde oldukları için bencillik, kin, öfke, haset gibi kötü ahlak özelliklerinden, yolsuzluktan, haksız kazanç elde etmekten, yalan söylemekten, insanların canına kast etmekten, rüşvet almaktan titizlikle sakınacaklardır. Bunların yerine insanlar arasında dürüstlük, yardımseverlik, fedakarlık, başkalarının iyiliğini, sağlığını, rahatını, güvenliğini düşünmek, sevgi, saygı, merhamet, vefa, sadakat gibi güzel ahlak özellikleri hakim olacaktır. Peygamberimiz (sav)'in hadislerinde Altınçağ'da yaşanacak olan bu ahlak güzelliği şöyle ifade edilmiştir:</text:p>
      <text:p text:style-name="P214"/>
      <text:p text:style-name="P71"><text:span text:style-name="T52">Tabarani, Evsad'da Amr. B. Ali tariki ile Hz. Ali b. Ebi Talib'den tahric etti: ... Cenab-ı Hak İslam'ı nasıl bizimle başlatmışsa Onunla sona erdirecektir. Nasıl, bizimle onlar aralarındaki şirk ve adavetten (husumet ve düşmanlıktan) kurtulmuş ve kalplerine ülfet (dostluk) ve muhabbet (sevgi) yerleşmişse, (Onun gelişi ile) yine öyle olacaktır.</text:span><text:span text:style-name="T35">168</text:span></text:p>
      <text:p text:style-name="P253"/>
      <text:p text:style-name="P307"><text:span text:style-name="T51">... İyi insanların iyiliği artar, kötülere karşı bile iyilik yapılır." </text:span><text:span text:style-name="T8">169</text:span></text:p>
      <text:p text:style-name="P254"/>
      <text:p text:style-name="P254">Tüm bunların yanı sıra, teknolojik gelişmeler ahir zamanın bu devresinde doruğa ulaşacak, insanlar teknolojinin bütün nimetlerinden alabildiğine faydalanacaklardır. Tıpta, tarımda, iletişimde, sanayi teknolojisinde, ulaşımda çok büyük gelişmeler yaşanacaktır.</text:p>
      <text:p text:style-name="P254">Altınçağ'da hayatın her alanına hakim olan bolluk, zenginlik, güzellik ve ilerleme, sanat alanına da yansıyacaktır. Sanatta çok büyük ilerlemeler kaydedilecek, müzikte, resimde ve diğer tüm alanlarda birbirinden güzel eserler ortaya çıkacak, Allah'a olan imanın insanlara verdiği geniş ufuk ve derin düşünce, tüm sanat dallarına öncülük edecektir. Bu dönemde insanlar hep güzellikle karşılaşacak, ahlakları gibi, yaşadıkları yerler, bahçeleri, evlerinin dekorasyonu, kıyafetleri, dinledikleri müzik, eğlence şekilleri, tiyatroları, resimleri, sohbetleri de güzelleşecektir.</text:p>
      <text:p text:style-name="P307"><text:span text:style-name="T1">İnsanlar Altınçağ'da hayatlarından o kadar memnun olacaklardır ki; bir hadiste ifade edildiğine göre </text:span><text:span text:style-name="T3">"zamanın nasıl geçtiğinin farkına varmayacaklar, bu güzelliklerden daha fazla yararlanmak için Allah'tan ömürlerinin uzatılmasını"</text:span><text:span text:style-name="T1">170 isteyeceklerdir. Peygamberimiz (sav)'in diğer hadislerinde ise tüm insanların Hz. Mehdi dönemindeki Altınçağ'da yaşamayı isteyecekleri bildirilmiştir:</text:span></text:p>
      <text:p text:style-name="P254"><text:soft-page-break/></text:p>
      <text:p text:style-name="P223"><text:span text:style-name="T51">… Küçükler keşke ben büyük olsaydım, büyükler de keşke ben küçük olsaydım diye temenni ederler..." </text:span><text:span text:style-name="T8">171</text:span></text:p>
      <text:p text:style-name="P254"/>
      <text:p text:style-name="P307"><text:span text:style-name="T51">Nuaym, Tavus'tan tahric etti, dedi ki: Ben Mehdi'ye yetişene kadar ölmeyeyim istedim. Zira Onun döneminde iyi insanların iyiliği artar, kötülere karşı bile iyilik yapılır. </text:span><text:span text:style-name="T8">172</text:span></text:p>
      <text:p text:style-name="P1"/>
      <text:p text:style-name="P71"><text:span text:style-name="T52">Nuaym b. Hammad, İbni Abbas'dan tahric etti ki: Hz. Mehdi Bizim Ehli Beyt'ten bir gençtir. İhtiyarlarımız Ona yetişemeyecek, gençlerimiz ise Onu ümid edeceklerdir.</text:span><text:span text:style-name="T35">173</text:span></text:p>
      <text:p text:style-name="P54"/>
      <text:p text:style-name="P71"><text:span text:style-name="T29">Nitekim Peygamberimiz (sav) de hadislerinde, insanların dünyada ve ahiretteki kurtuluşlarına vesile olacak çok kıymetli bir insan olan Hz. Mehdi'ye </text:span><text:span text:style-name="T31">"kar üzerinde sürünerek de olsa gelerek uymalarını"</text:span><text:span text:style-name="T29"> bildirerek onun döneminde yaşanacak tüm bu hayırlara işaret etmiştir:</text:span></text:p>
      <text:p text:style-name="P54"/>
      <text:p text:style-name="P71"><text:span text:style-name="T52">İbni Ebi Şeybe ve Naim b. Hammad Fiten isimli eserde, İbni Mace ve Ebu Naim ise İbni Mes'ud'dan tahric ettiler. O dedi ki: ... O (Mehdi) arza sahib olur ve kendisinden önce baskı ve zulümle dolu olan arzı adaletle doldurur. Sizden Ona kim yetişirse, kar üzerinde sürünerek dahi olsa gelsin, Ona katılsın. Zira O Mehdi'dir.</text:span><text:span text:style-name="T35">174</text:span></text:p>
      <text:p text:style-name="P214"/>
      <text:p text:style-name="P254">İnsanlar, Allah'ın Kuran'da inanan kullarına müjdelediği güzelliklerin hepsini bu dönemde yaşayabileceklerdir. Allah ayetlerinde iman eden müminleri dünyada da güzel bir hayatla yaşatacağını şöyle bildirmektedir:</text:p>
      <text:p text:style-name="P264"/>
      <text:p text:style-name="P264">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264"/>
      <text:p text:style-name="P307"><text:span text:style-name="T1">Kuran'da Allah'ın emirlerine uygun olarak yaşanan ortamların bir nevi </text:span><text:span text:style-name="T3">"barış yurdu"</text:span><text:span text:style-name="T1">na dönüşeceğine dikkat çekilmiştir. Ve bu ahlaktaki insanların hem dünyada daha fazla güzellikle karşılaşacakları, hem de ahirette sonsuz bir cennet hayatıyla ödüllendirilecekleri müjdelenmiştir:</text:span></text:p>
      <text:p text:style-name="P264"/>
      <text:p text:style-name="P264">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409">NOTLAR</text:p>
      <text:p text:style-name="P399"/>
      <text:p text:style-name="P400"/>
      <text:p text:style-name="P400">1 Büyük Lugat-Tür-Dav, 3003 </text:p>
      <text:p text:style-name="P400">2 Çantay, Kur'an-ı Hakim ve Meal-i Kerim, I, 180; Bilmen, Kur'an-ı Kerim'in Türkçe Meal-i Alisi ve Tefsiri, II, 850; Sabuni, Safvetü't Tefsir, I, s. 375 </text:p>
      <text:p text:style-name="P400">3 Sünen-i İbn-i Mace, 10/338</text:p>
      <text:p text:style-name="P412">4 Ebu Hanife, Nu'man b. Sabit (150/767), Fıkh-ı Ekber, Çeviren: H. Basri Çantay, Ankara, 1982</text:p>
      <text:p text:style-name="P406"><text:span text:style-name="T29">5 El Havi</text:span><text:span text:style-name="T33">,</text:span><text:span text:style-name="T29"> 2/277</text:span></text:p>
      <text:p text:style-name="P411"><text:span text:style-name="T1">6 Müslim, </text:span><text:span text:style-name="T5">Kitabü-l Fiten</text:span><text:span text:style-name="T1">: 39</text:span></text:p>
      <text:p text:style-name="P406"><text:span text:style-name="T29">7 Ebu Hureyre r.a. / Buhari, </text:span><text:span text:style-name="T33">Büyu</text:span><text:span text:style-name="T29"> 102, </text:span><text:span text:style-name="T33">Mezalim</text:span><text:span text:style-name="T29"> 31, </text:span><text:span text:style-name="T33">Enbiya</text:span><text:span text:style-name="T29"> 49; Müslim, </text:span><text:span text:style-name="T33">İman</text:span><text:span text:style-name="T29"> 242 (155); Ebu Davud, </text:span><text:span text:style-name="T33">Melahim</text:span><text:span text:style-name="T29"> 14 (4324); Tirmizi,</text:span><text:span text:style-name="T33"> Fiten</text:span><text:span text:style-name="T29"> 54 (2234)</text:span></text:p>
      <text:p text:style-name="P411"><text:span text:style-name="T1">8 Ebu Hureyre r.a. / Buhari,</text:span><text:span text:style-name="T5"> Büyu</text:span><text:span text:style-name="T1"> 102, </text:span><text:span text:style-name="T5">Mezalim</text:span><text:span text:style-name="T1"> 31, </text:span><text:span text:style-name="T5">Enbiya</text:span><text:span text:style-name="T1"> 49; Müslim,</text:span><text:span text:style-name="T5"> İman</text:span><text:span text:style-name="T1"> 242 (155); Ebu Davud, </text:span><text:span text:style-name="T5">Melahim</text:span><text:span text:style-name="T1"> 14 (4324); Tirmizi, </text:span><text:span text:style-name="T5">Fiten</text:span><text:span text:style-name="T1"> 54 (2234)</text:span></text:p>
      <text:p text:style-name="P406"><text:span text:style-name="T29">9 Ebu Hureyre, r.a./ Buhari, </text:span><text:span text:style-name="T33">Enbiya</text:span><text:span text:style-name="T29"> 50, 3265, 3/1272; Müslim, </text:span><text:span text:style-name="T33">İman</text:span><text:span text:style-name="T29"> 71,155,1/136; Beyhaki, </text:span><text:span text:style-name="T33">Esma ve Sıfat </text:span><text:span text:style-name="T29">3265, 2/166</text:span></text:p>
      <text:p text:style-name="P400">10 Sünen-i Tirmizi, 4/92</text:p>
      <text:p text:style-name="P400">11 Sünen-i Ebu Davud, 5/92</text:p>
      <text:p text:style-name="P406"><text:span text:style-name="T29">12 İmam Rabbani, </text:span><text:span text:style-name="T33">Mektubat</text:span><text:span text:style-name="T29">, cilt 1, </text:span><text:span text:style-name="T33">Mektup</text:span><text:span text:style-name="T29"> 209, s. 440</text:span></text:p>
      <text:p text:style-name="P406"><text:span text:style-name="T29">13 Muhyiddin Arabi, </text:span><text:span text:style-name="T33">Futuhat-el mekkuye</text:span><text:span text:style-name="T29">, bab 366, cilt 3, s. 327-328</text:span></text:p>
      <text:p text:style-name="P406"><text:span text:style-name="T29">14 İmam Şa'rani, </text:span><text:span text:style-name="T33">Ölüm – Kıyamet - Ahiret ve Ahir zaman alametleri</text:span><text:span text:style-name="T29">, Bedir Yayınevi, s. 432-448</text:span></text:p>
      <text:p text:style-name="P406"><text:span text:style-name="T29">15 Bediüzzaman Said Nursi, </text:span><text:span text:style-name="T33">Sikke-i Tasdik-i Gaybi</text:span><text:span text:style-name="T29">, s. 138, </text:span><text:span text:style-name="T33">Kastamonu Lahikası</text:span><text:span text:style-name="T29">, s. 72</text:span></text:p>
      <text:p text:style-name="P406"><text:span text:style-name="T29">16 Tirmizi, </text:span><text:span text:style-name="T33">Fiten</text:span><text:span text:style-name="T29">: 43; Ebu Davud, </text:span><text:span text:style-name="T33">Melahim</text:span><text:span text:style-name="T29">: 16</text:span></text:p>
      <text:p text:style-name="P406"><text:span text:style-name="T29">17 </text:span><text:span text:style-name="T33">Mektubat</text:span><text:span text:style-name="T29">, s. 6</text:span></text:p>
      <text:p text:style-name="P406"><text:span text:style-name="T29">18 </text:span><text:span text:style-name="T33">Şualar</text:span><text:span text:style-name="T29">, s. 463</text:span></text:p>
      <text:p text:style-name="P406"><text:span text:style-name="T29">19 </text:span><text:span text:style-name="T33">Şualar</text:span><text:span text:style-name="T29">, s. 587</text:span></text:p>
      <text:p text:style-name="P406"><text:span text:style-name="T29">20 </text:span><text:span text:style-name="T33">Şualar,</text:span><text:span text:style-name="T29"> s. 467</text:span></text:p>
      <text:p text:style-name="P406"><text:span text:style-name="T29">21</text:span><text:span text:style-name="T33"> Şualar</text:span><text:span text:style-name="T29">, s. 587</text:span></text:p>
      <text:p text:style-name="P406"><text:span text:style-name="T29">22 Hakim-i Tırmızi, </text:span><text:span text:style-name="T33">Nevadirü'l Usul</text:span><text:span text:style-name="T29">, 2/92 </text:span></text:p>
      <text:p text:style-name="P406"><text:span text:style-name="T29">23 </text:span><text:span text:style-name="T33">Mektubat</text:span><text:span text:style-name="T29">, s. 60</text:span></text:p>
      <text:p text:style-name="P406"><text:span text:style-name="T29">24 </text:span><text:span text:style-name="T33">Şualar</text:span><text:span text:style-name="T29">, s. 487</text:span></text:p>
      <text:p text:style-name="P406"><text:span text:style-name="T29">25 </text:span><text:span text:style-name="T33">5. Şua</text:span><text:span text:style-name="T29">, s. 464,</text:span><text:span text:style-name="T33"> Şualar</text:span><text:span text:style-name="T29">, s. 495</text:span></text:p>
      <text:p text:style-name="P406"><text:span text:style-name="T29">26 </text:span><text:span text:style-name="T33">Kastamonu Lahikası</text:span><text:span text:style-name="T29">, s. 75</text:span></text:p>
      <text:p text:style-name="P406"><text:span text:style-name="T29">27</text:span><text:span text:style-name="T33"> El Kavlu-l Muhtasar Fi Alamatil Mehdiyy-il Muntazar</text:span><text:span text:style-name="T29">, Ahmed İbn-i Hacer-i Mekki, s. 31</text:span></text:p>
      <text:p text:style-name="P406"><text:span text:style-name="T29">28 </text:span><text:span text:style-name="T33">Kitab-ül Burhan Fi Alamet-il Mehdiyy-il Ahir Zaman</text:span><text:span text:style-name="T29">, Ali b. Hüsameddin el-Muttaki, s. 14</text:span></text:p>
      <text:p text:style-name="P406"><text:span text:style-name="T29">29 </text:span><text:span text:style-name="T33">Kitab-ül Burhan Fi Alamet-il Mehdiyy-il Ahir Zaman</text:span><text:span text:style-name="T29">, s.14</text:span></text:p>
      <text:p text:style-name="P406"><text:span text:style-name="T29">30 </text:span><text:span text:style-name="T33">Kitab-ül Burhan Fi Alamet-il Mehdiyy-il Ahir Zaman</text:span><text:span text:style-name="T29">, s.55</text:span></text:p>
      <text:p text:style-name="P406"><text:span text:style-name="T29">31</text:span><text:span text:style-name="T33"> El Kavlu-l Muhtasar Fi Alamatil Mehdiyy-il Muntazar</text:span><text:span text:style-name="T29">, , s. 23</text:span></text:p>
      <text:p text:style-name="P406"><text:span text:style-name="T29">32 </text:span><text:span text:style-name="T33">Kitab-ül Burhan fi Alamet-il Mehdiyy-il Ahir Zaman</text:span><text:span text:style-name="T29">, , s.12</text:span></text:p>
      <text:p text:style-name="P406"><text:span text:style-name="T29">33 </text:span><text:span text:style-name="T33">Mehdilik ve İmamiye</text:span><text:span text:style-name="T29">, İbrahim Süleymanoğlu, s. 40</text:span></text:p>
      <text:p text:style-name="P400"><text:soft-page-break/>34 Sünen-i İbni Mace, 10/259</text:p>
      <text:p text:style-name="P400">35 Sikke-i Tasdik-i Gaybi, 189</text:p>
      <text:p text:style-name="P406"><text:span text:style-name="T29">36 </text:span><text:span text:style-name="T33">Barla Lahikası</text:span><text:span text:style-name="T29">, s. 162</text:span></text:p>
      <text:p text:style-name="P406"><text:span text:style-name="T29">37 </text:span><text:span text:style-name="T33">Cumhuriyet</text:span><text:span text:style-name="T29">, 10 Mayıs 1935</text:span></text:p>
      <text:p text:style-name="P406"><text:span text:style-name="T29">38 </text:span><text:span text:style-name="T33">Mektubat</text:span><text:span text:style-name="T29">, s. 456</text:span></text:p>
      <text:p text:style-name="P406"><text:span text:style-name="T29">39 Necmettin Şahiner, </text:span><text:span text:style-name="T33">Bilinmeyen Yönleriyle Bediüzzaman Said Nursi</text:span><text:span text:style-name="T29">, s. 89-95.</text:span></text:p>
      <text:p text:style-name="P406"><text:span text:style-name="T29">40 </text:span><text:span text:style-name="T33">Cumhuriyet,</text:span><text:span text:style-name="T29"> 21 Nisan 1964</text:span></text:p>
      <text:p text:style-name="P406"><text:span text:style-name="T29">41 </text:span><text:span text:style-name="T33">Lemalar</text:span><text:span text:style-name="T29">, s. 244</text:span></text:p>
      <text:p text:style-name="P406"><text:span text:style-name="T29">42 </text:span><text:span text:style-name="T33">Şualar</text:span><text:span text:style-name="T29">, s. 410</text:span></text:p>
      <text:p text:style-name="P406"><text:span text:style-name="T29">43 </text:span><text:span text:style-name="T33">Ramuz-El Ehadis</text:span><text:span text:style-name="T29">, 277/6; Camiü's-Sagir, 3/167</text:span></text:p>
      <text:p text:style-name="P406"><text:span text:style-name="T29">44 </text:span><text:span text:style-name="T33">Ramuz-El Ehadis</text:span><text:span text:style-name="T29">, 91/7</text:span></text:p>
      <text:p text:style-name="P406"><text:span text:style-name="T29">45 </text:span><text:span text:style-name="T33">Kıyamet Alametleri,</text:span><text:span text:style-name="T29"> s. 140</text:span></text:p>
      <text:p text:style-name="P406"><text:span text:style-name="T29">46 </text:span><text:span text:style-name="T33">El-Kavlu'l Muhtasar Fi Alamet-il Mehdiyy-il Muntazar</text:span><text:span text:style-name="T29">, s. 37</text:span></text:p>
      <text:p text:style-name="P406"><text:span text:style-name="T29">47</text:span><text:span text:style-name="T33"> Kitab-ül Burhan fi Alamet-il Mehdiyy-il Ahir Zaman</text:span><text:span text:style-name="T29">, s.12</text:span></text:p>
      <text:p text:style-name="P406"><text:span text:style-name="T29">48 </text:span><text:span text:style-name="T33">El-Kavlu'l Muhtasar Fi Alamatil Mehdiyy-il Muntazar</text:span><text:span text:style-name="T29">, s. 23</text:span></text:p>
      <text:p text:style-name="P406"><text:span text:style-name="T29">49 </text:span><text:span text:style-name="T33">Müfidü'l-Ulum ve Mübidü'l-Hümüm</text:span><text:span text:style-name="T29">, s. 218; İmam Şar'ani,</text:span><text:span text:style-name="T33"> Ölüm-Kıyamet-Ahiret ve Alametleri,</text:span><text:span text:style-name="T29"> s. 456</text:span></text:p>
      <text:p text:style-name="P406"><text:span text:style-name="T29">50 </text:span><text:span text:style-name="T33">Sözler</text:span><text:span text:style-name="T29">, s. 343-344</text:span></text:p>
      <text:p text:style-name="P406"><text:span text:style-name="T29">51</text:span><text:span text:style-name="T33"> Şualar</text:span><text:span text:style-name="T29">, s. 442</text:span></text:p>
      <text:p text:style-name="P406"><text:span text:style-name="T29">52</text:span><text:span text:style-name="T33"> Emirdağ Lahikası-1</text:span><text:span text:style-name="T29">, s. 267</text:span></text:p>
      <text:p text:style-name="P406"><text:span text:style-name="T29">53 </text:span><text:span text:style-name="T33">Mektubat</text:span><text:span text:style-name="T29">, <text:s/>s. 411, 412, 441</text:span></text:p>
      <text:p text:style-name="P406"><text:span text:style-name="T29">54 </text:span><text:span text:style-name="T33">El-Kavlu'l Muhtasar Fi Alamatil Mehdiyy-il Muntazar</text:span><text:span text:style-name="T29">, s. 43</text:span></text:p>
      <text:p text:style-name="P406"><text:span text:style-name="T29">55 </text:span><text:span text:style-name="T33">Kıyamet Alametleri,</text:span><text:span text:style-name="T29"> s. 163</text:span></text:p>
      <text:p text:style-name="P406"><text:span text:style-name="T29">56 </text:span><text:span text:style-name="T33">El-Kavlu'l Muhtasar Fi Alamatil Mehdiyy-il Muntazar,</text:span><text:span text:style-name="T29"> s.27</text:span></text:p>
      <text:p text:style-name="P406"><text:span text:style-name="T29">57 </text:span><text:span text:style-name="T33">Kıyamet Alametleri,</text:span><text:span text:style-name="T29"> s. 190</text:span></text:p>
      <text:p text:style-name="P406"><text:span text:style-name="T29">58 </text:span><text:span text:style-name="T33">Kitab-ül Burhan Fi Alamet-il Mehdiyy-il Ahir Zaman,</text:span><text:span text:style-name="T29"> s.20</text:span></text:p>
      <text:p text:style-name="P406"><text:span text:style-name="T29">59 </text:span><text:span text:style-name="T33">Mektubat-ı Rabbani,</text:span><text:span text:style-name="T29"> 1/535</text:span></text:p>
      <text:p text:style-name="P406"><text:span text:style-name="T29">60 </text:span><text:span text:style-name="T33">Mektubat,</text:span><text:span text:style-name="T29"> s. 447</text:span></text:p>
      <text:p text:style-name="P406"><text:span text:style-name="T29">61 </text:span><text:span text:style-name="T33">Şualar,</text:span><text:span text:style-name="T29"> s. 590</text:span></text:p>
      <text:p text:style-name="P406"><text:span text:style-name="T29">62</text:span><text:span text:style-name="T33"> Emirdağ Lahikası</text:span><text:span text:style-name="T29">, s. 260</text:span></text:p>
      <text:p text:style-name="P406"><text:span text:style-name="T29">63 </text:span><text:span text:style-name="T33">Şualar,</text:span><text:span text:style-name="T29"> s. 456</text:span></text:p>
      <text:p text:style-name="P406"><text:span text:style-name="T29">64 </text:span><text:span text:style-name="T33">Sözler,</text:span><text:span text:style-name="T29"> s. 343-344</text:span></text:p>
      <text:p text:style-name="P400">65 Sünen-i İbni Mace, cilt 1, s. 16</text:p>
      <text:p text:style-name="P400">66 Sünen-i İbni Mace, cilt 1, s. 19</text:p>
      <text:p text:style-name="P406"><text:span text:style-name="T29">67 </text:span><text:span text:style-name="T33">Kitab-ul Burhan Fi Alamet-i Mehdiyy-il Ahir Zaman,</text:span><text:span text:style-name="T29"> s.57</text:span></text:p>
      <text:p text:style-name="P406"><text:span text:style-name="T29">68 </text:span><text:span text:style-name="T33">Kıyamet Alametleri,</text:span><text:span text:style-name="T29"> s. 169</text:span></text:p>
      <text:p text:style-name="P406"><text:span text:style-name="T29">69 </text:span><text:span text:style-name="T33">Kitab-ul Burhan Fi Alamet-il Mehdiyy-il Ahir Zaman,</text:span><text:span text:style-name="T29"> ss.57-68</text:span></text:p>
      <text:p text:style-name="P406"><text:span text:style-name="T29">70 </text:span><text:span text:style-name="T33">El-Kavlu'l Muhtasar Fi Alamatil Mehdiyy-il Muntazar,</text:span><text:span text:style-name="T29"> s.25</text:span></text:p>
      <text:p text:style-name="P406"><text:span text:style-name="T29">71 </text:span><text:span text:style-name="T33">Kıyamet Alametleri</text:span><text:span text:style-name="T29"> 8. bsk, s. 138</text:span></text:p>
      <text:p text:style-name="P406"><text:span text:style-name="T29">72 Tırmizi; İmam Şarani, </text:span><text:span text:style-name="T33">Ölüm, Kıyamet ve Diriliş,</text:span><text:span text:style-name="T29"> s. 413</text:span></text:p>
      <text:p text:style-name="P406"><text:soft-page-break/><text:span text:style-name="T29">73 Müslim tahric etmiştir; </text:span><text:span text:style-name="T33">Fi Zilali'l- Kuran'da Kıyamet ve Alametleri,</text:span><text:span text:style-name="T29"> Ahmed Faiz, 1993, s. 112</text:span></text:p>
      <text:p text:style-name="P406"><text:span text:style-name="T29">74 </text:span><text:span text:style-name="T33">Şualar,</text:span><text:span text:style-name="T29"> s. 493</text:span></text:p>
      <text:p text:style-name="P406"><text:span text:style-name="T29">75 </text:span><text:span text:style-name="T33">Ramuzü'l Ehadis</text:span><text:span text:style-name="T29">, s. 476 </text:span></text:p>
      <text:p text:style-name="P400">(İbni Mace'den)</text:p>
      <text:p text:style-name="P406"><text:span text:style-name="T29">76 </text:span><text:span text:style-name="T33">Ramazü'l-Ehadis</text:span><text:span text:style-name="T29">, s. 487</text:span></text:p>
      <text:p text:style-name="P400">(Taberani'nin Kebir'inden)</text:p>
      <text:p text:style-name="P406"><text:span text:style-name="T29">77 </text:span><text:span text:style-name="T33">Ramuz El-Ehadis</text:span><text:span text:style-name="T29">, s. 472</text:span></text:p>
      <text:p text:style-name="P400">(Hz. Muaviye İbni Kırra r.a)</text:p>
      <text:p text:style-name="P406"><text:span text:style-name="T29">78 Hz. Muaviye, </text:span><text:span text:style-name="T33">Ramuz-el Ehadis</text:span><text:span text:style-name="T29">, s. 472</text:span></text:p>
      <text:p text:style-name="P406"><text:span text:style-name="T29">79 Müslim; İmam Şarani, </text:span><text:span text:style-name="T33">Ölüm, Kıyamet ve Diriliş,</text:span><text:span text:style-name="T29"> s. 388</text:span></text:p>
      <text:p text:style-name="P406"><text:span text:style-name="T29">80 Taberani, İbn-i Mace, Deylemi; Muhammet Sevgili-Hasan Akdağ, </text:span><text:span text:style-name="T33">Son Zamanlarla İlgili Hadisler</text:span><text:span text:style-name="T29">, s. 36-37</text:span></text:p>
      <text:p text:style-name="P406"><text:span text:style-name="T29">81 </text:span><text:span text:style-name="T33">Kitab-ül Burhan Fi Alamet-il Mehdiyy-il Ahir Zaman</text:span><text:span text:style-name="T29">, s.52</text:span></text:p>
      <text:p text:style-name="P406"><text:span text:style-name="T29">82 </text:span><text:span text:style-name="T33">Kıyamet Alametleri,</text:span><text:span text:style-name="T29"> s. 200</text:span></text:p>
      <text:p text:style-name="P406"><text:span text:style-name="T29">83 </text:span><text:span text:style-name="T33">El-Kavlu-l Muhtasar Fi Alamatil Mehdiyy-il Muntazar,</text:span><text:span text:style-name="T29"> s. 47</text:span></text:p>
      <text:p text:style-name="P406"><text:span text:style-name="T29">84 </text:span><text:span text:style-name="T33">El-Kavlu-l Muhtasar Fi Alamatil Mehdiyy-il Muntazar</text:span><text:span text:style-name="T29">, s. 55</text:span></text:p>
      <text:p text:style-name="P400">85 Sahih-i Müslim, 11/351</text:p>
      <text:p text:style-name="P406"><text:span text:style-name="T29">86 </text:span><text:span text:style-name="T33">Kitab-ul Burhan Fi Alamet-il Mehdiyy-il Ahir Zaman,</text:span><text:span text:style-name="T29"> s.17 </text:span></text:p>
      <text:p text:style-name="P400">87 El-Kavlul Muhtasar Fi Alamatil Mehdiyy-il Muntazar, s.66</text:p>
      <text:p text:style-name="P406"><text:span text:style-name="T29">88 </text:span><text:span text:style-name="T33">Kitab-ül Burhan Fi Alamet-il Mehdiyy-il Ahir Zaman,</text:span><text:span text:style-name="T29"> s.16 </text:span></text:p>
      <text:p text:style-name="P400">89 Sahih-i Müslim, 1/136</text:p>
      <text:p text:style-name="P406"><text:span text:style-name="T29">90 </text:span><text:span text:style-name="T33">Kıyamet Alametleri,</text:span><text:span text:style-name="T29"> s. 242-243</text:span></text:p>
      <text:p text:style-name="P406"><text:span text:style-name="T29">91 </text:span><text:span text:style-name="T33">Kitab-ül Burhan Fi Alamet-il Mehdiyy-il Ahir Zaman</text:span><text:span text:style-name="T29">, s.23</text:span></text:p>
      <text:p text:style-name="P406"><text:span text:style-name="T29">92 </text:span><text:span text:style-name="T33">El-Kavlu'l Muhtasar Fi Alamatil Mehdiyy-il Muntazar</text:span><text:span text:style-name="T29">, s. 51</text:span></text:p>
      <text:p text:style-name="P406"><text:span text:style-name="T29">93 </text:span><text:span text:style-name="T33">El-Kavlu'l Muhtasar Fi Alamatil Mehdiyy-il Muntazar</text:span><text:span text:style-name="T29">, s. 26</text:span></text:p>
      <text:p text:style-name="P406"><text:span text:style-name="T29">94 </text:span><text:span text:style-name="T33">Kıyamet Alametleri</text:span><text:span text:style-name="T29">, Genişletilmiş 8. Baskı, s. 225</text:span></text:p>
      <text:p text:style-name="P406"><text:span text:style-name="T29">95 </text:span><text:span text:style-name="T33">Kitab-ül Burhan Fi Alamet-il Mehdiyy-il Ahir Zaman,</text:span><text:span text:style-name="T29"> s. 90</text:span></text:p>
      <text:p text:style-name="P406"><text:span text:style-name="T29">96 </text:span><text:span text:style-name="T33">Kıyamet Alametleri,</text:span><text:span text:style-name="T29"> s. 299</text:span></text:p>
      <text:p text:style-name="P406"><text:span text:style-name="T29">97 </text:span><text:span text:style-name="T33">Hutbe-i Şamiye,</text:span><text:span text:style-name="T29"> s. 25</text:span></text:p>
      <text:p text:style-name="P406"><text:span text:style-name="T29">98 </text:span><text:span text:style-name="T33">Sözler,</text:span><text:span text:style-name="T29"> s. 344</text:span></text:p>
      <text:p text:style-name="P406"><text:span text:style-name="T29">99 İbni Kesir, </text:span><text:span text:style-name="T33">en-Nihaye</text:span><text:span text:style-name="T29">, 1:96</text:span></text:p>
      <text:p text:style-name="P406"><text:span text:style-name="T29">100 </text:span><text:span text:style-name="T33">Kitab-ül Burhan Fi Alamet-il Mehdiyy-il Ahir Zaman</text:span><text:span text:style-name="T29">, s. 73</text:span></text:p>
      <text:p text:style-name="P406"><text:span text:style-name="T29">101 İbn-i Mace, 4075, 4076; Tırmizi,</text:span><text:span text:style-name="T33"> Fiten:</text:span><text:span text:style-name="T29"> 59, no. 2240, 4/510</text:span></text:p>
      <text:p text:style-name="P406"><text:span text:style-name="T29">102 </text:span><text:span text:style-name="T33">Kıyamet Alametleri, </text:span><text:span text:style-name="T29">8. bsk, s. 256</text:span></text:p>
      <text:p text:style-name="P406"><text:span text:style-name="T29">103 Hz. Muaviye r.a; </text:span><text:span text:style-name="T33">Büyük Kıyamet Alametleri</text:span><text:span text:style-name="T29">, 476/9,</text:span></text:p>
      <text:p text:style-name="P400">http://www.aitco.com/sonuyari/</text:p>
      <text:p text:style-name="P400">public_html/kitap/kiyamet/buyuk.htm</text:p>
      <text:p text:style-name="P406"><text:span text:style-name="T29">104 Et-Tebrizi, Veliyüddin Muhammed bir Abdillahi'l-Hatibi'l-Ömeri, Mişkatü'l-Mesabih, </text:span><text:span text:style-name="T33">Dımeşk</text:span><text:span text:style-name="T29">: 1382/1962, 3:38.2</text:span></text:p>
      <text:p text:style-name="P400">105 Hakim, Müstedrek No. 1230, 1/478</text:p>
      <text:p text:style-name="P406"><text:soft-page-break/><text:span text:style-name="T29">106 </text:span><text:span text:style-name="T33">Şualar</text:span><text:span text:style-name="T29">, s. 588-589</text:span></text:p>
      <text:p text:style-name="P406"><text:span text:style-name="T29">107</text:span><text:span text:style-name="T33"> Kastamonu Lahikası</text:span><text:span text:style-name="T29">, s. <text:s/>80-82</text:span></text:p>
      <text:p text:style-name="P406"><text:span text:style-name="T29">108 </text:span><text:span text:style-name="T33">Sözler</text:span><text:span text:style-name="T29">, s. 343-344</text:span></text:p>
      <text:p text:style-name="P406"><text:span text:style-name="T29">109 </text:span><text:span text:style-name="T33">Şualar</text:span><text:span text:style-name="T29">, s. 594</text:span></text:p>
      <text:p text:style-name="P406"><text:span text:style-name="T29">110 </text:span><text:span text:style-name="T33">Hizmet Rehberi</text:span><text:span text:style-name="T29">, s. 86</text:span></text:p>
      <text:p text:style-name="P406"><text:span text:style-name="T29">111 Ebu Davud,</text:span><text:span text:style-name="T33"> Fiten</text:span><text:span text:style-name="T29"> 4244, 2/497; İbni Ebi Şeybe, Musannef, </text:span><text:span text:style-name="T33">Fiten</text:span><text:span text:style-name="T29">: 5, 8/591</text:span></text:p>
      <text:p text:style-name="P406"><text:span text:style-name="T29">112 İbn-i Mace, 4075, 4076; Tırmizi, </text:span><text:span text:style-name="T33">Fiten</text:span><text:span text:style-name="T29">: 59, no. 2240, 4/510</text:span></text:p>
      <text:p text:style-name="P406"><text:span text:style-name="T29">113 Müslim; </text:span><text:span text:style-name="T33">Büyük Fitne Mesih-i Deccal</text:span><text:span text:style-name="T29">, Saim Güngör, <text:s/>s. 13</text:span></text:p>
      <text:p text:style-name="P406"><text:span text:style-name="T29">114 İmam-ı Ahmed. Ebu Davud. Hakim; </text:span><text:span text:style-name="T33">Büyük Fitne Mesih-i Deccal,</text:span><text:span text:style-name="T29"> Saim Güngör, s. 99</text:span></text:p>
      <text:p text:style-name="P406"><text:span text:style-name="T29">115 Ebu Davud, </text:span><text:span text:style-name="T33">Melahim</text:span><text:span text:style-name="T29">: 14; </text:span><text:span text:style-name="T33">Kıyamet Alametleri</text:span><text:span text:style-name="T29">, İsmail Mutlu, s. 82</text:span></text:p>
      <text:p text:style-name="P406"><text:span text:style-name="T29">116 </text:span><text:span text:style-name="T33">Kıyamet Alametleri</text:span><text:span text:style-name="T29">, s. 214</text:span></text:p>
      <text:p text:style-name="P406"><text:span text:style-name="T29">117 </text:span><text:span text:style-name="T33">Kıyamet Alametleri</text:span><text:span text:style-name="T29">, s. 214</text:span></text:p>
      <text:p text:style-name="P406"><text:span text:style-name="T29">118 </text:span><text:span text:style-name="T33">Kıyamet Alametleri,</text:span><text:span text:style-name="T29"> 9. baskı, s. 231</text:span></text:p>
      <text:p text:style-name="P406"><text:span text:style-name="T29">119 </text:span><text:span text:style-name="T33">Kıyamet Alametleri</text:span><text:span text:style-name="T29">, İsmail Mutlu, s. <text:s/>92-93</text:span></text:p>
      <text:p text:style-name="P406"><text:span text:style-name="T29">120 </text:span><text:span text:style-name="T33">Mektubat,</text:span><text:span text:style-name="T29"> s. 55</text:span></text:p>
      <text:p text:style-name="P406"><text:span text:style-name="T29">121 </text:span><text:span text:style-name="T33">Mektubat,</text:span><text:span text:style-name="T29"> s. 513</text:span></text:p>
      <text:p text:style-name="P406"><text:span text:style-name="T29">122 </text:span><text:span text:style-name="T33">Emirdağ Lahikası,</text:span><text:span text:style-name="T29"> s. 259</text:span></text:p>
      <text:p text:style-name="P406"><text:span text:style-name="T29">123 </text:span><text:span text:style-name="T33">Şualar,</text:span><text:span text:style-name="T29"> s. 678</text:span></text:p>
      <text:p text:style-name="P400">124 Mesnevi/Tercüme: A.Badıllı s. 246</text:p>
      <text:p text:style-name="P406"><text:span text:style-name="T29">125 Müslim, </text:span><text:span text:style-name="T33">Fiten</text:span><text:span text:style-name="T29">: 110; Ebu Davud, </text:span><text:span text:style-name="T33">melahim</text:span><text:span text:style-name="T29">: 14; Tirmizi, </text:span><text:span text:style-name="T33">Fiten</text:span><text:span text:style-name="T29">: 59; İbni Mace, </text:span><text:span text:style-name="T33">Fiten</text:span><text:span text:style-name="T29">: 33, </text:span><text:span text:style-name="T33">Müsned</text:span><text:span text:style-name="T29">, 6: 455-456</text:span></text:p>
      <text:p text:style-name="P400">126 Hakim, Müstedrek, 4: 529-530</text:p>
      <text:p text:style-name="P406"><text:span text:style-name="T29">127 Hakim, Müstedrek, 4: 529-530; Nursi, s. 509; Şaban Döğen, </text:span><text:span text:style-name="T33">Mehdi ve Deccal</text:span><text:span text:style-name="T29">, Gençlik Yayınları, İstanbul, s.76-77 </text:span></text:p>
      <text:p text:style-name="P406"><text:span text:style-name="T29">128 </text:span><text:span text:style-name="T33">Kıyamet Alametleri</text:span><text:span text:style-name="T29">, s. 212</text:span></text:p>
      <text:p text:style-name="P400">129 Sünen-i İbni Mace, 4077</text:p>
      <text:p text:style-name="P406"><text:span text:style-name="T29">130 </text:span><text:span text:style-name="T33">Kıyamet Alametleri</text:span><text:span text:style-name="T29">, s. 212-213</text:span></text:p>
      <text:p text:style-name="P406"><text:span text:style-name="T29">131 </text:span><text:span text:style-name="T33">Müsned</text:span><text:span text:style-name="T29">, VI, 455-6</text:span></text:p>
      <text:p text:style-name="P400">132 Sünen-i İbni Mace, 4077</text:p>
      <text:p text:style-name="P400">133 Sahih-i Buhari, Cilt 15, Syf.6981</text:p>
      <text:p text:style-name="P400">134 Sünen-i İbni Mace, 4077</text:p>
      <text:p text:style-name="P406"><text:span text:style-name="T29">135 Nursi, A.g.e., s. 513-515; </text:span><text:span text:style-name="T33">Mehdi ve Deccal,</text:span><text:span text:style-name="T29"> Şaban Döğen, s. 74-75</text:span></text:p>
      <text:p text:style-name="P406"><text:span text:style-name="T29">136 </text:span><text:span text:style-name="T33">Mektubat,</text:span><text:span text:style-name="T29"> s. 55</text:span></text:p>
      <text:p text:style-name="P406"><text:span text:style-name="T29">137 </text:span><text:span text:style-name="T33">Büyük Fitne Mesih-i Deccal</text:span><text:span text:style-name="T29">, Saim Güngör, s. 56-57</text:span></text:p>
      <text:p text:style-name="P406"><text:span text:style-name="T29">138 Nursi,</text:span><text:span text:style-name="T33"> Şualar,</text:span><text:span text:style-name="T29"> s. 152; </text:span><text:span text:style-name="T33">Mehdi ve Deccal</text:span><text:span text:style-name="T29">, Şaban Döğen, s. 105</text:span></text:p>
      <text:p text:style-name="P406"><text:span text:style-name="T29">139 Nuaym b. Hammad, vr, 75b; Şaban Döğen, </text:span><text:span text:style-name="T33">Mehdi ve Deccal</text:span><text:span text:style-name="T29">, Gençlik Yayınları, 2. Baskı <text:s/></text:span></text:p>
      <text:p text:style-name="P406"><text:span text:style-name="T29">140 Hakim, Müstedrek, 4:529-530; Şaban Döğen, </text:span><text:span text:style-name="T33">Mehdi ve Deccal, Gençlik Yayınları,</text:span><text:span text:style-name="T29"> 2. Baskı</text:span></text:p>
      <text:p text:style-name="P406"><text:span text:style-name="T29">141 </text:span><text:span text:style-name="T33">Şualar,</text:span><text:span text:style-name="T29"> s. 579 </text:span></text:p>
      <text:p text:style-name="P406"><text:span text:style-name="T29">142 </text:span><text:span text:style-name="T33">Kitab-ul Burhan fi-Alamet-il Mehdiyy-il Ahir Zaman</text:span><text:span text:style-name="T29">, s.55</text:span></text:p>
      <text:p text:style-name="P406"><text:span text:style-name="T29">143 </text:span><text:span text:style-name="T33">Kitab-ül Burhan Fi Alamet-il Mehdiyy-il Ahir Zaman</text:span><text:span text:style-name="T29">, s. 55 </text:span></text:p>
      <text:p text:style-name="P406"><text:soft-page-break/><text:span text:style-name="T29">144 </text:span><text:span text:style-name="T33">El-Kavlu'l Muhtasar Fi Alamet-il Mehdiyy-il Muntazar</text:span><text:span text:style-name="T29">, s. 37</text:span></text:p>
      <text:p text:style-name="P406"><text:span text:style-name="T29">145 </text:span><text:span text:style-name="T33">Abdullah bin Mes'ud, Tefsirü İbni Mes'ud,</text:span><text:span text:style-name="T29"> s. 243</text:span></text:p>
      <text:p text:style-name="P406"><text:span text:style-name="T29">146 Müslim, </text:span><text:span text:style-name="T33">Kitabü'l Fiten</text:span><text:span text:style-name="T29">, s. 34</text:span></text:p>
      <text:p text:style-name="P406"><text:span text:style-name="T29">147 Sahih-i Müslim; </text:span><text:span text:style-name="T33">Büyük Fitne Mesih-i Deccal,</text:span><text:span text:style-name="T29"> Saim Güngör, s. 104</text:span></text:p>
      <text:p text:style-name="P400">148 Sünen-i Ibn-i Mace, 10/32</text:p>
      <text:p text:style-name="P406"><text:span text:style-name="T29">149 Sahih-i Müslim; </text:span><text:span text:style-name="T33">Büyük Fitne Mesih-i Deccal,</text:span><text:span text:style-name="T29"> Saim Güngör, s. 104</text:span></text:p>
      <text:p text:style-name="P406"><text:span text:style-name="T29">150 </text:span><text:span text:style-name="T33">Şualar,</text:span><text:span text:style-name="T29"> s. 592</text:span></text:p>
      <text:p text:style-name="P406"><text:span text:style-name="T29">151 </text:span><text:span text:style-name="T33">Ölüm, Kıyamet, Ahiret ve Ahir Zaman Alametleri,</text:span><text:span text:style-name="T29"> İmam Şarani, Bedir Yayınevi, s. 438, (816)</text:span></text:p>
      <text:p text:style-name="P400">152 Kittani, A. g.e., s. 145; Mehdi ve Deccal, Şaban Döğen, s. 127</text:p>
      <text:p text:style-name="P406"><text:span text:style-name="T29">153 </text:span><text:span text:style-name="T33">Kitab-ül Burhan Fi Alamet-il Mehdiyy-il Ahir Zaman</text:span><text:span text:style-name="T29">, s. 105; </text:span><text:span text:style-name="T33">Mehdi ve Deccal</text:span><text:span text:style-name="T29">, Şaban Döğen, s. 127</text:span></text:p>
      <text:p text:style-name="P406"><text:span text:style-name="T29">154 Müslim, </text:span><text:span text:style-name="T33">Mesacic</text:span><text:span text:style-name="T29">, s. 25, No.590, 1/413</text:span></text:p>
      <text:p text:style-name="P406"><text:span text:style-name="T29">155 İbn-i Hazm, </text:span><text:span text:style-name="T33">el-Muhalla</text:span><text:span text:style-name="T29">, II, 301</text:span></text:p>
      <text:p text:style-name="P406"><text:span text:style-name="T29">156 </text:span><text:span text:style-name="T33">Kitab-ül Burhan Fi Alamet-il Mehdiyy-il Ahir Zaman</text:span><text:span text:style-name="T29">, s. 9</text:span></text:p>
      <text:p text:style-name="P406"><text:span text:style-name="T29">157 </text:span><text:span text:style-name="T33">Kitab-ül Burhan Fi Alamet-il Mehdiyy-il Ahir Zaman</text:span><text:span text:style-name="T29">, s. 9</text:span></text:p>
      <text:p text:style-name="P406"><text:span text:style-name="T29">158 </text:span><text:span text:style-name="T33">El-Kavlu'l Muhtasar Fi Alamatil Mehdiyy-il Muntazar</text:span><text:span text:style-name="T29">, s. 45</text:span></text:p>
      <text:p text:style-name="P406"><text:span text:style-name="T29">159 </text:span><text:span text:style-name="T33">Ölüm-Kıyamet-Ahiret ve Ahir zaman Alametleri,</text:span><text:span text:style-name="T29"> s. 464</text:span></text:p>
      <text:p text:style-name="P406"><text:span text:style-name="T29">160 </text:span><text:span text:style-name="T33">Kıyamet Alametleri</text:span><text:span text:style-name="T29">, s. 164 / </text:span><text:span text:style-name="T33">El-Kavlu'l Muhtasar Fi Alamatil Mehdiyy-il Muntazar,</text:span><text:span text:style-name="T29"> s. 24</text:span></text:p>
      <text:p text:style-name="P406"><text:span text:style-name="T29">161 </text:span><text:span text:style-name="T33">Kitab-ül Burhan Fi Alamet-il Mehdiyy-il Ahir Zaman</text:span><text:span text:style-name="T29">, s. 24</text:span></text:p>
      <text:p text:style-name="P406"><text:span text:style-name="T29">162 </text:span><text:span text:style-name="T33">Kitab-ül Burhan Fi Alamet-il Mehdiyy-il Ahir Zaman</text:span><text:span text:style-name="T29">, s. 11</text:span></text:p>
      <text:p text:style-name="P400">163 Süneni-i Ebu Davut, 5/93</text:p>
      <text:p text:style-name="P406"><text:span text:style-name="T29">164</text:span><text:span text:style-name="T33"> Kıyamet Alametleri,</text:span><text:span text:style-name="T29"> s. 163</text:span></text:p>
      <text:p text:style-name="P406"><text:span text:style-name="T29">165 </text:span><text:span text:style-name="T33">Mektubat-ı Rabbani,</text:span><text:span text:style-name="T29"> 1/251</text:span></text:p>
      <text:p text:style-name="P406"><text:span text:style-name="T29">166 </text:span><text:span text:style-name="T33">El-Kavlu'l Muhtasar Fi Alamatil Mehdiyy-il Muntazar,</text:span><text:span text:style-name="T29"> s. 23</text:span></text:p>
      <text:p text:style-name="P406"><text:span text:style-name="T29">167 </text:span><text:span text:style-name="T33">El-Kavlu'l Muhtasar Fi Alamatil Mehdiyy-il Muntazar</text:span><text:span text:style-name="T29">, s. 23</text:span></text:p>
      <text:p text:style-name="P406"><text:span text:style-name="T29">168</text:span><text:span text:style-name="T33"> Kitab-ül Burhan Fi Alamet-il Mehdiyy-il Ahir Zaman</text:span><text:span text:style-name="T29">, s. 20</text:span></text:p>
      <text:p text:style-name="P406"><text:span text:style-name="T29">169 </text:span><text:span text:style-name="T33">Kitab-ul Burhan Fi Alamet-il Mehdiyy-il Ahir Zaman</text:span><text:span text:style-name="T29">, s. 17</text:span></text:p>
      <text:p text:style-name="P413"><text:span text:style-name="T1">170</text:span><text:span text:style-name="T5"> Kitab-ul Burhan Fi Alamet-il Mehdiyy-il Ahir Zaman</text:span><text:span text:style-name="T1">, s. 17</text:span></text:p>
      <text:p text:style-name="P406"><text:span text:style-name="T29">171 </text:span><text:span text:style-name="T33">Kitab-ul Burhan Fi Alamet-il Mehdiyy-il Ahir Zaman,</text:span><text:span text:style-name="T29"> s. 17</text:span></text:p>
      <text:p text:style-name="P406"><text:span text:style-name="T29">172 </text:span><text:span text:style-name="T33">Kitab-ül Burhan Fi Alamet-il Mehdiyy-il Ahir Zaman</text:span><text:span text:style-name="T29">, s. 17</text:span></text:p>
      <text:p text:style-name="P406"><text:span text:style-name="T29">173 </text:span><text:span text:style-name="T33">Kitab-ül Burhan Fi Alamet-il Mehdiyy-il Ahir Zaman</text:span><text:span text:style-name="T29">, s. 23</text:span></text:p>
      <text:p text:style-name="P406"><text:span text:style-name="T29">174 </text:span><text:span text:style-name="T33">Kitab-ül Burhan Fi Alamet-il Mehdiyy-il Ahir Zaman</text:span><text:span text:style-name="T29">, s. 14</text:span></text:p>
      <text:p text:style-name="P54"/>
      <text:p text:style-name="P54"/>
      <text:p text:style-name="P56"><text:s/></text:p>
      <text:p text:style-name="P56"/>
      <text:p text:style-name="P56"/>
      <text:p text:style-name="P108"/>
      <text:p text:style-name="P289"/>
      <text:p text:style-name="P289">İKİNCİ KİTAP</text:p>
      <text:p text:style-name="P364"/>
      <text:p text:style-name="P29"/>
      <text:p text:style-name="P81"/>
      <text:p text:style-name="P365">"BEKLENEN MEHDİ"</text:p>
      <text:p text:style-name="P365">HAKKINDA TÜM</text:p>
      <text:p text:style-name="P365">İSLAM ALİMLERİNİN</text:p>
      <text:p text:style-name="P82">GÖRÜŞLERİ</text:p>
      <text:p text:style-name="P366"/>
      <text:p text:style-name="P365"/>
      <text:p text:style-name="P365"/>
      <text:p text:style-name="P83">YAZAR:  </text:p>
      <text:p text:style-name="P83">HAYRETTİN GÜMÜŞEL</text:p>
      <text:p text:style-name="P56"/>
      <text:p text:style-name="P56"/>
      <text:p text:style-name="P102">GİRİŞ</text:p>
      <text:p text:style-name="P361"/>
      <text:p text:style-name="P361"/>
      <text:p text:style-name="P254">Hazreti Mehdi (as), ahir zamanda gönderileceği Peygamber Efendimiz (sav) tarafından müjdelenmiş olan, Müslümanları zulüm ve sıkıntı ortamından kurtaracak, yeryüzündeki fitneleri ortadan kaldıracak, tüm dünyaya barış, adalet, bolluk, huzur, mutluluk ve refah getirecek kutlu bir şahıstır. Peygamberimiz (sav)'den aktarılan sahih rivayetlere göre Hz. Mehdi (as), çeşitli hurafelerle, batıl inanç ve uygulamalarla aslından uzaklaştırılmış olan dini özüne döndürecek, Hz. İsa (as) ile buluşacak, Allah'ın izniyle yegane hak din olan İslam'ı yeryüzüne yerleşik kılacaktır.</text:p>
      <text:p text:style-name="P307"><text:span text:style-name="T1">"Mehdi", kelime olarak, "hidayete ermiş, hidayet bulmuş kişi" anlamına gelir </text:span><text:span text:style-name="T5">(İslam Ansiklopedisi, "Mehdi", c. 5, s. 149)</text:span><text:span text:style-name="T1">. İslami kaynaklarda ve halk arasında ise Peygamberimiz (sav)'in ahir zamanda geleceğini müjdelediği mübarek zatın ismi olarak geçmektedir. Bir İslami kaynakta kelimenin tanımı şöyle yapılmaktadır:</text:span></text:p>
      <text:p text:style-name="P307"><text:span text:style-name="T1">"Mehdi": Allah'ın hakikaten hak yoluna götürdüğü kimsedir. Bu sözcük, isimler arasında o kadar çok kullanılmıştır ki bilinen isimlerden olmuştur. Peygamberimiz (sav)'in ahir zamanda geleceğini müjdelediği kimse bu isimle adlandırılmıştır.</text:span><text:span text:style-name="T5"> (İbn'ül-Esir el-Cezeri, "en-Nihaye fi Garib'il-Hadisi ve'l-Eser", c. 4, s. 244)</text:span></text:p>
      <text:p text:style-name="P254">Bir başka kaynakta da Hz. Mehdi (as) hakkında şöyle bir açıklama yer almaktadır:</text:p>
      <text:p text:style-name="P307"><text:span text:style-name="T1">"Hz. Mehdi (as) Allah'ın hak yola erdirdiği kimsedir. Hz. Mehdi (as) Peygamberimiz (sav)'in ahir zamanda geleceğini müjdelediği, kendi ailesinden olan kimsenin adıdır. Yeryüzünü adalet ve eşitlikle dolduracak; zulüm ve haksızlıkla dolmuş iken. O Konstantiniyye'de (El-Müncid Fi'l-A'lam) Mesih ile birlikte olacak. Arab'a ve Arap olmayan herkese hükmedecek, Deccal'i (fitnesini) yok edecek... Onun kıyamına dair rivayetler tevatüre ulaşmıştır. Allah'ım! O'nun zuhurunu çabuklaştır..." </text:span><text:span text:style-name="T5">(Fahrettin et-Türeyhi, Mecma'ül-Bahreyn ve Matla'ün-Nayyireyn, c. 1, s. 475-476)</text:span></text:p>
      <text:p text:style-name="P254">Mehdiyet konusu her dönemde İslam tarihinde önemli bir yer tutmuştur. Hz. Mehdi (as), Peygamber Efendimiz (sav)'in çok sayıdaki hadisinde, ismiyle, vasıflarıyla, yardımcılarıyla, devrinin özellikleriyle ve yapacağı icraatlarla ayrıntılı olarak tarif edilmiştir. Peygamberimiz (sav)'in Hz. Mehdi (as) hakkındaki tarifleri o kadar detaylı ve açıktır ki, Hz. Mehdi (as) ortaya çıktığında kendisini görenler bu açıklamalardan hemen kendisini tanıyacaklardır. </text:p>
      <text:p text:style-name="P307"><text:span text:style-name="T1">Bir ayette, Kitap Ehli'nin Peygamber Efendimiz (sav)'i </text:span><text:span text:style-name="T5">"çocuklarını tanır gibi" </text:span><text:span text:style-name="T1">tanıyacakları bildirilmektedir:</text:span></text:p>
      <text:p text:style-name="P14"/>
      <text:p text:style-name="P56">Kendilerine kitap verdiklerimiz, onu (peygamberi), çocuklarını tanır gibi tanırlar. Buna rağmen içlerinden bir bölümü, bildikleri halde gerçeği gizlerler. (Bakara Suresi, 146)</text:p>
      <text:p text:style-name="P263"/>
      <text:p text:style-name="P254">Bu ayet işari manada, Hz. Mehdi'nin tanınmasına da işaret etmektedir. Hz. Mehdi (as) de ortaya çıktığında, Peygamberimiz (sav)'in tarifleri ışığında, insanlar onu çocuklarını tanır gibi tanıyacaklardır. </text:p>
      <text:p text:style-name="P254"><text:soft-page-break/>Pek çok İslam alimi, tarihçi ve araştırmacı Hz. Mehdi (as) hakkında eserler kaleme almış ya da eserlerinde Mehdiyet konusuna önemli bir yer ayırmıştır. Bu eserler incelendiğinde, Mehdiyet konusunun tartışmaya yer bırakmayacak derecede kesinlik gösterdiği her akıl ve vicdan sahibi Müslüman tarafından rahatlıkla anlaşılabilir. Tüm ehl-i sünnet alimleri Hazreti Mehdi'nin ahir zamanda geleceği konusunda ittifak halindedirler. Çıkış yeri, zamanı, kimliği ve benzeri detaylar konusunda çeşitli yorumlar bulunsa da Peygamberimiz (sav)'in müjdelediği bu şahsın geleceği ve İslam ahlakını yeryüzüne hakim edeceği hakkında muteber İslam alimleri arasında hiçbir görüş ayrılığı yoktur.</text:p>
      <text:p text:style-name="P254">Hadis imamları Hazreti Mehdi (as) hakkındaki hadislerin "mütevatir" olduğunu bildirmişlerdir. Bunun anlamı şudur: Mehdiyet hakkında aktarılan hadisler, bu konuda yalan söylemek kastıyla aralarında anlaşmaları teknik olarak mümkün olmayan kişilerden, pek çok farklı kanal vasıtasıyla hadis alimlerine ulaşmıştır. Ayrıca dinimizde çok önemli bir kaynak olarak kabul edilen "Kütüb-ü Sitte"de de Hazreti Mehdi (as) hakkında birçok "sahih" hadis bulunmaktadır. Kütüb-ü Sitte dışındaki diğer hadis kaynaklarında da Mehdiyetle ilgili pek çok sahih rivayet nakledilmektedir. Alimlerimizin, sahih ve mütevatir hadisleri reddetmenin Peygamber (sav)'in sözünü reddetmek anlamına geleceği yönündeki ifadeleri de dikkate alındığında Mehdiyet inancının dinimizdeki yeri ve önemi daha iyi anlaşılır. </text:p>
      <text:p text:style-name="P254">Hz. Mehdi (as), yüzyıllar boyunca İslam ümmeti tarafından beklenmektedir. Ancak gerek geçmiş alimlerin izah ve yorumlarından, gerekse günümüzde ve yakın geçmişte yaşayan İslam alim ve mütefekkirlerinin açıklamalarından ve tariflerinden Hazreti Mehdi (as)'nin çıkışının içinde bulunduğumuz döneme denk geldiği anlaşılmaktadır. Nitekim rivayetlerde Hz. Mehdi (as)'nin çıkış alameti olarak bildirilen olayların pek çoğunun aynen ve kısa aralıklarla art arda gerçekleşmesi bu büyük şahsın vazifeye başlamasının yakın olduğunun, belki de başlamış olduğunun açık bir göstergesidir. </text:p>
      <text:p text:style-name="P254">Bu kitapta, tarih boyunca çeşitli dönemlerde yaşamış İslam alimlerinin Mehdiyet hakkındaki görüşlerini, eserlerinde bu konuda aktardıkları rivayetlerden de seçmeler yaparak ele alacağız. Bunların yanısıra, Mehdiyet konusunun İslami kaynaklarda ne derece önemli bir yere sahip olduğunu vurgulamak açısından bu konuda yazılmış ya da bu konudaki itirazlara cevap olarak hazırlanmış eserlerin en meşhurlarının listesini vereceğiz. Mehdiyet konusunda İslami kaynaklarda pek çok rivayet ve açıklama bulunmaktadır. Biz bu kitap kapsamında bunlardan yalnızca bir bölümüne, örnek olması amacıyla yer verdik. Amaç Peygamberimiz (sav)'in mütevatir ve sahih hadislerinde açıkça haber verilen ve pek çok İslam aliminin eserlerinde teferruatlı olarak ele aldıkları Mehdiyet konusunun şüphe götürmez bir gerçek olduğunu, İslam tarihi boyunca bu konunun işlendiği İslami kaynaklardan çeşitli örnekleri ortaya koyarak gözler önüne sermektir.</text:p>
      <text:p text:style-name="P254">Ayrıca, -Parlayan Yıldız Mehdi- bölümünde Süleymaniye Kütüphanesi'nde üç değerli el yazması kitapta bulunan Mehdi ve ahir zamanla ilgili ortak hadisleri kullanarak bir çalışma yaptık.</text:p>
      <text:p text:style-name="P307"><text:span text:style-name="T1">Kitabımızda, </text:span><text:span text:style-name="T5">Risale-i Nur Külliyatı'nda Hz. İsa ve Hz. Mehdi (as) Gerçeği</text:span><text:span text:style-name="T1"> isimli çalışma, araştırmacı-yazar Musa Yusuf'un </text:span><text:span text:style-name="T5">Mehdilik ve Altınçağ </text:span><text:span text:style-name="T1">isimli eserinden yapılan bir iktibas ve Irak </text:span><text:soft-page-break/><text:span text:style-name="T1">Savaşının Hz. Mehdi'nin çıkış alameti olabileceğine dair bir çalışma da yer almaktadır.</text:span></text:p>
      <text:p text:style-name="P254"/>
      <text:p text:style-name="P103">MEHDİYET KONUSU SAĞLAM</text:p>
      <text:p text:style-name="P287">DELİLLERE DAYANMAKTADIR</text:p>
      <text:p text:style-name="P264"/>
      <text:p text:style-name="P254"/>
      <text:p text:style-name="P302">Hazreti Mehdi (as) Hakkındaki Rivayetler "Mütevatir"dir</text:p>
      <text:p text:style-name="P129"/>
      <text:p text:style-name="P78">"Mütevatir" ne demektir?</text:p>
      <text:p text:style-name="P254">Hz. Mehdi (as) hakkında rivayet edilen hadislerin mütevatir olduğu hemen hemen bütün İslam alimleri tarafından kabul edilen bir gerçektir. Ancak, öncelikle "mütevatir hadis"in ne anlama geldiğini açıklamak gerekir. "Giriş" bölümünde de kısaca tarif ettiğimiz gibi, hadis bilimcilerine göre bir haber birçok kişi tarafından rivayet edilmişse ve bu ravilerin bir araya gelip haber uydurmaları, durumları itibarıyle teknik olarak mümkün değilse buna "mütevatir" haber denilir. Mütevatir habere de "tevatür" adı verilir. </text:p>
      <text:p text:style-name="P254">Bir kaynakta tevatür terimi şöyle tanımlanmaktadır:</text:p>
      <text:p text:style-name="P307"><text:span text:style-name="T1">"Tevatür", kelime anlamı olarak "kuvvetli haber, içinde yalan ihtimali olmayan ve bir cemaate dayanan kuvvetli haber" demektir. </text:span><text:span text:style-name="T5">(Büyük Lugat-Tür-Dav, 3003)</text:span></text:p>
      <text:p text:style-name="P54">Diğer çeşitli kaynaklarda da mütevatir kelimesinin anlamı şöyle açıklanmaktadır:</text:p>
      <text:p text:style-name="P307"><text:span text:style-name="T1">"Yalan üzerine birleşmeleri aklen mümkün görülmeyen toplulukların birbirinden ve ilk topluluğun direk Resulullah (sav)'dan rivayet ettiği hadis-i şeriftir. Yakin (hiç şüphe edilmeyecek) bir ifade eder. Artık bu hadis hakkında "Acaba bu hadis Resulullah (sav) tarafından söylenmiş midir?" diye bir şüpheye imkan yoktur." </text:span><text:span text:style-name="T5">(Ömer Nasuhi Bilmen, "Muvazzah İlm-i Kelam", s. 53)</text:span></text:p>
      <text:p text:style-name="P32"/>
      <text:p text:style-name="P71"><text:span text:style-name="T31">"MÜTEVATİR HABER": </text:span><text:span text:style-name="T29">Duyularla hissedilen bir şey hakkında yalan üzere ittifak etmeleri aklen mümkün olmayan bir kalabalığın verdikleri bir haber olup bizzat (yakini) ilim ifade eder. Böyle bir haber kat'i olarak sahih olup akideye taalluk eden meselelerde onunla amel vaciptir. </text:span><text:span text:style-name="T33">(Mahmud Ebu Reyye, "Muhammedi Sünnetin Aydınlatılması", s. 300) </text:span></text:p>
      <text:p text:style-name="P263"/>
      <text:p text:style-name="P307"><text:span text:style-name="T3">"MÜTEVATİR HADİS": </text:span><text:span text:style-name="T1">Yalan üzerinde birleşmeleri adeten mümkün olmayan raviler topluluğunun ("cemm-i ğafir"), her nesilde, kendileri gibi bir topluluktan alıp naklettiği, işitme veya görmeye ("mahsûsat") dayanan hadistir. Kesin bilgi ifade eder, amel vaciptir, reddi küfrü gerektirir, tetkik ve tenkid dışıdır. </text:span></text:p>
      <text:p text:style-name="P14"/>
      <text:p text:style-name="P71"><text:span text:style-name="T31">Lafzen Mütevatir: </text:span><text:span text:style-name="T29">Bütün rivayetlerinde lafızları aynı olan hadistir ki "yok denecek kadar" azdır. "Men kezebe aleyye..." misalidir. Kayıt konmadan "mütevatir hadis" denince "lafzen mütevatir" anlaşılır. </text:span></text:p>
      <text:p text:style-name="P56"/>
      <text:p text:style-name="P71"><text:span text:style-name="T31">Manen Mütevatir: </text:span><text:span text:style-name="T29">Aralarında ortak bir nokta bulunan değişik lafızlı hükümlerin, tevatür şartlarını taşıyan râvîlerce rivayet edilmesiyle ortaya çıkan "ortak manaya" denir. Mesela, 100 kadar değişik lafızlı hadisten çıkan bir mütevatir mana Resûlullah Aleyhissalatü ves`selâm`ın </text:span><text:soft-page-break/><text:span text:style-name="T29">"ellerini kaldırarak dua ettiğidir." </text:span><text:span text:style-name="T33">(İsmail Lütfi Çakan, "Hadis Usulü", İFAV, İstanbul 1993, s. 105-150)</text:span></text:p>
      <text:p text:style-name="P59"/>
      <text:p text:style-name="P51">Mehdiyet Hadislerinin Mütevatir Olduğuna </text:p>
      <text:p text:style-name="P51">Dair Alimlerin İzahları</text:p>
      <text:p text:style-name="P124"/>
      <text:p text:style-name="P126">Bu konuyla ilgili çeşitli alimlerin görüşlerini aşağıda veriyoruz:</text:p>
      <text:p text:style-name="P40"/>
      <text:p text:style-name="P41">MUHAMMED B. RESUL BERZENCİ </text:p>
      <text:p text:style-name="P243"><text:span text:style-name="T3">Hz. Mehdi (as)'nin varlığı ve ahir zamanda zuhur edeceği, Peygamber (sav) ailesinden ve Fatıma (ra) oğullarından oluşu, tevatür ölçüsüne ulaşan hadislerle açıklanmıştır ve bu hadisleri inkar etmenin hiçbir anlamı yoktur... </text:span><text:span text:style-name="T1">Tevatür ölçüsünü aşan, doğru ve açık hadislerde, Hz. Mehdi (as)'nin Fatıma soyundan olup, dünya sona ermeden zuhur edeceği, zulüm ve haksızlıkla dolmuş olan dünyaya, adalet ve hakkaniyet getireceği, onun zamanında İsa Mesih'in gökten ineceği ve onun önderliğinde namaz kılacağı kanıtlanmış bulunmaktadır. </text:span><text:span text:style-name="T5">(Muhammed b. Resul Berzenci, "el-İşaetü li Eşrat'is-Saeti", s. 305)</text:span></text:p>
      <text:p text:style-name="P261"/>
      <text:p text:style-name="P41">ALAEDDİN ALİ B. HİŞAM MUTTAKİ HİNDİ</text:p>
      <text:p text:style-name="P243"><text:span text:style-name="T1">Allah'ın rahmeti sana olsun bil ki vaadedilen </text:span><text:span text:style-name="T3">Hz. Mehdi (as)'nin var oluşunda hiç kuşku yoktur. </text:span><text:span text:style-name="T1">Üçyüz hadis ve eserle hatta daha fazlası ile bu kanıtlanmıştır. </text:span><text:span text:style-name="T5">(Casim Mühelhil, "el-Burhan", c. 1, s. 339)</text:span></text:p>
      <text:p text:style-name="P41"/>
      <text:p text:style-name="P41">ABDULMUHSİN BİN HAMD EL-ABBAD</text:p>
      <text:p text:style-name="P243"><text:span text:style-name="T3">Her Müslümanın, Peygamber (sav)'in verdiği gaybi haberlere özellikle de Hz. Mehdi (as) ve Deccal'ın zuhur edeceğine dair bildirdiği ön haberlere inanması, tasdik etmesi vaciptir.</text:span><text:span text:style-name="T1"> Bu itibarla Mehdilik hakkındaki haberlerin çokluğu senetlerinin doğru oluşuna rağmen, onları tutarsız saymak mümkün değildir. Ancak bilgisizler, hak ile kavgalı olanlar veya onların senetlerini incelemekten aciz olanlar bu haberleri inkar ederler. Oysa o hadisleri doğrulamak Peygamber Hazretlerine inanmanın bir parçasıdır. Çünkü onun sözlerini kabul etmek, ona inanmanın bir gereğidir. Ve Allah'ın Kuran'da (Bakara Suresi, 2-4) müminleri övdüğü gaibe inanışın ta kendisidir. </text:span><text:span text:style-name="T5">(Dr. Abdulmuhsin bin Hamd el-Abbad, "Mecellet'ül-Camiat-ül-İslamiyye", yıl 1, sayı 3, s. 624-627)</text:span></text:p>
      <text:p text:style-name="P293"/>
      <text:p text:style-name="P295">MUHAMMED NASREDDİN ALBANİ</text:p>
      <text:p text:style-name="P243"><text:span text:style-name="T1">Sözün özü şu ki, </text:span><text:span text:style-name="T3">Hz. Mehdi (as)'ye inanmak, Peygamber (sav)’den aktarılan tevatür hadislere dayalı köklü bir inançtır ve ona inanmak vaciptir.</text:span><text:span text:style-name="T1"> Çünkü Allah'ın buyruğunda (Bakara Suresi, 2-4) takvalıların özelliklerinden olarak anlatılan gaibe inanmak inanışın bir parçasıdır. Cahillerden başkası bunu inkar etmez. Bu inanç kitap ve sünnette doğru kabul edilen inanışlar üzerine ölmeyi, <text:s/>Allah'tan diliyorum. </text:span><text:span text:style-name="T5">(Muhammed Nasreddin Albani, "Mecellet'üt-Temeddün'il-İslami", sayı 22, s. 646)</text:span></text:p>
      <text:p text:style-name="P292"><text:soft-page-break/></text:p>
      <text:p text:style-name="P113">ŞEMSEDDİN MUHAMMEDBİN AHMED SEFAREYNİ</text:p>
      <text:p text:style-name="P244">Kıyamet gününün en büyük alametlerinden birisi de hakkında tevatür derecesini aşacak derecede hadis bulunan bir kişinin zuhur edeceğidir. İmamların sonuncusudur. Hz. Peygamber (sav)'den sonra peygamber olmayacağı gibi ondan sonra da imam olmayacaktır. Bu imam Fatıma oğullarındandır. </text:p>
      <text:p text:style-name="P307"><text:span text:style-name="T3">Birçok hadis hafızları, Hz. Mehdi (as)'nin Peygamber soyundan olduğunu kabul etmişlerdir, böyle mütevatir bir konuya sırt çevirmek yakışık almaz. </text:span><text:span text:style-name="T1">Hak ehlinin inancına göre, Hz. Mehdi (as), İsa Mesih'ten ayrıdır. Hz. Mehdi (as), Mesih'ten önce zuhur edecektir. Bu konu Sünni bilginleri arasında onların inancından sayılacak kadar yaygınlık kazanmıştır. </text:span><text:span text:style-name="T5">(Şemseddin Muhammed bin Ahmed Sefareyni, "Levaih'ül-Envar'ül-Behiyye", c. 2, s. 74, 76, 86)</text:span></text:p>
      <text:p text:style-name="P293"/>
      <text:p text:style-name="P295">EBU ABDULLAH MUHAMMED B. CAFER İDRİSİ KETANİ</text:p>
      <text:p text:style-name="P243"><text:span text:style-name="T3">... Hz. Mehdi (as) hakkındaki hadisler o kadar çoktur ki, tevatür ölçüsüne ulaşmaktadır ve bunları reddetmek uygun olmaz... </text:span><text:span text:style-name="T1">Eğer uzun olacağından endişe duymasam, bu konuda bildiğim hadislerin hepsini buraya kaydederim. </text:span><text:span text:style-name="T5">(Ebu Abdullah Muhammed b. Cafer İdrisi Ketani, "Nezm'ül Mütenasir min ahadis'il-Mütevatır", s. 145 ve 146)</text:span></text:p>
      <text:p text:style-name="P293"/>
      <text:p text:style-name="P295">ŞEHABEDDİN AHMED B. MUHAMMED GUMARİ</text:p>
      <text:p text:style-name="P243"><text:span text:style-name="T3">... Hz. Mehdi (as)'nin zuhur edeceğine inanmak vaciptir,</text:span><text:span text:style-name="T1"> ona inanmak Peygamber (sav)'in buyruğunu doğrulamak için gereklidir. Nitekim bu konu ehl-i sünnet inanç kitaplarında kaydedilmiş ve kanıtlanmıştır. </text:span><text:span text:style-name="T5">(Şehabeddin Ahmed b. Muhammed Gumari, "İbraz'ül-Vehm'ül Meknun", s. 3 ve 4)</text:span></text:p>
      <text:p text:style-name="P292"/>
      <text:p text:style-name="P295">HASANEYN MUHAMMED MAHLUF el-MISRİ</text:p>
      <text:p text:style-name="P243"><text:span text:style-name="T3">Müslümanlara sahih hadislere güvenerek Hz. Mehdi (as)'nin ahir zamanda zuhur edeceğine tam olarak inanmalarını öğütlüyoruz. </text:span><text:span text:style-name="T1">Çünkü bunun aksi sözleri söyleyenlerin ne diyanet bilgileri vardır ne de gerçekte bu hadislere inanırlar. </text:span><text:span text:style-name="T5">(Hasaneyn Muhammed Mahluf el-Mısri, "Seyyid'ül Beşer Yetaheddesü An'il-Mehdiyyi-Müntazar", kitabın önsözü)</text:span></text:p>
      <text:p text:style-name="P309"/>
      <text:p text:style-name="P307"><text:span text:style-name="T49">Eb'ul-</text:span><text:span text:style-name="T58">HASAN MUHAMMED b. HÜSEYİN ABURİ</text:span></text:p>
      <text:p text:style-name="P243"><text:span text:style-name="T3">Hz. Mehdi (as)'nin zuhur edeceğine dair birçok raviden mütevatir hadisler nakledilmiştir. </text:span><text:span text:style-name="T1">Bu hadisler Hz. Mehdi (as)'nin Peygamber Ehl-i Beytinden olduğunu, yedi yıl hüküm sürüp dünyayı adaletle dolduracağını, Mesih'in de ortaya çıkıp Deccal'i (fitnesini) yok etmesinde ona yardım edeceğini ve Hz. Mehdi (as) namaz kıldırırken Hz. İsa'nın onun arkasında namaz kılacağını vurguluyor" </text:span><text:span text:style-name="T5">(Şemseddin Muhammed Kurtibi, "Tezkire", s. 710) </text:span></text:p>
      <text:p text:style-name="P292"/>
      <text:p text:style-name="P295">EBU MUHAMMED HASANB. ALİ El-BERBEHARİ HANBELİ</text:p>
      <text:p text:style-name="P243"><text:span text:style-name="T1">... Ve Meryem oğlu İsa'nın gökten ineceğine, Deccal'i (fitnesini) yok edeceğine ve </text:span><text:span text:style-name="T3">Muhammed oğullarından Kaim'in arkasında namaz kılacağına inanmak... </text:span><text:span text:style-name="T5">(Casim Mühelhil, "El-Burhan", c 1, s. 426)</text:span></text:p>
      <text:p text:style-name="P292"><text:soft-page-break/></text:p>
      <text:p text:style-name="P113">SAİD HAVVA</text:p>
      <text:p text:style-name="P243"><text:span text:style-name="T3">Araştırmacılar ahir zamanda Ehl-i Beytten bir halifenin (manevi liderin) olacağına anlaşmazlık göstermemişlerdir. İttifakla kabul edilen bu lider herkes tarafından Hz. Mehdi (as) diye bilinenden başkası değildir. </text:span><text:span text:style-name="T1">Buna göre biz de geleceği bildirilen o özelliklerdeki halifeye (manevi ldiere) inanıyor ve o zuhur ettiği zaman onun taraftarlarından olmaya niyetliyiz. Allah'tan bu niyetimizle bize yardımcı olmasını diliyoruz. </text:span><text:span text:style-name="T5">(Prof. Said Havva, "El-Akaid'ül-İslamiyye", c. 2, s. 1021-1026)</text:span></text:p>
      <text:p text:style-name="P293"/>
      <text:p text:style-name="P307"><text:span text:style-name="T58">MUHAMMED</text:span><text:span text:style-name="T49"> b. A</text:span><text:span text:style-name="T58">Lİ ŞEVKANİ </text:span></text:p>
      <text:p text:style-name="P243"><text:span text:style-name="T3">... Bunlar hiç kuşku yok ki mütevatir hadislerdir, peygamberin buyruğu hükmündedir. </text:span><text:span text:style-name="T1">Çünkü bu konuda içtihat yapılamaz ve kişisel hükümler geçerli değildir...</text:span><text:span text:style-name="T3"> Buna göre Deccal ve Mesih hakkındaki rivayetler mütevatir olduğu gibi Hz. Mehdi (as) hakkındakiler de mütevatirdir. </text:span><text:span text:style-name="T5">(Muhib b. Salih el'Bureyni, "Ikd'üd'Dürer Fi Ahbaril'Muntazar", s. 14- 15)</text:span></text:p>
      <text:p text:style-name="P293"/>
      <text:p text:style-name="P295">ŞEYH HASAN ADVİ HAMZAVİ </text:p>
      <text:p text:style-name="P243"><text:span text:style-name="T1">Hz. Mehdi (as) hakkındaki hadisler manevi tevatür ölçüsünü geçmiş, inkar edilmelerinin bir anlamı yoktur. </text:span><text:span text:style-name="T5">("Meşarik'ül-Envar", f. 2, s. 115)</text:span></text:p>
      <text:p text:style-name="P292"/>
      <text:p text:style-name="P295">M. SIDDIK b. HASAN KUNUCİ</text:p>
      <text:p text:style-name="P243"><text:span text:style-name="T3">Fatımaoğullarından olan Hz. Mehdi (as) hakkındaki hadisler tevatür ölçüsünden çoktur.</text:span><text:span text:style-name="T1"> "Sünen", "Müsned" ve "Mu'cem" kitaplarında mevcuttur. </text:span><text:span text:style-name="T5">(Kunuci, "el-İzaetü...", s. 94)</text:span></text:p>
      <text:p text:style-name="P293"/>
      <text:p text:style-name="P295">İBN TEYMİYE</text:p>
      <text:p text:style-name="P243"><text:span text:style-name="T1">Resulullah (sav)'dan, ahir zamanda çocuklarından ismi ismine, künyesi künyesine denk, yeryüzünü adaletle dolduracak birisinin çıkacağını haber veren </text:span><text:span text:style-name="T3">Hz. Mehdi (as) hadislerinin hepsi sahihdir.</text:span><text:span text:style-name="T1"> </text:span><text:span text:style-name="T5">(İbn Teymiye, "Minhacü's-Sünne", c. IV, s. 291)</text:span></text:p>
      <text:p text:style-name="P310"/>
      <text:p text:style-name="P311">ZAHİDU'L-Kevserİ</text:p>
      <text:p text:style-name="P243"><text:span text:style-name="T1">Hz. Mehdi, Deccal ve Mesih ile ilgili hadislerin tevatür derecesine ulaştığına dair rivayetlerde, hadis ilimleri hakkında bilgi sahibi bulunan kimselerce</text:span><text:span text:style-name="T3"> şüphe götüren bir nokta değildir. </text:span><text:span text:style-name="T1">Gerçi bazı kelamcıların kıyamet alametlerine itikadın yani iman etmenin vacip olduğunu itiraf etmelerine rağmen bunlar bu konuya dair bazı hadisler hakkında şüphe uyandırmaktadırlar. Fakat bu onların hadis ilminde derinlemesine bir bilgiye sahip olmadıklarının neticesidir, başkası değil. </text:span><text:span text:style-name="T5">(Muhammed Zahidul'l Kevseri, "Nazratun abire fi Mezaimi Men Yünkirü Nüzule İsa Kable'l Ahire", s. 49)</text:span></text:p>
      <text:p text:style-name="P261"/>
      <text:p text:style-name="P37">Muhammed b. Hasan El-Esnevİ</text:p>
      <text:p text:style-name="P243"><text:span text:style-name="T1">Muhammed b. Hasan El-Esnevi (Menakibiş-Şafii) eserinde der ki; Hz. Mehdi (as) hususunda, Resulullah (sav)'den nakl edilen haberler tevatür halini almıştır... O'nun, Ehl-i Beytinden olacağı haber verilmiştir...</text:span><text:span text:style-name="T5"> (Muhammed B. Resul Al - Hüseyni El Berzenci, "Kıyamet </text:span><text:soft-page-break/><text:span text:style-name="T5">Alametleri", Pamuk Yanıları, Trc. Naim Erdoğan)</text:span></text:p>
      <text:p text:style-name="P51">Ehl-i Sünnet İtikadına GöreMütevatir Hadislere </text:p>
      <text:p text:style-name="P51">İnanmanın Gerekliliği</text:p>
      <text:p text:style-name="P126">Mütevatir hadislere inanmanın gerekliliğini ve mütevatir haberlerin dindeki önemini pek çok İslam alimi yazdıkları eserlerde vurgulamışlardır. Aşağıda çeşitli İslam alimlerinin bu konudaki görüşlerinden örnekleri veriyoruz:</text:p>
      <text:p text:style-name="P293"/>
      <text:p text:style-name="P295">ŞEHABETTİN İBN-İ HACER ASKELANİ</text:p>
      <text:p text:style-name="P243"><text:span text:style-name="T1">"Tevatür isnad ilminin konularından değildir. Çünkü isnad ilmi bir hadisin doğru olup olmadığını ravilerin kişiliğini ve vasıflarını inceleyerek ortaya koyar. Halbuki mütevatir bir haberin ricali (ravileri) incelemeye alınmaz, mütevatir hadise hiçbir sorgu yapılmadan amel etmek vaciptir." </text:span><text:span text:style-name="T5">(Dr. Subhi Salih, "Ulum'il-Hadis", s. 151 ve 152)</text:span></text:p>
      <text:p text:style-name="P292"/>
      <text:p text:style-name="P295">MUHAMMED CEMALEDDİN EL-KASİMİ El-DIMIŞKİ</text:p>
      <text:p text:style-name="P243"><text:span text:style-name="T1">"Bil ki doğrulukları ilmen isbat edilmiş bir zümre insanın rivayet ettiği hadis "Mütevatir"dir. Yani, bu kişilerin, tüm rivayet sınıflarında yalancılıkta elbirliği etmeleri ihtimali bulunmaz... Ravileri hakkında hiçbir münakaşaya girilmeden bu hadislere uyulması vaciptir." </text:span><text:span text:style-name="T5">(Muhammed Cemaleddin el-Kasimi el-Dımışki, "Kavaid'üt-Tahdis, min Fununi Mustah'il-Hadis", s. 151)</text:span></text:p>
      <text:p text:style-name="P292"/>
      <text:p text:style-name="P295">NUREDDİN ATER</text:p>
      <text:p text:style-name="P243"><text:span text:style-name="T1">"Sahih veya Hasen hadislerin ravilerinde aranan adalet doğruluk gibi şartlar "mütevatir" hadis ravilerinde aranmaz. Çünkü bu hadisleri rivayet edenlerin sayısı o kadar çoktur ki, aklen bir araya gelip hadis uydurmaları mümkün olmaz. Bu nedenle hadis bilimcileri mütevatir hadisleri inceleme konusu yapmazlar. Onlara göre sadece bir hadisin doğruluğu veya geçerliliği inceleme konusu olur. Oysa mütevatir hadisin böyle bir şeye ihtiyacı yoktur... Bu ravilerinin yakin elde edilecek kadar çok oluşundandır. Bu da doğal ve zaruri bir olaydır." </text:span><text:span text:style-name="T5">(Nureddin Ater, "Menhac'ün-Nakd fi Ulum'il-Hadis", s. 405)</text:span></text:p>
      <text:p text:style-name="P292"/>
      <text:p text:style-name="P295">EBU ABDULLAH MUHAMMED B. CAFER İDRİSİ KETANİ</text:p>
      <text:p text:style-name="P243"><text:span text:style-name="T1">"Tüm ravileri, başında, ortasında ve sonunda normalde yalancılıkta elbirliği etmeleri mümkün olmayacak kadar çok olan haber "mütevatir"dir... Hadis bilimcileri mütevatir rivayet ravilerinin adil olmasını hatta Müslüman olmalarını bile şart koşmuyorlar... Baliğ, adil ve Müslüman sayılmaları, aynı şekilde yaşıyor olmaları gerekmiyor. Kafir, fasık, buluğa ermemiş olmaları caizdir. Herhangi bir özel sıfat taşımaları da şart koşulmamıştır." </text:span><text:span text:style-name="T5">(Ebu Abdullah Muhammed b. Cafer İdrisi Ketani, "Nezm'ül-Mütenasir min ahadis'il-Mütevatır", s. 5-6-9)</text:span></text:p>
      <text:p text:style-name="P292"/>
      <text:p text:style-name="P295">EBU'S-SADAT MUHAMMED B. MUHAMMED EBU ŞOHBE</text:p>
      <text:p text:style-name="P243"><text:span text:style-name="T1">"Mütevatir haberlerde ravinin adil ve hatta Müslüman olması şart değildir. Çünkü mütevatirin kabul edilirlik gerekçesi anlatanların çok oluşudur. Nitekim bir şehir halkı bir olayın gerçekleştiğini haber verirlerse, sözleriyle kesin bilgi elde edilir." </text:span><text:span text:style-name="T5">(Dr. Ebu's-Sadat Muhammed b. </text:span><text:soft-page-break/><text:span text:style-name="T5">Muhammed Ebu Şohbe, "el-Vesit fi Ulumi ve Mustalah'il-Hadis", s. 190)</text:span></text:p>
      <text:p text:style-name="P295">EN-NEVEVİ</text:p>
      <text:p text:style-name="P243"><text:span text:style-name="T1">"Haber iki kısımdır: Mütevatir ve Ahad... Mütevatir haber, yalan üzere ittifak etmeleri mümkün olmayan bir kalabalığın yine kendisi gibi bir kalabalıktan naklettiği haber olup iki taraf (birinci tabaka ve ikinci tabaka) ve ortadakiler (bu ikisinin arasındakiler) eşittir. Bu kalabalık zanni olmayıp duyularla idrak edilen birşeyi haber verirler ve bu haber vermeyle yakini ilim hasıl olur. Muhakkiklerin genelinin de muvafık olduğu üzere tercih edilen görüş, tevatürün belli bir sayıyla sınırlandırılamayacağıdır." </text:span><text:span text:style-name="T5">(El-Cezairi, "Tevcihu'n-Nazar", s. 33)</text:span></text:p>
      <text:p text:style-name="P245"/>
      <text:p text:style-name="P247">Mütevatir Rivayetleri Reddetmeninİnkar Olduğuna </text:p>
      <text:p text:style-name="P247">Hükmeden Ehl-i Sünnet Alimleri</text:p>
      <text:p text:style-name="P254">Buraya kadar bazı örneklerini aktardığımız ehl-i sünnet alimlerinin izahlarından, ahir zamanda Peygamber Efendimiz (sav)'in soyundan Hz. Mehdi (as) adında mübarek bir zatın çıkacağına dair rivayetlerin mütevatir olduklarını gördük. Asılsız ve yalan olması akıl ve mantık açısından mümkün olmayan bu rivayetlere inanmanın gerekliliğini inceledik.</text:p>
      <text:p text:style-name="P126">Durum böyleyken bazı İslam alimleri de, kesinlik arzetmelerinden dolayı, mütevatir hadisleri inkar etmenin doğrudan Hazreti Peygamber (sav)'i inkar etmek anlamına geleceğini belirterek, bunun da küfür olduğu şeklinde çok daha keskin bir hükme varmışlardır. Bu alimlerden bazılarının izahları şöyledir:</text:p>
      <text:p text:style-name="P293"/>
      <text:p text:style-name="P295">CELALEDDİN SUYUTİ</text:p>
      <text:p text:style-name="P307"><text:span text:style-name="T1">Biliniz ki: Her kim ister sözüyle, ister davranışı ile -fıkıhta belirtildiği üzere- (mütevatir hadisleri) inkar edip hüccet bilmezse kafir olur, İslam dairesinden çıkar; Yahudilerle, Hristiyanlarla ve Allah'ın dilediği grupla haşredileceklerdir. </text:span><text:span text:style-name="T5">(Abdulgani Abdulhak, "Hücciyet'üs Sünnet", s. 270, Miftah'ül Cennet'ten naklen)</text:span></text:p>
      <text:p text:style-name="P248"/>
      <text:p text:style-name="P249">EBU'L-FAZL ABDULLAH B. MUHAMMED el-İDRİSİ</text:p>
      <text:p text:style-name="P307"><text:span text:style-name="T1">"...Çünkü, alimlerin aldığı karar gereğince her kim, Peygamber (sav)'den nakledilen hadisleri mütevatir olduğu kanıtlandıktan sonra, reddine dair kabul edilebilir bir gerekçe göstermeden inkar ederse kafir olur." </text:span><text:span text:style-name="T5">(Ebu'l-Fazl Abdullah b. Muhammed el-İdrisi, "El-Mehdi-ül Muntazar", s. 94-95)</text:span></text:p>
      <text:p text:style-name="P250"/>
      <text:p text:style-name="P249">MUHAMMED EL-MEKKİ</text:p>
      <text:p text:style-name="P307"><text:span text:style-name="T1">Güvenilir ravilerin aktardıkları hadislerde Peygamberimiz (sav) Hz. Mehdi (as)'nin ahir zamanda zuhur edeceğini müjdelemiş, onun sıfatlarını ve zuhurunun belirtilerini açıklamıştır... Her kim vaadedilen Hz. Mehdi (as)'yi inkar eder, yalan sayarsa kafir olur denmiştir. </text:span><text:span text:style-name="T5">(Alaaddin Ali b. Hişam Muttaki Hindi, "El-Burhan fi Alamati Mehdiyyi Ahirzaman", c. 2, s. 865-876)</text:span></text:p>
      <text:p text:style-name="P245"/>
      <text:p text:style-name="P254">Aşağıdaki iki hadis de bu alimlerin vardıkları hükmü doğrular niteliktedir:</text:p>
      <text:p text:style-name="P56">"Hz. Mehdi (as)'nin çıkışını inkar eden, Hz. Muhammed (sav)'e indirileni inkar etmiştir..."</text:p>
      <text:p text:style-name="P264"><text:soft-page-break/>"... Hz. Mehdi (as)'yi inkar eden şüphesiz kâfirdir."</text:p>
      <text:p text:style-name="P254">Bu hadisleri nakleden ehl-i sünnet kaynakları sırasıyla şunlardır:</text:p>
      <text:p text:style-name="P307"><text:span text:style-name="T1">1- </text:span><text:span text:style-name="T3">"Fevaid-ul Ahbar"</text:span><text:span text:style-name="T1">, Ebu Bekir Ahmed b. Muhammed İskafi (ölm: H. 260)</text:span></text:p>
      <text:p text:style-name="P307"><text:span text:style-name="T1">2- </text:span><text:span text:style-name="T3">"Cem'ul Ahadis-il Varide fi-l Mehdi"</text:span><text:span text:style-name="T1">, Hafız Ebu Bekir b. Hayseme, (ölm: H. 279)</text:span></text:p>
      <text:p text:style-name="P307"><text:span text:style-name="T1">3- </text:span><text:span text:style-name="T3">"Maani-l Ahbar"</text:span><text:span text:style-name="T1">, Ebu-l Bekir Muhammed b. İbrahim Kelabazi Buhari (ölm: 380)</text:span></text:p>
      <text:p text:style-name="P307"><text:span text:style-name="T1">4- </text:span><text:span text:style-name="T3">"Ravd-ul Enf ve Şerh-us Sire"</text:span><text:span text:style-name="T1">, Ebu Kasım Abdurrahman Süheyli (ölm: 581), c. 2, s. 431. (Malik b. Enes Muhammed b. Münkedir'den, o da Cabir'den rivayet etmiştir)</text:span></text:p>
      <text:p text:style-name="P307"><text:span text:style-name="T1">5- </text:span><text:span text:style-name="T3">"İkd-ud Durer fi Ahbar-il Mehdi-il Muntazar"</text:span><text:span text:style-name="T1">, Yusuf b. Yahya Makdisi eş-Şafii (ölm: 685), s. 157. </text:span><text:span text:style-name="T3">"Fevaid-ul Ahbar"</text:span><text:span text:style-name="T1">, İskafi ve </text:span><text:span text:style-name="T3">"Şerhu-s Sire"</text:span><text:span text:style-name="T1">, Ebu-l Kasım Süheyli'den naklen.</text:span></text:p>
      <text:p text:style-name="P307"><text:span text:style-name="T1">6- </text:span><text:span text:style-name="T3">"Feraid-us Simtayn"</text:span><text:span text:style-name="T1">, Şeyh İbrahim b. Muhammed Hamvini (ölm: 730), c. 2, s. 337, No. 585, </text:span><text:span text:style-name="T3">"Maani-l Ahbar"</text:span><text:span text:style-name="T1"> Ebu Bekir Muhammed b. İbrahim'den naklen. </text:span></text:p>
      <text:p text:style-name="P307"><text:span text:style-name="T1">7- </text:span><text:span text:style-name="T3">"Lisan-ul Mizan"</text:span><text:span text:style-name="T1">, İbn-i Hacer Askalani (ölm: 852), c. 4, s. 147, Mısır Baskısı; s. 130, Haydarabad Baskısı, "Maan-il Ahbar"dan naklen. </text:span></text:p>
      <text:p text:style-name="P307"><text:span text:style-name="T1">8- </text:span><text:span text:style-name="T3">"el-Orfu-l Verdi Fi Ahbari-l Mehdi"</text:span><text:span text:style-name="T1">, Celaleddin Suyuti (ölm: 911), s. 161, </text:span><text:span text:style-name="T3">"Fevaid-ul Ahbar"</text:span><text:span text:style-name="T1">dan naklen.</text:span></text:p>
      <text:p text:style-name="P307"><text:span text:style-name="T1">9-</text:span><text:span text:style-name="T3"> "el-Kavl-ul Muhtasar fi Alamât-il Mehdi-il Muntazar"</text:span><text:span text:style-name="T1">, İbn-i Hacer eş-Şafii el-Mekki (ölm: 974) s. 56, Şam, Zahiriye Kütüphanesindeki el yazmasından alınan kopya, Kum'daki Ayetullah Mar'aşi kütüphanesinde mevcuttur, (Fevaid-ul Ahbar ve Şerh-us Sire'dan naklen...)</text:span></text:p>
      <text:p text:style-name="P307"><text:span text:style-name="T1">10- </text:span><text:span text:style-name="T3">"el-Fetave-l Hadise"</text:span><text:span text:style-name="T1">, İbn-i Hacer-i Mekki s. 37</text:span></text:p>
      <text:p text:style-name="P307"><text:span text:style-name="T1">11- </text:span><text:span text:style-name="T3">"el-Burhan Fi Alâmât-i Mehdi-i Ahir-iz Zaman"</text:span><text:span text:style-name="T1">, Muttaki Hindi (ölm: 975).</text:span></text:p>
      <text:p text:style-name="P307"><text:span text:style-name="T1">12- </text:span><text:span text:style-name="T3">"Levaih-ul Envar-il ilahiye..."</text:span><text:span text:style-name="T1">, Şeyh Muhammed b. Ahmet Sefarini el-Hanbeli (ölm: 1188), c. 2, Hz. Mehdi (as) konulu "el-Faidet-ul Hamise" adlı bölümü; Hafiz İskafi'den naklen. (Adı geçen kaynakta ravi Cabir b. Abdullah'ın güvenirliği konusunda övgüyle söz edilmiştir.)</text:span></text:p>
      <text:p text:style-name="P307"><text:span text:style-name="T1">13-</text:span><text:span text:style-name="T3"> "Yenâbi-ul Mevedde"</text:span><text:span text:style-name="T1">, Süleyman b. İbrahim Kunduzi (ölm: 1294), 78. Babın başları, Cabir b. Abdullah Ensari'den naklen. </text:span></text:p>
      <text:p text:style-name="P307"><text:span text:style-name="T1">14- </text:span><text:span text:style-name="T3">"el-İzae Li Ma Kâne ve Mâ Yekunu Beyne Yedey-is Sa'eh"</text:span><text:span text:style-name="T1">, Seyyid Muhammed Sıddık Kanuci Buhari (ölm: 1307) s. 137, </text:span><text:span text:style-name="T3">"Cem-ul Ahadis-il Varide Fi-l Mehdi" </text:span><text:span text:style-name="T1">İbn-i Hayseme ve </text:span><text:span text:style-name="T3">"Fevaid-ul Ahbar" </text:span><text:span text:style-name="T1">İskafi'den naklen.</text:span></text:p>
      <text:p text:style-name="P307"><text:span text:style-name="T1">15- </text:span><text:span text:style-name="T3">"El-Mehdiyyu'l Muntazar"</text:span><text:span text:style-name="T1">, Ebulfazl Abdullah b. Muhammed Sıddık (ölm: 1308), s. 94 </text:span><text:span text:style-name="T3">"Fevaid-ul Ahbar"</text:span><text:span text:style-name="T1">'dan naklen.</text:span></text:p>
      <text:p text:style-name="P254"/>
      <text:p text:style-name="P301">Mehdiyet Hakkında VerilenBazı Fetva Örnekleri</text:p>
      <text:p text:style-name="P126">Yukarıda görüldüğü gibi, Mehdilik konusuyla ilgili hadisler tevatür derecesinde olup, hiçbir şüpheye yer bırakmadan bu konuya inanmanın gerekliliğini ortaya koymaktadır. Bu konuyla ilgili dünyada fetva makamı olarak kabul edilen, büyük İslam alimleri tarafından oluşturulan, "Rabitat'ül-Alem'il-İslami" dairesinin, Şeyh Muhammed Muntasır el-Ketani başkanlığındaki İslami Fıkıh Kurulu tarafından verilmiş ve Şeyh Muhammed el-Kazzaz'ın imzasını taşıyan 23 Şevval 1396 (17. 10. 1976) tarihli fetvası şu şekildedir:</text:p>
      <text:p text:style-name="P71"><text:span text:style-name="T54">"...Çok sayıda sahabe peygamberden Hz. Mehdi (as) hakkında hadis rivayet etmişlerdir. Örneğin Osman b. Affan, Ali b. Ebu Talib, Ümmü Seleme gibi yirmisini ben biliyorum ve onlardan </text:span><text:soft-page-break/><text:span text:style-name="T54">başka daha birçok rivayet nakletmiştir. Ayrıca Peygamber sözü hükmünde olan sahabenin buyruğu da vardır. </text:span><text:span text:style-name="T35">Bu konuda içtihat edilemez ve aksi görüş belirtilemez. </text:span><text:span text:style-name="T54">Bu konudaki nebevi hadisler Süneni Ebu Davud, Tirmizi, İbn-i Mace ve İbni Asakir'in Tarih'i Dımışki ve diğer kitaplarda kayda geçmiştir. </text:span></text:p>
      <text:p text:style-name="P307"><text:span text:style-name="T53">Hz. Mehdi (as) konusunda özel kitaplar da yazılmıştır: </text:span><text:span text:style-name="T8">"Ahbar'ül-Mehdi", "Ebu Nuaym Kitabı", "el-Vehm'ül-Meknun"</text:span><text:span text:style-name="T53"> ve diğerleri gibi... Önceki ve bugünkü büyükler Hz. Mehdi (as) hakkındaki hadislerin tevatür olduğuna tekit etmişlerdir: es-Sehavi "Feth'ül-Mugıys'da; İbni Teymiyye "Fetava"da ve Eb'ul-Abbas Mağrıbi "el-Vehm'ül-Meknun"da belirttikleri gibi...</text:span></text:p>
      <text:p text:style-name="P197"><text:span text:style-name="T53">Hafızlar ve muhaddisler, Hz. Mehdi (as) hakkındaki hadislerin tevatür olduğuna yakin etmişlerdir. Sonuç olarak Hz. Mehdi (as)'nin zuhur edeceğine inanmak vaciptir. Ehl-i sünnet ve cemaat inançlarından sayılmaktadır. </text:span><text:span text:style-name="T8">Sünnetten habersiz olan ve bid'at koyuculardan başka hiçbir Müslüman bu inancı inkar etmez." </text:span><text:span text:style-name="T53">(Muhammed Mehdi el-Horasan, "el-Beyan fi Ahbar-ı Sahibüzzaman Mukaddimesi", s. 76-79)</text:span></text:p>
      <text:p text:style-name="P200">Aynı şekilde, dünya çapında İslami konularda söz sahibi olan "İlim ve Fetva Konuları Daimi Kurultayı"nın, Şeyh Abdülaziz b. Baz, Şeyh Abdürrezzak Afişi, Şeyh Abdullah b. Suud ve Şeyh Abdullah b. Gadyan'ın da aralarında bulunduğu alimler tarafından verilen 2844 sayılı Mehdilik hakkındaki fetva şöyledir:</text:p>
      <text:p text:style-name="P202">"Hz. Mehdi (as)'nin zuhur edeceğini kanıtlayan rivayetler çoktur, hadis öncüleri birçok senetle bunları rivayet etmişlerdir. Ebu'l-Hasan el-Aburi, Allame Sefareyni ve Allame Şevkani gibi otoriteler bu hadislerin manevi tevatür olduğunu söylemişlerdir. Yüce Peygamber (sav)'in buyruklarında belirtilerini açıkladığı kişiden başkasını Hz. Mehdi (as) olarak kabul etmek caiz değildir."</text:p>
      <text:p text:style-name="P202"/>
      <text:p text:style-name="P157">İSLAM ALİMLERİNİN</text:p>
      <text:p text:style-name="P74">MEHDİYET HAKKINDAKİ GÖRÜŞLERİ</text:p>
      <text:p text:style-name="P203"/>
      <text:p text:style-name="P202"/>
      <text:p text:style-name="P208">Kütüb-ü Sitte'de Yer</text:p>
      <text:p text:style-name="P208">Alan MehdilikHakkındaki Bazı Hadisler</text:p>
      <text:p text:style-name="P254">Bu bölümde, tarih boyunca çeşitli dönemlerde yaşamış İslam alimlerinin Mehdiyet hakkındaki görüşleri ve eserlerinde bu konuda aktardıkları rivayetlerden bir bölümü aktarılmaktadır.</text:p>
      <text:p text:style-name="P197"><text:span text:style-name="T1">Bilindiği gibi </text:span><text:span text:style-name="T5">Kütüb-ü Sitte </text:span><text:span text:style-name="T1">(Altı Kitap), altı meşhur hadis kitabından oluşan hadis külliyatının tümüne verilen addır. Bu altı kitapta Peygamber Efendimiz (sav)'den rivayet edilen hadislerin doğru oldukları, bütün ehl-i sünnet alimleri tarafından tasdik edilmiştir.</text:span></text:p>
      <text:p text:style-name="P126"><text:s/>Bu nedenledir ki Kütüb-ü Sitte ehl-i sünnet itikadına göre dinde Kuran'dan sonra gelen en önemli ikinci kaynaktır. Öyle ki alimler Kütüb-ü Sitte'nin güvenilirliğine binaen, bu külliyatta yer alan hadisleri inkar etmeyi Resulullah (sav)'i inkar etmekle eş tutmuşlardır. Kütüb-ü Sitte'de Mehdiyet hakkında pek çok hadis rivayet edilmiştir. Yalnızca Kütüb-ü Sitte'de yer alması dahi Mehdiyet konusunun, doğruluğu şüphe götürmeyen bir gerçek olduğunu ortaya koymaya yeterlidir.</text:p>
      <text:p text:style-name="P307"><text:span text:style-name="T5">Kütüb-ü Sitte</text:span><text:span text:style-name="T1">'deki Mehdiyet ve ahir zamanla ilgili hadislerden bazı örnekleri aşağıda aktarıyoruz:</text:span></text:p>
      <text:p text:style-name="P293"/>
      <text:p text:style-name="P295">SAHİH-İ BUHARİ</text:p>
      <text:p text:style-name="P261">İmam Muhammed bin İsmail Buhari (810-870)'nin sahih hadis kitabıdır. Kütüb-ü Sitte'nin en önemli kitabıdır. Ehl-i sünnet alimleri Sahih-i Buhari'yi Kuran-ı Kerim'den sonra İslam dininde en temel ikinci kitap olarak kabul etmektedirler. İçinde 7275 hadis vardır. İmam-ı Buhari bu sahih hadisleri yaklaşık 600 bin hadis-i şerif arasından seçmiş ve Sahih-i Buhari'yi onaltı senede yazmıştır.</text:p>
      <text:p text:style-name="P307"><text:span text:style-name="T1">.... Ebû Hureyre (R) şöyle demiştir: Rasûlullah (S) şöyle buyurdu: "Geceleyin yürütüldüğüm zaman Mûsâ'ya kavuştum". -Râvî dedi ki: Rasûlullah onu tavsîf etti.- "Bir de gördüm ki, o, Şenûe kabilesi erkeklerinden biri gibi karayağız, uzun boylu, düz saçlı bir zâttır." Rasûlullah dedi ki: "Ben Hz. İsâ'ya da kavuştum." Peygamber (sav) onu da tavsîf edip şöyle dedi: </text:span><text:span text:style-name="T8">"Hz. İsâ, orta yapılı, sanki hamamdan çıkmış gibi al çehreliydi..."</text:span></text:p>
      <text:p text:style-name="P257"/>
      <text:p text:style-name="P71"><text:span text:style-name="T29">…Bize Musa İbn Ukbe tahdîs etti ki. Nâfi' şöyle demiştir: Abdullah ibn Umer (R) dedi ki: Peygamber (S) bir gün insanların arasında Deccâl Mesîh'i zikretti de şöyle buyurdu: "... Dikkat edin ki, </text:span><text:span text:style-name="T31">Deccâl Mesîh'in sağ gözü şaşıdır. Onun gözü sanki salkımındaki emsalinden dışarı çıkmış, iri bir üzüm tanesi gibidir.</text:span><text:span text:style-name="T29">"</text:span></text:p>
      <text:p text:style-name="P54"/>
      <text:p text:style-name="P71"><text:span text:style-name="T29">…Bana ez-Zuhrî, Sâlim'den tahdîs etti kî, babası Abdullah ibn Umer Şöyle demiştir: Hayır V'Allahi Peygamber (S) Hz. İsa için "Kırmızı (çehrelidir)" demedi. Lâkin o, şöyle buyurdu: "Ben </text:span><text:soft-page-break/><text:span text:style-name="T29">uyumuştum, rüyâmda Ka'be'yi tavaf ediyordum. </text:span><text:span text:style-name="T31">O sırada esmer, salıverilmiş düz saçlı bir kişi gördüm</text:span><text:span text:style-name="T29">, iki kişi arasında onlara dayanarak iki tarafa bocalayarak sevk ediliyordu (tavafı böyle yapıyordu), </text:span><text:span text:style-name="T31">başı da su damlatıyordu yâhud başı su akıtıyordu</text:span><text:span text:style-name="T29">. Ben;</text:span></text:p>
      <text:p text:style-name="P54">— Bu kimdir? diye sordum.</text:p>
      <text:p text:style-name="P54">— Meryem oğlu'dur, dediler.</text:p>
      <text:p text:style-name="P254">Ona yönelmek üzere yürüdüğüm sırada bir de kırmızı yüzlü, uzun boylu, başı kıvırcık saçlı, sağ gözü sakat, börtlek; sanki salkımındaki emsalinden dışarı çıkmış iri bir üzüm tanesi. (Orada bulunanlara:)</text:p>
      <text:p text:style-name="P254">— Bu kimdir? diye sordum.</text:p>
      <text:p text:style-name="P254">— Bu, Deccâl'dir. dediler.</text:p>
      <text:p text:style-name="P254"/>
      <text:p text:style-name="P307"><text:span text:style-name="T1">… Saîd ibnu'l, Müseyyeb, Ebû Hureyre (R)'den şöyle dediğini işitmiştir: Rasûlullah (S) şöyle buyurdu: "</text:span><text:span text:style-name="T3">Nefsim elinde olan Allah'a yemin ederim ki, muhakkak ileride Meryem oğlu İsâ sizin içinize adaletli bir hakem olarak inecektir. O zaman o, salibi kıracak </text:span><text:span text:style-name="T1">(Hıristiyanlıktaki Hz. İsa'nın öldürüldüğüne dair inancı değiştirecek)</text:span><text:span text:style-name="T3">, domuzu öldürecek </text:span><text:span text:style-name="T1">(domuzun zararlı bir yiyecek olduğu konusunda insanları uyararak insanlardaki domuza olan ilgiyi <text:s/>kaldıracak)</text:span><text:span text:style-name="T3">, cizye vergisini kaldıracak, mal o kadar çoğalacak ki, hiçbir kimse mal kabul etmeyecek. Nihayet bir tek secde dünyâ ve dünyadaki herşeyden daha hayırlı olacaktır.</text:span><text:span text:style-name="T1">"</text:span></text:p>
      <text:p text:style-name="P1"/>
      <text:p text:style-name="P71"><text:span text:style-name="T29">…Bize el-Leys, Yûnus ibn Yezîd'den; o da İbn Şihâb'dan; o da Ebû Katâde el-Ensârî'nin himayesinde bulunan Nâfi'den tahdîs etti ki, Ebu Hureyre (R) şöyle demiştir: Rasülullah (sav) şöyle buyurdu: "</text:span><text:span text:style-name="T31">İmamınız (manevi lideriniz) kendinizden olduğu hâlde Meryem oğlu sizin içinize indiği zaman (İsâ da îmâmınıza uyduğunda) acaba sizler nasıl olursunuz?</text:span><text:span text:style-name="T29">"</text:span></text:p>
      <text:p text:style-name="P54"/>
      <text:p text:style-name="P71"><text:span text:style-name="T29">"… ez-Zuhrî tahdîs edip şöyle dedi: Bana Saîd ibnu'l Müseyyeb haber verip şöyle dedi: Ebu Hureyfe (R) Rasûlullah (S)'tan şöyle buyurduğunu işitti: "</text:span><text:span text:style-name="T31">Meryem oğu İsâ sizin içinize, hükmünde âdil bir hâkim olarak inmedikçe, salibi kırmadıkça</text:span><text:span text:style-name="T29">, </text:span><text:span text:style-name="T31">(Hıristiyanlıktaki Hz. İsa'nın öldürüldüğüne dair inancı değiştirecek) </text:span><text:span text:style-name="T29">domuzu öldürmedikçe (domuzun zararlı bir yiyecek olduğu konusunda insanları uyararak insanlardaki domuza olan ilgiyi <text:s/>kaldıracak), cizye vergisini kaldırmadıkça ve mal hiçbir kimse kabul etmeyecek derecede dolup taşıncaya kadar kıyamet kopmaz."</text:span></text:p>
      <text:p text:style-name="P54"/>
      <text:p text:style-name="P41">SAHİH-İ MÜSLİM</text:p>
      <text:p text:style-name="P61">Ebul-Hüseyn Müslim bin Haccac Kuşeyri (821-874)'nin sahih hadis kitabıdır. İmam Müslim, hadis alimlerinin en meşhurlarındandır. Hadislerini 300 bin hadis içinden seçmiştir. Sahih-i Müslim, Sahih-i Buhari'den sonraki en temel hadis kitabıdır. Bu iki temel kitap "Sahihayn" olarak adlandırılır.</text:p>
      <text:p text:style-name="P54"/>
      <text:p text:style-name="P150"><text:span text:style-name="T3">İşte bunlar KONSTANTİNİYYE'yi (yanî İstanbul'u) (manen) feth ederler.</text:span><text:span text:style-name="T1"> Fethi müteâkib (takiben) kılıflarını zeytun ağaçlarına asmış oldukları halde aralarında ganimetleri taksim ederlerken şeytân birdenbire onların içinde bir sayha (nara) atarak: 'Deccâl Mesih sizin ehl ve </text:span><text:soft-page-break/><text:span text:style-name="T1">iyâliniz (geçimi sizin üzerinizde olan yakınlarınız) içinde sizin yerinize geçip halefeniz olmuştur' der. Bu sözler bâtıl ve yalan olduğu halde Müslüman askerler yola çıkarlar. Nihayet Şam'a geldikleri zaman çıkıp da harb için hazırlık yapmaktalar ve şaflarını düzeltmekte bulundukları sırada birdenbire namaza ikâmet yapılır. Hemen </text:span><text:span text:style-name="T3">Meryem oğlu İsa Aleyhisselâm iner ve Peygamberlerinin sünnetini alıb tâbi' olmak için o Müslüman cemaatının yanına gelir. </text:span><text:span text:style-name="T1">İşte o sırada Allah'ın düşmanı olan Deccâl Mesîh, İsâ'yı görünce tuzun suda erimesi gibi erir. Şayet Hz. İsâ onu terk edip bırakmış olsaydı kendi kendine helak oluncaya kadar erîyip gidecekti.</text:span></text:p>
      <text:p text:style-name="P1"/>
      <text:p text:style-name="P54">… Huzeyfet'bnu Esid (R) dedi ki: Peygamber (sav) bir gazvede idi. Bizler de ondan daha aşağı bir yerde bulunuyorduk. Derken Peygamber (sav) apansızın bizim yanımıza çıkageldi ve :</text:p>
      <text:p text:style-name="P54">-Ne konuşuyorsunuz? diye sordu. Bizler :</text:p>
      <text:p text:style-name="P54">-Kıyameti konuşuyoruz dedik. Peygamber (sav):</text:p>
      <text:p text:style-name="P54">Daha evvel on âyet (yani alâmet) meydana gelmedikçe kıyamet kopmaz: Meşrıkda bir yer çökmesi, Mağribde bir yer çökmesi, Arab yarımadasında bir yer çökmesi olmak üzere üç tane yer çökmesi; Duhân, Deccâl, Dâbbetu'1-ard (yer hayvanı), Ye'cûc ve Me'cûc'un çıkması, Güneş'in garbdan (batıdan) doğması, Aden arazîsinin en uzak yerinden çıkıp insanları göç ettirecek olan bir ateş! buyurdu.</text:p>
      <text:p text:style-name="P71"><text:span text:style-name="T29">Şu'be dedi ki: Bana Abdulazîz ibn Rufey', Ebu't-Tufeyl'den, o da Ebû Sarîha'dan Peygamber (sav)'i zikretmiyerek bunun benzerini tahdîs etdi. Buradaki iki râvînin biri onuncu alâmet hakkında:</text:span><text:span text:style-name="T31"> Meryem oğlu İsâ Aleyhisselâm'ın inmesidir dedi. </text:span></text:p>
      <text:p text:style-name="P263"/>
      <text:p text:style-name="P71"><text:span text:style-name="T29">… Bunun üzerine Deccâl o kavimden geri döner gider. </text:span><text:span text:style-name="T31">Müteakiben o kavim az yağmurlu bir kıtlık musibetine çatarlar. Ellerinde mallarından hiç bir şey kalmaz. </text:span><text:span text:style-name="T29">Deccâl, bir harabeliğe uğrar da ona hitaben: Hazinelerini meydana çıkar! der. Akabinde o harabeliğin hazineleri balarısı cemaatlarının kendi arı beyleri arkasına tâbi' olup gitmeleri gibi onun arkasından giderler. Sonra o, yetişkin, gençlik dolu bir civanmerd çağırır, onu kılıçla vurub iki parça hâlinde keser de parçalan bir ok atımı mesafesi kadar biribirinden ayırır. Sonra Deccal, parçaladığı genci çağırır, o da hemen yüzü parıldayarak ve güler halde yönelir gelir. Deccal bu işle meşgul bulunduğu sırada </text:span><text:span text:style-name="T31">birdenbire Allah Mesih ibn Meryem'i gönderir, O da Dımaşk'ın doğu tarafındaki Beyaz Menare yanına herd boyası ile boyanmış iki parça elbise içinde ellerini iki meleğin kanadları üzerine koymuş vaziyette iner. </text:span><text:span text:style-name="T29">Başını aşağıya eğince su damlatır, yukarıya kaldırdığı zaman da ondan iri inci dânesi gibi duru ve güzel bir su iner. Artık hiç bir kâfir için onun nefesinin rüzgârını diri olduğu halde bulması mümkün olmaz. Onun nefesi de gözünün göreceği yere kadar ulaşır. Müteâkiben Hz. İsa, Deccâl'ı arar; ve nihayet onu Beytu'l-Makdis'e yakın bir yer olun Babu Lurid denilen mevkide yetişerek (fitnesini) yok eder. Sonra Meryem oğlu İsa Aleyhisselam'a Allah'ın Deccal şerrinden korumuş olduğu bir kavm gelir, Hz. İsa onların yüzlerine eliyle dokunup mesh eder. Ve onlara cennetdeki derecelerini söyler. Onlar bu hal üzere bulundukları sırada birdenbire Allah Hz. İsa'ya: Ben şimdi bana âid olan bir takım kullar çıkardım ki hiç bir kimsenin onlarla harb etmeğe kudred ve kuvveti yokdur. Binâenaleyh sen civarında bulunan kullarımı Tûr'da iyice muhafaza et, orasını kendileri için muhkem bir sığınak ve kal'a yap! diye vahyetti. Ve </text:span><text:soft-page-break/><text:span text:style-name="T29">Allah Ye'cûc ve Me'cüc'u gönderir. Halbuki onlar her bir tepeden süratle yürür geçerler (el-Enbiyâ: 96) onların ilk kafileleri Taberiye gölüne uğrarlar da onda bulunan suyun hepsini içiverirler. YE'CÛC VE ME'CÛC kalabalığının sonu oraya uğrar da: 'Yemîn olsun bir defasında burada bir su vardı' derler. Allah'ın Peygamberi İsa ile onun yardımcıları çepçevre ihata olunurlar. Nihayet onlardan herhangi birine bir öküz başı, bugün birinizin yüz dinarından daha hayırlı olur. Müteakiben Allah'ın Peygamberi İsa ve arkadaşları Allah'a rağbet -yahut dua- ederler. Allah, düşman askerleri içine deve ve davarların burunlarında olan bir burun kurdu gönderir de neticede hepsi, bir tek nefesin ölümü gibi ölüp helak olurlar. Sonra Allah'ın Peygamberi (sav) ile onun sahâbîleri yere inerler. Artık onlar arz üzerinde YE'CÛC ve ME'CÛC fertlerinin yağlarının ve pis kokularının doldurmadığı bir karış yer bulamazlar. Allah'ın Peygamberi Hz. İsa ile onun sahabîleri Allah'a rağbet ve dua ederler…</text:span></text:p>
      <text:p text:style-name="P54"/>
      <text:p text:style-name="P71"><text:span text:style-name="T29">• 242- (155)..........: Ebu Hureyre (RA) şöyle demiştir: Resulullah (SAV) buyurdu ki: </text:span><text:span text:style-name="T31">"Hayatım yed'inde olan Allah'a yemin ederim ki, Meryem oğlu (İsa Aleyhisselam)'ın adil bir hakim olarak sizin içinize inmesi muhakkak yakındır.</text:span><text:span text:style-name="T29"> O, salibi (haçı) kıracak (Hıristiyanlıktaki Hz. İsa'nın öldürüldüğüne dair inancı değiştirecek), domuzu öldürecek (domuzun zararlı bir yiyecek olduğu konusunda insanları uyararak insanlardaki domuza olan ilgiyi <text:s/>kaldıracak), cizyeyi kaldıracaktır. (O zaman) mal o kadar çoğalıp taşacak ki, hiç kimse mal kabul etmez olacaktır. </text:span></text:p>
      <text:p text:style-name="P39"/>
      <text:p text:style-name="P71"><text:span text:style-name="T29">• 243- ..........: Ebu Hureyre (RA) dedi ki: Resulullah (SAV) şöyle buyurdu: " <text:s text:c="2"/></text:span><text:span text:style-name="T31">Allah' a yemin ediyorum, Meryem oğlu, adil bir hakim olarak muhakkak inecek</text:span><text:span text:style-name="T29">, haçı muhakkak kıracak (Hıristiyanlıktaki Hz. İsa'nın öldürüldüğüne dair inancı değiştirecek), domuzu muhakkak öldürecek </text:span><text:span text:style-name="T31">(</text:span><text:span text:style-name="T29">domuzun zararlı bir yiyecek olduğu konusunda insanları uyararak insanlardaki domuza olan ilgiyi <text:s/>kaldıracak), cizye vergisini muhakkak kaldıracaktır. (O zaman) genç dişi develer muhakkak terkolunacak, onlara rağbet edilmeyecek, bütün düşmanlıklar, buğzlaşmalar ve hasedleşmeler muhakkak zail olup gidecektir. O, muhakkak mala çağıracak (yahut insanlar mala çağrılacaklar) fakat malı hiçbir kimse kabul etmeyecektir." </text:span></text:p>
      <text:p text:style-name="P61"/>
      <text:p text:style-name="P71"><text:span text:style-name="T29">• 244- ..........: Ebu Hureyre (RA) dedi ki: Resulullah (SAV): </text:span><text:span text:style-name="T31">"İmamınız (devlet reisiniz) kendinizden olduğu halde Meryem oğlu (İsa aleyhisselam) içinize indiği (imamınıza iktida ettiği) zaman acaba nasıl olursunuz?" </text:span><text:span text:style-name="T29">buyurdu. </text:span></text:p>
      <text:p text:style-name="P54"/>
      <text:p text:style-name="P54">• 245- ..........: Ebu Hureyre (RA) şöyle demiştir: </text:p>
      <text:p text:style-name="P71"><text:span text:style-name="T29">Resulullah (SAV): </text:span><text:span text:style-name="T31">"Meryem oğlu (İsa aleyhisselam) içinize indiği ve size iktida ettiği zaman sizler nasıl olacaksınız?" </text:span><text:span text:style-name="T29">buyurdu.</text:span></text:p>
      <text:p text:style-name="P54"/>
      <text:p text:style-name="P71"><text:span text:style-name="T29">• 246- ..........: Ebu Hureyre (RA) den: Resulullah (SAV): </text:span><text:span text:style-name="T31">"Meryem oğlu (İsa aleyhisselam) içinize indiği ve sizden (birini) imam yaptığı zaman haliniz nasıl olacaktır?"</text:span><text:span text:style-name="T29"> buyurdu. </text:span></text:p>
      <text:p text:style-name="P54"/>
      <text:p text:style-name="P54">• 247- (156)..........: Cabiru'bnu Abdillah (RA) şöyle demiştir: </text:p>
      <text:p text:style-name="P71"><text:soft-page-break/><text:span text:style-name="T29">Peygamber (SAV) den işittim, buyuruyordu ki: "Ümmetimden bir taife kıyamet gününe kadar hak üzerinde mukatele ederek muzaffer olmakta devam edecektir." Nihayet Meryem oğlu İsa iner ve </text:span><text:span text:style-name="T31">Müslümanların emiri ona: Gel, bize namaz kıldır, der. Bunun üzerine İsa: Hayır, Allah'ın bu ümmete bir ikramı olarak sizin bir kısmınız diğer bir kısım üzerine emirlersiniz, der.</text:span><text:span text:style-name="T29"> </text:span></text:p>
      <text:p text:style-name="P54"/>
      <text:p text:style-name="P41">SÜNEN-İ TİRMİZİ</text:p>
      <text:p text:style-name="P61">Hadis alimlerinden Muhammed bin İsa Tirmizi (824-893) tarafından derlenmiş sahih hadis kitabıdır. Altı cilttir. Tirmizi, meşhur hadis alimleri ve imamlarından olup, hadis ezberinde şöhrete ulaşmıştır. Aslen, Ceyhan Nehri'nin doğusunda bulunan "Tirmiz" şehrinin Bug köyünde doğmuş, hadis tahsili için, Horasan, Irak, Hicaz gibi yerlere seyahatlerde bulunarak, Muhammed b. İsmail el-Buhari'den ders almış ve aynı zamanda beraberce bazı hadis alimlerinden ilim tahsil etmişlerdir, Ahmed b. Hambel, ed-Daremi ve üçüncü asır hadis alimlerinden yararlanmıştır. Eş-Şemail, el-İlel, et-Tarih ve el-Camiu's-Sahih adlı kitapları bunlardandır. Özellikle onun bu son kitabı, ehl-i sünnette büyük değere ve şöhrete sahiptir. Aynı zamanda Kütüb-ü Sitte'den de biridir. Bu kitabıyla ilgili birçok şerhler yazılmıştır. Sünen'in dördüncü cildinde, İmam Mehdi aleyhi's-selâm hakkında hadisler nakletmiştir.</text:p>
      <text:p text:style-name="P54"/>
      <text:p text:style-name="P54">Sevban (r.a)'den rivayete göre, Resulullah (s.a.v) şöyle buyurdu: "Ümmetim için tek korkum sapık ve saptırıcı devlet adamlarının çıkmasıdır. Sevban Resulullah (s.a.v)'in şöyle buyurduğunu da söyledi: Ümmetimden bir cemaat <text:s/>Allah'ın emri tahakkuk edinceye kadar batıla galebe çalarak hak üzere devam edeceklerdir. Onları yardımsız bırakanlar onlara zarar veremeyeceklerdir.</text:p>
      <text:p text:style-name="P54"/>
      <text:p text:style-name="P71"><text:span text:style-name="T29">Abdullah b. Mes'ûd (r.a.)'dan rivayete göre, Rasûlullah (s.a.v.) şöyle buyurdu: </text:span><text:span text:style-name="T31">"Ehl-i Beytimden ismi ismime benzeyen bir kişi Arapların başına geçip idarelerini eline alıncaya kadar dünyanın sonu gelmeyecektir." </text:span></text:p>
      <text:p text:style-name="P56"/>
      <text:p text:style-name="P71"><text:span text:style-name="T29">Abdullah b. Mes'ud (r.a)'den rivayete göre Rasûlullah (s.a.v.) şöyle buyurdu:</text:span><text:span text:style-name="T31"> "Ehl-i Beytimden ismi ismime benzer bir kişi iş başına geçecektir."</text:span><text:span text:style-name="T29"> Asım diyor ki: Ebû Salih, Ebû Hüreyre'nin şöyle dediğini bize aktardı:</text:span><text:span text:style-name="T31"> "Dünyanın bir günlük ömrü kalmış olsa bile o kimsenin başa geçmesi için Allah o günü uzatır." </text:span></text:p>
      <text:p text:style-name="P123"/>
      <text:p text:style-name="P307"><text:span text:style-name="T1">Ebû Saîd el Hudrî (r.a)'den rivayete göre şöyle demiştir: Peygamberimiz (sav)’den sonra bir olay çıkacağından korktuk ve Rasûlullah (s.av.)'e sorduk, buyurdular ki: </text:span><text:span text:style-name="T3">"Ümmetimin arasında Hz. Mehdî (as) çıkacaktır, beş veya yedi veya dokuz (şüphe eden ravi Zeyd'tir) yaşayacaktır. </text:span><text:span text:style-name="T1">Ebu Saîd diyor ki: "Bu müddet nedir?" diye sorduk. Rasulullah (s.a.v) "Senedir" buyurdu, ve şöyle devam etti </text:span><text:span text:style-name="T3">"Bir kimse o Hz. Mehdi (as)'ye gelecek ve Ey Hz. Mehdi (as) bana ver bana ver, diyecek Mehdi de onun elbisesinin eteğiyle taşıyabileceği kadar eteğini dolduracaktır." </text:span></text:p>
      <text:p text:style-name="P264"/>
      <text:p text:style-name="P307"><text:span text:style-name="T1">Ebû Hureyre (r.a)'den rivayete göre Rasûlullah (s.a.v.) şöyle buyurdu: </text:span><text:span text:style-name="T3">"Canım, Kudret </text:span><text:soft-page-break/><text:span text:style-name="T3">elinde olan Allah'a yemin ederim ki Meryem oğlunun adaletli bir hakem olarak size inmesi pek yakındır. O gelince haçı kıracak (Hıristiyanlıktaki Hz. İsa'nın öldürüldüğüne dair inancı değiştirecek), domuzu öldürecek (domuzun zararlı bir yiyecek olduğu konusunda insanları uyararak insanlardaki domuza olan ilgiyi <text:s/>kaldıracak), cizyeyi kaldıracak, mal o derece çoğalacak ki kimse onu kabul etmeyecektir."</text:span></text:p>
      <text:p text:style-name="P264"/>
      <text:p text:style-name="P71"><text:span text:style-name="T29">Mücemma b. Cariye el Ensari (r.a)'den işittim şöyle diyordu: </text:span><text:span text:style-name="T31">"Meryem oğlu İsa, Deccâl'i "Bab-ı Lûd" denilen yerde (fitnesini) yok edecektir."</text:span></text:p>
      <text:p text:style-name="P71"><text:span text:style-name="T29">... Rasûlullah (s.a.v.) şöyle buyurdular: "Sizin için korktuğum şey Deccâl'den başkadır." Eğer Deccâl ben sizin aranızda iken çıkarsa onu sizin yerinize ben delillerle mağlub ederim. Ben aranızda yokken çıkarsa her Müslüman kendi delilleriyle kendisini savunacaktır. Ben tüm Müslümanları onun şerrinden Allah'a emanet ediyorum. </text:span><text:span text:style-name="T31">"Deccâl, kıvırcık saçlı bir delikanlı şeklindedir, gözü dışarıya çıkmış şekildedir. </text:span><text:span text:style-name="T29">Abdulazza b. Katan'a benzer. </text:span><text:span text:style-name="T31">Sizden kim onunla karşılaşırsa Kehf Suresi'nin ilk âyetlerini okusun.</text:span><text:span text:style-name="T29"> Rasûlullah (s.a.v.), konuşmasına şöyle devam etti: Deccâl, Şam ile Irak arasından çıkacaktır, sağ sol her tarafı çabucak bozmaya çalışacaktır. Ey Allah'ın kulları o günleri görürseniz Allah'ın dini üzerinde kalmaya özen gösterip dininizde sebat ediniz.</text:span></text:p>
      <text:p text:style-name="P54"/>
      <text:p text:style-name="P41">SÜNEN-İ EBU DAVUD</text:p>
      <text:p text:style-name="P61">Hadis alimlerinden Hafız Ebu Davud Süleyman bin Eş'as Sicistani (817-888)'nin sahih hadislerden derlediği kitabıdır. Kitap, 4800 hadisten oluşmaktadır. İmam aslen İran'ın Sistan şehrindendir. Genç yaşta ilim tahsil etmek için seyahatler yapmış, Zehebi'nin, nakline göre Hicri 220 senesinde Bağdat'ta Ahmed İbn-i Hanbel'den ilim tahsil etmiştir.</text:p>
      <text:p text:style-name="P61">Birçok muhaddisten de hadis dersleri alarak büyük hadis alimlerinden biri olmuştur. Kendisinden, Tirmizi, Nesai, hatta üstadı Ahmed İbn-i Hanbel bile hadis nakletmişlerdir. </text:p>
      <text:p text:style-name="P61">Daha sonra birçok şehirde ikamet ettikten sonra, Abbasi halifelerinden el-Vasik'in daveti üzerine, Basra'ya yerleşerek burada vefat etmiştir. Onun, hadisle beraber başka konularda da eserleri bulunmaktadır.</text:p>
      <text:p text:style-name="P61"><text:s/>Eserleri arasında meşhuru da Kütüb-ü Sitte'den olan, "Sünen-i Ebu Davud" adıyla bilinen, Sünen'idir. Nakle göre, Peygamber-i Ekrem sallâ'llâu aleyhi ve salih'in sünnetini muhafaza etmek için yarım milyon hadis arasından bu kitaptaki hadisleri seçerek derlemiştir. </text:p>
      <text:p text:style-name="P61">Müellif bu kitabında, Hz. Mehdi (as) ile ilgili babının "Kitabu'l-Mehdi" bölümünde; Hz. Mehdi'nin özellikleri, zuhurunun alametleri, zuhurundan sonra neler yapacağı konularıyla ilgili olarak, on üç hadis nakletmiştir. </text:p>
      <text:p text:style-name="P61"/>
      <text:p text:style-name="P54">Ali (b. ebi Talih) (r.a)'dan; Rasulullah (s.a)'in şöyle buyurduğu rivayet edilmiştir.</text:p>
      <text:p text:style-name="P71"><text:span text:style-name="T29">Dünyanın ömründen sadece bir gün kalsa bile </text:span><text:span text:style-name="T31">Allah (c.c) benim Ehl-i Beytimden bir adam gönderecektir. O dünyayı, (daha önce) zulümle olduğu gibi adaletle dolduracaktır. </text:span></text:p>
      <text:p text:style-name="P254">Ümmü Seleme (r.a) şöyle demiştir: Resululah (s.a)'ı şöyle derken işittim: </text:p>
      <text:p text:style-name="P56">"Mehdi benim ailemden, Fatıma'nın oğullarındandır." </text:p>
      <text:p text:style-name="P56"><text:soft-page-break/></text:p>
      <text:p text:style-name="P254">Ebu İshak'tan rivayet edildiğine göre;</text:p>
      <text:p text:style-name="P254">Hz. Ali (r.a) oğlu Hasan'a bakıp şöyle demiştir:</text:p>
      <text:p text:style-name="P307"><text:span text:style-name="T1">"Benim şu oğlum, Resulullah (s.a)'ın isimlendiği gibi seyyiddir. </text:span><text:span text:style-name="T3">Onun sulbünden adı nebimizin adından olan, ona yaratılışta değil huyda benzeyen bir adam gelecektir." </text:span></text:p>
      <text:p text:style-name="P264"/>
      <text:p text:style-name="P54">… Ebu Said el Hudri (r.a)'dan rivayet edildiğine göre, Rasullullah (s.a) şöyle buyurmuştur:</text:p>
      <text:p text:style-name="P71"><text:span text:style-name="T29">"Mehdi ben(im neslim)dendir. </text:span><text:span text:style-name="T31">O açık alınlı ve ince burunludur. </text:span><text:span text:style-name="T29">Dünyayı zulümle dolduğu gibi adaletle dolduracak ve yedi sene hüküm sürecektir."</text:span></text:p>
      <text:p text:style-name="P54">Resulullah (s.a)'ın hanımı Ümmü Seleme (radıyAllahu anh)'dan Resulullah'ın şöyle buyurduğu rivayet edilmiştir: </text:p>
      <text:p text:style-name="P71"><text:span text:style-name="T29">"Bir halife öldüğünde kargaşa çıkacak. Medinelilerden birisi, Medine'den çıkıp Mekke'ye kaçacak. (Ama) Mekkelilerden bazı insanlar onu (bulunduğu yerden) çıkarıp, istemediği halde (Kabe'de) Rükun ile Makam-ı İbrahim arasında ona biat edecekler. Şamlılardan onun üzerine bir ordu gönderilecek, ama o ordu Mekke ile Medine arasındaki Beyda denilen yerde yere batacak. İnsanlar bunu görünce Şam'ın ebdali ile Iraklıların asaibi (Şam ve Irak'ın hayırlı salih kulları) ona gelip biat edecek. Sonra Kureyş'ten dayıları Kelb (kabilesinden) olan bir adam çıkıp, o biat edenler üzerine bir ordu gönderecek. Fakat biat edenler Ben-i Kelb'linin gönderdiği orduya galip gelecekler. Bu ordu, Kelb'in gönderdiği bir ordudur. (o zaman) Kelb'in ganimetinde hazır bulunmayana yazık!... </text:span><text:span text:style-name="T31">Halife (Müslümanların manevi lideri) olan zat (Hz. Mehdi), malı taksim edecek. İnsanların bir kısmı Peygamberlerinin Sünneti ile amel edecek. İslamiyet yeryüzüne tamamen yerleşecek. (Hz. Mehdi) yedi sene kalıp sonra vefat edecek ve Müslümanlar namazını kılacaklar."</text:span></text:p>
      <text:p text:style-name="P56"/>
      <text:p text:style-name="P54">Bize Müsedded haber verdi. Onlara Ömer b. Abîd haber vermiş. Bize Ebu Bekir, yani lbn-i Ayaş haber verdi. (H) bize Müsedded haber verdi, bize Sûfyân'dan Yahya haber verdi (H). Bize Ahmed b. İbrahim haber verdi. Bize Ubeydullah b. Musa haber verdi.</text:p>
      <text:p text:style-name="P54">Bize Zaide haber verdi. (H) Bize Ahmed b. İbrahim haber verdi, bana Ubeydullah b.Mûsa Fıtri'dan haber verdi. dedi. (Rivâyetlerdeki) mâna aynıdır. Bunların hepsi Asım'dan, Asım. Zir'den o da Abdullah b.Mesudi (r.a) vasıtasıyla Rasûlullah (sav)'den rivayet etmiştir; Rasûlullah (sav) söyle buyurmuştur:</text:p>
      <text:p text:style-name="P56">"Dünyada sadece bir gün kalsa, -Zaide, hadisinde şöyle dedi. Allah o günü uzatır da - sonra bütün raviler ittifak ettiler.- O günde benden veya Ehl-i Beytimden, adı adıma, babasının adı da babamın adına uyan bir adam gönderir."</text:p>
      <text:p text:style-name="P54">Fıtr hâdisinde şu ilâve vardır:</text:p>
      <text:p text:style-name="P54">O şahıs "dünyayı, zulümle dolduğu gibi, adâletle dolduracaktır". Süfyan hadisinde şöyle dedi. Araplara, adı adıma uyan Ehl-i Beytimden biri hakim olmadıkça dünya son bulmayacak, - veya gitmeyecek-</text:p>
      <text:p text:style-name="P54">Ebu Davûd der ki; Ömer ve Ebu Bekr'in (rivayetleri) Süfyân'ın (rivayetinin) aynıdır, yani son ilâve, bunların rivayetinde de vardır. </text:p>
      <text:p text:style-name="P54"><text:soft-page-break/></text:p>
      <text:p text:style-name="P54">Ebu İshak'tan rivayet edildiğine göre; </text:p>
      <text:p text:style-name="P54">Hz. Ali (r.a) oğlu Hasan'a bakıp şöyle demiştir</text:p>
      <text:p text:style-name="P71"><text:span text:style-name="T29">"Benim şu oğlum Rasûlullah (s.a)'in isimlendiği gibi seyyiddir. </text:span><text:span text:style-name="T31">Onun sulbünden, adı Nebîmizin adından olan, ona yaratılışta değil, huyda benzeyen bir şahıs gelecektir</text:span><text:span text:style-name="T29">."</text:span></text:p>
      <text:p text:style-name="P71"><text:span text:style-name="T29">Hz. Ali kıssayı zikretti, </text:span><text:span text:style-name="T31">"Dünyayı adaletle dolduracak..." </text:span><text:span text:style-name="T29">dedi.</text:span></text:p>
      <text:p text:style-name="P54">Harun şöyle dedi: Bize Amr b. Abi Kays Mutarrıf b. Tariften o ebî Hasen'den, o da Hilal b. Amr'dan şöyle dediğini rivayet etti:</text:p>
      <text:p text:style-name="P54">Maveraünnehir'de el-Haris b. Harras adında bir adam çıkacak. Onun (ordusunun) önünde Mansur denilen birisi bulunacak, Kureyş'in Rasûlullah'a imkan verdiği gibi Al-i Muhammed'e (Hilâfetine) imkân verecek - veya hazırlayacak, her mü'minin ona yardım etmesi veya onun davetini kabul etmesi vaciptir.</text:p>
      <text:p text:style-name="P54"/>
      <text:p text:style-name="P41">SÜNEN-İ İBNİ MACE</text:p>
      <text:p text:style-name="P61">Hadis alimlerinden Ebu Abdullah Muhammed bin Yezid (824-886)'in sahih hadis kitabıdır. İbn-i Mace, meşhur hadis imamlarından olup, hadis ilimlerini araştırmak için Gazvin'den Bağdat, Basra, Mekke, Kufe, Şam, Mısır ve Rey gibi şehirlere seyahatler yapmıştır.</text:p>
      <text:p text:style-name="P71"><text:span text:style-name="T33">Tarih, tefsir ve hadis ilmi sahasında birçok eseri vardır. En meşhur kitabı, iki ciltlik Sünenü'l-Mustafa'dır ki Sünen-i İbn-i Mace olarak tanınmaktadır. Ehl-i Sünnet'in, Kütüb-ü Sitte diye anılan hadis kaynaklarından biridir. Bu kitabının, "</text:span><text:span text:style-name="T35">el-Fiten</text:span><text:span text:style-name="T33">" babının bir bölümünde, İmam Mehdi aleyhi's-selâm ile ilgili hadisleri nakletmiştir.</text:span></text:p>
      <text:p text:style-name="P61"/>
      <text:p text:style-name="P54">"... Huzeyfe bin Esîd Ebî Serîha (Radıyallâhü anh)'den; şöyle demiştir:</text:p>
      <text:p text:style-name="P54">(Bir gün) biz (sahâbiler) kıyamet günü (halleri) hakkında (kendi aramızda) müzâkere ederken Resülullah (SallAllahü Aleyhi ve Sellem) (yukarımızdaki) bir odadan inip üzerimize geliverdi ve :</text:p>
      <text:p text:style-name="P71"><text:span text:style-name="T31">(Şu) on büyük alâmet vuku bulmadıkça kıyamet kopmayacaktır:</text:span><text:span text:style-name="T29"> Güneş'in batı tarafından doğması, Deccâl, Duhân, Dâbbe(tü'l-Ard), Ye'cûc ile Me'cûc, </text:span><text:span text:style-name="T31">İsâ bin Meryem'in (gökten inip meydana) çıkması</text:span><text:span text:style-name="T29">, biri doğuda, biri batıda ve biri Arap yarımadasında olmak üzere üç Hufûs (yâni arz'ın çökmesi) ve Ebyene'nin Aden memleketinin en uzak yerinden çıkıp insanları Mahşer (yerin)e sevkeden öyle bir ateş ki insanlar geceleyince o da onlarla beraber geceler ve insanlar öğle vakti uyuyunca o da onlarla beraber uyur."</text:span></text:p>
      <text:p text:style-name="P54"/>
      <text:p text:style-name="P254">"... Ebü Hüreyre (Radıyallâhü anh'den rivayet edildiğine göre; Peygamber (SallAllahü Aleyhi ve Sellem) şöyle buyurdu, demiştir :</text:p>
      <text:p text:style-name="P307"><text:span text:style-name="T3">İsa bin Meryem (Muhammedi) âdil bir hâkim ve adaletli bir imâm (devlet başkanı) olarak (gökten yere) inmedikçe kıyamet kopmayacaktır. </text:span><text:span text:style-name="T1">O, (indiğinde) haçı kıracak (Hıristiyanlıktaki Hz. İsa'nın öldürüldüğüne dair inancı değiştirecek), domuzu öldürecek (domuzun zararlı bir yiyecek olduğu konusunda insanları uyararak insanlardaki domuza olan ilgiyi <text:s/>kaldıracak), cizyeyi kaldıracaktır. Mal da o kadar çoğalacaktır ki hiçbir kimse mal kabul etmeyecektir.</text:span></text:p>
      <text:p text:style-name="P1"><text:soft-page-break/></text:p>
      <text:p text:style-name="P71"><text:span text:style-name="T29">Ali (RadıyAllahu anh)'den rivayet edildiğine göre, Resulullah (SAllahu Aleyhi ve Sellem) şöyle buyurdu:</text:span><text:span text:style-name="T31"> "El-Mehdi bizden, Ehl-i Beytdendir. Allah onu bir gecede ıslah eder (yani tevbesini kabul eder, veya feyizler ve hikmetlerle donatır).</text:span></text:p>
      <text:p text:style-name="P56"/>
      <text:p text:style-name="P54">"... Abdullah (bin Mes'ûd) (Radıyallâhü anh)'den; şöyle demiştir:</text:p>
      <text:p text:style-name="P71"><text:span text:style-name="T29">Benim Ehl-i Beytim, muhakkak (ev halkım) benden sonra belâ, kaçırılma ve sürgüne uğrayacaktır. Nihayet beraberinde siyah bayraklar bulunan bir kavim doğu tarafından gelecek ve hayır (hükümdarlık) isteyecekler. Fakat istekleri yerine getirilmeyecek. Bunun üzerine savaşacaklar ve onlara (Allah tarafından) yardım edilecek. Bundan sonra istedikleri (hükümdarlık) kendilerine verilecek. Fakat kendileri bunu kabul etmeyip emirliği </text:span><text:span text:style-name="T31">Ehl-i Beytimden bir şahsa tevdi edecekler. Bu (Emir) de insanlar yeryüzünü daha önce zulüm ile doldurdukları gibi yeryüzünü adaletle dolduracaktır. Artık sizden kim o güne yetişirse kar üstünde emeklemek suretiyle de olsa onlara varsın (katılsın), buyurdu."</text:span></text:p>
      <text:p text:style-name="P56"/>
      <text:p text:style-name="P71"><text:span text:style-name="T29">"Siz o (ordunun başında) geleni görünce, kar üstünde emeklemek suretiyle de olsa (gidip) ona biat ediniz. </text:span><text:span text:style-name="T31">Çünkü o, Allah'ın halifesi (Müslümanların manevi lideri) Hz. Mehdi (as)'dir." buyurdu.</text:span></text:p>
      <text:p text:style-name="P56"/>
      <text:p text:style-name="P71"><text:span text:style-name="T29">Abdullah bin el-Hâris bin Cez'iz-Zübeydi (RadıyAllahu anh)'den rivayet edildiğine göre; Resûlullah (SallAllahü Aleyhi ve Sellem); "Doğudan birtakım insanlar çıkacak ve </text:span><text:span text:style-name="T31">Mehdi için zemin hazırlayacak</text:span><text:span text:style-name="T29">" buyurdular. </text:span></text:p>
      <text:p text:style-name="P54"/>
      <text:p text:style-name="P54">"... Ebû Saîd-i Hudrî (Radıyallâhü anh)'den rivayet edildiğine göre; Peygamber (SallAllahü Aleyhi ve Sellem) şöyle buyurmuştur :</text:p>
      <text:p text:style-name="P71"><text:span text:style-name="T31">Ümmetim içinde el-Mehdi olacaktır. </text:span><text:span text:style-name="T29">(Aranızda kalması) kısa tutulursa (kalacağı süre) yedi (yıl)dır. Kısa tutulmazsa (kalacağı süre) dokuz yıldır. </text:span><text:span text:style-name="T31">Benim ümmetim o devirde öyle bir refah bulacak ki o güne dek onun mislini kesinlikle bulmamıştır. </text:span><text:span text:style-name="T29">Yer, yemişini (gıda ürünlerini) verecek ve insanlardan hiçbir şey saklamayacak (vermemezlik etmeyecek)tir. Mal da o gün çok birikmiş olacaktır. Adam kalkıp: Ya Mehdi! Bana (mal) ver. diyecek. Hz. Mehdi (as) de : "Al," diyecektir.</text:span></text:p>
      <text:p text:style-name="P54"/>
      <text:p text:style-name="P54">"… Said bin el- Müseyyeb (RadıyAllahü anh)'den; şöyle demiştir:</text:p>
      <text:p text:style-name="P71"><text:span text:style-name="T29">Biz (müminlerin anası) Ümmü Seleme (RadıyAllahü anha)'nın yanında idik. Bir ara Hz. Mehdi (as) hakkında müzakere yaptık. Bunun üzerine Ümmü Seleme (RadıyAllahü anha): Ben Resulullah (SallAllahü Aleyhi ve Sellem)'den işittim, buyurdu ki: </text:span><text:span text:style-name="T31">Mehdi, (kızım) Fatıma'nın neslindendir.</text:span><text:span text:style-name="T29">"</text:span></text:p>
      <text:p text:style-name="P54">"... Enes Bin Mâlik (Radıyallâhü anh)'den; şöyle demiştir:</text:p>
      <text:p text:style-name="P54">Ben, Resûlullah (SallAllahü Aleyhi ve Sellem)'den işittim, buyurdu ki:</text:p>
      <text:p text:style-name="P71"><text:span text:style-name="T29">Biz Abdulmüttalib'in çocukları cennet halkının büyükleriyiz: </text:span><text:span text:style-name="T31">Ben, Hamza, Ali, Cafer, </text:span><text:soft-page-break/><text:span text:style-name="T31">Hasan, Hüseyin ve Mehdi."</text:span></text:p>
      <text:p text:style-name="P259"/>
      <text:p text:style-name="P41">HZ. ALİ (RA) </text:p>
      <text:p text:style-name="P54">Hz. Ali (ra) meşhur divanında Hz. Mehdî (as) ve bazı ahir zaman hadîsatından bahsetmiştir. Bu divanın Müştakzade şerhinden aldığımız bir kısmı şöyledir:</text:p>
      <text:p text:style-name="P71"><text:span text:style-name="T29">Tercümesi: </text:span><text:span text:style-name="T31">Âyâ oğlum! (...) cûş ettiklerinde (kaynadığında, karıştığında...) Mehdî-i Âdil'e muntazır ol...</text:span></text:p>
      <text:p text:style-name="P36"/>
      <text:p text:style-name="P41">İMAM-I RABBANİ</text:p>
      <text:p text:style-name="P71"><text:span text:style-name="T29">•</text:span><text:span text:style-name="T31"> ... İnşaAllah tam bir şekilde Mehdi Aleyhisselam'da zuhur edecektir. </text:span><text:span text:style-name="T29">Bu makamdan haber veren tabakat meşayihi azaldı... O makamın ilimlerinden ve maarifinden kelam şöyle dursun...</text:span></text:p>
      <text:p text:style-name="P54">İşbu makam, şu ayet-i kerimede manasını güzel bulur:</text:p>
      <text:p text:style-name="P71"><text:span text:style-name="T31">"Bu, Allah'ın fazlıdır; dilediğine verir. Allah, büyük fazlın sahibidir." </text:span><text:span text:style-name="T29">(Cuma Suresi, 4)</text:span><text:span text:style-name="T33">("Mektubat-ı Rabbani", c. 1, Mektup 32, s. 125)</text:span></text:p>
      <text:p text:style-name="P71"><text:span text:style-name="T29">• </text:span><text:span text:style-name="T31">Gelmesi vaad olunan Hz. Mehdi (as)'nin dahi rabbı (terbiyesine gelen) ilim sıfatıdır.</text:span><text:span text:style-name="T29"> Hazret-i Ali gibi, Hz. İsa ile münasebeti vardır. </text:span><text:span text:style-name="T31">Hazret-i İsa'nın kademi Hazret-i Ali'nin başında olup bir kademi dahi Hazret-i Mehdi (as)'nin başındadır</text:span><text:span text:style-name="T29">. </text:span></text:p>
      <text:p text:style-name="P71"><text:span text:style-name="T29">...Geleceği vaad edilen Hz. Mehdi (as), velayetin ekmeliyetini alacaktır. Bu Tarikat-ı Aliyye üzerine gelecek ve bu Silsile-i Aliyye'yi tamam ve tekmil edecektir. Zira bütün velayet nisbetleri, bu Nisbet-i Aliyye'nin altında bulunmaktadır. </text:span><text:span text:style-name="T33">("Mektubat-ı Rabbani", c. 1, 251. Mektup, s. 550, 554)</text:span></text:p>
      <text:p text:style-name="P71"><text:span text:style-name="T29">• Sonra gelenlere nasıl bu hükmü yürüyebilir ki: </text:span><text:span text:style-name="T31">Onlar arasında Hz. Mehdi aleyhisselam vardır. Resulullah (sav) Efendimiz onun kudumünü ve vücudunu müjdelemiş; şöyle buyurmuştur:</text:span></text:p>
      <text:p text:style-name="P71"><text:span text:style-name="T31">"O, Allah'ın halifesidir." </text:span><text:span text:style-name="T33">("Mektubat-ı Rabbani", c. 1, s. 814)</text:span></text:p>
      <text:p text:style-name="P54">Muhbir-i Sadık Resulullah (sav) Efendimiz'in haber verdiği kıyamet alametlerinin hepsi haktır. Onlarda yalan ihtimali yoktur. Onlar arasında şunlar vardır:</text:p>
      <text:p text:style-name="P71"><text:span text:style-name="T29">Alışılmışın aksine, Güneş'in mağripten doğması. </text:span><text:span text:style-name="T31">Hz. Mehdi (as)'nin zuhuru</text:span><text:span text:style-name="T29">, Ruhullah İsa'nın nüzulü. Resulullah Efendimiz'e ve ona salat-ü selam, Deccal'in çıkması, Ye'cuc ve Me'cuc'un zuhuru, Dabbe-i Arz'ın çıkması, Semadan bir dumanın zuhuru ile, insanları kaplayıp onlara elim bir azap ile azap etmesi. O kadar zorlanacaklardır ki, artık insanlar şöyle diyecekler: </text:span><text:span text:style-name="T31">"Rabbimiz, bizden azabı aç; biz müminleriz..." </text:span><text:span text:style-name="T29">(Duhan Suresi, 12)</text:span></text:p>
      <text:p text:style-name="P71"><text:span text:style-name="T29">Bir hadis-i şerifte şöyle gelmiştir: </text:span><text:span text:style-name="T31">"Hz. Mehdi (as) çıkacaktır. Başının üstünde de bir parça bulut olacaktır. Orada da bir melek bulunacak ve şöyle nida edecektir: Bu şahıs, Mehdi'dir; kendisine tabi olunuz..."</text:span></text:p>
      <text:p text:style-name="P54">Resulullah (sav) Efendimiz şöyle buyurdu: </text:p>
      <text:p text:style-name="P71"><text:span text:style-name="T29">"Tüm olarak, yeryüzünün meliki dört tanedir... Onların ikisi müminlerden, ikisi de kafirlerdendir. Zülkarneyn ve Süleyman müminlerdendir. Nemrud ve Buhtunnasır ise kafirlerdendir. Yere, beşinci olarak Ehl-i Beytimden biri sahip olacaktır. Yani:</text:span><text:span text:style-name="T31"> Hz. Mehdi (as)</text:span><text:span text:style-name="T29">."</text:span></text:p>
      <text:p text:style-name="P54"><text:soft-page-break/>Resulullah (sav) Efendimiz bir başka hadis-i şerifinde şöyle buyurdu:</text:p>
      <text:p text:style-name="P71"><text:span text:style-name="T29">"</text:span><text:span text:style-name="T31">Allah-ü Teala, Ehl-i Beytimden birini çıkarmadıkça dünya çökmeyecektir. </text:span><text:span text:style-name="T29">Onun ismi ismime uyar; babasının ismi dahi babamın ismine uyar. Daha önce zulüm ve adaletsizlik dolduğu gibi, onun gelmesi ile dünya adalet ve hakların yerini bulması ile dolar..."</text:span></text:p>
      <text:p text:style-name="P54">Bir başka hadis-i şerifte ise, Resulullah (sav) Efendimiz şöyle buyurdu:</text:p>
      <text:p text:style-name="P71"><text:span text:style-name="T29">"</text:span><text:span text:style-name="T31">Ashab-ı Kehf, Hz. İsa'nın yardımcıları olacaklardır." Hz. İsa (as) Hz. Mehdi (as) zamanında yere inecektir. Hz. Mehdi (as), Deccal'in katlinde Hz. İsa'ya (as) muvafakat eder. </text:span><text:span text:style-name="T29">Onun saltanatı zamanında, Ramazan ayının on dördünde Güneş tutulacaktır; o ayın ilkinde ise Ay kararacak. Bunların oluşu, adetin ve müneccimlerin hesabı hilafına olacaktır.</text:span></text:p>
      <text:p text:style-name="P126">Muhbir-i Sadık Resulullah (sav) Efendimiz tarafından bildirilen, daha çok alamet vardır ki; anlatılanlardan başkadır.</text:p>
      <text:p text:style-name="P307"><text:span text:style-name="T1">Şeyh İbn-i Hacer, </text:span><text:span text:style-name="T3">Hz. Mehdi (as)'nin alametleri üzerine bir risale yazdı ki, onlar iki yüz alameti bulur. </text:span></text:p>
      <text:p text:style-name="P307"><text:span text:style-name="T1">Vaad edilen durumu, açık bir şekilde iken, son derece cehaletlerinden ötürü bir cemaat dalalete saplandı. Sübhan Allah onlara doğru yolu göstersin. </text:span><text:span text:style-name="T5">(Mektubat, c. 2, 380. Mektup, s. 1162-1163 )</text:span></text:p>
      <text:p text:style-name="P71"><text:span text:style-name="T29">...</text:span><text:span text:style-name="T31">Onun zuhuru, yüz başlarında olacaktır. Şu anda dahi, yüz başını, on sekiz sene geçmiş vaziyettedir.</text:span></text:p>
      <text:p text:style-name="P150"><text:span text:style-name="T1">Hadis-i şerifte, Hz. Mehdi (as)'nin alametleri hakkında şöyle anlatılmıştır: </text:span><text:span text:style-name="T3">"Şark tarafında bir kuyruklu yıldız doğup aydınlık verecektir."</text:span></text:p>
      <text:p text:style-name="P254">...Bu yıldızın durumu da, onun seyrine göredir. Yani: Yüzü meşrik canibine doğru. Arkası dahi, mağrib tarafınadır. Bu uzun beyazlık dahi, onun arka tarafındadır. Bu mana icabı olarak, ona kuyruk isminin verilmesi yerindedir. Onun her günkü irtifaı ise meşrikten mağribedir. Ancak o, kısri (kendine has durumunda ağırlık taşıyan) seyri ile felek-i azamın seyrine bağlıdır. Hakikat-ı hali, en iyi bilen Sübhan Allah'tır.</text:p>
      <text:p text:style-name="P254">Hulasa...</text:p>
      <text:p text:style-name="P307"><text:span text:style-name="T3">Hz. Mehdi (as)'nin zuhur zamanı yakındır. Onun zuhur zamanı olan yüz (asır) başına gelinceye kadar nice mebde'ler ve mukaddimeler zuhur edecektir. </text:span><text:span text:style-name="T1">Allah ondan razı olsun. Onun zuhur mebde'leri ve mukaddimeleri, Resulullah (sav) Efendimiz'in irhasatına benzer. O irhasat, Resulullah (sav) Efendimiz'in nübüvveti zuhurundan evvel zuhura gelmiştir. Nitekim, bu manada şöyle anlatmışlardır:</text:span></text:p>
      <text:p text:style-name="P254">Muhammed Resulullah'ın sureti olan Abdullah'ın nutfesi, Amine'nin rahmine düştüğü zaman, bütün putlar yüzüstü yere yıkıldılar. Bütün şeytanlar, vazifelerinden alındılar. Melekler, İblis'in tahtını alt üst edip denize attılar. Kendisine dahi kırk gün azap ettiler.</text:p>
      <text:p text:style-name="P254">Resulullah (sav) Efendimiz'in doğduğu gece, Kisra'nın sarayı sallandı; on dört şerefesi yıkıldı.</text:p>
      <text:p text:style-name="P254">Mecusilerin ateşi söndü. Halbuki, o ateş bin seneden beri yanardı; bu müddet içinde hiç sönmemişti.</text:p>
      <text:p text:style-name="P307"><text:span text:style-name="T3">Hz. Mehdi (as) dahi büyüktür.</text:span><text:span text:style-name="T1"> Onun sebebi ile, İslam'a ve Müslümanlara büyük takviye gelecektir. Onun velayetinin dahi, zahir ve batın büyük tasarrufu vardır. Nice harika hallerin ve </text:span><text:soft-page-break/><text:span text:style-name="T1">kerametlerin sahibi olacaktır.</text:span></text:p>
      <text:p text:style-name="P254">Onun zamanında, nice hayret veren haller zuhur edecektir. </text:p>
      <text:p text:style-name="P254">Üstte anlatılan manalar icabı olarak, yerinde olur ki: Onun vücudunun zuhurundan evvel, adet harici harika haller meydana gele... Tıpkı: Resulullah (sav) Efendimiz'in nübüvvetinden evvelki irhasat gibi. Bu zuhura gelen işler dahi, onun zuhur mebde'leri olalar.</text:p>
      <text:p text:style-name="P254">Nitekim, anlatılan manalar hadis-i şeriflerden de anlaşılmaktadır.</text:p>
      <text:p text:style-name="P307"><text:span text:style-name="T1">Bilesin ki bir hadis-i şerifte, Resulullah (sav) Efendimiz şöyle buyurmuştur: </text:span><text:span text:style-name="T3">"Küfür her yanı istila edip hükmü cemiyet içinde aşikare işlenmedikçe Hz. Mehdi (as) zuhur etmez." </text:span><text:span text:style-name="T5">(Mektubat, c.2, 381. Mektup, s.1169-1171)</text:span></text:p>
      <text:p text:style-name="P307"><text:span text:style-name="T3">Aradan bin sene geçtikten sonra, Hz. Mehdi (as)'nin gelişi de bunun içindir.</text:span><text:span text:style-name="T1"> Onun mübarek kudumünü, (gelişini) Hatem'ür-rüsül Resullullah (sav) Efendimiz müjdelemiştir. </text:span><text:span text:style-name="T3">Hz. İsa (as) dahi aradan bin sene geçtikten sonra, nüzul edecektir... </text:span><text:span text:style-name="T1">(Mektubat, c. 1, 209. Mektup, s. 440 )</text:span></text:p>
      <text:p text:style-name="P307"><text:span text:style-name="T1">Mümkündür ki; bu iki asrın daha hayırlı oluşu, şu itibarla olur: Allah'ın veli kullarının çok zuhuru, bid'at ehlinin azlığı, fısk ve masiyet erbabının nadirattan oluşu.. Böyle bir şeyin oluşu dahi, bu tabakadan bazı evliya ferdlerinin; o iki asırdaki evliya ferdlerinden hayırlı olmasına münafi değildir. </text:span><text:span text:style-name="T3">Misal olarak Hazret-i Mehdi (as)'yi söyleyebiliriz.</text:span><text:span text:style-name="T1">.. </text:span><text:span text:style-name="T5">(Mektubat, c.1, 209. Mektup, s. 441)</text:span></text:p>
      <text:p text:style-name="P261"/>
      <text:p text:style-name="P295">MUHAMMED B. RESULAL - HÜSEYNİ EL BERZENCİ</text:p>
      <text:p text:style-name="P307"><text:span text:style-name="T3">Büyük alametlerin ilki, Hz. Mehdi (as)'nin gelmesidir...</text:span><text:span text:style-name="T1"> Bu hususta varid olan hadisler, çeşitli rivayetlerde olmasına rağmen pek çoktur.</text:span></text:p>
      <text:p text:style-name="P254">Muhammed b. Hasan El-Esnevi (Menakibiş-Şafii) eserinde der ki; Hz. Mehdi (as) hususunda, Resulullah (sav)'den nakl edilen haberler tevatür halini almıştır... Onun, Ehl-i Beytinden olacağı haber verilmiştir...</text:p>
      <text:p text:style-name="P264"/>
      <text:p text:style-name="P301">Birinci safha: İsmi-soyu-doğumu-hilyesi-ona tabi </text:p>
      <text:p text:style-name="P301">olanlar-ondan yüz çevirenler</text:p>
      <text:p text:style-name="P295"/>
      <text:p text:style-name="P301">İsmi</text:p>
      <text:p text:style-name="P254">Rivayetlerin çoğunda onun ismi 'Muhammed' olarak geçer; bazı rivayetlerde ise, 'Ahmed' diye anlatılır... Babasının adı 'Abdullah' tır...</text:p>
      <text:p text:style-name="P254">Ebu Davud ile Tirmizi'nin İbni Mes'ut (ra) dan naklettiklerine göre, Allah'ın Resulü (sav) şöyle buyurmuştur; 'Onun ismi ismime, babasının ismi de (babamın ismine) muvafık olacaktır'...</text:p>
      <text:p text:style-name="P293"/>
      <text:p text:style-name="P301">Lakabı</text:p>
      <text:p text:style-name="P254">Onun lakabı 'Mehdi'dir... Çünkü Allah onu doğruya hidayet etmiştir... Aynı zamanda 'Cabir'dir... Çünkü o, Muhammed Ümmeti'nin münkesir kalplerini tedavi edecektir... Veyahut o, zalim ve cebbar kimseleri mağlup edip kahredecektir...</text:p>
      <text:p text:style-name="P293"/>
      <text:p text:style-name="P301"><text:soft-page-break/>Soyu</text:p>
      <text:p text:style-name="P254">O, Peygamber (sav)'in Ehl-i Beytindendir... Çokça varit olan, gerçek rivayetlere göre onun bilhassa Fatıma neslinden olduğu açıklanmaktadır... Bazı rivayetlerde Abbas oğullarından olduğu ileri sürülmektedir...</text:p>
      <text:p text:style-name="P254">Sonra Fatıma neslinden olduğu rivayetlerde değişik olarak varit olmuştur: Bazı rivayetler onun Hasan (ra) evladından olduğunu söylerken; diğer rivayetlerde Hüseyin (ra) oğullarından olduğunu ileri sürmüştür... Fatıma'nın nesli en çok Hasanla Hüseyin (R. Anhüma) den meydana geldiği için, bu konudaki rivayetler böyle çeşitli olmuştur. </text:p>
      <text:p text:style-name="P254">Abbas oğulları hakkında da rivayetler çeşidi böyledir. Ancak, Abbas oğullarından (Mehdi) adını taşıyan biri bulunmuştur... Hz. Mehdi'den evvel Mansur gelmiştir...</text:p>
      <text:p text:style-name="P254"/>
      <text:p text:style-name="P301">Biat edilmesi</text:p>
      <text:p text:style-name="P254">Ona Mekke'de Haceri Esvedle Makam-ı İbrahim arasında Aşure gecesi biat edilecektir. </text:p>
      <text:p text:style-name="P254"/>
      <text:p text:style-name="P301">Hicreti</text:p>
      <text:p text:style-name="P254">O, Kudüsü Şerif'e hicret edecektir. Bu hicretten sonra Medine tahrip edilip vahşilerin sığınağı olacaktır. Beyti Makdis'in imarı Medine'nin tahribi hakkında hadisler varit olmuştur.</text:p>
      <text:p text:style-name="P254"/>
      <text:p text:style-name="P115">Hilyesi</text:p>
      <text:p text:style-name="P292">‘O, açık alınlı, küçük burunlu, iri gözlü, dişleri parlak ve seyrek bir kişidir. Sakalı sık, omzunda Peygamber (sav)'in nişanı vardır. Uylukları uzundur, rengi arap rengidir. Dilinde ağırlık vardır. Yavaş ve ağır konuştuğu zaman sağ elini sol dizine vurur. Kırk yaşındadır. Diğer bir rivayete göre otuz ila kırk yaş arasındadır. Allah'a karşı son derece boyun eğicidir, üzerinde iki pamuk abası vardır. Ahlak bakımından Peygamber (sav)'e benzer. Esmerdir. Orta boyludur. Kaşı kavislidir.</text:p>
      <text:p text:style-name="P292"/>
      <text:p text:style-name="P301">Sireti</text:p>
      <text:p text:style-name="P150"><text:span text:style-name="T1">Peygamber (sav)'in yolunda gidecek. </text:span><text:span text:style-name="T3">Uyuyan kişiyi uyandırmayacak, kan da akıtmayacaktır.</text:span><text:span text:style-name="T1"> İhya etmedik sünnet; kaldırmadık bid'at bırakmayacaktır. Ahir zamanda aynı Peygamber (sav) gibi dinin icablarını yerine getirecektir. Zülkarneyn ve Süleyman gibi bütün dünyaya hakim olacaktır. Salibi (Haçı) kıracak (Hıristiyanlıktaki Hz. İsa'nın öldürüldüğüne dair inancın yanlış olduğunu anlatacak), domuzu öldürecektir (domuzun zararlı bir yiyecek olduğu konusunda insanları uyararak insanlardaki domuza olan ilgiyi <text:s/>kaldıracaktır). Müslümanlara bütün herşeyi geri verecektir. Yeryüzü, zulüm ve işkence yerine adaletle dolacaktır. Her şeyi hak ve adalet ölçüleriyle eşit bir halde taksim edecektir.</text:span></text:p>
      <text:p text:style-name="P307"><text:span text:style-name="T3">Böylece yer ve gök sakinleri ondan razı oldukları gibi, havadaki kuşlar, ormandaki yırtıcı hayvanlar, denizdeki balıklar bile memnunluk duyacaklardır. </text:span><text:span text:style-name="T1">Ümmeti Muhammed'den (sav) memnun olmadık hiç kimse kalmayacaktır. Hatta, 'ihtiyacı olan yok mu?' diye tellal bağırtacak; 'İhtiyacımız yoktur' cevabı verilecektir. Ancak bir adam gelip 'benim ihtiyacım var' diyecek; bunun üzerine Hz. Mehdi (as) ona:</text:span></text:p>
      <text:p text:style-name="P254">'Haydi git Hazin istediğini versin' emrini verecek. Adam gelip Hazin'e durumu anlatacak o da:</text:p>
      <text:p text:style-name="P54">'Aç kucağını' diyecek. Kucağını açıp Hazin ona bol miktarda ihsanda bulununca adam tam bir pişmanlık içinde: 'Muhammed Ümmetinin (sav) en gözü doymayan kişisi benim!' deyip, Hazin'den aldığını geri vermek isteyecek. Fakat Hazin 'biz verdiğimizi geri almayız!' diyecek. Hülasa iyi-kötü bütün insanlar, onun zamanında görülmemiş nimete boğulacak. Gökten bolca rahmet yağacak, yerlerde bereket artacak; bütün defineleri bulacak. </text:p>
      <text:p text:style-name="P150"><text:span text:style-name="T1">Bütün ülkeler ona kapılarını açacaklar. Hint kralları ona boyun eğip, tüm hazinelerini Beyti Makdis'e verecekler. </text:span><text:span text:style-name="T3">Her taraftan, arıların kovanlarına gelip sığındığı gibi, ona gelip sığınacaklar. </text:span><text:span text:style-name="T1">İnsanlara, ilkin de olduğu gibi gökten, üçbin melek inip, muhaliflerinin yüzüne ve arkasına darbeyi indirecek. (Yani üçbin melekle yardım görecekler) Meleklerin başında Cebrail (as) sonunda Mikail (as) bulunacak. </text:span></text:p>
      <text:p text:style-name="P243"><text:span text:style-name="T3">Onun zamanında kurtla koyun bir arada otlayacak, çocuklar yılan ve akreple oynaşacak, insanlar bir ölçek buğday ektiklerinde karşılığında yedi yüz ölçek bulacak.</text:span><text:span text:style-name="T1"> Tefecilik, veba, zina, içki gibi fenalıklar kalkacak. Ömürler uzayacak, emanetler yerine teslim edilecek. Ehli Beyt'e buğz eden bir fert kalmayacak. </text:span><text:span text:style-name="T3">İnsanlar arasında sözü sevilecek. Allah (c.c.) onun sayesinde kör fitneyi söndürecek. </text:span><text:span text:style-name="T1">Yeryüzünde emniyet ve sükun hakim olacak. Hatta bir kadın, beş kadınla birlikte aralarında hiçbir erkek olmadığı halde serbestçe korkusuz Hacca gidebilecek.</text:span></text:p>
      <text:p text:style-name="P254">İsa (as)'ın da bunlardan bazılarını icra etmesi buna mani değildir. Çünkü her biri aynı şeyi <text:soft-page-break/>yapabilirler. Aynı zamanda gelmeleri de muhtemeldir. Bu husutaki izahat ileride gelecektir.</text:p>
      <text:p text:style-name="P254"/>
      <text:p text:style-name="P301">İkinci Safha</text:p>
      <text:p text:style-name="P244">Onu bize tanıtacak alametler ve gelmesinin yaklaştığını gösterecek olan işaretler...</text:p>
      <text:p text:style-name="P254">Alametlere gelince; </text:p>
      <text:p text:style-name="P246">Beraberinde Allah Resulünün (sav) gömleği, kılıcı, sancağı bulunacaktır. O sancak ki, Peygamber (sav)'in vefatından bugüne kadar hiç açılmamıştır. Hz. Mehdi (as)'nin zuhuruna kadar da hiç açılmayacaktır. Sancağında 'El Biat'u Lillah', 'Allah için biat' ibaresi yazılı olacaktır.</text:p>
      <text:p text:style-name="P254">Başında bir sarık bulunacak, bu sarığın içinden bir adam çıkıp Hz. Mehdi (as)'yi göstererek şöyle haykıracak: 'İşte Allah'ın halifesi Mehdi! Ona uyunuz!'</text:p>
      <text:p text:style-name="P264">O, kuru bir kamış ağacını kuru bir yere dikecek, anında yeşillenip yaprak verecek. </text:p>
      <text:p text:style-name="P254">Ondan mucize isteyecekler; o da havada uçan bir kuşa işaret edip hemen eline düşecek.</text:p>
      <text:p text:style-name="P244">Gökten şöyle bir ses duyulacak: 'Ey insanlar artık Allah cebbarları, münafık ve yardımcılarını sizden uzaklaştırdı. Ümmeti Muhammed (sav)'in en hayırlısını başınıza getirdi. Mekke'de ona katılın, o Mehdi'dir! İsmi de Ahmet B. Abdullah'tır. Diğer bir rivayet: 'Size Muhammed ümmetinin en hayırlısı olan Cabir'i tayin etti. Mekke'de ona yetişin, o Mehdi'dir. İsmi Muhammed B. Abdullah'tır!</text:p>
      <text:p text:style-name="P307"><text:span text:style-name="T1">Yer altın plakları gibi ciğer parelerini dışarıya atacak. </text:span><text:span text:style-name="T3">İnsanların kalpleri zenginleşecek. Yeryüzü bereketle dolacak. </text:span><text:span text:style-name="T1">Kabe'nin altından define çıkacak. Bunu Allah yolunda dağıtacak. Antakya veya Taberiye gölünden 'Tabut es-Sekine' çıkarılacak. Omuzlanıp Beyti Makdis'te onun önüne konulacak. Yahudiler onu görünce birazı müstesna Müslüman olacaklar. İsrailoğulları'na deniz ikiye bölündüğü gibi, ona da bölünecek. Arasından rahatlıkla geçip gidecek. Horasan'dan siyah bayraklarla insanlar gelip ona biat edecekler. Meryem oğlu İsa (as) ile buluşacak, İsa onun arkasında namaz kılacak. Üzerinde Peygamber (sav)'in alameti bulunacak. </text:span></text:p>
      <text:p text:style-name="P254"/>
      <text:p text:style-name="P301">Gelmesinin Yaklaştığını Gösterecek İşaretler</text:p>
      <text:p text:style-name="P243"><text:span text:style-name="T1">•</text:span><text:span text:style-name="T3"> Fırat Nehri yarılacak altından bir dağdan altın dökülecek.</text:span></text:p>
      <text:p text:style-name="P197"><text:span text:style-name="T1">•</text:span><text:span text:style-name="T3"> Ramazan'ın ilk gecesinde Ay, onbeşinci gecesinde Güneş tutulacak. </text:span><text:span text:style-name="T1">Dünya kurulduğu günden bu yana görülmemiş bir şekilde vaki olacak bu tutulma olayı, Ramazan ayında iki kere Ay tutulacak.</text:span></text:p>
      <text:p text:style-name="P243"><text:span text:style-name="T1">• </text:span><text:span text:style-name="T3">Her tarafı aydınlatan kuyruklu yıldız doğacak, </text:span><text:span text:style-name="T1">doğudan üç veya yedi gün ardı ardına. </text:span></text:p>
      <text:p text:style-name="P307"><text:span text:style-name="T1">• </text:span><text:span text:style-name="T3">Büyük bir ateş zuhur edecek,</text:span><text:span text:style-name="T1"> gökte karanlık görülecek, gökte alışılmış olan kırmızılığın aksine bambaşka bir kızıllık yayılacak. Yeryüzünün duyup anlayabileceği bir dille nida edilecek...</text:span></text:p>
      <text:p text:style-name="P307"><text:span text:style-name="T1">•</text:span><text:span text:style-name="T3"> Şam'da 'Harista' denilen bir köy yerle bir olacak. </text:span><text:span text:style-name="T1">Gökten Mehdi ismiyle çağrılacak, doğu ve batıda bulunan herkes bu sesi duyacak! Uyuyan uyanacak, ayakta olan oturacak, oturan ayakları üzerine dikilecek. </text:span></text:p>
      <text:p text:style-name="P307"><text:span text:style-name="T1">• </text:span><text:span text:style-name="T3">Şevval ayında ayaklanma, Zilkadede harb konuşmaları, Zilhiccede ise harb vaki olacak.</text:span><text:span text:style-name="T1"> Hacılar soyulacak, kanları (Cemretül Akabe) üzerine akacak. Bu saydıklarımızın bazıları vaki olmuştur. </text:span></text:p>
      <text:p text:style-name="P307"><text:span text:style-name="T1">• </text:span><text:span text:style-name="T3">Anlaşmazlıklar ve sık sık depremler vaki olacak. </text:span><text:span text:style-name="T1">Gökten gelen bir ses şöyle diyecek: </text:span><text:soft-page-break/><text:span text:style-name="T1">'Kulağınızı açın! Gerçek, Hz. Muhammed (sav)'in ehlindendir' Yerden biri şöyle seslenecek: 'Hak İsa (as) ile Abbas ehlindendir. ' Birincisi meleğin ikincisi ise şeytanın haykırışı olarak tezahür edecektir.</text:span></text:p>
      <text:p text:style-name="P307"><text:span text:style-name="T1">• </text:span><text:span text:style-name="T3">Fırat altından bir dağdan altın çıkacak. </text:span><text:span text:style-name="T5">(Kıyamet Alametleri, s. 166)</text:span></text:p>
      <text:p text:style-name="P307"><text:span text:style-name="T1">• </text:span><text:span text:style-name="T3">Hz. Mehdi (as) havada uçan bir kuşa parmağıyla işaret edecek, kuş avucunun içine düşecek... </text:span><text:span text:style-name="T1">Kupkuru bir kamış çöpünü kuru toprağa dikecek, anında yeşerecek... (Kıyamet Alametleri, s. 173) </text:span></text:p>
      <text:p text:style-name="P307"><text:span text:style-name="T3">Hz. Mehdi (as) işi çok sıkı tutacak... </text:span><text:span text:style-name="T1">(Kıyamet Alametleri, s. 175)</text:span></text:p>
      <text:p text:style-name="P150"><text:span text:style-name="T3">Sonra Allah Konstantiniyye (İstanbul'u) çok sevdiği dostlarının eliyle feth edecek.</text:span><text:span text:style-name="T1"> Onlardan hastalığı ve üzüntüyü kaldıracak, sonra çok geçmeden Hz. İsa inecek, Deccal'le mücadele edecek." Bu hadisi çok uzun olarak İmam Suyuti (Cami-i Kebir'nde) serd etmiştir. </text:span></text:p>
      <text:p text:style-name="P307"><text:span text:style-name="T1">"Ikd'üd-Dürer"de şöyle der: "</text:span><text:span text:style-name="T3">Konstantiniyye'nin</text:span><text:span text:style-name="T1"> yedi suru vardır. Beher sur yirmibir arşındır. Ve onda yüz kapı vardır. Şehri takip eden son surun genişliği on arşındır. O Rum denizine dökülen haliç üzerine kurulmuştur. Denizi Rum illerine ve Endülüs'e doğru uzanır gider. </text:span></text:p>
      <text:p text:style-name="P307"><text:span text:style-name="T1">Hz. Mehdi (as) sabah namazına abdest almak için denizin yanında sancağı dikecek, su ondan uzaklaşacak. Ve açılan yoldan geçip insanlara şöyle haykıracak: "Ey insanlar haydi siz de geçiniz. Cenab'ı Hak İsrailoğulları'na olduğu gibi size de denizi ikiye ayırdı." Onlar da geçecekler. Tekbirler getirecekler bu defa sarsıntı biraz daha şiddetli olacak. Üçüncü tekbir getirişlerinde oniki burç yerle bir olacak. Oradan doğru şehre girecekler... </text:span><text:span text:style-name="T5">(Kıyamet Alametleri, s. 181) </text:span></text:p>
      <text:p text:style-name="P254">... Peygamberimiz (sav)'den nakledilmiştir: "Dünyaya iki mümin, iki kafir hakim olmuştur. Müminler: Zülkarneyn, Süleyman Aleyhisselam kafirler ise: Nemrud, Buhtu Nasr'dir. "Dünyaya Ehl-i Beytimden beşincisi olan Mehdi de hakim olacaktır." İbni Merdüveyh İbni Abbas'dan naklediyor: "Eshab-ı Kehf Hz. Mehdi'nin yardımcılarıdır. Ülemaya göre onların bu zamana kadar kalmaları Muhammed Ümmetimden olmak şerefine nail olmaları içindir."</text:p>
      <text:p text:style-name="P295">Tenbih:</text:p>
      <text:p text:style-name="P307"><text:span text:style-name="T1">Muhtelif rivayetlerde Peygamberimiz (sav)'den şöyle nakledilmiştir: "Büyük harb, Konstantiniyye'nin fethi, Deccal'in çıkması yedi ay içinde olacaktır." Diğer bir rivayette, bu, "yedi sene" olarak geçmektedir. Ebu Davud'a göre "yedi yıl" rivayeti "yedi ay" rivayetinden daha doğrudur. </text:span><text:span text:style-name="T5">(Kıyamet Alametleri, s. 182-183) </text:span></text:p>
      <text:p text:style-name="P295">Diğer bir tenbih:</text:p>
      <text:p text:style-name="P307"><text:span text:style-name="T1">Hz. Mehdi (as)'nin hakimiyet süresi hususunda çeşitli rivayetler vardır. Bazı rivayetlerde bu süre beş yahut yedi ve yahut da dokuz sene olarak geçmektedir. Bazılarında ise sadece yedi, diğer bir kısım rivayetlerde ise dokuz, başka bir rivayette: Az olursa beş, çok olursa dokuz; bazı rivayette on dokuz yıl ve birkaç ay, bazısında yirmi, bazısında yirmi dört, bazısında otuz, bazısında kırk yıl olarak geçmektedir." Bu kırk yılın dokuzunu Rumlar ile sulh içinde geçirmiştir. İbni Hacer (</text:span><text:span text:style-name="T5">Elkavlül Muhtasar</text:span><text:span text:style-name="T1">) adlı eserinde der ki:</text:span></text:p>
      <text:p text:style-name="P307"><text:span text:style-name="T3">"Bu rivayetlerin hepsi zuhuru ve gücü itibarıyla doğru olabilir."</text:span><text:span text:style-name="T1"> Evet İbni Hacer'in bu sözünü birkaç yönden teyid edebiliriz. Birincisi Peygamber ümmetini bilhassa Ehl-i Beytini birçok şeyle müjdelemiştir. Onların her türlü zulüm ve işkencelerinden kurtarılacaklarını anlatmıştır. Bu da ancak uzun bir müddet yapılacak olan adalete bağlıdır. Yedi ve dokuz sene </text:span><text:soft-page-break/><text:span text:style-name="T1">gibi kısa bir süre ise buna kafi değildir. İkincisi, </text:span><text:span text:style-name="T3">Hz. Mehdi (as) tıpkı Zülkarneyn ile Süleyman gibi bütün dünyaya hükmedecek.</text:span><text:span text:style-name="T1"> Diğer ülkelerde mescitler, binalar kuracaklar, dokuz sene gibi az bir müddet, yapacak olduğu mücadelesine ve diğer işlere yetmez.</text:span></text:p>
      <text:p text:style-name="P71"><text:span text:style-name="T29">Üçüncüsü, </text:span><text:span text:style-name="T31">onun zamanında ömürler uzayacak. Ömürlerin uzaması, onun da uzun ömürlü olmasını gerektirir. </text:span><text:span text:style-name="T29">Aksi halde ömürlerin uzamasının bir anlamı kalmaz.</text:span></text:p>
      <text:p text:style-name="P243"><text:span text:style-name="T1">Bilindiği gibi Hz. İsa (as) nazil olacak ve Deccal'i (fitnesini) yok edecek. Şurası da bir gerçektir ki, Hz. İsa Hz. Mehdi (as)'den hakimiyeti almayacak; çünkü liderler Kureyş'dendir. Madem insanlar arasında bu ikisi mevcut olacak, öyleyse Hz. İsa (as) onun Emiri değil de Veziri olacaktır. Bu sebepledir ki Hz. Mehdi (as)'nin arkasında namaz kılacak ve ona tabi olacaktır. Nitekim, Müslim'de Cabir'den varid olan şu hadis buna delalet etmektedir: Namaz da teehhur ettiği zaman Hz. İsa ona şöyle diyecektir: Bazınız bazılarınıza Allah bu Ümmete ikramda bulunduğu için emirlerdir. Bazı rivayetlerde varid olan: "Hz. Mehdi (as) insanlara yalnız o namazı kıldıracaktır, ondan sonra İmam İsa olacaktır" sözü, buna mani değildir. Çünkü onun imam ve emirliği sabit olduktan sonra, onun Hz. İsa'yı namaza imam olarak tayin etmesi mümkündür. Çünkü onun efdaliyeti hilafetine cevaz vardır; hele fadıl, Kureyş'in gayrisinden olursa!" </text:span><text:span text:style-name="T5">(Kıyamet Alametleri, s. 185)</text:span></text:p>
      <text:p text:style-name="P254">... Peygamberimiz (sav)'in şu mübarek hadisi bakınız buna ne güzel ışık tutmaktadır:</text:p>
      <text:p text:style-name="P307"><text:span text:style-name="T1">"Size Meryem'in oğlu gayet adil bir hakem olarak geldiği, imamınız da sizden olduğu bir zaman haliniz acaba nice olur?" "İmamınız sizden olduğu..." sözü, "Adil bir hakem" sözünün İmamet anlamına geleceği vehmini ortadan kaldırmıştır. Çünkü </text:span><text:span text:style-name="T3">İsa Aleyhisselam geldiği zaman Hz. Muhammed (sav)'in şeriatına tabi olacaktır. </text:span><text:span text:style-name="T1">Buradaki imametten murat, namaz imameti değildir. Tevfik <text:s text:c="2"/>Allah'tan...</text:span><text:span text:style-name="T5"> (Kıyamet Alametleri, s. 186) Muhammed B. Resul Al - Hüseyni El Berzenci "Kıyamet Alametleri" Pamuk Yayınları, Trc. Naim Erdoğan)</text:span></text:p>
      <text:p text:style-name="P312"/>
      <text:p text:style-name="P295">M. MUHYİDDİN ARABİ</text:p>
      <text:p text:style-name="P254">Bilin ki, Hz. Mehdi (as) mutlaka çıkacaktır. Ancak yeryüzü zulüm ve işkence ile dolmadıkça; çıkmayacaktır. İşte o da böyle bir zamanda çıkacak, dünyayı doğruluk ve adalet ile dolduracaktır. Hatta dünyada tek bir gün kalsa, Allah o günü uzatacak, taki o halife (Müslümanların manevi lideri) gelsin. Bu, mutlaka Allah'ın Resulü'nün soyundan olacak, Hz. Fatıma evladından gelecektir.</text:p>
      <text:p text:style-name="P307"><text:span text:style-name="T3">Malı eşit surette dağıtacak, </text:span><text:span text:style-name="T1">vatandaşları arasında adalet ile muamelede bulanacaktır. Adam kendisine gelip Ey Mehdi bana ver, diyecek. Önünde de mal bulunacak. Hz. Mehdi (as) hemen önündeki maldan onun eteğine dolduracak, taşıyabildiği kadarını alıp götürecektir. Hz. Mehdi (as), dinin fetret geçirdiği bir dönemde ortaya çıkacak... Adam cahil, korkak ve pinti olarak akşamlayacak, fakat alim, cesur ve cömert olarak sabahlayacaktır. Huzur ve mutluluk onunla yürüyecek. Kendisi beş, ya yedi veya dokuz yıl yaşayacaktır. Resulullah'ın izinden yürüyecektir. Onun adına hiçbir melik hata etmez. </text:span><text:span text:style-name="T3">Görmediği şekilde onu doğrultur.</text:span><text:span text:style-name="T1"> Her görevi üzerine alır ve </text:span><text:span text:style-name="T3">zayıfa düşküne yardım eder. </text:span><text:span text:style-name="T1">Musibete uğrayanlara yardımcı olur. </text:span><text:span text:style-name="T3">Dediğini yapar, yaptığını da söyler</text:span><text:span text:style-name="T1">, şahid olacağı şeyi de bilir. Allah kendisini bir gecede ıslah eder. Rum şehrini (İstanbul'u) tekbir ile fetheder. Yanında bu sırada Hz. İshak evladından yetmişbin Müslüman </text:span><text:soft-page-break/><text:span text:style-name="T1">bulunacaktır.</text:span></text:p>
      <text:p text:style-name="P307"><text:span text:style-name="T1">Dini ayakta dimdik durduracak, eski hüviyetine kavuşturacaktır. İslam'a yeniden ruh üfleyecek, zelil hale geldikten sonra onunla İslam'ı eski güçlü haline sokacaktır. </text:span><text:span text:style-name="T3">O, İslam öldükten sonra İslamı tekrar diriltecektir.</text:span></text:p>
      <text:p text:style-name="P254"><text:s/>Din, böylece onun vasıtasıyla eski hüviyetini kazanacaktır.</text:p>
      <text:p text:style-name="P307"><text:span text:style-name="T1"><text:s/></text:span><text:span text:style-name="T3">Onun döneminde din tamamen rey'den arınmış olarak eski hüviyetini kazanacaktır. Vereceği birçok hükümlerde ulemanın mezheplerine muhalefet edecektir. Bundan dolayı ondan uzak duracaklardır. Zira zanlarına göre, gerçekten Allah imamlarından sonra bir müçtehid bırakmadığını kabulleneceklerdir...</text:span></text:p>
      <text:p text:style-name="P307"><text:span text:style-name="T3">Bil ki, Hz. Mehdi (as) çıktığı zaman bütün Müslüman havassı ve avamı sevineceklerdir. </text:span><text:span text:style-name="T1">Hz. Mehdi (as)'nin ilahi olan yani manen desteklenen adamları olacaktır. Onun davetini ayakta tutacaklar ve ona yardım edip kendisini zafere kavuşturacaklardır. </text:span><text:span text:style-name="T3">Ülkeye ait bütün ağır yükleri bunlar yüklenecekler.</text:span><text:span text:style-name="T1"> Allah'ın Hz. Mehdi (as)'ye verdiği görevden ötürü ona destek olacaklardır. Daha sonra Hz. İsa (as) Dımaşk'ın doğusundaki Beyaz minareye inecektir. İmam yerinden geriye çekilecek, Hz. İsa (as) öne geçecek ve insanlara namazı kıldıracaktır. İnsanlar arasında Resulullah (sav)’in sünnetiyle emredecek, haçı kıracak (Hıristiyanlıktaki Hz. İsa'nın öldürüldüğüne dair inancı değiştirecek), domuzu öldürecek (domuzun zararlı bir yiyecek olduğu konusunda insanları uyararak insanlardaki domuza olan ilgiyi <text:s/>kaldıracak). Allah Hz. Mehdi (as)'nin ruhunu tertemiz olarak kabzedecektir. </text:span></text:p>
      <text:p text:style-name="P254">Hz. Mehdi (as), vakti gelinceye dek gizlenecektir, vaadolunan vakti gelince de ortaya çıkacaktır. Onun şehidleri, şehidlerin en hayırlısı, güvendiği kimseleri yani vezirleriyse emin olanların en güvenceli olanlarıdır.</text:p>
      <text:p text:style-name="P307"><text:span text:style-name="T1">Allah, bir grup kimseyi ona vezir tayin etmiştir. Allah bu kimseleri gizlemiştir. Ben keşif ve şühud yoluyla bu hakikatlara muttali oldum. Ayrıca, Allah'ın kulları için öngördüğü şeylere de vakıf oldum. </text:span><text:span text:style-name="T3">Bunlar öncü olan bazı ashab gibi önde hareket edeceklerdir. Tıpkı önde gelen sahabenin Allah'a verdikleri sözü yerine getirdikleri gibi, bunlar da aynen o sözlerini doğrulayıcı olacaklardır. Bu kimseler aynı zamanda Arap da olmayıp Acem yani yabancı olacaklardır.</text:span><text:span text:style-name="T1"> Arap olmamalarına rağmen Arapçadan başka bir dilde konuşmayacaklardır. Onların cinslerinden olmayan bir koruyucuları olacaktır. Bu, Allah'a hiçbir vakit karşı da gelmiş değildir. Kendisi en saf ve samimi vezirlerinden olacaktır.</text:span></text:p>
      <text:p text:style-name="P307"><text:span text:style-name="T1">Özellikle bu vezirler her konuda gerçek manada arif kişiler olacaklardır. Fakat bizzat Hz. Mehdi (as) ise, kendisi... ve gerçek anlamda siyasetçi olacaktır. Yine bu vezirlerin belirgin bir özelliği de kendilerinin hiçbir zaman savaş meydanlarında hezimete uğramamalarıdır. Mesela Rum şehrini, <text:s/>İstanbul olsa gerek sadece tekbirlerle fethedeceklerdir. İlk tekbirde surların üçte biri yıkılacak, ikinci tekbirde surun üçte biri yıkılacak, üçüncü tekbirde surun kalan bölümü yıkılıp yerle bir olacaktır. </text:span><text:span text:style-name="T3">Böylece bu şehri kılıçsız ve silah kullanmaksızın fethedeceklerdir.</text:span><text:span text:style-name="T1"> İşte bu doğrunun ta kendisidir ki zaferle kardeştir.</text:span></text:p>
      <text:p text:style-name="P254">Hz. Mehdi'nin vezirlerinin ihtiyaç duyacakları şeyler, görevlerini en iyi yapmaları için dokuz tanedir, bu şeylerde ona ulaşamaz. Bundan az da olmayacaktır. Bu şeyler sırasıyla şunlardır; </text:p>
      <text:p text:style-name="P243"><text:soft-page-break/><text:span text:style-name="T1">• </text:span><text:span text:style-name="T3">Keskin bir görüş, </text:span></text:p>
      <text:p text:style-name="P264">• İlka anında ilahi hitabı tanımak,</text:p>
      <text:p text:style-name="P246">• Allah'tan geleni terceme etmesini bilmek,</text:p>
      <text:p text:style-name="P264">• Emir sahiplerinin mertebe ve derecelerini bilmek, </text:p>
      <text:p text:style-name="P264">• Gazap anında merhameti bilmek,</text:p>
      <text:p text:style-name="P264">• Melik'in ihtiyaç duyacağı arzakı mahsusayı ve diğer şeyleri bilmesi, </text:p>
      <text:p text:style-name="P264">• İşlerin birbiriyle olan münasebetini bilmesi,</text:p>
      <text:p text:style-name="P264">• İnsanların ihtiyaçlarını yerine getirmede aşırılığı ve kısıtlamayı bilmesi, </text:p>
      <text:p text:style-name="P264">• Kendi özel müddeti içerisinde ihtiyaç duyduğu gaybı ilimleri bilmesi.</text:p>
      <text:p text:style-name="P54">İşler ve hadiseler henüz meydana gelmeden, Hz. Mehdi (as) Allah tarafından buna muttalidir. Zira önceden olacak olanlara hazır olması gerekiyor.</text:p>
      <text:p text:style-name="P150"><text:span text:style-name="T3">Hz. Mehdi (as), din bakımından rey ve kıyasa başvurmaktan masumdur.</text:span><text:span text:style-name="T1"> Ona böyle davranması haramdır. Zira Allah'ın dini konusunda hüküm vermede Nebi yani Peygamber olan birinin kıyas yapması doğru değildir. Şayet kıyas yapmasına izin verilseydi, Allah onu peygamberin Hz. Muhammed (sav)'in diliyle bildirirdi. Ayrıca Hz. Peygamber (sav) imamlardan hiçbirisi için benim izimde yürüyecekler, hata etmeyecekler dememiştir. Bu ifadeyi sadece Hz. Mehdi (as) için söylemiştir. Onun masumluğunu, halifeliğini ve vereceği hükümleri konusunda masumiyetini bildirmiştir. </text:span><text:span text:style-name="T5">("Futuhat-El Mekkiye", 366. bab, c. 3, s. 327- 328)</text:span></text:p>
      <text:p text:style-name="P313"/>
      <text:p text:style-name="P295">İBN-İ KESİR</text:p>
      <text:p text:style-name="P307"><text:span text:style-name="T1">Şuayb b. Halid'in Ebu İshak'dan rivayetine göre Hz. Ali oğlu Hasan'a bakarak şöyle demiştir: "Gerçekten benim şu oğlum, </text:span><text:span text:style-name="T3">Resulullah'ın adlandırdığı gibi Seyyid'dir. </text:span><text:span text:style-name="T1">Pek yakında </text:span><text:span text:style-name="T3">onun sulbünden biri çıkacak</text:span><text:span text:style-name="T1">, o Peygamberiniz (sav)'in adıyla isimlendirilecektir. Resulullah (sav)'e ahlakı da benzeyecek, fakat yaratılışında değil."</text:span><text:span text:style-name="T5"> (İbni Kesir Nihayetü'l-Bidaye ve'n Nihaye, 1/38.)</text:span></text:p>
      <text:p text:style-name="P307"><text:span text:style-name="T1">Resulullah Efendimiz buyuruyor: "Dünyada bir tek günden başka gün kalmasa (Zaide'den gelen rivayette) Allah, o günü uzatır. Hatta o günde Beni veya benim Ehl-i Beytimden ismi benim ismime, babasının adı babamın adına benzeyen biri gönderilecektir." (Fıtr hadisinde ise) "Yeryüzü zulüm ve cevr ile doldurulduğu gibi o da adalet ve doğrulukla dolduracaktır. (Süfyan hadisinde ise) "Benim Ehl-i Beytimden ismi benim ismime uygun bir Arap milletine sahip oluncaya kadar dünya gitmeyecek ve dünyanın ömrü bitmeyecektir." </text:span><text:span text:style-name="T5">(İbni Kesir, "Nihayetü'l-Bidaye ve'n Nihaye", 1/39. Ebu Davud, "Mehdi", 1. H. 4282, 4283. Tirmizi, "Fiten", 52. H. 2231)</text:span></text:p>
      <text:p text:style-name="P254"/>
      <text:p text:style-name="P307"><text:span text:style-name="T1">Bir başka rivayette ise: "Dünyada hiçbir gün kalmayıp sadece bir gün kalsa Allah, o günü uzatacaktır. Ta ki ismi benim ismime uygun Ehl-i Beytimden biri görevi üzerine alsın." </text:span><text:span text:style-name="T5">(İbni Kesir, "Nihayetü'l-Bidaye ve'n Nihaye", 1/39. Tirmizi, "Fiten", 52. H. 2231)</text:span></text:p>
      <text:p text:style-name="P307"><text:span text:style-name="T1"><text:s/>Resulullah buyuruyor: "Ümmetim arasından el Mehdi olacaktır. Şayet aranızda kalması kısa tutulursa yedi yıl kalacaktır. Kısa tutulmazsa kalış süresi dokuz yıldır. Benim ümmetim arasında o dönemde öyle bir bolluk olacak ki, o güne kadar böyle bir bolluk ve refah hiçbir zaman kesinlikle duyulmamıştır. Yeryüzü bütün ürünlerini verecek, onda hiçbir şey gizli </text:span><text:soft-page-break/><text:span text:style-name="T1">kalmayacaktır. O günde mal pek çok birikmiş olacaktır. Adam kalkıp, Ey Mehdi, Bana mal ver diyecek, o da hemen al diyecektir." </text:span><text:span text:style-name="T5">(İbni Kesir, "Nihayetü'l-Bidaye ve'n Nihaye", 1/42, "İ. Maceh", Fiten, 34, H. 4083)</text:span></text:p>
      <text:p text:style-name="P307"><text:span text:style-name="T1">Resulullah buyuruyor: "Ümmetim içerisinden el Mehdi çıkacak beş veya yedi veya dokuz yıl aralarında yaşayacak. Kendisine adam gelip, ey Mehdi bana mal ver, diyecek, Hz. Mehdi (as) de onun eteğinin taşıyabileceği kadar dolduracaktır." </text:span><text:span text:style-name="T5">(İbni Kesir, "Nihayetü'l-Bidaye ve'n Nihaye", 1/43. Tirmizi, "Fiten", 53, H. 2232)</text:span></text:p>
      <text:p text:style-name="P254">İbni Kesir diyor ki, bu, Hasen bir hadistir. Bu hadis farklı olarak da Resulullah (sav)'dan rivayet olunmuştur. Bu hadiste, Hz. Mehdi (as)'nin en fazla kalacağı müddet dokuz yıl olacağına, en az müddetinin de beş veya yedi yıl olacağına işaret edilmektedir. Ola ki malı bol bol dağıtacak olan halife bu olacaktır. Yine de en iyisini bilen Yüce Allah'tır. Bunun zamanında meyveler gayet çok olacak, ziraat istemediği kadar bollaşacak, mal alabildiğince artacaktır. O dönemde buna hiçbir güç karşı koyamayacak, din dimdik ayakta hakim olacak, hayır ve iyilikler daimi ve sürekli olacaktır. (İbni Kesir, "Nihayetü'l-Bidaye ve'n Nihaye", 1/43, 44)</text:p>
      <text:p text:style-name="P307"><text:span text:style-name="T1">"Bize Halef b. Velid, Abbad b. Abbad ve Halid b. Sa'd tahdis ettiler. Bu Zevat Ebu'l Vedak'tan o da Ebu Said'den rivayetle Ebu Said demiştir ki: "Bir adam şöyle dedi: "Allah'a yemin ederim ki, başımıza hiç bir emir geçmiş olmasınki o, geçenden daha kötü olmasın." Bunun üzerine Ebu Said, şöyle dedim diyor: "Şayet Resulullah'dan bir şey işitmemiş olsaydım, ben de söylenen gibi mutlaka söylerdim. Resulullah'ın şöyle dediğini işittim: "Sizin emirlerinizden bir Emir gelecek, malı öylesine bir dağıtacak ki, sayılamıyacak kadar. Ona adam gelip mal isteyecek o da al, diyecek. Gelen kimse de elbisesini yayacak, oraya malı dolduracak. Ve Resulullah üzerinde bulunduğu kalınca bir abayı sererek, adamın o zamanki halini hikaye ederek, sonra da bunun köşelerini topladı ve dedi ki işte böylece adam onu alacak ve götürecektir." </text:span><text:span text:style-name="T5">(İbni Kesir, "Nihayetü'l-Bidaye ve'n Nihaye", 1/44)</text:span></text:p>
      <text:p text:style-name="P307"><text:span text:style-name="T1">Resulullah buyuruyor: "Biz Abdulmuttalib'in çocukları, cennet halkının efendileriyiz. Ben, Hamza, Ali, Ca'fer, Hasan, Hüseyin ve Mehdi." </text:span><text:span text:style-name="T5">(İbni Kesir, "Nihayetü'l-Bidaye ve'n Nihaye", 1/44. "İ. Maceh", "Fiten", 34. H. 4087)</text:span></text:p>
      <text:p text:style-name="P313"/>
      <text:p text:style-name="P295">İMAM ŞARANİ</text:p>
      <text:p text:style-name="P254">Ebu Davud'un, Ebu Said el-Hudri'den rivayet ettiği hadis-i şerifte Peygamber Efendimiz şöyle buyurmuştur:</text:p>
      <text:p text:style-name="P307"><text:span text:style-name="T1">- </text:span><text:span text:style-name="T3">Ümmetim içinde Hz. Mehdi (as) bulunacaktır. </text:span><text:span text:style-name="T1">Eğer kısa süre olursa yedi yıl, kısa olmazsa dokuz yıl hüküm sürecek. Hz. Mehdi (as)'nin zamanında mal (yani zenginlik) artacak. Yanında da çok servet bulunacak. Biri kalkıp da:</text:span></text:p>
      <text:p text:style-name="P254">- Ya Mehdi bana (biraz) yardım et, deyince o da:</text:p>
      <text:p text:style-name="P254">- (İstediğin miktarı, taşıyabildiğin kadarı) al, diyecektir.</text:p>
      <text:p text:style-name="P254">Ebu Davud'un rivayetindeki (başka) hadis-i şerifte:</text:p>
      <text:p text:style-name="P254">- Mehdi ben(im neslim)dendir. Alnı geniş ve açıktır.</text:p>
      <text:p text:style-name="P254">(Ebu Said el-Hurdi'den) rivayet edilen hadis-i şerifte Resul-u Ekrem Efendimiz şöyle buyurmuştur:</text:p>
      <text:p text:style-name="P307"><text:soft-page-break/><text:span text:style-name="T1">- Yemin ederim ki, bu ümmete öyle (şiddetli) belalar gelecek de kişi zulümden, gaddarlıktan kurtulmak için sığınacak bir yer bulamayacaktır. Öyle sıkıntılı bir sırada Allah Teala akrabamdan, benim hanedanımdan bir kimseyi gönderecek de onun sayesinde yeryüzü adaletle, hakşinaslıkla dolacaktır. Nitekim, (ondan önce) başkaları ile yeryüzü zulüm ve gaddarlıkla doldurulduğu gibi. </text:span><text:span text:style-name="T3">Ondan (yani Hz. Mehdi (as)'den) gökyüzü sakinleri (meleklerle peygamberlerin ruhları) ve yeryüzünde oturan (mü'minlerin ve canlı hayvanların) hepsi razı ve hoşnut olacaklar. </text:span><text:span text:style-name="T1">(Hz. Mehdi (as)'nin zamanında) gökyüzü yağmurdan hiçbir şeyi esirgemeyecek ve cömertçe bol yağdıracak.</text:span></text:p>
      <text:p text:style-name="P307"><text:span text:style-name="T1">Yeryüzü de bitkilerinden hiçbirini eksik bırakmayacak ve muhakkak onları kemali ile bitirip ortaya çıkaracaktır. Hatta yaşayanlar (kendilerinde bulunan nimetleri görmeleri için) ölülerin de hayatta olmalarını temenni edeceklerdir. </text:span><text:span text:style-name="T3">İmam Mehdi (as) bu adalet ve bolluk içinde yedi yıl, yahut da sekiz yıl veya dokuz yıl yaşayıp hükümdar kalacaktır.</text:span></text:p>
      <text:p text:style-name="P54">Ebu Davud'un rivayet ettiği hadis-i şerifte Allah'ın Resulü:</text:p>
      <text:p text:style-name="P150"><text:span text:style-name="T1">Dünya tek bir gün kalsa bile Allah Teala muhakkak o günü uzatır ve yüce Allah o günde benim neslimden yahut da </text:span><text:span text:style-name="T3">Ehl-i Beytimden adı adıma, babasının adı da babamın adına uygun olan </text:span><text:span text:style-name="T1">(yani Abdullah oğlu Muhamed olan) </text:span><text:span text:style-name="T3">kemal sahibi bir kimseyi gönderir</text:span><text:span text:style-name="T1">, buyurmuştur.</text:span></text:p>
      <text:p text:style-name="P254">Bu hadisi manasıyla İmam Tirmizi rivayet ederek sahih ve hasen demiştir.</text:p>
      <text:p text:style-name="P254">Aynı şekilde Tirmizi'nin rivayet ettiği hadis-i şerifte Resul-i Ekrem Efendimiz (sav) şöyle buyurmuştur:</text:p>
      <text:p text:style-name="P307"><text:span text:style-name="T1">Dünyada ancak tek bir günden başka hiçbir zaman kalmamış olsa bile Ehl-i Beytimden bir kimsenin insanların başına geçmesi için muhakkak Allah Teala o günü uzatır. Ve o zatın önünde (yardımcı) melekler bulunacak ve İslam (dini bütün haşmetiyle) ortaya çıkacaktır. </text:span><text:span text:style-name="T3">Hz. Mehdi (as)'nin hazinesinde mal, servet o derece çok olacak</text:span><text:span text:style-name="T1"> ki, bir kişi yanına gelerek:</text:span></text:p>
      <text:p text:style-name="P254">- Ey Mehdi bana yardım et, diye rica edince Mehdi onun elbisesinin içinde taşıyabileceği parayı avuçlayıp verecektir.</text:p>
      <text:p text:style-name="P254">Hafız Ebu Nuaym'ın rivayet ettiği hadis-i şerifte Resul-i Ekrem Efendimiz (sav) şöyle buyurmuştur:</text:p>
      <text:p text:style-name="P254">Ey Ehl-i Beyt! Mehdi bizdendir. Aziz ve Celil olan Allah onu bir gecede -yahut da iki günde demiştir- ıslah ve irşat edecek.</text:p>
      <text:p text:style-name="P254">Mağrib'de de karışıklıklar, fitneler ve korku(lu günler) olacak. Açlık ve hayat pahalılığı alabildiğine yayılacak. Fitneler çoğalacak, insanların bir kısmı diğerlerini yiyecekler. İşte (öyle müşkül bir) zamanda Mağrip memleketinin en uzak bölgesinden ve Resul-i Ekrem Efendimiz (as)'in muhterem kızı Fatma'nın evlatlarından bir kimse ortaya çıkacaktır. İşte o zat ahir zamanda ayaklanacak olan Hz. Mehdi (as)'dir. Ve Hz. Mehdi (as)'nin zuhuru da kıyamet alametlerinin ilkidir.</text:p>
      <text:p text:style-name="P254">İmam Şureyk'in rivayet ettiği hadis-i şerifte:</text:p>
      <text:p text:style-name="P54">Hz. Mehdi (as)'nin çıkmasından önce bir Ramazan içinde Güneş iki defa tutulacaktır, diye buyurulmuştur.</text:p>
      <text:p text:style-name="P126">En iyisini Allah bilir. </text:p>
      <text:p text:style-name="P254">İbni Mace'nin Ebu Hureyre'den rivayet ettiği hadis-i şerifte Resul-u Ekrem Efendimiz:</text:p>
      <text:p text:style-name="P307"><text:soft-page-break/><text:span text:style-name="T1">Dünya(nın ömrün)den hiçbir zaman kalmayıp ancak tek bir gün kalsa bile o günde benim ailemden bir zatın (Mekke'deki Merve üzerine yükselen) Deylem Dağı'na, yahut da Deylem eyaletine ve</text:span><text:span text:style-name="T3"> İstanbul'a ve Roma şehrine sahip olması için Aziz ve Celil olan Allah muhakkak o günü uzatacak, buyurmuştur. </text:span><text:span text:style-name="T1">Bu hadisin isnadı sahihtir.</text:span></text:p>
      <text:p text:style-name="P307"><text:span text:style-name="T1">İmam Mehdi (as) sonra mahiyetindeki askerlerle birlikte Altın Kilise'ye ulaşarak içinde büyük ve çok (kıymetli, nadide) mallar ele geçirirler. Hz. Mehdi (as) bu malları alıp Müslümanlar arasında eşit ve müsavi olarak taksim eder. Hz. Mehdi (as) sonra Kilise'nin içinde sekinet - kuvve-i maneviye- sandığını ele geçirir. Sandığın içinde Hz. İsa'nın ucu demirli bastonuyla Hz. Musa'nın asası vardır. O asa Hz. Adem cennetten çıkarıldığı zaman onunla birlikte yere inmişti. (Bilahare) Roma İmparatoru Kayser o sekinet sandığını (Kudüs'teki) Beytü'l-Makdis'de ele geçirmiş ve içinde bulunan bütün (nadide, kıymetli) eşyalarla malları alarak Altın Kilise'ye götürmüştür. İşte o eşya şimdiye kadar Altın Kilise'nin içinde saklanmaktadır. Nihayet o eşyaları Hz. Mehdi (as) tekrar oradan alacaktır... </text:span><text:span text:style-name="T5">("Ölüm - Kıyamet - Ahiret ve Ahir zaman Alametleri", Bedir Yayınevi, s. 432-448)</text:span></text:p>
      <text:p text:style-name="P261"/>
      <text:p text:style-name="P295">İBN HACER EL MEKKİ</text:p>
      <text:p text:style-name="P307"><text:span text:style-name="T1">Hz. Mehdi (as)'nin geleceği, Resulullah Efendimiz (sav)'in neslinden olacağı, dünyaya yedi sene hükmedeceği, yeryüzünü adaletle dolduracağı ve Hz. İsa (as) ile beraber çıkarak, O'nun Filistin'de (Lud) kapısında Deccalı (fitnesini) yok etmesine yardımcı olacağı, bu ümmete imamlık yapıp, Hz. İsa (as)'nın O'nun arkasında namaz kılacağı" anlamındaki bütün hadisler, pek çok ravinin nakilleriyle kesinlik kazanmıştır. </text:span><text:span text:style-name="T3">Sayılan bütün bu noktalar, Hz. Mehdi (as)'nin hayatına ait en önemli özellikleridir. </text:span></text:p>
      <text:p text:style-name="P264">Hz. Mehdi (as)'nin rengi Arabi (beyazla karışık kırmızı), bedeni İsraili'dir. Sağ yanağı üzerinde parlayan yıldız gibi bir ben vardır. Onun hilafetinden yer ve gök ehli, hatta havadaki kuşlar bile razı olacaktır. </text:p>
      <text:p text:style-name="P307"><text:span text:style-name="T1">Hz. Mehdi (as), </text:span><text:span text:style-name="T3">sanki Ben-i İsrail ricalindedir, yeryüzünün hazinelerini çıkaracak </text:span><text:span text:style-name="T1">ve küfür diyarını fethedecektir. </text:span></text:p>
      <text:p text:style-name="P264">Rükun ve Makam arasında kendisine biat edilecektir. Hz. Mehdi (as), o kadar merhametli olacaktır ki, zamanında bir kimsenin bile burnu kanamayacaktır. </text:p>
      <text:p text:style-name="P264">Sakalı bol ve sık olacaktır. </text:p>
      <text:p text:style-name="P264">Dişleri parlak olacaktır. </text:p>
      <text:p text:style-name="P264">İnsanlara malı ve eşyayı dağıtırken, saymadan bol bol verecektir.</text:p>
      <text:p text:style-name="P307"><text:span text:style-name="T1">Hiçbir tarafın ondan mahfuz kalmayacağı, bir fitne zuhur edecek, </text:span><text:span text:style-name="T3">bu fitne kaldığı yerden hemen başka bir tarafa yayılacak</text:span><text:span text:style-name="T1"> ve bu durum bir münadinin semadan seslenerek "Ey insanlar, emiriniz artık Mehdi'dir" demesine kadar devam edecektir.</text:span></text:p>
      <text:p text:style-name="P254">Allahü Teala, İslam'ı nasıl Resulullah Efendimizle başlatmışsa, Hz. Mehdi (as) ile sona erdirecektir.</text:p>
      <text:p text:style-name="P264">Zulüm ve fısk'la dolu olan dünya, o geldikten sonra adaletle dolup taşacaktır.</text:p>
      <text:p text:style-name="P264">Muhtelif zelzelelerin olacağı bir dönemde gönderilecektir.</text:p>
      <text:p text:style-name="P254">Onun devrinde, ümmetin gerek iyileri ve gerekse de kötüleri, misli asla görülmemiş <text:soft-page-break/>şekilde, pek çok nimetlere sahip olacaktır. Çok yağmur yağmasına rağmen bir damlası bile boşa gitmeyecek, toprak bir tek tohum istemeden verimli ve bereketli olacaktır.</text:p>
      <text:p text:style-name="P254">Hz. Mehdi (as) çıkarken başında bir sarık olacak ve bir münadi "Bu Allah'ın halifesi olan Mehdi'dir. Ona uyunuz" şeklinde nida edecektir.</text:p>
      <text:p text:style-name="P254">Peygamber Efendimiz (sav), "Horasan tarafından bayraklar çıktığını gördüğünüzde, kar üzerinde sürünerek de olsa, o bayraklara katılınız, zira içlerinde Allah'ın halifesi Hz. Mehdi (as) vardır." buyurmaktadır.</text:p>
      <text:p text:style-name="P254">O fitnelerin zuhur ettiği bir zaman aralığında gelecek ve ihsanı karşılıksız olacaktır.</text:p>
      <text:p text:style-name="P264">Konstantiniyye ve Deylem dağını fethedecektir.</text:p>
      <text:p text:style-name="P264">İslam'ın aleyhine söylenecek bir söz bile, ona ağır gelir.</text:p>
      <text:p text:style-name="P254">Hz. Mehdi (as)'den önce, yaygın katliamların vuku bulacağı büyük bir fitne görülecektir.</text:p>
      <text:p text:style-name="P307"><text:span text:style-name="T3">Masum insanlar katloluncaya kadar Hz. Mehdi (as) çıkmayacak </text:span><text:span text:style-name="T1">ve bu katliamlara yerde ve göktekiler, artık tahammül edemez bir hale geldiğinde zuhur edecektir. Hz. Mehdi (as) gelince, insanlar onu aşk ve muhabbetle kucaklayacaklardır.</text:span></text:p>
      <text:p text:style-name="P54">Hz. Mehdi (as), bütün haramların helal sayıldığı, büyük bir fitneden sonra çıkacaktır. Hilafet, ona evinde otururken gelecek ve devrinde yeryüzünün en hayırlısı kendisi olacaktır.</text:p>
      <text:p text:style-name="P126">Hz. Mehdi (as) çıkmadan önce, Medine'de simsiyah taşların bile kan içinde kaybolacağı büyük bir vaka olacaktır. Bu olayda, bir kadının öldürülmesi bir kamçının sallanması kadar kolay olacaktır. Ve bu olay 2 km kadar yayılacak bilahare Hz. Mehdi'ye biat edilecektir.</text:p>
      <text:p text:style-name="P307"><text:span text:style-name="T3">Hz. Mehdi (as) çıkmadan önce, milletler arasında ticaret ve yollar kesilecek, </text:span><text:span text:style-name="T1">insanlar arasında fitneler çoğalacaktır. Muhtelif ülkelerden birçok alim birbirlerinden habersiz şekilde Hz. Mehdi (as)'yi aramak üzere yollara çıkacak ve alimlerden her birisine 310 kadar insan refakat edecektir. Sonunda hepsi de Mekke de buluşurlar. Ve birbirine "Buraya niçin geldiklerini" sorduklarında hepsi de "bu fitneleri önleyecek ve Konstantiniyye'yi fethedecek olan Hz. Mehdi (as)'yi arıyoruz, çünkü biz onun, babasının, anasının ve ordusunun isimlerini öğrendik" şeklinde cevap verirler.</text:span></text:p>
      <text:p text:style-name="P307"><text:span text:style-name="T1">Allah (c.c.) bütün insanların kalplerini onun muhabbetiyle dolduracaktır. Sonra </text:span><text:span text:style-name="T3">o gündüzleri aslan, geceleri abid olan bir kavimle yürüyecektir.</text:span></text:p>
      <text:p text:style-name="P254">Hz. Mehdi (as), hiçbir bid'atı bırakmayacak ve bütün sünnet-i seniyye'yi ihya edecektir. Konstantiniyye, Çin ve Deylem dağlarını fethedecek, bu durum 7 yıl devam edecektir. Ancak onun her senesi, sizin 20 senenize bedel olacaktır. Sonra Allah-u Teala dilediğini yapacaktır.</text:p>
      <text:p text:style-name="P307"><text:span text:style-name="T3">O'nun zamanında kurtla koyun birarada oynayacak, yılanlar çocuklara bir zarar vermeyecektir. </text:span><text:span text:style-name="T1">İnsan bir avuç tohum atacak, 700 avuç hasat edecektir. Riya, riba, zina, içki kalmayacak, ömürler uzayacak ve emanet zayi olmayacaktır. Kötüler helak olacak, Peygamber Efendimiz (sav)'e buğz edecek kimse kalmayacaktır.</text:span></text:p>
      <text:p text:style-name="P264">O Güneş'ten bir alamet belirinceye kadar gelmeyecektir.</text:p>
      <text:p text:style-name="P264">O'nun kumandanları, insanların en hayırlısıdır.</text:p>
      <text:p text:style-name="P254">Yeryüzü emniyetle dolacak ve hatta birkaç kadın, yanlarında hiç erkek olmaksızın, rahatlıkla hacca gidebilecektir.</text:p>
      <text:p text:style-name="P254">Çok yaygın ve sona ermesi mümkün görülmeyen bir fitne çıkacak ve bu fitne, semadan 3 <text:soft-page-break/>kez "Emir, Mehdi'dir, gerçek o'dur" şeklindeki nida'ya kadar sürecektir.</text:p>
      <text:p text:style-name="P254">Dünyada ismi geçecek bir halife kalmayıncaya kadar çıkmayacaktır.</text:p>
      <text:p text:style-name="P264">O gelmeden önce, doğudan ışık veren bir yıldız görünecektir.</text:p>
      <text:p text:style-name="P264">Ramazan'da iki defa Ay tutulacaktır.</text:p>
      <text:p text:style-name="P254">Sema'dan bir ses, onu ismiyle çağıracak ve Doğuda Batıda hatta uykuda olan bile bu sesi duyacak ve uyanacaktır. </text:p>
      <text:p text:style-name="P307"><text:span text:style-name="T3">Konstantiniyye'nin fethi sırasında, sabah namazı için abdest alırken bir bayrak dikecek, deniz ikiye ayrılarak su kendiliğinden uzaklaşacak ve açılan yolu takibeden Hz. Mehdi, karşı kıyıya geçecektir. </text:span><text:span text:style-name="T1">Sonra bir bayrak daha dikecek ve diyecek ki "Ey insanlar, ibret alınız. Deniz ben-i İsrail'e nasıl yol verdiyse, bize de öylece yol verdi" ondan sonra, hepsi tekrar, tekrar tekbir getirecek ve 12 tekbirle, şehrin 12 burcu da düşecektir. </text:span><text:span text:style-name="T5">("El-Kavlü'l Muhtasar fi Alamatil Mehdiyy-il Muntazar", s. 15-75)</text:span></text:p>
      <text:p text:style-name="P312"/>
      <text:p text:style-name="P295">ALİ BİN HÜSAMEDDİN EL MUTTAKİ</text:p>
      <text:p text:style-name="P307"><text:span text:style-name="T3">Allah da onun muhabbetini insanların sinelerine yerleştirir.</text:span><text:span text:style-name="T1"> O daha sonra gündüz aslan, gece ise abid olan bir kavimle beraber olur.</text:span></text:p>
      <text:p text:style-name="P307"><text:span text:style-name="T1">Dani, Katade'den tahric etti. O dedi ki: Fitne içindeki insanlar kan akıtıldığı zamanda evinde oturmakta olan Hz. Mehdi (as)'ye gelir ve "Bizim için kalk artık" der. </text:span><text:span text:style-name="T3">O ise kabul etmez, ancak ölümle tehdit edildikten sonra onlar için kalkar. Ondan sonra artık kan dökülmez.</text:span></text:p>
      <text:p text:style-name="P307"><text:span text:style-name="T3">(Zamanında) Ne uykuda olan uyandırılır, ne de herhangi bir kan akıtılır.</text:span><text:span text:style-name="T1"> </text:span></text:p>
      <text:p text:style-name="P254">Ahmed, İbni Ebi Şeybe, İbni Mace ve Nuaym b. Hammad Fiten isimli kitabta Hz. Ali'den tahric ettiler, Resulullah (SAV) buyurdu: Hz. Mehdi (as) bizden Ehl-i Beyttendir. Allah onu bir gecede ıslah eder (olgunlaştırır). </text:p>
      <text:p text:style-name="P254">Tabarani Kebir'inde ve Ebu Naim İbni Mes'ud'dan tahric ettiler. O dedi, Resullah (sav) buyurdu: Ehli Beytimden ismi benim ismim, ahlakı benim ahlakım olan bir evladım çıkacak ve daha önce zulümle dolu olan dünyayı, o adaletle dolduracaktır.</text:p>
      <text:p text:style-name="P307"><text:span text:style-name="T3">Sakalı sıktır, dişleri parlaktır, yüzünde bir ben vardır. Omuzunda Peygamber (sav)'in alameti vardır. Peygamber (sav)'in softan bayrağı ile çıkacaktır. </text:span><text:span text:style-name="T1">O bayrak dört köşeli olup dikişsizdir ve rengi siyahtır. O'nda bir hicr (hale) bulunur. O Resulullah (SAV)'in vefatından beri açılmamış olup Hz. Mehdi (as) çıkınca açılacaktır. Hz. Allah üçbin meleği Hz. Mehdi'ye yardım için gönderecek ve melekler ona muhalefet edenlerin yüzüne ve arkasına vuracaktır. </text:span><text:span text:style-name="T3">O yaşı otuz ile kırk arasında (kırk yaşında) olduğu halde gönderilecektir.</text:span></text:p>
      <text:p text:style-name="P307"><text:span text:style-name="T1">İbni Ebi Şeybe, Ebi Celd'den tahric etti, o dedi ki: Bir fitne görülür, bunu diğer fitneler takip eder ve birinciler sonuncuların kılıçla çatışmaya dönüşünü kamçılar ve bundan sonra da </text:span><text:span text:style-name="T3">hilafet, yeryüzünün en hayırlısı olan Hz. Mehdi (as)'ye evinde otururken gelir.</text:span></text:p>
      <text:p text:style-name="P254">Dani, Seleme b. Züfer'den tahric etti, dedi ki: Bir gün Huzeyfe'nin yanında Hz. Mehdi (as)'nin çıktığı söylendi. O dedi ki: Siz eğer aranızda Hz. Muhammed (sav)'in ashabı olduğu halde O çıkarsa felah buldunuz. Muhakkak ki O insanların karşılaştıkları şerler sebebi ile, Gaibin (Hz. Mehdi'nin) kendilerine insanların en sevgilisi olmadıkça çıkmayacaktır.</text:p>
      <text:p text:style-name="P254">Keza (N. b. Hammad), Ebu Hureyre'den tahric etti, Dedi ki: Açıkça <text:s/>Allah Teala inkar <text:soft-page-break/>edilmedikçe Mehdi'ye biat edilmez.</text:p>
      <text:p text:style-name="P254">Nuaym b. Hammad Fiten'inde sahih bir senetle Müslim'den nakille Hz. Ali (ra)'den tahric etti. Buyurdu ki: Fitneler dörtdür. Bolluk fitnesi, darlık fitnesi, keza bir fitne ve altın madeninin zikri. Sonra da Peygamber (sav)'in soyundan birisi çıkar ve Allah onun eliyle insanların işini ıslah eder. </text:p>
      <text:p text:style-name="P264">Naim, Kaab'dan tahric etti. Dedi ki: Hz. Mehdi (as)'nin çıkışından önce, şarktan parlak kuyruklu bir yıldız doğacaktır.</text:p>
      <text:p text:style-name="P307"><text:span text:style-name="T1">Dani şehr b. Havşeb'den tahric etti. Dedi ki, Resullah (sav) buyurdu: Ramazan'da bir seda, Şevval'de bir ses, Zilkade'de kabileler arasında savaş olur. </text:span><text:span text:style-name="T3">Hacılar talana uğrar. </text:span><text:span text:style-name="T1">Mina'da ölülerin çok olacağı bir savaş olur, öyleki orada taşları kan gölü içinde bırakacak kadar kan akar.</text:span></text:p>
      <text:p text:style-name="P307"><text:span text:style-name="T1">Naim, Şureyk'den tahric etti. Dedi ki, bana ulaştı ki:</text:span><text:span text:style-name="T3"> Hz. Mehdi (as)'nin çıkışından önce, Ramazan'da iki kez Ay tutulması olacaktır.</text:span></text:p>
      <text:p text:style-name="P264">Herkes sadece ondan konuşur, onun sevgisini içer ve ondan başka bir şeyden bahsetmezler.</text:p>
      <text:p text:style-name="P307"><text:span text:style-name="T1">Nuaym b. Hammad ve Ebil Hasenil harbi Harbiyat isimli eserlerin birinci faslında Ali b. Abdullah b. Abbas'dan tahric ettiler. O dedi ki: </text:span><text:span text:style-name="T3">Hz. Mehdi (as), Güneş bir alamet olarak doğmadıkça çıkmaz.</text:span></text:p>
      <text:p text:style-name="P307"><text:span text:style-name="T1">Nuaym b. Hammad ve Hakim, Mbr b. Şuayb'dan, o babasından, babası da dedesinden tahric etti, şöyle dedi: Resulullah (sav) buyurdu: </text:span><text:span text:style-name="T3">Zilkade ayında kabileler savaşır, Hacılar kaçırılır, melhameler olur. </text:span><text:span text:style-name="T1">Sahipleri (Hz. Mehdi) çekinir ve neticede istemediği halde Ehli Bedir sayısınca insan ona, Rükun ile Makam arasında, biat eder. Yer ve gök ehli de ondan razıdır.</text:span></text:p>
      <text:p text:style-name="P254">Büyük şehirler, dün sanki yokmuş gibi helak olur. Süfyani ile ordusu kalabalık beş kabileyi istila eder.</text:p>
      <text:p text:style-name="P254"/>
      <text:p text:style-name="P295">ŞEYH MANSUR ALİ NASIF</text:p>
      <text:p text:style-name="P54">Şeyh Mansur Ali Nasıf, Taç isimli kitabının haşiyesinde şunları yazıyor:</text:p>
      <text:p text:style-name="P150"><text:span text:style-name="T3">"Selef uleması arasında olsun halef uleması arasında olsun şu husus pek çok şöhret bulmuştur. Bilinmelidir ki, ahir zamanda mutlaka bir şahıs zuhur edecektir. Bu kişi benim Ehl-i Beytimden olacaktır. Buna Hz. Mehdi (as) denecektir. </text:span><text:span text:style-name="T1">Bütün İslam memleketlerini ele geçirecek, her Müslüman ona tabi olacak, aralarında adaletle muamelede bulunacaktır. Dini güçlendirecek ve takviye edecektir. Daha sonra da Deccal ortaya çıkacak, Hz. İsa inecek ve Deccal'i (fitnesini) yok edecektir veya Hz. İsa ile Hz. Mehdi (as) birlikte yardımlaşarak Deccal'i (fitnesini) yok edeceklerdir." Hz. Mehdi (as) ile ilgili hadisleri sahabenin önde gelenlerinden ve hayırlılarından bir grup rivayet etmişlerdir. Yine muhaddislerin büyüklerinden Ebu Davud, Tirmizi, İbni Mace, Taberani, Ebu Ya'la, Bezzaz, İmam Ahmed b. Hanbel, Hakim (rd. hum ecmain) hazretleri tahric etmişlerdir. </text:span><text:span text:style-name="T5">(Ahmet Faruk, "Ka'be Baskını ve Mehdilik", Vahdet Yayınevi, s. 21)</text:span></text:p>
      <text:p text:style-name="P261"/>
      <text:p text:style-name="P295">KADIZADE</text:p>
      <text:p text:style-name="P307"><text:span text:style-name="T1">"Onun ismi Muhammed, babasının adı Abdullah'tır. Hz. Fatıma'nın evladından, zamanın halifesi (Müslümanların manevi lideri) </text:span><text:span text:style-name="T3">adil bir imam, kamil bir veli, mutlak bir müceddiddir. </text:span><text:span text:style-name="T1">Allah </text:span><text:soft-page-break/><text:span text:style-name="T1">(cc.), istediği vakit onu yaratır ve gönderir. İslam dinini onunla güçlendirir. Onun hükmü altında, iki kişi hatta iki hayvan arasında bile, düşmanlık kalmaz. Her mü'min sadık veli olup, mülhidler muvahhid, zındıklar sadık alim olsa gerekir. Pek çok fetihler ve ganimetlerle, bütün Müslümanları zengin etse gerekir. Hz. İsa ile cem olsa ve Hz. İsa, Deccal'ı (fitnesini) yok etse ve zımmilerden cizyeyi kaldırıp ve İslam'a girenlerin imanlarını kabul etse gerekir."</text:span><text:span text:style-name="T5"> (Kadızade, "Amentü Şerhi" (Sdş. M. Rahmi) s.358)</text:span></text:p>
      <text:p text:style-name="P261"/>
      <text:p text:style-name="P295">ABDÜLHAMİD B. EBİ'L-HADİD EL-MUTEZİLİ</text:p>
      <text:p text:style-name="P307"><text:span text:style-name="T1">...İmam Ali'nin bu sözünden maksat zamanın sonuna doğru Muhammed oğullarından kıyam edecek olandır (Hz. Mehdi)... Çünkü </text:span><text:span text:style-name="T3">tüm Müslüman fırkalar, "O kıyam etmeden dünya son bulmayacaktır" diye söz birliği etmişlerdir. </text:span><text:span text:style-name="T5">("Şerh-i Nehc-ül Belaga", c. 3, s. 434 ve 435. Hutbe şerhi)</text:span></text:p>
      <text:p text:style-name="P261"/>
      <text:p text:style-name="P311">KuŞadalI İbrahİm Halvetİ</text:p>
      <text:p text:style-name="P307"><text:span text:style-name="T1">Büyük mutasavvıflardan Kuşadalı İbrahim Halveti de </text:span><text:span text:style-name="T3">yazdığı mektuplarda Hz. Mehdi (as)'nin yakın bir zamanda geleceğini ve vazifesini yapacağını bildirmiştir:</text:span></text:p>
      <text:p text:style-name="P254">"Şimdi vakitler, mukaddeme-i zuhur-i Mehdi kuddise sirruhu'dur. Yine vara vara onun vaktinde suluk gaza ile olacaktır. Şimdilik bir mevzı'da zikrolunması devam-i adet elvermez. 23 Muharrem 1260/1844</text:p>
      <text:p text:style-name="P254">... Yine Hz. Mehdi (as) zuhurunda kırk senesi mücadele esnasında Deccal'e uyanlar, çift u çift heyetinde böyle böyle mücadele ederek Deccal ve avanesi (Deccalin fitnesi) yok edildikte bi yedi İsa aleyhisselam tertibi süluk böyle böyle değişilir... 1260/1844, (Y. N. Öztürk, Kuşadalı İbrahim Halveti, s. 204-212, Fatih Yay. 1982)</text:p>
      <text:p text:style-name="P254"/>
      <text:p text:style-name="P311">Muhammed bİn Muhammed bİn Mahmud el HafIzI el-Buharİ</text:p>
      <text:p text:style-name="P307"><text:span text:style-name="T1">8 ve 9. Hicri asrın büyük alim ve mutasavvıflarından olan Muhammed bin Muhammed bin Mahmud el Hafızı el-Buhari yazmış olduğu </text:span><text:span text:style-name="T5">Faslu'l-Hitab li-Vaasli'l-ahbab </text:span><text:span text:style-name="T1">adlı eserine Mehdilikle ilgili uzun bir bölüm koyarak konuyla ilgili hadisleri toplamıştır; </text:span></text:p>
      <text:p text:style-name="P307"><text:span text:style-name="T1">"</text:span><text:span text:style-name="T3">Camiu'l-usul de</text:span><text:span text:style-name="T1">, kıyametin eşratı ve alametlerinden olarak zikr olunur; Mesih aleyhisselam ve Hz. Mehdi (as) hakkında Cabir (ra) den rivayet olunduğuna göre Resulullah (sav) buyurmuştur ki;</text:span></text:p>
      <text:p text:style-name="P254">- Ümmetimden bir taife hak uğrunda muzafferler olarak kıyamet gününe kadar mücadele edecekler. Bu sırada Hz. İsa (as) iner, Müslümanların emiri ona der ki: Buyur bize namaz kıldır. O da ona der ki: Hayır, Allah'ın bu ümmete ikramı olarak sizin biriniz diğerinize amirdir. Hadisi Müslim rivayet etmiştir...</text:p>
      <text:p text:style-name="P307"><text:span text:style-name="T1">... </text:span><text:span text:style-name="T3">Şerhu'us-sünne</text:span><text:span text:style-name="T1">'de, "eşratu's-saa" babında Hz. Mehdi (as) hakkında rivayet eder. Ebu said i'l-hudri Resulullah (sav)'ın şöyle buyurduğunu söylüyor: Resulullah bu ümmetin başına gelecek bir beladan bahisle,</text:span></text:p>
      <text:p text:style-name="P71"><text:span text:style-name="T29">- O belanın gelmesiyle insanın zulümden sığınacağı bir sığınak bulamadığı bir sırada Allah benim neslimden, Ehl-i Beytimden bir şahıs gönderecektir. Yeryüzü ondan evvel nasıl zulüm-ü </text:span><text:soft-page-break/><text:span text:style-name="T29">cevr ile dolduruldu ise oda kıst-u adl ile dolduracaktır. </text:span><text:span text:style-name="T31">Gök ve yer sakinleri ondan memnun olurlar.</text:span><text:span text:style-name="T29"> Sema hiçbir damlası kalmayıncaya kadar bütün yağmurunu indirir. Yeryüzü de ne kadar nebatı varsa hepsini çıkarır. Hatta ölüler bile dirilmek isterler. O böyle bir zeminde yedi sene yahut sekiz sene, yahut dokuz sene yaşar...</text:span></text:p>
      <text:p text:style-name="P150"><text:span text:style-name="T1">...İmam Ebu'l-Abbas el-Müğstağfiri "</text:span><text:span text:style-name="T5">Delailü'n Nübüvve ve'l-Mucizat</text:span><text:span text:style-name="T1">" kitabında Hz. Mehdi (as) hakkında Abdullah ibn Mes'ud'a varan senetle rivayet eder: Resulullah (sav) şöyle buyurmuşlardır:</text:span></text:p>
      <text:p text:style-name="P307"><text:span text:style-name="T1">- Günler ve geceler tükenmeden Allah Ehl-i Beytimden ismi benim ismimden, babasının ismi babamın isminden olan bir adam gönderir. </text:span><text:span text:style-name="T3">Yeryüzü nasıl zulüm ve cevr ile dolduruldu ise oda adil ile doldurulur</text:span><text:span text:style-name="T1">... </text:span><text:span text:style-name="T5">(Muhammed bin Muhammed bin Mahmud el-Hafizi el-Buhari, Faslu'l-Hitab, s.553-557 Erkam Yay. No: 45)</text:span></text:p>
      <text:p text:style-name="P261"/>
      <text:p text:style-name="P295">HZ. MEHDİ (AS) KONUSUNDAKİ HADİS-İ ŞERİFLERİN KAYNAKLARI</text:p>
      <text:p text:style-name="P126">Hz. Mehdi (as)'nin geliş <text:s/>alametleri, özellikleri ve Hz. Mehdi (as) döneminde yaşanacak olaylarla ilgili hadis-i şerifler pek çok güvenilir hadis kaynağında aktarılmaktadır. Bu kaynaklardan bazıları şunlardır:</text:p>
      <text:p text:style-name="P254">1. Tırmizi'nin Sünen'inde 3 tane,</text:p>
      <text:p text:style-name="P54">2. Ebu Davud'un Sünen'inde 8 tane, </text:p>
      <text:p text:style-name="P126">3. İbn-i Mace'nin Sünen'inde 8 tane, </text:p>
      <text:p text:style-name="P254">4. Ahmed bin Hanbel'in Müsned'inde 12 tane,</text:p>
      <text:p text:style-name="P254">5. Abdülrezzak b. Hemmam'ın el-Musannef'inde 8 tane,</text:p>
      <text:p text:style-name="P126">6. İbn Ebi Şeyhe'nin el-Musannef'inde 14 tane,</text:p>
      <text:p text:style-name="P254">7. İbn Hibban'ın Sahih'inde 7 tane,</text:p>
      <text:p text:style-name="P254">8. Heysemi'nin Zevaid'inde 20 tane, </text:p>
      <text:p text:style-name="P254">9. Suyuti'nin Cami'us Sağır'ında 8 tane,</text:p>
      <text:p text:style-name="P54">10. el-Muttaki el-Hindi'nin Kenzü'l Ummal'inde 59 tane,</text:p>
      <text:p text:style-name="P126">11. Hakim'in Müstedrek'inde 12 tane,</text:p>
      <text:p text:style-name="P254">12. Deylemi'nin el-Firdevs'inde 7 tane,</text:p>
      <text:p text:style-name="P254">13. Darekutni'nin Sünen'inde 1 tane olmak üzere, bu kaynaklarda Hz. Mehdi (as) ile ilgili toplam 159 güvenilir hadis-i şerif bulunmaktadır. </text:p>
      <text:p text:style-name="P254"/>
      <text:p text:style-name="P254">Ayrıca büyük İslam alimlerinden, İbn Kesir 3, Hafız Busuri 2, Zehebi 5, Munziri 1, Azimabadi 6, Elbani 6 güvenilir hadis-i şerife eserlerinde yer vermişlerdir.</text:p>
      <text:p text:style-name="P54">Bunlar Hz. Mehdi (as) ile ilgili hadislerin bulunduğu güvenilir kaynakların sadece bir kısmıdır. Bunların dışında da daha pek çok güvenilir kaynakta Hz. Mehdi (as) konusundaki hadisler ve açıklamalar vardır. </text:p>
      <text:p text:style-name="P54"/>
      <text:p text:style-name="P54"/>
      <text:p text:style-name="P56"/>
      <text:p text:style-name="P56"/>
      <text:p text:style-name="P121">RİSALE-İ NUR KÜLLİYATI'NDA</text:p>
      <text:p text:style-name="P359">HZ. İSA (AS) VE HZ. MEHDİ (AS)</text:p>
      <text:p text:style-name="P359">GERÇEĞİ</text:p>
      <text:p text:style-name="P361"/>
      <text:p text:style-name="P361"/>
      <text:p text:style-name="P286">ÖNSÖZ</text:p>
      <text:p text:style-name="P361"/>
      <text:p text:style-name="P361"/>
      <text:p text:style-name="P254">İslam ahlakının yeryüzüne hakim olacağı, Kuran-ı Kerim'de bildirilmiş olan hak bir vaaddir. Kuran'da İslam ahlakının hakimiyetiyle ilgili bildirilmiş olan ayetler son derece açıktır. Bu ayetlerden bazıları şu şekildedir.</text:p>
      <text:p text:style-name="P14"/>
      <text:p text:style-name="P71"><text:span text:style-name="T31">Allah, içinizden iman edenlere ve salih amellerde bulunanlara vadetmiştir: </text:span><text:span text:style-name="T38">Hiç şüphesiz onlardan öncekileri nasıl 'güç ve iktidar sahibi' kıldıysa, ONLARI DA YERYÜZÜNDE GÜÇ VE İKTİDAR SAHİBİ KILACAK</text:span><text:span text:style-name="T31">, kendileri için seçip beğendiği dinlerini kendilerine yerleşik kılıp sağlamlaştıracak ve onları korkularından sonra güvenliğe çevirecektir... (Nur Suresi, 55)</text:span></text:p>
      <text:p text:style-name="P56"/>
      <text:p text:style-name="P71"><text:span text:style-name="T31">Allah, yazmıştır: </text:span><text:span text:style-name="T38">"Andolsun, BEN GALİP GELECEĞİM VE ELÇİLERİM DE" </text:span><text:span text:style-name="T31">Gerçekten Allah, en büyük kuvvet sahibidir, güçlü ve üstün olandır. (Mücadele Suresi, 21)</text:span></text:p>
      <text:p text:style-name="P56"/>
      <text:p text:style-name="P71"><text:span text:style-name="T31">Onlar, Allah'ın nurunu ağızlarıyla söndürmek istiyorlar. Oysa Allah, Kendi nurunu tamamlayıcıdır; kafirler hoş görmese bile. Elçilerini hidayet ve hak din üzere gönderen O'dur. </text:span><text:span text:style-name="T38">ÖYLE Kİ ONU (HAK DİN OLAN İSLAM'I) BÜTÜN DİNLERE KARŞI ÜSTÜN KILACAKTIR</text:span><text:span text:style-name="T31">; müşrikler hoş görmese bile. (Saf Suresi, 8-9)</text:span></text:p>
      <text:p text:style-name="P56"/>
      <text:p text:style-name="P71"><text:span text:style-name="T31">Ağızlarıyla Allah'ın nurunu söndürmek istiyorlar. Oysa kafirler istemese de Allah, Kendi nurunu tamamlamaktan başkasını istemiyor. Müşrikler istemese de </text:span><text:span text:style-name="T38">O DİNİ (İSLAM'I) BÜTÜN DİNLERE ÜSTÜN KILMAK İÇİN ELÇİSİNİ HİDAYETLE VE HAK DİNLE GÖNDEREN O'DUR</text:span><text:span text:style-name="T31">. (Tevbe Suresi, 32-33)</text:span></text:p>
      <text:p text:style-name="P56"/>
      <text:p text:style-name="P71"><text:span text:style-name="T31">Allah, suçlu-günahkarlar istemese de, </text:span><text:span text:style-name="T38">HAKKI (HAK OLARAK) KENDİ KELİMELERİYLE GERÇEKLEŞTİRECEKTİR</text:span><text:span text:style-name="T31">. (Yunus Suresi, 82)</text:span></text:p>
      <text:p text:style-name="P56"/>
      <text:p text:style-name="P71"><text:span text:style-name="T31">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text:span><text:span text:style-name="T38">ONLARIN ARDINDAN SİZİ YERYÜZÜNDE HALİFELER KILDIK. </text:span><text:span text:style-name="T31">(Yunus Suresi, 13-14)</text:span></text:p>
      <text:p text:style-name="P56"/>
      <text:p text:style-name="P307"><text:span text:style-name="T1">Ayetlerde bildirildiği gibi, İslam ahlakının hakimiyeti Allah'ın bir vaadidir. Rabbimiz bu </text:span><text:soft-page-break/><text:span text:style-name="T1">vaadini muhakkak yerine getirecektir. Ayrıca Kuran'da, mümin toplulukların mutlaka başlarında bir lider bulunduğu bildirilmektedir. Her peygamber, nebi veya elçi, gönderildikleri topluma önderlik yapmıştır. Tarih boyunca tüm örneklerinde görüldüğü gibi, hakimiyet döneminde de Müslümanların başlarında onlara yol gösterecek bir liderleri mutlaka olacaktır. Peygamberimiz (sav)'in mütevatir hadislerinde </text:span><text:span text:style-name="T5">(içinde yalan ihtimali olmayan ve yalan üzerine birleşmeleri düşünülemeyecek kadar kalabalık olan bir cemaate ve kuvvetli haberlere dayanan hadislerle)</text:span><text:span text:style-name="T1">, bu dönemde müminlerin liderinin "</text:span><text:span text:style-name="T3">Hz. Mehdi</text:span><text:span text:style-name="T1">" olacağı haber verilmiştir. </text:span></text:p>
      <text:p text:style-name="P254">Peygamberimiz (sav)'den bu yana yaşamış olan pek çok İslam alimi de, Hz. İsa'nın yeryüzüne dönüşü, Hz. Mehdi'nin ortaya çıkışı ve İslam ahlakının hakimiyeti hakkında çeşitli yorumlarda bulunmuş, konuya açıklık getiren izahlar yapmışlardır. 13. asrın büyük müceddidi Bediüzzaman Said Nursi de eserlerinde konuyla ilgili ayetlere ve Peygamberimiz (sav)'in bu konulardaki hadislerine geniş yer vermiş, Hz. İsa ve Hz. Mehdi'nin gelişi hakkında tüm Müslümanlara yol gösterecek önemli açıklamalarda bulunmuştur.</text:p>
      <text:p text:style-name="P54">Bediüzzaman'ın yapmış olduğu bu açıklamalar son derece anlaşılırdır. Ancak çeşitli sebeplerle, Bediüzzaman'ın bu sözlerindeki açık anlam görmezden gelinmekte, Hz. İsa ve Hz. Mehdi'nin gelişi çeşitli şekillerde tevil edilmeye çalışılmaktadır. "Bizzat gelecekleri" Peygamberimiz (sav) tarafından kesin ve açık biçimde bildirilmiş olmasına rağmen, bu mübarek şahısların "fert olarak gelmeyecekleri" iddia edilmekte, hadisler ve İslam alimlerinin izahları bu düşünce doğrultusunda yanlış bir bakış açısıyla yorumlanmaktadır. Bu amaçla büyük İslam alimi Bediüzzaman Said Nursi tarafından kullanılan "şahs-ı manevi" kavramı da çarpıtılmakta, Hz. İsa ve Hz. Mehdi'nin "manevi birer şahıs" olarak gelecekleri şeklinde bir yanılgıya düşülmektedir. </text:p>
      <text:p text:style-name="P54"/>
      <text:p text:style-name="P54"/>
      <text:p text:style-name="P285">SÖZLER KİTABINDAN ALINTILAR</text:p>
      <text:p text:style-name="P14"/>
      <text:p text:style-name="P254">"Şahsı manevi" olarak nitelendirilmelerinin yanında, Hz. İsa ve Hz. Mehdi'nin gelişi hakkında, Peygamberimiz (sav)'in hadisleri ve İslam alimlerinin açıklamalarıyla çelişen daha pek çok fikir öne sürülmektedir. Bunlar arasında Hz. İsa ve Hz. Mehdi'nin geçmişte gelip görevlerini tamamladıkları, birer ruh ve mana olarak gelecekleri, Hz. Mehdi'nin üç ayrı müceddidden oluşacağı gibi yanlış düşünceler söz konusudur.</text:p>
      <text:p text:style-name="P307"><text:span text:style-name="T1">Oysa Hz. İsa ve Hz. Mehdi'nin birer şahıs olarak gelecekleri çok açıktır. Peygamberimiz (sav)'in hadislerinde yer alan detaylı bilgiler ve İslam tarihinde yer alan bütün büyük alimlerin izahları bu gerçeği göstermektedir. Hadislerde isimleri zikredilen tüm ahir zaman şahısları gibi, bu değerli insanlar da, </text:span><text:span text:style-name="T3">"BİRER ŞAHIS"</text:span><text:span text:style-name="T1"> olarak gelecekler ve kendileri ve cemaatlerinden oluşan şahs-ı manevileriyle birlikte, kaderlerinde belirlenmiş görevlerini Allah'ın izniyle tam olarak yerine getireceklerdir.</text:span></text:p>
      <text:p text:style-name="P54">Peygamberimiz (sav)'in hadislerinde Hz. İsa'nın özellikleri ve mücadelesi hakkında detaylı bilgiler verilmiş, Allah'ın izniyle ahir zamanda yeniden yeryüzüne geleceği çok açık bir şekilde müjdelenmiştir. Hz. Mehdi de, Allah'ın Peygamber Efendimiz (sav)'e 1400 yıl önce ahlakını, fiziksel özelliklerini, faaliyetlerini, hizmetlerini ve dünyada bırakacağı etkiyi bildirdiği ve kaderde <text:soft-page-break/>takdir ettiği mübarek bir şahıs olacaktır. Bu özelliklerin taklit edilmesi, çaba harcanarak kazanılması kesinlikle mümkün olmadığı gibi, Hz. İsa ve Hz. Mehdi'nin çalışmalarının durdurulması ya da çeşitli tevillerle reddedilmesi de Allah'ın izni ile imkansızdır. Hz. İsa ve Hz. Mehdi, Peygamberimiz (sav)'in de haber verdiği gibi tüm hizmetlerini yerine getirecek ve Allah'ın izniyle Kuran ahlakını tüm dünyaya hakim kılacaklardır. Bu, Allah'ın belirlediği bir kaderdir.</text:p>
      <text:p text:style-name="P307"><text:span text:style-name="T59">İSTİKBAL-İ DÜNYEVİYED</text:span><text:span text:style-name="T56">E (dünyanın geleceğinde) 1400 </text:span><text:span text:style-name="T59">SENE SONRA</text:span><text:span text:style-name="T1">1 </text:span><text:span text:style-name="T56"><text:s/></text:span><text:span text:style-name="T59">GELECEK</text:span><text:span text:style-name="T1">2</text:span><text:span text:style-name="T56"> bir </text:span><text:span text:style-name="T59">HAKİKATİ</text:span><text:span text:style-name="T23">3</text:span><text:span text:style-name="T56"> <text:s/>asırlarında </text:span><text:span text:style-name="T59">KARİB </text:span><text:span text:style-name="T56">(yakın) <text:s/></text:span><text:span text:style-name="T59">ZANNETMİŞLER.</text:span><text:span text:style-name="T23">4</text:span><text:span text:style-name="T1"> </text:span><text:span text:style-name="T53">(Sözler, s. 318)</text:span></text:p>
      <text:p text:style-name="P213"/>
      <text:p text:style-name="P254">Bediüzzaman bu sözüyle, bazı şahısların Hz. Mehdi'nin geçmişte geldiğini düşünerek yanıldıklarını belirtmiş ve Hz. Mehdi'nin geliş zamanı hakkında bilgi vermiştir:</text:p>
      <text:p text:style-name="P254"/>
      <text:p text:style-name="P295">1) İSTİKBAL-İ DÜNYEVİDE (DÜNYANIN GELECEĞİNDE) 1400 SENE SONRA:</text:p>
      <text:p text:style-name="P150"><text:span text:style-name="T1">Bediüzzaman bu sözleriyle İslam tarihinde pek çok kişinin Hz. Mehdi'nin kendi dönemlerinde geleceğini düşünerek yanıldıklarını belirtmiş ve Hz. Mehdi'nin, Peygamberimiz (sav)'den </text:span><text:span text:style-name="T3">"1400 SENE SONRA"</text:span><text:span text:style-name="T1"> geleceğini hatırlatmıştır. Bu çok önemli bir bilgidir. Bediüzzaman burad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 Bediüzzaman bu açıklamasıyla, açık ve kesin bir tarih vererek kendisinin Hz. Mehdi olmadığını ifade etmekte, Hz. Mehdi'nin kendi vefatından yaklaşık 20 sene kadar sonra geleceğini müjdelemektedir.</text:span></text:p>
      <text:p text:style-name="P307"><text:span text:style-name="T1">Bediüzzaman ayrıca risalelerinde Peygamberimiz (sav)'in hadislerine dayanarak </text:span><text:span text:style-name="T3">"her yüz yıl başında bir müceddid gönderileceğini"</text:span><text:span text:style-name="T1"> hatırlatmıştır. Bediüzzaman </text:span><text:span text:style-name="T3">"1400 YIL SONRA"</text:span><text:span text:style-name="T1"> tarihini vererek aynı zamanda </text:span><text:span text:style-name="T9">"14. ve 15. yüzyıllar arasında görev yapacak olan müceddidin de Hz. Mehdi olduğunu" </text:span><text:span text:style-name="T1">haber vermektedir.</text:span></text:p>
      <text:p text:style-name="P125"/>
      <text:p text:style-name="P41">2) GELECEK:</text:p>
      <text:p text:style-name="P71"><text:span text:style-name="T29">Bediüzzaman Hz. Mehdi için </text:span><text:span text:style-name="T31">"1400 sene sonra GELECEK"</text:span><text:span text:style-name="T29"> ifadesini kullanarak, Hz. Mehdi'nin kesin olarak "geleceğini" müjdelemektedir. Bediüzzaman bu sözleriyle Hz. Mehdi'nin manevi bir kişi olmadığını, </text:span><text:span text:style-name="T31">"belirtilen tarihte gelecek bir şahıs olduğunu" </text:span><text:span text:style-name="T29">açıklamaktadır.</text:span></text:p>
      <text:p text:style-name="P150"><text:span text:style-name="T1">Bediüzzaman verdiği bu bilgiyle ayrıca Hz. Mehdi'nin geçmişte ve Bediüzzaman'ın kendi yaşadığı dönemde henüz gelmemiş olduğu konusuna da açıklık kazandırmaktadır. Çünkü dikkat edilirse Bediüzzaman </text:span><text:span text:style-name="T3">"Hz. Mehdi geldi ya da gelmiş"</text:span><text:span text:style-name="T1"> dememekte,</text:span><text:span text:style-name="T3"> "gelecek zaman"</text:span><text:span text:style-name="T1"> belirten bir kelime kullanmakta ve</text:span><text:span text:style-name="T3"> "GELECEK" </text:span><text:span text:style-name="T1">demektedir. <text:s/></text:span></text:p>
      <text:p text:style-name="P254"/>
      <text:p text:style-name="P295">3) HAKİKATİ:</text:p>
      <text:p text:style-name="P307"><text:span text:style-name="T1">Bediüzzaman Hz. Mehdi için </text:span><text:span text:style-name="T3">"HAKİKAT"</text:span><text:span text:style-name="T1"> kelimesini kullanmıştır. Bediüzzaman bu ifadesiyle, Hz. Mehdi'nin gelişinin bir hakikat yani hiçbir şüpheye yer bırakmayacak kadar</text:span><text:span text:style-name="T3"> "kesin </text:span><text:soft-page-break/><text:span text:style-name="T3">bir GERÇEK" </text:span><text:span text:style-name="T1">olduğunu belirtmiştir. </text:span></text:p>
      <text:p text:style-name="P150"><text:span text:style-name="T1">Bediüzzaman bu sözüyle ayrıca, Hz. Mehdi'nin gelişinden önce Mehdi olduğu sanılan şahısların aksine, </text:span><text:span text:style-name="T3">"1400 sene sonra gelecek olan Mehdi'nin bir hakikat"</text:span><text:span text:style-name="T1"> olacağını belirtmiştir. Yani bu kutlu zatın, Peygamberimiz (sav)'in hadislerinde müjdelediği tüm özelliklere sahip olan</text:span><text:span text:style-name="T3"> "GERÇEK MEHDİ" </text:span><text:span text:style-name="T1">olacağını ve bu özellikleriyle Mehdi sanılan kişilerden ayırt edilip tanınacağını hatırlatmıştır.</text:span></text:p>
      <text:p text:style-name="P264"/>
      <text:p text:style-name="P41">4) KARİB (YAKIN) ZANNETMİŞLER:</text:p>
      <text:p text:style-name="P71"><text:span text:style-name="T29">Bediüzzaman daha önce de birçok kişinin, Hz. Mehdi'nin geliş tarihi ile ilgili çeşitli kanaatlere kapıldıklarını ve bu mübarek zatın "kendi yaşadıkları yüzyıla yakın" bir tarihte geleceğini sandıklarını belirtmiştir. Ancak Bediüzzaman </text:span><text:span text:style-name="T31">"KARİB (YAKIN) ZANNETMİŞLER" </text:span><text:span text:style-name="T29">diyerek söz konusu kişilerin Hz. Mehdi'nin önceki tarihlerde çıkmış olabileceğini düşünmekle yalnızca bir </text:span><text:span text:style-name="T31">"zanda bulunduklarını"</text:span><text:span text:style-name="T29"> ancak yanıldıklarını hatırlatmıştır. Gerçekte ise Hz. Mehdi'nin "Hicri 1400 yılında" geleceğini ve bu tarihten sonra faaliyetlerine başlayacağını bildirmiştir. Nitekim Bediüzzaman'ın verdiği bu tarih Peygamber Efendimiz (sav)'in hadislerinde verilen bilgilerle tam bir uyum halindedir.</text:span></text:p>
      <text:p text:style-name="P253"/>
      <text:p text:style-name="P307"><text:span text:style-name="T56">Şimdi, </text:span><text:span text:style-name="T59">HZ. MEHDİ GİBİ EŞHASIN</text:span><text:span text:style-name="T56"> (şahısların)</text:span><text:span text:style-name="T1">5</text:span><text:span text:style-name="T56"> <text:s text:c="2"/>hakkındaki rivayatın (rivayetlerin) ihtilafatı (farklılıkları) ve sırrı şudur ki: Ehadisi tefsir edenler (hadisleri açıklayanlar), metn-i ehadisi tefsirlerine (hadis metinlerindeki açıklamalarına) ve istinbatlarına (gizli manaları meydana çıkarmalarına) tatbik etmişler (uygulamışlar). Mesela: </text:span><text:span text:style-name="T59">MERKEZ-İ SALTANAT</text:span><text:span text:style-name="T1">6</text:span><text:span text:style-name="T56"> <text:s text:c="2"/>o vakit Şam'da veya Medine'de olduğundan, vukuat-ı Hz. Mehdiyye veya Süfyaniyye'yi (Hz. Mehdi ve Süfyan ile ilgili olayları) </text:span><text:span text:style-name="T59"><text:s/>MERKEZ-İ SALTANAT</text:span><text:span text:style-name="T1">6</text:span><text:span text:style-name="T56"> <text:s text:c="2"/>civarında olan Basra, Kufe, Şam gibi yerlerde tasavvur (düşünerek) ederek öyle tefsir etmişler (açıklamışlar). </text:span><text:span text:style-name="T53">(Sözler, s. 359)</text:span></text:p>
      <text:p text:style-name="P254"/>
      <text:p text:style-name="P213">Bediüzzaman, son saltanat ve Halifeliğin merkezi İstanbul'da olduğu için Hz. Mehdi ile ilgili olayların da bu şehirde gerçekleşeceğini bildirmiştir:</text:p>
      <text:p text:style-name="P1"/>
      <text:p text:style-name="P295">5) HZ. MEHDİ GİBİ EŞHASIN (ŞAHISLARIN):</text:p>
      <text:p text:style-name="P71"><text:span text:style-name="T29">Peygamberimiz (sav) hadislerinde, kendisinden sonra gelecek birçok şahıs olacağını bildirmiştir. Bu kişilerin bazıları gelmiş, vazifelerini yapıp vefat etmişlerdir. Her yüzyıl başında gönderilen müceddidler bunlardan bazılarıdır. Peygamberimiz (sav)'in geleceğini haber verdiği şahısların bazıları da halen beklenmektedir. Bediüzzaman da eserlerinde halen beklenmekte olan bu ahir zaman şahısları hakkında hadisler doğrultusunda detaylı bilgiler vermiştir. Hz. İsa ve Hz. Mehdi'nin yanı sıra, Deccal ve Süfyan </text:span><text:span text:style-name="T33">(hadislerde ahir zamanda İslam dünyası içerisinde ortaya çıkacağı ve Hz. Mehdi'ye karşı mücadele edeceği bildirilen ve Süfyan-ı Deccal olarak anılan şahıs) </text:span><text:span text:style-name="T29">gibi inkara dayalı bir mücadele verecek ahir zaman şahısları da Bediüzzaman'ın bilgi verdiği bu kişiler arasındadır. </text:span></text:p>
      <text:p text:style-name="P150"><text:span text:style-name="T1">Bediüzzaman buradaki </text:span><text:span text:style-name="T3">"HZ. MEHDİ GİBİ EŞHASIN (ŞAHISLARIN)"</text:span><text:span text:style-name="T1"> sözleriyle öncelikle çok açık bir şekilde Hz. Mehdi'nin manevi bir varlık olmadığını, </text:span><text:span text:style-name="T3">"BİR ŞAHIS OLDUĞUNU"</text:span><text:span text:style-name="T1"> </text:span><text:soft-page-break/><text:span text:style-name="T1">belirtmiştir. Bediüzzaman bu ifadesiyle ayrıca Hz. </text:span><text:span text:style-name="T28">Mehdi gibi, diğer ahir zaman şahıslarının da manevi kişilikler olmadıklarını, aynı şekilde </text:span><text:span text:style-name="T30">"BİRER ŞAHIS" </text:span><text:span text:style-name="T28">olduklarını açıklamıştır. Kuşkusuz ki Bediüzzaman'ın bu sözleri, ahir zaman şahıslarından bir kısmının birer "şahıs", bir kısmının ise birer "şahs-ı manevi" olarak gelecekleri iddialarını geçersiz kılmaktadır. Çünkü Bediüzzaman </text:span><text:span text:style-name="T30">"Hz. Mehdi gibi şahıslar" </text:span><text:span text:style-name="T28">sözleriyle bunların tümünü kapsayan ve hepsi için </text:span><text:span text:style-name="T30">"ŞAHIS"</text:span><text:span text:style-name="T28"> tanımlamasını yapan bir ifade kullanmaktadır. Nitekim Bediüzzaman eserlerinde Deccal ve Süfyan'ın birer şahıs olduklarını ne kadar net bir şekilde açıklamışsa, Hz. İsa ve Hz. Mehdi konusunda da bu gerçeği o kadar açık ve anlaşılır ifadelerle dile getirmiştir. Deccal'in de fiziksel özelliklerini anlatmış, Hz. İsa ve Hz. Mehdi'nin de fiziksel özelliklerini tarif etmiştir. Dolayısıyla Hz. İsa ve Hz. Mehdi'nin birer şahs-ı manevi olacakları düşüncesi, Bediüzzaman'ın bu açıklamalarına tamamıyla ters düşmektedir. Bediüzzaman bu sözünde Hz. Mehdi'den açıkça bir şahıs kelimesini kullanarak bahsetmekte ve aksi yöndeki düşüncelerin geçersizliğini ortaya koymaktadır.</text:span></text:p>
      <text:p text:style-name="P1"/>
      <text:p text:style-name="P295">6) MERKEZ-İ SALTANAT:</text:p>
      <text:p text:style-name="P126">Peygamberimiz (sav)'in hadislerini açıklayanlar, o dönemlerde saltanatın merkezi Basra, Şam, Kufe gibi yerlerde olduğu için Hz. Mehdi ile ilgili olayların bu civarlarda gerçekleşeceğini düşünmüşlerdir. Ancak Bediüzzaman, son saltanat ve Halifeliğin merkezi İstanbul'da olduğu için Hz. Mehdi ile ilgili olayların da bu şehirde gerçekleşeceğini bildirmiştir. Bu ifadelerle Bediüzzaman ahir zaman ile ilgili rivayet ve açıklamaların daha iyi anlaşılmasını sağlamaktadır.</text:p>
      <text:p text:style-name="P254"/>
      <text:p text:style-name="P307"><text:span text:style-name="T56">Hem şu sırdandır ki; </text:span><text:span text:style-name="T59">MEHDİ, SÜFYAN GİBİ AHİR ZAMANDA GELECEK EŞHASLARI</text:span><text:span text:style-name="T1">7</text:span><text:span text:style-name="T56"> çok zaman evvel hatta tabiin (Peygamberimiz (sav)'i sağ iken görmüş olan müminlerle, yani Ashab'la görüşmüş ve onlardan ders almış olan salih Müslümanlar) zamanında onları beklemişler yetişmek emelinde bulunmuşlar." </text:span><text:span text:style-name="T53">(Sözler, s. 358)</text:span></text:p>
      <text:p text:style-name="P254"/>
      <text:p text:style-name="P254">Bediüzzaman, geçmişte yaşamış Müslümanların da, Hz. Mehdi ve <text:s/>Süfyan gibi ahir zaman şahıslarının çıkışlarını, kendi dönemlerinde beklediklerini belirtmiştir:</text:p>
      <text:p text:style-name="P225"/>
      <text:p text:style-name="P226">7) MEHDİ, SÜFYAN GİBİ AHİR ZAMANDA GELECEK EŞHASLARI:</text:p>
      <text:p text:style-name="P307"><text:span text:style-name="T1">Bediüzzaman buradaki ifadesinde de </text:span><text:span text:style-name="T3">"MEHDİ, SÜFYAN GİBİ AHİR ZAMANDA GELECEK EŞHASLARI (ŞAHISLAR)"</text:span><text:span text:style-name="T1"> diyerek, ahir zamanda gelecek olan Hz. Mehdi'nin ve ona karşı mücadele vereceği bildirilen Süfyan'ın</text:span><text:span text:style-name="T3"> "BİRER ŞAHIS OLDUKLARINI" </text:span><text:span text:style-name="T1">Sözler adlı eserinde</text:span><text:span text:style-name="T3"> "2. BİR KEZ" </text:span><text:span text:style-name="T1">daha belirtmiştir. Bediüzzaman Risale-i Nur'da yer alan, Hz. Mehdi ve ahir zaman şahıslarından bahsettiği tüm sözlerinde hep aynı ifadeleri kullanmış, bu kişilerden "şahıs", "zat" gibi kelimelerle bahsetmiştir. Bediüzzaman bu sözünde de bu gerçeği bir kez daha ifade etmektedir. </text:span></text:p>
      <text:p text:style-name="P71"><text:span text:style-name="T29">Ayrıca Bediüzzaman, bu kitabında Hz. Mehdi için </text:span><text:span text:style-name="T31">"2. DEFA"</text:span><text:span text:style-name="T29"> kullandığı </text:span><text:span text:style-name="T31">"GELECEK"</text:span><text:span text:style-name="T29"> kelimesiyle, Hz. Mehdi'nin </text:span><text:span text:style-name="T31">"ilerideki bir tarihte gelecek bir şahıs olduğunu"</text:span><text:span text:style-name="T29"> ikinci bir kez daha vurgulamıştır. Bediüzzaman bu yolla, yaşadığı dönemde Hz. Mehdi'nin henüz gelmemiş </text:span><text:soft-page-break/><text:span text:style-name="T29">olduğunu açık bir şekilde ifade etmektedir.</text:span></text:p>
      <text:p text:style-name="P54"/>
      <text:p text:style-name="P54"/>
      <text:p text:style-name="P31">ŞUALAR KİTABINDAN ALINTILAR</text:p>
      <text:p text:style-name="P57"/>
      <text:p text:style-name="P71"><text:span text:style-name="T57">Bir vechi (sebebi) şudur ki: </text:span><text:span text:style-name="T60">SİHİR VE MANYETİZMA VE İSPİRTİZMA GİBİ İSTİDRACI HARİKALARIYLA </text:span><text:span text:style-name="T57">(hipnoz ve ruhlarla bağlantı tarzındaki sahte mucizeleriyle) </text:span><text:span text:style-name="T60">KENDİNİ MUHAFAZA EDEN VE HERKESİ TESHİR EDEN</text:span><text:span text:style-name="T57"> (büyüleyen, aldatan) </text:span><text:span text:style-name="T60">O DEHŞETLİ DECCAL'İ</text:span><text:span text:style-name="T29">8 </text:span><text:span text:style-name="T57"><text:s/>yok edebilecek, mesleğini değiştirecek; <text:s/></text:span><text:span text:style-name="T60">ANCAK HARİKA VE MU'CİZATLI VE UMUMUN MAKBULÜ </text:span><text:span text:style-name="T57">(mucizeleri olan ve herkesin kabul ettiği) </text:span><text:span text:style-name="T60">BİR ZAT OLABİLİR Kİ</text:span><text:span text:style-name="T29">9 </text:span><text:span text:style-name="T57"><text:s/></text:span><text:span text:style-name="T60"><text:s/>O ZAT</text:span><text:span text:style-name="T29">10 </text:span><text:span text:style-name="T57"><text:s/>en ziyade alakadar ve ekser insanların (insanların çoğunluğunun) Peygamberi olan <text:s/></text:span><text:span text:style-name="T60">HAZRET-İ İSA <text:s/>ALEYHİSSELAM'DIR</text:span><text:span text:style-name="T57">.</text:span><text:span text:style-name="T29">10 <text:s/></text:span><text:span text:style-name="T54">(Şualar, s. 493)</text:span></text:p>
      <text:p text:style-name="P54"/>
      <text:p text:style-name="P54">Bediüzzaman, Mesih Deccal'in birtakım olağanüstü güçlerle insanları aldatmaya çalışacağını ancak onun bu fitnesinin, Hz. İsa'nın ikinci kez yeryüzüne gelmesiyle tamamen ortadan kalkacağını anlatmaktadır:</text:p>
      <text:p text:style-name="P123"/>
      <text:p text:style-name="P41">8) <text:s/>SİHİR VE MANYETİZMA VE İSPİRTİZMA GİBİ İSTİDRACI HARİKALARIYLA (HİPNOZ VE RUHLARLA BAĞLANTI TARZINDAKİ SAHTE MUCİZELERİYLE)... HERKESİ TESHİR EDEN (BÜYÜLEYEN, ALDATAN) O DEHŞETLİ DECCAL'İ:</text:p>
      <text:p text:style-name="P54">Bediüzzaman, Peygamberimiz (sav)'in hadisleri doğrultusunda Deccal'in birtakım olağanüstü güçlere sahip olacağına dikkat çekmektedir. Deccal'in sahte mucizeler göstereceğini bildiren hadislerden bazıları şu şekildedir:</text:p>
      <text:p text:style-name="P39">Fitnesinden birisi de şudur: O, bir bedeviye: "Söyle bakayım! Eğer ben SENİN İÇİN ANANI VE BABANI DİRİLTİRSEM benim senin Rabbin olduğuma şehadet eder misin?" diyecek. Bedevi de: "Evet," diyecek. Bunun üzerine İKİ ŞEYTAN ONUN BABASI VE ANASI SURETLERİNDE ONA GÖRÜNECEKLER... (Sünen-i İbni Mace, 4077)</text:p>
      <text:p text:style-name="P140">Onun bir fitnesi de şudur: O, tek bir kişiye musallat kılınarak O KİŞİYİ ÖLDÜRÜP TESTEREYLE BİÇECEK. Hatta o kişinin cesedi iki parçaya bölünmüş olarak (ayrı ayrı yerlere) atılacaktır. Sonra Deccal (orada bulunanlara): "Şu (öldürdüğüm) kuluma bakınız. ŞİMDİ BEN ONU DİRİLTECEĞİM.." diyecektir. (Sünen-i İbni Mace, 4077)</text:p>
      <text:p text:style-name="P254">Hadislerde, Deccal'in yalancı mucizelerini, fitnelerini insanlara kabul ettirebilmek için kullanacağı bildirilmektedir. (Allahu Alem) Zayıf akıllı insanlar bunları adeta <text:s/>birer <text:s/>"mucize" zannedebilirler. Oysa mucize Allah'ın veli kullarına lütfettiği bir nimettir. Deccal'in gösterdiği olağanüstü olaylar ise birer istidrac yani <text:s/>Allah'ın insanları denemek için yarattığı ve inkarcılarda görülen yalancı mucizelerdir. </text:p>
      <text:p text:style-name="P307"><text:span text:style-name="T1">Bediüzzaman, Deccal'in bu aldatıcı yöntemleri kullanarak insanların çoğunu etkisi altına alacağını belirtmektedir. Hadislerde de Deccal'in, hipnotizma ve büyü gösterileri gibi aldatmacalarla yeterince bilgi sahibi olmayan veya imanen zayıf olan bazı insanları etkisi altına alabileceği haber verilmektedir. Özellikle de bütün Hristiyan dünyasının Hz. İsa'yı ve Yahudilerin </text:span><text:soft-page-break/><text:span text:style-name="T1">de Mesihi bekledikleri bir dönemde, Deccal'in gösterdiği bu yalancı mucizeler ve hileler, pek çok kişinin Deccal'e aldanmasına neden olabilecektir. Bediüzzaman buradaki sözüyle, Deccal'in bu özelliğini vurgulayarak, aynı zamanda onun bir şahs-ı manevi olmadığını da ifade etmektedir. Bediüzzaman, Deccal'in insanları kandırabilecek özellikte, hipnoz ve büyü gibi aldatıcı yöntemler kullanabilme yeteneğine sahip olduğundan bahsederek bu durumu açıklığa kavuşturmuştur. Kuşkusuz Bediüzzaman'ın Deccal konusundaki bu anlatımları doğrultusunda Deccal'in bir şahıs olduğunu kabul edip, Hz. İsa ve Hz. Mehdi konusunda verdiği onlarca delil ve detaya rağmen onların birer şahs-ı manevi olabilecekleri ihtimalini öne sürmek çok yanlış bir yaklaşım olur. Yüksek ilim sahibi bir şahıs olan Bediüzzaman kuşkusuz ki tüm sözlerini, Müslümanları en doğru bilgilendirecek şekilde açıklamış, bu konuda da hiçbir şüpheye yer bırakmayacak bir üslupla</text:span><text:span text:style-name="T3"> "Deccal gibi Hz. İsa ve Hz. Mehdi'nin de BİRER ŞAHIS olduklarını" </text:span><text:span text:style-name="T1">ifade etmiştir.</text:span></text:p>
      <text:p text:style-name="P254"/>
      <text:p text:style-name="P41">9) <text:s/>ANCAK HARİKA VE MU'CİZATLI VE UMUMUN MAKBULÜ (MUCİZELERİ OLAN VE HERKESİN KABUL ETTİĞİ) BİR ZAT OLABİLİR Kİ:</text:p>
      <text:p text:style-name="P307"><text:span text:style-name="T1">Bediüzzaman, Mesih Deccal'in fitnesini ortadan kaldırabilecek kişinin ise, Allah'ın rahmetiyle, mucizeleri olan ve insanların çoğunun kendisine tabi olduğu mübarek</text:span><text:span text:style-name="T3"> "BİR ZAT"</text:span><text:span text:style-name="T1"> olacağını söylemektedir. Sözünün devamında da bu kutlu kişinin Hz. İsa olduğunu bildirmektedir. Bu son derece açık ve farklı başka hiçbir düşünceye yer vermeyecek netlikte bir sözdür: Bediüzzaman açıkça</text:span><text:span text:style-name="T3"> "Hz. İsa'nın BİR ŞAHIS olduğunu" </text:span><text:span text:style-name="T1">ifade etmekte, bu kesin ifadesiyle onun bir şahs-ı manevi olabileceği yönündeki tüm düşünceleri kökten reddetmektedir. </text:span></text:p>
      <text:p text:style-name="P71"><text:span text:style-name="T29">Bunun yanı sıra Bediüzzaman burada kullandığı</text:span><text:span text:style-name="T31"> "HARİKA VE MUCİZATLI VE UMUMUN MAKBULU BİR ZAT"</text:span><text:span text:style-name="T29"> sözleriyle, Hz. İsa'nın yine bir şahıs olduğunu ortaya koyan önemli bazı özelliklerini vurgulamaktadır. Bediüzzaman </text:span><text:span text:style-name="T31">"Hz. İsa'nın harikalar ve mucizeler gösterebilen BİR ZAT olduğunu" </text:span><text:span text:style-name="T29">belirtmiştir. Ayrıca</text:span><text:span text:style-name="T31"> "Hz. İsa'nın insanların büyük bir kısmı tarafından kabul gören BİR ZAT olduğunu"</text:span><text:span text:style-name="T29"> hatırlatmaktadır. Kuşkusuz ki üstün bir ilme sahip olan Bediüzzaman bir şahs-ı manevinin mucize göstermesinin mümkün olmayacağını çok iyi bilmektedir. Aynı şekilde bir şahs-ı manevinin "umumun makbulü bir zat" olamayacağını da bilmekte, Hz. İsa'yı tanıtan tüm bu özellikleri çok bilinçli bir şekilde kullanarak onun </text:span><text:span text:style-name="T31">"BİR ŞAHIS" </text:span><text:span text:style-name="T29">olarak yeryüzüne ikinci defa geleceğini tüm Müslümanlara müjdelemektedir.</text:span></text:p>
      <text:p text:style-name="P54"/>
      <text:p text:style-name="P41">10) O ZAT... HZ. İSA ALEYHİSSELAM'DIR:</text:p>
      <text:p text:style-name="P54">Bediüzzaman, Peygamberimiz (sav)'in hadislerinde haber verdiği gibi Deccal'in fitnesini Hz. İsa'nın ortadan kaldıracağını bildirmektedir:</text:p>
      <text:p text:style-name="P307"><text:span text:style-name="T53">Allah'ın düşmanı olan </text:span><text:span text:style-name="T8">MESİH-İ DECCAL, İSA ALEYHİSSELAM'I GÖRÜNCE, TUZUN SUDA ERİDİĞİ GİBİ ERİR.</text:span><text:span text:style-name="T53"> Hz. İsa onu terk edip bıraksa bile helak oluncaya kadar eriyip gidecektir. Lakin </text:span><text:span text:style-name="T8">ALLAH ONU BİZZAT İSA ALEYHİSSELAM'IN ELİYLE YOK EDECEKTİR.</text:span><text:span text:style-name="T53"> (Müslim, Kitabü'l Fiten: 34) </text:span></text:p>
      <text:p text:style-name="P150"><text:span text:style-name="T8">... DECCAL ORTALIĞA FİTNE SAÇARKEN CENAB-I HAK, MESİH MERYEM OĞLU İSA'YI GÖNDERİR... </text:span><text:span text:style-name="T53">Nefesini idrak eden her kafir mutlaka yok olur. İsa (a.s) Deccal ile Lüdd kapısında (Beytül Makdis'e yakın bir belde) karşılaşır </text:span><text:span text:style-name="T8">VE ONU YOK EDER. </text:span><text:span text:style-name="T53">(Sahih-i Müslim; Büyük Fitne Mesih-i </text:span><text:soft-page-break/><text:span text:style-name="T53">Deccal, Saim Güngör, s. 104)</text:span></text:p>
      <text:p text:style-name="P307"><text:span text:style-name="T53">... Müteakiben </text:span><text:span text:style-name="T8">HZ. İSA, DECCAL'İ ARAR </text:span><text:span text:style-name="T53">ve nihayet Beytü'l Makdis'e yakın bir yer olan Bab-ü Lüdd (Lüdd Kapısı) denilen mevkide yetişerek, </text:span><text:span text:style-name="T8">ONU YOK EDER. </text:span><text:span text:style-name="T53">(Sahih-i Müslim, c. 4/2251-2255; İmam Şarani, Ölüm, Kıyamet, Ahiret ve Ahir Zaman Alametleri, Bedir Yayınevi, s. 491) </text:span></text:p>
      <text:p text:style-name="P307"><text:span text:style-name="T1">Bediüzzaman Şualar adlı eserinde Hz. İsa için </text:span><text:span text:style-name="T3">"2. KEZ" </text:span><text:span text:style-name="T1">kullandığı </text:span><text:span text:style-name="T3">"O ZAT" </text:span><text:span text:style-name="T1">ifadesiyle, Hz. İsa'nın </text:span><text:span text:style-name="T3">"BİR ŞAHIS" </text:span><text:span text:style-name="T1">olduğunu açıkça belirtmiştir. Bediüzzaman burada </text:span><text:span text:style-name="T3">"İki veya üç zat" </text:span><text:span text:style-name="T1">dememiştir. Aksine Hz. İsa'dan bahsederken kullandığı tüm sözler hep</text:span><text:span text:style-name="T3"> "TEKİL"</text:span><text:span text:style-name="T1"> ifadelerdir; ve tümünde de </text:span><text:span text:style-name="T3">"TEK BİR ŞAHISTAN"</text:span><text:span text:style-name="T1"> bahsetmektedir. Bediüzzaman bu açıklamalarıyla bir kez daha Hz. İsa'nın bir şahs-ı manevi olmadığını, </text:span><text:span text:style-name="T3">"MÜBAREK BİR İNSAN"</text:span><text:span text:style-name="T1"> olduğunu çok açık ifadelerle ortaya koymuştur.</text:span></text:p>
      <text:p text:style-name="P254"/>
      <text:p text:style-name="P307"><text:span text:style-name="T56">Hatta </text:span><text:span text:style-name="T59">HAZRET-İ İSA ALEYHİSSELAM'IN NÜZULÜ</text:span><text:span text:style-name="T56"> (yeryüzüne inişi)</text:span><text:span text:style-name="T1">11</text:span><text:span text:style-name="T56"> dahi ve <text:s/></text:span><text:span text:style-name="T59">KENDİSİ İSA ALEYHİSSELAM OLDUĞU</text:span><text:span text:style-name="T56">,</text:span><text:span text:style-name="T1">12</text:span><text:span text:style-name="T56"> <text:s/></text:span><text:span text:style-name="T59">NUR-U İMANIN DİKKATİYLE</text:span><text:span text:style-name="T56"> (imanın ışığıyla) </text:span><text:span text:style-name="T59">BİLİNİR; HERKES BİLEMEZ</text:span><text:span text:style-name="T1">13</text:span><text:span text:style-name="T56"> <text:s text:c="2"/>Hatta </text:span><text:span text:style-name="T59">DECCAL VE SÜFYAN GİBİ EŞHAS-I MÜDHİŞE </text:span><text:span text:style-name="T56">(ürkütücü şahıslar) </text:span><text:span text:style-name="T59">KENDİLERİ DAHİ KENDİLERİNİ BİLMİYORLAR</text:span><text:span text:style-name="T56">...</text:span><text:span text:style-name="T1">14</text:span><text:span text:style-name="T56"> <text:s/></text:span><text:span text:style-name="T53">(Şualar, s. 487)</text:span></text:p>
      <text:p text:style-name="P254"/>
      <text:p text:style-name="P254">Bediüzzaman, Hz. İsa'nın ahir zamanda yeryüzüne ikinci kez geleceğini bildirmekte, ancak bu mübarek zat geldiğinde herkesin kendisini tanımayacağına dikkat çekmektedir:</text:p>
      <text:p text:style-name="P254"/>
      <text:p text:style-name="P226">11) HAZRET-İ İSA ALEYHİSSELAM'IN NÜZULÜ (YERYÜZÜNE İNİŞİ):</text:p>
      <text:p text:style-name="P307"><text:span text:style-name="T1">Bediüzzaman </text:span><text:span text:style-name="T3">"HAZRET-İ İSA ALEYHİSSELAM'IN NÜZULÜ"</text:span><text:span text:style-name="T1"> sözleriyle Hz. İsa'nın, Allah'ın bir mucizesi olarak ahir zamanda insani bedeniyle gökyüzünden yeryüzüne ineceğini anlatmaktadır. Bediüzzaman verdiği bu bilgilerle Hz. İsa'nın ahir zamanda Hristiyan toplumunun başında bir mana ya da manevi bir lider olarak değil, bizzat hidayet önderi </text:span><text:span text:style-name="T3">"BİR ŞAHIS"</text:span><text:span text:style-name="T1"> olarak bulunacağını kesin ifadelerle açıklamaktadır.</text:span></text:p>
      <text:p text:style-name="P254"/>
      <text:p text:style-name="P41">12) KENDİSİ İSA ALEYHİSSELAM OLDUĞU:</text:p>
      <text:p text:style-name="P150"><text:span text:style-name="T1">Bediüzzaman bu sözleriyle Hz. İsa'nın yeryüzüne ilk indiği zaman, kendisinin de Hz. İsa olduğunu önceleri bilmeyeceğini, ancak daha sonra farkına varacağını bildirmiştir. "Böyle bir şuur ve bilincin bir şahs-ı manevi için söz konusu olamayacağı" çok açıktır. </text:span><text:span text:style-name="T3">"BİLME"</text:span><text:span text:style-name="T1"> ve </text:span><text:span text:style-name="T3">"ANLAMA" </text:span><text:span text:style-name="T1">kavramları ancak </text:span><text:span text:style-name="T3">"BİR İNSAN"</text:span><text:span text:style-name="T1"> için geçerli olabilir. Ancak "bir insan kendisinin kim olduğunu anlayabilir", içerisinde bulunduğu durumu fark edebilir. Bediüzzaman da bu durumu çok iyi bilen bir kimse olarak bu sözleri kullanmış ve Hz. İsa'nın bir şahs-ı manevi olmadığını açıkça ifade etmiştir.</text:span></text:p>
      <text:p text:style-name="P71"><text:span text:style-name="T29">Bediüzzaman'ın bu gerçeği vurguladığı ifadelerinden biri de</text:span><text:span text:style-name="T31"> "KENDİSİ" </text:span><text:span text:style-name="T29">kelimesidir. Bu kelime de yine</text:span><text:span text:style-name="T31"> "ŞAHIS" </text:span><text:span text:style-name="T29">ifade eden bir kavramdır ve Bediüzzaman bu yolla "Hz. İsa'nın maddi varlığı olan mübarek </text:span><text:span text:style-name="T31">BİR ŞAHIS</text:span><text:span text:style-name="T29"> olarak geleceğini" tekrar dile getirmektedir.</text:span></text:p>
      <text:p text:style-name="P54"/>
      <text:p text:style-name="P41">13) NUR-U İMANIN DİKKATİYLE (İMANIN IŞIĞIYLA) BİLİNİR; HERKES BİLEMEZ:</text:p>
      <text:p text:style-name="P307"><text:span text:style-name="T1">Hz. İsa'nın ikinci kez yeryüzüne geleceği Kuran'da bildirilmiş ve Peygamberimiz (sav)'in </text:span><text:soft-page-break/><text:span text:style-name="T1">hadislerinde haber verilmiş bir gerçektir. Bediüzzaman, çevresindeki insanların, Hz. İsa'nın ahir zamanda beklenen peygamber olduğunu ancak </text:span><text:span text:style-name="T3">"İMANLARIYLA FARK EDEBİLECEKLERİNİ" </text:span><text:span text:style-name="T1">söylemiştir. Bu da yine Bediüzzaman'ın Hz. İsa'dan bir şahs-ı manevi olarak söz etmediğini açıkça ortaya koymaktadır. Bediüzzaman burada açıkça insanların bir şahs-ı maneviyi değil, </text:span><text:span text:style-name="T3">"BEKLEDİKLERİ BİR ŞAHSI" </text:span><text:span text:style-name="T1">tanımalarından bahsetmektedir. Bediüzzaman ayrıca </text:span><text:span text:style-name="T3">"HERKES BİLEMEZ"</text:span><text:span text:style-name="T1"> diyerek Hz. İsa'yı herkesin tanıyamayacağını bir kez daha belirtmiş, bahsedilenin bir şahs-ı manevi değil, maddi varlığıyla ortaya çıkacak</text:span><text:span text:style-name="T3"> "BİR İNSAN"</text:span><text:span text:style-name="T1"> olduğunu tekrar vurgulamıştır. Bediüzzaman'ın da belirttiği gibi Hz. İsa ikinci kez yeryüzüne geldiğinde de samimi olarak iman edenler imanlarının vesilesiyle, Allah'ın izniyle bu mübarek zatı hemen tanıyacak, onun yardımcısı ve destekçisi olacaklardır.</text:span></text:p>
      <text:p text:style-name="P254"/>
      <text:p text:style-name="P41">14) DECCAL VE SÜFYAN GİBİ EŞHAS-I MÜDHİŞE (ÜRKÜTÜCÜ ŞAHISLAR) KENDİLERİ DAHİ KENDİLERİNİ BİLMİYORLAR:</text:p>
      <text:p text:style-name="P307"><text:span text:style-name="T1">Bediüzzaman, bu sözleriyle Mesih Deccal ve Süfyan Deccal gibi, Hz. İsa ve Hz. Mehdi'ye karşı inkara dayalı bir mücadele verecek olan ahir zaman şahıslarının da herkes tarafından teşhis edilemeyeceğine dikkat çekmektedir. Bediüzzaman burada kullandığı</text:span><text:span text:style-name="T3"> "EŞHAS-I MÜDHİŞE" </text:span><text:span text:style-name="T1">sözlerinde geçen</text:span><text:span text:style-name="T3"> "EŞHAS-I"</text:span><text:span text:style-name="T1"> kelimesiyle, Süfyan ve Deccal'in </text:span><text:span text:style-name="T3">"BİRER ŞAHIS"</text:span><text:span text:style-name="T1"> olduğunu belirtmektedir. Bediüzzaman eserlerinde şahıs anlamına gelen benzer kelimeleri Hz. İsa ve Hz. Mehdi için de kullanmaktadır. Süfyan ve Deccal'in şahıs olarak ortaya çıkacağını kabul edip, Hz. İsa ve Hz. Mehdi'nin ise sadece şahs-ı manevilerinin olacağını düşünmek son derece çelişkilidir. Bediüzzaman'ın da bildirdiği gibi, Süfyan Deccal ve Mesih Deccal nasıl birer şahıs olarak ortaya çıkıyorlarsa, bunların fitnelerini ortadan kaldıracak olan Hz. İsa ve Hz. Mehdi de Allah'ın izniyle ahir zamanda mübarek zatlarıyla ortaya çıkacaklardır. </text:span></text:p>
      <text:p text:style-name="P254"/>
      <text:p text:style-name="P307"><text:span text:style-name="T59">İSA ALEYHİSSELAM'I NUR-U İMAN İLE</text:span><text:span text:style-name="T56"> (imanın ışığıyla)</text:span><text:span text:style-name="T59"> TANIYAN</text:span><text:span text:style-name="T1">15</text:span><text:span text:style-name="T56"> ve</text:span><text:span text:style-name="T59"> TABİ OLAN</text:span><text:span text:style-name="T1">16</text:span><text:span text:style-name="T56"> </text:span><text:span text:style-name="T59">CEMAAT-İ RUHANİYE-İ <text:s/>MÜCAHİDİNİN</text:span><text:span text:style-name="T56"> (mücadele eden ruhani cemaatinin)</text:span><text:span text:style-name="T1">17</text:span><text:span text:style-name="T56"> </text:span><text:span text:style-name="T59">KEMMİYETİ</text:span><text:span text:style-name="T56"> (sayısı),</text:span><text:span text:style-name="T1">18</text:span><text:span text:style-name="T56"> <text:s text:c="3"/>Deccal'in mektepçe ve askerce ilmi ve maddi ordularına nispeten çok </text:span><text:span text:style-name="T59">AZ VE KÜÇÜK</text:span><text:span text:style-name="T1">18 </text:span><text:span text:style-name="T56">olmasına işaret ve <text:s/>kinayedir (maksadındadır). </text:span><text:span text:style-name="T53">(Şualar, s. 495)</text:span></text:p>
      <text:p text:style-name="P254"/>
      <text:p text:style-name="P254">Bediüzzaman bu sözünde, ikinci kez yeryüzüne geldiğinde, Hz. İsa'yı tanıyacak ve destekçisi olacak olan topluluğun özelliklerinden bahsetmektedir:</text:p>
      <text:p text:style-name="P254"/>
      <text:p text:style-name="P226">15) İSA ALEYHİSSELAM'I NUR-U İMAN İLE (İMANIN IŞIĞIYLA) TANIYAN:</text:p>
      <text:p text:style-name="P307"><text:span text:style-name="T1">Bediüzzaman bu sözünde bir kez daha Hz. İsa'nın onu destekleyen cemaati tarafından </text:span><text:span text:style-name="T3">"İMANIN NURU İLE TANINACAĞI"</text:span><text:span text:style-name="T1">ndan bahsetmiş, açıkça Hz. İsa'nın </text:span><text:span text:style-name="T3">"BİR ŞAHIS"</text:span><text:span text:style-name="T1"> olduğunu ifade etmiştir. </text:span><text:span text:style-name="T3">"TANINMA"</text:span><text:span text:style-name="T1"> fiili, burada </text:span><text:span text:style-name="T3">"tanınacak bir kimse olduğunu"</text:span><text:span text:style-name="T1"> ifade etmekte ve Bediüzzaman'ın manevi bir varlığı değil, bizzat Hz. İsa'yı kastettiğini ortaya koymaktadır. </text:span></text:p>
      <text:p text:style-name="P307"><text:span text:style-name="T1">Bunun yanı sıra Bediüzzaman bu sözleriyle Hz. İsa'nın ve onun şahs-ı manevisinin birbirinden ayrı kavramlar olduğunu belirtmektedir. Zira Bediüzzaman </text:span><text:span text:style-name="T3">"Hz. İsa'yı tanıyan bir topluluk"</text:span><text:span text:style-name="T1">tan bahsetmekte, ayrıca</text:span><text:span text:style-name="T3"> "Hz. İsa'nın da bu topluluk tarafından tanınacağını"</text:span><text:span text:style-name="T1"> </text:span><text:soft-page-break/><text:span text:style-name="T1">bildirmektedir. Bir şahs-ı manevinin bir şahs-ı maneviyi tanıması ya da bir şahs-ı manevi tarafından tanınması hiçbir açıdan söz konusu değildir. </text:span></text:p>
      <text:p text:style-name="P54">Bediüzzaman'ın üzerinde durduğu bu gerçek, şu iki sorunun cevaplarıyla bir kez daha ortaya çıkmaktadır:</text:p>
      <text:p text:style-name="P54">1- Bediüzzaman kimin imanın ışığıyla tanınacağından bahsetmiştir?</text:p>
      <text:p text:style-name="P54">Hz. İsa'nın. </text:p>
      <text:p text:style-name="P254">2- Bediüzzaman Hz. İsa'yı kimlerin tanıyacağından bahsetmiştir?</text:p>
      <text:p text:style-name="P254">Onu imanlarının nuruyla tanıyan cemaatinin.</text:p>
      <text:p text:style-name="P1"/>
      <text:p text:style-name="P41">16) <text:s/>VE TABİ OLAN:</text:p>
      <text:p text:style-name="P71"><text:span text:style-name="T29">Bediüzzaman burada Hz. İsa'ya </text:span><text:span text:style-name="T31">"TABİ OLAN"</text:span><text:span text:style-name="T29"> bir cemaatin varlığından söz etmektedir. Bir şahs-ı manevinin bir şahs-ı maneviye tabi olması elbette ki söz konusu değildir. Zira, bir şahs-ı maneviye değil, ancak bir şahsa tabi olunabilir. Bediüzzaman da bu ifadesiyle bu gerçeği dile getirmiş; Hz. İsa'nın, kendisine uyan, tabi olan ve onun gösterdiği yolu izleyen cemaatinin, yani şahs-ı manevisinin başında</text:span><text:span text:style-name="T31"> "BİR ŞAHIS"</text:span><text:span text:style-name="T29"> olarak bulunacağını hatırlatmıştır. Hz. İsa ile aynı dönemde yaşamak, ona tabi olmak, havarileri gibi Allah yolunda bu mübarek zatın yardımcıları olmak, bütün Müslümanların talip oldukları büyük bir şereftir. Hadislerde ve Bediüzzaman'ın sözlerinde belirtildiği gibi Allah, Hz. Mehdi ve yanındakilere, Hz. İsa ve ona tabi olan az sayıdaki inananla aynı safta fikri mücadele yürütmeyi nasip edecektir. Bediüzzaman eserlerinde bu hak fikri mücadelenin kendisinden hemen sonraki bir dönemde gerçekleşeceğini belirterek Hz. İsa ve Hz. Mehdi'nin çıkışının onun yaşadığı yıllarda henüz gerçekleşmemiş olduğunu ifade etmiştir.</text:span></text:p>
      <text:p text:style-name="P54"/>
      <text:p text:style-name="P41">17) CEMAAT-İ RUHANİYE-İ MÜCAHİDİNİN (MÜCADELE EDEN RUHANİ CEMAATİNİN):</text:p>
      <text:p text:style-name="P71"><text:span text:style-name="T29">Bediüzzaman bu sözlerinde Hz. İsa'nın, kendisini destekleyen, ona inanan ve gösterdiği yolu izleyen kimselerden oluşan bir cemaati olacağından bahsetmektedir. Bu cemaat Hz. İsa'nın şahs-ı manevisini oluşturmaktadır. Ancak başında da bir lider ve bu şahs-ı maneviyi temsil eden şahıs olarak Hz. İsa bizzat bulunacaktır. Bediüzzaman da bu sözleriyle Hz. İsa'nın şahsı ile onun şahs-ı manevisinin birbirinden iki ayrı kavram olduğunu vurgulamaktadır. Hz. İsa'nın yüksek maneviyatını anlamak, ancak bu kutlu zatı algılayabilecek kapasitede maneviyata sahip insanlara nasip olacaktır. Bu topluluk Bediüzzaman tarafından </text:span><text:span text:style-name="T31">"cemaat-i ruhaniye-i mücahidin"</text:span><text:span text:style-name="T29"> sözleriyle ifade edilmiştir. Bediüzzaman'ın da belirttiği gibi bu topluluk, ruhaniyeti, manevi derecesi yüksek ve Allah yolunda fikri mücadele eden, sürekli gayret içinde olan bir topluluktur.</text:span></text:p>
      <text:p text:style-name="P54"/>
      <text:p text:style-name="P41">18) KEMMİYETİ (SAYISI)... AZ VE KÜÇÜK:</text:p>
      <text:p text:style-name="P71"><text:span text:style-name="T29">Bediüzzaman Hz. İsa'nın bir lider olarak başında bulunduğu topluluğun sayısının, Allah'ı inkar eden topluluğa kıyasla daha az ve küçük olduğunu bildirmektedir. Yüce Allah'ın Kuran'da bildirdiği gibi, </text:span><text:span text:style-name="T31">"... Nice küçük topluluk, daha çok olan bir topluluğa Allah'ın izniyle galib gelmiştir."</text:span><text:span text:style-name="T29"> (Bakara Suresi, 249) Ahir zamanda da Hz. İsa ve Hz. Mehdi'ye bağlı sayıları az ama Allah'a gönülden iman eden, salih müminler –Allah'ın izniyle- üstün gelecekler, Mesih Deccal'in </text:span><text:soft-page-break/><text:span text:style-name="T29">fitnesini tam anlamıyla ortadan kaldıracaklardır.</text:span></text:p>
      <text:p text:style-name="P71"><text:span text:style-name="T29">Bediüzzaman bu sözleriyle bir kez daha Hz. İsa'nın bizzat temsil ettiği cemaatinden bahsetmekte, bu topluluğun niteliklerini anlatmaktadır. Ancak yukarıda da açıklandığı gibi, bu mümin topluluğunun başındaki lider de Hz. İsa'nın şahsıdır. Bediüzzaman bu yolla Hz. İsa'nın manevi bir kişilik değil, temsil ettiği şahs-ı manevinin başında bulunan</text:span><text:span text:style-name="T31"> "BİR ŞAHIS" </text:span><text:span text:style-name="T29">olduğunu belirtmektedir.</text:span></text:p>
      <text:p text:style-name="P253"/>
      <text:p text:style-name="P71"><text:span text:style-name="T57">Hattâ, <text:s/></text:span><text:span text:style-name="T60">"HAZRET-İ İSA ALEYHİSSELAM GELİR, HZ. MEHDİ'YE NAMAZDA İKTİDA EDER (uyar), TABİ OLUR."</text:span><text:span text:style-name="T29">19</text:span><text:span text:style-name="T57"> <text:s text:c="2"/>diye rivayeti </text:span><text:span text:style-name="T60">BU İTTİFAKA</text:span><text:span text:style-name="T57"> (birleşmeye) </text:span><text:span text:style-name="T60">VE HAKİKAT-I KUR'ANİYE'NİN METBUİYETİNE VE HAKİMİYETİNE</text:span><text:span text:style-name="T57"> (Kuran hakikatlerine uyulmasına ve tabi olunmasına) </text:span><text:span text:style-name="T60">İŞARET EDER</text:span><text:span text:style-name="T57">.</text:span><text:span text:style-name="T29">20</text:span><text:span text:style-name="T57"> <text:s/></text:span><text:span text:style-name="T54">(Şualar, s. 493)</text:span></text:p>
      <text:p text:style-name="P54"/>
      <text:p text:style-name="P54">Peygamber Efendimiz (sav) bir hadis-i şerifinde Hz. İsa'nın, Hz. Mehdi'nin arkasında namaz kılacağını bildirmiştir:</text:p>
      <text:p text:style-name="P71"><text:span text:style-name="T35">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Hz. İsa onun omuzlarına elini koyar ve ona der ki, "Geç öne namazı kıldır. Zira kamet (farz namazı kılmak için okunan ezan; namaza başlama işareti) senin için getirilmiştir."</text:span><text:span text:style-name="T54">... (Ebu Rafi'den rivayet edilmiştir; İmam Şarani, Ölüm, Kıyamet, Ahiret ve Ahir Zaman Alametleri, Bedir Yayınevi, s. 495-496)</text:span></text:p>
      <text:p text:style-name="P54">Bediüzzaman, Peygamberimiz (sav)'in bu hadisine dikkat çekmekte, bu olayın Hz. İsa ve Hz. Mehdi'nin çıkışlarının önemli alametlerinden biri olduğunu hatırlatmaktadır. Bediüzzaman sözlerinde ayrıca Hz. İsa ve Hz. Mehdi döneminde Allah'ın izniyle, İslam ahlakının tüm dünyaya hakim olacağını ifade etmektedir. Bu hakimiyete, Hz. İsa ve Hz. Mehdi'nin ittifakıyla yürütülecek büyük fikri mücadelenin vesile olacağını belirtmektedir.</text:p>
      <text:p text:style-name="P214"/>
      <text:p text:style-name="P295">19) HAZRET-İ İSA ALEYHİSSELAM GELİR, HZ. MEHDİ'YE NAMAZDA İKTİDA EDER (UYAR), TÂBİ OLUR:</text:p>
      <text:p text:style-name="P307"><text:span text:style-name="T1">Bediüzzaman bu sözünde Peygamberimiz (sav)'in sahih hadisleri doğrultusunda</text:span><text:span text:style-name="T3"> "HZ. İSA'NIN, HZ. MEHDİ İLE BİRLİKTE NAMAZ KILACAĞINI" </text:span><text:span text:style-name="T1">belirtmiştir. Namaz, Rabbimiz'in insanlar için farz kıldığı bir ibadettir. Şahsı manevilerin birlikte namaz kılması, namazda imamlık yapmaları mümkün değildir. Bediüzzaman da bu gerçeğin kuşkusuz ki çok iyi bilincindedir ve bu sözleriyle, Hz. İsa'nın ve Hz. Mehdi'nin </text:span><text:span text:style-name="T3">"BİRER ŞAHIS" </text:span><text:span text:style-name="T1">olarak ortaya çıkacaklarını haber vermektedir. Hz. İsa, yeryüzüne önceki gelişinde namaz ibadetini yerine getirdiği gibi ikinci kez gelişinde de Allah'ın izniyle bu ibadetine devam edecektir. Kuran'da bu konu şöyle bildirilmektedir: </text:span></text:p>
      <text:p text:style-name="P264">(İsa) Dedi ki: "Şüphesiz ben Allah'ın kuluyum. (Allah) Bana Kitabı verdi ve beni peygamber kıldı. Nerede olursam (olayım,) beni kutlu kıldı ve HAYAT SÜRDÜĞÜM MÜDDETÇE, BANA NAMAZI VE ZEKATI VASİYET (EMR) ETTİ." (Meryem Suresi, 30-31)</text:p>
      <text:p text:style-name="P54">Ahir zamanda Hz. İsa ve Hz. Mehdi'nin mübarek şahısları ortaya çıkacak, Hz. İsa, Hz. <text:soft-page-break/>Mehdi'nin imamlığında namaz kılacak, bu iki mübarek zatın yapacakları büyük fikri mücadele neticesinde İslam ahlakı yeryüzüne hakim olacaktır. Bediüzzaman pek çok sahih hadiste yer alan bu konuyu hatırlatarak, Hz. İsa ile Hz. Mehdi'nin geldiklerinde karşılıklı diyalog içerisinde olacaklarını bildirmektedir. Bunun için her iki kutlu şahsın da aynı dönemde ortaya çıkmaları ve biraraya gelmeleri gerekmektedir. Ancak Bediüzzaman hayattayken böyle bir olay gerçekleşmiş değildir. Hz. İsa'nın gelişi ve Hz. Mehdi'yle birlikte namaz kılmaları tüm dünya Müslümanları tarafından beklenmektedir.</text:p>
      <text:p text:style-name="P54"/>
      <text:p text:style-name="P41">20) BU İTTİFAKA (BİRLEŞMEYE) VE HAKİKAT-I KUR'ANİYENİN METBUİYETİNE VE HÂKİMİYETİNE (KURAN HAKİKATLERİNE UYULMASINA VE TABİ OLUNMASINA) İŞARET EDER:</text:p>
      <text:p text:style-name="P254">Bediüzzaman, Hz. İsa ve Hz. Mehdi'nin Kuran ahlakının tüm yeryüzüne hakim olması için ittifak edeceklerini bildirmiştir. İki dinin birleşmesinin İslamiyet üzerine olacağını hadislerle açıklayan Bediüzzaman, Kuran'ın tabi olunan kitap olacağını, onun hükümlerinin geçerli ve hakim olacağını bildirmiştir. Bu ittifak ve bu büyük gelişmeler henüz gerçekleşmemiştir ve bu tarihi olay da tüm dünya Müslümanları tarafından büyük bir heyecanla beklenmektedir. Bediüzzaman, kendisi hayatta iken gerçekleşmemiş olan bu olayların, Hz. Mehdi'nin önemli özelliklerinden olduğunu belirterek, Hz. Mehdi'nin kendisinden sonraki bir zamanda geleceğini ifade etmiştir.</text:p>
      <text:p text:style-name="P254"/>
      <text:p text:style-name="P307"><text:span text:style-name="T56">"</text:span><text:span text:style-name="T59">BÜYÜK MEHDİ"NİN DÖRT EHEMMİYETLİ VAZİFESİNİN VE DAHA EVVEL GELİP GEÇEN KÜÇÜK MEHDİLER "BÜYÜK MEHDİ"NİN BİR KISIM VAZİFELERİNİ BİR CİHETTE</text:span><text:span text:style-name="T56"> (bir açıdan) </text:span><text:span text:style-name="T59">İCRA ETTİKLERİNİ</text:span><text:span text:style-name="T56"> (yerine getirdiklerini)</text:span><text:span text:style-name="T1">21</text:span><text:span text:style-name="T56"> <text:s/>ve </text:span><text:span text:style-name="T59">ŞERİAT-I MUHAMMEDİYE'Yİ (A.S.M.)</text:span><text:span text:style-name="T56"> (Peygamberimiz (sav)'in yolunu, Kuran ahlakını) </text:span><text:span text:style-name="T59">VE HAKİKAT-İ FURKANİYEYİ</text:span><text:span text:style-name="T56"> (Kuran ahlakının esaslarını, hakikatlerini) </text:span><text:span text:style-name="T59">VE SÜNNETİ AHMEDİYEYİ (A.S.M.)</text:span><text:span text:style-name="T56"> (Peygamberimiz (sav)'in sünnetini)</text:span><text:span text:style-name="T1">22</text:span><text:span text:style-name="T56"> </text:span><text:span text:style-name="T59">İHYA İLE</text:span><text:span text:style-name="T56"> (yeniden canlandırma ile), </text:span><text:span text:style-name="T59">İLAN VE İCRA İLE</text:span><text:span text:style-name="T56"> (herkese duyurarak ve uygulayarak),</text:span><text:span text:style-name="T1">23</text:span><text:span text:style-name="T56"> <text:s text:c="3"/></text:span><text:span text:style-name="T59">BAŞKUMANDANLARI OLAN "BÜYÜK MEHDİ"NİN KEMAL-İ ADALETİNİ</text:span><text:span text:style-name="T56"> (yüce adaletini) </text:span><text:span text:style-name="T59">VE HAKKANİYETİNİ </text:span><text:span text:style-name="T56">(haktan ve doğruluktan ayrılmayışını, doğruluğunu) </text:span><text:span text:style-name="T59">DÜNYAYA GÖSTERMELERİ</text:span><text:span text:style-name="T1">24</text:span><text:span text:style-name="T56"> <text:s/>gayet makul olmakla beraber, gayet lazım ve zaruri ve hayat-i içtimaiye-i insaniyedeki düsturların (cemiyet hayatına ait kuralların) muktezasıdır (gereğidir). </text:span><text:span text:style-name="T53">(Şualar, s. 456)</text:span></text:p>
      <text:p text:style-name="P254"/>
      <text:p text:style-name="P254">Bediüzzaman, Hz. Mehdi'nin İslam ahlakını yeniden yaşanır hale getireceğini, Peygamberimiz (sav)'in sünnetiyle hareket edeceğini, üstün bir adalet anlayışı olacağını anlatmaktadır:</text:p>
      <text:p text:style-name="P14"/>
      <text:p text:style-name="P41">21) <text:s/>"BÜYÜK MEHDİ"NİN DÖRT EHEMMİYETLİ VAZİFESİNİN VE DAHA EVVEL GELİP GEÇEN KÜÇÜK MEHDİLER "BÜYÜK MEHDİ"NİN BİR KISIM VAZİFELERİNİ BİR CİHETTE (BİR AÇIDAN) İCRA ETTİKLERİNİ (YERİNE GETİRDİKLERİNİ):</text:p>
      <text:p text:style-name="P71"><text:span text:style-name="T29">Bediüzzaman yukarıda yer alan sözlerinde, iki ayrı tür Mehdi olduğunu belirtmiştir. </text:span><text:soft-page-break/><text:span text:style-name="T29">Bunlardan birini </text:span><text:span text:style-name="T38">"küçük Mehdiler" </text:span><text:span text:style-name="T29">olarak adlandırmış, diğerinin ise ahir zamanda gelecek olan </text:span><text:span text:style-name="T31">"BÜYÜK MEHDİ"</text:span><text:span text:style-name="T29"> olduğunu belirtmiştir. Bediüzzaman </text:span><text:span text:style-name="T31">"BÜYÜK MEHDİ"</text:span><text:span text:style-name="T29">nin çok açıkça görülen ve taklit edilmesi mümkün olmayan bazı alametleri olduğunu belirtmiştir. Peygamberimiz (sav)'in sünnetinin yeniden canlandırılması ve İslam ahlakının tüm dünyada hakim olması, tüm Müslümanlar arasında İslam birliğinin oluşturulması, Hristiyanlarla Müslümanların ittifakının sağlanması, Hz. Mehdi'nin reddedilmesi mümkün olmayan alametleridir. Bediüzzaman, "küçük Mehdi" olarak bahsettiği, önceki asırlarda gelen Müslüman şahısların Hz. Mehdi'nin yapacağı hizmetlerden bazılarını bir açıdan yerine getirdiklerini, ancak hiçbirinin bu görevlerin hepsini birarada yerine getiremediklerini ifade etmiştir. Bediüzzaman bu sözleriyle, ahir zamanda gelmesi beklenen "Büyük Mehdi"nin, geçmişte gönderilen Müslüman şahıslarla karıştırılmaması gerektiğini;</text:span><text:span text:style-name="T31"> "Büyük Mehdi"nin ancak sayılan tüm görevlerini birarada gerçekleştirmesiyle tanınacağını"</text:span><text:span text:style-name="T29"> hatırlatmıştır. Peygamberimiz (sav)'in sünnetinin yeniden canlandırılarak İslam ahlakının tüm dünyaya hakim kılınması, İslam birliğinin oluşturulması, Hristiyan ve Müslüman ittifakının sağlanması ne Bediüzzaman'ın yaşadığı dönemde ne de ondan önceki devirlerde gerçekleştirilmemiş olaylardır. Bediüzzaman da bu gerçeğe dikkat çekerek Hz. Mehdi'nin kendisinden ilerideki bir tarihte geleceğini ve bu mübarek insanın, geçmişte İslam'a hizmet eden diğer Müslüman şahıslardan bu alametleriyle ayırt edilebileceğini belirtmiştir. </text:span></text:p>
      <text:p text:style-name="P150"><text:span text:style-name="T1">Bunun yanında Bediüzzaman bu açıklamalarıyla </text:span><text:span text:style-name="T3">"Hz. Mehdi'nin BİR ŞAHIS olduğunu" </text:span><text:span text:style-name="T1">da bir kez daha vurgulamıştır. Ahir zamanın</text:span><text:span text:style-name="T3"> "Büyük Mehdi"</text:span><text:span text:style-name="T1">sinden önce gelen tüm İslam büyükleri, müceddidler ve Bediüzzaman'ın "küçük Mehdi" olarak adlandırdığı kimseler hep birer şahıs olmuşlardır. Bediüzzaman, Allah'ın bu adetullahının ahir zamanda da değişmeyeceğine ve </text:span><text:span text:style-name="T3">"BÜYÜK </text:span><text:span text:style-name="T30">MEHDİ"</text:span><text:span text:style-name="T28">nin de yine</text:span><text:span text:style-name="T30"> "BİR ŞAHIS"</text:span><text:span text:style-name="T28"> olacağına dikkat çekmektedir.</text:span></text:p>
      <text:p text:style-name="P125"/>
      <text:p text:style-name="P41">22) <text:s/>ŞERİAT-I MUHAMMEDİYE'Yİ (A.S.M.) (PEYGAMBERİMİZ (SAV)'İN YOLUNU, KURAN AHLAKINI) VE HAKİKAT-İ FURKANİYEYİ (KURAN AHLAKININ ESASLARINI, HAKİKATLERİNİ) VE SÜNNETİ AHMEDİYEYİ (A.S.M.) (PEYGAMBERİMİZ (SAV)'İN SÜNNETİNİ):</text:p>
      <text:p text:style-name="P307"><text:span text:style-name="T1">Bediüzzaman </text:span><text:span text:style-name="T3">"ŞERİAT-I MUHAMMEDİYE'Yİ VE HAKİKAT-İ FURKANİYEYİ VE SÜNNETİ AHMEDİYEYİ (A.S.M.)" </text:span><text:span text:style-name="T1">sözleriyle, pek çok hadiste de bildirildiği gibi, Hz. Mehdi'nin ahir zamanda Peygamber Efendimiz (sav)'in sünneti ile amel edeceğini ve dini, bidatlardan arındıracağını ve İslam dinini özüne döndüreceğini belirtmektedir. Peygamberimiz (sav)'in bu konuyu bildiren hadislerinden bazıları şöyledir: </text:span></text:p>
      <text:p text:style-name="P39">Hz. Mehdi hiçbir bidatı bırakmayacak. (El-Kavlu'l Muhtasar Fi Alamatil Mehdiyy-il Muntazar, s. 43)</text:p>
      <text:p text:style-name="P39">Mehdi kaldırmadık bidat bırakmayacaktır. Ahir zamanda aynı Peygamber (sav) gibi dinin icablarını yerine getirecektir. (Kıyamet Alametleri, s. 163)</text:p>
      <text:p text:style-name="P254">Hz. Mehdi İslam dinini, Asr-ı Saadet olarak adlandırılan Peygamberimiz (sav)'in döneminde yaşanan ve Kuran'da bildirilen şekline döndürecektir. Bu görev İslam tarihinde diğer İslam alimlerine nasip olmamış, bugüne kadar böyle bir durum gerçekleşmemiştir. Bediüzzaman da bu açıklamasıyla, İslam dinini aslına döndürme görevinin ancak Hz. Mehdi'ye nasip olacağını ve <text:soft-page-break/>bunun Hz. Mehdi'nin tanınmasını sağlayacak en önemli alametlerden olduğunu hatırlatmaktadır. <text:s/></text:p>
      <text:p text:style-name="P1"/>
      <text:p text:style-name="P41">23) <text:s/>İHYA İLE (YENİDEN CANLANDIRMA İLE), İLAN VE İCRA İLE (HERKESE DUYURARAK VE UYGULAYARAK):</text:p>
      <text:p text:style-name="P54">Bediüzzaman bu sözlerinde Hz. Mehdi'nin izleyeceği yolu anlatmakta, insanları hak dine davet ederken kullanacağı yöntemleri açıklamaktadır:</text:p>
      <text:p text:style-name="P71"><text:span text:style-name="T29">Bediüzzaman'ın burada kullandığı </text:span><text:span text:style-name="T31">"İHYA" </text:span><text:span text:style-name="T29">kelimesinin anlamı, </text:span><text:span text:style-name="T31">"YENİDEN CANLANDIRMA"</text:span><text:span text:style-name="T29">dır. Bediüzzaman'ın da belirttiği gibi, Hz. Mehdi ahir zamanda Kuran'dan uzaklaşmış olan insanların yeniden Kuran ahlakına göre yaşamalarına vesile olacaktır. </text:span></text:p>
      <text:p text:style-name="P150"><text:span text:style-name="T3">"İLAN" </text:span><text:span text:style-name="T1">kelimesinin anlamı ise, </text:span><text:span text:style-name="T3">"HERKESE DUYURMA"</text:span><text:span text:style-name="T1">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text:span></text:p>
      <text:p text:style-name="P71"><text:span text:style-name="T31">"İCRA" </text:span><text:span text:style-name="T29">kelimesinin anlamı da, </text:span><text:span text:style-name="T31">"UYGULAMA"</text:span><text:span text:style-name="T29">dır. Bediüzzaman bu sözleriyle de Hz. Mehdi'nin, Kuran ahlakını tüm dünyada hakim edeceğini ve tüm toplumlarda yaşanır hale getireceğini belirtmektedir.</text:span></text:p>
      <text:p text:style-name="P54">Bediüzzaman'ın burada Hz. Mehdi'nin faaliyetleri hakkında üzerinde durduğu büyük çaplı hizmetler, tüm dünyanın gözleri önünde gerçekleşecek olaylardır. Bediüzzaman bunların hiçbirinin kendisi hayatta iken gerçekleşmemiş olduğuna dikkat çekmekte, ancak bu alemetlerin gerçekleşmesine vesile olan kişinin Hz. Mehdi olabileceğini belirtmektedir.</text:p>
      <text:p text:style-name="P150"><text:span text:style-name="T1">Bediüzzaman, dikkat çektiği bu önemli konuyla birlikte Hz. Mehdi'nin bir şahs-ı manevi olmadığını da vurgulamaktadır. Bediüzzaman, İslam dininin esaslarını, Peygamberimiz (sav)'in sünnetini </text:span><text:span text:style-name="T3">"İHYA, İLAN VE İCRA EDECEK BİR ŞAHSIN" </text:span><text:span text:style-name="T1">varlığından söz etmektedir. Tüm bu icraatler "iman, akıl ve vicdan sahibi kutlu </text:span><text:span text:style-name="T3">BİR ZATIN </text:span><text:span text:style-name="T1">yerine getirebileceği" görevlerdir. Dolayısıyla Bediüzzaman bu açıklamalarıyla</text:span><text:span text:style-name="T3"> "HZ. MEHDİ'NİN BİR ŞAHS-I MANEVİ OLAMAYACAĞI" </text:span><text:span text:style-name="T1">konusunda da kesin bir delil daha ortaya koymaktadır.</text:span></text:p>
      <text:p text:style-name="P1"/>
      <text:p text:style-name="P41">24) <text:s/>BAŞKUMANDANLARI OLAN "BÜYÜK MEHDİ"NİN KEMAL-İ ADALETİNİ (YÜCE ADALETİNİ) VE HAKKANİYETİNİ (HAKTAN VE DOĞRULUKTAN AYRILMAYIŞINI, DOĞRULUĞUNU) DÜNYAYA GÖSTERMELERİ):</text:p>
      <text:p text:style-name="P54">Peygamber Efendimiz (sav)'den rivayet edilen birçok hadiste Hz. Mehdi döneminde yeryüzünün adaletle dolacağı haber verilmektedir:</text:p>
      <text:p text:style-name="P71"><text:span text:style-name="T54">Kıyametin kopması için zamanda sadece bir günden başka vakit kalmamış da olsa Allah, benim Ehl-i Beytimden (soyumdan) bir zatı gönderecek, yeryüzü zulümle dolduğu gibi, </text:span><text:span text:style-name="T35">o yeryüzünü adaletle dolduracak. </text:span><text:span text:style-name="T54">(Sünen-i Ebu Davud, 5/92)</text:span></text:p>
      <text:p text:style-name="P71"><text:span text:style-name="T54">Mehdi bendendir, </text:span><text:span text:style-name="T35">yeryüzü zulüm ve işkence ile dolduğu gibi onu doğruluk ve adaletle doldurur. </text:span><text:span text:style-name="T54">(Sünen-i Ebu Davud, 5/93)</text:span></text:p>
      <text:p text:style-name="P150"><text:span text:style-name="T53">Bu (Emir) de (Hz. Mehdi) insanlar yeryüzünü daha önce zulüm ile doldurdukları gibi, </text:span><text:span text:style-name="T8">yeryüzünü adaletle dolduracaktır. </text:span><text:span text:style-name="T53">(Sünen-i İbn-i Mace, 10/348)</text:span></text:p>
      <text:p text:style-name="P71"><text:soft-page-break/><text:span text:style-name="T29">Hadislerde belirtilen, bu adalet ve huzur ortamı çok geniş çapta ve çok benzersiz olacaktır. Bediüzzaman da </text:span><text:span text:style-name="T31">"KEMAL-İ ADALETİ"</text:span><text:span text:style-name="T29"> ve </text:span><text:span text:style-name="T31">"HAKKANİYETİ" </text:span><text:span text:style-name="T29">sözleriyle, Hz. Mehdi'nin adaletinin en mükemmel şekilde olacağını bildirmektedir. Bediüzzaman Hz. Mehdi'nin bu vasışarını dile getirerek öncelikle onun bir şahs-ı manevi olmadığını, </text:span><text:span text:style-name="T31">"ADALET YAPABİLECEK, HAK VE DOĞRU YOLU İZLEYEBİLECEK BİR ŞAHIS"</text:span><text:span text:style-name="T29"> olduğunu ifade etmektedir. Bir şahs-ı manevinin "adaletli olması ya da hak yoldan ayrılmama vasfını taşıması" söz konusu değildir. Bediüzzaman da Hz. Mehdi'nin ahlakındaki bu </text:span><text:span text:style-name="T31">"MÜMİN VASIŞARI"</text:span><text:span text:style-name="T29">na dikkat çekerek, bu konuya açıklık kazandırmış ve onun mübarek </text:span><text:span text:style-name="T31">"BİR İNSAN" </text:span><text:span text:style-name="T29">olduğunu hatırlatmıştır. </text:span></text:p>
      <text:p text:style-name="P71"><text:span text:style-name="T29">Bediüzzaman bu sözlerinin başında ise </text:span><text:span text:style-name="T31">"Büyük Mehdi"</text:span><text:span text:style-name="T29">nin </text:span><text:span text:style-name="T31">"BAŞKUMANDANLIK"</text:span><text:span text:style-name="T29"> sıfatına dikkat çekmiştir. Bu, ancak</text:span><text:span text:style-name="T31"> "BİR İNSAN"</text:span><text:span text:style-name="T29">ın sahip olabileceği bir özellik ve bir insanın üstlenebileceği bir görevdir. Çok açıktır ki Bediüzzaman burada bir şahs-ı manevinin müminlerin başkumandanı olacağından bahsetmemekte; </text:span><text:span text:style-name="T31">"BU GÖREVİ YERİNE GETİREBİLECEK ÖZELLİKLERE SAHİP BİR ŞAHSI"</text:span><text:span text:style-name="T29"> ifade etmektedir. </text:span></text:p>
      <text:p text:style-name="P307"><text:span text:style-name="T1">Bediüzzaman </text:span><text:span text:style-name="T3">"Başkumandanları olan "Büyük Mehdi"nin kemal-i adaletini ve hakkaniyetini DÜNYAYA GÖSTERMELERİ" </text:span><text:span text:style-name="T1">sözleriyle burada ayrıca Hz. Mehdi'nin yüce adaletinin, haktan ve doğruluktan ayrılmayışının mükemmelliğine </text:span><text:span text:style-name="T3">"BÜTÜN DÜNYANIN ŞAHİT OLACAĞINI" </text:span><text:span text:style-name="T1">ifade etmektedir. Tüm insanlar, bu mübarek zatı görüp tanıyacaklar, Allah'ın adil sıfatının yeryüzündeki tecellilerini Hz. Mehdi'de göreceklerdir. Hz. Mehdi'nin büyük fikri mücadelesi neticesinde, belki de tüm dünyada ilk kez zulüm ve kargaşa tamamen bitecek, dünya çapında barış, huzur ve adalet olacaktır. Bediüzzaman bu açıklamalarıyla, Hz. Mehdi'nin geçmiş dönemlerde gelmediğini, geldiğinde ise Allah'ın bu gelişmelerle onu insanlara tanıtacağını bildirmektedir.</text:span></text:p>
      <text:p text:style-name="P254"/>
      <text:p text:style-name="P54">Ayrıca hem iki Deccal'in sıfatları ve halleri ayrı ayrı olduğu </text:p>
      <text:p text:style-name="P54">halde, mutlak gelen RİVAYETLERDE İLTİBAS OLUYOR</text:p>
      <text:p text:style-name="P71"><text:span text:style-name="T29">(karıştırılıyor), BİRİ ÖTEKİ ZANNEDİLİR.</text:span><text:span text:style-name="T67">25</text:span></text:p>
      <text:p text:style-name="P54">HEM "BÜYÜK MEHDİ"NİN HALLERİ SABIK MEHDİ-</text:p>
      <text:p text:style-name="P54">LERE (önceki Mehdilere) İŞARET EDEN RİVAYETLERE</text:p>
      <text:p text:style-name="P71"><text:span text:style-name="T29">MUTABIK (uygun) ÇIKMIYOR,</text:span><text:span text:style-name="T67">26</text:span><text:span text:style-name="T29"> hadis-i müteşabih (birçok</text:span></text:p>
      <text:p text:style-name="P54">anlama gelebilecek hadis) hükmüne geçer.</text:p>
      <text:p text:style-name="P54">(Şualar, s. 582)</text:p>
      <text:p text:style-name="P54"/>
      <text:p text:style-name="P54">Bediüzzaman, Peygamberimiz (sav)'in ahir zamanla ilgili hadislerinde bahsi geçen Deccallerin özelliklerinin ve faaliyetlerinin birbirine benzediğini; bu sebeple birinin diğeri zannedilebildiğini söylemektedir. Ancak bu hadislerde "Büyük Mehdi"ye dair bildirilen özelliklerin, "sabık Mehdiler" olarak bahsettiği, önceki dönemlerde gelmiş olan müceddidlerden çok farklı olduğunu belirtmiştir:</text:p>
      <text:p text:style-name="P40"/>
      <text:p text:style-name="P41">25) <text:s/>RİVAYETLERDE İLTİBAS OLUYOR (KARIŞTIRILIYOR) BİRİ ÖTEKİ ZANNEDİLİR:</text:p>
      <text:p text:style-name="P71"><text:span text:style-name="T29">Bediüzzaman </text:span><text:span text:style-name="T31">"İLTİBAS OLUYOR (KARIŞTIRILIYOR) BİRİ ÖTEKİ ZANNEDİLİR"</text:span><text:span text:style-name="T29"> </text:span><text:soft-page-break/><text:span text:style-name="T29">sözleriyle, hadislerde bahsi geçen Deccallerin karıştırılabildiğini hatırlatmıştır. Bediüzzaman ahir zamanda gelecek</text:span><text:span text:style-name="T31"> "Büyük Mehdi"</text:span><text:span text:style-name="T29"> ile "sabık Mehdiler" arasında ise böyle bir karıştırmanın söz konusu olamayacağını belirtmiştir. Bunun sebebinin de </text:span><text:span text:style-name="T31">"Peygamberimiz (sav)'in hadislerinde sabık Mehdiler ile ilgili olarak verilen bilgilerin Büyük Mehdi'nin özellikleri ile uyuşmaması" </text:span><text:span text:style-name="T29">olduğunu ifade etmiştir. </text:span></text:p>
      <text:p text:style-name="P71"><text:span text:style-name="T29">Bediüzzaman bu sözleriyle </text:span><text:span text:style-name="T31">"BÜYÜK MEHDİ"</text:span><text:span text:style-name="T29">nin</text:span><text:span text:style-name="T31"> "geçmiş zamanlarda gelmemiş olduğunu"</text:span><text:span text:style-name="T29">, bu mübarek şahsın,</text:span><text:span text:style-name="T31"> "Peygamberimiz (sav)'in bildirdiği tüm özelliklere birden sahip olmasıyla tanınacağını" </text:span><text:span text:style-name="T29">dile getirmiştir. Zira bir kişinin Mehdi olabilmesi için Peygamberimiz (sav)'in hadislerinde bildirilen özelliklerin tamamını birden üzerinde göstermesi gerekmektedir. Yoksa bazı alametlerin var zannedilmesiyle, o kişinin Mehdi olduğunun düşünülmesi doğru değildir. Hz. Mehdi, Allah'ın izniyle ortaya çıktığı zaman, Peygamberimiz (sav)'in bildirdiği tüm bu alametleri üzerinde taşıyacaktır. Peygamberimiz (sav)'in bildirdiği gibi "seyyid", yani Peygamberimiz (sav)'in soyundan olacak, İslam ahlakını tüm dünyaya hakim kılacak, yeryüzüne benzersiz bir adalet, huzur, bolluk ve bereket getirecektir. Bediüzzaman da buradaki sözleriyle bu alametlerin farklılığına dikkat çekmiş, bu özelliklerle uyuşmayan şahısların Hz. Mehdi olamayacağını hatırlatmıştır.</text:span></text:p>
      <text:p text:style-name="P71"><text:span text:style-name="T29">Bediüzzaman bu konuyu anlattığı sözlerinde bir başka konuyu daha vurgulamış, hadislerde bildirilen Deccallerin, sabık Mehdilerin ve Hz. Mehdi'nin "manevi kişilikler" değil, </text:span><text:span text:style-name="T31">"BİRER ŞAHIS" </text:span><text:span text:style-name="T29">olduklarını belirten açıklamalar da yapmıştır. Zira </text:span><text:span text:style-name="T31">"BİRİ" </text:span><text:span text:style-name="T29">ve </text:span><text:span text:style-name="T31">"ÖTEKİ"</text:span><text:span text:style-name="T29"> sözleri burada </text:span><text:span text:style-name="T31">"KİŞİ"</text:span><text:span text:style-name="T29"> ifade eden zamirler olarak kullanılmıştır. Bediüzzaman bu sözleriyle hem</text:span><text:span text:style-name="T31"> "SABIK MEHDİLERİN" </text:span><text:span text:style-name="T29">hem de </text:span><text:span text:style-name="T31">"BÜYÜK MEHDİ"</text:span><text:span text:style-name="T29">nin </text:span><text:span text:style-name="T31">"BİRER ŞAHIS" </text:span><text:span text:style-name="T29">olduklarını ifade etmektedir.</text:span></text:p>
      <text:p text:style-name="P54"/>
      <text:p text:style-name="P142">26) HEM "BÜYÜK MEHDİ"NİN HALLERİ SABIK MEHDİLERE (ÖNCEKİ MEHDİLERE) İŞARET EDEN RİVAYETLERE MUTABIK (UYGUN) ÇIKMIYOR:</text:p>
      <text:p text:style-name="P126">Bediüzzaman eserlerinde sabık Mehdilerin, ahir zaman Mehdisi'nin üç büyük görevini yerine getiremedikleri için Büyük Mehdi olamayacaklarını anlatmıştır. Bunun bir diğer sebebinin ise yukarıda da açıklandığı gibi, Büyük Mehdi'nin özelliklerinin Peygamberimiz (sav)'in hadislerinde sabık Mehdilere dair bildirdiği özelliklere uymaması olduğunu belirtmiştir. Bediüzzaman bu açıklamalarıyla Hz. Mehdi'nin, ortaya çıktığında bu özelliklere sahip olmasıyla tanınıp teşhis edilebileceğini hatırlatmıştır. Peygamberimiz (sav)'in hadislerinde bildirdiği, Hz. Mehdi'nin ahlakına, fiziksel özelliklerine, soyuna, mücadelesine, yerine getireceği faaliyetlere ait alametler görülmediği takdirde ise, bir kişinin Hz. Mehdi olabileceğinden bahsedilemeyeceğini belirtmiştir. Dolayısıyla da verdiği bu bilgilerle, hadislerde bildirilen müjdelerin henüz gerçekleşmediğine ve Hz. Mehdi'nin geçmiş dönemlerde gelmiş bir şahıs olmadığına dikkat çekmiştir. </text:p>
      <text:p text:style-name="P71"><text:span text:style-name="T29">Bediüzzaman bu sözleriyle aynı zamanda Hz. Mehdi'nin manevi bir varlık olmadığını, </text:span><text:span text:style-name="T31">"BİR ŞAHIS"</text:span><text:span text:style-name="T29"> olarak müminlerin başında bulunup, onlara önderlik edeceğini de açıklamıştır. Şöyle ki:</text:span></text:p>
      <text:p text:style-name="P71"><text:span text:style-name="T29">1- Bediüzzaman, daha önce gelen Mehdilerin birer şahıs olduklarını anlatıp ardından da Büyük Mehdi ile aralarındaki farkı açıklamıştır. Demek ki Büyük Mehdi de </text:span><text:span text:style-name="T31">"BİR ŞAHIS"</text:span><text:span text:style-name="T29">tır. </text:span></text:p>
      <text:p text:style-name="P71"><text:span text:style-name="T29">2- Önceki Mehdiler belirtilen görevleri yerine getirememişlerdir. Ama bu görevleri Büyük </text:span><text:soft-page-break/><text:span text:style-name="T29">Mehdi yerine getirecektir. Bu görevlerin yapılabilmesi ise, bir şahsın var olmasını gerektirmektedir. Demek ki Büyük Mehdi de </text:span><text:span text:style-name="T31">"BİR ŞAHIS"</text:span><text:span text:style-name="T29"> olacaktır. </text:span></text:p>
      <text:p text:style-name="P150"><text:span text:style-name="T1">3- Büyük Mehdi, Peygamberimiz (sav)'in hadislerinde tarif ettiği sabık Mehdi'lere dair özelliklere uymamaktadır. Büyük Mehdi, Peygamberimiz (sav)'in hadislerinde müjdelediği ahir zaman Mehdisi'nin özelliklerini taşıyacaktır. Peygamberimiz (sav)'in hadislerinde, Hz. Mehdi'nin bir şahs-ı manevi olmadığı fiziksel özellikleriyle, ahlakıyla tarif edilen bir şahıs olduğu yüzyıllardır tüm İslam alimleri tarafından bilinen bir gerçektir. Bediüzzaman da burada Büyük </text:span><text:span text:style-name="T28">Mehdi'nin, hadislerde anlatılan sabık Mehdilerden bu farkına dikkat çekerek, yine </text:span><text:span text:style-name="T30">"BİR ŞAHIS"</text:span><text:span text:style-name="T28">tan bahsettiğini ifade etmiştir.</text:span></text:p>
      <text:p text:style-name="P71"><text:span text:style-name="T29">Bu açıklamalarda bahsi geçen "sabık Mehdilerin" birer şahıs oldukları kabullenilirken, Bediüzzaman'ın aynı açıklamalarında yine bir şahıs olacağını belirttiği "Büyük Mehdi"nin "bir şahs-ı manevi" olacağı düşüncesini öne sürmek elbette ki çelişkilidir. Böyle bir durumda, rivayetlerde belirtilen ahir zaman Mehdisi'nden önce gelen tüm Mehdilerin de birer şahs-ı manevi olması gerekirdi ki, böyle bir durum olmamıştır. Dolayısıyla da böyle bir yaklaşım son derece yanlış ve mantıksızdır. Bediüzzaman'ın da müjdelediği gibi, Peygamberimiz (sav)'in rivayetlerindeki özelliklere sahip olmasıyla tanınacak olan Büyük Mehdi, ahir zamanda</text:span><text:span text:style-name="T31"> "BİR ŞAHIS" </text:span><text:span text:style-name="T29">olarak ortaya çıkacak ve Allah'ın izniyle Bediüzzaman'ın belirttiği üç görevi birden bizzat yerine getirecektir.</text:span></text:p>
      <text:p text:style-name="P71"><text:span text:style-name="T68">BÜYÜK MEHDİ'NİN ÇOK VAZİFELERİ VAR</text:span><text:span text:style-name="T50">27</text:span></text:p>
      <text:p text:style-name="P52">VE SİYASET ALEMİNDE, DİYANET ALEMİNDE,</text:p>
      <text:p text:style-name="P52">SALTANAT ALEMİNDE, MÜCADELE ALEMİNDE ÇOK</text:p>
      <text:p text:style-name="P71"><text:span text:style-name="T68">DAİRELERDE İCRAATLARI (işleri) OLDUĞU GİBİ...</text:span><text:span text:style-name="T50">28</text:span></text:p>
      <text:p text:style-name="P303">(Şualar, s. 590)</text:p>
      <text:p text:style-name="P255"><text:tab/></text:p>
      <text:p text:style-name="P254">Bediüzzaman, ahir zamanda gelecek olan Hz. Mehdi'nin; </text:p>
      <text:p text:style-name="P254">-<text:tab/>Siyaset,</text:p>
      <text:p text:style-name="P254">-<text:tab/>Diyanet,</text:p>
      <text:p text:style-name="P254">-<text:tab/>Saltanat </text:p>
      <text:p text:style-name="P254">alanlarında büyük görevleri olacağını bildirmekte, ancak bu görevlerin hepsini birden tam olarak yerine getiren kişinin Hz. Mehdi olabileceğini ifade etmektedir:</text:p>
      <text:p text:style-name="P264"/>
      <text:p text:style-name="P295">27) BÜYÜK MEHDİ'NİN ÇOK VAZİFELERİ VAR:</text:p>
      <text:p text:style-name="P71"><text:span text:style-name="T29">Bediüzzaman "Büyük Mehdi"nin, sabık Mehdiler olarak adlandırdığı kişilerden en önemli farklarından birinin, onun yerine getireceği "büyük görevler" olduğunu bildirmiştir. Bediüzzaman </text:span><text:span text:style-name="T31">"ÇOK VAZİFELERİ VAR" </text:span><text:span text:style-name="T29">diyerek, yerine getireceği bu görevlerin Hz. Mehdi'yi insanlara tanıtacak önemli bir alamet olduğunu vurgulamaktadır. Bediüzzaman, bu görevlerin tamamı birden yerine getirilmediği takdirde ise, bir kimsenin Hz. Mehdi olmasının söz konusu olamayacağını hatırlatmaktadır.</text:span></text:p>
      <text:p text:style-name="P54"/>
      <text:p text:style-name="P41">28) VE SİYASET ALEMİNDE, DİYANET ALEMİNDE, SALTANAT ALEMİNDE, <text:soft-page-break/>MÜCADELE ALEMİNDE ÇOK DAİRELERDE İCRAATLARI (İŞLERİ) OLDUĞU GİBİ:</text:p>
      <text:p text:style-name="P150"><text:span text:style-name="T1">Bediüzzaman bu sözlerinde </text:span><text:span text:style-name="T3">"ÇOK VAZİFELERİ VAR" </text:span><text:span text:style-name="T1">dediği Hz. Mehdi'nin bu görevlerinin neler olduğunu açıklamaktadır. Hz. Mehdi'nin, </text:span><text:span text:style-name="T3">"SİYASET MEHDİSİ, SALTANAT MEHDİSİ ve DİYANET MEHDİSİ olarak bu üç özelliğe birden sahip olacağını ve bu üç alanda birden Mehdilik yapacağını"</text:span><text:span text:style-name="T1"> söylemektedir. Dikkat edilirse Bediüzzaman bu görevleri "üç ayrı kişi"nin yerine getireceğinden bahsetmemiştir. Tam tersine Hz. Mehdi'nin bu</text:span><text:span text:style-name="T3"> "ÜÇ KONUDA BİRDEN" </text:span><text:span text:style-name="T1">müminlerin önderliğini üstleneceğini belirtmiştir. Bu sözleriyle ayrıca, "Mehdiliği üçe bölmenin, tek bir tanesinin Mehdilik için yeterli olacağını söylemenin" yanlışlığını ortaya koymaktadır.</text:span></text:p>
      <text:p text:style-name="P71"><text:span text:style-name="T29">Bediüzzaman verdiği bu bilgilerle, Hz. Mehdi'nin imkanlarının çok geniş olacağını ve bu görevlerin tam yapılmasının bu üç alanda birden güç sahibi olunmasıyla gerçekleştirileceğini açıklamaktadır. </text:span><text:span text:style-name="T31">"ÇOK DAİRELERDE İCRAATLARI OLDUĞU GİBİ"</text:span><text:span text:style-name="T29"> sözleriyle ise, Hz. Mehdi'nin bu </text:span><text:span text:style-name="T31">"faaliyetlerinin ve etki alanının çapının genişliğini" </text:span><text:span text:style-name="T29">belirtmektedir. Bediüzzaman yaşadığı süre içerisinde çok büyük bir iman hizmeti yürütmüş ancak bu üç alanda birden imkan ve yetkilere sahip olmamıştır. Aksine kendisi ömrünü esaret, maddi sıkıntılar ve zorluklar altında geçirmiştir. Çeşitli haksızlıklara uğramış, eziyetlere tabi tutulmuş, yaşamının büyük bölümünü hapis ve sürgün gibi şartlar altında sürdürmüştür. Kuşkusuz ki eğer Bediüzzaman Mehdi olsa ve diyanet, saltanat ve siyaset alanlarındaki üç görevi yerine getirmiş olsaydı, böyle bir durum söz konusu olmazdı. Dolayısıyla Bediüzzaman, Hz. Mehdi hakkında verdiği bu bilgi ile, kendisinin Hz. Mehdi olamayacağını bizzat kendi sözleriyle bir kez daha delillendirmiştir.</text:span></text:p>
      <text:p text:style-name="P307"><text:span text:style-name="T1">Bediüzzaman bu sözleriyle ayrıca Hz. Mehdi'nin </text:span><text:span text:style-name="T3">"lider vasışarını taşıyan üstün BİR ŞAHIS" </text:span><text:span text:style-name="T1">olduğuna bir kez daha dikkat çekmiştir. Bediüzzaman'ın saydığı görevlerin her biri ancak </text:span><text:span text:style-name="T3">"BİR İNSAN"</text:span><text:span text:style-name="T1">ın üstlenebileceği sorumluluklardır. </text:span><text:span text:style-name="T3">"MEHDİ" </text:span><text:span text:style-name="T1">kelimesi,</text:span><text:span text:style-name="T3"> "HİDAYET BULAN VE HİDAYETE YÖNELTEN"</text:span><text:span text:style-name="T1"> anlamındadır. Bediüzzaman Hz. Mehdi'nin</text:span><text:span text:style-name="T3"> "DİYANET"</text:span><text:span text:style-name="T1">, </text:span><text:span text:style-name="T3">"SİYASET"</text:span><text:span text:style-name="T1"> ve </text:span><text:span text:style-name="T3">"SALTANAT" </text:span><text:span text:style-name="T1">aleminde bu </text:span><text:span text:style-name="T3">"MEHDİLİK VASFINI" </text:span><text:span text:style-name="T1">taşıyarak büyük sorumluluklar üstleneceğini belirtmektedir. Bir şahs-ı manevinin diyanet, siyaset ve saltanat konularında yetki sahibi olması; bu alanlarda insanların sorumluluklarını üstlenerek adalet sağlaması hiçbir şekilde söz konusu değildir. Tüm bu sorumlulukların yerine getirilmesi Bediüzzaman'ın da belirttiği gibi, </text:span><text:span text:style-name="T3">"HİDAYET BULMUŞ BİR İNSANIN"</text:span><text:span text:style-name="T1">, "iman, akıl ve vicdan kullanarak yerine getirebileceği görevler"dir. Bediüzzaman da sözleriyle bu gerçeği vurgulamış, Hz. Mehdi'nin bir şahs-ı manevi olamayacağını ifade etmiştir. </text:span></text:p>
      <text:p text:style-name="P1"/>
      <text:p text:style-name="P307"><text:span text:style-name="T56">"O kadar kuvvetlidir ve devam eder; </text:span><text:span text:style-name="T59">YALNIZ HAZRET-İ İSA (A.S.) ONU YOK EDEBİLİR, BAŞKA ÇARE OLAMAZ</text:span><text:span text:style-name="T1">29 </text:span><text:span text:style-name="T56">rivayet edilmiş. Yani,</text:span><text:span text:style-name="T59"> ONUN MESLEĞİNİ VE YIRTICI REJİMİNİ BOZACAK, YOK EDECEK</text:span><text:span text:style-name="T56">;</text:span><text:span text:style-name="T1">30</text:span><text:span text:style-name="T56"> <text:s text:c="3"/>ancak <text:s/></text:span><text:span text:style-name="T59">SEMAVÎ VE ULVÎ, HALİS</text:span><text:span text:style-name="T56"> (vahye dayalı ve yüce, katıksız) </text:span><text:span text:style-name="T59">BİR DİN İSEVÎLERDE ZUHUR EDECEK</text:span><text:span text:style-name="T56"> (ortaya çıkacak) </text:span><text:span text:style-name="T59">VE HAKİKAT-İ KUR'ANİYEYE</text:span><text:span text:style-name="T56"> (Kuran'ın hakikatlerine)</text:span><text:span text:style-name="T59"> İKTİDA</text:span><text:span text:style-name="T56"> (tabi olan) </text:span><text:span text:style-name="T59">VE İTTİHAD EDEN</text:span><text:span text:style-name="T56"> (İslamiyet ile birleşen) </text:span><text:span text:style-name="T59">BU İSEVİ DİNİDİR Kİ</text:span><text:span text:style-name="T56">,</text:span><text:span text:style-name="T1">31</text:span><text:span text:style-name="T56"> <text:s/></text:span><text:span text:style-name="T59">HAZRET-İ İSA (AS)'IN NÜZULÜ İLE</text:span><text:span text:style-name="T56"> (yeryüzüne inişiyle) </text:span><text:span text:style-name="T59">O DİNSİZ MESLEK MAHVOLUR, YOK OLUR...</text:span><text:span text:style-name="T1">32 </text:span><text:span text:style-name="T53">(Şualar, s. 581)</text:span></text:p>
      <text:p text:style-name="P254"/>
      <text:p text:style-name="P254">Bediüzzaman bu sözünde Deccal'in fitnesini ancak Hz. İsa'nın etkisiz hale getirebileceğine <text:soft-page-break/>işaret eden bir hadise dikkat çekmiştir. Deccal'in inkara dayalı düzenini, saldırgan rejimini ortadan kaldıracak, "dinsizliği insanlar arasında yaymak ve mukaddesatı bozmak" olarak tarif edilen mesleğini bozacak olan kimselerin, Hz. İsa ve ona tabi olan samimi İseviler olduğunu belirtmiştir. Hz. İsa'nın yeryüzüne ikinci kez gelişiyle Mesih Deccal'in dinsiz mesleği yok olup etkisiz hale gelecektir:</text:p>
      <text:p text:style-name="P254"/>
      <text:p text:style-name="P295">29) YALNIZ HAZRET-İ İSA (A.S.) ONU YOK EDEBİLİR, BAŞKA ÇARE OLAMAZ:</text:p>
      <text:p text:style-name="P307"><text:span text:style-name="T1">Bediüzzaman bu sözleriyle, Peygamberimiz (sav)'in hadisleri doğrultusunda Deccal'i fikren etkisiz hale getirip, onun fitnesini dünya üzerinden kaldırabilecek kişinin yalnızca Hz. İsa olduğunu belirtmektedir. Bediüzzaman burada kullandığı</text:span><text:span text:style-name="T3"> "ONU" </text:span><text:span text:style-name="T1">kelimesiyle, Deccal'in </text:span><text:span text:style-name="T3">"BİR ŞAHIS"</text:span><text:span text:style-name="T1"> olduğunu dile getirmiştir. Bediüzzaman'a göre, bu şahsın inkara dayalı çabasını durduracak olan kişi ise </text:span><text:span text:style-name="T28">yine</text:span><text:span text:style-name="T30"> "BİR ŞAHIS OLAN HZ. İSA"</text:span><text:span text:style-name="T28">dır. Bediüzzaman'ın bu sözleri son derece açıktır. Buna rağmen Deccal'in bir şahıs, ama Hz. İsa'nın manevi bir varlık olacağı düşüncesini benimsemek, hiç şüphesiz ki Bediüzzaman'ın verdiği bu bilgilerle açıkça çelişmektedir. Bediüzzaman, Deccal'i etkisiz hale getirebilecek tek şahsın Hz. İsa olduğunu açıkça belirtmiş ve tüm inananları bu değerli zatın yeryüzüne ikinci kez gelişiyle müjdelemiştir.</text:span></text:p>
      <text:p text:style-name="P254"/>
      <text:p text:style-name="P122">30) ONUN MESLEĞİNİ VE YIRTICI REJİMİNİ BOZACAK, YOK EDECEK:</text:p>
      <text:p text:style-name="P54">Bediüzzaman, Mesih Deccal'in fitnesinin tüm yeryüzünde büyük bir bozgunculuğa neden olacağına dikkat çekmektedir. Bu fitnenin tam anlamıyla ortadan kaldırılmasının ise Hz. İsa vesilesiyle olacağını bildirmektedir. Bediüzzaman, Mesih Deccal'in mesleğinin dinsizliği tüm yeryüzüne yaymak ve dinsizlikten dayanak bulan felaketler oluşturmak olduğunu belirtmektedir. Yeniden yeryüzüne döndüğünde Hz. İsa'nın, Deccal'in neden olduğu felaket ve kötülükleri engelleyeceğini, onun mesleğini etkisiz hale getireceğini ve İslam ahlakını tüm dünyaya hakim kılacağını müjdelemektedir.</text:p>
      <text:p text:style-name="P358"><text:span text:style-name="T1">Bediüzzaman bu sözlerinde, Hz. İsa'nın yeryüzüne maddi varlığı olan </text:span><text:span text:style-name="T3">"BİR İNSAN" </text:span><text:span text:style-name="T1">olarak geleceğini tekrar hatırlatmaktadır.</text:span><text:span text:style-name="T3"> "ONUN" </text:span><text:span text:style-name="T1">kelimesiyle ise Deccal'in de bir şahıs olduğunu bir kez daha vurgulamış, bu şahsın yine </text:span><text:span text:style-name="T3">"BİR ŞAHIS"</text:span><text:span text:style-name="T1"> olan Hz. İsa tarafından etkisiz hale getirileceğini ifade etmiştir.</text:span></text:p>
      <text:p text:style-name="P264"><text:s/></text:p>
      <text:p text:style-name="P354">31) SEMAVİ VE ULVİ, HALİS (VAHYE DAYALI VE YÜCE, KATIKSIZ) BİR DİN İSEVİLERDE ZUHUR EDECEK (ORTAYA ÇIKACAK) VE HAKİKAT-İ KUR'ANİYEYE (KURAN'IN HAKİKATLERİNE) İKTİDA (TABİ OLAN) VE İTTİHAD EDEN (İSLAMİYET İLE BİRLEŞEN) BU İSEVİ DİNİDİR Kİ:</text:p>
      <text:p text:style-name="P71"><text:span text:style-name="T29">Hz. İsa Allah'ın mübarek bir elçisidir. Tüm peygamberler gibi, o da insanları bir ve tek olarak Allah'a iman etmeye, Allah'ın emrettiği din ahlakını yaşamaya davet etmiştir. Ancak Hz. İsa'nın Allah Katına yükseltilmesinin ardından, Hristiyanlık inancında dejenerasyon oluşmuş, Hristiyanlar Hz. İsa'nın kendilerine tebliğ ettiği hak dinden uzaklaşmışlardır. Hz. İsa ikinci kez yeryüzüne geldiğinde, Hristiyanlığı tahrif olmuş yönlerinden arındıracak, yeniden hak haline döndürecektir. Bediüzzaman da </text:span><text:span text:style-name="T31">"HALİS BİR DİN İSEVİLERDE ORTAYA ÇIKACAK"</text:span><text:span text:style-name="T29"> sözleriyle bu gerçeğe dikkat çekmektedir. Bediüzzaman Hristiyanlığın Kuran'a tabi olarak İslamiyet ile birleşeceğini bildirmiş ve tüm bu gelişmelerin Hz. İsa'nın yeryüzüne ikinci kez gelişinin alametlerinden olacağını hatırlatmıştır. Bediüzzaman'ın müjdelediği bu gelişmeler henüz gerçekleşmemiştir. Bediüzzaman da yaşadığı dönemde bu konuya dikkat çekerek, hem Hz. İsa'nın ileri bir tarihteki gelişini müjdelemiş, hem de Hz. İsa ile aynı dönemde yaşayacak olan Hz. Mehdi'nin çıkışının da kendisinin döneminde henüz gerçekleşmemiş olduğunu vurgulamıştır.</text:span></text:p>
      <text:p text:style-name="P54"/>
      <text:p text:style-name="P142">32) HAZRET-İ İSA (AS)'IN NÜZULÜ İLE (YERYÜZÜNE İNİŞİYLE) O DİNSİZ MESLEK MAHVOLUR:</text:p>
      <text:p text:style-name="P71"><text:span text:style-name="T29">Bediüzzaman, Kuran ayetlerinde yer alan işaretlere ve hadislerde verilen bilgilere dayanarak, Hz. İsa'nın yeryüzüne yeniden geleceğini söylemektedir. Bediüzzaman burada kullandığı </text:span><text:span text:style-name="T31">"NÜZUL" </text:span><text:span text:style-name="T29">kelimesiyle, Hz. İsa'nın "bir mana, bir ruh ya da temsili bir şahıs" değil, Allah'ın bir mucizesi olarak insani bedeniyle ikinci kez yeryüzüne gelecek </text:span><text:span text:style-name="T31">"BİR ŞAHIS" </text:span><text:span text:style-name="T29">olduğunu açıklamaktadır. Bediüzzaman, Deccal'in inkara dayalı çabalarının da, Hz. İsa'nın </text:span><text:span text:style-name="T31">"NÜZULÜ"</text:span><text:span text:style-name="T29"> yani </text:span><text:span text:style-name="T31">"BİR ŞAHIS OLARAK YERYÜZÜNE GELİŞİ"</text:span><text:span text:style-name="T29">nin ardından son bulacağını ifade etmektedir.</text:span></text:p>
      <text:p text:style-name="P263"/>
      <text:p text:style-name="P264"/>
      <text:p text:style-name="P110">KASTAMONU LAHİKASI </text:p>
      <text:p text:style-name="P80">KİTABINDAN ALINTILAR</text:p>
      <text:p text:style-name="P263"/>
      <text:p text:style-name="P71"><text:span text:style-name="T57">Evet, hadis-i şerifin ifadesiyle </text:span><text:span text:style-name="T60">HAZRET-İ İSA'NIN SEMAVİ NÜZULÜ</text:span><text:span text:style-name="T57"> (gökyüzünden inişi) </text:span><text:span text:style-name="T60">KAT'İ </text:span><text:span text:style-name="T57">(kesin) </text:span><text:span text:style-name="T60">OLMAKLA BERABER</text:span><text:span text:style-name="T67">33</text:span><text:span text:style-name="T66"> </text:span><text:span text:style-name="T57">; mana-yi işarisiyle (işaret ettiği manayla) başka hakikatleri (gerçekleri) ifade ettiği gibi bu hakikata da mucizane (mucizevi bir şekilde) işaret ediyor. </text:span><text:span text:style-name="T54">(Kastamonu Lahikası, s. 50)</text:span></text:p>
      <text:p text:style-name="P54"/>
      <text:p text:style-name="P54">Bediüzzaman, Hz. İsa'nın ahir zamanda yeniden yeryüzüne gelişinin kesin olduğunu ifade etmektedir:</text:p>
      <text:p text:style-name="P54"/>
      <text:p text:style-name="P295">33) <text:s/>HAZRET-İ İSA'NIN SEMAVİ NÜZULÜ (GÖKYÜZÜNDEN İNİŞİ) KAT'İ (KESİN)OLMAKLA BERABER:</text:p>
      <text:p text:style-name="P254">Hz. İsa'nın ahir zamanda yeniden yeryüzüne gelecek olması Kuran-ı Kerim'de ve hadislerde bildirilen bir gerçektir. Bediüzzaman da bu gerçeği dile getirmekte, hadislerde Hz. İsa'nın yeniden dünyaya geleceğinin açıkça bildirildiğini söylemektedir. Bu, samimi olarak iman edenler için çok kıymetli bir müjdedir. Allah'ın izniyle, ahir zamanda yaşayan müminler bu mucizeye tanıklık edecek, aradan geçen 2000 yılın ardından Hz. İsa'nın tekrar yeryüzüne gelişine şahit olacaklardır.</text:p>
      <text:p text:style-name="P307"><text:span text:style-name="T1">Bediüzzaman bu sözünde kullandığı</text:span><text:span text:style-name="T3"> "KAT'İ" </text:span><text:span text:style-name="T1">kelimesiyle, </text:span><text:span text:style-name="T3">Hz. İsa'nın yeniden dünyaya dönüşünün "KESİN" bir gerçek olduğunu</text:span><text:span text:style-name="T1"> belirtmektedir. Bediüzzaman'ın Peygamberimiz (sav)'in hadislerine dayandırarak verdiği bu haber, aksi yöndeki tüm iddiaları geçersiz kılmaktadır.</text:span></text:p>
      <text:p text:style-name="P307"><text:span text:style-name="T1">Bunun yanı sıra Bediüzzaman'ın burada ortaya koyduğu bir başka gerçek ise, Hz. İsa'nın manevi bir şahıs değil, insani bedeniyle mucizevi bir şekilde yeryüzüne ikinci kez gelecek olan </text:span><text:span text:style-name="T3">"BİR ŞAHIS"</text:span><text:span text:style-name="T1"> olduğudur.</text:span></text:p>
      <text:p text:style-name="P254"/>
      <text:p text:style-name="P71"><text:span text:style-name="T68">TA AHİR ZAMANDA,</text:span><text:span text:style-name="T50">34 </text:span><text:span text:style-name="T68">HAYATIN GENİŞ DAİRESİNDE</text:span></text:p>
      <text:p text:style-name="P71"><text:span text:style-name="T68">(dünya capında)</text:span><text:span text:style-name="T50">35 </text:span><text:span text:style-name="T68">ASIL SAHİPLERİ, YANİ MEHDİ VE</text:span></text:p>
      <text:p text:style-name="P71"><text:span text:style-name="T68">ŞAKİRTLERİ (talebeleri)</text:span><text:span text:style-name="T50">36</text:span><text:span text:style-name="T68">, CENAB-I HAKK'IN İZNİYLE</text:span></text:p>
      <text:p text:style-name="P71"><text:span text:style-name="T68">GELİR,</text:span><text:span text:style-name="T50">37 </text:span><text:span text:style-name="T68">O DAİREYİ GENİŞLETİR</text:span><text:span text:style-name="T50">38 </text:span><text:span text:style-name="T68">ve O TOHUMLAR</text:span></text:p>
      <text:p text:style-name="P71"><text:span text:style-name="T68">SÜMBÜLLENİR.</text:span><text:span text:style-name="T50">39 </text:span><text:span text:style-name="T68">BİZLER DE KABRİMİZDE SEYREDİP</text:span></text:p>
      <text:p text:style-name="P71"><text:span text:style-name="T68">ALLAH'A ŞÜKREDERİZ.</text:span><text:span text:style-name="T50">40</text:span></text:p>
      <text:p text:style-name="P52">(Kastamonu Lahikası, s. 99)</text:p>
      <text:p text:style-name="P253"/>
      <text:p text:style-name="P254">Bediüzzaman, Hz. Mehdi'nin ahir zamanda ortaya çıkacağını haber vermektedir. Bediüzzaman, Hz. Mehdi ve talebelerini Risale-i Nur'un asıl sahipleri olarak nitelendirmekte, Risale-i Nur'un başlattığı hizmeti bu mübarek şahsın tamamlayacağını müjdelemektedir:</text:p>
      <text:p text:style-name="P14"/>
      <text:p text:style-name="P41">34) TA AHİR ZAMANDA:</text:p>
      <text:p text:style-name="P71"><text:soft-page-break/><text:span text:style-name="T29">Bediüzzaman burada kullandığı </text:span><text:span text:style-name="T31">"TA AHİR ZAMANDA"</text:span><text:span text:style-name="T29"> sözleriyle Hz. Mehdi'nin geleceği zamanı belirtmektedir. Bediüzzaman bu ifadesiyle öncelikle Hz. Mehdi'nin kendisinden </text:span><text:span text:style-name="T31">"İLERİKİ BİR TARİHTE" </text:span><text:span text:style-name="T29">geleceğini dile getirmektedir. Bediüzzaman'ın burada kullandığı</text:span><text:span text:style-name="T31"> "TA" </text:span><text:span text:style-name="T29">kelimesi ise bu konuya açıklık getiren önemli bir ifadedir. </text:span><text:span text:style-name="T31">"TA"</text:span><text:span text:style-name="T29"> kelimesi uzaklık ifade eden bir kelimedir. Bediüzzaman bu ekle, ahir zamanın kendi yaşadığı dönemin çok daha ilerisinde, daha uzakta bir zaman olduğunu ifade etmektedir. Bediüzzaman Risale-i Nur'un dar dairede yani sınırlı bir kesim içerisinde başlattığı hizmetleri daha ileriki bir tarihte gelecek olan Hz. Mehdi ve talebelerinin devam ettireceklerini ve bunu dünya çapında bir hizmete dönüştüreceklerini bildirmiştir. Bediüzzaman bu sözleriyle kendisinin Hz. Mehdi olmadığını, bu mübarek zatın ise kendisinden sonraki bir dönemde geleceğini açık bir şekilde ifade etmiştir.</text:span></text:p>
      <text:p text:style-name="P294"/>
      <text:p text:style-name="P295">35) HAYATIN GENİŞ DAİRESİNDE (DÜNYA ÇAPINDA):</text:p>
      <text:p text:style-name="P71"><text:span text:style-name="T29">Bediüzzaman, Hz. Mehdi'nin yerine getireceği üç görevden bahsettiği kimi sözlerinde </text:span><text:span text:style-name="T31">"dar ve geniş daire"</text:span><text:span text:style-name="T29"> (</text:span><text:span text:style-name="T33">dar ve geniş alemler</text:span><text:span text:style-name="T29">) kavramlarını kullanmıştır. Bediüzzaman Risale-i Nur'un etkisinin ve bu yolla yapılan iman hizmetinin dar dairede yani sınırlı bir bölgede yapılan bir faaliyet olduğunu ifade etmiştir. Hz. Mehdi'nin yapacağı faaliyetlerin ise </text:span><text:span text:style-name="T31">"HAYATIN GENİŞ DAİRESİNDE"</text:span><text:span text:style-name="T29"> yani </text:span><text:span text:style-name="T31">"DÜNYA ÇAPINDA" </text:span><text:span text:style-name="T29">gerçekleştirileceğini belirtmiştir. Hz. Mehdi, Allah'ın izniyle Kuran ahlakını tüm dünyaya hakim kılacak, halihazırda dünyanın pek çok yerinde dağınık halde bulunan Müslümanlar arasında İslam birliğini sağlayacak ve tüm Müslümanların liderliğini üstlenecektir. Tüm bunlar Hz. Mehdi'nin </text:span><text:span text:style-name="T31">"HAYATIN GENİŞ DAİRESİNDE"</text:span><text:span text:style-name="T29"> yerine getireceği görevlerin delillerini oluşturacak ve Hz. Mehdi'nin tanınmasını sağlayan alametler olacaktır. Bediüzzaman da sözlerinin pek çoğunda bu konuyu gündeme getirerek, bunu, kendisinin Hz. Mehdi olmadığına dair bir delil olarak göstermiş, Hz. Mehdi'nin yapacağı faaliyetlerin etkisinin büyüklüğünü hatırlatmıştır.</text:span></text:p>
      <text:p text:style-name="P54"/>
      <text:p text:style-name="P295">36) ASIL SAHİPLERİ, YANİ HZ. MEHDİ VE ŞAKİRTLERİ (TALEBELERİ):</text:p>
      <text:p text:style-name="P71"><text:span text:style-name="T29">Bediüzzaman burada ahir zamanda gelecek ve Kuran ahlakını tüm dünyada hakim kılacak olan Hz. Mehdi'den, kendisinin attığı tohumların </text:span><text:span text:style-name="T31">"ASIL SAHİPLERİ" </text:span><text:span text:style-name="T29">olarak bahsetmektedir. Bu açıklamalarına göre, Bediüzzaman Kuran ahlakının dünya hakimiyetinin tohumlarını atan bir müceddid, Hz. Mehdi ise bu hakimiyetin asıl sahibi olacaktır. Hz. İsa ile birlikte İslam ahlakını dünya çapında hakim kılacak olan ahir zaman topluluğunun lideri Allah'ın izniyle Hz. Mehdi olacaktır. Dolayısıyla Bediüzzaman, Hz. Mehdi ve onun talebeleri için burada kullandığı </text:span><text:span text:style-name="T31">"ASIL SAHİPLERİ" </text:span><text:span text:style-name="T29">ifadesiyle, Hz. Mehdi'nin ve talebelerinin dünya çapında yerine getireceği görevlerin asıl sahibinin kendisi olmadığını açıklamış ve böylece kendisinin Hz. Mehdi olmadığını da ifade etmiştir. </text:span></text:p>
      <text:p text:style-name="P150"><text:span text:style-name="T1">Bediüzzaman'ın bu sözlerinde vurguladığı bir başka önemli nokta ise, Hz. Mehdi ve onun şahs-ı manevisini oluşturan talebelerinin iki ayrı kavram olduğudur. Bediüzzaman </text:span><text:span text:style-name="T3">"Hz. Mehdi VE şakirtleri" </text:span><text:span text:style-name="T1">derken burada kullandığı </text:span><text:span text:style-name="T3">"VE" </text:span><text:span text:style-name="T1">kelimesiyle bu duruma açıklık getirmektedir. Bu ikisi birbirinden ayrıdır ve ancak ikisinin biraraya gelmesinden Hz. Mehdi'nin şahs-ı manevisi oluşmaktadır. Ama bu şahs-ı manevinin oluşabilmesi için başta mutlaka Hz. Mehdi bir şahıs </text:span><text:soft-page-break/><text:span text:style-name="T1">olarak bulunacaktır. Bediüzzaman da burada,</text:span><text:span text:style-name="T3"> "HZ. MEHDİ VE ŞAKİRTLERİ" </text:span><text:span text:style-name="T1">sözleriyle bu gerçeği dile getirmekte ve Hz. Mehdi'nin manevi bir şahıs olarak değil, talebelerinin başında ayrı bir şahsiyet olarak var olacağını ifade etmektedir.</text:span></text:p>
      <text:p text:style-name="P254"/>
      <text:p text:style-name="P41">37) CENAB-I HAKK'IN İZNİYLE GELİR:</text:p>
      <text:p text:style-name="P307"><text:span text:style-name="T1">Bediüzzaman bu sözünde, </text:span><text:span text:style-name="T3">"Cenab-ı Hakk'ın izniyle GELİR" </text:span><text:span text:style-name="T1">diyerek öncelikle Hz. Mehdi'nin ahir zamanda gelecek bir şahıs olduğunu bir kez daha hatırlatmıştır. Çünkü bilindiği gibi</text:span><text:span text:style-name="T3"> "GELME" </text:span><text:span text:style-name="T1">fiili, manevi bir şahsın gerçekleştirebileceği bir olay değildir. </text:span><text:span text:style-name="T3">"GELME" </text:span><text:span text:style-name="T1">ifadesi burada açıkça bir insanın gelişini müjdelemek için kullanılmış bir fiildir. Eğer Bediüzzaman Hz. Mehdi'nin bir şahs-ı manevi olduğunu belirtmek isteseydi, kuşkusuz ki böyle bir kelime kullanmaz, Hz. Mehdi'nin gelişinden bahsetmezdi. </text:span></text:p>
      <text:p text:style-name="P307"><text:span text:style-name="T1">Bunun yanı sıra Bediüzzaman burada kullandığı </text:span><text:span text:style-name="T3">"GELİR" </text:span><text:span text:style-name="T1">sözüyle, Hz. Mehdi'nin o dönemde henüz gelmediğini belirtmekte ve ileride geleceğini ifade etmektedir. Dikkat edilirse Bediüzzaman "geldi" veya "gelmiş" dememektedir, </text:span><text:span text:style-name="T3">"İLERİDE GELECEĞİNİ"</text:span><text:span text:style-name="T1"> ifade etmek için </text:span><text:span text:style-name="T3">"TA AHİR ZAMANDA gelir"</text:span><text:span text:style-name="T1"> diyerek, Hz. Mehdi'nin kendisinden ilerideki bir vakitteki gelişini belirtmiştir.</text:span></text:p>
      <text:p text:style-name="P254"/>
      <text:p text:style-name="P295">38) O DAİREYİ GENİŞLETİR:</text:p>
      <text:p text:style-name="P150"><text:span text:style-name="T1">Bediüzzaman, kendi döneminde imanı kurtarma yolunda mücadele vermiş ve ahir zaman cemaatine öncülük etmiştir. Bediüzzaman </text:span><text:span text:style-name="T3">"O DAİREYİ GENİŞLETİR" </text:span><text:span text:style-name="T1">sözüyle, kendisinin "dar dairede" yani "sınırlı bir çevrede" başlattığı iman kurtarma mücadelesinin Hz. Mehdi zamanında genişleyeceğini ve </text:span><text:span text:style-name="T3">"DÜNYA ÇAPINDA" </text:span><text:span text:style-name="T1">neticeleneceğini belirtmiştir. Bediüzzaman bu açıklamasıyla, Hz. Mehdi'nin özelliklerini ve yerine getireceği görevlerin benzersizliğini hatırlatarak bir kez daha kendisinin Hz. Mehdi olmadığını ifade etmiştir. </text:span></text:p>
      <text:p text:style-name="P254"/>
      <text:p text:style-name="P41">39) O TOHUMLAR SÜMBÜLLENİR:</text:p>
      <text:p text:style-name="P307"><text:span text:style-name="T1">Bediüzzaman, Hz. Mehdi'den önce gelmiş, insanların Allah'ın dininden uzaklaştığı bir ortamda Kuran ahlakı ve iman hakikatleri üzerinde durarak çok büyük bir imani hareket başlatmıştır. </text:span><text:span text:style-name="T3">"O TOHUMLAR SÜMBÜLLENİR" </text:span><text:span text:style-name="T1">sözleriyle bu büyük fikri mücadelesini tohum ekmeye benzetmektedir. Sonradan Hz. Mehdi zamanında bu iman tohumlarının sümbülleneceğini, yani Hz. Mehdi'nin Bediüzzaman'ın başlattığı bu imani çalışmaları genişleteceğini ve sonuca ulaştıracağını belirtmektedir. Bediüzzaman bu örneklendirmesiyle, kendisinin Hz. Mehdi'den önceki bir dönemde yaşadığını, Hz. Mehdi'nin gelişinin ise kendisinden sonraki bir dönemde gerçekleşeceğini açıkça ifade etmektedir.</text:span></text:p>
      <text:p text:style-name="P1"/>
      <text:p text:style-name="P41">40) BİZLER DE KABRİMİZDEN SEYREDİPALLAH'A ŞÜKREDERİZ:</text:p>
      <text:p text:style-name="P150"><text:span text:style-name="T1">Bediüzzaman,</text:span><text:span text:style-name="T3"> "BİZLER DE KABRİMİZDEN SEYREDİP" </text:span><text:span text:style-name="T1">sözleriyle, ektiği iman tohumlarının sümbülleneceği yani Hz. Mehdi'nin Kuran ahlakını tüm dünyaya hakim kılacağı dönemde, kendisinin vefat etmiş olacağını belirtmiştir. Bediüzzaman bu sözüyle bir kez daha kendisinin Hz. Mehdi olmadığını, bu kutlu şahsın gelip görevine başladığı dönemde kendisinin </text:span><text:soft-page-break/><text:span text:style-name="T1">hayatta olmayacağını hatırlatarak ifade etmiştir.</text:span></text:p>
      <text:p text:style-name="P254"/>
      <text:p text:style-name="P71"><text:span text:style-name="T68">HAKİKİ BEKLENİLEN</text:span><text:span text:style-name="T50">41 </text:span><text:span text:style-name="T68">ve BİR ASIR SONRA</text:span></text:p>
      <text:p text:style-name="P71"><text:span text:style-name="T68">GELECEK</text:span><text:span text:style-name="T50">42 </text:span><text:span text:style-name="T68">O ZAT</text:span><text:span text:style-name="T50">43 </text:span><text:span text:style-name="T68">dahi bu zamanda gelse...</text:span></text:p>
      <text:p text:style-name="P52">(Kastamonu Lahikası, s. 57)</text:p>
      <text:p text:style-name="P254">Bediüzzaman Said Nursi, Hz. Mehdi'nin henüz gelmediğini, Müslümanlar tarafından beklendiğini ve kendi yaşadığı devirden bir asır sonra geleceğini bildirmektedir:</text:p>
      <text:p text:style-name="P254"/>
      <text:p text:style-name="P295">41) HAKİKİ BEKLENİLEN:</text:p>
      <text:p text:style-name="P71"><text:span text:style-name="T29">Bediüzzaman, </text:span><text:span text:style-name="T31">"HAKİKİ BEKLENİLEN"</text:span><text:span text:style-name="T29"> sözleriyle Hz. Mehdi'nin </text:span><text:span text:style-name="T31">"HENÜZ BEKLENDİĞİNİ" </text:span><text:span text:style-name="T29">ifade etmekte ve bu mübarek zatın kendi döneminde </text:span><text:span text:style-name="T31">"HENÜZ GELMEDİĞİNİ"</text:span><text:span text:style-name="T29"> belirtmektedir. Eğer Bediüzzaman Hz. Mehdi'nin kendi yaşadığı dönemde gelmiş olduğunu düşünüyor olsaydı, kuşkusuz ki bu ifadeyi kullanmazdı.</text:span><text:span text:style-name="T31"> "Hakiki beklenilen"</text:span><text:span text:style-name="T29"> yerine "gelmiş olan" veya "gelen" derdi. Dolayısıyla Bediüzzaman, bu sözleriyle Hz. Mehdi'nin henüz gelmediğini ve gelmesinin tüm İslam alemi tarafından beklendiğini vurgulamaktadır. <text:s/></text:span></text:p>
      <text:p text:style-name="P71"><text:span text:style-name="T29">Bunun yanı sıra Bediüzzaman burada kullandığı</text:span><text:span text:style-name="T31"> "HAKİKİ" </text:span><text:span text:style-name="T29">kelimesiyle de Hz. Mehdi'nin gelişinin ne kadar kesin bir gerçek olduğunu belirtmektedir.</text:span></text:p>
      <text:p text:style-name="P253"/>
      <text:p text:style-name="P41">42) BİR ASIR SONRA GELECEK:</text:p>
      <text:p text:style-name="P307"><text:span text:style-name="T1">Bediüzzaman burada Hz. Mehdi için bir kez daha </text:span><text:span text:style-name="T3">"GELECEK"</text:span><text:span text:style-name="T1"> kelimesini kullanmış ve onun kendi yaşadığı dönemde henüz gelmediğini ve </text:span><text:span text:style-name="T3">"İLERİDE GELECEĞİNİ"</text:span><text:span text:style-name="T1"> tekrar belirtmiştir. Bu sözüyle aynı zamanda Hz. Mehdi'nin "manevi bir kişilik" değil, </text:span><text:span text:style-name="T3">"GELMESİ BEKLENEN BİR İNSAN"</text:span><text:span text:style-name="T1"> olduğunu da bir kez daha vurgulamıştır. </text:span></text:p>
      <text:p text:style-name="P307"><text:span text:style-name="T1">Ayrıca Bediüzzaman kitabın başından itibaren yer alan sözleri boyunca, </text:span><text:span text:style-name="T3">"GELECEK" </text:span><text:span text:style-name="T1">ifadesini, Hz. Mehdi için </text:span><text:span text:style-name="T3">"3. KEZ"</text:span><text:span text:style-name="T1"> kullanmaktadır.</text:span></text:p>
      <text:p text:style-name="P254">Kuşkusuz ki bu bir tevafuk değildir. Açıktır ki Bediüzzaman Hz. Mehdi'nin kendisinden sonraki bir dönemde ve mutlaka geleceği konusunda kesin bir kanaat taşımakta ve bunu ısrarla dile getirmektedir.</text:p>
      <text:p text:style-name="P71"><text:span text:style-name="T29">Bunun yanı sıra Bediüzzaman bu sözünde, gelmesi beklenilen bu mübarek zatın geliş zamanını da müjdelemektedir. Hz. Mehdi'nin</text:span><text:span text:style-name="T31"> "KENDİSİNDEN BİR ASIR SONRA, YANİ HİCRİ 1400'LÜ YILLARDA" </text:span><text:span text:style-name="T29">ortaya çıkacağını haber vermektedir. Kuşkusuz ki eğer Bediüzzaman Hz. Mehdi'nin kendi döneminde yaşadığını düşünseydi, böyle uzak bir tarih vermez, aksini açıkça ifade ederdi. Demek ki Bediüzzaman'ın bu konudaki kanaati hiçbir itiraza yer bırakmayacak kadar kesindir.</text:span></text:p>
      <text:p text:style-name="P54"/>
      <text:p text:style-name="P41">43) O ZAT:</text:p>
      <text:p text:style-name="P71"><text:span text:style-name="T29">Bediüzzaman, burada Hz. Mehdi'den </text:span><text:span text:style-name="T31">"O ZAT" </text:span><text:span text:style-name="T29">diyerek bahsetmekte ve Hz. Mehdi'nin mübarek şahsının geleceğini haber vermektedir. Bediüzzaman bir şahs-ı maneviden ya da topluluktan söz etmemektedir. Üçüncü tekil şahsı ifade eden</text:span><text:span text:style-name="T31"> "O"</text:span><text:span text:style-name="T29"> zamirini ve "tek bir kişi"yi ifade eden </text:span><text:span text:style-name="T31">"ZAT"</text:span><text:span text:style-name="T29"> sözcüğünü kullanmaktadır. Bediüzzaman böylece Hz. Mehdi'nin yalnızca </text:span><text:span text:style-name="T31">"TEK </text:span><text:soft-page-break/><text:span text:style-name="T31">BİR KİŞİ" </text:span><text:span text:style-name="T29">olacağını da açıklamaktadır.</text:span></text:p>
      <text:p text:style-name="P127"/>
      <text:p text:style-name="P307"><text:span text:style-name="T56">Hem bu </text:span><text:span text:style-name="T59">ÜÇ VEZAİFİ </text:span><text:span text:style-name="T56">(görevi) </text:span><text:span text:style-name="T59">BİRDEN</text:span><text:span text:style-name="T23">44</text:span><text:span text:style-name="T1"> </text:span><text:span text:style-name="T59">BİR ŞAHISTA YAHUT CEMAATTE BU ZAMANDA BULUNMASI VE MÜKEMMEL OLMASI VE BİRBİRİNİ CERHETMEMESİ</text:span><text:span text:style-name="T56"> (birbirine engel olmaması, zarar vermemesi) </text:span><text:span text:style-name="T59">PEK UZAK, ADETA KABİL </text:span><text:span text:style-name="T56">(mümkün) </text:span><text:span text:style-name="T59">GÖRÜLMÜYOR</text:span><text:span text:style-name="T56">.</text:span><text:span text:style-name="T23">45</text:span><text:span text:style-name="T56"> Ahir zamanda, </text:span><text:span text:style-name="T59">AL-İ BEYT-İ NEBEVİ'NİN (A.S.M.)</text:span><text:span text:style-name="T56"> (Peygamberimiz (sav)'in soyunun)</text:span><text:span text:style-name="T59"> CEMAAT-İ NURANİYESİNİ</text:span><text:span text:style-name="T56"> (nurani cemaatini) </text:span><text:span text:style-name="T59">TEMSİL EDEN</text:span><text:span text:style-name="T23">46</text:span><text:span text:style-name="T1"> </text:span><text:span text:style-name="T59">HAZRET-İ MEHDİ'DE VE CEMAATİNDEKİ ŞAHS-I MANEVİDE</text:span><text:span text:style-name="T23">47</text:span><text:span text:style-name="T1"> </text:span><text:span text:style-name="T59">ANCAK İÇTİMA EDEBİLİR</text:span><text:span text:style-name="T56"> (biraraya gelebilir, toplanabilir).</text:span><text:span text:style-name="T23">48</text:span><text:span text:style-name="T65"> </text:span><text:span text:style-name="T53">(Kastamonu Lahikası, s. 139) </text:span></text:p>
      <text:p text:style-name="P254"/>
      <text:p text:style-name="P254">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1"/>
      <text:p text:style-name="P41">44) ÜÇ VEZAİFİ (GÖREVİ) BİRDEN:</text:p>
      <text:p text:style-name="P213">Bediüzzaman eserlerinin pek çok yerinde Hz. Mehdi'nin yerine getireceği üç görev olduğundan bahsetmiştir. Bediüzzaman, Hz. Mehdi'nin en önemli alametlerinden birinin bu üç görevi birden yerine getirmesi olduğunu belirtmekted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307"><text:span text:style-name="T1">Bediüzzaman eserlerinde Hz. Mehdi'nin aynı anda, </text:span><text:span text:style-name="T3">"SİYASET MEHDİSİ, SALTANAT MEHDİSİ VE DİYANET MEHDİSİ</text:span><text:span text:style-name="T1">"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text:span><text:span text:style-name="T3"> "BÜYÜK MEHDİ"</text:span><text:span text:style-name="T1">si ünvanını alamadıklarını belirtmiştir.</text:span></text:p>
      <text:p text:style-name="P71"><text:span text:style-name="T29">Bediüzzaman bu anlamda, </text:span><text:span text:style-name="T33">Risale-i Nur</text:span><text:span text:style-name="T29">'un da Hz. Mehdi'nin üç görevinden birincisi olan "imanı kurtarmak" görevini yerine getirdiğini söylemiştir. Ancak bu hizmetin dar dairede sınırlı kaldığını, Hz. Mehdi'nin geniş dairedeki görevlerini ise ancak Büyük Mehdi'nin gerçekleştireceğini açıklamıştır. Hz. Mehdi ortaya çıktığı zaman, hadislerde de belirtildiği gibi, Mehdiliğini iddia etmeyecek ya da bunun propagandasını yapmayacaktır. Hz. Mehdi'nin burada sayılan büyük icraatları, bu kutlu şahsın ortaya çıktığının en büyük ispatı ve delili olacaktır.</text:span></text:p>
      <text:p text:style-name="P307"><text:span text:style-name="T1">Bediüzzaman Hz. Mehdi'nin </text:span><text:span text:style-name="T3">"ÜÇ VEZAİFİ (GÖREVİ) BİRDEN"</text:span><text:span text:style-name="T1"> yerine getireceğini belirttiği bu sözüyle konunun önemini bir kez daha hatırlatmaktadır. Kendisi de dahil olmak </text:span><text:soft-page-break/><text:span text:style-name="T1">üzere, önceki müceddidlerin hiçbirinin bunların üçünü birarada gerçekleştirmediğine dikkat çekerek, Hz. Mehdi'nin o dönemde henüz gelmemiş olduğunu ifade etmektedir.</text:span></text:p>
      <text:p text:style-name="P254"/>
      <text:p text:style-name="P354">45) BU ÜÇ VEZAİFİN (GÖREVİN) BİR ŞAHISTA YA HUT CEMAATTE BU ZAMANDA BULUNMASI VE MÜKEMMEL OLMASI VE BİRBİRİNİ CERHETMEMESİ (BİRBİRİNE ENGEL OLMAMASI, ZARAR VERMEMESİ) PEK UZAK, ADETA KABİL (MÜMKÜN) GÖRÜLMÜYOR: </text:p>
      <text:p text:style-name="P358"><text:span text:style-name="T1">Bediüzzaman,</text:span><text:span text:style-name="T3"> "BU ZAMANDA"</text:span><text:span text:style-name="T1">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text:s/>ne kadar güçlü olduğunu</text:span><text:span text:style-name="T3"> "PEK UZAK" </text:span><text:span text:style-name="T1">ve </text:span><text:span text:style-name="T3">"ADETA KABİL (MÜMKÜN) GÖRÜNMÜYOR" </text:span><text:span text:style-name="T1">sözleriyle açıkça belirtmiştir. Bu da, 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362"/>
      <text:p text:style-name="P295">46) AL-İ BEYT-İ NEBEVİNİN (PEYGAMBERİMİZ (SAV)'İN SOYUNUN) CEMAAT-İ NURANİYESİNİ (NURANİ CEMAATİNİ) TEMSİL EDEN:</text:p>
      <text:p text:style-name="P71"><text:span text:style-name="T29">Bediüzzaman, eserlerinde birçok kez Hz. Mehdi'nin hadislerde bildirildiği üzere </text:span><text:span text:style-name="T31">"seyyid"</text:span><text:span text:style-name="T29"> yani </text:span><text:span text:style-name="T31">"Peygamberimiz (sav)'in soyundan gelen bir kimse"</text:span><text:span text:style-name="T29"> olacağını, </text:span><text:span text:style-name="T31">"kendisinin ise seyyid olmadığını"</text:span><text:span text:style-name="T29"> belirtmiştir. Bediüzzaman bu sözünde de bu konuya bir kez daha açıklık getirmekte, </text:span><text:span text:style-name="T31">"AL-İ BEYT'İ NEBEVİNİN CEMAAT-İ NURANİYESİNİ TEMSİL EDEN" </text:span><text:span text:style-name="T29">sözleriyle Hz. Mehdi'nin "Peygamberimiz (sav)'in mübarek soyundan" olacağına dikkat çekmektedir. Bediüzzaman, Hz. Mehdi'nin bu önemli alametlerinden birini hatırlatarak kendisinin Hz. Mehdi olmadığını ifade etmektedir.</text:span></text:p>
      <text:p text:style-name="P54"/>
      <text:p text:style-name="P41">47) HZ. MEHDİ VE CEMAATİNDEKİ ŞAHS-I MANEVİDE:</text:p>
      <text:p text:style-name="P126">Bediüzzaman burada çok önemli bir gerçeği açıklamaktadır. Bu söz, Hz. Mehdi'nin manevi bir kişi değil, bir şahıs olacağını <text:s/>göstermektedir. </text:p>
      <text:p text:style-name="P71"><text:span text:style-name="T29">Zira Bediüzzaman, </text:span><text:span text:style-name="T31">"Hz. Mehdi VE cemaatindeki şahs-ı manevide" </text:span><text:span text:style-name="T29">sözleriyle Hz. Mehdi'nin şahsından ve onun şahs-ı manevisini oluşturan cemaatinden ayrı kavramlar olarak bahsetmektedir. Aradaki </text:span><text:span text:style-name="T31">"VE"</text:span><text:span text:style-name="T29"> kelimesi, </text:span><text:span text:style-name="T31">"Hz. Mehdi'nin ve cemaatinin iki farklı varlık olduğunu"</text:span><text:span text:style-name="T29"> ifade etmektedir. Hz. Mehdi'nin kutlu şahsıyla birlikte, bir de onun şahs-ı manevisini oluşturan bir cemaati olacaktır. Hz. Mehdi'nin şahsı olmadan, böyle bir şahs-ı maneviden söz etmek mümkün değildir. Bediüzzaman da bu gerçeği ifade etmekte ve Hz. Mehdi'nin bir şahıs olacağını müjdelemektedir.</text:span></text:p>
      <text:p text:style-name="P253"/>
      <text:p text:style-name="P41">48) ANCAK İÇTİMA EDİLEBİLİR (BİRARAYA GELEBİLİR, TOPLANABİLİR:</text:p>
      <text:p text:style-name="P71"><text:span text:style-name="T29">Bediüzzaman'ın açıkladığı üç büyük görev ancak ahir zamanda gelecek Hz. Mehdi'nin yerine getirebileceği görevlerdir. Bediüzzaman, burada kullandığı </text:span><text:span text:style-name="T31">"ANCAK" </text:span><text:span text:style-name="T29">kelimesiyle bir </text:span><text:soft-page-break/><text:span text:style-name="T29">başkasının bu görevleri başarmasının Allah'ın dilemesiyle </text:span><text:span text:style-name="T31">"İMKANSIZ" </text:span><text:span text:style-name="T29">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127"/>
      <text:p text:style-name="P126"/>
      <text:p text:style-name="P98">EMİRDAĞ LAHİKASI </text:p>
      <text:p text:style-name="P285">KİTABINDAN ALINTILAR</text:p>
      <text:p text:style-name="P264"/>
      <text:p text:style-name="P71"><text:span text:style-name="T57">Çok defa mektuplarımda işaret ettiğim gibi,</text:span><text:span text:style-name="T60">HZ. MEHDİ AL-İ RESUL'ÜN </text:span><text:span text:style-name="T57">(Peygamberimiz (sav)'in soyundan gelen Hz. Mehdi'nin) </text:span><text:span text:style-name="T60">TEMSİL ETTİĞİ KUDSİ</text:span><text:span text:style-name="T57"> (mukaddes, kutsal) </text:span><text:span text:style-name="T60">CEMAATİNİN ŞAHS-I MANEVİSİNİN</text:span><text:span text:style-name="T67">49</text:span><text:span text:style-name="T57"> <text:s text:c="3"/></text:span><text:span text:style-name="T60">ÜÇ VAZİFESİ</text:span><text:span text:style-name="T67">51</text:span><text:span text:style-name="T29"> </text:span><text:span text:style-name="T57">var. Eğer çabuk kıyamet kopmazsa ve beşer (insanlar) bütün bütün yoldan çıkmazsa, o vazifeleri onun cemiyeti ve seyyidler cemaati (Peygamberimiz (sav)'in soyundan gelenlerin) yapacağını rahmet-i İlahiyeden (Allah'ın rahmetinden) bekliyoruz. Ve </text:span><text:span text:style-name="T60">ONUN</text:span><text:span text:style-name="T67">50</text:span><text:span text:style-name="T57"> </text:span><text:span text:style-name="T60">ÜÇ BÜYÜK VAZİFESİ OLACAK</text:span><text:span text:style-name="T57">.</text:span><text:span text:style-name="T67">51</text:span><text:span text:style-name="T54">(Emirdağ Lahikası, s. 259)</text:span></text:p>
      <text:p text:style-name="P54"/>
      <text:p text:style-name="P54">Bediüzzaman, bu sözünde Hz. Mehdi'nin ahir zamanda muhakkak geleceğini ve Hz. Mehdi ile mukaddes cemaatinin birlikte yerine getirecekleri üç büyük vazife olacağını açıklamaktadır:</text:p>
      <text:p text:style-name="P40"/>
      <text:p text:style-name="P41">49) <text:s/>HZ. MEHDİ AL-İ RESUL'ÜN (PEYGAMBERİMİZ (SAV)'İN SOYUNDAN GELEN HZ. MEHDİ'NİN) TEMSİL ETTİĞİ KUDSİ (MUKADDES, KUTSAL) CEMAATİNİN ŞAHS-I MANEVİSİNİN:</text:p>
      <text:p text:style-name="P71"><text:span text:style-name="T29">Bediüzzaman bu sözünde Hz. Mehdi ile ilgili önemli birkaç konuyu birden açıklamıştır. Bediüzzaman öncelikle </text:span><text:span text:style-name="T31">"HZ. MEHDİ AL-İ RESUL'ÜN TEMSİL ETTİĞİ"</text:span><text:span text:style-name="T29"> sözleriyle, Hz. Mehdi'nin Peygamberimiz (sav)'in soyundan gelecek bir şahıs olduğunu hatırlatmıştır. Bir şahs-ı manevinin herhangi bir soydan gelmesi kuşkusuz ki mümkün değildir. Ancak bir insanın bir başkasının soyundan gelebilmesi söz konusu olabilir. Bediüzzaman da burada bu gerçeği vurgulamış, Hz. Mehdi'nin manevi bir kişilik olmadığını, </text:span><text:span text:style-name="T31">"BİR ŞAHIS"</text:span><text:span text:style-name="T29"> olduğunu açıkça ifade etmiştir.</text:span></text:p>
      <text:p text:style-name="P71"><text:span text:style-name="T29">Bediüzzaman bu sözünde ayrıca Hz. Mehdi'nin ve cemaatinin iki ayrı kavram olduğunu hatırlatarak, Hz. Mehdi'nin bir "şahs-ı manevi" olduğu iddiasının geçersizliğini bir kez daha ortaya koymuştur. Bediüzzaman</text:span><text:span text:style-name="T31"> "HZ. MEHDİ AL-İ RESUL'ÜN TEMSİL ETTİĞİ kudsi cemaatin şahs-ı manevisi" </text:span><text:span text:style-name="T29">sözleriyle "Hz. Mehdi'nin bir cemaati" olacağını ve </text:span><text:span text:style-name="T31">"bu cemaatin başında da onu temsil eden Hz. Mehdi'nin bizzat bulunacağını"</text:span><text:span text:style-name="T29"> ifade etmiştir. Hz. Mehdi'nin bir cemaatinin olabilmesi için, öncelikle Hz. Mehdi'nin bir şahıs olarak var olması gerekmektedir. Çünkü bir şahs-ı manevinin kendine ait bir cemaatinin olabilmesi elbette ki söz konusu değildir. Bediüzzaman da bu sözünde bu gerçeği dile getirmiştir. Bediüzzaman'ın belirttiği bu durumu birkaç soru sorarak da anlayabiliriz:</text:span></text:p>
      <text:p text:style-name="P217">1- Bediüzzaman Hz. Mehdi Al-i Resul'ün neyi temsil ettiğini bildirmiştir?</text:p>
      <text:p text:style-name="P264">Kudsi cemaatinin şahs-ı manevisini.</text:p>
      <text:p text:style-name="P264">2- Bediüzzaman kudsi cemaatin şahs-ı manevisini kimin temsil ettiğini bildirmiştir?</text:p>
      <text:p text:style-name="P125">Hz. Mehdi'nin.</text:p>
      <text:p text:style-name="P54">Bu soruların cevapları Hz. Mehdi ve onun mukaddes cemaatinin birbirinden ayrı kavramlar olduğunu bir kez daha ortaya koymaktadır.</text:p>
      <text:p text:style-name="P71"><text:span text:style-name="T29">Bediüzzaman ahir zamanda Hz. Mehdi'nin yanında bulunan mümin topluluğunun mukaddes bir cemaat olduğunu, bu cemaatin önderliğini yapan Hz. Mehdi'nin de Hz. </text:span><text:soft-page-break/><text:span text:style-name="T29">Peygamber (sav) soyundan gelen mukaddes biri olacağını belirtmiştir. Nitekim Bediüzzaman bu sözünün son cümlesinde </text:span><text:span text:style-name="T31">"ONUN ÜÇ GÖREVİ OLACAK" </text:span><text:span text:style-name="T29">cümlesiyle bu konuya açıklık getirmekte, bu üç görevi, yanındaki kutsal toplulukla birlikte, Hz. Mehdi'nin de bizzat başlarında bulunarak yerine getireceğini ifade etmektedir.</text:span></text:p>
      <text:p text:style-name="P307"><text:span text:style-name="T1">Nitekim Hz. İsa ve Hz. Mehdi'nin manevi birer şahıs, ruh ya da mana gibi görünmez birer güç olarak tanımlanması, Kuran ayetlerinde bildirilen Allah'ın adetullahı </text:span><text:span text:style-name="T5">(Allah'ın kanunu) </text:span><text:span text:style-name="T1">ile tamamen çelişmektedir. Tarih boyunca hiçbir elçi veya peygamber, bir şahs-ı manevi olarak gelmemiştir. 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span></text:p>
      <text:p text:style-name="P307"><text:span text:style-name="T1">Yüzyıllardır süregelen bu adetullah </text:span><text:span text:style-name="T5">(Allah'ın kanunu)</text:span><text:span text:style-name="T1">, tüm İslam tarihinde olduğu gibi ahir zamanda gelecek olan Hz. İsa ve Hz. Mehdi için de söz konusudur. Ancak elbette ki tüm peygamber ve elçilerin olduğu gibi Hz. İsa ve Hz. Mehdi'nin de kendilerinden ayrı olarak şahs-ı manevileri de olacaktır. Kuran'da, gönderilmiş olan tüm peygamber ve elçilerin çevresinde, onlara inanan ve onların gösterdikleri hak yolu izleyen birer topluluk olduğu haber verilmiştir. Elçilere iman eden bu kimseler ve onların elçileriyle birlikte yapmış oldukları faaliyetlerin tümü, bu elçilerin şahs-ı manevilerini oluşturur. Kuran'da peygamberlerin hayatlarını anlatan kıssalarda bu durum açıkça görülmektedir. Örneğin Peygamberimiz (sav)'in ashabı, onun şahs-ı manevisini oluşturmuştur. Fakat bu, Peygamber Efendimiz (sav)'in varlığı şartı ile oluşmuştur. Bu durum ahir zamanda da değişmeyecek, Bediüzzaman'ın da dile getirdiği gibi, Hz. İsa ve Hz. Mehdi beraberlerindeki mümin topluluklarının başında bizzat birer hidayet önderi olarak bulunacaklardır.</text:span></text:p>
      <text:p text:style-name="P254"/>
      <text:p text:style-name="P295">50) <text:s/>ONUN:</text:p>
      <text:p text:style-name="P71"><text:span text:style-name="T29">Bediüzzaman, Hz. Mehdi'den bahsederken, </text:span><text:span text:style-name="T31">"ONUN" </text:span><text:span text:style-name="T29">zamirini kullanarak, bir kez daha Hz. Mehdi'nin </text:span><text:span text:style-name="T31">"BİR ŞAHIS"</text:span><text:span text:style-name="T29"> olduğunu belirtmektedir. Bu aynı zamanda da Bediüzzaman'ın kitabın başından bu yana yer verilen Hz. Mehdi ile ilgili sözlerinde </text:span><text:span text:style-name="T31">"2. KEZ" </text:span><text:span text:style-name="T29">kullandığı</text:span><text:span text:style-name="T31"> "O" </text:span><text:span text:style-name="T29">kelimesidir. Bediüzzaman'ın bu tekrarları, Hz. Mehdi'nin </text:span><text:span text:style-name="T31">"BİR ŞAHIS" </text:span><text:span text:style-name="T29">olduğu konusundaki kesin kanaatini açıkça ortaya koymaktadır.</text:span></text:p>
      <text:p text:style-name="P71"><text:span text:style-name="T29">Bediüzzaman'ın da ifade ettiği gibi, Hz. Mehdi'nin üç büyük görevi olacaktır. Hz. Mehdi bu görevlerini yerine getirirken, etrafında bir de kendisine destek olan mübarek bir topluluk bulunacaktır. Bu büyük görevler "Hz. Mehdi ve onun kutsal cemaatinin" birarada gerçekleştireceği görevlerdir. Ancak <text:s/>Bediüzzaman'ın </text:span><text:span text:style-name="T31">"ONUN üç görevi olacak"</text:span><text:span text:style-name="T29"> sözleriyle açıkça vurguladığı gibi, Hz. Mehdi bu topluluğun başında bizzat bulunarak bu görevleri yerine getirecektir.</text:span></text:p>
      <text:p text:style-name="P253"><text:soft-page-break/></text:p>
      <text:p text:style-name="P295">51) ÜÇ BÜYÜK VAZİFESİ OLACAK:</text:p>
      <text:p text:style-name="P71"><text:span text:style-name="T29">Bediüzzaman, Hz. Mehdi'nin </text:span><text:span text:style-name="T38">"bir veya iki görevi değil, tam olarak ÜÇ BÜYÜK VAZİFESİ OLACAĞINI"</text:span><text:span text:style-name="T29"> bildirmektedir. Bediüzzaman, Hz. Mehdi'nin temsil ettiği cemaatiyle birlikte bu üç görevin üçünü birden yerine getireceğinden bahsetmiştir. Bediüzzaman bunun, Hz. Mehdi'yi kendisinden önce gelen müceddidlerden ayıran ve tanıtan en önemli alametlerinden olduğunu bildirmiştir.</text:span></text:p>
      <text:p text:style-name="P126">Bu üç büyük sorumluluk diğer İslam alimlerinin dönemlerinde tam olarak yerine getirilmiş değildir. Bediüzzaman eserlerinde Hz. Mehdi'den önce gelen müceddidlerin, onun üç vazifesinden yalnızca birisini yerine getirdiklerini söylemiştir. Ancak ahir zamanda gelecek Hz. Mehdi'nin her üç görevi de birarada yapacağını ve bu özelliği nedeniyle de ahir zamanın "Büyük Mehdisi" ünvanını alacağını belirtmiştir.</text:p>
      <text:p text:style-name="P52">Birincisi: FEN VE FELSEFENİN tasallutiyle (etkisiyle) ve</text:p>
      <text:p text:style-name="P52">MADDİYYUN VE TABİİYYUN TAUNU, (materyalizm,</text:p>
      <text:p text:style-name="P52">Darwinizm ve ateizm hastalığı) beşer içine intişar etmesiyle</text:p>
      <text:p text:style-name="P52">(insanlar arasında yayılmasıyla), herşeyden evvel</text:p>
      <text:p text:style-name="P52">FELSEFEYİ VE MADDİYYUN FİKRİNİ (materyalizm,</text:p>
      <text:p text:style-name="P52">Darwinizm ve ateizm gibi Allah'ı inkar eden dinsiz akımları)</text:p>
      <text:p text:style-name="P71"><text:span text:style-name="T68">TAM SUSTURACAK TARZDA</text:span><text:span text:style-name="T50">52 </text:span><text:span text:style-name="T68">imanı kurtarmaktır.</text:span></text:p>
      <text:p text:style-name="P52">Ehl-i imanı dalâletten muhafaza etmek</text:p>
      <text:p text:style-name="P52">(iman edenleri sapkınlıktan korumak)...</text:p>
      <text:p text:style-name="P303">(Emirdağ Lahikası, s. 259)</text:p>
      <text:p text:style-name="P254"/>
      <text:p text:style-name="P71"><text:span text:style-name="T29">Bediüzzaman bu sözünde, Hz. Mehdi'nin üç büyük görevinden birincisini açıklamaktadır. Buna göre Hz. Mehdi'nin birinci görevi, </text:span><text:span text:style-name="T31">"materyalist ve ateist felsefeleri tamamen susturacak bir şekilde insanların imanlarını kazanmasına vesile olmak"</text:span><text:span text:style-name="T29">tır:</text:span></text:p>
      <text:p text:style-name="P54"/>
      <text:p text:style-name="P41">52) FELSEFEYİ VE MADDİYYUN FİKRİNİ (MATERYALİZM, DARWINİZM VE ATEİZM GİBİ ALLAH'I İNKAR EDEN AKIMLARI) TAM SUSTURACAK TARZDA:</text:p>
      <text:p text:style-name="P41"/>
      <text:p text:style-name="P41">1-FEN VE FELSEFE:</text:p>
      <text:p text:style-name="P54">Bediüzzaman bu sözlerinde, fen ve felsefenin etkisiyle materyalizm, Darwinizm ve ateizm gibi Allah'ı inkar eden dinsiz akımların insanlar arasında yayıldığına dikkat çekmiştir. Bediüzzaman bu akımların etkisiz hale getirilerek tam olarak susturulmasının ve insanların imanının kurtarılmasının Hz. Mehdi'nin birinci görevi olduğunu belirtmiştir. </text:p>
      <text:p text:style-name="P71"><text:span text:style-name="T29">Bediüzzaman burada Hz. Mehdi'nin birinci göreviyle ilgili olarak</text:span><text:span text:style-name="T31"> "fen ve felsefe"</text:span><text:span text:style-name="T29">nin etkisine özellikle dikkat çekmektedir. Bilim ve felsefe, iman şuuruyla yaklaşan insanların bakış açısıyla ilerlediğinde, büyük atılımlara, Allah'ın varlığının ve sıfatlarının daha iyi anlaşılmasına vesile olur. Bilimin, materyalizm savunucuları tarafından insanlar üzerinde oluşturulan yanlış yönlendirmelerini, Bediüzzaman'ın da belirttiği gibi Hz. Mehdi ortadan kaldıracaktır. Ahir </text:span><text:soft-page-break/><text:span text:style-name="T29">zamanda teknolojinin hızla ilerlemesiyle birçok bilim dalında gelişmeler olacaktır. <text:s text:c="4"/>Allah'ın varlığının delilleri, yeryüzündeki iman hakikatleri bilimsel delilleriyle açıkça ortaya çıkacaktır. Hz. Mehdi bu gerçekleri insanlara en etkili yöntemlerle ulaştıracak ve bu konuda dünya çapında bir sonuç elde edecektir. Mesih Deccal'in ahir zaman fitnesi, ancak böyle güçlü yöntemlerle kırılacaktır.</text:span></text:p>
      <text:p text:style-name="P56"/>
      <text:p text:style-name="P99">2-MADDİYYUN VE TABİİYYUN TAUNU (MATERYALİZM, DARWINİZM VE ATEİZM HASTALIĞI):</text:p>
      <text:p text:style-name="P254">Materyalizm ve ateizm, insanlığa büyük felaketler getiren sapkın akımlardır. Darwinizm, materyalizm ve ateizme fikri dayanak oluşturur. Darwinizm'in iddiası, kainatın ve canlılığın kör tesadüşer sonucunda kendi kendine yaşamı var ettiğidir. Son 150 yılın en büyük aldatmacası olan bu akımın fikren tam anlamıyla susturulması günümüze kadar mümkün olmamıştır. Darwinizm, modern bilimin son bulguları ve ilerleyen teknoloji vesilesiyle Hz. Mehdi döneminde tamamen ortadan kalkacaktır. İnsanlık tarihinin gördüğü bu en şiddetli fitnenin fikren susturulması Hz. Mehdi zamanında gerçekleştirilecektir. <text:s/></text:p>
      <text:p text:style-name="P307"><text:span text:style-name="T1">Bediüzzaman bu sözlerinde Hz. Mehdi'nin,</text:span><text:span text:style-name="T3"> "FELSEFEYİ VE MADDİYYUN FİKRİNİ TAM SUSTURACAK TARZDA"</text:span><text:span text:style-name="T1"> bir çalışma yürüterek insanların imanlarının kurtulmasına vesile olacağını belirtmiştir. Bediüzzaman, ahir zamanda ateist felsefelerin bir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 Bediüzzaman'ın burada kullandığı </text:span><text:span text:style-name="T3">"TAM SUSTURACAK TARZDA" </text:span><text:span text:style-name="T1">ifadesi son derece önemlidir. Bilindiği gibi materyalizmin hem Türkiye'de hem de dünyada kuvvet bulması Bediüzzaman zamanında devam ettiği gibi, vefatından yani 1960 yıllarından sonra da günümüze kadar devam etmiştir. Televizyon ve radyo kanallarının gelişmesiyle, yazılı basının da desteğiyle etkileri giderek artmıştır. Yani Bediüzzaman'ın vefatından sonra da materyalizm propagandası artarak 21. yy'a kadar gelmiştir.</text:span></text:p>
      <text:p text:style-name="P307"><text:span text:style-name="T1">Dolayısıyla kendisinin de ifade ettiği gibi, Bediüzzaman'ın döneminde bu konuda tam bir sonuç elde edilememiştir. Bediüzzaman bu sözünde kullandığı </text:span><text:span text:style-name="T3">"TAM SUSTURACAK TARZDA" </text:span><text:span text:style-name="T1">ifadesiyle bu gerçeğe dikkat çekmiştir. Materyalizm, ateizm ve Darwinizm'in çöküşüyle birlikte insanların imanını kurtarma görevi dünya çapında Hz. Mehdi'ye verilmiştir. Bediüzzaman'ın bizzat başladığı, ancak bütünüyle sona ermeyen bu akımla fikri mücadele, Hz. Mehdi ile devam edecek ve sonuca ulaştırılacaktır.</text:span></text:p>
      <text:p text:style-name="P71"><text:span text:style-name="T29">Bediüzzaman da </text:span><text:span text:style-name="T31">"TAM SUSTURACAK"</text:span><text:span text:style-name="T29"> ifadesiyle, ancak Hz. Mehdi'nin bu mücadelede </text:span><text:span text:style-name="T31">"tam bir üstünlük sağlayacağına" </text:span><text:span text:style-name="T29">işaret etmektedir.</text:span></text:p>
      <text:p text:style-name="P54"/>
      <text:p text:style-name="P52">İkinci vazifesi:</text:p>
      <text:p text:style-name="P52">HİLAFET-İ MUHAMMEDİYE (A.S.M.) ÜNVANI İLE</text:p>
      <text:p text:style-name="P71"><text:span text:style-name="T68">(Peygamberimiz (sav)'in halifesi ünvanı ile)</text:span><text:span text:style-name="T50">53 </text:span><text:span text:style-name="T68">ŞEAİR-İ</text:span></text:p>
      <text:p text:style-name="P71"><text:span text:style-name="T68">İSLAMİYEYİ (İslam ahlakının esaslarını) İHYA ETMEKTİR (yeniden canlandırmaktır)</text:span><text:span text:style-name="T50">54 </text:span><text:span text:style-name="T68">ALEM-İ İSLAM'IN VAHDETİNİ (İslam aleminin birliğini) NOKTA-İ İSTİNAD EDİP (dayanak noktası yapıp)</text:span><text:span text:style-name="T50">55 </text:span><text:span text:style-name="T68">beşeriyeti (insanlığı) maddi ve mânevi tehlikelerden ve gadab-ı İlâhi'den (Allah'ın azabından) kurtarmaktır. Bu vazifenin, nokta-i istinadı (dayanak noktası) ve hadimleri (hizmetkarları),</text:span></text:p>
      <text:p text:style-name="P71"><text:span text:style-name="T68">MİLYONLARLA EFRADI (fertleri) BULUNAN ORDULAR</text:span><text:span text:style-name="T50">56 </text:span><text:span text:style-name="T68">lazımdır.</text:span></text:p>
      <text:p text:style-name="P303"><text:soft-page-break/>(Emirdağ Lahikası, s. 259)</text:p>
      <text:p text:style-name="P254"/>
      <text:p text:style-name="P307"><text:span text:style-name="T1">Bediüzzaman'ın açıklamalarına göre Hz. Mehdi, halihazırda çeşitli gruplar </text:span><text:span text:style-name="T28">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gazabından sakınmalarına vesile olacaktır:</text:span></text:p>
      <text:p text:style-name="P1"/>
      <text:p text:style-name="P41">53) <text:s/>HİLAFET-İ MUHAMMEDİYE (A.S.M.) ÜNVANI İLE (PEYGAMBERİMİZ (SAV)'İN HALİFESİ ÜNVANI İLE):</text:p>
      <text:p text:style-name="P71"><text:span text:style-name="T29">Bediüzzaman, </text:span><text:span text:style-name="T31">"HİLAFET-İ MUHAMMEDİYE ÜNVANI İLE" </text:span><text:span text:style-name="T29">sözleriyle Hz. Mehdi'nin İslam dünyasının önderi olacağını belirtmektedir. Hz. Mehdi'nin, </text:span><text:span text:style-name="T31">"İSLAM TOPLUMUNUN LİDERİ VASFIYLA İslamiyet'i yeniden canlandırması, milyonları bulan bir topluluğun maddi ve manevi gücüyle hareket ederek tüm yeryüzünde İslam birliğini sağlaması"</text:span><text:span text:style-name="T29"> özellikleri, ne Bediüzzaman ne de ondan önceki müceddidlerin döneminde gerçekleşmemiş olaylardır. Bediüzzaman Said Nursi, yaşadığı dönem boyunca İslam dünyası ve Müslümanlar adına eşsiz hizmetlerde bulunmuş, pek çok insanın doğru yolu bulmasına, Allah'a yakınlaşmasına ve imanda derinleşmesine vesile olmuştur. Ardında halen Müslümanlar için önemli bir hidayet rehberi olan hikmet dolu eserler bırakmış, üstün ilim ve ferasetiyle tüm Müslümanlara ışık tutmuştur. Büyük mütefekkir Bediüzzaman, şüphesiz 13. asrın müceddididir. Ancak kendisinin de Peygamberimiz (sav)'in hadisleri doğrultusunda açıkladığı gibi, </text:span><text:span text:style-name="T31">"TÜM MÜSLÜMANLARIN LİDERİ" </text:span><text:span text:style-name="T29">vasfını taşıması söz konusu olmamıştır. Allah'ın izniyle tüm İslam alemi için büyük müjdeler içeren bu olaylar, ahir zamanda Hz. Mehdi vesilesiyle yaşanacak ve bu ünvanı da Hz. Mehdi taşıyacaktır. Bediüzzaman, bu konuyu tüm bu delilleriyle birlikte anlatarak, kendisinin ahir zaman Mehdisi olmadığını açık bir şekilde ifade etmiştir.</text:span></text:p>
      <text:p text:style-name="P71"><text:span text:style-name="T29">Bugün dünyada 1 milyarın üzerinde Müslüman yaşamaktadır. Dünya tarihinde ilk defa Müslümanlar sayıca bu kadar çokturlar. Bu büyüklükte bir kitleye önderlik tarihte kimseye nasip olmamıştır. Bediüzzaman'ın da müjdelediği gibi, bu şereşi vasfı Allah'ın izniyle ahir zamanın </text:span><text:span text:style-name="T31">"Büyük Mehdisi" </text:span><text:span text:style-name="T29">taşıyacaktır.</text:span></text:p>
      <text:p text:style-name="P56"/>
      <text:p text:style-name="P41">54) <text:s/>ŞEAİR-İ İSLAMİYEYİ (İSLAM AHLAKININ ESASLARINI) İHYA ETMEKTİR (YENİDEN CANLANDIRMAKTIR):</text:p>
      <text:p text:style-name="P71"><text:span text:style-name="T29">Bediüzzaman </text:span><text:span text:style-name="T31">"ŞEAİR-İ İSLAMİYEYİ İHYA ETMEKTİR" </text:span><text:span text:style-name="T29">sözleriyle, Hz. Mehdi'nin ikinci vazifesinin İslam ahlakının esaslarını yeniden canlandırmak olduğunu belirtmiştir. Bediüzzaman'ın burada kullandığı </text:span><text:span text:style-name="T31">"İHYA ETMEK"</text:span><text:span text:style-name="T29"> kelimesi son derece önemlidir. Bu kelime "yeniden hayata kavuşturmak" anlamındadır. Hz. Mehdi İslam ahlakının dünya çapında yaşanmasına vesile olacaktır. Bediüzzaman bu konunun tohumlarını atmıştır, ancak kendisinin de belirttiği gibi </text:span><text:span text:style-name="T31">"yeniden hayata kavuşturma şeklinde bir canlanma"</text:span><text:span text:style-name="T29">, tam anlamıyla Hz. Mehdi vesilesiyle yerine getirilecektir.</text:span></text:p>
      <text:p text:style-name="P127"/>
      <text:p text:style-name="P295"><text:soft-page-break/>55) <text:s/>ALEM-İ İSLAM'IN VAHDETİNİ (İSLAM ALEMİNİN BİRLİĞİNİ) NOKTA-İ İSTİNAD EDİP (DAYANAK NOKTASI YAPIP):</text:p>
      <text:p text:style-name="P307"><text:span text:style-name="T1">Bediüzzaman bu sözleriyle Hz. Mehdi'nin, daha önce hiçbir müceddid tarafından yerine getirilmemiş olan görevlerinden birinin</text:span><text:span text:style-name="T3"> "İSLAM BİRLİĞİNİN <text:s/>SAĞLANMASI" </text:span><text:span text:style-name="T1">olduğunu <text:s/>bildirmektedir. Bilindiği gibi bu birliktelik, dünya Müslümanlarının bir çatı altında yaşadıkları son devlet olan Osmanlı İmparatorluğu'nun yıkılmasının ardından ortadan kalkmıştı. Hz. Mehdi bu birliğin tekrar kurulmasına vesile olacak, milyonlarca Müslümanı biraraya getirecektir. Bediüzzaman Hz. Mehdi'nin, bu birliği dayanak noktası edinerek insanlığı maddi ve manevi tehlikelerden koruyacağını ve Allah'ın gazabından sakınmalarına vesile olacağını bildirmiştir. Bediüzzaman'ın da vurguladığı gibi, İslam birliğinin sağlanması ve bu birliğin liderliği ü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Hz. Mehdi geldiğinde Bediüzzaman'ın da belirttiği gibi, vesile olacağı bu olaylarla Allah onu tüm insanlara tanıtacaktır.</text:span></text:p>
      <text:p text:style-name="P1"/>
      <text:p text:style-name="P142">56) <text:s/>MİLYONLARLA EFRADI (FERTLERİ)BULUNAN ORDULAR:</text:p>
      <text:p text:style-name="P307"><text:span text:style-name="T1">Bediüzzaman </text:span><text:span text:style-name="T3">"MİLYONLARLA EFRADI (FERTLERİ) BULUNAN ORDULAR"</text:span><text:span text:style-name="T1"> sözleriyle, Hz. Mehdi'nin bu birlikteliği sağlamasında, ona yardım edecek çok geniş bir kitlenin var olacağından söz etmektedir. Bediüzzaman Hz. Mehdi'nin hizmetinde, Allah'ın varlığı ve birliği konusunu, iman hakikatlerini tüm insanlığa anlatacak, geniş kapsamlı bir iman hizmeti yürütecek olan ilim ve iman toplulukları olacağını bildirmiştir. </text:span></text:p>
      <text:p text:style-name="P54">Bediüzzaman, eserlerinde yer verdiği diğer sözlerinde kendisinin de bu ilim ordusunun, onlara önceden hazırlık yapan bir neferi yani askeri olduğunu anlatmaktadır. Yaşadığı dönemde, Bediüzzaman'ın hizmetinde böyle geniş bir kitlenin desteği ve yardımı söz konusu olmamıştır. Bediüzzaman'ın da sözlerinde pek çok kez ifade ettiği gibi, sınırlı bir topluluk olan Nur talebeleri çok kısıtlı imkanlar içerisinde ve çok büyük fedakarlıklarla büyük bir iman hizmeti vermişlerdir. Bediüzzaman böyle büyük bir kitlenin desteğinin, ancak ahir zamanda söz konusu olacağını ve bunun da Hz. Mehdi'nin yerine getireceği bu büyük göreve nasip olacağını bildirmektedir. <text:s/></text:p>
      <text:p text:style-name="P40"/>
      <text:p text:style-name="P71"><text:span text:style-name="T57">Üçüncü vazifesi: ... </text:span><text:span text:style-name="T60">O ZAT</text:span><text:span text:style-name="T67">57</text:span><text:span text:style-name="T29"> </text:span><text:span text:style-name="T60">BÜTÜN EHL-İ İMANIN </text:span><text:span text:style-name="T57">(iman edenlerin) </text:span><text:span text:style-name="T60">MANEVİ YARDIMLARIYLA</text:span><text:span text:style-name="T67">58</text:span><text:span text:style-name="T57"> ve </text:span><text:span text:style-name="T60">İTTİHAD-I İSLAM'IN MUAVENETİYLE</text:span><text:span text:style-name="T57"> (İslam birliğinin yardımlaşmasıyla)</text:span><text:span text:style-name="T67">59</text:span><text:span text:style-name="T57"> ve </text:span><text:span text:style-name="T60">BÜTÜN ULEMA VE EVLİYANIN</text:span><text:span text:style-name="T57"> (alimlerin ve velilerin)</text:span><text:span text:style-name="T67">60</text:span><text:span text:style-name="T29"> </text:span><text:span text:style-name="T57">ve bilhassa <text:s/></text:span><text:span text:style-name="T60">AL-İ BEYT'İN NESLİNDEN </text:span><text:span text:style-name="T57">(Peygamberimiz (sav)'in soyundan) </text:span><text:span text:style-name="T60">HER ASIRDA KUVVETLİ VE KESRETLİ </text:span><text:span text:style-name="T57">(çok sayıda) </text:span><text:span text:style-name="T60">BULUNAN MİLYONLAR FEDAKAR SEYYİDLERİN İLTİHAKLARIYLA</text:span><text:span text:style-name="T57"> (Peygamber soyundan gelen fedakar kimselerin katılımlarıyla)</text:span><text:span text:style-name="T67">61</text:span><text:span text:style-name="T57"> </text:span><text:span text:style-name="T60">O VAZİFE-İ UZMAYI</text:span><text:span text:style-name="T57"> (büyük görevi) </text:span><text:span text:style-name="T60">YAPMAYA ÇALIŞIR.</text:span><text:span text:style-name="T67">62</text:span><text:span text:style-name="T54">(Emirdağ Lahikası, s. 260)</text:span></text:p>
      <text:p text:style-name="P54"/>
      <text:p text:style-name="P54">Bediüzzaman bu sözünde, Hz. Mehdi'nin üçüncü görevini açıklamıştır. Buna göre, Hz. Mehdi Kuran ahlakının göz ardı edildiği bir dönemde, insanların yeniden din ahlakına <text:soft-page-break/>yönelmesine vesile olacak, İslam birliğini kuracak ve bu büyük görevleri yerine getirirken kendisine destekçi olan pek çok salih insan bulunacaktır.</text:p>
      <text:p text:style-name="P56"/>
      <text:p text:style-name="P41">57) <text:s/>O ZAT:</text:p>
      <text:p text:style-name="P71"><text:span text:style-name="T29">Bediüzzaman, Hz. Mehdi için </text:span><text:span text:style-name="T33">Risale-i Nur</text:span><text:span text:style-name="T29">'un birçok yerinde olduğu gibi, bu sözlerinde de Hz. Mehdi için </text:span><text:span text:style-name="T31">"O ZAT"</text:span><text:span text:style-name="T29"> ifadesini kullanmıştır. Bediüzzaman, hem </text:span><text:span text:style-name="T31">"O"</text:span><text:span text:style-name="T29"> kelimesiyle hem de</text:span><text:span text:style-name="T31"> "ZAT" </text:span><text:span text:style-name="T29">ifadesiyle Hz. Mehdi'nin bir topluluk veya manevi bir kişi değil, bir </text:span><text:span text:style-name="T31">"ŞAHIS"</text:span><text:span text:style-name="T29"> olduğunu açıkça belirtmiştir.</text:span></text:p>
      <text:p text:style-name="P71"><text:span text:style-name="T29">Bu aynı zamanda da, Bediüzzaman'ın kitabın başından bu yana yer verilen Hz. Mehdi ile ilgili sözlerinde </text:span><text:span text:style-name="T31">"3. KEZ"</text:span><text:span text:style-name="T29"> kullandığı </text:span><text:span text:style-name="T31">"O"</text:span><text:span text:style-name="T29"> kelimesidir. Aynı şekilde buradaki </text:span><text:span text:style-name="T31">"ZAT" </text:span><text:span text:style-name="T29">kelimesi de Bediüzzaman'ın bu sözlerinde </text:span><text:span text:style-name="T31">"2. KEZ" </text:span><text:span text:style-name="T29">kullanılmaktadır. Yüksek ilim ve hikmet sahibi Bediüzzaman hiç kuşkusuz ki bu vurguları da belirli bir hikmetle yapmakta ve tüm Müslümanları Hz. Mehdi'nin </text:span><text:span text:style-name="T31">"BİR ŞAHIS" </text:span><text:span text:style-name="T29">olduğu konusunda en doğru şekilde bilgilendirmektedir.</text:span></text:p>
      <text:p text:style-name="P54"/>
      <text:p text:style-name="P226">58) BÜTÜN EHL-İ İMANIN (İMAN EDENLERİN) MANEVİ YARDIMLARIYLA:</text:p>
      <text:p text:style-name="P307"><text:span text:style-name="T1">Bediüzzaman, Hz. Mehdi'nin üçüncü görevini çok önemli ve geniş kitlelerin desteğiyle gerçekleştireceğini bildirmiştir. Bediüzzaman </text:span><text:span text:style-name="T3">"BÜTÜN EHL-İ İMANIN MANEVİ YARDIMLARIYLA" </text:span><text:span text:style-name="T1">sözleriyle, </text:span><text:span text:style-name="T3">"TÜM MÜSLÜMANLARIN"</text:span><text:span text:style-name="T1"> ittifak halinde oluşturacakları birliğin Hz. Mehdi'nin bu görevdeki yardımcıları olacağını bildirmiştir. <text:s/></text:span></text:p>
      <text:p text:style-name="P54">Hz. Mehdi ve yardımcıları güçlerini Allah sevgisinden, iman coşkusundan alan cesur insanlar olacaktır. İmanlarının nuru tüm dünyanın aydınlanmasına vesile olacaktır. Tüm Müslümanların dahil olacağı böyle geniş çapta bir ittifakın desteği, Bediüzzaman'ın döneminde gerçekleşmiş değildir. Bediüzzaman'ın da müjdelediği gibi, bu geniş kitlenin manevi yardımları, ancak ahir zamanda Hz. Mehdi ile birlikte oluşacak ve onun üçüncü görevinin gerçekleştirilmesinde büyük bir rol oynayacaktır.</text:p>
      <text:p text:style-name="P127"/>
      <text:p text:style-name="P295">59) İTTİHAD-I İSLAM'IN MUAVENETİYLE(İSLAM BİRLİĞİNİN YARDIMLAŞMASIYLA):</text:p>
      <text:p text:style-name="P71"><text:span text:style-name="T29">Bediüzzaman</text:span><text:span text:style-name="T31"> "İTTİHAD-I İSLAM'IN MUAVENETİYLE"</text:span><text:span text:style-name="T29"> sözleriyle, Hz. Mehdi'nin üçüncü görevini aynı zamanda </text:span><text:span text:style-name="T31">"İSLAM BİRLİĞİNİN YARDIMLAŞMASIYLA"</text:span><text:span text:style-name="T29"> yerine getireceğini de bildirmiştir. Böyle bir birlik Bediüzzaman'ın yaşadığı dönemde henüz oluşmamış, dolayısıyla da büyük bir ittifakın yardımı da söz konusu olmamıştır. Bediüzzaman İslam birliğinin bu yardımlaşmasının Hz. Mehdi döneminde gerçekleşeceğini ve onun üçüncü görevinde büyük bir destek sağlayacağını belirtmiştir.</text:span></text:p>
      <text:p text:style-name="P253"/>
      <text:p text:style-name="P295">60) <text:s/>BÜTÜN ULEMA VE EVLİYANIN (ALİMLERİN VE VELİLERİN)... İLTİHAKLARIYLA (KATILIMLARIYLA):</text:p>
      <text:p text:style-name="P307"><text:span text:style-name="T1">Bediüzzaman Hz. Mehdi'nin bu üçüncü görevindeki diğer bir desteğin de </text:span><text:span text:style-name="T3">"BÜTÜN ULEMA VE EVLİYANIN KATILIMLARIYLA" </text:span><text:span text:style-name="T1">gerçekleşeceğini bildirmiştir. Hz. Mehdi'nin gelişi 1400 senedir tüm İslam alimleri ve iman sahipleri tarafından büyük bir heyecanla beklenmektedir. Kuşkusuz ki bütün alimlerin ve velilerin katılımının sağlanacağı böyle büyük bir </text:span><text:soft-page-break/><text:span text:style-name="T1">destek, Hz. Mehdi'nin mücadelesinde ve bu görevini yerine getirmesinde son derece önemli bir rol oynayacak ve büyük bir kolaylık sağlayacaktır. Dikkat edilirse Bediüzzaman burada </text:span><text:span text:style-name="T3">"BÜTÜN" </text:span><text:span text:style-name="T1">kelimesini özellikle belirtmiş ve Hz. Mehdi'yi </text:span><text:span text:style-name="T3">"alimlerin tümünün birden" </text:span><text:span text:style-name="T1">destekleyeceğini bildirmiştir. İslam alimlerinin böyle büyük bir ittifakla destek vermeleri Bediüzzaman'ın yaşadığı dönemde gerçekleşmemiştir. Bediüzzaman bu katılımın ancak Hz. Mehdi'nin yerine getireceği bu görev ile birlikte gerçekleşeceğini hatırlatmıştır.</text:span></text:p>
      <text:p text:style-name="P41">61) <text:s/>A-Lİ BEYTİN NESLİNDEN (PEYGAMBERİMİZ (SAV)'İN SOYUNDAN) HER ASIRDA KUVVETLİ VE KESRETLİ (ÇOK SAYIDA) BULUNAN MİLYONLAR FEDAKAR SEYYİDLERİN İLTİHAKLARIYLA (PEYGAMBER SOYUNDAN GELEN FEDAKAR KİMSELERİN KATILIMLARIYLA):</text:p>
      <text:p text:style-name="P307"><text:span text:style-name="T1">Bediüzzaman bu sözüyle, Hz. Mehdi'nin Peygamber Efendimiz (sav)'in mübarek soyundan olacağına, ona destek verenler arasında da Ehl-i Beytten yani Peygamber soyundan gelen kimselerin bulunacağına dikkat çekmiştir. Bediüzzaman, tüm Müslümanlar, İslam alimleri ve evliyalar ile birlikte</text:span><text:span text:style-name="T3"> "milyonlarca seyyidin de Hz. Mehdi'nin yanında yer alacağını ve bu kutlu zata destek vereceğini" </text:span><text:span text:style-name="T1">bildirmiştir. Hz. Mehdi'nin üçüncü görevindeki diğer yardımcılarında olduğu gibi, böyle bir destek de daha önce ne Bediüzzaman döneminde ne de ondan önceki müceddidlerin <text:s/>devrinde <text:s/>gerçekleşmemiştir. Bediüzzaman'ın açıkladığı gibi,</text:span><text:span text:style-name="T3"> "PEYGAMBERİMİZ (SAV)'İN SOYUNDAN GELEN MİLYONLARCA SEYYİDİN KATILIMI"</text:span><text:span text:style-name="T1"> ancak Hz. Mehdi döneminde gerçekleşecektir.</text:span></text:p>
      <text:p text:style-name="P14"/>
      <text:p text:style-name="P41">62) <text:s/>O VAZİFE-İ UZMAYI (BÜYÜK GÖREVİ) YAPMAYA ÇALIŞIR:</text:p>
      <text:p text:style-name="P150"><text:span text:style-name="T1">Bediüzzaman</text:span><text:span text:style-name="T3"> "O VAZİFE-İ UZMAYI YAPMAYA ÇALIŞIR"</text:span><text:span text:style-name="T1"> sözleriyle "Hz. Mehdi'nin bir şahs-ı manevi değil, </text:span><text:span text:style-name="T3">"BİR İNSAN OLARAK İŞ BAŞINDA OLACAĞINI"</text:span><text:span text:style-name="T1"> ifade etmiştir. Zira bir şahs-ı manevinin bir görevi </text:span><text:span text:style-name="T3">"yapmaya çalışması" </text:span><text:span text:style-name="T1">söz konusu değildir. Böyle bir çaba ancak bir insanın gerçekleştirebileceği bir fiildir. Bediüzzaman da bu gerçeği vurgulayarak Hz. Mehdi'nin bir şahıs olduğunu ifade etmiştir. </text:span></text:p>
      <text:p text:style-name="P307"><text:span text:style-name="T1">Bediüzzaman sözlerinde ayrıca Hz. Mehdi'nin yerine getireceği hizmeti </text:span><text:span text:style-name="T3">"BÜYÜK GÖREV"</text:span><text:span text:style-name="T1"> olarak nitelendirmiştir. Bediüzzaman'ın bu ifadesine göre Hz. Mehdi'nin yapacağı hizmetler, kendisinden önceki dönemlerde gelen müceddidlerin görevlerinden farklı, </text:span><text:span text:style-name="T3">"ÇOK BÜYÜK ÇAPLI"</text:span><text:span text:style-name="T1"> faaliyetlerdir. Hz. Mehdi İslam ahlakını dünya çapında hakim kılacak, İslam dünyasını biraraya getirecek ve tüm Müslümanların liderliğini üstlenecektir. Bediüzzaman'ın </text:span><text:span text:style-name="T3">"VAZİFE-İ UZMA"</text:span><text:span text:style-name="T1"> sözleriyle ifade ettiği bu olaylar Hz. Mehdi'nin tanınmasını sağlayacak en önemli alametlerinden olacaktır.</text:span></text:p>
      <text:p text:style-name="P254"/>
      <text:p text:style-name="P52">Gerçi HER ASIRDA HİDAYET EDİCİ, BİR NEVİ MEHDÎ</text:p>
      <text:p text:style-name="P71"><text:span text:style-name="T68">VE MÜCEDDİD GELİYOR VE GELMİŞ.</text:span><text:span text:style-name="T50">63</text:span></text:p>
      <text:p text:style-name="P71"><text:span text:style-name="T68">Fakat HER BİRİ</text:span><text:span text:style-name="T50">64 </text:span><text:span text:style-name="T68">ÜÇ VAZİFELERDEN BİRİSİNİ BİR</text:span></text:p>
      <text:p text:style-name="P52">CİHETTE (acıdan) YAPMASI İTİBARIYLA (nedeniyle)</text:p>
      <text:p text:style-name="P52">AHİR ZAMANIN BÜYÜK MEHDÎ UNVANINI</text:p>
      <text:p text:style-name="P71"><text:span text:style-name="T68">ALMAMIŞLAR.</text:span><text:span text:style-name="T50">65</text:span></text:p>
      <text:p text:style-name="P303"><text:soft-page-break/>(Emirdağ Lahikası, s. 260)</text:p>
      <text:p text:style-name="P14"/>
      <text:p text:style-name="P54">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54"/>
      <text:p text:style-name="P99">63) <text:s/>HER ASIRDA HİDAYET EDİCİ BİR NEVİ MEHDİ VE MÜCEDDİD GELİYOR VE GELMİŞ:</text:p>
      <text:p text:style-name="P54">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 </text:p>
      <text:p text:style-name="P71"><text:span text:style-name="T29">Bediüzzaman burada ayrıca Hz. Mehdi'nin bir şahs-ı manevi olmadığını da açıklamıştır. Peygamberimiz (sav)'den bu yana 14. yy'a kadar gelen tüm müceddidler birer </text:span><text:span text:style-name="T31">"ŞAHIS"</text:span><text:span text:style-name="T29"> olarak gelmişlerdir. 14. yy'da bu durum değişmeyecek, Hz. Mehdi de bir şahıs olarak bizzat görev yapacaktır. Bediüzzaman </text:span><text:span text:style-name="T31">"GELİYOR VE GELMİŞ" </text:span><text:span text:style-name="T29">sözleriyle bu sürekliliği ifade etmiş, </text:span><text:span text:style-name="T31">"GELİYOR"</text:span><text:span text:style-name="T29"> kelimesiyle bu adetullahın halen devam etmekte olduğunu belirtmiştir.</text:span></text:p>
      <text:p text:style-name="P54"/>
      <text:p text:style-name="P71"><text:span text:style-name="T29">Bediüzzaman bu sözüyle ayrıca geçmiş dönemlerde gönderilmiş olan müceddidler ile Hz. Mehdi arasındaki farkı açıklamış ve Hz. Mehdi'nin hangi özelliğiyle bu müceddidlerden ayırt edilebileceğini bildirmiştir. Bediüzzaman eserlerinde Hz. Mehdi'den önce gelen müceddidlerin, onun üç vazifesinden birini yerine getirdiklerini ve bu açıdan "bir nevi Mehdi ve müceddid görevi üstlendiklerini" söylemiştir. Ancak Bediüzzaman, yukarıda bahsettiği üç vazifenin üçünü birden yerine getirecek olan kişinin yalnızca </text:span><text:span text:style-name="T31">"BÜYÜK MEHDİ"</text:span><text:span text:style-name="T29"> olacağını ve bu özelliğiyle diğer müceddidlerden ayırt edileceğini <text:s/>belirtmiştir. Nitekim Bediüzzaman'ın kullandığı </text:span><text:span text:style-name="T31">"BİR NEVİ MEHDİ"</text:span><text:span text:style-name="T29"> ifadesi de bu durumu açıklamaktadır. Bediüzzaman geçmişte gelen ve Hz. Mehdi'nin üç büyük görevinden yalnızca bir tanesini yapan kimselerin gerçekte ahir zamanın beklenen Mehdisi olmadıklarını, bu kimseleri "bir nevi mehdi" olarak nitelendirerek ifade etmiştir.</text:span></text:p>
      <text:p text:style-name="P54"/>
      <text:p text:style-name="P41">64) <text:s/>HER BİRİ:</text:p>
      <text:p text:style-name="P150"><text:span text:style-name="T1">Bediüzzaman kullandığı</text:span><text:span text:style-name="T3"> "HER BİRİ" </text:span><text:span text:style-name="T1">ifadesiyle Hz. Mehdi'den önce gelmiş olan müceddidlerin de Hz. Mehdi gibi gerçek kişilikler olduklarına, şahs-ı manevi olmadıklarına dikkat çekmektedir. Bu açıklamada bahsi geçen önceki yüzyıllarda gönderilen müceddidlerin birer şahıs oldukları kabul görürken, Bediüzzaman'ın aynı açıklamalarında yine bir şahıs olacağını belirttiği "Büyük Mehdi"nin bir şahs-ı manevi olacağı düşüncesi elbette ki çelişkilidir. Bu düşünceye göre, ahir zaman Mehdisi'nden önce gelen tüm müceddidlerin de birer şahs-ı manevi olması gerekirdi. Ancak böyle bir şey söz konusu olmamıştır. Nitekim Bediüzzaman da sözlerinde bu gerçeği açıklamıştır. Bediüzzaman'ın da müjdelediği gibi, Peygamberimiz (sav)'in rivayetlerindeki özelliklere sahip olmasıyla tanınacak olan Büyük Mehdi ahir zamanda </text:span><text:span text:style-name="T3">"BİR ŞAHIS"</text:span><text:span text:style-name="T1"> olarak ortaya çıkacak ve Allah'ın izniyle Bediüzzaman'ın belirttiği üç görevi birden yerine getirecektir.</text:span></text:p>
      <text:p text:style-name="P254"/>
      <text:p text:style-name="P295">65) <text:s/>ÜÇ VAZİFELERDEN BİRİSİNİ BİR CİHETTE (AÇIDAN) YAPMASI İTİBARIYLA (NEDENİYLE) AHİR ZAMANIN BÜYÜK MEHDİ ÜNVANINI ALMAMIŞLAR:</text:p>
      <text:p text:style-name="P307"><text:span text:style-name="T1">Bediüzzaman sözlerinde, iki ayrı tür Mehdi olduğunu belirtmiştir. Bunlardan birincisini, "sabık (önceki) Mehdiler", diğerini ise ahir zamanda gelecek olan</text:span><text:span text:style-name="T3"> "BÜYÜK MEHDİ"</text:span><text:span text:style-name="T1"> olarak </text:span><text:soft-page-break/><text:span text:style-name="T1">adlandırmıştır. Bediüzzaman Said Nursi, Hz. Mehdi'nin yapacağı faaliyetleri saymış ve bunları ondan başka kimsenin yapamayacağını belirtmiştir. Bu yüzden, bu önemli görevlerin yerine getirilmesine vesile olan kişiye </text:span><text:span text:style-name="T3">"BÜYÜK MEHDİ"</text:span><text:span text:style-name="T1"> demiştir. Bediüzzaman eserlerinde, kendisi de dahil olmak üzere önceki dönemlerde gelen, sabık Mehdiler olarak adlandırdığı müceddidlerin bu üç görevi yerine getiremedikleri için Büyük Mehdi olamayacaklarını anlatmıştır. Bediüzzaman eserlerinde ayrıca söz konusu kimselerin Büyük Mehdi ünvanını alamamalarının bir diğer sebebinin ise, bu kişilerin Peygamberimiz (sav)'in hadislerinde belirttiği özelliklere uymamaları olduğunu bildirmiştir.</text:span></text:p>
      <text:p text:style-name="P1"/>
      <text:p text:style-name="P307"><text:span text:style-name="T59">BEN, KENDİMİ SEYYİD </text:span><text:span text:style-name="T56">(Peygamberimiz (sav)'in soyundan) </text:span><text:span text:style-name="T59">BİLEMİYORUM</text:span><text:span text:style-name="T56">.</text:span><text:span text:style-name="T1">66</text:span><text:span text:style-name="T56"> <text:s text:c="3"/>Bu zamanda nesiller bilinmiyor. Halbuki </text:span><text:span text:style-name="T59">AHİR ZAMANIN O BÜYÜK ŞAHSI</text:span><text:span text:style-name="T1">67 </text:span><text:span text:style-name="T59">AL-İ BEYT'TEN</text:span><text:span text:style-name="T56"> (Peygamberimiz (sav)'in soyundan) </text:span><text:span text:style-name="T59">OLACAKTIR.</text:span><text:span text:style-name="T1">68</text:span><text:span text:style-name="T56"> </text:span><text:span text:style-name="T53">(Emirdağ Lahikası, s. 247-250)</text:span></text:p>
      <text:p text:style-name="P254"/>
      <text:p text:style-name="P71"><text:span text:style-name="T29">Hz. Mehdi'nin hadislerde bildirilen en önemli özelliklerinden biri de, </text:span><text:span text:style-name="T31">"SEYYİD"</text:span><text:span text:style-name="T29"> yani Peygamber Efendimiz (sav)'in soyundan olmasıdır:</text:span></text:p>
      <text:p text:style-name="P71"><text:span text:style-name="T54">Kıyametin kopması için zamanda sadece bir günden başka vakit kalmamış da olsa Allah </text:span><text:span text:style-name="T52">BENİM EHL-İ BEYTİMDEN (SOYUMDAN) BİR ZATI </text:span><text:span text:style-name="T54">(Hz. Mehdi'yi) gönderecek. (Sünen-i Ebu Davud, 5/92)</text:span></text:p>
      <text:p text:style-name="P54">Bediüzzaman da bu sözünde, kendisinin Peygamberimiz (sav)'in soyundan olmadığını, Hz. Mehdi'nin ise bu mübarek soydan olacağını belirtmiştir:</text:p>
      <text:p text:style-name="P54"/>
      <text:p text:style-name="P41">66) BEN KENDİMİ SEYYİD (PEYGAMBERİMİZ (SAV)'İN SOYUNDAN) BİLEMİYORUM:</text:p>
      <text:p text:style-name="P71"><text:span text:style-name="T29">Bediüzzaman seyyid değildir ve seyyid olmamasının kendisinin Mehdi ol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31">"Hayır, ben Mehdi değilim"</text:span><text:span text:style-name="T29"> diyorsa ve bunun onlarca delilini öne sürüyorsa buna inanmak gerekir. Zira Bediüzzaman çok açık bir şekilde bu konuya cevap vermiş ve </text:span><text:span text:style-name="T31">"ben seyyid değilim" </text:span><text:span text:style-name="T29">demiştir. </text:span></text:p>
      <text:p text:style-name="P71"><text:span text:style-name="T29">Ayrıca Bediüzzaman eğer seyyid olmuş olsaydı, bunu gizlemesi için hiçbir sebep yoktu.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text:s/>hadisini <text:s/>hatırlatarak </text:span><text:span text:style-name="T31">"seyyid olan bir kişinin seyyidliğini gizlemesinin Kuran ahlakına uygun olmadığını"</text:span><text:span text:style-name="T29"> belirtmiştir.</text:span></text:p>
      <text:p text:style-name="P307"><text:span text:style-name="T8">Seyyid olmayan seyyidim ve seyyid olan değilim diyenler, ikisi de günahkar ve duhul ve huruc (isyan) haram oldukları gibi... hadis ve Kuran'da dahi, ziyade veya noksan etmek memnu'dur </text:span><text:span text:style-name="T1">(yasaklanmıştır). (Muhakemat, s. 52)</text:span></text:p>
      <text:p text:style-name="P254">Bediüzzaman'ın bu sözü çok açıktır. Peygamberimiz (sav)'in hadisinde bildirildiği gibi, İslam <text:soft-page-break/>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her seyyid olan kişi, mutlaka Mehdi olacak diye bir durum da söz konusu değildir. Dünya üzerinde milyonlarca seyyid olan insan bulunmaktadır. Bir kişinin seyyid olması Mehdi olmasını gerektirmediği için, her insan bu gerçeği rahatlıkla dile getirebilir. Dahası Bediüzzaman "Benim bu konudaki tek eksikliğim seyyidliğim, eğer seyyid olsaydım Mehdi olurdum" da dememiştir. Tam aksine Bediüzzaman Hz. Mehdi'nin tüm özelliklerini, yapacağı benzersiz faaliyetleri uzun uzun açıklamış ve bunların hiçbirinin kendi yaşadığı dönemde henüz gerçekleşmediğini belirtmiştir.</text:p>
      <text:p text:style-name="P254"/>
      <text:p text:style-name="P41">67) <text:s/>AHİR ZAMANIN O BÜYÜK ŞAHSI:</text:p>
      <text:p text:style-name="P307"><text:span text:style-name="T1">Bediüzzaman </text:span><text:span text:style-name="T3">"AHİR ZAMANIN O BÜYÜK ŞAHSI" </text:span><text:span text:style-name="T1">ifadesiyle Hz. Mehdi'nin bir şahs-ı manevi olmadığını bir kez daha delillendirmiştir. Bediüzzaman açıkça </text:span><text:span text:style-name="T3">"O BÜYÜK ŞAHIS"</text:span><text:span text:style-name="T1"> diyerek Hz. Mehdi'nin şahs-ı manevi olmadığını, gerçek ve beklenen </text:span><text:span text:style-name="T3">"BİR KİŞİ" </text:span><text:span text:style-name="T1">olduğunu ifade etmiştir.</text:span></text:p>
      <text:p text:style-name="P307"><text:span text:style-name="T1">Bediüzzaman bu ifadesiyle ayrıca kitabın başından bu yana yer verilen Hz. Mehdi ile ilgili sözlerinde</text:span><text:span text:style-name="T3"> "O"</text:span><text:span text:style-name="T1"> kelimesini </text:span><text:span text:style-name="T3">"4. KEZ"</text:span><text:span text:style-name="T1"> kullanmaktadır. Aynı şekilde </text:span><text:span text:style-name="T3">"ŞAHIS" </text:span><text:span text:style-name="T1">kelimesi de Bediüzzaman'ın buradaki sözlerinde </text:span><text:span text:style-name="T3">"3. KEZ" </text:span><text:span text:style-name="T1">kullanılmıştır. Bediüzzaman'ın bu kelimeleri özenle seçtiği ve tekrarladığı çok açıktır. Bediüzzaman bu şekilde, Hz. Mehdi'nin bir şahs-ı manevi olabileceği düşüncesini, <text:s/></text:span><text:span text:style-name="T28">hiçbir itiraza yer bırakmayacak şekilde geçersiz kılmaktadır.</text:span></text:p>
      <text:p text:style-name="P40"/>
      <text:p text:style-name="P41">68) AL-İ BEYT'TEN (PEYGAMBERİMİZ(SAV)'İN SOYUNDAN) OLACAKTIR:</text:p>
      <text:p text:style-name="P307"><text:span text:style-name="T1">Bediüzzaman</text:span><text:span text:style-name="T3"> "AL-İ BEYT'TEN OLACAKTIR" </text:span><text:span text:style-name="T1">sözleriyle Hz. Mehdi'nin Peygamberimiz (sav)'in soyundan gelen seyyid bir kimse olacağını belirtmiştir. Bediüzzaman eserlerinin çeşitli bölümlerinde Hz. Mehdi'nin bu özelliğine dikkat çekerek, Hz. Mehdi'nin manevi bir varlık olmadığını, belirli bir soydan gelecek olan</text:span><text:span text:style-name="T3"> "BİR ŞAHIS" </text:span><text:span text:style-name="T1">olduğunu vurgulamıştır. Peygamberimiz (sav)'in de Hz. Mehdi'nin bu özelliğini bildirdiği çok sayıda hadisi vardır. Bir şahs-ı manevinin peygamber soyundan gelmesi elbette ki söz konusu değildir. Ayrıca böyle bir düşünce hem Peygamberimiz (sav)'in hadisleriyle hem de Bediüzzaman'ın sözleriyle çok açık bir şekilde çelişmektedir. Bediüzzaman'ın da belirttiği gibi, Hz. Mehdi</text:span><text:span text:style-name="T3"> "PEYGAMBERİMİZ (SAV)'İN SOYUNDAN GELEN BİR ŞAHIS" </text:span><text:span text:style-name="T1">olacaktır.</text:span></text:p>
      <text:p text:style-name="P1"/>
      <text:p text:style-name="P52">RİSALE-İ NUR'UN ŞAHS-I MANEVİSİNİ HAKLI OLARAK</text:p>
      <text:p text:style-name="P52">HZ. MEHDİ TELAKKİ EDİYORLAR (şahsi bir görüş</text:p>
      <text:p text:style-name="P71"><text:span text:style-name="T68">olarak kabul ediyorlar).</text:span><text:span text:style-name="T50">69 </text:span><text:span text:style-name="T68">O şahs-ı manevinin de bir mümessili</text:span></text:p>
      <text:p text:style-name="P52">(temsilcisi), Nur şakirdlerinin (talebelerinin) tesanüdünden</text:p>
      <text:p text:style-name="P52">(dayanışmasından) gelen bir şahs-ı manevisi ve o</text:p>
      <text:p text:style-name="P52">şahs-ı maneviden bir nevi mümessili (temsilcisi) olan</text:p>
      <text:p text:style-name="P52">BİÇARE TERCÜMANINI ZANNETTİKLERİNDEN,</text:p>
      <text:p text:style-name="P71"><text:soft-page-break/><text:span text:style-name="T68">BAZEN O İSMİ (Hz. Mehdi ismini) ONA VERİYORLAR.</text:span><text:span text:style-name="T50">70</text:span></text:p>
      <text:p text:style-name="P71"><text:span text:style-name="T68">Gerçi bu, BİR İLTİBAS (karıştırma)</text:span><text:span text:style-name="T50">71</text:span></text:p>
      <text:p text:style-name="P71"><text:span text:style-name="T68">BİR SEHİVDİR (hatadır, yanılmadır)...</text:span><text:span text:style-name="T50">72</text:span></text:p>
      <text:p text:style-name="P52">(Emirdağ Lahikası, s. 266)</text:p>
      <text:p text:style-name="P56"/>
      <text:p text:style-name="P71"><text:span text:style-name="T29">Bediüzzaman </text:span><text:span text:style-name="T33">Risale-i Nur</text:span><text:span text:style-name="T29">'un şahs-ı manevisinin ve bu eserlerin yazarı olarak kendisinin de kimi zaman Hz. Mehdi olabileceğinin düşünüldüğünü, ancak bunun bir karıştırma ve hata olduğunu belirtmiştir:</text:span></text:p>
      <text:p text:style-name="P41"/>
      <text:p text:style-name="P41">69) <text:s/>RİSALE-İ NUR'UN ŞAHS-I MANEVİSİNİ HAKLI OLARAK HZ. MEHDİ TELAKKİ EDİYORLAR (ŞAHSİ BİR GÖRÜŞ OLARAK KABUL EDİYORLAR):</text:p>
      <text:p text:style-name="P71"><text:span text:style-name="T29">Bediüzzaman burada </text:span><text:span text:style-name="T31">"HAKLI OLARAK" </text:span><text:span text:style-name="T29">deyimini, Risale-i Nur cemaatinin Mehdi kabul edilmesini haklı bulduğunu vurgulamak için değil, böyle bir kabulün kolayca düşülebilecek ve mazur görülmesi gereken bir hata olduğunu vurgulamak için kullanmıştır. Konunun geliş ve gidişinden, bu mana kolayca anlaşılmaktadır. Nitekim Bediüzzaman önceki satırlarda açıklanan sözlerinde de bu yanılgının Hz. Mehdi'nin dünya çapında yerine getireceği iki büyük görevinin gözardı edilmesinden kaynaklandığını belirterek bunun </text:span><text:span text:style-name="T31">"HAKLI BİR GÖRÜŞ OLMADIĞINI"</text:span><text:span text:style-name="T29"> açıklamıştır.</text:span></text:p>
      <text:p text:style-name="P363"/>
      <text:p text:style-name="P41">70) <text:s/>BİÇARE TERCÜMANINI ZANNETTİKLERİNDEN O İSMİ (HZ. MEHDİ İSMİNİ) ONA VERİYORLAR:</text:p>
      <text:p text:style-name="P307"><text:span text:style-name="T1">Bediüzzaman, Risaleleri kaleme alan kişi olarak, Risale-i Nurlar gibi kendisinin de Hz. Mehdi olarak değerlendirildiğini, ancak bunun </text:span><text:span text:style-name="T3">"BİR ZAN" </text:span><text:span text:style-name="T1">olduğunu ifade etmiştir.</text:span><text:span text:style-name="T3"> "Zannetme" </text:span><text:span text:style-name="T1">kelimesi gerçeklik değil, bir yanılgı ve aldanışın söz konusu olduğunu ifade eden bir kelimedir. Bediüzzaman, talebelerinin sadece Hz. Mehdi'nin önemli bir vazifesi olan iman hakikatlerini anlatma konusu yönünde bir değerlendirme yaptığını, ancak Hz. Mehdi'nin diğer iki vazifesi olan "İslam birliğinin sağlanması, tüm İslam dünyasının lideri olması ve İslam ahlakının dünyaya hakim kılınması"nın kendisinde görünmediği hususunu dikkate almadıklarını söylemiştir. Bundan dolayı da Risale-i Nur'a ve kendisine yapılan Mehdilik yakıştırmasının yalnızca bir </text:span><text:span text:style-name="T3">"zan"</text:span><text:span text:style-name="T1">dan ibaret olduğunu belirtmiştir. </text:span></text:p>
      <text:p text:style-name="P307"><text:span text:style-name="T1">Bunun yanı sıra Bediüzzaman </text:span><text:span text:style-name="T3">"zannediyorlar"</text:span><text:span text:style-name="T1"> diyerek burada bir kez daha kendisini bu düşüncedeki insanlara dahil etmediğini ve onlarla aynı fikri paylaşmadığını ifade etmektedir.</text:span></text:p>
      <text:p text:style-name="P126"/>
      <text:p text:style-name="P295">71) <text:s/>BU BİR İLTİBAS (KARIŞTIRMA):</text:p>
      <text:p text:style-name="P307"><text:span text:style-name="T1">Bediüzzaman, kendisinin veya Risale-i Nur'un Mehdi olarak kabul edilmesinin bir </text:span><text:span text:style-name="T3">"İLTİBAS"</text:span><text:span text:style-name="T1"> olduğunu ifade etmiştir. </text:span><text:span text:style-name="T3">"İltibas" </text:span><text:span text:style-name="T1">kelimesinin anlamı </text:span><text:span text:style-name="T3">"BİRBİRİNE BENZEYEN ŞEYLERİ ŞAŞIRIP BİRBİRİNE KARIŞTIRMAK"</text:span><text:span text:style-name="T1">tır. (Yeni </text:span><text:span text:style-name="T5">Lugat, sf. 267</text:span><text:span text:style-name="T1">) Dolayısıyla burada, birbirine karıştırılan ancak aslında birbirin</text:span><text:span text:style-name="T28">den farklı olan iki kavram vardır. Bediüzzaman Risale-i Nur ya da kendisinin Hz. Mehdi olabileceğinin</text:span><text:span text:style-name="T30"> "zannedildiğini"</text:span><text:span text:style-name="T28">; ancak gerçekte bunun </text:span><text:span text:style-name="T30">"bir şaşırma ve bir karıştırma" </text:span><text:span text:style-name="T28">olduğunu belirtmektedir. </text:span></text:p>
      <text:p text:style-name="P71"><text:soft-page-break/><text:span text:style-name="T29">Bediüzzaman bu karışıklığın, Risale-i Nur'un, Hz. Mehdi'nin üç temel görevinden biri olan "imanı kurtarmak" vazifesini üstlenmiş olmasından kaynaklandığını açıklamıştır. Bediüzzaman'ın açıkladığı gibi, tarih boyunca gönderilmiş olan tüm müceddidler Hz. Mehdi'nin görevlerinden bir tanesini yapmışlardır. Ancak Bediüzzaman da dahil olmak üzere </text:span><text:span text:style-name="T31">"üç görev, hiçbir müceddid tarafından aynı anda yerine getirilmemiştir"</text:span><text:span text:style-name="T29">. </text:span></text:p>
      <text:p text:style-name="P150"><text:span text:style-name="T1">Dolayısıyla tarihte Mehdilik konusunda bunun gibi benzetmeler pek çok kişiye yapılmıştır. Ancak Bediüzzaman, </text:span><text:span text:style-name="T3">"Hz. Mehdi'nin, hepsini birarada ve dünya çapında gerçekleştireceği görevlerini"</text:span><text:span text:style-name="T1"> anlatarak, bu Mehdilik iddialarının hiçbirinin doğru olmadığını ve Hz. Mehdi'nin ileride gelecek bir şahıs olduğunu açıklamıştır. </text:span></text:p>
      <text:p text:style-name="P307"><text:span text:style-name="T1">Risale-i Nur'a ve Bediüzzaman'a yapılan bu benzetmede de aynı durum söz konusudur. Bediüzzaman, Hz. Mehdi ile ilgili Peygamberimiz (sav)'in hadislerindeki ve İslam alimlerinin açıklamalarındaki izahlar ve özelliklerine dair verilen bilgiler dikkate alınmadığı için </text:span><text:span text:style-name="T3">"bir şaşırma ve karıştırma"</text:span><text:span text:style-name="T1"> yapıldığını belirtmektedir.</text:span></text:p>
      <text:p text:style-name="P254"/>
      <text:p text:style-name="P295">72) <text:s/>BİR SEHİVDİR (HATADIR, YANILMADIR):</text:p>
      <text:p text:style-name="P71"><text:span text:style-name="T29">Bediüzzaman, kendisinin veya Risale-i Nur'un Mehdi olarak kabul edilmesinin aynı zamanda bir</text:span><text:span text:style-name="T31"> "SEHİV"</text:span><text:span text:style-name="T29"> olduğunu söylemiştir. </text:span><text:span text:style-name="T31">"SEHİV"</text:span><text:span text:style-name="T29">in kelime anlamı </text:span><text:span text:style-name="T31">"HATA, YANLIŞ, YANILMA"</text:span><text:span text:style-name="T29">dır (</text:span><text:span text:style-name="T33">Yeni Lugat, sf. 617</text:span><text:span text:style-name="T29">). Bediüzzaman, kendisine ve Risale-i Nur'a Hz. Mehdi isminin verilmesinin bir "karıştırma" olacağını belirtmekle yetinmemekte, cümlesinin devamında bunun bir</text:span><text:span text:style-name="T31"> "sehiv"</text:span><text:span text:style-name="T29"> yani </text:span><text:span text:style-name="T31">"hata"</text:span><text:span text:style-name="T29"> olacağını da ayrıca vurgulamaktadır. Bu son derece açık bir ifadedir. Eğer Bediüzzaman kendisine ve Risale-i Nur'un şahs-ı manevisine yapılan Mehdilik iddialarında herhangi bir doğruluk payı görseydi, kuşkusuz ki bunu bir </text:span><text:span text:style-name="T31">"hata" </text:span><text:span text:style-name="T29">olarak nitelendirmezdi. Açıkça bu iddiaların yerinde olduğunu ifade eden sözler kullanırdı. Bunun hata olduğunu belirtmiş olması, Bediüzzaman'ın bu konudaki kanaatini çok açık ve hiçbir itiraza yer bırakmayacak şekilde ortaya koymaktadır. Bediüzzaman Risale-i Nur'un ya da kendisinin Hz. Mehdi olabileceği görüşünü kabul etmemektedir. <text:s/></text:span></text:p>
      <text:p text:style-name="P54"/>
      <text:p text:style-name="P263"/>
      <text:p text:style-name="P138">BARLA LAHİKASI </text:p>
      <text:p text:style-name="P285">KİTABINDAN ALINTILAR</text:p>
      <text:p text:style-name="P14"/>
      <text:p text:style-name="P71"><text:span text:style-name="T60">O</text:span><text:span text:style-name="T67">73</text:span><text:span text:style-name="T57"> <text:s/></text:span><text:span text:style-name="T60">İLERİDE GELECEK</text:span><text:span text:style-name="T67">74</text:span><text:span text:style-name="T57"> <text:s text:c="2"/></text:span><text:span text:style-name="T60">ACİB</text:span><text:span text:style-name="T57"> (şaşılan, hayret uyandıran, benzeri görülmeyen) </text:span><text:span text:style-name="T60">ŞAHSIN</text:span><text:span text:style-name="T67">75</text:span><text:span text:style-name="T57"> <text:s text:c="3"/>bir </text:span><text:span text:style-name="T60"><text:s/>HİZMETKARI</text:span><text:span text:style-name="T67">76</text:span><text:span text:style-name="T57"> <text:s text:c="2"/>ve <text:s text:c="2"/></text:span><text:span text:style-name="T60">ONA</text:span><text:span text:style-name="T67">77</text:span><text:span text:style-name="T57"> <text:s text:c="4"/></text:span><text:span text:style-name="T60">YER HAZIR EDECEK</text:span><text:span text:style-name="T67">78</text:span><text:span text:style-name="T57"> <text:s text:c="4"/></text:span><text:span text:style-name="T60">BİR DÜMDARI</text:span><text:span text:style-name="T57"> (yardımcı kuvveti)</text:span><text:span text:style-name="T67">79</text:span><text:span text:style-name="T57"> <text:s text:c="2"/>ve <text:s text:c="2"/></text:span><text:span text:style-name="T60">O</text:span><text:span text:style-name="T67">80</text:span><text:span text:style-name="T29"> <text:s/></text:span><text:span text:style-name="T60">BÜYÜK KUMANDANIN</text:span><text:span text:style-name="T67">81</text:span><text:span text:style-name="T57"> <text:s/></text:span><text:span text:style-name="T60">PİŞDAR BİR NEFERİ</text:span><text:span text:style-name="T57"> (önden giden bir askeri)</text:span><text:span text:style-name="T67">82</text:span><text:span text:style-name="T57"> olduğumu zannediyorum. </text:span><text:span text:style-name="T54">(Barla Lahikası, s. 162)</text:span></text:p>
      <text:p text:style-name="P54"/>
      <text:p text:style-name="P54">Bediüzzaman bu sözünde, kendisini Hz. Mehdi'nin bir tür "öncüsü" olarak nitelendirmiş ve Hz. Mehdi'nin "kendisinden sonra geleceğini" açıklamıştır:</text:p>
      <text:p text:style-name="P127"/>
      <text:p text:style-name="P41">73) <text:s/>O:</text:p>
      <text:p text:style-name="P150"><text:soft-page-break/><text:span text:style-name="T1">Bediüzzaman cümlenin başında </text:span><text:span text:style-name="T3">"O"</text:span><text:span text:style-name="T1"> zamirini kullanarak</text:span><text:span text:style-name="T3"> "BİR ŞAHSI"</text:span><text:span text:style-name="T1"> kastettiğini özellikle vurgulamaktadır.</text:span><text:span text:style-name="T3"> "O"</text:span><text:span text:style-name="T1"> zamirinin </text:span><text:span text:style-name="T3">"TEK BİR KİŞİ"</text:span><text:span text:style-name="T1">ye işaret ettiği açıktır. Bediüzzaman bir şahs-ı maneviden, gruptan ya da topluluktan bahsetmemekte, Hz. Mehdi'nin mübarek şahsının gelişini müjdelemektedir.</text:span></text:p>
      <text:p text:style-name="P307"><text:span text:style-name="T1">Bediüzzaman bu söz ile birlikte, kitabın başından beri Hz. Mehdi ile ilgili yer verilen sözlerinde </text:span><text:span text:style-name="T3">"5. KEZ" "O"</text:span><text:span text:style-name="T1"> ifadesini kullanmıştır. Bediüzzaman'ın bu sözlerinin "5'inin birden tevafuk etmiş olması" söz konusu değildir. Bediüzzaman Hz. Mehdi için bu ifadeyi son derece bilinçli bir şekilde kullanmakta ve bu yolla bu mübarek zatın bir şahs-ı manevi ya da bir topluluk olabileceği yönündeki tüm iddiaları geçersiz kılmaktadır.</text:span></text:p>
      <text:p text:style-name="P254"/>
      <text:p text:style-name="P295">74) <text:s/>İLERİDE GELECEK:</text:p>
      <text:p text:style-name="P71"><text:span text:style-name="T29">Bediüzzaman bu ifadesinde Hz. Mehdi için, </text:span><text:span text:style-name="T31">"İLERİDE GELECEK" </text:span><text:span text:style-name="T29">sözlerini kullanmıştır. Bediüzzaman "gelmiş" veya "geldi" gibi kendi dönemini ve öncesini kasteden ifadelere yer vermemiştir; </text:span><text:span text:style-name="T31">"ileride gelecek" </text:span><text:span text:style-name="T29">diyerek Hz. Mehdi'nin kendi yaşadığı dönemden sonra geleceğini açıklamıştır. </text:span><text:span text:style-name="T31">"İLERİDE"</text:span><text:span text:style-name="T29"> kelimesinin gelecek bir zamanı ifade etttiği son derece açıktır ve Bediüzzaman'ın bu konudaki düşüncesini hiçbir itiraza yer bırakmayacak şekilde ortaya koymaktadır.</text:span></text:p>
      <text:p text:style-name="P223"><text:span text:style-name="T1">Bunun yanı sıra Bediüzzaman bu kitapta yer alan sözlerinde, Hz. Mehdi için pek çok kez</text:span><text:span text:style-name="T3"> "GELECEK"</text:span><text:span text:style-name="T1"> kelimesine yer vermiştir. Bu sözünde de </text:span><text:span text:style-name="T3">"GELECEK" </text:span><text:span text:style-name="T1">kelimesini </text:span><text:span text:style-name="T3">"4. DEFA" </text:span><text:span text:style-name="T1">kullanmaktadır. Bu kadar çok tekrarlamış olması, Bediüzzaman'ın Hz. Mehdi'nin geçmiş dönemlerde ve kendi zamanında henüz gelmediği konusunda ne kadar kesin bir kanaati olduğunu açıkça ortaya koymaktadır. Bediüzzaman, Hz. Mehdi'nin kendisinden sonraki bir zamanda geleceğini belirterek Müslümanları bu konuda en doğru şekilde bilgilendirmektedir. </text:span></text:p>
      <text:p text:style-name="P254"/>
      <text:p text:style-name="P295">75) <text:s/>ACİB ŞAHSIN:</text:p>
      <text:p text:style-name="P150"><text:span text:style-name="T1">Bediüzzaman </text:span><text:span text:style-name="T3">"ŞAHIS" </text:span><text:span text:style-name="T1">kelimesini kullanmakta, belli bir kişiden bahsetmektedir. Bediüzzaman, kitabın başından itibaren sayılacak olursa, Hz. Mehdi için </text:span><text:span text:style-name="T3">"4. KEZ" "ŞAHIS" </text:span><text:span text:style-name="T1">kelimesini kullanmaktadır. Bediüzzaman bu sözüyle bir topluluktan veya şahs-ı maneviden söz etmemektedir. Eğer Bediüzzaman, Hz. Mehdi'nin şahs-ı manevi olarak geleceğini düşünüyor olsaydı, -hayatı boyunca gerçekleri ifade etmekten asla kaçınmamış büyük bir alim olarak- bunu da açıkça ifade ederdi. Ancak Bediüzzaman, burada ve daha birçok ifadesinde olduğu gibi, Hz. Mehdi'nin kutlu zatından bahsetmektedir. Hz. Mehdi'nin ahir zamanda</text:span><text:span text:style-name="T3"> "BİR ŞAHIS"</text:span><text:span text:style-name="T1"> olarak geleceğini açıkça söylemekte ve bunu, aksi bir yönde tevil edilemeyecek kadar çok sayıda sözüyle defalarca teyit etmektedir.</text:span></text:p>
      <text:p text:style-name="P307"><text:span text:style-name="T1">Bediüzzaman burada ayrıca şahıs kelimesini nitelendirmek için tekil bir ifade kullanmıştır. Demek ki Bediüzzaman </text:span><text:span text:style-name="T3">"TEK BİR ŞAHIS"</text:span><text:span text:style-name="T1">tan bahsetmektedir, "iki veya üç şahıstan" değil. Bediüzzaman'ın bu sözleri, Hz. Mehdi'nin bir grup ya da bir topluluk olabileceği düşüncesini tümüyle geçersiz kılmaktadır.</text:span></text:p>
      <text:p text:style-name="P307"><text:span text:style-name="T1">Bunun yanı sıra Bediüzzaman </text:span><text:span text:style-name="T3">"bir şahıs" </text:span><text:span text:style-name="T1">olduğunu ifade ettiği Hz. Mehdi'nin önemli bir özelliğini de vurgulamıştır. Hz. Mehdi'nin </text:span><text:span text:style-name="T3">"ACİB BİR ŞAHIS" </text:span><text:span text:style-name="T1">olduğunu ifade etmiştir. </text:span><text:span text:style-name="T3">"Acib" </text:span><text:soft-page-break/><text:span text:style-name="T1">kelimesi,</text:span><text:span text:style-name="T3"> "hayret veren, şaşırtıcı, benzeri görülmeyen" </text:span><text:span text:style-name="T1">anlamındadır. Hadislerde Hz. Mehdi'nin çok büyük bir fikri mücadelesi olacağı, yaptığı işlerin dünya çapında etki göstereceği bildirilmektedir. Bediüzzaman da, Hz. Mehdi'den </text:span><text:span text:style-name="T3">"ACİB"</text:span><text:span text:style-name="T1"> ifadesiyle bahsetmekte, bu mübarek zatın daha önce</text:span><text:span text:style-name="T3"> "BENZERİ GÖRÜLMEMİŞ BİR KİŞİ" </text:span><text:span text:style-name="T1">olacağına dikkat çekmektedir. </text:span></text:p>
      <text:p text:style-name="P54">Peygamberimiz (sav)'in hadislerinde Hz. Mehdi'nin kullandığı yöntemlerin ve mücadele şeklinin alışılmışın dışında olacağı bildirilmiştir. Bu bilgilere göre, Hz. Mehdi çok etkili yöntemler kullanacak, her konuda başarılı sonuçlar elde edecektir. Bu başarısına karşılık, kendisine çok yoğun saldırılar olmasına rağmen bunlardan hiç etkilenmeyecektir. Bediüzzaman da bu sözüyle Hz. Mehdi'nin herkesin anlayamayacağı vehbi (çalışmakla kazanılmayıp Allah'ın lütfuyla olan) ilimlere de vakıf bir şahıs olacağını ifade etmiştir. <text:s/>Bediüzzaman'ın bu sözünden anlaşıldığı üzere, Hz. Mehdi döneminde hayret verici olaylar da yaşanacaktır. Hadislerde bildirildiğine ve İslam alimlerinin ifadelerine göre, olağanüstü doğa olayları, beklenmedik siyasi değişimler, teknolojinin hızla gelişmesi, dünya çapında tebliğ yapılması benzeri görülmemiş bir dönem olacağını anlatmaktadır. Hz. Mehdi her an Allah'ın yakın takibine ve yardımına mazhar olacaktır. Bu nedenle, Bediüzzaman'ın da belirttiği gibi, iman gözüyle bakmayanların şaşıracağı, kolay kolay açıklayamayacağı harikalıkta başarılara vesile olacaktır.</text:p>
      <text:p text:style-name="P54"/>
      <text:p text:style-name="P295">76) <text:s/>HİZMETKARI:</text:p>
      <text:p text:style-name="P71"><text:span text:style-name="T29">Bediüzzaman bu sözüyle kendi yaptığı çalışmaların, Hz. Mehdi'ye zemin hazırlayacağını ifade etmekte, kendisini bu mübarek zatın </text:span><text:span text:style-name="T31">"HİZMETKARI"</text:span><text:span text:style-name="T29"> olarak nitelendirmektedir. Kuşkusuz ki bu son derece kesin bir açıklamadır. Eğer Bediüzzaman'ın, kendisinin Hz. Mehdi olduğu yönünde bir kanaati olsaydı, kendisini </text:span><text:span text:style-name="T31">"Hz. Mehdi'nin hizmetkarı" </text:span><text:span text:style-name="T29">olarak nitelendirmezdi. Çünkü "bir kişinin aynı anda hem Hz. Mehdi hem de onun hizmetkarı olabilmesi" mümkün değildir. Dolayısıyla bu ifade açıkça ortaya koymaktadır ki Bediüzzaman burada çok açık bir şekilde Hz. Mehdi olmadığını belirtmiştir.</text:span></text:p>
      <text:p text:style-name="P127"/>
      <text:p text:style-name="P295">77) <text:s/>ONA:</text:p>
      <text:p text:style-name="P307"><text:span text:style-name="T1">Bediüzzaman burada da Hz. Mehdi için </text:span><text:span text:style-name="T3">"6. KEZ" "O"</text:span><text:span text:style-name="T1"> kelimesini kullanmaktadır. Bu, hem tekil bir ifadedir hem de bir kişilik zamiridir. Dolayısıyla Bediüzzaman böylece bir kez daha Hz. Mehdi'nin şahs-ı manevi olarak değil, </text:span><text:span text:style-name="T3">"BİR </text:span><text:span text:style-name="T30">ŞAHIS" </text:span><text:span text:style-name="T28">olarak geleceğini ve bunun </text:span><text:span text:style-name="T30">"tek bir kişi" </text:span><text:span text:style-name="T28">olacağını vurgulamaktadır. Bediüzzaman kendisinin çalışmalarıyla bir şahs-ı maneviye değil, kutlu bir zata ortam hazırladığını </text:span><text:span text:style-name="T30">"ONA" </text:span><text:span text:style-name="T28">ifadesiyle açıkça söylemektedir.</text:span></text:p>
      <text:p text:style-name="P264"/>
      <text:p text:style-name="P295">78) <text:s/>YER HAZIR EDECEK:</text:p>
      <text:p text:style-name="P71"><text:span text:style-name="T29">Bediüzzaman burada </text:span><text:span text:style-name="T31">"ONA YER HAZIR EDECEK"</text:span><text:span text:style-name="T29"> ifadesini kullanarak, Hz. Mehdi'nin kendisinden sonra gelecek bir kimse olduğunu bir kez daha açıklamıştır. Bilindiği gibi </text:span><text:span text:style-name="T31">"hazırlık"</text:span><text:span text:style-name="T29"> bir şeyin öncesinde yapılan bir eylemdir. Halihazırda mevcut olan, hazır bulunan bir şey için hazırlık yapılması söz konusu değildir. Bediüzzaman da burada kendisinin </text:span><text:span text:style-name="T31">"Hz. Mehdi'nin gelişinden önce böyle bir hazırlık içerisinde olduğunu" </text:span><text:span text:style-name="T29">ifade etmektedir. Bu da Hz. Mehdi'nin, Bediüzzaman'ın yaşadığı dönemde henüz ortaya çıkmamış olduğunu, bu dönemin bir "hazırlık </text:span><text:soft-page-break/><text:span text:style-name="T29">devresi" olduğunu göstermektedir.</text:span></text:p>
      <text:p text:style-name="P126">Hadislerde yer alan tarişere ve Bediüzzaman'ın açıklamalarına göre, ahir zaman mücadelesi çok kapsamlı bir fikri mücadele olacaktır. Bu fikri mücadelede Hz. Mehdi döneminde yaşayan salih müminler görev aldığı gibi, kendisinden önce gelip ona yer hazırlayacak yardımcıları, dostları da olacaktır. Bediüzzaman da bu sözleriyle bu gerçeğe işaret etmektedir. Büyük İslam alimi, kıymetli hizmetleri ile ahir zamanda gelecek olan Hz. Mehdi'ye ortam hazırladığını dile getirmektedir. Fikri mücadelesinin, hizmetlerinin, eserlerinin Hz. Mehdi'nin çalışmalarına fayda sağlayacağını ve bunların Hz. Mehdi tarafından kaynak olarak kullanılacağını ifade etmektedir. Bediüzzaman bu <text:s/>açıklamalarıyla, kendisinin ahir zamanın beklenen Mehdi'si olmadığını bir kez daha bizzat kendi sözleriyle ifade etmektedir. </text:p>
      <text:p text:style-name="P307"><text:span text:style-name="T1">Bediüzzaman bu sözleriyle ayrıca kendi konumunu da çok açık bir şekilde tanımlamıştır. Yukarıda da ifade edildiği gibi, bir insanın aynı anda hem </text:span><text:span text:style-name="T3">"Hz. Mehdi olması" </text:span><text:span text:style-name="T1">hem de ona</text:span><text:span text:style-name="T3"> "yer hazır edecek bir kimse"</text:span><text:span text:style-name="T1"> olabilmesi <text:s/>söz konusu değildir. Çünkü yer hazır edecek olan kişi, o kişiyle eş zamanlı olarak bu görevi yapmamaktadır. Onun görevi olayın öncesindedir; gelecek olan kişi yani Hz. Mehdi ise bu yer hazır edildikten sonra yani ileriki bir zamanda görevine başlayacaktır.</text:span></text:p>
      <text:p text:style-name="P254"/>
      <text:p text:style-name="P41">79) <text:s/>BİR DÜMDARI (YARDIMCI KUVVETİ):</text:p>
      <text:p text:style-name="P71"><text:span text:style-name="T31">"DÜMDAR"</text:span><text:span text:style-name="T29"> kelimesi </text:span><text:span text:style-name="T31">"yardımcı kuvvet" </text:span><text:span text:style-name="T29">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text:span><text:span text:style-name="T31">Hz. Mehdi'nin bir yardımcısı</text:span><text:span text:style-name="T29"> olduğunu ifade etmektedir. <text:s/>Eğer Bediüzzaman kendisinin Hz. Mehdi olduğunu düşünseydi kuşkusuz ki burada kendisini "Hz. Mehdi'nin yardımcısı" olarak tanımlamazdı. Çünkü</text:span><text:span text:style-name="T31"> "Hz. Mehdi'nin ve yardımcısının", "birbirinden farklı, iki ayrı kişi" </text:span><text:span text:style-name="T29">olduğu çok açıktır. Eğer Bediüzzaman "yardımcısıyım" diyorsa, bu onun Hz. Mehdi olmadığını belirttiği çok açık bir ifadedir.</text:span></text:p>
      <text:p text:style-name="P54"/>
      <text:p text:style-name="P142">80) O:</text:p>
      <text:p text:style-name="P307"><text:span text:style-name="T1">Bediüzzaman burada Hz. Mehdi'den</text:span><text:span text:style-name="T3"> "7. DEFA" "O"</text:span><text:span text:style-name="T1"> zamirini kullanarak bahsetmekte ve onun</text:span><text:span text:style-name="T3"> "TEK BİR ŞAHIS" </text:span><text:span text:style-name="T1">olduğunu vurgulamaktadır. Bediüzzaman'ın aynı ifadeyi defalarca ve ısrarla tekrarlamış olması, kuşkusuz ki bunun bir tevafuk olmadığını göstermektedir. Bediüzzaman son derece bilinçli ve kasıtlı bir şekilde </text:span><text:span text:style-name="T3">"Hz. Mehdi'nin <text:s/>ahir zamanda <text:s/>gelecek <text:s/>TEK BİR KİŞİ"</text:span><text:span text:style-name="T1"> <text:s/>olduğunu belirtmekte ve bunun dışında bir düşünceyi öne sürenler için konuya açıklık kazandırmaktadır.</text:span></text:p>
      <text:p text:style-name="P125"/>
      <text:p text:style-name="P41">81) BÜYÜK KUMANDANIN:</text:p>
      <text:p text:style-name="P150"><text:span text:style-name="T1">Bediüzzaman Hz. Mehdi'den bahsederken </text:span><text:span text:style-name="T3">"O BÜYÜK KUMANDAN" </text:span><text:span text:style-name="T1">sözlerini kullanarak Hz. Mehdi'nin </text:span><text:span text:style-name="T3">"kumandanlık vasfına" </text:span><text:span text:style-name="T1">da dikkat çekmektedir. Bir şahs-ı manevinin kumandanlık sıfatı taşımasının söz konusu olamayacağı çok açıktır. Bediüzzaman burada çok açık bir şekilde Hz. Mehdi'nin bu görevi yerine getirecek </text:span><text:span text:style-name="T3">"BİR ŞAHIS" </text:span><text:span text:style-name="T1">olduğunu ifade etmektedir.</text:span></text:p>
      <text:p text:style-name="P254"><text:soft-page-break/></text:p>
      <text:p text:style-name="P295">82) <text:s/>PİŞDAR BİR NEFERİ (ÖNDEN GİDEN BİR ASKERİ):</text:p>
      <text:p text:style-name="P71"><text:span text:style-name="T29">Bediüzzaman'ın burada kullandığı</text:span><text:span text:style-name="T31"> "PİŞDAR BİR NEFER" </text:span><text:span text:style-name="T29">ifadesi, </text:span><text:span text:style-name="T31">"ÖNDEN GİDEN ASKER"</text:span><text:span text:style-name="T29"> anlamını taşımaktadır. Bediüzzaman bu sözüyle kendisini önden giden öncü kuvvetlere benzetirken, Hz. Mehdi'nin kendisinden sonra geleceğini bir kez daha vurgulamıştır. Eğer Bediüzzaman kendisinin Hz. Mehdi olduğunu belirtmek isteseydi, kuşkusuz ki böyle bir ifade kullanmazdı. Çünkü bu ifade aksi yönde öne sürülebilecek tüm iddiaları geçersiz kılmakta ve konuya kesin bir açıklık kazandırmaktadır. Bediüzzaman</text:span><text:span text:style-name="T31"> "kendisini ÖNDEN GİDEN" </text:span><text:span text:style-name="T29">bir kişi olarak nitelendirmekle; </text:span><text:span text:style-name="T31">"Hz. Mehdi'nin ise kendisinden SONRA GELEN"</text:span><text:span text:style-name="T29"> bir kimse olduğunu netleştirmektedir. </text:span></text:p>
      <text:p text:style-name="P150"><text:span text:style-name="T1">Bediüzzaman burada ayrıca</text:span><text:span text:style-name="T3"> "BİR NEFER" </text:span><text:span text:style-name="T1">yani asker kelimesini kullanarak, kendisinin Hz. Mehdi değil, onun bir yardımcısı ve ona hizmet eden bir görevli olduğunu bir kez daha ifade etmektedir. Bediüzzamanın kendisini bir </text:span><text:span text:style-name="T3">"HİZMETKARI, ÖNCÜSÜ"</text:span><text:span text:style-name="T1"> olarak vasışandırdığı ve bu kadar övgüyle, saygıyla bahsettiği Hz. Mehdi, tüm İslam alemi tarafından asırlardır beklenmektedir. Bediüzzaman da bu açıklamalarıyla, Hz. Mehdi'nin ahir zamanda, Allah'ın izniyle, muhakkak ortaya çıkacağını müminlere müjdelemektedir.</text:span></text:p>
      <text:p text:style-name="P1"/>
      <text:p text:style-name="P71"><text:span text:style-name="T68">Ashâb-ı Kütüb-i Sitte'den İmam-ı Hâkim'in </text:span><text:span text:style-name="T50">"Müstedrek"</text:span><text:span text:style-name="T68">inde</text:span></text:p>
      <text:p text:style-name="P71"><text:span text:style-name="T68">ve Ebu Dâvud'un </text:span><text:span text:style-name="T50">"Kitab-ı Sünen"</text:span><text:span text:style-name="T68">inde, Beyhaki </text:span><text:span text:style-name="T50">"Şuab-ı</text:span></text:p>
      <text:p text:style-name="P71"><text:span text:style-name="T50">İman"</text:span><text:span text:style-name="T68">da tahriç buyurdukları (delillere dayanarak ortaya</text:span></text:p>
      <text:p text:style-name="P52">koydukları): HER YÜZ SENEDE BİR, CENAB-I HAK BİR</text:p>
      <text:p text:style-name="P52">MÜCEDDİD-İ DİN (her yüzyıl başında dini hakikatleri</text:p>
      <text:p text:style-name="P52">devrin ihtiyacına göre acıklamak üzere gönderilen büyük</text:p>
      <text:p text:style-name="P71"><text:span text:style-name="T68">İslam alimi, yenileyici) GÖNDERİYOR...</text:span><text:span text:style-name="T50">83 </text:span><text:span text:style-name="T68">hadis-i şerifine</text:span></text:p>
      <text:p text:style-name="P52">mazhar (sahip, erişmiş) ve mâsadak (belirtilen özelliklere</text:p>
      <text:p text:style-name="P52">tam olarak uyan) ve müzhir-i tam olan (uyarma görevini</text:p>
      <text:p text:style-name="P52">tam olarak yerine getiren)...</text:p>
      <text:p text:style-name="P151">(Barla Lahikası, s. 119)</text:p>
      <text:p text:style-name="P254"/>
      <text:p text:style-name="P254">Bediüzzaman Peygamberimiz (sav)'in hadislerine dayanarak, Allah'ın her yüzyıl başında bir müceddid göndereceğini bildirmektedir:</text:p>
      <text:p text:style-name="P1"/>
      <text:p text:style-name="P41">83) <text:s/>HER YÜZ SENEDE BİR, CENAB-I HAK BİR MÜCEDDİD-İ DİN GÖNDERİYOR (HER YÜZYIL BAŞINDA DİNİ HAKİKATLERİ DEVRİN İHTİYACINA GÖRE AÇIKLAMAK ÜZERE GÖNDERİLEN BÜYÜK İSLAM ALİMİ, YENİLEYİCİ)...:</text:p>
      <text:p text:style-name="P362">Bediüzzaman'ın burada dikkat çektiği gibi, Peygamber Efendimiz (sav) "her yüzyılda bir müceddid gönderildiğini" bildirmiştir:</text:p>
      <text:p text:style-name="P307"><text:span text:style-name="T53">Gerçekten Aziz ve Celil olan Allah </text:span><text:span text:style-name="T8">her yüz sene başında şu ümmetin dinini bidatten (dine sonradan sokulan hurafelerden) ayıracak, yenileyecek (ilim sahibi) BİR ZATI </text:span><text:span text:style-name="T53">gönderir. (Sünen-i Ebu Davud, 5/100)</text:span></text:p>
      <text:p text:style-name="P254"><text:soft-page-break/>Hadiste, Allah'ın her yüz senede bir müceddid yani dini hurafelerden arındırıp tekrar Kuran'da anlatıldığı şekliyle ortaya koyan, Peygamberimiz (sav)'in sünnetiyle hareket eden, zamanın ihtiyaçlarına göre insanların kafasında oluşan sorulara Kuran'dan çözümler getiren bir kişiyi gönderdiği belirtilmektedir. İlerleyen bölümlerde açıklanacağı gibi, Peygamberimiz (sav)'den sonraki her yüzyıl başında insanlara doğruyu gösterecek bir müceddid göndermiştir. Ahir zamanın büyük müceddidi de Hz. Mehdi olacaktır. Hz. Mehdi, pek çok hadiste bildirildiği gibi, Kuran ahlakını eksiksiz uygulayacak, dini batıl inanış ve uygulamalardan arındıracak, Peygamberimiz (sav)'in sünnetini yeniden canlandıracak ve bunu tüm dünyaya hakim kılacaktır.</text:p>
      <text:p text:style-name="P52"/>
      <text:p text:style-name="P52">Baştaki hadis-i şerifin "her yüz sene başında dini tecdid</text:p>
      <text:p text:style-name="P52">edecek (yenileyecek) bir müceddidi (yenileyiciyi) gönderiyor"</text:p>
      <text:p text:style-name="P52">müjdesinin ihbarına (verdiği bilgilere) muvâzi (uygun)</text:p>
      <text:p text:style-name="P71"><text:span text:style-name="T68">olarak HAZRET-İ MEVLANA HALİD</text:span><text:span text:style-name="T50">84 </text:span><text:span text:style-name="T68">-ekser ehl-i hakikatin</text:span></text:p>
      <text:p text:style-name="P52">tasdikiyle (din alimlerinin büyük bir co.unluğunun</text:p>
      <text:p text:style-name="P52">onaylamasıyla ve ittifakla)- 1200 senesinin yani ON İKİNCİ</text:p>
      <text:p text:style-name="P71"><text:span text:style-name="T68">ASRIN MÜCEDDİDİDİR.</text:span><text:span text:style-name="T50">84</text:span></text:p>
      <text:p text:style-name="P303">(Barla Lahikası, s. 120)</text:p>
      <text:p text:style-name="P254">Bediüzzaman bu sözünde, Hz. Mevlana Halid'in 12. asrın müceddidi olduğunu açıklamaktadır:</text:p>
      <text:p text:style-name="P1"/>
      <text:p text:style-name="P41">84) <text:s/>HAZRET-İ MEVLANA HALİD... ON İKİNCİ ASRIN MÜCEDDİDİDİR:</text:p>
      <text:p text:style-name="P54">Peygamberimiz (sav)'den sonra, hadislerde bildirildiği gibi her yüzyıl başında insanlara din ahlakını ve hükümlerini anlatan, dönemin ihtiyaçlarına göre açıklamalarda bulunan bir müceddid gelmiştir. Örneğin İmam-ı Rabbani 1000. Hicri yılın müceddididir. Mevlana Halid-i Bağdadi Hicri 1193 (Miladi 1779) yılında doğmuş, Hicri 1242 yılında (Miladi 1827) vefat etmiştir. Bu mübarek insan, İslam alimlerinin büyük çoğunluğunun ittifakıyla, Hicri 12. ve 13. yüzyıllar arasındaki müceddiddir. Bediüzzaman da bu gerçeğe dikkat çekmektedir.</text:p>
      <text:p text:style-name="P52"/>
      <text:p text:style-name="P71"><text:span text:style-name="T68">Madem TAM YÜZ SENE SONRA</text:span><text:span text:style-name="T50">85 </text:span><text:span text:style-name="T68">aynen dört cihette</text:span></text:p>
      <text:p text:style-name="P52">(yönde) tevafuk ederek (tam uyarak) RİSALE-İ NUR ECZALARI</text:p>
      <text:p text:style-name="P71"><text:span text:style-name="T68">(BÖLÜMLERİ) AYNI VAZİFEYİ GÖRMÜfi...</text:span><text:span text:style-name="T50">86</text:span></text:p>
      <text:p text:style-name="P390">Kanaat verir ki —nass-ı hadis ile (hadisin şüpheye yer bırakmayan ifadesi ile)— Risale-i Nur tecdid-i din (dini yenileme)</text:p>
      <text:p text:style-name="P71"><text:span text:style-name="T68">hususunda BİR MÜCEDDİD HÜKMÜNDEDİR.</text:span><text:span text:style-name="T50">86</text:span></text:p>
      <text:p text:style-name="P52">(Barla Lahikası, s. 121)</text:p>
      <text:p text:style-name="P253"/>
      <text:p text:style-name="P54">Bediüzzaman bu sözünde ise, Hz. Mevlana Halid-i Bağdadi'den tam yüz sene sonra kendisinin ve eserlerinin bir müceddid görevi gördüğünü açıklamaktadır. Buna göre, 13. asrın müceddidi Bediüzzaman Said Nursi'dir. 14. asrın müceddidi ise Hz. Mehdi olacaktır:</text:p>
      <text:p text:style-name="P263"/>
      <text:p text:style-name="P41"><text:soft-page-break/>85) <text:s/>TAM YÜZ SENE SONRA:</text:p>
      <text:p text:style-name="P54">Bediüzzaman Said Nursi ise Mevlana Halid-i Bağdadi'den tam 100 sene sonra, Hicri 1293 (Miladi 1878) yılında doğmuştur. Vefatı ise Hicri 1379 (Miladi 1960) yılıdır. Bedüzzaman, Hicri 12. asrın müceddidi Mevlana Halid'den yüz sene sonra yani 13. asırda büyük bir iman hizmeti gerçekleştirmiştir. Dolayısıyla Bediüzzaman da 13. ve 14. asırlar arasındaki müceddiddir.</text:p>
      <text:p text:style-name="P54"/>
      <text:p text:style-name="P41">86) <text:s/>RİSALE-İ NUR ECZALARI (BÖLÜMLERİ) AYNI VAZİFEYİ GÖRMÜŞ... BİR MÜCEDDİD HÜKMÜNDEDİR:</text:p>
      <text:p text:style-name="P54">Bediüzzaman Risale-i Nur'un müceddidlik yani dini yenileme görevini tam olarak yerine getirdiği konusunda büyük bir kanaati olduğunu belirtmiştir. Risale-Nur'un etkileri ile müceddidlerin faaliyetleri tam bir uygunluk göstermiş, 12. asırdaki Hz. Mevlana Halid ile aynı görevi, Hicri 13. yüzyılda Bediüzzaman'ın vesile olduğu Risale-i Nur yerine getirmiştir. Dolayısıyla Hicri 12. asrın müceddidi Mevlana Halid'den tam yüz sene sonra yayınlanan Risale-i Nur dolayısıyla, risalelerin yazarı olan Bediüzzaman da 13. ve 14. asırlar arasındaki müceddiddir. </text:p>
      <text:p text:style-name="P54">Bediüzzaman'ın burada ortaya koyduğu önemli bir başka konu daha vardır: Tüm elçiler ve peygamberler gibi, Peygamberimiz (sav)'den sonra gelen ve İslam tarihinde yer alan hiçbir müceddid veya müçtehid de bir şahs-ı manevi olarak gönderilmemiştir. Allah'ın Kuran'da bildirdiği adetullahına uygun olarak tüm müceddidler, insanları uyarıp korkutacak, onları Allah'ın rızası, rahmeti ve cennetiyle müjdeleyebilecek, onlara doğruyu yanlıştan ayıran bir hidayet rehberi olabilecek birer insan olarak gelmişlerdir. Ve her birinin talebeleri ve takipçilerinden meydana gelen birer şahs-ı manevileri oluşmuştur.</text:p>
      <text:p text:style-name="P307"><text:span text:style-name="T1">Mevlana Halid-i Bağdadi ve Bediüzzaman gibi müceddidler bunun en güzel örneklerindendir. Bu mübarek şahıslar yaşadıkları yüzyıllarda birer şahıs </text:span><text:span text:style-name="T28">olarak gelmiş büyük İslam alimleridir. Her biri beklenildiği gibi gelip görevlerini yerine getirmişlerdir. Her birinin çevresinde, talebelerinden oluşan ve kendilerini temsil eden şahs-ı manevileri olmuştur. Çevrelerinde bulunan bağlıları ve talebeleri büyük hizmetler yapmışlar, onların şahs-ı manevilerini oluşturmuşlardır. Ancak elbette ki bu şahs-ı manevilerin başında birer müceddid olarak hem Mevlana Halid-i Bağdadi hem de Bediüzzaman bizzat yer almışlardır. Demek ki onlardan sonra gelecek olan Hz. Mehdi de aynı şekilde manevi bir şahıs olmayacak, aynı görevleri üstlenebilecek, dinin hakikatlerini insanların ihtiyaçlarına göre açıklayabilecek İslam alimi ve müceddid hükmünde bir şahıs olacaktır. Bediüzzaman bu gerçeği verdiği bilgilerle çok açık bir şekilde ortaya koymaktadır.</text:span></text:p>
      <text:p text:style-name="P125"/>
      <text:p text:style-name="P14"/>
      <text:p text:style-name="P285">TILSIMLAR MECMUASI</text:p>
      <text:p text:style-name="P285">KİTABINDAN ALINTILAR</text:p>
      <text:p text:style-name="P264"/>
      <text:p text:style-name="P71"><text:span text:style-name="T57">Bazı ayet-i kerime (ayetler) ve ehadis-i şerife (hadisler) </text:span><text:span text:style-name="T60">AHİR ZAMANDA GELECEK</text:span><text:span text:style-name="T29">87</text:span><text:span text:style-name="T57"> </text:span><text:span text:style-name="T60">BİR MÜCEDDİD-İ EKBERİ</text:span><text:span text:style-name="T57"> (en büyük müceddidi)</text:span><text:span text:style-name="T67">88</text:span><text:span text:style-name="T57"> mana-yı işari ile (işari anlamda) haber veriyorlar. Fakat </text:span><text:span text:style-name="T60">O</text:span><text:span text:style-name="T67">89</text:span><text:span text:style-name="T57"> </text:span><text:span text:style-name="T60">GELECEK</text:span><text:span text:style-name="T67">90</text:span><text:span text:style-name="T57"> </text:span><text:span text:style-name="T60">ZATIN</text:span><text:span text:style-name="T67">91</text:span><text:span text:style-name="T57"> VE</text:span><text:span text:style-name="T67">92</text:span><text:span text:style-name="T29"> </text:span><text:span text:style-name="T60">CEMİYETİNİN</text:span><text:span text:style-name="T67">93</text:span><text:span text:style-name="T57"> </text:span><text:span text:style-name="T60">ÜÇ VAZİFESİNDEN</text:span><text:span text:style-name="T67">94</text:span><text:span text:style-name="T29"> </text:span><text:span text:style-name="T57">en ehemmiyetlisi </text:span><text:soft-page-break/><text:span text:style-name="T57">(önemlisi) olan ve zahiren (görünüşte) en küçüğü görünen imanı kurtarmak ve hakaik-i imaniyeyi (iman hakikatlerini) güneş gibi göstermek vazifesini Risale-i Nur ve şakirdlerinin (talebelerinin) şahs-ı manevisi tam yaptıklarından; </text:span><text:span text:style-name="T60">O</text:span><text:span text:style-name="T67">95</text:span><text:span text:style-name="T57"> </text:span><text:span text:style-name="T60">GELECEK</text:span><text:span text:style-name="T67">96</text:span><text:span text:style-name="T57"> </text:span><text:span text:style-name="T60">ZATA</text:span><text:span text:style-name="T67">97</text:span><text:span text:style-name="T57"> dair </text:span><text:span text:style-name="T60">HABERLERİ VE İŞARETLERİ, RİSALE-İ NUR'UN ŞAHS-I MANEVİSİNE</text:span><text:span text:style-name="T67">98</text:span><text:span text:style-name="T57"> </text:span><text:span text:style-name="T60">HATTA BAZEN TERCÜMANINA DA TATBİKE</text:span><text:span text:style-name="T57"> (uydurmaya) </text:span><text:span text:style-name="T60">ÇALIŞMIŞLAR</text:span><text:span text:style-name="T67">99</text:span><text:span text:style-name="T57"> <text:s text:c="2"/>ve Şeriatı ihya (Kuran ahlakının esaslarını hatırlatarak yeniden hayata geçirme) ve hilafeti tatbik olan </text:span><text:span text:style-name="T60">ÇOK GENİŞ DAİREDE HÜKMEDEN</text:span><text:span text:style-name="T67">100</text:span><text:span text:style-name="T29"> </text:span><text:span text:style-name="T57"><text:s/></text:span><text:span text:style-name="T60">BU MÜHİM VAZİFESİNİ NAZARA ALMAMIŞLAR</text:span><text:span text:style-name="T57"> (göz önünde bulundurmamışlar).</text:span><text:span text:style-name="T67">101</text:span><text:span text:style-name="T57"> </text:span><text:span text:style-name="T54">(Tılsımlar Mecmuası, s. 168)</text:span></text:p>
      <text:p text:style-name="P254">Bediüzzaman, Hz. Mehdi'nin üç büyük görevi olacağından bahsetmiş ve onun diğer müceddidlerden bu özellikleriyle ayırt edilebileceğini hatırlatmıştır:</text:p>
      <text:p text:style-name="P254"/>
      <text:p text:style-name="P295">87) AHİR ZAMANDA GELECEK:</text:p>
      <text:p text:style-name="P71"><text:span text:style-name="T29">Bediüzzaman Hz. Mehdi'den bahsederken </text:span><text:span text:style-name="T31">"AHİR ZAMANDA GELECEK" </text:span><text:span text:style-name="T29">ifadesini kullanmıştır. Bu, Bediüzzaman'ın kitabın başından bu yana Hz. Mehdi için</text:span><text:span text:style-name="T31"> "5. DEFA" </text:span><text:span text:style-name="T29">kullandığı </text:span><text:span text:style-name="T31">"GELECEK" </text:span><text:span text:style-name="T29">kelimesidir. Eğer, Hz. Mehdi, Bediüzzaman'ın döneminde veya daha önce gelmiş olsaydı, Bediüzzaman</text:span><text:span text:style-name="T31"> "gelecek" </text:span><text:span text:style-name="T29">kelimesini değil, "geldi" veya "gelmiş" gibi ifadeler kullanırdı. Ancak Bediüzzaman burada çok açık bir şekilde zaman bildirmiş ve Hz. Mehdi'nin </text:span><text:span text:style-name="T31">"İLERİKİ BİR TARİHTE GELECEK BİR ŞAHIS" </text:span><text:span text:style-name="T29">olduğunu belirtmiştir. Ve bu ifadeyi eserlerinde ısrarla ve defalarca tekrarlamıştır. Tüm bunlar Hz. Mehdi'nin gelişinin Bediüzzaman'ın kendi döneminde ya da öncesinde gerçekleşmemiş; ancak ahir zamanda gerçekleşmesi beklenen bir olay olduğunu ortaya koymaktadır.</text:span></text:p>
      <text:p text:style-name="P54"/>
      <text:p text:style-name="P41">88) <text:s/>BİR MÜCEDDİD-İ EKBERİ (EN BÜYÜK MÜCEDDİDİ:</text:p>
      <text:p text:style-name="P54">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Hicri 1193 (Miladi 1779) yılında doğmuş, Hicri 1242 yılında (Miladi 1827) vefat etmiştir. Dolayısıyla bu mübarek insan ittifakla Hicri12. ve 13. asırlar arasındaki müceddiddir. Bediüzzaman Said Nursi ise Mevlana Halid-i Bağdadi'den tam 100 sene sonra, Hicri 1293 (Miladi 1878) yılında doğmuştur. Vefatı ise Hicri 1379 (Miladi 1960) yılıdır. Bediüzzaman da Hicri 12. asrın müceddidi Mevlana Halid'den tam yüz sene sonra yayınlanan Risale-i Nur'un müellifi (yazarı) olması sebebiyle kendisinin de 13. ve 14. asırlar arasındaki müceddid olduğunu belirtmiştir.</text:p>
      <text:p text:style-name="P71"><text:span text:style-name="T29">Bediüzzaman, Hz. Mehdi'nin ise kendisinden sonra geleceğini -tarih vererek- bildirmiş, Hicri 14. yüzyılın "müceddidi"nin Hz. Mehdi olacağını müjdelemiştir. Bunun yanı sıra Bediüzzaman Hz. Mehdi için, ahir zamanda gelecek </text:span><text:span text:style-name="T31">"BİR MÜCEDDİD-İ EKBER"</text:span><text:span text:style-name="T29"> yani </text:span><text:span text:style-name="T31">"EN BÜYÜK MÜCEDDİD"</text:span><text:span text:style-name="T29"> ifadesini kullanarak, onun gelmiş geçmiş tüm müceddidlerin en büyüğü olduğunu bildirmiştir. </text:span></text:p>
      <text:p text:style-name="P54">Bediüzzaman ahir zaman alametlerinin şiddetlendiği dönemde Allah'ın, insanların kurtuluşuna vesile olması için en büyük müçtehid, en büyük müceddid, hakim, hidayete vesile <text:soft-page-break/>olan, yol gösterici, zamanın en büyük mürşidi ve Peygamberimiz (sav)'in soyundan gelen bir şahıs olan Hz. Mehdi'yi göndereceğini bildirmiştir.</text:p>
      <text:p text:style-name="P71"><text:span text:style-name="T29">Bediüzzaman Hz. Mehdi için </text:span><text:span text:style-name="T31">"en büyük müceddid ve en büyük müçtehid"</text:span><text:span text:style-name="T29"> sıfatlarını kullanmaktadır. "Müceddid" dini hakikatleri devrin ihtiyaçlarına göre açıklayan, "müçtehid" de ihtiyaç oluştuğunda ayetlerden hüküm çıkaran büyük İslam alimi ve önderidir. Bu vasıftaki büyük zatlar, İslam toplumlarına örnek olmuş, yol göstermiş, zamanın kutbu olmuş önderlerdir. Bu önderlerden kimi içtihat etme ve hüküm verme vasışarından dolayı "mezhep önderleri" olmuşlardır; Müslümanlar da onlara uymuşlardır. </text:span></text:p>
      <text:p text:style-name="P307"><text:span text:style-name="T1">İmam Hanefi, İmam Şafi, İmam Hanbeli, İmam Maliki bu önderlerden olup 4 mezhebin kurucularıdır. Bütün ehl-i sünnet onların verdiği hükümlerle amel etmektedir. Bediüzzaman bu"müçtehid ve müceddid"lerin en büyüklerinin ise Hz. Mehdi olacağını ifade etmiştir. Bu da Hz. Mehdi'nin içtihat etme </text:span><text:span text:style-name="T3">(hükümleri usulüne uygun olarak Kuran ve hadislerden istifade ile ortaya koymak) </text:span><text:span text:style-name="T1">ve hüküm vermeye en yetkili kişi olarak, kendisinin de </text:span><text:span text:style-name="T3">"tüm mezhepleri kaldıracağını"</text:span><text:span text:style-name="T1"> göstermektedir. Zira en büyük mezhep imamı olduğuna göre zaten tüm diğer mezhepleri kaldırması gerekir. Zamanında herkesin ona uyacağının bildirilmiş olması da bunu doğrulamaktadır. </text:span></text:p>
      <text:p text:style-name="P307"><text:span text:style-name="T1">Bediüzzaman Hz. Mehdi'nin </text:span><text:span text:style-name="T3">"en büyük müceddid" </text:span><text:span text:style-name="T1">olduğunu söyleyerek onun tüm mezheplerin üstünde olacağını ifade etmiştir. Geçmişten günümüze pek çok İslam alimi eserlerinde bu konuya değinmişlerdir. İslam tarihinin en büyük alimlerinden biri olan Muhyiddin Arabi ise "Fütühat-ül Mekkiye" isimli eserinde bu konuda şöyle bilgi vermiştir:</text:span></text:p>
      <text:p text:style-name="P71"><text:span text:style-name="T35">... MEHDİ, DİNİ PEYGAMBER'İN ZAMANINDA OLDUĞU GİBİ AYNEN UYGULAYACAK. YERYÜZÜNDE MEZHEPLERİ KALDIRACAK. HALİS HAKİKİ DİNDEN BAŞKA HİÇBİR MEZHEP KALMAYACAK.</text:span><text:span text:style-name="T54"> (Muhammed B. Resul El Hüseyin El Berzenci, Kıyamet Alametleri, sf. 186-187)</text:span></text:p>
      <text:p text:style-name="P54">Hüseyin Hilmi Işık ise, Saadet-i Ebediye adlı eserinde Hz. Mehdi'nin bu özelliğini şöyle haber vermiştir:</text:p>
      <text:p text:style-name="P71"><text:span text:style-name="T35">HAZRET-İ MEHDİ, AHİR ZAMANDA DÜNYAYA GELECEKTİR. </text:span><text:span text:style-name="T54">Resullulah Efendimizin (sav) soyundan olacaktır. İsa Aleyhisselam'la buluşacak, </text:span><text:span text:style-name="T35">MEZHEPLERİ KALDIRACAK, YALNIZ ONUN MEZHEBİ KALACAK. </text:span><text:span text:style-name="T54">(H. Hilmi Işık, Saadeti Ebediye, s. 35)</text:span></text:p>
      <text:p text:style-name="P254">Bediüzzaman Said Nursi bilindiği gibi Şafi mezhebindendir. Bir mezhep sahibi değildir ve bir başka mezhep kurucusuna tabi olmuştur; İmam Şafi'yi mezhep imamı olarak kabul etmiştir. Bediüzzaman bu konuyu eserlerinde şöyle ifade etmiştir:</text:p>
      <text:p text:style-name="P71"><text:span text:style-name="T54">"Evvelâ: </text:span><text:span text:style-name="T35">Ben Şafiî'yim.</text:span><text:span text:style-name="T54">.." (Emirdağ Lahikası, s. 38)</text:span></text:p>
      <text:p text:style-name="P150"><text:span text:style-name="T53"><text:s/>"... </text:span><text:span text:style-name="T8">hem hususî Şafiîce ibadetime</text:span><text:span text:style-name="T53">." (Büyük Tarihçe-i Hayat, s.202) </text:span></text:p>
      <text:p text:style-name="P307"><text:span text:style-name="T53">"Yalnız bu kadar var. </text:span><text:span text:style-name="T8">Ben Şafiîyim</text:span><text:span text:style-name="T53">..." (Büyük Tarihçe-i Hayat, s. 206)</text:span></text:p>
      <text:p text:style-name="P71"><text:span text:style-name="T54">"</text:span><text:span text:style-name="T35">Hattâ Şafiî mezhebinde olduğu için</text:span><text:span text:style-name="T54">..." (Emirdağ Lahikası, s. 573)</text:span></text:p>
      <text:p text:style-name="P54">Oysa ki Hz. Mehdi tüm mezhepleri kaldıracak ve tüm mezheplerin üstünde olacaktır. Bir mezhebe bağlı olan Bediüzzaman da, bu özelliğin Hz. Mehdi'ye ait olacağını belirterek kendisinin Hz. Mehdi olmadığını açıklamıştır.</text:p>
      <text:p text:style-name="P253"/>
      <text:p text:style-name="P295">89) <text:s/>O:</text:p>
      <text:p text:style-name="P197"><text:soft-page-break/><text:span text:style-name="T1">Bediüzzaman Hz. Mehdi'den </text:span><text:span text:style-name="T3">"8. KEZ" "O"</text:span><text:span text:style-name="T1"> zamirini kullanarak bahsetmiştir. </text:span><text:span text:style-name="T3">"O"</text:span><text:span text:style-name="T1"> zamiri </text:span><text:span text:style-name="T3">"TEKİL BİR ŞAHIS"</text:span><text:span text:style-name="T1"> ifade eden bir kelimedir. Dolayısıyla Bediüzzaman'ın Hz. Mehdi'den bahsederken bir topluluğu ya da bir şahs-ı maneviyi kastetmediği çok açıktır. Eğer böyle bir durum söz konusu olsaydı Bediüzzaman burada </text:span><text:span text:style-name="T3">"O"</text:span><text:span text:style-name="T1"> yerine "onlar" zamirini ya da buna benzer bir başka ifade kullanırdı. Ancak böyle bir ifade şekli burada kullanılmadığı gibi, Bediüzzaman'ın Hz. Mehdi'den bahsettiği sözlerinin hiçbirinde kullanılmış değildir. Aksine sadece kitabın bu bölümüne kadar yer alan sözlerinde bile bu kelimeyi tam</text:span><text:span text:style-name="T3"> "8 KEZ"</text:span><text:span text:style-name="T1"> tekrarlamıştır. Bediüzzaman bu kelimeyi çok bilinçli bir <text:s/>şekilde defalarca vurgulamaktadır. Dolayısıyla çok açıktır ki Bediüzzaman burada, tüm Müslümanlara önderlik edecek ve insanların hidayetine vesile olacak bir kişinin varlığından söz etmektedir.</text:span></text:p>
      <text:p text:style-name="P254"/>
      <text:p text:style-name="P205">90) <text:s/>GELECEK:</text:p>
      <text:p text:style-name="P197"><text:span text:style-name="T1">Bediüzzaman, kullandığı </text:span><text:span text:style-name="T3">"o GELECEK zat"</text:span><text:span text:style-name="T1"> ifadesiyle, Hz. Mehdi'nin </text:span><text:span text:style-name="T3">"ileriki bir tarihte gelmesi beklenen bir şahıs"</text:span><text:span text:style-name="T1"> olduğunu bir kez daha belirtmiştir. Bu Bediüzzaman'ın Hz. Mehdi için </text:span><text:span text:style-name="T3">"6. KEZ" </text:span><text:span text:style-name="T1">kullandığı </text:span><text:span text:style-name="T3">"GELECEK"</text:span><text:span text:style-name="T1"> kelimesidir. Bediüzzaman'ın Müslümanları yanlış bilgilendirmesi söz konusu olamayacağına göre, Hz. Mehdi Bediüzzaman'ın zamanında ya da ondan önceki dönemlerde henüz gelmemiştir. Zira eğer böyle bir durum söz konusu olsaydı o </text:span><text:span text:style-name="T28">zaman Bediüzzaman, </text:span><text:span text:style-name="T30">"O GELECEK ZATIN"</text:span><text:span text:style-name="T28"> ifadesi yerine, "o gelmiş olan zat" deyimini kullanırdı ve aksini ispatlayan bir ifadeyi tam </text:span><text:span text:style-name="T30">"6 KEZ"</text:span><text:span text:style-name="T28"> tekrarlamazdı. Buna rağmen Bediüzzaman'ın böyle kesin bir ifadeyi bu kadar çok tekrarlamış olması, Bediüzzaman'ın Hz. Mehdi'nin <text:s/>ileriki bir tarihte geleceğine olan kanaatinin de o denli kesin olduğunu ortaya koymaktadır.</text:span></text:p>
      <text:p text:style-name="P200"/>
      <text:p text:style-name="P205">91) <text:s/>ZATIN:</text:p>
      <text:p text:style-name="P307"><text:span text:style-name="T1">Bediüzzaman bu açıklamasında Hz. Mehdi için "O gelecek zatlar" değil,</text:span><text:span text:style-name="T3"> "o gelecek ZAT" </text:span><text:span text:style-name="T1">ifadesini kullanmıştır. Bediüzzaman bu sözleriyle Hz. Mehdi'nin bir şahs-ı manevi, ruh ya da mana gibi bir varlık veya bir topluluk olmadığını açıkça ifade etmiştir. </text:span><text:span text:style-name="T3">"ZAT" </text:span><text:span text:style-name="T1">kelimesi </text:span><text:span text:style-name="T3">"tekil"</text:span><text:span text:style-name="T1"> bir kelimedir ve bir insanı ifade etmek için kullanılır. Dolayısıyla Bediüzzaman burada </text:span><text:span text:style-name="T3">"TEK BİR ŞAHISTAN"</text:span><text:span text:style-name="T1"> bahsetmektedir. </text:span></text:p>
      <text:p text:style-name="P71"><text:span text:style-name="T29">Ayrıca bu, Bediüzzaman'ın Hz. Mehdi için </text:span><text:span text:style-name="T31">"3. DEFA" </text:span><text:span text:style-name="T29">kullandığı </text:span><text:span text:style-name="T31">"ZAT"</text:span><text:span text:style-name="T29"> ifadesidir. Bediüzzaman gibi büyük bir mütefekkirin, böyle açık bir anlam taşıyan bir ifadeyi bu kadar çok tekrarlaması kuşkusuz ki belirli bir hikmet üzerinedir. Bediüzzaman, Hz. Mehdi'nin bir şahs-ı manevi olmadığı konusunda tüm Müslümanları bilgilendirmekte ve bu kutlu zatın gelişiyle müjdelemektedir.</text:span></text:p>
      <text:p text:style-name="P253"/>
      <text:p text:style-name="P295">92) <text:s/>VE:</text:p>
      <text:p text:style-name="P150"><text:span text:style-name="T1">Bediüzzaman burada </text:span><text:span text:style-name="T3">"O gelecek zatın VE cemiyetinin" </text:span><text:span text:style-name="T1">ifadesini kullanmıştır. </text:span><text:span text:style-name="T3">"O GELECEK ZAT" </text:span><text:span text:style-name="T1">ve </text:span><text:span text:style-name="T3">"BU ZATIN CEMİYETİ"</text:span><text:span text:style-name="T1"> iki ayrı kavramdır. Bediüzzaman </text:span><text:span text:style-name="T3">"VE"</text:span><text:span text:style-name="T1"> kelimesini kullanarak bu ikisinin ayrı şeyleri ifade ettiğini açıkça belirtmiştir. Eğer Hz. Mehdi bir şahs-ı manevi olsaydı ya da bu cemiyet Mehdilik görevini üstlenmiş olsaydı, Bediüzzaman burada </text:span><text:span text:style-name="T3">"O gelecek cemiyet" </text:span><text:span text:style-name="T1">ya da "Mehdilik görevini üstlenecek cemiyet" gibi bu konuyu netleştiren açık </text:span><text:soft-page-break/><text:span text:style-name="T1">ifadeler kullanırdı. Ancak Bediüzzaman hiçbir itiraza yer bırakmayacak şekilde açıkça "O gelecek zat ve cemiyeti" sözlerini kullanmış ve Hz. Mehdi'nin, kendisini </text:span><text:span text:style-name="T28">izleyenlerden oluşan bir topluluğun başında bulunan bir şahıs olduğunu belirtmiştir. Bediüzzaman'ın vurguladığı bu gerçek birkaç soru sorulduğunda da açıkça görülebilmektedir:</text:span></text:p>
      <text:p text:style-name="P1"/>
      <text:p text:style-name="P264">1- Bediüzzaman ahir zamanda gelecek bu şahsın tek başına mı olduğunu belirmiştir?</text:p>
      <text:p text:style-name="P264">Hayır, Bediüzzaman Hz. Mehdi'nin beraberinde bir cemiyetinin de olacağını açıklamıştır.</text:p>
      <text:p text:style-name="P56">2- Bediüzzaman, bahsettiği bu cemiyetin başında herhangi bir şahsın olacağını belirtmiş midir? </text:p>
      <text:p text:style-name="P125">Evet, Bediüzzaman bu cemiyetin başında Hz. Mehdi'nin biz zat bulunacağını bildirmiştir. </text:p>
      <text:p text:style-name="P264"/>
      <text:p text:style-name="P295">93) <text:s/>CEMİYETİNİN:</text:p>
      <text:p text:style-name="P307"><text:span text:style-name="T1">Bediüzzaman burada bir cemiyetin varlığından bahsetmiştir. Bu cemiyet, Bediüzzaman'ın</text:span><text:span text:style-name="T3"> "o gelecek zat"</text:span><text:span text:style-name="T1"> sözleriyle müjdelediği Hz. Mehdi'nin yardımcılarının ve destekçilerinin oluşturduğu bir cemiyettir. Bediüzzaman eserlerinin pek çok yerinde Peygamberimiz (sav)'in hadisleri doğrultusunda Hz. Mehdi'nin bir cemaati olacağını ve cemaatin Hz. Mehdi'nin yapacağı faaliyetlerde onun yardımcıları olacağını belirtmiştir. Ancak Hz. Mehdi'nin bu hareketin önderi ve lideri olarak, bizzat bu topluluğun başında bulunacağını da ifade etmiştir. Bediüzzaman, Hz. Mehdi'ye tabi olan ve onun tebliğini izleyen bu kitle ve hareketi "Hz. Mehdi'nin şahs-ı manevisi" olarak adlandırmıştır. Ancak Bediüzzaman'ın da ifade ettiği gibi şu çok açık bir gerçektir ki, başında bulunan bir şahıs, bir liderleri olmadan bir şahs-ı maneviden bahsetmek mümkün değildir. Hz. Mehdi de bu cemiyetinin başında, onlara önderlik etmek üzere bizzat yer alacaktır. Dolayısıyla Bediüzzaman'ın bu açıklamalarına göre</text:span><text:span text:style-name="T3"> "HZ. MEHDİ KENDİSİNİ İZLEYEN BİR CEMAATİ OLAN VE ONLARA LİDERLİK EDEN TEK BİR ŞAHISTIR".</text:span></text:p>
      <text:p text:style-name="P14"/>
      <text:p text:style-name="P41">94) <text:s/>ÜÇ VAZİFESİNDEN:</text:p>
      <text:p text:style-name="P307"><text:span text:style-name="T1">Bediüzzaman Hz. Mehdi'den bahsederken, </text:span><text:span text:style-name="T3">"O gelecek zatın ve cemiyetinin ÜÇ VAZİFESİ"</text:span><text:span text:style-name="T1"> olacağını belirtmiştir. </text:span></text:p>
      <text:p text:style-name="P54">Bediüzzaman Hz. Mehdi'nin bu üç görevini şöyle açıklamıştır:</text:p>
      <text:p text:style-name="P54">1- Bediüzzaman, ateist felsefelerin ahir zamanda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text:p>
      <text:p text:style-name="P54">2- Bediüzzaman, Hz. Mehdi'nin ikinci vazifesinin, İslam ahlak ve faziletini, Peygamberimiz (sav)'in gerçek sünnetlerini canlandırmak olduğunu belirtmiştir. Hz. Mehdi, halihazırda çeşitli gruplar halinde dağınık olarak bulunan Müslümanları birleştirerek İslam birliğini sağlayacak ve İslam dünyasının liderliğini üstlenecektir. Bediüzzaman Hz. Mehdi'nin bu birlikteliği bir dayanak noktası yapacağını ve bu şekilde Müslümanları bazı tehlikelerden koruyacağını ifade etmiştir.</text:p>
      <text:p text:style-name="P54"><text:soft-page-break/>3- Bediüzzaman Hz. Mehdi'nin üçüncü vazifesinin İslam toplumunu birleştirmek ve Hristiyan alemiyle ittifak yapmak olduğunu belirtmiştir. Hz. Mehdi'nin bu görevini, iman sahiplerinin, Peygamberimiz (sav)'in soyundan gelen fedakar seyyidlerin ve diğer tüm Müslümanların desteğiyle gerçekleştireceğini bildirmiştir.</text:p>
      <text:p text:style-name="P71"><text:span text:style-name="T29">Hz. Mehdi bu görevlerin üçünü birden yerine getirecek ve bu, onun tanınmasını sağlayacak ve en önemli alametlerinden olacaktır. </text:span><text:span text:style-name="T31">Bediüzzaman kendisi de dahil olmak üzere, daha önce yaşamış olan hiçbir müceddidin bu üç görevi birarada yerine getiremediğini, bunları ancak Hz. Mehdi'nin gerçekleştireceğini belirtmiştir.</text:span></text:p>
      <text:p text:style-name="P56"/>
      <text:p text:style-name="P142">95) O:</text:p>
      <text:p text:style-name="P307"><text:span text:style-name="T1">Bediüzzaman, burada da</text:span><text:span text:style-name="T3"> "9. KEZ" </text:span><text:span text:style-name="T1">Hz. Mehdi için</text:span><text:span text:style-name="T3"> "O" </text:span><text:span text:style-name="T1">kelimesini kullan</text:span><text:span text:style-name="T28">mıştır. </text:span><text:span text:style-name="T30">"O"</text:span><text:span text:style-name="T28"> kelimesinin tek bir kişiyi ifade ettiği çok açıktır. Bediüzzaman burada manevi bir kişiden, bir gruptan ya da bir harekettenbahsetmemekte, Hz. Mehdi'nin bizzat gelişini müjdelemektedir. Bu sözü </text:span><text:span text:style-name="T30">"9 DEFA" </text:span><text:span text:style-name="T28">tekrarlamış olması ise, Bediüzzaman'ın bu konudaki açıklamalarının hiçbir şüpheye yer bırakmayacak kadar kesin olduğunu ortaya koymaktadır.</text:span></text:p>
      <text:p text:style-name="P1"/>
      <text:p text:style-name="P142">96) <text:s/>GELECEK:</text:p>
      <text:p text:style-name="P307"><text:span text:style-name="T1">Bediüzzaman'ın, Hz. Mehdi'den bahsederken sıkça tekrarladığı bir başka ifade de </text:span><text:span text:style-name="T3">"GELECEK" </text:span><text:span text:style-name="T1">kelimesidir. Bu kelime burada kitabın başından bu yana</text:span><text:span text:style-name="T3"> "7. DEFA" </text:span><text:span text:style-name="T1">kullanılmaktadır. Bediüzzaman bu sözüyle Hz. Mehdi'nin önceki zamanlarda ya da Bediüzzaman'ın yaşadığı dönemde henüz gelmemiş olduğunu açıkça ifade etmiştir. Eğer Bediüzzaman Hz. Mehdi'nin ortaya çıktığını ve görevine başladığını düşünmüş olsaydı, kuşkusuz ki tüm Müslümanları yanıltacak böyle bir ifade kullanmaz ve bunu da </text:span><text:span text:style-name="T3">"7 KEZ"</text:span><text:span text:style-name="T1"> kez tekrarlamazdı. Dolayısıyla çok açıktır ki Bediüzzaman Hz. Mehdi'nin kendisinden ilerideki bir zamanda ortaya çıkacağını ifade etmiştir.</text:span></text:p>
      <text:p text:style-name="P307"><text:span text:style-name="T1">Bediüzzaman burada kullandığı</text:span><text:span text:style-name="T3"> "GELECEK" </text:span><text:span text:style-name="T1">sözüyle ayrıca Hz. Mehdi'nin gelişinin kesin bir gerçek olduğunu da vurgulamıştır. Eğer Hz. Mehdi manevi bir şahıstan ibaret olsaydı <text:s/>kuşkusuz ki Bediüzzaman sözlerinde pek çok kez onun </text:span><text:span text:style-name="T3">"geleceğini"</text:span><text:span text:style-name="T1"> ifade etmezdi. Dolayısıyla Bediüzzaman bu sözüyle aynı zamanda Hz. Mehdi'nin bir şahıs olduğunu da açıklamıştır. </text:span></text:p>
      <text:p text:style-name="P254"/>
      <text:p text:style-name="P295">97) ZATA:</text:p>
      <text:p text:style-name="P307"><text:span text:style-name="T1">Bediüzzaman, Hz. Mehdi için Risale-i Nur'un birçok yerinde olduğu gibi bu bölümünde de </text:span><text:span text:style-name="T3">"ZAT"</text:span><text:span text:style-name="T1"> deyimini kullanmıştır. Demek ki Hz. Mehdi, bir cemaat veya manevi bir kişi değil, bir</text:span><text:span text:style-name="T3"> "ŞAHIS"</text:span><text:span text:style-name="T1">tır. Buradaki </text:span><text:span text:style-name="T3">"ZAT"</text:span><text:span text:style-name="T1"> kelimesi, Bediüzzaman'ın kitabın başından bu yana Hz. Mehdi için </text:span><text:span text:style-name="T3">"4. KEZ"</text:span><text:span text:style-name="T1"> kullandığı bir ifadedir. Bediüzzaman'ın Müslümanları yanlış yönlendirmesi veya bilgisini gizlemesi düşünülemeyeceğine göre; eğer Hz. Mehdi bir cemaat veya şahs-ı manevi olsaydı, kuşkusuz ki Bediüzzaman da</text:span><text:span text:style-name="T3"> "O ZAT" </text:span><text:span text:style-name="T1">deyimini bu kadar çok tekrarlamazdı. </text:span></text:p>
      <text:p text:style-name="P1"/>
      <text:p text:style-name="P41">98) HABERLERİ VE İŞARETLERİ, RİSALE-İ NUR'UN ŞAHS-I MANEVİSİNE:</text:p>
      <text:p text:style-name="P254">Bediüzzaman, bu sözüyle yaygın olarak yapılan bir yorum hatasına işaret etmektedir. <text:soft-page-break/>Bediüzzaman Hz. Mehdi'ye dair haber ve işaretlerin Risale-i Nur cemaatiyle özdeşleştirilmeye çalışıldığını ancak bu yakıştırmanın Hz. Mehdi ile ilgili verilen bilgilere uygun düşmediğini belirtmiştir. Bediüzzaman bu yakıştırmayı yapan kimselerin Hz.Mehdi'nin iki büyük ve önemli vazifesini gözardı ettikleri için böyle yanlış bir kanaate vardıklarını ifade etmektedir. İslam birliğinin sağlanması ve Hz. Mehdi'nin tüm Müslümanların liderliğini üstlenmesi, Hristiyanlarla ittifak sağlanması v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şandıranların yanıldıklarını ifade etmektedir.</text:p>
      <text:p text:style-name="P1"/>
      <text:p text:style-name="P142">99) HATTA BAZEN TERCÜMANINA DA TATBİKE (UYDURMAYA) ÇALIŞMIŞLAR:</text:p>
      <text:p text:style-name="P254">Bediüzzaman, risalelerin yazarı olması nedeniyle, bazı çevreler tarafından kendisinin de Hz. Mehdi olarak nitelendirildiğini belirtmiştir. Ancak yukarıda da açıklandığı gibi Bediüzzaman, Hz. Mehdi'nin yerine getireceği iki büyük görev dikkate alınmadığı için böyle yanlış bir yorumda bulunulduğunu ifade etmiştir. Dolayısıyla Mehdilik konusundaki bu düşüncenin asılsızlığını bir kez daha belirtmiştir. </text:p>
      <text:p text:style-name="P307"><text:span text:style-name="T1">Bediüzzaman bu düşüncenin yanlışlığını kullandığı </text:span><text:span text:style-name="T3">"HATTA"</text:span><text:span text:style-name="T1"> kelimesiyle bir kez daha vurgulamıştır. Bediüzzaman </text:span><text:span text:style-name="T3">"hatta" </text:span><text:span text:style-name="T1">kelimesini burada, </text:span><text:span text:style-name="T3">"bundan daha da garip ve daha da acaip olanı"</text:span><text:span text:style-name="T1"> anlamında kullanmıştır. Risale-i Nur'un Mehdi olduğunun zannedildiğini, bundan daha da garip olarak kendisi</text:span><text:span text:style-name="T28">ne yönelik de böyle bir iddiada bulunulduğunu belirtmiştir. Bediüzzaman bu ifadesiyle, öne sürülen bu Mehdilik iddiasının yanlışlığını bir kez daha vurgulamaktadır.</text:span></text:p>
      <text:p text:style-name="P307"><text:span text:style-name="T1">Bediüzzaman bu sözünde ayrıca kendisine Mehdilik iddiasında bulunulmasının </text:span><text:span text:style-name="T3">"sürekli olarak devam eden bir iddia olmadığını"</text:span><text:span text:style-name="T1"> kullandığı </text:span><text:span text:style-name="T3">"BAZEN"</text:span><text:span text:style-name="T1"> kelimesiyle ifade etmiştir.</text:span></text:p>
      <text:p text:style-name="P1"/>
      <text:p text:style-name="P142">100) <text:s/>ÇOK GENİŞ DAİREDE HÜKMEDEN:</text:p>
      <text:p text:style-name="P307"><text:span text:style-name="T1">Bediüzzaman Hz. Mehdi'nin yerine getireceği üç görevden bahsettiği kimi sözlerinde Hz. Mehdi'nin ayırt edici bir özelliği olarak </text:span><text:span text:style-name="T3">"ÇOK GENİŞ DAİREDE HÜKMETMESİ"</text:span><text:span text:style-name="T1">ne dikkat çekmiştir. Hz. Mehdi'nin bu özelliği son derece önemlidir. Hz. Mehdi görevlerini sadece belirli bir bölgede yerine getirmeyecek, onun etki alanı çok geniş bir dairede, yani dünya çapında olacaktır. Bediüzzaman, "dar daire" olarak ifade ettiği "küçük çaplı" uygulamaların Müslümanları yanıltmaması gerektiğini belirtmektedir. Hz. Mehdi'nin ikinci ve üçüncü görevlerini geniş dairede gerçekleştireceğini hatırlatarak, Risale-i Nur'un şahs-ı manevisine yapılan Mehdilik yakıştırmasının yanlışlığını delilleriyle birlikte açıklamaktadır. </text:span></text:p>
      <text:p text:style-name="P307"><text:span text:style-name="T1">Bediüzzaman'ın Hz. Mehdi'nin yerine getireceğini belirttiği görevler konusunda </text:span><text:span text:style-name="T3">"ÇOK GENİŞ ÇAPLI BİR HÜKMETME" </text:span><text:span text:style-name="T1">yani </text:span><text:span text:style-name="T3">"DÜNYA ÇAPINDA"</text:span><text:span text:style-name="T1"> bir sonuç ise bugüne kadar gerçekleşmiş değildir. Bu da Hz. Mehdi'nin geçmiş dönemde ortaya çıkmış bir şahıs ya da şahs-ı manevi olmadığını açıkça ortaya koymaktadır. Söz konusu üç görevin dünya çapında yerine getirilmesi, Allah'ın izniyle Hz. Mehdi'nin en önemli alametlerinden olacak ve onu tüm insanlara tanıtacaktır.</text:span></text:p>
      <text:p text:style-name="P126"><text:soft-page-break/></text:p>
      <text:p text:style-name="P41">101) BU MÜHİM VAZİFESİNİ NAZARA ALMAMIŞLAR (GÖZ ÖNÜNDE BULUNDURMAMIŞLAR):</text:p>
      <text:p text:style-name="P254">Bediüzzaman, Hz. Mehdi'nin dünya çapında gerçekleşecek olan ikinci (İslam Birliği'ni kurmak) ve üçüncü (Kuran ahlakını tüm dünyaya yaymak ) görevlerinin, <text:s/>onun ayırt edici ve tanıtıcı özellikleri olduğunu hatırlatmıştır. Çünkü bu görevleri dünya çapında yapacak olan tek şahıs Hz. Mehdi'dir. Dolayısıyla eğer bu görevler bu özellikleriyle birlikte gerçekleşmemişse, bu durumda Mehdilik konusunda herhangi bir iddiada bulunabilmek de söz konusu değildir. Çünkü böyle bir iddia Peygamberimiz (sav)'in hadisleriyle, İslam alimlerinin ve Bediüzzaman'ın bu doğrultuda yaptıkları açıklamaların tümüyle çelişecektir. </text:p>
      <text:p text:style-name="P358"><text:span text:style-name="T1">Bediüzzaman da bu sözleriyle, Hz. Mehdi konusunda bir iddiada bulunabilmek için dünya çapında gerçekleşmesi gereken bu iki büyük görevin yerine getirilip getirilmediğinin dikkate alınması gerektiğini hatırlatmaktadır. Bediüzzaman bu delillerin oluşmadığı bir durumda yapılacak bir Mehdiyet benzetmesinin hatalı bir çıkarım olacağını belirtmektedir. Bediüzzaman kulllandığı </text:span><text:span text:style-name="T3">"NAZARA ALMAMIŞLAR"</text:span><text:span text:style-name="T1"> ifadesiyle, kendisini veya Risale-i Nur'u Hz. Mehdi zannedenlerin bu önemli hususu gözden kaçırdıklarını ve bu sebeple de yanıldıklarını ifade etmiştir. </text:span></text:p>
      <text:p text:style-name="P355"/>
      <text:p text:style-name="P358"><text:span text:style-name="T59">"RİSALE-İ NUR'UN ŞAHS-I MANEVİSİNİ</text:span><text:span text:style-name="T56"> (cemaatini) </text:span><text:span text:style-name="T59">HAKLI OLARAK HZ. MEHDİ TELAKKİ EDİYORLAR</text:span><text:span text:style-name="T56"> (şahsi bir görüş olarak kabul ediyorlar).</text:span><text:span text:style-name="T1">102</text:span><text:span text:style-name="T56"> <text:s text:c="4"/>O şahs-ı manevinin de bir mümessili (temsilcisi), Nur şakirdlerinin (talebelerinin) tesanüdünden (dayanışmasından) gelen bir şahs-ı manevisi ve o şahs-ı maneviden bir nevi mümessili olan </text:span><text:span text:style-name="T59">BİÇARE TERCÜMANINI ZANNETTİKLERİNDEN, BAZEN O İSMİ (Hz. Mehdi ismini) O'NA VERİYORLAR.</text:span><text:span text:style-name="T1">103 </text:span><text:span text:style-name="T56"><text:s text:c="4"/>Gerçi </text:span><text:span text:style-name="T59">BU, BİR İLTİBAS </text:span><text:span text:style-name="T56">(karıştırma)</text:span><text:span text:style-name="T1">104 <text:s text:c="8"/></text:span><text:span text:style-name="T59">BİR SEHİVDİR</text:span><text:span text:style-name="T56"> (hatadır, yanılmadır)...</text:span><text:span text:style-name="T1">105 </text:span><text:span text:style-name="T53">(Tılsımlar Mecmuası, s. 201)</text:span></text:p>
      <text:p text:style-name="P362"/>
      <text:p text:style-name="P54">Bediüzzaman Risale-i Nur'un ve bu eserin yazarı olarak kendisinin Hz. Mehdi olabileceğinin düşünüldüğünü ancak bunun bir hata ve karıştırma olduğunu belirtmiştir:</text:p>
      <text:p text:style-name="P54"/>
      <text:p text:style-name="P41">102) <text:s/>RİSALE-İ NUR'UN ŞAHS-I MANEVİSİNİ (CEMAATİNİ) HAKLI OLARAK HZ. MEHDİ TELAKKİ EDİYORLAR (ŞAHSİ BİR GÖRÜŞ OLARAK KABUL EDİYORLAR):</text:p>
      <text:p text:style-name="P150"><text:span text:style-name="T1">Bediüzzaman burada </text:span><text:span text:style-name="T3">"HAKLI OLARAK" </text:span><text:span text:style-name="T1">deyimini, Risale-i Nur cemaatinin Mehdi kabul edilmesini haklı bulduğunu vurgulamak için değil, böyle bir kabulün kolayca düşülebilecek ve mazur görülmesi gereken bir hata olduğunu vurgulamak için kullanmıştır. Konunun geliş ve gidişinden, bu mana kolayca anlaşılmaktadır. Nitekim Bediüzzaman önceki satırlarda açıklanan sözlerinde de bu yanılgının Hz. Mehdi'nin dünya çapında yerine getireceği iki büyük görevinin gözardı edilmesinden kaynaklandığını belirterek bunun </text:span><text:span text:style-name="T3">"HAKLI BİR GÖRÜŞ OLMADIĞINI"</text:span><text:span text:style-name="T1"> açıklamıştır.</text:span></text:p>
      <text:p text:style-name="P254"/>
      <text:p text:style-name="P41">103) BİÇARE TERCÜMANINI ZANNETTİKLERİNDEN O İSMİ (HZ. MEHDİ İSMİNİ) ONA <text:soft-page-break/>VERİYORLAR:</text:p>
      <text:p text:style-name="P307"><text:span text:style-name="T1">Bediüzzaman, Risaleleri kaleme alan kişi olarak, Risale-i Nurlar gibi kendisinin de Hz. Mehdi olarak değerlendirildiğini, ancak bunun </text:span><text:span text:style-name="T3">"BİR ZAN" </text:span><text:span text:style-name="T1">olduğunu ifade etmiştir. </text:span><text:span text:style-name="T3">"Zannetme" </text:span><text:span text:style-name="T1"><text:s/>kelimesi <text:s/>gerçeklik değil, <text:s/>bir yanılgı ve aldanışın söz konusu olduğunu ifade eden bir kelimedir. Bediüzzaman, talebelerinin sadece Hz. Mehdi'nin önemli bir vazifesi olan iman hakikatlerini anlatma konusu yönünde bir değerlendirme yaptıklarını, ancak Hz. Mehdi'nin diğer iki vazifesi olan "İslam birliğinin sağlanması, tüm İslam dünyasının lideri olması ve İslam ahlakının dünyaya hakim kılınması"nın kendisinde görünmediği hususunu dikkate almadıklarını söylemiştir. Bundan dolayı da Risale-i Nur'a ve kendisine yapılan Mehdilik yakıştırmasının yalnızca bir</text:span><text:span text:style-name="T3"> "zan"</text:span><text:span text:style-name="T1">dan ibaret olduğunu belirtmiştir.</text:span></text:p>
      <text:p text:style-name="P71"><text:span text:style-name="T29">Bunun yanı sıra Bediüzzaman </text:span><text:span text:style-name="T31">"zannediyorlar"</text:span><text:span text:style-name="T29"> diyerek burada bir kez daha <text:s/>kendisini bu düşüncedeki insanlara dahil etmediğini, kendisinin onlarla aynı fikri paylaşmadığını ifade etmektedir.</text:span></text:p>
      <text:p text:style-name="P54"/>
      <text:p text:style-name="P226">104) <text:s/>BU BİR İLTİBAS (KARIŞTIRMA):</text:p>
      <text:p text:style-name="P307"><text:span text:style-name="T1">Bediüzzaman, kendisinin veya Risale-i Nur'un Mehdi olarak kabul edilmesinin bir </text:span><text:span text:style-name="T3">"İLTİBAS"</text:span><text:span text:style-name="T1"> olduğunu ifade etmiştir. </text:span><text:span text:style-name="T3">"İltibas"</text:span><text:span text:style-name="T1"> kelimesinin anlamı </text:span><text:span text:style-name="T3">"BİRBİRİNE BENZEYEN ŞEYLERİ ŞAŞIRIP BİRBİRİNE KARIŞTIRMAK"</text:span><text:span text:style-name="T1">tır. </text:span><text:span text:style-name="T5">(Yeni Lugat, sf. 267) </text:span><text:span text:style-name="T1">Dolayısıyla burada, birbirine karıştırılan ancak aslında birbirinden farklı olan iki kavram vardır. Bediüzzaman Risale-i Nur ya da kendisinin Hz. Mehdi olabileceğinin</text:span><text:span text:style-name="T3"> "zannedildiğini"</text:span><text:span text:style-name="T1">; ancak gerçekte bunun</text:span><text:span text:style-name="T3"> "bir şaşırma ve bir karıştırma" </text:span><text:span text:style-name="T1">olduğunu belirtmektedir. </text:span></text:p>
      <text:p text:style-name="P54">Bediüzzaman bu karışıklığın, Risale-i Nur'un, Hz. Mehdi'nin üç temel görevinden biri olan "imanı kurtarmak" vazifesini üstlenmiş olmasından kaynaklandığını açıklamıştır. Bediüzzaman'ın açıkladığı gibi, tarih boyunca gönderilmiş olan tüm müceddidler Hz. Mehdi'nin görevlerinden bir tanesini yapmışlardır. </text:p>
      <text:p text:style-name="P56"/>
      <text:p text:style-name="P71"><text:span text:style-name="T29">Ancak <text:s/>Bediüzzaman <text:s/>da <text:s/>dahil olmak üzere </text:span><text:span text:style-name="T31">"üç görev, hiçbir müceddid tarafından aynı anda yerine getirilmemiştir"</text:span><text:span text:style-name="T29">. Dolayısıyla tarihte Mehdilik konusunda bunun gibi benzetmeler pekçok kişiye yapılmıştır. </text:span></text:p>
      <text:p text:style-name="P71"><text:span text:style-name="T29">Ancak Bediüzzaman, </text:span><text:span text:style-name="T31">"Hz. Mehdi'nin, </text:span><text:span text:style-name="T38">hepsini birarada ve dünya çapında </text:span><text:span text:style-name="T31">gerçekleştireceği görevlerini" </text:span><text:span text:style-name="T29">anlatarak, bu Mehdilik iddialarının hiçbirinin doğru olmadığını ve Hz. Mehdi'nin ileride gelecek bir şahıs olduğunu açıklamıştır. </text:span></text:p>
      <text:p text:style-name="P150"><text:span text:style-name="T1">Risale-i Nur'a ve Bediüzzaman'a yapılan bu benzetmede de aynı durum söz konusudur. Bediüzzaman, Hz. Mehdi ile ilgili Peygamberimiz (sav)'in hadislerindeki ve İslam alimlerinin açıklamalarındaki izahlar ve özelliklerine dair verilen bilgiler dikkate alınmadığı için </text:span><text:span text:style-name="T3">"bir şaşırma ve karıştırma"</text:span><text:span text:style-name="T1"> yapıldığını belirtmektedir.</text:span></text:p>
      <text:p text:style-name="P1"/>
      <text:p text:style-name="P142">105) <text:s/>BİR SEHİVDİR (HATADIR, YANILMADIR):</text:p>
      <text:p text:style-name="P307"><text:span text:style-name="T1">Bediüzzaman, kendisinin veya Risale-i Nur'un Mehdi olarak kabul edilmesinin aynı zamanda bir </text:span><text:span text:style-name="T3">"SEHİV" </text:span><text:span text:style-name="T1">olduğunu söylemiştir.</text:span><text:span text:style-name="T3"> "SEHİV"</text:span><text:span text:style-name="T1">in kelime anlamı </text:span><text:span text:style-name="T3">"HATA, YANLIŞ, </text:span><text:soft-page-break/><text:span text:style-name="T3">YANILMA"</text:span><text:span text:style-name="T1">dır. </text:span><text:span text:style-name="T5">(Yeni Lugat, sf. 617)</text:span><text:span text:style-name="T1"> Bediüzzaman, kendisine ve Risale-i Nur'a Hz. Mehdi isminin verilmesinin bir </text:span><text:span text:style-name="T3">"karıştırma" </text:span><text:span text:style-name="T1">olacağını belirtmekle <text:s/>yetinmemekte, cümlesinin devamında <text:s/>bunun bir </text:span><text:span text:style-name="T3">"sehiv"</text:span><text:span text:style-name="T1"> yani </text:span><text:span text:style-name="T3">"hata" </text:span><text:span text:style-name="T1">olacağını da ayrıca vurgulamaktadır. Bu son derece açık bir ifadedir. Eğer Bediüzzaman kendisine ve Risale-i Nur'un şahs-ı manevisine yapılan Mehdilik iddialarında herhangi bir doğruluk payı görseydi, kuşkusuz ki bunu bir </text:span><text:span text:style-name="T3">"hata" </text:span><text:span text:style-name="T1">olarak nitelendirmezdi. Açıkça bu iddiaların yerinde olduğunu ifade eden sözler kullanırdı. Bunun hata olduğunu belirtmiş olması, Bediüzzaman'ın bu konudaki kanaatini çok açık ve hiçbir itiraza yer bırakmayacak şekilde ortaya koymaktadır. Bediüzzaman Risale-i Nur'un ya da kendisinin Hz. Mehdi olabileceği görüşünü kabul etmemektedir.</text:span></text:p>
      <text:p text:style-name="P1"/>
      <text:p text:style-name="P54"/>
      <text:p text:style-name="P285">MEKTUBAT KİTABINDAN ALINTILAR</text:p>
      <text:p text:style-name="P264"/>
      <text:p text:style-name="P71"><text:span text:style-name="T60">... HAZRET-İ İSA ALEYHİSSELAM, İSEVÎLİK ŞAHS-I MANEVÎSİNİ TEMSİL EDEREK</text:span><text:span text:style-name="T29">106</text:span><text:span text:style-name="T57"> <text:s text:c="2"/></text:span><text:span text:style-name="T60">DİNSİZLİĞİN ŞAHS-I MANEVÎSİNİ TEMSİL EDEN DECCAL'İ</text:span><text:span text:style-name="T29">107</text:span><text:span text:style-name="T57"> yok eder... </text:span><text:span text:style-name="T54">(Mektubat, s. 6)</text:span></text:p>
      <text:p text:style-name="P253"/>
      <text:p text:style-name="P254">Bediüzzaman bu sözünde, Hz. İsa'nın yeryüzüne ikinci kez geleceğini ve Deccal'in fitnesini fikren etkisiz hale getireceğini bildirmektedir:</text:p>
      <text:p text:style-name="P254"/>
      <text:p text:style-name="P295">106) <text:s/>HAZRET-İ İSA ALEYHİSSELAM, İSEVİLİK ŞAHS-I MANEVİSİNİ TEMSİL EDEREK:</text:p>
      <text:p text:style-name="P150"><text:span text:style-name="T1">Bediüzzaman bu sözünde </text:span><text:span text:style-name="T3">"HZ. İSA'NIN HRİSTİYANLIĞIN ŞAHS-I MANEVİSİNİ TEMSİL ETTİĞİNİ" </text:span><text:span text:style-name="T1">belirtmektedir. Bediüzzaman, tarih boyunca gönderilmiş tüm elçiler ve peygamberler gibi, Hz. İsa'nın da onu destekleyen, ona inanan ve onu takip eden kimselerden oluşan bir şahs-ı manevisi olacağını bildirmektedir. Ancak Bediüzzaman </text:span><text:span text:style-name="T3">"İSEVİLİK ŞAHS-I MANEVİSİNİ TEMSİL EDEREK"</text:span><text:span text:style-name="T1"> sözleriyle, Allah'ın adetullahına </text:span><text:span text:style-name="T5">(Allah'ın kanununa)</text:span><text:span text:style-name="T1"> uygun olarak </text:span><text:span text:style-name="T3">"HZ. İSA'NIN DA BU ŞAHS-I MANEVİNİN BAŞINDA BİZZAT BİR HİDAYET ÖNDERİ OLARAK BULUNACAĞINI"</text:span><text:span text:style-name="T1"> ifade etmektedir. Nitekim bir şahs-ı manevinin bir şahs-ı maneviyi temsil etmesi söz konusu değildir. Bir şahs-ı manevinin oluşabilmesi için, onun başında öncelikle </text:span><text:span text:style-name="T3">"BİR ŞAHSIN" </text:span><text:span text:style-name="T1">var olması gerekmektedir. Bediüzzaman da bu gerçeği vurgulayarak Hz. İsa'nın bir şahs-ı manevi olmadığını, kendi şahs-ı manevisinin başında bulunacağını ve onlara bizzat önderlik edeceğini açıklamaktadır. </text:span></text:p>
      <text:p text:style-name="P254">Bediüzzaman'ın belirttiği bu gerçekler bir-iki soru sorulduğunda da kolaylıkla anlaşılmaktadır:</text:p>
      <text:p text:style-name="P254"/>
      <text:p text:style-name="P56">1- İsevilik şahs-ı manevisini bir kişi temsil ediyor. Bu kimdir? </text:p>
      <text:p text:style-name="P56">Hz. İsa. </text:p>
      <text:p text:style-name="P56"/>
      <text:p text:style-name="P56">2- Hz. İsa kimi temsil ediyor? </text:p>
      <text:p text:style-name="P56">İsevilik şahs-ı manevisini.</text:p>
      <text:p text:style-name="P54">Bu soruların cevapları Bediüzzaman'ın Hz. İsa'dan ve şahs-ı manevisinden ayrı kavramlar <text:soft-page-break/>olarak bahsettiğini açıkça ortaya koymaktadır.</text:p>
      <text:p text:style-name="P214"/>
      <text:p text:style-name="P295">107) <text:s/>DİNSİZLİĞİN ŞAHS-I MANEVÎSİNİ TEMSİL EDEN DECCAL'İ:</text:p>
      <text:p text:style-name="P307"><text:span text:style-name="T1">Bediüzzaman aynı Hz. İsa gibi Deccal'in de bir şahs-ı manevisi olacağını belirtmektedir. Ancak Bediüzzaman</text:span><text:span text:style-name="T3"> "DİNSİZLİĞİN ŞAHS-I MANEVİSİNİ TEMSİL EDEN DECCAL'İ" </text:span><text:span text:style-name="T1">sözleriyle, Deccal'in de yine </text:span><text:span text:style-name="T3">"BİR ŞAHIS OLARAK BU ŞAHS-I MANEVİNİN BİZZAT BAŞINDA BULUNACAĞINI"</text:span><text:span text:style-name="T1"> ifade etmektedir. </text:span></text:p>
      <text:p text:style-name="P150"><text:span text:style-name="T1">Bediüzzaman eserlerinde, Peygamberimiz (sav)'in ahir zamanda geleceğini müjdelediği tüm isimlerin birer şahıs olduklarını çeşitli delillerle açıklamıştır. Deccal de bu ahir zaman şahıslarından biridir. Bediüzzaman Deccal'in bir şahıs olacağını ne kadar detaylandırarak açıkladıysa, Hz. İsa ve Hz. Mehdi'nin birer şahıs olacakları konusunda da aynı açıklıkta deliller ortaya koymuştur. Kuşkusuz ki Bediüzzaman'ın bu anlatımlarından bir kısmını farklı yorumlayıp, Hz. İsa ve Hz. Mehdi'nin birer şahs-ı manevi, ancak Deccal'in bir şahıs olacağını düşünmek çok yanlış bir yaklaşım olacaktır. Zira Bediüzzaman Deccal gibi, </text:span><text:span text:style-name="T3">"Hz. İsa ve Hz. Mehdi'nin de BİRER ŞAHIS OLARAK geleceklerini"</text:span><text:span text:style-name="T1"> ısrarla tekrarlamış ve bunları delilleriyle birlikte açıklamıştır.</text:span></text:p>
      <text:p text:style-name="P254"/>
      <text:p text:style-name="P307"><text:span text:style-name="T56">... Süfyan ve Mehdi hakkındaki hadislerin ifade ettikleri mana budur ki: ahir zamanda dinsizliğin iki cereyanı (akımı) kuvvet bulacak: Birisi: Nifak perdesi altında (inkarcı olduğu halde <text:s/>Müslüman gibi görünerek) Risalet-i Ahmediyeyi (A.S.M.) (Peygamberimiz (sav)'in elçiliğini ve yolunu) inkar edecek </text:span><text:span text:style-name="T59">SÜFYAN NAMINDA</text:span><text:span text:style-name="T56"> (adında) </text:span><text:span text:style-name="T59">MÜDHİŞ BİR ŞAHIS</text:span><text:span text:style-name="T1">108 <text:s text:c="8"/></text:span><text:span text:style-name="T56">ehl-i nifakın (münafık karakterli kimselerin) başına geçecek, Şeriat-ı İslamiyenin (İslam dininin) tahribine (yıkılmasına) çalışacaktır. Ona karşı <text:s text:c="2"/></text:span><text:span text:style-name="T59">AL-İ BEYT-İ NEBEVİNİN SİLSİLE-İ NURANİSİNE </text:span><text:span text:style-name="T56">(Peygamberimiz (sav)'in nurani soyuna)</text:span><text:span text:style-name="T59"> BAĞLANAN</text:span><text:span text:style-name="T1">109 <text:s text:c="4"/></text:span><text:span text:style-name="T56"><text:s/></text:span><text:span text:style-name="T59">EHL-İ VELAYET</text:span><text:span text:style-name="T56"> <text:s/>(velilerin) </text:span><text:span text:style-name="T59">VE EHL-İ KEMALİN</text:span><text:span text:style-name="T56"> (kamil iman sahiplerinin) </text:span><text:span text:style-name="T59">BAŞINA GEÇECEK</text:span><text:span text:style-name="T1">110</text:span><text:span text:style-name="T56"> <text:s text:c="4"/></text:span><text:span text:style-name="T59">AL-İ BEYT'TEN</text:span><text:span text:style-name="T56"> (Peygamberimiz (sav)'in soyundan) </text:span><text:span text:style-name="T59">MUHAMMED MEHDİ İSMİNDE BİR ZAT-I <text:s/>NURANİ </text:span><text:span text:style-name="T56">(nurlu bir şahıs)</text:span><text:span text:style-name="T1">111</text:span><text:span text:style-name="T56"> <text:s text:c="2"/></text:span><text:span text:style-name="T59">O SÜFYANIN <text:s/>ŞAHS-I MANEVİSİ OLAN CEREYAN-I MÜNAFİKANEYİ</text:span><text:span text:style-name="T56">(münafıklık akımını) </text:span><text:span text:style-name="T59">YOK EDİP DAĞITACAKTIR.</text:span><text:span text:style-name="T1">112</text:span><text:span text:style-name="T56"> </text:span><text:span text:style-name="T53">(Mektubat, s. 53)</text:span></text:p>
      <text:p text:style-name="P107">Bediüzzaman, Peygamberimiz (sav)'in hadislerinde, ahir zamanda inkarcı felsefelerin yayılması için çaba harcayacak bir şahıs olduğu bildirilen Süfyan'dan bahsetmektedir. Bediüzzaman Süfyan'ın fitnesinin, Hz. Mehdi'nin fikri mücadelesi ile ortadan kaldırılacağını haber vermektedir:</text:p>
      <text:p text:style-name="P254"/>
      <text:p text:style-name="P295">108) SÜFYAN NAMINDA (ADINDA) MÜDHİŞ BİR ŞAHIS:</text:p>
      <text:p text:style-name="P71"><text:span text:style-name="T29">Peygamberimiz (sav)'in hadislerinde bildirdiği ahir zaman şahıslarından biri de </text:span><text:span text:style-name="T31">"Süfyan"</text:span><text:span text:style-name="T29">dır. Hadislerde, Süfyan'ın özellikleri ve yürüteceği olumsuz faaliyetler hakkında çeşitli bilgiler verilmiştir. Bediüzzaman da, bu sözünde Süfyan'ın yapacağı bu faaliyetlerden bahsetmekte, onun inkara dayalı mücadelesinin Hz. Mehdi vesilesiyle son bulacağını bildirmektedir. Bediüzzaman, burada kullandığı </text:span><text:span text:style-name="T31">"SÜFYAN NAMINDA MÜTHİŞ BİR ŞAHIS"</text:span><text:span text:style-name="T29"> ifadesiyle Süfyan'ın manevi bir varlık değil,</text:span><text:span text:style-name="T31"> "BİR ŞAHIS" </text:span><text:span text:style-name="T29">olduğunu belirtmiştir. Peygamberimiz (sav) de hadislerinde Süfyan'ın fiziksel görünümü, kusurları ve hastalıkları hakkında bilgi vererek, Süfyan'ın bir şahıs olduğunu çok açık bir şekilde anlatmıştır. </text:span></text:p>
      <text:p text:style-name="P307"><text:span text:style-name="T1">Aynı durum Hz. İsa ve Hz. Mehdi için de geçerlidir. Hem Peygamberimiz (sav)'in hadislerinde hem de Bediüzzaman'ın eserlerinde Hz. İsa ve Hz. Mehdi'nin fiziksel özellikleri, mücadeleleri, faaliyetleri gibi konularda çok detaylı bilgiler verilmiştir. Böyle bir durumda Süfyan'ın bir şahıs olacağını kabul edip, Hz. İsa veya Hz. Mehdi'nin birer şahıs olarak ortaya çıkacaklarını kabul etmemek akla ve mantığa uygun değildir. Peygamberimiz (sav)'in hadislerinde bildirilen tüm ahir zaman şahısları</text:span><text:span text:style-name="T3"> "BİRER FERT" </text:span><text:span text:style-name="T1">olarak ortaya çıkacaklardır ve onların vesilesiyle ahir zamanda insanlık çok büyük olaylara tanıklık edecektir. Hz. Mehdi, Süfyan'ın İslam aleminde yaptığı manevi tahribatı bizzat ortadan kaldıracak, İslam ahlakının ve Peygamberimiz (sav)'in sünnetinin <text:s/>yeniden canlanmasını ve dünya çapında yayılmasını sağlayacaktır. Bediüzzaman da bu sözünde bu gerçeği dile getirmiş, </text:span><text:span text:style-name="T3">"SÜFYAN NAMINDA MÜTHİŞ BİR ŞAHIS" </text:span><text:span text:style-name="T1">olarak bahsettiği Süfyan'ın, yine </text:span><text:span text:style-name="T3">"BİR ŞAHIS olduğunu bildirdiği Hz. Mehdi vesilesiyle fikren etkisiz hale getirileceğini"</text:span><text:span text:style-name="T1"> bildirmiştir.</text:span></text:p>
      <text:p text:style-name="P14"/>
      <text:p text:style-name="P41">109) AL-İ BEYT-İ NEBEVİNİN SİLSİLE-İ NURANİSİNE (PEYGAMBERİMİZ (SAV)'İN NURANİ SOYUNA) BAĞLANAN:</text:p>
      <text:p text:style-name="P307"><text:span text:style-name="T1">Bediüzzaman </text:span><text:span text:style-name="T3">"AL-İ BEYT-İ NEBEVİNİN SİLSİLE-İ NURANİSİNE BAĞLANAN" </text:span><text:span text:style-name="T1">sözleriyle </text:span><text:span text:style-name="T3">"Hz. Mehdi'nin, Peygamber Efendimiz (sav)'in soyundan olan mübarek BİR ŞAHIS olduğunu" </text:span><text:span text:style-name="T1">bildirmektedir. Bir şahs-ı manevinin belirli bir soyunun olması akla ve mantığa hiçbir şekilde uygun değildir. Ancak bir insanın peygamber soyundan geleceğinden bahsedilebilir. Bediüzzaman da bu sözüyle bu gerçeği bir kez daha vurgulayarak Hz. Mehdi'nin bir şahs-ı manevi olmadığını, Peygamberimiz (sav)'in soyundan olan </text:span><text:span text:style-name="T3">"BİR ŞAHIS"</text:span><text:span text:style-name="T1"> olduğunu ifade etmektedir.</text:span></text:p>
      <text:p text:style-name="P254"/>
      <text:p text:style-name="P41">110) EHL-İ VELAYET (VELİLERİN) VE EHL-İ KEMALİN (KAMİL İMAN SAHİPLERİNİN) BAŞINA GEÇECEK:</text:p>
      <text:p text:style-name="P307"><text:span text:style-name="T1">Bediüzzaman, </text:span><text:span text:style-name="T3">"EHL-İ VELAYET (VELİLERİN) VE EHL-İ KEMALİN (KAMİL İMAN </text:span><text:soft-page-break/><text:span text:style-name="T3">SAHİPLERİNİN) BAŞINA GEÇECEK"</text:span><text:span text:style-name="T1"> sözleriyle, Hz. Mehdi'nin ortaya <text:s/>çıktığında, alimlerin liderliğini üstleneceğini haber vermektedir. Hz. Mehdi, Allah'ın pek çok ilim ve hikmetle nimetlendirdiği, çok üstün ahlaklı mübarek bir şahıstır. Hz. Mehdi'nin ahlakının ve imanının üstünlüğü pek çok hadiste detaylı olarak tarif edilmektedir. Bu kutlu zat, ortaya çıktığında hem devrinin müceddidi (her yüzyıl başında dini hakikatleri devrin ihtiyacına göre ders vermek üzere gönderilen büyük İslam alimi, yenileyici) hem de müçtehidi </text:span><text:span text:style-name="T5">(ihtiyaç oluştuğunda ayetlerden hüküm çıkaran büyük İslam alimi ve önderi)</text:span><text:span text:style-name="T1"> olacak, dini Peygamber Efendimiz (sav) dönemindeki özüne döndürecektir. Bu üstün özellikleri nedeniyle kendisi tüm alimlerin önderi konumunda olacaktır. Kuşkusuz ki bir şahs-ı manevinin alimlerden, velilerden ve kamil iman sahiplerinden oluşan bir topluluğun lideri vasfını taşıması söz konusu değildir. Ancak bir insan, böyle bir liderlik görevini üstlenebilir. Bediüzzaman da bu sözleriyle bu gerçeği dile getirmiş, Hz. Mehdi'nin bizzat mümin topluluğunun lideri vasfını taşıyacak üstün vasışı</text:span><text:span text:style-name="T3"> "BİR ŞAHIS"</text:span><text:span text:style-name="T1"> olduğunu ifade etmiştir.</text:span></text:p>
      <text:p text:style-name="P1"/>
      <text:p text:style-name="P295">111) AL-İ BEYT'TEN (PEYGAMBERİMİZ (SAV)'İN SOYUNDAN) MUHAMMED MEHDİ İSİMLİ BİR ZAT-I NURANİ (NURLU BİR ŞAHIS):</text:p>
      <text:p text:style-name="P71"><text:span text:style-name="T29">Bediüzzaman, bu ifadesiyle Hz. Mehdi hakkında birkaç önemli bilgi birden vermektedir. Öncelikle Bediüzzaman </text:span><text:span text:style-name="T31">"AL-İ BEYT'TEN"</text:span><text:span text:style-name="T29"> ifadesiyle bir kez daha Hz. Mehdi'nin </text:span><text:span text:style-name="T31">"PEYGAMBERİMİZ (SAV)'İN SOYUNDAN GELEN BİR ŞAHIS OLDUĞUNU" </text:span><text:span text:style-name="T29">belirtmiştir. </text:span></text:p>
      <text:p text:style-name="P71"><text:span text:style-name="T29">Bunun yanı sıra</text:span><text:span text:style-name="T31"> "MUHAMMED MEHDİ İSİMLİ" </text:span><text:span text:style-name="T29">sözleriyle Hz. Mehdi'nin ismi hakkında da bilgi vermiştir. Bediüzzaman Peygamberimiz (sav)'in hadislerine dayanarak verdiği bu bilgiyle, Hz. Mehdi'nin bir şahs-ı manevi olmadığını, </text:span><text:span text:style-name="T31">"İSMİ İLE MÜJDELENMİŞ BİR ŞAHIS OLDUĞUNU" </text:span><text:span text:style-name="T29">ifade etmiştir.</text:span></text:p>
      <text:p text:style-name="P71"><text:span text:style-name="T29">Bediüzzaman</text:span><text:span text:style-name="T31"> "BİR ZAT-I NURANİ" </text:span><text:span text:style-name="T29">ifadesiyle ise, Hz. Mehdi'nin </text:span><text:span text:style-name="T31">"NURANİ BİR ZAT"</text:span><text:span text:style-name="T29"> olduğunu bildirmektedir. Eğer Bediüzzaman Hz. Mehdi'nin bir şahs-ı manevi olduğunu vurgulamak isteseydi burada "bir zat-ı nuraniden" değil, "şahs-ı manevi-i nuraniden" bahsederdi. Ancak Bediüzzaman böyle bir şey söylememiş, "bir zat-ı nurani" demiştir. Ayrıca burada kullanılan</text:span><text:span text:style-name="T31"> "BİR"</text:span><text:span text:style-name="T29"> kelimesi de bu konuyu bir başka açıdan daha açıklamakta, Hz. Mehdi'nin </text:span><text:span text:style-name="T31">"TEK BİR ŞAHIS" </text:span><text:span text:style-name="T29">olduğunu ifade etmektedir. </text:span><text:span text:style-name="T31">"ZAT"</text:span><text:span text:style-name="T29"> kelimesi de yine "birlik" ifade eden bir başka şahıs ifadesidir. Bediüzzaman burada "iki zat", "üç zat" ya da "birileri" ifadesini kullanmamış, Hz. Mehdi'nin açıkça "tek bir zat" olduğunu belirtmiştir.</text:span></text:p>
      <text:p text:style-name="P307"><text:span text:style-name="T1">Bu aynı zamanda da Bediüzzaman'ın kitabın başından bu yana Hz. Mehdi için </text:span><text:span text:style-name="T3">"5. KEZ" </text:span><text:span text:style-name="T1">kullandığı </text:span><text:span text:style-name="T3">"ZAT"</text:span><text:span text:style-name="T1"> ifadesidir. Çok açıktır ki Bediüzzaman, Hz. Mehdi'den bir şahs-ı manevi ya da bir topluluk olarak bahsetmemektedir. İsmini, soyunu ve nurlu bir kimse olduğunu haber vererek, Hz. Mehdi'nin kutlu </text:span><text:span text:style-name="T3">"BİR ZAT"</text:span><text:span text:style-name="T1">, </text:span><text:span text:style-name="T3">"BİR KİŞİ"</text:span><text:span text:style-name="T1"> olduğunu defalarca tekrarlamaktadır. </text:span></text:p>
      <text:p text:style-name="P254"/>
      <text:p text:style-name="P41">112) O SÜFYANIN ŞAHS-I MANEVİSİ OLAN CEREYAN-I MÜNAFIKANEYİ (MÜNAFIKLIK AKIMINI) YOK EDİP DAĞITACAKTIR:</text:p>
      <text:p text:style-name="P71"><text:span text:style-name="T29">Bediüzzaman, bu sözünde </text:span><text:span text:style-name="T31">"O SÜFYANIN ŞAHS-I MANEVİSİ OLAN CEREYAN-I MÜNAFIKANEYİ DAĞITACAKTIR"</text:span><text:span text:style-name="T29"> sözleriyle ahir zaman şahıslarından olan Süfyan'ın bir şahs-ı </text:span><text:soft-page-break/><text:span text:style-name="T29">manevisi olduğunu bildirmiştir. Süfyan'ın şahs-ı manevisini, onun inkara dayalı fikir sistemi ve onu destekleyen münafıkane ruh haline sahip olan inkarcılar oluşturmaktadır. Ancak şu çok açıktır ki bu şahs-ı manevinin başında bir lider olarak Süfyan bizzat bulunmaktadır. Nitekim Bediüzzaman Süfyan'ın ve onun şahs-ı manevisinin iki ayrı kavram olduğunu, Süfyan'ın bir şahıs olarak başta bulunacağını eserlerinde çok açık ifadelerle haber vermiştir. Bunlardan birinde Bediüzzaman Süfyan'ın bir şahıs olduğunu şöyle ifade etmiştir:</text:span></text:p>
      <text:p text:style-name="P307"><text:span text:style-name="T53">Ahir zamanın </text:span><text:span text:style-name="T8">Süfyan ve Deccal gibi nifak</text:span><text:span text:style-name="T53"> (ikiyüzlülük) </text:span><text:span text:style-name="T8">ve zındıka </text:span><text:span text:style-name="T53">(küfür) </text:span><text:span text:style-name="T8">başına geçecek EŞHAS-I MÜDHİŞE-İ MUZIRRALARI (ZARAR VEREN DEHŞETLİ ŞAHISLARI)... </text:span><text:span text:style-name="T53">(Hizmet Rehberi, s. 86)</text:span></text:p>
      <text:p text:style-name="P254">Bediüzzaman'ın da açıkladığı gibi Süfyan'ın bir şahs-ı manevisi olacak, ancak kendisi de bizzat bu şahs-ı manevinin liderliğini üstlenecektir. Bediüzzaman, Süfyan'ın şahs-ı manevisiyle birlikte, inkarı yaygınlaştırmak için yürüteceği faaliyetlerin Hz. Mehdi tarafından engelleneceğini bildirmiştir. Hz. Mehdi, Süfyan'ın fitnesini fikren ortadan kaldırıp, tam anlamıyla yok edecektir.</text:p>
      <text:p text:style-name="P1"/>
      <text:p text:style-name="P52">... Dinsizlik cereyanına karşı ayrı ayrı iken mağlub olan İsevilik</text:p>
      <text:p text:style-name="P52">ve İslamiyet; ittihad (birleşmeleri) neticesinde, dinsizlik</text:p>
      <text:p text:style-name="P52">cereyanına (akımına) galebe edip (galip gelip) dağıtacak</text:p>
      <text:p text:style-name="P52">istidadında (kabiliyette) iken ALEM-İ SEMAVATTA (gökler</text:p>
      <text:p text:style-name="P52">aleminde) CİSM-İ BEŞERİSİYLE (insani cismiyle, bedeniyle)</text:p>
      <text:p text:style-name="P71"><text:span text:style-name="T68">BULUNAN</text:span><text:span text:style-name="T50">113 </text:span><text:span text:style-name="T68">ŞAHS-I İSA ALEYHİSSELAM</text:span><text:span text:style-name="T50">114</text:span></text:p>
      <text:p text:style-name="P52">O DİN-İ HAK CEREYANININ (hak dinin) BAŞINA</text:p>
      <text:p text:style-name="P71"><text:span text:style-name="T68">GECECEĞİNİ</text:span><text:span text:style-name="T50">115 </text:span><text:span text:style-name="T68">bir Muhbir-i Sadık (doğru haber aktaran</text:span></text:p>
      <text:p text:style-name="P52">-Peygamberimiz (sav)'in sıfatlarından biri-), bir Kadir-i Külli</text:p>
      <text:p text:style-name="P52">Şey'in (herşeye muktedir olan Yüce Allah'ın) vaadine istinad</text:p>
      <text:p text:style-name="P52">ederek (dayanarak) haber vermiştir. Madem haber vermiş,</text:p>
      <text:p text:style-name="P52">haktır; madem KADİR-İ KÜLLİ ŞEY (herşeye muktedir</text:p>
      <text:p text:style-name="P52">olan Yüce Allah) VA'DETMİŞ ELBETTE</text:p>
      <text:p text:style-name="P71"><text:span text:style-name="T68">YAPACAKTIR...</text:span><text:span text:style-name="T50">116</text:span></text:p>
      <text:p text:style-name="P303">(Mektubat, s. 53-54)</text:p>
      <text:p text:style-name="P254"/>
      <text:p text:style-name="P254">Bediüzzaman, Hristiyanların Kuran'a dönerek İslamiyet'e tabi olmaları ve bu iki İlahi dinin birleşmeleri sonucunda kuvvetlenip, inkarcı felsefeleri yok edecek bir güç kazanacaklarını anlatmaktadır. Bu dönemde, Hz. İsa ikinci kez yeryüzüne gelip, bu kuvvetin başına geçecektir. Bediüzzaman, Peygamberimiz (sav)'in bu müjdeyi Allah'ın vaadine dayanarak haber verdiğini bildirmiş, Allah'ın, vaadini kesin olarak yerine getireceğini hatırlatmıştır:</text:p>
      <text:p text:style-name="P206"/>
      <text:p text:style-name="P205">113) <text:s/>ALEM-İ SEMAVATTA (GÖKLER ALEMİNDE) CİSM-İ BEŞERİSİYLE (İNSANİ CİSMİYLE, BEDENİYLE) BULUNAN:</text:p>
      <text:p text:style-name="P71"><text:span text:style-name="T29">Bediüzzaman bu sözünde, yakın bir gelecekte Hristiyanlığın, dine sonradan sokulan bazı inanç ve uygulamalardan arınarak özüne döneceğini ve Kuran'a tabi olacağını anlatmaktadır. </text:span><text:soft-page-break/><text:span text:style-name="T29">İslamiyet'e tabi olan Hristiyanlığın, güçlerini Müslümanlarla <text:s/>birleştireceklerini ve dinsizliğe karşı ortak bir mücadele vereceklerini bildirmektedir. Bediüzzaman</text:span><text:span text:style-name="T31"> "ALEM-İ SEMAVATTA CİSM-İ BEŞERİSİYLE BULUNAN"</text:span><text:span text:style-name="T29"> sözleriyle, bedeni ile gökler aleminde bulunan Hz. İsa'nın, yeryüzüne inerek bu mücadelenin başına geçeceğini ifade etmektedir. Bediüzzaman bu sözlerinde bedeni (cism-i beşerisi) ile yeryüzüne ineceğini bildirerek, Hz. İsa'nın mübarek zatıyla</text:span><text:span text:style-name="T31"> "BİR ŞAHIS" </text:span><text:span text:style-name="T29">olarak yeryüzüne geleceğini belirtmiştir. Bediüzzaman burada </text:span><text:span text:style-name="T31">"İNSAN" </text:span><text:span text:style-name="T29">anlamına gelen </text:span><text:span text:style-name="T31">"BEŞER"</text:span><text:span text:style-name="T29"> kelimesini kullanarak Hz. İsa'nın bir şahs-ı manevi değil, </text:span><text:span text:style-name="T31">"madde olarak varlığı olan bir şahıs" </text:span><text:span text:style-name="T29">olduğunu açıkça ifade etmiştir. </text:span></text:p>
      <text:p text:style-name="P54"/>
      <text:p text:style-name="P205">114) <text:s/>ŞAHS-I İSA ALEYHİSSELAM:</text:p>
      <text:p text:style-name="P307"><text:span text:style-name="T1">Bediüzzaman'ın burada kullandığı </text:span><text:span text:style-name="T3">"ŞAHS-I İSA ALEYHİSSELAM" </text:span><text:span text:style-name="T1">ifadesi, </text:span><text:span text:style-name="T3">"HZ. İSA'NIN ŞAHSI"</text:span><text:span text:style-name="T1"> anlamına gelmektedir. Dolayısıyla Bediüzzaman bu sözleriyle Hz. İsa'nın "bir şahs-ı manevi olmadığı" konusuna kesin olarak açıklık getirmektedir. Hz. İsa ahir zamanda bir şahıs olarak ikinci kez yeryüzüne gelecek, Mesih Deccal'in fitnesini ortadan kaldıracak, Hz. Mehdi ile iş birliği yapacaktır. Hz. İsa ve Hz. Mehdi'nin vesile olmasıyla İslam ahlakı bütün dünyaya hakim olacaktır. Ahir zamanın bu büyük müjdeleri henüz gerçekleşmemiştir, İslam alemi tarafından bu kutlu gelişmelerin gerçekleşmesi beklenmektedir. Bediüzzaman da bu ifadesiyle, Hz. Mehdi'nin geçmiş dönemde çıktığı iddiasının yanlışlığını ortaya koymaktadır. Çünkü henüz, Hz. İsa'nın gelişi ve Hz. Mehdi ile olan ittifakı gerçekleşmemiş, Mesih Deccal'in fitnesi tam anlamıyla ortadan kaldırıl</text:span><text:span text:style-name="T28">mamıştır. Kuşkusuz ki böylesine geniş çaplı gelişmeler bütün dünyanın gözleri önünde cereyan edecektir. Kitle iletişim araçları vasıtasıyla herkesin anında haberdar olacağı ve yaşayacağı bu büyük değişim, ne Bediüzzaman'ın devrinde ne de bir başka zaman diliminde yaşanmamıştır.</text:span></text:p>
      <text:p text:style-name="P254"/>
      <text:p text:style-name="P295">115) <text:s/>O DİN-İ HAK CEREYANININ (HAK DİNİN) BAŞINA GEÇECEĞİNİ:</text:p>
      <text:p text:style-name="P307"><text:span text:style-name="T1">Bediüzzaman, </text:span><text:span text:style-name="T3">"O DİN-İ HAK CEREYANININ BAŞINA GEÇECEĞİNİ" </text:span><text:span text:style-name="T1">sözleriyle Hz. İsa'nın, yeniden yeryüzüne geldiğinde gerçek İsevilerin lideri olacağını bildirmektedir. Hz. İsa'nın gelişiyle, Hristiyanlık batıl inanış ve hükümlerinden arınacak ve Kuran'a tabi olacaktır. Bediüzzaman'ın Hz. İsa'yla ilgili olarak haber <text:s/>verdiği tüm bu gelişmeler, Hz. Mehdi'nin çıktığı aynı dönemlerde gerçekleşecektir. Ancak ne Hz. İsa'nın yeryüzüne ikinci kez gelişi ve tüm İsevilerin liderliğini üstlenmesi ne de Hristiyanların dinlerini batıl inanç ve uygulamalardan arındırarak İslam'a yönelmeleri henüz gerçekleşmemiştir. Bu gelişmelerle birlikte Hz. İsa'nın Hz. Mehdi ile olan birlikteliği de henüz gerçekleşmiş değildir. Dolayısıyla Bediüzzaman, verdiği tüm bu bilgilerle bize Hz. Mehdi'nin geçmiş dönemlerde gelmemiş olduğunu, beklenen tüm bu gelişmelerin de Hz. Mehdi'nin çıkışının en açık alametlerinden olacağını müjdelemektedir.</text:span></text:p>
      <text:p text:style-name="P254"/>
      <text:p text:style-name="P41">116) <text:s/>KADİR-İ KÜLLİ ŞEY (HERŞEYE MUKTEDİR OLAN YÜCE ALLAH) VA'DETMİŞ ELBETTE YAPACAKTIR:</text:p>
      <text:p text:style-name="P254">Bediüzzaman, bu kutlu olayların gerçekleşmesinin Yüce Allah'ın bir vaadi olduğuna dikkat çekmektedir. Allah Kuran'da tüm inananları, İslam ahlakının yeryüzüne hakim olacağı konusunda <text:soft-page-break/>müjdelemektedir. Allah'ın bu vaadi bir ayette şöyle bildirilmiştir:</text:p>
      <text:p text:style-name="P125"/>
      <text:p text:style-name="P150"><text:span text:style-name="T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text:span><text:span text:style-name="T30">sağlamlaştıracak ve onları korkularından sonra güvenliğe çevirecektir. Onlar, yalnızca Bana ibadet ederler ve Bana hiçbir şeyi ortak koşmazlar. Kim bundan sonra inkar ederse, işte onlar fasıktır. (Nur Suresi, 55)</text:span></text:p>
      <text:p text:style-name="P264"/>
      <text:p text:style-name="P254">Kuran'da Allah'ın vaadini muhakkak yerine getireceği ise şu şekilde haber verilmektedir:</text:p>
      <text:p text:style-name="P264"/>
      <text:p text:style-name="P264">(Bu,) Allah'ın va'didir; Allah, vadinden geri dönmez. Ancak insanların çoğu bilmezler. (Rum Suresi, 6)</text:p>
      <text:p text:style-name="P14"/>
      <text:p text:style-name="P56">... Doğrusu Allah, va'dinden cayıp-dönmez. (Al-i İmran Suresi, 9)</text:p>
      <text:p text:style-name="P56"/>
      <text:p text:style-name="P56">... Şüphesiz Allah, verdiği sözden dönmez. (Rad Suresi, 31)</text:p>
      <text:p text:style-name="P56"/>
      <text:p text:style-name="P307"><text:span text:style-name="T1">Allah'ın Kuran ayetlerinde bildirilen bu müjdeli vaadleri inşaAllah gerçekleşecektir. Bediüzzaman da sözlerinde Kuran'daki bu bilgilere dayanarak çok kesin bir ifade kullanmış, Allah'ın izniyle ahir zamanda bu olayların </text:span><text:span text:style-name="T3">"KESİN OLARAK GERÇEKLEŞECEĞİNİ" </text:span><text:span text:style-name="T1">hatırlatmıştır. Peygamberimiz (sav)'in hadislerinde ve Bediüzzaman'ın sözlerinde ahir zamanla ilgili bildirilen gelişmeler bugüne kadar gerçekleşmemiştir. Nitekim Bediüzzaman </text:span><text:span text:style-name="T3">"YAPACAKTIR" </text:span><text:span text:style-name="T1">ifadesiyle "olmuş ya da olmakta olan" bir olayı değil,</text:span><text:span text:style-name="T3"> "İLERİDE OLACAK"</text:span><text:span text:style-name="T1"> olan bir olayı anlatmaktadır. Hz. İsa henüz ikinci kez yeryüzüne gelmemiştir. Bu mübarek şahsın ikinci kez gelişini tüm İslam ve Hristiyan alemi beklemektedir. Hz. Mehdi ile olan ittifakı da henüz gerçekleşmemiştir. Bediüzzaman da bu sözlerinde bu gerçeği hatırlatmış, Hz. İsa ve Hz. Mehdi'nin kendisinden </text:span><text:span text:style-name="T3">"DAHA İLERİKİ BİR ZAMANDA GELECEKLERİNİ" </text:span><text:span text:style-name="T1">müjdelemiştir.</text:span></text:p>
      <text:p text:style-name="P1"/>
      <text:p text:style-name="P71"><text:span text:style-name="T57">Evet </text:span><text:span text:style-name="T60">HER VAKİT SEMAVATTAN MELAİKELERİ </text:span><text:span text:style-name="T57">(gökyüzünden melekleri) </text:span><text:span text:style-name="T60">YERE GÖNDEREN</text:span><text:span text:style-name="T29">117</text:span><text:span text:style-name="T57"> ve bazı vakitte insan suretine vaz'eden (şekline sokan) (Hazret-i Cibril'in "Dıhye" suretine girmesi gibi) ve ruhanîleri (cisim olmayıp gözle görülmeyen varlıkları; cin ve melekleri) âlem-i ervahtan (ruhlar aleminden) gönderip beşer suretine (insan şekline) temessül ettiren (sokan, cisimleyen), hattâ ölmüş evliyaların çoklarının ervahlarını (ruhlarını) cesed-i misaliyle (varlığı maddi olmayan fakat cinsinin cesedine benzeyen beden) dünyaya gönderen bir Hakîm-i Zülcelal (herşeye muktedir olan Yüce Allah), </text:span><text:span text:style-name="T60">HAZRET-İ İSA ALEYHİSSELAM'I, İSA DİNİNE AİT EN MÜHİM BİR HÜSN-Ü HATİMESİ (güzel neticesi) İÇİN</text:span><text:span text:style-name="T29">118,</text:span><text:span text:style-name="T57"> değil <text:s text:c="2"/></text:span><text:span text:style-name="T60">SEMA-İ DÜNYADA </text:span><text:span text:style-name="T57">(gökler aleminde) </text:span><text:span text:style-name="T60">CESEDİYLE </text:span><text:span text:style-name="T57"><text:s/>(insani bedeniyle) </text:span><text:span text:style-name="T60">BULUNAN VE HAYATTA OLAN HAZRET-İ İSA</text:span><text:span text:style-name="T29">119</text:span><text:span text:style-name="T57">, <text:s/>belki </text:span><text:span text:style-name="T60">ALEM-İ AHİRETİN</text:span><text:span text:style-name="T57"> (ahiret aleminin) </text:span><text:span text:style-name="T60">EN UZAK KÖŞESİNE GİTSEYDİ VE HAKİKATEN ÖLSEYDİ, YİNE ŞÖYLE BİR NETİCE-İ AZÎME </text:span><text:span text:style-name="T57">(büyük bir sonuç) </text:span><text:span text:style-name="T60">İÇİN ONA </text:span><text:soft-page-break/><text:span text:style-name="T60">YENİDEN CESED GİYDİRİP DÜNYAYA GÖNDERMEK, O HAKÎM'İN HİKMETİNDEN UZAK DEĞİL</text:span><text:span text:style-name="T29">120</text:span><text:span text:style-name="T57">... <text:s text:c="2"/>belki O'nun hikmeti öyle iktiza ettiği için (gerektiği için) </text:span><text:span text:style-name="T60">VA'DETMİŞ VE VA'DETTİĞİ İÇİN ELBETTE GÖNDERECEK</text:span><text:span text:style-name="T29">121</text:span><text:span text:style-name="T57"> </text:span><text:span text:style-name="T54">(Mektubat, s. 56-57)</text:span></text:p>
      <text:p text:style-name="P54"/>
      <text:p text:style-name="P254">Bediüzzaman, bir kez daha Hz. İsa'nın ikinci kez yeryüzüne gelişinin muhakkak gerçekleşeceğini bildirmekte ve meleklerin konumunu örnek vererek bu konuyu açıklamaktadır:</text:p>
      <text:p text:style-name="P41">117) HER VAKİT SEMAVATTAN MELAİKELERİ (GÖKYÜZÜNDEN MELEKLERİ) YEREGÖNDEREN:</text:p>
      <text:p text:style-name="P54">Hz. İsa'nın ahir zamanda yeniden dünyaya dönecek olması Rabbimiz'in mucizelerinden biridir. Bediüzzaman sözleriyle <text:s/>Kuran'da ve hadislerde haber verilen bu açık gerçeği dile getirmekte ve Hz. İsa'nın Allah'ın izniyle yeryüzüne ikinci kez gelişinin kesin bir gerçek olduğunu açıklamaktadır. Bediüzzaman, meleklerin de Allah'ın izniyle gerektiğinde yeryüzüne geldiklerini söylemekte, Hz. İsa'nın da, Allah'ın takdir ettiği vakit geldiğinde, yeryüzüne geri döneceğini ve Rabbimiz'in elçisi olarak insanları gerçek din ahlakına davet edeceğini anlatmaktadır. </text:p>
      <text:p text:style-name="P54">Melekler, insanların bildiği zaman ve mekan boyutundan farklı bir boyutta yaşarlar. Meleklerin yaşadığı boyutun, bizim bildiğimiz kavramların dışında olduğuna işaret eden ayetler şu şekildedir:</text:p>
      <text:p text:style-name="P56"/>
      <text:p text:style-name="P56">(Bu azap) Yüce makamlar sahibi olan Allah'tandır. Melekler ve Ruh (Cebrail), O'na, süresi elli bin yıl olan bir günde çıkabilmektedir. (Mearic Suresi, 3-4)</text:p>
      <text:p text:style-name="P56"/>
      <text:p text:style-name="P54">Ayette bildirilen "elli bin yıl olan bir gün" ifadesi, meleklerin bizim sınırlı olduğumuz zaman kavramı ile sınırlı olmadıklarını göstermektedir. Ayrıca insanın bildiği zaman kavramının ötesinde bir yaşam daha olduğunun ve bu yaşamın dünyadakine benzer bir zaman veya mekan kavramına bağımlı olmadığının delillerinden biridir. Hz. İsa'nın da böyle bir boyutta yaşıyor olması mümkündür. (En doğrusunu Allah bilir).</text:p>
      <text:p text:style-name="P54">Meleklerin, Allah'ın dilediği vakitte takdir ettiği bir iş için dünyaya geliyor olmaları ise, diğer boyutlardan bizim boyutumuza geçişin Rabbimiz'in izin vermesiyle mümkün olduğunu göstermektedir. Kuran'da meleklerin, kimi zaman Allah'ın insanlara vahyini iletmek, kimi zaman da müminlere yardım etmek ve onlara destek olmak için Allah'ın izniyle yeryüzüne indikleri bildirilmektedir:</text:p>
      <text:p text:style-name="P218"/>
      <text:p text:style-name="P217">Sen müminlere: "Rabbiniz'in size meleklerden indirilmiş üç bin kişiyle yardım iletmesi size yetmez mi?" diyordun. (Al-i İmran Suresi, 124)</text:p>
      <text:p text:style-name="P264"/>
      <text:p text:style-name="P264">Kullarından dilediklerine, melekleri emrinden olan ruh ile indirir: "Benden başka İlah yoktur, şu halde Benden korkup-sakının" diye uyarın. (Nahl Suresi, 2)</text:p>
      <text:p text:style-name="P14"/>
      <text:p text:style-name="P54">Ayrıca, Kuran'da Hz. İbrahim'e ve Hz. Lut'a meleklerin elçiler olarak gelip kavimlerine gelecek azabı haber verdikleri; Hz. Zekeriya'ya gelip, onu bir çocuk ile müjdeledikleri; Hz. <text:soft-page-break/>Meryem'e gelip kendisinin seçkin kılındığını ve Hz. İsa'nın doğumunu haber verdikleri bildirilmektedir. Kuran-ı Kerim'in Peygamberimiz Hz. Muhammed (sav)'e Cebrail aracılığı ile vahyedilişi ve Efendimiz (sav)'in Cebrail'i görmesi de anlatılmaktadır.</text:p>
      <text:p text:style-name="P254">Bediüzzaman da meleklerin bu konumunu örnek vererek, Hz. İsa'nın ahir zamanda insani bedeniyle ikinci kez yeryüzüne gelişinin Allah'ın adetullahına uygun olduğunu ve Allah'ın bu vaadinin gerçekleşeceğini bildirmektedir.</text:p>
      <text:p text:style-name="P254"/>
      <text:p text:style-name="P254"/>
      <text:p text:style-name="P41">118) HAZRET-İ İSA ALEYHİSSELAM'I, İSA DİNİNE AİT EN MÜHİM BİR HÜSN-Ü HATİMESİ (GÜZEL NETİCESİ) İÇİN:</text:p>
      <text:p text:style-name="P71"><text:span text:style-name="T29">Bediüzzaman </text:span><text:span text:style-name="T31">"HZ. İSA DİNİNE AİT EN MÜHİM BİR HÜSN-Ü HATİMESİ İÇİN" </text:span><text:span text:style-name="T29">sözleriyle Rabbimiz'in </text:span><text:span text:style-name="T31">"ÖNEMLİ BİR GÜZEL NETİCE" </text:span><text:span text:style-name="T29">için Hz. İsa'yı ikinci kez yeryüzüne göndereceğini müjdelemektedir. Hz. İsa'nın yeniden yeryüzüne gelmesiyle, Hristiyanlık batıl olan bütün inanış ve uygulamalarından arınacak ve İslam'a dönecektir. Bu vesileyle, Hristiyanlık Hz. İsa'ya vahyedilmiş hak haline dönecek, Müslümanlarla gerçek İseviler arasında ittifak gerçekleşecek, bu hak ittifak yeryüzüne barış ve huzur getirecektir.</text:span></text:p>
      <text:p text:style-name="P253"/>
      <text:p text:style-name="P142">119) SEMA-İ DÜNYADA (GÖKLER ALEMİNDE) CESEDİYLE (İNSANİ BEDENİYLE) BULUNAN VE HAYATTA OLAN HAZRET-İ İSA:</text:p>
      <text:p text:style-name="P71"><text:span text:style-name="T29">Bediüzzaman, bu sözleriyle Hz. İsa'nın da tıpkı melekler gibi, Allah Katında diri olduğunu ve Allah'ın takdir ettiği vakit geldiğinde yeryüzüne geleceğini söylemektedir. Melekler, Allah'ın dilemesiyle çeşitli dönemlerde yeryüzüne inmekte ve tekrar Allah Katına çıkmaktadırlar. Ancak onların Allah Katına çıkıyor olmaları, elbette dünyada bizim bildiğimiz kavramlara göre yok olmaları anlamına gelmemektedir. Sadece başka bir boyuta geçmekte, bizim kavrayışımız dışında yaşamlarına devam etmektedirler. Benzer bir şekilde Hz. İsa'nın Allah Katına alınmış olması da, öldüğü anlamına gelmez. Nitekim, pek çok ayette Hz. İsa'nın ölmediği açık olarak bildirilmekte, hadislerle de bu gerçek bir kez daha teyit edilmektedir. Hz. İsa da bizim kavrayamadığımız bir boyutta diridir. Ayrıca, meleklerin iki boyut arasında, Allah'ın dilemesiyle, hareket ediyor olmaları, Rabbimiz dilediği takdirde bunun çok kolay olduğunu göstermektedir. Hz. İsa da, Allah'ın takdir ettiği vakit geldiğinde, yeryüzüne geri dönecek ve Rabbimiz'in elçisi olarak insanları gerçek din ahlakına davet edecektir. Bediüzzaman da bu sözleriyle bu gerçeği dile getirmektedir. Bediüzzaman </text:span><text:span text:style-name="T31">"SEMA-İ DÜNYADA CESEDİYLE BULUNAN VE HAYATTA OLAN HAZRET-İ İSA" </text:span><text:span text:style-name="T29">sözleriyle Hz. İsa'nın ölmediğini, halen hayatta olduğunu ve insani bedeniyle ikinci kez yeryüzüne geleceğini bildirmektedir. Bediüzzaman verdiği bu bilgilerle, Hz. İsa'nın bir şahs-ı manevi olmadığını açıkça ortaya koymakta, bu mübarek peygamberin ahir zamanda Allah'ın bir mucizesi olarak ikinci kez </text:span><text:span text:style-name="T31">"İNSANİ BEDENİYLE BİR ŞAHIS OLARAK YERYÜZÜNE GELECEĞİNİ"</text:span><text:span text:style-name="T29"> müjdelemektedir.</text:span></text:p>
      <text:p text:style-name="P56"/>
      <text:p text:style-name="P41">120) ALEM-İ AHİRETİN (AHİRET ALEMİNİN) EN UZAK KÖŞESİNE GİTSEYDİ VE HAKİKATEN ÖLSEYDİ, YİNE ŞÖYLE BİR NETİCE-İ AZÎME (BÜYÜK BİR SONUÇ) İÇİN ONA <text:soft-page-break/>YENİDEN CESED GİYDİRİP DÜNYAYA GÖNDERMEK, O HAKÎM'İN HİKMETİNDEN UZAK DEĞİL:</text:p>
      <text:p text:style-name="P71"><text:span text:style-name="T29">Bediüzzaman bu sözleriyle Rabbimiz'in gücünün sonsuz olduğunu ve her dilediğini yapmaya Kadir olduğunu hatırlatmakta ve Hz. İsa'nın ikinci kez yeryüzüne gelişinin Allah'ın izniyle kesin olarak gerçekleşeceğini belirtmektedir. Bediüzzaman'ın, Hz. İsa'nın gelişini Rabbimiz'in sonsuz gücünü dile getirerek anlatması, kuşkusuz ki bu konuda ne kadar kesin bir kanaat taşıdığının en açık göstergelerindendir. Bediüzzaman ayrıca burada bir örnek vermekte ve </text:span><text:span text:style-name="T31">"HAKİKATEN ÖLSEYDİ, yine şöyle bir netice-i azime (büyük bir sonuç) için ona YENİDEN CESED GİYDİRİP DÜNYAYA GÖNDERMEK, O HAKİM'İN <text:s/>HİKMETİNDEN UZAK DEĞİL"</text:span><text:span text:style-name="T29"> demektedir. Bediüzzaman bu sözleriyle açıkça </text:span><text:span text:style-name="T31">"BİR İNSAN"</text:span><text:span text:style-name="T29">dan bahsettiğini ve Hz. İsa'nın bir şahs-ı manevi olmadığını ortaya koymaktadır. Rabbimiz'in takdiriyle Hz. İsa'nın ahir zamanda </text:span><text:span text:style-name="T31">"BİR ŞAHIS"</text:span><text:span text:style-name="T29"> olarak ikinci kez yeryüzüne gelişini bir kez daha müjdelemektedir.</text:span></text:p>
      <text:p text:style-name="P54"/>
      <text:p text:style-name="P295">121) VADETMİŞ VE VADETTİĞİ İÇİN ELBETTE GÖNDERECEK:</text:p>
      <text:p text:style-name="P71"><text:span text:style-name="T29">Allah, Hz. İsa'nın yeniden dünyaya geleceğini bildirmiştir. Bu vaadini muhakkak yerine getirecektir. Tüm bu deliller, Allah'ın gücünü ve kudretini gereği gibi takdir edemedikleri için Hz. İsa'nın ölmediği ve yeryüzüne geri döneceği gerçeğini reddetmeye çalışan kimselerin, büyük bir yanılgı içinde olduklarının göstergesidir. Unutmamak gerekir ki, Allah üstün güç ve kudret sahibi, herşeye kadir olandır. Dilediğini dilediği şekilde yaratır. İlmi sonsuzdur. Allah'ın belirlediği süre geldiğinde, büyük bir mucize gerçekleşecek ve Hz. İsa dünyaya geri dönecektir. Bu gerçek, ayetlerle ve hadislerle müjdelenmiştir ve tüm iman edenlerin üzerinde düşünmesi gereken bir harikadır. Bediüzzaman da Allah'ın bu vaadini dile getirmiş, Kuran'da bildirildiği gibi Rabbimiz'in kesin olarak vaadinden dönmeyeceğini hatırlatarak Hz. İsa'nın insani bedeniyle yeryüzüne ikinci kez gelişinin </text:span><text:span text:style-name="T31">"KESİN BİR GERÇEK"</text:span><text:span text:style-name="T29"> olduğunu müjdelemiştir.</text:span></text:p>
      <text:p text:style-name="P54"/>
      <text:p text:style-name="P71"><text:span text:style-name="T68">... HAZRET-İ İSA ALEYHİSSELAM GELDİĞİ VAKİT,</text:span><text:span text:style-name="T50">122</text:span></text:p>
      <text:p text:style-name="P71"><text:span text:style-name="T68">herkes ONUN HAKİKÎ ÎSA,</text:span><text:span text:style-name="T50">123 </text:span><text:span text:style-name="T68">olduğunu bilmek lâzım de-</text:span></text:p>
      <text:p text:style-name="P52">ğildir. ONUN MUKARREB VE HAVASSI (derin imanlı</text:p>
      <text:p text:style-name="P71"><text:span text:style-name="T68">yakın talebeleri),</text:span><text:span text:style-name="T50">124 </text:span><text:span text:style-name="T68">nur-u iman (imanın ışığı) ile ONU TANIR.</text:span></text:p>
      <text:p text:style-name="P71"><text:span text:style-name="T50">125 </text:span><text:span text:style-name="T68">Yoksa bedahet (birdenbire ve acıkça) derecesinde</text:span></text:p>
      <text:p text:style-name="P71"><text:span text:style-name="T68">HERKES ONU TANIMAYACAKTIR...</text:span><text:span text:style-name="T50">126</text:span></text:p>
      <text:p text:style-name="P303">(Mektubat, s. 60)</text:p>
      <text:p text:style-name="P126">Bediüzzaman, yeryüzüne ilk döndüğü yıllarda Hz. İsa'yı tanıyabilecek insanların sayısının çok az olacağını bildirmiştir. Buna göre, ancak yakın çevresi ve derin iman sahibi talebeleri Hz. İsa'yı imanlarının nuru ile tanıyabilecek, fakat toplumun geneli onun açıkça Hz. İsa olduğunu bilmeyecektir:</text:p>
      <text:p text:style-name="P126"/>
      <text:p text:style-name="P295">122) <text:s/>HAZRET-İ İSA ALEYHİSSELAM GELDİĞİ VAKİT:</text:p>
      <text:p text:style-name="P71"><text:span text:style-name="T29">Bediüzzaman</text:span><text:span text:style-name="T31"> "HZ. İSA ALEYHİSSELAM GELDİĞİ VAKİT" </text:span><text:span text:style-name="T29">sözleriyle birkaç önemli konuya açıklık kazandırmaktadır. Bediüzzaman</text:span><text:span text:style-name="T31"> "GELDİĞİ VAKİT" </text:span><text:span text:style-name="T29">ifadesiyle öncelikle Hz. İsa'nın </text:span><text:span text:style-name="T31">"KESİN </text:span><text:soft-page-break/><text:span text:style-name="T31">OLARAK GELECEĞİNİ" </text:span><text:span text:style-name="T29">müjdelemektedir. Buradaki </text:span><text:span text:style-name="T31">"GELME"</text:span><text:span text:style-name="T29"> fiiliyle ise Bediüzzaman Hz. İsa'nın "manevi bir varlık" olmadığını </text:span><text:span text:style-name="T31">"BİR ŞAHIS" </text:span><text:span text:style-name="T29">olduğunu açıklamaktadır. Bir şahs-ı manevinin "gelmesi" söz konusu değildir. Bir şahs-ı manevi ancak "oluşabilir". </text:span><text:span text:style-name="T31">"GELME" </text:span><text:span text:style-name="T29">eylemi "bir insanın yapabileceği bir fiil"dir. Bediüzzaman da bu sözleriyle bu önemli farkı vurgulamakta ve Hz. İsa'nın bir şahıs olarak yeryüzüne geleceği konusuna kesinlik kazandırmaktadır.</text:span></text:p>
      <text:p text:style-name="P253"/>
      <text:p text:style-name="P295">123) <text:s/>ONUN HAKİKÎ ÎSA:</text:p>
      <text:p text:style-name="P307"><text:span text:style-name="T1">Bediüzzaman, </text:span><text:span text:style-name="T3">"ONUN HAKİKİ İSA"</text:span><text:span text:style-name="T1"> ifadesiyle, Hz. İsa'nın manevi bir varlık değil </text:span><text:span text:style-name="T3">"BİR İNSAN" </text:span><text:span text:style-name="T1">olacağını bir kez daha açıklamaktadır. Bediüzzaman </text:span><text:span text:style-name="T3">"HAKİKİ İSA"</text:span><text:span text:style-name="T1"> diyerek, </text:span><text:span text:style-name="T3">"BİR KİŞİ"</text:span><text:span text:style-name="T1">den bahsetmekte, Hz. İsa'nın başka şahıslardan olan farkını ise </text:span><text:span text:style-name="T3">"HAKİKİ"</text:span><text:span text:style-name="T1"> kelimesiyle netleştirmektedir. Bediüzzaman ayrıca burada kullandığı kişilik ifade eden </text:span><text:span text:style-name="T3">"ONUN" </text:span><text:span text:style-name="T1">sözüyle de Hz. İsa'nın </text:span><text:span text:style-name="T3">"BİR ŞAHIS"</text:span><text:span text:style-name="T1"> olduğunu <text:s text:c="2"/>bir <text:s/>kez <text:s/>daha <text:s/>dile <text:s/>getirmektedir. <text:s/>Bediüzzaman, <text:s/>bu <text:s/>sözüyle birlikte kitabın başından bu yana Hz. İsa için </text:span><text:span text:style-name="T3">"3. KEZ" "O" </text:span><text:span text:style-name="T1">zamirini kullanmıştır. Hiç şüphesiz ki bu ısrarlı tekrarlar, Bediüzzaman'ın Hz. İsa'nın bir şahs-ı manevi olmadığı konusundaki kesin kanaatini açıkça ortaya koymaktadır.</text:span></text:p>
      <text:p text:style-name="P71"><text:span text:style-name="T29">Bediüzzaman ayrıca buradaki </text:span><text:span text:style-name="T31">"HAKİKİ İSA"</text:span><text:span text:style-name="T29"> sözleriyle Hz. İsa'nın, yeryüzüne ikinci kez gelişinde, yine hepsi birer şahıs olan "sahte Mesihler"den farklı olacağını vurgulamış ve bu mübarek zatın </text:span><text:span text:style-name="T31">"GERÇEK HZ. İSA"</text:span><text:span text:style-name="T29"> olacağını belirtmiştir. Hz. İsa geldiğinde, Kuran ayetlerinde ve Peygamberimiz (sav)'in hadislerinde bildirilen işaretlere uygun özellikleriyle, bu sahte mesihlerden ayırt edilecek ve Bediüzzaman'ın belirttiği gibi</text:span><text:span text:style-name="T31"> "hakiki Hz. İsa" </text:span><text:span text:style-name="T29">olacaktır.</text:span></text:p>
      <text:p text:style-name="P54"/>
      <text:p text:style-name="P41">124) <text:s/>ONUN MUKARREB VE HAVASSI(DERİN İMANLI YAKIN TALEBELERİ):</text:p>
      <text:p text:style-name="P71"><text:span text:style-name="T29">Bediüzzaman bu sözünde</text:span><text:span text:style-name="T31"> "ONUN" </text:span><text:span text:style-name="T29">ifadesiyle Hz. İsa için </text:span><text:span text:style-name="T31">"4. KEZ" "O"</text:span><text:span text:style-name="T29"> ifadesini kullanmış ve </text:span><text:span text:style-name="T31">"BİR ŞAHIS" </text:span><text:span text:style-name="T29">olduğuna yeniden dikkat çekmiştir. Aynı ifadeyi tam 4 kez tekrarlamış olması, Hz. İsa'nın bir şahs-ı manevi olmadığı konusunda Bediüzzaman'ın görüşlerinin ne kadar açık olduğunu ortaya koymaktadır. </text:span></text:p>
      <text:p text:style-name="P71"><text:span text:style-name="T29">Bunun yanı sıra Bediüzzaman burada </text:span><text:span text:style-name="T31">"MUKARREB VE HAVASSI"</text:span><text:span text:style-name="T29"> diyerek Hz. İsa'nın </text:span><text:span text:style-name="T31">"DERİN İMANLI YAKIN TALEBELERİ"</text:span><text:span text:style-name="T29"> olacağından bahsetmiştir. Bir şahs-ı manevinin "talebeleri" ya da "yakın çevresi" olacağından bahsedebilmek hiçbir şekilde mümkün değildir.</text:span></text:p>
      <text:p text:style-name="P254">Ancak bir insanın talebeleri olabilir. Kuşkusuz Bediüzzaman da bu gerçeği çok iyi bilmektedir. Hz. İsa'nın talebelerinden bahsederek, onun bir şahs-ı manevi olmadığını Müslümanlara açıklamakta, mübarek şahsıyla talebelerinin başında bizzat bulunacağını haber vermektedir.</text:p>
      <text:p text:style-name="P254"/>
      <text:p text:style-name="P142">125) <text:s/>ONU TANIR:</text:p>
      <text:p text:style-name="P307"><text:span text:style-name="T1">Bediüzzaman burada geçen</text:span><text:span text:style-name="T3"> "ONU" </text:span><text:span text:style-name="T1">kelimesiyle, Hz. İsa için </text:span><text:span text:style-name="T3">"5. DEFA" "O" </text:span><text:span text:style-name="T1">zamirini kullanmakta ve yine Hz. İsa'nın</text:span><text:span text:style-name="T3"> "BİR ŞAHIS"</text:span><text:span text:style-name="T1"> olarak geleceğini ifade etmektedir. Bediüzzaman'ın kullandığı </text:span><text:span text:style-name="T3">"TANIR" </text:span><text:span text:style-name="T1">ifadesi ise, bu konuyu hiçbir itiraza yer bırakmayacak şekilde netleştirmektedir. </text:span><text:span text:style-name="T3">"TANIMA" </text:span><text:span text:style-name="T1">durumu ancak </text:span><text:span text:style-name="T3">"BİR İNSAN"</text:span><text:span text:style-name="T1">,</text:span><text:span text:style-name="T3"> "BİR ŞAHIS"</text:span><text:span text:style-name="T1"> için söz konusu olabilir. "Yakın çevresinin bir şahs-ı maneviyi tanıması" elbette ki mümkün değildir. Ancak Bediüzzaman </text:span><text:soft-page-break/><text:span text:style-name="T1">derin imanlı yakın talebelerinin, imanın nuru ile Hz. İsa'yı tanıyabileceklerini belirtmektedir. Bediüzzaman bu bilgiyi verirken elbette ki bu gerçeklerin farkındadır. Bediüzzaman bu açıklamaları son derece bilinçli bir şekilde yapmış ve bu yolla Hz. İsa'nın, iman sahipleri tarafından tanınabilecek </text:span><text:span text:style-name="T3">"BİR ŞAHIS" </text:span><text:span text:style-name="T1">olduğunu kesin olarak delillendirmiştir.</text:span></text:p>
      <text:p text:style-name="P254"/>
      <text:p text:style-name="P41">126) <text:s/>HERKES ONU TANIMAYACAKTIR:</text:p>
      <text:p text:style-name="P71"><text:span text:style-name="T29">Bediüzzaman </text:span><text:span text:style-name="T31">"HERKES ONU TANIMAYACAKTIR"</text:span><text:span text:style-name="T29"> sözleriyle Hz. İsa'yı ilk geldiği yıllarda herkesin bilip anlayamayacağını, dolayısıyla toplumun genelinin onu tanıyamayacağını ifade etmektedir. Bediüzzaman bu sözleriyle yukarıda anlatılan ve insanlara ait bir durum olan</text:span><text:span text:style-name="T31"> "TANINMA"</text:span><text:span text:style-name="T29"> <text:s/>özelliğine <text:s/>bir <text:s/>kez <text:s/>daha <text:s/>dikkat <text:s/>çekmektedir. <text:s/>Eğer Bediüzzaman Hz. İsa'nın bir şahs-ı manevi olduğu kanaatinde olsaydı, böyle bir açıklama yapmaz. Hz. İsa'nın tanınmasından bahsetmezdi. Ama Bediüzzaman </text:span><text:span text:style-name="T31"><text:s/>"ONU" </text:span><text:span text:style-name="T29"><text:s/>kelimesiyle <text:s/>Hz. <text:s/>İsa'nın </text:span><text:span text:style-name="T31">"BİR ŞAHIS" </text:span><text:span text:style-name="T29">olduğunu belirtmiş ve sonra da açıkça onu kimlerin tanıyamayacağını açıklayarak, bu durumu bir kez daha vurgulamıştır.</text:span></text:p>
      <text:p text:style-name="P307"><text:span text:style-name="T1">Ayrıca bu Bediüzzaman'ın Hz. İsa'dan bahsederken</text:span><text:span text:style-name="T3"> "6. DEFA"</text:span><text:span text:style-name="T1"> kullandığı </text:span><text:span text:style-name="T3">"O"</text:span><text:span text:style-name="T1"> zamiridir. Bediüzzaman Hz. İsa'dan bahsettiği hemen her sözünde tekrarladığı bu vurgularıyla, Hz. İsa'nın Allah'ın bir mucizesi olarak yeniden yeryüzüne </text:span><text:span text:style-name="T3">"BİR ŞAHIS"</text:span><text:span text:style-name="T1"> olarak gelişi konusunda hiçbir şüphesi olmadığını tüm Müslümanlara müjdelemektedir.</text:span></text:p>
      <text:p text:style-name="P254"/>
      <text:p text:style-name="P71"><text:span text:style-name="T57">Çok zaman evvel bir ehl-i velayetten (veli şahıstan) işittim ki; o zat, eski velilerin gaybi işaretlerinden istihrac etmiş (manasını ortaya çıkarmış) ve kanaati gelmiş ki: 'Şark tarafından bir nur zuhur edecek (ortaya çıkacak), bidatlar zulümatını (dine sonradan girmiş hurafeleri) dağıtacak. </text:span><text:span text:style-name="T60">BEN BÖYLE BİR NURUN ZUHURUNA</text:span><text:span text:style-name="T57"> (ortaya çıkışını) </text:span><text:span text:style-name="T60">ÇOK İNTİZAR ETTİM (gözledim) VE EDİYORUM.</text:span><text:span text:style-name="T29">127 </text:span><text:span text:style-name="T60">FAKAT ÇİÇEKLER BAHARDA GELİR.</text:span><text:span text:style-name="T29">128</text:span><text:span text:style-name="T57"> </text:span><text:span text:style-name="T60">ÖYLE İSE O KUDSİ ÇİÇEKLERE ZEMİN HAZIR ETMEK LAZIM GELİR.</text:span><text:span text:style-name="T29">129 </text:span><text:span text:style-name="T60">VE ANLADIK Kİ, BU HİZMETİMİZLE O NURANİ ZATLARA (nurlu şahıslara) ZEMİN İZHAR EDİYORUZ </text:span><text:span text:style-name="T57">(hazırlıyoruz).</text:span><text:span text:style-name="T29">130</text:span><text:span text:style-name="T57"> </text:span><text:span text:style-name="T54">(Mektubat, s. 371)</text:span></text:p>
      <text:p text:style-name="P39"/>
      <text:p text:style-name="P54">Bediüzzaman, Hz. Mehdi ve yardımcılarını "baharda gelecek kudsi çiçekler" olarak nitelendirmiş, kendisinin ise, "yaptığı hizmetlerle bu mübarek şahsa zemin hazırlayan bir öncü" olduğunu belirtmiştir:</text:p>
      <text:p text:style-name="P54"/>
      <text:p text:style-name="P41">127) <text:s/>BEN BÖYLE BİR NURUN ZUHURUNA(ORTAYA ÇIKIŞINI) ÇOK İNTİZAR ETTİM (GÖZLEDİM) VE EDİYORUM:</text:p>
      <text:p text:style-name="P71"><text:span text:style-name="T29">Bediüzzaman, "bir nur" olarak ifade ettiği ahir zamanda gelecek olan Hz. Mehdi'nin ortaya çıkışını çok gözlediğini ve hala da gözlemekte olduğunu ifade etmektedir. Bediüzzaman bu sözleriyle çok açık bir şekilde kendisinin Hz. Mehdi olmadığını ve kendisinin de bu mübarek şahsın çıkışını büyük bir heyecanla gözlediğini belirtmektedir. Yalnız Bediüzzaman değil, sahabeler döneminden itibaren milyonlarca samimi Müslüman, İslam alimleri, mezhep imamları, müçtehidler Hz. Mehdi ve beraberindeki müminlere karşı derin bir sevgi beslemişlerdir. 1400 </text:span><text:soft-page-break/><text:span text:style-name="T29">yıldır bu mübarek zatı sevgi ve saygıyla anmışlardır. Ona ve cemaatine dua etmişler, onlar için Allah'tan yardım dilemişlerdir. Hz. Mehdi ve cemaati gelmiş geçmiş tüm Müslümanların ortak dostudur. Tüm inananlar için şevk ve heyecan vesilesidir. Bediüzzaman da sözlerinde bu bakış açısını dile getirmekte, kendisinin de büyük bir heyecan ve sevgiyle Hz. Mehdi'nin gelişini beklediğini ifade etmektedir. Bediüzzaman, burada kullandığı </text:span><text:span text:style-name="T31">"ÇOK İNTİZAR ETTİM VE EDİYORUM" </text:span><text:span text:style-name="T29">yani</text:span><text:span text:style-name="T31"> "ÇOK GÖZLEDİM VE GÖZLÜYORUM"</text:span><text:span text:style-name="T29"> sözleriyle bu durumu dile getirmiş, ancak hayatta olduğu süre içerisinde bu kutlu şahsın çıkışının gerçekleşmediğini bildirmiştir.</text:span></text:p>
      <text:p text:style-name="P54"/>
      <text:p text:style-name="P41">128) <text:s/>FAKAT ÇİÇEKLER BAHARDA GELİR:</text:p>
      <text:p text:style-name="P71"><text:span text:style-name="T29">Bediüzzaman ahir zamanda gelecek Hz. Mehdi ve cemaatine karşı içten ve derin bir sevgi sahibidir. Hz. Mehdi ve yanındakilerin güzel ahlakını ve mücadelelerini </text:span><text:span text:style-name="T31">"ÇİÇEKLER"</text:span><text:span text:style-name="T29">e benzetmekte ve onların baharda, yeryüzünün tüm güzelliklerinin ortaya çıktığı dönemde geleceklerini anlatmaktadır. Bediüzzaman, Hz. Mehdi'nin geleceği dönemi karanlık kara bir kışın ardından gelen aydınlık, güneşli, güzelliklerle dolu bir bahara benzetmektedir. Bediüzzaman'ın çiçek benzetmesi bu dönemde yaşanacak huzur, barış, adalet ve güzellikleri anlatmak için yapılmış çok güzel bir örneklendirmedir. Bediüzzaman bu bahar döneminin çok yakın olduğunu bildirmektedir. Bir başka açıklamasında ise kendisinin "acele edip kışta geldiğini" belirtmiş; nasıl kışın hemen ardından bahar geliyorsa, ahir zamanda gelecek mübarek şahıs ve cemaatinin de, kendisinden hemen sonra baharı getireceğini müjdelemiştir. Bediüzzaman bu sözleriyle çok açık bir şekilde kendisinin Hz. Mehdi olmadığını, ancak bu mübarek zata ortam hazırlayan bir öncüsü olduğunu ifade etmiştir.</text:span></text:p>
      <text:p text:style-name="P54"/>
      <text:p text:style-name="P41">129) <text:s/>ÖYLE İSE O KUDSİ ÇİÇEKLERE ZEMİN HAZIR ETMEK LAZIM GELİR:</text:p>
      <text:p text:style-name="P71"><text:span text:style-name="T29">Bediüzzaman bir kez daha</text:span><text:span text:style-name="T31"> "KUDSİ ÇİÇEKLER" </text:span><text:span text:style-name="T29">sözleriyle bahsettiği Hz. Mehdi ve talebelerine karşı olan sevgisini dile getirmiş, Hz. Mehdi'nin <text:s/>gelişini çok <text:s/>gözlediğini <text:s/>ve <text:s/>halen de <text:s/>gözlemeye <text:s/>devam ettiğini belirtmiştir. Bu durumda gelecek olan şahıslara, yani Hz. Mehdi ve cemaatine zemin hazırlamak gerektiğini söyleyen Bediüzzaman, kendisinin ve cemaatinin bu görevi üstlendiğini ifade etmiştir. Onlardan önce gelip onlar için ön bir hizmet ve hazırlık yaptığını söyleyerek, Hz. Mehdi'nin kendisinden sonra gelecek bir şahıs olduğunu bir kez daha dile getirmiştir.</text:span></text:p>
      <text:p text:style-name="P253"/>
      <text:p text:style-name="P41">130) <text:s/>VE ANLADIK Kİ BU HİZMETİMİZLEO NURANİ ZATLARA (NURLU ŞAHISLARA)ZEMİN İZHAR EDİYORUZ (HAZIRLIYORUZ):</text:p>
      <text:p text:style-name="P307"><text:span text:style-name="T1">Bediüzzaman </text:span><text:span text:style-name="T3">"ANLADIK Kİ" </text:span><text:span text:style-name="T1">sözleriyle, kendisinin Hz. Mehdi olmadığı, ancak yaptığı hizmetlerle bu mübarek kişiye zemin hazırlamakta olduğu konusundaki kanaatini dile getirmektedir.</text:span><text:span text:style-name="T3"> "ANLADIK Kİ" </text:span><text:span text:style-name="T1">ifadesi, Bediüzzaman'ın kalbine gelen gerçeği ve Bediüzzaman'ın bu gerçeğe net ve samimi olarak inandığını göstermektedir. Bediüzzaman bu kelimeyle, tevazu gereği böyle bir söz söylemediğini, delilleriyle açıkça ortada olan bu konuda kesin kanaatini ifade ettiğini ortaya koymaktadır. </text:span></text:p>
      <text:p text:style-name="P71"><text:span text:style-name="T29">Bediüzzaman bu sözünde </text:span><text:span text:style-name="T31">"HİZMETİMİZLE"</text:span><text:span text:style-name="T29"> diyerek çoğul bir ifade kullanmıştır. Demek ki </text:span><text:soft-page-break/><text:span text:style-name="T29">Bediüzzaman bu hizmette tek başına değildir; kendisine yardımcı olan Nur cemaati de vardır. Bediüzzaman "hizmetimizle" derken tüm Nur talebelerini de bu hizmete dahil etmektedir.</text:span></text:p>
      <text:p text:style-name="P71"><text:span text:style-name="T29">Ayrıca Bediüzzaman burada </text:span><text:span text:style-name="T31">"O NURANİ ZATLARA" </text:span><text:span text:style-name="T29">sözleriyle, Hz. Mehdi ve talebelerinin </text:span><text:span text:style-name="T31">"BİRER ŞAHIS" </text:span><text:span text:style-name="T29">olduklarını yeniden vurgulamaktadır. Bu, Bediüzzaman'ın Hz. Mehdi'den bahsederken</text:span><text:span text:style-name="T31"> "10. KEZ"</text:span><text:span text:style-name="T29"> kullandığı </text:span><text:span text:style-name="T31">"O"</text:span><text:span text:style-name="T29"> zamiridir. </text:span><text:span text:style-name="T31">"ZAT"</text:span><text:span text:style-name="T29"> kelimesini ise Bediüzzaman kitabın başından bu yana Hz. Mehdi için </text:span><text:span text:style-name="T31">"6. KEZ" </text:span><text:span text:style-name="T29">kullanmıştır.</text:span></text:p>
      <text:p text:style-name="P54"/>
      <text:p text:style-name="P150"><text:span text:style-name="T56">Ahir zamanın en büyük fesadı zamanında, elbette </text:span><text:span text:style-name="T59">EN BÜYÜK BİR MÜÇTEHİD</text:span><text:span text:style-name="T56"> (ihtiyaç oluştuğunda ayetlerden hüküm çıkaran büyük İslam alimi)</text:span><text:span text:style-name="T1">131 </text:span><text:span text:style-name="T56"><text:s text:c="3"/>hem <text:s/></text:span><text:span text:style-name="T59">EN BÜYÜK BİR MÜCEDDİD </text:span><text:span text:style-name="T56">(her yüzyıl başında dini hakikatleri devrin ihtiyacına göre ders vermek üzere gönderilen büyük İslam alimi, yenileyen, yenileyici),</text:span><text:span text:style-name="T1">132</text:span><text:span text:style-name="T56"> <text:s text:c="3"/>hem </text:span><text:span text:style-name="T59">HAKİM,</text:span><text:span text:style-name="T1">133</text:span><text:span text:style-name="T56"> <text:s text:c="2"/>hem </text:span><text:span text:style-name="T59">MEHDİ</text:span><text:span text:style-name="T1">134</text:span><text:span text:style-name="T56"> <text:s text:c="3"/>hem </text:span><text:span text:style-name="T59">MÜRŞİD</text:span><text:span text:style-name="T56"> (doğru yolu gösteren kişi)</text:span><text:span text:style-name="T1">135</text:span><text:span text:style-name="T56"> <text:s/>hem <text:s/></text:span><text:span text:style-name="T59">KUTB-U AZAM </text:span><text:span text:style-name="T56"><text:s/>(Müslümanların kendisine bağlandıkları büyük evliyalardan, zamanın en büyük mürşidi)</text:span><text:span text:style-name="T1">136 </text:span><text:span text:style-name="T56"><text:s/>olarak <text:s/></text:span><text:span text:style-name="T59">BİR ZAT-I NURANİYİ</text:span><text:span text:style-name="T56"> (nurlu bir zatı) </text:span><text:span text:style-name="T59">GÖNDERECEK</text:span><text:span text:style-name="T1">137</text:span><text:span text:style-name="T56"> <text:s/>ve <text:s/></text:span><text:span text:style-name="T59"><text:s/>O ZAT</text:span><text:span text:style-name="T1">138</text:span><text:span text:style-name="T56"> <text:s text:c="3"/>da, <text:s/></text:span><text:span text:style-name="T59">EHL-İ BEYT-İ NEBEVİDEN</text:span><text:span text:style-name="T56"> (Peygamberimiz (sav)'in soyundan) </text:span><text:span text:style-name="T59">OLACAKTIR.</text:span><text:span text:style-name="T1">139</text:span><text:span text:style-name="T56"> <text:s text:c="4"/>Cenab-ı Hak bir dakika zarfında beyn-es sema vel-arz alemini (yer ile gök arasındaki alemi) bulutlarla doldurup boşalttığı gibi bir saniyede denizin fırtınalarını teskin eder (dindirir) ve bahar içinde bir saatte yaz mevsiminin numunesini (örneğini) ve yazda bir saatte kış fırtınasını icad eden <text:s/></text:span><text:span text:style-name="T59">KADİR-İ ZÜLCELAL </text:span><text:span text:style-name="T56">(herşeye muktedir olan Yüce Allah) </text:span><text:span text:style-name="T59">HZ. MEHDİ İLE DE, ALEM-İ İSLAM'IN</text:span><text:span text:style-name="T56"> (İslam aleminin) </text:span><text:span text:style-name="T59">ZULÜMATINI (zulüm devrini, karanlığını) DAĞITABİLİR. VE VA'DETMİŞTİR VAADİNİ ELBETTE YAPACAKTIR.</text:span><text:span text:style-name="T1">140</text:span><text:span text:style-name="T56"> </text:span><text:span text:style-name="T53">(Mektubat, s. 411-412)</text:span></text:p>
      <text:p text:style-name="P254"/>
      <text:p text:style-name="P54">Bediüzzaman ahir zaman alametlerinin şiddetlendiği dönemde Allah'ın insanların kurtuluşuna vesile olması için Peygamberimiz (sav)'in soyundan nurani bir şahıs olan Hz. Mehdi'yi göndereceğini bildirmiş ve bu kutlu zatı geçmiş dönemlerdeki müceddidlerden ayıran özellikleri anlatmıştır:</text:p>
      <text:p text:style-name="P263"/>
      <text:p text:style-name="P142">131) <text:s/>EN BÜYÜK BİR MÜÇTEHİD: ve 132) <text:s/>EN BÜYÜK BİR MÜCEDDİD:</text:p>
      <text:p text:style-name="P254">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Hicri 1193 (Miladi 1779) yılında doğmuş, Hicri 1242 yılında (Miladi 1827) vefat etmiştir. Dolayısıyla bu mübarek insan ittifakla Hicri 12. ve 13. asırlar arasındaki müceddiddir. Bediüzzaman Said Nursi ise Mevlana Halid-i Bağdadi'den tam 100 sene sonra, Hicri 1293 (Miladi 1878) yılında doğmuştur. Vefatı ise Hicri 1379 (Miladi 1960) yılıdır. Bediüzzaman da Hicri 12. asrın müceddidi Mevlana Halid'den tam yüz sene sonra yayınlanan Risale-i Nur'un müellifi (yazarı) olması sebebiyle kendisinin de 13. ve 14. asırlar arasındaki müceddid olduğunu belirtmiştir.</text:p>
      <text:p text:style-name="P307"><text:span text:style-name="T1">Bediüzzaman, Hz. Mehdi'nin ise kendisinden sonra geleceğini -tarih vererek- bildirmiş, Hicri 14. ve 15. yüzyıllar arasındaki "müceddid"in Hz. Mehdi olacağını müjdelemiştir. </text:span><text:soft-page-break/><text:span text:style-name="T1">Bediüzzaman bu sözünde de Hz. Mehdi için </text:span><text:span text:style-name="T3">"EN BÜYÜK MÜCEDDİD</text:span><text:span text:style-name="T1"> ve </text:span><text:span text:style-name="T3">EN BÜYÜK MÜÇTEHİD"</text:span><text:span text:style-name="T1"> sıfatlarını kullanmaktadır. </text:span><text:span text:style-name="T3">"MÜCEDDİD" </text:span><text:span text:style-name="T1">dini hakikatleri devrin ihtiyaçlarına <text:s/>göre <text:s/>açıklayan, </text:span><text:span text:style-name="T3">"MÜÇTEHİD"</text:span><text:span text:style-name="T1"> de <text:s text:c="2"/>ihtiyaç <text:s/>oluştuğunda ayetlerden hüküm çıkaran büyük İslam alimi ve önderidir. Bu vasıftaki büyük zatlar, İslam <text:s/>toplumlarına <text:s/>örnek <text:s/>olmuş, <text:s/>yol <text:s/>göstermiş, <text:s/>zamanın kutbu olmuş önderlerdir. Bu önderlerden kimi içtihat etme </text:span><text:span text:style-name="T5">(hükümleri usulüne uygun olarak Kuran ve hadislerden istifade ile ortaya koyma)</text:span><text:span text:style-name="T1"> ve hüküm verme vasışarından dolayı "mezhep önderleri" olmuşlardır; Müslümanlar da onlara uymuşlardır.</text:span></text:p>
      <text:p text:style-name="P307"><text:span text:style-name="T1">İmam Hanefi, İmam Şafi, İmam Hanbeli, İmam Maliki bu önderlerden olup 4 mezhebin kurucularıdır. Bütün ehl-i sünnet onların verdiği hükümlerle amel etmektedir. Bediüzzaman bu "müçtehid ve müceddid"lerin en büyüklerinin ise Hz. Mehdi olacağını ifade etmiştir. Bu da Hz. Mehdi'nin içtihat etme</text:span><text:span text:style-name="T5"> (hükümleri usulüne uygun olarak Kuran ve hadislerden istifade ile ortaya koyma)</text:span><text:span text:style-name="T1"> ve hüküm vermeye en yetkili kişi olarak, kendisinin de </text:span><text:span text:style-name="T3">"tüm mezhepleri kaldıracağını" </text:span><text:span text:style-name="T1">göstermektedir. Zira en büyük mezhep imamı olduğuna göre zaten tüm diğer mezhepleri kaldırması gerekir. Zamanında herkesin ona uyacağının bildirilmiş olması da bunu doğrulamaktadır. </text:span></text:p>
      <text:p text:style-name="P254"/>
      <text:p text:style-name="P254"/>
      <text:p text:style-name="P71"><text:span text:style-name="T29">Bediüzzaman Hz. Mehdi'nin </text:span><text:span text:style-name="T31">"en büyük müceddid ve müçtehid" </text:span><text:span text:style-name="T29">olduğunu söyleyerek onun tüm mezheplerin üstünde olacağını ifade etmiştir. Geçmişten günümüze pek çok İslam alimi eserlerinde bu konuya değinmişlerdir. İslam tarihinin en büyük alimlerinden biri olan Muhyiddin Arabi ise </text:span><text:span text:style-name="T35">"Fütühat-ül Mekkiye"</text:span><text:span text:style-name="T29"> isimli eserinde bu konuda şöyle bilgi vermiştir:</text:span></text:p>
      <text:p text:style-name="P71"><text:span text:style-name="T54">... </text:span><text:span text:style-name="T35">MEHDİ, DİNİ PEYGAMBER'İN ZAMANINDA OLDUĞU GİBİ AYNEN UYGULAYACAK. YERYÜZÜNDE MEZHEPLERİ KALDIRACAK. HALİS HAKİKİ DİNDEN BAŞKA HİÇBİR MEZHEP KALMAYACAK. </text:span><text:span text:style-name="T54">(Muhammed B. Resul El Hüseyin El Berzenci, Kıyamet Alametleri, sf. 186-187) </text:span></text:p>
      <text:p text:style-name="P223"><text:span text:style-name="T1">Hüseyin Hilmi Işık ise, </text:span><text:span text:style-name="T5">Saadet-i Ebediye </text:span><text:span text:style-name="T1">adlı eserinde Hz. Mehdi'nin bu özelliğini şöyle haber vermiştir:</text:span></text:p>
      <text:p text:style-name="P307"><text:span text:style-name="T8">HAZRET-İ MEHDİ, AHİR ZAMANDA DÜNYAYA GELECEKTİR. </text:span><text:span text:style-name="T53">Resulullah Efendimizin (sav) soyundan olacaktır. İsa Aleyhisselam'la buluşacak, </text:span><text:span text:style-name="T8">MEZHEPLERİ KALDIRACAK, YALNIZ ONUN MEZHEBİ KALACAK. </text:span><text:span text:style-name="T53">(H. Hilmi Işık, Saadeti Ebediye, s. 35)</text:span></text:p>
      <text:p text:style-name="P254">Bediüzzaman Said Nursi bilindiği gibi Şafi mezhebindendir. Bir mezhep sahibi değildir ve bir başka mezhep kurucusuna tabi olmuştur; İmam Şafi'yi imamı olarak kabul etmiştir. Bediüzzaman bu konuyu eserlerinde şöyle ifade etmiştir:</text:p>
      <text:p text:style-name="P71"><text:span text:style-name="T54"><text:s/>"Evvelâ: </text:span><text:span text:style-name="T35">Ben Şafiî'yim...</text:span><text:span text:style-name="T54">" (Emirdağ Lahikası, s. 38)</text:span></text:p>
      <text:p text:style-name="P71"><text:span text:style-name="T54"><text:s/></text:span><text:span text:style-name="T35">"... hem hususî Şafiîce ibadetime." </text:span><text:span text:style-name="T54">(Büyük Tarihçe-i Hayat, s. 202) </text:span></text:p>
      <text:p text:style-name="P71"><text:span text:style-name="T35">"Yalnız bu kadar var. Ben Şafiîyim..."</text:span><text:span text:style-name="T54"> (Büyük Tarihçe-i Hayat, s. 206)</text:span></text:p>
      <text:p text:style-name="P71"><text:span text:style-name="T35">"Hattâ Şafiî mezhebinde olduğu için..." </text:span><text:span text:style-name="T54">(Emirdağ Lahikası, s. 573)</text:span></text:p>
      <text:p text:style-name="P126">Oysa ki Hz. Mehdi tüm mezhepleri kaldıracak ve tüm mezheplerin üzerinde olacaktır. Bir mezhebe bağlı olan Bediüzzaman da, bu özelliğin Hz. Mehdi'ye ait olacağını belirterek kendisinin Hz. Mehdi olmadığını açıklamıştır. </text:p>
      <text:p text:style-name="P71"><text:span text:style-name="T29">Ayrıca Bediüzzaman bu sözüyle Hz. Mehdi'nin bir şahıs olduğunu bir kez daha çok açık </text:span><text:soft-page-break/><text:span text:style-name="T29">deliller vererek ortaya koymuştur. Bediüzzaman Hz. Mehdi'nin aynı zamanda hem</text:span><text:span text:style-name="T31"> "BİR MÜCEDDİD" </text:span><text:span text:style-name="T29">hem de</text:span><text:span text:style-name="T31"> "BİR MÜÇTEHİD" </text:span><text:span text:style-name="T29">olacağını söylemiştir. Hz. Mehdi'nin bu sıfatlarına uygun olarak "dini devrin ihtiyaçlarına göre açıklayabilmesi ve ihtiyaç olduğunda ayetlerden hüküm çıkarabilmesi, bir İslam alimi ve önderi olabilmesi" için çok açıktır ki </text:span><text:span text:style-name="T31">"BİR İNSAN"</text:span><text:span text:style-name="T29"> olması gerekmektedir. Bir şahs-ı manevinin "açıklama yapabilmesi, hüküm çıkarabilmesi ya bir İslam alimi ve önderi olabilmesi" <text:s/>mümkün <text:s/>değildir. Bediüzzaman da bu özelliklerini vurgulayarak </text:span><text:span text:style-name="T31">"HZ. MEHDİ'NİN BİR ŞAHIS OLDUĞUNU"</text:span><text:span text:style-name="T29"> ifade etmiştir.</text:span></text:p>
      <text:p text:style-name="P71"><text:span text:style-name="T29">Tüm elçiler ve peygamberler gibi, Peygamberimiz (sav)'den sonra gelen ve İslam tarihinde yer alan hiçbir müceddid veya müçtehid bir şahs-ı manevi olarak gönderilmemiştir. Allah'ın Kuran'da bildirdiği adetullahına uygun olarak tüm müceddidler, insanları uyarıp korkutacak, onları Allah'ın rızası, rahmeti ve cennetiyle müjdeleyebilecek, onlara doğruyu yanlıştan ayıran, hidayet rehberi olabilecek </text:span><text:span text:style-name="T31">"BİRER İNSAN" </text:span><text:span text:style-name="T29">olarak gelmişlerdir. Örneğin Mevlana Halid-i Bağdadi ve Bediüzzaman gibi müceddidler yaşadıkları yüzyıllarda birer şahıs olarak gelmiş büyük İslam alimleridir. Bediüzzaman'ın da dikkat çektiği gibi, 1400 senedir heyecanla beklenen Hz. Mehdi de Allah'ın izniyle bu adetullaha uygun olarak müceddid ve müçtehid sıfatlarını taşıyabilecek </text:span><text:span text:style-name="T31">"BİR ŞAHIS"</text:span><text:span text:style-name="T29"> olarak gelecektir.</text:span></text:p>
      <text:p text:style-name="P41">133) <text:s/>HAKİM:</text:p>
      <text:p text:style-name="P71"><text:span text:style-name="T29">Bediüzzaman'ın kullandığı </text:span><text:span text:style-name="T31">"HAKİM" </text:span><text:span text:style-name="T29">kelimesinin sözlük anlamı, "Haklı ve haksızı ayırıp adalet üzere hükmeden, idare eden"dir. Bediüzzaman eserlerinde Hz. Mehdi'nin yerine getireceği görevlerinden bahsetmiş, halihazırda dağınık halde bulunan tüm İslam dünyasını birleştirip bu birlikteliğin liderliğini üstlenmenin de Hz. Mehdi'nin bu görevlerinden biri olduğunu belirtmiştir. Bediüzzaman Hz. Mehdi'nin, burada belirttiği </text:span><text:span text:style-name="T31">"HAKİM"</text:span><text:span text:style-name="T29">lik sıfatını kullanarak, tüm İslam aleminin başında olacağını ve Müslümanların meselelerine çözüm getireceğini bildirmiştir. Buna göre, Hz. Mehdi karar mekanizmasının başında olacak, onun adil hükümleri ve yönlendirmesiyle İslam dünyası idare edilecektir. Böyle bir gelişme şu ana kadar gerçekleşmemiştir. Nitekim Bediüzzaman da bu gerçeği hatırlatarak Hz. Mehdi'nin henüz <text:s/>gelmediğini dile getirmiş; ortaya çıktığında Hz. Mehdi'nin bu </text:span><text:span text:style-name="T31">"HAKİMLİK VASFINI TAŞIMASIYLA TANINABİLECEĞİNE" </text:span><text:span text:style-name="T29">dikkat çekmiştir.</text:span></text:p>
      <text:p text:style-name="P54"/>
      <text:p text:style-name="P201">Bunun yanı sıra Bediüzzaman bu sözüyle Hz. Mehdi'nin bir şahs-ı manevi olmadığı konusuna da kesin ifadelerle açıklık getirmiştir. Bir şahs-ı manevinin "hakimlik" sıfatını taşıması, Müslümanların liderliğini üstlenerek adalet konusunda hüküm verebilmesi, bir topluluğu idare edebilmesi hiç şüphe yok ki imkansızdır. Tüm bunlar ancak bir insanın sahip olabileceği özelliklerdir. Yine bunlar ancak imanla, akıl, muhakeme ve vicdan kullanarak yerine getirilebilecek sorumluluklardır. Bir şahs-ı manevinin ise bu özelliklerin hiçbirine sahip olmadığı, dolayısıyla da hakim vasfıyla Müslümanları yönetemeyeceği son derece açık bir gerçektir. Bediüzzaman da sözlerinde bu gerçeği açıkça ifade etmiş, Hz. Mehdi'nin "BİR ŞAHIS" olduğunu açıklamıştır.</text:p>
      <text:p text:style-name="P200"/>
      <text:p text:style-name="P205">134) <text:s/>MEHDİ:</text:p>
      <text:p text:style-name="P307"><text:soft-page-break/><text:span text:style-name="T1">Bediüzzaman Rabbimiz'in, ahir zamanın en zorlu ortamında, tüm insanların kurtuluşuna vesile olması için göndereceği mübarek zatın ayrıca</text:span><text:span text:style-name="T3"> "MEHDİ"</text:span><text:span text:style-name="T1"> vasfını da taşıyacağını bildirmiştir. </text:span><text:span text:style-name="T3">"MEHDİ" </text:span><text:span text:style-name="T1">kelimesi, </text:span><text:span text:style-name="T3">"HİDAYETE EREN, HİDAYETE VESİLE OLAN VE HİDAYETE YÖNELTEN"</text:span><text:span text:style-name="T1"> anlamlarındadır. Mehdi sıfatı, özel bir lütuf olarak Allah'ın hidayetine mazhar olan ve Allah'ın kendisine yol gösterdiği kişiyi tanımlamaktadır. Ahir zamanda gelecek olan Hz. Mehdi de ismini bu özelliğinden almaktadır. Bir şahs-ı manevinin "Mehdi vasfını taşıması" ise hiçbir şekilde söz konusu değildir. Allah'tan bir lütuf olarak verilen </text:span><text:span text:style-name="T3">"HİDAYET BULMA" </text:span><text:span text:style-name="T1">özelliğinin </text:span><text:span text:style-name="T3">"BİR İNSANI"</text:span><text:span text:style-name="T1"> tanımladığı çok açıktır. Bir şahs-ı manevinin "hidayet bulma" ve "insanların hidayetlerine vesile olma" özellikleri olamaz. <text:s/>Bediüzzaman da burada bu gerçeği vurgulamış, Hz. Mehdi'nin</text:span><text:span text:style-name="T3"> "MEHDİ" </text:span><text:span text:style-name="T1">vasfını belirterek, onun </text:span><text:span text:style-name="T3">"BİR ŞAHIS"</text:span><text:span text:style-name="T1"> olduğunu bir kez daha vurgulamıştır. </text:span></text:p>
      <text:p text:style-name="P1"/>
      <text:p text:style-name="P295">135) <text:s/>MÜRŞİD: ve 136) <text:s/>KUTB-U AZAM: </text:p>
      <text:p text:style-name="P71"><text:span text:style-name="T29">Bediüzzaman Hz. Mehdi'nin özelliklerinden bazılarını saydığı bu sözünde onun aynı zamanda hem</text:span><text:span text:style-name="T31"> "MÜRŞİD" </text:span><text:span text:style-name="T29">hem de</text:span><text:span text:style-name="T31"> "KUTB-U AZAM" </text:span><text:span text:style-name="T29">olacağını bildirmiştir. </text:span><text:span text:style-name="T31">"MÜRŞİD"</text:span><text:span text:style-name="T29"> kelimesi </text:span><text:span text:style-name="T31">"DOĞRU YOLU GÖSTEREN KİMSE"</text:span><text:span text:style-name="T29"> anlamına gelmektedir.</text:span><text:span text:style-name="T31"> "KUTB-U AZAM"</text:span><text:span text:style-name="T29"> ifadesi ise </text:span><text:span text:style-name="T31">"MÜSLÜMANLARIN KENDİSİNE BAĞLANDIKLARI BÜYÜK EVLİYALARDAN, ZAMANIN EN BÜYÜK MÜRŞİDİ" </text:span><text:span text:style-name="T29">anlamındadır. Bediüzzaman bu sözünün başındaki "ahir zamanın en büyük fesadı zamanında" ifadesiyle, Hz. Mehdi'nin dünyanın belki de en buhranlı devresi olan ahir zamanda, dünya çapında yapacağı çalışmalarla, imandan ve doğru yoldan, din ahlakından uzaklaşmış insanlığı gaşetten uyandırıp hidayete yönelteceğini bildirmiştir. Hz. Mehdi, Müslümanların kendisine bağlandığı, zamanın en büyük yol göstericisi olacaktır. </text:span></text:p>
      <text:p text:style-name="P307"><text:span text:style-name="T1">Bediüzzaman'ın bu sözünde kullandığı yukarıdaki vasışar, anlamlarından da anlaşılacağı gibi</text:span><text:span text:style-name="T3"> "TEK BİR KİŞİ"</text:span><text:span text:style-name="T1">ye ait olacak özelliklerdir. Bir şahs-ı manevinin "mürşid" ve "kutb-u azam" olması düşünülemez. Bediüzzaman açıkça Hz. Mehdi'nin yaşadığı dönemde </text:span><text:span text:style-name="T3">"tüm Müslümanların kendisine bağlandığı en büyük evliyalardan, zamanının doğru yolu gösteren en büyük mürşidi olan BİR ŞAHIS" </text:span><text:span text:style-name="T1">olacağını ifade etmiştir.</text:span></text:p>
      <text:p text:style-name="P254"/>
      <text:p text:style-name="P41">137) BİR ZAT-I NURANİYİ (NURLU BİR ZATI) GÖNDERECEK:</text:p>
      <text:p text:style-name="P150"><text:span text:style-name="T1">Bediüzzaman burada Hz. Mehdi'nin </text:span><text:span text:style-name="T3">"BİR ZAT-I NURANİ" </text:span><text:span text:style-name="T1">olduğundan bahsetmektedir. Eğer Bediüzzaman Hz. Mehdi'nin bir şahs-ı manevi olduğunu vurgulamak isteseydi burada "bir zat-ı nuraniden" değil, </text:span><text:span text:style-name="T3">"bir şahs-ı manevi-i nuraniden"</text:span><text:span text:style-name="T1"> bahsederdi. Ancak çok açık olarak Hz. Mehdi için</text:span><text:span text:style-name="T3"> "BİR ZAT" </text:span><text:span text:style-name="T1">ifadesini kullanmıştır. Ayrıca </text:span><text:span text:style-name="T3">"NURANİ"</text:span><text:span text:style-name="T1"> kelimesiyle de bu mübarek zatın bir özelliğini de vurgulamış, onun</text:span><text:span text:style-name="T3"> "NURLU BİR ŞAHIS"</text:span><text:span text:style-name="T1"> olduğunu belirtmiştir. Bir şahs-ı manevinin </text:span><text:span text:style-name="T3">"NURLU"</text:span><text:span text:style-name="T1"> olmasından söz edebilmek mümkün değildir. Bu bir insanda görülebilecek bir özelliktir. Bediüzzaman da tüm bu vurguları ve açıklamalarıyla Hz. Mehdi'nin bir şahs-ı manevi olmadığını, mübarek</text:span><text:span text:style-name="T3"> "BİR İNSAN" </text:span><text:span text:style-name="T1">olduğunu açıkça belirtmiştir.</text:span></text:p>
      <text:p text:style-name="P307"><text:span text:style-name="T1">Ayrıca Bediüzzaman burada "iki zat" ya da "üç zat" gibi ifadelere yer vermemiş, kullandığı </text:span><text:span text:style-name="T3">"BİR ZAT-I NURANİ"</text:span><text:span text:style-name="T1"> ifadesiyle Hz. Mehdi'nin yalnızca </text:span><text:span text:style-name="T3">"TEK BİR ŞAHIS" </text:span><text:span text:style-name="T1">olduğunu da ifade etmiştir.</text:span></text:p>
      <text:p text:style-name="P71"><text:span text:style-name="T29">Bu sözlerdeki</text:span><text:span text:style-name="T31"> "ZAT" </text:span><text:span text:style-name="T29">kelimesi ayrıca Bediüzzaman'ın kitabın başından beri yer alan </text:span><text:soft-page-break/><text:span text:style-name="T29">sözlerinde</text:span><text:span text:style-name="T31"> "7. KEZ"</text:span><text:span text:style-name="T29"> kullanılmıştır. Bediüzzaman'ın 7 defa üst üste Hz. Mehdi'den</text:span><text:span text:style-name="T31"> "ZAT"</text:span><text:span text:style-name="T29"> sözüyle bahsetmesi, Hz. Mehdi'nin manevi bir şahıs olduğu yönündeki her türlü düşünceyi kesin olarak geçersiz kılmaktadır.</text:span></text:p>
      <text:p text:style-name="P307"><text:span text:style-name="T1">Bediüzzaman bunun yanı sıra bu sözündeki </text:span><text:span text:style-name="T3">"GÖNDERECEK" </text:span><text:span text:style-name="T1">ifadesiyle de Hz. Mehdi'nin gelişinin Allah'ın izniyle kesin olarak gerçekleşeceğini umduğunu belirtmektedir. Bediüzzaman bu sözüyle aynı zamanda Hz. Mehdi'nin gelişinin geçmişte ya da kendi döneminde henüz gerçekleşmemiş olduğunu da belirtmektedir. Eğer böyle bir kanaati olsaydı hiç kuşkusuz ki Bediüzzaman "Cenab-ı Hak... gönderdi" ya da "göndermiş" gibi, geçmiş zamanı ifade eden bir fiil kullanırdı. Ancak Bediüzzaman <text:s/>bu <text:s/>ifadelerin <text:s/>hiçbirine <text:s/>yer <text:s/>vermemiş ve <text:s/>gelecek zamana işaret ederek Rabbimiz'in Hz. Mehdi'yi kendisinden </text:span><text:span text:style-name="T3">"İLERİDEKİ BİR ZAMANDA GÖNDERECEĞİNİ" </text:span><text:span text:style-name="T1">bildirmiştir.</text:span></text:p>
      <text:p text:style-name="P143"/>
      <text:p text:style-name="P142">138) <text:s/>O ZAT:</text:p>
      <text:p text:style-name="P71"><text:span text:style-name="T29">Bediüzzaman burada da</text:span><text:span text:style-name="T31"> "O ZAT"</text:span><text:span text:style-name="T29"> kelimesini kullanarak Hz. Mehdi'nin </text:span><text:span text:style-name="T31">"BİR ŞAHIS" </text:span><text:span text:style-name="T29">olduğunu bir kez daha itinayla vurgulamıştır. Bediüzzaman burada Hz. Mehdi için</text:span><text:span text:style-name="T31"> "O"</text:span><text:span text:style-name="T29"> zamirini </text:span><text:span text:style-name="T31">"11. KEZ"</text:span><text:span text:style-name="T29">, </text:span><text:span text:style-name="T31">"ZAT" </text:span><text:span text:style-name="T29">kelimesini ise</text:span><text:span text:style-name="T31"> "8. KEZ"</text:span><text:span text:style-name="T29"> kullanmıştır. Bediüzzaman'ın ısrarla yer verdiği bu tekrarlar ve vurgular, bu anlatımların hiçbirinin bir tevafuk olmadığını, Bediüzzaman'ın bu konudaki kanaatinin çok kesin olduğunu ortaya koymaktadır. Bediüzzaman açıkça Hz. Mehdi'nin </text:span><text:span text:style-name="T31">"BİR ŞAHIS"</text:span><text:span text:style-name="T29"> olduğunu belirtmekte ve tüm inananları bu konuda en doğru şekilde bilgilendirmektedir.</text:span></text:p>
      <text:p text:style-name="P54"/>
      <text:p text:style-name="P54"/>
      <text:p text:style-name="P41">139) EHL-İ BEYT-İ NEBEVİDEN(PEYGAMBERİMİZ (SAV)'İN SOYUNDAN) OLACAKTIR:</text:p>
      <text:p text:style-name="P71"><text:span text:style-name="T29">Bediüzzaman bu sözüyle de Hz. Mehdi'nin</text:span><text:span text:style-name="T31"> "BİR ŞAHIS" </text:span><text:span text:style-name="T29">olduğunu bir başka önemli delili hatırlatarak yeniden açıklamaktadır. Bediüzzaman </text:span><text:span text:style-name="T31">"HZ. MEHDİ'NİN PEYGAMBERİMİZ (SAV)'İN SOYUNDAN GELEN BİR ŞAHIS OLACAĞINI" </text:span><text:span text:style-name="T29">belirtmektedir. Bediüzzaman eserlerinde bu konuyu da çok sık olarak vurgulamaktadır. Bediüzzaman bir şahs-ı manevinin, <text:s/>peygamber <text:s/>soyundan <text:s/>gelemeyeceğini kuşkusuz ki çok iyi bilmektedir. Bu özelliğini hatırlatarak Hz. Mehdi'nin mübarek bir soydan gelen</text:span><text:span text:style-name="T31"> "BİR İNSAN"</text:span><text:span text:style-name="T29"> olacağını ifade etmektedir. <text:s/>Bunun yanı sıra Bediüzzaman risalelerde birçok kez kendisinin Peygamberimiz (sav)'in soyundan olmadığını belirtmiş ve Hz. Mehdi geldiğinde, diğer müceddidlerden bu özelliğiyle ayırt edilebileceğine dikkat çekmiştir.</text:span></text:p>
      <text:p text:style-name="P54"/>
      <text:p text:style-name="P354">140) <text:s/>KADİR-İ ZÜLCELAL (HERŞEYE MUKTEDİR OLAN YÜCE ALLAH) HZ. MEHDİ İLE DE, ALEM-İ İSLAM'IN (İSLAM ALEMİNİN) ZULÜMATINI (ZULÜM DEVRİNİ, KARANLIĞINI) DAĞITABİLİR. VE VADETMİŞTİR VAADİNİ ELBETTE YAPACAKTIR:</text:p>
      <text:p text:style-name="P54">Bediüzzaman, Celal ve Kudret sahibi olan Rabbimiz'in, Hz. Mehdi ile dinsizlik ve zulüm devrini ortadan kaldıracağını belirtmiştir. Rabbimiz'in, yer ile gök arasındaki tüm alemi bulutlarla bir dakika içinde doldurup boşalttığı, bir saniyede denizin fırtınalarını durdurduğu ve bahar mevsiminde bir saatte yaz mevsiminin örneğini ve yazın da bir saatte kış fırtınasını yarattığı gibi, <text:soft-page-break/>bu olayı da hemen gerçekleştirmeye kadir olduğunu hatırlatmıştır. Bediüzzaman, Allah'ın bu vaadinin hak olduğunu ve vaadini mutlaka gerçekleştireceğini ifade etmiştir. </text:p>
      <text:p text:style-name="P362">Hz. Mehdi Allah'ın izniyle İslam dünyasının karşı karşıya kaldığı zulüm ve zorluklara son vermekle görevli kişi olacak ve çalışmalarıyla tüm dünya çapında etkili olacaktır. Ancak böylesine tüm dünyanın gözleri önünde gerçekleşecek bir durum ne Bediüzzaman'ın yaşadığı dönemde ne de daha önce gerçekleşmemiştir. Bediüzzaman'ın döneminde bu zulüm devam etmekteydi; komünizm dahi henüz yıkılmamış durumdaydı. Müslümanlara <text:s/>yapılan zulüm ise tüm dünyanın gözleri önünde gerçekleşmekteydi. Çok yakın tarihe kadar Bosna'da, günümüzde hala Keşmir'de, Moro'da, Filistin'de ve daha dünyanın birçok yerinde Müslümanların en temel haklarının bile elinden alındığı, haksız yere öldürüldükleri bilinmektedir. </text:p>
      <text:p text:style-name="P362">Dolayısıyla Bediüzzaman'ın yaşadığı dönemde zulüm ve esaretin ortadan kaldırılması hiçbir şekilde söz konusu olmamıştır. Hatta Bediüzzaman'ın bizzat kendisi <text:s/>bu <text:s/>şartlar <text:s/>nedeniyle hayatının çok büyük bir <text:s/>bölümünü <text:s/>zulüm <text:s/>ve <text:s/>esaret <text:s/>altında <text:s/>geçirmiştir. <text:s/>Bediüzzaman, hadislerde bildirildiği gibi, İslam dünyasının üzerindeki bu zulmü kaldıracak kişinin ancak Hz. Mehdi olacağını belirtmiştir. Kendisinin böyle bir olaya vesile olmadığını ve bu görevi yerine getirecek olanın Hz. Mehdi olduğunu ifade etmiştir.</text:p>
      <text:p text:style-name="P1"/>
      <text:p text:style-name="P71"><text:span text:style-name="T57">Böyle bir cemaat-ı azime (Peygamber Efendimiz (sav)'in soyundan gelen büyük seyyidler cemaati) içindeki mukaddes kuvveti tehyic edecek (harekete geçirecek) ve uyandıracak <text:s text:c="2"/></text:span><text:span text:style-name="T60">HADİSAT-I AZİME</text:span><text:span text:style-name="T57"> (büyük olaylar) </text:span><text:span text:style-name="T60">VÜCUDA GELİYOR </text:span><text:span text:style-name="T57">(meydana geliyor).</text:span><text:span text:style-name="T29">141</text:span><text:span text:style-name="T57"> </text:span><text:span text:style-name="T60">Elbette O KUVVET-İ AZİMEDEKİ</text:span><text:span text:style-name="T57"> (büyük kuvvetteki) </text:span><text:span text:style-name="T60">BİR HAMİYET-İ ALİYE</text:span><text:span text:style-name="T57"> (yüce bir gayret) </text:span><text:span text:style-name="T60">FEVERAN EDECEK </text:span><text:span text:style-name="T57">(harekete geçecek)</text:span><text:span text:style-name="T29">142</text:span><text:span text:style-name="T57"> ve <text:s/></text:span><text:span text:style-name="T60">HAZRETİ MEHDİ BAŞINA GEÇİP, TARİK-I HAK </text:span><text:span text:style-name="T57">(hak yola) </text:span><text:span text:style-name="T60">VE <text:s/>HAKİKATE (gerçeğe) SEVK EDECEK</text:span><text:span text:style-name="T57">.</text:span><text:span text:style-name="T29">143</text:span><text:span text:style-name="T57"> <text:s/></text:span><text:span text:style-name="T54">(Mektubat, s. 473)</text:span></text:p>
      <text:p text:style-name="P127"/>
      <text:p text:style-name="P307"><text:span text:style-name="T1">Bediüzzaman, ahir zamanda Müslümanların hamiyet yani koruma duygularını harekete geçirecek ve gayretlerini artıracak büyük olaylar yaşanacağına dikkat çekmekte ve Hz. Mehdi'nin Müslümanların önderliğini üstlenerek, onla</text:span><text:span text:style-name="T28">rı doğruya ileteceğini açıklamaktadır:</text:span></text:p>
      <text:p text:style-name="P126"/>
      <text:p text:style-name="P41">141) <text:s/>HADİSAT-I AZİME (BÜYÜK OLAYLAR) VÜCUDA GELİYOR (MEYDANA GELİYOR):</text:p>
      <text:p text:style-name="P71"><text:span text:style-name="T29">Peygamberimiz (sav)'in hadislerinde ahir zamanda insanları hayrete düşürecek çok büyük olayların meydana geleceği haber verilmektedir. Ahir zaman, olağanüstü doğa olaylarının yaşanacağı, teknolojik ilerlemeler neticesinde şaşırtıcı gelişmelerin meydana geleceği bir dönemdir. Hadislerde bildirildiğine göre, Hz. Mehdi'nin ortaya çıkışından önce, dünya genelinde kargaşa, anarşi ve terör artacak, açlık ve yokluk yaygınlaşacak, Müslümanlar büyük sıkıntılar yaşayacaklardır. İşte böyle bir ortamda Allah, Hz. Mehdi'yi vesile ederek insanları içine düştükleri durumdan kurtarıp, onları aydınlığa ve kurtuluşa yöneltecektir. Bediüzzaman da</text:span><text:span text:style-name="T31"> "HADİSAT-I AZİME"</text:span><text:span text:style-name="T29"> sözleriyle bu gerçeği dile getirmiş, böyle büyük olayların meydana gelmesinin Hz. Mehdi'nin gelişinden önce oluşacak olan ortamın bir alameti olduğunu ifade etmiştir.</text:span></text:p>
      <text:p text:style-name="P54"><text:soft-page-break/></text:p>
      <text:p text:style-name="P41">142) O KUVVET-İ AZİMEDEKİ (BÜYÜK KUVVETTEKİ) BİR HAMİYET-İ ALİYE (YÜCE BİR GAYRET) FEVERAN EDECEK (HAREKETE GEÇECEK):</text:p>
      <text:p text:style-name="P307"><text:span text:style-name="T1">Bediüzzaman </text:span><text:span text:style-name="T3">"HAMİYET-İ ALİYE FEVERAN EDECEK"</text:span><text:span text:style-name="T1"> sözleriyle, <text:s/>Hz. <text:s/>Mehdi'nin <text:s/>çıkışından <text:s/>önce Müslümanların hamiyet duygularının harekete geçeceği zorlu bir ortam olacağına dikkat çekmektedir. </text:span></text:p>
      <text:p text:style-name="P307"><text:span text:style-name="T1">Bediüzzaman'a göre bu zorlu ortam, Müslümanların gayretini artıracak ve böylece Müslümanlar büyük bir manevi güç elde edeceklerdir. Bu ortam günümüzde yani ahir zamanda meydana gelmektedir. Dünyanın birçok yerinde İslam'a ve Müslümanlara karşı oluşturulan zorlu ortamlar, Müslümanlar arasında İslami hamiyet duygusunu artırmakta ve bu da Müslümanları çözüm yolları aramaya sevk etmektedir. Bediüzzaman da bu sözleriyle Hz. Mehdi'nin çıkışından önce gerçekleşecek olan bu durumu hatırlatmaktadır. Bediüzzaman burada kullandığı </text:span><text:span text:style-name="T3">"FEVERAN EDECEK (HAREKETE GEÇECEK)" </text:span><text:span text:style-name="T1">sözleriyle </text:span><text:span text:style-name="T3">"GELECEK BİR ZAMANDA"</text:span><text:span text:style-name="T1"> gerçekleşecek bir olaya işaret ederek </text:span><text:span text:style-name="T3">"HZ. MEHDİ'NİN İLERİDEKİ BİR TARİHTE ORTAYA ÇIKACAĞINI" </text:span><text:span text:style-name="T1">ve bu görevi üstleneceğini haber vermektedir. Eğer böyle bir durum Bediüzzaman'ın yaşadığı dönemde oluşmuş olsaydı, kuşkusuz ki Bediüzzaman bunu o dönemin zamanını ifade eden bir kelime ile açıklardı. Ancak Bediüzzaman Hz. Mehdi'nin çıkışı o dönemde henüz gerçekleşmemiş olduğu için bunu gelecek zaman ifade eden </text:span><text:span text:style-name="T3">"feveran edecek" </text:span><text:span text:style-name="T1">sözleriyle dile getirmiştir.</text:span></text:p>
      <text:p text:style-name="P14"/>
      <text:p text:style-name="P113">143) HAZRET-İ MEHDİ BAŞINA GEÇİP, TARİK-I HAK (HAK YOLA) VE HAKİKATE (GERÇEĞE) SEVK EDECEK:</text:p>
      <text:p text:style-name="P307"><text:span text:style-name="T1">Bediüzzaman bu sözüyle, Müslümanlarda oluşan İslam'ı koruma gayretinin artması sonucunda, Hz. Mehdi'nin başa geçerek insanları</text:span><text:span text:style-name="T3"> "TARİK-I HAK VE HAKİKATE" </text:span><text:span text:style-name="T1">yani </text:span><text:span text:style-name="T3">"HAK YOLA VE GERÇEĞE" </text:span><text:span text:style-name="T1">yönelteceğini bildirmiştir. Bediüzzaman Hz. Mehdi'nin, hamiyet duyguları artan Müslüman toplumunun lideri olacağını söylemektedir. <text:s/>Dikkat edilirse Bediüzzaman, Hz. Mehdi'den yine "BİR ŞAHIS" olarak bahsetmektedir. </text:span><text:span text:style-name="T3">"HZ. MEHDİ'NİN MÜSLÜMANLARIN ÖNDERLİĞİNİ ÜSTLENECEĞİNİ" </text:span><text:span text:style-name="T1">bildirmektedir.</text:span></text:p>
      <text:p text:style-name="P307"><text:span text:style-name="T1">Bir şahs-ı manevinin ya da topluluğun, "önderlik" veya "liderlik" yapması söz konusu değildir. Bediüzzaman da ahir zamanda Hz. Mehdi'nin Müslümanların lideri olacağını belirterek manevi bir kişi olmadığını, </text:span><text:span text:style-name="T3">"BİR ŞAHIS"</text:span><text:span text:style-name="T1"> olduğunu ifade etmektedir.</text:span></text:p>
      <text:p text:style-name="P254"/>
      <text:p text:style-name="P254"/>
      <text:p text:style-name="P138">SİKKE-İ TASDİK-İ GAYBİ </text:p>
      <text:p text:style-name="P285">KİTABINDAN ALINTILAR</text:p>
      <text:p text:style-name="P264"/>
      <text:p text:style-name="P71"><text:span text:style-name="T57">Ümmetin beklediği, </text:span><text:span text:style-name="T60">AHİR ZAMANDA GELECEK</text:span><text:span text:style-name="T29">144 </text:span><text:span text:style-name="T60">ZATIN</text:span><text:span text:style-name="T29">145</text:span><text:span text:style-name="T57"> </text:span><text:span text:style-name="T60">ÜÇ VAZİFESİNDEN</text:span><text:span text:style-name="T29">146</text:span><text:span text:style-name="T57"> <text:s text:c="3"/></text:span><text:span text:style-name="T60">EN MÜHİMMİ (önemlisi) VE EN BÜYÜĞÜ VE EN KIYMETDARI</text:span><text:span text:style-name="T57"> (değerlisi) </text:span><text:span text:style-name="T60">OLAN İMAN-I TAHKİKİYİ</text:span><text:span text:style-name="T57"> (gerçek imanı) </text:span><text:span text:style-name="T60">NEŞR</text:span><text:span text:style-name="T57"> (yazma ve dağıtma yoluyla yaymak) </text:span><text:span text:style-name="T60">VE EHL-İ İMANI</text:span><text:span text:style-name="T57"> (iman edenleri) </text:span><text:span text:style-name="T60">DALALETTEN </text:span><text:span text:style-name="T57">(sapkınlıktan) </text:span><text:span text:style-name="T60">KURTARMAK...</text:span><text:span text:style-name="T29">147</text:span><text:span text:style-name="T57"> <text:s/></text:span><text:span text:style-name="T54">(Sikke-i Tasdik-i Gaybi, s. 9)</text:span></text:p>
      <text:p text:style-name="P253"/>
      <text:p text:style-name="P254">Bediüzzaman, Hz. Mehdi'nin üç büyük görevinden birincisinin ve en önemlisinin gerçek imanı yayarak insanların sapkınlıktan kurtulmasına vesile olması olduğunu belirtmiştir:</text:p>
      <text:p text:style-name="P1"/>
      <text:p text:style-name="P41">144) <text:s/>AHİR ZAMANDA GELECEK:</text:p>
      <text:p text:style-name="P307"><text:span text:style-name="T1">Bediüzzaman</text:span><text:span text:style-name="T3"> "AHİR ZAMANDA GELECEK"</text:span><text:span text:style-name="T1"> diyerek Hz. Mehdi'nin kendisinden sonraki bir dönemde geleceğini ifade etmiştir. Eğer Bediüzzaman, kendi yaşadığı dönemde ya da öncesinde Hz. Mehdi'nin gelip faaliyetlerine başladığı kanaatinde olsaydı, hiç şüphesiz</text:span><text:span text:style-name="T3"> "GELECEK"</text:span><text:span text:style-name="T1"> kelimesi yerine "gelmiş" ya da "geldi" gibi sözler kullanırdı. Ancak böyle bir durum henüz gerçekleşmediğinden, Bediüzzaman da Hz. Mehdi'nin geliş vaktinin </text:span><text:span text:style-name="T3">"İLERİDE"</text:span><text:span text:style-name="T1"> olacağını belirten bir kelime kullanmıştır.</text:span></text:p>
      <text:p text:style-name="P71"><text:span text:style-name="T29">Bediüzzaman</text:span><text:span text:style-name="T31"> "GELECEK" </text:span><text:span text:style-name="T29">kelimesini, bu kitapta yer alan Hz. Mehdi ile ilgili sözlerinde pek çok defa kullanmıştır. Bu sözündeki de Bediüzzaman'ın </text:span><text:span text:style-name="T31">"8. KEZ"</text:span><text:span text:style-name="T29"> tekrarladığı </text:span><text:span text:style-name="T31">"GELECEK" </text:span><text:span text:style-name="T29">kelimesidir. Bediüzzaman, aynı ifadeyi 8 defa tekrarlayarak bu konuya kesinlik kazandırmış ve Hz. Mehdi'nin kendisinden sonraki bir zamanda ortaya çıkacağı konusunda hiçbir şüpheye yer bırakmamıştır.</text:span></text:p>
      <text:p text:style-name="P71"><text:span text:style-name="T29">Bediüzzaman bu sözlerinde ayrıca Hz. Mehdi'nin </text:span><text:span text:style-name="T31">"GELECEK BİR ŞAHIS"</text:span><text:span text:style-name="T29"> olduğunu da ifade etmiştir. Zira bir şahs-ı manevinin </text:span><text:span text:style-name="T31">"GELMESİ"</text:span><text:span text:style-name="T29">nden değil, ancak </text:span><text:span text:style-name="T31">"OLUŞMASI"</text:span><text:span text:style-name="T29">ndan bahsedilebilir. Bediüzzaman da bu sebeple "ahir zamanda oluşacak" dememiş, </text:span><text:span text:style-name="T31">"ahir zamanda GELECEK"</text:span><text:span text:style-name="T29"> sözlerini kullanarak, Hz. Mehdi'nin </text:span><text:span text:style-name="T31">"BİR ŞAHIS"</text:span><text:span text:style-name="T29"> olduğunu açıklamıştır.</text:span></text:p>
      <text:p text:style-name="P127"><text:soft-page-break/></text:p>
      <text:p text:style-name="P295">145) <text:s/>ZATIN:</text:p>
      <text:p text:style-name="P307"><text:span text:style-name="T1">Bediüzzaman kullandığı </text:span><text:span text:style-name="T3">"ZAT"</text:span><text:span text:style-name="T1"> ifadesi ile ise, Hz. Mehdi'nin "manevi bir varlık" değil, </text:span><text:span text:style-name="T3">"BİR ŞAHIS"</text:span><text:span text:style-name="T1"> olduğunu olabilecek en açık şekilde izah etmiştir. Bilindiği gibi </text:span><text:span text:style-name="T3">"ZAT"</text:span><text:span text:style-name="T1"> kelimesinin sözlük anlamı, </text:span><text:span text:style-name="T3">"KİŞİ, KİMSE, ŞAHIS"</text:span><text:span text:style-name="T1">dır. Aynı zamanda da "tekil" yani </text:span><text:span text:style-name="T3">"BİR KİŞİ"</text:span><text:span text:style-name="T1">den bahsedildiğini açıklayan bir ifadedir. Bilinen bir kişiyi belirtmek amacıyla kullanılır. Aynı zamanda da bir saygı ifadesidir. Onlarca risaleyi birbirinden hikmetli ifadelerle kaleme alan büyük İslam alimi Bediüzzaman da hiç şüphesiz ki bu kelimenin anlamını tüm detaylarıyla çok iyi bilmektedir. Eğer Bediüzzaman Hz. Mehdi'nin bir şahs-ı manevi olacağını anlatmak isteseydi, kuşkusuz ki bunu açıkça belirtecek <text:s/>kadar kesin anlamlar ile </text:span><text:span text:style-name="T3">"BİR İNSAN"</text:span><text:span text:style-name="T1">ı ifade eden </text:span><text:span text:style-name="T3">"ZAT"</text:span><text:span text:style-name="T1"> kelimesini kullanmazdı. Bunun yerine "şahs-ı manevi" kavramını ifade edecek birbirinden hikmetli çok çeşitli kelimeler seçebilirdi. Buna rağmen açıkça </text:span><text:span text:style-name="T3">"ZAT"</text:span><text:span text:style-name="T1"> kelimesini tercih etmiş olması, Bediüzzaman'ın Hz. Mehdi'nin bir şahıs olduğu konusundaki kanaatini çok açık bir şekilde ortaya koymaktadır. </text:span></text:p>
      <text:p text:style-name="P71"><text:span text:style-name="T29">Ayrıca Bediüzzaman</text:span><text:span text:style-name="T31"> "ZAT" </text:span><text:span text:style-name="T29">kelimesini, buraya kadar yer alan sözlerinde toplam </text:span><text:span text:style-name="T31">"9. KEZ" </text:span><text:span text:style-name="T29">kullanmıştır. Bediüzzaman gibi yüksek ilim sahibi bir şahsın, bir kelimeyi aynı konuda 9 kez tekrarlaması, elbette ki belirli bir hikmet üzerinedir. Hiç şüphe yok ki Bediüzzaman, Hz. Mehdi'nin bir şahıs olduğu konusunda çok kesin bir kanaate sahiptir ve bu kanaati doğrultusunda müminleri de en doğru şekilde bilgilendirmektedir.</text:span></text:p>
      <text:p text:style-name="P54"/>
      <text:p text:style-name="P295">146) ÜÇ VAZİFESİNDEN:</text:p>
      <text:p text:style-name="P150"><text:span text:style-name="T1">Bediüzzaman, Müslümanların beklediği, ahir zamanda gelecek mübarek şahsın tek bir görevi olmayacağını bildirmiştir. Bu <text:s/>şahsın </text:span><text:span text:style-name="T3">"ÜÇ BÜYÜK VE KAPSAMLI GÖREVİ" </text:span><text:span text:style-name="T1">olacağını ifade etmiştir. Bediüzzaman bu görevlerin; </text:span></text:p>
      <text:p text:style-name="P254">1) "İnsanların imanını kurtarmak, </text:p>
      <text:p text:style-name="P54">2) İslam Birliğini kurmak ve tüm dünya Müslümanlarının önderi olmak, </text:p>
      <text:p text:style-name="P254">3) Kuran ahlakını tüm dünyaya hakim kılmak ve Hristiyanlarla ittifak kurmak olduğunu" açıklamıştır. Peygamberimiz (sav)'den bu yana gönderilen müceddidler arasında, 1400 yıldır bu görevlerin birini yalnızca belirli açılardan yerine getirmiş İslam büyükleri olmuştur. İslam tarihinde insanların imanına vesile olan bir çok büyük âlim vardır. Osmanlı padişahları İslam Birliğini yönetmiş Müslüman önderlerdir. Fakat hiçbiri, bahsedilen üç önemli görevi birden ve dünya çapında yerine getirememişlerdir. Bediüzzaman da burada Hz. Mehdi'nin bu özelliğini vurgulayarak, bu üstün vasışı şahsın geçmiş dönemlerde geldiğinden bahsedilemeyeceğini, bu görevlerin yapılmasının, onu insanlara tanıtan alameti olacağını belirtmiştir.</text:p>
      <text:p text:style-name="P254"/>
      <text:p text:style-name="P41">147) EN MÜHİMMİ (ÖNEMLİSİ) VE EN BÜYÜĞÜ VE EN KIYMETDARI (DEĞERLİSİ) OLAN İMAN-I TAHKİKİYİ (GERÇEK İMANI) NEŞR (YAZMA VE DAĞITMA YOLUYLA YAYMAK) VE EHL-İ İMANI (İMAN EDENLERİ) DALALETTEN (SAPKINLIKTAN) KURTARMAK:</text:p>
      <text:p text:style-name="P71"><text:span text:style-name="T29">Bediüzzaman </text:span><text:span text:style-name="T31">"İMANI KURTARMA GÖREVİ"</text:span><text:span text:style-name="T29">nin, ahir zamanda gelecek olan Hz. </text:span><text:soft-page-break/><text:span text:style-name="T29">Mehdi'nin üç vazifesinden birincisi olduğunu belirtmiştir. Ve bu görevi, Hz. Mehdi'nin "en önemli ve en kıymetli vazifesi"olarak adlandırmıştır. Ahir zamanda <text:s/>gelecek <text:s/>olan bu mübarek şahsın kendi döneminde <text:s/>"çok büyük ve <text:s/>önemli bir iman hizmeti" gerçekleştireceğini bildirmiştir. Bu hizmetin çapı daha önce kimseye nasip olmamış büyüklükte olacaktır. Bediüzzaman burada kullandığı </text:span><text:span text:style-name="T31">"NEŞR" </text:span><text:span text:style-name="T29">kelimesiyle iman hakikatlerinin her türlü imkan kullanılarak, çeşitli kitle iletişim araçlarıyla yapılacağına dikkat çekmiştir. Doğal olarak bu şekilde imanı yayma çalışması da dünyadaki tüm insanlar tarafından bilinecektir. Ahir zamanda Mesih Deccal'in fitnesi tüm insanları çepeçevre sarmış olacak, bu büyüklükteki bir fitneyi etkisiz hale getirip inananların imanını korumak da Hz. Mehdi'nin en büyük vazifelerinden biri olacaktır. Bediüzzaman bugüne kadar böyle büyük çapta bir "imanı kurtarma görevi"nin hiçbir müceddid tarafından yerine getirilmediğine ve Hz. Mehdi'nin de bu görevini, böyle büyük bir etki bırakacak şekilde gerçekleştirmesiyle tanınacağına işaret etmiştir.</text:span></text:p>
      <text:p text:style-name="P54"/>
      <text:p text:style-name="P71"><text:span text:style-name="T68">... Bu hakikatdan anlaşılıyor ki; SONRA GELECEK</text:span><text:span text:style-name="T50">148</text:span></text:p>
      <text:p text:style-name="P71"><text:span text:style-name="T68">O</text:span><text:span text:style-name="T50">149 </text:span><text:span text:style-name="T68">MÜBAREK ZAT</text:span><text:span text:style-name="T50">150 </text:span><text:span text:style-name="T68">RİSALE-İ NUR'U BİR PROGRAMI</text:span></text:p>
      <text:p text:style-name="P52">OLARAK NEfiR VE TATBİK EDECEK (yazma ve</text:p>
      <text:p text:style-name="P71"><text:span text:style-name="T68">dağıtma yoluyla yayacak ve uygulayacak).</text:span><text:span text:style-name="T50">151</text:span></text:p>
      <text:p text:style-name="P303">(Sikke-i Tasdik-i Gaybi, s. 9)</text:p>
      <text:p text:style-name="P254"/>
      <text:p text:style-name="P126">Bediüzzaman bu sözüyle bir kez daha Hz. Mehdi'nin gelişini müjdelemiş ve bu mübarek zatın, faaliyetlerini yerine getirirken kendisini "Hz. Mehdi'ye zemin hazırlayan bir öncü" olarak tanımlayan Bediüzzaman'ın eserlerinden de istifade edeceğini belirtmiştir:</text:p>
      <text:p text:style-name="P254"/>
      <text:p text:style-name="P41">148) SONRA GELECEK:</text:p>
      <text:p text:style-name="P307"><text:span text:style-name="T1">Bediüzzaman, Hz. Mehdi'den bahsettiği sözlerinin pek çoğunda tekrarladığı</text:span><text:span text:style-name="T3"> "GELECEK"</text:span><text:span text:style-name="T1"> ifadesini burada da </text:span><text:span text:style-name="T3">"9. KEZ"</text:span><text:span text:style-name="T1"> kullanmıştır. Bediüzzaman bu sözleriyle Hz. Mehdi'nin, önceki müceddidlerin ve Bediüzzaman'ın yaşadığı dönemlerde gelmediğini söylemiş; bu mübarek zatın bunların hepsinden </text:span><text:span text:style-name="T3">"SONRA" </text:span><text:span text:style-name="T1">geleceğini </text:span><text:span text:style-name="T3">"9. KEZ"</text:span><text:span text:style-name="T1"> ifade etmiştir. Ayrıca Bediüzzaman bu durumu, yalnızca gelecek zaman ifade eden bir fiil kullanarak değil, bunu bir de</text:span><text:span text:style-name="T3"> "SONRA"</text:span><text:span text:style-name="T1"> kelimesiyle destekleyerek çok kesin bir üslupla açıklamıştır. </text:span></text:p>
      <text:p text:style-name="P307"><text:span text:style-name="T1">Bediüzzaman bu sözleriyle ayrıca Hz. Mehdi'nin "bir şahs-ı manevi" olmadığını, </text:span><text:span text:style-name="T3">"belirli bir zamanda gelecek BİR ŞAHIS olduğunu"</text:span><text:span text:style-name="T1"> da açıkça belirtmiştir.</text:span></text:p>
      <text:p text:style-name="P254"/>
      <text:p text:style-name="P41">149) O:</text:p>
      <text:p text:style-name="P71"><text:span text:style-name="T29">Bediüzzaman Hz. Mehdi'den</text:span><text:span text:style-name="T31"> "BİR KİŞİLİK ZAMİRİ"</text:span><text:span text:style-name="T29"> olan ve</text:span><text:span text:style-name="T31"> "TEK BİR KİŞİ"</text:span><text:span text:style-name="T29">yi ifade eden</text:span><text:span text:style-name="T31"> "O" </text:span><text:span text:style-name="T29">kelimesiyle bahsetmiştir. Bediüzzaman'ın Hz. Mehdi'yi tanımlamak için böyle bir sözcük seçmiş olması ise elbette ki bir tevafuk değildir. Bediüzzaman kitabın başından bu <text:s/>yana <text:s/>yer <text:s/>verilen <text:s/>sözlerinin <text:s/>pek <text:s/>çoğunda, Hz. Mehdi için yine</text:span><text:span text:style-name="T31"> "O" </text:span><text:span text:style-name="T29">zamirini kullanmıştır. Burada da </text:span><text:span text:style-name="T31">"O"</text:span><text:span text:style-name="T29"> kelimesini </text:span><text:span text:style-name="T31">"12. DEFA" </text:span><text:span text:style-name="T29">kullanmaktadır. Kuşkusuz ki yüzlerce sayfadan, onlarca kitaptan oluşan büyük bir külliyat meydana getiren büyük mütefekkir Bediüzzaman, eserlerinde kullandığı her </text:span><text:soft-page-break/><text:span text:style-name="T29">hikmetli kelime gibi, bu sözcüğü de son derece bilinçli ve kasıtlı bir şekilde bu kadar çok tekrarlamıştır. Çok açıktır ki Bediüzzaman Müslümanlara, Hz. Mehdi'nin sadece "maneviyat ifade eden bir kavram" olmadığını belirtmekte, ahir zamanda tüm inananların sorumluluğunu üstlenecek özelliklere sahip </text:span><text:span text:style-name="T31">"BİR İNSAN"</text:span><text:span text:style-name="T29">,</text:span><text:span text:style-name="T31"> "BİR ŞAHIS"</text:span><text:span text:style-name="T29"> olduğunu müjdelemektedir.</text:span></text:p>
      <text:p text:style-name="P54"/>
      <text:p text:style-name="P41">150) MÜBAREK ZAT:</text:p>
      <text:p text:style-name="P71"><text:span text:style-name="T29">Bediüzzaman, aynı sözü içerisinde tekrar tekrar </text:span><text:span text:style-name="T31">"ZAT" </text:span><text:span text:style-name="T29">kelimesini kullanarak Hz. Mehdi'nin müminlere önderlik edecek </text:span><text:span text:style-name="T31">"BİR ŞAHIS"</text:span><text:span text:style-name="T29"> olduğunu ısrarla vurgulamaktadır. Burada da Bediüzzaman bu sözcüğü </text:span><text:span text:style-name="T31">"10. KEZ"</text:span><text:span text:style-name="T29"> kullanmaktadır. </text:span></text:p>
      <text:p text:style-name="P56"/>
      <text:p text:style-name="P150"><text:span text:style-name="T1">Bediüzzaman ayrıca burada</text:span><text:span text:style-name="T3"> "ZAT"</text:span><text:span text:style-name="T1"> kelimesini bir de nitelendirmekte ve Hz. Mehdi'nin</text:span><text:span text:style-name="T3"> "NASIL BİR ZAT" </text:span><text:span text:style-name="T1">olduğunu da açıklamaktadır. Bediüzzaman Hz. Mehdi'nin </text:span><text:span text:style-name="T3">"MÜBAREK BİR ZAT" </text:span><text:span text:style-name="T1">olduğunu belirtmektedir.</text:span><text:span text:style-name="T3"> "MÜBAREK"</text:span><text:span text:style-name="T1"> kelimesi</text:span><text:span text:style-name="T3"> "İlahi hayrın bulunduğu" </text:span><text:span text:style-name="T1">anlamına gelmektedir. Bediüzzaman da burada kullandığı bu "mübarek" sıfatıyla Hz. Mehdi'nin imanını, yerine getireceği vazifeleri övmektedir. Bediüzzaman verdiği tüm bu detaylı bilgilerle Müslümanlara Hz. Mehdi'nin ahlakını ve mücadelesini tanıtmakta, bu üstün ahlaklı şahsın hangi özellikleriyle tanınabileceğini anlatmaktadır.</text:span></text:p>
      <text:p text:style-name="P126"/>
      <text:p text:style-name="P295">151) RİSALE-İ NUR'U BİR PROGRAMI OLARAK NEŞR VE TATBİK EDECEK (YAZMA VE DAĞITMA YOLUYLA YAYACAK VE UYGULAYACAK):</text:p>
      <text:p text:style-name="P307"><text:span text:style-name="T1">Bediüzzaman eserlerinde, Hz. Mehdi'den önceki yüzyılın müceddidi olması sebebiyle kendisini "Hz. Mehdi'nin bir öncüsü", "ona zemin hazırlayan bir askeri" olarak tanımlamıştır. Yine bir sözünde de, "kendisinin ektiği tohumların Hz. Mehdi tarafından geliştirileceğini ve bu mübarek şahıs vesilesiyle bu tohumların sümbülleneceğini" anlatarak, Hz. Mehdi'nin gelişinden önce yaptığı çalışmalarla ona "bir ön hazırlık" yaptığını anlatmaktadır. 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 Bediüzzaman bu sözleriyle kendisinin Hz. Mehdi olmadığını, Hz. Mehdi'nin </text:span><text:span text:style-name="T3">"KENDİSİNDEN SONRAKİ DÖNEMDE GELECEK BİR ŞAHIS OLDUĞUNU" </text:span><text:span text:style-name="T1">bir kez daha açıklığa kavuşturmuştur.</text:span></text:p>
      <text:p text:style-name="P1"/>
      <text:p text:style-name="P71"><text:span text:style-name="T68">O</text:span><text:span text:style-name="T50">152 </text:span><text:span text:style-name="T68">ZATIN</text:span><text:span text:style-name="T50">153 </text:span><text:span text:style-name="T68">İKİNCİ VAZİFESİ, fiERİATI (Kuran</text:span></text:p>
      <text:p text:style-name="P52">ahlakının esaslarını ve Peygamberimiz (sav)'in sünnetini)</text:p>
      <text:p text:style-name="P52">İCRA VE TATBİK ETMEKTİR (uygulamak ve yerine</text:p>
      <text:p text:style-name="P71"><text:span text:style-name="T68">getirmektir).</text:span><text:span text:style-name="T50">154</text:span></text:p>
      <text:p text:style-name="P52">(Sikke-i Tasdik-i Gaybi, s. 9)</text:p>
      <text:p text:style-name="P127"/>
      <text:p text:style-name="P254">Bediüzzaman, bu sözünde de Hz. Mehdi'nin ikinci görevinin Kuran ahlakının esaslarının tam olarak yaşanmasına vesile olmak olduğunu açıklamaktadır:</text:p>
      <text:p text:style-name="P254"><text:soft-page-break/></text:p>
      <text:p text:style-name="P295">152) <text:s/>O:</text:p>
      <text:p text:style-name="P71"><text:span text:style-name="T29">Bediüzzaman burada da</text:span><text:span text:style-name="T31"> "13. KEZ"</text:span><text:span text:style-name="T29"> Hz. Mehdi için, </text:span><text:span text:style-name="T31">"BİR ŞAHIS ZAMİRİ" </text:span><text:span text:style-name="T29">olan</text:span><text:span text:style-name="T31"> "O" </text:span><text:span text:style-name="T29">kelimesini kullanmıştır. Bediüzzaman sözlerinde sık sık tekrarladığı bu kelime ile, ahir zamanda ortaya çıkacak olan Hz. Mehdi'nin "manevi bir önder" değil, bizzat müminlerin başına geçerek, onları hidayete yöneltecek </text:span><text:span text:style-name="T31">"BİR ŞAHIS"</text:span><text:span text:style-name="T29"> olduğunu belirtmektedir. </text:span></text:p>
      <text:p text:style-name="P71"><text:span text:style-name="T29">Bediüzzaman ayrıca burada "onlar" gibi çoğul bir topluluğu ifade eden bir kelime de kullanmamış, Hz. Mehdi'nin </text:span><text:span text:style-name="T31">"TEK BİR KİŞİ"</text:span><text:span text:style-name="T29"> olduğunu ifade eden</text:span><text:span text:style-name="T31"> "O" </text:span><text:span text:style-name="T29">sözcüğüne yer vermiştir. Bediüzzaman bu açıklamalarıyla, Hz. Mehdi'nin bir şahs-ı manevi olmadığı konusundaki kesin kanaatlerini delilleriyle birlikte ortaya koymuştur. </text:span></text:p>
      <text:p text:style-name="P253"/>
      <text:p text:style-name="P41">153) <text:s/>ZATIN:</text:p>
      <text:p text:style-name="P307"><text:span text:style-name="T1">Bediüzzaman buradaki</text:span><text:span text:style-name="T3"> "ZAT"</text:span><text:span text:style-name="T1"> kelimesiyle, aynı cümle içerisinde Hz. Mehdi'nin</text:span><text:span text:style-name="T3"> "BİR ŞAHIS"</text:span><text:span text:style-name="T1"> olduğu konusuna açıklık getiren ikinci bir vurgulama daha yapmıştır. Bediüzzaman, Hz. Mehdi'den bahsettiği hemen her sözünde tekrarladığı bu kelimeyi, burada da </text:span><text:span text:style-name="T3">"11. KEZ"</text:span><text:span text:style-name="T1"> kullanmıştır. Bediüzzaman bu kadar çok tekrarladığı bu sözüyle, Hz. Mehdi'nin kesinlikle "manevi bir varlık" olmadığını açıklamış ve Müslümanların bu kutlu </text:span><text:span text:style-name="T3">"ŞAHIS" </text:span><text:span text:style-name="T1">hakkında en doğru şekilde bilgilenmelerini sağlamıştır.</text:span></text:p>
      <text:p text:style-name="P254"/>
      <text:p text:style-name="P41">154) <text:s/>İKİNCİ VAZİFESİ, ŞERİATI (KURAN AHLAKININ ESASLARINI VE PEYGAMBERİMİZ (SAV)'İN SÜNNETİNİ) İCRA VE TATBİK ETMEKTİR (UYGULAMAK VE YERİNE GETİRMEKTİR):</text:p>
      <text:p text:style-name="P71"><text:span text:style-name="T31">"İCRA VE TATBİK ETMEK", "uygulamak, yürürlüğe sokmak, yerine getirmek" </text:span><text:span text:style-name="T29">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liderliğini üstlenmesiyle gerçekleştirilecektir. Bediüzzaman da bu gerçeği hatırlatarak, bu vazifeyi daha kimsenin yerine getirmemiş olduğuna ve gerçekleştiğinde de bunun, Hz. Mehdi'nin en önemli alametlerinden biri olacağına dikkat çekmiştir.</text:span></text:p>
      <text:p text:style-name="P54"/>
      <text:p text:style-name="P52">Birinci vazife, maddi kuvvetle değil, belki kuvvetli itikad</text:p>
      <text:p text:style-name="P52">(güclü ve samimi bir iman) ve ihlas (yalnızca Allah'ın hoşnutluğ</text:p>
      <text:p text:style-name="P390">unu gözetme) ve sadakatle (kalpten bağlılıkla) olduğu halde, BU İKİNCİ VAZİFE, GAYET BÜYÜK MADDİ</text:p>
      <text:p text:style-name="P52">BİR KUVVET VE HAKİMİYET LAZIM Kİ, O İKİNCİ</text:p>
      <text:p text:style-name="P71"><text:span text:style-name="T68">VAZİFE TATBİK EDİLEBİLSİN (yerine getirilebilsin).</text:span><text:span text:style-name="T50">155</text:span></text:p>
      <text:p text:style-name="P303">(Sikke-i Tasdik-i Gaybi, s. 9)</text:p>
      <text:p text:style-name="P1"/>
      <text:p text:style-name="P126">Bediüzzaman, Hz. Mehdi'nin ikinci görevinin ancak "büyük bir maddi kuvvet ve hakimiyetle" gerçekleştirilebileceğini belirtmiştir:</text:p>
      <text:p text:style-name="P254"><text:soft-page-break/></text:p>
      <text:p text:style-name="P99">155) BU İKİNCİ VAZİFE, GAYET BÜYÜK MADDİ BİR KUVVET VE HAKİMİYET LAZIM Kİ, O İKİNCİ VAZİFE TATBİK EDİLEBİLSİN (YERİNE GETİRİLEBİLSİN):</text:p>
      <text:p text:style-name="P150"><text:span text:style-name="T1">Bediüzzaman, Hz. Mehdi'nin ikinci görevini ancak </text:span><text:span text:style-name="T3">"BÜYÜK BİR MADDİ KUVVET VE HAKİMİYETLE" </text:span><text:span text:style-name="T1">gerçekleştirilebileceğini vurgulamıştır. Bu güce sahip olacak tek kişi Hz. Mehdi'dir. Bediüzzaman, Hz. Mehdi'nin bu vazifesini dünya çapında gerçekleştireceğini hatırlatarak, onun sahip olacağı maddi kuvvet ve hâkimiyetin de çok büyük boyutlarda olacağına dikkat çekmiştir. Peygamberimiz (sav)'in döneminden bu yana böyle bir güç ve hakimiyet sağlanamamıştır. Bediüzzaman da yaşadığı süre içerisinde böyle bir güç ve hakimiyet sahibi olmamıştır. Tüm hayatını Kuran ahlakının tebliğine adamış, bu uğurda her türlü fedakarlığı göze almış ve çok büyük bir hizmet vermiştir. Ancak onun tebliği maddi bir kuvvet ve hakimiyet içerisinde değil, gayet zor maddi şartlarda ve benzersiz sıkıntılar içerisinde geçmiştir. Hem Bediüzzaman hem de talebeleri büyük iman hizmetlerini çok kısıtlı imkanlarla gerçekleştirmişlerdir. Tüm bu zorluklar içerisinde, Bediüzzaman şereşi mücadelesini sürdürmüş ve ihlasıyla, samimiyetiyle Müslümanlara önemli bir örnek teşkil etmiştir. Ancak bizzat kendisinin de belirttiği gibi, bu durum, Hz. Mehdi'nin elde edeceği "gayet büyük maddi kuvvet ve hakimiyet"in Bediüzzaman'ın hayatında söz konusu olmadığını açıkça ortaya koymuştur. Nitekim Bediüzzaman da, kendisine Mehdilik isnad eden kimselere Hz. Mehdi olmadığını bu delili de öne sürerek açıklamıştır.</text:span></text:p>
      <text:p text:style-name="P1"/>
      <text:p text:style-name="P71"><text:span text:style-name="T68">O</text:span><text:span text:style-name="T50">156 </text:span><text:span text:style-name="T68">ZATIN</text:span><text:span text:style-name="T50">157 </text:span><text:span text:style-name="T68">ücüncü vazifesi, HİLAFET-İ İSLAMİYE'Yİ</text:span></text:p>
      <text:p text:style-name="P52">(İslam halifeliğini) İTTİHAD-I İSLAM'A BİNA EDEREK</text:p>
      <text:p text:style-name="P71"><text:span text:style-name="T68">(İslam birliği üzerine kurarak),</text:span><text:span text:style-name="T50">158 </text:span><text:span text:style-name="T68">İSEVİ RUHANİLERİYLE</text:span></text:p>
      <text:p text:style-name="P390">(dindar Hristiyanlarla ve Hristiyan alimleriyle) İTTİFAK EDİP (iş birliği ve dayanışma içerisine girerek) DİN-İ</text:p>
      <text:p text:style-name="P71"><text:span text:style-name="T68">İSLAM'A (İslam dinine) HİZMET ETMEKTİR.</text:span><text:span text:style-name="T50">159</text:span></text:p>
      <text:p text:style-name="P71"><text:span text:style-name="T68">BU VAZİFE, PEK BÜYÜK BİR SALTANAT</text:span><text:span text:style-name="T50">160 </text:span><text:span text:style-name="T68">ve</text:span></text:p>
      <text:p text:style-name="P71"><text:span text:style-name="T68">KUVVET</text:span><text:span text:style-name="T50">161 </text:span><text:span text:style-name="T68">ve MİLYONLAR FEDAKARLARLA (MİLYONLARIN</text:span></text:p>
      <text:p text:style-name="P52">FEDAKARANE KATILIMIYLA) TATBİK</text:p>
      <text:p text:style-name="P71"><text:span text:style-name="T68">EDİLEBİLİR (yerine getirilebilir).</text:span><text:span text:style-name="T50">162</text:span></text:p>
      <text:p text:style-name="P52">(Sikke-i Tasdik-i Gaybi, s. 9)</text:p>
      <text:p text:style-name="P263"/>
      <text:p text:style-name="P254">Bediüzzaman, Hz. Mehdi'nin bir başka görevinin de İslam toplumunu birleştirmek ve Hristiyan alemiyle ittifak etmek olduğunu bildirmiştir:</text:p>
      <text:p text:style-name="P254"/>
      <text:p text:style-name="P41">156) <text:s/>O:</text:p>
      <text:p text:style-name="P71"><text:span text:style-name="T29">Bediüzzaman, bu sözünde </text:span><text:span text:style-name="T31">"14. KEZ" <text:s/>"O"</text:span><text:span text:style-name="T29"> zamirini kullanmış ve Hz. Mehdi'nin</text:span><text:span text:style-name="T31"> "BİR ŞAHIS" </text:span><text:span text:style-name="T29">olduğunu bir kez daha tekrarlamıştır. Eğer Bediüzzaman, Hz. Mehdi'nin "manevi bir isim" ya da "birçok insandan oluşan bir topluluk" olduğunu düşünseydi, elbette ki tüm bu iddiaları reddedecek açıklıkta bir kelime kullanmaz, Hz. Mehdi'den </text:span><text:span text:style-name="T31">"O ZAT"</text:span><text:span text:style-name="T29"> sözleriyle bahsetmezdi. Çok açıktır ki Bediüzzaman, Hz. Mehdi'nin </text:span><text:span text:style-name="T31">"TEK BİR ŞAHIS"</text:span><text:span text:style-name="T29"> olduğunu belirtmiş </text:span><text:soft-page-break/><text:span text:style-name="T29">ve aksi yöndeki tüm düşüncelerin geçersizliğini ortaya koymuştur.</text:span></text:p>
      <text:p text:style-name="P142">157) <text:s/>ZATIN:</text:p>
      <text:p text:style-name="P71"><text:span text:style-name="T29">Bediüzzaman, </text:span><text:span text:style-name="T31">"KİŞİ, KİMSE YA DA ŞAHIS"</text:span><text:span text:style-name="T29"> anlamına gelen</text:span><text:span text:style-name="T31"> "ZAT"</text:span><text:span text:style-name="T29"> kelimesini bu sözlerinde de</text:span><text:span text:style-name="T31"> "12. KEZ"</text:span><text:span text:style-name="T29"> tekrarlamış ve Hz. Mehdi'nin tüm dünya Müslümanlarının liderliğini üstlenecek, </text:span><text:span text:style-name="T31">"üstün vasışı BİR İNSAN" </text:span><text:span text:style-name="T29">olduğunu yeniden vurgulamıştır.</text:span></text:p>
      <text:p text:style-name="P253"/>
      <text:p text:style-name="P41">158) <text:s/>HİLAFET-İ İSLAMİYE'Yİ (İSLAM HALİFELİĞİNİ) İTTİHAD-I İSLAM'A BİNA EDEREK (İSLAM BİRLİĞİNİN ÜZERİNE KURARAK):</text:p>
      <text:p text:style-name="P54">Bediüzzaman Hz. Mehdi'nin üçüncü vazifesinin İslam toplumunu birleştirmek ve Hristiyan alemiyle ittifak yapmak olduğunu belirtmiştir.</text:p>
      <text:p text:style-name="P54">Hz. Mehdi'nin İslam birliğini kurup Hristiyan önderlerle ittifak etmesi ve bu vesileyle İslam'a hizmet etmesi Bediüzzaman'ın yaşadığı dönemde ve öncesinde de gerçekleşmemiş olaylardır. Bediüzzaman da bu vazifenin Allah'ın izniyle Hz. Mehdi tarafından yerine getirileceğini belirterek, kendisinin Hz. Mehdi olmadığını bir kez daha delillendirmiştir.</text:p>
      <text:p text:style-name="P54"/>
      <text:p text:style-name="P41">159) <text:s/>İSEVİ RUHANİLERİYLE (DİNDAR HRİSTİYANLARLA VE HRİSTİYAN ALİMLERİYLE) İTTİFAK EDİP (İŞ BİRLİĞİ VE DAYANIŞMA İÇERİSİNE GİREREK) DİN-İ İSLAM'A (İSLAM DİNİNE) HİZMET ETMEKTİR:</text:p>
      <text:p text:style-name="P71"><text:span text:style-name="T29">Bediüzzaman, Hz. Mehdi'nin İslam toplumunu birleştirip Hristiyan önderleriyle, İslam ve Hristiyanlığın ortak cephesi olan "materyalizm ve dinsizliğe" karşı ittifak edeceğini ve bu yolla İslam dinine hizmet edeceğini bildirmektedir. Bir Kuran ayetinde bildirildiği gibi, </text:span><text:span text:style-name="T31">"... iman edenlere sevgi bakımından en yakın olarak da: "Hristiyanlarız" diyenleri bulursun. Bu, onlardan (birtakım) papaz ve rahiplerin olması ve onların gerçekte büyüklük taslamamaları nedeniyledir."</text:span><text:span text:style-name="T29"> (Maide Suresi, 82) samimi Müslümanlar ve samimi Hristiyanlar birbirlerinin doğal müttefikidirler. Dinsizliğe karşı ortak bir fikri mücadele yürütmeleri ve yardımlaşmaları gerekir. Ahir zamanda bu dayanışmanın en güzel örneği Hz. İsa ve Hz. Mehdi vesilesiyle yaşanacaktır. Bediüzzaman da bu sözleriyle Hz. Mehdi'nin bu önemli alametine dikkat çekmektedir. Bediüzzaman, kendisi hayatta iken henüz gerçekleşmemiş olan bu gelişmeleri hatırlatarak, Hz. Mehdi'nin kendisinden sonraki bir tarihte gelecek bir şahıs olduğunu müjdelemektedir.</text:span></text:p>
      <text:p text:style-name="P253"/>
      <text:p text:style-name="P41">160) <text:s/>BU VAZİFE PEK BÜYÜK BİR SALTANAT: ve 161) <text:s/>KUVVET:</text:p>
      <text:p text:style-name="P307"><text:span text:style-name="T1">Bediüzzaman, İslam birliği ile Müslüman ve Hristiyan dünyasının hak din adına ittifak etmesi gibi büyük bir olayın ancak üç şartın oluşmasıyla gerçekleşebileceğine dikkat çekmiştir. Bediüzzaman</text:span><text:span text:style-name="T3"> "PEK BÜYÜK BİR SALTANAT VE KUVVET" </text:span><text:span text:style-name="T1">sözleriyle bu şartlardan ikisini açıklamaktadır. "Saltanat" kavramı, güç ve yetki ifade eden bir kelimedir. </text:span><text:span text:style-name="T3">"KUVVET" </text:span><text:span text:style-name="T1">kavramı ise "istediği şeyi icra edebilme gücü yani yetki"yi tanımlamaktadır. Bediüzzaman Hz. Mehdi'nin İslam birliğini oluşturup bu birliğin liderliğini üstleneceğini ve</text:span><text:span text:style-name="T3"> "pek büyük bir kuvvet ve yetkiye sahip olacağın</text:span><text:span text:style-name="T1">bildirmiştir. Bediüzzaman'ın </text:span><text:span text:style-name="T3">"PEK BÜYÜK" </text:span><text:span text:style-name="T1">sözleri, Hz. Mehdi'nin sahip olacağı bu kuvvetin ve saltanatın çapının büyüklüğünü ifade etmektedir. Böyle büyük bir kuvvetin Bediüzzaman ve ondan önceki müceddidlerin zamanında gerçekleşmediği bilinen bir gerçektir. </text:span><text:soft-page-break/><text:span text:style-name="T1">Bediüzzaman da Hz. Mehdi'nin bu önemli alametini vurgulayarak, bu mübarek zatın kendi yaşadığı dönemde henüz gelmediğini, ortaya çıktığında ise bu özellikleriyle tanınacağını hatırlatmıştır.</text:span></text:p>
      <text:p text:style-name="P1"/>
      <text:p text:style-name="P42">162) MİLYONLAR FEDAKARLARLA (MİLYONLARIN FEDAKARANE KATILIMIYLA) TATBİK EDİLEBİLİR (YERİNE GETİRİLEBİLİR):</text:p>
      <text:p text:style-name="P307"><text:span text:style-name="T1">Bediüzzaman </text:span><text:span text:style-name="T3">"MİLYONLAR FEDAKARLARLA TATBİK EDİLEBİLİR"</text:span><text:span text:style-name="T1"> sözleriyle, Hz. Mehdi'nin üçüncü vazifesini yerine getirebilmesi için gerekli olan üçüncü şartın </text:span><text:span text:style-name="T3">"MİLYONLARCA FEDAKARLAR"</text:span><text:span text:style-name="T1"> olduğunu belirtmiştir. Bediüzzaman bu sözleriyle Hz. Mehdi'ye tabi olan, onu destekleyen milyonlarca kişi </text:span><text:span text:style-name="T28">olacağını bildirmiştir. Böyle geniş çaplı bir destek Bediüzzaman'ın iman hizmetinde söz konusu olmamıştır. Dahası, Bediüzzaman Hz. Mehdi'nin bu görevini yerine getirebilmesi için sadece "milyonları aşan fedakarane bir destek" değil, aynı zamanda "büyük bir kuvvet, kudret ve hakimiyet"in de bununla birarada oluşması gerektiğini belirtmiştir. Bu gerçeği hatırlatarak da, Hz. Mehdi'nin kendi yaşadığı devirde gelmemiş olduğunu ortaya koymuştur.</text:span></text:p>
      <text:p text:style-name="P14"/>
      <text:p text:style-name="P71"><text:span text:style-name="T57">Birinci vazife, o iki vazifeden üç-dört derece daha ziyade <text:s/>kıymetdardır (değerlidir), fakat </text:span><text:span text:style-name="T60">O İKİNCİ, ÜÇÜNCÜ VAZİFELER PEK PARLAK VE ÇOK GENİŞ BİR DAİREDE</text:span><text:span text:style-name="T57"> <text:s/>(alanda) </text:span><text:span text:style-name="T60">VE ŞA'ŞALI</text:span><text:span text:style-name="T57"> (gösterişli) </text:span><text:span text:style-name="T60">BİR TARZDA OLDUĞUNDAN</text:span><text:span text:style-name="T29">163</text:span><text:span text:style-name="T57"> <text:s/></text:span><text:span text:style-name="T60">UMUMUN VE AVAMIN NAZARINDA</text:span><text:span text:style-name="T57"> (genelin ve halkın gözünde) </text:span><text:span text:style-name="T60">DAHA EHEMMİYETLİ </text:span><text:span text:style-name="T57">(önemli) </text:span><text:span text:style-name="T60">GÖRÜNÜYORLAR.</text:span><text:span text:style-name="T29">164 </text:span></text:p>
      <text:p text:style-name="P39">(Sikke-i Tasdik-i Gaybi, s. 9)</text:p>
      <text:p text:style-name="P54"/>
      <text:p text:style-name="P254">Bediüzzaman Hz. Mehdi'nin ikinci ve üçüncü görevlerinin, birincisine kıyasla çok daha geniş bir alanda etki oluşturacak büyük icraatlar olduğunu açıklamıştır.</text:p>
      <text:p text:style-name="P254"/>
      <text:p text:style-name="P43">163) <text:s/>O İKİNCİ, ÜÇÜNCÜ VAZİFELER PEK PARLAK VE ÇOK GENİŞ BİR DAİREDE (ALANDA) VE ŞA'ŞALI (GÖSTERİŞLİ) BİR TARZDA OLDUĞUNDAN:</text:p>
      <text:p text:style-name="P254">Bediüzzaman bu sözleriyle Hz. Mehdi'nin ikinci ve üçüncü görevlerinin çok geniş kitleleri ve coğrafyaları kapsayan gösterişli, görkemli ve geniş yankılar uyandıran icraatlar olduğunu belirtmektedir. Nitekim, İslam Birliğini kurmak, tüm Müslümanların liderliğini üstlenmek, Hristiyanlarla ittifak ve dayanışma içine girmek ve sonucunda İslam ahlakını yeryüzüne hakim kılmak, dünya tarihinin belki de en büyük ve en görkemli olaylarından olacaktır.</text:p>
      <text:p text:style-name="P254">Bediüzzaman'ın sözünü ettiği bu vazifeler Bediüzzaman'ın yaşadığı devirde ve İslam tarihinin hiçbir döneminde, Hz. Mehdi döneminde olacağı gibi yaşanmamıştır. Bediüzzaman'ın ihtişamlı faaliyetlerini bu derece detaylı tarif ettiği kişi, kendisinden sonra geleceğini ve bu üç vazifeyi en gösterişli biçimde yerine getireceğini ifade ettiği Hz. Mehdi'dir.</text:p>
      <text:p text:style-name="P1"/>
      <text:p text:style-name="P41">164) <text:s/>UMUMUN VE AVAMIN NAZARINDA (GENELİN VE HALKIN GÖZÜNDE) DAHA EHEMMİYETLİ (ÖNEMLİ) GÖRÜNÜYORLAR:</text:p>
      <text:p text:style-name="P54">Bediüzzaman bu ifadeleriyle Hz. Mehdi'nin faaliyetlerinin, toplumun genelinin gözleri <text:soft-page-break/>önünde, apaçık bir şekilde gerçekleşeceğini ve insanlarda takdir ve hayranlık uyandıracağını belirtmektedir. Bediüzzaman'ın da bildirdiği gibi, ahir zamanın son dönemindeki bu olaylar; Hz. Mehdi'nin iktidar ve hâkimiyeti çok açık delillerle ve tüm dünyanın şahit olacağı bir şekilde yaşanacaktır. Deccal'in fitnesi ortadan kalkacak, yeryüzünü huzur barış ve adalet dolduracaktır. Böylesine tüm dünyanın gözleri önünde seyreden büyük gelişmeler ve değişimler önceki müceddidlerin zamanında yaşanmamıştır. Bediüzzaman da bu önemli konuyu vurgulayarak, tüm bunların yakın bir gelecekte Hz. Mehdi döneminde gerçekleşeceğini müjdelemiştir.</text:p>
      <text:p text:style-name="P253"/>
      <text:p text:style-name="P71"><text:span text:style-name="T68">TA AHİR ZAMANDA</text:span><text:span text:style-name="T50">165</text:span><text:span text:style-name="T68">, HAYATIN GENİŞ DAİRESİNDE</text:span></text:p>
      <text:p text:style-name="P71"><text:span text:style-name="T68">(dünya capında)</text:span><text:span text:style-name="T50">166 </text:span><text:span text:style-name="T68">ASIL SAHİPLERİ, YANİ MEHDİ VE</text:span></text:p>
      <text:p text:style-name="P71"><text:span text:style-name="T68">ŞAKİRTLERİ (talebeleri)</text:span><text:span text:style-name="T50">167 </text:span><text:span text:style-name="T68">CENAB-I HAKK'IN İZNİYLE</text:span></text:p>
      <text:p text:style-name="P71"><text:span text:style-name="T68">GELİR</text:span><text:span text:style-name="T50">168 </text:span><text:span text:style-name="T68">, O DAİREYİ GENİŞLETİR</text:span><text:span text:style-name="T50">169 </text:span><text:span text:style-name="T68">ve O TOHUMLAR</text:span></text:p>
      <text:p text:style-name="P71"><text:span text:style-name="T68">SÜMBÜLLENİR.</text:span><text:span text:style-name="T50">170 </text:span><text:span text:style-name="T68">BİZLER DE KABRİMİZDE</text:span></text:p>
      <text:p text:style-name="P71"><text:span text:style-name="T68">SEYREDİP ALLAH'A ŞÜKREDERİZ.</text:span><text:span text:style-name="T50">171</text:span></text:p>
      <text:p text:style-name="P303">(Sikke-i Tasdik-i Gaybi, s. 138)</text:p>
      <text:p text:style-name="P254"/>
      <text:p text:style-name="P254">Bediüzzaman, Hz. Mehdi'nin ahir zamanda ortaya çıkacağını haber vermektedir. Bediüzzaman, Hz. Mehdi ve talebelerini Risale-i Nur'un asıl sahipleri olarak nitelendirmekte, Risale-i Nur'un başlattığı hizmeti bu mübarek şahsın tamamlayacağını müjdelemektedir:</text:p>
      <text:p text:style-name="P1"/>
      <text:p text:style-name="P41">165) <text:s/>TA AHİR ZAMANDA:</text:p>
      <text:p text:style-name="P71"><text:span text:style-name="T29">Bediüzzaman burada kullandığı </text:span><text:span text:style-name="T31">"TA AHİR ZAMANDA"</text:span><text:span text:style-name="T29"> sözleriyle Hz. Mehdi'nin geleceği zamanı belirtmektedir. Bediüzzaman bu ifadesiyle öncelikle Hz. Mehdi'nin kendisinden </text:span><text:span text:style-name="T31">"İLERİKİ BİR TARİHTE"</text:span><text:span text:style-name="T29"> geleceğini dile getirmektedir. Bediüzzaman'ın burada kullandığı </text:span><text:span text:style-name="T31">"TA" </text:span><text:span text:style-name="T29">kelimesi ise bu konuya açıklık getiren önemli bir ifadedir. </text:span><text:span text:style-name="T31">"TA" </text:span><text:span text:style-name="T29">kelimesi uzaklık ifade eden bir kelimedir. Bediüzzaman bu ekle, ahir zamanın kendi yaşadığı dönemin çok daha ilerisinde, daha uzakta bir zaman olduğunu ifade etmektedir. Bediüzzaman Risale-i Nur'un dar dairede yani sınırlı bir kesim içerisinde başlattığı hizmetleri daha ileriki bir tarihte gelecek olan Hz. Mehdi ve talebelerinin devam ettireceklerini ve bunu dünya çapında bir hizmete dönüştüreceklerini bildirmiştir. Bediüzzaman bu sözleriyle kendisinin Hz. Mehdi olmadığını, Hz. Mehdi'nin kendisinden sonraki bir dönemde geleceğini açık bir şekilde ifade etmiştir.</text:span></text:p>
      <text:p text:style-name="P54"/>
      <text:p text:style-name="P41">166) <text:s/>HAYATIN GENİŞ DAİRESİNDE (DÜNYA ÇAPINDA):</text:p>
      <text:p text:style-name="P307"><text:span text:style-name="T1">Bediüzzaman, Hz. Mehdi'nin yerine getireceği üç görevden bahsettiği kimi sözlerinde </text:span><text:span text:style-name="T3">"dar ve geniş daire"</text:span><text:span text:style-name="T1"> (dar ve geniş alemler) kavramlarını kullanmıştır. Bediüzzaman Risale-i Nur'un etkisinin ve bu yolla yapılan iman hizmetinin dar dairede yani sınırlı bir bölgede yapılan bir faaliyet olduğunu ifade etmiştir. Hz. Mehdi'nin yapacağı faaliyetlerin ise </text:span><text:span text:style-name="T3">"HAYATIN GENİŞ DAİRESİNDE" </text:span><text:span text:style-name="T1">yani</text:span><text:span text:style-name="T3"> "DÜNYA ÇAPINDA" </text:span><text:span text:style-name="T1">gerçekleştirileceğini belirtmiştir. Hz. Mehdi, Allah'ın izniyle Kuran ahlakını tüm dünyaya hakim kılacak, halihazırda dünyanın pek çok yerinde dağınık halde bulunan Müslümanlar arasında İslam birliğini sağlayacak ve tüm Müslümanların liderliğini </text:span><text:soft-page-break/><text:span text:style-name="T1">üstlenecektir. Tüm bunlar Hz. Mehdi'nin </text:span><text:span text:style-name="T3">"HAYATIN GENİŞ DAİRESİNDE" </text:span><text:span text:style-name="T1">yerine getireceği görevlerin delillerini oluşturacak ve Hz. Mehdi'nin tanınmasını sağlayan alametler olacaktır. Bediüzzaman da sözlerinin pek çoğunda bu konuyu gündeme getirerek, bunu, kendisinin Hz. Mehdi olmadığına dair bir delil olarak göstermiş, Hz. Mehdi'nin yapacağı faaliyetlerin etki</text:span><text:span text:style-name="T28">sinin büyüklüğünü hatırlatmıştır.</text:span></text:p>
      <text:p text:style-name="P254"/>
      <text:p text:style-name="P41">167) <text:s/>ASIL SAHİPLERİ, YANİ HZ. MEHDİ VE ŞAKİRTLERİ (TALEBELERİ):</text:p>
      <text:p text:style-name="P71"><text:span text:style-name="T29">Bediüzzaman Said Nursi burada ahir zamanda gelecek ve Kuran ahlakını tüm dünyada hakim kılacak olan Hz. Mehdi'den, Bediüzzaman'ın attığı tohumların </text:span><text:span text:style-name="T31">"ASIL SAHİPLERİ"</text:span><text:span text:style-name="T29"> olarak bahsetmektedir. Bu açıklamalarına göre, Bediüzzaman Kuran ahlakının dünya hakimiyetinin tohumlarını atan bir müceddid, Hz. Mehdi ise bu hakimiyetin asıl sahibi olacaktır. Hz. İsa ile birlikte İslam ahlakını dünya çapında hakim kılacak olan ahir zaman topluluğunun lideri Allah'ın izniyle Hz. Mehdi olacaktır. Dolayısıyla Bediüzzaman, Hz. Mehdi ve onun talebeleri için burada kullandığı </text:span><text:span text:style-name="T31">"ASIL SAHİPLERİ"</text:span><text:span text:style-name="T29"> ifadesiyle Hz. Mehdi'nin ve talebelerinin dünya çapında yerine getireceği görevlerin asıl sahibinin kendisi olmadığını açıklamış ve böylece kendisinin Hz. Mehdi olmadığını da ifade etmiştir. </text:span></text:p>
      <text:p text:style-name="P71"><text:span text:style-name="T29">Bediüzzaman'ın bu sözlerinde vurguladığı bir başka önemli nokta ise, Hz. Mehdi ve onun şahs-ı manevisini oluşturan talebelerinin iki ayrı kavram olduğudur. Bediüzzaman </text:span><text:span text:style-name="T31">"Hz. Mehdi ve şakirtleri" </text:span><text:span text:style-name="T29">derken burada kullandığı</text:span><text:span text:style-name="T31"> "VE" </text:span><text:span text:style-name="T29">kelimesiyle bu duruma açıklık getirmektedir. Bu ikisi birbirinden ayrıdır ve ancak ikisinin biraraya gelmesinden Hz. Mehdi'nin şahs-ı manevisi oluşmaktadır. Ama bu şahs-ı manevinin oluşabilmesi için başta mutlaka Hz. Mehdi bir şahıs olarak bulunacaktır. Bediüzzaman da burada</text:span><text:span text:style-name="T31"> "HZ. MEHDİ VE ŞAKİRTLERİ" </text:span><text:span text:style-name="T29">sözleriyle bu gerçeği dile getirmekte ve Hz. Mehdi'nin manevi bir şahıs olarak değil, talebelerinin başında ayrı bir şahsiyet olarak var olacağını ifade etmektedir.</text:span></text:p>
      <text:p text:style-name="P253"/>
      <text:p text:style-name="P295">168) <text:s/>CENAB-I HAKK'IN İZNİYLE GELİR:</text:p>
      <text:p text:style-name="P71"><text:span text:style-name="T29">Bediüzzaman bu sözünde</text:span><text:span text:style-name="T31"> "Cenab-ı Hakk'ın izniyle GELİR"</text:span><text:span text:style-name="T29"> diyerek öncelikle Hz. Mehdi'nin ahir zamanda gelecek bir şahıs olduğunu bir kez daha hatırlatmıştır. Çünkü bilindiği gibi </text:span><text:span text:style-name="T31">"GELME"</text:span><text:span text:style-name="T29"> fiili manevi bir şahsın gerçekleştirebileceği bir olay değildir. </text:span><text:span text:style-name="T31">"GELME"</text:span><text:span text:style-name="T29"> fiili burada açıkça bir insanın gelişini müjdelemek için kullanılmış bir fiildir. Eğer Bediüzzaman Hz. Mehdi'nin bir şahs-ı manevi olduğunu belirtmek isteseydi, kuşkusuz ki böyle bir kelime kullanmaz, Hz. Mehdi'nin gelişinden bahsetmezdi. </text:span></text:p>
      <text:p text:style-name="P54"/>
      <text:p text:style-name="P307"><text:span text:style-name="T1">Bunun yanı sıra Bediüzzaman burada kullandığı </text:span><text:span text:style-name="T3">"GELİR"</text:span><text:span text:style-name="T1"> sözüyle, Hz. Mehdi'nin o dönemde henüz gelmediğini belirtmekte ve ileride geleceğini ifade etmektedir. Dikkat edilirse Bediüzzaman "geldi" veya "gelmiş" <text:s/>dememektedir, <text:s/></text:span><text:span text:style-name="T3">"İLERİDE <text:s/>GELECEĞİNİ"</text:span><text:span text:style-name="T1"> <text:s/>ifade etmek için "Ta ahir zamanda gelir" diyerek, Hz. Mehdi'nin kendisinden ilerideki bir vakitteki gelişinin zamanını da belirtmiştir.</text:span></text:p>
      <text:p text:style-name="P254"/>
      <text:p text:style-name="P41">169) <text:s/>O DAİREYİ GENİŞLETİR:</text:p>
      <text:p text:style-name="P307"><text:soft-page-break/><text:span text:style-name="T1">Bediüzzaman, kendi döneminde imanı kurtarma yolunda mücadele vermiş ve ahir zaman cemaatine öncülük etmiştir. Bediüzzaman </text:span><text:span text:style-name="T3">"O DAİREYİ GENİŞLETİR" </text:span><text:span text:style-name="T1">sözüyle, kendisinin "dar dairede" yani "sınırlı bir çevrede" başlattığı iman kurtarma mücadelesinin Hz. Mehdi zamanında genişleyeceğini ve</text:span><text:span text:style-name="T3"> "DÜNYA ÇAPINDA" </text:span><text:span text:style-name="T1">neticeleneceğini belirtmiştir. Bediüzzaman bu açıklamasıyla bir kez daha kendisinin Hz. Mehdi olmadığını, Hz. Mehdi'nin özelliklerini ve yerine getireceği görevlerin benzersizliğini hatırlatarak ifade etmiştir.</text:span></text:p>
      <text:p text:style-name="P254"/>
      <text:p text:style-name="P295">170) <text:s/>O TOHUMLAR SÜMBÜLLENİR:</text:p>
      <text:p text:style-name="P71"><text:span text:style-name="T29">Bediüzzaman, Hz. Mehdi'den önce gelmiş, insanların Allah'ın dininden uzaklaştığı bir ortamda Kuran ahlakı ve iman hakikatleri üzerinde durarak çok büyük bir imani hareket başlatmıştır. </text:span><text:span text:style-name="T31">"O TOHUMLAR SÜMBÜLLENİR" </text:span><text:span text:style-name="T29">sözleriyle bu büyük fikri mücadelesini tohum ekmeye benzetmektedir. Sonradan Hz. Mehdi zamanında bu iman tohumlarının sümbülleneceğini, yani Hz. Mehdi'nin Bediüzzamanın başlattığı bu imani çalışmaları genişleteceğini ve sonuca ulaştıracağını ifade etmektedir. Bediüzzaman bu örneklendirmesiyle kendisinin Hz. Mehdi'den önceki bir dönemde yaşadığını, Hz. Mehdi'nin gelişinin ise kendisinden sonraki bir dönemde gerçekleşeceğini açıkça ifade etmektedir.</text:span></text:p>
      <text:p text:style-name="P54"/>
      <text:p text:style-name="P41">171) <text:s/>BİZLER DE KABRİMİZDEN SEYREDİP ALLAH'A ŞÜKREDERİZ:</text:p>
      <text:p text:style-name="P307"><text:span text:style-name="T1">Bediüzzaman, </text:span><text:span text:style-name="T3">"BİZLER DE KABRİMİZDEN SEYREDİP" </text:span><text:span text:style-name="T1">sözleriyle, ektiği iman tohumlarının sümbülleneceği yani Hz. Mehdi'nin Kuran ahlakını tüm dünyaya hakim kılacağı dönemde, kendisinin vefat etmiş olacağını belirtmiştir. Bediüzzaman bu sözüyle bir kez daha kendisinin Hz. Mehdi olmadığını, onun gelip görevine başladığı dönemde kendisinin hayatta olmayacağını hatırlatarak ifade etmiştir.</text:span></text:p>
      <text:p text:style-name="P1"/>
      <text:p text:style-name="P71"><text:span text:style-name="T68">Hem bu ÜÇ VEZAİF (görevi) BİRDEN</text:span><text:span text:style-name="T50">172 </text:span><text:span text:style-name="T68">BİR ŞAHISTA</text:span></text:p>
      <text:p text:style-name="P52">YAHUT CEMAATTE BU ZAMANDA BULUNMASI VE</text:p>
      <text:p text:style-name="P52">MÜKEMMEL OLMASI VE BİRBİRİNİ CERHETMEMESİ</text:p>
      <text:p text:style-name="P52">(birbirine engel olmaması, zarar vermemesi) PEK UZAK,</text:p>
      <text:p text:style-name="P71"><text:span text:style-name="T68">ADETA KABİL (mümkün) GÖRÜLMÜYOR.</text:span><text:span text:style-name="T50">173 </text:span><text:span text:style-name="T68">Ahir zamanda,</text:span></text:p>
      <text:p text:style-name="P387"><text:span text:style-name="T68">AL-İ BEYT-İ NEBEVİ'NİN (A.S.M.) CEMAAT-İ NURANİYESİNİ (Peygamberimiz (sav)'in soyunun nurani cemaatini) TEMSİL EDEN</text:span><text:span text:style-name="T50">174 </text:span><text:span text:style-name="T68">HAZRET-İ MEHDİ'DE VE</text:span></text:p>
      <text:p text:style-name="P387"><text:span text:style-name="T68">CEMAATİNDEKİ ŞAHS-I MANEVİDE</text:span><text:span text:style-name="T50">175 </text:span><text:span text:style-name="T68">ANCAK İCTİMA EDEBİLİR (biraraya gelebilir, toplanabilir)</text:span><text:span text:style-name="T50">176</text:span></text:p>
      <text:p text:style-name="P303">(Sikke-i Tasdik-i Gaybi, s. 156)</text:p>
      <text:p text:style-name="P254"/>
      <text:p text:style-name="P254">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254"/>
      <text:p text:style-name="P41"><text:soft-page-break/>172) <text:s/>ÜÇ VEZAİF (GÖREVİN) BİRDEN:</text:p>
      <text:p text:style-name="P254">Bediüzzaman eserlerinin pek çok yerinde Hz. Mehdi'nin yerine getireceği üç görev olduğundan bahsetmiştir. Bediüzzaman, Hz. Mehdi'nin en önemli alametlerinden birinin bu üç görevi birden yerine getirmesi olduğunu belirtmekted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71"><text:span text:style-name="T29">Bediüzzaman eserlerinde Hz. Mehdi'nin aynı anda, </text:span><text:span text:style-name="T31">"SİYASET MEHDİSİ, SALTANAT MEHDİSİ VE DİYANET MEHDİSİ"</text:span><text:span text:style-name="T29">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31">"BÜYÜK MEHDİSİ" </text:span><text:span text:style-name="T29">ünvanını alamadıklarını belirtmiştir. </text:span></text:p>
      <text:p text:style-name="P307"><text:span text:style-name="T1">Bediüzzaman bu anlamda, Risale-i Nur'un da Hz. Mehdi'nin üç görevinden birincisi olan "imanı kurtarmak" görevini yerine getirdiğini söylemiştir. Ancak bu hizmetin dar dairede sınırlı kaldığını, Hz. Mehdi'nin geniş dairedeki görevlerini ise ancak Büyük Mehdi'nin gerçekleştireceğini açıklamıştır. Hz. Mehdi ortaya çıktığı zaman, hadislerde de belirtildiği gibi, Mehdiliğini iddia etmeyecek ya da bunun propagandasını yapmayacaktır. Hz. Mehdi'nin burada sayılan bü</text:span><text:span text:style-name="T28">yük icraatları, bu kutlu şahsın ortaya çıktığının en büyük ispatı ve delili olacaktır. </text:span></text:p>
      <text:p text:style-name="P307"><text:span text:style-name="T1">Bediüzzaman Hz. Mehdi'nin</text:span><text:span text:style-name="T3"> "ÜÇ VEZAİF (GÖREVİ) BİRDEN"</text:span><text:span text:style-name="T1"> yerine getireceğini hatırlattığı bu sözüyle konunun önemini bir kez daha hatırlatmaktadır. Kendisi de dahil olmak üzere, önceki müceddidlerin hiçbirinin bunların üçünü birarada gerçekleştirmediğini belirterek Hz. Mehdi'nin o dönemde henüz gelmemiş olduğunu ifade etmektedir.</text:span></text:p>
      <text:p text:style-name="P254"/>
      <text:p text:style-name="P142">173) <text:s/>HEM BU ÜÇ VEZAİF (GÖREVİN) BİRDEN BİR ŞAHISDA, YAHUT CEMAATTE BU ZAMANDA BULUNMASI VE MÜKEMMEL OLMASI VE BİRBİRİNİ CERHETMEMESİ (BİRBİRİNE ENGEL OLMAMASI) PEK UZAK, ADETA KABİL (MÜMKÜN) GÖRÜLMÜYOR:</text:p>
      <text:p text:style-name="P71"><text:span text:style-name="T29">Bediüzzaman </text:span><text:span text:style-name="T31">"BU ZAMANDA" </text:span><text:span text:style-name="T29">sözleriyle kendi yaşadığı dönemden bahsetmektedir. Ve kendi zamanında, Hz. Mehdi'nin yerine getireceği üç görevi birden <text:s/>mükemmel <text:s/>bir <text:s/>biçimde, <text:s/>hakkıyla <text:s/>ve <text:s/>biri <text:s/>diğerine <text:s/>mani olmadan, zarar vermeden, eksiksiz ve kusursuz olarak başarabilecek bir şahıs ya da cemaat bulunmadığını belirtmektedir. Bediüzzaman bu kanaatinin ne kadar güçlü olduğunu </text:span><text:span text:style-name="T31">"PEK UZAK"</text:span><text:span text:style-name="T29"> ve </text:span><text:span text:style-name="T31">"ADETA KABİL (MÜMKÜN) GÖRÜNMÜYOR"</text:span><text:span text:style-name="T29"> sözleriyle <text:s/>açıkça <text:s/>belirtmiştir. Bu <text:s/>da, 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363"><text:soft-page-break/></text:p>
      <text:p text:style-name="P41">174) AL-İ BEYT-İ NEBEVİNİN CEMAAT-İ NURANİYESİNİ (PEYGAMBERİMİZ (SAV)'İN SOYUNUN NURANİ CEMAATİNİ) TEMSİL EDEN:</text:p>
      <text:p text:style-name="P307"><text:span text:style-name="T1">Bediüzzaman, eserlerinde birçok kez Hz. Mehdi'nin hadislerde bildirildiği </text:span><text:span text:style-name="T28">üzere </text:span><text:span text:style-name="T30">"seyyid"</text:span><text:span text:style-name="T28"> yani </text:span><text:span text:style-name="T30">"Peygamberimiz (sav)'in soyundan gelen bir kimse" </text:span><text:span text:style-name="T28">olacağını, </text:span><text:span text:style-name="T30">"kendisinin ise seyyid olmadığını"</text:span><text:span text:style-name="T28"> belirtmiştir. Bediüzzaman bu sözünde de bu konuya bir kez daha açıklık getirmekte, </text:span><text:span text:style-name="T30">"AL-İ BEYT'İ NEBEVİNİN CEMAAT-İ NURANİYESİNİ TEMSİL EDEN" </text:span><text:span text:style-name="T28">sözleriyle Hz. Mehdi'nin Peygamberimiz (sav)'in mübarek soyundan olacağına dikkat çekmektedir. Bediüzzaman, Hz. Mehdi'nin bu önemli alametlerinden birini hatırlatarak kendisinin Hz. Mehdi olmadığını ifade etmektedir.</text:span></text:p>
      <text:p text:style-name="P254"/>
      <text:p text:style-name="P295">175) HZ. MEHDİ VE CEMAATİNDEKİ ŞAHS-I MANEVİDE:</text:p>
      <text:p text:style-name="P71"><text:span text:style-name="T29">Bediüzzaman burada çok önemli bir gerçeği açıklamaktadır. Bu söz, Hz. Mehdi'nin manevi bir kişi değil, bir şahıs olacağını göstermektedir. Zira Bediüzzaman, </text:span><text:span text:style-name="T31">"Hz. Mehdi VE cemaatindeki şahs-ı manevide" </text:span><text:span text:style-name="T29">sözleriyle Hz. Mehdi'nin şahsından ve onun şahs-ı manevisini oluşturan cemaatinden ayrı kavramlar olarak bahsetmektedir. Aradaki </text:span><text:span text:style-name="T31">"VE" </text:span><text:span text:style-name="T29">kelimesi, </text:span><text:span text:style-name="T31">"Hz. Mehdi'nin ve cemaatinin iki farklı varlık olduğunu"</text:span><text:span text:style-name="T29"> ifade etmektedir. Hz. Mehdi'nin kutlu şahsıyla birlikte, bir de onun şahs-ı manevisini oluşturan bir cemaati olacaktır. Hz. Mehdi'nin şahsı olmadan, böyle bir şahs-ı maneviden söz etmek mümkün değildir. Bediüzzaman da bu gerçeği ifade etmekte ve Hz. Mehdi'nin bir şahıs olacağını müjdelemektedir.</text:span></text:p>
      <text:p text:style-name="P54"/>
      <text:p text:style-name="P295">176) ANCAK İÇTİMA EDEBİLİR (BİRARAYA GELEBİLİR, TOPLANABİLİR):</text:p>
      <text:p text:style-name="P71"><text:span text:style-name="T29">Bediüzzaman'ın açıkladığı üç büyük görev ancak ahir zamanda gelecek Hz. Mehdi'nin yerine getirebileceği görevlerdir. Bediüzzaman, burada kullandığı </text:span><text:span text:style-name="T31">"ANCAK" </text:span><text:span text:style-name="T29">kelimesiyle bir başkasının bu görevleri başarmasının Allah'ın dilemesiyle </text:span><text:span text:style-name="T31">"İMKANSIZ"</text:span><text:span text:style-name="T29"> 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54"/>
      <text:p text:style-name="P52">Çok zaman evvel bir ehl-i velayetten (veli şahıstan) işittim</text:p>
      <text:p text:style-name="P52">ki; o zat, eski velilerin gaybi işaretlerinden istihrac etmiş</text:p>
      <text:p text:style-name="P390">(manasını ortaya cıkarmış) ve kanaati gelmiş ki: 'Şark tarafından bir nur zuhur edecek (ortaya cıkacak), bidatlar zulümatını (dine sonradan girmiş hurafeleri) dağıtacak BEN BÖYLE BİR NURUN ZUHURUNA (ortaya cıkışını)</text:p>
      <text:p text:style-name="P387"><text:span text:style-name="T68">ÇOK İNTİZAR ETTİM (gözledim) VE EDİYORUM.</text:span><text:span text:style-name="T50">177 </text:span><text:span text:style-name="T68">FAKAT CİÇEKLER BAHARDA GELİR.</text:span><text:span text:style-name="T50">178 </text:span><text:span text:style-name="T68">ÖYLE İSE O</text:span><text:span text:style-name="T50"> </text:span><text:span text:style-name="T68">KUDSİ CİÇEKLERE ZEMİN HAZIR ETMEK LAZIM</text:span><text:span text:style-name="T50"> </text:span><text:span text:style-name="T68">GELİR.</text:span><text:span text:style-name="T50">179 </text:span><text:span text:style-name="T68">VE ANLADIK Kİ, BU HİZMETİMİZLE O</text:span><text:span text:style-name="T50"> </text:span><text:span text:style-name="T68">NURANİ ZATLARA (nurlu şahıslara) ZEMİN İZHAR</text:span><text:span text:style-name="T50"> </text:span><text:span text:style-name="T68">EDİYORUZ (hazırlıyoruz).</text:span><text:span text:style-name="T50">180</text:span></text:p>
      <text:p text:style-name="P303">(Sikke-i Tasdik-i Gaybi, s. 189)</text:p>
      <text:p text:style-name="P254"><text:soft-page-break/></text:p>
      <text:p text:style-name="P54">Bediüzzaman, Hz. Mehdi ve yardımcılarını "baharda gelecek kudsi çiçekler" olarak nitelendirmiş, kendisinin ise, "yaptığı hizmetlerle bu mübarek şahsa zemin hazırlayan bir öncü" olduğunu belirtmiştir:</text:p>
      <text:p text:style-name="P54"/>
      <text:p text:style-name="P54"/>
      <text:p text:style-name="P99">177) <text:s/>BEN BÖYLE BİR NURUN ZUHURUNA (ORTAYA ÇIKIŞINI) ÇOK İNTİZAR ETTİM (GÖZLEDİM) VE EDİYORUM:</text:p>
      <text:p text:style-name="P71"><text:span text:style-name="T29">Bediüzzaman, </text:span><text:span text:style-name="T31">"BİR NUR" </text:span><text:span text:style-name="T29">olarak ifade ettiği ahir zamanda gelecek olan Hz. Mehdi'nin ortaya çıkışını çok gözlediğini ve hala da gözlemekte olduğunu ifade etmektedir. Bediüzzaman bu sözleriyle çok açık bir şekilde kendisinin Hz. Mehdi olmadığını ve kendisinin de bu mübarek şahsın çıkışını büyük bir heyecanla gözlediğini belirtmektedir. Yalnız Bediüzzaman değil, sahabeler döneminden itibaren milyonlarca samimi Müslüman, İslam alimleri, mezhep imamları, müçtehidler Hz. Mehdi ve beraberindeki müminlere karşı derin bir sevgi beslemişlerdir. 1400 yıldır bu mübarek zatı sevgi ve saygıyla anmışlardır. Ona ve cemaatine dua etmişler, onlar için Allah'tan yardım dilemişlerdir. Hz. Mehdi ve cemaati gelmiş geçmiş tüm Müslümanların ortak dostudur. Tüm inananlar için şevk ve heyecan vesilesidir. Bediüzzaman da sözlerinde bu bakış açısını dile getirmekte, kendisinin de büyük bir heyecan ve sevgiyle Hz. Mehdi'nin gelişini beklediğini ifade etmektedir. Bediüzzaman, burada kullandığı </text:span><text:span text:style-name="T31">"ÇOK İNTİZAR ETTİM VE EDİYORUM" </text:span><text:span text:style-name="T29">yani</text:span><text:span text:style-name="T31"> "ÇOK GÖZLEDİM VE GÖZLÜYORUM" </text:span><text:span text:style-name="T29">sözleriyle bu durumu dile getirmiş, ancak hayatta olduğu süre içerisinde bu kutlu şahsın çıkışının gerçekleşmediğini bildirmiştir.</text:span></text:p>
      <text:p text:style-name="P54"/>
      <text:p text:style-name="P295">178) <text:s/>FAKAT ÇİÇEKLER BAHARDA GELİR:</text:p>
      <text:p text:style-name="P71"><text:span text:style-name="T29">Bediüzzaman ahir zamanda gelecek Hz. Mehdi ve cemaatine karşı içten ve derin bir sevgi sahibidir. Hz. Mehdi ve yanındakilerin güzel ahlakını ve mücadelelerini </text:span><text:span text:style-name="T31">"ÇİÇEKLER"</text:span><text:span text:style-name="T29">e benzetmekte ve onların baharda, yeryüzünün tüm güzelliklerinin ortaya çıktığı dönemde geleceklerini anlatmaktadır. Bediüzzaman, Hz. Mehdi'nin geleceği dönemi karanlık kara bir kışın ardından gelen aydınlık, güneşli, güzelliklerle dolu bir bahara benzetmektedir. Bediüzzaman'ın çiçek benzetmesi bu dönemde yaşanacak huzur, barış adalet ve güzellikleri anlatmak için yapılmış çok güzel bir örneklendirmedir. Bediüzzaman bu bahar döneminin çok yakın olduğunu bildirmektedir. Bir başka açıklamasında ise kendisinin "acele edip kışta geldiğini" belirtmiş; nasıl kışın hemen ardından bahar geliyorsa, ahir zamanda gelecek mübarek şahıs ve cemaatinin de, kendisinden hemen sonra baharı getireceğini müjdelemiştir. Bediüzzaman bu sözleriyle çok açık bir şekilde kendisinin Hz. Mehdi olmadığını, ancak bu mübarek zata ortam hazırlayan bir öncüsü olduğunu ifade etmiştir.</text:span></text:p>
      <text:p text:style-name="P54"/>
      <text:p text:style-name="P41">179) <text:s/>ÖYLE İSE O KUDSİ ÇİÇEKLEREZEMİN HAZIR ETMEK LAZIM GELİR:</text:p>
      <text:p text:style-name="P71"><text:span text:style-name="T29">Bediüzzaman bir kez daha </text:span><text:span text:style-name="T31">"KUDSİ ÇİÇEKLER"</text:span><text:span text:style-name="T29"> sözleriyle bahsettiği Hz. Mehdi ve talebelerine karşı olan sevgisini dile getirmiş, Hz. Mehdi'nin gelişini çok gözlediğini ve halen de gözlemeye devam ettiğini belirtmiştir. Bu durumda gelecek olan şahıslara, yani Hz. Mehdi ve cemaatine zemin hazırlamak gerektiğini söyleyen Bediüzzaman, kendisinin ve cemaatinin <text:s/>bu <text:s/>görevi <text:s/>üstlendiğini ifade etmiştir. Onlardan önce gelip onlar için <text:s/>ön bir <text:s/>hizmet ve hazırlık <text:s/>yaptığını <text:s/>söyleyerek, Hz. Mehdi'nin kendisinden sonra gelecek bir şahıs olduğunu bir kez daha dile getirmiştir.</text:span></text:p>
      <text:p text:style-name="P253"/>
      <text:p text:style-name="P99">180) <text:s/>VE ANLADIK Kİ BU HİZMETİMİZLE O NURANİ ZATLARA (NURLU ŞAHISLARA) ZEMİN İZHAR EDİYORUZ (HAZIRLIYORUZ):</text:p>
      <text:p text:style-name="P307"><text:span text:style-name="T1">Bediüzzaman</text:span><text:span text:style-name="T3"> "ANLADIK Kİ"</text:span><text:span text:style-name="T1"> sözleriyle, kendisinin Hz. Mehdi olmadığı, ancak yaptığı hizmetlerle bu mübarek kişiye zemin hazırlamakta olduğu konusundaki kanaatini dile getirmektedir.</text:span><text:span text:style-name="T3"> "ANLADIK Kİ" </text:span><text:span text:style-name="T1">ifadesi, Bediüzzaman'ın kalbine gelen gerçeği ve Bediüzzaman'ın bu gerçeğe net ve samimi olarak inandığını göstermektedir. Bediüzzaman bu kelimeyle, tevazu gereği böyle bir söz söylemediğini, delilleriyle açıkça ortada olan bu konuda kesin kanaatini ifade ettiğini ortaya koymaktadır. </text:span></text:p>
      <text:p text:style-name="P71"><text:span text:style-name="T29">Bediüzzaman bu sözünde</text:span><text:span text:style-name="T31"> "HİZMETİMİZLE"</text:span><text:span text:style-name="T29"> diyerek çoğul bir ifade kullanmıştır. Demek ki Bediüzzaman bu hizmette tek başına değildir; kendisine yardımcı olan Nur cemaati de vardır. Bediüzzaman "hizmetimizle" derken tüm Nur talebelerini de bu hizmete dahil etmektedir.</text:span></text:p>
      <text:p text:style-name="P307"><text:span text:style-name="T1">Ayrıca Bediüzzaman burada</text:span><text:span text:style-name="T3"> "O NURANİ ZATLARA" </text:span><text:span text:style-name="T1">sözleriyle, Hz. Mehdi ve talebelerinin </text:span><text:span text:style-name="T3">"BİRER ŞAHIS"</text:span><text:span text:style-name="T1"> olduklarını yeniden vurgulamaktadır. Bu, Bediüzzaman'ın Hz. Mehdi'den bahsederken </text:span><text:span text:style-name="T3">"15. KEZ" </text:span><text:span text:style-name="T1">kullandığı </text:span><text:span text:style-name="T3">"O"</text:span><text:span text:style-name="T1"> zamiridir. </text:span><text:span text:style-name="T3">"ZAT" </text:span><text:span text:style-name="T1">kelimesini ise Bediüzzaman kitabın başından bu yana Hz. Mehdi için </text:span><text:span text:style-name="T3">"13. KEZ" </text:span><text:span text:style-name="T1">kullanmıştır. Bediüzzaman'ın her iki kelimeyi de bu kadar çok tekrarlamış olması, Hz. Mehdi'nin </text:span><text:span text:style-name="T3">"BİR ŞAHIS"</text:span><text:span text:style-name="T1"> olduğu konusunda çok kesin deliller oluşturmakta ve manevi bir kişilik olmadığını açıkça ortaya koymaktadır.</text:span></text:p>
      <text:p text:style-name="P254"/>
      <text:p text:style-name="P1"/>
      <text:p text:style-name="P40"/>
      <text:p text:style-name="P56"><text:s/></text:p>
      <text:p text:style-name="P56"/>
      <text:p text:style-name="P263"/>
      <text:p text:style-name="P93">SONUÇ</text:p>
      <text:p text:style-name="P56"/>
      <text:p text:style-name="P56"/>
      <text:p text:style-name="P71"><text:span text:style-name="T31">K</text:span><text:span text:style-name="T29">itabın başından bu yana açıklanan tüm deliller, 13. yüzyılın büyük müceddidi Bediüzzaman Said Nursi'nin, Hz. İsa'nın yeniden yeryüzüne gelişi ve Hz. Mehdi'nin ortaya çıkışı konusundaki kesin kanaatlerini ortaya koymaktadır. </text:span></text:p>
      <text:p text:style-name="P254">Bediüzzaman'ın Hz. İsa ve Hz. Mehdi ilgili tüm bu açıklamaları çok açık ve detaylıdır. Bediüzzaman bu açıklamalarında Hz. İsa'nın yeryüzüne geldiğinde gerçekleştireceği faaliyetlerden, Deccal ile olan mücadelesinden pek çok detay vererek bahsetmiştir. Aynı şekilde Hz. Mehdi'nin özelliklerini de ayrıntılı olarak tarif etmiş; kendisi de dahil olmak üzere, daha önce yaşamış olan hiçbir müceddidin yerine getiremediği ve ancak Hz. Mehdi'nin gerçekleştireceği birtakım faaliyetler olduğunu belirtmiştir. Bediüzzaman'ın açıklamalarında Hz. Mehdi ile ilgili olarak vermiş olduğu tüm bu bilgiler Kuran ayetleriyle, hadislerle ve İslam alimlerinin açıklamalarıyla da mutabıktır. </text:p>
      <text:p text:style-name="P307"><text:span text:style-name="T1">Bediüzzaman bu izahlarıyla, kendisine Mehdilik iddiasıyla yaklaşan kimselere </text:span><text:span text:style-name="T3">"Mehdi olmadığını ve neden olamayacağını"</text:span><text:span text:style-name="T1"> yaptığı sayfalar dolusu izahlarla açıklamıştır. "Hz. Mehdi'nin seyyid olduğunu, tüm dünyaya hakim olacağını, İslam birliğini sağlayacağını, Hristiyan dünyasıyla ittifak yapacağını, Hz. İsa'yla birlikte namaz kılacaklarını, Deccal'i yenilgiye uğratacağını ve Kuran ahlakını tüm dünyada yerleşik kılacağını" ayrıntılı olarak anlatmıştır. Bediüzzaman seyyid değildir ve kitap boyunca da açıklandığı gibi, bu konuyu eserlerinde pek çok kez dile getirmiştir. Hatta Peygamberimiz (sav)'in hadisleri doğrultusunda, seyyid olan kişinin seyyidliğini gizlemesinin İslam ahlakına uygun olmayacağını açıklayarak, bu sözünün doğruluğunu bir kez daha ve delil göstererek ifade etmiştir. Bunun yanı sıra Bediüzzaman yaşadığı dönemde</text:span><text:span text:style-name="T3"> "tüm Müslümanları tek bir çatı altında toplayarak İslam Birliğini oluşturmamış; tüm inananların başkumandanı ve halifesi (lideri) vasfını taşımamıştır". "Tüm dünyaya adalet ve hakkaniyet getirmemiş", "İslam ahlakını tüm yeryüzüne hakim kılmamıştır". "Hakim" vasfına sahip olmamış", "tüm İslam alimlerinin, Peygamberimiz (sav)'in soyundan gelen seyyidlerin ve tüm Müslümanların desteğini almamıştır." </text:span><text:span text:style-name="T1">Hayatını Kuran ahlakının tebliğine adamış, bu uğurda her türlü fedakarlığı göze almış ve çok büyük bir iman hizmeti vermiştir. Yaşadığı yüzyılın müceddidi olarak üstlendiği görevi en güzel ve en şereşi bir şekilde yerine getirmiştir. Ancak onun tebliği kuvvet ve hakimiyet içerisinde değil, maddi ve manevi açıdan gayet zor şartlarda ve benzersiz sıkıntılar içerisinde geçmiştir. Hakim konumunda olmamış; aksine baskı altına alınmış, ömrünü esaret, maddi sıkıntılar ve zorluklar altında geçirmiştir. Sayıldığı gibi geniş bir kesimin desteğini almamış; aksine çeşitli haksızlıklara uğramış, eziyetlere tabi tutulmuş, yaşamının büyük bölümünü hapis ve sürgün gibi şartlar altında sürdürmüştür. Yukarıda sayılan imkanların ve yerine getirilecek olan sorumlulukların ise, kendisinden sonraki yüzyılın müceddidi olarak Hz. Mehdi'ye nasip olacağını bildirmiştir.</text:span></text:p>
      <text:p text:style-name="P307"><text:span text:style-name="T1">Tüm bunların yanı sıra Bediüzzaman </text:span><text:span text:style-name="T3">"En büyük müceddid", "en büyük müçtehid" de olmamış, "hüküm vermeye en yetkili kişi olarak mezhepleri kaldırmamış ve kendi mezhebinin sahibi olmamıştır".</text:span><text:span text:style-name="T1"> Bediüzzaman İmam Şafi'yi mezhep imamı olarak kabul ederek, bir başka </text:span><text:soft-page-break/><text:span text:style-name="T1">mezhep kurucusuna tabi olmuş ve hayatının sonuna kadar bu mezhebin gereğini uygulamıştır. Bediüzzaman eserlerinde bu durumu pek çok kez ifade etmiştir:</text:span></text:p>
      <text:p text:style-name="P307"><text:span text:style-name="T1">"Evvelâ: </text:span><text:span text:style-name="T3">Ben Şafiî'yim...</text:span><text:span text:style-name="T1">" (Emirdağ Lahikası, s. 38) </text:span></text:p>
      <text:p text:style-name="P307"><text:span text:style-name="T3">"... hem hususî Şafiîce ibadetime."</text:span><text:span text:style-name="T1"> (Büyük Tarihçe-i Hayat, s. 202) </text:span></text:p>
      <text:p text:style-name="P307"><text:span text:style-name="T1">"Yalnız bu kadar var. </text:span><text:span text:style-name="T3">Ben Şafiîyim...</text:span><text:span text:style-name="T1">" (Büyük Tarihçe-i Hayat, s. 206)</text:span></text:p>
      <text:p text:style-name="P71"><text:span text:style-name="T31">"Hattâ Şafiî mezhebinde olduğu için..." </text:span><text:span text:style-name="T29">(Emirdağ Lahikası, s. 573)</text:span></text:p>
      <text:p text:style-name="P71"><text:span text:style-name="T29">Oysa ki Bediüzzaman'ın da Risalelerde vurguladığı gibi, Hz. Mehdi tüm mezhepleri kaldıracak ve tüm mezheplerin üstünde olacaktır. O, bir başka mezhep imamına uymayacak; tüm inananlar, hüküm verme yetkisine sahip </text:span><text:span text:style-name="T31">"en büyük müceddid" </text:span><text:span text:style-name="T29">ve </text:span><text:span text:style-name="T31">"en büyük müçtehid" </text:span><text:span text:style-name="T29">olarak ona tabi olacaklardır. </text:span></text:p>
      <text:p text:style-name="P71"><text:span text:style-name="T29">Bediüzzaman tüm bu gerçekleri eserlerinde detaylı olarak dile getirmiş ve bu şekilde kendisinin Hz. Mehdi olmadığını delilleriyle birlikte açıkça ortaya koymuştur. Bediüzzaman Mehdi olmadığını ve Hz. Mehdi'nin özelliklerini taşımadığını binlerce harften, yüzlerce cümleden oluşan ifadeleriyle açıkça ifade etmişken, bunların doğru olmadığını, aslında tam tersini söylemek istediğini öne sürmek büyük bir hatadır. Zira Bediüzzaman, Mehdi olmadığını ispatlamak için bunların dışında daha ne kadar özellik sayabilirdi? Mehdi olmadığını yüzlerce sayfa boyunca açıklaması yeterli değil midir? Tüm Müslümanlar için bir hidayet önderi olan böylesine değerli bir İslam alimi, doğru olmayan bir konu için neden bu kadar cümle, bu kadar kelime ve bu kadar sayfa yanıltıcı açıklama yazsın? Allah'tan çok korkan, bu konuda bu kadar hassas olan bir insanın Mehdi olmadığını söylemek için </text:span><text:span text:style-name="T31">"180 MADDELİK" </text:span><text:span text:style-name="T29">bu kadar kapsamlı bir yalan söylediğini iddia etmek hiçbir vicdanın kabul etmeyeceği bir yaklaşımdır. Bediüzzaman'ın sadece</text:span><text:span text:style-name="T31"> "Ben Mehdi değilim"</text:span><text:span text:style-name="T29"> demesi, bu konunun anlaşılması için yeterli olmalıydı. Bu açık beyanına rağmen, Bediüzzaman'a karşı böyle bir yaklaşımda bulunmak, onun gerçekte doğruları söylemediğini ve insanları yanılttığını iddia etmektir ki, bu da böylesine değerli bir İslam büyüğüne yöneltilen büyük bir iftira ve büyük bir bühtan olur. </text:span></text:p>
      <text:p text:style-name="P362">Üstelik böyle bir durumda, Bediüzzaman'ın ahir zaman ile ilgili diğer tüm izahları da şüpheli bir konuma sokulmaktadır. Çünkü Hz. İsa ve Hz. Mehdi ile ilgili açıklamalarının batıni anlamları olduğu iddiası, Bediüzzaman'ın ahir zamana ilişkin diğer sözlerinin de batıni manaları olduğu anlamına gelir. Böyle bir durumda da bir süre sonra Risale-i Nur'un tamamı bu hale getirilir ve Bediüzzaman'ın tüm eserleri gerçek manasından ve hikmetinden giderek uzaklaşır. Oysa ki Risale-i Nur bir Kuran tefsiridir. Tefsirin tefsiri olmaz. Bediüzzaman'ın herkes tarafından açıkça anlaşılan sözlerine gerçeğinden farklı, zıt anlamlar verilerek yapılan bu tür bir tefsir anlayışı son derece sakıncalıdır.</text:p>
      <text:p text:style-name="P254">Risale-i Nur, her insanın okuyup anlayabileceği kitaplardır. Bediüzzaman, sözlerine gizli anlamlar yüklememiş; düz bir anlatımla anlatmak istediklerini açıkça ifade etmiştir. Ancak buna rağmen "batıni tefsir" adı altında Bediüzzaman'ın sözlerine farklı anlamlar yükleyerek, belki de binlerce insanın 30-40 yıldan beri yanlış yönlendirilmesine neden olmak, elbette ki büyük bir sorumluluktur. </text:p>
      <text:p text:style-name="P358"><text:span text:style-name="T1">Hz. Mehdi'nin gelişi tüm Müslümanlar için büyük bir müjdedir. Peygamberimiz (sav) bir hadis-i şerifinde </text:span><text:span text:style-name="T8">"Mehdi ile müjdelenin. O Kureyş'ten ve Ehl-i Beytimden bir kişidir. </text:span><text:span text:style-name="T5">(Kitab-ul </text:span><text:soft-page-break/><text:span text:style-name="T5">Burhan Fi Alamet-il Mehdiyy-il Ahir Zaman, s. 13) </text:span><text:span text:style-name="T1">şeklinde buyurmaktadır. Ancak bu konuda 'batıni tefsir' mantığıyla yapılan yanlış yorumlarla, bu büyük müjdenin yolu kapatılmaya çalışılmıştır. Kuran ayetlerindeki Hz. İsa'nın gelişiyle ilgili haberler ve Peygamberimiz (sav)'in hadislerindeki Hz. Mehdi'nin ortaya çıkışıyla ilgili verdiği müjdeler adeta yok edilmek istenmiştir.</text:span></text:p>
      <text:p text:style-name="P358"><text:span text:style-name="T1">Bediüzzaman Said Nursi, yaşadığı dönem boyunca İslam dünyası ve Müslümanlar adına eşsiz hizmetlerde bulunmuş, yazdığı eserlerle tüm Müslümanla</text:span><text:span text:style-name="T28">ra doğru yolu bulmalarında ışık tutmuştur. Hiç şüphesiz ki bir asrın müceddidi olmuş böylesine büyük bir mütefekkirin Hz. İsa ve Hz. Mehdi'nin gelişini müjdelediği sözleri de aynı şekilde Müslümanlara yol göstermekte ve doğruyu bulmalarına vesile olmaktadır. </text:span></text:p>
      <text:p text:style-name="P54">Bediüzzaman'ın da açıkladığı, tüm İslam alemi için büyük müjdeler içeren bu olaylar, Allah'ın izniyle ahir zamanda Hz. Mehdi vesilesiyle yaşanacaktır. İslam ahlakının bu mutlak galibiyeti, Rabbimiz'in Kuran'da 1400 sene önce bildirdiği bir gerçektir. Ayetlerde bu müjde şöyle haber verilmektedir:</text:p>
      <text:p text:style-name="P56"/>
      <text:p text:style-name="P56">Müşrikler istemese de O dini (İslam'ı) bütün dinlere üstün kılmak için elçisini hidayetle ve hak dinle gönderen O'dur. (Tevbe Suresi, 33)</text:p>
      <text:p text:style-name="P263"/>
      <text:p text:style-name="P264">Ve seveceğiniz bir başka (nimet) daha var: Allah'tan 'yardım ve zafer (nusret)' ve yakın bir fetih. Müminleri müjdele. (Saff Suresi, 13)</text:p>
      <text:p text:style-name="P264"/>
      <text:p text:style-name="P264">Ve onlardan sonra sizi o arza mutlaka yerleştireceğiz. İşte bu, makamımdan korkana ve tehdidimden korkana ait (bir ayrıcalıktır). (Peygamberler) Fetih istediler, (sonunda) her zorba inatçı bozguna uğrayıp -yok oldu- gitti. (İbrahim Suresi, 14-15)</text:p>
      <text:p text:style-name="P264"/>
      <text:p text:style-name="P264">Allah'ın yardımı ve fetih geldiği zaman, Ve insanların Allah'ın dinine dalga dalga girdiklerini gördüğünde, hemen Rabbini hamd ile tesbih et ve O'ndan mağfiret dile. Çünkü O, tevbeleri çok kabul edendir. (Nasr Suresi, 1-3)</text:p>
      <text:p text:style-name="P264"/>
      <text:p text:style-name="P256">Rabbimiz ayetlerinde "asla vaadinden dönmeyeceğini" ise şöyle bildirmektedir:</text:p>
      <text:p text:style-name="P264"/>
      <text:p text:style-name="P264">(Bu,) Allah'ın va'didir; Allah, vadinden geri dönmez. Ancak insanların çoğu bilmezler. (Rum Suresi, 6)</text:p>
      <text:p text:style-name="P264"/>
      <text:p text:style-name="P264">... Allah'tan daha çok ahdine vefa gösterecek olan kimdir?... (Tevbe Suresi, 111)</text:p>
      <text:p text:style-name="P264"/>
      <text:p text:style-name="P264">Allah'ı, sakın elçilerine verdiği sözden dönen sanma... (İbrahim Suresi, 47) </text:p>
      <text:p text:style-name="P14"/>
      <text:p text:style-name="P71"><text:span text:style-name="T29">Allah, "İslam ahlakını tüm dünyaya hakim kılacağını, inanan kullarını güç ve iktidar sahibi kılacağını" vadetmiş ve bu vaadinin kesin olduğunu bildirmiştir. Peygamberimiz (sav)'in hadislerinde, bütün büyük İslam alimlerinin ve Bediüzzaman'ın sözlerinde de bu duruma </text:span><text:span text:style-name="T31">"Hz. İsa </text:span><text:soft-page-break/><text:span text:style-name="T31">ile Hz. Mehdi'nin vesile olacakları"</text:span><text:span text:style-name="T29"> belirtilmiştir. Rabbimiz'in bu vaadi doğrultusunda İslam ahlakı bir gün mutlaka hakim olacak ve bir kişinin Müslümanların önderliğini üstlenmesi gerekecektir. Bediüzzaman böyle dünya çapında bir hakimiyetle karşılaşmamış ve tüm dünya Müslümanlarının liderliğini üstlenmemiştir. İslam dünyasının başında, tüm Müslümanları biraraya getirecek şekilde bir lider uzun süredir yoktur. Müslümanların bu ilk lideri, 1400 senedir müjdelendiği gibi Hz. Mehdi olacaktır. Yeryüzünden zulmü ve karanlığı kaldıracak, İslam ahlakının güzelliğinin tüm insanlar tarafından yaşanmasına vesile olacaktır. Bediüzzaman da kitap boyunca yer verilen sözlerinde bu gerçeği dile getirmiş ve tüm Müslümanları bu büyük hidayet önderinin gelişiyle müjdelemiştir.</text:span></text:p>
      <text:p text:style-name="P254">Peygamber Efendimiz (sav) de hadislerinde bu önemli değişime vesile olacak olan Hz. İsa ve Hz. Mehdi'nin gelişlerini şöyle haber vermiştir:</text:p>
      <text:p text:style-name="P307"><text:span text:style-name="T8">Nefsim kudret elinde olan Allah'a yemin ederim ki, Meryem oğlu İsa'nın adalet sahibi olarak inmesi yakındır... </text:span><text:span text:style-name="T53">(Buhari, Kitabü'l-Büyu': 102, Mezalim: 31, Enbiya 49; Müslim, İman: 242 (155); Ebu Davud, Melahim: 14 (4324); Tirmizi, Fiten: 54 (2234))</text:span></text:p>
      <text:p text:style-name="P307"><text:span text:style-name="T8">Nefsim kudretinde olan Allah'a yemin ederim ki, Hz. Mehdi'nin babası Kureyşi'dir. Eğer istenseydi onu en son ceddine </text:span><text:span text:style-name="T5">(soyuna) </text:span><text:span text:style-name="T8">kadar sayardım, çünkü Hz. Mehdi, İslam'ın sonu olacaktır."</text:span><text:span text:style-name="T53"> (El-Kavlu'l Muhtasar Fi Alamatil Mehdiyy-il Muntazar, Beklenen Mehdi'nin Alametleri, s. 25)</text:span></text:p>
      <text:p text:style-name="P71"><text:span text:style-name="T29">Kuran ayetlerinde, Peygamberimiz (sav)'in hadislerinde, İslam alimlerinin ve Bediüzzaman'ın sözlerinde verilen tüm bu müjdeler çok açıktır. Ancak buna rağmen, Hz. İsa'nın gelişinden ve Hz. Mehdi'nin ortaya çıkışından şüphe duyup tedirginliğe kapılanlar (ki bu çok büyük bir yanılgıdır) olabilmektedir. Kuran'da da, Allah'ın müminlere önderlik edecek bir elçi göndermesinden şüphe duyan kimseler olabileceği haber verilmiştir. Bir ayette </text:span><text:span text:style-name="T31">"Hz. Yusuf'tan sonra peygamber gelmeyecek" </text:span><text:span text:style-name="T29">diyen kimselerin örneği şöyle bildirilmektedir:</text:span></text:p>
      <text:p text:style-name="P263"/>
      <text:p text:style-name="P307"><text:span text:style-name="T3">"Andolsun, daha önce Yusuf da size apaçık belgeler getirmişti. </text:span><text:span text:style-name="T9">O ZAMAN SİZE GETİRDİKLERİ HAKKINDA KUŞKUYA KAPILIP DURMUŞTUNUZ. Sonunda o, vefat edince, demiştiniz ki; "Allah, ONDAN SONRA KESİN OLARAK BİR ELÇİ GÖNDERMEZ."</text:span><text:span text:style-name="T3"> İşte Allah, ölçüyü taşıran, şüpheci kimseyi böyle saptırır." (Mümin Suresi, 34)</text:span></text:p>
      <text:p text:style-name="P264"/>
      <text:p text:style-name="P54">Bediüzzaman ise, bu tür şüphelere kapılan kimselerin böyle bir yanılgıya düşmelerinin nedenlerini şöyle açıklamıştır: </text:p>
      <text:p text:style-name="P71"><text:span text:style-name="T54">Kıyamet alâmetlerinden ve âhir zaman vukuatından (olaylarından) ve bâzı a'malin (amellerin) fazilet ve sevablarından bahseden ehâdîs-i şerife (hadisler) güzelce anlaşılmadığından, </text:span><text:span text:style-name="T35">AKILLARINA GÜVENEN BİR KISIM EHL-İ İLİM</text:span><text:span text:style-name="T54"> (ilim sahibi kişiler), </text:span><text:span text:style-name="T52">ONLARIN BİR KISMINA ZAÎF </text:span><text:span text:style-name="T54">(zayıf) </text:span><text:span text:style-name="T52">VEYA MEVZU</text:span><text:span text:style-name="T54"> (uydurma hadis) </text:span><text:span text:style-name="T52">DEMİŞLER. İMANI ZAYIF VE ENANİYETİ KAVİ <text:s/></text:span><text:span text:style-name="T54">(kendini şiddetli şekilde beğenen) </text:span><text:span text:style-name="T52">BİR KISIM DA, İNKÂRA KADAR GİTMİŞLER.</text:span><text:span text:style-name="T54"> (Sözler, s. 355)</text:span></text:p>
      <text:p text:style-name="P54">Bediüzzaman'ın bu açıklamasına göre; </text:p>
      <text:p text:style-name="P54">- hadislere yanlış yorumlar yapılması ve aktarılan bilgilerin doğru anlaşılmaması,</text:p>
      <text:p text:style-name="P54">- iman zafiyeti ve</text:p>
      <text:p text:style-name="P54">- enaniyet</text:p>
      <text:p text:style-name="P54"><text:soft-page-break/><text:s/>bazı kimselerin bu gerçekleri reddetmelerine neden olabilmektedir. Hiç şüphesiz iman zafiyeti ve enaniyet, her müminin titizlikle kaçınması gereken eksiklik ve kötülüklerdir. </text:p>
      <text:p text:style-name="P54">Ancak her ne sebeple olursa olsun, Hz. İsa ve Hz. Mehdi'nin gelişinin herhangi bir şekilde tevil edilmesinin ve bu konudaki gerçeklerin üzerinin örtülmesinin, ileride bir mahcubiyet konusu olabileceği de göz önünde bulundurulmalıdır. Hz. İsa ve Hz. Mehdi tüm inananların şevkle beklediği müjdelenmiş şahıslardır. Bu şahısların gelişlerini beklemek ve bu tarihi olayı müjdelemek her Müslümanın görevidir. </text:p>
      <text:p text:style-name="P89">Allah kaderde Hz. İsa ve Hz. Mehdi'nin İslam ahlakını hakim etmelerini takdir etmiştir. İnşaAllah Rabbimiz bu büyük müjdenin gerçekleştiğini yakın gelecekte müminlere gösterecektir.</text:p>
      <text:p text:style-name="P56"/>
      <text:p text:style-name="P263"/>
      <text:p text:style-name="P264"/>
      <text:p text:style-name="P103">BEDİÜZZAMAN'IN DÜŞÜNCELERİ</text:p>
      <text:p text:style-name="P287">ESERLERİNDEDİR</text:p>
      <text:p text:style-name="P125"/>
      <text:p text:style-name="P125"/>
      <text:p text:style-name="P254">Risale-i Nur eserleri, geçtiğimiz yüzyılın müceddidi Bediüzzaman Said Nursi Hazretleri'nin kalbinden, dilinden çıkan hakikatleri kaleme aldığı son derece kıymetli bir külliyattır. Bediüzzaman'ın kişiliğinde olan ve tüm hayatına hakim olan dürüstlük, açıklık ve netlik, eserleri olan Risale-i Nurlara da yansımıştır. Her kelimesi gerçekleri içeren bu risaleler, Bediüzzaman <text:s/>Said Nursi hayattayken yayınlanmıştır. Bediüzzaman eserlerini bizzat kendisi tashih etmiş ve düzeltmiştir. </text:p>
      <text:p text:style-name="P200">Bediüzzaman eserlerinde Peygamberimiz (sav)'in ahir zamanla ilgili hadislerinin açıklamalarına geniş yer vermiştir. Hz. İsa'nın ikinci kez yeryüzüne gelişi, Hz. Mehdi'nin ortaya çıkışı ve İslam ahlakının dünya hakimiyeti konularında çok detaylı bilgiler aktarmış; bu konularla ilgili yüzlerce sayfa kaleme almıştır. Yaşadığı asrın müceddidi olması sebebiyle Bediüzzaman bu konuları en iyi anlayan ve açıklayan kişi olmuştur.</text:p>
      <text:p text:style-name="P200"/>
      <text:p text:style-name="P200">Son günlerde sık sık duyduğunuz: "Hz. Mehdi gelmeyecekmiş, Hz. Mehdi yokmuş" sözleri Hz. Mehdi'nin çıkış alametleridir:</text:p>
      <text:p text:style-name="P307"><text:span text:style-name="T1">"İnsanların ümitsiz olduğu ve </text:span><text:span text:style-name="T3">"HİÇ MEHDİ FALAN YOKMUŞ" </text:span><text:span text:style-name="T1">dediği bir sırada Allah Mehdi'yi gönderir..." </text:span></text:p>
      <text:p text:style-name="P261">(Ali Bin Husameddin el-Muttaki, Kitab-ul Burhan fi-Alamet-il Mehdiyy-il Ahir Zaman, s. 55)</text:p>
      <text:p text:style-name="P254">Milyonlarca kişinin bu konuları eserlerinden öğreneceğini bilerek kaleme alan Bediüzzaman, Peygamberimiz (sav)'in hadislerindeki manaları ümmetine aktarırken şüphesiz ki her zaman olduğu gibi zerre kadar doğruların dışına çıkmamıştır. Neyin doğru olduğunu düşündüyse ve gerçek kanaati ne ise onları yazmıştır. Bu nedenle eserleri tamamen saf gerçekleri yansıtmaktadır.</text:p>
      <text:p text:style-name="P307"><text:span text:style-name="T1">Bediüzzaman'ın bu önemli özelliğine rağmen, Risale-i Nur talebesi olan bazı muhterem ağabeylerin, </text:span><text:span text:style-name="T3">"Bediüzzaman'ın, eserlerinde inandığı şeylerin tam aksine bilgiler vererek bazı gerçekleri gizlemiş olduğu ve bunları özel bir sohbet esnasında yalnızca iki üç kişiye açıkladığı" </text:span><text:span text:style-name="T1">şeklinde birtakım iddialarda bulunmaları son derece yanlıştır. Böyle bir yaklaşım, Bediüzzaman'ın yüzlerce sayfa boyunca yaptığı açıklamaların "yalan" olduğunu söylemek olur ki, bu da böylesine değerli bir İslam alimine karşı yapılan çok büyük bir bühtan ve iftiradır.</text:span></text:p>
      <text:p text:style-name="P254"/>
      <text:p text:style-name="P71"><text:span text:style-name="T29">Bediüzzaman kendisinin Hz. Mehdi olmadığını</text:span><text:span text:style-name="T33"> (Emirdağ Lahikası, s. 266)</text:span><text:span text:style-name="T29">, Hz. Mehdi'nin kendisinden bir yüzyıl sonra geleceğini </text:span><text:span text:style-name="T33">(Kastamonu Lahikası, s. 57)</text:span><text:span text:style-name="T29">, kendisinin Hz. Mehdi'nin bir eri, neferi ve öncüsü olduğunu </text:span><text:span text:style-name="T33">(Barla Lahikası, s. 162)</text:span><text:span text:style-name="T29">, eserleri ve yaptığı çalışmalar ile de Hz. Mehdi'ye zemin hazırladığını (</text:span><text:span text:style-name="T33">Sikke-i Tasdik-i Gaybi, s. 189)</text:span><text:span text:style-name="T29"> açıkça beyan etmiştir. </text:span></text:p>
      <text:p text:style-name="P54"/>
      <text:p text:style-name="P71"><text:span text:style-name="T29">Bediüzzaman'ın, ahir zamanda İslam ahlakının dünya hakimiyetine vesile olacağı </text:span><text:soft-page-break/><text:span text:style-name="T29">müjdelenen Hz. Mehdi ile ilgili açıklamaları son derece anlaşılır, açık ve nettir. Bediüzzaman </text:span><text:span text:style-name="T31">kendisinin Hz. Mehdi olmadığını</text:span><text:span text:style-name="T29"> </text:span><text:span text:style-name="T33">(Emirdağ Lahikası, s. 266)</text:span><text:span text:style-name="T29">, </text:span><text:span text:style-name="T31">Hz. Mehdi'nin kendisinden bir yüzyıl sonra geleceğini</text:span><text:span text:style-name="T29"> </text:span><text:span text:style-name="T33">(Kastamonu Lahikası, s. 57)</text:span><text:span text:style-name="T29">, </text:span><text:span text:style-name="T31">kendisinin Hz. Mehdi'nin bir eri, neferi ve öncüsü olduğunu</text:span><text:span text:style-name="T29"> </text:span><text:span text:style-name="T33">(Barla Lahikası, s. 162)</text:span><text:span text:style-name="T29">, </text:span><text:span text:style-name="T31">eserleri ve yaptığı çalışmalar ile de Hz. Mehdi'ye zemin hazırladığını</text:span><text:span text:style-name="T33"> (Sikke-i Tasdik-i Gaybi, s. 189)</text:span><text:span text:style-name="T29"> açıkça beyan etmiştir. </text:span></text:p>
      <text:p text:style-name="P71"><text:span text:style-name="T29">Bediüzzaman kendisinin Hz. Mehdi olmadığını açıkladığı delillerden birinde </text:span><text:span text:style-name="T31">"Hz. Mehdi'nin seyyid olacağını ancak kendisinin seyyid olmadığını"</text:span><text:span text:style-name="T29"> ifade etmiştir. Bediüzzaman'ın bu gerçeği açıkça dile getirdiği sözlerinden bazıları şöyledir:</text:span></text:p>
      <text:p text:style-name="P71"><text:span text:style-name="T31">"... HEM MEHDİLİK İSNADINI HİÇ KABUL ETMEDİĞİMİ BÜTÜN KARDEŞLERİM ŞEHADET EDERLER. </text:span><text:span text:style-name="T29">Hatta Denizli'deki ehli vukuf (bilgi sahibi kişiler) eğer Said mehdiliğini ortaya atsa bütün şakirtleri (talebeleri) kabul edecek dediklerine mukabil (karşılık), Said itiraznamesinde demiş ki: </text:span><text:span text:style-name="T31">"BEN SEYYİD DEĞİLİM MEHDİ SEYYİD OLACAK" DİYE ONLARI REDDETMİŞ..."</text:span><text:span text:style-name="T29"> (Tenvir, Şualar, s. 365)</text:span></text:p>
      <text:p text:style-name="P71"><text:span text:style-name="T29">"… Ben de onlara demiştim: </text:span><text:span text:style-name="T31">"BEN, KENDİMİ SEYYİD</text:span><text:span text:style-name="T29"> (Peygamber Efendimiz (sav)'in soyundan) </text:span><text:span text:style-name="T31">BİLEMİYORUM</text:span><text:span text:style-name="T29">. Bu zamanda nesiller bilinmiyor. </text:span><text:span text:style-name="T31">HALBUKİ ÂHİR ZAMANIN O BÜYÜK ŞAHSI, ÂL-İ BEYT'TEN</text:span><text:span text:style-name="T29"> (Peygamberimiz (sav)'in soyundan)</text:span><text:span text:style-name="T31"> OLACAKTIR</text:span><text:span text:style-name="T29">." </text:span><text:span text:style-name="T33">(Emirdağ Lâhikası, s. 267)</text:span></text:p>
      <text:p text:style-name="P307"><text:span text:style-name="T1">Bediüzzaman yine eserlerinde, Peygamberimiz (sav)'in bir hadisini hatırlatmış;</text:span><text:span text:style-name="T3"> "seyyid olan bir kişinin seyyidliğini gizlemesinin Kuran ahlakına uygun olmadığını"</text:span><text:span text:style-name="T1"> belirterek, bu konudaki sözünün kesin olarak doğru olduğunu ifade etmiştir:</text:span></text:p>
      <text:p text:style-name="P254"/>
      <text:p text:style-name="P54">"Seyyid olmayan seyyidim ve seyyid olan değilim diyenler, ikisi de günahkar ve duhul ve huruc (isyan) haram oldukları gibi... hadis ve Kuran'da dahi, ziyade veya noksan etmek memnu'dur (yasaklanmıştır)."</text:p>
      <text:p text:style-name="P253"/>
      <text:p text:style-name="P388">Risale-i Nur'un herbir kitabı bir Said'dir. Siz hangi kitapa baksanız benimle karşı karşıya görüşmekten on defa ziyade hem faydalanır, hem hakiki bir surette benimle görüşmüş olursunuz.</text:p>
      <text:p text:style-name="P54">Risale-i Nur bana hiçbir ihtiyaç bırakmıyor. (Emirdağ Lahikası, s.159)</text:p>
      <text:p text:style-name="P54">Ey hocalar ve ehl-i kalb! Soracağınız suallerin cevaplarını Risalei</text:p>
      <text:p text:style-name="P54">Nur'da bulabilirsiniz. Ehl-i keşf (gözle görülmeyen gaybi hakikatleri</text:p>
      <text:p text:style-name="P54">Allah'ın lütfuyla keşfedip bilen evliyâlar) ve kalbden birisi, benim</text:p>
      <text:p text:style-name="P54">gibi âciz bir insandan Mehdi'yi soruyor. "Ne vakit gelecek..."</text:p>
      <text:p text:style-name="P54">Daha Mehdi'yi anlayamamış. Dâbbetü'l-Arz kimler olduğunu bilmiyor.</text:p>
      <text:p text:style-name="P54">Bunlara dair, risalelerde birer bahis (söz, acıklama) vardır.</text:p>
      <text:p text:style-name="P54">Her müşkil suâlin (zor sorunun) cevabını o risalelerden arayınız, bulursunuz.</text:p>
      <text:p text:style-name="P54">(Mustafa Hulûsi, Barla Lahikası, 143)</text:p>
      <text:p text:style-name="P54"/>
      <text:p text:style-name="P54">Peygamberimiz (sav)'in hadisinde bildirildigi gibi, İslam ahlakına göre, seyyid olan bir kişi hiçbir nedenle bunu gizleyemez, saklayamaz. Seyyid olmayan bir kişi de "ben seyyidim" <text:soft-page-break/>diyemez. Peygamber Efendimiz (sav)'in neslinden olmak Müslümanlar için büyük bir şereftir. Dolayısıyla Bediüzzaman seyyid olsaydı, bunu acıkça ifade eder, bu durumdan büyük onur duyardı. Aynı şekilde eğer kendisinin Hz. Mehdi olduğu yönünde bir kanaati olsaydı, milyonlarca kişinin okuduğu eserlerinde buna taban tabana zıt yüzlerce sayfa izah yapmaz; Hz. Mehdi'nin özelliklerinin kendisiyle uyuşmadığını ve bu mübarek zatın kendisinden sonraki dönemde geleceğini onlarca deliliyle birlikte acıklamazdı.</text:p>
      <text:p text:style-name="P54"/>
      <text:p text:style-name="P54"><text:s/>Bediüzzaman, "bir Risale-i Nur talebesi olarak ben de bunlara uyuyorum" diyerek hayatta olduğu süre içerisinde eserlerinde yazdıklarının doğruluğunu defalarca tasdik etmiştir. Risalelerin her biri, binlerce nüshası olan kitaplardır. Dolayısıyla eserlerinde acıkça "Ben kendimi seyyid bilmiyorum" diyorsa, Risale-i Nur talebesi bazı muhterem ağabeylerin "Bediüzzaman'ın bu acıklamaları doğru değildir; kendisi falanca gün bizi cağırmış, hem şerif, hem seyyid hem de Mehdi'yim demiştir" demeleri Bediüzzaman Said Nursi Hazretleri'ne karşı çok galiz bir hakaret, büyük bir zulüm ve iftira olur. Zira bu, Bediüzzaman gibi değerli ve üstün ahlaklı bir şahsın bu konuda yazdıklarının "yalan" olduğunu iddia etmek anlamına gelir. Yüzlerce sayfa boyunca yazdıklarının aksine, Bediüzzaman'ın "-yalnızca iki üc kişiye- tüm yazdıklarının yalan olduğunu" söylediği şeklinde bir iddia, bu tür iddiaların sahiplerini töhmet altında bırakır. Bediüzzaman gibi derin imanlı büyük bir müceddidin, eserlerinde, düşündüğü ve inandığı şeylerin tam tersine acıklamalarda bulunması hiçbir şekilde söz konusu değildir. Dolayısıyla Bediüzzaman'ın vefatından yıllar sonra böyle bir iddia ile ortaya cıkmak, her ne kadar iyilik adına, Bediüzzaman'ı sevme adına yapılmış dahi olsa, Bediüzzaman adına çok büyük bir iftira olur. Onu yalancılıkla itham eden ve yüzlerce sayfa ile ümmeti aldattığını iddia eden böyle bir yaklaşım ise hiçbir vicdanın kabul etmeyeceği bir davranıştır.</text:p>
      <text:p text:style-name="P54"/>
      <text:p text:style-name="P54"/>
      <text:p text:style-name="P54"/>
      <text:p text:style-name="P56"/>
      <text:p text:style-name="P392">GÜNÜMÜZ YAZAR VE MÜTEFEKKİRLERİNİN GÖRÜŞLERİ</text:p>
      <text:p text:style-name="P57"/>
      <text:p text:style-name="P54"/>
      <text:p text:style-name="P184">FETULLAH GÜLEN</text:p>
      <text:p text:style-name="P180"/>
      <text:p text:style-name="P181">Hz. Mehdi (as)'nin <text:s/>Ortaya Çıkışı ve Hz. Mesih'in Gelişi</text:p>
      <text:p text:style-name="P17"/>
      <text:p text:style-name="P307"><text:span text:style-name="T1">"Mesîh ve Mehdî ile alakalı hadis-i şerifler ve ümmetin kabulü esas alınınca nüzûl-ü Îsâ'ya (Hz. İsa'nın tekrar yeryüzünü gelişine) ve zuhur-u Mehdî'ye (Hz. Mehdi (as)'nin <text:s/>ortaya çıkışına) inanmak Efendimiz (sav)'e îtimadın ve güvenin ifadesidir denilebilir." </text:span><text:span text:style-name="T8">1</text:span></text:p>
      <text:p text:style-name="P251"/>
      <text:p text:style-name="P251">Hz. Mehdi (as) Peygamber (sav) Soyundan Olacaktır</text:p>
      <text:p text:style-name="P307"><text:span text:style-name="T1">"Hz. Mehdî ile alakalı hadis-i şeriflere de iki örnek vermek yerinde olsa gerektir: </text:span><text:span text:style-name="T3">"Mehdî bizden, Ehl-i Beyttendir. Allah onu bir gecede zafere erdirecektir. Mehdî, Fatıma evlâdındandır" (İbn Mâce, Fiten, 34; Dârimî, Mehdî, 1). "Dünya hayatının sona ermesine bir gün bile kalsa, Allah zulümle dolu olan dünyayı adaletle dolduracak Ehl-i Beytten birini gönderecektir" (Ahmed b. Hanbel, II, 117-118). </text:span></text:p>
      <text:p text:style-name="P254">Cenâb-ı Hak, rahmetinin eseri olarak her bir fesad-ı ümmet zamanında (Müslüman toplulukların bozulmaya uğradığı dönemlerde) bir muslih, (ıslah edici) bir müceddid, (dini yenileyip aslına döndüren) bir halife-i zîşan, (İslam topluluğuna manevi olarak lider bir kişi) bir kutb-u âzam, (zamanının en büyük dini lideri) bir mürşid-i ekmel (üstün bir yol gösterici) ya da bir nevi mehdî hükmünde mübarek zatları göndermiş, fesadı izale edip (bozulmayı önleyen) milleti ıslah etmiş, din-i Ahmedîyi (İslam'ı) muhafaza buyurmuştur. </text:p>
      <text:p text:style-name="P307"><text:span text:style-name="T1">Bu hususu (konuyu) nazara veren (ilgilere sunan) ve siyaset sahasında Mehdî-i Abbâsî, (başarılı kişiler için bir benzetme olarak kullanılır) diyanet âleminde Gavs-ı Âzam, (zamanının en büyük alimi, Abdulkadir Geylani) Şâh-ı Nakşibend, (Nakşibendiliğin kurucusu, Muhammed Bahauddin) aktâb-ı erbaa (dört ünlü ehli sünnet alimi olarak bilinen kişiler) ve oniki imam (Hz. Ali'nin soyundan gelen oniki halife) gibi zatları misal gösteren Bediüzzaman der ki, </text:span><text:span text:style-name="T3">"Madem O'nun âdeti öyle cereyan ediyor, (işliyor) âhir zamanın en büyük fesadı zamanında, elbette en büyük bir müçtehid, (gerektiğinde ayet ve hadislerden hüküm çıkaran bir alim) hem en büyük bir müceddid, hem hâkim, hem Mehdî, hem mürşid (insanlara doğru yolu gösteren), hem kutb-u âzam (zamanının en büyük dini lideri) olarak bir zât-ı nuranîyi (nurlu bir şahsı) gönderecek ve o zat da ehl-i beyt-i Nebevîden (Hz. Peygamber (sav)'in soyundan) olacaktır." </text:span><text:span text:style-name="T1">Bediüzzaman, Hz. Mehdî ile alakalı hadislerin zayıf (doğruluğu şüpheli) olduğu iddiasına karşı da, "Hangi mesele var ki, bazı kitaplarda ona ilişilmesin? Hattâ İbn-i Cevzî gibi büyük bir muhaddisin (hadis uzmanının) bazı sahih ehâdîse (doğruluğu net olan hadislere) mevzu (manası yanlış hadis) dediğini, alimler taaccüple (şaşkınlıkla) nakletmişler. Hem her zayıf veya mevzu hadîsin mânâsı yanlıştır demek değildir." </text:span><text:span text:style-name="T8">2</text:span></text:p>
      <text:p text:style-name="P251"><text:soft-page-break/></text:p>
      <text:p text:style-name="P251">Boyunduruk Yere Konduktan Sonra</text:p>
      <text:p text:style-name="P307"><text:span text:style-name="T1">"İnsanımızla beraber hepimizin ümidi çok kavidir (kuvvetlidir). Resulu Ekrem (sav)'e itimadımız (güvenimiz) vardır. Ümmetin başında sahabe-i kirama işarette bulunan kainatın efendisi (sav) </text:span><text:span text:style-name="T3">ahirinde (son zamanlarında) boyunduruk yere konduktan sonra (çaresiz kalındıktan sonra) kaldıracağı müjdesini çoktan vermiştir.</text:span><text:span text:style-name="T1"> Dinin yeniden hayatlanacağının, canlanacağının ve bütün alemde LailaheillAllahMuhammedenResulullah yeniden mevceleneceğini (dalgalanacağını) ifade buyurmuşlardır, doğru söylemişlerdir." 3 <text:s/></text:span></text:p>
      <text:p text:style-name="P251"/>
      <text:p text:style-name="P251">Beklediğimiz Genç</text:p>
      <text:p text:style-name="P307"><text:span text:style-name="T1">"Fatih'ten bahsederken; ne güzeldir o emir, buna mazhar (sahip) olmak için 21-22 yaşındaki genç serdar (kumandan). Maddi manevi fizat hislerinden fedakarlıkta bulunuyordu. </text:span><text:span text:style-name="T3">20. asırda Kuran'a sahip çıkmasını beklediğimiz GENÇ DELİKANLIMIZ'ın yaşındaydı büyük hünkar.</text:span><text:span text:style-name="T1">"</text:span><text:span text:style-name="T8"> </text:span><text:span text:style-name="T24">4</text:span></text:p>
      <text:p text:style-name="P251"/>
      <text:p text:style-name="P251">313 Kişi</text:p>
      <text:p text:style-name="P307"><text:span text:style-name="T1">"Bedir'de bütün cihana (dünyaya) meydan okuyan insanların sayısı 313 taneydi, melek ismini okur gibi ben mühim yerlerde huzurunuza çıkarken onların adlarını okuyor, şefaat umuyor öyle huzurunuza çıkıyorum, o kadar azizdir benim nazarımda Bedir'de bulunan insan. Niçin azizdir? Tepeden tırnağa nar-ı beyzadır (beyaz ateştir) da ondan. 313 tane nar-ı beyza gibi adam olsa bugün, yeryüzüne hakim olmak mümkündür, </text:span><text:span text:style-name="T3">ümid ediyoruz inşaAllah bu bağ, bu bahçe, bu bostan bu 300 adamı, 313 adamı yetiştirecek ümid ediyoruz.</text:span><text:span text:style-name="T1">"</text:span><text:span text:style-name="T8">5</text:span></text:p>
      <text:p text:style-name="P254">Peygamber Efendimiz (sav)'in hadislerinde, Hz. Mehdi (as)'nin <text:s/>yardımcılarının sayısının 313 olacağı rivayet edilmektedir.</text:p>
      <text:p text:style-name="P216">Muhammed b. Hanefi (r.a.)'dan rivayet edildi ki: "Sayıları Bedir Ashabı (313) kadardır. Evvelkiler onları geçmediği gibi, sonrakiler de onlara yetişemezler. Onların sayıları TALUD ile nehri geçenler kadardır." (Kitab-ul Burhan Fi Alamet-i Mehdiyy-il Ahir Zaman, s. 57)</text:p>
      <text:p text:style-name="P216">Bedir savaşındaki askerler gibi 313 kişinin kumandasını elinde tutarak etrafa meydan okuyacak, çünkü bu 313 kişi gece abid (ibadet eden), gündüz kahraman niteliğini taşımaktadırlar. (Kıyamet Alametleri, s. 169)</text:p>
      <text:p text:style-name="P251"/>
      <text:p text:style-name="P251">Hz. Mehdi (as) ile İlgili Hadisleri İnkara Mecal Yoktur</text:p>
      <text:p text:style-name="P307"><text:span text:style-name="T3">"Kütüb-i Sitte'de dört muteber (itibar edilen) hadis kitabında; Hakimin Müstedrek'inde, Beyhaki'de, Tabarani'de Hz. Mehdi (as)'nin <text:s/>geleceğine dair hadis-i şerifler vardır ki inkar etmeye adeta mecal (ihtimal) yoktur. Buhari ve Müslim-i Şerif'te sadece ismen gelecek bu zattan bahsedilmemekte, belki meçhul, gelecek yeryüzünü adaletle dolduracak bir şahıstan bahsedilmektedir. </text:span><text:span text:style-name="T1">Buhari ve Müslim'de bahsedilen aynı şahıs diğerlerinde "Muhammed" isminde veyahut Efendimiz (sav) "benim ismimde olacak" sözü ile anlatmaktadır. Tıpatıp bir uygunluk vardır."</text:span><text:span text:style-name="T8">6</text:span><text:span text:style-name="T1"> </text:span></text:p>
      <text:p text:style-name="P1"/>
      <text:p text:style-name="P251"><text:soft-page-break/>Bu İşin Liyakatlileri Gelince</text:p>
      <text:p text:style-name="P307"><text:span text:style-name="T1">"Aziz Müslüman, bunları değişik misalleriyle (örnekleriyle) sana intikal ettirmeye (iletmeye) ve senin için en mukaddes (kutlu) vazife olan bu vazifeden durulmama için, söylenmesi gereken şeylere dikkatini çektim ve ama imkan arz etmeye çalıştım tekrar itirafıma gerek yoktur. </text:span><text:span text:style-name="T3">Bu işin ehli değilim, ehli gelinceye kadar benim gibiler, emsalimle (benzerlerimle) beraber bu işi devam ettireceğiz, öyle anlaşılıyor. Ehli gelince işi onlara bırakacağız, ehli değiliz bu işin liyakatlileri (layık olanlar), doğrunun ve gerçeğin hakiki tercümanı olacak ve ölü gönüllerimizi ihya edecekler. Bunu kemali (olgun) samimiyetle intizar ediyorum (ümit ediyorum), Rabbimden bekliyorum, ama o güne kadar biz anlatacağız."</text:span><text:span text:style-name="T8">7 </text:span></text:p>
      <text:p text:style-name="P1"/>
      <text:p text:style-name="P320">NOTLAR</text:p>
      <text:p text:style-name="P398">1) <text:tab/>Mesih Nerede? Mehdi Kim? isimli makaleden</text:p>
      <text:p text:style-name="P414">http://tr.fgulen.com/a.page/eserleri/kirik.testi/a12729.html </text:p>
      <text:p text:style-name="P322">2) <text:tab/>http://tr.fgulen.com/a.page/eserleri/akademi.yazilari/2000.akademileri/a2290.html) </text:p>
      <text:p text:style-name="P322">3) <text:tab/>Ruh Ufku Serisi, 1.Cd, Işığa Doğru, 7.Kaset, Nil Yapımcılık A.Ş.</text:p>
      <text:p text:style-name="P322">4)<text:tab/>Ruh Ufku Serisi, 1.Cd, Gönül Dünyamızdan Konferansı, 1.Kaset, Nil Yapımcılık A.Ş.</text:p>
      <text:p text:style-name="P322">5)<text:tab/>Ruh Ufku Serisi, 5.Cd, İçtimai Adalet Konferansı, 2.Kaset, Nil Yapımcılık A.Ş.</text:p>
      <text:p text:style-name="P322">6) <text:tab/>Sohbetler, B Serisi, 14. Kaset, Yıl 1979</text:p>
      <text:p text:style-name="P322">7)<text:tab/>Sohbetler, Müeyyidat, 11. Kaset, 11 Ocak 1980</text:p>
      <text:p text:style-name="P164"/>
      <text:p text:style-name="P164"/>
      <text:p text:style-name="P185">HEKİMOĞLU İSMAİL (Ömer Okcu)</text:p>
      <text:p text:style-name="P267"/>
      <text:p text:style-name="P254">Nasıl ki, memurların ve askerlerin rütbesi ve mevkisi varsa, her Müslümanın da manen rütbesi ve mevkii vardır. Bunu, herşeyi bilen Allah bilir. Zaten rütbe ve mevkileri veren de O'dur. Herşeyi bilen Allah, bildiklerinden bir kısmını, bir kısım kullarına bildirir, bunlara "ehl-i keşif" derler, halk dilinde keramet ehli de denir. Veli, umumi bir sıfattır.</text:p>
      <text:p text:style-name="P254">Her veli keramet gösteremez, hatta kendi mânevi makamını bilmeyen veliler çoktur. Bir şahsın gösterdiği harika hallerin keramet sayılması için, o şahsın sünnet-i seniyyeye uygun yaşaması şarttır. Sünnet-i seniyyeye uygun yaşamayanların gösterdiği harika hallere istihraç denir, bu halin kerametle ilgisi yoktur.</text:p>
      <text:p text:style-name="P254">Keramet; İslâm'a hizmet eden şahsın, hizmet imkânları çeşitli şekillerde kısıtlanmış ise (Allah'ın lütfu ile) kerametle hizmetini devam ettirmesi, çevresindeki insanların İslâm'a bağlılığını kuvvetlendirmesi içindir.</text:p>
      <text:p text:style-name="P254">Bir de ikram vardır. Keramet gibi görünür fakat keramet değildir. Mesela, derse gelen şahıslardan birinin sorusuna Hoca Efendi bilmeden cevap verir. Sorusu olan, 'Kalbimden geçeni bildi" dese de, Hoca Efendi bunun bir "ikrâm-ı İlahî" olduğunu bilir, şükreder, gurura düşmez ve kendinin keramet ehli olduğunu sanmaz, sanmamalı...</text:p>
      <text:p text:style-name="P254"><text:soft-page-break/>İslâmiyet'i kıyamete kadar devam ettireceğini belirten Allah, dinine hizmet edecek kullarını gönderir; onlar da İslâm'a hizmet eder. </text:p>
      <text:p text:style-name="P254">İslâm'a hizmet edenler çeşitli manevî rütbede kimselerdir. Fakat Mehdilik makamı bunların en yücesidir. Nasıl ki meydan muharebesini kazanan paşa, mareşal olursa, Deccal'le mücadele eden veli de Mehdi makamına yükselir. Öyle ise Deccal'in olduğu zamanda Hz. Mehdi (as) aranmalıdır. Amma Hz. Mehdi'yi tanıyıp tanımamak zannedildiği kadar önemli değildir. </text:p>
      <text:p text:style-name="P254">Hadis-i şerifle sabit olduğundan Mehdilik makamı inkâr edilmemeli. </text:p>
      <text:p text:style-name="P254">Fakat O'nu tanımamak da mesuliyeti gerektirmez. Çünkü sünnet-i seniyyeye ittibâ eden (uyan) herkes, Hz. Mehdi (as)'nin <text:s/>yardımcısıdır. Öte yandan Hz. Mehdi (as)'nin <text:s/>yakınında bulunan hatta her gün Hz. Mehdi'yi gören şahıs, Sünnet-i seniyyeye ittibâ etmezse (tabi olmazsa), hem Hz. Mehdi'den manen çok uzaktır, hem de dünya ve ahireti cehennem olur.</text:p>
      <text:p text:style-name="P307"><text:span text:style-name="T1">Peygamberimiz (sav), insanlığın selameti için çok büyük çileler çekmiştir. Manevî makam itibariyle Peygamberimiz (sav)'e yaklaşanlar, çile bakımından da O'na yaklaşır yani çok çile çekerler. </text:span><text:span text:style-name="T3">Fakat ahir zamanın eşhası mühimmesi (ahir zamanın önemli şahsı) öldürülemez.</text:span></text:p>
      <text:p text:style-name="P307"><text:span text:style-name="T1">Hz. Mehdi, Deccal'ın yaptığı işlerin zıddını yapar. Deccal hakla batılı karıştırır, </text:span><text:span text:style-name="T3">Hz. Mehdi (as) hak ile batılı ayırır; hakkı hak olarak gösterir, bâtılı da bâtıl olarak gösterir. </text:span><text:span text:style-name="T1">Deccal yalancıdır, insanları aldatır. Hz. Mehdi (as) gerçeği, hakkı söyler. Deccal günahları yayar. Hz. Mehdi (as) insanları günah-ı kebairden (büyük günahlardan) men, sünnet-i seniyyeye sevk eder. Deccal diplomaya, mevkiye, makama, siyasî güce istinat (dayanır-güvenir) eder. Elinde bol servet vardır. Hz. Mehdi (as) Allah'tan başka hiçbir şeye istinat edemez. </text:span><text:span text:style-name="T3">Yani onun zahiri gücü olmaz. Belki diploması, parası, makamı, siyasi ve askeri gücü de olmaz. </text:span><text:span text:style-name="T1">Hz. Mehdi (as) imkânsızlıklar içinde birçok şeyler yapar ki, onun taraftarları da (Deccal'ın bütün imkânlarına karşı) Allah'a sığınarak İslâmiyet'i öğrensin, anlasın ve yaşasınlar.</text:span></text:p>
      <text:p text:style-name="P307"><text:span text:style-name="T1">Devlete güvenen jandarma, nasıl tek başına bir köyü toplarsa aynı şekilde, Allah'a (manen) asker olabilen bir mü'min de dinsizliğin her türlüsüne meydan okuyabilir. Bunun için Hz. Mehdi (as)'nin <text:s/>çalışmalarında en çok dikkati çeken husus, onun maddî imkanlardan mahrumiyetidir veya </text:span><text:span text:style-name="T3">maddî imkanlara değer vermemesidir. </text:span><text:span text:style-name="T1">Her türlü imkân vasıtadır, gaye değildir. Gaye, rıza-i İlahi'dir.</text:span></text:p>
      <text:p text:style-name="P307"><text:span text:style-name="T3">Hz. Mehdi, İttihâd-ı İslamcıdır (İslam Birliği)</text:span><text:span text:style-name="T1">, Müslümanların bütününü ihata (içine alır, kuşatır) eder. </text:span><text:span text:style-name="T3">Bir şahsın Müslümanlığına bir alâmet bulunsa, mü'min olduğuna hükmeder.</text:span><text:span text:style-name="T1"> Herkese iman cihetinden bakar. Zaten Mü'min, imanlı demektir. Âyeti kerime mealine göre "Mü'minler kardeştir". </text:span><text:span text:style-name="T3">Hz. Mehdi, bu ayete istinad eder, mü'minleri kardeş bilir, İttihad-ı İslâm'a (İslam Birliğine) gider.</text:span></text:p>
      <text:p text:style-name="P254">Mü'min inanan, Müslüman ise İslamiyet'i yaşayan mânâsına gelir.</text:p>
      <text:p text:style-name="P307"><text:span text:style-name="T1">Dolayısı ile </text:span><text:span text:style-name="T3">Hz. Mehdi, dinsizlik cereyanı karşısında, semavi dinlerin mensuplarına dahi sahip çıkar.</text:span><text:span text:style-name="T1"> Bir tarafta bir milyar Müslümanın, bir millet olarak ayağa kalkmasını ister, öte yanda Hristiyanlarla anlaşmalar yaparak, dinsizlik cereyanının yayılmasını önlemeye ve dinsizlikten Müslümanları hatta Hristiyanları korumaya çalışır.</text:span></text:p>
      <text:p text:style-name="P254">Bu durumda Deccal'ın yeri dinsizlik, Hz. Mehdi (as)'nin <text:s/>yeri ise dindir. Öyle ise, ahir zamanda dinsizlikle din, bütün şiddeti ile (manen) çarpışacaktır; İslâmiyet, kıyamete kadar <text:soft-page-break/>devam edecektir. Bir tek mü'min oldukça kıyamet kopmayacaktır. Kıyamet, kâfirlerin başına kopacak, bunun için mü'min, imanında ısrar etmelidir.</text:p>
      <text:p text:style-name="P254">Deccal zamanında Müslüman olmanın cezası vardır, bu hal, bir felakettir. Fakat felâketler sadece dindar olmaktan gelmez. Çıldırmak, sakatlanmak, trafik kazasına uğramak, kanser olmak, iflas etmek, işinden atılmak gibi her insanın başına yüzlerce felaket gelebilir. Bunların içinde sadece bir felaket "dindar olmak"tan gelir ki, o da ihtimaldir, gelir de gelmez de... Bir insanın yüz felaketten korkmayıp, sadece "dindar olmak" yüzünden gelecek felaketten korkması akıl kârı değildir.</text:p>
      <text:p text:style-name="P307"><text:span text:style-name="T1">Nasıl ki fizik kimya kanunlarıyla binlerce problem çözülüyorsa, her bir Âyet ve Hadis de birer kanun hükmündedir, bunlarla da birçok içtimaî, iktisadî ve idarî problemler çözülür. </text:span><text:span text:style-name="T3">Bu yolu Hz. Mehdi (as) açar, Kur'an'ın engin mânâlarını gözler önüne serer.</text:span></text:p>
      <text:p text:style-name="P254">Kur'an-ı Kerim'in kendisi mucizedir. Öyle bir mucize ki her türlü kötülüğü yapabilen insanı, her türlü kötülükten vazgeçirir, her türlü iyiliği yapma noktasına getirir. </text:p>
      <text:p text:style-name="P307"><text:span text:style-name="T1">Hz. Mehdi (as)'nin <text:s/>taraftarlarında bu hal açıkça görülür. Kuran-ı Kerim, her asırda her türlü insana hitap ederek, her insanın dünyâ ve ahiretini cennet etmiştir. Nasıl ki her insan, eli yetiştiği meyvaları toplarsa, </text:span><text:span text:style-name="T3">Kur'an-ı Kerim'den herkesin istifadesi vardır. Hz. Mehdi (as)'nin <text:s/>taraftarlarında her yaşta, her kültürde insan bulunur.</text:span></text:p>
      <text:p text:style-name="P307"><text:span text:style-name="T1">Beşerî fikirlerin yayıldığı devirlerde Kur'an, bütün fikirlerin üzerinde sultasını (üstünlüğünü) kurar ve </text:span><text:span text:style-name="T3">Hz. Mehdi (as), cevapsız kalan sorulara müdellel (kesin delillerle) cevaplar verir. </text:span></text:p>
      <text:p text:style-name="P254">Bilgisayarları yapanları yaratan Allah, bir kısım kullarının beynini, cevapsız sorulara cevap verecek şekilde programlamıştır. Bu hal, Hz. Mehdi'de en yüksek seviyeye varır.</text:p>
      <text:p text:style-name="P254">Her türlü imkânlarla Müslümanları İslâmiyet'ten çektikleri vakit, Kur'an-ı Kerim, etrafındaki surları yıkar, bizatihi (bizzat) kendi kendini hâkim kılar. Kimi, bir kısım Müslümanların yüce ahlâkına bakıp Kuran'ın hakkaniyetine kanaat getirir... Kimi Kur'an-ı Kerim'deki âyetlerin ve ayetlerdeki tertibin (ahengin), tevafukun (uygunluğun) gözükmesiyle imanını güçlendirir. Kimi, ayetlerin derin mânâsına hayran olup, bâtıl cereyanlardan Hak dine rücû eder (yönelir). </text:p>
      <text:p text:style-name="P254">Bu haller Hz. Mehdi (as)'nin <text:s/>zamanında çok gözükür.</text:p>
      <text:p text:style-name="P254">Kur'ân-ı Kerim'i ilk anlatan ve tefsir eden Peygamberimiz (sav)'dir. Erkam (r.a)'ın evinde toplanıp İslâmiyet'i anlatırken, o günün süper güçlerinden Bizans ve Pers imparatorlukları hakkında bir şey söylemediği gibi, Kur'an'ın dışında da herhangi bir kitap okutup, anlatmamıştır. İslâmiyet'i öğrenen Sahabe, İslâm'a uymayan herşeye bâtıl demiş, İslâm'da güç kazanmış ve İslâm İmparatorlukları onların mânevi omuzlarında yücelmiştir. </text:p>
      <text:p text:style-name="P307"><text:span text:style-name="T3">Hz. Mehdi (as) de, bulunduğu asra bir baş tabib gibi çıkar, hastalığı teşhis eder</text:span><text:span text:style-name="T1">. Kur'ân-ı Kerim'in reçete olduğunu belirtir. Nasıl ki eczanedeki her ilacın hastası ayrı ayrı ise... Nasıl ki reçeteye göre ilaç alınır ve tarifesine göre kullanılırsa... Aynı şekilde her bir âyet bir ilaçtır. </text:span></text:p>
      <text:p text:style-name="P254">Müslümanların manen hasta olduğu bir zamanda Hz. Mehdi (as) çıkar, hangi âyetin, hangi derde derman olacağını bildirir ve Müslümanlar sırât-ı müstakime (doğru yola) girmeye başlar, şifa bulur. Hz. Mehdi, bütün dikkatleri Kur'ân-ı Kerim'e, hadis-i şeriflere ve şeriat-ı fıtri (yaratılışa uygun olan) olan kitab-ı kainata çeker. O, sünnet-i seniyyeye öyle ittibâ (uyar) eder ki, <text:soft-page-break/>Peygamberimiz (sav)'in tevazulu yaşayışını, bulunduğu asra getirir, her haliyle Müslümanlara örnek olmaya çalışır. Buna rağmen ona iftira ederler "kendini Peygamber zannediyor" derler. </text:p>
      <text:p text:style-name="P307"><text:span text:style-name="T1">Hz. Mehdi (as)'nin <text:s/>fani şahsını çürüterek, taraftarlarını soğutmak isterler.</text:span><text:span text:style-name="T3"> Amma onun düşmanları, ona fazla zarar veremedikleri gibi, onun talebelerine de zarar veremezler. Yapılan dev hizmetlerinin yanında görülen zararlar, devede kulak kalır.</text:span></text:p>
      <text:p text:style-name="P307"><text:span text:style-name="T1">Peygamberimiz (sav)'in en büyük mucizesi Kur'an'dır. Kur'an'ın en büyük mucizesi de Peygamberimiz (sav)'dir. Peygamberimiz (sav)'in okur yazar olmaması yanında, Kur'an'ın her asırda, her türlü ilim adamına hitap etmesi, Kelâmullah olduğuna önemli bir delildir. Kur'an ahlâkı ile ahlâklanan Peygamberimiz (sav)'in en yüce ahlâka sahip olması da Kur'an'ın mucizesidir. 1400 senedir yetişen evliyalar, asfiyalar, üstadlar, imamlar, âlimler İslâmiyet'in hakkaniyetine manen imza atmıştır, Hz. Mehdi (as)'nin <text:s/>de önemi, sünnet-i seniyyeye ittibâ edip (tabi olup), faziletli bir kişi olmasından ileri gelecek. </text:span><text:span text:style-name="T3">Onun taraftarlarındaki üstün ahlâk, Deccal taraftarlarını şaşkına çevirecek. Ahlâksızlıktan bıkan pek çok kimse tövbekar olup, Hz. Mehdi (as)'nin <text:s/>tarafında yer alacak. Hz. Mehdi (as) bir kişi iken, taraftarları çığ gibi büyüyecek, herkes hayrete düşecek.</text:span></text:p>
      <text:p text:style-name="P254">Nasıl ki metafizik varsa, metakimya, metabiyoloji, hatta metatarih vardır. Tarihî hadiselerin başıboş, tesadüfen olmadığı ehl-i tahkikçe (araştırmacılarca) malumdur. İster hadiseler büyük adamların çıkmasına sebep olsun, isterse büyük adamlar büyük hadiseleri ortaya çıkarsın... Neticede insan, kendi kendinin eseri olmadığı gibi hadiseler de kendiliğinden olamaz. Atmosferi yaratan kim ise, fırtınayı yaratan da O'dur ve fırtınaları belirli bir hızın üstüne çıkarmayan, yine kâinatın hâkimi olan Allah'tır. Her türlü hadise, kâinat nizamı içinde yer alıp, vazifesini yapmaktadır. Pek çok karışıklıklar içinde bir nizam vardır.</text:p>
      <text:p text:style-name="P254">Zaman şeridi üzerinde hadiseler seyrederken âdeta peryod çizmektedir. Yani belirli zaman aralıklarıyla hadiselerin dozajı artıp eksilmektedir. Hicri 14'üncü asırdan bir misal verirsek,</text:p>
      <text:p text:style-name="P254">Hicri 15'inci asrı, dolayısı ile 2 peryodu anlamak imkânı hâsıl olur.</text:p>
      <text:p text:style-name="P254">1882'de Hicri 1300 yılına girilmiştir. Böylece Hicrî 14'üncü asır başladı ve 1979 yılına kadar devam etti. Şimdi 14'üncü asırda yeryüzü sahnesine gelen şahıslara bir göz atalım. Tarihî bilginizle onların oynadıkları rolleri hatırlayacaksınız.</text:p>
      <text:p text:style-name="P254">Yine Hicrî 14'üncü asırda İngiliz Montgomeri (1887) gibi askerler, Aynstayn (1879-1955) gibi ilim adamları, Fransız Frelid (1856-1939) gibi tabibler, Rus Maksim Gorki (1868-1936) gibi romancılar ve İngiliz Lavrens (1888-1935) gibi casuslar önemli rol oynamıştı.</text:p>
      <text:p text:style-name="P307"><text:span text:style-name="T1">Bunlar tarih sahnesinde yerlerini almış, birbirlerine karşı olanca güçleriyle mücadele etmiş kimselerdir. Çok büyük hadiselere sebebiyet vermişler veya çok büyük hadiselerin içinde yer almışlar... </text:span><text:span text:style-name="T3">1980 yıllarında ise, kitleleri peşinden sürükleyen liderlerin kalmadığını, âdeta güneşlerin batıp yıldızların kaldığını gördük. Çünkü 1980'de Hicri 15. asra girilmişti. Asrın başında idik. Bu asrın mühim şâhısları çocuk veya gençlİk çağında... Öyle ise iki bin yılı önemlidir.</text:span><text:span text:style-name="T1"> İşin garip tarafı sağ da, sol da iki bin yılına büyük önem vermektedir. Her iki taraf da, olacak hadiseleri şimdiden hissetmiş durumda.</text:span></text:p>
      <text:p text:style-name="P254">Bu satırların yazıldığı günlerde İslâm âlemi dahil, dünya üzerinde kapitalizmle sosyalizmin mücadelesi vardı. Acaba iki bin yılında İslâmiyet iktisat, içtimaiyat, kültür yönünden tarih <text:soft-page-break/>sahnesine çıkacak mı?</text:p>
      <text:p text:style-name="P307"><text:span text:style-name="T3">Zaten iki bin yılının önemi buradan ileri geliyor: Ya İslâmiyet HAKİMİYET noktasında ortaya çıkacak veya insanlığını kaybeden insanlar, bütün güçleriyle kıyameti arzu edecek. </text:span><text:span text:style-name="T1">Çünkü kıyamete yakın zamanda en kötü insan bile kıyametin kopmasını isteyecek, kötülerin yüzünden dünya yaşanmaz hale gelecek. İslâmiyet'ten ayrılan insanlar, iyilik namına çok az şey yaparken kötülük namına büyük işler başarmakta... Bunun için insanlar insaniyetini kaybetmiş, bunun için insanlar perişan.</text:span></text:p>
      <text:p text:style-name="P254">Kâinata nizam veren Allah, insanlar için İslâmiyet nizamını göndermiştir. Nasıl ki kâinatın nizamı bozulunca kıyamet koparsa, İslâmiyet'e tabi olamayan insanların nizamı bozulacak yine kıyamet kopacaktır.</text:p>
      <text:p text:style-name="P307"><text:span text:style-name="T1">Amma kıyametten evvel, her insan, kendi kıyameti olan ölümüne bakmalıdır. Herkes kabir kapısından geçip ahiret sarayında muhakeme olacaktır, hayatının hesabını verecektir. Günahkâr olanlar cehenneme, günahkâr olmayanlar veya affa uğrayanlar cennete gidecektir. Avrupa medeniyeti insanların inançlarını zedeledi ve âhiret inancını âdeta silip süpürdü. Kendi mimarını bilmeyen mimarlar yetişti, kendi mühendisini bilmeyen mühendislerin sayısı arttı. Böylece materyalist dünyada herkes yaptığının yanına kâr kalacağını zannedince insan, insan için kurt oldu. Âhiret inancı insanların birbirine faydalı olmasını temin eder amma, bu inanç nasıl verilebilir? Bu bakımdan iki bin yılıyla ve kıyametle meşgul olan insan kendini, ölümünü, ahireti unutmamalı ki, dünyamız düzelebilsin. </text:span><text:span text:style-name="T5">(Müslüman ve Para, Hekimoğlu İsmail (Ömer Okçu), Timaş Yayıncılık, Mart 2005, (Türdav Yayıncılık , 1.baskı, 1978)</text:span></text:p>
      <text:p text:style-name="P169"/>
      <text:p text:style-name="P164"/>
      <text:p text:style-name="P184">HÜSEYİN HİLMİ IŞIK</text:p>
      <text:p text:style-name="P266"/>
      <text:p text:style-name="P307"><text:span text:style-name="T3">"MEHDİ":</text:span><text:span text:style-name="T1"> Hazret-i Mehdi, ahir zamanda dünyaya gelecekdir. Resullulah (sav) Efendimizin soyundan olacakdır. İsa Aleyhisselam'la buluşacak, mezhebleri kaldıracak, yalnız onun mezhebi kalacak, her yeri alacak, her yerde adalet olacak, Eshab-ı Kehf, uyanıp mağaradan çıkarak, Hz. Mehdi (as)'nin <text:s/>yardımcısı olacakdır.</text:span></text:p>
      <text:p text:style-name="P307"><text:span text:style-name="T1">Bazı saf kimseler, büyük zannetdikleri kimselere Hz. Mehdi (as) demekdedir. Hz. Mehdi (as)'nin <text:s/>alametlerini Resulullah (SAV) efendimiz bildirmişdir. İbni Hacer-i Mekki'nin (Alamat-ül-Mehdi) kitabında ve Suyuti'nin (El-Bürhan) kitabında bunlardan ikiyüze yakın alamet yazılıdır. (El-Fütuhat-ül- İslamiyye), ikinci cüz, ikiyüzdoksanyedinci sahifesinde diyor ki, </text:span><text:span text:style-name="T3">"Beklenilen Mehdi, Hazret-i Fatıma'nın soyundan olacakdır". </text:span><text:span text:style-name="T1">Mekke'de zuhur edecekdir. O zeman, Müslümanlar halifesiz (manevi bir liderleri olmayacak)olacakdır. İstemediği halde, zor ile halife (manevi lider) yapılacakdır. (Zuhur edeceği zeman ve yaşı ve ömrü kesin belli değildir). </text:span><text:span text:style-name="T3">Hz. Mehdi (as) çıkacağı zeman yeryüzünde halife (manevi lider) bulunmayacağı ve Mehdiliklerini i'lan edenlerin Mehdi olmadıkları, buradan anlaşılmaktadır.</text:span></text:p>
      <text:p text:style-name="P254">Birçok hadis-i şeriflerde buyuruldu ki, (Mehdi'nin başı hizasında bir bulut olacakdır. Bulutdan bir melek: Bu Mehdi'dir, sözünü dinleyiniz!) diyecekdir. Bir hadis-i şerifde buyuruldu ki: (İsmini duyduğunuz kimselerden, yeryüzüne dört kişi malik oldu. İkisi mü'min, ikisi de kafir <text:soft-page-break/>idi. Mü'min olan iki kişi, Zülkarneyn ile Süleyman "aleyhisselam" idi. Kafir olan ikisi de, Nemrud ile Buhtunnasar idi. Beşinci olarak, yeryüzüne, benim evladımdan biri, yani Mehdi de, malik olacakdır). Bir hadis-i şerifde buyuruldu ki: (Kıyamet kopmadan önce, Allahü teala, benim evladımdan birini yaratır ki, ismi benim ismim gibi, babasının ismi, benim babamın ismi gibi olur ve dünyayı adaletle doldurur. Ondan önce dünya zulmle dolu iken, onun zemanında adl ile dolar). Bir hadis-i şerifde buyuruldu ki: </text:p>
      <text:p text:style-name="P216">(Eshab-ı Kehf, Hazret-i Mehdi'nin yardımcıları olacakdır ve İsa "Aleyhisselam" bunun zemanında gökden inecekdir. İsa "Aleyhisselam", Deccal ile mücadele ederken, Hazret-i Mehdi, onunla beraber olacakdır. Bunun hükümdarlığı zamanında , her zemankinin aksine olarak ve hesabların tersine olarak, Ramezan-ı şerifin ondördüncü günü Güneş tutulacakdır ve birinci gecesinde Ay tutulacakdır).</text:p>
      <text:p text:style-name="P307"><text:span text:style-name="T1">O halde, insaf etsinler ki, bu alametler, (cahillerin, Hz. Mehdi (as) zannetdikleri kimselerde ve) o ölen adamda var mıdır, yok mudur? Hazret-i Mehdi'nin daha birçok alametlerini, Muhbir-i sadık "aleyhissalatü vesselam" haber vermişdir. Ahmed ibni Hacer-i Mekki hazretleri (Elkavlülmuhtasar fi alamatil-Mehdi) ismindeki kitabında, Hazret-i Mehdi'nin ikiyüze yakın alametlerini yazmışdır. Geleceği bildirilen Hz. Mehdi (as)'nin <text:s/>alametleri meydanda iken, başkalarını Hz. Mehdi (as) sananlar, ne kadar cahildir. Allahü teala, onlara, doğruyu görmek, nasib eylesin! (Celaleddin-i Süyuti'nin, "Cüz'ün minel-ehadis vel-asar-il-varide-ti fi hakk-ıl-Mehdi) kitabında da Hazret-i Mehdi'nin alametleri bildirilmektedir). </text:span><text:span text:style-name="T5">(s.60-61)</text:span></text:p>
      <text:p text:style-name="P307"><text:span text:style-name="T1">İmam-ı Rabbani "rahmet-ullahi aleyh", ikinci cildin altmışsekizinci mektubunda buyuruyor ki, hadisi-i şerifde (Yeryüzünü küfr kaplamadıkça ve heryerde küfr ve kafirlik yapılmadıkca, Hazret-i Mehdi gelmez) buyuruldu. Bundan anlaşılıyor ki, Hazret-i Mehdi çıkmadan evvel, küfr ve kafirlik her tarafa yayılacak, İslam ve Müslümanlar garib olacakdır. </text:span><text:span text:style-name="T5">(H.Hilmi Işık, Saadeti Ebediye s. 350)</text:span></text:p>
      <text:p text:style-name="P19"/>
      <text:p text:style-name="P166"/>
      <text:p text:style-name="P184">MEVDUDİ</text:p>
      <text:p text:style-name="P265"/>
      <text:p text:style-name="P307"><text:span text:style-name="T1">...Fakat şu bir gerçek ki, </text:span><text:span text:style-name="T3">Allah (cc)'ın hakimiyetini bütün dünyada tesis eden bir müceddid gelecektir.</text:span><text:span text:style-name="T1"> İster çok yakında isterse çok sonraları olsun, fark etmez, </text:span><text:span text:style-name="T3">O, Peygamberimiz (sav)'in hadislerinde açıkça tanımlanmış olan İmam Mehdi'dir. </text:span><text:span text:style-name="T1">O'nunla ilgili olarak bazı işaretler de yine bizzat Peygamberimiz (sav) tarafından açıklanmıştır. </text:span></text:p>
      <text:p text:style-name="P254">Bu işaretler, Müslim, Tirmizi, İbni Mace ve diğer bazı hadis kitaplarındaki hadislerde açıklanmıştır. Biz bu rivayetlerden sadece birini burada zikretmek istiyoruz. </text:p>
      <text:p text:style-name="P307"><text:span text:style-name="T1">Şuna inanıyoruz ki, </text:span><text:span text:style-name="T3">İmam Hz. Mehdi (as) geldiği zamanın en ideal komutanı, lideri olacaktır.</text:span><text:span text:style-name="T1"> Buradaki idealden maksadım şudur: </text:span><text:span text:style-name="T3">çağın bütün gerçeklerini bilecek, tam bir yönetici yeteneğine sahip bir insan olacaktır. Korkarım ki, onu ilk reddedecek olanlar gelenekçi ulema sınıfı ve sufi takımından başkası olmayacaktır.</text:span><text:span text:style-name="T1"> Çünkü onlar göreceklerdir ki, bu insanın, tasavvurlarındaki Hz. Mehdi (as) ile hiçbir ilgisi yok.</text:span></text:p>
      <text:p text:style-name="P264">Hz. Mehdi, geldiği zaman, Müslümanların düşünce ve inançlarında bulunan cahiliye <text:soft-page-break/>pisliklerini temizlemeye çalışacak, en saf şekliyle İslam'ı ortaya koyacaktır. İslam'ı her alanda hakim kılmak için çalışacaktır. Kendisine ait veya kendisinin oluşturduğu bir iddia veya davası yoktur. Bunun karşısında cahiliye de boş durmayacak, bütün gücüyle 'batılı' hakim kılmak için çalışacaktır. Ama hak için yapılan bu büyük mücadelede Allah (cc)'ın yardımıyla Müslümanlar galip çıkacak, cahiliye hezimete uğrayacaktır.</text:p>
      <text:p text:style-name="P254">Hz. Mehdi (as)'nin <text:s/>hak davası için olan bütün çalışmaları İslam'ın dünyaya hakim olmasına vesile olacak, bütün dünyada bir İslam nizamı tesis edilecektir. İslam'ın bu hakimiyetini, sadece yönetim biçimi içinde ele almak yanlıştır. Çünkü, İslam'ın hakimiyeti her alanda gerçekleşecektir. Bütün bunların sonunda hadiste de belirtildiği gibi "yerde ve gökte bulunan herkes mutlu olacaktır."</text:p>
      <text:p text:style-name="P307"><text:span text:style-name="T1">Bir Müslüman olarak, İslam'ın hakimiyetini görmenin özlemi içindeyiz. Bunu görebiliriz veya göremeyiz, önemli olan bu değildir. Önemli olan bu gaye için gayret göstermek, çalışmaktır. Nihai fethin komutanını zihnimizde tasavvur edersek göreceğiz ki, böyle bir zaferin imamı ile halkın tasarladığı imam arasında hiçbir benzerlik yoktur. Böyle bir liderin geleceğine olan inancı, hayretle karşılayanlara şaşmamak, doğrusu elden gelmiyor... </text:span><text:span text:style-name="T5">(Mevdudi, "İslam'da İhya Hareketleri", s. 52-55)</text:span></text:p>
      <text:p text:style-name="P19"/>
      <text:p text:style-name="P59"/>
      <text:p text:style-name="P184">MAHMUD ESA'D COŞAN</text:p>
      <text:p text:style-name="P267"/>
      <text:p text:style-name="P307"><text:span text:style-name="T1">...Ben bazı arkadaşlara dedim ki: </text:span><text:span text:style-name="T3">"Bakın Hz. Mehdi (as) kıyamet alametlerinden birisidir, çıkacak. Onun zamanında yaşayan insanlar, (velev habven ales selci) buz üzerinde emekleyerek dahi olsa, ona ulaşıp, onun yardımcısı olmaları lâzım!..."</text:span></text:p>
      <text:p text:style-name="P307"><text:span text:style-name="T1">...Hz. Mehdi (as) sevgisi hepimizin içinde vardır. Hz. Mehdi'ye bağlanmak arzusu hepimizin arzusudur...</text:span><text:span text:style-name="T5">(Prof. Dr. Mahmud Es'ad COŞAN, "Güncel Meseleler")</text:span></text:p>
      <text:p text:style-name="P14"/>
      <text:p text:style-name="P56"/>
      <text:p text:style-name="P184">MEHMET ŞEVKET EYGİ</text:p>
      <text:p text:style-name="P267"/>
      <text:p text:style-name="P254">Ashabın büyüklerinden Ka'b hazretlerinin (ra) Resulullah Efendimiz (sav) hakkında nazmettiği "Banet Sü'ad" adlı kasideye, ondukuzuncu asır Osmanlı ricalinden Eyüb Sabri Paşa "Azizü'l-Asar" adıyla bir şerh yazmış ve bu 1291 yılında İstanbul'da 283 sahife olarak basılmıştır. Bu kitabın 176'ncı sayfasından özetle şöyle yazılmaktadır:</text:p>
      <text:p text:style-name="P216">"Bazı keşif sahipleri Hazret-i İmam Mehdi radiyAllahu anh'ın 1400 Hicri yılında zuhur edeceğini tahmin etmişlerdir... Bazıları ise 1422 yılını göstermiştir."</text:p>
      <text:p text:style-name="P254">Şu anda Hicri 1419 yılındayız. Hz. Mehdi (as)'nin <text:s/>zuhuruna az kalmıştır. Gerçi şu anda Müslüman kesimde Hz. Mehdi (as) olduklarını iddia eden veya Hz. Mehdi (as) oldukları iddia edilen bir sürü adam varsa da, bunların ahir zamanda zuhur edeceği haber verilmiş olan hakiki Hz. Mehdi (as) ile alakaları yoktur. Bazı büyük İslam alimleri Hz. Mehdi (as) ile ilgili müstakil eserler kaleme almışlardır. Hz. Mehdi (as)'nin <text:s/>babasının ismi, kendi ismi, bazı evsafı hakkında <text:soft-page-break/>bilgiler verilmiştir. Şu anda Müslümanlar kendi akıllarıyla birleşemiyor, kurtulmak, izzet bulmak için yapılması gereken hizmet ve faaliyetleri yapamıyor. Artık Hz. Mehdi'yi beklemekten başka çare kalmamıştır. Bakalım Hz. Mehdi (as) zuhur edince yalancı Mehdiler ne yapacaktır?</text:p>
      <text:p text:style-name="P307"><text:span text:style-name="T3">Haberlerde Mehdi Hazretleri zuhur edince bir kısım ulemanın onu tanımayacağı, karşı geleceği bildiriliyor. Bunlar ulema-i su'dur. Müslümanları oyalayan, afyonlayan, aldatan, uyutan kişiler...</text:span><text:span text:style-name="T5"> (Mehmet Şevket Eygi, Milli Gazete, 15/06/1998)</text:span></text:p>
      <text:p text:style-name="P19"/>
      <text:p text:style-name="P56"/>
      <text:p text:style-name="P184">MUSTAFA KAPLAN</text:p>
      <text:p text:style-name="P267"/>
      <text:p text:style-name="P254">Mustafa Kaplan; Bediüzzaman'ın Hz. Mehdi'yi müjdelediğini, Hz. Mehdi (as)'nin <text:s/>Risale-i Nurları kendine program yapacağını, başkalarının sandığı gibi, Bediüzzaman Said Nursi'nin ahir zaman Mehdisi olmadığını, bir okuruna cevaben yazdığı <text:s/>yazısında şöyle anlatmaktadır:</text:p>
      <text:p text:style-name="P307"><text:span text:style-name="T1">…1400 senedir İslam ümmetinin dört gözle beklediği Hz. Mehdi'yi anlatan Bediüzzaman Hazretleri , o zatın üç mühim vazifesi olacağını söylüyor… aynı Üstad Hz. Mehdi (as)'nin <text:s/>kendisine program yapacağı eserlerin kendi yazdığı Risale-i Nur külliyatı olduğunu ise başka bir eserinde aynen şöyle diyor: </text:span><text:span text:style-name="T3">"sonra gelecek o mübarek zat, Risale-i Nur'u bir program olarak neşr ve tatbik edecek" </text:span><text:span text:style-name="T5">(Sikke-i Tasdiki Gayb, s. 9)</text:span></text:p>
      <text:p text:style-name="P254">Kıymetli okuyucumuz eğer şu sayfa numaralarını verdiğim eserlere ba karsa, Bediüzzaman Hazretlerinin böyle söylediğini görecektir…</text:p>
      <text:p text:style-name="P307"><text:span text:style-name="T1">Bendeniz Bediüzzaman hazretlerinin </text:span><text:span text:style-name="T3">"ilham-i ilahi"</text:span><text:span text:style-name="T1"> ile yazdığına yürekten inanıyorum. Nasıl bugüne kadar söyledikleri birer birer gerçekleşmiş ise bu söyledikleri de aynen gerçekleşecektir. Yani bütün İslam alemini ittihad ettirecek olan Hz. Mehdi, Müslümanların imanlarını işte bu Risale-i Nur Külliyatı ile kurtaracaktır. Demek o zatın programı bu eserlerdir.</text:span></text:p>
      <text:p text:style-name="P307"><text:span text:style-name="T1">İnanmayanları zorlama gücümüz yoktur. Nasıl olsa zuhur gerçekleşince gerçekte ortaya çıkacaktır </text:span><text:span text:style-name="T5">(05-08-1998 Akit Gazetesi)</text:span></text:p>
      <text:p text:style-name="P254">Yine başka bir yazısında aynı konuyla ilgili olarak:</text:p>
      <text:p text:style-name="P307"><text:span text:style-name="T1">"…demek Risale-i Nur'un asıl sahipleri olan Hz. Mehdi (as) ve talebeleri gelince Bediüzzaman hazretlerinin 1911 senesinde müjde verdiği </text:span><text:span text:style-name="T3">"Osmanlı ülkesinden çıkacak büyük bir parlak nur"</text:span><text:span text:style-name="T1"> haberi inşaAllah madde aleminde de gerçekleşecektir. Zaten yukarıya Emirdağ Lahikası'ndan aldığım pasajın </text:span><text:span text:style-name="T5">(Emirdağ Lahikası, c.2, s. 108)</text:span><text:span text:style-name="T1"> son cümlesine bakan, bunu anlamakta tareddüt etmez.</text:span></text:p>
      <text:p text:style-name="P307"><text:span text:style-name="T1">Diyor ki </text:span><text:span text:style-name="T3">"belki inşaAllah, o görüş, yüz sene sonra nurların ektiği tohuımların sümbüllenmesi ile aynen o geniş daire nur dairesi olacak, onun yanlış tabirini sahih gösterecek."</text:span><text:span text:style-name="T1"> (a.g.e)</text:span></text:p>
      <text:p text:style-name="P307"><text:span text:style-name="T1">Üstadın yanlış tabir ettiğini söylediği konuşmanın üzerinden yüz sene geçmesi için şurada ne kaldı… Mana gözü açık olanlar, söylenenlerin tahakkuku için fazla bir zaman kalmadığını görmekte gecikmezler. </text:span><text:span text:style-name="T5">(07-02-2000 Akit Gazetesi)</text:span></text:p>
      <text:p text:style-name="P254">Mustafa Kaplan'ın konuyla ilgili diğer bazı yazıları ise şu şekildedir:</text:p>
      <text:p text:style-name="P254"><text:s/>"…İki grup Müslümanın tepkisini çekmekteyim. Bediüzzaman Hazretlerini "Mehdi-i ahir <text:soft-page-break/>zaman" kabul eden kardeşlerimiz, yeni birisinin daha geleceğinin söylenmesini yanlış buluyorlar. Halbuki eserlerde müteaddit yerlerde Üstad böyle yazmış. Dikkatlice müteala eden bir gözün yanılması zordur…</text:p>
      <text:p text:style-name="P254">Gelecek Hz. Mehdi (as)'nin iman cihetinde Risale-i Nurları program yapacağını söyleyince de, Nurcu olmayan Müslüman kardeşlerimizin tepkisini çekmekteyim. Halbuki bu iddianın sahibi, bizzat Bediüzzaman Hazretleridir, biz sadece nakiliz…</text:p>
      <text:p text:style-name="P307"><text:span text:style-name="T3">1400 senedir İslam aleminin beklediği zat gelince…</text:span><text:span text:style-name="T1"> yaklaştığından hiç şüphem olmayan o günler zuhur ettiğinde, </text:span><text:span text:style-name="T3">kimin haklı olduğunu bütün alem görecektir…"</text:span><text:span text:style-name="T1"> demektedir. </text:span><text:span text:style-name="T5">(04-09-1998 Akit Gazetesi)</text:span></text:p>
      <text:p text:style-name="P307"><text:span text:style-name="T1">Geçen asrın müceddidi Bediüzzaman Hazretleri de bu gerçeğin altını çizmekte ve şöyle demektedir. </text:span><text:span text:style-name="T3">"Ve anladık ki, bu hizmetimizle o nurani zatlara zemin izhar ediyoruz.</text:span><text:span text:style-name="T1">" </text:span><text:span text:style-name="T5">(Mektubat, 28. Mektub, 7. Mesele, 5. Sebeb, s. 380), (29. 9. 1999 Akit Gazetesi)</text:span></text:p>
      <text:p text:style-name="P111"><text:span text:style-name="T1">Haber verilen hadiselerin vukua gelme vakitleri yaklaşmıştır. Şimdi ilmen kabul etmeyenler de, </text:span><text:span text:style-name="T3">bizzat Hz. İsa'nın (as) icraatlarını ve ondan önce de Hz. Mehdi (as)'nin faaliyetlerini görerek kabul etmeye mecbur kalacaklardır. Yaşayan görür... </text:span><text:span text:style-name="T5">("Bu da Tetimmesi", Akit Gazetesi, 19. 12. 1996)</text:span></text:p>
      <text:p text:style-name="P307"><text:span text:style-name="T1">Her ne kadar son müceddid Bediüzzaman Hazretleri sende yaşamış ve </text:span><text:span text:style-name="T3">Mehdi Aleyhisselam da sende doğmuşsa da;</text:span></text:p>
      <text:p text:style-name="P254">Ey 1900 devresi sen bu aleme bela oldun. İnsanların hak mefhumunu unutup nefislerinin peşine düştüğü uğursuz bir zaman birimi oldun...</text:p>
      <text:p text:style-name="P307"><text:span text:style-name="T1">...Çok şükür ki, artık mazi oldun. Bugün sen yoksun? Yaklaşık bir asır gerçek Müslümanlara saadet dağıtacak olan 21. asrın gölgesi üstümüze düştü. </text:span><text:span text:style-name="T5">(Gel Sevgili 2000, Akit Gazetesi, 01. 01. 2000)</text:span></text:p>
      <text:p text:style-name="P254">Arkadaşımız Murat Kapkıner'in 17 Eylül 1999 tarihli yazısını kesip saklamıştım, ama ancak şimdi ele alabilme fırsatı buldum. Yazının omurgası Hz. Mehdi (as) üzerine kurulmuştu. Verdiği bilgiler ise, kitabın ortasından alınmış doğru tesbitlerdi. Bazı paragrafları tekrar sizlerle paylaşmak istiyorum:</text:p>
      <text:p text:style-name="P254">"Hz. Mehdi (as)'nin <text:s/>ön şartı, zulmü tüketmiş toplumlara ilahi belaların gelmesi. Ayetlerin genelinden de anlaşılan şu ki, belalar müjdedir. Gök gürültüsü gibi, yağmurun, rahmetin müjdecisidir.</text:p>
      <text:p text:style-name="P264">Belalardan sonra biri çıkıp, (gene ayetlerin mükerreren bildirdiğine göre) 'Hiçbir ücret istemeyerek' Hakk'a çağırır, adalete çağırırsa o Hz. Mehdi'dir. Yani, 'ücret istememek', bir dünya yararı ummak bir yana, yüksek riskler almaktır ve biri böylesine 'ücret istemeden', 'dünyasının aleyhinde yüksek riskler' alırsa, o Hz. Mehdi'dir."</text:p>
      <text:p text:style-name="P254">El Hak, biz de aynı kanaatteyiz. Demek, üzerimize yağmaya başlayan arzi ve semavi belalar, aynı zamanda bir yüksek müjdeyi de beraberinde getirmektedir. Hele biraz daha beşik gibi sallasın, arkasından o "ücret istemeden Hakk'a çağıran" makam sahibi zuhur edecektir inşAllah.</text:p>
      <text:p text:style-name="P307"><text:span text:style-name="T1">Doğru söze ekleyecek bir şey bulamıyorum. Elbette kalbinde zerre kadar gerçek imanı olanlar o zat-ı nuraniyi tanıyacak, sevecek, davet ettiği Kur'an caddesine bütün mevcudiyetiyle lebbeyk diyecektir. Dünya menfaati için dinini ucuza satmış olanların zuhur anında tereddütleri, elbette normaldir... </text:span><text:span text:style-name="T5">("Kapkıner'den doğru tespitler", Akit Gazetesi, 27. 11. 1999)</text:span></text:p>
      <text:p text:style-name="P254">Haberi, "Evrende büyük buluşma" başlığı ile 23 Aralık 1999 günkü Akit'te okudum. Önümüzdeki 5 Mayıs gününde Güneş, Ay, Dünya ve bazı gezegenler bir ip gibi aynı hatta dizileceklermiş. Rivayete göre, aynı hal bir de bundan 6 bin sen önce olmuş.</text:p>
      <text:p text:style-name="P254">Kainatta tesadüf olmadığını her mü'min bilir ve öyle inanır. Yaratılan her şeyin dizgini madem ki Allah'ın elindedir; elbette istediği gibi dizer, istediği gibi bozar. Lakin o dizilmenin rastgele olmayacağı kesindir.</text:p>
      <text:p text:style-name="P307"><text:span text:style-name="T1">Evet, kainatın yeni bir asra girerken yeni bir zihniyetin hakimiyetine hazırlandığını inkar mümkün değildir. Aklı olan, Allah Rasulünün tebliğ ettiği dini harfi harfine kabul eder. Son pişmanlığın fayda etmeyeceği günler yaklaşmaktadır. Sel gibi gelecek belalardan muhafaza olabilmenin tek yolu da o tavizsiz imandır... </text:span><text:span text:style-name="T5">("5 Ay Sonra...", Akit Gazetesi, 05. 01. 2000)</text:span></text:p>
      <text:p text:style-name="P19"><text:soft-page-break/></text:p>
      <text:p text:style-name="P166"/>
      <text:p text:style-name="P155">AHMED MUHSIN MERİÇ</text:p>
      <text:p text:style-name="P267"/>
      <text:p text:style-name="P254">Hazret-i Sultan Mehmed Fatih'i İstanbul'un fethi meselesinde en ziyade teşvik eden ve 'Fatih' ünvanına layık bir kisveye bürünmesinde ihtimam ve himmetini esirgemeyen kişi elbette ki 'Akşeyh' namıyla ma'ruf Akşemseddin Hazretleri (1390-1459) idi. Akşeyh, fethin hem maddi hem manevi, iki yüzü olduğunun farkındaydı.</text:p>
      <text:p text:style-name="P307"><text:span text:style-name="T1">Çünkü Fahr-ı Alem (asm)'dan rivayet edilen hadis-i şerifler hem komutan ve askerlerden müteşekkil bir ordunun İstanbul'u fethinden, h</text:span><text:span text:style-name="T3">em de silahsız, kan dökmeden; tevhid, tesbih, tahmidlerle, vuku bulacak; Al-i Beytten bir mübarek zatın kumandasındaki manevi bir ordunun İstanbul'u fethinden haber veriyordu. Buna binaen Akşeyh; İstanbul'un, geleceği hadislerle sabit olan Hz. Mehdi (as) eliyle ikinci kez fethedileceğini gayet iyi biliyordu.</text:span></text:p>
      <text:p text:style-name="P254">Devrin ulemasının hadislerin ifadesinden yola çıkarak Sultan Mehmed'in İstanbul'u fethedemeyeceğini söylemelerine mukabil, Akşeyh bir değil, 'iki fetih' vuku bulacağından hareketle, ulemanın bu yöndeki itirazlarına karşı çıkıyor ve mütemadiyen Sultan Mehmed'e fetihname denebilecek müjdeli mektuplar yazıyordu.</text:p>
      <text:p text:style-name="P307"><text:span text:style-name="T3"><text:s/>"İstanbul'u önce Mehmed fethedecek, sonra İstanbul ehl-i salibin eline geçecek, daha sonra da Hz. Mehdi (as) İstanbul'u tekrar fethedecek"</text:span><text:span text:style-name="T1"> diye devrin ulemasına cevap veriyordu. </text:span><text:span text:style-name="T5">(Risaletü'n- Nuriye, Akşemseddin, A. İhsan Yurd, İstanbul, 1972). </text:span></text:p>
      <text:p text:style-name="P307"><text:span text:style-name="T3">İşte hadislerle sabit olan ve Akşeyh'in de müjdelediği ikinci fethin kumandanı Hz. Mehdi (as) ve yine hadisin ifadesi ile "hiçbir kınayıcının kınamasından çekinmeyen"</text:span><text:span text:style-name="T1"> kahraman askerlerden müteşekkil nurani ordusu, evvelemirde kalplerdeki Ayasofya'nın kapılarını açacak ve fethin sembolünün ibadete açılması ile ikinci fetih gerçekleşecek. </text:span><text:span text:style-name="T5">("Akşeyh'in Nurlu Müjdesi Ve İkinci Fetih", 25. 05. 2000)</text:span></text:p>
      <text:p text:style-name="P169"/>
      <text:p text:style-name="P164"/>
      <text:p text:style-name="P184">BURHAN BOZGEYİK</text:p>
      <text:p text:style-name="P267"/>
      <text:p text:style-name="P254">Ebced hesabı umumiyetle Hicri takvime göre yapılmaktadır. Bu ilmin erbabı ve hesabı yapmaya ehil olanlar, ahir zaman alametleriyle ilgili hadis-i şerifleri ele alarak bazı hesaplar yapmaktadırlar. O hesaplara baktığımızda önünüzdeki yıllarda fevkalade gelişmeler olacağını söyleyebiliriz. </text:p>
      <text:p text:style-name="P307"><text:span text:style-name="T1">Mübarekfuri de </text:span><text:span text:style-name="T3">"Tuhfetü'l Ahvezi"</text:span><text:span text:style-name="T1"> isimli eserinde ahir zamandaki hadislerden birisiyle ilgili şu bilgileri vermektedir:</text:span></text:p>
      <text:p text:style-name="P307"><text:span text:style-name="T1">"Müslümanlar arasında bilinen şudur ki; ahir zamanda zulüm ve adaletsizlik her tarafı kapladığı bir sırada Ehl-i Beyt Resul'den bir şahıs çıkarak zulmü ortadan kaldırıp adaleti ikame edecek ve Müslümanlar ona tabi olup, bütün İslam ülkelerini sultasına alacaktır. İşte bütün İslam dünyasını idaresi altında bulunduracak bu zata Hz. Mehdi (as) denir. Hz. Mehdi (as)'nin <text:s/>çıkacağı devrede Deccal de çıkacak ve Efendimiz'in (SAV) haber verdiği kıyamet alametleri de böylece tahakkuk etmiş olacaktır." </text:span><text:span text:style-name="T5">(Günden Güne, "2000'e Bir Kala", 01.02.1999)</text:span></text:p>
      <text:p text:style-name="P254">Binlerce yıldan beri emirber bir nefer gibi fezada dönüp duran "Dünya gemisi" artık yolun <text:soft-page-break/>sonuna gelmek üzeredir. Yolun sonuna yaklaştığını nereden anlıyoruz?</text:p>
      <text:p text:style-name="P264">Kainatın Efendisi'nin (Aleyhisselatü Vesselam) haber vermiş olduğu kıyametin küçük ve büyük alametlerinin hemen hemen tamamı zuhur etmiştir. Geriye kala kala birkaç alamet kalmıştır. Onlardan en mühimi de, ahir zamanda hakimiyet-i Kur'aniye'nin tahakkukudur.</text:p>
      <text:p text:style-name="P254"><text:s/>İşte şimdi yeni bir devrin eşiğindeyiz. Uzunca bir zaman devam eden "zulümat devresi" sona ermek üzeredir. Beşer bu devrede çok sıkıntı çekti. Allah'ın dinine savaş açan rejimler yüzünden insanlık huzur ve saadet yüzü görmedi. Şüphesiz onlara izin ve fırsat veren de Allah-u Teala idi. Beşer öyle bir devrede imtihandan geçmeliydi. Elmas tabiatlılarla kömür tabiatlılar,. Hz. Ebu Bekir gibilerle Ebu Cehiller birbirinden ayrılmalıydı. </text:p>
      <text:p text:style-name="P307"><text:span text:style-name="T1">Kur'an-ı Azimüşşan'daki ve Hadis-i Şeriflerdeki işaretlere bakılacak olursa, artık "Küfür ehli" yolun sonuna gelmiş durumdadır. </text:span><text:span text:style-name="T5">(Günden Güne, "Emniyet kemerinizi bağlayın!", 01. 10. 1999)</text:span></text:p>
      <text:p text:style-name="P261"/>
      <text:p text:style-name="P261"/>
      <text:p text:style-name="P184">ŞABAN DÖĞEN</text:p>
      <text:p text:style-name="P267"/>
      <text:p text:style-name="P254">Günümüzün tanınmış araştırmacı-yazarlarından Şaban Döğen, "Mehdi ve Deccal" isimli kitabında Hz. Mehdi (as) konusunu başlıklar halinde incelemiştir. Bunlardan bazılarına aşağıda yer verilmiştir.</text:p>
      <text:p text:style-name="P251"/>
      <text:p text:style-name="P251">• Hz. Mehdi (as) Beşerüstü Değildir</text:p>
      <text:p text:style-name="P254">Hz. Mehdi'yi de beşerüstü, harikulade varlıklar olarak düşünmek doğru olmaz; İslami anlayışına, Adetullaha, fıtrat kanunlarına ters düşer. Peygamberimiz (sav)'in bile her işi olağanüstü olmadığına göre Hz. Mehdi'den nasıl böyle birşey beklenebilir? Elbette Hz. Mehdi (as) yeri ve zamanı gelince kerametler gösterecektir. Ama her hali harika değildir. Mevdudi'nin dediği gibi, "Hz. Mehdi (as) ne zaman gelirse gelsin o zamanın bilgisini, kültürünü, ahvalini, zorunlu şeylerini çok iyi bilecek ve zamanına uygun tedbirleri alacak, döneminde fenni ve ilmi buluşlardan, aletlerden faydalanacak onları en iyi şekilde kullanacaktır." (s. 22)</text:p>
      <text:p text:style-name="P251"/>
      <text:p text:style-name="P251">• Hz. Mehdi (as) ve Takva</text:p>
      <text:p text:style-name="P254">Sonra peygamberlik gibi Mehdilik de gayretle, çabayla elde edilebilecek bir makam değildir. Tamamen Allah vergisidir ve Allah onu dilediğine, tabi ki en layık olana verir… (s. 30)</text:p>
      <text:p text:style-name="P251"/>
      <text:p text:style-name="P251">• Hz. Mehdi (as), Mehdilik Davasında Bulunacak mıdır?</text:p>
      <text:p text:style-name="P307"><text:span text:style-name="T1">Hz. Mehdi (as) açıkça "Ben Mehdi'yim. Allah tarafından görevlendirildim. Bana uyun." diye ortaya çıkmaz. Bunu söylemekle görevli de değildir. </text:span><text:span text:style-name="T3">O ancak eser ve hizmetleriyle tanınır. </text:span><text:span text:style-name="T5">(s. 42)</text:span></text:p>
      <text:p text:style-name="P251"/>
      <text:p text:style-name="P251">• Hz. Mehdi (as) Üzerine </text:p>
      <text:p text:style-name="P254">Kimdir bu Hz. Mehdi? Resulü Ekrem niye özellikle ona uymayı tavsiye etmektedir. Eğer <text:soft-page-break/>onun döneminde yaşayacak olursak onu nasıl tanıyacağız? O karışıklık, bozukluk, herc-ü merc, fısk-u fesad döneminin adamı olduğuna göre mücadelesine karşı ne ve nasıl yapacaktır? Özellikleri nelerdir? Bunlar ve bunlara benzer soruların cevabı bilinmedikçe Hz. Mehdi (as)'nin <text:s/>fonksiyonu, icratının ehemmiyeti elbette tam anlaşılamaz. <text:s/>(s. 143)</text:p>
      <text:p text:style-name="P251"/>
      <text:p text:style-name="P251">• Hz. Mehdi (as) Kimdir?</text:p>
      <text:p text:style-name="P254"><text:s/>…Mehdi kelimesi geniş periyodlu bir kelimedir. Ancak bu kelime başına "el" takısı geldiğinde özel ve belli bir kimseye isim olmuş olur ve hadis-i şeriflerde ahir zamanda geleceği müjdelenen meşhur ve manevi büyük kurtarıcı için kullanıldığı görülür. (s. 145)</text:p>
      <text:p text:style-name="P251"/>
      <text:p text:style-name="P251">• İslam Alimleri ve Hz. Mehdi (as) </text:p>
      <text:p text:style-name="P254">Mevlana Celalettin Rumi ise bundan şöyle bahseder:</text:p>
      <text:p text:style-name="P254">Her devirde peygamber yerine bir veli vardır; </text:p>
      <text:p text:style-name="P254">Bu sınama kıyamete kadar daimidir. </text:p>
      <text:p text:style-name="P254">Kimde iyi huy varsa kurtulmuştur. </text:p>
      <text:p text:style-name="P254">Kimin kalbi sırçadansa kurtulmuştur.</text:p>
      <text:p text:style-name="P254">İşte diri ve faal imam, o velidir;</text:p>
      <text:p text:style-name="P254">İster Ömer soyundan olsun, ister Ali soyundan</text:p>
      <text:p text:style-name="P254">Ey yol arayan, Hz. Mehdi (as) de odur, hadi de.</text:p>
      <text:p text:style-name="P254">Hem gizlidir, hem senin karşında oturmakta. (s. 154)</text:p>
      <text:p text:style-name="P251"/>
      <text:p text:style-name="P251">• Fazileti </text:p>
      <text:p text:style-name="P307"><text:span text:style-name="T1">Hakim'in Müstedrek'inde Hz. Ali'den gelen bir rivayette Hz. Mehdi (as) ve askerlerinin faziletleriyle ilgili olarak şöyle denilir: </text:span><text:span text:style-name="T3">"Selef onları geçemediği gibi halef de onlara ulaşamaz"</text:span><text:span text:style-name="T1"> </text:span><text:span text:style-name="T5">(Müstedrek, Mukaddime: 52, Fasıl, s.319) </text:span></text:p>
      <text:p text:style-name="P251"/>
      <text:p text:style-name="P251">•Hz. Mehdi (as) valiyetin en yükseğindedir. </text:p>
      <text:p text:style-name="P254">(İmam-ı Rabbani, Mektubat, s.357 (251. mektuptan)</text:p>
      <text:p text:style-name="P254">Zamanında yeryüzünün en hayırlısıdır. (el-Kavlü'l-Muhtasar) (s. 159)</text:p>
      <text:p text:style-name="P251"/>
      <text:p text:style-name="P251">• Faaliyet Süresi</text:p>
      <text:p text:style-name="P307"><text:span text:style-name="T1">Bediüzzaman, "Ümmetimden bir grup kıyamet kopuncaya kadar hak uğrunda mücadele etmeye devam edecek" (Buhari, İ'tisam:10; Müslüm, İman: 247; İbni Mace, Mukaddime: 1; Tirmizi, Fiten: 51) hadis-i şerifini açıklarken, hadisin aslını ebced hesabına vurmuş. Buna göre hadisteki "Zahirine ale'l-hakk = hak üzerine galibane olarak" ifadesinin ebced değeri 1506'dır. Bu cemaat Hicri 1506 tarihine kadar zahir, aşikare, daha öte galibane hükmedecektir. Daha sonraki hizmetler ise 1542'ye kadar gizli ve mağlubiyetle yürütülecektir. 'Hatta ye'tiyellahu biemrihi <text:s/>= Kıyamet kopuncaya kadar" 1545 ise kafirin başında kopacak kıyamete işaret etmektedir. </text:span><text:span text:style-name="T5">(Nursi, Kastamonu Lahikası, s.23) (Mehdi ve Deccal, Şaban Döğen, s. 164)</text:span></text:p>
      <text:p text:style-name="P251"/>
      <text:p text:style-name="P251"><text:soft-page-break/>• Hz. Mehdi (as) ne zaman çıkacak?</text:p>
      <text:p text:style-name="P307"><text:span text:style-name="T1">Hz. Ali, zaman Besmele'nin harflerinin sonuna geldiğinde Mehdi'nin çıkacağını söyler. (Ramuz, 2:676) Besmele 19 harftir ve Kehf Suresi ise 111 ayetten ibarettir ve Kuran'ı Kerim'in 18. suresidir. Burada şöyle latif bir tevafuk vardır ki 18. Asrın sonu ve 19. Asrın başında Hz. Mehdi (as) çıkar hizmete başlar. </text:span><text:span text:style-name="T3">Hz. Mehdi (as)'nin <text:s/>galibiyete başlaması ise 111x18=1998'dir. (s. 167)</text:span></text:p>
      <text:p text:style-name="P251"/>
      <text:p text:style-name="P251">• Hz. Mehdi (as)'nin <text:s/>içerisinde hizmet verdiği millet</text:p>
      <text:p text:style-name="P254">Hz. Mehdi (as)'nin <text:s/>neseben Al-i Beytten olduğunu az önce öğretmiştik. Ancak bu, Hz. Mehdi (as)'nin <text:s/>illa Araplar arasında çıkacağını göstermez. Hatta hadislerden Arapların dışında zuhur edeceğini çıkarmak bile mümkündür. Mesela, Tirmizi'de yer alan bir hadiste "Hz. Mehdi (as)'nin <text:s/>Arap'a hakim oluncaya kadar kıymetin kopmayacağından" (Tirmizi, Fiten:43) söz edilir ki, buradan Arapların içinde çıkmayacağını anlıyoruz. Çünkü Arap'a hakim olmak için onların dışında olmak gerekir. (s. 170)</text:p>
      <text:p text:style-name="P254">• Başka bir hadis-i şeriften ise şunu öğreniyoruz: Doğudan bir takım insanlar çıkacak ve Hz. Mehdi'ye zemin hazırlayacaklar. Yani Hz. Mehdi (as) onlar arasında hükümran olacaktır. </text:p>
      <text:p text:style-name="P254">(İbni Mace, Kitab-ül Fiten: 35 (4088)</text:p>
      <text:p text:style-name="P254">Bu hadis doğuda bulunan veya doğudan gelen bir millet içerisinde çıkacağını göstermektedir ki – Allah-u a'lem- bunlar o zamanlar doğuda bulunan, sonradan Anadolu'ya yerleşen Türklere işaret etmektedir. (s. 171)</text:p>
      <text:p text:style-name="P254">• Seyyid Ahmed Hüsameddin (r.a.) İstihraçname'sinde Hz. Mehdi (as)'nin <text:s/>doğuş yeriyle ilgili şöyle bir not düşmüştür: </text:p>
      <text:p text:style-name="P223"><text:span text:style-name="T8">"Müslümanlardan bir zat gelecek, bu zatın şerefi Kafkasya'nın en uludağından etrafa güneşin şuaı gibi şulenisar olacaktır. </text:span><text:span text:style-name="T5">(Osman Yüksel Serdengeçti, Mabedsiz Şehir, Serdengeçti Neşriyatı: VI, s.107)</text:span></text:p>
      <text:p text:style-name="P216">Bütün bunlar, Hz. Mehdi (as)'nin <text:s/>yoğun faaliyetini Türkler içerisinde yürüteceğini göstermektedir. (s. 172)</text:p>
      <text:p text:style-name="P251"/>
      <text:p text:style-name="P251">• Hz. Mehdi (as)'ye Destek Verenler</text:p>
      <text:p text:style-name="P307"><text:span text:style-name="T1">Arap değil, diğer milletlerden olan bu yardımcılar (Kıyamet alametleri, s. 169) her zalime ve cebbar oğlu cebbara galip geleceklerdir. Demir gibi kalplere sahip bu insanların diğer önemli bir özellikleri de geceleri abid, gündüzleri de aslan kesilmeleridir. </text:span><text:span text:style-name="T5">(Kitabü'l-Bürhan, s. 57-68)</text:span></text:p>
      <text:p text:style-name="P307"><text:span text:style-name="T3">Hz. Mehdi (as)'nin <text:s/>ordusu zaman zaman darbeler yiyecek, zaman zaman o çetin görevi üstlenememek rahatlık meyli; can, mal, mevki korkusu gibi çeşitli sebeplerle kendisinden ayrılanlar olacaktır. Ama "onlar buna aldırmayacak," (Ramuzü'l Ehadis, s. 476 </text:span><text:span text:style-name="T5">(İbni Mace'den) </text:span></text:p>
      <text:p text:style-name="P307"><text:span text:style-name="T3">"Ayrılanlar da, muhalifler de ona zarar veremeyecek. O kendisinden ayrılanlara rağmen muzaffer olarak yoluna devam edecektir." </text:span><text:span text:style-name="T5">(Ramazü'l-Ehadis, s. 487 (Taberani'nin Kebir'inden) </text:span></text:p>
      <text:p text:style-name="P307"><text:span text:style-name="T1">Böylece </text:span><text:span text:style-name="T3">"mücadele edenlerle sabredenler ortaya çıkarılmış" </text:span><text:span text:style-name="T5">(Al-i İmran Suresi, 142) olacaktır. (s. 192)</text:span></text:p>
      <text:p text:style-name="P54"><text:tab/></text:p>
      <text:p text:style-name="P165"><text:soft-page-break/></text:p>
      <text:p text:style-name="P184">OSMAN ÇATAKLI</text:p>
      <text:p text:style-name="P267"/>
      <text:p text:style-name="P307"><text:span text:style-name="T1">Prof. Osman Çataklı da uzun yıllar yapmış olduğu mehdilik ile ilgili çalışmalarla konuya ışık tutmaya çalışmıştır. 1949-1952 yılları arasında </text:span><text:span text:style-name="T3">"Abdülaziz Bekkine"</text:span><text:span text:style-name="T1">nin </text:span><text:span text:style-name="T3">"Ramuzul el-hadis"</text:span><text:span text:style-name="T1"> ten işlemiş olduğu mehdilik ve kıyamet ile ilgili ders notlarından hazırlanan </text:span><text:span text:style-name="T3">"Kıyamet Alametleri"</text:span><text:span text:style-name="T1"> kitabında konuya özel bir önem vermiştir:</text:span></text:p>
      <text:p text:style-name="P254">"…Hülâsa olarak şu söylenebilir ki: Kıyametin küçük alâmetlerinin hemen hepsi zuhur etmiş ve sıra büyük alâmetlere gelmiştir.</text:p>
      <text:p text:style-name="P254">Binâenaleyh, her Müslümanın imanını koruyabilmesi için buna göre hazırlanması, bilhassa Deccal fitnesine karşı müteyakkız olması, kendisi için bir kurtuluş vesilesi olacaktır...</text:p>
      <text:p text:style-name="P254">Bu eserde kıyametin yaklaşmasına ait alâmetleri belirten hadis-i şerifleri, tasnif edilmiş bir şekilde takdim etmekle, din kardeşlerimize faydalı olmaya çalışılmıştır…</text:p>
      <text:p text:style-name="P307"><text:span text:style-name="T1">18/11. Sizleri benden sonra vuku bulacak yedi fitneden sakınmaya davet ederim: Medineden çıkacak bir fitne, Mekke'den çıkacak bir fitne, Yemen'den çıkacak bir fitne, Şam'dan çıkacak bir fitne, şarktan çıkacak bir fitne, garbdan çıkacak bir fitne... Bir fitne de Şam'ın merkezinden zuhur eder ki, işte bu Süfyânî'nin fitnesidir. (Hz. Mehdi (as)'dan bir sene evvel çıkacak bir fitne.) </text:span><text:span text:style-name="T5">(Hz. İbn-i Mes'ud RA)</text:span></text:p>
      <text:p text:style-name="P307"><text:span text:style-name="T1">300/3. Benden sonra fitneler olur. Birisi de ahlâs fitnesidir. (Deve çulu fitnesi, yâni milletin boynunda temelli kalır.) Harpler, hicretler olur. Sonra daha şiddetli bir fitne olur. Ha bitti denir, daha da devam eder. O derece ki, fitnelerin kendine dokunmadığı ev ve Müslüman kalmaz. Bu hal Ehl-i Beytimden bir Müslüman (Hz. Mehdi (as)) çıkıncaya kadar devam eder. </text:span><text:span text:style-name="T5">(Hz. Ebû Said ra)</text:span></text:p>
      <text:p text:style-name="P254">…Küçük alâmetlerden sonra gelecek olan büyük alâmetler melhameler ve Hz. Mehdi (as) ile başlamakta ve Güneş'in batıdan doğmasına kadar, takriben 55-60 sene devam etmektedir. Bu devir insanlar için büyük imtihanlarla dolu olmakla beraber, Hz. Mehdi (as)'nin 7 senelik ve onu takiben de Hz. İsa (as)'ın 40 senelik, yeryüzünü adaletle dolduran idareleri de bu devir içinde bulunmaktadır.</text:p>
      <text:p text:style-name="P264">299/8. Yakında, sizinle Rumlar arasında dört sulh anlaşması olur. Dördüncü Âl-i Harun'dan biri ile gerçeklenir. Ve bu yedi sene devam eder. </text:p>
      <text:p text:style-name="P264">Denildi ki:</text:p>
      <text:p text:style-name="P264">"-Yâ RasûlAllah, o gün insanların imamı kimdir?" </text:p>
      <text:p text:style-name="P264">Buyurdu ki:</text:p>
      <text:p text:style-name="P264">"İmam, benim evlâdımdan kırk yaşında, yüzü parlak bir yıldız gibi olan, sağ yanağında siyah bir beni bulunan ve üzerinde iki kutvânî aba olan, bir kimsedir. Tavrı Benî İsrâil ulemasına benzer. Yirmi sene hüküm sürer. Arzdaki hazineleri çıkarır ve şirk beldelerini fetheder." (Hz. Ebû Umame RA)</text:p>
      <text:p text:style-name="P251"/>
      <text:p text:style-name="P251">Hz. Mehdi (as)'nin Zuhûru, Vasıfları ve Müddeti</text:p>
      <text:p text:style-name="P307"><text:span text:style-name="T1">344/7. Nasıl helâk olur bir ümmet ki, evvelinde ben, sonunda Meryem oğlu İsa (AS) ve </text:span><text:soft-page-break/><text:span text:style-name="T1">ortasında da Ehl-i Beytimden Mehdi (as) vardır. </text:span><text:span text:style-name="T5">(Hz. İbn-i Abbas RA)</text:span></text:p>
      <text:p text:style-name="P307"><text:span text:style-name="T1">236/21. Hz. Mehdi (as) benim Ehl-i Beytimden ve evlâd-ı Fâtıme'dendir. (</text:span><text:span text:style-name="T5">Hz. Ümmü Seleme RA)</text:span></text:p>
      <text:p text:style-name="P307"><text:span text:style-name="T1">236/20. Hz. Mehdi (as) Amcam Abbasın sülâlesindendir. </text:span><text:span text:style-name="T5">(Hz. Osman ibn-i Affan RA)</text:span></text:p>
      <text:p text:style-name="P307"><text:span text:style-name="T1">237/2. Hz. Mehdi (as)'nin ismi ismime, babasının ismi de babamın ismine uyar. </text:span><text:span text:style-name="T5">(Hz. İbn-i Mes'ud RA)</text:span></text:p>
      <text:p text:style-name="P307"><text:span text:style-name="T1">508/10. Ehl-i Beytimden bir adam çıkar, ismi ismime, ahlâkı ahlâkıma mutabık olur. Dünyayı ahlâk ve nesafetle doldurur; evvelce zulm ve cevir ile dolduğu gibi. </text:span><text:span text:style-name="T5">(Hz. İbn- iMes'ud RA)</text:span></text:p>
      <text:p text:style-name="P307"><text:span text:style-name="T1">237/1. Hz. Mehdi (as) bizdendir, ey Ehl-i Beyt! Size müjdeler olsun. Allah onu bir gecede ibraz eder. (Olgunlaştırır.) </text:span><text:span text:style-name="T5">(Hz. Ali RA)</text:span></text:p>
      <text:p text:style-name="P307"><text:span text:style-name="T1">359/2. Dünyanın ancak bir günlük ömrü kalsa, Allah yine o bir günü uzatır ve Ehl-i Beytimden ismi ismime, babasının ismi babamın ismine uygun birini meydana çıkarır (Mehdi) ve o da dünyayı adalet ve nesafetle doldururdu. Daha önce zulm ve cevir ile doldurduğu gibi. </text:span><text:span text:style-name="T5">(Hz. İbn-i Mes'ud RA)</text:span></text:p>
      <text:p text:style-name="P307"><text:span text:style-name="T1">508/6. Şarktan bir cemaat çıkar, Mehdi'nin saltanatına yardım ederler. </text:span><text:span text:style-name="T5">(Hz. Abdullah bin-i Haris RA)</text:span></text:p>
      <text:p text:style-name="P307"><text:span text:style-name="T1">508/4. Horasan'dan siyah bayraklılar çıkar ve İlya'ya (Kudüs'e) kadar önlerinde bir şey tutunamaz. </text:span><text:span text:style-name="T5">(Hz. Ebû Hüreyre RA)</text:span></text:p>
      <text:p text:style-name="P307"><text:span text:style-name="T1">33/5. Siyah bayraklar gelip de karşınıza çıktığında, Farslılar'a ikramda bulunun. Zira sizin devletiniz onlarla beraberdir. </text:span><text:span text:style-name="T5">(Hz. İbn-i Abbas RA)</text:span></text:p>
      <text:p text:style-name="P254">135/3. Biz öyle bir Ehl-i Beytiz ki, Allah bizlere dünyayı değil ahireti nasib etti. Benden sonra Ehl-i Beytim, belâ, şiddet ve tarda maruz kalacaklar; doğu tarafından siyah bayraklılar gelinceye kadar... Bunlar mal isteyecek, kendilerine mal verilmeyecek. İstedikleri kendilerine verilecek, fakat kabul etmeyecekler. Ve onu, ismi ismime, babasının adı, babamın adına uyan, Ehl-i Beytimden bir kimseye teslim edecekler. </text:p>
      <text:p text:style-name="P307"><text:span text:style-name="T1">O (Hz. Mehdi (as)) arza sahip olur ve kendisinden önce baskı ve zulümle dolu olan arzı, doğruluk ve adaletle doldurur. Sizden veya sonra gelenlerden birisi ona yetişirse, kar üzerine sürünerek dahi olsa, gelsin ona katılsın! Muhakkak ki onlar hidayet sancaklarıdır. </text:span><text:span text:style-name="T5">(Hz. İbn-i Mes'ud RA)</text:span></text:p>
      <text:p text:style-name="P307"><text:span text:style-name="T1">48/1. Horasan cihetinden gelen siyah sancaklar gördüğünüzde onlara katılın! Zira onların içinde Allah'ın halifesi Hz. Mehdi (as) vardır. </text:span><text:span text:style-name="T5">(Hz. Sevban RA)</text:span></text:p>
      <text:p text:style-name="P307"><text:span text:style-name="T1">298/2. Yakında size Horasan tarafından siyah bayraklılar gelecek. Kar üzerinde emekleyerek olsa da onlara iltihak ediniz! Zira onların arasında Allah'ın halifesi Hz. Mehdi (as) vardır. </text:span><text:span text:style-name="T5">(Hz. Sevban RA)</text:span></text:p>
      <text:p text:style-name="P307"><text:span text:style-name="T1">518/5. Ramazan'da bir seda olur. (Mânâsı anlaşılır). Şevval'de de bir seda olur. (Mânâsı anlaşılmaz). Zilkade'de kabileler birbiriyle çarpışır. Zilhicce'de hacılar talana uğrar. Muharrem'de gökten şöyle nida olur: "Dikkat ediniz. Filan kimse Allah'ın halkının hayırlılarındandır. Onu dinleyiz ve ona uyunuz!" </text:span><text:span text:style-name="T5">(Hz. Şehr ibn-i Havşeb RA)</text:span></text:p>
      <text:p text:style-name="P307"><text:span text:style-name="T1">346/6. Hiç şüphe yok ki, arz cevir ve zulümle dolacak. Zulüm ve cevirle dolduğu o zaman, </text:span><text:soft-page-break/><text:span text:style-name="T1">Allah Ehl-i Beytimden ismi benim ismimde, babasının ismi babamın isminde bir kimseyi gönderir de dünyayı adaletle ve nesafetle doldurur. Önce zulüm ve cevirle dolduğu gibi. O zaman gök yağmurunu, yer mahsülünü esirgemeyecek ve o aranızda yedi, sekiz, çok çok dokuz vakit duracak. </text:span><text:span text:style-name="T5">(Hz. Muaviye ibn-i Kur'a RA)</text:span></text:p>
      <text:p text:style-name="P307"><text:span text:style-name="T1">508/8. Ümmetimin içinden Hz. Mehdi (as) çıkar. Beş veya yedi veya dokuz (sene) kalır. (Râvi sayıda tereddüt etmiş.) Sonra üzerlerine bol rahmet gönderilir. Arz nebatatını bir şey saklamaz bitirir. Mal hakir olur. Bir adam ona gelir ve şöyle der: "Ya Mehdi bana ver, bana ver!" Ona elbisenin taşıyabileceği kadar verir. </text:span><text:span text:style-name="T5">(Hz. Ebu Said RA)</text:span></text:p>
      <text:p text:style-name="P307"><text:span text:style-name="T1">508/7. Ümmetimin sonunda Hz. Mehdi (as) çıkar. Allah-u Zülcelâl Hazretleri ona rahmetini indirir. Arz ona nebatını çıkarar. Mal sahih olarak verilir ve müsavat üzere taksim edilir. Davar çok olur. Cariyeler bile saygı görür. Yedi veya sekiz yıl yaşar. (Râvi yedi veya sekizde tereddüt etmiştir.) </text:span><text:span text:style-name="T5">(Hz. Ebû Said RA)</text:span></text:p>
      <text:p text:style-name="P254">7/7. Hz. Hz. Mehdi (as) ile müjdelenin. O Kureyş'ten ve Ehl-i Beytimden bir kişidir. O, insanların ihtilâf ve ictimâî sarsıntılar içinde bulundukları bir sırada çıkar. O yeryüzünü, kendinden önce zulüm ve baskı ile doldurulduğu gibi, adalet ve insaf ile doldurur. Ondan yer ve gök ehli razıdır. Ve o malı sabah üzere taksim eder. </text:p>
      <text:p text:style-name="P254">Dediler ki: </text:p>
      <text:p text:style-name="P254">"Sabah nedir?"</text:p>
      <text:p text:style-name="P254">Buyurdu ki:</text:p>
      <text:p text:style-name="P254">"Seviye üzere demektir. </text:p>
      <text:p text:style-name="P254">Ve ümmet-i Muhammed'in kalblerini zenginlikle doldurur ve adaleti onları ihata eder. O kadar ki, bir münâdiye "Kimin ihtiyacı varsa bana gelsin!" diye nida etmesi emrolunduğunda, bir kişiden başka kimse gelmez. O kimse istekte bulunur. O da "Hazinedara git sana versin" der. O da gider ve "Ben Hz. Mehdi (as) tarafından, kendisine istediği verilmesi için gönderilen kimseyim." dediğinde, hazinedar "Al!" der. O da alır.</text:p>
      <text:p text:style-name="P307"><text:span text:style-name="T1">Fakat aldığını taşımaya gücü yetmez. Bunun üzerine taşıyabileceğini alır, fazlasını geri bırakır. O malla çıkar ama, sonra pişman olur ve "Ümmet-i Muhammed'in nefis cihetinden en aç gözlüsü herhalde benim. Onların hepsi de mala davet olundukları halde, benden başkası buna icabet etmedi." diyerek, aldığı malı iade etmek ister. Hazinedar da: "Biz verdiğimizi kat'iyyen geri almayız!" der. Bu devir altı, yedi, sekiz veya dokuz sene devam eder. Bundan sonraki hayatta ise hayır yoktur. </text:span><text:span text:style-name="T5">(Osman Çataklı-Lütfi Doğan -M. Cevad"Râmûz el-Ehàdîs, Hadisler Deryası" Kıyamet Alametleri, 1982)</text:span></text:p>
      <text:p text:style-name="P254">Yine ayrıca Osman Çataklı hazırladığı "Son Mürşitlerimiz" isimli yazı dizisinde konu ile ilgili olarak şunları yazmıştır:</text:p>
      <text:p text:style-name="P254">"…Hazreti Mehdi'nin zuhur zamanı, aşağıdaki hadis-i şerifle 4. sulha göre şöyle verilmiştir.</text:p>
      <text:p text:style-name="P254">Yedi yıl devam edecek olan 4. sulhdan sonra Hz. Mehdi (as)'nin <text:s/>zuhur edeceği.</text:p>
      <text:p text:style-name="P254">2.15. Ebu Naim, Ebu Umameden tahric etti, Resulullah (sav) buyurdu: Sizinle insanlar (bir nüshada Rumlar deniyor) arasında dört sulh olacak, dördüncü sulh, Heraklius ehlinden bir adam vasıtası ile olur ve bu yedi yıl devam eder. Bir adam, "Ya Resulullah (SAV) o gün insanların imamı kimdir?" dedi. Buyurdu ki: Evladımdan kırk yaşında Mehdi'dir. Yüzü parlayan yıldız gibidir, <text:soft-page-break/>yanağında siyah bir ben vardır, üzerinde kutvani iki aba bulunur. Tavrı Ben-i İsrail ricaline benzer, arzdaki hazineleri çıkarır ve şirk beldelerini feth eder." (tavrı Ben-i İsrail ricaline benzemesi, onlar gibi heybetli ve acar manasına gelir.)</text:p>
      <text:p text:style-name="P254">Bir çok kimsenin kanaati, 4. sulh, 1979'da ABD-İsrail ve Mısır arasında Amerika'da başkanların yazlık yeri olan Camp David'de yapılan anlaşmadır.</text:p>
      <text:p text:style-name="P254">...Ama Hz. Mehdi (as)'nin <text:s/>geleceğinin en net alameti ise geleceği Muharrem'den önceki Ramazan'ın ortasında Güneş tutulması olacağıdır. Bilindiği gibi Güneş normal olarak aybaşında Güneş, Ay ve Dünya aynı düzlemde iken, yani içtima saatinde olur. Burada ise mucizevi olarak Ay Güneş'e göre Dünya'nın arkasında iken Güneş tutulacaktır.</text:p>
      <text:p text:style-name="P265">İşte hadis-i şerif:</text:p>
      <text:p text:style-name="P254">AMA 4.15- Darekutnisünen de Muhammed bin Ali'den tahric etti. O şöyle dedi: Bizim Mehdimizin iki alameti vardır ki, Allah semavat ve arzı yarattığından bu yana böyle bir şey vaki olmamıştır. Bunlar Ramazanın ilk gecesinde Ay, yarısında ise Güneş tutulmasıdır. Allah semavat ve arzı yarattığından beri böyle olmamıştır.</text:p>
      <text:p text:style-name="P254">İşte o Ramazan'ı takip eden Muharrem'in 9'unu, 10'una bağlayan gece yatsı namazından sonra Hz. Mehdi (as) zuhur eder ve Kabe'de Rükun ve Makam arasında biat alır ve o zaman insanlara şöyle hitab eder…</text:p>
      <text:p text:style-name="P254">AMA 6.3- Keza (N:B.Hammad) Cafer'den tahric etti, o şöyle dedi: Hz. Mehdi (as) yatsı vaktinde Resulullah (sav) bayrağı, gömleği, kılıcı ve Nur ve beyan gibi daha bir çok alametler yanında olduğu halde Mekke'de zuhur eder. Yatsı namazını kıldıktan sonra en yüksek sesi ile hitab eder. "Ey insanlar! Ben size Allah'ı hatırlatıyorum. Yarın mahşer gününde Allah'ın huzurunda yerinizin ne olacağını haber veriyorum. Allah Teala size pek çok deliller ve peygamberler göndermiş, Kur'anı indirmiş ve size söyle emretmiştir:</text:p>
      <text:p text:style-name="P254">Allah'a hiç bir şeyi ortak koşmayın. Allah ve Resulune itaati koruyun. Kuran'ın ihya ettiğini diriltin, yasakladığını da yasaklayın ve siz Mehdi'ye yardımcılar ve destek olun. Zira dünyanın fena bulması ve zevale ermesi yaklaşmıştır. Ve bu kesindir. Ben size Allah ve Resulüne, O'nun kitabıyla amel etmeye, batılı yok edip, sünneti ihya etmeye çağırıyorum."</text:p>
      <text:p text:style-name="P254">Bu hitabından sonra, yanında, sonbahar bulutları gibi birbirinden habersiz toplanan Bedir ehli sayısınca, üçyüz onüç kadar insanla birlikte zuhur eder. Onun ashabı gece abid, gündüz ise aslanlar gibidir. Allah Hz. Mehdi (as) için Hicaz toprağını feth ederek hapisteki Haşimilerin hepsini de kurtarır. Siyah bayraklar ise Kufe'ye inip biat için Hz. Mehdi'ye adam gönderirler. Zulmü ve zalimlerin hepsini yok eder. Beldeler onun emrine girer. Allah Teala onun elinde Konstantiniyye'nin fethini müyesser kılar.</text:p>
      <text:p text:style-name="P254">Görüleceği gibi Hz. Mehdi (as) hitabesinde Allah size şöyle emretmiştir: "…Siz Mehdi'ye yardımcılar ve destek olun."</text:p>
      <text:p text:style-name="P254">Halbuki Kuran'da zahirde Hz. Mehdi (as) ile alakalı bir ayet görülmüyor gibi ise de bir çok zevat bilhassa Saf Suresi ve diğer bir kaç surede Hz. Mehdi (as) ile ilgili ayetler olduğunu beyan etmişlerdir. Bir hadis-i şerifte ise Peygamber (sav) Hz. Mehdi'ye katılmayı bakın nasıl emrediyor:</text:p>
      <text:p text:style-name="P254">R.el-Ehadis 298.2- yakında size Horasan tarafından siyah bayraklılar gelecek. Kar üzerinde emekleyerek olsa da onlara iltihak ediniz. Zira onlar arasında "Mehdi" vardır.</text:p>
      <text:p text:style-name="P307"><text:soft-page-break/><text:span text:style-name="T1">Bu hadis-i şerifte ilk nazarda Hz. Mehdi (as)'nin <text:s/>Horasan'dan geleceği gibi bir mana çıkıyorsa da esasında Hz. Mehdi (as) tabiatı ile Mekke'den çıkacaktır. Burada kasd edilen Horasan'dan gelecek siyah bayraklılar Hz. Mehdi (as)'nin <text:s/>yardımcıları olup başlarında da "Şuayb İbni Salihi Temimi" olduğu halde Hz. <text:s/>Mehdi ile birleşecekler ve kendisinin öncü kuvvetlerini teşkil edeceklerdir..." </text:span><text:span text:style-name="T5">(Osman Çataklı, Son Mürşidler, 4. bölüm, yazı dizisi)</text:span></text:p>
      <text:p text:style-name="P32"/>
      <text:p text:style-name="P186"/>
      <text:p text:style-name="P184">HÜSEYİN HATEMİ</text:p>
      <text:p text:style-name="P265"/>
      <text:p text:style-name="P254">Hüseyin Hatemi yazmış olduğu "İnsanlık ve Sevgi Dini: İslam" kitabının bir bölümünde;</text:p>
      <text:p text:style-name="P307"><text:span text:style-name="T1">"Hazreti Musa'nın; Allah tarafından bildirilerek kendisinden bir bilgi boyutu açısından daha yüksek derecede olmasına rağmen halka "resul" elçi olarak gönderilmeyip gizli kalmış bulunan bir "nebi"yi, halk arasında anılan adı ile Hızır'ı görmek için çıktığı yolculukta "Mecma'il-bahreyn" (iki denizin birleştiği yer), hem iki denizin kavuştuğu bir yer olmalı, hem de bu terim ile Musa ile Hızır'ın buluşmasına işaret edilmiş olmalıdır. Bu olaylar da büyük bir ihtimalle İstanbul civarında ve İstanbul'da geçmiştir. İstanbul kelimesi sonradan yapılan tahrifler bir yana bırakılırsa Beykoz'da bugünkü Yuşa Tepesi civarında şehri kuran Fenikelilerden beri şehrin Sami dillerinde karşılığı olan Mecma'ul Bahreyn'in Yunanca karşılığıdır. "Isthyme-pole"; "iki deniz arası şehri" demektir. </text:span><text:span text:style-name="T3">İlerideki mirasçılık haklarının korunmasında da herhalde "Mesih" ve annesi bu şehirde doğacak olan Hz. "Mehdi" ye işaret vardır.</text:span><text:span text:style-name="T5"> (Hüseyin Hatemi, İnsanlık ve Sevgi Dini İslam, s. 107, Birleşik Yayıncılık. 1998)</text:span></text:p>
      <text:p text:style-name="P164"/>
      <text:p text:style-name="P164"/>
      <text:p text:style-name="P184">YAŞAR NURİ ÖZTÜRK</text:p>
      <text:p text:style-name="P267"/>
      <text:p text:style-name="P307"><text:span text:style-name="T1">Yaşar Nuri Öztürk, </text:span><text:span text:style-name="T5">"Depremin Gösterdikleri"</text:span><text:span text:style-name="T1"> kitabının bir bölümünde ahir zamanda gelecek olan "Uyarıcı" hakkında şunları yazmıştır:</text:span></text:p>
      <text:p text:style-name="P254">"Deprem diyor ki! Uyarıcıları iyi dinleyin!</text:p>
      <text:p text:style-name="P307"><text:span text:style-name="T1">İnsanlık hiçbir devirde uyarıcıları gereğince dinlemedi. </text:span><text:span text:style-name="T3">Allah, her devirde, her topluma ''nezirler'' (uyarıcılar) gönderdi. </text:span><text:span text:style-name="T5">(Bk. Kur'an, Fatır, 24)</text:span></text:p>
      <text:p text:style-name="P254">Uyarıcılar sürekli gönderilmiştir, ama insanlık bunları dinlememiştir.</text:p>
      <text:p text:style-name="P254">Uyarıcılar, bazen peygamber (resul, nebi) şeklinde gönderilir, bazen de peygamberin açtığı ana yolda faaliyet gösteren mübelliğler şeklinde... Bu mübelliğler bazen müçtehit olur, bazen müceddit...</text:p>
      <text:p text:style-name="P254">Peygamberler de nezir (uyarıcı) sıfatının yanında, hatta ondan önce beşir (müjdeleyici) sıfatı vardır.</text:p>
      <text:p text:style-name="P254">Mübelliğ uyarıcılarda beşir sıfatı aranmaz. Çünkü onlar, daha önce peygamber tarafından zaten dikkat çekilmiş ihmal ve zulümlerin bozduğu dengeleri düzeltmek için konuşurlar. Bu tür konuşmalar hemen daima sert ve sarsıcı olur.</text:p>
      <text:p text:style-name="P254">Uyarıcıların sertliği, ürkütücülüğü onların rahmet ve şefkatten uzaklığı anlamında <text:soft-page-break/>değerlendirilmemelidir. Onlar aynı zamanda rahmet ve şefkáti de taşırlar, ama esas görevleri, insan kulağına, ürpertici sözleri iletmek olduğu için genelde sert ve kırıcı olurlar.</text:p>
      <text:p text:style-name="P254">Uyarıcıların çok önemli zaman dilimlerine hitap edenlerine ''çıplak uyarıcı'' diyoruz.</text:p>
      <text:p text:style-name="P254">Çıplak uyarıcı, genellikle yüz yılda bir gelir. Kuran Kameri takvim kullandığına göre, 15. yüzyılın çıplak uyarıcısı yaklaşık, çeyrek asırdan beri beklenmektedir.</text:p>
      <text:p text:style-name="P254">Ben derim ki, 15. yüzyılın çıplak uyarıcısı gelmiş, görevine başlamıştır.</text:p>
      <text:p text:style-name="P307"><text:span text:style-name="T1">Burada bir özellik daha dikkat çekmektedir. Miladi takvimi esas alarak baktığımızda, Kameri takvimin 15. yüzyıl çıplak uyarıcısı, Miladi takvime göre iki yüz yıla da hitap edecek demektir. 20. ve 21. yüzyıllar. Bu olgu, Allah'ın bu yüzyılın çıplak uyarıcısına lütfunun bir göstergesidir. </text:span><text:span text:style-name="T3">''Bu, Allah'ın lütfudur ki <text:s/>, Allah onu dilediğine verir. Allah, o büyük lütfun sahibidir.''</text:span><text:span text:style-name="T1"> </text:span><text:span text:style-name="T5">(Kur'an, Cuma Suresi, 4)</text:span></text:p>
      <text:p text:style-name="P254">Bu olgunun bir anlamı daha vardır: Bu yüzyılın çıplak uyarıcısı, sadece Kameri takvimin sembolize ettiği İslam dünyasına değil, Miladi takvimin sembolize ettiği Batı dünyasına da hitap eden bir uyarıcıdır.</text:p>
      <text:p text:style-name="P254">Doğrusu o, bir ''ortak-evrensel uyarıcı''dır.</text:p>
      <text:p text:style-name="P261">(Depremin Gösterdikleri, Yeni Boyut Yayınları s. 232-233)</text:p>
      <text:p text:style-name="P264"/>
      <text:p text:style-name="P184">SERKAN TEKİN</text:p>
      <text:p text:style-name="P267"/>
      <text:p text:style-name="P254">Geçmiş alimlerin Hz. Mehdi'yle ilgili yapmış oldukları çalışmalar Hz. Mehdi (as)'nin <text:s/>zuhur tarihi olarak 1400-1500 Hicri yılları vermektedir. Bu tarihler doğrultusunda günümüzde bazı araştırmacılar Hz. Mehdi (as) ile ilgili daha derin ve ciddi araştırmalar yaparak hadislerden ve büyük islam alimlerinin konuyla ilgili söylemiş oldukları beyitlerin ebced hesaplamalarıyla beklenen Hz. Mehdi (as)'nin <text:s/>çıkış alametlerini ve çıkış tarihini hesaplamaya çalışmışlar ve aynı tarihleri bulmuşlardır...</text:p>
      <text:p text:style-name="P264">Genç araştırmacılardan Serkan Tekin de yazmış olduğu bir kitapta Hz. Mehdi (as)'nin <text:s/>çıkş tarihini cifir hesabıyla, günümüz tarihleri olarak bulmuştur.</text:p>
      <text:p text:style-name="P254">İşte genç araştırmacı Serkan Tekin'in yazdıkları:</text:p>
      <text:p text:style-name="P254">"Dört mezhep aliminin görüşü de şöyledir. Hz. Mehdi (as) ile ilgili hadislerin çoğu sahihtir. Ravileri itibar edilen kişilerdir. Bu görüşü savunan alimler, İslam alimlerinin yüzde yetmişdokuzunu meydana getirirler. Bu kişiler İslam dininin en büyük alimleridir. İslam alimlerinin arasında tabiilerin reislerindendir.</text:p>
      <text:p text:style-name="P254">Sait Bin Cübeyr ve dört mezhep imamları "İmam Hanefi, İmam Malik, İmam Şafi, İmam Hanbeli" ve iki akide imamları "Ebu Hasan Eşari, Ebu Mensur Maturidi" ve İslam güneşi lakabıyla anılan İmam Gazali ve allamelerden Molla Fenari, Sadi Teftazani ve allame Davudi Antaki, İmam Şarani, Muhiddin Arabi, Şeyhülislam İbni Hacer el Heytemi, Müçtehit İmam Suyuti, Allame Sabban, Muhammed Berzenci, Allame Resul Essibki, Hasan İraki, İmam Kastalani, Abdülkadir Geylani, Kadı Beydavi, Muhammed Ramli, Şihabi Remli, Allame Alaattini Attar, Mevlana Halidi Bağdadi, İmam Rabbani, Aliyyul Havas, İmam Nevevi, Yahya Muzuri, Said Nursi, Molla Cami, Allame Abdul Gafıri Lari, İbrahim Hakkı Erzurumi, Mukatil, Celali, Mahali, Celali Suyuti, Kadı <text:soft-page-break/>Ebubekir Bakilani, Kadı İyaz, Muhammed Savi, Fethullah Verkanisi, Muhiddin Haveyli ve Alaaddin Ohini gibi alimler vardır.</text:p>
      <text:p text:style-name="P254">Bu alimlerin hepsi ve talebeleri Hz. Mehdi (as) konusunda aynı görüşü beyan etmişlerdir...</text:p>
      <text:p text:style-name="P254">Bu alimlerin görüşü daha saygın ve sahih itibar edilir olduğu için bizde ahir zaman konusunu onların beyanatlarını esas alarak işleyeceğiz...</text:p>
      <text:p text:style-name="P254">...Büyük mutasavvıf Sibgatullahi Arvasi'nin yeğeni Allame Muhammed Hafid'in büyük Allame Hafız Muhittine naklettiğine göre;</text:p>
      <text:p text:style-name="P264"/>
      <text:p text:style-name="P264">Zuhuru (çıkması): 1425'dir</text:p>
      <text:p text:style-name="P254">...Hz. Mehdi (as)'nin <text:s/>doğumunun Hicri 1385 ve zuhrunun Hicri 1425 olduğu "Zuhurul Mehdi ve Deccal" adlı eserde Hz. Mehdi (as) ile ilgili nakledilen bir hadiste açıkça söylenmiştir. </text:p>
      <text:p text:style-name="P307"><text:span text:style-name="T1">Ayrıca bu eserde; </text:span><text:span text:style-name="T3">"Hz. Mehdi (as)'nin <text:s/>sırtında üzerinde bu Allah'ın halifesi, beklenen mehdidir yazılı bir mühür olacağı anlatılmaktadır." Ayrıca Hz. Mehdi (as)'nin <text:s/>müçtehit(içtihat eden) çok büyük bir İslam alimi olacağı da o eserde geçmektedir." Zuhrul Mehdi ve Deccal adlı kitap Allame Resul Sibki'nin yazdığı en son eserdir. </text:span></text:p>
      <text:p text:style-name="P264">..."Muhakkak Allah'ın taraftarları galip olanların ta kendileridir." Cümlesinin cifr hesabından anlaşılıyor. Bu cümlenin cifr hesabı, Hicri 1428 ediyor. Bu tarih Hz. Mehdi (as)'nin <text:s/>çıkmasından üç sene sonradır. Çünkü Hz. Mehdi (as) çıktıktan üç yıl sonra ilk büyük galibiyetini alıyor. Hz. Mehdi (as)'nin <text:s/>ilk büyük galibiyeti Hicri 1428 olduğuna göre zuhuru da "Mehdiliğinin ilan edilmesi" Hicri 1425'tir...</text:p>
      <text:p text:style-name="P254">...Bu ayette galibiyetin Hz. Mehdi (as)'nin <text:s/>galibiyeti olduğu hangi verilerden anlaşılıyor. Önceki tarihlerde olan, İslamiyet'in galibiyetlerinden herhangi biri olmaz mı? Niçin illa da Hz. Mehdi (as) sonucu çıkartılıyor... Ayetteki kelimeleri "Kur'an Belagati" ilmine göre incelediğimizde, ayette geçen galibiyetin, Hz. Mehdi (as)'nin <text:s/>galibiyetinden başka bir şey olmadığını açıkça görmekteyiz. </text:p>
      <text:p text:style-name="P254">Çünkü; ayette 4 tekid (pekiştirme) vardır... En büyük tekidin cümlede zikir edilmesi cümledeki galibiyetin en büyük galibiyet olduğu açıkça bildiriliyor...Tarihte böyle bir galibiyet bu güne kadar olmamıştır. Fakat Hz. Mehdi (as) müjdesini veren hadisler böyle bir galibiyetin ahir zamanda Hz. Mehdi (as) sayesinde olacağını açıkça haber verir...</text:p>
      <text:p text:style-name="P307"><text:span text:style-name="T1">Yaptığım araştırmalar Hz. Mehdi (as)'nin <text:s/>2005'te çıkacağını gösterdiğine göre, Süfyanın da 2004 yılının sonunda çıkacağını göstermektedir. </text:span><text:span text:style-name="T5">(Serkan Tekin, Kuran'da Gizlenen Tarihler. s. 160-202, Nokta Yayınları, 2002)</text:span></text:p>
      <text:p text:style-name="P169"/>
      <text:p text:style-name="P164"/>
      <text:p text:style-name="P184">İBRAHİM KOCABIYIK</text:p>
      <text:p text:style-name="P267"/>
      <text:p text:style-name="P254">Şimdi de "Mehdilik ve İmamiye" kitabının yazarı İbrahim Kocabıyık'ın 15-21 Ocak 2000 tarihihli Aksiyon dergisinde yayınlanan bir mülakatta Mehdilik ile ilgili yer alan görüşlerini aktaralım:</text:p>
      <text:p text:style-name="P307"><text:span text:style-name="T5">Mehdilik ve İmamiye</text:span><text:span text:style-name="T1"> kitabının yazarı, İbrahim Kocabıyık:</text:span></text:p>
      <text:p text:style-name="P264"><text:soft-page-break/>"Mehdi, insanlığın ıslahı için çalışanlardır"</text:p>
      <text:p text:style-name="P254">Mehdi ile müceddit müteradif olarak kullanılmıştır. Ebu Davud'un Sünen'inde gördüğümüz, Allah'ın yüz senede bir yenilediği bu mehdiler veya mücedditler değişik vasıtalarla toplumlara ulaşmışlardır.</text:p>
      <text:p text:style-name="P254">- Mehdi konusu dini kaynaklarda nasıl yer alıyor?</text:p>
      <text:p text:style-name="P264">- Konu Kur'an'da Mehdi olarak geçmiyor. Hadi ismi 5 yerde Kur'an-ı Kerim'de zikredilir. Hadiyen ve Nasira şeklinde. Kök olarak Heda kökünden geldiğinden Mehdi ile Hadi isminin alakası vardır.</text:p>
      <text:p text:style-name="P254">- Yani Mehdi, Allah'ın Hadi ismine mazhar olmuş kimsedir. </text:p>
      <text:p text:style-name="P254">- Evet. </text:p>
      <text:p text:style-name="P307"><text:span text:style-name="T1">- Yani, </text:span><text:span text:style-name="T3">taşkınlıkların boyutu kıyametin kopmasını gerektirecek seviyelere ulaşacak. </text:span><text:span text:style-name="T1">Bu taşkınlıklar o kadar zuhur ediyor ki artık, soyu benim soyumdan olacak dediği, bozulmamış, o eskilerin ifadesiyle silsile-i zeheb, seyitler dediğimiz o altın soydan gelecek diyor.</text:span></text:p>
      <text:p text:style-name="P254">Kıyamet kopmadan önce tüm insanlığı kucaklayan bir ıslah hareketi olacaktır. Bu noktanın altını çizmekte fayda var. Mehdilik bölgesel, ya da bir ülkeye bağlı bir hareket değildir.</text:p>
      <text:p text:style-name="P254">- Burada müsaadenizle bir noktayı açalım. Esas Hz. Mehdi (as) Efendimizdir. Hadi ismine mazhar olmuş şahıs ya da şahıslar onun getirmiş olduğu ve sizin de ana çizgi olarak adlandırdığınız çizgiye daha fazla insan ulaştırmakta rol oynarlar. </text:p>
      <text:p text:style-name="P254">- Tabii.</text:p>
      <text:p text:style-name="P254">- Ahir zaman Mehdisi de o çizgiyi kendi zamanına en güzel şekilde taşıyacak olan kimse olmuş oluyor. </text:p>
      <text:p text:style-name="P254">- Evet. Onun için bu manada Mehdi ile Müceddit müteradif olarak kullanılmıştır. Ebu Davud'un Sünen'inde gördüğümüz, Allah'ın yüz senede bir yenilediği bu Mehdiler veya Mücedditler değişik vasıtalarla o dediğiniz toplumlara ulaşmışlardır.</text:p>
      <text:p text:style-name="P254">Mesela İmam-ı Rabbani kendi döneminde mektuplarla uzak mekanlardakilere ulaşarak bu tecdit vazifesini yapmaya çalışıyor. Mesela bir İmam Gazali'yi alalım. Eyyühel Veled kitabını yazıyor, çocuğuna nasihat gibi. Bir Tehafütü'l Felasife'yi yazıyor felsefecilere karşı. O dönemde Grek felsefesinin gençlerin dini inançları üzerinde olumsuz etkiler yaptığını görüyor. Günümüzde bir çok cereyanın etkilediği gibi. Bir taraftan İhya-i Ulumi'd-din diğer taraftan Tehafüt sanki İslami ilimler yerle bir olmuş da yeniden ihya ediyormuş gibi bir ihya.</text:p>
      <text:p text:style-name="P254">Bir ihya hareketidir zaten bunlar aynı zamanda. Dolayısıyla tecdidin altında yatan da bu ihyadır zaten. Bir reform manasında anlamamak lazım bu tecdidi. Onun için de Kur'ani çizgi dediğimiz bu ana çizgiye, peygamber çizgisine çağıran bu mücedditler geniş kitlelere ulaşmak için ya kitap yazmışlar, vaaz etmişler veya talebeler yetiştirmek suretiyle o talebeleri dünyaya dağıtmışlar...</text:p>
      <text:p text:style-name="P264">- En sağlam iki kaynak olarak bildiğimiz Buhari ve Müslim'de nasıl geçiyor? </text:p>
      <text:p text:style-name="P307"><text:span text:style-name="T3">- </text:span><text:span text:style-name="T1">Mehdi ismini anmadan, ıslah edici mümin olarak geçiyor. Diğer hadis kitaplarında ise Hz. Mehdi (as) olarak geçiyor.</text:span><text:span text:style-name="T3"> Özellikle Tirmizi bu hadisleri aldıktan sonra "Haza sahihun hasenün" diyor. Tirmizi'nin kendi kritiğinde bu ifade ile verilen hadisler Buhari ve Müslim hadisi gibi sağlamdır. Asrımızda yaşayan Kittani, Mehdilikle ilgili rivayetleri bir kitap haline getirerek, bu </text:span><text:soft-page-break/><text:span text:style-name="T3">rivayetlerin toplamının tevatür derecesine ulaştığını söylemiş.</text:span><text:span text:style-name="T1"> </text:span><text:span text:style-name="T5">(Aksiyon dergisi, 15-21 Ocak 2000)</text:span></text:p>
      <text:p text:style-name="P164"/>
      <text:p text:style-name="P164"/>
      <text:p text:style-name="P184">SÜLEYMAN KÖSMENE</text:p>
      <text:p text:style-name="P267"/>
      <text:p text:style-name="P254">Günümüz araştırmacı-yazarlarından Süleyman Kösmene'nin de Mehdiyet konusunda birçok makalesi bulunmaktadır. Aşağıdaki alıntı, yazarın "Fıkıh Günlüğü" adı altında köşe yazılarını neşrettiği "Yeni Asya Gazetesi'nin" 2 Ocak 2003 tarihli makalesinden alınmıştır.</text:p>
      <text:p text:style-name="P251"/>
      <text:p text:style-name="P251">Hazret-i Mehdî'nin Gizliliği</text:p>
      <text:p text:style-name="P307"><text:span text:style-name="T1">Zonguldak'tan bayan okuyucumuz: </text:span><text:span text:style-name="T3">"Üstad Hazretleri, Hz. Mehdî için bazı yerlerde 'sonradan gelecek; biz ona zemin hazırlıyoruz' diyor. Bu ne demektir? Zemin hazırlamakla ne denmek isteniyor? Hz. Mehdî sonradan mı gelecektir? " </text:span></text:p>
      <text:p text:style-name="P307"><text:span text:style-name="T1">Alanya'dan Remzi Çetin: </text:span><text:span text:style-name="T3">"Risâle-i Nûr'u okuyanlar içinde Hz. Mehdî'yi arayanlar var. Hz. Mehdî gelmiş midir? Gelecek midir? Hz. Mehdî'yi bulan ne yapmalıdır?"</text:span></text:p>
      <text:p text:style-name="P307"><text:span text:style-name="T1">İstanbul/Pendik'ten Rumeysa rumuzlu okuyucumuz: </text:span><text:span text:style-name="T3">"Bir akşam TV'de bir din bilimci, 'âyetlerden anlıyorum ki, Hazret-i Mehdî 2005 yılında gelecek' diyor. Bu ne demektir? Ne derece doğrudur?"</text:span></text:p>
      <text:p text:style-name="P254">Hazret-i Mehdî Aleyhisselâm'ın zuhuru, Peygamber Efendimiz Aleyhissalâtü Vesselâm'ın âhir zamanla ilgili verdiği gaybî haberlerden birisidir. Bin dört yüz yıldan beri ümmet bu haberi gündeminde baş tacı olarak saklamış; Deccal'den ne derece Allah'a sığınmışsa, Hz. Mehdî'yi de o derece Cenab-ı Hakkın rahmetinden beklemiştir. Her asır bir nevî Mehdî'ye ihtiyaç göstermiş ve müceddid mânâsında bir nevî Mehdî'yi görmüş de olmasına rağmen; bu son asırdaki Mehdi-yi Azam ayrı bir hususiyet, sıfat, unvan ve makamla beklenmiş ve âdetâ tüm ıslah ümitleri ona bağlanmıştır.</text:p>
      <text:p text:style-name="P254">Fakat Hazret-i Mehdî Aleyhisselâm ile ilgili haberler de, diğer âhir zaman haberleri gibi kapalı, perdeli ve doğru tevil edilme gereği bulunan haberlerdendir. Nasıl Hazret-i İsâ Aleyhisselâm geldiğinde onu herkes tanımayacak, sadece onun yakınları ve havâssı, îmân nûru ile onu tanıyacak ise Hazret-i Mehdî Aleyhisselâm için de bu böyledir. Yani herkes Hazret-i Mehdî Aleyhisselâm'ı açıktan tanımayacaktır. Bunun bilhassa ibâdeti, imtihan sırrını ve kulluğu ilgilendiren önemli hikmetleri vardır. Nitekim: </text:p>
      <text:p text:style-name="P307"><text:span text:style-name="T3">Bu bir peygamberlik olayı değildir ki, açıktan bilinsin. Mehdiyet makamı gizlilik dereceli bir makamdır. </text:span><text:span text:style-name="T1">İmtihan sırrı bu makamın gizli kalmasını gerektirir. Bu makam sahibi, peygamberler gibi kendisini açıktan ilân etmez. Bu makam için böyle bir zorunluluk ve ihtiyaç yoktur. </text:span></text:p>
      <text:p text:style-name="P254">Peygamberlik makamını inkâr küfrü gerektirir. Bundan dolayı peygamberler "Lâ İlâhe İllAllah" kelimesinden sonra kendilerinin Allah'ın kulu ve elçisi olduğunu bir îmân akîdesi olarak formüle etmişler ve insanları bu îmâna çağırmışlardır. Bunun doğruluğunu teyid için de gerektiği zaman Allah'ın yardımıyla mu'cize göstermişlerdir. </text:p>
      <text:p text:style-name="P254"><text:soft-page-break/>Fakat Mehdiyet makamı, "Allah'a ve peygambere îmân" hakîkatının içerisinde ve temelde bu hakikatı ispat için taraf-ı İlâhîce ihdas edilmiş bir âhir zaman aynasıdır. Yani, îmân için bir aynadır; fakat imânın kendisi değildir. Hazret-i Mehdî Aleyhisselâm'ın Mehdî oluşuna imân etmek değil, ona tâbi olmak ve sunduğu hakîkatlere tâlip olmak söz konusudur. Bu bakımdan Mehdî Aleyhisselâm, peygamber gibi açıktan gelmeyecek, kendisinin Mehdî olduğunu îlân ve ifşâ etmeyecektir.</text:p>
      <text:p text:style-name="P104">HZ. MEHDİ (AS) HAKKINDA YAYINLANMIŞ </text:p>
      <text:p text:style-name="P288">EHL-İ SÜNNET KAYNAKLARI</text:p>
      <text:p text:style-name="P265"/>
      <text:p text:style-name="P254"/>
      <text:p text:style-name="P254">Pek çok İslam alimi, hadis imamı, mezhep imamı ve İslam tarihçisi Hazreti Mehdi (as) hakkında onlarca kitap ve risale kaleme almışlardır. Bu zatlar yayınladıkları bu eserlerle Hz. Mehdi'ye inanmanın İslam itikadının gereklerinden olduğunu delilleriyle ortaya koymuşlardır. Bazı alimler de yazdıkları eserlerde Mehdiyet konusuna özel bölümler ayırmış hatta bunların bazısında Hz. Mehdi (as) konusunda yazılmış olan kitaplardan daha geniş bir şekilde bu konuya yer vermişlerdir. Bunların birçoğu kitap olarak basılmış ve birçoğu da henüz yayınlanmamıştır.</text:p>
      <text:p text:style-name="P254">Aşağıda Hz. Mehdi (as) konusunu ele alan bazı ehl-i sünnet kaynakları hakkında kısa bilgileri içeren listeyi veriyoruz. Eserler telif tarihlerine göre sıralanmıştır. Yalnızca bu liste bile Mehdiyet konusunun İslam dininde ne kadar sağlam ve köklü temellere, muteber ve güvenilir belgelere dayandığını göstermesi açısından yeterlidir:</text:p>
      <text:p text:style-name="P254"/>
      <text:p text:style-name="P78">El-Musannef</text:p>
      <text:p text:style-name="P150"><text:span text:style-name="T1">Ebu Bekr Abdur-razzak b. Hemmam b. Nafi el-Himyeri es-San'ânî el-Yemeni </text:span><text:span text:style-name="T5">(126-211 Hicri)</text:span></text:p>
      <text:p text:style-name="P254">Meşhur hadis alimi ve hadis hafızlarından olup, Yemen-San'â'lıdır. 17 bin hadis ezberlemiş, Buhari de bundan hadis almıştır. </text:p>
      <text:p text:style-name="P254">Zehebi, bu eserle ilgili olarak şöyle diyor: "Birçok hadis alimi güvenilirliğini kabul etmiş, sahih hadis kitaplarında kendisinden hadis nakledilmiş, bilinen ilim kaynaklarından biridir."</text:p>
      <text:p text:style-name="P254">İbn-i Hallikan da şöyle diyor: "Zamanında, Sufyan b. Uyeyne, Ahmed İbn-i Hanbel ve birçok İslam alimi ondan hadis nakletmişlerdir."</text:p>
      <text:p text:style-name="P313"/>
      <text:p text:style-name="P78">Sünen-i İbn-i Mace</text:p>
      <text:p text:style-name="P150"><text:span text:style-name="T3">Muhammed b. Yezid b. Macei er-Rebi-i el-Gazvinî</text:span><text:span text:style-name="T5"> (209-273 Hicri)</text:span></text:p>
      <text:p text:style-name="P307"><text:span text:style-name="T3">Künyesi:</text:span><text:span text:style-name="T1"> Ebu Abdullah </text:span></text:p>
      <text:p text:style-name="P254">En meşhur kitabı, iki ciltlik Sünenü'l-Mustafa'dır ki Sünen-i İbn-i Mace olarak tanınmaktadır. Ehl-i sünnetin, Kütüb-ü Sitte diye anılan hadis kaynaklarından biridir. Bu kitabının, "el-Fiten" babının bir bölümünde, İmam Mehdi aleyhi's-selâm ile ilgili hadisleri nakletmiştir. </text:p>
      <text:p text:style-name="P254"/>
      <text:p text:style-name="P78">Sünen-i Ebu Davud</text:p>
      <text:p text:style-name="P150"><text:span text:style-name="T3">Ebu Davud, Süleyman b. Eş'as b. İshak el-Ezdi, el-Secistani</text:span><text:span text:style-name="T5">(202-275 Hicri)</text:span></text:p>
      <text:p text:style-name="P254">Eserleri arasında meşhuru da Kütüb-ü Sitte'den olan, "Sünen-i Ebu Davud" adıyla bilinen, Sünenidir.</text:p>
      <text:p text:style-name="P254">Müellif bu kitabında, Hz. Mehdi (as) ile ilgili babının "Kitabu'l-Mehdi" bölümünde; Hz. Mehdi (as)'nin <text:s/>özellikleri, zuhurunun alametleri, zuhurundan sonra neler yapacağı konularıyla <text:soft-page-break/>ilgili olarak, on üç hadis nakletmiştir.</text:p>
      <text:p text:style-name="P254"/>
      <text:p text:style-name="P78">Sünen-i Tirmizi</text:p>
      <text:p text:style-name="P150"><text:span text:style-name="T3">Ebu İsa, Muhammed b. İsa b. Savre b. Musa b. ez-Zahhak es-Selemi ez-Zerir el-Bugi et-Tirmizi</text:span><text:span text:style-name="T1"> </text:span><text:span text:style-name="T5">(209-297 Hicri)</text:span></text:p>
      <text:p text:style-name="P254">Meşhur hadis alimleri ve imamlarından olup, hadis hıfzında şöhrete ulaşmıştır. Aslen, Ceyhan Nehri'nin doğusunda bulunan "Tirmiz" şehrinin Bug köyünde doğmuş, hadis tahsili için, Horasan, Irak, Hicaz gibi yerlere seyahatlerde bulunarak, Muhammed b. İsmail el-Buhari'den ders almış ve aynı zamanda beraberce bazı hadis alimlerinden ilim tahsil etmişlerdir, Ahmed b. Hanbel, ed-Daremi ve üçüncü asır hadis alimlerinden yararlanmıştır. </text:p>
      <text:p text:style-name="P254">Bunlarla beraber, Rical ilmi, tarih ve hadis sahalarında da eserleri vardır. Eş-Şemail, el-İlel, et-Tarih ve el-Camiu's-Sahih adlı kitapları bunlardandır. Özellikle onun bu son kitabı, ehl-i sünnette büyük değere ve şöhrete sahiptir. Aynı zamanda Kütüb-ü Sitte'den de biridir. Bu kitabıyla ilgili birçok şerhler yazılmıştır. Sünen'in dördüncü cildinde, İmam Mehdi aleyhi's-selâm hakkında bir takım hadisler nakletmiştir.</text:p>
      <text:p text:style-name="P254"/>
      <text:p text:style-name="P78">Kitab-ul Bed'u ve't-Tarih</text:p>
      <text:p text:style-name="P125">Ebu Zeyd Ahmed b. Sah el-Belhî</text:p>
      <text:p text:style-name="P307"><text:span text:style-name="T1">Bu kitap İstanbul'da Damat İbrahim Paşa'nın kütüphanesinde olan nüshada ve İbnü'l Verdi'nin, "Haridat-ül Acaib" kitabında da, adı geçen müellife ait olduğu belirtilmiştir. Hacı Halife de, Keşfü'z-Zünun'un 1. cildinin, 227. sayfasında bu eserin müellifinin Ebu Zeyd olduğunu belirtmiştir. Ebu Zeyd, rical ve biyografi kitaplarında da tarihçilerin ileri gelenlerinden sayılmış; din, şeriat, felsefe, edebiyat ve diğer ilimlerde de tanınmış bir isim olarak kabul edilmiştir. Ama Fransız müsteşrik Cloman Hewar, araştırmaları neticesinde, bu kitabın müellifinin tarihçi Mutahhar b. Tahir el-Mukaddes olduğunu bildirmektedir. Çünkü, Ebu Zeyd bazı biyografi kaynaklarına göre; Hicri 322 veya Hicri 340 yılında vefat etmiştir. Oysa kitabın telif tarihinin Hicri 355 olduğu kaydedilmiştir. Hacı Halife de </text:span><text:span text:style-name="T5">"Keşf üz-Zünun"</text:span><text:span text:style-name="T1"> adlı eserinde Ebu Zeyd'in ölüm tarihini böyle kaydetmiştir.</text:span></text:p>
      <text:p text:style-name="P254">Ama el-Mukaddes'in Biyografisi bizim için de meçhuldür. Bu kitap, Miladi 1899-1919 yılları arasında, müsteşrik Clamon Hewar'ın çalışmasıyla altı ciltte, şerhli olarak Fransa'da basılmış; daha sonra da, Bağdat'ta ofset olarak basılmıştır. Bir kısmı ise hâlâ basılmamıştır.</text:p>
      <text:p text:style-name="P254">Bu eserin müellifi kim olursa olsun, kitabın büyük bir kısmını, İmam Mehdi aleyhi's-selâm konusuna ayırmıştır.</text:p>
      <text:p text:style-name="P254"/>
      <text:p text:style-name="P78">El-Mu'cemu'l-Kebir</text:p>
      <text:p text:style-name="P150"><text:span text:style-name="T3">Ebu'l Kasım Süleyman b. Ahmed b. Eyyub b. Mutayyir el-Lahmi et-Taberani </text:span><text:span text:style-name="T5">(260-360 Hicri)</text:span></text:p>
      <text:p text:style-name="P254">Büyük hadis alimi ve hafızlarındandır. Şam'ın Taber bölgesinde doğmuş, hadis tahsili için Şam, Hicaz, Irak, Mısır, Yemen'e seyahatlerde bulunmuş ve daha sonra İsfahan'da yüz yaşında vefat etmiştir.</text:p>
      <text:p text:style-name="P254"><text:soft-page-break/>En önemli eserlerinden olan bu kitap, Irak Vakıflar Bakanlığı tarafından on cilt halinde yayınlanmıştır. Mucem-i Evsat ve Sağîr'i de, Delhi'de ve iki cilt halinde Mısır'da basılmıştır. Onuncu cildinde, İmam Mehdi aleyhi's-selâm ile ilgili hadisleri ele almıştır. Diğer ciltlerde de Hz. Mehdi (as) ile ilgili hadisler mevcuttur.</text:p>
      <text:p text:style-name="P78">Mealimu's Sünen Fi Şerh-iKitab-i Sünen-i Ebi Davud</text:p>
      <text:p text:style-name="P150"><text:span text:style-name="T3">Ebu Süleyman Hamd b. Muhammed el-Hattabi el-Besti</text:span><text:span text:style-name="T1"> </text:span><text:span text:style-name="T5">(319-388 Hicri)</text:span></text:p>
      <text:p text:style-name="P254">Afganistan'ın Kabil'e bağlı Best bölgesinde doğup yine burada vefat etmiştir. Hadis, fıkıh, edebiyat, lügat sahalarında ilim tahsil etmiştir, Zehebi, onu güvenilir ilmi şahsiyetlerden biri olarak tanıtmaktadır. Bu da kitabının bir bölümünde, İmam Mehdi aleyhi'sselâm ile ilgili, hadisleri nakletmektedir.</text:p>
      <text:p text:style-name="P254"/>
      <text:p text:style-name="P78">Mesabihu's Sünne</text:p>
      <text:p text:style-name="P150"><text:span text:style-name="T3">Hüseyin b. Mes'ud Şafii</text:span><text:span text:style-name="T1"> </text:span><text:span text:style-name="T5">(436-510 veya 516 Hicri)</text:span></text:p>
      <text:p text:style-name="P254">"Muhyi's Sünne (sünneti ihya eden) lakabını almıştır".</text:p>
      <text:p text:style-name="P254">Aslen, Afganistan'ın Herat şehrine bağlı, Bag köyündendir. Horasan'ın Rey şehrinde vefat etmiştir.</text:p>
      <text:p text:style-name="P254">İbn-i Hallikan onu, ilim denizi olarak tanıtmaktadır. Hicri 1318'de Mısır'da basılmış olan kitabının bir bölümünü, İmam Mehdi aleyhi's-selâm ile ilgili hadislere ayırmıştır.</text:p>
      <text:p text:style-name="P254"/>
      <text:p text:style-name="P78">Camiu'l Usul Min E-hadis' Sir Resul</text:p>
      <text:p text:style-name="P150"><text:span text:style-name="T3">Ebu Saadet Mübarek b. Muhammed, İbn-i Esir el-Ceziri diye tanınır</text:span><text:span text:style-name="T1"> </text:span><text:span text:style-name="T5">(544-606 Hicri)</text:span></text:p>
      <text:p text:style-name="P254">Meşhur tarihçi, İbn-i Esir'in kardeşi olup, Kur'an tefsiri, fıkıh, hadis, nahv ve lügat dalında tahsil görmüş, İbn-i Ömer adasında doğup, Musul şehrine yerleşmiş ve Musul'da da vefat etmiştir. En önemli eseri olan bu eserini, Kütüb-ü Sitte'den derlemiş ve 13 cilt halinde Beyrut'ta basılmış olan bu eserinin bir bölümünü, İmam Mehdi aleyhi's-selâm konusuna ayırmıştır.</text:p>
      <text:p text:style-name="P313"/>
      <text:p text:style-name="P78">El-Fütuhat ul- Mekkiyye</text:p>
      <text:p text:style-name="P150"><text:span text:style-name="T3">Muhyiddin b. Arabi ve Şeyh-i Ekber olarak tanınan Muhammed b. Ali b. Muhammed b. Ahmed b. Abdullah et-Tai el-Hatemi</text:span><text:span text:style-name="T1"> </text:span><text:span text:style-name="T5">(560-638 Hicri)</text:span></text:p>
      <text:p text:style-name="P254">Ariflerin en meşhurudur. Felsefe, kelam, tefsir, edebiyat, şiir gibi birçok dalda dört yüze yakın risale ve kitabı olduğu söylenir. Endülüs'ün Murs şehrinde doğmuş, Dimeşk'te ikamet etmiş ve burada da vefat etmiştir.</text:p>
      <text:p text:style-name="P254">Bu eserin üçüncü cildinin, İmam Mehdi aleyhi's-selâm ile ilgili bölümünde, akli ve nakli delillerle bu hususu belgelemiştir.</text:p>
      <text:p text:style-name="P6"/>
      <text:p text:style-name="P78">Metalibu's Seul Fi MenakIb-i al-ir Resul</text:p>
      <text:p text:style-name="P150"><text:span text:style-name="T3">Muhammed b. Talha, eş-Şafii </text:span><text:span text:style-name="T5">(582-652 Hicri)</text:span></text:p>
      <text:p text:style-name="P254">Muhaddislerin büyüklerindendir; usul-ü fıkıh, edebiyat konularında ün yapmıştır. Aslen Nusaybinli olup daha sonra, Dimeşk ve Haleb'e yerleşerek burada vefat etmiştir. Bu kitabı ilk defa, İbn-i Cevzi'nin, "Tezkiretü Havassi'l Umme" adlı kitabıyla beraber, Hicri 1287 senesinde <text:soft-page-break/>91 sayfa olarak taş baskıyla yayınlanmış, daha sonra da Necef'te tab edilmiştir.</text:p>
      <text:p text:style-name="P254">Bu kitabın 12. babının başlığı; "On ikinci İmam Muhammed ibn-i Hasan el-Askeri el-Mehdi"dir.</text:p>
      <text:p text:style-name="P254"/>
      <text:p text:style-name="P97">Tezkiret-ü Havassi'l Ümme</text:p>
      <text:p text:style-name="P150"><text:span text:style-name="T3">Sibt b. Cevzi Hane-fi Yusuf b. Kızoğlu b. Abdullah el-Bağ-dadi ed-Dimeşkî </text:span><text:span text:style-name="T5">(581-654 Hicri)</text:span></text:p>
      <text:p text:style-name="P254">Fıkıh, tefsir, tarih ve hadis ilimlerine katkısı olmuş, hadis hafızı olup, meşhur hatiplerdendir. Bağdat'ta doğup, Dimeşk'te vefat etmiştir. Eserlerinden biri olan el-Fıkhu Ale'l-Meza-hibi'l-Erbaa (Asıl adı: İsar'ul İnsaf Fi Asar'il-Hilaf) kitabı Türkçe'ye tercüme edilmiş ve bir kaç defa basılmıştır. </text:p>
      <text:p text:style-name="P254">Yukarıda adı geçen eseri, 12 İmam'ın fazilet ve özelliklerini içermektedir. Kitabın son bölümü ise Hz. Mehdi (as) ile ilgilidir. </text:p>
      <text:p text:style-name="P254"/>
      <text:p text:style-name="P78">Şerhu Nehci'l Belağa</text:p>
      <text:p text:style-name="P150"><text:span text:style-name="T3">İbn-i Ebi'l Hadid el-Mutezi-li </text:span><text:span text:style-name="T1">(586-655 Hicri)</text:span></text:p>
      <text:p text:style-name="P254">Tarih ve edebiyat ve daha birçok ilim dalında tanınmış bir isimdir. Medayin'de doğmuş, Bağdat'ta yaşamış ve Abbasi halifelerinin divan katipliğini yapmıştır. </text:p>
      <text:p text:style-name="P254">En meşhur eseri olan Nehcü'l-Belağa Şerhi, Allame Hoi'nin 22 ciltlik Nehcü'l Belağa Şerhinden sonra, bu konuda en geniş şerhlerden sayılır. Mısır, Beyrut ve İran'da defalarca tab edilmiştir.</text:p>
      <text:p text:style-name="P254">Bu kitapta Hz. Ali aleyhi's-selâm'ın ahir zamanla ilgili sözleri bölümünde ve diğer kısımlarda İmam Mehdi aleyhi's-selâm ile ilgili konulara genişçe yer vermiştir. </text:p>
      <text:p text:style-name="P254"/>
      <text:p text:style-name="P78">Muhtasaru Sünen-i Ebu Davud</text:p>
      <text:p text:style-name="P150"><text:span text:style-name="T3">Abdulazim el-Munzirî eş-Şafii</text:span><text:span text:style-name="T1"> </text:span><text:span text:style-name="T5">(581-656 Hicri)</text:span></text:p>
      <text:p text:style-name="P254">Fakih, tarihçi, hafız, edebiyatçı ve hadis ilminin ileri gelen alimlerindendir. Eserleri arasında önemli bir yeri olan bu kitabın 6. cildinde İmam Mehdi aleyhi's-selâm ile ilgili konulara yer vermiştir. </text:p>
      <text:p text:style-name="P254"/>
      <text:p text:style-name="P78">Tezkiretu'l-Kurtubi</text:p>
      <text:p text:style-name="P150"><text:span text:style-name="T3">Muhammed b. Ahmed b. Ebubekr b. Farah el-Ensari Ebu Abdullah Kurtubi </text:span><text:span text:style-name="T5">(Ölm. 671 Hicri)</text:span></text:p>
      <text:p text:style-name="P254">Malikî mezhebinin büyük müfessirlerindendir. Ez-Zerek, bu zatla ilgili olarak şöyle der: O, salihlerden olup, Kurtub'da doğarak, oradan doğuya göç etmiş, Mısır'ın Esyuut şehrinin kuzeyinde olan İbn-i Hasip bölgesine yerleşmiş ve burada vefat etmiştir. </text:p>
      <text:p text:style-name="P254">Eserlerinden olan "el-Camiu Li Ahkam'il-Kur'an" 20 cilt olarak basılmış ve Kurtubi Tefsiri olarak tanınmıştır. Yukarıda işaret edilen eseri, Tezkiretun Bi Ahvali'l Mevta ve Ahvali'l Ahire adıyla Mısır'da iki cilt olarak basılmıştır. Kitabın ikinci cildinde, bir bölümü İmam Mehdi aleyhi's-selâm'a ayırmıştır.</text:p>
      <text:p text:style-name="P254"/>
      <text:p text:style-name="P78">Vefayetu'l-A'yan</text:p>
      <text:p text:style-name="P150"><text:span text:style-name="T3">İbn-i Hallikan-ı Şa-fiî </text:span><text:span text:style-name="T5">(608-681 Hicri)</text:span></text:p>
      <text:p text:style-name="P254">Aslen Erbil'li olup, Mısır'a gitmiş, oradan da Şam'a yerleşerek bir süre kadılık yapmıştır. <text:soft-page-break/>Kendisi, büyük tarihçi ve edebiyatçılardandır.</text:p>
      <text:p text:style-name="P254">Bu kitap, alimlerin ve araştırmacıların nazarında, düzenli, güvenilir ve en meşhur biyografi kitaplarından biri olarak kabul edilir. Bu kitabının 4. cildinde, İmam Mehdi aleyhi's-selâm'a ayrılmış kısa bir bölüm bulunmaktadır. </text:p>
      <text:p text:style-name="P78">Zehairu'l Ukba</text:p>
      <text:p text:style-name="P150"><text:span text:style-name="T3">Muhibiddin Ahmet b. Abdullah b. Muhammed et-Taberi el-Mekki eş-Şafii </text:span><text:span text:style-name="T5">(615-694 Hicri)</text:span></text:p>
      <text:p text:style-name="P254">Mekke'de doğmuş ve orada vefat etmiştir. Muhaddislerin büyüklerinden, Şafii mezhebinin şeyhlerinden ve Hicaz müftülerindendir. Hadis ve fıkıh hususunda değerli eserleri bulunmaktadır. </text:p>
      <text:p text:style-name="P254">Hicri 1350 tarihinde, Mısır'da basılan ve Ehl-i Beyt aleyhi's-selâmın faziletlerini içeren bu kitabın bir bölümünü de, İmam Mehdi aleyhi's-selâm oluşturmaktadır.</text:p>
      <text:p text:style-name="P254"/>
      <text:p text:style-name="P78">Feraidu's-Simtayn</text:p>
      <text:p text:style-name="P150"><text:span text:style-name="T3">İbrahim b. Saadettin-i Horasani </text:span><text:span text:style-name="T5">(644-732 Hicri)</text:span></text:p>
      <text:p text:style-name="P254">Hadis hafızı ve ehl-i sünnet alimlerindendir. Zehebi, "Tezkire" adlı eserinin 4. cildinde ondan şöyle bahsediyor: "O, muhaddislerin imamı, İslam'ın iftiharlarından ve evliyanın önde gelenlerindendir. Gazan Padişahı onun vesilesiyle Müslüman olmuştur."</text:p>
      <text:p text:style-name="P254">İbn-i Hacer el-Asgalani de "ed-Dürerü'l-Kamine" adlı eserinde Zehebi'nin sözlerini teyit eder ve ilaveten, ehl-i sünnet alimlerinin birçoğunun ondan hadis rivayeti için izin aldığını nakleder. </text:p>
      <text:p text:style-name="P254">Bu eseri, Hicri 1398'de Beyrut'ta, daha önce de Lahor'da basılmıştır.</text:p>
      <text:p text:style-name="P254">Yukarıda adı geçen kitabını, Hz. Zehra (s.a), Hz. Ali aleyhi's-selâm ve evlatlarının faziletleri konusuna tahsis etmiş, bir bölümünü de, İmam Mehdi aleyhi's-selâm'ın zuhuru ve kıyamı ile ilgili hususlara ayırmıştır.</text:p>
      <text:p text:style-name="P254"/>
      <text:p text:style-name="P78">Mişkatu'l-Mesabih</text:p>
      <text:p text:style-name="P150"><text:span text:style-name="T3">Veliyuddin Muhammed b. Abdullah el-Hatib-i Tebrizi</text:span><text:span text:style-name="T8"> </text:span><text:span text:style-name="T5">(ölm. 741 Hicri)</text:span></text:p>
      <text:p text:style-name="P254">Büyük muhaddislerdendir. Bu kitabının 3. cildinin bir bölümünü, İmam Mehdi aleyhi's-selâm konusuna ayırmıştır. </text:p>
      <text:p text:style-name="P254"/>
      <text:p text:style-name="P78">Haridatü'l-Acaib ve Feridatü'l-Garaib</text:p>
      <text:p text:style-name="P150"><text:span text:style-name="T3">Siracuddin Ömer b. Muzaffer eş-Şafii İbn-i Verdi </text:span><text:span text:style-name="T5">(ölm. 749 Hicri)</text:span></text:p>
      <text:p text:style-name="P254">Suriye'nin Numan bölgesinde doğmuş, fıkıh, edebiyat, şiir, lügat, nahv ve tarih konularında eserler vermiş ve kadılık da yapmıştır.</text:p>
      <text:p text:style-name="P254">Suriye'nin Halep şehrinde vefat etmiştir. Eserlerinden biri de, kıyamet alametlerini konu alan ve İmam Mehdi aleyhi's-selâm'la ilgili bir bölümü de içeren yukarıda ismi geçen kitaptır. </text:p>
      <text:p text:style-name="P313"/>
      <text:p text:style-name="P78">El-Menaru'l-Munif Fi's-Sahihi Ve'z-Zaif</text:p>
      <text:p text:style-name="P150"><text:span text:style-name="T3">Müellif: Şemsuddin Muhammed b. Ebi Bekr; İbn-i Kayyım el-Cevzi diye meşhurdur.</text:span><text:span text:style-name="T1"> </text:span><text:span text:style-name="T5">(691-751 Hicri)</text:span></text:p>
      <text:p text:style-name="P254"><text:soft-page-break/>Hanbeli mezhebinin büyük alimlerindendir, İbn-i Teymiye'den fıkıh tahsil etmesi ve aynı görüşleri taşıması sebebiyle, Dimeşk kalesinde zindana atılmış, İbn-i Teymiyenin ölümü üzerine serbest bırakılmıştır.</text:p>
      <text:p text:style-name="P254">Eserlerinden biri olan bu kitabının 50. bölümünde, İmam Mehdi aleyhi's-selâm konusunu işlemektedir.</text:p>
      <text:p text:style-name="P254"/>
      <text:p text:style-name="P78">Kitabu'n-Nihaye (el-Fiten ve'l Melahim)</text:p>
      <text:p text:style-name="P150"><text:span text:style-name="T3">Ebu'l Fida İsmail b. Ömer; İbn-i Kesir diye meşhurdur</text:span><text:span text:style-name="T5"> (701-774 Hicri)</text:span></text:p>
      <text:p text:style-name="P254">Muhaddis, tarihçi, müfessir ve fakihtir. Şam'ın, Basra bölgesinde doğmuş, Hicri 706 tarihinde, Dimeşk'e yerleşmiş ve burada ilim tahsil etmiştir. Bu kitabı, Mısır ve Beyrut'ta basılmıştır. Bu kitabın 1. cildinde İmam Mehdi aleyhi's-selâm'la ilgili hadisleri "Ahir Zamanda Zuhur Edecek Mehdi" konu başlığıyla ele alınmıştır.</text:p>
      <text:p text:style-name="P254"/>
      <text:p text:style-name="P78">Meveddetü'l-Kurba</text:p>
      <text:p text:style-name="P150"><text:span text:style-name="T3">Seyyid Ali b. Şahab b. Muhammed el-Hüseyni</text:span><text:span text:style-name="T1"> </text:span><text:span text:style-name="T5">(714-786 Hicri)</text:span></text:p>
      <text:p text:style-name="P254">Horasan alimlerindendir. Keşmir'e yerleşmiş ve gayretli çalışmaları sonucu, bölge insanlarının çoğunu İslam'a kazandırmıştır. Arapça ve Farsça olarak birçok eseri bulunmaktadır. En meşhur eseri de bu kitaptır. Kunduzi'nin, Yenabiu'l-Mevedde adlı eseriyle beraber ilk defa İstanbul'da Ahtar Yayınevi tarafından Hicri 1301'de basılmış ve bu kitabında İmam Mehdi aleyhi's-selâm'la ilgili bölümü "İmamların Sayısı ve Onlardan Biri Olan Mehdi" olarak ele almıştır.</text:p>
      <text:p text:style-name="P254"/>
      <text:p text:style-name="P78">Şerhu'l-Mekasid</text:p>
      <text:p text:style-name="P150"><text:span text:style-name="T3">Mes'ud b. Ömer b. Abdullah Saadettin Taftazani</text:span><text:span text:style-name="T5"> (712-793 Hicri)</text:span></text:p>
      <text:p text:style-name="P254">Aslen, Horasan'ın Nesa'ya bağlı Taftazan köyünde doğup, oradan Seraks'a yerleşmiş, daha sonra Timurlenk tarafından Semerkant'a sürgün edilmiş ve orada vefat etmiş, cenazesi getirilerek Seraks'ta defnedilmiştir.</text:p>
      <text:p text:style-name="P254">Kelam ilmi, mantık, beyan ve Arap edebiyatı sahalarında en büyük şahsiyetlerden biri olup, kelam ilminde kaynak olarak tanınan iki ciltlik eserinin son bölümünün İmametle ilgili kısmında, İmam Mehdi aleyhi's-selâm'ın kıyamı hususuna yer vermiştir.</text:p>
      <text:p text:style-name="P254">Bu eseri, Hicri 1277 yılında İstanbul Olmandeşer matbaasında basılmış, daha sonra da Mısır'da tab edilmiştir. </text:p>
      <text:p text:style-name="P254"/>
      <text:p text:style-name="P78">El-Fususu'l-mühimme</text:p>
      <text:p text:style-name="P150"><text:span text:style-name="T3">Nureddin Ali b. Muhammed</text:span><text:span text:style-name="T1"> </text:span><text:span text:style-name="T5">(İbn-i Sebbağ el-Maliki diye tanınmaktadır) (784-855 Hicri)</text:span></text:p>
      <text:p text:style-name="P254">Aslen Afrika'nın Sefagas bölgesindendir. Mekke'de doğup, orada da vefat etmiştir. Malikî mezhebinin fakih ve muhaddislerinden olup, ehl-i sünnet alimlerinden, Halebi, Semhudi, Hamzavi ve Şeblenci gibi birçok alimler ondan hadis nakli izni almışlar. </text:p>
      <text:p text:style-name="P254">Birçok biyografi yazarları da ondan bahsetmişlerdir. </text:p>
      <text:p text:style-name="P254">Bu kitabında, on iki İmam'ın tanımını konu almış ve bir bölümünü de İmam Mehdi aleyhi's-selâm'a ayırmıştır. </text:p>
      <text:p text:style-name="P254"><text:soft-page-break/></text:p>
      <text:p text:style-name="P78">El-Orfu'l-Verdi Fi Ahbari'l-Mehdi</text:p>
      <text:p text:style-name="P150"><text:span text:style-name="T3">Celaluddin, Abdurrahman b. Kemaluddin Muhammed-i Suyuti eş-Şafii </text:span><text:span text:style-name="T5">(849-911 Hicri)</text:span></text:p>
      <text:p text:style-name="P254">Edebiyatçı, tarihçi, müfessir ve muhaddistir. Kahire'de yetim olarak büyümüş, oranın muhaddis ve alimlerinden ilim tahsil etmiştir. Biyografisi birçok rical ve tarih kitaplarında mevcuttur. İslam aleminde eserlerinin bulunmadığı kütüphane yok denecek kadar azdır.</text:p>
      <text:p text:style-name="P254">Adı geçen bu risalesi, "el-Havili'l-fetava" adlı iki ciltlik eserinde bulunup, bu eserde İmam Mehdi aleyhi's-selâm'la ilgili hadisleri ele almıştır.</text:p>
      <text:p text:style-name="P313"/>
      <text:p text:style-name="P78">El-Eimmetu'l-isna aşer</text:p>
      <text:p text:style-name="P150"><text:span text:style-name="T3">Şemseddin Muhammed b. Tulun </text:span><text:span text:style-name="T5">(880-953 Hicri)</text:span></text:p>
      <text:p text:style-name="P254">Muhaddis, fakih, tarihçi, edebiyatçıdır, tıp ve rüya tabiri ilimlerine de vakıf idi. Dimeşk'te yaşayıp, burada da vefat etmiştir. Önemli eserlerinden biri olan bu kitapta on iki İmam'ın hayatı konu edilmekte, bir bölümünde de İmam Mehdi aleyhi's-selâm'la ilgili mevzulara yer verilmektedir.</text:p>
      <text:p text:style-name="P254">Kitabı, 1958 yılında Beyrut Daru's-sadr Yayınevi tarafından basılmıştır.</text:p>
      <text:p text:style-name="P254"/>
      <text:p text:style-name="P78">El-YevagItu ve'l-cevAhir</text:p>
      <text:p text:style-name="P150"><text:span text:style-name="T3">İmam Abdulvahhab eş- Şa'rani eş-Şafii</text:span><text:span text:style-name="T1"> (898-973 Hicri)</text:span></text:p>
      <text:p text:style-name="P254">Mısır'da dünyaya gelmiş ve Kahire'de vefat etmiştir. Fakih, muhaddis, mutasavvıf ve diğer ilimlerde de ün yapmış büyük şahsiyetlerdendir.</text:p>
      <text:p text:style-name="P254">Akaid konusuyla ilgili bu iki ciltlik eserinin, ikinci cildinin bir bölümünü İmam Mehdi aleyhi's-selâm konusuna tahsis etmiştir. </text:p>
      <text:p text:style-name="P313"/>
      <text:p text:style-name="P78">Es-Savaiku'l-muhrika</text:p>
      <text:p text:style-name="P150"><text:span text:style-name="T3">Ahmed b. Hacer Hey-temi el-Mekki eş-Şafii </text:span><text:span text:style-name="T5">(909-974 Hicri)</text:span></text:p>
      <text:p text:style-name="P254">Muhaddis, fakih ve büyük şahsiyetlerden biri olup, "el-Fetave'l-hadise" adlı eseriyle, yukarıda adı geçen eserinin bir bölümünü İmam Mehdi aleyhi's-selâm'la ilgili konulara tahsis etmiştir.</text:p>
      <text:p text:style-name="P313"/>
      <text:p text:style-name="P78">Kenzu'l-ummal</text:p>
      <text:p text:style-name="P150"><text:span text:style-name="T3">Muttaki Hindi</text:span><text:span text:style-name="T1"> </text:span><text:span text:style-name="T5">(885-975 Hicri)</text:span></text:p>
      <text:p text:style-name="P254">Fakih, muhaddis, hatip ve birçok konuda ilmi ünvan taşıyan bir şahsiyettir. Hindistan'ın Burhanpur şehrinde doğmuş, bir müddet ilim tahsilinden sonra, Mekke ve Medine'ye yerleşerek, orada da ilim tahsiline devam etmiş birçok alimden, hadis, tasavvuf, fıkıh dallarında tahsilini sürdürmüş, tekrar Hindistan'a dönerek İslamî irşatta bulunmuş ve Mekke'de vefat etmiştir.</text:p>
      <text:p text:style-name="P254">Adı geçen 14 ciltlik ansiklopedik eseri, hadis kaynaklarından biri olarak bilinmektedir. Eserinin 14. cildinin bir bölümünü "Ahir Zamanda Zuhur Edecek Mehdi" başlığı adı altında ele almıştır. Bundan başka diğer bir eseri olan "Telhisu'l-beyan ve'l-Burhan Fi alamati'l-Mehdi" adlı <text:soft-page-break/>eserlerini de müstakil olarak İmam Mehdi aleyhi's-selâm konusuna tahsis etmiştir.</text:p>
      <text:p text:style-name="P254"/>
      <text:p text:style-name="P78">Ahbaru'd-duvel ve As-aru'l-uvel</text:p>
      <text:p text:style-name="P150"><text:span text:style-name="T3">Ahmed b. Yusuf b. Ahmed ed-Dimeşki</text:span><text:span text:style-name="T1"> </text:span><text:span text:style-name="T5">(939-1019 Hicri)</text:span></text:p>
      <text:p text:style-name="P254">Karamani diye tanınır.</text:p>
      <text:p text:style-name="P254">Meşhur tarihçilerdendir, "Keşf-ü'z-zünun" adlı eserin müellifi bu kitap hakkında "İslam aleminde, devletler hususunda böyle bir kitap görmedim" diye bahsetmektedir.</text:p>
      <text:p text:style-name="P254">Bu eser, İslam öncesi ve sonrası devlet tarihlerini, yapılarını konu etmektedir. Kitabın geniş bir bölümünü de on iki İmam ve İmam Mehdi aleyhi's-selâm'la ilgili konular oluşturmaktadır. Bu kitap Hicri 1282 yılında büyük boy 500 sayfa taş baskı olarak Bağdat'ta yayınlanmıştır.</text:p>
      <text:p text:style-name="P313"/>
      <text:p text:style-name="P78">Ali b. Sultan Muhammed-i Hirevi </text:p>
      <text:p text:style-name="P131">(Vefat-1014 Hicri)</text:p>
      <text:p text:style-name="P254">Birçok ilim dalında ihtisas sahibi büyük alimlerdendir. Afganistan'ın Herat şehrinde doğup, daha sonra Mekke'ye yerleşerek orada vefat etmiştir. Bu beş ciltlik eserinin, 5. cildinde İmam Mehdi aleyhi's-selâm'la ilgili hadisleri ele almaktadır. Diğer bir eseri olan, "el-Meşrebu'l-verdi" kitabını ise, yalnızca İmam Mehdi aleyhi's-selâm konusuna ayırmıştır.</text:p>
      <text:p text:style-name="P254"/>
      <text:p text:style-name="P78">El-işaretü Fi Eşratü's-sae</text:p>
      <text:p text:style-name="P150"><text:span text:style-name="T3">Muhammed b. Abdur-resul eş-Şafiî</text:span><text:span text:style-name="T1"> </text:span><text:span text:style-name="T5">(1040-1103 Hicri)</text:span></text:p>
      <text:p text:style-name="P254">Müfessir, muhaddis, ilmî usulcü, edebiyatçı ve lügatçıdır. İlim tahsili için, Bağdat, İstanbul, Dimeşk ve Mısır'a seferler yapmış daha sonra Medine'ye yerleşerek ders vermiş ve burada vefat etmiştir. Bu kitabı, Hicri 1370 senesinde, Mısır'da üç yüz sayfa olarak basılmıştır. Eserin konusu isminden de anlaşıldığı üzere, ahir zaman alametleri ile İmam Mehdi aleyhi's-selâm'ın zuhurunu ele almaktadır.</text:p>
      <text:p text:style-name="P1"/>
      <text:p text:style-name="P78">Fethu'l-menan, Şerhu'l-fevzi ve'l-Eman</text:p>
      <text:p text:style-name="P150"><text:span text:style-name="T3">Ahmed b. Ali Ebu'n Necah el-Hanefi</text:span><text:span text:style-name="T1"> </text:span><text:span text:style-name="T5">(1089-1173 Hicri)</text:span></text:p>
      <text:p text:style-name="P254">Suriye'nin Trablus şehrinin köylerinden birinde doğmuştur. Büyük alimlerden olup, şair, edip ve muhaddisdir. Önemli eserlerinden biri olan bu kitabının bir bölümünü de İmam Mehdi aleyhi's-selâm konusuna ayırmıştır.</text:p>
      <text:p text:style-name="P254"/>
      <text:p text:style-name="P78">Levaihu'l-envari'l-İlahiyye</text:p>
      <text:p text:style-name="P150"><text:span text:style-name="T3">Şemseddin Muhammed b. Ahmed en-Nablusi</text:span><text:span text:style-name="T1"> </text:span><text:span text:style-name="T5">(1114-1188 Hicri)</text:span></text:p>
      <text:p text:style-name="P254">Hanbeli mezhebinin tanınmış fakihlerindendir, mutasavvıf ve tarihçidir. Filistin'in, Nablus şehrinin köylerinden birinde doğup, daha sonra Dimeşk'e yerleşip, orada da vefat etmiştir. </text:p>
      <text:p text:style-name="P254">Adı geçen bu değerli eseri, iki cilt olarak Hicri 1324 senesinde Mısır'da basılmış olup, ikinci cildinin bir bölümünde İmam Mehdi aleyhi's-selâm konusundan söz etmektedir. </text:p>
      <text:p text:style-name="P254"><text:s/></text:p>
      <text:p text:style-name="P78"><text:soft-page-break/>İs'afu'r-rağibin</text:p>
      <text:p text:style-name="P125">Muhammed b. Ali es-Sebban el-Mısri eş-Şafii</text:p>
      <text:p text:style-name="P254">Mısır'ın büyük ilmi şahsiyetlerinden olup, lügat, nahv, aruz, belagat, mantık, siyer, hadis, astronomi ve daha birçok sahalarda yüksek ilmi mertebeye erişmiştir. </text:p>
      <text:p text:style-name="P254">Mısır'ın Kahire şehrinde doğup, yine orada vefat etmiştir. Adı geçen bu eserde Peygamber-i Ekrem sallâ'llâu aleyhi ve alih'in siretini ve Ehl-i Beytin faziletlerini manzum olarak kaleme almış, bir bölümünü de İmam Mehdi aleyhi's-selâm konusuna ayırmıştır. Bu kitabı, "Nuru'l-ebsar" adlı eseriyle birlikte, Mısır'da taş baskı olarak yayınlanmıştır. </text:p>
      <text:p text:style-name="P254"/>
      <text:p text:style-name="P97">Nuru'l-ebsar</text:p>
      <text:p text:style-name="P125">Seyyid Mü'min b. Hasan Şeblenci (ölm. 1290 Hicri)</text:p>
      <text:p text:style-name="P254">Muhaddis, edebiyatçı ve tarihçidir. Önemli eserlerinden olan bu kitabı Peygamber-i Ekrem sallâ'llâu aleyhi ve alih ve Ehl-i Beytinin menkıbelerini konu edip, İmam Mehdi aleyhi's-selâm'la ilgili bölümü "Muhammed b. Hasan aleyhi's-selâm'ın Menkıbeleri" başlığını taşımaktadır. Kahire'de taş baskı olarak basılmıştır. </text:p>
      <text:p text:style-name="P254"/>
      <text:p text:style-name="P78">Fevzu'l-kadir, Şerh-i Camiu's-sağir</text:p>
      <text:p text:style-name="P150"><text:span text:style-name="T3">Muhammed Abdurrauf el-Menavi eş-Şafiî</text:span><text:span text:style-name="T1"> (952-1031 Hicri)</text:span></text:p>
      <text:p text:style-name="P254">Önde gelen büyük muhaddislerden olup, hadis, kelam, fıkıh, tarih gibi birçok konularda ilim tahsil etmiş ve eserler vermiştir. Adı geçen bu kitabın altıncı cildinde, İmam Mehdi aleyhi's-selâm'la ilgili bir bölüm vardır, ikinci kez 1972 yılında Daru'l-maarif yayınevi tarafından Beyrut'ta basılmıştır.</text:p>
      <text:p text:style-name="P254"/>
      <text:p text:style-name="P78">MeŞariku'l-envar</text:p>
      <text:p text:style-name="P150"><text:span text:style-name="T3">Şeyh Hasan el-Advi el-Mısrî </text:span><text:span text:style-name="T5">(1221-1303 Hicri)</text:span></text:p>
      <text:p text:style-name="P254">Kelamcı, muhaddis, Maliki mezhebi fakihlerinden, el-Ezher'de ilim tahsil edip, üstadlık da yapmış ve Kahire'de vefat etmiştir. Adı geçen kıymetli eserin bir bölümünü İmam Mehdi aleyhi's-selâm konusuna ayırmıştır. Kitap, Hicri 1307 yılında Osmanlı Matbaası tarafından basılmıştır.</text:p>
      <text:p text:style-name="P254"/>
      <text:p text:style-name="P78">El-izae Lima Kane ve Ma Yekunu</text:p>
      <text:p text:style-name="P150"><text:span text:style-name="T3">Seyyid Muhammed Sıd-dık Han b. Hasan</text:span><text:span text:style-name="T1"> </text:span><text:span text:style-name="T5">(1248-1307 Hicri)</text:span></text:p>
      <text:p text:style-name="P254">Hindistan'ın Kenuç şehrinde doğup Delhi'de tahsil görmüş, İslamî ilimler sahasında Hintçe, Farsça ve Arapça birçok eser vermiş; Arapça kitapları Kahire ve Beyrut'ta basılmıştır. Adı geçen bu kitabı "Kıyametten önce fitneler ve kıyamet alametleri" konusunu içerip, bir bölümünü de İmam Mehdi aleyhi's-selâm'la ilgili konuya ayırmıştır.</text:p>
      <text:p text:style-name="P254">Bu kitabı, Hicri 1293'te Hindistan'da, ikinci baskısı da Hicri 1379'da Mısır'da, es-Suudi Matbaasında basılmıştır.</text:p>
      <text:p text:style-name="P313"/>
      <text:p text:style-name="P78">Gayetü'l-mevaiz</text:p>
      <text:p text:style-name="P150"><text:span text:style-name="T3">Hayreddin Numan el-Alusi el-Hanefi </text:span><text:span text:style-name="T5">(1252-1217 Hicri)</text:span></text:p>
      <text:p text:style-name="P254">Hatip, kelamcı ve kadı olup, Hanefi mezhebi fakihlerindendir. Güvenilir biyograflar, yazar hakkında: "Aklı ilminden büyük, ilmi nesrinden daha belagatlı, nesri şiirinden daha sağlam gibi" sözlerle onu methetmişlerdir.</text:p>
      <text:p text:style-name="P254">Adı geçen bu kitap, ilk olarak Hicri 1301 senesinde Mısır'da basılmış ve birinci cildinin bir bölümü İmam Mehdi aleyhi's-selâm konusuna tahsis edilmiştir.</text:p>
      <text:p text:style-name="P313"/>
      <text:p text:style-name="P78">Avnu'l-ma'bud</text:p>
      <text:p text:style-name="P150"><text:span text:style-name="T3">Muhammed Şems ülhak el-Hindi </text:span><text:span text:style-name="T5">(1273-1329 Hicri)</text:span></text:p>
      <text:p text:style-name="P254"><text:soft-page-break/>Muhaddislerin büyüklerinden kabul edilen bu şahsiyet, bu kitabını Ebu Davud'un Sünen'ine şerh olarak kaleme almış olup, on birinci cildinin bir bölümünü de İmam Mehdi aleyhi's-selâm konusuna ayırmıştır.</text:p>
      <text:p text:style-name="P254"/>
      <text:p text:style-name="P78">Nazmu'l-mütenasir Min Hadisi'l-Mütevatir</text:p>
      <text:p text:style-name="P150"><text:span text:style-name="T3">Müellif: Ebu Abdullah Muhammed b. Cafer b. İdris b. Muhammed el-Fasi el-Maliki </text:span><text:span text:style-name="T5">(1274-1345 Hicri).</text:span></text:p>
      <text:p text:style-name="P254">Tarihçi, fakih ve muhaddisdir. Fas'ta doğup, yine burada vefat etmiştir. Önemli eserlerinden olan bu kitap, Hicri 1328 yılında Fas'ta basılmıştır. Bu kitapta da, İmam Mehdi'yle ilgili hadislerin, mütevatir olduğu belirtilmektedir.</text:p>
      <text:p text:style-name="P254"/>
      <text:p text:style-name="P78">Tuhfetu'l-ahvezi</text:p>
      <text:p text:style-name="P150"><text:span text:style-name="T3">Müellif: Ebu'l-Ala Muham-med el-Mübarekfurî </text:span><text:span text:style-name="T5">(1283-1353 Hicri)</text:span></text:p>
      <text:p text:style-name="P254">Hindistan'ın Mübarekfur şehrinde doğup, Arapça, mantık, felsefe, astronomi, fıkıh ve usulü fıkıh sahalarında ihtisas sahibi olmuş büyük alimlerdendir.</text:p>
      <text:p text:style-name="P254">Adı geçen bu kitabı, Sünen-i Tirmizi'nin şerhi olarak kaleme almış; Hindistan, Kahire ve Arabistan'da yayınlanmıştır. Bu eserinin altıncı cildinin bir bölümünü, İmam Mehdi aleyhi's-selâm'la ilgili konulara ayırmıştır.</text:p>
      <text:p text:style-name="P254"/>
      <text:p text:style-name="P78">Nazretun Fi Ahadisi'l-mehdi</text:p>
      <text:p text:style-name="P150"><text:span text:style-name="T3">Muhammed el-Hızr el-Hüseyin el-Mısri </text:span><text:span text:style-name="T5">(1292-1377 Hicri)</text:span></text:p>
      <text:p text:style-name="P254">Aslen Cezayirli olup, Tunus'ta doğmuştur. Tahsilini, Tunus Zeytuniye İlim Külliyesinde sürdürmüş, daha sonra Mısır el-Ezher'de hocalık yapmış ve orada da vefat etmiştir. Birçok eseri ve makaleleri bulunup, İmam Mehdi aleyhi's-selâm'la ilgili adı geçen bu makalesi, "Temeddün-i İslamî" dergisinde Hicri 1370 senesinde Suriye'de yayınlanmıştır.</text:p>
      <text:p text:style-name="P254"/>
      <text:p text:style-name="P78">Tacu'l-camiu'l-usul</text:p>
      <text:p text:style-name="P150"><text:span text:style-name="T3">Şeyh Mansur Ali Nasif </text:span><text:span text:style-name="T5">(ölm. 1371 Hicri yıllarından sonra)</text:span></text:p>
      <text:p text:style-name="P254">El-Ezher'in büyük alimlerinden ve müderrislerindendi. Adı geçen bu kitabının beşinci cildinin bir bölümünü İmam Mehdi aleyhi's-selâm mevzusuna tahsis etmiştir.</text:p>
      <text:p text:style-name="P254"/>
      <text:p text:style-name="P78">İbrazu'l-vehm Meknun</text:p>
      <text:p text:style-name="P78">Min Kelam-i ibn-i Haldun</text:p>
      <text:p text:style-name="P126">Ahmed b. Muhammed b. es-Sadık eş-Şafiî el-Magribî (ölm. 1380 Hicri)</text:p>
      <text:p text:style-name="P254">Marekeş'in önde gelen muhaddis, hafız ve alimlerindendir. Adı geçen bu kitabı, İbn-i Haldun'un, İmam Mehdi aleyhi's-selâm'la ilgili şüphesini çürütmek için kaleme almıştır. Kitap Hicri 1347 senesinde Şam'da, et-Terakki yayınevi tarafından basılmıştır.</text:p>
      <text:p text:style-name="P254"/>
      <text:p text:style-name="P78">Huve'l-mehdi</text:p>
      <text:p text:style-name="P125">Üstad, Şeyh Nasreddin el-Albani (Arnavutlu)</text:p>
      <text:p text:style-name="P254"><text:soft-page-break/>Günümüz ilmi şahsiyetlerinden olup, çeşitli konularda eser ve makaleleri bulunmaktadır. Adı geçen bu makalesini, Şam'da yayınlanan "Temeddün-i İslam" dergisinde İmam Mehdi aleyhi's-selâm'la ilgili sorulara cevap olarak kaleme almıştır.</text:p>
      <text:p text:style-name="P254"/>
      <text:p text:style-name="P78">Akidetü Ehli's-sünne Fi'l Mehdi</text:p>
      <text:p text:style-name="P125">Şeyh Abdulmuhsin b. Hamd</text:p>
      <text:p text:style-name="P254">Medine İslam Üniversitesi üstadlarındandır. Adı geçen bu makalede "Ehl-i Sünnet İnancında İmam Mehdi aleyhi's-selâm" konusunu ele almış ve Hicri 1388 senesinde "Camiatü'l-İslamî" adlı dergide, Suudi Müftüsü Bin Baz'ın teyidiyle birlikte neşredilmiştir. Burada ehl-i sünnetin İmam Mehdi aleyhi's-selâm hakkındaki inancını ortaya koymuştur. Bir başka makalesinde de İmam Mehdi aleyhi's-selâm'la ilgili hadisleri reddedenlere karşı cevap vermektedir. Bu makalesi de Hicri 1400 senesinde aynı dergide yayınlanmıştır.</text:p>
      <text:p text:style-name="P254"/>
      <text:p text:style-name="P254"/>
      <text:p text:style-name="P104">PARLAYAN YILDIZ</text:p>
      <text:p text:style-name="P288">HZ. MEHDİ (AS)</text:p>
      <text:p text:style-name="P265"/>
      <text:p text:style-name="P254"/>
      <text:p text:style-name="P254">Hz. Peygamberimiz (sav) Müslümanlara ahir zamanda, zulüm içindeki dünyayı, sevgi ve barış ortamına kavuşturacak olan Hz. Mehdi (as)'nin <text:s/>zuhurunu müjdelemiştir. Nitekim, Peygamber Efendimiz (sav) bu müjdeyi Müslümanlara verirken şöyle buyurmuştur:</text:p>
      <text:p text:style-name="P59">"...Dünyanın ömründen sadece bir gün kalsa bile, Allah benim Ehl-i Beytimden bir adam gönderecektir. O dünyayı (daha önce) zulümle olduğu gibi adaletle dolduracaktır." (Sünen Ebu Davud, Cilt 14 s. 402)</text:p>
      <text:p text:style-name="P254">Bu haber iman edenlerin şevk ve heyecanını arttıran çok büyük bir müjdedir. Bu konuda İslam alimleri yüzyıllardır Hz. Mehdi (as)'nin <text:s/>zuhuru heyecanı ile yaşamış kendi zamanındaki olayları onun zuhurunun öncü alametleri saymış ve gelecek nesillere de bunları aktarmış ve müjdelemişlerdir.</text:p>
      <text:p text:style-name="P213">Kütüphanelerimiz, birçok İslam aliminin kaleme aldığı, Hz. Mehdi (as) ile ilgili yüzlerce yazma eserle doludur. Bu şekilde, o zamandan bugüne, bu büyük müjdenin şevk ve heyecanını İslam alimleri günümüze taşımışlar ve İslam ümmeti içinde bu konunun canlı tutulmasına ve takibine vesile olmuşlardır. Her alim bir sonraki kuşağı Hz. Mehdi (as) ile müjdelemiş. onun araştırılması ve tanınmasını tavsiye etmişlerdir.</text:p>
      <text:p text:style-name="P307"><text:span text:style-name="T1">İslam alimlerinin eserleri vasıtasıyla günümüze kadar ulaşan bu müjdenin alametleri o günden bu güne görülmeye devam etmektedir. Nitekim, </text:span><text:span text:style-name="T3">bu alametler bize, Hz. Mehdi (as)'nin <text:s/>faaliyetlerini günümüz yıllarında gerçekleştirdiğini göstermektedir.</text:span><text:span text:style-name="T1"> Bu da Müslümanları büyük bir şevke, heyecana sevk etmektedir.</text:span></text:p>
      <text:p text:style-name="P307"><text:span text:style-name="T1">Nitekim, yaşadığımız yıllarda yeryüzünde meydana gelen </text:span><text:span text:style-name="T3">zulüm, kargaşa, terör ve savaş ortamı, fitneler, kıtlıklar, depremler Hz. Mehdi (as)'nin <text:s/>zuhurunun alametlerindendir.</text:span><text:span text:style-name="T1"> Bu bilgiye sahip olmak da Müslümanları, Hz. Mehdi (as)'nin <text:s/>zuhurunun alametleri ve Hz. Mehdi (as)'nin <text:s/>sıfatları hakkında daha detaylı bilgi edinmeye sevk etmektedir. Bu konuda öğrenilecek her yeni bilgi Müslümanların heyecanını arttırır.</text:span></text:p>
      <text:p text:style-name="P254">Bu sebepten dolayı biz de Müslümanların şevk ve heyecanını arttırmayı bir görev ve sorumluluk bilerek, İslam alimlerinin eserleriyle, günümüze taşıdığı bu bilgilerden bazılarını bu çalışmada bir araya getirmeye çalıştık. Okuyucuya faydalı olur kanaatince İstanbul Süleymaniye Kütüphanesinde bulunan Ukayli'nin, "En-Necmu's-sakıb fi Beyanı Enne'l Mehdi min Evladı Ali b. Ebi Talib Ale't-Temam ve'l kamal; Mer'iy b. Yusuf b. Ebi bekir b. Ahmet b. Yusuf el-Makdisi'nin "Feraidu Fevaidi'l Fikr Fi'l İmam El-Mehdi El-Muntazar"ın metin tercümelerini Ömer Dönmez'in; Ali b. Sultan Muhammed el-Kari el-Hanefi'nin "Risaletül Meşreb elverdi fi mezhebil Mehdi"nin metin tercümesini Ahmet Almaz'ın yaptığı kitaplardan faydalandık.</text:p>
      <text:p text:style-name="P254">Elinizdeki bu çalışmada üç eserdeki farklı hadisleri bir araya getirdik, bu şekilde okuyucuyu üç ayrı kitaptaki aynı bilgileri tekrar tekrar okuma külfetinden kurtarıp, bu konudaki bilgileri özlü ve yalın bir anlatımla vermeyi amaçladık.</text:p>
      <text:p text:style-name="P254"><text:soft-page-break/>Bu çalışmayı hazırlamaktaki amacımız ise dünyaya adalet, barış, huzur, bolluk ve refah getirecek olan Hz. Mehdi (as) hakkında Müslümanların daha fazla bilgi sahibi olmasıdır.</text:p>
      <text:p text:style-name="P254">Şüphesiz ki, içinde yaşadığımız bu dönemde Hz. Mehdi (as)'nin <text:s/>zuhurunun alametlerini takip etmek, onu tanımak için çaba harcamak, onun ordusundan olmak gerekmektedir. Bize ulaşan hadislerden de anlaşıldığı gibi Hz. Mehdi (as) zaten kendi icraatını yapmaktadır. Bize düşen onu araştırmak ve ona tabi olmaktır. Çalışmamızı şu bölümlerden meydana getirdik;</text:p>
      <text:p text:style-name="P264"/>
      <text:p text:style-name="P264">• Hz. Mehdi (as)'nin <text:s/>Zuhuru Hakkında</text:p>
      <text:p text:style-name="P264">• Hz. Mehdi (as)'nin <text:s/>İsmi ve Sıfatları Hakkında</text:p>
      <text:p text:style-name="P325">• Hz. Mehdi (as)'nin <text:s/>Zuhurunun Alametleri Hakkındadır</text:p>
      <text:p text:style-name="P325">• Halifelik (Müslümanların maenvi lideri) Hususunda Kendisine Biat Olunacağı, Biatın Nerede Olacağı ve Hz. Mehdi (as)'nin <text:s/>Zuhur Edeceği Hakkındadır</text:p>
      <text:p text:style-name="P325">• Hz. Mehdi (as)'nin <text:s/>Zuhurundan Önce ve Sonra Meydana Gelecek Olan Fitneler Hakkındadır</text:p>
      <text:p text:style-name="P325">• Hz. Mehdi (as)'nin <text:s/>vefatı ve müddeti hakkındadır</text:p>
      <text:p text:style-name="P325"/>
      <text:p text:style-name="P344">HZ. Mehdİ (AS)'nİn Zuhuru HakkInda</text:p>
      <text:p text:style-name="P54">Rahman ve Rahim olan Allah (c.c.)'ın adı ile başlarım.</text:p>
      <text:p text:style-name="P172">Ben O'na güvenirim,</text:p>
      <text:p text:style-name="P254">O'ndan yardım dilerim,</text:p>
      <text:p text:style-name="P254">O'na tevekkül ederim,</text:p>
      <text:p text:style-name="P254">Varlıkların mutlak sahibi,</text:p>
      <text:p text:style-name="P254">Malik-ül Mülk olan Allah (c.c.)'a hamd ederim.</text:p>
      <text:p text:style-name="P254">O, her şeyin sahibidir. Bütün kainatı idare edendir. Bütün kralların ve sultanların işlerini takip edendir. Bütün azgınları, firavunları, insanları zillete düşürenleri, Kayzerleri, Herakliyusları, Amalika Kavimlerini ve büyüklük taslayanları helak edicidir. Onların yerine Hulefa-i Raşidini, büyük emirlerin, şerefli vezirleri, adil hükümdarları ve hidayet önderlerini hayata hakim kılandır. Güzel hayatın sekteye uğradığı, fitnelerin ortaya çıktığı ve bozguncuların üstün geldiği bir zamanda Allah (c.c.) beklenen kurtarıcı Muhammed Mehdi'yi gönderecek ve onun vasıtası ile dini güçlü kılacaktır. Onunla bidatcıların faaliyetlerini engelleyecek ve yine onun vasıtası ile müşriklerin kalelerini fethedecektir.</text:p>
      <text:p text:style-name="P254">Her hayırı müminlere kolaylaştıran ve Müslümanların ahvalini düzelten <text:s/>Allah (c.c.)'a hamd ederim.</text:p>
      <text:p text:style-name="P254">Şehadet ederim ki Allah (c.c.)'tan başka ilah yoktur. O tek başınadır Ortağı yoktur. O "El-Melik" tir, "El-Hakk" tır. "El- Mubin"dir.</text:p>
      <text:p text:style-name="P254">Ben yine şehadet ederim ki, Hz. Muhammed (sav) onun kulu ve peygamberidir.</text:p>
      <text:p text:style-name="P254">O öyle bir peygamberdir ki Allah (c.c.) ona bütün geçmişlerin ve geleceklerin ilmini vermiştir.</text:p>
      <text:p text:style-name="P254">Onun bize haber verdiği şeylerin bir kısmı gerçekleşmiştir. Bir kısmı da kıyamete kadar olan zaman içinde gerçekleşecektir.</text:p>
      <text:p text:style-name="P254"><text:soft-page-break/>Allah (c.c.)'ın salatı (mağfireti) onun üzerine olsun.</text:p>
      <text:p text:style-name="P307"><text:span text:style-name="T1">Yine onun al-i ve ashabının üzerine olsun. Onlar hidayet önderleridir. Onlar Allah (c.c.)'tan razı olmuşlardır. Allah (c.c.) da onlardan razı olmuşlardır. </text:span><text:span text:style-name="T8">1</text:span></text:p>
      <text:p text:style-name="P254">* Karşılıksız ihsanda bulunan, kahrı ve yüceliği ile herkese yardımcı olan ve hiç kimseye muhtaç olmayan Allah (c.c.)'a, nimetlerine ve diğer cömertliklerine uygun bir şekilde hamd olsun.</text:p>
      <text:p text:style-name="P254">O'nun peygamberi ve son resulü olan, üstün ahlakı tamamlamak için gönderilmiş bulunan ve dalaletten kurtarıcı olan Hz. Muhammed (sav)'e, onun ailesi ve seçkin arkadaşları üzerine salat-u selam olsun.</text:p>
      <text:p text:style-name="P264">Bundan sonra derim ki, bereketler azaldı, kötülükler ve felaketler çoğaldı. Çirkin ve haram şeyler açıkça işlenir oldu. Günahlar yaygınlaştı. Suçlar ve hatalar, insanları her taraftan kuşattı. Dinsizlerin şerri yayıldı. Takva sahiplerinin tahammülü tükendi. Hak yoluna giren salikin yolları kesildi. Fitneler ve helak edici şeyler peşpeşe geldi. Kötü şeylerden azalma değil, bilakis çoğalma var. En kısa müddet içinde dünya sona doğru gitmektedir. </text:p>
      <text:p text:style-name="P264">Bütün bunlar Hz. Mehdi (as)'nin <text:s/>zuhuruna kadar devam edecektir. Çünkü Allah (c.c.) onun zuhuru ile bu zulmeti yok edecektir.</text:p>
      <text:p text:style-name="P254">Dünyayı da ona hazırlamaktadır. Ona yardımcı olacak kimseleri bir araya toplamak suretiyle onu destekleyecektir. O da kolaylıkla dünyaya hakim olacak, onu hak ve adaletle dolduracaktır. Hazinelerin kapakları onun için açılacaktır. Onun bolca vermesi ile herkes zengin olacaktır. Dinin ahkamını açığa çıkaracak ve şirk ile mücadeleyi kendi üzerine alacaktır...</text:p>
      <text:p text:style-name="P307"><text:span text:style-name="T3">...Yine değişik hadis-i şeriflerden anlaşıldığına göre, onun künyesi, yaşayışı, huyları, Hz. İsa Aleyhüsselam'ın, onun arkasında cemaatla beraber namaz kılacağı, Allah'ın ona pek çok keramet ve yücelikler vereceği açıkca beyan olunmuştur.</text:span><text:span text:style-name="T25"> </text:span><text:span text:style-name="T8">2</text:span></text:p>
      <text:p text:style-name="P254">* Hamd, müçtehit imamların içtihadı ile dinin yollarını açıklayan ve onların bereketleriyle bizleri hidayette olanlardan kılan Yüce Mevlayadır. Ancak O'nun hidayete kavuşturduğu kimseler hidayettedir. Allah'ın hidayeti olmaksızın nefs-i hevasına tabi olanlar helak olur. En mükemmel salat ve selam; hidayet erbabının reisi Hz. Peygamberimiz (sav) ve onun ashabının, Ehl-i Beytinin üzerinedir.</text:p>
      <text:p text:style-name="P254">Esas konuya gelince güçlü ve yaratıcı Allah'ın kullarının en zayıfı olan Ali bin Sultan, Muhammed el-Hiravi el-Kari (Cenab-ı Allah lütfuyla ve keremiyle kendilerine muamele etsin) diyor ki:</text:p>
      <text:p text:style-name="P254">"Gözbebeği makamında olan kimselerden bazı ileri gelenler, bana ahir zamanda geleceği va'dedilen İmam Muhammed el- Mehdi'yi sordular. Yüce Mevla bize onu görmeyi ve onun zamanına yetişmeyi nasip etsin. Kendisine tabi olmayı ve mekanların en şereflisinde ona hizmet etmeye bizi muvaffak kılsın."</text:p>
      <text:p text:style-name="P307"><text:span text:style-name="T1">Şeyh, büyük alim, havas ve avamdan milyonların hizmetlisi lakabıyla tanınmış Abdullah el-Hindi, bazı usul ve füru kitaplardan nakil yoluyla şöyle dediğini duydum. O büyük Hz. Mehdi (as) ortaya çıkarak nuru inkişaf ettikten sonra İmam-ı Azam'ın mezhebine tabi olacak. Bu durum asrın alimleri arasında meşhurlaşmıştır. Üstelik bu açıklama bir nakli delilin rivayetidir. Aklın gösterdiğini düzeltme değildir. </text:span><text:span text:style-name="T8">3</text:span></text:p>
      <text:p text:style-name="P264"><text:soft-page-break/>* Allah (c.c.) onun vasıtası ile müminleri üstün ve şerefli kılacak ve yine onun vasıtası ile azgınları hakir ve zelil edecektir.</text:p>
      <text:p text:style-name="P307"><text:span text:style-name="T1">O, daha önce zulümle doldurulmuş olan dünyayı adaletle dolduracaktır. </text:span><text:span text:style-name="T8">4</text:span></text:p>
      <text:p text:style-name="P307"><text:span text:style-name="T1">* Bana göre aklımdan geçen ileri gelen tasavvuf ehlinin yaptığı gibi şer'i davalarda ve dini meselelerde Hz. Mehdi (as) en ihtiyatlı olanı uygular. Fakat en doğru olan ise </text:span><text:span text:style-name="T3">Hz. Mehdi, şüphesiz müçtehittir.</text:span><text:span text:style-name="T1"> Çünkü Hz. Mehdi (as) Cenab-ı Hakk'ın kelamının hala okuyucuların kalplerinde hadis ve eserlerin hadis alimlerinin satırlarında görüldüğü vakitte gelir. </text:span><text:span text:style-name="T8">5</text:span></text:p>
      <text:p text:style-name="P254">* İmam Hafız b. El-Eskaf indinde beğenilen ve Hz. Cabir (ra)'a isnad olunan rivayete göre;</text:p>
      <text:p text:style-name="P254">Resullah (sav) Efendimiz şöyle buyurmuştur: "Kim Deccal'i yalanlarsa kafir olur. Yine kim Mehdi'yi yalanlarsa kafir olur."</text:p>
      <text:p text:style-name="P307"><text:span text:style-name="T1">Görmez misin ki! Şeriat sahibinin bizzat kendisi, onu haber vermiş ve rivayetlerde sabit olduğu gibi müjdelemiştir. </text:span><text:span text:style-name="T8">6</text:span></text:p>
      <text:p text:style-name="P254">* Bu hadisi Ruyani, Huzeyfe'den rivayet etmiştir;</text:p>
      <text:p text:style-name="P307"><text:span text:style-name="T3">"Mehdi, benim çocuklarımdan birisidir. Yüzü gökyüzünde parlayan yıldız gibidir.''</text:span><text:span text:style-name="T1"> </text:span><text:span text:style-name="T8">7</text:span></text:p>
      <text:p text:style-name="P254">* Hz. Huzeyfe (ra)'ın Resulullah (sav)'den rivayet ettiği bir hadis-i şerifte;</text:p>
      <text:p text:style-name="P254">Efendimiz (sav) şöyle buyurmuştur:</text:p>
      <text:p text:style-name="P307"><text:span text:style-name="T1">"Ey Huzeyfe! Dünya hayatı sona erse de geriye sadece bir gün kalmış olsa bile, benim Ehl-i Beytimden bir adam, hakimiyetini kuruncuya kadar Allah (c.c.) o günü muhakkak uzatır. Onun vasıtası ile kahramanlıklar cereyan eder ve İslamiyet açığa çıkar. Allah (c.c.) vadinden dönmez ve O hesabı çabuk görendir" -Bu hadis-i şerifi Ebu Nuaym El-Isfahani tahric etmiştir.</text:span><text:span text:style-name="T23">8 </text:span><text:span text:style-name="T1">Ebu Abdullah Nuaym b. Hammad'ın Hz. Galiye'den rivayetine göre, Resulullah (sav) şöyle buyurmuştur:</text:span></text:p>
      <text:p text:style-name="P307"><text:span text:style-name="T3">"O (Mehdi) benim neslimden bir kişidir. Benim vahiy üzere mücadele ettiğim gibi o da benim sünnetim üzere mücadele edecektir."</text:span><text:span text:style-name="T1"> </text:span><text:span text:style-name="T8">9</text:span></text:p>
      <text:p text:style-name="P254">* Ahmed ve İbn Mace Hz. Ali Efendimizden rivayet etmiştir;</text:p>
      <text:p text:style-name="P254">"Mehdi, Ehl-i Beyttendir. Allah (c.c.) onu bir gecede ıslah eder.''</text:p>
      <text:p text:style-name="P307"><text:span text:style-name="T1">...Bir gecede Hz. Mehdi (as)'nin <text:s/>ıslah edilmesi sözü ise Cenab-ı Hakkın kendisine kutup mertebesini vermesine işarettir. Bu dereceyi çalışmakla, uğraşmakla kazanamaz. Yüce Mevla'nın Kur'an-ı Kerim'de belirttiği gibi Hz. Peygamber (sav)'e verilen bu lütuf Hz. Mehdi'ye de verilmiştir. Yüce Mevla, Kur'an-ı Kerim'de Şura Suresi 52. ayette Peygamberimiz (sav)'e şöyle demiştir: </text:span><text:span text:style-name="T3">"Sen kitap nedir, iman nedir bilmezdin. Fakat Biz onu (kitabı) kullarımızdan dilediğimizi kendisiyle doğru yola eriştirdiğimiz bir nur kıldık. Şüphesiz ki sen doğru yolu göstermektesin</text:span><text:span text:style-name="T1">.'' </text:span><text:span text:style-name="T11">Hz. Mehdi, dini meselelerde zamanındaki müçtehitlerin en faziletlisi ve en mükemmelidir. Bu da onun büyüklüğünü, mertebesinin yüksekliğini, makamının yüceliğini gösterir.</text:span><text:span text:style-name="T1"> </text:span><text:span text:style-name="T8">10</text:span></text:p>
      <text:p text:style-name="P254">* Kays b. Cabir'den, o da babasından, o da dedesinden rivayet ettiğine göre;</text:p>
      <text:p text:style-name="P254">Resullah (sav) şöyle buyurmuştur: "Benden sonra halifeler (devri) olacaktır. Halifelerden sonra Emirler olacak, Emirlerden sonra zalim hükümdarlar olacaktır. Sonra benim Ehl-i Beytimden Mehdi çıkacaktır. O, daha önce zulümle doldurulan dünyayı adaletle dolduracaktır." -Ebu Nuaym'Fevayid'in de, Tabarani de "Mucem"in de tahric etmişlerdir.- 11 </text:p>
      <text:p text:style-name="P254">* Ebu Hureyre (ra)'dan rivayete göre;</text:p>
      <text:p text:style-name="P307"><text:soft-page-break/><text:span text:style-name="T1">Resullah (sav) şöyle buyurmuştur: </text:span><text:span text:style-name="T3">"Ehl-i Beytimden bir şahıs (dünyaya) sahip oluncaya kadar kıyamet kopmaz. O, İstanbul'u ve Cebel'i fethedecektir"</text:span><text:span text:style-name="T1">. </text:span><text:span text:style-name="T8">12</text:span></text:p>
      <text:p text:style-name="P254">* Ebu İshak'tan rivayete göre;</text:p>
      <text:p text:style-name="P307"><text:span text:style-name="T1">Hz. Ali (ra) oğlu Hz. Hasan (ra)'a baktı ve şöyle dedi: "Bu benim oğlum, seyyiddir. Nitekim Resullah (sav) onu böyle isimlendirmiştir. Allah (c.c.) onun sulbunden bir adam çıkaracaktır. O sizin peygamberinizin ismi ile isimlendirilecektir. Ona (Hz. Peygamber) yaratılış bakımından benzemez, fakat huy itibariyle benzer. O dünyayı adaletle dolduracaktır" -Ebu Davud "Sünen"inde, Ebu İsa Tirmizi "Cami"sinde, Ebu Abdurrahman "Sünen"inde tahric etmişlerdir.- </text:span><text:span text:style-name="T8">13</text:span></text:p>
      <text:p text:style-name="P254">* Hz. Huzeyfe (ra)'dan rivayete göre;</text:p>
      <text:p text:style-name="P254">Resulullah (sav) şöyle buyurmuştur: "Zalim kralların elinden vah bu millete! Onlara itaat gösterenleri, kendilerine boyun eğdikleri halde nasıl da öldürüyorlar!</text:p>
      <text:p text:style-name="P254">Mü'min ise, Allah (c.c.)'tan korkan, fakat dili ile onlara zahiren hizmet eden ve kalbi ile de onlardan kaçıp uzaklaşan kimsedir. Allah (c.c.), İslam'ı yeniden aziz kılmayı dilediği zaman, her inatçı zalimi mahveder. O, bozgunluğa uğradıktan sonra ümmeti düzeltmeğe ve dilediğini yapmağa gücü yetendir.</text:p>
      <text:p text:style-name="P254">Ey Huzeyfe! Dünya hayatı sona erse de geriye sadece bir gün kalmış olsa bile, benim Ehl-i Beytimden bir adam, hakimiyetini kuruncaya kadar Allah (c.c.) o günü muhakkak uzatır.</text:p>
      <text:p text:style-name="P307"><text:span text:style-name="T1">Onun vasıtasıyla kahramanlıklar meydana gelir ve İslamiyet açığa çıkar. <text:s text:c="2"/>Allah (c.c.) va'dinden dönmez ve o, hesabı çabuk görendir." -Ebu Nuaym El-İsfahani tahric etmiştir.- </text:span><text:span text:style-name="T8">14</text:span></text:p>
      <text:p text:style-name="P257"/>
      <text:p text:style-name="P314">HZ. Mehdİ (AS)'nin İsmİ ve SIfatlarI HakkInda</text:p>
      <text:p text:style-name="P54">* Taberani, el- Evsad kitabında Ömer bin Ali yoluyla Ali bin Ebi Talib'ten rivayet ettiği bir hadiste Ali Efendimiz Peygamberimiz (sav)'e şöyle demiştir;</text:p>
      <text:p text:style-name="P187"><text:span text:style-name="T1">"Ey Allah (c.c.)'ın Resulu! Hz. Mehdi (as) bizden mi yoksa başkalarından mı?'' Peygamberimiz (sav) de "Nasıl ki Yüce Mevla bizimle zaferler ihsan etti, bizimle şirkten insanları kurtardı ve yine fitnelik ve Allah'a şirk koşma gibi kötülüklerden sonra onların kalplerini bizimle yumuşattı, birbirlerini sevdirdiyse Mehdi ile de dünya hayatını sona erdirecektir.'' </text:span><text:span text:style-name="T8">15</text:span></text:p>
      <text:p text:style-name="P254">* Ebu Nuaym, Ebu İmame'den rivayet etmiştir;</text:p>
      <text:p text:style-name="P254">Peygamberimiz (sav); "Sizinle Rumlar arasında dört barış vardır. 4.sü Herak halkından birisi tarafından yapılacak ve 7 yıl devam edecek." dedi.</text:p>
      <text:p text:style-name="P254">Sahabeden birisi "Ya Resulullah! O gün insanların önderi kim?" diye sordu.</text:p>
      <text:p text:style-name="P307"><text:span text:style-name="T1">Peygamberimiz (sav), </text:span><text:span text:style-name="T3">"Benim neslimden olan 40 yaşındaki Mehdi'dir. Yüzü gökyüzünde parlayan yıldız gibidir. Sağ yanağında siyah bir nişan vardır. </text:span><text:span text:style-name="T1">Üzerinde pamuklu iki giysi bulunur. Sanki o, hazineleri çıkartan, şirk şehirlerini fetheden Ben-i İsrail'den birisidir. </text:span><text:span text:style-name="T8">16</text:span></text:p>
      <text:p text:style-name="P254">* Nuaym bin Hammad, Ebu Cafer'den şöyle rivayet etmiştir; </text:p>
      <text:p text:style-name="P254">"Hz. Mehdi, Mekke'de Peygamberimiz (sav)'in sancağı, gömleği, kılıcı, işaretleri, nuru ve güzel ifadesiyle yatsı vaktinde çıkar. Yatsı namazını kılınca yüksek sesle şu çağrıyı yapar.</text:p>
      <text:p text:style-name="P307"><text:span text:style-name="T1">"Ey insanlar, size Cenab-ı Allah (c.c.)'ı hatırlatırım, sizin yeriniz Rabbiniz'in yanıdır. Yüce Mevla peygamberler gönderdi, kitaplar indirdi ve size O'na karşı hiçbir şeyi şirk koşmamayı emretti. Allah (c.c.) ve Resulune itaat etmenizi emretti. Kur'an yaşadığı sürece yaşamınızı, Kur'an </text:span><text:soft-page-break/><text:span text:style-name="T1">yok olduğu zaman da yok olmanızı emretti. Doğru yolu bulmada yardımcı olmanızı, takvada ise bütünleşmenizi emretti. Çünkü dünyanın sonu yaklaşmıştır. </text:span><text:span text:style-name="T8">17</text:span></text:p>
      <text:p text:style-name="P254">* Ebu'l-Ferec'in, Abdullah b. Abbas'dan rivayetine göre, Resulullah (sav) şöyle buyurmuştur:</text:p>
      <text:p text:style-name="P307"><text:span text:style-name="T1">"Dört (kişi) dünyaya sahip olmuştur. İkisi mümindir. İkisi kafirdir. Mümin olanlar, Zü'l-karneyn ve Süleyman Aleyhisselam'dır. Kafir olanlar ise, Nemrud ve Buhtu'n-Nasır'dır. Beşinci olarak ona sahip olacak kişi, benim Ehl-i Beytimdendir." </text:span><text:span text:style-name="T8">18</text:span></text:p>
      <text:p text:style-name="P254">* Hafız Ebu Nuaym'ın, Hz. Huzeyfe'den rivayetine göre, Resulullah (sav) şöyle buyurmuştur:</text:p>
      <text:p text:style-name="P307"><text:span text:style-name="T3">"Mehdi, benim evladımdan bir adamdır. Parlak yıldız gibidir. Rengi, Arap renginde ve cismi İsrail gibidir.</text:span><text:span text:style-name="T1"> Daha önce zulüm ile doldurulan dünyayı, adaletle dolduracaktır. Onun hilafeti (manevi liderliği) zamanında gökyüzü halkı ondan razı olacaktır. Havada uçacaktır. (Dünyada) yirmi sene kalacaktır." </text:span><text:span text:style-name="T8">19</text:span></text:p>
      <text:p text:style-name="P254">* Nuaym bin Hammad, Ebu Cafer'den şöyle rivayet etmiştir; </text:p>
      <text:p text:style-name="P307"><text:span text:style-name="T3">...Geceleri ibadetle meşgul olacak gündüzleri gizli olacak</text:span><text:span text:style-name="T1">. Cenab-ı Hak Mehdi'ye Hicaz diyarının fethini bahşedecek. Haşimoğulları'ndan hapiste olanlar dışarı çıkacak, siyah bayraklar Küfe'de çekilecek, ve bunlar Hz. Mehdi'ye biat etmeleri için gönderilecek.</text:span></text:p>
      <text:p text:style-name="P307"><text:span text:style-name="T3">Uzak yerlerdeki askerleri Hz. Mehdi'ye biat edecek. Zulümü ve zalimleri imha edecek ülkeler düzelecek, Cenab-ı Hak kendisine İstanbul'u fethettirecektir."</text:span><text:span text:style-name="T1"> </text:span><text:span text:style-name="T8">20</text:span></text:p>
      <text:p text:style-name="P254">* Ebu Nuaym'ın "Sıfatu'l-Mehdi" de Hz. Huzeyfe'den rivayet ettiğine göre, Resulullah (sav) şöyle buyurmuştur:</text:p>
      <text:p text:style-name="P307"><text:span text:style-name="T3">"Mehdi benim çocuklarımdandır. Onun yüzü, parlak yıldız gibidir."</text:span><text:span text:style-name="T8">21</text:span></text:p>
      <text:p text:style-name="P254">* Ebu Cafer Muhammed b. Ali'den rivayete göre;</text:p>
      <text:p text:style-name="P254">Hz. Ali (ra), Hz. Mehdi (as)'nin <text:s/>sıfatları ile ilgili olarak yine şöyle demiştir:</text:p>
      <text:p text:style-name="P307"><text:span text:style-name="T3">"O genç bir adamdır. Orta boyludur. Güzel yüzlüdür. Saçları, omuzlarının üzerine doğru sarkar. Yüzünün nurları ona azamet verir. Siyah saçlıdır. Siyah sakallıdır." </text:span><text:span text:style-name="T8">22</text:span></text:p>
      <text:p text:style-name="P254">* Hz. Ali (ra)'dan nakledilen başka bir rivayete göre, yine şöyle demiştir:</text:p>
      <text:p text:style-name="P307"><text:span text:style-name="T3">"Hz. Mehdi, gür sakallı, ön dişleri parlak, yüzü benli, açık alınlıdır. </text:span><text:span text:style-name="T1">Yan tarafında Hz. Peygamber (sav)'in peygamberlik mührü gibi bir alamet vardır."</text:span></text:p>
      <text:p text:style-name="P254">Yine başka rivayetlere göre şöyle denilmiştir:</text:p>
      <text:p text:style-name="P307"><text:span text:style-name="T3">"Hz. Mehdi, ince kaşlı ve parlak gözlüdür. Hicaz tarafından gelecek ve Dımışk Mescid'ine kadar düzeni sağlayacaktır."</text:span><text:span text:style-name="T1"> -Ebu Nuaym tahric etmiştir- </text:span><text:span text:style-name="T8">23</text:span></text:p>
      <text:p text:style-name="P254">* Hz. Hüseyin (ra) soruldu:</text:p>
      <text:p text:style-name="P254">"İmam Mehdi hangi alametlerle bilinir?" Şöyle cevap verdi:</text:p>
      <text:p text:style-name="P307"><text:span text:style-name="T3">"Gönül rahatlığı ve vekar sahibi oluşu ile, helal ve haramı çok iyi bilmesi ile tanınır. Ayrıca, insanlar ona muhtaç olurlar. O, ise insanlara ihtiyacını bildirmez."</text:span><text:span text:style-name="T1"> </text:span><text:span text:style-name="T8">24</text:span></text:p>
      <text:p text:style-name="P254">* Ve yine Ka'b'ın rivayetine göre Katade şöyle demiştir;</text:p>
      <text:p text:style-name="P254">"Hz. Mehdi (as) insanların en hayırlısıdır. Onun yardımcıları ve ona biat edenler Küfe, Yemen ve Şam diyarının ileri gelenleridir. Onu sunan Cebrail, sevkeden Mikail'dir. </text:p>
      <text:p text:style-name="P307"><text:span text:style-name="T1">Bütün kainat nezdinde sevilmektedir. Cenab-ı Allah (c.c.) Hz. Mehdi (as) ile kör fitneyi ve </text:span><text:soft-page-break/><text:span text:style-name="T1">yer altı tuzaklarını söndürecektir. Hatta kadın beraberinde erkek olmadığı halde hacca gidecek. Cenab-ı Allah (c.c.) yeryüzüne bitkilerini, gökyüzüne de bereketini verecek. </text:span><text:span text:style-name="T8">25</text:span></text:p>
      <text:p text:style-name="P254">* Hz. Tavus (ra) dan rivayete göre;</text:p>
      <text:p text:style-name="P307"><text:span text:style-name="T1">Resulullah (sav) şöyle buyurmuştur: </text:span><text:span text:style-name="T3">"Çalışanlar üzerine disiplinli olması, malı cömertçe vermesi ve yoksullara karşı çok merhametli olması, Mehdi'nin alametlerindendir."</text:span><text:span text:style-name="T1"> -Ebu Nuaym tahric etmiştir.- </text:span><text:span text:style-name="T8">26</text:span></text:p>
      <text:p text:style-name="P254">* Peygamberimiz (sav)'in şu hadisi yine bu konuyla ilgilidir;</text:p>
      <text:p text:style-name="P264">"Mehdi, alını açıktır. Yeryüzü daha önce zulüm ve haksızlıkla dolu olduğu gibi Mehdi tarafından adalet ve doğrulukla doldurulacaktır. 7 yıl hükümdarlık yapacaktır."</text:p>
      <text:p text:style-name="P307"><text:span text:style-name="T1">Bu hadisi Ebu Davud </text:span><text:span text:style-name="T5">Sünen'i</text:span><text:span text:style-name="T1">nde, Hakim de </text:span><text:span text:style-name="T5">Müstedrek</text:span><text:span text:style-name="T1"> kitabında rivayet etmiştir. Peygamberimiz (sav)'in "Mehdi bendendir." sözü Hz. Mehdi (as)'nin <text:s/>Peygamberimiz (sav)'in zürriyetinden olduğunun bir kanıtıdır.</text:span></text:p>
      <text:p text:style-name="P254">Yine Peygamberimiz (sav) "Sünnetimden uzaklaşan benden değildir." buyurmuştur.</text:p>
      <text:p text:style-name="P254">Alnı açık sözü, alnı geniş anlamındadır, şeklinin ve gidişatının güzel olduğunu ve yakınlarıyla geçimli olduğunu gösterir. </text:p>
      <text:p text:style-name="P307"><text:span text:style-name="T1">Ayrıca mahiyetinde bulunan kimselerin (halkının) mal varlığına iltifat etmediğinin, kendisinin bilinmesinin, makamında taklide rıza göstermediğinin işaretidir. Gerek ehl-i sünnet ve cemaat gerekse bidat ehlinden bütün grupların uzak tutulması bilinmektedir. </text:span><text:span text:style-name="T8">27</text:span></text:p>
      <text:p text:style-name="P254">* Ebu Abdullah Nuaym b. Hammad, Abdullah b. Mes'ud'dan şöyle rivayet etmiştir:</text:p>
      <text:p text:style-name="P307"><text:span text:style-name="T3">"...Allah (c.c.) onun muhabbetini insanların kalplerine yerleştirecektir. Böylece onlar, gündüzleri arslan kesilen ve geceleri de ibadetle geçiren bir toplum olacaklar."</text:span><text:span text:style-name="T1"> </text:span><text:span text:style-name="T8">28</text:span></text:p>
      <text:p text:style-name="P254">* Ebu Amr Osman b. Said El-Makarri 'Sünen'inde İstanbul'un fethi ile ilgili olarak Kabu'l Ahbar'dan rivayetine göre:</text:p>
      <text:p text:style-name="P307"><text:span text:style-name="T1">Müslümanlar Hz. Mehdi (as)'nin <text:s/>çevresinde toplanacaklar. Sabah namazı vakti, abdest alması için ona su getirecekler... Sonra Mehdi, sancağını alıp suya daldıracak ve (manevi) askerlerine şöyle seslenecektir: "Ey insanlar! (Buradan) geçiniz. Çünkü, Allah (c.c.) İsrailoğulları için denizi ikiye ayırdığı gibi sizin için de denizi yarmıştır." </text:span><text:span text:style-name="T8">29</text:span></text:p>
      <text:p text:style-name="P254">Hiç şüphesiz Hz. İsa (as.) indikten sonra risalet elbisesini feshetse de nübüvvet elbisesini feshetmeyecek. Onun tebliğ işaretleri ve makamının sancakları Mekke ve Medine harem-i şeriflerinde yükselecek daha sonra Peygamberimiz (sav)'in 'yolculuk ancak, Mescid-i Haram, Mescid-i Nebevi ve Mescid-i Aksa'ya yapılır" hadis-i şerifi mucibince Kudüs'e gidecek...</text:p>
      <text:p text:style-name="P254">...Özet olarak; Hz. Mehdi, ona tabi olanlar ve arkadaşları rahat olarak Kudüs'te olacaklar ve o sırada sapık insanlardan oluşan büyük bir kalabalıkla birlikte bir gözü kör Deccal ortaya çıkar. Hz. Mehdi'yi yerinde kuşatır. Yaşadığı zamanda namı yükseldikten sonra Hz. İsa (as)'ın Şam Camisi (Emevi Camisi) nin doğu minaresine inişi ona sıkıntı verir. Hz. İsa (as) Müslümanlara yardım için Kudüs'e gider.</text:p>
      <text:p text:style-name="P254">Mel'un Deccal, Hz. İsa (as)'yı görür ve tuzun suda eridiği gibi eriyecek duruma gelir. Sonra cizyeyi kaldırır.</text:p>
      <text:p text:style-name="P307"><text:span text:style-name="T1">Hz. Peygamber (sav)'in haber verdiği gibi hiç kimseden cizye kabul etmez. Bu durum, bu milletten peygamberlerin sonuncusu tarafından kaldırılmamıştır. Çünkü Hz. İsa (as)'ın dini öbür </text:span><text:soft-page-break/><text:span text:style-name="T1">peygamberlerin dinleri gibi tam kökünden nehyedilmiştir. Dolayısıyla Peygamberimiz (sav) "Musa peygamber sağ olsaydı, tıpkı Hz. İsa Peygamberin sonunda tabi olduğu gibi, bana tabi olurdu." buyurmuştur </text:span><text:span text:style-name="T8">30</text:span></text:p>
      <text:p text:style-name="P254">* Ebu Ca'fer Muhammed b. Ali diyor ki:</text:p>
      <text:p text:style-name="P307"><text:span text:style-name="T1">"Bizim Ehl-i Beytimizden Hz. Mehdi (as) ortaya çıktığı zaman, malları eşit olarak paylaştırır. Halka adaletli davranır. Kim ona itaat ederse, Allah (c.c.)'a itaat etmiş olur. O, Mehdi diye isimlendirilmiştir. Çünkü o, gizli (bilinmeyen) bir işe rehberlik edecektir." </text:span><text:span text:style-name="T8">31</text:span></text:p>
      <text:p text:style-name="P254">* İmam Ebu Amr Ed-Dari şöyle demiştir:</text:p>
      <text:p text:style-name="P307"><text:span text:style-name="T1">"Ona Mehdi denilmiştir. Çünkü o Şam dağlarından bir dağa rehberlik edecek ve oradan, Tevrat nüshalarını çıkaracaktır. Onu, bütün yahudilere delil gösterecek ve onlardan büyük bir toplum, Mehdi vasıtası ile Müslüman olacaktır. En doğrusunu Allah (c.c.) bilir." </text:span><text:span text:style-name="T8">32</text:span></text:p>
      <text:p text:style-name="P307"><text:span text:style-name="T1">* Hafız Ebu Abdullah Nuaym b. Hammad </text:span><text:span text:style-name="T5">Fiten </text:span><text:span text:style-name="T1">kitabında, Cafer b. Yesar Es-sami'den şöyle rivayet etmiştir:</text:span></text:p>
      <text:p text:style-name="P307"><text:span text:style-name="T1">"Hz. Mehdi (as) zalime karşı hakkı müdafaa edecektir. Hatta (zalim) bir insanın azı dişinde olan (haksız bir lokmayı) bile ondan çekip alacak ve sahibine iade edecektir." </text:span><text:span text:style-name="T8">33</text:span></text:p>
      <text:p text:style-name="P254">* Ebu Abdullah Nuaym b. Hammad'ın, Ebu Cafer b. Muhammed b. Ali El-Bakır'dan rivayetine göre, Hz. Ali'ye Hz. Mehdi (as)'nin <text:s/>vasıflarından soruldu, o da şu cevabı verdi:</text:p>
      <text:p text:style-name="P307"><text:span text:style-name="T3">"O (Mehdi), orta boylu ve güzel yüzlü bir gençtir. Saçları, omuzlarının üzerine sarkar. Yüzünün nuru, saçının, sakalının ve başının siyahlığı üzerine gün gibi parlar ve ona yücelik verir." </text:span><text:span text:style-name="T8">34 </text:span></text:p>
      <text:p text:style-name="P254">* Hz. Huzeyfe'nin anlattığına göre, Resulullah Efendimiz şöyle buyurmuştur:</text:p>
      <text:p text:style-name="P264">"O (Mehdi) benim neslimden bir şahıstır. Yüzü, sanki ışıldayan bir yıldız gibi parlaktır. Kırk yaşlarındadır... </text:p>
      <text:p text:style-name="P307"><text:span text:style-name="T1">...Onun ortaya çıkışına, gök halkı, yer halkı, kuşlar, vahşi hayvanlar ve balıklar sevinecekler. Onun zamanında bütün sular tatlılaşacak, nehirler uzayacak, yeryüzü bitkilerini artıracak ve (içindeki) hazinelerini dışa çıkaracaktır." </text:span><text:span text:style-name="T8">35</text:span></text:p>
      <text:p text:style-name="P307"><text:span text:style-name="T1">* Deylemi'nin, </text:span><text:span text:style-name="T5">Firdevs</text:span><text:span text:style-name="T1"> kitabında Abdullah b. Abbas'dan rivayetine göre, Resulullah (sav) şöyle buyurmuştur:</text:span></text:p>
      <text:p text:style-name="P307"><text:span text:style-name="T3">"Mehdi, cennet halkının yakışıklı gencidir."</text:span><text:span text:style-name="T8">36</text:span></text:p>
      <text:p text:style-name="P254">* Hafız Ebu Nuaym El-Asbahani'nin, Hz. Mehdi (as)'nin <text:s/>sıfatları hakkında Ali b. Ali El-Hilali'nin babasından naklettiğine göre:</text:p>
      <text:p text:style-name="P254">Resulullah (sav) şöyle buyurmuştur: "...Beni hak ile gönderene yemin olsun ki, dünyanın karmakarışık olduğu bir zamanda bu ümmetin Mehdi'si de bu ikisinin (Hz. Hasan ve Hz. Hüseyin'in) soyundan gelecektir.</text:p>
      <text:p text:style-name="P254">O zamanda fitneler açığa çıkacak, yollar kesilecek, insanların bazıları bazılarının üzerine baskılar yapacak, büyükler küçüklere acımayacak, küçükler de büyüklere karşı saygı göstermeyecekler. İşte böyle bir zamanda Allah (c.c.) bu ikisinin neslinden olan (Hz. Mehdi'yi) gönderecek.</text:p>
      <text:p text:style-name="P307"><text:span text:style-name="T1">O (Hz. Mehdi) sapıklığın kalelerini fethedecek. Benim şimdi ikame ettiğim gibi o da ahir zamanda dini ikame edip İslam ahlakını yeryüzüne hakim kılacaktır. Daha önce zulüm ile </text:span><text:soft-page-break/><text:span text:style-name="T1">doldurulmuş dünyayı adaletle dolduracaktır..." </text:span><text:span text:style-name="T8">37</text:span></text:p>
      <text:p text:style-name="P254">*Ebu Bekir El-Askar'ın Hz. Ali'den rivayetine göre;</text:p>
      <text:p text:style-name="P307"><text:span text:style-name="T3">Hz. Mehdi, bütün beldelerde insanlar arasında adaletle hükmetmek üzere gönderilmiştir.</text:span><text:span text:style-name="T1"> Onun zamanında kurt ile kuzu aynı yerde otlayacaklar. Çocuklar yılanlarla ve akreplerle oynayacaklar fakat onlar kimseye bir zarar vermeyecekler. Şer gidecek, hayır ise kalacaktır. İnsan, bir ölçek tohum ekecek ve yerden yediyüz katı mahsul alacaktır...</text:span></text:p>
      <text:p text:style-name="P345"><text:span text:style-name="T1">Yine </text:span><text:span text:style-name="T3">onun zamanında faiz, zina ve şarap içilmesi yok edilecektir.</text:span><text:span text:style-name="T1"> İnsanlar dine ve ibadete yönelecekler, cemaatle namaza önem verilecek. Ağaçlar meyve yüklü olacak. Bereketler artacak. Kötülükler yok edilecek ve hayırlar kalacaktır. Dünyada Ehl-i Beyte buğzeden hiçbir kimse kalmayacaktır. </text:span><text:span text:style-name="T8">38 </text:span></text:p>
      <text:p text:style-name="P254">* Hafız Ebu Bekir El-Beyhaki'nin, Ebu Said El-Hudri'den rivayetine göre, Resulullah (sav) şöyle buyurmuştur:</text:p>
      <text:p text:style-name="P307"><text:span text:style-name="T1">"Mehdi, hüküm ve adalet sahibi bir kişi olarak çıkacaktır. Haçı kıracaktır (Hıristiyanlıktaki Hz. İsa'nın öldürüldüğüne dair inancı değiştirecektir). Domuzu öldürecektir (domuzun zararlı bir yiyecek olduğu konusunda insanları uyararak insanlardaki domuza olan ilgiyi kaldıracaktır). Gök ehli içinde mal ile dolaşacak fakat o malı kabul edecek bir kimseyi bulamayacak." </text:span><text:span text:style-name="T8">39</text:span></text:p>
      <text:p text:style-name="P307"><text:span text:style-name="T1">* Ebu Abdullah Nuaym b. Hammad </text:span><text:span text:style-name="T5">El-Fiten</text:span><text:span text:style-name="T1"> kitabında Hz. Tavus'dan şöyle rivayet etmiştir: </text:span></text:p>
      <text:p text:style-name="P307"><text:span text:style-name="T1">"Hz. Mehdi (as)'nin <text:s/>alameti, mal hususunda cömert olması, zavallılara karşı da çok merhametli olmasıdır." </text:span><text:span text:style-name="T8">40</text:span></text:p>
      <text:p text:style-name="P254"/>
      <text:p text:style-name="P281">HZ. MEHDİ (AS)'NİN ZUHURUNUN ALAMETLERİ HAKKINDA</text:p>
      <text:p text:style-name="P254">* Hz. Cabir (ra) dan, o da Muhammed b. Ali (RA) şöyle rivayet etmiştir:</text:p>
      <text:p text:style-name="P187"><text:span text:style-name="T1">"Bizim Mehdimiz için iki önemli alamet vardır ki, bunlar Cenab-ı Hakk'ın gökleri ve yeri yarattığı zamandan beri Ramazan'da hiç vaki olmamıştır. Bunlardan biri, Ramazan ayının ilk gecesinde Ay tutulmasıdır. Diğeri de, Ramazan ayının ortasında meydana gelecek olan Güneş tutulmasıdır." -Darekutni "Sünen" inde tahric etmiştir.- </text:span><text:span text:style-name="T8">41</text:span></text:p>
      <text:p text:style-name="P254">* Kesai, Ka'b-ul Ahbar'dan şöyle rivayet etmiştir:</text:p>
      <text:p text:style-name="P254">"Ay üç gece üst üste tutulacak, sonra Hz. Mehdi (as) zuhur edecektir."</text:p>
      <text:p text:style-name="P254">Yine Ka'bul Ahbar'dan şöyle rivayet olunmuştur:</text:p>
      <text:p text:style-name="P307"><text:span text:style-name="T1">"Doğuda bir yıldız doğacaktır. Ay'ın, etrafı aydınlattğı gibi o da aydınlatacaktır." </text:span><text:span text:style-name="T8">42</text:span></text:p>
      <text:p text:style-name="P254">* Ebu Ca'fer (ra)'dan şöyle rivayet olunmuştur:</text:p>
      <text:p text:style-name="P307"><text:span text:style-name="T1">"Siz zulüm görünceye kadar (Mehdi) zuhur etmez." </text:span><text:span text:style-name="T8">43</text:span><text:span text:style-name="T1"> </text:span></text:p>
      <text:p text:style-name="P254">* Deylemi'nin merfü olarak rivayetine göre;</text:p>
      <text:p text:style-name="P307"><text:span text:style-name="T1">Ramazan ayında iki defa gök gürültüsü gibi şiddetli kükreme olacaktır ki, uyuyanı uyandıracak ve uyanık olanı korkutacaktır...</text:span><text:span text:style-name="T23"> </text:span><text:span text:style-name="T8">44</text:span></text:p>
      <text:p text:style-name="P254">* Şehr b. Huşeb (ra)'dan rivayete göre, şöyle anlatmıştır:</text:p>
      <text:p text:style-name="P254">"Deniliyordu ki; Ramazan ayında çok şiddetli bir ses, Şevval ayında bir fısıltı, Zilkade ayında kabilelerin ayrılması, Zilhicce ayında kan dökülmesi, Muharrem ayında hacıların yağma edilmesi olayları meydana gelecektir."</text:p>
      <text:p text:style-name="P254">Kendisine: "(Ramazandaki ) o ses nedir?" diye soruldu.</text:p>
      <text:p text:style-name="P307"><text:soft-page-break/><text:span text:style-name="T1">O da şu cevabı verdi: "O, gökten gelen bir gürültüdür. Uyuyanı uyandırır, uyanık olanı korkutur, genç kızı süslerinden ayırır. Bütün uyuyanların bile hepsi o şiddetli sesi duyarlar. En uzak yerlerden gelen kimse dahi, onu duymuş olur." -İmam Ebu'l Hüseyin Ahmed b. Ca'fer b. El-Münadi Melahim kitabında tahric etmiştir.- </text:span><text:span text:style-name="T8">45</text:span></text:p>
      <text:p text:style-name="P254">* Halid b. Ma'dan diyor ki:</text:p>
      <text:p text:style-name="P307"><text:span text:style-name="T1">"Şam diyarının merkezinde Haresta diye isimlendirilen köy helak edilinceye kadar Hz. Mehdi (as) zuhur etmez" </text:span><text:span text:style-name="T8">46</text:span></text:p>
      <text:p text:style-name="P254">* Nuaym b. El- As şöyle demiştir:</text:p>
      <text:p text:style-name="P307"><text:span text:style-name="T3">"Beyda denilen yerde bir ordunun helak edilmesi olayı meydana geldiği zaman işte o, Hz. Mehdi (as)'nin <text:s/>zuhurunun alametidir." </text:span><text:span text:style-name="T8">47</text:span><text:span text:style-name="T1"> </text:span></text:p>
      <text:p text:style-name="P254">* Abdullah b. Safvan (ra)'ın, Hz. Hafsa (ra)'dan naklettiğine göre;</text:p>
      <text:p text:style-name="P254">Resulullah (sav) şöyle buyurmuştur:</text:p>
      <text:p text:style-name="P307"><text:span text:style-name="T1">"Şüphesiz ki, bir ordu bu evi (Kabe'yi) hedef tayin edecek ve (yıkmak için ) ona doğru harekete geçecektir. Nihayet onlar, Beyda denilen yerde bulundukları sırada ordunun orta kısmında olan askerler helak edileceklerdir. Onların önde olanları, arkada olanlara seslenecektir. Sonra onların hepsi helak edilecektir. Onların durumunu haber veren şaşkından başka geride hiç kimse kalmayacaktır." -Müslim tahric etmiştir- </text:span><text:span text:style-name="T8">48</text:span></text:p>
      <text:p text:style-name="P254">* Hüseyin b. Ali (ra)'dan şöyle rivayet olunmuştur: </text:p>
      <text:p text:style-name="P307"><text:span text:style-name="T1">"Gökyüzünde doğu cihetinden, geceyi aydınlatan büyük bir ateş gördüğünüz vakit, işte o an, Hz. Mehdi (as)'nin <text:s/>geliş vaktidir." </text:span><text:span text:style-name="T8">49</text:span></text:p>
      <text:p text:style-name="P254">* Muhammed b. Ali (ra)'dan şöyle rivayet olunmuştur:</text:p>
      <text:p text:style-name="P307"><text:span text:style-name="T1">"Doğu tarafından üç gün yahut yedi gün bir ateş gördüğünüz vakit Allah (c.c.)'ın dilemesi ile Hz. Muhammed (sav)'in kurtarıcı soyunun (Hz. Mehdi (as)'nin ) kıymetini biliniz." </text:span><text:span text:style-name="T8">50</text:span><text:span text:style-name="T1"> </text:span></text:p>
      <text:p text:style-name="P254">* Abdullah b. Ömer (ra)'dan rivayete göre, </text:p>
      <text:p text:style-name="P254">Resulullah (sav) şöyle buyurmuştur: </text:p>
      <text:p text:style-name="P307"><text:span text:style-name="T1">"Benim neslimden Mehdi zuhur edinceye kadar kıyamet kopmaz. 60 yalancı (peygamber) ortaya çıkıncaya kadar da Mehdi zuhur etmez. O yalancıların her biri: Ben peygamberim! der." </text:span><text:span text:style-name="T8">51 </text:span></text:p>
      <text:p text:style-name="P254">* Ebu Ca'fer Muhammed b. Ali (ra)'dan şöyle rivayet olunmuştur:</text:p>
      <text:p text:style-name="P254">"İnsanlar, şiddetli bir korku üzerinde olmadıkça, Mehdi zuhur etmez. Ondan önce zelzeleler, fitneler, insanların başına gelen belalar ve taun hastalığı zuhur edecektir.</text:p>
      <text:p text:style-name="P254">Yine Araplar arasında keskin kılıç ve insanlar arasında şiddetli ihtilaflar olacaktır. Dinleri hakkında dağınıklık ve hallerinde bir değişiklik meydana gelecektir. Nihayet gördükleri şeylerin azametinden, insanların köpeğinden ve bazılarının, bazılarını yemelerinden dolayı sabah akşam ölümü temenni edeceklerdir. </text:p>
      <text:p text:style-name="P307"><text:span text:style-name="T1">İşte o vakit (Hz. Mehdi) zuhur edecektir. Ona yetişene ve onun yardımcılarından olanlara müjdeler olsun. Ona muhalefet edenlere ve emrine karşı gelenlere yazıklar olsun." </text:span><text:span text:style-name="T8">52</text:span></text:p>
      <text:p text:style-name="P254">* Hafız Ebu Bekir Ahmed b. El-Hüseyin El-Beyhaki'nin Abdullah b. Abbas'dan rivayetine göre,</text:p>
      <text:p text:style-name="P307"><text:span text:style-name="T1">Resulullah (sav) şöyle buyurmuştur: </text:span><text:span text:style-name="T3">"Güneş ile beraber bir alamet doğuncaya kadar </text:span><text:soft-page-break/><text:span text:style-name="T3">Mehdi zuhur etmez."</text:span><text:span text:style-name="T1"> </text:span><text:span text:style-name="T8">53</text:span></text:p>
      <text:p text:style-name="P254">* Ebu Abdullah Nuaym b. Hammad'ın Ebu Hureyre'den rivayetine göre, Resulullah (sav) şöyle buyurmuştur:</text:p>
      <text:p text:style-name="P307"><text:span text:style-name="T1">"Dördüncü fitne, onsekiz yıl devam edecektir. </text:span><text:span text:style-name="T3">Sonra olanlar olacak ve Fırat Nehri altından bir dağı açığa çıkaracaktır.</text:span><text:span text:style-name="T1"> Bütün milletler oraya üşüşecekler. Onun üzerinde savaşıp birbirlerini öldürecekler. Hatta her dokuz kişiden yedisi öldürülecek." </text:span><text:span text:style-name="T8">54</text:span></text:p>
      <text:p text:style-name="P254">* Hz. Huzeyfe'nin anlattığına göre, Resulullah Efendimiz şöyle buyurmuştur:</text:p>
      <text:p text:style-name="P307"><text:span text:style-name="T1">"Ey Huzeyfe! O günde onlar Ridde (dinden çıkmak) üzere olacaklardır. Şarabın helal olduğunu zannedecekler ve namaz da kılmayacaklardır." </text:span><text:span text:style-name="T8">55</text:span><text:span text:style-name="T1"> </text:span></text:p>
      <text:p text:style-name="P307"><text:span text:style-name="T1">* Hafız Ebu Abdullah</text:span><text:span text:style-name="T5"> El-Hakim'in, El-Müstedrek</text:span><text:span text:style-name="T1"> adlı eserinde Ebu Hureyre'den rivayetine göre, Resulullah (sav)şöyle buyurmuştur:</text:span></text:p>
      <text:p text:style-name="P106">"Ramazan ayında şiddetli bir gök gürültüsü olacaktır. Uyuyanlar, bu gürültüden uyanacaklar ve uyanık olanlar korkacaklardır.</text:p>
      <text:p text:style-name="P254">Sonra Şevval ayında çeteler ortaya çıkacaktır. </text:p>
      <text:p text:style-name="P254">Sonra Zilhicce ayında şiddetli bir savaş olacak.</text:p>
      <text:p text:style-name="P254">Sonra Muharrem ayında haramlar çiğnenecek ve Allah (c.c.)'ın yasak ettiği şeyler yapılacak.</text:p>
      <text:p text:style-name="P254">Sonra Sefer ayında ölümler olacak.</text:p>
      <text:p text:style-name="P254">Sonra Rebiu'l-Evvel ayında kabileler birbirlerine düşecekler.</text:p>
      <text:p text:style-name="P307"><text:span text:style-name="T1">Sonra Cemaziyu'l -Evvel ve Cemaziyu'l- Ahir ayları Receb ayı arasında çok tuhaf olaylar meydana gelecektir." </text:span><text:span text:style-name="T8">56</text:span></text:p>
      <text:p text:style-name="P254"><text:s/>* Ebu Abdullah Nuaym b. Hammad'ın Abdullah b. Mes'ud'dan rivayetine göre, Resulullah (sav)şöyle buyurmuştur: </text:p>
      <text:p text:style-name="P307"><text:span text:style-name="T1">"Ramazan ayının ortası Cuma gecesi olduğu vakit, gökyüzünde şiddetli bir ses olacaktır. O ses, uyuyanı uyundıracak, oturanı kaldıracak. Cemaatin yanından ayrılmaya mani ve engeller çıkaracaktır. Böyle bir gece, depremlerin çok olduğu bir senenin gecelerinden olacaktır..." </text:span><text:span text:style-name="T8">57</text:span></text:p>
      <text:p text:style-name="P254">* Ebu Abdullah Nuaym b. Hammad, Ka'bul-Ahbar'dan şöyle rivayet etmiştir:</text:p>
      <text:p text:style-name="P307"><text:span text:style-name="T3">"Mehdi'nin zuhurundan önce, doğudan ışık saçan bir kuyruklu yıldız çıkacaktır." </text:span><text:span text:style-name="T8">58 </text:span></text:p>
      <text:p text:style-name="P264"/>
      <text:p text:style-name="P78">MÜSLÜMANLARIN MANEVİ LİDERİ OLACAĞI, </text:p>
      <text:p text:style-name="P78">BİATIN NEREDE OLACAĞI ve HZ. MEHDİ (AS)'NİN </text:p>
      <text:p text:style-name="P78">ZUHUR EDECEĞİ HAKKINDADIR </text:p>
      <text:p text:style-name="P172">* İbn-i Sirin'in Hz.Ali (ra)'dan rivayetine göre;</text:p>
      <text:p text:style-name="P307"><text:span text:style-name="T1">Mehdi'nin bayrağı üzerinde "Biat Allah (c.c.) adır" yazılıdır. </text:span><text:span text:style-name="T8">59</text:span><text:span text:style-name="T1"> </text:span></text:p>
      <text:p text:style-name="P254">* Hz. Katade (ra)'dan rivayete göre;</text:p>
      <text:p text:style-name="P307"><text:span text:style-name="T1">Resulullah (sav) şöyle buyurmuştur: "Mehdi, Medine'den çıkacak ve Mekke'ye gelecek. İnsanlar onu, kendi aralarından (tanıyıp) ortaya çıkaracaklar ve o, istemediği halde Rükun ile Makam arasında ona biat edecekler." </text:span><text:span text:style-name="T8">60</text:span></text:p>
      <text:p text:style-name="P254">* Hz. Huzeyfe (ra)'dan Merfu olarak yapılan rivayete göre;</text:p>
      <text:p text:style-name="P307"><text:span text:style-name="T1">İnsanlar Rükn'ün yanında Hz. Mehdi'ye biat edecekler. Allah (c.c.), onun eliyle dini güçlendirecek, ona fetihler ihsan edecek ve yeryüzünde La ilahe <text:s/>illAllah (c.c.) demeyen kimse kalmayacaktır. </text:span><text:span text:style-name="T8">61</text:span><text:span text:style-name="T1"> </text:span></text:p>
      <text:p text:style-name="P254">* Ebu Nuaym'ın, Ebu Ca'ferden rivayetine göre;</text:p>
      <text:p text:style-name="P307"><text:span text:style-name="T3">Hz. Mehdi (as) Mekke'de yatsı vakti zuhur edecektir. Belirleyici alamet olarak onun yanında Resulullah (sav)'ın bayrağı, gömleği ve kılıcı olacaktır. </text:span><text:span text:style-name="T1">Yatsı namazını kılınca, yüksek sesle insanlara hitap edecek ve şöyle diyecektir:</text:span></text:p>
      <text:p text:style-name="P254">"Ey insanlar! Allah (c.c.)'ı size hatırlatırım. Sizin makamınız, Rabbimiz'in önündedir. O, haccı tamam eyledi. Peygamberler gönderdi. Kitaplar indirdi. Kendisine karşı hiçbir şeyi ortak koşmamanızı emretti. Ona ve Resulü'ne karşı itaati devam ettirmenizi, Kur'an'nın hayat verdiği şeyi sevmenizi ve yine Kur'an'ın yasakladığı şeyi yasaklamanızı, Mehdi'ye yardımcı olmanızı ve takva üzere bulunmanızı sizden istedi. Şüphe yok ki, dünya (kıyamete) yaklaşmıştır. Ben sizi <text:soft-page-break/>Allah (c.c.)'a, Onun Resulü'ne ve O'nun Kitabı ile amel etmeye, batılı kaldırmaya ve sünneti ihya etmeye (yaşatmağa) çağırıyorum."</text:p>
      <text:p text:style-name="P307"><text:span text:style-name="T1">Bu davet üzerine, </text:span><text:span text:style-name="T3">Bedir Ashabı kadar olan üçyüzonüç kişi, daha önce ittifak etmeden hemen o anda tevafuken ortaya çıkacaklar ve onlar, gece ibadet ile meşgul olup gündüz arslan kesilecekler.</text:span><text:span text:style-name="T1"> Allah (c.c.) ona (Hz. Mehdi'ye) Hicaz'ın fethini nasip edecektir. Sonra, çoğalan (manevi) ordusunu dünyanın her tarafına gönderecektir. Bir müddet dünyada kalıp zulmü ve zalimleri manen yok edecektir. Ülkeler onu karşılayacak ve Allah (c.c.) onun eliyle İstanbul'un fethini müyesser kılacaktır. </text:span><text:span text:style-name="T8">62</text:span></text:p>
      <text:p text:style-name="P254">* Hz. Ali (ra)'dan rivayete göre;</text:p>
      <text:p text:style-name="P254">Onlar Hz. Mehdi'ye biat etmek üzere geldikleri vakit Mehdi, onlara şöyle diyecek: "Siz, kendiniz için lazım olan otuz haslet üzere bana biat ederseniz, ben de size karşı davranışlarımda katı olmam. Benim de size karşı yapmam gereken sekiz önemli husus vardır."</text:p>
      <text:p text:style-name="P254">Bunun üzerine onlar da şöyle diyecekler: "Biz onları yerine getirdik. Sen bize neyi hatırlatıyorsun ey Resulullah (sav)'in torunu!" Sonra Hz. Mehdi (as) ile beraber Safa Tepesi'ne çıkacaklar ve Hz. Mehdi (as) onlara şöyle hitap edecek:</text:p>
      <text:p text:style-name="P254">Siz (mücadeleden) kaçmamanız, israf etmemeniz. Zina etmemeniz, ihramlı iken canlı öldürmemeniz. Fuhuş yapmamanız ve bunların hiçbirine yaklaşmamanız halinde ben hep sizinle beraber olurum. Her şeyin hakkını verin.</text:p>
      <text:p text:style-name="P254">Altın, gümüş, buğday ve arpa stoklamayın (biriktirmeyin). Yetim malı yemeyin. Bildiğiniz şeyin dışında yalan yere şahidlik yapmayın. Mescidleri harab etmeyin. Hiçbir Müslümana gerçek olmayan iltifatlarda bulunmayın, kimseyi de kötülemeyin. Sarhoşluk veren her türlü yasak şeyleri (içkileri) içmeyin. (Fikri) Mücadeleden kaçmayı arzu etmeyin.</text:p>
      <text:p text:style-name="P254">Haksız yere kan akıtmayın. Hiçbir kafire ve hiçbir münafığa özenmeyin. Küfür etmeyin, çünkü siz pisliği sevmezsiniz, iyiliği emreder ve kötülükten de alıkoyarsınız.</text:p>
      <text:p text:style-name="P254">İşte siz bunları yaptığınız takdirde ben de muhafızlar edinmem.</text:p>
      <text:p text:style-name="P254">Sizin giydiğiniz gibi giyerim. Sizin hayvana bindiğiniz gibi binerim. Az bir şeye kanaat ederim. Daha önce zulüm ile doldurulmuş olan dünyaya layık olduğu şekilde kulluk ederim. Ben size karşı ahdime sadık kalırım, siz de bana karşı ahdinize sadık kalırsınız."</text:p>
      <text:p text:style-name="P254">Bunun üzerine derler ki: "Biz senden razı olduk ve bütün bu hususlarda biat ederek sana tabi olduk."</text:p>
      <text:p text:style-name="P307"><text:span text:style-name="T1">Bundan sonra Hz. Mehdi, onların her biri ile ayrı ayrı musafaha edecektir. Allah (c.c.) ona, Horasan'ın fethini müyesser kılacaktır. Yemen halkı da ona biat edecektir. Hemedan, onun vezirleri için, Havlan ve Himyer, onun yardımcıları için, Mısır da, onun komutanları için karargah olacaktır. Allah (c.c.) temim kabilesi ile onların sayılarını çoğaltacaktır. Kays kabilesi ile de onların gücünü artıracaktır. Bayrakları Hz. Mehdi (as)'nin <text:s/>önünde olduğu halde yürüyüşe geçecektir. Ordunun baş tarafında Ukayl adında bir komutan ve arka tarafında da Haris adında bir komutan bulunacaktır. </text:span><text:span text:style-name="T8">63</text:span><text:span text:style-name="T1"> </text:span></text:p>
      <text:p text:style-name="P254">* Ebu Davud Salih Bin Ebi Meryem bin el-Halil'in hadisini bir arkadaşından, o da Ümmü Seleme'den rivayet etmiştir ki Peygamberimiz (sav) şöyle buyurmaktadır;</text:p>
      <text:p text:style-name="P254">"Halife öldüğü zaman ihtilaf çıkacak, Medine halkından birisi kaçarak Mekke'ye gidecek, <text:soft-page-break/>Mekke halkında bazı kimseler onun yanına giderek o istemediği halde onu çıkaracaklar, Rükn ile Makam arasında kendisine biat edecekler, yanına Şam'dan bir heyet gelecek, Mekke ile Medine arasında çölde onlarla buluşacak.</text:p>
      <text:p text:style-name="P307"><text:span text:style-name="T1">İnsanlar bu durumu görünce Şam'ın ileri gelenleri ve Irak halkının temsilcileri gelecek ve o kimseye biat edecek sonra dayıları Kelb kabilesinden olan birisi gelecek ve onlara asker gönderecek ve onlara galip gelecek umutsuzluk ise beni Kelb kabilesinin ganimetine hazır olmayanlar içindir. Malı bölecek ve insanlara peygamberlerinin sünnetiyle davranacak. İslam'ı aradaki komşu diyarlara bildirecek. 7 yıl kalacak sonra vefat edecek ve Müslümanlar namazını kılacaklar." </text:span><text:span text:style-name="T8">64</text:span></text:p>
      <text:p text:style-name="P254">* Ebu Said El-Hudri (ra) dan rivayete göre;</text:p>
      <text:p text:style-name="P307"><text:span text:style-name="T1">Resulullah (sav) şöyle buyurmuştur: </text:span><text:span text:style-name="T3">"Ahir zamanda ümmetime, kendi sultanları tarafından öyle şiddetli bir bela inecektir ki, ondan daha şiddetli bir bela duyulmamıştır."</text:span><text:span text:style-name="T1"> </text:span><text:span text:style-name="T8">65</text:span></text:p>
      <text:p text:style-name="P254">* Ebu Amr Ed-Dari 'Sünen'inde Muhammed b. El-Hanefiyye'den rivayet etmiştir:</text:p>
      <text:p text:style-name="P307"><text:span text:style-name="T1">"Horasan'dan bayrak (sahipleri) çıkacaktır. Sonra beyaz elbiseli başka bir grup çıkacaktır. Onların başında, Temim kabilesinden bir adam olacak ve o, yetmiş iki aylık saltanatını Hz. Mehdi'ye devredecektir." </text:span><text:span text:style-name="T8">66</text:span></text:p>
      <text:p text:style-name="P254">* Alimlerin anlattıklarına göre;</text:p>
      <text:p text:style-name="P254">Hz. Mehdi, ortaya çıkışının evvelinde genç bir kimse iken Medine'de çıkan fitne sebebiyle öldürülmekten korkup gizlice Mekke'ye gidecektir. Oradan Taif'e gidecek fakat tekrar Mekke'ye dönecektir. Birtakım insanlar onu, tavaf yapılan yerde görecekler, onun, beklenen Mehdi olduğunu bazı alametlerinden anlayacaklar ve kendisine biat için ısrar edecekler.</text:p>
      <text:p text:style-name="P254">Sonunda biatları kabul eden Hz. Mehdi (as) mü'minlerle beraber Medine'ye doğru yönelecek. O sırada Mekke üzerine yürümekte olan Süfyani'nin ordusunu Allah (c.c.), Beyda denilen yerde helak edecektir. Sonra, Allah (c.c.) onu, şiddetli bir darlık ve sıkıntıdan sonra ganimetlere ve zenginliklere mirasçı kılacaktır. Hz. Mehdi, bundan sonra mü'minlerle beraber batıya doğru yürüyecek. Nihayet İstanbul'a ulaşacaklar ve Allah (c.c.) fethi müyesser kılacaktır. Sonra, aranan hazinelerini ortaya çıkaracaktır.</text:p>
      <text:p text:style-name="P307"><text:span text:style-name="T1">Sonra Hz. İsa Aleyhisselam, dünyaya nüzul edince, onunla buluşacaktır. Hz. Mehdi, hiçbir müçtehidin içtihadını taklit etmeyecektir. Çünkü kendisi de müçtehid bir imamdır. </text:span><text:span text:style-name="T3">Onun zamanında yeryüzünde emniyet ve bereket olacaktır.</text:span><text:span text:style-name="T1"> </text:span><text:span text:style-name="T8">67</text:span></text:p>
      <text:p text:style-name="P307"><text:span text:style-name="T1">* Hafız Ebu Abdullah Nuaym b. Hammad </text:span><text:span text:style-name="T5">El-Fiten</text:span><text:span text:style-name="T1"> adlı kitabında Süleyman b. İsa'dan şöyle rivayet etmiştir:</text:span></text:p>
      <text:p text:style-name="P307"><text:span text:style-name="T1">"Tabutu sekine" denilen kutsal sandık, Hz. Mehdi (as)'nin <text:s/>eliyle Taberiye gölünden çıkarılacak ve Beyt-i Makdis'in kapısı üzerine konulacaktır. </text:span><text:span text:style-name="T3">Yahudiler bunu görünce, çok az müstesna olmak üzere Müslüman olacaklar." </text:span><text:span text:style-name="T8">68</text:span></text:p>
      <text:p text:style-name="P254">* Ebu Amr El-Makarri'nin 'Sünen'inde Hz. Huzeyfe b. El-Yeman'dan rivayetine göre, Resulullah (sav) Roma'nın fethedilmesi ile ilgili olarak şöyle buyurmuştur:</text:p>
      <text:p text:style-name="P307"><text:span text:style-name="T1">"...Sonra dört tekbir getirecekler ve duvarları yıkacaktır. Nüfusun çokluğundan dolayı orası Rumiye diye isimlendirilmiştir. Beyt-i Makdis'in örtüsü oradan çıkarılacaktır. 'Tabut' denilen kutlu sandık da oradan çıkacaktır. O sandığın içinde sekinet, İsrailoğulları'nın sofrası, </text:span><text:soft-page-break/><text:span text:style-name="T1">Tevrat levhaları, Hz. Musa'nın asası, Hz. Süleyman'ın minberi bulunacaktır..." </text:span><text:span text:style-name="T8">69</text:span></text:p>
      <text:p text:style-name="P254">* Hafız Ebu Abdullah Nuaym b. Hammad'ın Fiten kitabında Ebu Kayl'dan rivayetine göre, Resulullah Rumiye (Roma)'nin fethi esnasında doğu kapısından girilmesini tavsiye etmiş ve şöyle buyurmuştur:</text:p>
      <text:p text:style-name="P307"><text:span text:style-name="T1">"(Doğu kapısından) yedi adet kaplama sayınız. Sonuna sekizinci kaplamayı sökünüz. Çünkü, onun altında Hz. Musa'nın asası, İncil'in nüshası ve Beyt-i Makdis'in örtüsü durmaktadır." </text:span><text:span text:style-name="T8">70 </text:span></text:p>
      <text:p text:style-name="P254">Şuayb b. Salih </text:p>
      <text:p text:style-name="P254">* Yine Nuyam b. Hammad'ın Hz. Ka'b dan rivayetine göre; </text:p>
      <text:p text:style-name="P307"><text:span text:style-name="T1">Bir adam Şam'ı ve bir adam da Mısır'ı ele geçirdikleri zaman onlar Şam ve Mısır halkının bir kısmını öldürecekler ve bir kısmını da esir edecekler. Sonra küçük siyah bayraklarla donatılmış bir ordu doğudan gelecek ve başlarında bulunan kişi Şam kralını öldürecektir. İşte o kimse, Hz. Mehdi'ye itaati teşvik eder. </text:span><text:span text:style-name="T8">71</text:span></text:p>
      <text:p text:style-name="P254">* Yine Nuyam b. Hammad'ın Hz. Hasan (ra) dan rivayetine göre;</text:p>
      <text:p text:style-name="P307"><text:span text:style-name="T1">Rey şehrinde orta boylu esmer bir adam ortaya çıkacaktır. Kendisi Mahzumoğulları kabilesinden olup adı Şuayb b. Salih, onun askerleri ilk çıkışta dörtbin kişi olacaktır. Elbiseleri beyaz, bayrakları ise siyahtır. Onun ortaya çıkışı Hz. Mehdi (as)'nin <text:s/>zuhuruna çok yakın bir zamanda olacaktır. </text:span><text:span text:style-name="T8">72</text:span></text:p>
      <text:p text:style-name="P307"><text:span text:style-name="T1">* Hz. Ammar (ra)'nın </text:span><text:span text:style-name="T5">Eser</text:span><text:span text:style-name="T1"> de bildirdiğine göre;</text:span></text:p>
      <text:p text:style-name="P307"><text:span text:style-name="T3">Süfyani Kufe şehrine kadar ulaşacak ve Hz. Muhammed (sav)'in Ehl-i Beytine yardımcı olanları öldürecektir. İşte bu sırada Hz. Mehdi (as) zuhur edecektir.</text:span><text:span text:style-name="T1"> Onun bayraktarlarından biri de Şuayb b. Salih olacaktır.</text:span><text:span text:style-name="T8">73</text:span></text:p>
      <text:p text:style-name="P254">* Yine Nuaym'ın Damra b. Hubeyb'den ve Meşayih'den rivayetine göre;</text:p>
      <text:p text:style-name="P254">Süfyani askerlerini gönderecek Horasan ve Faris toprakları başta olmak üzere doğu bölgelerini ele geçirecektir. Bunun üzerine doğu halkı onlara karşı ayaklanacak ve çeşitli bölgelerde onlarla savaşacaklar. Daha sonra Süfyani'ye karşı Temim kabilesinden köse sakallı ve Şuayb b. Salih denilen bir gence biat edecekler ve onu kendilerine başkan seçecekler. O genç kendisine biat eden beşbin kişi ile beraber yola çıkacak ordusunun önünde azimli ve kararlı bir şekilde yürüyecektir. Bu ordunun karşısına dağlar bile çıksa, onları devirmeye ve her engeli aşmaya kararlıdırlar.</text:p>
      <text:p text:style-name="P307"><text:span text:style-name="T1">Nihayet Süfyani'nin ordusu ile karşılaşacaklar ve onları yenilgiye uğratacaklar, fakat her iki taraftan da çok sayıda ölenler olacaktır. Sonuçta kesin galibiyet ise Süfyani'nin olacaktır. Şuayb b. Salih kaçacak ve gizlice Kudüs'e gelecek. Daha sonra Hz. Mehdi (as)'nin <text:s/>Şam'a gelmekte olduğu haberi ona ulaşınca, gidip Mehdi'ye katılacak ve yetkilerini ona devredecek. </text:span><text:span text:style-name="T8">74</text:span></text:p>
      <text:p text:style-name="P254">* Yine Nuaym'ın, Ebu Cafer'den rivayetine göre;</text:p>
      <text:p text:style-name="P254">Süfyani, Kufe'yi ve Bağdat'ı ele geçirdikten sonra ordularını her tarafa gönderecektir. Bunun üzerine Maveraünnehir'den ve Horasan'dan gelen yardımcı güçler, ona tabi olacaklardır. Onların başlarında Ümeyyeoğulları'ndan bir adam bulunacaktır. Tüs şehrinde, Rey şehri çevresinde ve Tehum bölgesinde şiddetli çarpışmalar olacaktır. İşte bu sırada Horasan'dan siyah bayrak taşıyan askerler gelecektir. </text:p>
      <text:p text:style-name="P254"><text:soft-page-break/>Onların başlarında da Haşimoğulları'ndan, sağ avucunun içinde 'ben' bulunan bir genç olacaktır. Allah (c.c.) onun işini kolaylaştıracaktır. Daha sonra on genç, Rey şehrine doğru yürüyüşe geçecek ve Temimoğulları'ndan Şuayb isimli bir gençle karşılaşacaktır. Daha sonra bunlar anlaşıp Hz. Mehdi (as) ile ittifak edecekler ve ona katılacaklar.</text:p>
      <text:p text:style-name="P254">Böylece güçlenen Hz. Mehdi (as) komutasındakiler, büyük kahramanlık örnekleri sergileyeceklerdir. Sonra Sicistan'dan büyük bir ordu gelecektir. Onların başlarında da Adiyoğulları'ndan bir adam olacaktır. Allah (c.c.) Hz. Mehdi (as)'nin <text:s/>ordusunu ve yardımcılarını başarılı kılacaktır. </text:p>
      <text:p text:style-name="P307"><text:span text:style-name="T1">Rey şehrindeki çarpışmalardan sonra Medayin şehrinde de çarpışmalar olacaktır. Canlarını kurtaranlar bunları haber vereceklerdir. Bundan sonra </text:span><text:span text:style-name="T3">Babil'de büyük bir katliam olacaktır. </text:span><text:span text:style-name="T1">Daha sonra da Nusaybin çevresinde çarpışmalar olacaktır. </text:span><text:span text:style-name="T8">75</text:span></text:p>
      <text:p text:style-name="P254">Ashab-ı Kehf'in Hz. Mehdi'ye getirileceği</text:p>
      <text:p text:style-name="P254">* Ebu İshak Es-sa'lebi 'Tefsir'inde Ashab-ı Kehf hakkında diyor ki;</text:p>
      <text:p text:style-name="P254">"Ahir zamanda Hz. Mehdi (as)'nin <text:s/>zuhuru esnasında onlar, yattıkları yerden alınacaklar ve Hz. Mehdi'ye gelecekler. Hz. Mehdi, onlara selam verecek. Allah da onların selamını kendisine bildirecektir. Sonra onlar tekrar kabirlerine dönecekler ve kıyamet gününe kadar bir daha kalkamayacaklar." </text:p>
      <text:p text:style-name="P254"/>
      <text:p text:style-name="P314">HZ. Mehdİ (AS)'nİn Zuhurundan Önce ve Sonra</text:p>
      <text:p text:style-name="P314">Meydana Gelecek Olan Fİtneler HakkIndadIr</text:p>
      <text:p text:style-name="P172">Bilmiş ol ki; ahir zamanda fitneler çoğalacak ve zalimlerin zuhurundan sonra İslam yok olacak ve izleri silinecektir. Onların yanında, münafıklar itibar görecekler, mü'minler ise horlanacaktır.</text:p>
      <text:p text:style-name="P54">Hafız İbn-i Merdüye'nin, Abdullah b. Abbas (ra)'dan Merfu olarak rivayet ettiğine göre;</text:p>
      <text:p text:style-name="P254">Resulullah (sav) Veda Haccını ifa ediyordu. Bir ara Kabe'nin halkasından tuttu ve şöyle buyurdu: "Ey insanlar! Size kıyamet alametlerini haber vereyim mi?"</text:p>
      <text:p text:style-name="P254">Selman-ı Farisi (ra) ayağa kalktı ve: "Anam-babam sana feda olsun ya Resulullah!" dedi.</text:p>
      <text:p text:style-name="P307"><text:span text:style-name="T1">Hz. Peygamber (sav) buyurdu ki: </text:span><text:span text:style-name="T3">"Kıyamet alametlerinden biri, namazın terk edilmesidir. Biri, nefsinin arzularına meyletmektir. Biri de, mal sahibine (malından dolayı) ta'zim etmektir."</text:span></text:p>
      <text:p text:style-name="P254">Selman-ı Farisi (ra): "Bunlar olacak mı ya Resulullah?" dedi.</text:p>
      <text:p text:style-name="P307"><text:span text:style-name="T1">Hz. Peygamber (sav) buyurdu ki: "Evet, nefsim kudret elinde bulunan Allah (c.c.)'a yemin olsun ki, bunlar olacaktır ya Selman! </text:span><text:span text:style-name="T3">O zaman zekat, ceza olarak ve harac da, ganimet olarak zorla alınacaktır. Yalancı, doğru kabul edilecek ve doğru söyleyen ise, tekzib edilecektir. </text:span><text:span text:style-name="T1">Haine güvenilecek ve güvenilir olana ise, hain muamelesi yapılacaktır. (İnsanların) onda dokuzu hakkı inkar edeceklerdir.</text:span></text:p>
      <text:p text:style-name="P254">İslam gidecek ve sadece onun adı kalacaktır. Kur'an gidecek ve sadece onun şekli kalacaktır. Mushaf-ı şerifler altın yaldızlarla süslenecek (ve hükmü ile amel edilmeyecek) tir. Kiliselerin süslendiği gibi camiler de süslenip tezyin edilecektir."</text:p>
      <text:p text:style-name="P254">Selman-ı Farisi (ra): "Bunlar da olacak mı ya Resulullah?" dedi.</text:p>
      <text:p text:style-name="P254">Resulullah (sav) şöyle buyurdu: "Evet, nefsim kudret elinde bulunan Allah (c.c.)'a yemin <text:soft-page-break/>olsun ki, bunlar da olacaktır ya Selman! İşte o zaman, onların içinde bulunan mü'min, kendi koyunundan daha düşük ve seviyesiz olacaktır. Gördüğü fakat değiştirmeye güç yetiremediği şeylerden dolayı tuzun, suda eridiği gibi onun da içindeki kalbi eriyecektir.</text:p>
      <text:p text:style-name="P307"><text:span text:style-name="T1">İşte o zaman ya Selman! Dinsizliğin en fenası ve günahların en kötüsü meydana gelecektir. İ</text:span><text:span text:style-name="T3">nsanlar namazı terk edecekler ve şehvetlere tabi olacaklardır. Eğer siz onlara erişirseniz, namazlarınızı vaktinde kılınız. </text:span></text:p>
      <text:p text:style-name="P254">Yine o zaman, insanları esir alan bir ordu, doğudan gelecektir. Onların kalpleri, şeytan kalbi gibidir. Küçüklere acımazlar ve büyüklere de saygı göstermezler. </text:p>
      <text:p text:style-name="P264">Yine o zaman, insanlar bu kutsal evi (Kabe'yi) ziyaret edecekler. Onların sultanları, kibir ve gezinti maksadıyla, zenginleri, ticaret maksadıyla, yoksulları, dilenmek maksadıyla, Kur'an okuyanları da riya ve şöhret maksadıyla buraya geleceklerdir."</text:p>
      <text:p text:style-name="P254">Dediler ki: "Bunlar da mı olacak ya Resulullah?"</text:p>
      <text:p text:style-name="P307"><text:span text:style-name="T1">Resulullah (sav) şöyle buyurdu: "Evet, nefsim kudret elinde bulunan Allah (c.c.)'a yemin olsun ki, bunlar da olacaktır. İşte </text:span><text:span text:style-name="T3">o zaman yalan yaygınlaşacak, günah yıldızı zuhur edecek</text:span><text:span text:style-name="T1"> ve kadın, ticarette kocasına ortak olacaktır." </text:span><text:span text:style-name="T8">76</text:span></text:p>
      <text:p text:style-name="P254">* Ebu Said El-Hudri (ra)'dan rivayete göre;</text:p>
      <text:p text:style-name="P307"><text:span text:style-name="T1">Resulullah (sav) şöyle buyurmuştur: "Benden sonra fitneler olacaktır. Orada terör ve harpler vardır. Sonra onlardan daha şiddetli fitneler olacaktır. Her ne zaman (fitnelerin) sonu geldi denilse, yeni bir ayaklanma olacaktır. Ta ki, benim soyumdan bir şahıs (Mehdi) çıkıncaya kadar fitnenin girmediği bir Arap evi ve ulaşmadığı bir Müslüman kalmayacaktır." -Hafız Ebu Muhammed </text:span><text:span text:style-name="T5">El-Mesabih </text:span><text:span text:style-name="T1">kitabında tahric etmiştir.- </text:span><text:span text:style-name="T8">77</text:span></text:p>
      <text:p text:style-name="P254">* Avf b. Malik (ra)'dan rivayete göre;</text:p>
      <text:p text:style-name="P254">O şöyle anlatmıştır: "Resulullah (sav) bir çadırda bulunduğu sırada ben ona geldim. Kendisi sağlam bir şekilde yavaş yavaş, güzel ve dikkatlice bir abdest aldı. Sonra bana şöyle buyurdu: Ey Malik oğlu Avf! Kıyamet öncesi altı (alamet) sayayım mı?"</text:p>
      <text:p text:style-name="P254">Dedim ki: Onlar nelerdir ya Resulullah?</text:p>
      <text:p text:style-name="P254">O da şöyle buyurdu: </text:p>
      <text:p text:style-name="P254">• "Ölümler çoğalacaktır.</text:p>
      <text:p text:style-name="P254">• Kudüs'ün fethi gerçekleşecektir.</text:p>
      <text:p text:style-name="P254">• Sizin aranızda kolera ve şarbon gibi ölümcül iki hastalık yaygınlaşacaktır. </text:p>
      <text:p text:style-name="P254">• Mal çoğalacaktır, hatta öyle ki, kişi yüz altın lira verecek fakat (muhatabı) onu azımsıyacak ve atacaktır.</text:p>
      <text:p text:style-name="P254">• Arap evlerinden, fitnenin girmediği hiçbir ev kalmayacaktır. </text:p>
      <text:p text:style-name="P307"><text:span text:style-name="T1">• Sarıoğulları (Rumlar) ile sizin aranızda sulh olacaktır. Sonra orada yardımlaşma olacak, onlar seksen bayrak altında size gelecekler. Her bayrak, onikibin kişiyi temsil edecektir." -Buhari "Sahih"inde tahric etmiştir.- </text:span><text:span text:style-name="T8">78</text:span></text:p>
      <text:p text:style-name="P254">* Muhammed b. Es-Samıt diyorki:</text:p>
      <text:p text:style-name="P307"><text:span text:style-name="T1">"Hz. Hüseyin (ra)'a: Hz. Mehdi (as)'nin <text:s/>zuhuru esnasında onu tanıtıcı alametler var mıdır? diye sordum. O da: Evet, vardır dedi ve şunları saydı: Abbasoğulları'nın helakı, Süfyani'nin ortaya çıkışı, </text:span><text:span text:style-name="T3">Beyda denilen yerde bir ordunun helak edilmesi."</text:span><text:span text:style-name="T8"> 79</text:span></text:p>
      <text:p text:style-name="P254"><text:soft-page-break/>* Ebu Ca'fer Muhammed b. Ali (ra)'dan şöyle rivayet olunmuştur:</text:p>
      <text:p text:style-name="P307"><text:span text:style-name="T1">"İnsanlar Şam diyarında toplanıncaya kadar Hz. Mehdi (as) zuhur etmez. </text:span><text:span text:style-name="T3">Fitne yaygınlaşacak</text:span><text:span text:style-name="T1"> insanlar ondan kurtulmak için bir çıkış yolu arayacaklar fakat bulamayacaklar. Kufe ile Hire arasında katliam olacaktır." </text:span><text:span text:style-name="T8">80</text:span></text:p>
      <text:p text:style-name="P254">* Ebu Abdullah El-Hakim'in, Müstedrek'in de, Muaz b. Cebel'den rivayetine göre, Resulullah (sav) şöyle buyurmuştur;</text:p>
      <text:p text:style-name="P307"><text:span text:style-name="T3">"Beyt-i Makdis'in imarı, Yesrib'in (Medine'nin) harabının habercisidir. Yesrib'in harabı, Melhamenin (büyük kahramanlık savaşının) habercisidir. Melhamenin çıkışı, Konstantiniyye'nin fethinin habercisidir. İstanbul'un fethi, Deccal'ın çıkışının habercisidir." </text:span><text:span text:style-name="T8">81</text:span></text:p>
      <text:p text:style-name="P254">* İmam Amr b. Said El-Makarri'nin 'Sünen'inde Hz. Huzeyfe'den rivayetine göre, Resulullah (sav) şöyle buyurmuştur:</text:p>
      <text:p text:style-name="P254">"Zevra denilen yerde bir olay meydana gelecektir."</text:p>
      <text:p text:style-name="P254">Dediler ki: "Zevra nedir? Ey Allah'ın Resulü!"</text:p>
      <text:p text:style-name="P307"><text:span text:style-name="T1">O da şöyle buyurdu: "Doğuda bir şehirdir. Benim ümmetimden zalim ve belalı olanlar orada yaşayacaklar..."</text:span><text:span text:style-name="T8"> 82</text:span></text:p>
      <text:p text:style-name="P254"/>
      <text:p text:style-name="P281">SÜFYANİ'NİN ÇIKIŞI</text:p>
      <text:p text:style-name="P54">* Muhammed b. Hanefiyye şöyle demiştir:</text:p>
      <text:p text:style-name="P187"><text:span text:style-name="T1">"Batıdan gelen Mağrib halkının öncüleri Dımışk Mescidi'ne girdikleri vakit, onun harika güzelliğine baktıkları sırada Haresta denilen köy helak edilecektir. Sonra Süfyani çıkacaktır." </text:span><text:span text:style-name="T8">83</text:span></text:p>
      <text:p text:style-name="P254">* Ebu Abdullah Nuaym b. Hammad, Halid b. Ma'dadan şöyle rivayet etmiştir:</text:p>
      <text:p text:style-name="P307"><text:span text:style-name="T3">"Süfyani, elinde üç sopa olduğu halde çıkacaktır. O sopalarla kimi korkutursa, o kişi ölür." </text:span><text:span text:style-name="T8">84</text:span></text:p>
      <text:p text:style-name="P254">* Ebu Abdullah Nuaym b. Hammad, Hz. Ali'den şöyle rivayet etmiştir:</text:p>
      <text:p text:style-name="P307"><text:span text:style-name="T1">"Süfyani, Halid b. Yezid'in çocuklarından bir adamdır. İriyarıdır. </text:span><text:span text:style-name="T3">Yüzünde çiçek hastalığı izi vardır. Gözünde beyaz bir leke vardır. Dımışk şehri civarında "kuru vadi" denilen yerden çıkacaktır. Kendilerinden olan yedi kişinin arasında (koruması ile) çıkar.</text:span><text:span text:style-name="T1"> </text:span><text:span text:style-name="T8">85</text:span></text:p>
      <text:p text:style-name="P254">* Ebu İshak Es-sa'lebi 'Tefsir'inde Sebe Suresi'nin 51. ayetini açıklamış ve şöyle demiştir:</text:p>
      <text:p text:style-name="P307"><text:span text:style-name="T1">"Resulullah (sav), Süfyani'nin "Kuru vadi"den çıkacağını, onun doğu ve batı halkı arasında fitne olacağını zikretmiştir..." </text:span><text:span text:style-name="T8">86</text:span></text:p>
      <text:p text:style-name="P254">* Bazı alimlerin zikrettiklerine göre;</text:p>
      <text:p text:style-name="P307"><text:span text:style-name="T1"><text:s/>Süfyani'nin adı "Urve b. Muhammed"dir. Onun lakabı da "Ebu Utbe"dir. Ikdu'd-Durer adlı kitapta anlatıldığına göre o, </text:span><text:span text:style-name="T3">Halid b. Yezid b. Ebu Süfyan'ın neslindendir. Kendisi, yerde ve gökte lanetlenmiştir. Allah (c.c.)ın yarattığı mahlukatı içinde en çok zulüm yapan kimsedir.</text:span><text:span text:style-name="T1"> </text:span><text:span text:style-name="T8">87</text:span></text:p>
      <text:p text:style-name="P254">* Hz. Ali (ra)'dan rivayete göre;</text:p>
      <text:p text:style-name="P307"><text:span text:style-name="T1">Süfyani, Halid b. Yezid b. Ebu Süfyan'ın neslinden bir adamdır. İri cüsselidir. Yüzünde çiçek hastalığı izi vardır. Gözünde beyaz bir leke vardır. Şam tarafından çıkacaktır. Kendisine tabi olanların çoğu Ben-i Kelb kabilesinden olacaktır. </text:span><text:span text:style-name="T3">Çocukları ve hatta kadınların karınlarındaki bebekleri bile öldürür. </text:span><text:span text:style-name="T1">Ehl-i Beyt'ten bir adam, Muharrem ayında ona karşı çıkacaktır. Bunun üzerine Süfyani, ordusundan bir kısmını ona karşı gönderecek fakat o, </text:span><text:soft-page-break/><text:span text:style-name="T1">gelenleri bozguna uğratacaktır. Daha sonra Süfyani, kendi yanındaki askerlerle beraber ona doğru yürüyecektir. Fakat (Mekke ile Medine arasında) Beyda denilen yere gelince, <text:s text:c="2"/>Allah (c.c.) onları helak edecek ve onların başlarına gelenleri anlatan bir haberciden başka hiçkimse kurtulamayacaktır. -El-Hakim "Müstedrek" de tahric etmiştir.- </text:span><text:span text:style-name="T8">88</text:span></text:p>
      <text:p text:style-name="P307"><text:span text:style-name="T1">Bu sırada Müslüman bir kişi ayağa kalkacak ve: "Yazıklar olsun size! İmandan çıkıp da kafir mi oldunuz? Şüphesiz ki, bu davranış helal değildir." Diyecektir. Bunun üzerine Süfyani kalkıp onun boynunu vuracaktır. Onunla aynı görüşte olanları da öldürecektir. -Ebu Amr "Sünen"inde tahric etmiştir.- </text:span><text:span text:style-name="T8">89</text:span></text:p>
      <text:p text:style-name="P254">* Hz. Ali (ra)'dan rivayete göre;</text:p>
      <text:p text:style-name="P307"><text:span text:style-name="T3">...Süfyani daha sonra yetmişbin kişilik ordu ile Irak'a, Küfe'ye, Basra'ya ve diğer yerler üzerine yürüyecektir.</text:span><text:span text:style-name="T1"> Oralarda katliamlar yapacak, alimleri öldürecek, mushafları yakacak, camileri tahrip edecek, haramları kaldıracak, eğlence ve fuhuş yerlerinin açılmasını emredecek.</text:span></text:p>
      <text:p text:style-name="P254">Allah (c.c.)'ın haram kıldığı herşeyi helal kılacak, yapmadığı hiçbir zulüm ve işlemediği hiçbir mel'anet kalmayacaktır. Resulullah (sav)'ın Ehl-i Beytine düşman olduğu için isimleri Muhammed, Ahmet, Ali, Ca'fer, Hamza, Hasan , Hüseyin, Fatıma, Zeynep, Ümmü Gülsüm, Hatice ve Atike olan herkes öldürülecektir. Sonra etrafa adamlarını salacak, küçük çocukları toplayacak ve onları kızgın yağda haşlayacaktır. Sonra Dımışk Mescidi'ne girip, orada içki içecek ve günah şeyler yapacak, adamlarına da öyle yapmalarını emredecektir.</text:p>
      <text:p text:style-name="P254">Sonra Süfyani elinde bir mızrak olduğu halde dışarı çıkacak ve adamlarından birine yol ortasında alenen hamile bir kadına tecavüz etmesini ve karnını deşip çocuğu karnından dışarı çıkarmasını emredecektir. Onun bu emirini değiştirmeye hiçbir kimsenin gücü yetmeyecektir. Bunun üzerine gökyüzünde melekler feryad edecekler ve Allah (c.c.) Cebrail Aleyhisselam'a, Dımışk şehrinin surları üzerinde şöyle seslenmesini emredecek:</text:p>
      <text:p text:style-name="P307"><text:span text:style-name="T3">"Dikkat edin ve uyanık olun, ey Muhammed ümmeti! Size imdat geldi. Mehdi Aleyhisselam Mekke'den zuhur etti. Onun davetine uyunuz" </text:span><text:span text:style-name="T8">90</text:span></text:p>
      <text:p text:style-name="P254">* Hz. Huzeyfe'nin anlattığına göre, Resulullah Efendimiz şöyle buyurmuştur:</text:p>
      <text:p text:style-name="P307"><text:span text:style-name="T1">"...(Mehdi) Şam'a gidecek ve dalları, Taberiye Gölü'ne doğru uzayan bir ağacın altında Süfyani'yi keserek öldürecektir." </text:span><text:span text:style-name="T8">91</text:span></text:p>
      <text:p text:style-name="P254">* Ebu Cafer'den şöyle rivayet olunmuştur:</text:p>
      <text:p text:style-name="P307"><text:span text:style-name="T1">Süfyani beş yeri ele geçirdiği zaman dokuz ay oraları yönetecek, sonra Hz. Mehdi (as) zuhur edecektir. Hişam'a göre bu beş yer şunlardır: Dımışk, Filistin, Ürdün, Humus, Halep." </text:span><text:span text:style-name="T8">92</text:span></text:p>
      <text:p text:style-name="P264"/>
      <text:p text:style-name="P281">HZ. İSA (AS)'NIN GELİŞİ</text:p>
      <text:p text:style-name="P71"><text:span text:style-name="T29">* Ebu'l Hasen Muhammed b. Ubeyd El-Kesai, </text:span><text:span text:style-name="T31">"Kısasu'l – Enbiya" </text:span><text:span text:style-name="T29">adlı eserinde Kabu'l Ahbar'da şöyle rivayet etmiştir:</text:span></text:p>
      <text:p text:style-name="P187"><text:span text:style-name="T3">"Şüphesiz ki, Hz. İsa Aleyhisselam, yeryüzüne inecektir. Elbette onun zuhuruna yakın alametler ve fitneler olacaktır..."</text:span><text:span text:style-name="T8"> 93</text:span></text:p>
      <text:p text:style-name="P254">* İbn Asakir, Ebu Hureyre (ra)'den rivayet etmiştir;</text:p>
      <text:p text:style-name="P264">"Hz. İsa Peygamber size inecek. Onu gördüğünüz zaman tanıyın. O, orta boylu, pembe tenli birisidir, üzerinde kırmızı renkte iki giysi vardır. Herhangi bir ıslaklık değmesede başından <text:soft-page-break/>su damlar.</text:p>
      <text:p text:style-name="P307"><text:span text:style-name="T3">Haçı ezecek (Hıristiyanlıktaki Hz. İsa'nın öldürüldüğüne dair inancı değiştirecek), domuzu öldürecek (domuzun zararlı bir yiyecek olduğu konusunda insanları uyararak insanlardaki domuza olan ilgiyi <text:s/>kaldıracak), cizyeyi kaldıracak ve insanları İslam'a davet edecek, Hz. İsa zamanında Deccal helak olacak. Yeryüzüne güven gelecek. Öyle ki arslanlar develerle, kaplanlar sığırlarla, kurtlar koyunlarla birlikte yayılacak. Çocuklar yılanlarla oynayacak ve yılanlar çocuklara zarar vermeyecek. 40 sene yaşayacak sonra vefat edecek ve Müslümanlar namazını kılacaklardır." </text:span><text:span text:style-name="T8">94</text:span></text:p>
      <text:p text:style-name="P254">* Müslim Ebu Hureyre'den rivayet etmiştir;</text:p>
      <text:p text:style-name="P254">"İsa (as) ile buluşmak için ömrümün uzamasını elbette isterim şayet ömrüm yetmezse, sizden kim ona yetişirse benim selamımı söylesin" 95</text:p>
      <text:p text:style-name="P254">* Temmam ve İbn Asakir, Kisan olan rivayet etmiştir; </text:p>
      <text:p text:style-name="P254">"Hz. İsa sonrası hayat ne güzeldir. Gökten yağmur iner, yerde bitkiler biter. Safa tepesine bir çekirdek tanesi dikmiş olsan yeşerir. Kin, nefret ve hasetlik yok olur. Hatta insan arslanın yanından geçer, arslan o kimseye zarar vermez, yılana basar o da zarar vermez." </text:p>
      <text:p text:style-name="P307"><text:span text:style-name="T1">Hadis-i şerifi Ebu Naim, Ebu Hureyre'den rivayet etmiştir. Bu hadiste güzel yaşamın kin ve nefreti kaldırdığına ve böyle bir hayatın sadece Hz. İsa (as) zamanında olabileceğine işaret vardır. Yine Ehl-i İslam için Yüce Mevla'nın Hicr Suresi 47. ayetinde; </text:span><text:span text:style-name="T3">"Onların göğüslerinde kinden (ne varsa tümünü) sıyırıp-çektik, kardeşler olarak tahtlar üzerinde karşı karşıyadırlar"</text:span><text:span text:style-name="T1"> buyurduğu gibi güzel hayat daru's-selamda olur.</text:span></text:p>
      <text:p text:style-name="P307"><text:span text:style-name="T1">Hz. Ali Efendimiz'in bu hususta "Ben, Talha ve Zübeyr'in bu gruptan olmasını ümit ederim" dediği rivayet edilmiştir. Hz. İsa, Şam kapısına inecektir. Bir başka rivayet de şu şekildedir. "Akşama 6 saat kala beyaz minarenin yanına inecek, sanki başından aşağıya inciye bürünmüş gibi </text:span><text:span text:style-name="T3">üzerinde iki parlak giysi olacak." </text:span><text:span text:style-name="T8">96</text:span></text:p>
      <text:p text:style-name="P254">* İbn Asakir, Ebu Hureyre'den rivayet etmiştir;</text:p>
      <text:p text:style-name="P307"><text:span text:style-name="T1">"Hz. İsa bir hakem ve adil bir imam olarak inecek." </text:span><text:span text:style-name="T8">97</text:span></text:p>
      <text:p text:style-name="P307"><text:span text:style-name="T3">"Hz. İsa (a.s.) onu (sandığı) alıp açacak ve içinde bir mühür, bin kitap bulacak, bu kitaplarla şeriatı ihya edecek."</text:span><text:span text:style-name="T8"> </text:span><text:span text:style-name="T5">(Risalet'ül Meşrep elverdi fi mezhebi bil Mehdi, Ali bin Sultan Muhammed-el Kari, s. 4 -Enis el-Cülesci kitabından)</text:span></text:p>
      <text:p text:style-name="P254">* Ebu Naim, el-Hilye kitabında Urve bin Meryem'den rivayet etmiştir;</text:p>
      <text:p text:style-name="P307"><text:span text:style-name="T1">"Bu milletin en hayırlısı başı ve sonudur. Başında Resulullah (sav) vardır, sonun da da Hz. İsa (as) vardır." </text:span><text:span text:style-name="T8">98</text:span></text:p>
      <text:p text:style-name="P254">* Bu hadisi İmam-ı Ahmed ve Müslim, Ebu Hureyre'den rivayet etmiştir;</text:p>
      <text:p text:style-name="P254">"Ümmetimin arasından Deccal çıkar ve 40 sene kalır sonra Cenab-ı <text:s text:c="2"/>Allah sanki Urve b. Mesud el-Sakafi'ye benzeyen Hz. İsa (as)'yı gönderir. Sonra Deccal'i talep eder ve onu (fitnesini) yok eder. Daha sonra ikisi arasında düşmanlık olmadan insanlar 7 yıl yaşarlar.</text:p>
      <text:p text:style-name="P254">* Huzeyfe el-Vemani'nin müsnedinde Peygamber Efendimize şöyle dediği belirtilmektedir;</text:p>
      <text:p text:style-name="P307"><text:span text:style-name="T1">"Ey Allah'ın Resulü, Deccal Hz. İsa'dan önce mi?" Peygamberimiz (sav) "Deccal sonra Hz. İsa" demiştir. Sonra bir kimse bir kısrak üretse yavrusuna binmeden kıyamet kopacaktır. İlk </text:span><text:soft-page-break/><text:span text:style-name="T1">alametin (işaretin) önce Hz. Mehdi (as)'nin <text:s/>sonra Deccal'in, sonra Hz. İsa'nın, daha sonra Yecüc ve Mecüc'ün gelmesi ve son belirtinin güneşin batıdan doğması bundan sonra da kelime-i tevhid'i söylemeyen kötü insanların üzerine surun üflenmesi meydana gelecektir ki Peygamberimiz (sav)'in de buyurdukları gibi bu iki surun arası 40 yıldır... </text:span><text:span text:style-name="T8">99</text:span></text:p>
      <text:p text:style-name="P254">* Ebu'l Hasen Muhammed b. El- Senceri'nin rivayetine göre;</text:p>
      <text:p text:style-name="P307"><text:span text:style-name="T1">"Haberler çoğaldı ve Hz. Mehdi (as)'nin <text:s/>gelmesi ve onun Ehl-i Beytten olmasına dair kainatın Efendisinden rivayetler artmıştır. Rivayetlerde Hz. Mehdi (as)'nin <text:s/>gelip 7 yıl hükmedeceği, yeryüzünü adaletle dolduracağı, Hz. İsa (as) ile beraber gelip Filistin diyarında Deccal'i (fitnesini) yok etme hususunda Hz. İsa'ya yardım edeceği, Hz. İsa (as)'nın, arkasında olduğu halde bu millete namaz kıldıracağı uzunca kıssasında anlatılmaktadır." </text:span><text:span text:style-name="T8">100</text:span></text:p>
      <text:p text:style-name="P254">* El-Sebki kitabında şöyle bir açıklama yapmıştır:</text:p>
      <text:p text:style-name="P307"><text:span text:style-name="T1">"Hz. İsa (as) ancak Hz. Peygamber (sav)'in şeriatı yani Kur'an ve sünnet ile hükmedecektir." </text:span><text:span text:style-name="T8">101</text:span></text:p>
      <text:p text:style-name="P254">* Ebu Hureyre şöyle demiştir;</text:p>
      <text:p text:style-name="P307"><text:span text:style-name="T1">"Durum böyle iken Cenab-ı Hak, Hz. İsa (as)'ya şöyle vahiy gönderecek. Ben kullarımdan bazılarını ayırdım. Onlarla mücadele etmen gerekir ve kullarımı Tur dağına göndererek koru". </text:span><text:span text:style-name="T8">102</text:span></text:p>
      <text:p text:style-name="P254">* Müslim, Ebu Hureyre'den rivayet etmiştir;</text:p>
      <text:p text:style-name="P254">"Ben Mehdi'nin sana gönderdiği elçiyim, bana para vereceksin." O da "al" diyecek ve alacak ama taşıyamayacak. Dolayısıyla yere bırakacak. Taşıyabileceğini alıp çıkacak ve bu hareketinden pişman olacak ve diyecek ki:</text:p>
      <text:p text:style-name="P254">"Gurur bakımından ben peygamber ümmetinin en cesuru idim. Bu tür mala hepsinden daha fazla özen gösterirdim, bunu başkası bırakmıştı." Ona cevap vererek şöyle der: </text:p>
      <text:p text:style-name="P254">"Biz verdiğimiz bir şeyi almayız, bu durumda 6 veya 7 veya 8 veya 9 sene kalacaktır. Bundan sonra yaşamakta bir fayda yoktur." Bu hadisi Ahmed el-Maverdi, Ebu Naim, Ebu Said ve Tirmizi rivayet etmiştir.</text:p>
      <text:p text:style-name="P254">Ravinin şüphe etmesi yukarıda geçen 7 rakamının kesinliği hususuna aykırı değildir. "Bundan sonra yaşamakta fayda yoktur." sözünün doğru kabul edilmesi için belki de Hz. İsa (a.s.) nın yaşadığı zamanın sonuna kadar yaşayacaktır. Sanki her ikisi yaşam ve ölüm de bir aradalarmış gibi Hz. İsa (a.s.) zamanınında 70 sene olduğu sabit olmuştur.</text:p>
      <text:p text:style-name="P254">Hz. İsa (a.s.)'nın 40 sene sonra öleceği ile ilgili rivayet ömrünün toplamı demektir. Çünkü gökyüzüne 33 yaşındayken çekildi ve 7 rakamı 40'ın devamı olur. Başarıyı lütfeden ve yardımcı olan Cenab-ı Allah'tır.</text:p>
      <text:p text:style-name="P254">Fakat Ahmed'in Hz. Ayşe'den rivayet ettiği hadis-i şerifte şöyle denilmektedir:</text:p>
      <text:p text:style-name="P254">"Hz. İsa (as) inecek ve Deccal'i (fitnesini) yok edecek. Yeryüzünde 40 sene adil bir imam ve dürüst bir hakem olarak kalacaktır. Taberani'nin Abdullah bin'den rivayetine göre: </text:p>
      <text:p text:style-name="P254">"Sonra Hz. İsa (as) Hz. Muhammed (sav)'i tasdik ederek onun dini üzerine, hidayet üzerine olan bir imam ve adaletli bir hakem olarak inecek, Deccal'i (fitnesini) yok edecektir."</text:p>
      <text:p text:style-name="P307"><text:span text:style-name="T1">Hz. İsa (a.s.)'nın imamlığını ve Hz. Mehdi'den sonra da hükümdarlığını gösteriyor. </text:span><text:span text:style-name="T8">103</text:span></text:p>
      <text:p text:style-name="P254">* Hz. Huzeyfe'den rivayete göre, Resulullah (sav)şöyle buyurmuştur:</text:p>
      <text:p text:style-name="P307"><text:soft-page-break/><text:span text:style-name="T1">" Ümmet kurtuluşa ermiştir. Ben onların ilkiyim. Hz. İsa da sonuncusudur." </text:span><text:span text:style-name="T8">104</text:span></text:p>
      <text:p text:style-name="P254">* Buhari ve Müslim'in "Sahih" lerinde Muaz b. Cebel'den rivayet ettiklerine göre, Resulullah (sav) şöyle buyurmuştur:</text:p>
      <text:p text:style-name="P307"><text:span text:style-name="T1">"Ümmetimden bir taife, daima hak üzere mücadele ederler. Onlar, kendilerinden imdat isteyenlere yardım ederler. Nihayet onların sonuncusu da Mesih Deccal'a karşı mücadele edecektir." </text:span><text:span text:style-name="T8">105</text:span></text:p>
      <text:p text:style-name="P254"/>
      <text:p text:style-name="P314">Deccal'İn özellİklerİ hakkInda </text:p>
      <text:p text:style-name="P71"><text:span text:style-name="T29">* Ebu Abdullah Muhammed b. İsmail El-Buhari'nin, </text:span><text:span text:style-name="T33">Sahih</text:span><text:span text:style-name="T29">'inde Enes b. Malik'den rivayetine göre, Resulullah Efendimiz şöyle buyurmuştur;</text:span></text:p>
      <text:p text:style-name="P187"><text:span text:style-name="T1">"Hiçbir peygamber yoktur ki, ümmetini, tek gözü kör ve yalancı olan Deccal ile korkutmamış olsun. Dikkat edin! Onun bir gözü kördür. Sizin Rabbiniz, ise asla (ve haşa) kör değildir. Onun (Deccal'in) iki gözü arasında kafir yazılıdır." </text:span><text:span text:style-name="T8">106</text:span></text:p>
      <text:p text:style-name="P307"><text:span text:style-name="T1">* İmam Müslim'in </text:span><text:span text:style-name="T5">Sahih</text:span><text:span text:style-name="T1">'inde, Hz. Huzeyfe'den rivayetine göre;</text:span></text:p>
      <text:p text:style-name="P254">Resulullah Efendimiz şöyle buyurmuştur: </text:p>
      <text:p text:style-name="P254">"Ben, Deccal ile beraber olan şeyleri biliyorum. Onunla beraber iki nehir akacaktır. Onlardan biri, göze, berrak bir su gibi görünecek, diğeri de yanan bir ateş gibi görünecektir. Sizden biriniz o zamana yetişirse, o ateş gibi yanan şeye gelsin. Başını ona daldırsın ve ondan içsin.</text:p>
      <text:p text:style-name="P307"><text:span text:style-name="T1">Çünkü o, soğuk bir sudur. Şüphesiz ki, Deccal'ın gözü, hayvan gözüne çevrilmiştir. Onun üzerinde de kaba bir tırnak vardır. İki gözünün arasında kafir diye yazılıdır. Okuma yazmayı bilen veya bilmeyen her mü'min o yazıyı okuyacaktır." </text:span><text:span text:style-name="T8">107</text:span></text:p>
      <text:p text:style-name="P254">* İmam Müslim'in Sahih'inde, Ebu Hureyre'den rivayetine göre;</text:p>
      <text:p text:style-name="P307"><text:span text:style-name="T1">"Resulullah Efendimiz şöyle buyurmuştur: </text:span><text:span text:style-name="T3">"Hz. Adem'in yaratılışından kıyamete kadar Deccal'dan daha büyük (bir fitne) yoktur." </text:span><text:span text:style-name="T8">108</text:span></text:p>
      <text:p text:style-name="P254">* Nevasi b. Sem'an'dan rivayete göre, Resulullah şöyle buyurmuştur;</text:p>
      <text:p text:style-name="P307"><text:span text:style-name="T1">"Şüphesiz ki, o (Deccal), kıvırcık saçlı ve donuk gözlü bir gençtir. Sanki ben onu Abdü'l-Uzza'ya benzetiyorum. Sizden kim onun zamanına yetişirse, ona karşı Kehf Suresi'nin baş tarafını okusun. O, Şam ile Irak arasında bir yerden zuhur edecektir." </text:span><text:span text:style-name="T8">109</text:span></text:p>
      <text:p text:style-name="P307"><text:span text:style-name="T1">* İmam Müslim'in </text:span><text:span text:style-name="T5">Sahih</text:span><text:span text:style-name="T1">'inde, Esma binti Yezid'den rivayetine göre;</text:span></text:p>
      <text:p text:style-name="P254">"Resulullah bir gün onların evinde bulunuyordu. Deccal'dan bahsederken şöyle buyurdu: </text:p>
      <text:p text:style-name="P254">"Onun zuhurunun öncesinde alamet olarak üç yıl olacaktır. Birinci yıl, gökyüzü, yağmurlarının üçte birini yağdırmayacak ve yeryüzü de bitkilerinin üçte birini çıkarmayacaktır.</text:p>
      <text:p text:style-name="P254">İkinci yıl, gökyüzü, yağmurlarının üçte ikisini yağdırmayacak ve yeryüzü de bitkilerinin üçte ikisini çıkarmayacaktır.</text:p>
      <text:p text:style-name="P307"><text:span text:style-name="T1">Üçüncü yıl, gökyüzü, hiç yağmur yağdırmayacak ve yeryüzü de hiç bitki çıkarmayacaktır." </text:span><text:span text:style-name="T8">110</text:span></text:p>
      <text:p text:style-name="P254"><text:s/></text:p>
      <text:p text:style-name="P281">Hz. İsa (as)'ın Hz. Mehdi (as) <text:s/>ile buluşması </text:p>
      <text:p text:style-name="P54">* İbn-i Mace ve Ebu Nuaym'ın, Ebu Umame'den, rivayetine göre;</text:p>
      <text:p text:style-name="P126"><text:soft-page-break/>"Resulullah (sav) Deccal'dan bahsederken, Ümmü Şurayk, ahir zamanda Arapların nerede olacaklarını sordu. Bunun üzerine Resulullah (sav)'de o gün Arapların az olacaklarını, Kudüs'ün korkulu olaylara sahne olacağını ve o günlerde Hz. Mehdi (as)'nin <text:s/>ortaya çıkıp onlara lider olacağını bildirdi ve şöyle buyurdu:</text:p>
      <text:p text:style-name="P257">"Mehdi salih bir insandır. Sabah namazını kıldırmak için öne geçtiği bir sırada Meryem oğlu İsa Aleyhisselam (yeryüzüne) inecektir. Bunun üzerine imam (Mehdi), namazı onun kıldırması için geri geri çekilecek, fakat Hz. İsa Aleyhisselam, iki elini onun omuzları arasına koyacak ve şöyle diyecek: "Sen öne geç ve namaz kıldır. Çünkü, o senin için ikame olundu." Bu sözlerden sonra imamları (Mehdi) onlara namaz kıldıracaktır." 111</text:p>
      <text:p text:style-name="P307"><text:span text:style-name="T1">* Ebu Amr Ed-Dari'nin Sünen'inde Hz. Huzeyfe (ra)'dan rivayetine göre; "Resulullah (sav)şöyle buyurmuştur: "Meryem oğlu İsa sanki saçından su damlar gibi bir halde (Dünya'ya) inecektir. Mehdi: "Öne geç de insanlara namaz kıldır" diyecek. Hz. İsa da: "Namaz ancak senin için ikame olundu, diyecek" ve benim neslimden bir kişinin arkasında namaz kılacaktır." </text:span><text:span text:style-name="T8">112</text:span></text:p>
      <text:p text:style-name="P217"/>
      <text:p text:style-name="P281">HZ. MEHDİ (AS)'NİN VEFATI VE MÜDDETİ HAKKINDA</text:p>
      <text:p text:style-name="P71"><text:span text:style-name="T29">* İslam alimlerinin bildirdiklerine göre Mehdi Aleyhisselam, Hz. İsa ile beraber Kudüs'e gidecek ve orada vefat edecektir. Hz. İsa ve kendisiyle beraber olan Müslümanlar Hz. Mehdi (as)'nin <text:s/>cenaze namazını kılacaklardır. </text:span><text:span text:style-name="T35">114</text:span></text:p>
      <text:p text:style-name="P172">* İmam Ahmet, Resulullah (sav)'den rivayet etmiştir;</text:p>
      <text:p text:style-name="P307"><text:span text:style-name="T1">"...Malı bölecek ve insanlara peygamberlerinin sünnetiyle davranacak, İslam'ı aradaki komşu diyarlara bildirecek, 7 yıl kalacak sonra vefat edecek ve Müslümanlar namazını kılacaklar." </text:span><text:span text:style-name="T8">115</text:span></text:p>
      <text:p text:style-name="P254"/>
      <text:p text:style-name="P281">HZ. MEHDİ (AS)'NİN ÖMRÜ HAKKINDA</text:p>
      <text:p text:style-name="P254">* Ebu Said el-Hudri'nin rivayetine göre;</text:p>
      <text:p text:style-name="P172">"...Şam'ın ileri gelenleri ve Irak halkının temsilcileri gelecek ve o kimseye biat edecek sonra dayıları Kelb kabilesinden olan birisi gelecek ve onlara asker gönderecek ve onlara galip gelecek umutsuzluk ise beni Kelb kabilesinin ganimetine hazır olmayanlar içindir.</text:p>
      <text:p text:style-name="P307"><text:span text:style-name="T1">Malı bölecek ve insanlara peygamberlerinin sünnetiyle davranacak İslam'ı aradaki komşu diyarlara bildirecek 7 yıl kalacak sonra vefat edecek ve Müslümanlar namazını kılacaklar." İmam-ı Ahmet bu hadis iki lafzıyla rivayet etmiştir ve yine bir çok ravi çeşitli şekillerde bu anlamda hadisler rivayet etmişlerdir." </text:span><text:span text:style-name="T8">116</text:span></text:p>
      <text:p text:style-name="P254">* Tirmizi'nin, Ebu Said (ra)'dan rivayetine göre;</text:p>
      <text:p text:style-name="P307"><text:span text:style-name="T1">"Resulullah (sav) şöyle buyurmuştur: "Benim ümmetimin içinde Mehdi çıkacak, beş veya dokuz yıl (hüküm sürerek) yaşayacaktır. Bir adam ona gelecek ve: "Ey Mehdi! Bana (mal) ver" diyecek. O da onun elbisesini yayıp, içine taşıyabileceği kadar mal dolduracaktır." </text:span><text:span text:style-name="T8">117</text:span></text:p>
      <text:p text:style-name="P254">* Ebu Abdullah Hüseyin b. Ali'den rivayete göre;</text:p>
      <text:p text:style-name="P307"><text:span text:style-name="T1">"Hz. Mehdi (as) ondokuz yıl hüküm sürecektir". </text:span><text:span text:style-name="T8">118</text:span></text:p>
      <text:p text:style-name="P254">* Taberani ve Ebu Nuaym'ın, Ebu Said El-Hudri (ra)'dan rivayetlerine göre;</text:p>
      <text:p text:style-name="P307"><text:span text:style-name="T1">"Resulullah (sav) şöyle buyurmuştur: "Benim Ehl-i Beytimden bir şahıs çıkacaktır. O, </text:span><text:soft-page-break/><text:span text:style-name="T1">benim sünnetimi anlatacaktır. Allah (c.c.) onun hürmetine gökyüzünden yağmur indirecektir. Yeryüzü (Allah (c.c.)'ın emri ile) bereketini dışarı çıkaracaktır. O, daha önce zulüm ve haksızlıkla doldurulmuş olan dünyayı hak ve adaletle dolduracaktır. Bu sünneti yedi yıl yapacaktır." </text:span><text:span text:style-name="T8">119</text:span></text:p>
      <text:p text:style-name="P254">* Hz. Ali'den rivayete göre;</text:p>
      <text:p text:style-name="P307"><text:span text:style-name="T3">Hz. Mehdi, bütün bid'atları yok edecek ve bütün sünnetleri de ikame edecektir. </text:span><text:span text:style-name="T1">Konstantiniyye'yi, Çin'i, Deylem Dağı'nı fethedecektir. Hz. Mehdi (as) bu hal üzere yedi yıl kalacaktır. Onun her senesi, sizin on seneniz gibidir." </text:span><text:span text:style-name="T8">120</text:span></text:p>
      <text:p text:style-name="P254">* Darakutni ve Taberani'nin, Ebu Hureyre (ra)'dan rivayetlerine göre;</text:p>
      <text:p text:style-name="P307"><text:span text:style-name="T1">"Resulullah (sav) şöyle buyurmuştur: "Benim ümmetimin içinde Mehdi olacaktır. Her ne kadar yedi veya sekiz, yahut da dokuz yıldan az olsa bile, daha önce benzeri olmayan bir şekilde ümmetimden günahsız ve günahkar olan herkes onun devrinde nimetlendirilecektir." </text:span><text:span text:style-name="T8">121</text:span></text:p>
      <text:p text:style-name="P254">* Nuaym'ın, Zühri'den rivayetine göre;</text:p>
      <text:p text:style-name="P307"><text:span text:style-name="T1">Hz. Mehdi (as) 14 sene yaşayacak, sonra normal bir şekilde ölecektir. </text:span><text:span text:style-name="T8">122</text:span></text:p>
      <text:p text:style-name="P254">* Yine Nuaym'ın Bukye b. Velit'den rivayetine göre; </text:p>
      <text:p text:style-name="P307"><text:span text:style-name="T1">"Hz. Mehdi (as)'nin <text:s/>hayatı 30 senedir." </text:span><text:span text:style-name="T8">123</text:span></text:p>
      <text:p text:style-name="P254">* Yine Nuaym'ın, Dinar b. Dinar'dan rivayetine göre; </text:p>
      <text:p text:style-name="P254">"Hz. Mehdi (as) dünyada 40 yıl kalacaktır". 124</text:p>
      <text:p text:style-name="P254"/>
      <text:p text:style-name="P254"/>
      <text:p text:style-name="P284">HZ. MEHDİ (AS)'NİN ÇIKIŞ ZAMANI </text:p>
      <text:p text:style-name="P254"> </text:p>
      <text:p text:style-name="P254">Hadislerden haber verilen bilgilere göre, Hicri 1400'lü yıllar, Allah'ın izniyle Hz. İsa'nın tekrar yeryüzüne dönüşü, Hz. Mehdi (as)'nin <text:s/>gelişi, Deccal'in çıkması ve Hz. İsa'ya yenilmesi, tüm dünyada insanların kitleler halinde İslam'a yönelmesi gibi büyük olayların gerçekleşeceği olağanüstü bir dönemdir. </text:p>
      <text:p text:style-name="P172">Özellikle Hz. Mehdi (as)'nin <text:s/>gelişiyle ilgili hadis-i şeriflerde ve alimlerin açıklamalarında bildirilen çeşitli tarih ve dönemler vardır. </text:p>
      <text:p text:style-name="P254"> </text:p>
      <text:p text:style-name="P265">1. Her Yüz Senede Bir Müceddid Gönderilmesi</text:p>
      <text:p text:style-name="P254">Müceddid kelimesinin sözlük anlamı "dini canlandıran, yenileyen"dir. Peygamberimiz (sav)'in hadislerinde her yüzyıl başında dini hakikatleri devrin ihtiyaçlarına göre açıklamak üzere gönderilen bir kişiden söz edilmiştir. Bu kişi aynı zamanda Peygamberimiz (sav)'in varisidir: </text:p>
      <text:p text:style-name="P126"/>
      <text:p text:style-name="P71"><text:span text:style-name="T29">Ebu Hüreyre'nin rivayetine göre; Resulullah (sav) şöyle buyurmuş: Gerçekten Aziz ve Celil olan Allah </text:span><text:span text:style-name="T31">HER YÜZ SENENİN BAŞINDA şu ümmetin dinini bidatten (dine sonradan karışmış batıl uygulamalardan) ayıracak, yenileyecek (ilim sahibi) bir zatı gönderir. </text:span></text:p>
      <text:p text:style-name="P54">(Sünen-i Ebu Davud, 5/100) </text:p>
      <text:p text:style-name="P54"/>
      <text:p text:style-name="P322">Büyük İslam alimi İmam Rabbani'nin bu konudaki açıklaması ise şöyledir:</text:p>
      <text:p text:style-name="P322"/>
      <text:p text:style-name="P71"><text:soft-page-break/><text:span text:style-name="T31">HER YÜZ SENE BAŞINDA</text:span><text:span text:style-name="T29"> bu ümmetin uleması arasından </text:span><text:span text:style-name="T31">BİR MÜCEDDİD GELECEK</text:span><text:span text:style-name="T29"> ve şeriatı ihya edecektir (canlandıracaktır). (Mektubat-ı Rabbani, 1/520)</text:span></text:p>
      <text:p text:style-name="P54"/>
      <text:p text:style-name="P54">Bediüzzaman Said Nursi de bu konu hakkında şunları söyler: </text:p>
      <text:p text:style-name="P54"/>
      <text:p text:style-name="P71"><text:span text:style-name="T29">Ashâb-ı Kütüb-i Sitte'den İmam-ı Hâkim'in Müstedrek'inde ve Ebu Dâvud'un Kitab-ı Sünen'inde, Beyhaki "Şuab-ı İman"da tahric buyurdular (meydana koydular): </text:span><text:span text:style-name="T31">"HER YÜZ SENEDE BİR, Cenab-ı Hak bir MÜCEDDİD-İ DİN (dini yenileyen) GÖNDERİYOR..</text:span><text:span text:style-name="T29">." </text:span></text:p>
      <text:p text:style-name="P54">(Barla Lahikası, 119)</text:p>
      <text:p text:style-name="P54"/>
      <text:p text:style-name="P322">Bediüzzaman Said Nursi, Barla Lahikası'nda Hicri 1200'lü yılların "müceddidi"nin Hazreti Mevlana Halid, olduğunu söyler. Bu açıklamasının devamında, Risale-i Nurlar'ın da Hicri 1300'lü yıllar için bir "müceddid" hükmünde olduğunu şöyle ifade eder:</text:p>
      <text:p text:style-name="P254"/>
      <text:p text:style-name="P1"/>
      <text:p text:style-name="P71"><text:span text:style-name="T29">Madem tam yüz sene sonra, aynen dört cihette tevafuk ederek Risale-i Nur eczaları (bölümleri) aynı vazifeyi görmüş... Kanaat verir ki –nass-ı hadis (hadisin açık ifadesi) ile- </text:span><text:span text:style-name="T31">Risale-i Nur tecdid-i din (dini yenileme, canlandırma) hususunda bir müceddid hükmündedir. </text:span></text:p>
      <text:p text:style-name="P54">(Barla Lahikası, 121)</text:p>
      <text:p text:style-name="P54"/>
      <text:p text:style-name="P322">Bediüzzaman Hicri 1400'lü yılların "müceddidi"nin ise Hz. Mehdi (as) olacağını açıkça müjdelemiştir:</text:p>
      <text:p text:style-name="P1"/>
      <text:p text:style-name="P71"><text:span text:style-name="T29">Şimdi hatıra geldi ki, eğer şeddeli "lamlar" ve (mim) ikişer sayılsa </text:span><text:span text:style-name="T31">BUNDAN BİR ASIR SONRA ZULÜMATI DAĞITACAK ZATLAR İSE</text:span><text:span text:style-name="T29">, Hazreti Mehdi'nin talebeleri olabilir. </text:span></text:p>
      <text:p text:style-name="P54">(Şualar, Birinci Şua, s. 85)</text:p>
      <text:p text:style-name="P54"/>
      <text:p text:style-name="P345"><text:span text:style-name="T1">Bediüzzaman, İslam aleminin üzerindeki zulüm ortamının kendisinden </text:span><text:span text:style-name="T3">"bir asır sonra"</text:span><text:span text:style-name="T1"> ancak Hz. Mehdi (as) vesilesi ile dağıtılacağını söylemiştir. Kendisinden bir sonraki yüzyılda yani Hicri 1400'lü yıllarda Hz. Mehdi (as)'nin <text:s/>yapacağı çalışmalarla, Müslümanların büyük sıkıntılardan kurtulup feraha kavuşacaklarını açıklamıştır. </text:span></text:p>
      <text:p text:style-name="P326"/>
      <text:p text:style-name="P326">2. Hz. Mehdi (as) "İkinci Bin"de Gelecektir</text:p>
      <text:p text:style-name="P54">Büyük İslam alimi İmam Rabbani, Hz. Mehdi (as)'nin <text:s/>Peygamberimiz (sav)'in vefatından 1000 (bin) sene geçtikten sonra ikinci binin içinde geleceğini bildirmektedir. Bu konuyla ilgili İmam Rabbani'nin pek çok açıklaması mevcuttur: </text:p>
      <text:p text:style-name="P54"/>
      <text:p text:style-name="P71"><text:span text:style-name="T29">Kuran hükümlerinin kuvvetlendirilmesi, milleti yenilemesi bu </text:span><text:span text:style-name="T31">İKİNCİ BİNDEDİR.</text:span><text:span text:style-name="T29"> Bu davanın doğruluğuna adil şahid: Hz. İsa'nın (as) </text:span><text:span text:style-name="T31">MEHDİ'NİN (ra) BU BİN İÇİNDE VAROLUŞLARIDIR.</text:span><text:span text:style-name="T29"> (Mektubat-ı Rabbani, c.1, s.611)</text:span></text:p>
      <text:p text:style-name="P54"><text:soft-page-break/></text:p>
      <text:p text:style-name="P71"><text:span text:style-name="T29">Resulullah (sav)'in ümmeti arasından çıkanlar pek kamildirler. Yani Resulullah (sav)'in </text:span><text:span text:style-name="T31">irtihali (vefatı) üzerinden bin sene geçtikten sonra</text:span><text:span text:style-name="T29"> isterse az olsunlar. </text:span><text:span text:style-name="T31">ARADAN BİN SENE GEÇTİKTEN SONRA, MEHDİ'NİN GELİŞİ DE BUNUN İÇİNDİR</text:span><text:span text:style-name="T29">. Onun mübarek kudümünü (gelişini), Hatem'ür-rüsül Resulullah (sav) müjdelemiştir. Hz. İsa (as) dahi aradan bin sene geçtikten sonra nüzul edecektir. </text:span></text:p>
      <text:p text:style-name="P322">(Mektubat-ı Rabbani, c.1, s.440)</text:p>
      <text:p text:style-name="P1"/>
      <text:p text:style-name="P345"><text:span text:style-name="T1">Peygamber Efendimiz (sav)'in vefatından bin sene geçtikten sonra </text:span><text:span text:style-name="T3">ikinci bin yılına girilir. İmam Rabbani'nin yukarıdaki izahlarına göre ikinci bin yıl içerisinde Hz. İsa ve Hz. Mehdi (as) gelecektir. </text:span></text:p>
      <text:p text:style-name="P254"> </text:p>
      <text:p text:style-name="P57">3. Peygamberimiz (sav) Hz. Mehdi (as)'nin , Hicri 1400'lü Yıllarda Geleceğini Açıkça Haber Vermiştir</text:p>
      <text:p text:style-name="P254">Peygamber Efendimiz (sav) bazı hadislerinde Hz. Mehdi (as)'nin <text:s/>geliş tarihi olarak da açıkça 1400 yılını vermiştir. Bu hadislerden biri şöyledir:</text:p>
      <text:p text:style-name="P71"><text:span text:style-name="T31">İnsanlar 1400 senesinde Mehdi'nin yanında toplanacaklardır.</text:span><text:span text:style-name="T29"> (Risaletül Huruc-ül Mehdi, sf. 108)</text:span></text:p>
      <text:p text:style-name="P54">Peygamber Efendimiz (sav) hadisleriyle ahir zaman alametleri hakkında bize pek çok bilgi vermiştir. Örneğin Hz. Mehdi (as)'nin <text:s/>çıkışından önce yaşanacak olayları çok detaylı olarak tarif etmiştir. Bu konuyla ilgili olarak Buhari ve Müslim, Ömer bin Hattab ve Huzeyfe'den şöyle rivayet etmişlerdir:</text:p>
      <text:p text:style-name="P54"/>
      <text:p text:style-name="P71"><text:span text:style-name="T31">"Resuli Ekrem (ASM)... Bu hutbelerinde, bütün olmuş ve bundan sonra olacak olan hadiseleri haber verdi, onları bize öğretti ve ezberletti.</text:span><text:span text:style-name="T29">" (Buhari, Müslim) </text:span></text:p>
      <text:p text:style-name="P54"/>
      <text:p text:style-name="P54">Hz. Huzeyfe bin el-Yeman (ra) da bu konuda şunları söylemiştir:</text:p>
      <text:p text:style-name="P54"/>
      <text:p text:style-name="P54">"Allah'a kasem ederim, Resuli Ekrem (sav) dünyanın sonuna kadar gelecek olan fitneleri ve o fitneleri çıkaran reisleri ta üç yüzden daha fazla kimseleri bize isimleriyle, babalarının isimleriyle ve kabilelerinin isimleriyle haber verdi." (Ebu Davud)</text:p>
      <text:p text:style-name="P54"/>
      <text:p text:style-name="P54">Peygamberimiz (sav)'den bize ulaşan haberlerin birbiri ardına gerçekleşmiş olması ve halen de gerçekleşmeye devam ediyor olması, içinde bulunduğumuz dönemin ahir zaman olduğu konusuna kesinlik getirmektedir. (En doğrusunu Allah bilir) </text:p>
      <text:p text:style-name="P324"/>
      <text:p text:style-name="P54">Nitekim Peygamberimiz (sav)'in, Hz. Mehdi (as)'nin <text:s/>çıkış tarihi olarak hadislerinde açıkça Hicri 1400 tarihini vermesi de bu alametleri bir kez daha teyid etmekte, Hz. Mehdi (as)'nin <text:s/>çıkışının çok yakın olduğunu bize bildirmektedir. (En doğrusunu Allah bilir) </text:p>
      <text:p text:style-name="P254"> </text:p>
      <text:p text:style-name="P265"><text:soft-page-break/>4. Bediüzzaman'a Göre Hz. Mehdi (as) 1400'lü Yıllarda Görev Yapacaktır</text:p>
      <text:p text:style-name="P254">Bediüzzaman'ın da, farklı tarihlerde yaptığı açıklamaların hepsinde, Hz. Mehdi (as)'nin <text:s/>geliş zamanı olarak Hicri 1400'lü yılların başlarına işaret edilmiştir. Bediüzzaman bir sözünde, Hz. Mehdi (as)'nin <text:s/>Asr-ı Saadet döneminden 1400 sene sonra çıkacağını şöyle belirtmektedir:</text:p>
      <text:p text:style-name="P1"/>
      <text:p text:style-name="P71"><text:span text:style-name="T29">İSTİKBAL-İ DÜNYEVİYEDE (dünyanın geleceğinde) </text:span><text:span text:style-name="T31">1400 SENE SONRA GELECEK BİR HAKİKATİ</text:span><text:span text:style-name="T29"> asırlarında karib (yakın) zannetmişler." (Sözler, 318)</text:span></text:p>
      <text:p text:style-name="P324"/>
      <text:p text:style-name="P345"><text:span text:style-name="T1">Bediüzzaman'ın ifadesinde belirttiği, "sahabe döneminden </text:span><text:span text:style-name="T3">1400</text:span><text:span text:style-name="T1"> sene sonrası" Hicri 1400'lü yılların başlarına, </text:span><text:span text:style-name="T3">yani Miladi olarak 1979-1980 senelerine denk gelmektedir. </text:span></text:p>
      <text:p text:style-name="P71"><text:span text:style-name="T29">Bediüzzaman, Hicri </text:span><text:span text:style-name="T31">1327</text:span><text:span text:style-name="T29">'de Şam'da Emevi Camii'nde on bin kişiye verdiği hutbesinde, Hicri </text:span><text:span text:style-name="T31">1371</text:span><text:span text:style-name="T29">'den sonraki İslam aleminin geleceğine yönelik izahlar yapmakta, ahir zamandan çeşitli tarihler vererek, beklenen Mehdi'nin mücadele zamanlarına dikkat çekmektedir. Bediüzzaman, Hz. Mehdi (as)'nin <text:s/>göreve başlaması ve inkarcı zihniyeti fikren mağlup etmesi ile ilgili olarak şu tarihleri bildirmektedir:</text:span></text:p>
      <text:p text:style-name="P71"><text:span text:style-name="T29">Ta </text:span><text:span text:style-name="T31">1371</text:span><text:span text:style-name="T29"> senesinden sonraki alem-i İslam'ın mukadderatına (kaderine) nazar eden (göz atan) Hutbe-i Şamiye'deki hakikatler... Evet şimdi olmasa da </text:span><text:span text:style-name="T31">30-40 SENE SONRA</text:span><text:span text:style-name="T29"> fen ve hakiki marifet (müsbet ilimler ve sanat, ilim ve fenlerle öğrenilen bilgi) ve medeniyetin mehasini (medeniyetin iyiliklerini) o üç kuvveti tam teçhiz edip, cihazatını verip o dokuz manileri mağlup edip dağıtmak için taharri-i hakikat meyelanını (hakikati araştırma meyli) ve insaf ve muhabbet-i insaniyeyi (insan sevgisini) o dokuz düşman taifesinin cephesine göndermiş, inşaAllah YARIM ASIR SONRA onları darmadağın edecek. (Hutbe-i Şamiye, 25)</text:span></text:p>
      <text:p text:style-name="P54"/>
      <text:p text:style-name="P345"><text:span text:style-name="T1">Şam'da yaptığı bu konuşmada, Hicri </text:span><text:span text:style-name="T3">1371</text:span><text:span text:style-name="T1"> senesinden sonra yaşanacak gelişmelere dikkat çekerek, Hz. Mehdi (as)'nin <text:s/>göreve başlamasının </text:span><text:span text:style-name="T3">1371</text:span><text:span text:style-name="T1"> tarihinden </text:span><text:span text:style-name="T3">30-40</text:span><text:span text:style-name="T1"> yıl sonra olacağını bildirmiştir. Bu tarih ise Hicri </text:span><text:span text:style-name="T3">1401-1411</text:span><text:span text:style-name="T1">, Miladi olarak da </text:span><text:span text:style-name="T3">1980-1990</text:span><text:span text:style-name="T1"> yılları arasıdır. </text:span></text:p>
      <text:p text:style-name="P345"><text:span text:style-name="T1">Yine aynı konuşmanın devamında Bediüzzaman, Hz. Mehdi (as)'nin , inkarcı fikir sistemini, fen, ilim ve medeniyetin imkanları sayesinde fikren susturacağını haber vermiştir. Bu fikri üstünlüğün tarihi olarak da 1371 tarihinden yarım asır sonrasını bildirmiştir. Bu da Hicri </text:span><text:span text:style-name="T3">1421</text:span><text:span text:style-name="T1">, yani Miladi </text:span><text:span text:style-name="T3">2001</text:span><text:span text:style-name="T1"> senesi demektir.</text:span></text:p>
      <text:p text:style-name="P54">Bediüzzaman'ın ahir zamanla ilgili bir diğer açıklaması da şöyledir:</text:p>
      <text:p text:style-name="P54"/>
      <text:p text:style-name="P71"><text:span text:style-name="T31">YETMİŞ BİRDE FECR-İ SADIK (tan yerinin ağarması, Güneş doğmadan önceki kızıllık, sabah vakti) BAŞLADI </text:span><text:span text:style-name="T29">veya başlayacak. Eğer bu, fecr-i kazib (sabaha karşı ufukta yayılmaya başlayan birinci kızıllık) de olsa, </text:span><text:span text:style-name="T31">OTUZ KIRK SENE SONRA FECR-İ SADIK  (fecr-i kazibden sonra yayılmaya başlayan ikinci aydınlanma) ÇIKACAK</text:span><text:span text:style-name="T29">. (Hutbe-i Şamiye, 23)</text:span></text:p>
      <text:p text:style-name="P54"/>
      <text:p text:style-name="P54">Bediüzzaman'a göre fecr-i sadık'ın çıkacağı yıllar:</text:p>
      <text:p text:style-name="P54">1371 + 30 = 1401 = 1981</text:p>
      <text:p text:style-name="P322">1371 + 40 = 1411 = 1991 </text:p>
      <text:p text:style-name="P322"><text:soft-page-break/></text:p>
      <text:p text:style-name="P322">Bediüzzaman bu izahına göre Hakkın karşısında batılı temsil eden düşünce olan ateizmin ve materyalist felsefenin dağıtılmaya başlamasının 1981-1991 yıllarında, fikren tam anlamıyla susturulup dağıtılmasının ise 2001 yılında olacağına işaret etmiştir. (En doğrusunu Allah bilir)</text:p>
      <text:p text:style-name="P322">Bediüzzaman Said Nursi'nin Hz. Mehdi (as)'nin <text:s/>çıkışı hakkındaki bir diğer sözü ise şöyledir:</text:p>
      <text:p text:style-name="P1"/>
      <text:p text:style-name="P71"><text:span text:style-name="T29">Bu zamanda öyle fevkalade hakim cereyanlar var ki, herşeyi kendi hesabına aldığı için, faraza hakiki beklenilen ve </text:span><text:span text:style-name="T31">BİR ASIR SONRA GELECEK O ZAT</text:span><text:span text:style-name="T29"> dahi bu zamanda gelse... (Kastamonu Lahikası, 57)</text:span></text:p>
      <text:p text:style-name="P54"/>
      <text:p text:style-name="P71"><text:span text:style-name="T29">Bediüzzaman Said Nursi, </text:span><text:span text:style-name="T31">"hakiki beklenilen ve bir asır sonra gelecek o zat"</text:span><text:span text:style-name="T29"> diyerek Hz. Mehdi (as)'nin <text:s/>kendi döneminde henüz gelmediğini bildirmektedir. Ayrıca Müslümanlar tarafından beklendiğini ve kendi yaşadığı devirden bir asır sonra geleceğini de haber vermektedir. Bediüzzaman Hicri 1300'lü yıllarda yaşamıştır. Kendisinden sonra gelecek asır olan Hicri 1400'lü yıllar Hz. Mehdi (as)'nin <text:s/>çıkış zamanıdır.</text:span></text:p>
      <text:p text:style-name="P326">5. Kuran'da Haber Verilen Ahir Zamanla İlgili Bazı Bilgiler </text:p>
      <text:p text:style-name="P54">Kuran, her asra hükmeden bir kitaptır ve ayetlerin birçoğunda birden fazla anlam yüklü olabilmektedir. Kuran'da, Peygamberimiz (sav) döneminde yaşanan olaylar anlatıldığı gibi, ahir zamandaki olaylar da işari olarak haber verilmektedir. </text:p>
      <text:p text:style-name="P254">Ayetlerde Peygamberimiz (sav) döneminde müminlerin yaptıkları mücadele, adaletli uygulamalar ve yaşantıları bildirilirken, aynı zamanda tüm asırlara yönelik öğütler de bulunmaktadır. </text:p>
      <text:p text:style-name="P126">Her bir ayet, dikkatli okuyanlar için katlanmış anlamlar içermekte, ayetlerde insanların ihtiyaç duydukları herşey açıklanmaktadır. </text:p>
      <text:p text:style-name="P307"><text:span text:style-name="T1">Bir ayette Kuran'ın bu özelliği </text:span><text:span text:style-name="T3">"... Biz Kitabı sana, herşeyin açıklayıcısı, Müslümanlara bir hidayet, bir rahmet ve bir müjde olarak indirdik."</text:span><text:span text:style-name="T1"> (Nahl Suresi, 89) şeklinde bildirilir. </text:span></text:p>
      <text:p text:style-name="P254">Pek çok ayette de Kuran'daki örnekler üzerinde düşünmemiz ve onlardan ibretler çıkarmamız öğütlenmektedir. Allah, Kuran ayetleri üzerine düşünmeyi emrettiği ayetlerden birkaçında şöyle buyurmaktadır:</text:p>
      <text:p text:style-name="P254"/>
      <text:p text:style-name="P264">Andolsun, bu Kuran'da her örnekten insanlar için çeşitli açıklamalarda bulunduk. İnsanların çoğu ise ancak inkarda ayak direttiler. (İsra Suresi, 89)</text:p>
      <text:p text:style-name="P264"/>
      <text:p text:style-name="P264">Andolsun, Biz bu Kur'an'da, belki öğüt alıp-düşünürler diye, insanlar için her bir örnekten verdik. (Zümer Suresi, 27)</text:p>
      <text:p text:style-name="P14"/>
      <text:p text:style-name="P233">İslam ahlakının dünyaya hakim olması, Peygamber Efendimiz (sav)'in vefatından sonra kıyamete kadar gerçekleşecek olan ahir zaman alametlerinin en önemlilerinden biridir. </text:p>
      <text:p text:style-name="P233">Kuran'da ahir zaman, Hz. Mehdi (as) ve Kuran ahlakının dünyada hakim olması hakkında <text:soft-page-break/>da pek çok işari manada ayet bulunmaktadır. </text:p>
      <text:p text:style-name="P54">Peygamber Efendimiz (sav)'in de, ahir zaman konusuna Kuran'da işaret olduğunu bildiren çeşitli hadisleri vardır. Bunlardan biri şu şekildedir:</text:p>
      <text:p text:style-name="P253"/>
      <text:p text:style-name="P56">Mehdi tıpkı Zülkarneyn ve Süleyman gibi dünyaya hükmedecektir. </text:p>
      <text:p text:style-name="P54">(El-Kavlu'l Muhtasar Fi Alamatil Mehdiyy-il Muntazar, s. 29)</text:p>
      <text:p text:style-name="P54"/>
      <text:p text:style-name="P322">Bu hadis, Kuran'da yer alan Hz. Zülkarneyn ve Hz. Süleyman kıssalarını, Hz. Mehdi (as) konusuyla bağlantılı olarak incelememize işaret etmektedir. </text:p>
      <text:p text:style-name="P322">Diğer bazı hadislerde de Kehf ve Talut kıssalarında ahir zamana bakan çok önemli işaretler olduğu haber verilmektedir. Peygamber Efendimiz (sav) şöyle buyurmaktadır: </text:p>
      <text:p text:style-name="P1"/>
      <text:p text:style-name="P71"><text:span text:style-name="T31">Ashab-ı Kehf, Hz. Mehdi (as)'nin <text:s/>yardımcıları olacaktır.</text:span><text:span text:style-name="T29"> (Kitab-ul Burhan Fi Alamet-il Mehdiyy il Ahir Zaman, s. 59)</text:span></text:p>
      <text:p text:style-name="P54"/>
      <text:p text:style-name="P71"><text:span text:style-name="T31">Hz. Mehdi (as)'nin <text:s/>yardımcılarının sayısı Talut ile nehri geçenler kadardır. </text:span><text:span text:style-name="T29">(Kitab-ul Burhan Fi Alamet-il Mehdiyy-il Ahir Zaman, s. 57)</text:span></text:p>
      <text:p text:style-name="P54">Peygamber Efendimiz (sav)'in, ahir zaman ve Hz. Mehdi (as) ile ilgili hadislerini Kuran kıssalarıyla bağlantı kurarak anlatması, söylediğimiz meseleye çok kuvvetli bir delil teşkil etmektedir. </text:p>
      <text:p text:style-name="P322">Bu bakış açısıyla incelendiğinde Kuran'da İslam ahlakının yeryüzüne hakim olacağı bir dönemin varlığına işaret eden birçok ayet olduğu görülmektedir. </text:p>
      <text:p text:style-name="P54">Ayetlerde gerçekleşecek olan olaylarla ilgili işaretlerin yanısıra, bu olayların tarihlerine yönelik işaretler de bulunmaktadır. </text:p>
      <text:p text:style-name="P254">Bu tarihler çeşitli hesap yöntemleriyle tespit edilmektedir. Bu yöntemlerin başında ise "ebced hesabı" gelir. </text:p>
      <text:p text:style-name="P254">Bu hesap yöntemi, çok eski tarihlere kadar uzanan ve daha henüz Kuran indirilmeden önce kullanımı çok yaygın olan bir yazım şeklidir. </text:p>
      <text:p text:style-name="P254">Eski dönemlerden beri, tüm olaylar, harflere rakam değeri verilerek yazılır ve böylece her olayın tarihi de kayda geçilmiş olurdu. Bu tarihler, kullanılan her harfin özel rakam değerlerinin toplanmasıyla elde ediliyordu.</text:p>
      <text:p text:style-name="P254">Geçmişte bazı İslam alimleri, ebced yöntemi ile ayetlere bakarak pek çok olayın tarihini önceden tahmin etmişlerdir. Bugün de Kuran'da geçen bazı ayetlere bakıldığında, bu ayetlerin, anlamlarına uygun birtakım tarihlere denk geldiğini görürüz. (Doğrusunu Allah bilir)</text:p>
      <text:p text:style-name="P254">Ahir zaman ve Hz. Mehdi (as) konusuna işaret eden ayetler içinde ebced değerleri Hicri 1400'lü yılları veren çok sayıda ayet vardır. </text:p>
      <text:p text:style-name="P254">Birazdan bazı ayetlerin içindeki ilgili bölümlerin ebced hesaplarını vereceğiz. Bu ebced hesaplarının sonucu olan tarihler aşağı yukarı belirli bir döneme işaret etmektedir. </text:p>
      <text:p text:style-name="P254">Bu tarihler Peygamberimiz (sav)'in bildirdiği ahir zamanın alametlerinin birbiri ardına gerçekleştiği zamana aittir. </text:p>
      <text:p text:style-name="P254"><text:soft-page-break/>Ayetlerde bildirilen gerçekler düşünüldüğünde de, Rabbimiz'in bu ayetlerle ahir zamanda gerçekleşecek olan olaylara yönelik işaretleri bize haber veriyor olması mümkündür. (En doğrusunu Allah bilir)</text:p>
      <text:p text:style-name="P1"/>
      <text:p text:style-name="P56">Allah barış yurduna çağırır ve kimi dilerse dosdoğru yola yöneltip-iletir. (Yunus Suresi, 25)</text:p>
      <text:p text:style-name="P54"/>
      <text:p text:style-name="P71"><text:span text:style-name="T29">Bu ayette geçen </text:span><text:span text:style-name="T31">"...ve kimi dilerse dosdoğru yola yöneltip-iletir..."</text:span><text:span text:style-name="T29"> cümlesindeki Arapça harflerin ebced değeri </text:span><text:span text:style-name="T38">Hicri 1422</text:span><text:span text:style-name="T29"> tarihini vermektedir. Bu tarih </text:span><text:span text:style-name="T38">Miladi 2001</text:span><text:span text:style-name="T29"> tarihine denk gelmektedir. </text:span></text:p>
      <text:p text:style-name="P56"/>
      <text:p text:style-name="P56">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324"/>
      <text:p text:style-name="P345"><text:span text:style-name="T1">Bu ayetteki "Allah size Talut'u (melik olarak) gönderdi." cümlesindeki arapça harflerin ebced değeri toplamı ise 1420'dir. </text:span><text:span text:style-name="T9">Hicri 1420</text:span><text:span text:style-name="T1"> tarihi ise </text:span><text:span text:style-name="T9">Miladi olarak 1999</text:span><text:span text:style-name="T1"> tarihine denk gelmektedir. Bu ebced hesabının Hz. Mehdi (as)'nin <text:s/>çıkışına yakın bir döneme dikkat çekiyor olması muhtemeldir. (En doğrusunu Allah bilir).</text:span></text:p>
      <text:p text:style-name="P322"/>
      <text:p text:style-name="P56">Elçilerini hidayet ve hak din üzere gönderen O'dur. Öyle ki onu (hak din olan İslam'ı) bütün dinlere karşı üstün kılacaktır; müşrikler hoş görmese bile. (Saf Suresi, 9)</text:p>
      <text:p text:style-name="P54"/>
      <text:p text:style-name="P71"><text:span text:style-name="T29">Allah bu ayetinde dinini tüm dinlere üstün kılacağını, İslam ahlakını dünyaya hakim kılacağını müjdelemektedir. Bu ayette geçen </text:span><text:span text:style-name="T31">"…onu bütün dinlere karşı üstün kılacaktır…"</text:span><text:span text:style-name="T29"> cümlesinin ebced değeri toplamı </text:span><text:span text:style-name="T38">1410</text:span><text:span text:style-name="T29"> tarihini vermektedir. Bu tarih </text:span><text:span text:style-name="T38">Miladi 1989</text:span><text:span text:style-name="T29"> senesine denk gelmektedir. Allah'ın İslam ahlakının hakimiyetini müjdelediği bir ayetin içinden ilgili bir bölümün ebced değerinin Peygamberimiz (sav)'in ve İslam alimlerinin dikkat çektiği Hicri 1400'lü tarihlere dikkat çekmesi, Allah'ın bu vaadinin yaklaştığına dair bir müjde olarak değerlendirilebilir.</text:span></text:p>
      <text:p text:style-name="P322">Kuran'da, ahir zamanın Hicri 1400'lü yıllarda yaşanacağına işaret eden pek çok ayet vardır. Bu ayetlerden bazıları ve içlerinde geçen bazı cümlelerin ebced değerleri şöyledir:</text:p>
      <text:p text:style-name="P1"/>
      <text:p text:style-name="P56">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56"/>
      <text:p text:style-name="P56"><text:soft-page-break/>O, ümmîler içinde, kendilerinden olan ve onlara ayetlerini okuyan, onları arındırıp-temizleyen ve onlara kitap ve hikmeti öğreten bir elçi gönderendir. Oysa onlar, bundan önce gerçekten açıkça bir sapıklık içinde idiler. (Cuma Suresi, 2)</text:p>
      <text:p text:style-name="P62"/>
      <text:p text:style-name="P325">...Oysa onlar, bundan önce gerçekten açıkça bir sapıklık içinde idiler...</text:p>
      <text:p text:style-name="P325"/>
      <text:p text:style-name="P71"><text:span text:style-name="T38">HİCRİ: 1434</text:span><text:span text:style-name="T29">  </text:span><text:span text:style-name="T38">MİLADİ: 2012</text:span></text:p>
      <text:p text:style-name="P54"> </text:p>
      <text:p text:style-name="P56">Allah, göklerin ve yerin nurudur. O'nun nurunun misali, içinde çerağ bulunan bir kandil gibidir; çerağ bir sırça içerisindedir; sırça, sanki incimsi bir yıldızdır ki, doğuya da, batıya da ait olmayan kutlu bir zeytin ağacından yakılır; (bu öyle bir ağaç ki) neredeyse ateş ona dokunmasa da yağı ışık verir. (Bu,) Nur üstüne nurdur. Allah, kimi dilerse onu Kendi nuruna yöneltip-iletir. Allah insanlar için örnekler verir. Allah, herşeyi bilendir. (Nur Suresi, 35)</text:p>
      <text:p text:style-name="P62"/>
      <text:p text:style-name="P62">...Nur üstüne nurdur. Allah kimi dilerse onu Kendi nuruna yöneltip-iletir...</text:p>
      <text:p text:style-name="P62"/>
      <text:p text:style-name="P71"><text:span text:style-name="T38">HİCRİ:1410</text:span><text:span text:style-name="T29">  </text:span><text:span text:style-name="T38">MİLADİ: 1989</text:span></text:p>
      <text:p text:style-name="P322"> </text:p>
      <text:p text:style-name="P62">...salih amellerde bulunanları 'güç ve iktidar sahibi' kılacak...</text:p>
      <text:p text:style-name="P268"/>
      <text:p text:style-name="P71"><text:span text:style-name="T38">HİCRİ: 1434</text:span><text:span text:style-name="T31"> <text:s text:c="3"/></text:span><text:span text:style-name="T38">MİLADİ: 2013</text:span><text:span text:style-name="T31">  </text:span></text:p>
      <text:p text:style-name="P263"/>
      <text:p text:style-name="P56">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54"/>
      <text:p text:style-name="P56">Ey iman edenler, Allah'a itaat edin; elçiye itaat edin ve sizden olan emir sahiplerine de...</text:p>
      <text:p text:style-name="P327"/>
      <text:p text:style-name="P345"><text:span text:style-name="T9">MİLADİ: 1985</text:span><text:span text:style-name="T3">  </text:span><text:span text:style-name="T9">HİCRİ: 1405</text:span></text:p>
      <text:p text:style-name="P266"/>
      <text:p text:style-name="P307"><text:span text:style-name="T3">Elbette Rabbin sana verecek, böylece sen hoşnut kalacaksın. (Duha Suresi, 5)</text:span><text:span text:style-name="T1"> </text:span></text:p>
      <text:p text:style-name="P1"/>
      <text:p text:style-name="P62">Elbette Rabbin sana verecek, böylece sen hoşnut kalacaksın.</text:p>
      <text:p text:style-name="P62"/>
      <text:p text:style-name="P71"><text:span text:style-name="T38">HİCRİ: 1427</text:span><text:span text:style-name="T31"> <text:s text:c="3"/></text:span><text:span text:style-name="T38">MİLADİ: 2007</text:span><text:span text:style-name="T31">  </text:span></text:p>
      <text:p text:style-name="P263"/>
      <text:p text:style-name="P56">İşte size böyle... Gerçekten Allah, kâfirlerin hileli-düzenlerini boşa çıkarıcıdır. (Enfal Suresi, 18)</text:p>
      <text:p text:style-name="P54"/>
      <text:p text:style-name="P62"><text:soft-page-break/>İşte size böyle... Gerçekten Allah, kâfirlerin hileli-düzenlerini boşa çıkarıcıdır.</text:p>
      <text:p text:style-name="P62"/>
      <text:p text:style-name="P345"><text:span text:style-name="T9">HİCRİ:1440</text:span><text:span text:style-name="T3"> <text:s/></text:span><text:span text:style-name="T9">MİLADİ: 2018</text:span></text:p>
      <text:p text:style-name="P266"/>
      <text:p text:style-name="P264">Müşrikler istemese de O dini (İslam'ı) bütün dinlere üstün kılmak için elçisini hidayetle ve hak dinle gönderen O'dur. (Tevbe Suresi, 33)</text:p>
      <text:p text:style-name="P1"/>
      <text:p text:style-name="P62">...elçisini hidayetle gönderen O'dur.</text:p>
      <text:p text:style-name="P62"/>
      <text:p text:style-name="P71"><text:span text:style-name="T38">HİCRİ: 1426</text:span><text:span text:style-name="T31"> <text:s text:c="2"/></text:span><text:span text:style-name="T38">MİLADİ: 2005</text:span></text:p>
      <text:p text:style-name="P321"/>
      <text:p text:style-name="P56">Rabbimiz, içlerinden onlara bir elçi gönder, onlara ayetlerini okusun, kitabı ve hikmeti öğretsin ve onları arındırsın. Şüphesiz, Sen güçlü ve üstün olansın, hüküm ve hikmet sahibisin. (Bakara Suresi, 129)</text:p>
      <text:p text:style-name="P62"/>
      <text:p text:style-name="P62">Rabbimiz, içlerinden onlara bir elçi gönder...</text:p>
      <text:p text:style-name="P62"/>
      <text:p text:style-name="P71"><text:span text:style-name="T38">MİLADİ: 1979</text:span><text:span text:style-name="T29">  </text:span><text:span text:style-name="T38">HİCRİ: 1400</text:span></text:p>
      <text:p text:style-name="P321"/>
      <text:p text:style-name="P264">Ve seveceğiniz bir başka (nimet) daha var: Allah'tan 'yardım ve zafer (nusret)' ve yakın bir fetih. Mü'minleri müjdele. <text:s/>Saff Suresi, 13)</text:p>
      <text:p text:style-name="P1"/>
      <text:p text:style-name="P54"/>
      <text:p text:style-name="P62">...Allah'tan 'yardım ve zafer (nusret)' ve yakın bir fetih...</text:p>
      <text:p text:style-name="P321"/>
      <text:p text:style-name="P71"><text:span text:style-name="T38">HİCRİ: 1402</text:span><text:span text:style-name="T31">  </text:span><text:span text:style-name="T38">MİLADİ:1981</text:span><text:span text:style-name="T29"> (Okunan tenvinler sayıldı)</text:span></text:p>
      <text:p text:style-name="P253"/>
      <text:p text:style-name="P254"/>
      <text:p text:style-name="P284">ALLAH'IN VAADİ KESİN BİR GERÇEKTİR</text:p>
      <text:p text:style-name="P17"/>
      <text:p text:style-name="P307"><text:span text:style-name="T1">Allah'ın yarattığı kader içerisinde her olayın yeri ve zamanı tüm detaylarıyla belirlenmiştir. Ayette bu gerçek </text:span><text:span text:style-name="T3">"Her bir haber için kararlaştırılmış bir zaman (müstakar) vardır. Siz de bileceksiniz."</text:span><text:span text:style-name="T1"> (Enam Suresi, 67) şeklinde ifade edilir. Bu süre öylesine kesin ölçülerle belirlenmiştir ki, "ne bir an ertelenebilir, ne de bir an öne alınabilir."</text:span></text:p>
      <text:p text:style-name="P54">Elbette kıyamet alametleri ve ahir zaman ile ilgili olayların gerçekleşeceği zamanlar da saniyesi saniyesine Allah Katında tespit edilmiştir. <text:s/>Allah'a samimiyetle iman eden müminler kaderi izlediklerinin bilincinde olarak asırlar boyunca kıyamet alametlerinin çıkışını büyük bir merak ve heyecanla gözlemlemişlerdir. Ayet ve hadislerdeki işaretler üzerine derin derin düşünmüşler, ahir zamanın ilk dönemindeki fitne ve belalara karşı hazırlıklı olmaya gayret göstermişler, bununla birlikte Hz. Mehdi'yi görmeyi ve onunla beraber olmayı da yürekten arzu <text:soft-page-break/>etmişlerdir. Günümüzde de samimi Müslümanlar Kuran'da vaat edilen İslam ahlakının hakimiyetinin gerçekleşmesini, Hz. Mehdi (as)'nin <text:s/>çıkışını ve Allah'ın bu müjdesine vesile olmasını şevk ve heyecanla beklemektedirler. </text:p>
      <text:p text:style-name="P54">Allah'ın vaadi kesin bir gerçektir. O'nun vaatlerini değiştirebilecek veya engelleyebilecek hiçbir güç yoktur. Her konuda olduğu gibi, bu aşamada da en hikmetli ve en güzel son söz Kuran'dadır. Allah Kuran'da şöyle buyurmaktadır:</text:p>
      <text:p text:style-name="P173"/>
      <text:p text:style-name="P56">Ve de ki: "Allah'a hamdolsun. O size ayetlerini gösterecektir, siz de onları bilip tanıyacaksınız..." (Neml Suresi, 93)</text:p>
      <text:p text:style-name="P263"/>
      <text:p text:style-name="P264"/>
      <text:p text:style-name="P14"/>
      <text:p text:style-name="P56"><text:s/></text:p>
      <text:p text:style-name="P56"/>
      <text:p text:style-name="P56"/>
      <text:p text:style-name="P56"><text:s/></text:p>
      <text:p text:style-name="P56"/>
      <text:p text:style-name="P56"/>
      <text:p text:style-name="P56"><text:s/></text:p>
      <text:p text:style-name="P56"/>
      <text:p text:style-name="P56"/>
      <text:p text:style-name="P94">BİR İKTİBAS</text:p>
      <text:p text:style-name="P57"/>
      <text:p text:style-name="P54"/>
      <text:p text:style-name="P54">Bu bölümde değerli bir çalışma olduğuna kanaat getirdiğim ve okunmasını elzem gördüğüm araştırmacı yazar Musa Yusuf'un Pamuk Yayıncılık'tan yayınlanan "Mehdilik ve Altınçağ" isimli çalışmasında lüzumlu gördüğüm yerleri okuyucunun faydasına aynen iktibas ettim.</text:p>
      <text:p text:style-name="P54"/>
      <text:p text:style-name="P54"/>
      <text:p text:style-name="P75">HZ. MEHDİ (AS)'NİN ÇIKIŞ ALAMETLERİ</text:p>
      <text:p text:style-name="P270"/>
      <text:p text:style-name="P273"/>
      <text:p text:style-name="P273">Hz. Mehdi (as)'nin çıkış alametleri ile ilgili Peygamber Efendimiz (sav)'in pek çok hadisi bulunmaktadır. Bu hadisler birçok büyük İslam aliminin kitaplarında bizlere nakledilmiştir. Bu bölümde söz konusu hadislerin günümüzle olan bağlantıları incelenecektir. Bu hadislerin, içinde bulunduğumuz dönemin ortam ve şartlarını açıkça tarif ettiklerini ve çok yakın geçmişte arka arkaya gerçekleşen bazı kritik olayları mucizevi bir biçimde haber verdiklerini göreceğiz. </text:p>
      <text:p text:style-name="P307"><text:span text:style-name="T12">Daha önceki bölümlerde de belirttiğimiz gibi gerek Hz. Mehdi (as)'nin çıkışı, gerekse kıyamet alametleri ile ilgili hadislerin art arda gerçekleşmeleri belirli bir döneme işaret etmektedir. </text:span><text:span text:style-name="T13">Ve tüm alametlerin Hicri 14. yüzyıl başından (1979-1980) itibaren sırayla ortaya çıkmaları, içinde bulunduğumuz dönemin Hz. Mehdi (as)'nin yeryüzünde bulunuş yılları olduğunu çok net bir şekilde ortaya koymaktadır. </text:span><text:span text:style-name="T12">(Allahualem) </text:span></text:p>
      <text:p text:style-name="P307"><text:span text:style-name="T12">Şimdi hadislerde bildirilen Hz. Mehdi (as)'nin çıkış alametlerinden bazılarını ana maddeler halinde inceleyelim. Burada Peygamberimiz (sav)'in haber verdiği alametlerden sadece 27 tanesine yer verilmiştir, aslında Peygamberimiz (sav)'in bildirdiği yüzlerce alamet vardır ve </text:span><text:span text:style-name="T13">bunların hepsi Hicri 1400'den itibaren gerçekleşmiştir. </text:span></text:p>
      <text:p text:style-name="P330"/>
      <text:p text:style-name="P333">1) <text:tab/>HZ. MEHDİ'NİN ÇIKIŞ ALAMETLERİNİN ARKA ARKAYA MEYDANA <text:tab/><text:tab/>GELMESİ <text:tab/></text:p>
      <text:p text:style-name="P333">2) <text:tab/>FİTNELERİN ÇOĞALMASI</text:p>
      <text:p text:style-name="P415">3) <text:tab/>HZ. MEHDİ'NİN ÇIKIŞINDAN ÖNCE YAYGIN KATLİAMLAR MEYDANA GELMESİ</text:p>
      <text:p text:style-name="P323">4) <text:tab/>DÜNYANIN HER YERİNİ KARIŞIKLIK VE KARGAŞANIN KAPLAMASI</text:p>
      <text:p text:style-name="P415">5) <text:tab/>KADINLAR VE ÇOCUKLARIN DAHİ KATLEDİLDİĞİ FİTNELERİN YAŞANMASI</text:p>
      <text:p text:style-name="P416">6) <text:tab/>EKONOMİK KRİZ HZ. MEHDİ (AS)'NİN ÇIKIŞ ALAMETLERİNDENDİR</text:p>
      <text:p text:style-name="P333"><text:soft-page-break/>7) <text:tab/>MÜSLÜMANLARA BASKININ ARTMASI</text:p>
      <text:p text:style-name="P333">8) <text:tab/>MESCİD VE CAMİLERİN YIKILMASI</text:p>
      <text:p text:style-name="P333">9) <text:tab/>HARAMLARIN HELAL SAYILMASI</text:p>
      <text:p text:style-name="P332">10) ALLAH'IN AÇIKÇA İNKAR EDİLMESİ</text:p>
      <text:p text:style-name="P332">11) İRAN-IRAK SAVAŞI</text:p>
      <text:p text:style-name="P332">12) AFGANİSTAN'IN İŞGALİ</text:p>
      <text:p text:style-name="P332">13) <text:s/>ÇÖLDE BATAN ORDU HZ. MEHDİ'NİN ÇIKIŞ ALAMETLERİNDENDİR</text:p>
      <text:p text:style-name="P332">14) FIRAT'IN SUYUNUN KESİLMESİ</text:p>
      <text:p text:style-name="P332">15) RAMAZAN'DA AY VE GÜNEŞ TUTULMALARI</text:p>
      <text:p text:style-name="P332">16) KUYRUKLU YILDIZIN DOĞMASI</text:p>
      <text:p text:style-name="P332">17) KABE BASKINI VE KABE'DE KAN AKITILMASI</text:p>
      <text:p text:style-name="P332">18) DOĞU TARAFINDAN BİR ATEŞİN GÖRÜLMESİ</text:p>
      <text:p text:style-name="P332">19) 1979 YILINDA İSTANBUL'DA MEYDANA GELEN GEMİ İNFİLAKI</text:p>
      <text:p text:style-name="P332">20) SAHTE PEYGAMBERLERİN ÇOĞAL MASI</text:p>
      <text:p text:style-name="P332">21) DİNİN ŞAHSİ ÇIKARLAR İÇİN KULLANILMASI</text:p>
      <text:p text:style-name="P332">22) BÜYÜK VE HAYRET VERİCİ ŞEYLERİN MEYDANA GELMESİ</text:p>
      <text:p text:style-name="P332">23) GÜNEŞTEN BİR ALAMETİN BELİRMESİ</text:p>
      <text:p text:style-name="P332">24) BÜYÜK ŞEHİRLERİN YOK OLMASI</text:p>
      <text:p text:style-name="P332">25) DEPREMLERİN ÇOĞALMASI</text:p>
      <text:p text:style-name="P332">26) BÜYÜK BİR OLAYIN MEYDANA GELMESİ</text:p>
      <text:p text:style-name="P332">27) "İKİ DİŞLİ" KUYRUKLU YILDIZIN BELİRMESİ</text:p>
      <text:p text:style-name="P332">28) UZAYDA İNSAN ELİ BİÇİMİNDE BİR GÖRÜNTÜ OLUŞMASI</text:p>
      <text:p text:style-name="P332"/>
      <text:p text:style-name="P145">1) Hz. Mehdi (as)'nin Çıkış Alametlerinin Arka Arkaya Meydana Gelmesi </text:p>
      <text:p text:style-name="P307"><text:span text:style-name="T12">Hz. Mehdi (as)'nin çıkış alametlerinin bildirildiği hadislerde, bu alametlerin arka arkaya, </text:span><text:span text:style-name="T13">"bir tesbih taneleri"</text:span><text:span text:style-name="T12"> gibi meydana geleceği ifade edilmektedir. Gerçekten de bu alametler, birbiri ardınca ve Peygamberimiz (sav)'in bildirdiği şekilde meydana gelmektedir. Hadislerde belirtildiği gibi, dünyanın dört bir yanında kargaşa ve anarşi artmakta, arka arkaya fitneler meydana gelmekte, katliamlar ve büyük felaketler yaşanmakta, yokluk ve açlık artmakta, insanlar büyük sıkıntılar çekmektedir. Tüm bu alametlerin arka arkaya belirli bir dönem içinde gerçekleşiyor olması, Müslümanların asırlardır gelişini bekledikleri mübarek şahsın gelmiş olduğunu göstermektedir. (Allahualem)</text:span></text:p>
      <text:p text:style-name="P21"/>
      <text:p text:style-name="P345"><text:span text:style-name="T14">Ben Ebu Abdullah Hüseyin bin Ali'ye dedim ki, "Bu işin önünde alametler var mıdır?" – ki Hz. Mehdi (as)'nin zuhurunu kast ediyor- Dedi ki, "Evet." Dedim, "Nedir onlar?" Dedi ki, "Beni Abbas'ın helakı, Süfyani'nin ortaya çıkması, Beyda'da batma." Ben yine, "Bu işin uzamasından korkuyorum" dedim. Dedi ki,</text:span><text:span text:style-name="T15"> "Bu iş tesbih taneleri gibi arka arkaya meydana gelir."</text:span></text:p>
      <text:p text:style-name="P335">(Ali Bin Hüsameddin El Muttaki, Celaleddin Suyuti'nin Tasnifinden Hadisler – Ahir <text:soft-page-break/>Zaman Mehdisinin Alametleri, Kahraman Neşriyat, sf. 34)</text:p>
      <text:p text:style-name="P337">Kıyamet alametleri birbirini takiben meydana gelir. Bir dizideki boncukların artarda kopması gibi.</text:p>
      <text:p text:style-name="P64">(Ramuz-El Ehadis, 277/6; Camiü's-Sagir, 3/167)</text:p>
      <text:p text:style-name="P71"><text:span text:style-name="T41">Çok acıklı durumlar ve elim manzaralar görülür. </text:span><text:span text:style-name="T42">Fitneler arka arkaya devam eder...</text:span></text:p>
      <text:p text:style-name="P64">(Ali Bin Hüsameddin El Muttaki, Celaleddin Suyuti'nin Tasnifinden Hadisler – Ahir Zaman Mehdisinin Alametleri, Kahraman Neşriyat, sf. 36)</text:p>
      <text:p text:style-name="P65">Bir fitne görülür, bunu diğer fitneler takip eder… </text:p>
      <text:p text:style-name="P61">(Kitab-ül Burhan Fi Alameti-il Mehdiyy-il Ahir Zaman, sf. 26)</text:p>
      <text:p text:style-name="P56"/>
      <text:p text:style-name="P145">2) Fitnelerin Çoğalması</text:p>
      <text:p text:style-name="P273">Fitne kelimesi, insanların din konusundaki imtihanlarının şiddetlendiği olayları, ortam ve şartları tarif eder. İnsanların yaşam şartlarının güçleştiği, Allah'ın ve dinin çeşitli şekillerde yalanlanarak insanların imanlarının zayıflatılmaya, yok edilmeye çalışıldığı şiddetli imtihan ortamları İslami kaynaklarda fitne ortamı olarak tanımlanır. </text:p>
      <text:p text:style-name="P273">Aşağıdaki hadis de Hz. Mehdi (as)'nin çıkışından önce müminlerin imanlarının zayıflayacağını ve buna sebep olacak hadiseleri haber vermektedir:</text:p>
      <text:p text:style-name="P335"/>
      <text:p text:style-name="P345"><text:span text:style-name="T14">Kıyamet yaklaştığı zaman ve müminlerin kalbi; </text:span><text:span text:style-name="T15">ölüm, açlık, fitneler, sünnetlerin kaybolması, bid'atlerin ortaya çıkması, emri bil maruf ve nehyi anıl münker (iyiliği öğütleyip kötülükten men etme) imkanlarının kaybolması</text:span><text:span text:style-name="T14"> gibi sebeplerle zayıfladığı zaman benim evlatlarımdan Mehdi ile Cenab-ı Hak sünnetleri ihya eder. Onun adalet ve bereketi ile müminlerin kalbi ferahlar, Acem (Arap olmayan) ve Arap milletleri arasında ülfet ve muhabbet yerleşir. </text:span></text:p>
      <text:p text:style-name="P61">(Kitab-ül Burhan Fi Alameti-il Mehdiyy-il Ahir Zaman, s. 66)</text:p>
      <text:p text:style-name="P274"/>
      <text:p text:style-name="P273">Eğer kısaca özetleyecek olursak, Hz. Mehdi (as) öncesi şu olaylar belirecektir:</text:p>
      <text:p text:style-name="P307"><text:span text:style-name="T13">1- Ölüm: </text:span><text:span text:style-name="T12">Anarşi ve yaygın katliamlar neticesinde halkın can güvenliğinin kalmaması ve bunun meydana getirdiği tedirginlik ortamı.</text:span></text:p>
      <text:p text:style-name="P307"><text:span text:style-name="T13">2- Açlık: </text:span><text:span text:style-name="T12">Hayat pahalılığı sebebiyle meydana gelen geçim sıkıntısı. Felaketler ve doğal afetler sonucunda kıtlıkların, açlığın artması.</text:span></text:p>
      <text:p text:style-name="P307"><text:span text:style-name="T13">3- Fitneler: </text:span><text:span text:style-name="T12">Haramların küçük-büyük herkesin arasında, alabildiğince yaygınlaşması ve teşvik görmesi. Her türlü ahlaksızlığın herkesin gözleri önünde yapılması. </text:span></text:p>
      <text:p text:style-name="P307"><text:span text:style-name="T13">4- Bid'atlerin ortaya çıkması: </text:span><text:span text:style-name="T12">Dinin aslında olmadığı halde, sonradan ortaya çıkarılan adetlerin dinin esaslarıymış gibi kabul edilmesi.</text:span></text:p>
      <text:p text:style-name="P307"><text:span text:style-name="T13">5- Dini anlatma imkanlarının kaybolması: </text:span><text:span text:style-name="T12">İyiliğin emredilmesi ve kötülüğün engellenmesi, kısacası tebliğ imkanının kaybolması ile meydana gelen boşluk.</text:span></text:p>
      <text:p text:style-name="P273"><text:soft-page-break/>Fitne ortamları sağlam imana sahip müminler için imanlarının, sabırlarının ve ahiretteki derecelerinin artmasına vesile olurken, zayıf ve yüzeysel imana sahip kimselerin ise imanlarını kaybetmelerine ya da daha da zayıflamalarına yol açar. İşte Hz. Mehdi (as) bu tür bir fitne ortamının en yoğun ve şiddetli olarak yaşandığı bir dönemde ortaya çıkacaktır:</text:p>
      <text:p text:style-name="P273"/>
      <text:p text:style-name="P337">Mehdi, fitnelerin zuhur ettiği bir zaman aralığında gelecek. </text:p>
      <text:p text:style-name="P335">(Mektubat-ı Rabbani, 2-258)</text:p>
      <text:p text:style-name="P21"/>
      <text:p text:style-name="P273">Diğer bir hadiste de ahir zamanda "batı" tarafında karışıklık, fitne ve korku olacağı haber verilmektedir:</text:p>
      <text:p text:style-name="P21"/>
      <text:p text:style-name="P345"><text:span text:style-name="T16">Mağrib'de (batıda) karışıklıklar, fitneler ve korku olacak. </text:span><text:span text:style-name="T14">Açlık ve hayat pahalılığı alabildiğine yayılacak. Fitneler çoğalacak. </text:span></text:p>
      <text:p text:style-name="P335">(Ölüm-Kıyamet-Ahiret ve Ahir Zaman Alametleri, İmam Şarani, s. 440) </text:p>
      <text:p text:style-name="P273">Bir başka hadiste de Hz. Mehdi (as)'nin her yere erişmiş çok yaygın bir fitne varken ortaya çıkacağı bildirilmektedir:</text:p>
      <text:p text:style-name="P337"/>
      <text:p text:style-name="P345"><text:span text:style-name="T15">Hiçbir tarafın ondan mahfuz kalmayacağı bir fitne zuhur edecek, bu fitne kaldığı yerden hemen başka bir tarafa yayılacak </text:span><text:span text:style-name="T14">ve bu durum bir münadinin semadan seslenerek: "Ey insanlar, emiriniz artık Mehdi'dir" demesine kadar devam edecektir. </text:span></text:p>
      <text:p text:style-name="P339">(El-Kavlu'l Muhtasar Fi Alamatil Mehdiyy-il Muntazar, s. 23)</text:p>
      <text:p text:style-name="P273">Hadiste herkese ulaşacak, hızla yayılacak bir fitneden bahsedilmektedir. Yani herkesin haberdar olacağı, dine ve Allah'a karşı ortaya sürülen bir fitne insanların imanlarını hedef alacaktır. Günümüzde, Allah'ın varlığına ve yaratmasına karşı öne sürülen en büyük ve geniş çaplı akım materyalist felsefedir. Bu felsefenin kendisine dayanak aldığı sözde bilimsel temel ise "evrim teorisi"dir. Hiçbir bilimsel ve mantıksal delile dayanmadığı, tamamen akıl ve bilim dışı olduğu halde, güçlü propaganda, aldatmaca ve göz boyama yöntemleriyle bu safsata dünya çapında belirli materyalist odaklar tarafından kitlelere empoze edilmeye çalışılmaktadır. </text:p>
      <text:p text:style-name="P273">Bugün evrim teorisinin gerek basın gerekse televizyon yoluyla hemen hemen girmediği hiçbir ev, bu teoriyi duymayan hiç kimse yok gibidir. Bu durum, bütün Batı dünyası için geçerli olduğu gibi bazı Müslüman ülkeler için de geçerlidir. Öyle ki ders kitaplarına bile sokulmuş olan bu teori, öne sürdüğü sayısız yalan ve göz boyamalarla daha çocuk yaşlardan itibaren telkin edilmekte, tesadüfler sonucunda meydana geldikleri, maymundan türedikleri gibi gülünç safsatalarla insanlar yanıltılmaktadır. İlkokullardan, üniversitelere kadar gençlerin evrimci yalanlarla beyinleri yıkanmaktadır. </text:p>
      <text:p text:style-name="P273">Dahası, Peygamberimiz (sav)'in hadisinde belirttiği gibi her yere nüfuz edecek ve hızla yayılacak böyle bir fitne ancak günümüzün teknolojik imkanlarıyla (basın, <text:soft-page-break/>yayın, internet, uydu iletişimi, vs...) gerçekleşebilir. Gerçekten de bugüne kadar Allah'ın varlığına, yaratılışa ve dine karşı savaş açmış, dünya çapında yaygın bir başka fitne daha geçmişte görülmemiştir. Tüm bunlar Hz. Mehdi (as)'nin çıkış zamanının içinde yaşadığımız döneme rastladığına dair önemli işaretlerdir. Hadiste ayrıca Hz. Mehdi (as)'nin gelmesiyle bu fitnenin sona ereceği de belirtilmektedir.</text:p>
      <text:p text:style-name="P273"/>
      <text:p text:style-name="P145">3) Hz. Mehdi (as)'nin Çıkışından Önce Yaygın Katliamlar Meydana Gelir</text:p>
      <text:p text:style-name="P273">Hadislerde Hz. Mehdi (as)'nin çıkışından önce dünyanın büyük çoğunluğunu etkisi altına alan şiddet ve kargaşanın yaşanacağı, çok kan döküleceği bildirilmektedir:</text:p>
      <text:p text:style-name="P273"/>
      <text:p text:style-name="P345"><text:span text:style-name="T14">Şu hadiseler meydana gelmedikçe kıyamet kopmayacaktır… Ölümler ve </text:span><text:span text:style-name="T15">katliamlar yaygın hale gelecek…</text:span></text:p>
      <text:p text:style-name="P335">(Camiü's-Sagir, 3:211, Müsned, 2:492, 4:391, 392)</text:p>
      <text:p text:style-name="P345"><text:span text:style-name="T14">Şevval'de savaş naraları, Zilhicce'de harb ve kıtal olur. Yine Zilhicce'de hacılar talana uğrar, hatta caddeler kandan geçilmez olur... </text:span><text:span text:style-name="T15">Hercümerc (kan dökme) çoğalarak devam eder. </text:span></text:p>
      <text:p text:style-name="P335">(Ali Bin Hüsameddin El Muttaki, Celaleddin Suyuti'nin Tasnifinden Hadisler – Ahir Zaman Mehdisinin Alametleri, </text:p>
      <text:p text:style-name="P335">Kahraman Neşriyat, sf. 37)</text:p>
      <text:p text:style-name="P332"/>
      <text:p text:style-name="P345"><text:span text:style-name="T14">Mina'da ölülerin çok olacağı bir savaş olur. </text:span><text:span text:style-name="T15">Öyle ki orada taşları kan gölü içinde bırakacak kadar kan akar. </text:span></text:p>
      <text:p text:style-name="P335">(Ali Bin Hüsameddin El Muttaki, Celaleddin Suyuti'nin Tasnifinden Hadisler – Ahir Zaman Mehdisinin Alametleri, Kahraman Neşriyat, sf. 31)</text:p>
      <text:p text:style-name="P337">Çok yaygın ve sona ermesi mümkün görülmeyen bir fitne çıkacak... </text:p>
      <text:p text:style-name="P335">(El-Kavlu'l Muhtasar Fi Alamatil Mehdiyy-il Muntazar, sf. 55)</text:p>
      <text:p text:style-name="P345"><text:span text:style-name="T14">Mina'ya indiklerinde etrafları köpeklerin sarışı gibi sarılıp, kabilelerin birbirine girmesiyle büyük savaşlar olur. </text:span><text:span text:style-name="T15">Öyle ki ayaklar kan gölü içinde kalır...</text:span></text:p>
      <text:p text:style-name="P335">(Ali Bin Hüsameddin El Muttaki, Celaleddin Suyuti'nin Tasnifinden Hadisler – Ahir Zaman Mehdisinin Alametleri, Kahraman Neşriyat, sf. 35)</text:p>
      <text:p text:style-name="P337">Hiçbir tarafın ondan mahfuz kalmayacağı bir fitne zuhur edecek, bu fitne kaldığı yerden hemen başka bir tarafa yayılacak...</text:p>
      <text:p text:style-name="P335">(El-Kavlu'l Muhtasar Fi Alamet-il Mehdiyy-il Muntazar, sf. 21-22)</text:p>
      <text:p text:style-name="P1"/>
      <text:p text:style-name="P273">Bu fitne ve belalardan, ahir zamandaki teknoloji vesilesiyle tüm insanlar haberdar olacaklardır. Olayların olduğu anda, olay yerinde çok az insan bulunsa da, tüm dünya yaşananları öğrenecektir. Bu da ahir zamanda iletişim araçlarının gelişmesine ve yaygınca kullanmasına bir işarettir. (Allahualem) Radyo, televizyon, gazete, internet gibi araçlar, katliamları, ölümleri, akıtılan kanı, haksızlıkları, zulmü <text:soft-page-break/>bütün dünyaya duyuracaklar ve bu fitneler yaygın olarak tüm insanlar tarafından bilinecektir.</text:p>
      <text:p text:style-name="P21"/>
      <text:p text:style-name="P153">4) Dünyanın Her Yerini Karışıklık ve Kargaşaların Kaplaması</text:p>
      <text:p text:style-name="P345"><text:span text:style-name="T15">Dünya herc-ü merc* içinde kaldığında,</text:span><text:span text:style-name="T14"> fitneler zuhur ettiğinde, yollar kesildiğinde, bazıları bazısına hücum ettiğinde, büyük küçüğe merhamet etmediği, büyüğe vakarlı davranmadığında Allah, bu sırada onlardan adavetin (düşmanlığın) kökünü kazıyarak dalalet kalelerini fethedecek ve evvelce benim ayakta tuttuğum gibi, ahir zamanında dini ayakta tutacak, önceden zulümle dolu olan dünyayı adaletle dolduracak birini (Mehdi) gönderecektir. (Kitab-ül Burhan Fi Alameti-il Mehdiyy-il Ahir Zaman)</text:span></text:p>
      <text:p text:style-name="P332"/>
      <text:p text:style-name="P66">* Herc-ü Merc: İnsanlar arasında meydana gelen fitne, fesat, darmadağınık, karmaşık, allak bullak ortam.</text:p>
      <text:p text:style-name="P273">Hadiste belirli bir yer tarif edilmeyip, karışıklığın dünyanın her tarafında yayılacağına işaret edilmektedir. Gerçekten de hadisin tarif ettiği bir şekilde, bugün dünyanın beş kıtasında büyük kargaşalar, savaşlar, katliamlar ve terör olayları devam etmektedir. Her gün yüzlerce insan sebepsiz yere öldürülmekte, yurtlarından çıkarılmaktadır.</text:p>
      <text:p text:style-name="P21"/>
      <text:p text:style-name="P145">5) Kadınlar ve Çocukların Dahi Katledileceği Fitnelerin Yaşanması</text:p>
      <text:p text:style-name="P273">Hz. Mehdi (as)'nin çıkışı öncesinde yaşanan fitne ortamında kadınlar, çocuklar, yaşlılar dahi katledilecek, zavallı masum insanlar öldürülecektir:</text:p>
      <text:p text:style-name="P373"/>
      <text:p text:style-name="P345"><text:span text:style-name="T15">Bu vakada bir kadının öldürülmesi, bir kırbacın sallanması kadar kolaydır.</text:span><text:span text:style-name="T14"> Bu olay Medine'den yirmi dört mil kadar yayılır. Sonra Hz. Mehdi (as)'ye biat edilir. </text:span></text:p>
      <text:p text:style-name="P335">(Ali Bin Hüsameddin El Muttaki, Celaleddin Suyuti'nin Tasnifinden Hadisler – Ahir Zaman Mehdisinin Alametleri, Kahraman Neşriyat, sf. 34)</text:p>
      <text:p text:style-name="P337">Günahsız insanlar öldürülmeden Mehdi çıkmaz...</text:p>
      <text:p text:style-name="P335">(Ali Bin Hüsameddin El Muttaki, Celaleddin Suyuti'nin Tasnifinden Hadisler – Ahir Zaman Mehdisinin Alametleri, Kahraman Neşriyat, sf. 35)</text:p>
      <text:p text:style-name="P345"><text:span text:style-name="T14">Bu fitnelerin en sonuncusu </text:span><text:span text:style-name="T15">günahsız insanların öldürülmesidir ki, </text:span><text:span text:style-name="T14">artık o zaman kendisinden herkesin razı olacağı bir gidişatta olan Hz. Mehdi (as) çıkar. </text:span></text:p>
      <text:p text:style-name="P335">(Ali Bin Hüsameddin El Muttaki, Celaleddin Suyuti'nin Tasnifinden Hadisler – Ahir Zaman Mehdisinin Alametleri, Kahraman Neşriyat, sf. 38)</text:p>
      <text:p text:style-name="P345"><text:span text:style-name="T15">Masum insanlar katloluncaya kadar Mehdi çıkmayacak</text:span><text:span text:style-name="T14"> ve katliamlara yerde ve göktekiler, artık tahammül edemez bir hale geldiğinde zuhur edecektir... </text:span></text:p>
      <text:p text:style-name="P335">(El-Kavlu'l Muhtasar Fi Alamet-il Mehdiyy-il Muntazar, sf. 37)</text:p>
      <text:p text:style-name="P345"><text:span text:style-name="T15">Ana, baba, kız, erkek herkesi öldürür</text:span><text:span text:style-name="T14"> ve Acem ve Irak beldelerini feth ederek ümmete acıklı azap tattırırlar. Bunların arasında fitne, şiddet, helak ve kaçmalar olur. (Ali Bin Hüsameddin El Muttaki, Celaleddin Suyuti'nin Tasnifinden Hadisler – Ahir Zaman Mehdisinin Alametleri, Kahraman Neşriyat, sf. 36)</text:span></text:p>
      <text:p text:style-name="P146"/>
      <text:p text:style-name="P145"><text:soft-page-break/>6) Ekonomik Kriz Hz. Mehdi (as)'nin Çıkış Alametlerindendir</text:p>
      <text:p text:style-name="P345"><text:span text:style-name="T14">Çarşı ve pazarların tekarubu kıyamet alametlerindendir. Dedim ki </text:span><text:span text:style-name="T15">"Pazarların tekarubu ne demektir?" Şunlardır: "Herkesin az kazançtan yakınması..." </text:span><text:span text:style-name="T14">(İbni Merduveyh Ebu Hüreyre (ra)dan...)(Kıyamet Alametleri, Pamuk yayınları, s.146)</text:span></text:p>
      <text:p text:style-name="P345"><text:span text:style-name="T14">Nuaym b. Hammad, İbni Mes'ud'dan rivayet edilen bir hadiste, Hz. Mehdi (as)'nin ortaya çıkışının öncesinin anlatıldığı dönem, </text:span><text:span text:style-name="T15">"TİCARET ve yolların KESİLDİĞİ ve fitnelerin çoğaldığı zaman"</text:span><text:span text:style-name="T14"> şeklinde tarif edilmektedir. Hadisin devamında ise Hz. Mehdi (as) döneminde bu fitnelerin son bulacağı haber verilmektedir: "...Biz O (Hz. Mehdi (as)) şahsı aramak için geldik ki, FİTNELER ONUN ELİYLE SÖNEBİLİR. KONSTANTİNİYYE (İSTANBUL) O'NUNLA FETHEDİLİR. (Yani Hz. Mehdi (as) manen gönülleri fethedecek, büyük kültürel ilmi etki oluşturacaktır.) Biz onu ismi ile ve anasının, babasının ismiyle ve ordusu ile tanırız..." (Kitab-ül Burhan fi Alamet-il Mehdiyy-il Ahir Zaman, s.52)</text:span></text:p>
      <text:p text:style-name="P345"><text:span text:style-name="T14">(Hz. Mehdi (as)'nin zuhurundan (ortaya çıkışından) önce) </text:span><text:span text:style-name="T15">PİYASANIN DURGUN OLMASI, KAZANÇLARIN AZALMASI</text:span><text:span text:style-name="T14"> olacaktır. (Kıyamet Alametleri, s. 148)</text:span></text:p>
      <text:p text:style-name="P345"><text:span text:style-name="T15">Herkesin AZ KAZANÇTAN YAKINMASI, </text:span><text:span text:style-name="T14">paraları için zenginlerin saygı görmesi olacaktır. (Kıyamet Alametleri, s. 146)</text:span></text:p>
      <text:p text:style-name="P345"><text:span text:style-name="T15">Ticaret ve yolların kesildiği </text:span><text:span text:style-name="T14">ve fitnelerin çoğaldığı zaman...</text:span></text:p>
      <text:p text:style-name="P335">(El-Kavlu'l Muhtasar Fi Alamatil Mehdiyy-il Muntazar, </text:p>
      <text:p text:style-name="P335">sf. 39-40)</text:p>
      <text:p text:style-name="P322">Yeni Şafak, 25 Nisan 2009</text:p>
      <text:p text:style-name="P322">Milli Gazete, 07 Ekiml 2008</text:p>
      <text:p text:style-name="P322"/>
      <text:p text:style-name="P145">7) Müslümanlara Baskının Artması</text:p>
      <text:p text:style-name="P273">Hadislerde ahir zamanda Müslüman toplulukların sıkıntılı günler geçireceği bildirilmektedir. Bu dönemde Müslümanları hedef alan çatışmalar, savaşlar, haksızlık ve adaletsizlikler meydana gelecektir. Günümüzde ve yakın geçmişte İslam dünyasının çeşitli bölgelerinde yaşanan çatışmalar ve kargaşa ortamı, bazı Müslüman ülkelerdeki diktatör yöneticilerin neden olduğu zulümler, hadislerde haber verilen olayların gerçekleşmeye başladığını gösteren delillerdendir.</text:p>
      <text:p text:style-name="P273"><text:s/></text:p>
      <text:p text:style-name="P345"><text:span text:style-name="T15">Rüku ve secdeye giden herkesi cezalandırır.</text:span><text:span text:style-name="T14"> Zulüm, fesad ve fısk çıkarır. Alim ve zahidleri katleder, pek çok şehri de işgal eder. Kan akıtmayı helal kılarak, </text:span><text:span text:style-name="T15">Al-i Muhammed'e düşman kesilir...</text:span></text:p>
      <text:p text:style-name="P335">(Ali Bin Hüsameddin El Muttaki, Celaleddin Suyuti'nin </text:p>
      <text:p text:style-name="P335">Tasnifinden Hadisler – Ahir Zaman Mehdisinin Alametleri, Kahraman Neşriyat, sf. 37)</text:p>
      <text:p text:style-name="P345"><text:span text:style-name="T14">Benden sonra halifeler olur. Halifelerden sonra emirler, </text:span><text:span text:style-name="T15">emirlerden sonra zalim melikler gelir.</text:span><text:span text:style-name="T14"> Son olarak da Ehl-i Beytimden birisi çıkar.</text:span></text:p>
      <text:p text:style-name="P335">(Kitab-ül Burhan Fi Alamet-il Mehdiyy-il Ahir Zaman, sf. 84)</text:p>
      <text:p text:style-name="P345"><text:soft-page-break/><text:span text:style-name="T14">Vay bu ümmete, </text:span><text:span text:style-name="T15">o öldüren zalim meliklerden dolayı.</text:span><text:span text:style-name="T14"> Bu zalimler kendilerine itaat edenler hariç, sessiz kalanları dahi korkuturlar...</text:span></text:p>
      <text:p text:style-name="P335">(Ebu Nuaym'dan; Suyuti, C. II, sf. 64)</text:p>
      <text:p text:style-name="P337">Burada Müslümanların üçte biri öldürülür...</text:p>
      <text:p text:style-name="P335">(Kitab-ül Burhan Fi Alamet-il Mehdiyy-il Ahir Zaman, sf. 73)</text:p>
      <text:p text:style-name="P146"/>
      <text:p text:style-name="P145">8) Mescid ve Camilerin Yıkılması</text:p>
      <text:p text:style-name="P345"><text:span text:style-name="T14">Süfyani kuru bir vadiden çıkar. Kelp kabilesinden abus çehreli, sert kalpli adamlardan bir ordu düzenler ve bunlar her tarafa zulmederler.</text:span><text:span text:style-name="T15"> O, medrese ve mescidleri yıkar,</text:span><text:span text:style-name="T14"> rüku ve secdeye giden herkesi cezalandırır. </text:span></text:p>
      <text:p text:style-name="P328">(Ali Bin Hüsameddin El Muttaki, Celaleddin Suyuti'nin </text:p>
      <text:p text:style-name="P328">Tasnifinden Hadisler – Ahir Zaman Mehdisinin Alametleri, Kahraman Neşriyat, sf. 35)</text:p>
      <text:p text:style-name="P14"/>
      <text:p text:style-name="P145">9) Haramların Helal Sayılması</text:p>
      <text:p text:style-name="P273">Günümüzde fuhuş, kumar, içki, faiz, rüşvet gibi birçok fiil, haram olmalarına rağmen halkın büyük bir çoğunluğu tarafından ve giderek artan bir oranda işlenmektedir. Üstelik bu haramları işleyenler övülmekte ve teşvik edilmekte, işlemeyenler ise yerilmekte ve aşağılanmaktadır. Yapılan istatistikler ise bu konudaki sayının giderek arttığını göstermektedir. Son birkaç on yıl içinde son derece yaygın bir hale gelmiş bu sınır tanımayan, helali, haramı umursamayan, her türlü azgınlığı mubah sayan yaşam tarzı hadislerde tarif edilen ortamı çok açık bir şekilde yansıtmaktadır. Hz. Mehdi (as)'nin çıkış habercisi olan bu karanlık ortam hadislerde şöyle tarif edilir:</text:p>
      <text:p text:style-name="P335"/>
      <text:p text:style-name="P345"><text:span text:style-name="T14">Bir fitne görülür, bunu diğer fitneler takip eder ve birinciler sonuncuların kılıçla çatışmaya dönüşünü kamçılar ve bundan sonra bütün </text:span><text:span text:style-name="T15">haramların helal sayılacağı bir fitne </text:span><text:span text:style-name="T14">gelir. Sonra da </text:span><text:span text:style-name="T15">hilafet, yeryüzünün en hayırlısı olan Mehdi'ye evinde otururken gelecektir.</text:span></text:p>
      <text:p text:style-name="P328">(Kitab-ül Burhan Fi Alameti-il Mehdiyy-il Ahir Zaman, s. 26)</text:p>
      <text:p text:style-name="P345"><text:span text:style-name="T15">Küfür her yanı istila edip hükmü cemiyet içinde aşikare işlenmedikçe</text:span><text:span text:style-name="T14"> Mehdi zuhur etmez. Bu vakitte vaki olan ise… küfrün istilasıdır. Onun kuvvetidir.</text:span></text:p>
      <text:p text:style-name="P335">(Mektubat-ı Rabbani, 2-259)</text:p>
      <text:p text:style-name="P345"><text:span text:style-name="T14">Hz. Mehdi (as), </text:span><text:span text:style-name="T15">bütün haramların helal sayıldığı büyük bir fitneden sonra</text:span><text:span text:style-name="T14"> çıkacaktır.</text:span></text:p>
      <text:p text:style-name="P328">(El-Kavlu'l Muhtasar Fi Alamatil Mehdiyy-il Muntazar, s. 23)</text:p>
      <text:p text:style-name="P146"/>
      <text:p text:style-name="P145">10) Allah'ın Açıkça İnkar Edilmesi</text:p>
      <text:p text:style-name="P329">Alenen ve apaçık Allah Teala inkar edilinceye kadar Hz. Mehdi (as) gelmez.</text:p>
      <text:p text:style-name="P335">(Kitab-ül Burhan Fi Alameti-il Mehdiyy-il Ahir Zaman, s. 27)</text:p>
      <text:p text:style-name="P371"/>
      <text:p text:style-name="P273"><text:soft-page-break/>Bu hadiste Hz. Mehdi (as) öncesinde insanların büyük bir bölümünün inançsız ya da ateist olacağına ve ayrıca onların da bu inkarlarını basın yoluyla herkese göstererek, açıkça ilan edeceklerine işaret edilmektedir. Günümüzde bu durum o derece açık hale gelmiştir ki, Allah'ı inkar edenler sözde "modernlik ve çağdaşlık" isimleri altında itibar görmekte, halk bu yönde teşvik edilmektedir. </text:p>
      <text:p text:style-name="P145"/>
      <text:p text:style-name="P145">11) İran-Irak Savaşı</text:p>
      <text:p text:style-name="P254">Ahir zamanda meydana gelecek önemli bir savaş hadiste şöyle haber verilir:</text:p>
      <text:p text:style-name="P273"/>
      <text:p text:style-name="P337">Şevval ayında ayaklanma Zilkade'de harb konuşmaları, Zilhicce'de ise harb vaki olacak.</text:p>
      <text:p text:style-name="P335">(Kıyamet Alametleri, Berzenci, s. 166)</text:p>
      <text:p text:style-name="P1"/>
      <text:p text:style-name="P273">Hadiste belirtilen Şevval, Zilkade ve Zilhicce ayları İran-Irak Savaşının gelişim aşamalarıyla aynı tarihlere denk gelmektedir:</text:p>
      <text:p text:style-name="P146">Şevval ayında ayaklanma...</text:p>
      <text:p text:style-name="P273">İran Şahı'na karşı olan ilk ayaklanma bilindiği gibi hadiste belirtilen 5 Şevval 1398 (8 Eylül 1976)'de olmuştur.</text:p>
      <text:p text:style-name="P146">Zilkade'de harp konuşmaları ve Zilhicce'de ise harp vaki olacak...</text:p>
      <text:p text:style-name="P273">Hicri 1400 Zilhicce (1980 Ekim) ayında İran-Irak arasındaki savaş tam anlamıyla başlamıştı.</text:p>
      <text:p text:style-name="P21"/>
      <text:p text:style-name="P273">Bir başka hadiste de bu savaşın ayrıntıları şöyle tarif edilir:</text:p>
      <text:p text:style-name="P332"/>
      <text:p text:style-name="P335">"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a duracaklar... Aralarında savaş olacak: Her iki ordudan, Allah, zaferi kaldıracak…</text:p>
      <text:p text:style-name="P335"><text:s/>(Kıyamet Alametleri, Berzenci, s. 179)</text:p>
      <text:p text:style-name="P1"/>
      <text:p text:style-name="P345"><text:span text:style-name="T13">- Faris yönünden gelecek olan</text:span><text:span text:style-name="T12"><text:tab/>: İran tarafından gelecek olan</text:span></text:p>
      <text:p text:style-name="P345"><text:span text:style-name="T13">- Faris <text:tab/></text:span><text:span text:style-name="T12"><text:tab/><text:tab/><text:tab/><text:tab/>: İran - İranlı (Büyük Lugat)</text:span></text:p>
      <text:p text:style-name="P345"><text:span text:style-name="T13">- Yazıya inecekler<text:tab/></text:span><text:span text:style-name="T12"><text:tab/><text:tab/>: Ovalık-Irak Ovası</text:span></text:p>
      <text:p text:style-name="P345"><text:span text:style-name="T13">- Mutık <text:tab/></text:span><text:span text:style-name="T12"><text:tab/><text:tab/><text:tab/>: Yöredeki bir dağın adı.</text:span></text:p>
      <text:p text:style-name="P345"><text:span text:style-name="T13">- Rakabe <text:tab/></text:span><text:span text:style-name="T12"><text:tab/><text:tab/><text:tab/>: Petrol kuyularının çok olduğu <text:s/><text:tab/><text:tab/><text:tab/><text:tab/><text:tab/><text:tab/> <text:s text:c="21"/>bölge.</text:span></text:p>
      <text:p text:style-name="P252"/>
      <text:p text:style-name="P227">"Ey Araplar! Siz fazla taassuba kaçtınız! Siz bunlara gereği gibi hak <text:soft-page-break/>tanımazsanız, sizinle hiç kimse birlik kurmayacaktır…"</text:p>
      <text:p text:style-name="P273">Hadisin bu bölümünde iki taraf arasında, aşırı milliyetçilikten kaynaklanan bir anlaşmazlığın olacağına dikkat çekiliyor. Bu anlaşmazlık sebebiyle, "Yazı"ya inilecek ve savaş başlayacak. <text:s/>(Yazı: Irak Ovası)</text:p>
      <text:p text:style-name="P227">Allah, her iki ordudan zaferi kaldıracak...</text:p>
      <text:p text:style-name="P273">Bu hadisin de işaret ettiği gibi, İran-Irak Savaşı 8 yıl sürmüş ve binlerce kayıp verilmesine rağmen bir netice alınamamıştır. İki taraf da kesin bir üstünlük sağlayamamıştır.</text:p>
      <text:p text:style-name="P146"/>
      <text:p text:style-name="P145">12) Afganistan'ın İşgali</text:p>
      <text:p text:style-name="P332">Talikan'a (Afganistan'a) yazık oldu. Şüphesiz Allah Teala'nın orada altın ve gümüş olmayan hazineleri vardır. Orada Allah'ı hakkıyla bilen insanlar vardır. Onlar ahir zaman Mehdisinin yardımcılarıdır.</text:p>
      <text:p text:style-name="P335">(Kitab-ül Burhan Fi Alameti-il Mehdiyy-il Ahir Zaman, s. 59)</text:p>
      <text:p text:style-name="P227">Talikan'a yazık oldu...</text:p>
      <text:p text:style-name="P273">Hadiste Afganistan'ın Hz. Mehdi (as) zamanında işgal edileceğine işaret edilmektedir. Rusların Afganistan'ı işgali olan 1979 yılı Hicri 1400 yılına, diğer bir ifadeyle Hicri 14. yüzyılın başlangıcına denk gelmektedir. Bilindiği gibi hadislerde Hz. Mehdi (as)'nin yüzyıl başlarında çıkacağı haber verilmiştir. Hz. Mehdi (as)'yle ilgili diğer pek çok alametin de Hicri 1400 ve Hicri 14. yy başlarına denk gelmesi bu tarihlerin Hz. Mehdi (as)'nin çıkışı hakkında önemli bir işaret taşıdığını göstermektedir. </text:p>
      <text:p text:style-name="P227">Orada altın ve gümüş olmayan hazineleri vardır...</text:p>
      <text:p text:style-name="P273">Rivayetin bu bölümünde Afganistan'ın maddi zenginlik kaynaklarına dikkat çekiliyor olabilir. Bugün Afganistan'da çeşitli sebeplerle işletilmeye açılmamış büyük petrol yatakları, demir havzaları ve kömür madenleri tespit edilmiştir.</text:p>
      <text:p text:style-name="P146"/>
      <text:p text:style-name="P145">13) Çöle Batan Ordu Hz. Mehdi (as)'nin Çıkış Alametlerindendir</text:p>
      <text:p text:style-name="P345"><text:span text:style-name="T13">Ancak bu ordu çöle girdiğinde, Zulhüleyfe denilen yerde öylesine toprağa gömülecektir</text:span><text:span text:style-name="T12"> ki, onların üstte olanları alttakileri, altta olanların üsttekileri kıyamete kadar göremeyeceklerdir.</text:span></text:p>
      <text:p text:style-name="P339">(El-Kavlu'l Muhtasar Fi Alamatil Mehdiyy-il Muntazar, sf. 21)</text:p>
      <text:p text:style-name="P345"><text:span text:style-name="T12">...Şam'dan ayrı bir ordu da ona karşı gönderilecek</text:span><text:span text:style-name="T13"> ama bu ordu çölde yere batacaktır. </text:span></text:p>
      <text:p text:style-name="P332">(El-Kavlu'l Muhtasar Fi Alamet-il Mehdiyy-il Muntazar, sf. 22)</text:p>
      <text:p text:style-name="P345"><text:span text:style-name="T12">Çıkış alametlerinden birisi de, daha önce zikredildiği gibi, </text:span><text:span text:style-name="T13">çölde bir ordunun yere batmasıdır.</text:span></text:p>
      <text:p text:style-name="P332">(El-Kavlu'l Muhtasar Fi Alamet-il Mehdiyy-il Muntazar, sf. 37)</text:p>
      <text:p text:style-name="P332">Aydınlık bir gecede çölde ilerleyen bir orduyu gören bir çoban, "Eyvah, Mekke'ye yazık olacak, vay başlarına gelene" şeklinde söylenirken ordunun bir <text:soft-page-break/>anda yok olduğunu görecek. </text:p>
      <text:p text:style-name="P345"><text:span text:style-name="T12">"SübhanAllah" diyecek, "Nasıl da kısa bir zamanda kayboldular?" Aşağıya inip baktığında ise, yarısı yerin içinde yarısı da yerin dışında kalmış bir yorganı fark edecek, </text:span><text:span text:style-name="T13">onu çıkarmaya çalışacak, bir türlü çıkaramayınca, gördüğü ordunun toprağa battığını anlayacak ...</text:span></text:p>
      <text:p text:style-name="P328">(El-Kavlu'l Muhtasar Fi Alamatil Mehdiyy-il Muntazar, sf. 39)</text:p>
      <text:p text:style-name="P328"/>
      <text:p text:style-name="P322">Vatan Gazetesi, 11 Nisan 2003</text:p>
      <text:p text:style-name="P322">Türkiye Gazetesi, 13 Ağustos 2003</text:p>
      <text:p text:style-name="P346"/>
      <text:p text:style-name="P347">14) Fırat'ın Suyunun Kesilmesi </text:p>
      <text:p text:style-name="P133">Fırat Nehrinin suyunun kesilip durdurulması da Hz. Mehdi (as)'nin çıkış alametlerindendir:</text:p>
      <text:p text:style-name="P21"/>
      <text:p text:style-name="P345"><text:span text:style-name="T12">Hz. Mehdi (as)'nin alametlerindendir: </text:span><text:span text:style-name="T13">Fırat Nehrinin durdurulması. </text:span></text:p>
      <text:p text:style-name="P328">(Kitab-ül Burhan Fi Alameti-il Mehdiyy-il Ahir Zaman, s. 39)</text:p>
      <text:p text:style-name="P332">Bu hadisenin ayrıntılarıyla ilgili diğer hadislerde de önemli bilgiler verilmektedir:</text:p>
      <text:p text:style-name="P22"/>
      <text:p text:style-name="P345"><text:span text:style-name="T13">Fırat (Nehrinin suyu çekilerek) kıymetli altın hazinesini açıklaması zamanı yaklaşıyor.</text:span><text:span text:style-name="T12"> Her kim o zaman orada bulunursa, ondan bir şey almaya uğraşmasın!. (Çünkü ihtiyar dünyanın ömrü sona ermiş bulunacaktır.) </text:span><text:span text:style-name="T14">(Sahih-i Buhari, 12/305)</text:span></text:p>
      <text:p text:style-name="P345"><text:span text:style-name="T12">Resulullah: </text:span><text:span text:style-name="T13">Fırat Nehri altın bir dağ üzerinden açılmadıkça kıyamet kopmayacaktır.</text:span><text:span text:style-name="T12"> İnsanlar onun için harb edecek ve her yüz kişiden doksan dokuzu öldürülecek, onlardan her adam, keşke kurtulan ben olsaydım, diyecektir buyurmuşlar. </text:span><text:span text:style-name="T14">(Sahih-i Müslim, 11/320)</text:span></text:p>
      <text:p text:style-name="P345"><text:span text:style-name="T12">Resulullah:</text:span><text:span text:style-name="T13"> Fırat'ın altın bir dağ üzerinden açılması yakındır.</text:span><text:span text:style-name="T12"> İmdi orada kim bulunursa, ondan birşey almasın! buyurdular. </text:span><text:span text:style-name="T14">(Sahih-i Müslim 11/320)</text:span></text:p>
      <text:p text:style-name="P345"><text:span text:style-name="T12">Resulullah şöyle buyurdu: </text:span><text:span text:style-name="T13">Yakında Fırat Nehri altın hazinesini açığa çıkarır,</text:span><text:span text:style-name="T12"> kim buna hazır bulunursa, ondan bir şey almasın. (Sünen-i Ebu Davud, 5/116)</text:span></text:p>
      <text:p text:style-name="P345"><text:span text:style-name="T12">(Resulullah:) </text:span><text:span text:style-name="T13">"Fırat Nehri bir altın dağını açığa çıkarır"</text:span><text:span text:style-name="T12"> dedi. </text:span><text:span text:style-name="T14">(Sünen-i Ebu Davud, 5/116)</text:span></text:p>
      <text:p text:style-name="P345"><text:span text:style-name="T13">Fırat Nehrinin suyu çekilerek</text:span><text:span text:style-name="T12"> altın hazinesini açıklaması zamanı yaklaşıyor. Her kim, o zaman orada bulunursa o hazineden bir şey almasın. Aksi takdirde ya ölür veya öldürülür." </text:span><text:span text:style-name="T14">(Hadisi Buhari ve Müslim rivayet etmişlerdir/Riyazü's Salihin, 3/332)</text:span></text:p>
      <text:p text:style-name="P332">Görüldüğü gibi Hz. Mehdi (as)'nin çıkışının önemli bir alameti olan Fırat Nehrinin suyunun durdurulması ve altın değerinde bir hazinenin ortaya çıkması pek çok büyük hadis kitabında yer almaktadır. Şimdi hadislerde geçen önemli ifadeleri inceleyelim:</text:p>
      <text:p text:style-name="P21"><text:soft-page-break/></text:p>
      <text:p text:style-name="P45">Resulullah buyurdu ki: (1) Fırat Nehrinin suyu çekilip (2) altından bir dağ meydana çıkmadıkça kıyamet kopmaz. (3) Bu hazine üzerine kıtal vukua gelir, her yüzden doksan dokuzu ölür. (Kıtale iştirak edenlerden) Her kişi yalnız ben halas olacağım (kurtulacağım) diye ümitlenir. </text:p>
      <text:p text:style-name="P227">(Hadisi Buhari ve Müslim rivayet etmişlerdir/Riyazü's Salihin, 3/332)</text:p>
      <text:p text:style-name="P213"/>
      <text:p text:style-name="P67">(1) Fırat Nehrinin suyunun çekilip... </text:p>
      <text:p text:style-name="P275"/>
      <text:p text:style-name="P254">Suyuti hazretlerinin kitabında bu hadis "suyun durdurulması" olarak geçmektedir. Gerçekten de Keban Barajı, Fırat Nehrinin suyunu durdurdu, kesti.</text:p>
      <text:p text:style-name="P254">Keban Barajı'nın inşa edilmesiyle nehrin suyu durdurulmuştur.</text:p>
      <text:p text:style-name="P254"/>
      <text:p text:style-name="P67">(2) "Altın"dan bir dağ meydana çıkmadıkça... </text:p>
      <text:p text:style-name="P275"/>
      <text:p text:style-name="P273">Yapılan baraj sayesinde; elektriğin üretilmesi, toplanan suyun arazide kullanılarak toprağın veriminin artması ve ulaşım kolaylığının sağlanması gibi sebeplerle, buradaki topraklar "altın" gibi kıymetli hale gelmiştir.</text:p>
      <text:p text:style-name="P273">Aşağıdaki şematik çizimde de görüldüğü gibi baraj, betondan dev bir dağı andırmaktadır. Bu barajdan (hadis-i şerifteki benzetmeye göre dağdan) altın değerinde servet dökülmektedir. Dolayısıyla baraj "altın bir dağ" hususiyetini kazanmaktadır. (Allahualem)</text:p>
      <text:p text:style-name="P273"/>
      <text:p text:style-name="P276">(3) Bu hazine üzerinde kıtal (*) vukua gelir</text:p>
      <text:p text:style-name="P273">*Kıtal: Birçok kişinin ölümüne sebep olan kavga</text:p>
      <text:p text:style-name="P273">Bölgede halen devam eden yaygın anarşi ve kıtal sebebi ile oradan toprak alan, o bölgedeki anarşinin zararına uğrayabilir. Hadisteki ifadeyle ya ölür ya da öldürülür.</text:p>
      <text:p text:style-name="P296"/>
      <text:p text:style-name="P298">15) Ramazan Ayında Ay ve Güneş Tutulmaları</text:p>
      <text:p text:style-name="P71"><text:span text:style-name="T43">Hz. Mehdi (as) için 2 alamet vardır ki, bunun birincisi, </text:span><text:span text:style-name="T44">Ramazan'ın birinci gecesi Ay'ın ikincisi de ortasında Güneş'in tutulmasıdır.</text:span><text:span text:style-name="T41">(El-Kavlu'l Muhtasar Fi Alamatil Mehdiyy-il Muntazar, s. 49)</text:span></text:p>
      <text:p text:style-name="P345"><text:span text:style-name="T13">Ramazan'ın birinci gecesi Ay, ortasında Güneş tutulacaktır. </text:span><text:span text:style-name="T14">(Kıyamet Alametleri, Berzenci s. 199)</text:span></text:p>
      <text:p text:style-name="P345"><text:span text:style-name="T12">Onun saltanatı zamanında, </text:span><text:span text:style-name="T13">Ramazan ayının on dördünde Güneş tutulacaktır, o ayın ilkinde ise Ay kararacak... </text:span><text:span text:style-name="T14">(Mektubat-ı Rabbani, 2/1163)</text:span></text:p>
      <text:p text:style-name="P345"><text:span text:style-name="T13">... Güneş'in oruç ayının ortasında, Ay'ın ise sonunda tutulması... </text:span><text:span text:style-name="T14">(Kitab-ül Burhan Fi Alameti-il Mehdiyy-il Ahir Zaman, s. 38)</text:span></text:p>
      <text:p text:style-name="P345"><text:span text:style-name="T12">Hz. Mehdi (as)'nin gelişi </text:span><text:span text:style-name="T13">Razaman ayında Ay'ın iki kere tutulmasına</text:span><text:span text:style-name="T12"> sebep </text:span><text:soft-page-break/><text:span text:style-name="T12">olacaktır. </text:span><text:span text:style-name="T14">(Kıyamet Alametleri, s. 200)</text:span></text:p>
      <text:p text:style-name="P345"><text:span text:style-name="T12">Mehdi'nin çıkmasından önce bir Ramazan içinde </text:span><text:span text:style-name="T13">Güneş iki defa tutulacaktır. </text:span><text:span text:style-name="T14">(Ölüm-Kıyamet-Ahiret ve Ahir Zaman Alametleri, Şarani, s. 440)</text:span></text:p>
      <text:p text:style-name="P332">Yukarıdaki rivayetlerde dikkati çeken en önemli nokta Ramazan ayının ortasında hem Güneş tutulmasının, hem de bir ay içinde "Ay"ın ve "Güneş"in iki kere tutulmasının imkansız olduğunun fark edilmesidir. Bu, normal şartlarda gerçekleşmeyecek bir durumdur. Oysa diğer ahir zaman alametlerinin çoğu insanın anlayabileceği, sebepler dairesi içinde gerçekleşebilecek olaylardır. </text:p>
      <text:p text:style-name="P332">Eğer bu hadislerde tarif edilen olaylar dikkatle incelenirse, rivayetler arasında çeşitli farklılıklar olduğu göze çarpar. Yukarıdaki 1, 2 ve 3. rivayetlerde Ay, Ramazan'ın birinci günü, 4. rivayette ise sonuncu günü tutulacaktır. Böyle bir durumda yapılacak en doğru şey, aynı olaya bakan farklı rivayetlerin ittifak ettikleri ortak yönleri tespit etmek olacaktır. Buna göre, yukarıdaki hadis rivayetlerinin toplamından çıkan ortak sonuçlar şunlardır:</text:p>
      <text:p text:style-name="P271">1. Ramazan ayında Ay ve Güneş tutulmaları olacaktır.</text:p>
      <text:p text:style-name="P271">2. Bu tutulmalar ortalı, yani 14-15 gün arayla olacaktır.</text:p>
      <text:p text:style-name="P271">3. Bu tutulmalar iki kere tekrarlanacaktır.</text:p>
      <text:p text:style-name="P273">Bu tespitlere uygun olarak, 1981 yılında (Hicri 1401'de) Ramazan ayının 15. günü Ay, 29. günü de Güneş tutulmuştur. Yine "ikinci olarak", 1982 yılında (Hicri 1402'de) Ramazan ayının 14. günü Ay, 28. günü de Güneş tutulmuştur.</text:p>
      <text:p text:style-name="P273">Ayrıca bu hadisede "Ay"ın Ramazan'ın tam ortasında DOLUNAY halinde tutulması ve dikkatleri çekecek bir alamet olarak belirmesi de son derece anlamlıdır.</text:p>
      <text:p text:style-name="P273">Bu olayların Hz. Mehdi (as)'nin diğer çıkış alametleriyle aynı dönemde meydana gelmesi ve Hicri 14. yüzyıl başlarında, üst üste iki yıl (1401-1402) mucizevi bir tarzda tekrarlanması rivayetlerin işaretinin bu olaylar olduğunu ortaya koymaktadır. </text:p>
      <text:p text:style-name="P296"/>
      <text:p text:style-name="P298">16) Kuyruklu Yıldızın Doğması <text:s text:c="3"/></text:p>
      <text:p text:style-name="P71"><text:span text:style-name="T43">Hz. Mehdi (as)'nin çıkışından evvel, (her tarafı)</text:span><text:span text:style-name="T44"> aydınlatan kuyruklu bir yıldız </text:span><text:span text:style-name="T43">doğacaktır.</text:span></text:p>
      <text:p text:style-name="P332">(Kıyamet Alametleri, Berzenci s. 200)</text:p>
      <text:p text:style-name="P345"><text:span text:style-name="T12">O gelmeden önce, </text:span><text:span text:style-name="T13">doğudan ışık veren bir kuyruklu yıldız</text:span><text:span text:style-name="T12"> görünecektir.</text:span></text:p>
      <text:p text:style-name="P332">(El-Kavlu'l Muhtasar Fi Alamatil Mehdiyy-il Muntazar, s. 53)</text:p>
      <text:p text:style-name="P345"><text:span text:style-name="T12">O yıldızın doğması, </text:span><text:span text:style-name="T13">Güneş ve Ay tutulmasından sonra</text:span><text:span text:style-name="T12"> olacaktır. </text:span></text:p>
      <text:p text:style-name="P328">(Kitab-ül Burhan Fi Alameti-il Mehdiyy-il Ahir Zaman, s. 32)</text:p>
      <text:p text:style-name="P322"/>
      <text:p text:style-name="P332">Hadislerde belirtildiği gibi:</text:p>
      <text:p text:style-name="P71"><text:span text:style-name="T43">- 1986 yılında (Hicri </text:span><text:span text:style-name="T44">1406</text:span><text:span text:style-name="T43">'da) yani 14. yüzyıl başlarında "Halley" kuyruklu yıldızı Dünyamızın yakınından geçmiştir. Bu kuyruklu yıldız </text:span><text:span text:style-name="T44">parlak, ışıklı</text:span><text:span text:style-name="T43"> bir </text:span><text:soft-page-break/><text:span text:style-name="T43">yıldızdır.</text:span></text:p>
      <text:p text:style-name="P307"><text:span text:style-name="T12">- Hareket yönü </text:span><text:span text:style-name="T13">doğudan</text:span><text:span text:style-name="T12"> batıya doğrudur.</text:span></text:p>
      <text:p text:style-name="P307"><text:span text:style-name="T12">- 1981 ve 1982 (1401-1402) yıllarında meydana gelen </text:span><text:span text:style-name="T13">Ay ve Güneş tutulmaları olayından sonra</text:span><text:span text:style-name="T12"> ortaya çıkmıştır. </text:span></text:p>
      <text:p text:style-name="P307"><text:span text:style-name="T12">Bu yıldızın doğuşunun </text:span><text:span text:style-name="T13">Hz. Mehdi (as)'nin diğer çıkış alametleri ile aynı zamanda</text:span><text:span text:style-name="T12"> meydana gelmesi, Halley kuyruklu yıldızının hadiste işaret edilen yıldız olduğunu doğrular niteliktedir.</text:span></text:p>
      <text:p text:style-name="P273">Tarih boyunca bu kuyruklu yıldızın geçtiği zamanlarda Müslümanlar açısından çok önemli hatta dönüm noktası sayılabilecek hadiseler meydana gelmiştir. Bunlardan bir kısmı Peygamberimiz (sav)'den aktarılan rivayetlerde de bildirilmiştir. Bu rivayetlere göre bu yıldız göründüğünde;</text:p>
      <text:p text:style-name="P273"/>
      <text:p text:style-name="P273">Hz. Nuh kavmi helak olmuştur.</text:p>
      <text:p text:style-name="P332">Hz. İbrahim ateşe atılmıştır.</text:p>
      <text:p text:style-name="P332">Firavun ve kavmi yok edilmiştir.</text:p>
      <text:p text:style-name="P332">Hz.Yahya öldürülmüştür.</text:p>
      <text:p text:style-name="P332">Hz. İsa doğmuştur.</text:p>
      <text:p text:style-name="P332">Resulullah Efendimiz (sav)'e ilk vahiy gelmeğe başlamıştır.</text:p>
      <text:p text:style-name="P332">Osmanlı Devleti tarih sahnesinde yer almaya başlamıştır.</text:p>
      <text:p text:style-name="P332">İstanbul, Fatih Sultan Mehmet tarafından fethedilmiştir.</text:p>
      <text:p text:style-name="P332"/>
      <text:p text:style-name="P338">Halley Kuyruklu Yıldızı Hakkında Bazı İlginç Rakamlar</text:p>
      <text:p text:style-name="P23"/>
      <text:p text:style-name="P273">Halley kuyruklu yıldızı ile ilgili bazı sayıların "19" sayısının tam katları olması oldukça dikkat çekicidir:</text:p>
      <text:p text:style-name="P273">Halley Kuyruklu Yıldızı 76 yılda bir geçiyor.<text:tab/><text:tab/><text:tab/> </text:p>
      <text:p text:style-name="P307"><text:span text:style-name="T12">76 = </text:span><text:span text:style-name="T13">19 x 4</text:span></text:p>
      <text:p text:style-name="P273">Bu yıldız en son Hicri 1406'da görüldü.<text:tab/><text:tab/><text:tab/><text:tab/></text:p>
      <text:p text:style-name="P307"><text:span text:style-name="T12">1406 = </text:span><text:span text:style-name="T13">19 x 74</text:span></text:p>
      <text:p text:style-name="P307"><text:span text:style-name="T12">- Bu konuyla ilgili bir diğer dikkat çekici durum da şudur: Yukarıda da hesapladığımız gibi Halley yıldızının geçmiş olduğu Hicri 1406 yılı 19'un tam 74 katıdır. </text:span><text:span text:style-name="T13">"74"</text:span><text:span text:style-name="T12"> sayısı ise aynı zamanda Kuran-ı Kerim'de 19 mucizesine işaret edilen </text:span><text:span text:style-name="T13">MÜDDESSİR</text:span><text:span text:style-name="T12"> Suresi'nin sıra numarasıdır. </text:span></text:p>
      <text:p text:style-name="P273">Bilindiği gibi Kuran'ın Müddessir Suresi'nin (74. sure) 30. ayetinde "19" sayısının müminler için bir rahmet, inkar edenler için ise bir fitne vesilesi olduğu bildirilmektedir.</text:p>
      <text:p text:style-name="P273">Halley kuyruklu yıldızının 19 ile olan bu mucizevi bağlantısı da, kafirler için bir fitneyi, müminler için ise bir rahmeti müjdelediğine işaret ediyor olabilir.</text:p>
      <text:p text:style-name="P307"><text:span text:style-name="T12">Müddessir Suresi'nin 1. ve 2. ayetlerinde Hz. Muhammed (sav)'e </text:span><text:span text:style-name="T13">"EY ÖRTÜNEN! KALK ve KORKUT"</text:span><text:span text:style-name="T12"> buyurulmaktadır. Bu, ayetlerin açık anlamıdır. </text:span><text:soft-page-break/><text:span text:style-name="T12">Fakat bu ayetlerin ahir zamana yönelik ikinci bir örtülü, gizli bir işaretleri de bulunabilir. Belki de "EY GİZLENEN" denilerek Resulullah Efendimizin soyundan gelecek olan ve Hicri 1406'da çıkış alametlerinden biri (Kuyruklu yıldızın doğuşu hadisesi) belirecek olan Hz. Mehdi (as)'ye işaret ediliyor olabilir.</text:span></text:p>
      <text:p text:style-name="P271">74- Müddessir Suresi</text:p>
      <text:p text:style-name="P271">1. Ey örtüsüne bürünen</text:p>
      <text:p text:style-name="P329">2. Kalk ve korkut (uyar)</text:p>
      <text:p text:style-name="P332">Müddessir: örtünen-bürünen-gizlenen demektir.</text:p>
      <text:p text:style-name="P332"/>
      <text:p text:style-name="P345"><text:span text:style-name="T12">- Bir başka büyük mucize ve işaret ise Halley yıldızının 1986 (Hicri 1406)' daki geçişinin, Hz. Muhammed (sav)'in peygamberlikle vazifelendirildiği MS. 607'den bu yana </text:span><text:span text:style-name="T13">19. GEÇİŞİ</text:span><text:span text:style-name="T12"> olmasıdır.</text:span></text:p>
      <text:p text:style-name="P21"/>
      <text:p text:style-name="P298">17) Kabe Baskını ve Kabe'de Kan Akıtılması</text:p>
      <text:p text:style-name="P307"><text:span text:style-name="T15">Onun (Hz. Mehdi (as)'nin) çıkacağı yıl,</text:span><text:span text:style-name="T14"> insanlar hacca, başlarında bir emir bulunmadan gidecekler. Hep birlikte Beyt-i Şerif'i tavaf edecekler, sonra Mina'ya indiklerinde, köpekler gibi birbirine saldıracak, hacılar soyulacak, </text:span><text:span text:style-name="T15">kanlar Akabe Cemresinin üzerine akacak. </text:span></text:p>
      <text:p text:style-name="P277">(Kıyamet Alametleri, Berzenci, s. 169)</text:p>
      <text:p text:style-name="P277"/>
      <text:p text:style-name="P307"><text:span text:style-name="T14">İnsanlar başlarında bir imam bulunmaksızın hac ederler. </text:span><text:span text:style-name="T15">Mina'ya indiklerinde etrafları, köpeklerin sarışı gibi sarılıp, kabilelerin birbirine girmesi ile büyük savaşlar olur. Öyle ki ayaklar kan gölü içinde kalır. </text:span></text:p>
      <text:p text:style-name="P372">(Kitab-ül Burhan Fi Alameti-il Mehdiyy-il Ahir Zaman, s. 35)</text:p>
      <text:p text:style-name="P332"/>
      <text:p text:style-name="P332">Yukarıdaki hadislerde "onun çıkacağı yıl" cümlesi kullanılarak, Hz. Mehdi (as)'nin çıkış tarihinde Hac sırasında meydana gelecek bir katliama dikkat çekilmektedir. 1979 yılında, hac sırasında gerçekleşen Kabe baskınında aynen böyle bir katliam yaşanmıştır. Çok ilginçtir bu kanlı Kabe baskını da Mehdi'nin diğer alametlerinin gerçekleştiği dönemin tam başında yani Hicri 1400 yılının ilk gününde, 1 Muharrem 1400 (21 Kasım 1979) tarihinde meydana gelmiştir. </text:p>
      <text:p text:style-name="P273">Yine hadis-i şerifte kanların akacağından bahsedilerek öldürme olayına dikkat çekilmiştir. Baskın sırasında Suud askerleri ile saldırgan militanlar arasında meydana gelen çarpışmada 30 kişinin öldürülmesi, bu rivayetin kalan kısmını da doğrulamıştır.</text:p>
      <text:p text:style-name="P273">1979 (Hicri 1400)'da gerçekleşen bu Kabe baskınının ardından 7 sene sonra Hicri 1407 yılında, Hac sırasında çok daha büyük kanlı bir olay meydana gelmiştir. Bu hadisede caddelerde gösteri yapan hacılara saldırılarak 402 kişi katledilmiş, çok fazla kan akıtılmıştır. Beyt-ül Muazzama'nın yanında, Müslümanların (Suudi Arabistan askerleri ile İranlı hacıların) birbirlerini öldürmeleri ile büyük günahlar <text:soft-page-break/>işlenmiş, harama girilmiştir. Bu kanlı olaylar, ilgili hadislerde tarif edilen ortamla çok büyük benzerlikler taşımaktadır:</text:p>
      <text:p text:style-name="P24"/>
      <text:p text:style-name="P71"><text:span text:style-name="T41">Resulullah buyurdu: Ramazan'da bir seda, Şevval'de bir ses, Zilkade'de kabileler arasında savaş olur. </text:span><text:span text:style-name="T42">Hacılar talana uğrar. Mina'da ölülerin çok olacağı bir savaş olur, öyle ki orada taşları kan gölü içinde bırakacak kadar kan akar. </text:span></text:p>
      <text:p text:style-name="P374">(Kitab-ül Burhan Fi Alameti-il Mehdiyy-il Ahir Zaman, s. 31)</text:p>
      <text:p text:style-name="P345"><text:span text:style-name="T14">Ramazan'da bir seda olur. Şevval'de de bir seda olur. Zilkade'de kabileler çarpışır. </text:span><text:span text:style-name="T15">Zilhicce'de hacılar talana uğrar.</text:span><text:span text:style-name="T14"> Muharrem'de gökten şöyle nida olur. "Dikkat ediniz. Filan kimse Allah'ın halkının hayırlılarındandır. Onu dinleyiniz ve ona uyunuz." </text:span></text:p>
      <text:p text:style-name="P335">(Ramuz El Hadis, 2/518)</text:p>
      <text:p text:style-name="P345"><text:span text:style-name="T14">Şevval ayında ayaklanma, Zilkade'de harb konuşmaları, Zilhicce'de ise harb vaki olacak. </text:span><text:span text:style-name="T15">Hacılar soyulacak kanları akacak. </text:span></text:p>
      <text:p text:style-name="P335">(Kıyamet Alametleri, Berzenci, s. 166)</text:p>
      <text:p text:style-name="P345"><text:span text:style-name="T14">Zilkade ayında </text:span><text:span text:style-name="T15">kabileler savaşır, hacılar kaçırılır, melhameler olur.</text:span></text:p>
      <text:p text:style-name="P335">(Kitab-ül Burhan Fi Alameti-il Mehdiyy-il Ahir Zaman, s. 34)</text:p>
      <text:p text:style-name="P345"><text:span text:style-name="T14">"İkdiddurer" isimli kitaptaki alametlerden: Şevval'de savaş nidaları, </text:span><text:span text:style-name="T15">Zilhicce'de harb ve kıtal olur, yine Zilhicce'de hacılar talana uğrar, hatta caddeler kandan geçilmez ve haramlar çiğnenir. Beyt-ül Muazzam'ın yanında büyük günahlar işlenir.</text:span><text:span text:style-name="T14"> </text:span></text:p>
      <text:p text:style-name="P335">(Kitab-ül Burhan Fi Alameti-il Mehdiyy-il Ahir Zaman, s. 37)</text:p>
      <text:p text:style-name="P322"/>
      <text:p text:style-name="P329">Beyt-ül Muazzama'nın yanında büyük günahlar işlenir.</text:p>
      <text:p text:style-name="P71"><text:span text:style-name="T43">Yukarıdaki hadiste, </text:span><text:span text:style-name="T44">Beyt-ül Muazzama'nın</text:span><text:span text:style-name="T43"> (Kabe'nin) içinde değil, </text:span><text:span text:style-name="T44">yanında</text:span><text:span text:style-name="T43"> çıkacak olaylara dikkat çekilmektedir. </text:span><text:span text:style-name="T44">1407</text:span><text:span text:style-name="T43"> yılının Zilhicce ayında (Hac mevsiminde) meydana gelen olaylar da ilkinden farklı olarak Kabe'nin içinde değil, yanında gerçekleşmiştir. En başta anlattığımız olay ise 1 Muharrem </text:span><text:span text:style-name="T44">1400</text:span><text:span text:style-name="T43">'de Beyt-ül Muazzama'nın (Kabe'nin) bizzat içerisinde olmuştu. Her iki hadise de rivayetlerin işaretine uygun bir şekilde gerçekleşmiştir.</text:span></text:p>
      <text:p text:style-name="P68"/>
      <text:p text:style-name="P68">Yeni Aysa, 22.11.1979</text:p>
      <text:p text:style-name="P68"/>
      <text:p text:style-name="P273">Kabe'de kan akıtılması, hacıların katledilmesi gibi, hadislerde haber verilen böyle önemli iki büyük hadisenin Hz. Mehdi (as) hakkında bildirilen tüm alametlerin çıktığı dönemde birbiri ardına gerçekleşmesinin bir rastlantı olması oldukça zor gözükmektedir.</text:p>
      <text:p text:style-name="P68">Hadislerde geçen ifadeleri incelediğimizde de aynı dönemle ilgili önemli olaylara işaretler bulunduğu görülecektir:</text:p>
      <text:p text:style-name="P66">... Zilhicce'de harb ve kıtal olur.</text:p>
      <text:p text:style-name="P68">Hadislerde, bu savaş ve çatışmalardan, hacıların öldürülmesi konusu ile birlikte bahsedilmesi söz konusu olayların aynı zaman diliminde meydana <text:soft-page-break/>geleceklerini göstermektedir. Aynı dönem, İran-Irak Savaşının çıktığı, Türkiye'nin güney doğusunda, Ortadoğu ülkelerinde çatışma ve karışıklıkların en yoğun yaşandığı bir dönemdi.</text:p>
      <text:p text:style-name="P274"/>
      <text:p text:style-name="P271">... Şevval'de savaş nidaları olur.</text:p>
      <text:p text:style-name="P68">Yine aynı zamanlarda Basra Körfezi'ndeki gerginliğe, İran-Amerika arasındaki gerginleşme ve savaş durumuna dikkat çekilmiş olabilir. </text:p>
      <text:p text:style-name="P297"/>
      <text:p text:style-name="P298">18) Doğu Tarafından Bir Ateşin Görünmesi</text:p>
      <text:p text:style-name="P71"><text:span text:style-name="T41">"İkdiddurer" isimli kitapta Mehdi'nin zuhur alametleri bahsinde geçiyor: </text:span><text:span text:style-name="T42">Doğuda, semada üç gece görünen büyük bir ateşin çıkması.</text:span><text:span text:style-name="T41"> Mutad (alışılmış) şafak kızıllığı gibi olmayan bir kırmızılığın semada görülüp ufukta yayılması.</text:span></text:p>
      <text:p text:style-name="P335">(Kitab-ül Burhan Fi Alameti-il Mehdiyy-il Ahir Zaman, s. 32)</text:p>
      <text:p text:style-name="P345"><text:span text:style-name="T15">Doğudan üç veya yedi gün ardı ardına büyük bir ateş zuhur edecek, gökte karanlık görülecek, gökte alışılmış olan kırmızılığın aksine bambaşka bir kızıllık yayılacak.</text:span><text:span text:style-name="T14"> Yeryüzünün duyup anlayabileceği bir dille nida edilecek. </text:span></text:p>
      <text:p text:style-name="P335">(Kıyamet Alametleri, Berzenci, s. 166)</text:p>
      <text:p text:style-name="P345"><text:span text:style-name="T14">Ebu Cafer b. Muhammed b. Ali (r.a.)dan rivayet edildi. </text:span><text:span text:style-name="T15">Siz üç veya yedi gün, doğudan bir ateşi gördüğünüz zaman</text:span><text:span text:style-name="T14"> Al-i Muhammed'in çıkmasını bekleyiniz, inşaAllah-ü Teala, bir münadi Mehdi'nin ismi ile semadan nida edecek ki, doğuda ba</text:span><text:span text:style-name="T17">tıda olan herkes bu sesi işitecek. Öyle ki korkudan uykuda olanlar uyanacak, ayakta olan çökecek, oturan ise ayağa fırlayacaktır. </text:span></text:p>
      <text:p text:style-name="P335">(Kitab-ül Burhan Fi Alameti-il Mehdiyy-il Ahir Zaman , s. 32)</text:p>
      <text:p text:style-name="P322"/>
      <text:p text:style-name="P64">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 </text:p>
      <text:p text:style-name="P64">(Ölüm-Kıyamet -Ahiret ve Ahir Zaman Alametleri, s. 461) </text:p>
      <text:p text:style-name="P335">(Kıyamet Alametleri, Berzenci, s. 289)</text:p>
      <text:p text:style-name="P322"/>
      <text:p text:style-name="P332">Hz. Mehdi (as)'nin çıkış öncesi alametlerinden olan bu ateş hakkında kısa bir açıklama yapmak yerinde olacaktır.</text:p>
      <text:p text:style-name="P68">Bazı kişiler bu ateşi; sebepsiz yere birdenbire ortaya çıkan, sönme nedir bilmeyen, hatta herkesin bulunduğu yerden mutlaka göreceği tarzda bir alamet olarak beklemektedir. Halbuki kıyamet alametlerinin meydana gelişi sırasında imtihan devam ettiğinden onların anlaşılması, herkesin mecburen kabul edeceği bir açıklıkta olmaz. Böylece insanlar akıllarını, vicdanlarını, iradelerini kullanarak karar <text:soft-page-break/>verirler. Şayet kıyamet alametleri ile ilgili hadisler en ince ayrıntısına kadar (mesela; hangi şehirde, kaç tarihinde, ne şekilde çıkacağı) anlatılsaydı <text:s/>daha önce de belirttiğimiz gibi herkes mecburen kabul eder, insanlar arasında derece farkı kalmazdı. Bu sebeple kıyamet alametleri ile ilgili hadisler özellikle yarı kapalı bir şekilde bildirilmiştir.</text:p>
      <text:p text:style-name="P273">Ateş alametini de bu şekilde değerlendirmek gerekmektedir. Bir ateş sebepsiz yere çıkmaz, ya bir kaza, ya bir patlama gibi kasıt veya ihmal neticesinde çıkar. Hz. Mehdi (as)'nin çıkış alameti olarak söylenmesi, onun çok garip ve olağanüstü bir alamet şeklinde çıkmasını gerektirmez. Önemli olan bu ateşin, hadiste tarif edilen ateşin özelliklerine uygun olarak çıkmasıdır. Bu ateşi tanımak ve tespit edebilmek için yapılacak ilk iş, özelliklerinin ortaya çıkartılmasıdır.</text:p>
      <text:p text:style-name="P273">Bilindiği gibi Temmuz 1991 yılında Irak'ın <text:s/>Kuveyt'i işgali sonrasında, Kuveyt'e ait petrol kuyularını ateşe vermesi sonucunda Kuveyt ve Basra Körfezi'ni çok büyük bir ateş sarmıştır.</text:p>
      <text:p text:style-name="P273">- Kuveyt'te yanan petrol, insan ve hayvanlar arasında ölüme sebep olmaktadır. Uzmanlara göre günde yarım milyon ton petrol duman olarak atmosfere karışmaktadır. Her gün 10 bin tondan fazla, kükürt, karbondioksit ve büyük miktarda, kanser yapıcı özelliği olan hidrokarbonlar bulut gibi körfez üzerinde asılı durmaktadırlar... Yalnız Körfez değil, onun şahsında Dünya yanmaktadır. (Kurtlar Sofrasında Ortadoğu, M. Necati Özfatura, s.175)</text:p>
      <text:p text:style-name="P273">-Ateşe verilen iki kuyu, Türkiye'nin bir günde çıkarabildiği kadar petrol veriyor ve dumanlar 55 km. uzaklıktaki Suudi Arabistan'dan bile görülebiliyor. (Hürriyet, 23 Ocak 1991)</text:p>
      <text:p text:style-name="P273">-Körfezde sönmeyen felaket haberleri: Kuveyt'te ateşe verilen yüzlerce petrol kuyusu alev alev yanıyor. Uzmanların "söndürmek son derece zor" dedikleri petrol kuyularındaki yangının Türkiye'den Hindistan'a kadar olan geniş bir bölgeyi en az 10 yıl süreyle etkileyeceği bildiriliyor.</text:p>
      <text:p text:style-name="P273">Ateşe verilen petrol kuyularından çıkan alev ve dumanlar atmosferi devamlı kirletmektedir. Kuveyt gündüzleri gece manzarası arz etmektedir. Alevlerle birlikte yükselen füme rengi duman, Kuveyt semalarında sonbahardan kış mevsimine geçişi hatırlatıyor... Kuveyt'in tamamının yaşanılır hale gelmesi için en az bir senelik bir zamana ihtiyaç vardır. Kilometrelerce uzaktan görülen alevlerle birlikte yükselen dumanlar, Kuveyt semalarını tamamen kaplayarak ülkeyi yaşanmaz hale getirmekte ve varlıklı olanlar Kuveyt'i terk etmektedirler.</text:p>
      <text:p text:style-name="P307"><text:span text:style-name="T12">Dahran'daki araştırma merkezi müdürü Abdullah Dabbag'ın NewYork Times'da çıkan açıklamasına göre, Basra Körfezi'ndeki kirlenme neticesinde 106 tür balık, 180 tür yumuşakça ve bölgede yaşayan 450 tür hayvan yaşama savaşı vermektedir. 600 petrol kuyusundan yükselen dumanların komşu ülkelere yayıldığı, ayrıca kükürt gibi kanserojen maddeler ihtiva eden dumanların asit yağmuruna dönüşerek tarımda verimi azalttığı açıklanmaktadır. </text:span><text:span text:style-name="T14">(Kurtlar Sofrasında Ortadoğu, M. Necati </text:span><text:soft-page-break/><text:span text:style-name="T14">Özfatura, s. 171)</text:span></text:p>
      <text:p text:style-name="P24"/>
      <text:p text:style-name="P71"><text:span text:style-name="T41">Yemin ederim ki bir ateş sizi saracaktır. O ateş bugün </text:span><text:span text:style-name="T42">Berehut </text:span><text:span text:style-name="T41">denilen vadide sönük vaziyettedir. </text:span></text:p>
      <text:p text:style-name="P64">(Kamus Tercemesi, c. 1, s. 550) </text:p>
      <text:p text:style-name="P329">Berehut: Bir vadi veyahut bir kuyu adıdır. </text:p>
      <text:p text:style-name="P322"/>
      <text:p text:style-name="P332">Hadis-i şerifin ilk kısmında ateş için "sönük bir vaziyettedir" denmektedir. Ateş, yanıcı bir maddenin yanmasıyla meydana gelen bir durum olduğuna göre burada sönük vaziyette bekleyen ateşin kendisi değil, ateşin yakacağı hammaddedir.</text:p>
      <text:p text:style-name="P68">Burada toprak altından çıkarılan petrole işaret edilmektedir. Nitekim hadisteki Berehut denilen yer, bir kuyunun adıdır. Bu kuyu petrol kuyusudur. Zamanı gelince bu kuyulardan çıkarılan petrol, yanmaya hazır bir ateş haline gelmektedir.</text:p>
      <text:p text:style-name="P307"><text:span text:style-name="T13">"O ateş müthiş azap olduğu halde insanları kaplar." </text:span><text:span text:style-name="T12">O ateş, sadece yanan bir ateş değil, aynı zamanda insanları canından, malından ederek azap içinde, elem-üzüntü içinde bırakacak ve bütün doğayı kirletecek olan bir ateş.</text:span></text:p>
      <text:p text:style-name="P307"><text:span text:style-name="T13">"O ateş insanları, malları yakar bitirir."</text:span><text:span text:style-name="T12"> O ateş bir kısım insanların ölümüne sebep olmaktadır. Bunun yanında malları yakarak, maddi zarara sebebiyet verdiği gibi, tüm çevreyi ve doğayı kirleterek de insanların geçim kaynaklarını yok etmektedir.</text:span></text:p>
      <text:p text:style-name="P307"><text:span text:style-name="T13">"Sekiz gün içinde rüzgar ile bulut gibi uçarak dünyanın her tarafına yayılır." </text:span><text:span text:style-name="T12">O ateşin, "rüzgar ile bulut gibi uçan" kendisi değil dumanıdır. Burada benzetme yapılarak dumanın bulutlara kadar yükseleceği de anlatılmıştır. Bu duman rüzgarın etkisiyle her yöne doğru yayılmaktadır. </text:span></text:p>
      <text:p text:style-name="P307"><text:span text:style-name="T13">"Geceki sıcağı, gündüzki hararetinden daha şiddetlidir."</text:span><text:span text:style-name="T12"> O ateşin hem gündüz, hem gece devamlı yandığı anlaşılmaktadır.</text:span></text:p>
      <text:p text:style-name="P307"><text:span text:style-name="T13">"O ateş insanların başının üzerinden arşın altına kadar yaklaşarak, yeryüzü ile gökyüzü arasında gökgürültüsü gibi korkunç gürültüsü olur."</text:span><text:span text:style-name="T12"> O ateşin çok yükseklere kadar tırmandığına ve bu ateşten gökgürültüsü gibi pek şiddetli bir gürültü ile patlamalar meydana geldiğine işaret edilmektedir.</text:span></text:p>
      <text:p text:style-name="P307"><text:span text:style-name="T13">"Gökte alışılmış olan kırmızılığın aksine bambaşka bir kızıllık yayılacak." </text:span><text:span text:style-name="T12">Hadisin bu kısmında, olayın gece vakitlerinde meydana geleceğine işaret edilmiştir. Gece vakti meydana gelen büyük infilakın alevleri çok şiddetli bir aydınlanma yapar. Bu kızıl alevlerin meydana getirdiği kızıl aydınlanma, halkın mutad üzere alışık olduğu kırmızı "tan" aydınlanmasından çok ayrıdır. Çünkü gece vakti böyle gündüz gibi aydınlanma olağanüstü bir olaydır. </text:span><text:span text:style-name="T14">(</text:span><text:span text:style-name="T15">Tan: </text:span><text:span text:style-name="T14">Güneş doğarken ve batarken oluşan ve Güneş'in aydınlatma gücünün zayıflayıp, beyaz ışıktan kırmızı ışık yayar duruma geldiği vakitlerdeki hali.)</text:span></text:p>
      <text:p text:style-name="P277"/>
      <text:p text:style-name="P298"><text:soft-page-break/>19) 1979 Yılında İstanbul'da Meydana Gelen Gemi İnfilakı</text:p>
      <text:p text:style-name="P277">Hüseyin b. Ali (RA) dan şöyle rivayet olunmuştur:</text:p>
      <text:p text:style-name="P271">"GÖKYÜZÜNDE DOĞU CİHETİNDEN, GECEYİ AYDINLATAN BÜYÜK BİR ATEŞ GÖRDÜĞÜNÜZ VAKİT, İŞTE O AN, HZ. MEHDİ (A.S.)'NİN GELİŞ VAKTİDİR." </text:p>
      <text:p text:style-name="P277">Mer'iy b. Yusuf b. Ebi bekir b. Ahmet b. Yusuf el-Makdi'si "Feraidu Fevaidi'l Fikr Fi'l İmam El-Mehdi El-Muntazar</text:p>
      <text:p text:style-name="P345"><text:span text:style-name="T12">Hadiste Peygamberimiz (s.a.v.)'in bildirdiği bu büyük patlama ve ardından ortaya çıkan büyük ateş 1979 yılında yani Hicri 1400'de Kadıköy açıklarında meydana gelen </text:span><text:span text:style-name="T13">İndependenta</text:span><text:span text:style-name="T12"> adlı petrol yüklü tankerin infilakını haber vermektedir. Peygamberimiz (s.a.v.), İstanbul'da meydana gelen bu büyük olay anının Hz. Mehdi (a.s.)'nin İstanbul'a geliş vakti olduğunu; </text:span><text:span text:style-name="T13">"... İŞTE O AN, HZ. MEHDİ (A.S.)'IN <text:s/>GELİŞ VAKTİDİR."</text:span><text:span text:style-name="T12"> ifadesiyle açık bir şekilde bildirmiştir.</text:span></text:p>
      <text:p text:style-name="P332">Ayrıca son 1000 yılın en büyük müceddidi olan Üstad Said Nursi Hazretleri'nin külliyatında da, Hz. Mehdi (a.s.)'ın Hicri 1400, Miladi 1979 yılında zuhur edeceği;</text:p>
      <text:p text:style-name="P273"/>
      <text:p text:style-name="P307"><text:span text:style-name="T13">"İSTİKBAL-İ DÜNYEVİYEDE</text:span><text:span text:style-name="T12"> (dünyanın geleceğinde) 1400 </text:span><text:span text:style-name="T13">SENE SONRA GELECEK BİR HAKİKATİ…" </text:span><text:span text:style-name="T14">(Sözler, s. 318)</text:span></text:p>
      <text:p text:style-name="P273"/>
      <text:p text:style-name="P273">Hürriyet, 16.11.1979</text:p>
      <text:p text:style-name="P273">Hürriyet, 16.11.1979</text:p>
      <text:p text:style-name="P273">Tercüman, 17.11.1979</text:p>
      <text:p text:style-name="P296"/>
      <text:p text:style-name="P298">20) Sahte Peygamberlerin Çoğalması</text:p>
      <text:p text:style-name="P332">Sahte peygamberlerin ortaya çıkışı, hadislerde haber verilen Hz. Mehdi (as)'nin çıkış alametlerinden biridir. Son dönemlerde kendisinin Hz. İsa olduğunu iddia eden çok fazla sayıda kişi ortaya çıkmıştır. </text:p>
      <text:p text:style-name="P273"/>
      <text:p text:style-name="P367">Her biri Allah'ın Resulü olduğunu iddia eden otuza yakın yalancı gönderilmedikçe kıyamet kopmayacaktır.</text:p>
      <text:p text:style-name="P368">(Tirmizi, Fiten 43; Ebu Davud, Melahim 16)</text:p>
      <text:p text:style-name="P369"><text:span text:style-name="T14">Her birisi kendisinin Tek Mabud olan Allah'tan </text:span><text:span text:style-name="T15">resul olarak gönderildiğini iddia eden altmış yalancının çıkması.</text:span></text:p>
      <text:p text:style-name="P367"/>
      <text:p text:style-name="P368">(Ali Bin Hüsameddin El Muttaki, Celaleddin Suyuti'nin </text:p>
      <text:p text:style-name="P335">Tasnifinden Hadisler – Ahir Zaman Mehdisinin Alametleri, Kahraman Neşriyat, sf. 36)</text:p>
      <text:p text:style-name="P335"/>
      <text:p text:style-name="P322">Time, </text:p>
      <text:p text:style-name="P322"><text:soft-page-break/>03 Mayıs 1993</text:p>
      <text:p text:style-name="P322">Takvim Gazetesi, 06 Nisan 2002</text:p>
      <text:p text:style-name="P322"/>
      <text:p text:style-name="P347">21) Dinin Şahsi Çıkarlar İçin Kullanılması</text:p>
      <text:p text:style-name="P71"><text:span text:style-name="T41">Alimler ilmi </text:span><text:span text:style-name="T42">sırf para kazanmak için öğrendiğinde… dini dünyalık karşılığında sattıklarında… hükmü sattıklarında…</text:span><text:span text:style-name="T41"> kıyamet yaklaşmış olacaktır.</text:span></text:p>
      <text:p text:style-name="P64">(Ölüm Kıyamet ve Diriliş, sf. 480)</text:p>
      <text:p text:style-name="P71"><text:span text:style-name="T41">Ahir zamanda öyle adamlar çıkacak ki, </text:span><text:span text:style-name="T42">dinlerini dünya menfaatleri karşılığında satacaklardır. </text:span></text:p>
      <text:p text:style-name="P64">(Tirmizi, Zühd, 60)</text:p>
      <text:p text:style-name="P375"><text:span text:style-name="T14">Kim Kuran okursa (mükafatını) Allah'tan istesin. Zira son zamanlarda </text:span><text:span text:style-name="T15">Kuran okuyup (mükafatını) insanlardan isteyen birtakım insanlar türeyecektir.</text:span></text:p>
      <text:p text:style-name="P335">(Son Zamanlarla İlgili Hadisler, sf. 9)</text:p>
      <text:p text:style-name="P322"/>
      <text:p text:style-name="P347">22) Büyük Olayların ve Hayret Verici Şeylerin Meydana Gelmesi</text:p>
      <text:p text:style-name="P71"><text:span text:style-name="T41">Onun zamanında </text:span><text:span text:style-name="T42">büyük hadiseler vuku bulacak.</text:span></text:p>
      <text:p text:style-name="P64">(El-Kavlu'l Muhtasar Fi Alamatil Mehdiyy-il Muntazar, s. 27)</text:p>
      <text:p text:style-name="P71"><text:span text:style-name="T41">Onun zamanında </text:span><text:span text:style-name="T42">nice hayret veren haller</text:span><text:span text:style-name="T41"> zuhur edecektir.</text:span></text:p>
      <text:p text:style-name="P64">(Mektubat-ı Rabbani, 2/258)</text:p>
      <text:p text:style-name="P64">Onun zuhur mebdeleri ve mukaddimeleri (çıkış alametleri) Resulullah Efendimizin irhasatına* benzer.</text:p>
      <text:p text:style-name="P335">(Mektubat-ı Rabbani, 2/258)</text:p>
      <text:p text:style-name="P345"><text:span text:style-name="T13">* İrhasat: </text:span><text:span text:style-name="T12">Hz. Muhammed (sav)'in peygamberliğinden evvel meydana gelen olağanüstü hallerdir ki, bunlar peygamberliğine delil teşkil eden olaylardandır.</text:span></text:p>
      <text:p text:style-name="P322"/>
      <text:p text:style-name="P332">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332">Yukarıdaki rivayetlerde işaret edildiği gibi, Hz. Mehdi (as)'nin ortaya çıkışı da, Peygamber Efendimiz'inkine benzeyecektir. Onun çıkışı döneminde de büyük ve harika olaylar olacaktır.</text:p>
      <text:p text:style-name="P332">Rivayetlerin işaretine göre Hz. Mehdi (as)'nin çıkış yılı olan Hicri 1400 (Miladi 1979) yılı başlarında meydana gelen büyük olaylar:</text:p>
      <text:p text:style-name="P329">- <text:tab/>Kabe basıldı ve çok sayıda Müslümanın kanı akıtıldı.</text:p>
      <text:p text:style-name="P68">- <text:tab/>2500 yıllık İran şahlığı yıkıldı ve İran Şahı Rıza Pehlevi öldü.</text:p>
      <text:p text:style-name="P271">- <text:tab/>Hindistan'ın Bombay kentinde bir fabrikadan sızan gaz 20.000 kişinin ölümüne yol açtı.</text:p>
      <text:p text:style-name="P273">- <text:tab/>İki Müslüman ülke olan İran ve Irak arasında 8 yıl sürecek bir savaş başladı.</text:p>
      <text:p text:style-name="P271"><text:soft-page-break/>- <text:tab/>Ruslar, Afganistan'ı işgal etti.</text:p>
      <text:p text:style-name="P332">- <text:tab/>Mexico City şiddetli bir depremle yerle bir oldu.</text:p>
      <text:p text:style-name="P329">- <text:tab/>Kuzey Kolombiya'daki Nevada Del Ruiz yanardağı 400 yıldır ilk kez patladı. Eriyen kar ve buzun oluşturduğu çamur yüzünden Armero kenti haritadan silindi. 20.000 kişi öldü.</text:p>
      <text:p text:style-name="P332">- <text:tab/>Bangladeş'teki sel 25.000 kişinin ölümüne sebep oldu.</text:p>
      <text:p text:style-name="P329">- <text:tab/>Hristiyanlığın merkezi Roma'yı sular bastı.</text:p>
      <text:p text:style-name="P332">- <text:tab/>1986'da Çin'de tarihinin en büyük orman yangını oldu.</text:p>
      <text:p text:style-name="P329">- <text:tab/>Hindistan Başkanı Gandi, Mısır Devlet başkanı Enver Sedat, İsveç Başbakanı Olof Palme öldürüldü.</text:p>
      <text:p text:style-name="P332">- <text:tab/>Papa II. Jean Paul vuruldu.</text:p>
      <text:p text:style-name="P329">- <text:tab/>1980 yılı başlarında ilk AIDS vakaları tespit edildi. Şu ana kadar on binlerce kişinin ölümüne sebep olan bu hastalığa "Çağın Vebası" ismi verildi. AIDS, 1960'larda Amerika'da başlayan ve her çeşit cinsel serbestliği getirmiş olan "Seks Devrimi"ni sona erdirdi.</text:p>
      <text:p text:style-name="P332">- <text:tab/>1986'da uzay mekiği Challenger fırlatılışından sonra infilak etti.</text:p>
      <text:p text:style-name="P329">- <text:tab/>26 Nisan 1986'da Ukrayna'daki Çernobil Nükleer Santralında şimdiye kadar görülen en büyük nükleer kaza meydana geldi. Birçok Avrupa ülkesi yayılan radyasyondan etkilendi.</text:p>
      <text:p text:style-name="P332">- <text:tab/>Ozon tabakasının delinmesi Dünya iklimi üzerinde çok olumsuz etkiler bıraktı.</text:p>
      <text:p text:style-name="P329">- <text:tab/>Sovyetler Birliği yıkıldı ve Gorbaçov'la birlikte Bağımsız Devletler ortaya çıktı. </text:p>
      <text:p text:style-name="P332">- <text:tab/>Irak'ın Kuveyt'i ilhak etmesinden sonra Körfez Savaşı başladı.</text:p>
      <text:p text:style-name="P329">- <text:tab/>Ermenistan'daki depremde kent harabeye dönüştü. 500.000 kişi evini terk ederken, ölü sayısı 40.000'i aştı.</text:p>
      <text:p text:style-name="P332">- <text:tab/>1989 yılında Çin'de komünist bölükler tanklarla öğrencilerin üzerine yürüdü, Tiananmen meydanında 2000 öğrenci öldü.</text:p>
      <text:p text:style-name="P329">- <text:tab/>Soğuk Savaşın sembolü olan Berlin duvarı inşasından tam 28 yıl sonra yıkıldı.</text:p>
      <text:p text:style-name="P332">- <text:tab/>1990 yılında Kabe'deki tüneldeki izdihamda 1400'den fazla hacı hayatını yitirdi.</text:p>
      <text:p text:style-name="P329">- <text:tab/>1991 yılında Bangladeş'te meydana gelen sellerin sonrasında 120.000'in üstünde kişi öldü, milyonlarca kişi evsiz kaldı. </text:p>
      <text:p text:style-name="P332">- <text:tab/>Bosna ve Kosova'daki katliamda yüz binlerce Müslüman öldürüldü ve yüzbinlercesi yurtlarından çıkarıldı.</text:p>
      <text:p text:style-name="P329">- <text:tab/>Ebola virüsü on binlerce kişinin ölümüne sebep oldu.</text:p>
      <text:p text:style-name="P332">- <text:tab/>El Nino tüm dünya ülkelerine çok büyük felaketler getirdi.</text:p>
      <text:p text:style-name="P332"/>
      <text:p text:style-name="P347">23) Güneş'ten Bir Alametin Belirmesi</text:p>
      <text:p text:style-name="P71"><text:soft-page-break/><text:span text:style-name="T41">Hz. Mehdi (as), </text:span><text:span text:style-name="T42">Güneş'ten bir alamet belirinceye kadar</text:span><text:span text:style-name="T41"> gelmeyecektir.</text:span></text:p>
      <text:p text:style-name="P64">(El-Kavlu'l Muhtasar Fi Alamatil Mehdiyy-il Muntazar, s. 49)</text:p>
      <text:p text:style-name="P71"><text:span text:style-name="T42">Güneş bir alamet olarak doğmadıkça</text:span><text:span text:style-name="T41"> Hz. Mehdi (as) çıkmaz.</text:span></text:p>
      <text:p text:style-name="P61">(Kitab-ül Burhan Fi Alameti-il Mehdiyy-il Ahir Zaman, s. 33)</text:p>
      <text:p text:style-name="P332">Güneş'te böyle büyük bir patlama olayı ilk kez, içinde bulunduğumuz yüzyılda meydana gelmiştir.</text:p>
      <text:p text:style-name="P338"/>
      <text:p text:style-name="P338">Güneş Tutulması</text:p>
      <text:p text:style-name="P332">11 Ağustos 1999 yılında gerçekleşen Güneş tutulması yüzyılın son tam Güneş tutulmasıdır. İlk kez bu kadar çok insan Güneş tutulmasını, hem de bu kadar uzun bir süre izleyebilmiş, inceleme fırsatı elde etmiştir. Bu tutulmada dikkat çeken bir nokta da Türkiye'nin bu tam tutulmanın en iyi izlendiği ülkelerden birisi olmasıdır. Bartın'dan Silopi'ye kadar, yaklaşık olarak 12 şehir ve 100 ilçe tutulmayı gözleyebilmiştir. </text:p>
      <text:p text:style-name="P332">Bu kadar işaretin birarada ve çok kısa bir zaman dilimi içinde art arda gerçekleşmesi tesadüf değildir. Bu işaretler inanan kullar için birer müjdedir.</text:p>
      <text:p text:style-name="P332"/>
      <text:p text:style-name="P347">24) Büyük Şehirlerin Yok Olması</text:p>
      <text:p text:style-name="P65">Büyük şehirler, dün sanki yokmuş gibi helak olur.</text:p>
      <text:p text:style-name="P64">(Kitab-ül Burhan Fi Alameti-il Mehdiyy-il Ahir Zaman, s. 38)</text:p>
      <text:p text:style-name="P68">Hadiste bazı büyük şehirlerin savaşlar ve çeşitli doğal afetler neticesinde yok olacağına işaret edilmektedir. Birçok büyük şehir hep bu yüzyıl (Hicri 1300-1400) içinde yok olmuş veya büyük tahribat görmüştür. Bu olaylar Hz. Mehdi (as)'nin çıkış öncesi alameti olması açısından çok önemli birer delildir. Amerika'nın 1945 yılında Hiroşima ve Nagasaki'ye attığı atom bombası, burada yaşayan insanları sağ bırakmazken, kentin tamamını da yerle bir etmiştir.</text:p>
      <text:p text:style-name="P68">Allah Kuran'da geçmişteki pek çok kavmin türlü şekillerde helak olduklarını şu ayetlerle belirtmektedir:</text:p>
      <text:p text:style-name="P68"/>
      <text:p text:style-name="P66">Artık sen, onların kurdukları hileli-düzenin uğradığı sona bir bak; Biz, onları ve kavimlerini topluca yerle bir ettik. İşte, zulmetmeleri dolayısıyla enkaza dönüşmüş ıpıssız evleri. Şüphesiz bilen bir kavim için bunda bir ayet vardır. (Neml Suresi, 51-52)</text:p>
      <text:p text:style-name="P66"/>
      <text:p text:style-name="P66">Biz, yaşama biçimleriyle 'refah içinde şımarıp azmış' nice şehri yıkıma uğrattık. İşte meskenleri; çok az (bir zaman) dışında (onlarda) kendilerinden sonra oturulabilmiş değildir. (Onlara) Varis olanlar Biziz. (Kasas Suresi, 58)</text:p>
      <text:p text:style-name="P66"/>
      <text:p text:style-name="P66">İşte ülkeler (ve onların halkları), zulmettikleri zaman onları yıkıma uğrattık; ve yıkımları için bir buluşma zamanı tespit ettik. (Kehf Suresi, 59)</text:p>
      <text:p text:style-name="P69"><text:soft-page-break/></text:p>
      <text:p text:style-name="P69">Biz, zulmeden ülkelerden nicesini kırıp geçirdik ve bunun ardından bir başka kavmi meydana getirdik. (Enbiya Suresi, 11)</text:p>
      <text:p text:style-name="P66"/>
      <text:p text:style-name="P66">Böylece emrimiz geldiği zaman, üstünü altına çevirdik ve üzerlerine balçıktan pişirilmiş, istif edilmiş taşlar yağdırdık. (Hud Suresi, 82)</text:p>
      <text:p text:style-name="P236"/>
      <text:p text:style-name="P237">Biz nice ülkeleri yıkıma uğrattık. Geceleri uyurlarken ya da gündüzün dinlenirlerken Bizim zorlu azabımız onlara geliverdi. (Araf Suresi, 4)</text:p>
      <text:p text:style-name="P238"/>
      <text:p text:style-name="P238">Bulunduğumuz yüzyıl içinde meydana gelen savaşlarda birçok şehir (Berlin, Hamburg, Varşova, Leningrad, Bükreş, Londra...) tamamen harap olmuştur. Bu şehirlerin inşası ancak çok sonraları mümkün olabilmiştir.</text:p>
      <text:p text:style-name="P238"/>
      <text:p text:style-name="P242">25) Depremlerin Çoğalması</text:p>
      <text:p text:style-name="P71"><text:span text:style-name="T42">…Depremler çoğalmadıkça, </text:span><text:span text:style-name="T41">fitneler zahir olmadıkça, cinayetler çoğalmadıkça kıyamet kopmaz.</text:span></text:p>
      <text:p text:style-name="P64">(Kıyamet Alametleri, s. 109)</text:p>
      <text:p text:style-name="P54"/>
      <text:p text:style-name="P332">Peygamberimiz (sav) yukarıdaki hadisinde "depremlerin çoğalmasını" ahir zaman öncesinde meydana gelecek alametlerden biri olarak ifade etmiştir. Gerçekten de 20. yüzyıl da on binlerce kişinin hayatını kaybettiği depremlerle tarihe geçti. Kobe'deki şiddetli deprem, Türkiye'de, Tayvan'da, Yunanistan'da ve Meksika'da birbiri ardınca gelen depremler ahir zamana bakan çok önemli işaretler içermektedir. </text:p>
      <text:p text:style-name="P345"><text:span text:style-name="T15">"Ümmetimde zelzeleler olur. Öyle ki, bu zelzelelerde on bin, yirmi bin, otuz bin kişi ölür. </text:span><text:span text:style-name="T14">Allah, bu ölümü muttakilere öğüt, müminlere rahmet, kafirlere ise azap kılar." </text:span></text:p>
      <text:p text:style-name="P335">(İbni Asakır, Geleceğin Tarihi 1, Orhan Baytan, Mevsim Yayıncılık, s. 81)</text:p>
      <text:p text:style-name="P64">Barınacak evler, sizi taşıyacak hayvanlar bulamayacağınız zaman yaklaşmıştır. Çünkü evlerinizi depremler yıkacak, hayvanlarınızı yıldırımlar yakıp kömüre çevirecektir.</text:p>
      <text:p text:style-name="P64">(Nuaym bin Hammad, Geleceğin Tarihi 1, s. 82)</text:p>
      <text:p text:style-name="P299"/>
      <text:p text:style-name="P300">Hilafetin (Müslümanların manevi liderliği) Arzı-Mu kaddeseye indiğini görürsen bil ki, artık zelzeleler, kederler, büyük hadiseler yakındır. O gün kıyamet insanlara şu elimin başına olan yakınlığından daha yakındır. </text:p>
      <text:p text:style-name="P349">(Ebu Davud, Cihad 37, s. 2535, Kütüb-i Sitte, cilt 14, s. 339)</text:p>
      <text:p text:style-name="P322"/>
      <text:p text:style-name="P349">Bu ümmetin sonradan gelen nesilleri önceden gelip geçenlere (çeşitli ithamlar ve bahanelerle) hakaret ettiği zaman artık kızıl rüzgarları, (zelzeleyi) yere batışı (hasfı) <text:soft-page-break/>veya suret değiştirmeyi (meshi) (veya gökten taş yağmasını (kazfi)) bekleyin. </text:p>
      <text:p text:style-name="P349">(Tirmizi, Fiten 39, s. 2211, Kütüb-i Sitte, cilt 14, s. 341</text:p>
      <text:p text:style-name="P1"/>
      <text:p text:style-name="P45">İlim kalkmadıkça, depremler çoğalmadıkça, zaman kısalmadıkça, fitneler zahir olmadıkça, cinayetler çoğalmadıkça kıyamet kopmaz.</text:p>
      <text:p text:style-name="P227">(Buhari, İbni Mace, Kıyamet Alametleri, s.108)</text:p>
      <text:p text:style-name="P213"/>
      <text:p text:style-name="P228">26) Büyük Bir Olayın Meydana Gelmesi</text:p>
      <text:p text:style-name="P307"><text:span text:style-name="T63">"(1) Hz. Mehdi (as) çıkmadan önce (2) medinede (3) simsiyah taşların bile (4) kan içinde kaybolacağı (5) büyük bir vak'a olacaktır. Bu olayda bir kadının öldürülmesi (6) bir kamçının sallanması kadar kolayolacaktır. Ve bu olay 2 km kadar yayılacaktır. "</text:span><text:span text:style-name="T62"> </text:span><text:span text:style-name="T64">(EI-Kavlu'l Muhtasar Fi Alamatil Mehdiyy-iI Muntazar, 41) </text:span></text:p>
      <text:p text:style-name="P133"/>
      <text:p text:style-name="P150"><text:span text:style-name="T13">(1) Hz. Mehdi (as) çıkmadan önce ...</text:span><text:span text:style-name="T12"> Hadis-i şerifin böyle başlaması bu olayın aynı zamanda Hz. Mehdi (as)'nin çıkış öncesi alametlerinden olduğunu gösteriyor. Hz. Mehdi (as)'nin çıkış zamanı hadis-i şerifler ve büyük İslam alimlerinin izahlarına göre Hicri 1400 (Miladi 1979-80) yılı başlarında olması gerekiyor. Hadiste geçen "Hz. Mehdi (as) çıkmadan önce" ifadesi, Hz. Mehdi (as)'in ortaya çıkışından kısa bir süre önce bu büyük olayın olacağına işaret etmektedir. <text:s/></text:span></text:p>
      <text:p text:style-name="P150"><text:span text:style-name="T13">(2)</text:span><text:span text:style-name="T12"> </text:span><text:span text:style-name="T13">.... Medinede ...</text:span><text:span text:style-name="T12"> Arapça'da Medine kelimesi aynı zamanda büyük şehir karşılığında da kullanılmaktadır. Aşağıdaki hadis buna örnektir. </text:span></text:p>
      <text:p text:style-name="P133">Hz. İbni Amr'dan rivayet edilmiştir. Resulullah (sav) buyurdu ki: </text:p>
      <text:p text:style-name="P300">Ey Ummet! Altı şey vardır ki, onlar olmadan kıyamet kopmaz... Altıncısı da medinenin fethi. </text:p>
      <text:p text:style-name="P300">Denildi ki: Hangi medine? Buyurdu ki: Kostantiniyye. (İstanbul)</text:p>
      <text:p text:style-name="P227">(Bu İstanbul'un Hz. Mehdi (as) tarafından yapılacak manevi fethidir.) </text:p>
      <text:p text:style-name="P300">(Kıyamet Alametleri, s. 204 <text:s/>Ramuz EI Ehadis 1/296)</text:p>
      <text:p text:style-name="P307"><text:span text:style-name="T13"><text:s/>(3) ... Simsiyah taşların bile kan içinde kaybolacağı ... </text:span><text:span text:style-name="T12">Hadis-i şerifin bu kısmında da kanlı hadisenin üzerinde cereyan edeceği zemin yüzeyi tarif edilmektedir. Siyah taş, yani asfalt yol üzerinde kanlı bir olay olacağına işaret edilmektedir.</text:span></text:p>
      <text:p text:style-name="P273">- 1 Mayıs Taksim olayında 34 ölü ve 200 kişinin yaralanmasından akan kanlar, siyah taşlar (yani asfalt yol) üzerine dökülmüş ve bu kanlar caddeye yayılmıştır.</text:p>
      <text:p text:style-name="P307"><text:span text:style-name="T13">Asfalt yol: </text:span><text:span text:style-name="T12">Ufak çakıl taşlarının asfalt maddesi ile karıştırılmasından oluşur. </text:span></text:p>
      <text:p text:style-name="P219">Bu karışım yola döküldüğünde yekpare siyah taş halini almaktadır. </text:p>
      <text:p text:style-name="P219"/>
      <text:p text:style-name="P223"><text:span text:style-name="T13"><text:s/>(4) ... kan içinde kaybolacağı ... </text:span><text:span text:style-name="T12">Çatışmalar neticesinde akan kan, bazı kısımlarda asfaltı bir örtü gibi örtmüş ve asfalt yer yer görülmez hale gelmiştir.</text:span></text:p>
      <text:p text:style-name="P219"/>
      <text:p text:style-name="P307"><text:span text:style-name="T13">(5) ... büyük bir vak'a olacaktır ... </text:span><text:span text:style-name="T12">1 Mayıs Taksim hadisesi anarşi döneminde </text:span><text:soft-page-break/><text:span text:style-name="T12">çok sayıda insanın katledildiği ve çok fazla kanın akıtıldığı büyük bir hadisedir. </text:span></text:p>
      <text:p text:style-name="P273"/>
      <text:p text:style-name="P307"><text:span text:style-name="T13"><text:s/>(6) ... Bir kamçının sallanması kadar kolay olacaktır ...</text:span><text:span text:style-name="T12"> Burada bir benzetme yapılarak öldürmenin pek kolayca işleneceğine dikkat çekiliyor. Nasıl bir kamçı, basit el hareketleriyle her tarafa doğru kolaylıkla sallanabiliyorsa, aynı kolaylıkla kamçı gibi kabzasından tutulan ve her tarafa yönetilebilen tabanca da sadece tetiğinin çekilmesiyle hedefteki şahsı öldürebilir. </text:span></text:p>
      <text:p text:style-name="P273"/>
      <text:p text:style-name="P298">27) "İki Dişli" Kuyruklu Yıldızın Belirmesi</text:p>
      <text:p text:style-name="P273">Büyük Ehl-i Sünnet alimi İmam Rabbani Hazretleri Hz. Mehdi (as)'nin zuhuruyla ilgili olarak Mektubat-ı Rabbani adlı eserinde iki tane çok önemli ölçü vermiştir.</text:p>
      <text:p text:style-name="P296"/>
      <text:p text:style-name="P296">1.<text:tab/>ÖLÇÜ</text:p>
      <text:p text:style-name="P271">Bu ölçülerden birincisi Hz. Mehdi (as)'nin Peygamberimiz (sav)'den bin sene geçtikten sonra zuhur edeceğidir. </text:p>
      <text:p text:style-name="P273">Rabbani Hazretleri Mektubat-ı Rabbani'nin 1/569. sayfasında şöyle bildirmektedir:</text:p>
      <text:p text:style-name="P273"/>
      <text:p text:style-name="P307"><text:span text:style-name="T13">Ancak beklenen odur ki; ARADAN BiN SENE GEÇTİKTEN SONRA bu saklı devlet tecid edile</text:span><text:span text:style-name="T12"> (yenilene). Ona bir üstünlük verilip suyu bulması, arttırıla... Böylece kemalatin (faziletlerin, mükemmelliklerin) aslı zuhur edip onun zilletini örte.. </text:span><text:span text:style-name="T13">Ve yüce bağlılığa değer veren HZ. MEHDİ (as) GELSİN</text:span><text:span text:style-name="T12">. Allah ondan razı olsun. </text:span></text:p>
      <text:p text:style-name="P273">(Mektubat-i Rabbani, 1/569)</text:p>
      <text:p text:style-name="P273"/>
      <text:p text:style-name="P273">Şu an Hicri 1430 yılındayız. Bu tarih, Peygamberimiz (sav)'den itibaren 1000 yılın geçmiş olduğunu göstermektedir. Bu da Rabbani Hazretleri'nin Hz. Mehdi (as)'nin zuhuru için gerekli olduğunu ifade ettiği birinci ölçüsünün gerçekleşmiş olduğunu ispatlamaktadır. </text:p>
      <text:p text:style-name="P296"/>
      <text:p text:style-name="P296">2.<text:tab/>ÖLÇÜ</text:p>
      <text:p text:style-name="P271">Rabbani Hazretleri'nin Hz. Mehdi (as)'nin zuhuruyla ilgili verdiği ikinci büyük ölçüsü ise "iki dişli münevver bir yıldızın" dünyanın yakınından geçmesi şartıdır. </text:p>
      <text:p text:style-name="P134"/>
      <text:p text:style-name="P332">Ashabın verdiği habere göre, Resulullah Efendimiz (sav) şöyle buyurmuştur:</text:p>
      <text:p text:style-name="P329">"Vaad edilen Mehdi'nin zuhur mukaddimeleri olan Abbasi Melik Horasan'a vardığı zaman, ŞARK TARAFINDA İKİ DİŞLİ (1) MÜNEVVER (2) BİR BOYNUZ (3) ÇIKAR."</text:p>
      <text:p text:style-name="P329">"ŞARK TARAFINDA BIR KUYRUKLU YILDIZ DOĞUP AYDINLIK <text:soft-page-break/>VERECEKTİR."</text:p>
      <text:p text:style-name="P332">Bu yıldız dahi doğmuştur. Amma o mudur, yoksa onun bir benzeri midir?</text:p>
      <text:p text:style-name="P332">Bu yıldıza:</text:p>
      <text:p text:style-name="P332">-Kuyruklu yıldız, adının verilmesi, ihtimal ki, şu anlatmalara dayanıyor:</text:p>
      <text:p text:style-name="P329">-Sabitlerin seyri, MAĞRİBDEN (BATIDAN) MEŞRİKADIR (DOĞUYADIR)(4)...</text:p>
      <text:p text:style-name="P345"><text:span text:style-name="T12">Bu yıldızın durumu da, onun seyrine göredir. Yani </text:span><text:span text:style-name="T13">yüzü meşrik canibine doğru, arkası dahi, mağrib tarafınadır</text:span><text:span text:style-name="T12">. Bu uzun beyazlık dahi, onun arka tarafındadır. Bu mana icabı olarak, ona:</text:span></text:p>
      <text:p text:style-name="P273">-Kuyruk... isminin verilmesi yerindedir.</text:p>
      <text:p text:style-name="P307"><text:span text:style-name="T13">ONUN HER GÜNKÜ IRTİFİ (GEÇİŞ YÖNÜ) İSE, MEŞRİKTEN MAĞRİBEDİR.(5)</text:span><text:span text:style-name="T12"> Ancak o, kısri (kendine has durumunda ağırlık taşıyan) seyri ile felek-i azamın seyrine bağlıdır.</text:span></text:p>
      <text:p text:style-name="P273">Hakikat-i hali, en iyi bilen Sübhan Allah'tır.</text:p>
      <text:p text:style-name="P277">İmam-ı Rabbani, Mektubat-ı Rabbani, 381. Mektup, s.1184</text:p>
      <text:p text:style-name="P278"/>
      <text:p text:style-name="P271">(1) ... iki dişli...: </text:p>
      <text:p text:style-name="P273">Lulin kuyruklu yıldızının arka kısmındaki kuyruğun çatallı olması, hadisteki iki dişli ifadesiyle birebir bağdaşmaktadır.</text:p>
      <text:p text:style-name="P273"/>
      <text:p text:style-name="P271">(2) ... münevver (aydınlatıcı)...:</text:p>
      <text:p text:style-name="P279">Hadiste bahsi geçen münevver (aydınlatıcı) sıfatı, Lulin kuyruklu yıldızının dünyaya yaklaştıkça 6 yıldız parlaklığı kadar artan parlaklığına işaret etmektedir.</text:p>
      <text:p text:style-name="P271">(3) ... bir boynuz...:</text:p>
      <text:p text:style-name="P68">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fotoğraflarına bakıldığında da karşıt yöndeki iki kuyruğun şekil itibariyle bir boynuzu andırdığı ilk bakışta farkedilmektedir.</text:p>
      <text:p text:style-name="P274"/>
      <text:p text:style-name="P307"><text:span text:style-name="T13">(4) Sabitlerin seyri mağripten (batıdan) meşrikadır (doğuyadır)</text:span><text:span text:style-name="T12">...:</text:span></text:p>
      <text:p text:style-name="P307"><text:span text:style-name="T12">Hadisin devamında yer alan "Sabitlerin seyri, </text:span><text:span text:style-name="T13">mağribden (batıdan) meşrikadır (doğuyadır).</text:span><text:span text:style-name="T12">.." ifadesi gökcisimlerinin dönüş yönüne işaret etmektedir, ki bu bilgi 20. yüzyılda elde edilen astronomi bilgileriyle birebir uyuşmaktadır. Nitekim bütün gökcisimleri </text:span><text:span text:style-name="T13">MAĞRİPTEN (batıdan) MEŞRİKA (doğuya)</text:span><text:span text:style-name="T12"> hareket etmektedir.</text:span></text:p>
      <text:p text:style-name="P273"/>
      <text:p text:style-name="P307"><text:span text:style-name="T13">(5) Onun her günkü irtifi (geçiş yönü) ise, meşrikten (doğudan) mağribedir (batıyadır)</text:span><text:span text:style-name="T12">...:</text:span></text:p>
      <text:p text:style-name="P307"><text:span text:style-name="T12">Burada ise </text:span><text:span text:style-name="T13">"Onun her günkü irtifi (geçiş yönü) ise</text:span><text:span text:style-name="T12">..." denilerek, Lulin kuyruklu yıldızının diğer gök cisimlerinden farklı olarak </text:span><text:span text:style-name="T13">doğudan batıya doğru hareket ettiği bildirilmiştir. </text:span></text:p>
      <text:p text:style-name="P307"><text:soft-page-break/><text:span text:style-name="T12">Peygamber Efendimiz (sav)'in hadisinde ahir zamanda gelmesi beklenen Hz. Mehdi (a.s.)'nin çıkış alameti olarak belirttiği ve İmam-ı Rabbani'nin de detaylı olarak tefsir ettiği </text:span><text:span text:style-name="T13">"iki dişli münevver (aydınlatıcı) bir boynuz çıkar"</text:span><text:span text:style-name="T12"> ifadesi </text:span><text:span text:style-name="T13">24 Şubat 2009</text:span><text:span text:style-name="T12"> yılında </text:span><text:span text:style-name="T13">yani Hicri 1430'da </text:span><text:span text:style-name="T12">Dünya'ya en yakın noktadan geçen Lulin kuyruklu yıldızına işaret etmektedir. </text:span></text:p>
      <text:p text:style-name="P307"><text:span text:style-name="T12">Bu kuyruklu yıldızın en önemli bir diğer özelliği de bilim adamlarınca; bu yıldızın bir daha </text:span><text:span text:style-name="T13">en az 1000 YIL SONRA</text:span><text:span text:style-name="T12"> yeniden Dünya'nın yakınından geçebileceğinin söylenmesidir. </text:span></text:p>
      <text:p text:style-name="P273">Bilim adamlarınca verilen bu zaman ise, Ehl-i sünnet alimlerinin; -Peygamberimiz (sav)'in hadislerinden yola çıkarak- dünyanın ömrü ve kıyamet günü ile ilgili olarak vermiş oldukları tarihlere göre bu yıldızın bir daha geçmesinin mümkün olmadığını göstermektedir. Çünkü Peygamberimiz (sav)'den rivayet edilen hadislerde Dünya'nın ömrünün 7000 yıl olduğu bildirilmiştir. </text:p>
      <text:p text:style-name="P273"/>
      <text:p text:style-name="P273">Enes Malik 'den tahric etti. O dedi ki, Resulullah (sav) buyurdu:</text:p>
      <text:p text:style-name="P307"><text:span text:style-name="T13">DÜNYANIN ÖMRÜ, AHİRET GÜNLERİNDE YEDİ GÜNDÜR.</text:span><text:span text:style-name="T12"> Allah-u Teala buyurdu ki: Rabbin katında bir gün sizin saydıklarınızdan bin yıl gibidir.</text:span></text:p>
      <text:p text:style-name="P273">Enes b. Malik 'den O dedi ki Resulullah (sav) buyurdu:</text:p>
      <text:p text:style-name="P307"><text:span text:style-name="T12">Enes bin Malik'den: "Kim bir din kardeşinin, Allah yolunda ihtiyacını görürse, Allah onun için gündüzlerini oruçla, gecelerini de,ibadetle geçirmişçesine, </text:span><text:span text:style-name="T13">ŞU DÜNYANIN YEDİ BİN YILLIK ÖMRÜ MÜDDETİNE</text:span><text:span text:style-name="T12"> sevab yazar."</text:span></text:p>
      <text:p text:style-name="P277">(Kitab-ül Burhan fi Alamet-il <text:s/>Mehdiyy-il Ahir zaman, sh. 88)</text:p>
      <text:p text:style-name="P273">Yine Hanbeli Mezhebi'nin kurucusu Ahmet İbni Hanbel'in eserinde yer alan ve Peygamberimiz (sav)'den rivayet edilen bir hadiste ise Peygamberimiz (sav)'e kadar Dünya'nın ömründen 5600 yıl geçtiği bildirilmiştir:</text:p>
      <text:p text:style-name="P332"/>
      <text:p text:style-name="P273">Ahmet İbni Hanbel ilel'inde nakletti. <text:s/></text:p>
      <text:p text:style-name="P271">DÜNYADAN BEŞ BİN ALTI YÜZ YIL GEÇMİŞTİR. <text:s/></text:p>
      <text:p text:style-name="P277">(Kitab-ül Burhan Fi Alamet-il Ahir zaman, 89)</text:p>
      <text:p text:style-name="P273">Büyük ehl-i sünnet alimlerden Suyuti Hazretleri ise ümmetin ömrü ile ilgili olarak şöyle bildirmiştir:</text:p>
      <text:p text:style-name="P273"/>
      <text:p text:style-name="P271">"BENİM ÜMMETİMIN ÖMRÜ 1500 SENEYİ PEK GEÇMEYECEK."</text:p>
      <text:p text:style-name="P277">(Suyuti, el-Keşfu an Mücavezeti Hazihil Ümmeti el-Elfu, el-havi lil Fetavi, Suyuti. 2/248, tefsiri Ruhul Beyan. Bursevi. (Arapça) 4/262, Ahmed bin Hanbel, Kitâbu'l-İlel, sh. 89.)</text:p>
      <text:p text:style-name="P273">Peygamberimiz (sav)'den rivayet edilen tüm bu bilgiler değerlendirildiğinde Dünya'nın ömrünün Hicri 1500'leri geçmeyeceği doğrulanmaktadır. Bu nedenledir ki Lulin kuyruklu yıldızının Dünya'nın yakınından bir daha 1000 yıl sonra <text:s/>geçmesi sahih hadislere ve ehl-i sünnet alimlerinin ortak görüşlerine göre mümkün değildir. <text:soft-page-break/>(Doğrusunu Allah bilir.)</text:p>
      <text:p text:style-name="P307"><text:span text:style-name="T12">Bu durum, hem Rabbani Hazretleri'nin </text:span><text:span text:style-name="T14">Mektubat</text:span><text:span text:style-name="T12">'ında vermiş olduğu; "iki dişli münevver yıldız" ile ilgili bilginin, Hicri 1430'da Dünyamızın yakınından geçen Lulin kuyruklu yıldızına ait olduğunun bir ispatıdır hem de Hz. Mehdi (as)'nin zuhuruyla ilgili olarak verdiği bu son ölçünün de gerçekleşmiş olduğunun açık bir göstergesidir. </text:span></text:p>
      <text:p text:style-name="P273"/>
      <text:p text:style-name="P298">28) Uzayda İnsan Eli Biçiminde Bir Görüntü Oluşacaktır, Bu Hz. Mehdi (as)'ın Çıkış Alameti Olacaktır</text:p>
      <text:p text:style-name="P298"/>
      <text:p text:style-name="P307"><text:span text:style-name="T12">... Esma binti Umeys dedi ki: </text:span><text:span text:style-name="T13">"O GÜNÜN (HZ. MEHDİ (AS)'NİN ZUHURUNUN) ALAMETİ SEMADAN UZATILMIŞ VE İNSANLARIN KENDİSİNE BAKIP DURDUĞU BİR EL'DİR."</text:span><text:span text:style-name="T12"> </text:span><text:span text:style-name="T14">(Celalettin Suyuti'nin Tasnifinden Hadisler, Ahir Zaman Mehdisinin Alametleri, Ali Bin Hüsameddin El Muttaki, s. 69)</text:span></text:p>
      <text:p text:style-name="P133"/>
      <text:p text:style-name="P150"><text:span text:style-name="T13">... İŞTE O ZAMAN (HZ. MEHDİ (AS)'NİN ZUHURU ZAMANINDA) SEMADAN KENDİNİ BELLİ EDEN BİR EL GÖRÜNÜR... </text:span><text:span text:style-name="T14"><text:s/>(Celalettin Suyuti'nin Tasnifinden Hadisler, <text:s/>Ahir Zaman Mehdisinin Alametleri, Ali Bin Hüsameddin El Muttaki, s. 51)</text:span></text:p>
      <text:p text:style-name="P332"/>
      <text:p text:style-name="P345"><text:span text:style-name="T13">SEMADAN ZUHUR EDEN BİR EL</text:span><text:span text:style-name="T12"> ve "emiriniz Mehdi'dir" şeklindeki bir nida duyuluncaya kadar tefrika (ayrılık) ve ihtilaflar devam edecektir. </text:span><text:span text:style-name="T13">O GÜNÜN ALAMETİ: SEMADAN BİR EL UZANACAK</text:span><text:span text:style-name="T12"> ve insanlar ona bakacak ve göreceklerdir. </text:span><text:span text:style-name="T14">(Ahmed İbn-i Hacer-i Mekki (Heytemi), Beklenen Mehdinin Alametleri, El-Kavlu'l Muhtasar Fi Alamet-il Mehdiyy-il Muntazar, S. 53)</text:span></text:p>
      <text:p text:style-name="P273"/>
      <text:p text:style-name="P307"><text:span text:style-name="T12">Peygamber Efendimiz (sav)'den rivayet edilen bu hadislerde gökte bir </text:span><text:span text:style-name="T13">"el"in görüneceği ve bu elin Hz. Mehdi (as)'nin geliş alametlerinden olduğu</text:span><text:span text:style-name="T12"> bildirilmektedir. Bu döneme kadar ihtilafların devam edeceği ve Hz. Mehdi (as)'nin semadan, yani radyo, televizyon ve internet gibi iletişim araçları vesilesiyle, sürekli gündem olacağı hadislerden anlaşılmaktadır. </text:span></text:p>
      <text:p text:style-name="P307"><text:span text:style-name="T12">Amerika Ulusal Havacılık ve Uzay Dairesi (NASA)'ne bağlı Chandra Röntgen Gözlemevi tarafından çekilen bir uzay fotoğrafında el şeklindeki bir nötron yıldızları kümesi başka bir yıldız kümesini kavrıyomuş gibi görülmektedir. Hadislerde belirtilen el ifadesi, NASA tarafından </text:span><text:span text:style-name="T13">"Tanrı'nın eli"</text:span><text:span text:style-name="T12"> olarak adlandırılan ve uzayda vuku bulan bir gök olayının vesile olduğu bu görüntüye işari manada bakıyor olabilir. (Doğrusunu Allah bilir.)</text:span></text:p>
      <text:p text:style-name="P273">Söz konusu yıldız kümesinin oluşturduğu el şeklinin duruşu hadisteki uzanma tanımına da tam uymaktadır. NASA tarafından çekilen fotoğraftaki el şekli bir yere uzanıyormuş görünümündedir. Ayrıca insanların Hz. Mehdi (as) dönemindeki gelişmiş yüksek uzay ve astronomi teknolojisi sayesinde uzayda meydana gelen bu <text:soft-page-break/>gök olayını teleskoplar vesilesiyle bakarak görebilmeleri de hadisteki ifadelerle birebir uyum içindedir. </text:p>
      <text:p text:style-name="P307"><text:span text:style-name="T12">Hz. Mehdi (as)'nin zuhur alametleri </text:span><text:span text:style-name="T13">"… eskimiş ipi kopan bir kolyenin taneleri gibi birbiri ardına gelen alametleri beklesinler."</text:span><text:span text:style-name="T12"> (Ebû Hureyre radıyallahu anh. Tirmizî) hadisinde belirtildiği gibi son 30 yıllık süre zarfında art arda yaşanmıştır ve yaşanmaya da devam etmektedir. En son 24 Şubat 2009 tarihinde dünyaya en yakın noktadan geçen çift kuyruklu Lulin kuyruklu yıldızının İmam-ı Rabbani tarafından tefsir edilen </text:span><text:span text:style-name="T13">"şark tarafında iki dişli münevver bir boynuz çıkar"</text:span><text:span text:style-name="T12"> hadisine işaret ediyor olmasının ardından, şimdi de </text:span><text:span text:style-name="T13">"semadan bir el uzanacak"</text:span><text:span text:style-name="T12"> hadisinin işaret ettiği uzaydaki bu el görüntüsü Hz. Mehdi (as)'nin zuhur ettiğine, faaliyete başladığına, insanlar tarafından farkedilmesinin de iyice yaklaştığına delil teşkil etmektedir. (Doğrusunu Allah bilir.)</text:span></text:p>
      <text:p text:style-name="P370"/>
      <text:p text:style-name="P25"/>
      <text:p text:style-name="P105">HZ. MEHDİ (AS)’İN ÖZELLİKLERİ</text:p>
      <text:p text:style-name="P272"/>
      <text:p text:style-name="P273"/>
      <text:p text:style-name="P307"><text:span text:style-name="T12">Peygamberimiz (sav), </text:span><text:span text:style-name="T13">"Hz. Mehdi (as) ile müjdelenin"</text:span><text:span text:style-name="T12"> (Kitab-ül Burhan Fi Alamet-il Mehdiyy-il Ahir Zaman, sf. 12) buyurarak, Hz. Mehdi (as)'ın gelişini heyecan ve şevkle beklemenin, bu mübarek zat için hazırlık yapmanın önemine dikkat çekmiştir. Bir başka hadis-i şerifte ise iman edenlerin, Hz. Mehdi (as)'a olması gereken sevgi ve bağlılıkları şöyle ifade edilmiştir:</text:span></text:p>
      <text:p text:style-name="P273"/>
      <text:p text:style-name="P329">Sizden ona kim yetişirse, kar üzerinde sürünerek dahi olsa ona gelsin. Ona katılsın. Zira o, Hz. Mehdi (as)'dir. </text:p>
      <text:p text:style-name="P335">(İbn Mace, Fiten, B 34, H 4082; İbn Ebi Şeybe, c. VII, sf. 527; Kitab-ül Burhan Fi Alamet-il Mehdiyy-il Ahir Zaman, sf. 14)</text:p>
      <text:p text:style-name="P188"/>
      <text:p text:style-name="P190">HZ. MEHDİ (AS)'IN MUHAKKAK ÇIKACAK OLMASI</text:p>
      <text:p text:style-name="P46"/>
      <text:p text:style-name="P329">Eğer dünyadan bir gün bile kalsa, Allah, O (Hz. Mehdi (as)) idareyi ele alıncaya kadar o günü uzatırdı.</text:p>
      <text:p text:style-name="P335">(Kitab-ül Burhan Fi Alamet-il Mehdiyy-il Ahir Zaman, sf. 10)</text:p>
      <text:p text:style-name="P335"/>
      <text:p text:style-name="P345"><text:span text:style-name="T12">Eğer dünyadan bir gece bile kalsa, Allah onu uzatır ve Ehl-i </text:span><text:span text:style-name="T13">Beytimden birisini (Hz. Mehdi (as)) melik kılardı.</text:span></text:p>
      <text:p text:style-name="P332">(Kitab-ül Burhan Fi Alamet-il Mehdiyy-il Ahir Zaman, sf. 10)</text:p>
      <text:p text:style-name="P329"/>
      <text:p text:style-name="P345"><text:span text:style-name="T13">Ümmetim arasında Hz. Mehdi (as) gelecektir...</text:span><text:span text:style-name="T12"> Ümmetim onun zamanında iyi ve kötünün, benzeriyle nimetlenmediği bir nimetle nimetlenecek, sema üzerlerine bol yağmur yağdıracak, arz nebatından hiçbir şey saklamayacaktır.</text:span></text:p>
      <text:p text:style-name="P335">(Kitab-ül Burhan Fi Alamet-il Mehdiyy-il Ahir Zaman, sf. 9)</text:p>
      <text:p text:style-name="P335"/>
      <text:p text:style-name="P345"><text:span text:style-name="T13">Dünyadan bir gece bile kalsa, Allah o geceyi uzatır ve Ehl-i Beytimden birisi (Hz. Mehdi (as)) gelerek dünyaya hakim olurdu. </text:span><text:span text:style-name="T12">Onun adı adıma, babasının adı babamın adına uyar. Daha önce yeryüzü nasıl zulümle dolduysa, o, onu adaletle dolduracaktır.</text:span></text:p>
      <text:p text:style-name="P335">(Kitab-ül Burhan Fi Alamet-il Mehdiyy-il Ahir Zaman, sf. 11)</text:p>
      <text:p text:style-name="P84"/>
      <text:p text:style-name="P190">HZ. MEHDİ (AS) PEYGAMBERİMİZ (SAV)'İN SOYUNDANDIR</text:p>
      <text:p text:style-name="P190"/>
      <text:p text:style-name="P345"><text:span text:style-name="T12">Kıyametin kopması için zamanda sadece bir günden başka vakit kalmamış da olsa </text:span><text:span text:style-name="T13">Allah (c.c.) benim Ehl-i Beytimden (soyumdan) bir zatı (Hz. Mehdi (as)'yi) gönderecek.</text:span></text:p>
      <text:p text:style-name="P64"><text:soft-page-break/>(Sünen-i Ebu Davud, 5/92)</text:p>
      <text:p text:style-name="P71"><text:span text:style-name="T44">Benim Ehl-i Beytimden bir şahıs (Hz. Mehdi (as))</text:span><text:span text:style-name="T43"> bütün dünyaya hakim oluncaya kadar günler ve geceler gitmez.</text:span></text:p>
      <text:p text:style-name="P64">(En-Necmu's Sakıb, Ukayli)</text:p>
      <text:p text:style-name="P66">Hz. Mehdi (as), kızım Fatıma'nın neslindendir.</text:p>
      <text:p text:style-name="P64">(Sünen-i İbn Mace, 10/348)</text:p>
      <text:p text:style-name="P71"><text:span text:style-name="T43">Hz. Mehdi (as) ile müjdelenin. O Kureyş'ten ve </text:span><text:span text:style-name="T44">Ehl-i Beytimden bir kişidir.</text:span><text:span text:style-name="T43"> </text:span></text:p>
      <text:p text:style-name="P70">(Kitab-ul Burhan Fi Alamet-il Mehdiyy-il Ahir Zaman, sf. 13)</text:p>
      <text:p text:style-name="P274"/>
      <text:p text:style-name="P345"><text:span text:style-name="T13">Hz. Mehdi (as), benim çocuklarımdan birisidir.</text:span><text:span text:style-name="T12"> Yüzü gökyüzünde </text:span><text:span text:style-name="T14">parlayan yıldız gibidir. </text:span></text:p>
      <text:p text:style-name="P335">(Ali b. Sultan Muhammed el-Kari el-Hanefi'nin "Risaletül Meşreb elverdi fi mezhebil Mehdi")</text:p>
      <text:p text:style-name="P21"/>
      <text:p text:style-name="P273">Bütün peygamberler birbirinin soyundandır. Hz. Mehdi (as) de hadislerin belirttiğine göre bu soydan gelmektedir. Halk arasında bu soydan gelenlere "seyyid" denmektedir. Hz. Mehdi (as) de seyyid olacaktır. </text:p>
      <text:p text:style-name="P273">Allah, Kuran'da birbirlerinin soyundan gelen elçilerden bahsetmektedir. Bu ayetler Hz. Mehdi (as)'ın de aynı soydan geleceğine işaret ediyor olabilir. (Allahualem).</text:p>
      <text:p text:style-name="P273"/>
      <text:p text:style-name="P237">Gerçek şu ki, Allah, Adem'i, Nuh'u, İbrahim ailesini ve İmran ailesini alemler üzerine seçti; Onlar birbirlerinden (türeme tek) bir zürriyettir. Allah işitendir, bilendir. (Al-i İmran Suresi, 33-34)</text:p>
      <text:p text:style-name="P237"/>
      <text:p text:style-name="P237">"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237"/>
      <text:p text:style-name="P237">Babalarından, soylarından ve kardeşlerinden, kimini (bunlara kattık); onları da seçtik ve dosdoğru yola yöneltip-ilettik. (Enam Suresi, 87)</text:p>
      <text:p text:style-name="P273"/>
      <text:p text:style-name="P194">ALLAH HZ. MEHDİ (AS)'İ BİR GECEDE ISLAH EDECEKTİR</text:p>
      <text:p text:style-name="P50"/>
      <text:p text:style-name="P345"><text:span text:style-name="T12">El-Mehdi, bizden, Ehl-i Beyttendir. </text:span><text:span text:style-name="T13">Allah onu bir gecede ıslah eder (yani tevbesini kabul eder veya feyizler ve hikmetlerle donatır). </text:span></text:p>
      <text:p text:style-name="P332">(Sünen-i İbni Mace Kitabü-l 'fiten Tercemesi ve Şerhi- Kahraman Neşriyat, cilt 10, Mütercim: Haydar Hatipoğlu, Bab: 34, s. 348)</text:p>
      <text:p text:style-name="P21"/>
      <text:p text:style-name="P273"><text:soft-page-break/>İslam alimleri bu hadisi şu şekilde açıklamışlardır:</text:p>
      <text:p text:style-name="P345"><text:span text:style-name="T13">...Bir gecede Hz. Mehdi (as)'ın ıslah edilmesi sözü ise Cenab-ı Hakkın kendisine kutup mertebesinin verilmesine işarettir. Bu dereceyi çalışmakla, uğraşmakla kazanamaz. Yüce Mevla'nın Kur'an-ı Kerim'de belirttiği gibi Hz. Peygamber (sav)'e verilen bu lütuf, Hz. Mehdi (as)'a de verilmiştir. </text:span><text:span text:style-name="T12">Yüce Mevla, Kur'an-ı Kerim'de Şura Suresi 52. ayette </text:span><text:span text:style-name="T13">Peygamberimiz (sav)'e şöyle demiştir: "Sen kitap nedir, iman nedir bilmezdin. Fakat Biz onu (kitabı) kullarımızdan dilediğimizi kendisiyle doğru yola eriştirdiğimiz bir nur kıldık. Şüphesiz ki sen doğru yolu göstermektesin." </text:span><text:span text:style-name="T12">Hz. Mehdi (as), dini meselelerde zamanındaki müçtehitlerin en faziletlisi ve en mükemmelidir. Bu da onun büyüklüğünü, mertebesinin yüksekliğini, makamının yüceliğini gösterir. </text:span></text:p>
      <text:p text:style-name="P335">(Ali b. Sultan Muhammed el-Kari el-Hanefi, "Risaletül Meşreb elverdi fi mezhebil Mehdi)</text:p>
      <text:p text:style-name="P21"/>
      <text:p text:style-name="P273">Bediüzzaman Said Nursi de, Hz. Mehdi (as)'dan şu şekilde bahsetmektedir:</text:p>
      <text:p text:style-name="P345"><text:span text:style-name="T12">Ahir zamanın en büyük fesadı zamanında, elbette E</text:span><text:span text:style-name="T13">N BÜYÜK BİR MÜÇTEHİD</text:span><text:span text:style-name="T12"> (içtihad eden büyük İslam alimi), hem </text:span><text:span text:style-name="T13">EN BÜYÜK BİR MÜCEDDİD</text:span><text:span text:style-name="T12"> (her yüzyıl başında dini hakikatleri devrin ihtiyacına göre ders vermek üzere gönderilen büyük İslam alimi, yenileyen, yenileyici), </text:span><text:span text:style-name="T13">HEM HAKİM, HEM MEHDİ, HEM MÜRŞİD </text:span><text:span text:style-name="T12">(doğru yolu gösteren kişi), </text:span><text:span text:style-name="T13">HEM KUTB-U AZAM </text:span><text:span text:style-name="T12">(Müslümanların kendisine bağlandıkları büyük evliyalardan, zamanın en büyük mürşidi) olarak bir zat-ı nuraniyi gönderecek ve o zat da, Ehl-i Beyt-i Nebeviden (Peygamberimiz (sav)'in soyundan) olacaktır... <text:s/></text:span></text:p>
      <text:p text:style-name="P335">(Mektubat, 411-412)</text:p>
      <text:p text:style-name="P21"/>
      <text:p text:style-name="P194">HZ. MEHDİ (AS)'IN İNSANLAR TARAFINDAN ÇOK SEVİLMESİ</text:p>
      <text:p text:style-name="P86"/>
      <text:p text:style-name="P345"><text:span text:style-name="T12">Muhakkak ki o, insanların karşılaştıkları şerler sebebiyle, </text:span><text:span text:style-name="T13">Hz. Mehdi (as)'ın kendilerine en sevgilisi olmadıkça çıkmayacaktır.</text:span></text:p>
      <text:p text:style-name="P335">(Ali Bin Hüsameddin El Muttaki, Celaleddin Suyuti'nin Tasnifinden Hadisler – Ahir Zaman Mehdisinin Alametleri, Kahraman Neşriyat, sf. 27)</text:p>
      <text:p text:style-name="P335"/>
      <text:p text:style-name="P329">Yer ve gök ehli ondan (Hz. Mehdi (as)'dan) razı olur. </text:p>
      <text:p text:style-name="P335">(Heysemi, c. VII, sf. 313; Ebu Nuaym'dan, Suyuti, c. II, sf. 58; Ali Bin Hüsameddin El Muttaki, Celaleddin Suyuti'nin Tasnifinden Hadisler – Ahir Zaman Mehdisinin Alametleri, Kahraman Neşriyat, Sf. 31)</text:p>
      <text:p text:style-name="P335"/>
      <text:p text:style-name="P345"><text:span text:style-name="T12">Allah, </text:span><text:span text:style-name="T13">bütün insanların kalplerini onun (Hz. Mehdi (as)'ın) muhabbetiyle dolduracaktır.</text:span></text:p>
      <text:p text:style-name="P328">(El-Kavlu'l Muhtasar Fi Alamet-il Mehdiyy-il Muntazar, sf. 42)</text:p>
      <text:p text:style-name="P345"><text:soft-page-break/><text:span text:style-name="T12">Hz. Mehdi (as) insanlara gelir de, </text:span><text:span text:style-name="T13">onu yeni gelin gibi aşk ve muhabbetle kucaklarlar...</text:span></text:p>
      <text:p text:style-name="P335">(Ali Bin Hüsameddin El Muttaki, Celaleddin Suyuti'nin Tasnifinden Hadisler – Ahir Zaman Mehdisinin Alametleri, Kahraman Neşriyat, Sf. 35)</text:p>
      <text:p text:style-name="P335"/>
      <text:p text:style-name="P329">Onun (Hz. Mehdi (as)'ın) hilafetinden yer ve gök ehli, bütün yabani hayvanlar, kuşlar, hatta denizdeki balıklar bile razı olacaktır.</text:p>
      <text:p text:style-name="P335">(El-Kavlu'l Muhtasar Fi Alamet-il Mehdiyy-il Muntazar, sf. 31)</text:p>
      <text:p text:style-name="P332"/>
      <text:p text:style-name="P345"><text:span text:style-name="T12">Bu fitnelerin en sonuncusu günahsız insanların öldürülmesidir ki, artık o zaman </text:span><text:span text:style-name="T13">kendisinden herkesin razı olacağı bir gidişatta olan Hz. Mehdi (as) çıkar. </text:span></text:p>
      <text:p text:style-name="P335">(Ali Bin Hüsameddin El Muttaki, Celaleddin Suyuti'nin Tasnifinden Hadisler – Ahir Zaman Mehdisinin Alametleri, Kahraman Neşriyat, Sf. 38)</text:p>
      <text:p text:style-name="P332"/>
      <text:p text:style-name="P345"><text:span text:style-name="T13">Allah onun (Hz. Mehdi (as)'ın) muhabbetini insanların kalplerine yerleştirecektir.</text:span><text:span text:style-name="T12"> Böylece onlar, gündüzleri arslan kesilen ve geceleri de ibadetle geçiren bir toplum olacaklar.</text:span></text:p>
      <text:p text:style-name="P335">(Ukayli "En-Necmu's-sakıb fi Beyanı Enne'l Mehdi min Evladı Ali b. Ebi Talib Ale't-Temam ve'l kamal")</text:p>
      <text:p text:style-name="P332"/>
      <text:p text:style-name="P345"><text:span text:style-name="T12">Ümmet'i Muhammed'den </text:span><text:span text:style-name="T13">memnun olmadık hiçbir fert kalmayacaktır.</text:span></text:p>
      <text:p text:style-name="P335">(Kıyamet Alametleri, sf. 163)</text:p>
      <text:p text:style-name="P332"/>
      <text:p text:style-name="P345"><text:span text:style-name="T12">Yüzü güzel, kokusu hoş, heybetli, </text:span><text:span text:style-name="T13">fakat insanlara sevimli ve yakındır. </text:span></text:p>
      <text:p text:style-name="P335">(Mehdi, Deccal, Mesih, sf. 102)</text:p>
      <text:p text:style-name="P191"/>
      <text:p text:style-name="P190">HER YERDE HZ. MEHDİ (AS)'DAN BAHSEDİLMESİ</text:p>
      <text:p text:style-name="P272"/>
      <text:p text:style-name="P273">Hadislerde, Hz. Mehdi (as)'ın döneminde onun adından çokça bahsedileceği ifade edilmektedir. Bu da, Hz. Mehdi (as)'ın isminin dünyanın dört bir yanına ulaşacağını göstermektedir:</text:p>
      <text:p text:style-name="P345"><text:span text:style-name="T12">Semadan bir münadi, "Hak Al-i Muhammed'edir" şeklinde bağırdığı zaman, Hz. Mehdi (as) zuhur eder. </text:span><text:span text:style-name="T13">Herkes sadece ondan konuşur, onun sevgisini içer ve ondan başka bir şeyden bahsetmezler. </text:span><text:span text:style-name="T14">(Ali Bin Hüsameddin El Muttaki, Celaleddin Suyuti'nin Tasnifinden Hadisler – Ahir Zaman Mehdisinin Alametleri, Kahraman Neşriyat, sf. 33)</text:span></text:p>
      <text:p text:style-name="P24"/>
      <text:p text:style-name="P71"><text:span text:style-name="T43">Bir münadinin semadan "Hak, Hz. Muhammed (sav) ehlindedir" şeklinde bağırmasından sonra, Hz. Mehdi (as)'ın sevgisi insanların kalplerine yerleşecek ve </text:span><text:span text:style-name="T44">ondan başka bir şeyden bahsedilmeyecektir. </text:span><text:span text:style-name="T41">(El-Kavlu'l Muhtasar Fi Alamatil </text:span><text:soft-page-break/><text:span text:style-name="T41">Mehdiyy-il Muntazar, sf. 20)</text:span></text:p>
      <text:p text:style-name="P156">HZ. MEHDİ (AS) MEHDİLİK İDDİALARINI KABUL ETMEYECEK; KENDİSİNE İSTEMEDİĞİ HALDE BİAT EDİLECEKTİR</text:p>
      <text:p text:style-name="P280"/>
      <text:p text:style-name="P273">Hadis-i şeriflerde Hz. Mehdi (as)'a biatın kendisi istemediği halde yapılacağı bildirilmektedir. Bu da gösteriyor ki Hz. Mehdi (as), kendisini hiçbir zaman Hz. Mehdi (as) olarak ilan etmeyecektir. Hatta insanlar ona gelip "alametler sende mevcut, sen Hz. Mehdi (as)'sin" dedikleri halde o yine reddedecektir. Ancak "ölümle tehdit" edildikten sonra, insanların kendisine biat etmesini kabul edecektir.</text:p>
      <text:p text:style-name="P85"/>
      <text:p text:style-name="P345"><text:span text:style-name="T12">İnsanlar nihayet Hz. Mehdi (as)'a gelirler ve Rükun ile Makam arasında, </text:span><text:span text:style-name="T13">kendisi istemediği halde ona biat edeler.</text:span><text:span text:style-name="T12"> "Eğer kabul etmezsen, boynunu vururuz" derler. Yer ve gök ehli ondan razı olur. </text:span><text:span text:style-name="T14">(Ali Bin Hüsameddin El Muttaki, Celaleddin Suyuti'nin Tasnifinden Hadisler, Kahraman Neşriyat, Sf. 31)</text:span></text:p>
      <text:p text:style-name="P26"/>
      <text:p text:style-name="P71"><text:span text:style-name="T31">(Hz. Mehdi (as(( ancak baskı ile başa geçmeye razı olacaktır. </text:span><text:span text:style-name="T33">(El-Kavlu'l Muhtasar Fi Alamet-il Mehdiyy-il Muntazar, s. 48)</text:span></text:p>
      <text:p text:style-name="P71"><text:span text:style-name="T43">Halifenin ölümü anında ihtilaf olur. Medine halkından bir kişi koşarak Mekke'ye çıkar. Mekke halkından bir grup </text:span><text:span text:style-name="T44">onu (Hz. Mehdi (as)'yi), istememesine rağmen (bulunduğu yerden) çıkarırlar. Hacer-i Esved'le Makamı İbrahim arasında ona (Hz. Mehdi (as)'a) biat ederler. </text:span><text:span text:style-name="T41">(Sünen-i Ebu Davud, 5/94; El-Kavlu'l Muhtasar Fi Alamatil Mehdiyy-il Muntazar, sf. 20)</text:span></text:p>
      <text:p text:style-name="P64"/>
      <text:p text:style-name="P71"><text:span text:style-name="T44">... Ve sonra istemediği halde biatlarını kabul eder. </text:span><text:span text:style-name="T43">Eğer siz ona yetişirseniz, ona biat ediniz. Çünkü o yerde de gökte de Hz. Mehdi (as)'dir. </text:span><text:span text:style-name="T41">(Ali Bin Hüsameddin El Muttaki, Celaleddin Suyuti'nin Tasnifinden Hadisler, Kahraman Neşriyat, sf. 35)</text:span></text:p>
      <text:p text:style-name="P64"/>
      <text:p text:style-name="P71"><text:span text:style-name="T43">... Onu tekrar Mekke'de bularak yine, "Sen falan oğlu falansın, annen de filan kızı filanedir, sende şu şu alametler vardır, birinci defa bizden kurtuldun uzat elini sana biat edelim" derler. Bunun üzerine o "Ben aradığınız değilim" der ve tekrar Medine'ye gider. Medine'de yine aranınca tekrar Mekke'ye döner. Mekke'de kendisini Rükunda bularak şöyle derler: </text:span><text:span text:style-name="T44">"Eğer biatlarımızı kabul etmezsen, bizi aramakta olan ve başında Haddam'dan birisinin bulunduğu Süfyani ordusuna karşı korumazsan, günahlarımız senin üzerine ve kanlarımız da boynuna olsun" derler. Bunun üzerine Hz. Mehdi (as), Rükun ile Makam arasına oturur ve elini uzatarak biatları kabul eder. </text:span><text:span text:style-name="T41">(El-Kavlu'l Muhtasar Fi Alamatil Mehdiyy-il Muntazar, sf. 39-40)</text:span></text:p>
      <text:p text:style-name="P64"/>
      <text:p text:style-name="P71"><text:span text:style-name="T43">Fitne içindeki insanlar kan akıtıldığı bir zamanda</text:span><text:span text:style-name="T44"> evinde oturmakta olan Hz. Mehdi (as)'a gelir </text:span><text:span text:style-name="T43">ve "Bizim için kalk artık"der. </text:span><text:span text:style-name="T44">O ise kabul etmez, ancak ölümle tehdit edildikten sonra onlar için kalkar. Ondan sonra artık kan dökülmez. </text:span><text:span text:style-name="T41">(İbn Ebi Şeybe, c. VII, sf. 531; Abdurrezzak H. 20771, c. XI, sf. 372; Kitab-ül Burhan Fi </text:span><text:soft-page-break/><text:span text:style-name="T41">Alamet-il Mehdiyy-il Ahir Zaman, sf. 52,53)</text:span></text:p>
      <text:p text:style-name="P68"/>
      <text:p text:style-name="P71"><text:span text:style-name="T43">Hz. Fatima'nın soyundan gelen Hz. Mehdi (as), Mekke'de meydana çıkarılır ve </text:span><text:span text:style-name="T44">istemediği halde kendisine biat edilir.</text:span></text:p>
      <text:p text:style-name="P64">(Kitab-ül Burhan Fi Alamet-il Mehdiyy-il Ahir Zaman, sf. 52,53)</text:p>
      <text:p text:style-name="P273">Kur'an-ı Kerim'de Yusuf Suresi'nde, Hz. Yusuf'un da kendi isteği olmaksızın bulunduğu ülkenin kralı tarafından doğruluğu, adaleti, bilgisi, güvenilirliği sayesinde başa getirildiği haber verilmektedir:</text:p>
      <text:p text:style-name="P273"/>
      <text:p text:style-name="P237">... Onunla konuştuğunda da (şöyle) dedi: "Sen bugün bizim yanımızda (artık) önemli bir yer sahibisin, güvenilir (bir danışman-yönetici)sin. <text:s/>(Yusuf Suresi, 54)</text:p>
      <text:p text:style-name="P273"/>
      <text:p text:style-name="P190">HZ. MEHDİ (AS)'A NEREDE BİAT EDİLECEĞİ</text:p>
      <text:p text:style-name="P272"/>
      <text:p text:style-name="P345"><text:span text:style-name="T12">Sonra da hilafet (Müslümanların manevi liderliği) yeryüzünün en hayırlısı olan Hz. Mehdi (as)'a </text:span><text:span text:style-name="T13">evinde otururken gelecektir. </text:span></text:p>
      <text:p text:style-name="P335">(Kitab-ül Burhan Fi Alamet-il Mehdiyy il Ahir Zaman, s. 26)</text:p>
      <text:p text:style-name="P24"/>
      <text:p text:style-name="P71"><text:span text:style-name="T43">Mekke'de kendisini Rükunda bularak şöyle derler: "Eğer biatlarımızı kabul etmezsen, bizi aramakta olan ve başında Haddam'dan birisinin bulunduğu Süfyani ordusuna karşı korumazsan, günahlarımız senin üzerine ve kanlarımız da boynuna olsun" derler. </text:span><text:span text:style-name="T44">Bunun üzerine Hz. Mehdi (as), Rükun ile Makam arasına oturur ve elini uzatarak biatları kabul eder.</text:span></text:p>
      <text:p text:style-name="P64">(El-Kavlu'l Muhtasar Fi Alamatil Mehdiyy-il Muntazar, sf. 39-40)</text:p>
      <text:p text:style-name="P64"/>
      <text:p text:style-name="P71"><text:span text:style-name="T44">Rükun ile Makam arasında kendisine biat edilecektir. </text:span><text:span text:style-name="T43">Hz. Mehdi (as) o kadar merhametli olacaktır ki, zamanında ne bir kimse uykusundan uyandırılacak, ne de bir kimsenin burnu kanayacaktır.</text:span></text:p>
      <text:p text:style-name="P64">(El-Kavlu'l Muhtasar Fi Alamatil Mehdiyy-il Muntazar, sf. 42)</text:p>
      <text:p text:style-name="P189"/>
      <text:p text:style-name="P190">HZ. MEHDİ (AS)'IN ADI</text:p>
      <text:p text:style-name="P272"/>
      <text:p text:style-name="P332">Rivayetlerin çoğunda onun ismi 'Muhammed' olarak geçer...</text:p>
      <text:p text:style-name="P335">(Muhammmed B. Resul Al-Hüseyni el Berzenci)</text:p>
      <text:p text:style-name="P345"><text:span text:style-name="T12">Ey insanlar, muhakkak Allahu Teala size zalimleri, münafıkları ve onlara uyanları menetmiş ve size ümmeti Muhammed'in en hayırlısı olan ve </text:span><text:span text:style-name="T13">Mekke'de bulunan, İSMİ AHMED</text:span><text:span text:style-name="T12">, babasının ismi Abdullah olan Hz. Mehdi (as)'yi reis kılmıştır. Ona katılınız.</text:span></text:p>
      <text:p text:style-name="P335">(El-Kavlu'l Muhtasar Fi Alamatil Mehdiyy-il Muntazar, sf. 31)</text:p>
      <text:p text:style-name="P273"/>
      <text:p text:style-name="P273"><text:soft-page-break/>Konuyla ilgili işari manada bir ayette şöyle bildirilmektedir:</text:p>
      <text:p text:style-name="P237">.. benden sonra ismi "AHMED" olan bir elçinin de müjdeleyicisiyim" demişti... (Saff Suresi, 6)</text:p>
      <text:p text:style-name="P188"/>
      <text:p text:style-name="P190">HZ. MEHDİ (AS)'IN ÇIKIŞINI GÖKYÜZÜNDEN BİR SESİN(RADYO,</text:p>
      <text:p text:style-name="P190">TELEVİZYON KANALIYLA) HABER VERMESİ</text:p>
      <text:p text:style-name="P273"/>
      <text:p text:style-name="P345"><text:span text:style-name="T13">... Ve bu durum bir münadinin semadan seslenerek</text:span><text:span text:style-name="T12"> "Ey insanlar, emiriniz artık Hz. Mehdi (as)'dir." demesine kadar devam edecektir. </text:span><text:span text:style-name="T14">(El-Kavlu'l Muhtasar Fi Alamatil Mehdiyy-il Muntazar, sf. 24)</text:span></text:p>
      <text:p text:style-name="P24"/>
      <text:p text:style-name="P71"><text:span text:style-name="T44">Semadan bir münadi "Hak Al-i Muhammed'dedir,</text:span><text:span text:style-name="T43"> yerden de bir münadi "Hak Al-i İsa'nın veya Abbas'ındır" diyecektir. </text:span><text:span text:style-name="T41">(Ali Bin Hüsameddin El Muttaki, Celaleddin Suyuti'nin Tasnifinden Hadisler – Ahir Zaman Mehdisinin Alametleri, Kahraman Neşriyat, sf. 33)</text:span></text:p>
      <text:p text:style-name="P68"/>
      <text:p text:style-name="P71"><text:span text:style-name="T43">Siz üç veya yedi gün, doğudan bir ateşi gördüğünüz zaman Al-i Muhammed'in çıkmasını bekleyiniz, inşaAllah-u Teala, bir münadi </text:span><text:span text:style-name="T44">Hz. Mehdi (as)'ın ismi ile semadan nida edecek ki, Doğuda Batıda olan herkes bu sesi işitecek. </text:span></text:p>
      <text:p text:style-name="P64">(Kitab-ül Burhan Fi Alameti-il Mehdiyy-il Ahir Zaman, sf. 32)</text:p>
      <text:p text:style-name="P68"/>
      <text:p text:style-name="P71"><text:span text:style-name="T43">Günahsız insanlar katledildiği ve kardeşi de Mekke'de öldürüldüğü</text:span><text:span text:style-name="T44"> zaman semadan bir münadi, "Emriniz filandır. </text:span><text:span text:style-name="T43">İşte bu yeryüzünü adaletle dolduracak olan Hz. Mehdi (as)'dir" diye nida eder. </text:span></text:p>
      <text:p text:style-name="P64">(Ali Bin Hüsameddin El Muttaki, Celaleddin Suyuti'nin Tasnifinden Hadisler – Ahir Zaman Mehdisinin Alametleri, Kahraman Neşriyat, sf. 35)</text:p>
      <text:p text:style-name="P68"/>
      <text:p text:style-name="P71"><text:span text:style-name="T43">Çok yaygın ve sona ermesi mümkün görülmeyen bir fitne çıkacak ve </text:span><text:span text:style-name="T44">bu fitne semadan 3 kez "Emir Hz. Mehdi (as)'dir, gerçek odur" şeklindeki nidaya kadar sürecektir.</text:span></text:p>
      <text:p text:style-name="P61">(El-Kavlu'l Muhtasar Fi Alamatil Hz. Mehdi (as)yy-il Muntazar, sf. 55)</text:p>
      <text:p text:style-name="P273">Hadislerde Hz. Mehdi (as)'ın ortaya çıkışını gökyüzünden gelen bir sesin haber vereceğine, yani radyo ve televizyon kanalıyla tüm insanların bu müjdeli haberi duyacağına dikkat çekilmektedir. Bu sesin doğuda ve batıda herkese ulaşacağı bildirilmektedir. Hatta, her toplumun bu sesi kendi lisanında duyacağı haber verilmektedir:</text:p>
      <text:p text:style-name="P273"/>
      <text:p text:style-name="P329">Semadan arz ehline şamil olan bir ses ki, herkes onu kendi lisanı ile işitir.</text:p>
      <text:p text:style-name="P335">(Ali Bin Hüsameddin El Muttaki, Celaleddin Suyuti'nin Tasnifinden Hadisler – Ahir Zaman Mehdisinin Alametleri, Kahraman Neşriyat, sf. 37)</text:p>
      <text:p text:style-name="P273"><text:soft-page-break/>Günümüzde haberler her ülkede, o ülkenin diline tercüme edilerek, radyo, televizyon ve internet aracılığıyla hemen herkese ulaştırılmaktadır. Hz. Mehdi (as)'ın ortaya çıkışı da bu şekilde tüm insanlara ulaşacaktır. </text:p>
      <text:p text:style-name="P21"/>
      <text:p text:style-name="P190">HZ. İSA (AS) , HZ. MEHDİ (AS)'A TABİ OLACAK VE HZ. MEHDİ (AS), </text:p>
      <text:p text:style-name="P190">NAMAZDA HZ. İSA'YA İMAMLIK YAPACAKTIR</text:p>
      <text:p text:style-name="P272"/>
      <text:p text:style-name="P345"><text:span text:style-name="T12">Naim Ebu Said'den tahric etti, dedi Resulullah (sav) buyurur: </text:span><text:span text:style-name="T13">İsa b. Meryem'in arkasında namaz kılacağı kişi bizdendir (HZ. MEHDİ (AS)'DİR).</text:span><text:span text:style-name="T12"> <text:s/></text:span></text:p>
      <text:p text:style-name="P335">(Kitabül Burhan fi Alametil Mehdiyyil Muntazar), s. 78, Tercüme: Müşerref Gözcü - Kahraman Neşriyat)</text:p>
      <text:p text:style-name="P332"/>
      <text:p text:style-name="P345"><text:span text:style-name="T12">İbni Ebi Şeybe, Musannef'inde, İbni Şirin'den tahric etti. Dedi ki: </text:span><text:span text:style-name="T13">Hz. Mehdi (as) bu ümmettendir ve Hz. İsa'ya imam olacaktır.</text:span><text:span text:style-name="T12"> </text:span></text:p>
      <text:p text:style-name="P335">(Kitabül Burhan fi Alametil Mehdiyyil Muntazar), s. 79, Tercüme: Müşerref Gözcü - Kahraman Neşriyat)</text:p>
      <text:p text:style-name="P332"/>
      <text:p text:style-name="P345"><text:span text:style-name="T12">Naim b. Hammad, Abdullah b. Amr'dan tahric etti. Dedi ki: </text:span><text:span text:style-name="T13">Hz. Mehdi (as), İsa İbni Meryem'in üzerine ineceği ve arkasında namaz kılacağı kimsedir.</text:span><text:span text:style-name="T12"> </text:span></text:p>
      <text:p text:style-name="P335">(Kitabül Burhan fi Alametil Mehdiyyil Muntazar), s. 79, Tercüme: Müşerref Gözcü - Kahraman Neşriyat)</text:p>
      <text:p text:style-name="P332"/>
      <text:p text:style-name="P345"><text:span text:style-name="T12">Buhari ve Müslim, Ebu Hureyre'den tahric etti. Buyurdu: </text:span><text:span text:style-name="T13">Meryem oğlu İsa (as) aranıza indiğinde ve imamınız sizden (HZ. MEHDİ (AS)) olduğunda, bakalım ne yapar sınız? </text:span><text:span text:style-name="T14">(Kitabül Burhan fi Alametil Mehdiyyil Muntazar), s. 79, Tercüme: Müşerref Gözcü - Kahraman Neşriyat)</text:span></text:p>
      <text:p text:style-name="P273"/>
      <text:p text:style-name="P345"><text:span text:style-name="T12">Ebu Naim, Cabir'den tahric etti, Dedi Resulullah (sav) buyurdu: İsa b. Meryem gökten iner, Müslümanların Emiri (manevi lideri) olan </text:span><text:span text:style-name="T13">Hz. Mehdi (as), kendisine "Gel bize namaz kıldır" der. O (Hz. İsa as) ise, şu ümmete Allah'ın bir ikramı olarak, "Hayır, sizin bazınız bazılarınızın Emiridir" der. (Hz. Mehdi (as)'yi imamlığa geçirir). </text:span><text:span text:style-name="T12"><text:s/></text:span><text:span text:style-name="T14">(Kitabül Burhan fi Alametil Mehdiyyil Muntazar), s. 79, Tercüme: Müşerref Gözcü - Kahraman Neşriyat)</text:span></text:p>
      <text:p text:style-name="P335"/>
      <text:p text:style-name="P345"><text:span text:style-name="T12">İbni Mace, Ravyanı, İbni Huzeyme, Ebu Avane, Hakim ve Ebu Naim, Ebu İmame'den tahric ettiler. Dedi Resulullah (sav) bize hitab etti. Deccal'i anarak şöyle buyurdu: "...Orada imamları kendilerine sabah namazını kıldırmak için öne geçtiği sıra, bir de bakarlar ki, İsa İbni Meryem (as) sabah vaktinde inmiştir. </text:span><text:span text:style-name="T13">Bu imam (Hz. Mehdi (as)) Hz. İsa'yı öne geçirmek için arka arka çekilir. Hz. İsa (as) onun omuzlarına elini koyar ve O'na der ki: "Geç öne namazı kıldır. Zira kamet senin </text:span><text:soft-page-break/><text:span text:style-name="T13">için getirilmiştir" Bunun üzerine imamları (Hz. Mehdi (as)) onlara namazı kıldırır.</text:span><text:span text:style-name="T12"> </text:span></text:p>
      <text:p text:style-name="P335">(Kitabül Burhan fi Alametil Mehdiyyil Muntazar), s. 79, Tercüme: Müşerref Gözcü - Kahraman Neşriyat)</text:p>
      <text:p text:style-name="P332"/>
      <text:p text:style-name="P345"><text:span text:style-name="T12">Şerh'ül Mesabih 'de Resulullah (sav) Efendimiz Saadetle şöyle buyurmuşlardır: "MERYEM OĞLU İSA (AS) VALİ DEĞİL, VELİYYÜL MUVELLA'DIR (SELAHİYETLİ HAKİMDİR). YANİ O İMAMETİ KABUL ETMEZ. </text:span><text:span text:style-name="T13">HZ. MEHDİ (AS)'Yİ VALİ YAPAR VE İMAMETİ DE ONA TESLİM EDER."</text:span></text:p>
      <text:p text:style-name="P273"/>
      <text:p text:style-name="P190">HZ. MEHDİ (AS) İSLAM AHLAKINI İLMİ ÇALIŞMALARLA </text:p>
      <text:p text:style-name="P190">HAKİM EDECEKTİR</text:p>
      <text:p text:style-name="P272"/>
      <text:p text:style-name="P273">Hadislerde bildirildiği gibi Hz. Mehdi (as) döneminde hiç kimsenin burnu kanamayacak, hiç kimse zarar görmeyecek, hatta uyuyan kişi dahi uyandırılmayacaktır. Bu da Hz. Mehdi (as)'ın fikri bir mücadele yürüteceğini göstermektedir. Hz. Mehdi (as), fikren din ahlakına uygun olmayan akım ve sistemleri susturacak, yaptığı ilmi çalışmalarla İslam ahlakını hakim edecektir. </text:p>
      <text:p text:style-name="P273"/>
      <text:p text:style-name="P329">(Hz. Mehdi (as)'ın) Zamanında ne bir kimse uykusundan uyandırılacak, ne de bir kimsenin burnu kanayacaktır. </text:p>
      <text:p text:style-name="P335">(El Kavlu'l Muhtasar Fi Alamatil Mehdiyy-il Muntazar, sf. 42)</text:p>
      <text:p text:style-name="P335"/>
      <text:p text:style-name="P345"><text:span text:style-name="T12">Hz. Mehdi (as)... </text:span><text:span text:style-name="T13">gayet sükünet içinde yürüyecektir.</text:span></text:p>
      <text:p text:style-name="P335">(Kıyamet Alametleri, sf. 173)</text:p>
      <text:p text:style-name="P329">Hz. Mehdi (as), Peygamber (sav)'in yolunda gidecek, uyuyan kişiyi uyandırmayacak, kan da akıtmayacaktır. </text:p>
      <text:p text:style-name="P335">(Kıyamet Alametleri, sf. 163)</text:p>
      <text:p text:style-name="P188"/>
      <text:p text:style-name="P190">HZ. MEHDİ (AS), GERÇEK İSLAM AHLAKINI </text:p>
      <text:p text:style-name="P190">ORTAYA ÇIKARACAKTIR</text:p>
      <text:p text:style-name="P190"/>
      <text:p text:style-name="P273">Hadislerde bildirildiğine göre Hz. Mehdi (as) ortaya çıktığında, İslam dinine sonradan dahil edilmiş tüm batıl inanış ve uygulamaları ortadan kaldıracaktır. "... insanlar arasında Peygamberin (sav) sünneti seniyyesiyle muamele edecek" rivayetinde bildirildiği gibi, Peygamber Efendimiz (sav)'in yoluna uyacak ve tıpkı onun dönemindeki gibi din ahlakının hak haliyle yaşanmasına vesile olacaktır.</text:p>
      <text:p text:style-name="P273"/>
      <text:p text:style-name="P329">Hz. Peygamber (sav) en başta İslam'ı nasıl ayakta tuttuysa, Hz .Mehdi (as) de en sonunda aynı şekilde İslam'ı ayakta tutacaktır.</text:p>
      <text:p text:style-name="P335">(El-Kavlu'l Muhtasar Fi Alamatil Mehdiyy-il Muntazar, sf. 27)</text:p>
      <text:p text:style-name="P345"><text:soft-page-break/><text:span text:style-name="T13">... Dini Peygamber (sav)'in zamanında olduğu gibi aynen uygulayacak.</text:span><text:span text:style-name="T12"> Yeryüzünde mezhepleri kaldıracak. Halis hakiki dinden başka hiçbir mezhep kalmayacak.</text:span></text:p>
      <text:p text:style-name="P335">(Muhammed B. Resul El Hüseyin El Berzenci, Kıyamet Alametleri, sf.186-187)</text:p>
      <text:p text:style-name="P66">Hz. Mehdi (as) hiçbir bidatı bırakmaycak.</text:p>
      <text:p text:style-name="P64">(El-Kavlu'l Muhtasar Fi Alamatil Mehdiyy-il Muntazar, sf. 43)</text:p>
      <text:p text:style-name="P64"/>
      <text:p text:style-name="P71"><text:span text:style-name="T44">Hz. Mehdi (as) kaldırmadık bidat bırakmayacaktır. </text:span><text:span text:style-name="T43">Ahir zamanda aynı Peygamber (sav) gibi dinin icablarını </text:span><text:span text:style-name="T41">yerine getirecektir."</text:span></text:p>
      <text:p text:style-name="P64">(Kıyamet Alametleri, sf. 163)</text:p>
      <text:p text:style-name="P68"/>
      <text:p text:style-name="P273">Bidat: Dinin aslında olmadığı halde, dine dahil edilen batıl adetler.</text:p>
      <text:p text:style-name="P24"/>
      <text:p text:style-name="P190">HZ. MEHDİ (AS)'NİN, İSTANBUL'U MANEN FETHETMESİ</text:p>
      <text:p text:style-name="P272"/>
      <text:p text:style-name="P345"><text:span text:style-name="T12">Allah </text:span><text:span text:style-name="T13">Konstantiniyye'yi (İstanbul'u) çok sevdiği dostlarının (Hz. Mehdi (as)'ın) eliyle fethedecek...</text:span><text:span text:style-name="T12"> Onlardan hastalığı ve üzüntüyü kaldıracak. </text:span><text:span text:style-name="T14">(Kıyamet Alametleri, sf. 181)</text:span></text:p>
      <text:p text:style-name="P24"/>
      <text:p text:style-name="P71"><text:span text:style-name="T43">Beldeler onun (Hz.Mehdi (as)'ın) emrine girer. </text:span><text:span text:style-name="T44">Allah-u Teala onun elinde Konstantiniyye'nin (manevi) fethini müyesser kılar. </text:span><text:span text:style-name="T41">(Kitab-ül Burhan Fi Alamet-il Mehdiyy-il Ahir Zaman, sf. 56)</text:span></text:p>
      <text:p text:style-name="P64"/>
      <text:p text:style-name="P71"><text:span text:style-name="T43">Dünyadan hiçbir zaman kalmayıp ancak tek bir gün kalsa bile o günde benim soyumdan bir zatın (Hz.Mehdi (as)'ın) Deylem Dağına (yahut eyaletine) ve </text:span><text:span text:style-name="T44">Konstantiniyye şehrine sahip olması için Allah muhakkak o günü uzatacaktır. </text:span><text:span text:style-name="T41">(Kitab-ül Burhan Fi Alamet-il Mehdiyy-il Ahir Zaman, sf. 74)</text:span></text:p>
      <text:p text:style-name="P71"><text:span text:style-name="T43">…Muhtelif ülkelerden birçok alim, birbirlerinden habersiz şekilde Hz. Mehdi (as)'yi aramak üzere yollara çıkacak ve her birisine 310 kadar insan refakat edecek. Sonunda hepsi de Mekke'de buluşurlar ve birbirlerine, buraya ne için geldiklerini sorduklarında hepsi de: "Bu fitneyi önleyecek ve </text:span><text:span text:style-name="T44">Konstantiniyye'yi (manen) fethedecek olan Hz. Mehdi (as)'yi arıyoruz,</text:span><text:span text:style-name="T43"> çünkü biz onun babasının, anasının ve ordusunun isimlerini öğrendik. Şeklinde cevap verdiler. </text:span><text:span text:style-name="T41">(Kitab-ül Burhan Fi Alamet-il Mehdiyy-il Ahir Zaman, sf. 40)</text:span></text:p>
      <text:p text:style-name="P64"/>
      <text:p text:style-name="P71"><text:span text:style-name="T43">Hz. Mehdi (as), </text:span><text:span text:style-name="T44">Konstantiniyye </text:span><text:span text:style-name="T43">ve Deylem Dağını </text:span><text:span text:style-name="T44">(manen) fethedecektir.</text:span><text:span text:style-name="T43"> </text:span><text:span text:style-name="T41">(El-Kavlu'l Muhtasar Fi Alamatil Mehdiyy-il Muntazar, sf. 27)</text:span></text:p>
      <text:p text:style-name="P189"/>
      <text:p text:style-name="P156">HZ. MEHDİ (AS)'IN ORTAYA ÇIKACAĞI DÖNEMDE </text:p>
      <text:p text:style-name="P190">MÜSLÜMANLARIN MANEVİ LİDERİ OLMAYACAKTIR</text:p>
      <text:p text:style-name="P331"/>
      <text:p text:style-name="P345"><text:span text:style-name="T13">İNSANLAR BAŞLARINDA BİR İMAM (HALİFE) </text:span><text:span text:style-name="T12">(Müslümanların manevi lideri) </text:span><text:span text:style-name="T13">BULUNMAKSIZIN HAC EDERLER...</text:span><text:span text:style-name="T12"> </text:span><text:span text:style-name="T14">(Kitab-ül Burhan Fi Alameti-il Mehdiyy-il Ahir Zaman, s. 35)</text:span></text:p>
      <text:p text:style-name="P345"><text:span text:style-name="T12">Hasan bin Münzir'in Zürare'den naklettiğine göre İmam Caferi Sadık aleyhisselam sonunda şöyle buyurdu: "Vallahi sonunda sahibiniz mutlaka zuhur edecek ve </text:span><text:span text:style-name="T13">BOYNUNDA HİÇKİMSENİN BİATI OLMAYACAK.</text:span><text:span text:style-name="T12"> </text:span><text:span text:style-name="T14">(Şeyh Muhammed b. İbrahim-i Numani, Gaybet-i Numani, s.402)</text:span></text:p>
      <text:p text:style-name="P350"/>
      <text:p text:style-name="P345"><text:span text:style-name="T12">Ebu Said Peygamber'in (sav) şöyle buyurduğunu rivayet ediyor: Ahir zamanda sultanlar tarafından ümmetime şiddetli bir bela gelecektir. Öyle bir bela ki, ondan daha şiddetlisi duyulmamıştır. Öyleki, geniş yeryüzü onlara dar gelecek ve zulümle dolacaktır. </text:span><text:span text:style-name="T13">MÜMİNLER BU ZULÜMDEN KURTULMAK İÇİN BİR SIĞINAK VE BİR KURTARICI BULAMAYACAKLAR...</text:span><text:span text:style-name="T12"> </text:span><text:span text:style-name="T14">(El-Beyan, s. 72, Es-Sevaik-ul Muhrika, s. 161, Yenabi-ul Mevedde, c.2, s. 177)</text:span></text:p>
      <text:p text:style-name="P24"/>
      <text:p text:style-name="P71"><text:span text:style-name="T31">ONUN (Hz. Mehdi (as)'ın) ÇIKACAĞI YIL, İNSANLAR HACCA, BAŞLARINDA BİR EMİR (HALİFE) </text:span><text:span text:style-name="T29">(Müslümanların manevi lideri) </text:span><text:span text:style-name="T31">BULUNMADAN GİDECEKLER...</text:span><text:span text:style-name="T29"> </text:span><text:span text:style-name="T41">(Muhammed B. Resul Al-Hüseyni El Berzenci, Kıyamet Alametleri, Pamuk Yayınları, s. 168-169)</text:span></text:p>
      <text:p text:style-name="P64"/>
      <text:p text:style-name="P71"><text:span text:style-name="T43">...Arkasında İsa bin Meryem'in namaz kılacağı Kaim (Hz. Mehdi (as)) dışında biz Ehli Beyt'ten olan hepimizin boynunda zamanın tağutunun (Allah'ın hükmünü tanımayan her varlık, güç, şeytan) biatı olacağını (Hz. Mehdi (as) döneminde dinsizliğin hakim olacağını, hemen herkesin bu sisteme bağlı olacağını) bilmiyor musunuz? Yüce Allah onun velâdetini (zuhurunu) gizleyecek ve şahsını saklayacaktır. </text:span><text:span text:style-name="T44">BÖYLECE O (Hz. Mehdi (as)), ZUHUR ETTİĞİNDE KİMSENİN BİATI ONUN BOYNUNDA OLMAYACAKTIR... </text:span><text:span text:style-name="T41">(Kemal'üd-Din, c.1, s. 305)</text:span></text:p>
      <text:p text:style-name="P68"/>
      <text:p text:style-name="P71"><text:span text:style-name="T43">İbrahim bin Ömer-i Yemâni der ki: İmam Ebu Abdullah aleyhisselam şöyle buyurdu: "Kâim (Hz. Mehdi (as)) kıyam ettiğinde, </text:span><text:span text:style-name="T44">BOYNUNDA HİÇ KİMSENİN BİATI OLMADAN ZUHUR EDECEKTİR." </text:span><text:span text:style-name="T41">(Şeyh Muhammed b. İbrahim-i Numani, Gaybet-i Numani, s.218-219)</text:span></text:p>
      <text:p text:style-name="P64"/>
      <text:p text:style-name="P71"><text:span text:style-name="T43">Hişam bin Sâlim der ki: İmam Ebu Abdullah aleyhisselam şöyle buyurdu: "Kaim (Hz. Mehdi (as)) kıyam ettiğinde </text:span><text:span text:style-name="T44">ONUN BOYNUNDA HİÇ KİMSENİN MİSAKI, AHDİ VE BİATI OLMAYACAKTIR."</text:span><text:span text:style-name="T43"> </text:span><text:span text:style-name="T41">(Şeyh Muhammed b. İbrahim-i Numani, Gaybet-i Numani, s.219)</text:span></text:p>
      <text:p text:style-name="P189"/>
      <text:p text:style-name="P190"><text:soft-page-break/>HZ. MEHDİ (AS)'IN BAYRAĞI</text:p>
      <text:p text:style-name="P272"/>
      <text:p text:style-name="P273">Hz. Mehdi (as)'ın bayrağı, Peygamberimiz (sav)'in sancağıdır:</text:p>
      <text:p text:style-name="P273"/>
      <text:p text:style-name="P345"><text:span text:style-name="T13">Peygamber (sav)'in softan bayrağı ile çıkacaktır.</text:span><text:span text:style-name="T12"> O bayrak dört köşeli olup dikişsizdir ve rengi siyahtır. Onda bir hicr (hale) bulunur. </text:span><text:span text:style-name="T13">O Resullah (sav)'in vefatından beri açılmamış olup Hz. Mehdi (as) çıkınca açılacaktır. </text:span></text:p>
      <text:p text:style-name="P335">(Ali Bin Hüsameddin El Muttaki, Celaleddin Suyuti'nin Tasnifinden Hadisler – Ahir Zaman Mehdisinin Alametleri, Kahraman Neşriyat, Sf. 22)</text:p>
      <text:p text:style-name="P273">Hz. Mehdi (as)'ın bayrağının özellikleri diğer hadislerde şu şekilde ifade edilmiştir:</text:p>
      <text:p text:style-name="P332"/>
      <text:p text:style-name="P345"><text:span text:style-name="T12">Şu muhakkak ki ahir zamanda mağrib memleketinin en uzak mevkiinden Hz. Mehdi (as) denilen bir zat çıkacak. Ve ön tarafinda kırk mil mesafe olarak yardım yürüyecek. </text:span><text:span text:style-name="T13">Hz. Mehdi (as)'ın bayrakları beyaz ve sarıdır. İçinde çizgiler bulunur. Bayraklarında Allah'ın İsm-i Azamı yazılmıştır. Onun bayrağı altındaki hiçbir birliği mağlup edilmez... </text:span><text:span text:style-name="T14">(İmam Şarani, Ölüm-Kıyamet-Ahiret ve Ahir Zaman Alametleri Muhtasaru, (Tezkireti'l-Kurtubi), sf. 438)</text:span></text:p>
      <text:p text:style-name="P335"/>
      <text:p text:style-name="P345"><text:span text:style-name="T13">Hz. Mehdi (as)'ın bayrağında "Biat Allah içindir" yazılıdır. </text:span><text:span text:style-name="T14">(Ali Bin Hüsameddin El Muttaki, Celaleddin Suyuti'nin Tasnifinden Hadisler – Ahir Zaman Mehdisinin Alametleri, Kahraman Neşriyat, sf. 65)</text:span></text:p>
      <text:p text:style-name="P277"/>
      <text:p text:style-name="P273">Hadislerde Hz. Mehdi (as)'ın bayrağıyla birlikte manen fethedeceği şehre de dikkat çekilmiştir. Bayrağını, Konstantiniyye yani İstanbul'a dikeceği haber verilmiştir:</text:p>
      <text:p text:style-name="P273"/>
      <text:p text:style-name="P345"><text:span text:style-name="T13">Hz. Mehdi (as) Konstantiniyye'nin (manen) fethi sırasında sabah namazı için abdest alırken bir bayrak dikecek,</text:span><text:span text:style-name="T12"> deniz ikiye ayrılarak su kendiliğinden uzaklaşacak ve açılan yolu takib eden Hz. Mehdi (as) karşı kıyıya geçecektir. </text:span><text:span text:style-name="T14">(Kıyamet Alametleri, sf. 181)(El-Kavlu'l Muhtasar Fi Alamatil Mehdiyy-il Muntazar, sf. 57)</text:span></text:p>
      <text:p text:style-name="P188"/>
      <text:p text:style-name="P190">HZ. MEHDİ (AS)'IN AMELİNDE AYIP VE ZULÜM OLMAMASI</text:p>
      <text:p text:style-name="P47"/>
      <text:p text:style-name="P345"><text:span text:style-name="T12">Ben Hz. Mehdi (as)'yi, peygamberlerin sayfalarında (kitaplarında) şöyle bulurum: </text:span><text:span text:style-name="T13">Hz. Mehdi (as)'ın amelinde ne zulüm ne de ayıp vardır. </text:span></text:p>
      <text:p text:style-name="P335">(Nuaym b. Hammad, vr. 50b; Ali Bin Hüsameddin El Muttaki, Celaleddin Suyuti'nin Tasnifinden Hadisler – Ahir Zaman Mehdisinin Alametleri, Kahraman Neşriyat, Sf. 21)</text:p>
      <text:p text:style-name="P188"><text:soft-page-break/></text:p>
      <text:p text:style-name="P156">HZ. MEHDİ (AS)'IN ZÜLKARNEYN VE HZ. SÜLEYMAN </text:p>
      <text:p text:style-name="P190">GİBİ TÜM DÜNYAYA HAKİM OLMASI</text:p>
      <text:p text:style-name="P272"/>
      <text:p text:style-name="P273">Kuran'da Zülkarneyn ve Hz. Süleyman'ın İslam ahlakını tüm dünyaya hakim ettikleri bildirilmiştir. Hadislerde de, Hz. Mehdi (as)'ın tıpkı Zülkarneyn ve Hz. Süleyman gibi İslam ahlakını bütün yeryüzüne hakim edeceği haber verilmiştir:</text:p>
      <text:p text:style-name="P273"/>
      <text:p text:style-name="P345"><text:span text:style-name="T13">Yeryüzüne dört kişi malik olmuştur</text:span><text:span text:style-name="T12">. İkisi mümin, ikisi kafirdir. Müminler, Zülkarneyn ve Hz. Süleyman, kafirler ise Nemrud ve Buhtunnasır'dır. Beşinci olarak </text:span><text:span text:style-name="T13">Ehl-i Beytimden birisi (Hz. Mehdi (as)) gelecek ve o da dünyaya malik olacaktır. </text:span><text:span text:style-name="T14">(Kitab'ul Burhan Fi Alamet-il Mehdiyy il Ahir Zaman, sf. 10)</text:span></text:p>
      <text:p text:style-name="P14"/>
      <text:p text:style-name="P345"><text:span text:style-name="T13">Hz. Mehdi (as) tıpkı Zülkarneyn ve Süleyman gibi dünyaya hükmedecektir. </text:span><text:span text:style-name="T14">(El-Kavlu'l Muhtasar Fi Alamatil Mehdiyy-il Muntazar, sf. 30)</text:span></text:p>
      <text:p text:style-name="P14"/>
      <text:p text:style-name="P190">HZ. MEHDİ (AS)'IN ÖZELLİKLERİNİN PEYGAMBERLEREİNDİRİLEN</text:p>
      <text:p text:style-name="P190">KİTAPLARDA BİLDİRİLMESİ</text:p>
      <text:p text:style-name="P46"/>
      <text:p text:style-name="P273">Rivayetlerde, Hz. Mehdi (as)'ın özelliklerinin ve çıkış <text:s/>alametlerinin peygamberlere indirilen kitaplarda bulunduğu bildirilmektedir. Bu da, İncil, Tevrat ve Zebur'da Hz. Mehdi (as)'a dair bilgilerin yer aldığı anlamına gelmektedir.</text:p>
      <text:p text:style-name="P273"/>
      <text:p text:style-name="P345"><text:span text:style-name="T13">Peygamberlere dair olan kitaplarda</text:span><text:span text:style-name="T12"> "Hz. Mehdi(as)'nin işi zulüm ve kötülük değildir" şeklinde işaret edilmiştir.</text:span></text:p>
      <text:p text:style-name="P335">(El-Kavlu'l Muhtasar Fi Alamatil Mehdiyy-il Muntazar, sf. 47)</text:p>
      <text:p text:style-name="P273"/>
      <text:p text:style-name="P345"><text:span text:style-name="T12">Ben Hz. Mehdi (as)'yi, </text:span><text:span text:style-name="T13">peygamberlerin sayfalarında (kitaplarında) şöyle bulurum:</text:span><text:span text:style-name="T12"> Hz. Mehdi (as)'ın amelinde ne zulüm ne de ayıp vardır. </text:span><text:span text:style-name="T14">(Ali Bin Hüsameddin El Muttaki, Celaleddin Suyuti'nin Tasnifinden Hadisler – Ahir Zaman Mehdisinin Alametleri, Kahraman Neşriyat, sf. 21)</text:span></text:p>
      <text:p text:style-name="P273"/>
      <text:p text:style-name="P273">Konuyla ilgili işari manada bir ayette şu şekilde buyrulmuştur:</text:p>
      <text:p text:style-name="P273"/>
      <text:p text:style-name="P382"><text:span text:style-name="T3">Andolsun, Biz zikirden (Tevrat'tan) sonra Zebur'da da: "ŞÜPHESİZ ARZ'A SALİH KULLARIM VARİSÇİ OLACAKTIR." diye yazdık. <text:s/></text:span><text:span text:style-name="T20">(Enbiya Suresi, 105)</text:span></text:p>
      <text:p text:style-name="P273"/>
      <text:p text:style-name="P273">İslam alimleri bu ayeti şu şekilde tefsir etmişlerdir:</text:p>
      <text:p text:style-name="P273"/>
      <text:p text:style-name="P332">İmam Bakır ve Sadık'tan rivayet edilmektedir: "Buradaki (ayette bildirilen) "SALİH KULLAR", MEHDİ VE ARKADAŞLARIDIR."</text:p>
      <text:p text:style-name="P335"><text:soft-page-break/>(Hüseyin es-Şirazi, sf. 113)</text:p>
      <text:p text:style-name="P273">Eski ve Yeni Ahit'te konuyla ilgili yer alan bazı açıklamalar ise şu şekildedir:</text:p>
      <text:p text:style-name="P273"/>
      <text:p text:style-name="P227">Yesse'nin gövdesinden bir filiz çıkacak ve onun köklerinden bir fidan doğacak. Rabbin ruhu, hikmet ve sağduyu ruhu, öğüt ve yüreklilik ruhu, bilgi ve Rab korkusu ruhu onun üzerinde duracak. O, Rab korkusundan zevk alacak; o gözlerinin gördüğüne göre yargılamayacak; kulaklarının işittiğine göre karar vermeyecek. Zayıfları adaletle yargılayacak; yeryüzünün yoksullarına haklarını verecek. Bir değnekle vurur gibi yeryüzüne sözüyle vuracak ve dudaklarının soluğuyla kötüyü yok edecek. Adalet onun belinin kuşağı, gerçek kalçalarının kuşağı olacak. Kurt kuzuyla birlikte oturacak; kaplan oğlakla beraber yatacak; buzağı, aslan ve besili sığır birarada yaşayacak ve onları küçük bir çocuk güdecek. İnek ayı ile birlikte otlayacak; yavruları birarada oturacaklar ve aslan sığır gibi saman yiyecek. Emzikteki çocuk, kobra yılanının yuvası yanında oynayacak ve sütten yeni kesilmiş çocuk, kara yılanın deliğine elini uzatacak. Benim kutsal dağım üzerinde hiç kötülük yapılmayacak; artık hiçbir zarar verilmeyecek; çünkü denizin dibi nasıl onu örten sularla dolu ise yeryüzü de Rab bilgisi ile öyle dolu olacak. (İşaya 11, 1-9)</text:p>
      <text:p text:style-name="P227">Davut soyundan biri sadakatle krallık yapacak. Yargılarken adaleti arayacak, Doğru olanı yapmakta tez davranacak. (İşaya 16, 5)</text:p>
      <text:p text:style-name="P227">Savaş gürültüleri, savaş haberleri duyunca korkmayın. Bunların olması gerek, ama bu daha son demek değildir. Ulus ulusa, devlet devlete savaş açacak; yer yer depremler, kıtlıklar olacak. Bunlar, doğum sancılarının başlangıcıdır. (Markos 13, 5-8)</text:p>
      <text:p text:style-name="P188"/>
      <text:p text:style-name="P190">MELEKLERİN HZ. MEHDİ (AS)'A YARDIMCI OLMALARI</text:p>
      <text:p text:style-name="P271"/>
      <text:p text:style-name="P345"><text:span text:style-name="T12">Onun kumandanları insanların en hayırlılarıdır. Onun yardımcıları Yemen ve Şam ehlinden olacaktır. </text:span><text:span text:style-name="T13">Önlerinde Cebrail, arkalarında Mikail bulunacaktır.</text:span><text:span text:style-name="T12"> Yeryüzü emniyetle dolacak ve hatta birkaç kadın, yanlarında hiç erkek olmaksızın rahatlıkla hacca gideceklerdir. </text:span><text:span text:style-name="T14">(El-Kavlu'l Muhtasar Fi Alamatil Mehdiyy-il Muntazar, sf. 47)</text:span></text:p>
      <text:p text:style-name="P24"/>
      <text:p text:style-name="P71"><text:span text:style-name="T44">Allah onu 3 bin melekle destekleyecektir. </text:span><text:span text:style-name="T41">(El Kavlu-l Muhtasar Fi Alamatil Mehdiyy-il Muntazar, Ahmed İbn-i Hacer-i Mekki, sf.41)</text:span></text:p>
      <text:p text:style-name="P65"/>
      <text:p text:style-name="P71"><text:span text:style-name="T44">CEBRAİL, ONUN (HZ. MEHDİ (AS)'IN) ÖNÜNDE OLACAK, MİKAİL SAĞINDA VE İSRAFİL İSE SOLUNDAN GELECEKTİR.</text:span><text:span text:style-name="T43"> Ve korku bir aylık yoldan onun (Hz. Mehdi (as)'ın) önünden, arkasından, sağından ve solundan ilerleyecek. (Allah'a) yakın melekler de onun hizasında olacaklar... (</text:span><text:span text:style-name="T41">Şeyh Muhammed b. İbrahim-i Numani, Gaybet-i Numani s. 274)</text:span></text:p>
      <text:p text:style-name="P64"/>
      <text:p text:style-name="P71"><text:soft-page-break/><text:span text:style-name="T44">CEBRAİL İLE MİKAİL ONU (HZ. MEHDİ (AS)'Yİ) KENDİ ARALARINA ALACAKLAR. </text:span><text:span text:style-name="T41">(Şeyh Muhammed b. İbrahim-i Numani, Gaybet-i Numani s. 274)</text:span></text:p>
      <text:p text:style-name="P274"/>
      <text:p text:style-name="P273">Hadis-i şerifte, Hz. Mehdi (as)'ın yardımcıları arasında Cebrail ve Mikail Aleyhisselam'ın oldukları haber verilmektedir. Hz. Mehdi (as)'a, Allah'ın izniyle, melekler yardımcı olacaktır. </text:p>
      <text:p text:style-name="P273">Meleklerin salih müminlere yardımcı olmaları Kuran'ın çeşitli ayetlerinde haber verilen bir durumdur. Rabbimiz, Peygamber Efendimiz (sav) ve sahabeyi de meleklerle desteklemiştir. Konuyla ilgili bazı ayetler şu şekildedir:</text:p>
      <text:p text:style-name="P237"/>
      <text:p text:style-name="P237">Rabbin meleklere vahyetmişti ki: "Şüphesiz Ben sizinleyim, iman edenlere sağlamlık katın..." (Enfal Suresi, 12)</text:p>
      <text:p text:style-name="P237"/>
      <text:p text:style-name="P237">Sen müminlere: "Rabbiniz'in size meleklerden indirilmiş üç bin kişiyle yardım-iletmesi size yetmez mi?" diyordun. (Al-i İmran Suresi, 124)</text:p>
      <text:p text:style-name="P188"/>
      <text:p text:style-name="P190">DOĞUDAN BİR GRUP, HZ. MEHDİ (AS)'IN ÇIKIŞI </text:p>
      <text:p text:style-name="P190">İÇİN ORTAM HAZIRLAYACAKTIR</text:p>
      <text:p text:style-name="P190"/>
      <text:p text:style-name="P329">Doğu tarafından birtakım insanlar çıkıp, Hz. Mehdi (as)'ın saltanatını hazırlayacaklardır.</text:p>
      <text:p text:style-name="P335">(El-Kavlu'l Muhtasar Fi Alamatil Mehdiyy-il Muntazar, sf. 21)</text:p>
      <text:p text:style-name="P273"/>
      <text:p text:style-name="P345"><text:span text:style-name="T13">Şarktan bir cemaat çıkar ve Hz. Mehdi (as)'ın saltanatına yardım eder. </text:span><text:span text:style-name="T14">(Ali Bin Hüsameddin El Muttaki, Celaleddin Suyuti'nin Tasnifinden Hadisler – Ahir Zaman Mehdisinin Alametleri, Kahraman Neşriyat, Sf. 60)</text:span></text:p>
      <text:p text:style-name="P340"/>
      <text:p text:style-name="P345"><text:span text:style-name="T12">... Bilahare Kudüs'e inecekler ve </text:span><text:span text:style-name="T13">Hz. Mehdi (as) için saltanat hazırlayacaklardır. </text:span><text:span text:style-name="T14">(El-Kavlu'l Muhtasar Fi Alamatil Mehdiyy-il Muntazar, sf. 47)</text:span></text:p>
      <text:p text:style-name="P193"/>
      <text:p text:style-name="P190">ASHAB-I KEHF, HZ. MEHDİ (AS)'IN YARDIMCISI OLACAKTIR</text:p>
      <text:p text:style-name="P271"/>
      <text:p text:style-name="P271">Ashab-ı Kehf, Hz. Mehdi (as)'ın yardımcıları olacaktır.</text:p>
      <text:p text:style-name="P277">(Kitab-ül Burhan Fi Alamet-il Mehdiyy il Ahir Zaman, sf. 59)</text:p>
      <text:p text:style-name="P188"/>
      <text:p text:style-name="P190">ALLAH'IN HZ. MEHDİ (AS)'A OLAN SEVGİSİ VESİLESİYLE, </text:p>
      <text:p text:style-name="P190">DEPREMLER DURACAKTIR</text:p>
      <text:p text:style-name="P329"/>
      <text:p text:style-name="P345"><text:span text:style-name="T13">O'NUN (HZ. MEHDİ (AS)'IN) HATRINA DEPREMLERİ DURDURURUM. </text:span><text:span text:style-name="T14">(Şeyh Muhammed b. İbrahim-i Numani, Gaybet-i Numani s. 70)</text:span></text:p>
      <text:p text:style-name="P190"><text:soft-page-break/>HZ. MEHDİ (AS)'IN, İŞLERİ ÇOK HIZLI HALLETMESİ</text:p>
      <text:p text:style-name="P272"/>
      <text:p text:style-name="P345"><text:span text:style-name="T12">Bu durum 7 yıl devam edecektir.</text:span><text:span text:style-name="T13"> Ancak onun her senesi, sizin 20 senenize bedel olacaktır. </text:span></text:p>
      <text:p text:style-name="P335">(El-Kavlu'l Muhtasar fi Alamatil Mehdiyy-il Muntazar, sf. 44)</text:p>
      <text:p text:style-name="P273"/>
      <text:p text:style-name="P273">Hadiste, Hz. Mehdi (as)'ın bir yılının insanların 20 yılına bedel olduğu haber verilmektedir. Hz. Mehdi (as) insanların uzun yıllardır yapamadıkları işleri çok kısa sürede halledecektir. Her konuya çok hızlı, akılcı, hikmetli ve kalıcı çözümü bulacak ve uygulayacaktır.</text:p>
      <text:p text:style-name="P21"/>
      <text:p text:style-name="P190">HZ. MEHDİ (AS)'IN BİTKİLERİ VE HAYVANLARI SEVMESİ</text:p>
      <text:p text:style-name="P190"/>
      <text:p text:style-name="P307"><text:span text:style-name="T12">Hz. Mehdi (as), </text:span><text:span text:style-name="T13">kuru bir ağacı diktiğinde de ağaç hemen yeşillenip yapraklanacaktır. </text:span></text:p>
      <text:p text:style-name="P277">(El-Kavlu'l Muhtasar Fi Alamet-il Mehdiyy-il Muntazar, sf. 43)</text:p>
      <text:p text:style-name="P332"/>
      <text:p text:style-name="P345"><text:span text:style-name="T12">Hz. Mehdi (as) bir yere </text:span><text:span text:style-name="T13">kuru bir dalı diker ve dal yapraklanıp yeşillenir. </text:span></text:p>
      <text:p text:style-name="P335">(Kitab-ül Burhan Fi Alamet-il Mehdiyy-il Ahir Zaman, sf. 67)</text:p>
      <text:p text:style-name="P332">Bu hadis-i şeriflerde, Hz. Mehdi (as)'ın bitkileri seveceği ve onlarla bizzat ilgileneceğine işaret edilmektedir. (Allahualem) Bir başka hadis-i şerifte ise şöyle bildirilmektedir:</text:p>
      <text:p text:style-name="P332"/>
      <text:p text:style-name="P345"><text:span text:style-name="T12">Hz. Mehdi (as) </text:span><text:span text:style-name="T13">uçan bir kuşa işaret ettiğinde, kuş hemen bu emirle yere düşecek. </text:span><text:span text:style-name="T12">Kuru bir ağacı diktiğinde de ağaç hemen yeşillenip yapraklanacaktır.</text:span></text:p>
      <text:p text:style-name="P335">(El-Kavlu'l Muhtasar fi Alamatil Mehdiyy-il Muntazar, sf. 43)</text:p>
      <text:p text:style-name="P332"/>
      <text:p text:style-name="P332">Bu hadisle de Hz. Mehdi (as)'ın hayvanlarla ilgileneceği, hayvanların da kendisini seveceğine işaret ediliyor olabilir. (Allahualem) Nitekim bir diğer hadiste, "yer ve gök ehlinin Hz. Mehdi (as)'yi sevdiği", "kuşların ve denizlerdeki balıkların dahi ondan razı oldukları" bildirilmektedir:</text:p>
      <text:p text:style-name="P332"/>
      <text:p text:style-name="P329">Onun hilafetinden yer ve gök ehli, bütün yabani hayvanlar, kuşlar, hatta denizdeki balıklar bile razı olacaktır.</text:p>
      <text:p text:style-name="P328">(El-Kavlu'l Muhtasar Fi Alamet-il Mehdiyy-il Muntazar, sf. 31)</text:p>
      <text:p text:style-name="P273"/>
      <text:p text:style-name="P190">HADİSLERDE 1997 VE 1999 YILINA OLAN İŞARETLER</text:p>
      <text:p text:style-name="P272"/>
      <text:p text:style-name="P273">Hz. Mehdi (as)'ın ortaya çıkış alametlerinin haber verildiği hadislerden birinde de, 1997 ve 1999 yıllarına dikkat çekilmektedir:</text:p>
      <text:p text:style-name="P332"><text:soft-page-break/>İnsanlar 95. seneye kadar malik olacaklar, yani işler iyi gidecek. 97. ve 99. senede mülkleri zail olacak....</text:p>
      <text:p text:style-name="P335">(El-Kavlu'l Muhtasar fi Alamatil Mehdiyy-il Muntazar, sf. 54)</text:p>
      <text:p text:style-name="P273"/>
      <text:p text:style-name="P273">Hadisteki "95. sene" şeklindeki ifade ile 1995 yılına dikkat çekiliyor olması muhtemeldir. 1995 yılına kadar insanların nispeten daha müreffeh bir yaşam sürmüşler, yaşam koşullarının o kadar zorlaşmamıştır. Bundan sonra ise çeşitli zorluklar başgöstermeye başlamıştır. 1997 yılında çeşitli siyasi sıkıntılar yaşanmıştır. 1999 yılında ise Marmara bölgesinde ve Türkiye çapında meydana gelen depremlerde son yılların en büyük can ve mal kaybı olmuştur.</text:p>
      <text:p text:style-name="P273"/>
      <text:p text:style-name="P190">HİKMETİ VE ANLAYIŞ GÜCÜ</text:p>
      <text:p text:style-name="P272"/>
      <text:p text:style-name="P273">Hadislerde Hz. Mehdi (as)'ın Allah'ın kendisine verdiği özel bir güce sahip olduğu bildirilmektedir:</text:p>
      <text:p text:style-name="P273"/>
      <text:p text:style-name="P329">O, kimsenin bilemediği gizli bir gücün sahibi olduğu için kendisine Hz. Mehdi (as) denilmiştir. </text:p>
      <text:p text:style-name="P335">(Kitab-ül Burhan Fi Alameti-il Mehdiyy-il Ahir Zaman)</text:p>
      <text:p text:style-name="P273"/>
      <text:p text:style-name="P273">Muhyiddin Arabi Hz. Mehdi (as)'ın bazı özelliklerini saymaktadır. Aşağıdaki izahında Hz. Mehdi (as)'ın dikkat çeken başlıca 9 özelliğine yer vermektedir:</text:p>
      <text:p text:style-name="P335">1. Basiret sahibi olması</text:p>
      <text:p text:style-name="P335">2. Kutsal kitabı anlaması</text:p>
      <text:p text:style-name="P335">3. Ayetlerin manasını bilmesi</text:p>
      <text:p text:style-name="P335">4. Tayin edeceği kimselerin hal ve hareketlerini bilmesi</text:p>
      <text:p text:style-name="P335">5. Öfkelendiğinde bile merhamet ve adaletten ayrılmaması</text:p>
      <text:p text:style-name="P335">6. Varlıkların sınıflarını bilmesi</text:p>
      <text:p text:style-name="P335">7. İşlerin girift taraflarını bilmesi</text:p>
      <text:p text:style-name="P335">Çünkü bunlardan haberi olan bir lider vereceği hükümlerde yanılmaz. Hz. Mehdi (as) kıyas ilmini onunla hükmetmek için değil, ondan kaçınmak için bilir. Çünkü verdiği hüküm doğru bir ilham neticesi olacak. Yani Hz. Muhammed (sav)'in getirdiği şeriat üzere hükmedecek. Bu sebepledir ki Peygamberimiz (sav) onu vasfederken "Benim izimi takip edecek, hataya düşmeyecek" demiştir. Bundan anlıyoruz ki, Hz. Mehdi (as), şeriat sahibi değil, şeriata uyandır.</text:p>
      <text:p text:style-name="P335">8. İnsanların ihtiyacını iyi anlaması</text:p>
      <text:p text:style-name="P335">Çünkü onların her türlü işlerini görmek için Allah onu diğer insanlar üzerine seçmiştir. Liderlerin davranış ve faaliyetleri kendilerinden ziyade halkın menfaatine olmalıdır... Halkın yararına aykırı şeylerle uğraşıp, onların işlerini görmeyen bir lider azledilmelidir. Çünkü onunla diğer insanlar arasında fark kalmamıştır.</text:p>
      <text:p text:style-name="P345"><text:soft-page-break/><text:span text:style-name="T14">9. Bilhassa kendi zamanında ihtiyaç hissedilen gaibi ilimlere vukufu bulunması. Çünkü ancak o sayede yeni yeni zuhur edilecek meseleleri halledebilir. </text:span><text:span text:style-name="T12">(Kıyamet Alametleri, sf. 189)</text:span></text:p>
      <text:p text:style-name="P188"/>
      <text:p text:style-name="P190">HZ. MEHDİ (AS) ZAMANIN EN HAYIRLISI OLACAKTIR</text:p>
      <text:p text:style-name="P190"/>
      <text:p text:style-name="P345"><text:span text:style-name="T12">Muhammed </text:span><text:span text:style-name="T13">ümmetinin en hayırlısı</text:span><text:span text:style-name="T12"> ve sizin zorlukları gideren veliniz olan kimseye katılın.. </text:span><text:span text:style-name="T13">O Hz. Mehdi (as)'dir.</text:span><text:span text:style-name="T12"> </text:span><text:span text:style-name="T5">(Kitab-ül Burhan Fi Alamet-il Mehdiyy-il Ahir Zaman, sf. 57)</text:span></text:p>
      <text:p text:style-name="P24"/>
      <text:p text:style-name="P71"><text:span text:style-name="T45">Devrinde </text:span><text:span text:style-name="T31">yeryüzünün</text:span><text:span text:style-name="T46"> </text:span><text:span text:style-name="T31">en</text:span><text:span text:style-name="T46"> </text:span><text:span text:style-name="T31">hayırlısı</text:span><text:span text:style-name="T45"> kendisi </text:span><text:span text:style-name="T29">(Hz. Mehdi (as)) olacaktır.</text:span><text:span text:style-name="T45"> </text:span><text:span text:style-name="T41">(El-Kavlu'l Muhtasar Fi Alamet-il Mehdiyy-il Muntazar, sf. 27)</text:span></text:p>
      <text:p text:style-name="P64"/>
      <text:p text:style-name="P71"><text:span text:style-name="T29">Hz. Mehdi (as) (zamanındaki) </text:span><text:span text:style-name="T31">insanların en hayırlısıdır.</text:span></text:p>
      <text:p text:style-name="P61">(Kitab-ül Burhan Fi Alamet-il Mehdiyy-il Ahir Zaman, sf. 58)</text:p>
      <text:p text:style-name="P189"/>
      <text:p text:style-name="P190">HZ. MEHDİ (AS)'IN KUTSAL EMANETLERLE ÇIKMASI</text:p>
      <text:p text:style-name="P190"/>
      <text:p text:style-name="P345"><text:span text:style-name="T13">Hz. Mehdi (as), Peygamberimiz (sav)'in sancağı, gömleği, kılıcı, işaretleri, nuru ve güzel ifadesiyle yatsı vaktinde çıkar. </text:span><text:span text:style-name="T14">(Ali b. Sultan Muhammed el-Kari el-Hanefi, "Risaletül Meşreb elverdi fi mezhebil Mehdi")</text:span></text:p>
      <text:p text:style-name="P335"/>
      <text:p text:style-name="P345"><text:span text:style-name="T13">Beytül Mukaddes'in hazinelerini, Tabut-u Sekine'yi, Beni İsrail sofrası ile levhaların madenlerini, Hz. Adem'in cübbesini, Hz. Süleyman'ın minberinin asasını ve Allah'ın Beni İsrail'e gönderdiği süt kadar beyaz olan eldivenleri çıkaracaktır.</text:span><text:span text:style-name="T12"> </text:span><text:span text:style-name="T5">El-Kavlu'l Muhtasar Fi Alamatil Mehdiyy-il Muntazar, sf. 33)</text:span></text:p>
      <text:p text:style-name="P188"/>
      <text:p text:style-name="P190">HZ. MEHDİ (AS) TABUT-U SEKİNE'Yİ ÇIKARACAKTIR</text:p>
      <text:p text:style-name="P190"/>
      <text:p text:style-name="P345"><text:span text:style-name="T12">Antakya denilen bir yerden </text:span><text:span text:style-name="T13">Tabut'u (kutsal emanetler sandığını) ortaya çıkaracaktır.</text:span></text:p>
      <text:p text:style-name="P335">(Suyuti, el- Havi li'l Feteva, II. 82) </text:p>
      <text:p text:style-name="P335"/>
      <text:p text:style-name="P345"><text:span text:style-name="T12">O, </text:span><text:span text:style-name="T13">Tabut-u Sekine'yi Antakya mağarasından çıkarır.</text:span></text:p>
      <text:p text:style-name="P335">(Nuaym bin Hammad, Kitab-ül Fiten)</text:p>
      <text:p text:style-name="P335"/>
      <text:p text:style-name="P345"><text:span text:style-name="T12">Hz. Mehdi (as), </text:span><text:span text:style-name="T13">Tabut-u Sekine'yi Antakya mağarasından çıkaracaktır. </text:span></text:p>
      <text:p text:style-name="P335">(El-Kavlu'l Muhtasar Fi Alamatil Mehdiyy-il Muntazar, 54)</text:p>
      <text:p text:style-name="P188"/>
      <text:p text:style-name="P156">HZ. MEHDİ (AS)'IN GÖZLERDEN UZAK OLMASI</text:p>
      <text:p text:style-name="P272"/>
      <text:p text:style-name="P345"><text:span text:style-name="T12">...Geceleri ibadetle meşgul olup, </text:span><text:span text:style-name="T13">gündüzleri gizli olacak... </text:span><text:span text:style-name="T14">(Ukayli "En-Necmu's-sakıb fi Beyanı Enne'l Mehdi min Evladı Ali b. Ebi Talib Ale't-Temam ve'l kamal")</text:span></text:p>
      <text:p text:style-name="P188"/>
      <text:p text:style-name="P190">HZ. MEHDİ (AS)'IN SIKINTI VE ZORLUKLARLA KARŞILAŞMASI</text:p>
      <text:p text:style-name="P272"/>
      <text:p text:style-name="P273">İnkar içinde olan toplumları uyarmak ve onları doğru yola davet etmek için gönderilen tüm elçiler, gönderildikleri kavimler tarafından yalanlanmış ve onların çeşitli itham ve iftiralarına maruz kalmışlardır. Ehl-i Beyt'ten gelecek olan Hz. Mehdi (as)'ın de bu gibi eziyet ve sıkıntılarla karşılaşacağı hadislerde haber verilmiştir. (Allahualem) </text:p>
      <text:p text:style-name="P273"/>
      <text:p text:style-name="P345"><text:span text:style-name="T12">Hz. Mehdi (as), bizden, Ehl-i Beyttendir... Biz öyle bir ev halkıyız ki Allah bizim için ahireti dünyaya tercih etmiştir. </text:span><text:span text:style-name="T13">Benim Ehl-i Beytim muhakkak benden sonra bela, kaçırılma ve sürgüne uğrayacaktır.</text:span></text:p>
      <text:p text:style-name="P345"><text:span text:style-name="T12">Benden sonra </text:span><text:span text:style-name="T13">Ehl-i Beytim bela ve mihnetlerle karşılaşacaklar ve tarda maruz kalacaklardır. </text:span><text:span text:style-name="T14">(Kitab-ül Burhan Fi Alamet-il Mehdiyy-il Ahir Zaman, sf. 14)</text:span></text:p>
      <text:p text:style-name="P273"/>
      <text:p text:style-name="P307"><text:span text:style-name="T12">Peygamberimiz Hz. Muhammed (sav)'in aşağıdaki hadisi de böyle bir durumu, </text:span><text:span text:style-name="T13">"Hz. Mehdi (as)'ın biat sırasında, kendisinin birçok kahr ve haksızlığa uğradığını insanlara açıklayacağını"</text:span><text:span text:style-name="T12"> haber vermektedir:</text:span></text:p>
      <text:p text:style-name="P273"/>
      <text:p text:style-name="P345"><text:span text:style-name="T12">... Hz. Mehdi (as), Resulullah'ın bayrağı ile, insanların başlarına bela üzerine bela yağdığı ve çıkışından ümit kesildiği bir sırada çıkar. İki rekat namaz kılar. Namazdan dönünce şöyle der: </text:span><text:span text:style-name="T13">"Ey insanlar! Ümmet-i Muhammed ve bilhassa onun Ehl-i Beyti çok belalar gördü ve bizler kahr ve haksızlığa maruz kaldık." </text:span></text:p>
      <text:p text:style-name="P335">(Kitab-ül Burhan Fi Alamet-il Mehdiyy-il Ahir Zaman, sf. 55)</text:p>
      <text:p text:style-name="P273">Aşağıdaki hadis-i şerifte de İstanbul'u manen fethedecek olan Hz. Mehdi (as) ve yardımcılarına, fetihten önceki devrede çeşitli sıkıntıların isabet edeceği ve daha sonra bu sıkıntıların kaldırılacağı bildirilmektedir.</text:p>
      <text:p text:style-name="P273"/>
      <text:p text:style-name="P345"><text:span text:style-name="T12">Allah Konstantiniyye'yi (İstanbul'u) çok sevdiği dostlarının ehline fethedecek... </text:span><text:span text:style-name="T13">Onlardan hastalığı ve üzüntüyü kaldıracak.</text:span><text:span text:style-name="T12"> </text:span><text:span text:style-name="T14">(Kıyamet Alametleri, Berzenci, sf. 181)</text:span></text:p>
      <text:p text:style-name="P273">Allah, Kuran'da birçok peygamberin kavimleri tarafından yalanlandıklarını, delilik ve büyücülük iftiralarına maruz kaldıklarını ve daha pek çok saldırı ve eziyetle karşılaştıklarını bildirmiştir. Elçiler tüm bu saldırılar karşısında sabretmiş, onlara en güzel şekilde cevap vermişlerdir. </text:p>
      <text:p text:style-name="P273"/>
      <text:p text:style-name="P237"><text:soft-page-break/>Andolsun senden önce de elçiler yalanlandı... (Enam Suresi, 34)</text:p>
      <text:p text:style-name="P237"/>
      <text:p text:style-name="P237">... Ve elbette bize yaptığınız işkencelere karşı sabredeceğiz... (İbrahim Suresi, 12)</text:p>
      <text:p text:style-name="P237"/>
      <text:p text:style-name="P237">Sonra, ondan yüz çevirdiler ve dediler ki: "(Bu,) Öğretilmiştir, bir delidir." (Duhan Suresi, 14)</text:p>
      <text:p text:style-name="P237"/>
      <text:p text:style-name="P237">İşte böyle; onlardan öncekiler de bir elçi gelmeyiversin, mutlaka: "Büyücü ve cinlenmiş" demişlerdir. (Zariyat Suresi, 52)</text:p>
      <text:p text:style-name="P237"/>
      <text:p text:style-name="P237">Fakat o, 'bütün kişisel ve askeri gücüyle' yüz çevirdi ve: "(Bu,) Ya bir büyücü veya bir delidir" dedi. (Zariyat Suresi, 39)</text:p>
      <text:p text:style-name="P237"/>
      <text:p text:style-name="P237">(Firavun) dedi ki: "Andolsun, benim dışımda bir ilah edinecek olursan, seni mutlaka hapse atacağım." (Şuara Suresi, 29)</text:p>
      <text:p text:style-name="P237"/>
      <text:p text:style-name="P237">Ey iman edenler, Musa'ya eziyet edenler gibi olmayın... (Ahzab Suresi, 69)</text:p>
      <text:p text:style-name="P237"/>
      <text:p text:style-name="P237">Dediler ki: "Onun için (yüksekçe) bir bina inşa edin de onu çılgınca yanan ateşin içine atın." (Saffat Suresi, 97)</text:p>
      <text:p text:style-name="P237"/>
      <text:p text:style-name="P237">Sonra onlarda (Yusuf'un iffetine ilişkin) delilleri görmelerinin ardından, mutlaka onu belli bir vakte kadar zindana atmak (görüşü) ağır bastı. (Yusuf Suresi, 35)</text:p>
      <text:p text:style-name="P237"/>
      <text:p text:style-name="P237">... O inkar edenler, zikri (Kur'an'ı) işittikleri zaman, seni neredeyse gözleriyle devireceklerdi. "O, gerçekten bir delidir" diyorlar. (Kalem Suresi, 50-51)</text:p>
      <text:p text:style-name="P1"/>
      <text:p text:style-name="P190">HZ. MEHDİ (AS)'IN İNSANLARIN BEREKETİNE VESİLE OLMASI</text:p>
      <text:p text:style-name="P272"/>
      <text:p text:style-name="P345"><text:span text:style-name="T12">... oraya <text:s/>(Hz. Mehdi'nin yanına) giden herkes </text:span><text:span text:style-name="T13">ondan bereket kazanacaktır.</text:span></text:p>
      <text:p text:style-name="P335">(El Kavlu'l Muhtasar Fi Alamatil Mehdiyy-il Muntazar, sf. 26</text:p>
      <text:p text:style-name="P188"/>
      <text:p text:style-name="P190">HZ. MEHDİ (AS)'IN CİFR (EBCED) İLMİNİ BİLMESİ</text:p>
      <text:p text:style-name="P272"/>
      <text:p text:style-name="P307"><text:span text:style-name="T12">Hz. Mehdi (as)'ın vehbi ilme ait bir başka özelliği de ebced hesabını ve ona ait sırları bilmesidir. Taşköprülüzade Ahmet Efendi "</text:span><text:span text:style-name="T14">Mevzuatu'l-Ulum" </text:span><text:span text:style-name="T12">isimli eserinde (c.11/ s. 246) Hz. Mehdi (as)'ın cifr ilmine vakıf olacağını kaydetmiştir:</text:span></text:p>
      <text:p text:style-name="P273"/>
      <text:p text:style-name="P345"><text:soft-page-break/><text:span text:style-name="T12">Bazıları dediler ki, bu kitabı kemal-i vukuf ahir zamanda hurucu muntazar Hz. Mehdi (as)'ın hurucuna mevkuftur ki, </text:span><text:span text:style-name="T13">onlar cifr ilmine vakıf ve sırlarına arif olurlar. </text:span><text:span text:style-name="T12">Kitab-ı enbiyayı salifeden dahi bu ilim varid olmuştur. </text:span><text:span text:style-name="T14">(Mehdilik ve İmamiye, İbrahim Süleymanoğlu s. 252)</text:span></text:p>
      <text:p text:style-name="P188"/>
      <text:p text:style-name="P190">HZ. MEHDİ (AS)'IN GÖZETLENMESİ - TAKİP EDİLMESİ</text:p>
      <text:p text:style-name="P272"/>
      <text:p text:style-name="P345"><text:span text:style-name="T12">Deccal çıkınca, ona karşı müminlerden bir şahıs (Hz. Mehdi (as)) yönelir. Derken o mümin kimseye birçok silahlılar, Deccal'ın </text:span><text:span text:style-name="T13">merkezlerde gözetleme yapan</text:span><text:span text:style-name="T12"> silahlıları karşı çıkarlar. </text:span><text:span text:style-name="T14">(Mehdilik ve İmamiye, s. 37, Sahih-i Müslim, c. 11/s. 393'den nakil)</text:span></text:p>
      <text:p text:style-name="P273"/>
      <text:p text:style-name="P273">Hadisde Hz. Mehdi (as)'ın Deccal'in silahlı adamları tarafından gözetlendiği ve takip edildiği bildirilmektedir. Önceki devirlerde de Allah yolunda mücadelede bulunmuş bazı peygamberlerin de benzer şekilde gözetlendiğini böylece kontrol altında tutulmak istendiğini AllahKuran'da bildirmektedir:</text:p>
      <text:p text:style-name="P273"/>
      <text:p text:style-name="P237">"O, kendisinde delilik bulunan bir adamdan başkası değildir, onu belli bir süre gözetleyin." (Müminun Suresi, 25)</text:p>
      <text:p text:style-name="P376"/>
      <text:p text:style-name="P190">HZ. MEHDİ (AS) HAKKINDA OLUMSUZ PROPAGANDA YAPILMASI</text:p>
      <text:p text:style-name="P331"/>
      <text:p text:style-name="P345"><text:span text:style-name="T12">Mümin şahıs (Hz. Mehdi (as)) Deccal'i görünce: "Ey insanlar! Resulullah (sav)'ın zikrettiği Deccal işte budur" der. Deccal hemen onunla ilgili emrini verir de o zat karnı üzerine uzatılır ve arkasından: "Onu alın da yaralayın" der. </text:span><text:span text:style-name="T13">Artık o zatın sırtı ve karnı döve döve genişletilir... </text:span><text:span text:style-name="T14">(Mehdilik ve İmamiye, İbrahim Süleymanoğlu, s. 40)s</text:span></text:p>
      <text:p text:style-name="P332"/>
      <text:p text:style-name="P307"><text:span text:style-name="T12">Hadiste Hz. Mehdi (as)'ın "sırtı ve karnından dövüle dövüle genişletilmesi" müteşabih olarak (benzetme yapılarak) söylenmiştir. </text:span><text:span text:style-name="T14">Mehdilik ve İmamiye</text:span><text:span text:style-name="T12"> kitabının yazarı bu bölüm için "Hz. Mehdi (as)'ın ünü, durmadan etrafa ilan edilip yayılmaktadır" demektedir. Fakat bunu Deccal taraftarları yapacağı için bu propagandanın Hz. Mehdi (as)'yi kötüleme şeklinde olacağını söyleyebiliriz.</text:span></text:p>
      <text:p text:style-name="P273">Peygamberimiz (sav) devrinde İslam düşmanları, onu kötülemek için o devrin yayın organı sayılan şairleri kullanıyorlardı. Şairler, panayırlarda, çarşılarda Peygamber (sav)'e cahilce çeşitli hakaretler ediyor, ona deli, büyücü, kahin şeklinde iftiralar atıyorlardı. Ahir zamanda da İslam düşmanı olan Deccal yanlıları Hz. Mehdi (as)'yi kötüleyecekler, kendilerince halkın nazarında itibarını sarsmaya çalışacaklardır.</text:p>
      <text:p text:style-name="P273">Hadislerde Hz. Mehdi (as)'ın başlangıç yıllarının sıkıntı ve zorluklarla dolu <text:soft-page-break/>mücadele yılları olduğu anlatılmaktadır. "Altınçağ" ise Hz. Mehdi (as)'ın yeryüzünde bulunduğu son dönemlere aittir. Hz. Mehdi (as) ve Müslümanlar ancak bu devirde rahata, bolluğa, huzura kavuşacaklar ve sevgiye, barışa, kardeşliğe dayalı bir hayatı bu devirde yaşayacaklardır.</text:p>
      <text:p text:style-name="P273"/>
      <text:p text:style-name="P190">AZ KARDEŞİ OLACAĞI</text:p>
      <text:p text:style-name="P271"/>
      <text:p text:style-name="P345"><text:span text:style-name="T13">"Kardeşi az olandır... " </text:span><text:span text:style-name="T14">(Risalet ül Mehdi s.161)</text:span></text:p>
      <text:p text:style-name="P188"/>
      <text:p text:style-name="P190">İKİ DEFA KAYBOLACAK </text:p>
      <text:p text:style-name="P331"/>
      <text:p text:style-name="P332">Ebu Abdullah Hüseyin bin Ali aleyhi's-selâm'dan şöyle buyurduğu rivayet edilir: </text:p>
      <text:p text:style-name="P345"><text:span text:style-name="T13">Bu işi yapacak olanın (yani Hz. Mehdi (as)'ın) iki gaybeti vardır. Bu iki gaybetin biri o kadar uzayacak ki, bazıları: "O öldü", bazıları da: "O gitti" diyeceklerdir. Ne onu sevenler, ne de başkaları onun yerini bilemeyecekler, sadece ona çok yakın hizmetçisi onun yerini bilir. <text:s/></text:span><text:span text:style-name="T12"><text:s text:c="9"/></text:span></text:p>
      <text:p text:style-name="P335">("el-Saa Fi Eşrat-is Saa" s.93 Mısır bas.)</text:p>
      <text:p text:style-name="P188"/>
      <text:p text:style-name="P190">HELALLERİ VE HARAMLARI BİLİR</text:p>
      <text:p text:style-name="P272"/>
      <text:p text:style-name="P332">Hz.Hüseyin (r.a.) soruldu:</text:p>
      <text:p text:style-name="P345"><text:span text:style-name="T12">"İmam Hz. Mehdi (as) hangi alametlerle bilinir?" Şöyle cevap verdi: "Gönül rahatlığı ve vekar sahibi oluşu ile, </text:span><text:span text:style-name="T13">helal ve haramı çok iyi bilmesi</text:span><text:span text:style-name="T12"> ile tanınır. </text:span></text:p>
      <text:p text:style-name="P335">(Mer'iy b. Yusuf b. Ebi bekir b. Ahmet b. Yusuf el-Makdisi <text:s/>"Feraidu Fevaidi'l Fikr Fi'l İmam El-Mehdi El-Muntazar")</text:p>
      <text:p text:style-name="P188"/>
      <text:p text:style-name="P190">HZ. MEHDİ (AS)'IN YEMEĞİ SADE OLACAKTIR</text:p>
      <text:p text:style-name="P190"/>
      <text:p text:style-name="P345"><text:span text:style-name="T12">Hz. Mehdi (as)'ın, Emir-ül Müminin Ali aleyhisselam gibi </text:span><text:span text:style-name="T13">YEMEĞİ SADEDİR</text:span><text:span text:style-name="T12">... </text:span><text:span text:style-name="T14">(Bihar-ul Envar, c. 52, s. 279)</text:span></text:p>
      <text:p text:style-name="P273"/>
      <text:p text:style-name="P345"><text:span text:style-name="T12">İmam Sadık (as) buyurmuştur ki: "... Allah'a andolsun ki, </text:span><text:span text:style-name="T13">HZ. MEHDİ (AS)'IN... YEMEĞİ KATIKSIZDIR." </text:span><text:span text:style-name="T14">(Bihar-ul Envar, c. 52, s.354)</text:span></text:p>
      <text:p text:style-name="P188"/>
      <text:p text:style-name="P190">HZ. MEHDİ (AS) BEKAR OLACAKTIR</text:p>
      <text:p text:style-name="P272"/>
      <text:p text:style-name="P345"><text:span text:style-name="T12">Mes'ûdî şöyle nakletmektedir: "Ali b. Hazma, İbn-i Sirâc ve İbn-i Ebi Said, bir ara İmam Rıza'nın (as) huzuruna vardıklarında Ali B. Hazma İmam'a şöyle arzetti: "Ey Resulullah'ın oğlu, biz, siz (Ehli Beyt imamların)dan şöyle nakletmişiz ki; </text:span><text:span text:style-name="T13">HER </text:span><text:soft-page-break/><text:span text:style-name="T13">İMAM ÖLMEDEN ÖNCE MUTLAKA EVLADINI GÖRÜR.</text:span><text:span text:style-name="T12"> (Acaba bu doğru mudur?) İmam (as) cevabında şöyle buyurdu: "Şunu da hadise eklediniz mi </text:span><text:span text:style-name="T13">"KÂİM (HZ. MEHDİ (AS)) HARİÇ?"</text:span><text:span text:style-name="T14"> (İsbât-ül Vasiye (Mes'udî), s. 201)</text:span></text:p>
      <text:p text:style-name="P188"/>
      <text:p text:style-name="P156">HZ. MEHDİ (AS)'IN HİÇ MALI MÜLKÜ OLMAYACAKTIR</text:p>
      <text:p text:style-name="P190"/>
      <text:p text:style-name="P345"><text:span text:style-name="T12">O (Hz. Mehdi (as)) </text:span><text:span text:style-name="T13">DÜNYAYA GÖNÜL BAĞLAMAZ VE (BUNUN İÇİN DE) TAŞ ÜSTÜNE TAŞ YIĞMAZ. </text:span></text:p>
      <text:p text:style-name="P335">(El-Mehdiyy-il Mev'ud..., c. 1, s. 280 ve 300)</text:p>
      <text:p text:style-name="P188"/>
      <text:p text:style-name="P190">HZ. MEHDİ (AS) İLE PEYBAMBERLER ARASINDAKİ BENZERLİKLER</text:p>
      <text:p text:style-name="P174"/>
      <text:p text:style-name="P307"><text:span text:style-name="T18">Sedir-i Seyrefi der ki: İmam Ebu Abdullah Cafer-i Sadık aleyhisselam'dan duydum ki: Şöyle buyurdu: </text:span><text:span text:style-name="T19">"BU İŞİN SAHİBİNDE (HZ. MEHDİ (AS)'DA) YUSUF'A BİR BENZERLİK VARDIR." ŞÖYLE ARZETTİM: SEN BİZE BİR GAYBETİ VEYA HAYRETİ BİLDİRİYOR GİBİSİN.</text:span><text:span text:style-name="T18"> </text:span><text:span text:style-name="T17">(Şeyh Muhammed b. İbrahim-i Numani, Gaybet-i Numani s. 189)</text:span></text:p>
      <text:p text:style-name="P341"/>
      <text:p text:style-name="P345"><text:span text:style-name="T18">... Şöyle arzettim: Sen bize bir gaybeti veya hayreti bildiriyor gibisin. Buyurdu ki: ... </text:span><text:span text:style-name="T19">YUSUF'UN kardeşleri akıllı ve zeki idiler. Onlar peygamberin evlatları idiler. Yusuf'un huzuruna çıkıp onunla konuştular ve ona hitap ederek onunla alışveriş yaptılar. Onunla kardeş oldukları halde onu tanımadılar, ta ki sonunda kendisini onlara tanıtıp dedi ki: "Ben Yusuf'um" İşte o zaman Yusuf'u tanıdılar.</text:span><text:span text:style-name="T18"> Peki bu şaşkın ve başıboş ümmet, Allah'ın hüccetini (Hz. Mehdi (as)'ı) kendilerinden gizleyebileceğini niçin inkâr ederler? Yusuf, Mısır'ın mâliki idi ve onunla babası arasında onsekiz günlük yol vardı. Yusuf'un yerini ona bildirmek isteseydi, buna kudreti yeterdi. Allah'a andolsun ki Yakup'a müjdeyi verdiklerinde dokuz günde Mısır'a gitti Allah azze ve celle tıpkı Yusuf'a yaptığını kendi hüccetine de (Hz. Mehdi (as)'a da) aynısını yapıyorsa bu ümmet niçin bunu inkar eder? </text:span><text:span text:style-name="T19">HAKKI GASPOLUNAN VE İNKAR OLUNAN MAZLUM İMAMINIZ VE BU (GAYBETİN) SAHİBİ (HZ. MEHDİ (AS)) ONLARIN ARASINDA DOLAŞIR, PAZARLARINDA GEZER, ONLARIN BASTIĞI YERLERDEN GEÇER. AMA ONLAR ONU (HZ. MEHDİ (AS)'I) TANIMAZLAR TA Kİ SONUNDA ALLAH KENDİSİNİ ONLARA TANITMASI İÇİN TIPKI YUSUF'A İZİN VERDİĞİ GİBİ ONA İZİN VERİR. O ZAMAN ONA KARDEŞLERİ DEMİŞTİ Kİ: "DOĞRUSU SEN YUSUF MUSUN?" DEDİ Kİ: "BEN YUSUF'UM."</text:span><text:span text:style-name="T18"> Aynı hadisi Kuleyni de nakleder. </text:span><text:span text:style-name="T17">(Şeyh Muhammed b.İbrahim-i Numani, Gaybet-i Numani s .189)</text:span></text:p>
      <text:p text:style-name="P273"/>
      <text:p text:style-name="P307"><text:span text:style-name="T13">AMA HÜCCET (HZ. MEHDİ (AS)) HALKI TANIR, HALK İSE ONU TANIYAMAZ. TIPKI YUSUF GİBİ. YUSUF HALKI TANIDIĞI HALDE ONLAR YUSUF'U İNKAR EDERLERDİ.</text:span><text:span text:style-name="T12"> Sonra Hz. Ali şu ayeti okudu: "Kullara yazıklar olsun, Resül onlara geldikçe onunla alay ediyorlardı." </text:span><text:span text:style-name="T14">(Şeyh Muhammed b. İbrahim-i Numani, Gaybet-i Numani s. 162)</text:span></text:p>
      <text:p text:style-name="P335"/>
      <text:p text:style-name="P71"><text:span text:style-name="T44">O (HZ. MEHDİ (AS)) ALEMLERE RAHMETTİR. MUSA'NIN KEMALİ VE İSA'NIN DEĞERİ, EYYÜB'UN SABRI ONDADIR...</text:span><text:span text:style-name="T43"> </text:span><text:span text:style-name="T41">(Şeyh Muhammed b. İbrahim-i Numani, Gaybet-i Numani s. 69-70)</text:span></text:p>
      <text:p text:style-name="P66"><text:soft-page-break/>YÜCE ALLAH TIPKI İSÂ BİN MERYEM VE YAHYÂ BİN ZEKERİYYA'YA KİTAP, NÜBÜVVET, İLİM VE HİKMET VERDİĞİ GİBİ, BU İMAMA ( HZ. MEHDİ (AS)'A) KÜÇÜK YAŞTA İLİM VERMİŞTİR.</text:p>
      <text:p text:style-name="P71"><text:span text:style-name="T43">Bunun delili ise Cafer-i Sadık aleyhisselam'ın şu buyruğudur: </text:span><text:span text:style-name="T44">O DÖRT PEYGAMBERE BENZER. ONLARDAN BİRİ DE İSA BİN MERYEM'DİR. ZİRA ONA KÜÇÜK YAŞTA HİKMET, NÜBÜVVET, KİTAP VE İLİM VERDİĞİ GİBİ ONA DA KÜÇÜK YAŞTA İLİM VERMİŞTİ...</text:span><text:span text:style-name="T43"> </text:span><text:span text:style-name="T41">(Şeyh Muhammed b. İbrahim-i Numani, Gaybet-i Numani s. 213)</text:span></text:p>
      <text:p text:style-name="P68"/>
      <text:p text:style-name="P71"><text:span text:style-name="T44">... HZ. MEHDİ (AS), DAVUD (AS) VE ÂL-İ DAVUD HÜKMÜYLE HÜKMEDECEK VE KİMSEDEN ŞAHİT VE DELİL İSTEMEYECEK.</text:span><text:span text:style-name="T43"> </text:span><text:span text:style-name="T41">(İrşad (Şeyh Müfid), s: 365-366)</text:span></text:p>
      <text:p text:style-name="P64"/>
      <text:p text:style-name="P71"><text:span text:style-name="T43">Şeyh Müfid şöyle diyor: "Kâim-i Âl-i Muhammed (sav) </text:span><text:span text:style-name="T44">(HZ. MEHDİ (AS)) KIYAM ETTİĞİNDE AYNI HZ. DAVUD GİBİ, YANİ BATIN HASEBİYLE (BATIN BİLGİSİYLE) HÜKMEDECEK, şahide gerek duymadan </text:span><text:span text:style-name="T31">hükmedecek. ALLAH HÜKMÜ O'NA İLHAM EDECEK VE O DA İLAHİ İLHAMA GÖRE HÜKMEDECEK</text:span><text:span text:style-name="T29">. (İrşad </text:span><text:span text:style-name="T33">(Şeyh Müfid), s: 365-366)</text:span></text:p>
      <text:p text:style-name="P54"/>
      <text:p text:style-name="P71"><text:span text:style-name="T29">Abân bin Tağlib şöyle der: İmam Caferi Sadık aleyhisselam ile birlikte Mekke'de bir mescitte idik. O, benim elimden tutarak şöyle buyurdu: </text:span><text:span text:style-name="T31">"... Sonra bir münadiye emredecek ve o şöyle nida edecek: BU MEHDİ (AS); SÜLEYMAN İLE DAVUD GİBİ HÜKÜM VERECEK. VERDİĞİ HÜKÜMDE DELİL VE ŞAHİT İSTEMEYECEK." </text:span><text:span text:style-name="T33">(Şeyh Muhammed b. İbrahim-i Numani, Gaybet-i Numani, s. 374)</text:span></text:p>
      <text:p text:style-name="P54"/>
      <text:p text:style-name="P71"><text:span text:style-name="T29">İmam Zeyn-ul Abidin aleyhi's-selâm şöyle buyurmuştur: </text:span><text:span text:style-name="T31">"BİZİM KAİMİMİZ (HZ. MEHDİ (AS)) İLE ALLAH'IN RESULLERİ ARASINDA BİR TAKIM BENZERLİKLER VARDIR. NUH, İBRAHİM, MUSA, İSA, EYYUB VE MUHAMMED (SAV) PEYGAMBERLERİN HER BİRİ İLE BİR BENZERLİĞİ VARDIR. NUH ile uzun ömürlü olmasında, İBRAHİM ile, doğumunun gizli olması ve halktan uzak durmasında; MUSA ile, korku hali</text:span><text:span text:style-name="T29"> (Hz. Mehdi (as)'a yönelik tehlikelerin yoğunluğuyla; öldürme, tuzak kurma, tutuklanma, gözaltına alınma, sürgün gibi her türlü tehlikeyle iç içe olmasıyla) ve gaybette yaşamasında (sürekli gizlenerek yaşamasında); İSA ile halkın onun hakkındaki ihtilafa düşmesi (bir kısım insanların, 'Mehdi gelecek', bir kısımının da 'gelmeyecek' demesinde); EYYUB ile, beladan sonra kurtuluşun yetişmesinde (Hz. Mehdi (as)'a da birçok zorluk, hastalık ve dert gelmesi; ancak aynı Hz. Eyüp gibi Allah'ın rahmetiyle hepsinden kurtulmasıyla); MUHAMMED (sav) ile de kılıçla kıyam etmesinde (Peygamberimiz (sav)'in kutsal emanetleri olan mübarek sancağı, kılıcı ve hırkasının, Hz. Mehdi (as)'ın yanında olmasıyla), benzerliği vardır." </text:span><text:span text:style-name="T33">(Kemal'ud-Din s. 322, 31. babin 3. hadis)</text:span></text:p>
      <text:p text:style-name="P64"/>
      <text:p text:style-name="P100">HZ. MEHDİ (AS), PEYGAMBERİMİZ (SAV)'İN </text:p>
      <text:p text:style-name="P47">MÜHÜRÜNÜ KULLANACAKTIR</text:p>
      <text:p text:style-name="P192"/>
      <text:p text:style-name="P187"><text:span text:style-name="T12">Cafer Sadık (as) şöyle buyuruyor:</text:span><text:span text:style-name="T13"> "Adeta Kaim'i (Hz. Mehdi (as)'yi) görür gibiyim ki, ...PEYGAMBER (SAV)'İN ALTIN MÜHÜRLE MÜHÜRLENMİŞ sözleşmesini cebinden ÇIKARIYOR. MÜHRÜNÜ AÇARAK ONU İNSANLARA OKUYOR..."</text:span><text:span text:style-name="T12"> (Bihar, c. 52, s. 326)</text:span></text:p>
      <text:p text:style-name="P332"/>
      <text:p text:style-name="P347">HZ. MUSA'NIN ASASI VE HZ. SÜLEYMAN'IN YÜZÜĞÜ </text:p>
      <text:p text:style-name="P347">HZ. MEHDİ (AS)'DA OLACAKTIR</text:p>
      <text:p text:style-name="P329"/>
      <text:p text:style-name="P345"><text:span text:style-name="T13">... MUSA'NIN ASASI VE SÜLEYMAN'IN YÜZÜĞÜ ONDADIR (HZ. MEHDİ (AS)'dadır).</text:span><text:span text:style-name="T12"> ...Allah dilediği zamana kadar onu gözden uzak tutar. Daha sonra zuhur eder ve yeryüzünü önceden zulümle dolduğu gibi adaletle doldurur. </text:span><text:span text:style-name="T14">(Bihar-ul Envar, c. 52, s. 32; İsbat-ul Hudat, c. 6, s. 19) </text:span></text:p>
      <text:p text:style-name="P332"/>
      <text:p text:style-name="P345"><text:span text:style-name="T12">"Ona Hz. Mehdi (as) denilmesinin nedeni, gizli olan bir şeyin yolunu göstermesidir. </text:span><text:span text:style-name="T13">ANTAKYA DENİLEN BİR YERDEN TABUT'U (KUTSAL EMANETLER SANDIĞINI) ORTAYA ÇIKARACAKTIR."</text:span><text:span text:style-name="T12"> </text:span><text:span text:style-name="T14">(Suyuti, el- Havi li'l Feteva, II. 82)</text:span></text:p>
      <text:p text:style-name="P332"/>
      <text:p text:style-name="P345"><text:span text:style-name="T13">HZ. MEHDİ (AS), TABUTU SEKİNE'Yİ ANTAKYA MAĞARASINDAN ÇIKARACAKTIR."</text:span><text:span text:style-name="T12"> </text:span><text:span text:style-name="T14">(El-Kavlu'l Muhtasar Fi Alamatil Mehdiyy-il Muntazar, 54)</text:span></text:p>
      <text:p text:style-name="P335"/>
      <text:p text:style-name="P347">HZ. MEHDİ (AS)'IN BEDENİ VE SESİ ÇOK GÜÇLÜ OLACAK; </text:p>
      <text:p text:style-name="P347">AYNI ZAMANDA DA SÖZLERİ VE KONUŞMALARIYLA DÜNYA </text:p>
      <text:p text:style-name="P347">ÇAPINDA ÇOK BÜYÜK ETKİ UYANDIRACAKTIR</text:p>
      <text:p text:style-name="P347"/>
      <text:p text:style-name="P187"><text:span text:style-name="T12">Hz. Rıza (as) Rayyan b. Saltı'ın "Sen Sahib-ul Emr misin?" sorusuna şöyle cevap verdi: "Evet ben de Sahib-ul Emr (emir sahibi)im, ama yeryüzünü adaletle dolduracak olan Sahib-ul Emr ben değilim. Vaadedilmiş Kaim (Hz. Mehdi (as)) ileri yaşlarda, ama genç bir surette zuhur edecektir. </text:span><text:span text:style-name="T13">O KADAR GÜÇLÜDÜR Kİ; YERYÜZÜNÜN EN BÜYÜK AĞACINA DA EL UZATSA ONU KÖKÜNDEN SÖKÜP ATAR, DAĞLAR ARASINDA FERYAD EDECEK OLURSA SERT KAYALAR UN UFAK OLUR.</text:span><text:span text:style-name="T12"> Musa'nın asası ve Süleyman'ın yüzüğü ondadır. ... Allah dilediği zamana kadar onu gözden uzak tutar. Daha sonra zuhur eder ve yeryüzünü önceden zulümle dolduğu gibi adaletle doldurur. </text:span><text:span text:style-name="T14">(Bihar-ul Envar, c. 52, s. 32; İsbat-ul Hudat, c. 6, s. 19)</text:span></text:p>
      <text:p text:style-name="P273"/>
      <text:p text:style-name="P116">HZ. MEHDİ (AS) YERYÜZÜNÜ İMAR EDİP </text:p>
      <text:p text:style-name="P347">GÜZELLEŞTİRECEKTİR <text:s/></text:p>
      <text:p text:style-name="P298"/>
      <text:p text:style-name="P187"><text:span text:style-name="T13">Alemde viran bir yer kalmayacak ve Hz. Mehdi (as) her yeri onaracak, abat edecek</text:span><text:span text:style-name="T12"> (imar edecek, güzelleştirecektir). </text:span><text:span text:style-name="T14">(El-Mehdiyy-il Mev'ud, c. 1, s. 264)</text:span></text:p>
      <text:p text:style-name="P177"/>
      <text:p text:style-name="P345"><text:span text:style-name="T12">Kıyam edecek (Kâim) olan Hz. Mehdi (as), Ali'nın soyundandır. </text:span><text:span text:style-name="T13">O BU YERYÜZÜNÜ, YERYÜZÜNDEN BAŞKA BİR HALE GETİRECEKTİR...</text:span><text:span text:style-name="T12"> </text:span><text:span text:style-name="T14">(Şeyh Muhammed b. İbrahim-i Numani, Gaybet-i Numani s. 169)</text:span></text:p>
      <text:p text:style-name="P21"/>
      <text:p text:style-name="P47">HZ. MEHDİ (AS), DÜNYANIN DÖRT BİR YANINA SEVİNÇ </text:p>
      <text:p text:style-name="P47">VE HOŞNUTLUK SAÇACAKTIR</text:p>
      <text:p text:style-name="P270"/>
      <text:p text:style-name="P307"><text:span text:style-name="T12">Hz. Mehdi'nin (as) yarenleri (dost ve arkadaşları) alemin her yerine ayak basıp, her yerde kudreti ellerinde bulunduracaklar, herkes ve her şey onlara itaat edecek, hatta </text:span><text:span text:style-name="T13">ÇÖLDEKİ YIRTICI HAYVANLAR VE AVLAR (YIRTICI) KUŞLARIN HEPSİ VE HEPSİ ONLARIN RIZA VE HOŞNUTLUĞUNU KAZANMAK İSTEYECEKLER. BU DİN ELÇİLERİ, SELAH (HUZUR, RAHATLIK, DÜZELTME VE </text:span><text:span text:style-name="T3">İYİLEŞTİRME) VE ADALET ELÇİLERİ ÖYLE BİR SEVİNÇ VE HOŞNUTLUK GETİRECEKLER Kİ, Hz. Mehdi (as)'ın ashabının ayak bastığı yer başka yerlere karşı iftihar edecek. </text:span><text:span text:style-name="T5">(İkmal'üd Din. Bihar'ül Envar, c. 52, s. 327)</text:span></text:p>
      <text:p text:style-name="P296"/>
      <text:p text:style-name="P298">HZ. MEHDİ (AS) ZAMANINDA TÜM SAVAŞLAR, ZULÜM VE </text:p>
      <text:p text:style-name="P298">FİTNELER SON BULACAKTIR</text:p>
      <text:p text:style-name="P347"/>
      <text:p text:style-name="P307"><text:span text:style-name="T12">Hz. Mehdi'nin (as) döneminde </text:span><text:span text:style-name="T13">FİTNE VE KAVGA ATEŞİ SÖNECEK, ZULÜM, GECE BASKINI VE YAĞMALAMA ADETİ KALKACAK, SAVAŞLAR YOK OLACAK.</text:span><text:span text:style-name="T12"> </text:span><text:span text:style-name="T14">(El-Mehdiyy-il Mev'ud, c. 1, s. 264)</text:span></text:p>
      <text:p text:style-name="P271"/>
      <text:p text:style-name="P345"><text:span text:style-name="T13">Evet DÜNYAYI FİTNE VE DÜŞMANLIK SARDIĞINDA, HER YER ZULÜM, FESAT VE YAĞMAYLA DOLDUĞUNDA, DELALET VE İNHİRAF KALELERİNİ YIKMAK</text:span><text:span text:style-name="T12"> (hakkı bırakıp batıla sapan odakları fikren etkisiz hale getirecek), </text:span><text:span text:style-name="T13">KARANLIK VE TAŞ KALPLERİ TEVHİD, İNSANİYET VE ADALET NURUYLA AYDINLATMAK İÇİN ALLAH YÜCE ISLAHÇISINI (HZ. MEHDİ (AS)'Yİ) GÖNDERECEKTİR. </text:span><text:span text:style-name="T14">(El-Mehdiyy-il Mev'ud, c. 1, s. 310)</text:span></text:p>
      <text:p text:style-name="P332"/>
      <text:p text:style-name="P345"><text:span text:style-name="T13">HZ. MEHDİ (AS), İNSANLARI BÜYÜK BİR BELADAN, HERKESİ İÇEREN VE KÖR BİR FİTNEDEN KURTARACAK. </text:span><text:span text:style-name="T14">(El-Mehdiyy-il Mev'ud, c. 1, s. 264)</text:span></text:p>
      <text:p text:style-name="P332"/>
      <text:p text:style-name="P100">HZ. MEHDİ (AS), İNSANLARIN TÜM SORUNLARINA ÇÖZÜM </text:p>
      <text:p text:style-name="P47">OLACAKTIR, HERKESİN YARDIMINA KOŞACAKTIR</text:p>
      <text:p text:style-name="P176"/>
      <text:p text:style-name="P187"><text:span text:style-name="T13">HZ. MEHDİ (AS) İMDADA GELEN VE FERYADRESDİR </text:span><text:span text:style-name="T12">(FERYAD EDENİN YARDIMINA KOŞAN, YARDIM EDENDİR). </text:span><text:span text:style-name="T13">ALLAH, O'NU DÜNYADAKİ İNSANLARIN İMDADINA YETİŞMESİ İÇİN GÖNDERECEKTİR...</text:span><text:span text:style-name="T12"> </text:span><text:span text:style-name="T14">(El-Mehdiyy-il Mev'ud, c. 1, s. 264, 275, 277, 285, 287, 288, 311, 318, c. 2, s. 11)</text:span></text:p>
      <text:p text:style-name="P273"/>
      <text:p text:style-name="P347">ALLAH HZ. MEHDİ (AS)'I VESİLE EDEREK, HEM ŞİDDETİ HEM </text:p>
      <text:p text:style-name="P347">DE ŞİDDETİN FELSEFESİNİ YOK EDECEKTİR</text:p>
      <text:p text:style-name="P174"/>
      <text:p text:style-name="P187"><text:span text:style-name="T12">Şeyh Tusi'nin Gaybet'i: "Sonra Hz. Mehdi (as)'ın yükselişi olacak... </text:span><text:span text:style-name="T13">ALLAH ONUN (HZ. MEHDİ (AS)'IN) VASITASIYLA YALANLARI ORTADAN KALDIRACAKTIR. ONUN (HZ. MEHDİ (AS)) VASITASIYLA, ŞİDDETİ ORTADAN KALDIRACAKTIR.</text:span><text:span text:style-name="T12"> O (Hz. Mehdi (as)) boyunlarınızdaki esaret ayıbını kaldıracaktır."</text:span></text:p>
      <text:p text:style-name="P296"/>
      <text:p text:style-name="P298">HZ. MEHDİ (AS) DÜNYANIN HER YERİNİ GÜNEŞ GİBİ AYDINLATACAK, </text:p>
      <text:p text:style-name="P298">ONUN VESİLESİYLE TÜM "GAM VE ZULÜMLER" SON BULACAKTIR</text:p>
      <text:p text:style-name="P347"/>
      <text:p text:style-name="P187"><text:span text:style-name="T13">HZ. MEHDİ (AS) BÜTÜN GAM VE ZULMETLERİ GİDERECEK GÜNEŞTİR.</text:span><text:span text:style-name="T12"> İhsanda bulunduğu zaman pek bereketli bir yağmurdur. </text:span><text:span text:style-name="T14">(Muhammed B. Resul El Hüseyin El Berzenci, Kıyamet Alametleri, s. 188)</text:span></text:p>
      <text:p text:style-name="P296"/>
      <text:p text:style-name="P298">HZ. MEHDİ (AS) ALLAH'IN VARLIĞINI, YARATILIŞI, KAİNATI, </text:p>
      <text:p text:style-name="P298">KURAN'I, AHİR ZAMANI ÇOK GÜÇLÜ <text:s/>DELİLLERLE ANLATACAKTIR </text:p>
      <text:p text:style-name="P298">VE KİMSE ONA KARŞI DELİL GETİREMEYECEKTİR</text:p>
      <text:p text:style-name="P272"/>
      <text:p text:style-name="P307"><text:span text:style-name="T12">Şeyh Tusi'nin Gaybet'i: "Hz. Mehdi (as)'ın hakimiyeti (otoritesi) Allah'ın tüm yarattıkları hakkındaki delillerindedir; bunlar öyle çoktur ki, </text:span><text:span text:style-name="T13">onun (Hz. Mehdi (as)'ın) delilleri bütün insanlar üzerinde galip gelecek (etkili olacak, hakim olacak) ve kimsenin ona karşı getirecek bir gerekçesi (nedeni) olmayacaktır."</text:span><text:span text:style-name="T12"> </text:span><text:span text:style-name="T14">(Kitab-ül Gaybet, [Bihar-ul Envar, cilt 51], Ansariyan Yayıncılık, Derleyen: Muhammed Bakır el-Meclisi, İran-Kum, 2003, s. 70)</text:span></text:p>
      <text:p text:style-name="P296"/>
      <text:p text:style-name="P298">HZ. MEHDİ (AS) DÖNEMİNDE, DÜNYADAKİ TÜM VARLIKLAR </text:p>
      <text:p text:style-name="P298">HZ. MEHDİ (AS)'DAN RAZI OLACAKLARDIR</text:p>
      <text:p text:style-name="P190"/>
      <text:p text:style-name="P187"><text:span text:style-name="T12">Ebu Said Peygamber'in (sav) şöyle buyurduğunu rivayet ediyor: ... </text:span><text:span text:style-name="T13">GÖKYÜZÜ VE YERYÜZÜNÜN SAKİNLERİ ONDAN (HZ. MEHDİ (AS)'DAN) RAZI OLACAKLAR...</text:span><text:span text:style-name="T12"> </text:span><text:span text:style-name="T14">(El-Beyan, s. 72, Es-Sevaik-ul Muhrika, s. 161, Yenabi-ul Mevedde, </text:span><text:soft-page-break/><text:span text:style-name="T14">c.2, s. 177)</text:span></text:p>
      <text:p text:style-name="P188"/>
      <text:p text:style-name="P190">HZ. MEHDİ (AS)'IN BİR İSMİ DE "ARSLAN"DIR</text:p>
      <text:p text:style-name="P174"/>
      <text:p text:style-name="P187"><text:span text:style-name="T13">MAVERAÜNNEHİR'DEN BİR ADAM ÇIKAR, ONA EL-HÂRİS (ARSLAN) DENİR.</text:span><text:span text:style-name="T12"> Onun askerlerinin kumandanı olan bir adam vardır ki ona da Mansur denilir. </text:span><text:span text:style-name="T13">O El-Haris, tıpkı Kureyş'in Resulullah (sav)'a zemin hazırladığı gibi o da Al-i Muhammed'e zemin hazırlar </text:span><text:span text:style-name="T12">veyâ onları yerleştirir (ravi şek etmiştir). </text:span><text:span text:style-name="T13">Her mümine, ona yardım etmek veya davetine icabet etmek</text:span><text:span text:style-name="T12"> (ravi şek etmiştir) </text:span><text:span text:style-name="T13">vaciptir"</text:span><text:span text:style-name="T12">. (Ebu Davud, Mehdi 1, (2452)) Ravi: Hz. Hilal İbnu Amr (ra) (Et-Tac, Ali Nâsıf el-Hüseynî, c. 5, s. 617) </text:span><text:span text:style-name="T14">(Sünen-i <text:s/>Ebu Davud Terceme ve Şerhi, Şamil Yayınevi: 14/410)</text:span></text:p>
      <text:p text:style-name="P21"/>
      <text:p text:style-name="P332">* Haris aslan demektir.</text:p>
      <text:p text:style-name="P273"/>
      <text:p text:style-name="P307"><text:span text:style-name="T12">Numani'nin Gaybeti: "Ey inananların Efendisi, bize senin Hz. Mehdi (as)'ın hakkında haber ver." İnananların Efendisi dedi ki: </text:span><text:span text:style-name="T13">"... HZ. MEHDİ (AS) HAZIRLIKLI, ETKİ ALANI GENİŞ, MUZAFFER BİR ARSLANDIR... "</text:span><text:span text:style-name="T12"> dedi. </text:span><text:span text:style-name="T14">(Kitab-ül Gaybet, [Bihar-ul Envar, cilt 51], Ansariyan Yayıncılık, Derleyen: Muhammed Bakır el-Meclisi, İran-Kum, 2003, s. 184)</text:span></text:p>
      <text:p text:style-name="P273"/>
      <text:p text:style-name="P347">HZ. MEHDİ (AS), ALLAH'IN İLHAMIYLA, "ALLAH'IN RIZASINA EN </text:p>
      <text:p text:style-name="P347">UYGUN TAVRI" BİLECEK VE BU ŞEKİLDE HAREKET EDECEKTİR</text:p>
      <text:p text:style-name="P174"/>
      <text:p text:style-name="P187"><text:span text:style-name="T12">Dedim ki: </text:span><text:span text:style-name="T13">HZ. MEHDİ (AS) ALLAH'IN RIZASINI NEREDEN BİLECEKTİR? BUYURDU Kİ: "ALLAH ONUN KALBİNE RAHMETİNİ NAZİL EDECEKTİR</text:span><text:span text:style-name="T12"> (indirecektir)." </text:span><text:span text:style-name="T14">(Şeyh Muhammed b. İbrahim-i Numani, Gaybet-i Numani s. 191)</text:span></text:p>
      <text:p text:style-name="P296"/>
      <text:p text:style-name="P298">ALLAH HZ. MEHDİ (AS)'A EN DOĞRU HÜKMÜ İLHAM EDECEKTİR</text:p>
      <text:p text:style-name="P174"/>
      <text:p text:style-name="P307"><text:span text:style-name="T13">... Hz. Mehdi (AS), DAVUD (AS) VE ÂL-İ DAVUD HÜKMÜYLE HÜKMEDECEK</text:span><text:span text:style-name="T12"> ve kimseden şahit ve delil istemeyecek. Şeyh Müfid şöyle diyor: "Kâim-i Âl-i Muhammed </text:span><text:span text:style-name="T13">(HZ. MEHDİ (AS)) KIYAM ETTİĞİNDE AYNI HZ. DAVUD GİBİ, YANİ BATIN HASEBİYLE (BATIN BİLGİSİYLE) HÜKMEDECEK,</text:span><text:span text:style-name="T12"> şahide gerek duymadan hükmedecek. </text:span><text:span text:style-name="T13">ALLAH HÜKMÜ O'NA İLHAM EDECEK VE O DA İLAHİ İLHAMA GÖRE HÜKMEDECEK.</text:span><text:span text:style-name="T12"> (İrşad (Şeyh Müfid), s: 365-366)</text:span></text:p>
      <text:p text:style-name="P273"/>
      <text:p text:style-name="P332">ONUN (HZ. MEHDİ AS) ZAMANINDA KİMSEYE KÖTÜLÜK EDİLMEZ. (El-Mehdiyy-il Mev'ud..., c. 1, s. 280 ve 300)</text:p>
      <text:p text:style-name="P346"/>
      <text:p text:style-name="P347"><text:soft-page-break/>HZ. MEHDİ (AS) GİZLİCE VE ANİDEN ZUHUR EDECEKTİR</text:p>
      <text:p text:style-name="P174"/>
      <text:p text:style-name="P187"><text:span text:style-name="T12">Hz. İmam Rıza şöyle buyurdu: ...Babalarımdan nakledilmiştir ki, </text:span><text:span text:style-name="T13">HZ. MEHDİ (AS) GİZLİCE VE ANİDEN ZUHUR EDECEKTİR</text:span><text:span text:style-name="T12">. (Yenabi-ul Mevedde, c. 2, s.197)</text:span></text:p>
      <text:p text:style-name="P296"/>
      <text:p text:style-name="P298">HZ. MEHDİ (AS), KİMİN DOST KİMİN DÜŞMAN OLDUĞUNU </text:p>
      <text:p text:style-name="P298">HEMEN ANLAYACAKTIR</text:p>
      <text:p text:style-name="P347"/>
      <text:p text:style-name="P187"><text:span text:style-name="T13">"HZ. MEHDİ (AS) HER GRUBUN GİZLİ PLANLARINDAN HABERDAR OLACAK VE PLANLARINI KENDİLERİNE SÖYLEYECEK. HZ. MEHDİ (AS), BAKMASIYLA DOST VE DÜŞMANINI TANIYACAK."</text:span><text:span text:style-name="T12"> </text:span><text:span text:style-name="T14">(İrşad (Şeyh Müfid), s. 365-366)</text:span></text:p>
      <text:p text:style-name="P188"/>
      <text:p text:style-name="P190">HZ. MEHDİ (AS) ZAMANINDA TÜM İNSANLARIN AKLI AÇILACAK </text:p>
      <text:p text:style-name="P190">VE İLİMLERİ ARTACAKTIR</text:p>
      <text:p text:style-name="P347"/>
      <text:p text:style-name="P307"><text:span text:style-name="T13">HZ. MEHDİ (AS)'IN (AS) HÜKÜMETİ ZAMANINDA HERKESE İLİM VE HİKMET ÖĞRETECEKLER,</text:span><text:span text:style-name="T12"> öyle ki; kadınlar evlerinde Allah'ın kitabı ve Peygamberin sünnetiyle hüküm edecekler. </text:span><text:span text:style-name="T14">(Bihar'ül Envar, c. 52, s. 352)</text:span></text:p>
      <text:p text:style-name="P332"/>
      <text:p text:style-name="P345"><text:span text:style-name="T12">O dönemde </text:span><text:span text:style-name="T13">HALK KİTLESİNİN AKLİ GÜCÜ TEMERKÜZ (toplanıp yoğunlaşacak) BULACAK. HZ. MEHDİ (AS), ALLAH'IN TEYİDİYLE İNSANLARIN AKLINI TEKAMÜLE VARDIRACAK (İlahi terbiye ile kemale vardıracak) VE HERKESTE BİR AYDINLIK MEYDANA GETİRECEKTİR. </text:span><text:span text:style-name="T14">(Usul-u Kafi, c. 1, Kitab'ül Akl, Hadis: 21)</text:span></text:p>
      <text:p text:style-name="P346"/>
      <text:p text:style-name="P347">HZ. MEHDİ (AS), TÜM DÜNYANIN HİDAYETİNE VESİLE OLACAKTIR</text:p>
      <text:p text:style-name="P347"/>
      <text:p text:style-name="P187"><text:span text:style-name="T13">Hz. Mehdi (as), HİDAYET MEŞALESİYLE ALEMDE DOLAŞIR VE SALİHLER GİBİ YAŞAR. </text:span><text:span text:style-name="T14">(El-Mehdiyy-il Mev'ud, c. 1, s. 281-282 ve 266 ve 300)</text:span></text:p>
      <text:p text:style-name="P277"/>
      <text:p text:style-name="P345"><text:span text:style-name="T13">ALLAHPERESTLİK NEFSPERESTLİĞE ÇEVRİLDİKTEN SONRA HZ. MEHDİ (AS) GELECEK VE NEFSPERESTLİĞİ ALLAHPERESTLİĞE ÇEVİRECEK; KURAN, GÖRÜŞ VE DÜŞÜNCELERE UYDURULDUKTAN SONRA HZ. MEHDİ (AS) GELİP GÖRÜŞ VE DÜŞÜNCELERİ KURAN'A UYDURACAK... </text:span><text:span text:style-name="T14">(Nehc-ül Belağa, Feyz'ül İslam baskısı, s. 424, 425)</text:span></text:p>
      <text:p text:style-name="P346"/>
      <text:p text:style-name="P116">HZ. MEHDİ (AS) ZAMANINDA ZALİMLERİN HAKİMİYETİ </text:p>
      <text:p text:style-name="P347">SONA ERECEKTİR</text:p>
      <text:p text:style-name="P190"/>
      <text:p text:style-name="P187"><text:span text:style-name="T13">HZ.MEHDİ (AS)'NİN HÜKÜMRANLIĞI ZAMANINDA ZALİMLERİN VE MÜSTEKBİRLERİN HÜKÜMRANLIĞI, MÜNAFIKLARIN VE HAİNLERİN SİYASİ NÜFUZU NABUD (YOK) OLACAKTIR (SON BULACAKTIR).</text:span><text:span text:style-name="T12"> (El-Mehdiyy-il Mev'ud, c. 1, s. 252)</text:span></text:p>
      <text:p text:style-name="P188"/>
      <text:p text:style-name="P190">HZ. MEHDİ (AS) ZAMANINDA TÜM İNSANLARIN </text:p>
      <text:p text:style-name="P190">İLİMLERİ ARTACAKTIR</text:p>
      <text:p text:style-name="P174"/>
      <text:p text:style-name="P187"><text:span text:style-name="T13">HZ. MEHDİ (AS) 'NİN HÜKÜMETİ ZAMANINDA HERKESE İLİM VE HİKMET ÖĞRETECEKLER,</text:span><text:span text:style-name="T12"> öyle ki; kadınlar evlerinde Allah'ın kitabı ve Peygamberin sünnetiyle hüküm edecekler. </text:span><text:span text:style-name="T14">(Bihar'ül Envar, c. 52, s. 352)</text:span></text:p>
      <text:p text:style-name="P273"/>
      <text:p text:style-name="P347">HZ. MEHDİ (AS) HİÇ KİMSEDE OLMAYAN DERİN BİR </text:p>
      <text:p text:style-name="P347">İLME SAHİPTİR</text:p>
      <text:p text:style-name="P272"/>
      <text:p text:style-name="P307"><text:span text:style-name="T13">...HZ. MEHDİ (AS)'IN İLİM VE HİLMİ HERKESTEN DAHA ÇOKTUR. </text:span><text:span text:style-name="T12">Hz. Mehdi (as), Peygamber (sav)'in adını taşımaktadır ve ahlakı da Muhammedî (sav) ahlaktır. (El-Mehdiyy-il Mev'ud, c. 1, s. 281-282 ve 266 ve 300</text:span></text:p>
      <text:p text:style-name="P273"/>
      <text:p text:style-name="P345"><text:span text:style-name="T13">ATILACAK, HER YERİ HUZUR VE EMNİYET SARACAK. </text:span><text:span text:style-name="T12">(Bihar'ül Envar, c. 10)</text:span></text:p>
      <text:p text:style-name="P346"/>
      <text:p text:style-name="P347">HZ. MEHDİ (AS), İNSANLAR ARASINDA İLMİ EN ÇOK OLANIDIR </text:p>
      <text:p text:style-name="P347">VE İNSANLAR İÇİN EN İYİ DOSTTUR</text:p>
      <text:p text:style-name="P347"/>
      <text:p text:style-name="P187"><text:span text:style-name="T12">Sonra Hz. Mehdi (as)'ın sıfatlarını sayarak buyurdu ki: </text:span><text:span text:style-name="T13">"İÇİNİZDEKİ EN GENİŞ SIĞINAKTIR, İÇİNİZDE İLMİ EN ÇOK OLANDIR VE DOSTLARINI, SEVDİKLERİNİ EN FAZLA ARAYIP SORANDIR.</text:span><text:span text:style-name="T12"> Allah'ım! Onun zuhurunu, hüzünlerin giderilmesine vesile kıl ve ümmetin dağınıklığını onunla topla! Eğer Allah seni muvaffak kılarsa </text:span><text:span text:style-name="T13">ONUN BİATINA KOŞ (ONA TABİ OL) VE ONDAN ASLA VAZGEÇME. EĞER MUVAFFAK OLUR DA, ONA ULAŞIR VE HİDAYET OLURSAN ONDAN ASLA VAZGEÇME.</text:span><text:span text:style-name="T12"> Âh - ve eliyle göğsünü göstererek - onu ne de çok görmek isterdim." </text:span><text:span text:style-name="T14">(Şeyh Muhammed b. İbrahim-i Numani, Gaybet-i Numani, s. 252)</text:span></text:p>
      <text:p text:style-name="P296"/>
      <text:p text:style-name="P114">HZ. MEHDİ (AS) İŞLERİ VE İNSANLARI ÇOK MÜKEMMEL </text:p>
      <text:p text:style-name="P298">YÖNETMESİYLE TANINACAKTIR</text:p>
      <text:p text:style-name="P347"/>
      <text:p text:style-name="P187"><text:span text:style-name="T12">Tavus: </text:span><text:span text:style-name="T13">HZ. MEHDİ (AS)'IN ALAMETLERİNDEN BİRİ, İŞ BAŞINA GETİRDİĞİ YETKİLİLERİ SIKI DENETLEMESİDİR...</text:span><text:span text:style-name="T12"> </text:span><text:span text:style-name="T14">(El-Havi, c. 2, s. 150)</text:span></text:p>
      <text:p text:style-name="P188"/>
      <text:p text:style-name="P190">HZ. MEHDİ (AS), İNSANLARIN KURAN AHLAKINI EN MÜKEMMEL </text:p>
      <text:p text:style-name="P190">ŞEKİLDE YAŞAMALARINA VESİLE OLACAKTIR</text:p>
      <text:p text:style-name="P190"/>
      <text:p text:style-name="P187"><text:span text:style-name="T12">İmam Muhammed Bakır (as) da buyurmuştur ki: Kaimimiz </text:span><text:span text:style-name="T13">(HZ. MEHDİ (AS)) KIYAM EDİNCE</text:span><text:span text:style-name="T12"> kulların başına elini sürecek ve onların dağınık fikirlerini bir yere toplayacaktır. Onları bir hedefe doğru yöneltecek ve </text:span><text:span text:style-name="T13">ONLARDA BEĞENİLMİŞ AHLAKI KEMAL HADDİNE ULAŞTIRACAKTIR.</text:span><text:span text:style-name="T12"> </text:span><text:span text:style-name="T14">(Bihar-ul Envar, c. 52, s.336)</text:span></text:p>
      <text:p text:style-name="P188"/>
      <text:p text:style-name="P190">HZ. MEHDİ (AS), İNSANLARIN "GERÇEK VE DERİN SEVGİYİ" </text:p>
      <text:p text:style-name="P190">YAŞAMASINA VESİLE OLACAKTIR</text:p>
      <text:p text:style-name="P347"/>
      <text:p text:style-name="P187"><text:span text:style-name="T12">Hz. Ali b. Ebi Talib (a.s) de şöyle buyuruyor: </text:span><text:span text:style-name="T13">"Kâimimiz (Hz. Mehdi (as)) kıyam edince İNSANLARIN KALBİNDEKİ DÜŞMANLIK VE İHTİLAF SEBEPLERİNİ KÖKTEN KAZIYACAKTIR.</text:span><text:span text:style-name="T12"> Böylece genel bir asayiş ve emniyet meydana gelecektir." </text:span><text:span text:style-name="T14">(Bihar-ul Envar, c. 52, s. 336)</text:span></text:p>
      <text:p text:style-name="P277"/>
      <text:p text:style-name="P345"><text:span text:style-name="T12">Ebu Said Peygamber'in (sav) şöyle buyurduğunu rivayet ediyor: ...Daha sonra Allah Teala Ehl-i Beyti'mden birini (Hz. Mehdi) zulümle dolan yeryüzünü adaletle doldurması için gönderecektir. </text:span><text:span text:style-name="T13">GÖKYÜZÜ VE YERYÜZÜNÜN SAKİNLERİ ONDAN (HZ. MEHDİ (AS)'DAN) RAZI OLACAKLAR... </text:span><text:span text:style-name="T14">(El-Beyan, s. 72, Es-Sevaik-ul Muhrika, s. 161, Yenabi-ul Mevedde, c.2, s. 177)</text:span></text:p>
      <text:p text:style-name="P21"/>
      <text:p text:style-name="P71"><text:span text:style-name="T43">Hz. Mehdi (as) ile müjdelenin... </text:span><text:span text:style-name="T44">ONDAN YER VE GÖK EHLİ RAZIDIR...</text:span><text:span text:style-name="T43"> </text:span><text:span text:style-name="T41">(Kitab-ül Burhan fi Alamet-il Mehdiyy-il Ahir Zaman, s. 13)</text:span></text:p>
      <text:p text:style-name="P66"/>
      <text:p text:style-name="P71"><text:span text:style-name="T44">ONUN (HZ. MEHDİ (AS)) HİLAFETİNDEN</text:span><text:span text:style-name="T43"> (MANEVİ LİDERLİĞİNDEN) </text:span><text:span text:style-name="T44">YER VE GÖK EHLİ, HATTA HAVADAKİ KUŞLAR BİLE RAZI OLACAKTIR.</text:span><text:span text:style-name="T43"> </text:span><text:span text:style-name="T41">(El-Kavlu'l Muhtasar Fi Alamet-il Mehdiyy-il Muntazar, sf. 26)</text:span></text:p>
      <text:p text:style-name="P71"><text:span text:style-name="T44">... O ZAMAN, YER VE GÖK EHLİ, BÜTÜN YABANİ HAYVANLAR, KUŞLAR, HATTA DENİZDEKİ BALIKLAR BİLE ONUN</text:span><text:span text:style-name="T43"> (Hz. Mehdi (as)'ın) </text:span><text:span text:style-name="T44">HİLAFETİYLE</text:span><text:span text:style-name="T43"> (manevi liderliğiyle) </text:span><text:span text:style-name="T44">SEVİNECEKLERDİR... </text:span><text:span text:style-name="T41">(El Kavlu'l Muhtasar Fi Alamatil Mehdiyy-il Muntazar, s. 31)</text:span></text:p>
      <text:p text:style-name="P68"/>
      <text:p text:style-name="P71"><text:span text:style-name="T43">Ebu Said Hudri Resulluh'dan rivayet ediyor: </text:span><text:span text:style-name="T44">Hz. Mehdi (as)'ın izleyicileri ona </text:span><text:soft-page-break/><text:span text:style-name="T44">sığınırlar, BAL ARILARININ KRALİÇE ARIYA SIĞINDIKLARI GİBİ (ONUN YANINDA GÜVEN VE HUZUR BULURLAR),</text:span><text:span text:style-name="T43"> o yeryüzünü adalet ve dürüstlükle dolduracaktır. </text:span><text:span text:style-name="T41">(El Kavlu'l Muhtasar Fi Alamatil Mehdiyy-il Muntazar, s. 30</text:span><text:span text:style-name="T43">)</text:span></text:p>
      <text:p text:style-name="P48"/>
      <text:p text:style-name="P47">HZ. MEHDİ (AS), İNSANLARIN İMANINA VE ALLAH'TAN ÇOK </text:p>
      <text:p text:style-name="P47">KORKMALARINA VESİLE OLACAKTIR</text:p>
      <text:p text:style-name="P176"/>
      <text:p text:style-name="P307"><text:span text:style-name="T12">Ebu'l Hicaf da Peygamberin (sav) üç defa şöyle buyurduğunu rivayet etmektedir. ... </text:span><text:span text:style-name="T13">(HZ. MEHDİ (AS)) KULLARIN KALBİNE ALLAH'A KULLUĞU YERLEŞTİRECEKTİR.</text:span><text:span text:style-name="T12"> </text:span><text:span text:style-name="T14">(Bihar-ul Envar, c. 51, s. 74)</text:span></text:p>
      <text:p text:style-name="P298"/>
      <text:p text:style-name="P298">ALLAH, HZ. MEHDİ (AS)'A BİR GÜNDE ÇOK BÜYÜK </text:p>
      <text:p text:style-name="P298">BİR NİMET VE GÜÇ VERİR</text:p>
      <text:p text:style-name="P174"/>
      <text:p text:style-name="P307"><text:span text:style-name="T12">İmam Muhammed Taki (as) Abdulazim Haseni'ye şöyle buyurdu: "Kâim, vaat edilmiş Hz. Mehdi (as)'dir. Gaybeti zamanında onu beklemek, zuhur edince de ona itaat etmek gerekir... Muhammed (sav)'i Peygamber seçen Allah'a andolsun ki eğer kıyametin kopmasına bir gün dahi kalsa, Allah Hz. Mehdi (as) zuhur etsin ve yeryüzünü zulümle dolduğu gibi adaletle doldursun diye o günü uzatır, </text:span><text:span text:style-name="T13">ONUN (Hz. Mehdi (as)'ın) İKTİDARINI MUSA'NIN İKTİDARI GİBİ BİR GÜNDE DÜZELTİR.</text:span><text:span text:style-name="T12"> Musa (as) eşi için biraz ateş almaya gitti. Ama risalet ve peygamberlik makamıyla geri döndü." </text:span><text:span text:style-name="T14">(İmam Muhammed Taki) (Bihar-ul Envar, c.51, s.156; Isbat-ül Hüdat, c.6, s.420) (İmamdan, ayrıca bu hususta beş hadis nakledilmiştir.)</text:span></text:p>
      <text:p text:style-name="P332"/>
      <text:p text:style-name="P347">HZ. MEHDİ (AS)'IN TANITICI BİR ÖZELLİĞİ DE, HZ. HASAN'IN </text:p>
      <text:p text:style-name="P347">SOYUNDAN GELMESİDİR</text:p>
      <text:p text:style-name="P347"/>
      <text:p text:style-name="P345"><text:span text:style-name="T13">"HZ. MEHDİ (AS), FATİMA'NIN EVLATLARINDANDIR VE HASAN'IN SOYUNDANDIR."</text:span><text:span text:style-name="T14"> (Ebu Davud, Hz. Mehdi (as), 1)</text:span></text:p>
      <text:p text:style-name="P179"/>
      <text:p text:style-name="P187"><text:span text:style-name="T12">Abdül Gafir Farisi Mecma-il Garaib kitabında ve İbni Cevzi Fi'l Garibil Hadis'de ve İbnül Esir'de Nhaye'de tahric ettiler, Hz. Ali Hadisi hakkında dediler ki: </text:span><text:span text:style-name="T13">HZ. MEHDİ (AS), HZ. HASAN'IN SOYUNDANDIR.</text:span><text:span text:style-name="T12"> </text:span><text:span text:style-name="T14">(Ali Bin Hüsamettin El Muttaki, Celaleddin Suyuti'nin Tasnifinden Hadisler - Ahir Zaman Mehdi'sinin Alametleri, s. 22)</text:span></text:p>
      <text:p text:style-name="P277"/>
      <text:p text:style-name="P345"><text:span text:style-name="T12">Tamman, Fevaid isimli eserinde ve İbni Asakir, Abdullah b. Amr'dan tahric ettiler. Buyurdu ki: </text:span><text:span text:style-name="T13">HASAN'IN EVLADINDAN BİRİSİ (HZ. MEHDİ (AS)</text:span><text:span text:style-name="T12">doğu tarafından çıkacak, eğer O'na dağlar bile karşı gelse, onları ezecek, ve kendisine o dağlarda yollar edinecektir. </text:span><text:span text:style-name="T14">(Ali Bin Hüsamettin El Muttaki, Celaleddin Suyuti'nin Tasnifinden Hadisler - Ahir Zaman Mehdi'sinin Alametleri, s. 22)</text:span></text:p>
      <text:p text:style-name="P345"><text:soft-page-break/><text:span text:style-name="T12">Hz. Ali'den bize ulaşan bir başka hadise göre, bir gün o, </text:span><text:span text:style-name="T13">oğlu Hz. Hasan'a</text:span><text:span text:style-name="T12"> bakmış ve: "Nebi SallAllahu Aleyhi Vesellem'in isimlendirdiği gibi, mutlaka benim bu oğlum Seyyiddir (Beyefendi, Halim Selim, zarif ve centilmendir.) Yakında </text:span><text:span text:style-name="T13">ONUN (HZ. HASAN'IN) SOYUNDAN, Nebinizin (sav) adıyla adlandırılan bir kimse (HZ. MEHDİ (AS)) çıkacak</text:span><text:span text:style-name="T12">, </text:span><text:span text:style-name="T13">ahlakında ona (Hz. Peygamber (sav)'e) benzeyecek</text:span><text:span text:style-name="T12">, ama yaratılışında (beden ve cisim özelliklerinde) ona benzemeyecektir" buyurmuştur. </text:span><text:span text:style-name="T14">(Tac V, 363)</text:span></text:p>
      <text:p text:style-name="P331"/>
      <text:p text:style-name="P347">HZ. MEHDİ (AS), CENNET EHLİNİN SEYİTLERİNDENDİR </text:p>
      <text:p text:style-name="P347">(EFENDİLERİNDENDİR)</text:p>
      <text:p text:style-name="P347"/>
      <text:p text:style-name="P187"><text:span text:style-name="T12">Hakim, İbni Mace ve Ebu Naim, Hz. Enes'den tahric ettiler. Ben Resulullah (sav)'den duydum. Şöyle buyurdu: </text:span><text:span text:style-name="T13">BİZ ABDÜLMUTTALİP'İN EVLADINDAN YEDİ KİŞİ, CENNETİN EFENDİLERİYİZ.</text:span><text:span text:style-name="T12"> Ben, Hamza, Ali, Cafer, Hasan, Hüseyin ve </text:span><text:span text:style-name="T13">MEHDİ.</text:span><text:span text:style-name="T12"> (Ali Bin Hüsameddin El Muttaki, Celaleddin Suyuti'nin Tasnifinden Hadisler - Ahir Zaman Mehdisinin Alametleri, Kahraman Neşriyat, s. 19)</text:span></text:p>
      <text:p text:style-name="P179"/>
      <text:p text:style-name="P298">HZ. MEHDİ (AS) YERYÜZÜNÜN HAZİNELERİNİ </text:p>
      <text:p text:style-name="P298">ORTAYA ÇIKARACAKTIR</text:p>
      <text:p text:style-name="P174"/>
      <text:p text:style-name="P179">Hz. Huzeyfe'nin anlattığına göre, Resulullah Efendimiz (sav) şöyle buyurmuştur:</text:p>
      <text:p text:style-name="P187"><text:span text:style-name="T12">... Onun (Hz. Mehdi (as)'ın) zamanında bütün sular tatlılaşacak, nehirler uzayacak, </text:span><text:span text:style-name="T13">YERYÜZÜ</text:span><text:span text:style-name="T12"> bitkilerini artıracak ve (içindeki) </text:span><text:span text:style-name="T13">HAZİNELERİNİ DIŞA ÇIKARACAKTIR.</text:span><text:span text:style-name="T14"> (En-Necmu's-sakıb if Beyanı Enne'l Mehdi min Evladı Ali b. Ebi Talib, Tercüme eden: Ömer Dönmez s. 43)</text:span></text:p>
      <text:p text:style-name="P277"/>
      <text:p text:style-name="P345"><text:span text:style-name="T13">... HZ. MEHDİ (AS) HAZİNELERİ ÇIKARACAK...</text:span><text:span text:style-name="T12"> </text:span><text:span text:style-name="T14">(El Kavlu'l Muhtasar Fi Alamatil Mehdiyy-il Muntazar, s. 33)</text:span></text:p>
      <text:p text:style-name="P335"/>
      <text:p text:style-name="P345"><text:span text:style-name="T13">O'NUN (HZ. MEHDİ (AS)'IN) ZAMANINDA YER ALTINDAKİ HAZİNELER, SERVETLER VE DİĞER MADENLER ÇIKARILACAK.</text:span><text:span text:style-name="T12"> </text:span><text:span text:style-name="T14">(El-Mehdiyy-il Mev'ud, c. 1, s. 264, 275, 277, 285, 287, 288, 311, 318, c. 2, s. 11)</text:span></text:p>
      <text:p text:style-name="P335"/>
      <text:p text:style-name="P345"><text:span text:style-name="T13">ONUN (Hz. Mehdi (as)'ın) ZAMANINDA YERYÜZÜ İÇİNDEKİ HAZİNELERİ DIŞARIYA FIRLATACAKTIR.</text:span><text:span text:style-name="T12"> </text:span><text:span text:style-name="T14">(El Kavlu'l Muhtasar Fi Alamatil Mehdiyy-il Muntazar, s. 43)</text:span></text:p>
      <text:p text:style-name="P332"/>
      <text:p text:style-name="P307"><text:span text:style-name="T13">... ARZ, İÇERİSİNDE GİZLEDİĞİ BÜTÜN ZENGİNLİKLERİNİ, ALTINDAN VE GÜMÜŞTEN SÜTUNLAR HALİNDE DIŞARI ATACAK. </text:span><text:span text:style-name="T14">(İmam Şa'rani, Ölüm Kıyamet </text:span><text:soft-page-break/><text:span text:style-name="T14">Ahiret ve Ahir Zaman Alametleri, s. 464)</text:span></text:p>
      <text:p text:style-name="P345"><text:span text:style-name="T12">Hz. İmam Bâkır (as) şöyle buyuruyor: "Kaimimiz (Hz. Mehdi (as)) kıyam edince </text:span><text:span text:style-name="T13">YERYÜZÜNÜN TÜM MADEN VE HAZİNELERİ ONUN ELİNE GEÇECEKTİR."</text:span><text:span text:style-name="T12"> </text:span><text:span text:style-name="T14">(Bihar-ul Envar, c. 52, s. 351)</text:span></text:p>
      <text:p text:style-name="P347"/>
      <text:p text:style-name="P347">HZ. MEHDİ (AS) MALI VE NİMETİ ADİL BİR ŞEKİLDE DAĞITACAK; </text:p>
      <text:p text:style-name="P347">BÜTÜN YERYÜZÜ BOLLUK VE BEREKETLE DOLACAKTIR</text:p>
      <text:p text:style-name="P347"/>
      <text:p text:style-name="P179">Peygamberimiz (sav) diyor ki: Ebu Said söylüyor: ... </text:p>
      <text:p text:style-name="P307"><text:span text:style-name="T13">HZ. MEHDİ (as), O DERECE CÖMERT BİR KİMSE OLACAKTIR Kİ, ONA BAŞVURARAK "BANA ŞUNU İHSAN ET, BUNU İHSAN ET" DİYE YALVARACAK OLANLARIN ETEKLERİNİ, TAŞIYABİLECEKLERİ KADAR DOLDURARAK İHSAN EDECEKTİR.</text:span><text:span text:style-name="T14"> (Tirmizi, İmam Suyuti, Kıyamet Alametleri, Ölüm ve Diriliş, s. 1699, s. 171)</text:span></text:p>
      <text:p text:style-name="P277"/>
      <text:p text:style-name="P345"><text:span text:style-name="T12">Ümmetimden Hz. Mehdi (as) çıkacaktır. </text:span><text:span text:style-name="T13">ALLAH-U TEALA HAZRETLERİ, İNSANLARI ZENGİN KILMAK İÇİN ONU (HZ. MEHDİ (AS)'Yİ) GÖNDERECEKTİR. </text:span><text:span text:style-name="T12">O zaman ümmetim nimetlenecek, hayvanlar bolluk içinde ve arzın nebatatı çok fazla olacak, </text:span><text:span text:style-name="T13">HZ. MEHDİ (AS), İNSANLARA EŞİT ŞEKİLDE BOL BOL MAL DAĞITACAKTIR.</text:span><text:span text:style-name="T12"> </text:span><text:span text:style-name="T14">(El-Kavlu'l Muhtasar Fi Alamet-il Mehdiyy-il Muntazar, s. 23)</text:span></text:p>
      <text:p text:style-name="P273"/>
      <text:p text:style-name="P307"><text:span text:style-name="T13">HZ. MEHDİ (AS) GELDİĞİ ZAMAN MALI ÇOK DAĞITIR... </text:span><text:span text:style-name="T14">(Kitab-ül Burhan fi Alamet-il Mehdiyy-il Ahir Zaman, s. 15)</text:span></text:p>
      <text:p text:style-name="P273"/>
      <text:p text:style-name="P307"><text:span text:style-name="T12">Ümmetim arasında </text:span><text:span text:style-name="T13">HZ. MEHDİ (AS) ÇIKACAK, ALLAH ONU İNSANLARI ZENGİN KILMAK İÇİN GÖNDERECEKTİR. </text:span><text:span text:style-name="T12">Ümmet nimetlenecek, hayvanlar bol bol yiyip içecek, arz nebatını çıkaracak, </text:span><text:span text:style-name="T13">MAL "SAHAH" ÜZERE (eşit ve dengeli olarak sosyal adalet çerçevesinde) VERİLECEKTİR.</text:span><text:span text:style-name="T12"> </text:span><text:span text:style-name="T14">(Kitab-ül Burhan fi Alamet-il Mehdiyy-il Ahir Zaman, s. 15)</text:span></text:p>
      <text:p text:style-name="P332"/>
      <text:p text:style-name="P345"><text:span text:style-name="T13">O (HZ. MEHDİ (AS)),</text:span><text:span text:style-name="T12"> fitnelerin zuhur ettiği bir zaman aralığında gelecek </text:span><text:span text:style-name="T13">VE İHSANI KARŞILIKSIZ OLACAKTIR. </text:span><text:span text:style-name="T14">(El-Kavlu'l Muhtasar Fi Alamet-il Mehdiyy-il Muntazar, s. 23)</text:span></text:p>
      <text:p text:style-name="P332"/>
      <text:p text:style-name="P345"><text:span text:style-name="T13">MUHAMMED ÜMMETİNİN GÖNLÜ, ZENGİNLİKLE DOLACAKTIR.</text:span><text:span text:style-name="T12"> </text:span><text:span text:style-name="T14">(El-Kavlu'l Muhtasar Fi Alamet-il Mehdiyy-il Muntazar, s. 20)</text:span></text:p>
      <text:p text:style-name="P335"/>
      <text:p text:style-name="P345"><text:span text:style-name="T12">Onun devrinde, ümmetin gerek iyileri ve gerekse de kötüleri, </text:span><text:span text:style-name="T13">MİSLİ ASLA GÖRÜLMEMİŞ ŞEKİLDE, PEK ÇOK NİMETLERE SAHİP OLACAKTIR.</text:span><text:span text:style-name="T12"> Çok yağmur yağmasına rağmen bir damlası bile boşa gitmeyecek, toprak bir tek tohum </text:span><text:soft-page-break/><text:span text:style-name="T12">istemeden verimli ve bereketli olacaktır. </text:span><text:span text:style-name="T14">(El-Kavlu'l Muhtasar Fi Alamet-il Mehdiyy-il Muntazar, s. 21)</text:span></text:p>
      <text:p text:style-name="P332"/>
      <text:p text:style-name="P345"><text:span text:style-name="T12">Ondan (Hz. Mehdi (as)'dan) yer ve gök ehli razıdır. </text:span><text:span text:style-name="T13">VE O (HZ. MEHDİ (AS)) MALI TAKSİM EDER... VE ÜMMETİ MUHAMMED (SAV)'İN KALPLERİNİ ZENGİNLİKLE DOLDURUR VE ADALETİ ONLARI İHATA EDER</text:span><text:span text:style-name="T12"> (tam anlamıyla kuşatır). </text:span><text:span text:style-name="T14">(Hz. Ebu Said el Hudri r.a. / Ramuz El-Ehadis 1. Cilt, Sayfa 7, No:7) (Kitab-ül Burhan fi Alamet-il Mehdiyy-il Ahir Zaman, s. 13)</text:span></text:p>
      <text:p text:style-name="P332"/>
      <text:p text:style-name="P273">...Abd-i Hayr'dan: Emirülmüminin Ali bin Ebi Tâlib aleyhisselam'ın şöyle buyurduğunu duydum: "Resulullah (sav) bana şöyle buyurdu:</text:p>
      <text:p text:style-name="P307"><text:span text:style-name="T13">... (HZ. MEHDİ (AS))</text:span><text:span text:style-name="T12"> Yeryüzü zulüm ve cefa ile dolunca çıkacak ve onu adalet ve eşitlikle dolduracaktır. </text:span><text:span text:style-name="T13">ÇOĞU KEZ BİRİSİ ONUN (HZ. MEHDİ (AS)'IN) YANINA GELECEK VE ONUN YANINDA ÇOKCA MAL OLACAK VE O KİŞİ DİYECEK Kİ: "EY MEHDİ! BANA BU MALDAN İHSAN ET." DİYECEK Kİ: "İSTEDİĞİN KADAR NİMET İHSAN ETTİM."</text:span><text:span text:style-name="T12"> </text:span><text:span text:style-name="T14">(Şeyh Muhammed b.İbrahim-i Numani, Gaybet-i Numani s. 97-98)</text:span></text:p>
      <text:p text:style-name="P273"/>
      <text:p text:style-name="P332">Hz. İmam Hüseyin'den (as) şöyle rivayet olunmuştur:</text:p>
      <text:p text:style-name="P345"><text:span text:style-name="T12">"Birbirinizin halini sorup birbirinize ihsan edin. And olsun taneyi yarıp yeşerten ve canlıları yaratan Allah'a ki, </text:span><text:span text:style-name="T13">ÖYLE BİR ZAMAN GELECEK Kİ HİÇBİR KİMSE BİR DİNAR VE DİRHEM HARCAMAYA BİR YER BULAMAYACAKTIR." </text:span><text:span text:style-name="T12">(Yani Hz. Mehdi (as)'ın zuhur ettiği zaman Allah-u Teala'nın ve velisinin (Hz. Mehdi (as)'ın) fazla fazlından dolayı hiç kimse parasını harcayacak bir yer bulamayacaktır).</text:span><text:span text:style-name="T14"> (Ikdüd Dürer, s. 236)</text:span></text:p>
      <text:p text:style-name="P332"/>
      <text:p text:style-name="P345"><text:span text:style-name="T12">Hz. Mehdi (as)'ın zuhur ve kıyamında </text:span><text:span text:style-name="T13">...HERKES İHTİYACI OLAN ŞEYİ, HİÇBİR ENGELLEME OLMADAN BAŞKA BİRİNİN CEBİNDEN ALACAKTIR.</text:span><text:span text:style-name="T12"> </text:span><text:span text:style-name="T14">(El-İhtisas (Şeyh Müfid), s. 24)</text:span></text:p>
      <text:p text:style-name="P332"/>
      <text:p text:style-name="P345"><text:span text:style-name="T12">Hz. Mehdi (as)'ın zamanında </text:span><text:span text:style-name="T13">MÜMİNLER, BİRBİRLERİYLE YAPTIKLARI MUAMELELERDE KAR ETMEYECEKLER.</text:span><text:span text:style-name="T12"> </text:span><text:span text:style-name="T14">(Vesail'üş Şia, Ticaret babları)</text:span></text:p>
      <text:p text:style-name="P346"/>
      <text:p text:style-name="P347">HZ. MEHDİ (AS) HİÇ KİMSENİN, HİÇ BİR DÜŞÜNCENİN, HİÇ BİR </text:p>
      <text:p text:style-name="P347">TARİKATIN ETKİSİ ALTINDA OLMAYACAKTIR</text:p>
      <text:p text:style-name="P272"/>
      <text:p text:style-name="P307"><text:span text:style-name="T12">... Arkasında İsa bin Meryem'in namaz kılacağı Kaim (Hz. Mehdi (as)) dışında biz Ehl-i Beyt'ten olan hepimizin boynunda zamanın tağutunun (Allah'ın hükmünü tanımayan her varlık, güç, şeytan) biatı olacağını (Hz. Mehdi (as) döneminde dinsizliğin hakim olacağını, hemen herkesin bu sisteme bağlı olacağını) bilmiyor musunuz? Yüce Allah onun velâdetini (zuhurunu) gizleyecek ve şahsını </text:span><text:soft-page-break/><text:span text:style-name="T12">saklayacaktır. </text:span><text:span text:style-name="T13">BÖYLECE O, ZUHUR ETTİĞİNDE KİMSENİN BİATI ONUN BOYNUNDA OLMAYACAKTIR...</text:span><text:span text:style-name="T12"> </text:span><text:span text:style-name="T14">(Kemal'üd-Din, c.1, s. 305)</text:span></text:p>
      <text:p text:style-name="P307"><text:span text:style-name="T12">Hasan bin Münzir'in Zürare'den naklettiğine göre İmam Caferi Sadık aleyhisselam sonunda şöyle buyurdu: "Vallahi sonunda sahibiniz (Hz. Mehdi (as)) mutlaka zuhur edecek ve </text:span><text:span text:style-name="T13">BOYNUNDA HİÇKİMSENİN BİATI</text:span><text:span text:style-name="T12"> olmayacak. _(Şeyh Muhammed b. İbrahim-i Numani, Gaybet-i Numani, s.402)</text:span></text:p>
      <text:p text:style-name="P307"><text:span text:style-name="T12">İbrahim bin Ömer-i Yemâni der ki: İmam Ebu Abdullah aleyhisselam şöyle buyurdu: "Kâim (Hz. Mehdi (as)) kıyam ettiğinde (ortaya çıktığında), </text:span><text:span text:style-name="T13">BOYNUNDA HİÇ KİMSENİN BİATI OLMADAN ZUHUR EDECEKTİR."</text:span><text:span text:style-name="T12"> </text:span><text:span text:style-name="T14">(Şeyh Muhammed b. İbrahim-i Numani, Gaybet-i Numani, s.218-219)</text:span></text:p>
      <text:p text:style-name="P346"/>
      <text:p text:style-name="P347">HZ. MEHDİ (AS) OLAĞANÜSTÜ OLAN BİR ŞEYİ FARKEDECEKTİR</text:p>
      <text:p text:style-name="P347"/>
      <text:p text:style-name="P187"><text:span text:style-name="T12">Resulullah (sav) buyurdu: "Mehdi, bizden Ehli Beyt'tendir. </text:span><text:span text:style-name="T13">ALLAH ONU (HZ. MEHDİ (AS)) BİR GECEDE ISLAH EDER (OLGUNLAŞTIRIR)." "</text:span></text:p>
      <text:p text:style-name="P187"><text:span text:style-name="T12">"O (HZ. MEHDİ (AS)), </text:span><text:span text:style-name="T13">KİMSENİN BİLEMEDİĞİ GİZLİ BİR GÜCÜN SAHİBİ OLDUĞU İÇİN</text:span><text:span text:style-name="T12"> kendisine Mehdi denilmiştir." </text:span><text:span text:style-name="T14">(Kitab-ül Burhan Fi Alameti-il Mehdiyy-il Ahir Zaman, s.19)</text:span></text:p>
      <text:p text:style-name="P188"/>
      <text:p text:style-name="P190">HZ. MEHDİ (AS) KAFKASYA'DAN GELECEKTİR </text:p>
      <text:p text:style-name="P174"/>
      <text:p text:style-name="P179">Seyyid Ahmed Hüsameddin (ra) İstihraçname'sinde Hz. Mehdi (as)'ın doğuş yeriyle ilgili şöyle bir not düşmüştür:</text:p>
      <text:p text:style-name="P273"><text:s/></text:p>
      <text:p text:style-name="P307"><text:span text:style-name="T13">Müslümanlardan bir zat (Hz. Mehdi (as)) gelecek, bu zatın şerefi KAFKASYA'NIN EN ULUDAĞINDAN etrafa güneşin şuaı</text:span><text:span text:style-name="T12"> (ışık hüzmeleri gibi) </text:span><text:span text:style-name="T13">gibi şulenisar olacaktır </text:span><text:span text:style-name="T12">(etrafa ışıltılar saçacaktır). </text:span><text:span text:style-name="T14">(Osman Yüksel Serdengeçti, Mabedsiz Şehir, Serdengeçti Neşriyatı: VI, s.107)</text:span></text:p>
      <text:p text:style-name="P332"/>
      <text:p text:style-name="P347">HZ. MEHDİ (AS) ÇIKIŞINDAN ÜMİT KESİLDİĞİ ZAMAN </text:p>
      <text:p text:style-name="P347">ZUHUR EDECEKTİR</text:p>
      <text:p text:style-name="P190"/>
      <text:p text:style-name="P187"><text:span text:style-name="T12">Davud bin Kesir-i Rıkki der ki: İmam Ebu Abdullah aleyhisselam'a şöyle arzettim: "...Bu emir (yani kıyam) (Hz. Mehdi (as)) çok uzadı öyle ki, kalplerimiz daraldı ve derin hüzünden dolayı ölüyoruz." Buyurdu ki: </text:span><text:span text:style-name="T13">"BU ZUHUR, DAHA ÜMİTSİZ VE HÜZÜNÜN DAHA ÇOK OLDUĞU BİR ZAMANDA VUKU BULACAKTIR. </text:span><text:span text:style-name="T12"><text:s/></text:span><text:span text:style-name="T14">(Şeyh Muhammed b.İbrahim-i Numani, Gaybet-i Numani, s. 208) </text:span></text:p>
      <text:p text:style-name="P179"/>
      <text:p text:style-name="P187"><text:span text:style-name="T13">... ONUN (HZ. MEHDİ (AS)'IN) ZUHURU ÜMİTSİZLİK VE YEİS ESNASINDADIR.</text:span><text:span text:style-name="T12"> </text:span><text:span text:style-name="T14">(Şeyh Muhammed b. İbrahim-i Numani, Gaybet-i Numani s.274) </text:span></text:p>
      <text:p text:style-name="P345"><text:soft-page-break/><text:span text:style-name="T13">"İnsanların ümitsiz olduğu ve "HİÇ MEHDİ FALAN YOKMUŞ" DEDİĞİ BİR SIRADA ALLAH HZ. MEHDİ (AS)'I GÖNDERİR..."</text:span><text:span text:style-name="T12"> </text:span><text:span text:style-name="T14">(Ali Bin Husameddin el-Muttaki, Kitab-ul Burhan fi-Alamet-il Mehdiyy-il Ahir Zaman, s. 55)</text:span></text:p>
      <text:p text:style-name="P187"><text:span text:style-name="T13">HALK TAM ZUHURDAN ÜMİDİNİ KESTİĞİ ANDA O (HZ. MEHDİ (AS)) ZUHUR EDECEKTİR!</text:span><text:span text:style-name="T12"> Onun zamanında yaşayıp ona yardım edenlere ne mutlu! Ona düşmanlık besleyip, ona ve onun emrine karşı çıkanlara ve onun düşmanlarından olanlara eyvahlar olsun! </text:span><text:span text:style-name="T14">(Şeyh Muhammed b. İbrahim-i Numani, Gaybet-i Numani s.301)</text:span></text:p>
      <text:p text:style-name="P273"/>
      <text:p text:style-name="P345"><text:span text:style-name="T13">"... HZ. MEHDİ (AS), Resulullah (sav)'ın bayrağı ile, insanların başlarına bela üzerine bela yağdığı ve ÇIKIŞINDAN ÜMİT KESİLDİĞİ BİR SIRADA ÇIKAR..."</text:span><text:span text:style-name="T12"> </text:span><text:span text:style-name="T14">(Ali Bin Husameddin el-Muttaki, Kitab-ul Burhan fi-Alamet-il Mehdiyy-il Ahir Zaman, s. 55)</text:span></text:p>
      <text:p text:style-name="P346"/>
      <text:p text:style-name="P347">ŞU ANDA DAĞINIK OLAN TÜRK DEVLETLERİ BİRLEŞEREK </text:p>
      <text:p text:style-name="P347">HZ. MEHDİ (AS)'AYARDIM EDECEKLERDİR</text:p>
      <text:p text:style-name="P174"/>
      <text:p text:style-name="P187"><text:span text:style-name="T12">... İbrahim bin Übeydullah bin Alâ babasının şöyle dediğini nakleder. İmam Caferi Sadık aleyhisselam şöyle buyurdu: "Emirülmüminin aleyhisselam (Hz. Ali) kendisinden sonra Kaim'in (Hz. Mehdi (as)) kıyamına kadar gerçekleşecek olan olaylardan bahsetti. </text:span><text:span text:style-name="T13">...VE KÖŞE BUCAKTA BENİM OĞLUMA (HZ. MEHDİ (AS)'A) YARDIM EDECEK OLAN DAĞINIK TÜRK BAYRAKLARI ZUHUR EDECEK.</text:span><text:span text:style-name="T12"> </text:span><text:span text:style-name="T14">(Gaybet-i Numani, s. 323)</text:span></text:p>
      <text:p text:style-name="P175"/>
      <text:p text:style-name="P307"><text:span text:style-name="T13">...Allah ona (HZ. MEHDİ (AS)'A) Rum'u, Deylem'i, Sind'i, Hindistan'ı, Kabilşah'ı ve Hazar'ı FETHETTİRECEKTİR. </text:span><text:span text:style-name="T14">(Şeyh Muhammed b. İbrahim-i Numani, Gaybet-i Numani s. 274)</text:span></text:p>
      <text:p text:style-name="P335"/>
      <text:p text:style-name="P347">HZ. MEHDİ (AS)'IN İÇERSİNDE HİZMET VERDİĞİ MİLLET</text:p>
      <text:p text:style-name="P331"/>
      <text:p text:style-name="P332">Hadislerde <text:s/>yer alan bilgilere göre Hz. Mehdi (as) Türk Milleti içinde faaliyet gösterecektir. </text:p>
      <text:p text:style-name="P273"/>
      <text:p text:style-name="P187"><text:span text:style-name="T12">"Hz. Mehdi (as) RUM'DAN, YANİ TÜRKLERDEN (ÇÜNKÜ, ESKİDEN TÜRKİYE'YE DİYAR-I RUM DENİLİYORDU) ayrılmayacaktır." </text:span><text:span text:style-name="T14">(İş'afü'r-Rağıbîn'den naklen, Tılsımlar, s. 212.)</text:span></text:p>
      <text:p text:style-name="P273"/>
      <text:p text:style-name="P307"><text:span text:style-name="T12">Tirmizi'de yer alan bir hadiste "HZ. MEHDİ (AS)'IN ARAP'A HAKİM OLUNCAYA KADAR KIYAMETİN KOPMAYACAĞINDAN" (Tirmizi, Fiten:43) söz edilir, buradan Hz. Mehdi (as)'ın Arapların içinde çıkmayacağını anlıyoruz. Çünkü Arap'a hakim olmak için onların dışında olmak gerekir. </text:span><text:span text:style-name="T14">(Kıyamet Alametleri, s. 170)</text:span></text:p>
      <text:p text:style-name="P345"><text:soft-page-break/><text:span text:style-name="T12">DOĞUDAN bir takım insanlar çıkacak ve Hz. Mehdi (as)'a zemin hazırlayacaklar. HZ. MEHDİ (AS) ONLAR ARASINDA HÜKÜMRAN OLACAKTIR. (İbni Mace, Kitab-ül Fiten: 35 (4088) Bu hadis, Hz. Mehdi (as)'ın doğuda bulunan veya doğudan gelen bir millet içerisinde çıkacağını göstermektedir ki - Allah-u a'lem- bunlar o zamanlar doğuda bulunan, sonradan Anadolu'ya yerleşen Türklere işaret etmektedir. </text:span><text:span text:style-name="T14">(Kıyamet Alametleri, s. 171)</text:span></text:p>
      <text:p text:style-name="P332"/>
      <text:p text:style-name="P345"><text:span text:style-name="T12">İbni Haldun ve Kurtubî, Hz. Mehdi (as)'ın Meşrık (Doğu), Horasan (Hazar denizinin batısında kalan kısım) ve Amuderya (Ceyhun nehri) taraflarından (bu bölgeler Türklerin yaşadığı bölgelerdir) çıkacağını kaydetmektedirler. </text:span><text:span text:style-name="T14">(Macdonald, İslâm'ın Ansiklopedisi, 7:478.)</text:span></text:p>
      <text:p text:style-name="P332"/>
      <text:p text:style-name="P345"><text:span text:style-name="T12">Bütün bunlar, Hz. Mehdi (as)'ın yoğun faaliyetini Türkler içerisinde yürüteceğini göstermektedir. </text:span><text:span text:style-name="T14">(Şaban Döğen, "Mehdi ve Deccal", s. 172)</text:span></text:p>
      <text:p text:style-name="P117">HZ. MEHDİ (AS)'IN ÜSTÜN AHLAKI</text:p>
      <text:p text:style-name="P331"/>
      <text:p text:style-name="P21"/>
      <text:p text:style-name="P397">AHLAKININ PEYGAMBERİMİZ(SAV)'E<text:line-break/>BENZEMESİ </text:p>
      <text:p text:style-name="P315"/>
      <text:p text:style-name="P307"><text:span text:style-name="T12">Hz. Mehdi (as) Allah'a karşı son derece boyun eğicidir. </text:span><text:span text:style-name="T13">Ahlak bakımından Peygamber (sav)'e benzer. </text:span></text:p>
      <text:p text:style-name="P277">(Kıyamet Alametleri, <text:s/>Berzenci, sf.163)</text:p>
      <text:p text:style-name="P307"><text:span text:style-name="T12">A</text:span><text:span text:style-name="T13">hlakı benim ahlakım olan bir evladım (Hz. Mehdi (as) çıkacak. </text:span></text:p>
      <text:p text:style-name="P277">(Kitab-ül Burhan Fi Alamet-il Mehdiyy-il Ahir Zaman, sf. 21)</text:p>
      <text:p text:style-name="P332">Peygamberimiz (sav)'in üstün ahlakı Kuran'da şöyle haber verilmiştir:</text:p>
      <text:p text:style-name="P317"/>
      <text:p text:style-name="P300">Şüphesiz sen üstün ve pek yüce bir ahlak üzerindesin. (Kalem Suresi, 4)</text:p>
      <text:p text:style-name="P317"/>
      <text:p text:style-name="P298">AHLAKININ İNANANLARA ÖRNEK OLMASI</text:p>
      <text:p text:style-name="P230"/>
      <text:p text:style-name="P380"><text:span text:style-name="T12">İlahi feyz ona (Hz. Mehdi (as)'a) ulaşır. Dini ilimleri ve </text:span><text:span text:style-name="T13">örnek ahlakı telakki eder. </text:span><text:span text:style-name="T12">(Allah'tan alır.) </text:span><text:span text:style-name="T14">(Konavi Risalet-ül Mehdi, sf. 161 B)</text:span></text:p>
      <text:p text:style-name="P179">Kuran'da Peygamber Efendimiz (sav)'in de samimi olarak iman edenler için en güzel örnek olduğu bildirilmiştir:</text:p>
      <text:p text:style-name="P351"/>
      <text:p text:style-name="P264">Andolsun, sizin için, Allah'ı ve ahiret gününü umanlar ve Allah'ı çokça zikredenler için Allah'ın Resûlü'nde güzel bir örnek vardır. (Ahzab Suresi, 21)</text:p>
      <text:p text:style-name="P298"/>
      <text:p text:style-name="P298">CESUR OLMASI</text:p>
      <text:p text:style-name="P152"/>
      <text:p text:style-name="P380"><text:span text:style-name="T13">Fitneleri önlemenin kendisine zor gelmeyeceği ve öldürmenin de onu vazgeçirmeyeceği </text:span><text:span text:style-name="T12">Ehl-i Beytime (soyuma) mensup birisi (Hz.Mehdi (as)) sahip olmadan günler ve geceler bitmeyecektir. </text:span><text:span text:style-name="T14">(Ali Bin Hüsameddin El Muttaki, Celaleddin Suyuti'nin Tasnifinden Hadisler – Ahir Zaman Mehdisinin Alametleri, Kahraman Neşriyat, Sf. 13)</text:span></text:p>
      <text:p text:style-name="P377"/>
      <text:p text:style-name="P380"><text:span text:style-name="T12">Hz. Mehdi (as) işi sıkı tutacak. (</text:span><text:span text:style-name="T14">Kıyamet Alametleri, Berzenci, sf. 175)</text:span></text:p>
      <text:p text:style-name="P277"/>
      <text:p text:style-name="P345"><text:span text:style-name="T13">İnsanlar hakka dönünceye kadar (fikri) mücadelesine devam edecektir.</text:span><text:span text:style-name="T12"> </text:span><text:span text:style-name="T14">(El-Kavlu'l Muhtasar Fi Alamet-il Mehdiyy-il Muntazar, sf. 23)</text:span></text:p>
      <text:p text:style-name="P335"/>
      <text:p text:style-name="P345"><text:span text:style-name="T12">Mehdi hesabını çok seri bir şekilde görecek ve vaadinden dönmeyecektir. </text:span><text:soft-page-break/><text:span text:style-name="T14">(Kitab-ül Burhan Fi Alamet-il Mehdiyy-il Ahir Zaman, sf. 24)</text:span></text:p>
      <text:p text:style-name="P345"><text:span text:style-name="T12">Karşısına dağlar bile dikilse onları ezip geçecek, o dağlarda kendisine yol bulacaktır. </text:span><text:span text:style-name="T14">(El-Kavlu'l Muhtasar Fi Alamet-il Mehdiyy-il Muntazar, sf. 39)</text:span></text:p>
      <text:p text:style-name="P332">Allah Kuran'da pek çok ayette elçilerinin güzel ahlakı ve cesur karakterlerinden bahsetmektedir. Elçiler kavimlerinin tüm inkarlarına, alaylarına, tuzaklarına ve saldırılarına en güzel şekilde karşılık vermişler ve her zaman Allah'ın yardımıyla galip gelmişlerdir. </text:p>
      <text:p text:style-name="P332"/>
      <text:p text:style-name="P271">Öyleyse sen emrolunduğun şeyi açıkça söyle ve müşriklere aldırış etme. (Hicr Suresi, 94)</text:p>
      <text:p text:style-name="P271"/>
      <text:p text:style-name="P271">Öyleyse kafirlere itaat etme ve onlara (Kur'an'la) büyük bir cehd et. (Furkan Suresi, 52)</text:p>
      <text:p text:style-name="P271"/>
      <text:p text:style-name="P271">Kendilerine yara isabet ettikten sonra, Allah ve elçisinin çağrısına icabet edenler, içlerinden iyilik yapanlar ve sakınanlar için büyük bir ecir vardır. (Al-i İmran Suresi, 172)</text:p>
      <text:p text:style-name="P296"/>
      <text:p text:style-name="P242">ALLAH'TAN ÇOK <text:s/>KORKMASI </text:p>
      <text:p text:style-name="P190"/>
      <text:p text:style-name="P187"><text:span text:style-name="T13">Hz. Mehdi (as) ALLAH'IN KARŞISINDA, ALLAH'IN AZAMETİ KARŞISINDA HUŞU EDENDİR,</text:span><text:span text:style-name="T12"> çok huşu eden; kanatlarını açıp, başını aşağı dökerek gökyüzünün zirvesinden yere doğru inen bir kartal gibi. Hz. Mehdi (as), </text:span><text:span text:style-name="T13">ALLAH'IN CELALİ KARŞISINDA BÖYLE HUZU </text:span><text:span text:style-name="T12">(tevâzu hâli, alçak gönüllü olma, Allah'ın azametini, Celâl ve Cemâlini, büyüklüğünü düşünmekten meydana gelen insandaki huzur ve huşu hâli) </text:span><text:span text:style-name="T13">VE HUŞU EDENDİR</text:span><text:span text:style-name="T12">. Allah ve yüceliği O'nun vücudunda tecelli etmiştir ve Allah'ın varlığında yok olmuştur. </text:span><text:span text:style-name="T14">(El-Mehdiyy-il Mev'ud..., c. 1, s. 280 ve 300)</text:span></text:p>
      <text:p text:style-name="P187"><text:span text:style-name="T12">Hz. Mehdi (as) adildir, kutlu ve tertemiz. HAKKIN BİR ZERRESİNDEN DAHİ GEÇMEZ O (Hz. Mehdi (as)). ALLAH, O'NUN (HZ. MEHDİ (AS)'IN) ELİYLE İSLAM DİNİNİ AZİZ EDECEKTİR... Hz. Mehdi (as) </text:span><text:span text:style-name="T13">HER AN ALLAH KORKUSUNU KALBİNDE TAŞIMAKTADIR.</text:span><text:span text:style-name="T12"> Ve Allah'ın Katında sahip olduğu takarruk (yakınlık) makamından dolayı da gururlanmaz. </text:span><text:span text:style-name="T14">(El-Mehdiyy-il Mev'ud..., c. 1, s. 280 ve 300)</text:span></text:p>
      <text:p text:style-name="P179"/>
      <text:p text:style-name="P187"><text:span text:style-name="T12">Hz. Mehdi, (as) gerges kuşunun kanadı ile titremesi gibi </text:span><text:span text:style-name="T13">Allah'tan çok korkan bir kimsedir.</text:span><text:span text:style-name="T12"> </text:span><text:span text:style-name="T14"><text:s/>(Nuaym b. Hammad, vr 91a)</text:span></text:p>
      <text:p text:style-name="P335"/>
      <text:p text:style-name="P345"><text:span text:style-name="T12">(Hz. Mehdi (as)) </text:span><text:span text:style-name="T13">Allah'a karşı son derece boyun eğicidir.</text:span></text:p>
      <text:p text:style-name="P335">(Kıyamet Alametleri, sf.163)</text:p>
      <text:p text:style-name="P116">ÇOK MERHAMETLİ OLMASI</text:p>
      <text:p text:style-name="P347"/>
      <text:p text:style-name="P187"><text:span text:style-name="T12">Tavus: ... </text:span><text:span text:style-name="T13">HZ. MEHDİ (AS), ACİZLERE KARŞI ÇOK MERHAMETLİDİR.</text:span><text:span text:style-name="T12"> (El-Havi, c. 2, s. 150)</text:span></text:p>
      <text:p text:style-name="P179"/>
      <text:p text:style-name="P187"><text:span text:style-name="T12">Hz. Mehdi, </text:span><text:span text:style-name="T13">o kadar merhametli olacaktır ki</text:span><text:span text:style-name="T12">, zamanında bir kimsenin bile burnu kanamayacaktır. </text:span></text:p>
      <text:p text:style-name="P177">(El-Kavlu'l Muhtasar fi Alamatil Mehdiyy-il Muntazar, sf. 42)</text:p>
      <text:p text:style-name="P345"><text:span text:style-name="T12">... Yoksullara karşı </text:span><text:span text:style-name="T13">çok merhametli olması</text:span><text:span text:style-name="T12">, Mehdi'nin alametlerindendir. </text:span><text:span text:style-name="T14">(Mer'iy b. Yusuf b. Ebi bekir b. Ahmet b. Yusuf el-Makdi'si "Feraidu Fevaidi'l Fikr Fi'l İmam El-Mehdi El-Muntazar")</text:span></text:p>
      <text:p text:style-name="P335"/>
      <text:p text:style-name="P345"><text:span text:style-name="T12">... Mazlumlara karşı da </text:span><text:span text:style-name="T13">çok merhametli olmasıdır</text:span><text:span text:style-name="T12">. </text:span><text:span text:style-name="T14">(Nuaym b. Hammad, vr. 50b; Ukayli "En-Necmu's-sakıb fi Beyanı Enne'l Mehdi min Evladı Ali b. Ebi Talib Ale't-Temam ve'l kamal")</text:span></text:p>
      <text:p text:style-name="P332">Büyük İslam alimi Muhyiddin Arabi ise Hz. Mehdi (as)'ın özelliklerini sıralarken, onun üstün merhamet anlayışından şöyle bahsetmektedir:</text:p>
      <text:p text:style-name="P351"/>
      <text:p text:style-name="P332">1. Basiret sahibi olması</text:p>
      <text:p text:style-name="P332">2. İlahi kitabı anlaması</text:p>
      <text:p text:style-name="P273">3. İlahi Kelam'ın manasını bilmesi</text:p>
      <text:p text:style-name="P68">4. Tayin edeceği kimselerin hal ve hareketlerini bilmesi</text:p>
      <text:p text:style-name="P332">5. Öfkelendiğinde bile merhamet ve adaletten ayrılmaması</text:p>
      <text:p text:style-name="P332">6. Varlıkların sınıflarını bilmesi</text:p>
      <text:p text:style-name="P332">7. İşlerin girift taraflarını bilmesi</text:p>
      <text:p text:style-name="P332">8. İnsanların ihtiyacını iyi anlaması</text:p>
      <text:p text:style-name="P345"><text:span text:style-name="T12">9. Bilhassa kendi zamanında ihtiyaç hissedilen gaybi ilimlere vukufu bulunması. Çünkü ancak o sayede yeni yeni zuhur edilecek meseleleri halledebilir. </text:span><text:span text:style-name="T14">(Kıyamet Alametleri, sf. 189)</text:span></text:p>
      <text:p text:style-name="P352"/>
      <text:p text:style-name="P347">MÜSLÜMANLARI KORUMA HİSSİNİN GÜÇLÜ OLMASI</text:p>
      <text:p text:style-name="P353"/>
      <text:p text:style-name="P68">Hz. Mehdi (as)'ın hamiyet duygularının çok güçlü olacağı hadislerde bildirilmiştir. İslam aleyhinde yapılacak her türlü sözü tam olarak cevaplandıracak, her türlü hareketi tamamen etkisiz hale getirecektir. </text:p>
      <text:p text:style-name="P68"/>
      <text:p text:style-name="P271">İslam'ın aleyhine söylenecek bir söz bile ona ağır gelir.</text:p>
      <text:p text:style-name="P277">(El Kavlu'l Muhtasar Fi Alamatil Mehdiyy-il Muntazar, sf.30)</text:p>
      <text:p text:style-name="P114">KİMSEYE TENEZZÜL ETMEMESİ</text:p>
      <text:p text:style-name="P331"/>
      <text:p text:style-name="P345"><text:span text:style-name="T12">O, benim ümmetimden, </text:span><text:span text:style-name="T13">tenezzül etmeyen</text:span><text:span text:style-name="T12"> (Allah'tan başka hiçbir varlığa minnet duymayan) bir adamdır. <text:s text:c="2"/></text:span><text:span text:style-name="T14">(Suyuti, el-havi, 2/24)</text:span></text:p>
      <text:p text:style-name="P188">İHTİYAÇLARINI İNSANLARA BİLDİRMEZ</text:p>
      <text:p text:style-name="P179"/>
      <text:p text:style-name="P179">Hz. Hüseyin (ra) soruldu:</text:p>
      <text:p text:style-name="P187"><text:span text:style-name="T12">"İmam Mehdi hangi alametlerle bilinir?" Şöyle cevap verdi : "... İnsanlar ona muhtaç olurlar. </text:span><text:span text:style-name="T13">O, ise insanlara ihtiyacını bildirmez.</text:span><text:span text:style-name="T12">" <text:s/></text:span></text:p>
      <text:p text:style-name="P177">(Mer'iy b. Yusuf b. Ebi bekir b. Ahmet b. Yusuf el-Makdisi <text:s/>"Feraidu Fevaidi'l Fikr Fi'l İmam El-Mehdi El-Muntazar")</text:p>
      <text:p text:style-name="P317"/>
      <text:p text:style-name="P298">HER SORUMLULUĞU ÜSTÜNE ALMASI</text:p>
      <text:p text:style-name="P331"/>
      <text:p text:style-name="P380"><text:span text:style-name="T13">Her görevi üzerine alır</text:span><text:span text:style-name="T12"> ve zayıfa, düşküne yardım eder. </text:span></text:p>
      <text:p text:style-name="P177">(M. Muhyiddin Arabi "Futuhat-El Mekkiye", 366. bab, c. 3, sf. 327- 328)</text:p>
      <text:p text:style-name="P195"/>
      <text:p text:style-name="P298">VAKARLI (HALİM ve HEYBETLİ) OLMASI</text:p>
      <text:p text:style-name="P196"/>
      <text:p text:style-name="P68">Hz. Hüseyin (r.a.) soruldu:</text:p>
      <text:p text:style-name="P71"><text:span text:style-name="T43">"İmam Mehdi hangi alametlerle bilinir?" Şöyle cevap verdi: "Gönül rahatlığı ve </text:span><text:span text:style-name="T44">vakar (ağırbaşlı ve heybetli) sahibi oluşu ile</text:span><text:span text:style-name="T43">, helal ve haramı çok iyi bilmesi ile tanınır. </text:span></text:p>
      <text:p text:style-name="P64">(Mer'iy b. Yusuf b. Ebi bekir b. Ahmet b. Yusuf el-Makdisi <text:s/>"Feraidu Fevaidi'l Fikr Fi'l İmam El-Mehdi El-Muntazar")</text:p>
      <text:p text:style-name="P318"/>
      <text:p text:style-name="P298">ZALİME KARŞI HAKKI MÜDAFAA ETMESİ</text:p>
      <text:p text:style-name="P347"/>
      <text:p text:style-name="P187"><text:span text:style-name="T12">Hz. Mehdi </text:span><text:span text:style-name="T13">zalime karşı hakkı müdafaa edecektir.</text:span><text:span text:style-name="T12"> Hatta (zalim) bir insanın azı dişinde olan (haksız bir lokmayı) bile ondan çekip alacak ve sahibine iade edecektir.</text:span></text:p>
      <text:p text:style-name="P177">(En-Necmu's-sakıb fi Beyanı Enne'l Mehdi min Evladı Ali b. Ebi Talib Ale't-Temam ve'l kamal )</text:p>
      <text:p text:style-name="P188"/>
      <text:p text:style-name="P190">İNSANLARA İHSANDA BULUNMASI</text:p>
      <text:p text:style-name="P272"/>
      <text:p text:style-name="P307"><text:span text:style-name="T12">Zamanın inkitaa uğradığı (sistemlerin değiştiği) bir dönemde, Mehdi denen bir adam gelecek </text:span><text:span text:style-name="T13">ve ihsanı bol ve güzel olacak. </text:span><text:span text:style-name="T14">(Kitab-ül Burhan Fi Alamet-il Mehdiyy-il Ahir Zaman, sf. 14)</text:span></text:p>
      <text:p text:style-name="P307"><text:span text:style-name="T12">O, fitnelerin zuhur ettiği bir zaman aralığında gelecek </text:span><text:span text:style-name="T13">ve ihsanı karşılıksız olacaktır. </text:span><text:span text:style-name="T14">(El Kavlu'l Muhtasar Fi Alamatil Mehdiyy-il Muntazar, sf.24)</text:span></text:p>
      <text:p text:style-name="P190"><text:soft-page-break/>ÇOK CÖMERT OLMASI</text:p>
      <text:p text:style-name="P298"/>
      <text:p text:style-name="P187"><text:span text:style-name="T12">"Tavus: ... </text:span><text:span text:style-name="T13">HZ. MEHDİ (AS), MAL İNFAK ETMEKTE ÇOK CÖMERTTİR."</text:span><text:span text:style-name="T12"> </text:span><text:span text:style-name="T14">(El-Havi, c. 2, s. 150)</text:span></text:p>
      <text:p text:style-name="P179"/>
      <text:p text:style-name="P187"><text:span text:style-name="T12">Ahir zamanda bir halife olacak, </text:span><text:span text:style-name="T13">malı sayıp hesap etmeden taksim edecektir.</text:span><text:span text:style-name="T12"> </text:span><text:span text:style-name="T14">(Kitab-ül Burhan Fi Alamet-il Mehdiyy-il Ahir Zaman, sf. 15)</text:span></text:p>
      <text:p text:style-name="P273"/>
      <text:p text:style-name="P345"><text:span text:style-name="T12">Emirlerinizden bir emir olacak ki, </text:span><text:span text:style-name="T13">malı saymayacaktır. Birisi ondan mal istediğinde, "Al" der. O da elbisesini yayar ve o da doldurur.</text:span><text:span text:style-name="T12"> </text:span><text:span text:style-name="T14">(Kitab-ül Burhan Fi Alamet-il Mehdiyy-il Ahir Zaman, sf. 15)</text:span></text:p>
      <text:p text:style-name="P118">HZ. MEHDİ (AS) DÖNEMİ VE ALTINÇAĞ</text:p>
      <text:p text:style-name="P353"/>
      <text:p text:style-name="P351"/>
      <text:p text:style-name="P332">Peygamberimiz (sav)'den aktarılan pek çok hadiste, yeryüzünde İslam ahlakının hakim olacağı bir dönemin yaşanacağına işaret edilmektedir. "Altınçağ" ismiyle bilinen bu dönem, hadislerden de anlaşılacağı üzere "Asr-ı Saadet" benzeri bir devir olacaktır. </text:p>
      <text:p text:style-name="P332">İnsanlar Altınçağ'da hayatlarından o kadar memnun olacaklardır ki; bir hadisin ifadesine göre "zamanın nasıl geçtiğinin farkına varmayacaklar, bu güzelliklerden daha fazla yararlanmak için Allah'tan ömürlerinin uzatılmasını" isteyeceklerdir. Peygamberimiz (sav)'in <text:s/>bir diğer sözünde Altınçağ'daki bu ortam şu şekilde tarif edilir:</text:p>
      <text:p text:style-name="P273"/>
      <text:p text:style-name="P273"><text:s/>… Küçükler keşke ben büyük olsaydım, büyükler de keşke ben küçük olsaydım diye temenni ederler... İyi insanların iyiliği artar, kötülere karşı bile iyilik yapılır.</text:p>
      <text:p text:style-name="P277">(Kitab-ül Burhan Fi Alamet-il Mehdiyy-il Ahir Zaman, sf. 17)</text:p>
      <text:p text:style-name="P317"/>
      <text:p text:style-name="P47">HZ. MEHDİ (AS) DÖNEMİNDE GÖRÜLMEMİŞ BOLLUK OLMASI</text:p>
      <text:p text:style-name="P348"/>
      <text:p text:style-name="P187"><text:span text:style-name="T12">Ümmetimde Mehdi vardır. İnsanlar ona gelecek ve, "Ey Mehdi! Bana da ver, bana da ver!" diyecek; </text:span><text:span text:style-name="T13">Mehdi de onun esvabını taşıyabildiği kadar dolduracaktır.</text:span><text:span text:style-name="T12"> </text:span><text:span text:style-name="T14">(Tırmizi, Fiten, B. 53, H 2223; İbn Mace, Fiten, B 34, H 4083)</text:span></text:p>
      <text:p text:style-name="P179"/>
      <text:p text:style-name="P187"><text:span text:style-name="T12">Ümmetim içinde Mehdi olacaktır. </text:span><text:span text:style-name="T13">Benim ümmetim o devirde öyle bir refah bulacak ki, o güne dek onun mislini kesinlikle bulmamıştır. Yer, yemişini (gıda ürünlerini) verecek ve insanlardan hiçbir sey saklamayacak (vermemezlik etmeyecek)tir</text:span><text:span text:style-name="T12">. Mal da o gün çok birikmiş olacaktır. </text:span></text:p>
      <text:p text:style-name="P277">(Sünen-i İbn Mace, 10/347)</text:p>
      <text:p text:style-name="P273"/>
      <text:p text:style-name="P345"><text:span text:style-name="T12">O zaman ümmetim, iyisi de kötüsü de hepsi de </text:span><text:span text:style-name="T13">mislini görmedikleri nimetlerle nimetlenir.</text:span><text:span text:style-name="T12"> </text:span><text:span text:style-name="T14">(Kitab-ül Burhan Fi Alamet-il Mehdiyy-il Ahir Zaman, sf. 16)</text:span></text:p>
      <text:p text:style-name="P332"/>
      <text:p text:style-name="P345"><text:span text:style-name="T12">Onun zamanında, </text:span><text:span text:style-name="T13">insan birkaç avuç tohum atacak, 700 avuç hasat edecektir.</text:span><text:span text:style-name="T12"> </text:span><text:span text:style-name="T14">(Kıyamet Alametleri, sf. 164)</text:span></text:p>
      <text:p text:style-name="P332"/>
      <text:p text:style-name="P345"><text:span text:style-name="T12">Onun devrinde, </text:span><text:span text:style-name="T13">akan ırmaklar bile suyunu fazlalaştıracaktır.</text:span><text:span text:style-name="T12"> Hz. Mehdi hazineleri çıkaracak... </text:span><text:span text:style-name="T14">(El Kavlu'l Muhtasar Fi Alamatil Mehdiyy-il Muntazar, sf.36)</text:span></text:p>
      <text:p text:style-name="P332"/>
      <text:p text:style-name="P345"><text:span text:style-name="T12">Muhakkak o zamanda </text:span><text:span text:style-name="T13">mal çoğalıp su gibi akacak da onu hiçbir kimse (tenezzül edip) kabul etmeyecektir.</text:span><text:span text:style-name="T12"> </text:span><text:span text:style-name="T14">(Ölüm-Kıyamet-Ahiret ve Ahir Zaman Alametleri, </text:span><text:soft-page-break/><text:span text:style-name="T14">sf. 464)</text:span></text:p>
      <text:p text:style-name="P335"/>
      <text:p text:style-name="P119"><text:span text:style-name="T13">... Yer, içindeki ciğerpareleri olan altın, gümüşü dışarı fırlatıp atmış...</text:span><text:span text:style-name="T14"> (Kıyamet Alametleri, sf.197)</text:span></text:p>
      <text:p text:style-name="P345"><text:span text:style-name="T12">Ve ümmeti Muhammed'in kalplerini zenginlikle doldurur ve adaleti onlara ihata eder. O kadar ki bir münadiye, </text:span><text:span text:style-name="T13">"Kimin ihtiyacı varsa bana gelsin" diye nida etmesi emrolunduğunda, bir kişiden başka kimse gelmez.</text:span><text:span text:style-name="T12"> O kimse istekte bulunur. O da "Hazinedara git sana versin" der. O da "Mehdi'nin gönderdiğini" söyleyerek, hazinedardan gücü yettiğince mal alır. Fakat sonra pişman olarak "Ben herkesten daha mı muhtacım ki, kimse gitmedi, ben gittim" diyerek aldığı malı iade etmek ister. O zaman hazinedar şöyle der, "Biz verdiğimizi geri almayız."</text:span></text:p>
      <text:p text:style-name="P335">(Ali Bin Hüsameddin El Muttaki, Celaleddin Suyuti'nin Tasnifinden Hadisler – Ahir Zaman Mehdisinin Alametleri, Kahraman Neşriyat, Sf. 13)</text:p>
      <text:p text:style-name="P351"/>
      <text:p text:style-name="P347">ZENGİNLİK OLMASI</text:p>
      <text:p text:style-name="P47"/>
      <text:p text:style-name="P187"><text:span text:style-name="T12">Ümmetim arasında Mehdi çıkacak. </text:span><text:span text:style-name="T13">Allah onu insanları zengin kılmak için gönderecektir.</text:span><text:span text:style-name="T12"> Ümmet nimetlenecek, hayvanlar bol bol yiyip içecek, arz nebatını çıkaracak, mal "sahah" üzere (seviye üzere) verilecektir. </text:span><text:span text:style-name="T14">(Kitab-ül Burhan Fi Alamet-il Mehdiyy-il Ahir Zaman, sf. 15)</text:span></text:p>
      <text:p text:style-name="P177"/>
      <text:p text:style-name="P187"><text:span text:style-name="T13">Allah onun eliyle fakirliği giderir</text:span><text:span text:style-name="T12"> ve Mehdi Şam'a iner.</text:span></text:p>
      <text:p text:style-name="P64">(Kitab-ül Burhan Fi Alamet-il Mehdiyy-il Ahir Zaman, sf. 66)</text:p>
      <text:p text:style-name="P64"/>
      <text:p text:style-name="P345"><text:span text:style-name="T12">Ve ümmeti Muhammed'in </text:span><text:span text:style-name="T13">kalplerini zenginlikle doldurur </text:span><text:span text:style-name="T12">ve adaleti onlara ihata eder. </text:span><text:span text:style-name="T14">(Ali Bin Hüsameddin El Muttaki, Celaleddin Suyuti'nin Tasnifinden Hadisler – Ahir Zaman Mehdisinin Alametleri, Kahraman Neşriyat, sf. 13)</text:span></text:p>
      <text:p text:style-name="P335"/>
      <text:p text:style-name="P345"><text:span text:style-name="T12">Muhammed </text:span><text:span text:style-name="T13">ümmetinin gönlü zenginlikle dolacaktır.</text:span></text:p>
      <text:p text:style-name="P335">(El-Kavlu'l Muhtasar fi Alamatil Mehdiyy-il Muntazar, sf. 20)</text:p>
      <text:p text:style-name="P346"/>
      <text:p text:style-name="P347">MALIN SAYILMADAN VERİLMESİ</text:p>
      <text:p text:style-name="P174"/>
      <text:p text:style-name="P187"><text:span text:style-name="T12">Ahir zamanda bir halife olacak, </text:span><text:span text:style-name="T13">malı sayıp hesap etmeden taksim edecektir.</text:span><text:span text:style-name="T12"> </text:span><text:span text:style-name="T14">(Kitab-ül Burhan Fi Alamet-il Mehdiyy-il Ahir Zaman, sf. 15)</text:span></text:p>
      <text:p text:style-name="P177"/>
      <text:p text:style-name="P187"><text:span text:style-name="T12">Emirlerinizden bir emir olacak ki, </text:span><text:span text:style-name="T13">malı saymayacaktır</text:span><text:span text:style-name="T12">. Birisi ondan mal istediğinde, "Al" der O da elbisesini yayar ve o da doldurur. </text:span><text:span text:style-name="T14">(Kitab-ül Burhan Fi Alamet-il Mehdiyy-il Ahir Zaman, sf. 15)</text:span></text:p>
      <text:p text:style-name="P177"/>
      <text:p text:style-name="P307"><text:span text:style-name="T12">Ümmetim arasında bir halife olacak, </text:span><text:span text:style-name="T13">malı saymadan verecektir</text:span><text:span text:style-name="T12">. </text:span><text:span text:style-name="T14">(Kitab-ül Burhan Fi Alamet-il Mehdiyy-il Ahir Zaman, sf. 15)</text:span></text:p>
      <text:p text:style-name="P116">YAĞMURUN BOL YAĞMASI</text:p>
      <text:p text:style-name="P174"/>
      <text:p text:style-name="P187"><text:span text:style-name="T12">O yeryüzünü adaletle ve nesafetle doldurur. Arz nebaatını çıkarır, </text:span><text:span text:style-name="T13">gök de yağmurunu yağdırır.</text:span><text:span text:style-name="T12"> Ümmetim daha önce görülmemiş biçimde nimetlendirilir. <text:s/></text:span><text:span text:style-name="T14">(İbn Ebi Şeybe, c VII, sf. 512-513; Ali Bin Hüsameddin El Muttaki, Celaleddin Suyuti'nin Tasnifinden Hadisler – Ahir Zaman Mehdisinin Alametleri, Kahraman Neşriyat, Sf. 35)</text:span></text:p>
      <text:p text:style-name="P179"/>
      <text:p text:style-name="P187"><text:span text:style-name="T12">(Mehdi'nin zamanında) </text:span><text:span text:style-name="T13">gökyüzü yağmurundan hiçbir şeyi esirgemeyecek ve cömertçe bol yağdıracak.</text:span><text:span text:style-name="T12"> Yeryüzü bitkilerinden hiçbirini eksik bırakmayacak ve muhakkak onları kemaliyle bitirip ortaya çıkaracaktır... </text:span><text:span text:style-name="T14">(Saati, H 143, c. XXIV, sf. 50; Ölüm-Kıyamet-Ahiret ve Ahir Zaman Alametleri, sf. 437)</text:span></text:p>
      <text:p text:style-name="P273"/>
      <text:p text:style-name="P345"><text:span text:style-name="T12">Onun devrinde, ümmetin gerek iyileri gerek kötüleri misli görülmemiş şekilde pek çok nimetlere sahip olacaklardır. </text:span><text:span text:style-name="T13">Çok yağmur yağmasına rağmen bir damlası bile boşa gitmeyecek,</text:span><text:span text:style-name="T12"> toprak tek bir tohum istemeden verimli ve bereketli olacaktır. </text:span><text:span text:style-name="T14">(El-Kavlu'l Muhtasar fi Alamatil Mehdiyy-il Muntazar, sf. 20-21)</text:span></text:p>
      <text:p text:style-name="P346"/>
      <text:p text:style-name="P347">YERYÜZÜNÜN ADALETLE DOLMASI</text:p>
      <text:p text:style-name="P174"/>
      <text:p text:style-name="P187"><text:span text:style-name="T12">Kıyametin kopması için zamanda sadece bir günden başka vakit kalmamış da olsa Allah benim Ehl-i Beytimden bir zatı gönderecek yeryüzü zulümle dolduğu gibi, </text:span><text:span text:style-name="T13">o yeryüzünü adaletle dolduracak. </text:span><text:span text:style-name="T14">(Sünen-i Ebu Davud, 5/92)</text:span></text:p>
      <text:p text:style-name="P177"/>
      <text:p text:style-name="P187"><text:span text:style-name="T12">Mehdi bendendir, yeryüzü zulüm ve işkence ile dolduğu gibi </text:span><text:span text:style-name="T13">onu doğruluk ve adaletle doldurur. </text:span><text:span text:style-name="T14">(Süneni-i Ebu Davud, 5/93)</text:span></text:p>
      <text:p text:style-name="P177"/>
      <text:p text:style-name="P307"><text:span text:style-name="T12">Bu (Emir) de insanlar yeryüzünü daha önce zulüm ile doldurdukları gibi </text:span><text:span text:style-name="T13">yeryüzünü adaletle dolduracaktır.</text:span><text:span text:style-name="T12"> </text:span><text:span text:style-name="T14">(Sünen-i İbn-i Mace, 10/348)</text:span></text:p>
      <text:p text:style-name="P335"/>
      <text:p text:style-name="P345"><text:span text:style-name="T12">Zulüm ve fıskla dolu olan dünya, </text:span><text:span text:style-name="T13">o (Hz. Mehdi) geldikten sonra adaletle dolup taşacaktır.</text:span><text:span text:style-name="T12"> </text:span><text:span text:style-name="T14">(El Kavlu'l Muhtasar Fi Alamatil Mehdiyy-il Muntazar, sf. 20)</text:span></text:p>
      <text:p text:style-name="P335"/>
      <text:p text:style-name="P345"><text:span text:style-name="T13">Hz. Mehdi'nin zamanında adalet o kadar bol olacak ki, </text:span><text:span text:style-name="T12">zorla alınan her mal sahibine geri verildiği gibi, bir insanın başkasına ait olup da, dişinde kalmış birşey bile sahibine iade edilecektir. </text:span><text:span text:style-name="T14">(El-Kavlu'l Muhtasar Fi Alamatil Mehdiyy-il Muntazar, sf. 23)</text:span></text:p>
      <text:p text:style-name="P351"/>
      <text:p text:style-name="P347">HUZUR VE GÜVENLİK OLMASI</text:p>
      <text:p text:style-name="P272"/>
      <text:p text:style-name="P271">Yeryüzü emniyetle dolacak ve hatta birkaç kadın, yanlarında hiç erkek <text:soft-page-break/>olmaksızın, rahatlıkla, hacca gidecektir.</text:p>
      <text:p text:style-name="P277">(Nuaym b. Hammad, vr. 74b; Suyuti, c. II, sf. 77; El-Kavlu'l Muhtasar Fi Alamatil Mehdiyy-il Muntazar, sf. 23)</text:p>
      <text:p text:style-name="P273"/>
      <text:p text:style-name="P307"><text:span text:style-name="T12">Daha önce zulümle dolu olan dünyayı, adaletle doldurur. Adaleti </text:span><text:span text:style-name="T13">o denli olur ki, uykuda olan bir kimse dahi uyandırılmaz ve bir damla kan bile akıtılmaz.</text:span><text:span text:style-name="T12"> Dünya, adeta Asr-ı Saadet devrine geri döner. </text:span><text:span text:style-name="T14">(Nuaym b. Hammad, K. Fiten vr. 77b; Suyuti, c. II, sf. 77; El Kavlu'l Muhtasar Fi Alamatil Mehdiyy-il Muntazar, sf. 29)</text:span></text:p>
      <text:p text:style-name="P277"/>
      <text:p text:style-name="P345"><text:span text:style-name="T12">Rükun ile Makam arasında kendisine biat edilecektir. Hz. Mehdi o kadar merhametli olacaktır ki, </text:span><text:span text:style-name="T13">zamanında ne bir kimse uykusundan uyandırılacak, ne de bir kimsenin burnu kanayacaktır.</text:span><text:span text:style-name="T12"> </text:span><text:span text:style-name="T14">(El-Kavlu'l Muhtasar Fi Alamatil Mehdiyy-il Muntazar, sf. 42)</text:span></text:p>
      <text:p text:style-name="P332"/>
      <text:p text:style-name="P345"><text:span text:style-name="T12">Rükun ile Makam arasında kendisine biat edilecektir. Hz. Mehdi o kadar merhametli olacaktır ki, </text:span><text:span text:style-name="T13">zamanında ne bir kimse uykusundan uyandırılacak, ne de bir kimsenin burnu kanayacaktır.</text:span><text:span text:style-name="T12"> </text:span><text:span text:style-name="T14">(El-Kavlu'l Muhtasar Fi Alamatil Mehdiyy-il Muntazar, sf. 42)</text:span></text:p>
      <text:p text:style-name="P346"/>
      <text:p text:style-name="P347">TÜM ÇATIŞMALARIN VE ANLAŞMAZLIKLARIN SONA ERMESİ</text:p>
      <text:p text:style-name="P347"/>
      <text:p text:style-name="P345"><text:span text:style-name="T13">Savaş (erbabı) da ağırlıklarını (silah ve malzemelerini) bırakacak.</text:span><text:span text:style-name="T12"> </text:span><text:span text:style-name="T14">(Sünen-i İbn Mace, 10/334)</text:span></text:p>
      <text:p text:style-name="P345"><text:span text:style-name="T13">Kap su ile dolduğu gibi yeryüzü barışla dolacaktır. Hiçbir kimse arasında bir düşmanlık kalmayacaktır. Ve bütün düşmanlıklar, boğuşmalar, hasetleşmeler muhakkak kaybolup gidecektir.</text:span><text:span text:style-name="T12"> </text:span><text:span text:style-name="T14">(Sahih-i Müslim, 1/136)</text:span></text:p>
      <text:p text:style-name="P335"/>
      <text:p text:style-name="P187"><text:span text:style-name="T13">Harp (erbabi) ağırlıklarını (yani silah ve saireyi) bırakır. </text:span><text:span text:style-name="T14">(Ölüm-Kıyamet-Ahiret ve Ahir Zaman Alametleri, 496)</text:span></text:p>
      <text:p text:style-name="P179"/>
      <text:p text:style-name="P345"><text:span text:style-name="T13">Düşmanlık ve kini de kaldıracaktır.</text:span><text:span text:style-name="T12"> Zehirli olan her hayvanın zehri de sökülüp alınacaktır. Hatta küçük oğlan çocuğu, elini yılanın ağzına sokacak da yılan ona zarar vermeyecektir. Kurt, koyun-keçi sürüsü içinde sürünün köpeği gibi olacaktır. <text:s/></text:span><text:span text:style-name="T14">(Sünen-i İbni Mace, Kitabü-l fiten Tercemesi ve Şerhi- Kahraman Neşriyat, cilt 10, Mütercim: Haydar Hatipoğlu, Bab 33, sf. 331-335)</text:span></text:p>
      <text:p text:style-name="P332"/>
      <text:p text:style-name="P345"><text:span text:style-name="T13">Onun zamanında kurtla koyun birarada oynayacak, yılanlar çocuklara zarar vermeyecektir.</text:span><text:span text:style-name="T12"> İnsan bir avuç tohum atacak, 700 avuç hasat edecektir. </text:span></text:p>
      <text:p text:style-name="P335">(El Kavlu'l Muhtasar Fi Alamatil Mehdiyy-il Muntazar, sf. 43)</text:p>
      <text:p text:style-name="P116">SEVGİ VE KARDEŞLİĞİN HAKİM OLMASI</text:p>
      <text:p text:style-name="P331"/>
      <text:p text:style-name="P345"><text:span text:style-name="T12">Allah bizimle insanları nasıl şirk adavetinden kurtararak, onların kalplerine ülfet ve muhabbet yerleştirmiş ve din kardeşi yapmışsa, </text:span><text:span text:style-name="T13">Hz. Mehdi ile fitne adavetinden kurtaracak ve kardeş yapacaktır.</text:span><text:span text:style-name="T12"> </text:span><text:span text:style-name="T14">(Taberani'den, Heysemi, c. VII, sf. 317; Nuaym b. Hammad, vr 52b; Kitab-ül Burhan Fi Alamet-il Mehdiyy-il Ahir Zaman, sf. 20)</text:span></text:p>
      <text:p text:style-name="P195"/>
      <text:p text:style-name="P187"><text:span text:style-name="T12">Benim evladımdan Muhammed b. Abdullah (Mehdi) ile Cenab-ı Hak sünnetleri ihya eder. Onun adalet ve bereketi ile müminlerin kalpleri ferahlar. </text:span><text:span text:style-name="T13">Acem ve Arap milletleri arasında ülfet ve muhabbet yerleşir.</text:span><text:span text:style-name="T12"> <text:s/></text:span><text:span text:style-name="T14">(Kitab-ül Burhan Fi Alamet-il Mehdiyy-il Ahir Zaman, sf. 66)</text:span></text:p>
      <text:p text:style-name="P179"/>
      <text:p text:style-name="P380"><text:span text:style-name="T12">Nasıl bizimle, onlar aralarındaki şirk ve adavetten kurtulmuş ve </text:span><text:span text:style-name="T13">kalplerine ülfet ve muhabbet yerleştirmişse, (onun gelişiyle) yine öyle olacaktır. </text:span><text:span text:style-name="T14">(Kitab-ül Burhan Fi Alamet-il Mehdiyy-il Ahir Zaman, sf. 20)</text:span></text:p>
      <text:p text:style-name="P346"/>
      <text:p text:style-name="P347">ÖMÜRLERİN UZAMASI</text:p>
      <text:p text:style-name="P353"/>
      <text:p text:style-name="P187"><text:span text:style-name="T12">Onun zamanında... </text:span><text:span text:style-name="T13">ömürler uzayacak</text:span><text:span text:style-name="T12"> ve emanet zayi olmayacaktır. Kötüler helak olacak, Peygamber Efendimiz (sav)'e buğzedecek kimse kalmayacaktır. (El Kavlu'l Muhtasar Fi Alamatil Mehdiyy-il Muntazar, sf. 43)</text:span></text:p>
      <text:p text:style-name="P179"/>
      <text:p text:style-name="P187"><text:span text:style-name="T13">Ömürler uzayacak</text:span><text:span text:style-name="T12">, emanetler yerine teslim edilecek. </text:span><text:span text:style-name="T14">(İmam Suyuti, Kıyamet Alametleri, Ölüm ve Diriliş, sf. 1699, sf. 179)</text:span></text:p>
      <text:p text:style-name="P195"/>
      <text:p text:style-name="P298">ÖLÜLERİN DİRİLERE İMRENMESİ</text:p>
      <text:p text:style-name="P331"/>
      <text:p text:style-name="P71"><text:span text:style-name="T43">Onlar her zalime ve cebbar oğlu cebbara galip gelir. Onun devrinde </text:span><text:span text:style-name="T44">ölülerin dirilere imreneceği bir adalet görülür. </text:span><text:span text:style-name="T41">(Kitab-ül Burhan Fi Alamet-il Mehdiyy-il Ahir Zaman, sf. 68)</text:span></text:p>
      <text:p text:style-name="P187"><text:span text:style-name="T12">Zamanı o kadar adil olacak ki, </text:span><text:span text:style-name="T13">kabirdeki ölüler dirilere imrenecektir...</text:span><text:span text:style-name="T12"> </text:span><text:span text:style-name="T14">(El-Kavlu'l Muhtasar fi Alamatil Mehdiyy-il Muntazar, sf. 22)</text:span></text:p>
      <text:p text:style-name="P178"/>
      <text:p text:style-name="P187"><text:span text:style-name="T13">Hatta yaşayanlar (kendilerinde bulunan nimetleri görmeleri için) ölülerin de hayatta olmalarını temenni edeceklerdir.</text:span><text:span text:style-name="T12"> </text:span><text:span text:style-name="T14">(Ölüm-Kıyamet-Ahiret ve Ahir Zaman Alametleri, sf. 437)</text:span></text:p>
      <text:p text:style-name="P316"/>
      <text:p text:style-name="P332">Bediüzzaman Said Nursi de, Hz. Mehdi (as)'ın kendisinden sonraki dönemde gelip İslam ahlakını hakim kılacağını anlatırken, kabrinden bu güzel dönemi <text:soft-page-break/>seyredip şükredeceğini ifade etmiştir:</text:p>
      <text:p text:style-name="P300">Ta ahir zamanda, hayatın geniş dairesinde asıl sahipleri, yani Hz. Mehdi ve şakirtleri (talebeleri), Cenab-ı Hakk'ın izniyle gelir, o daireyi genişletir ve o tohumlar sünbüllenir. Bizler de KABRİMİZDE SEYREDİP Allah'a şükrederiz.(Kastamonu Lahikası, Sf. 99)</text:p>
      <text:p text:style-name="P104">HZ. MEHDİ (AS)’İN FİZİKSEL ÖZELLİKLERİ</text:p>
      <text:p text:style-name="P265"/>
      <text:p text:style-name="P254"/>
      <text:p text:style-name="P273">Peygamberimiz (sav), Hz. Mehdi (as)'ın ahlakı ve ilmi mücadelesinin yanı sıra, fiziksel özelliklerini de çok detaylı olarak tarif etmiştir. Peygamberimiz (sav)'in Hz. Mehdi (as) hakkındaki tasvirleri o kadar detaylı ve açıktır ki, Hz. Mehdi (as) ortaya çıktığında kendisini görenler bu tasvirlerden hemen kendisini tanıyacaklardır.</text:p>
      <text:p text:style-name="P273">Bir ayette, Kitap Ehli'nin Peygamber Efendimiz (sav)'i "çocuklarını tanır gibi" tanıyacakları bildirilmektedir:</text:p>
      <text:p text:style-name="P271"/>
      <text:p text:style-name="P271">Kendilerine kitap verdiklerimiz, onu (peygamberi), çocuklarını tanır gibi tanırlar. Buna rağmen içlerinden bir bölümü, bildikleri halde gerçeği gizlerler. (Bakara Suresi, 146)</text:p>
      <text:p text:style-name="P378"/>
      <text:p text:style-name="P379">Bu ayet işari manada, Hz. Mehdi (as)'ın tanınmasına da işaret etmektedir. Hz. Mehdi (as) de ortaya çıktığında, Peygamberimiz (sav)'in tasvirleri ışığında, insanlar onu çocuklarını tanır gibi tanıyacaklardır. Ancak buna rağmen bazı insanlar, bu mübarek şahsı tanımamazlıktan gelecekler ve kendisini inkar edeceklerdir. </text:p>
      <text:p text:style-name="P219"/>
      <text:p text:style-name="P381">HZ. MEHDİ (AS) GÜZEL VE NURLUDUR</text:p>
      <text:p text:style-name="P272"/>
      <text:p text:style-name="P307"><text:span text:style-name="T12">O (Hz. Mehdi (as)) güzel bir delikanlıdır, güzel yüzlüdür. </text:span><text:span text:style-name="T13">YÜZÜNÜN NURU </text:span><text:span text:style-name="T12">başına ve saçlarının siyahına kadar yükselir.</text:span></text:p>
      <text:p text:style-name="P239">(Mehdilik ve İmamiye, s. 153; İkdüd Dürer'den)</text:p>
      <text:p text:style-name="P307"><text:span text:style-name="T12">Yüzü parlayan </text:span><text:span text:style-name="T13">YILDIZ GİBİ NURLUDUR.</text:span></text:p>
      <text:p text:style-name="P71"><text:span text:style-name="T43">(El-K</text:span><text:span text:style-name="T41">avlu'l Muhtasar Fi Alamatil Mehdiyy-il Muntazar, s. 33/Kitab-ül Burhan</text:span><text:span text:style-name="T43"> Fi Alamatil-il Mehdiyy-il Ahir Zaman, s. 22)</text:span></text:p>
      <text:p text:style-name="P187"><text:span text:style-name="T12">Peygamberimiz (sav) "Benim neslimden olan 40 yaşındaki Mehdi'dir. Yüzü gökyüzünde </text:span><text:span text:style-name="T13">PARLAYAN YILDIZ GİBİDİR</text:span><text:span text:style-name="T12">." şeklinde buyurmuştur. _</text:span><text:span text:style-name="T14">(Ali b. Sultan Muhammed el-Kari el-Hanefi "Risaletül Meşreb Elverdi fi Mezhebil Mehdi")</text:span></text:p>
      <text:p text:style-name="P277"/>
      <text:p text:style-name="P345"><text:span text:style-name="T12">Hz. Mehdi (as) benim çocuklarımdandır. </text:span><text:span text:style-name="T13">Onun yüzü, parlak yıldız gibidir.</text:span><text:span text:style-name="T12"> </text:span><text:span text:style-name="T14">(Ukayli "En-Necmu's-sakıb fi Beyanı Enne'l Mehdi min Evladı Ali b. Ebi Talib Ale't-Temam ve'l kamal")</text:span></text:p>
      <text:p text:style-name="P335"/>
      <text:p text:style-name="P345"><text:span text:style-name="T13">GÜZEL YÜZLÜDÜR. YÜZÜNÜN NURLARI ONA AZAMET VERIR. </text:span><text:span text:style-name="T14">_(Mer'iy b. Yusuf b. Ebi bekir b. Ahmet b. Yusuf el-Makdi'si "Feraidu Fevaidi'l Fikr Fi'l İmam El-Mehdi El-Muntazar")</text:span></text:p>
      <text:p text:style-name="P335"/>
      <text:p text:style-name="P119"><text:span text:style-name="T12">O (Hz. Mehdi (as)), orta boylu ve </text:span><text:span text:style-name="T13">GÜZEL YÜZLÜ</text:span><text:span text:style-name="T12"> bir gençtir... </text:span><text:span text:style-name="T13">YÜZÜNÜN NURU, saçının, sakalının ve başının siyahlığı üzerine GÜN GIBI PARLAR</text:span><text:span text:style-name="T12"> ve ona yücelik verir. </text:span><text:span text:style-name="T14">(Ukayli "En-Necmu's-sakıb fi Beyanı Enne'l Mehdi min Evladı Ali b. Ebi Talib Ale't-Temam ve'l kamal")</text:span></text:p>
      <text:p text:style-name="P335"/>
      <text:p text:style-name="P345"><text:span text:style-name="T12">Humran bin A'yân der ki, İmam Muhammed Bâkır aleyhisselam'a: "… Senin sahibin Hz. Mehdi (as) geniş karınlıdır, alnında iz vardır, </text:span><text:span text:style-name="T13">YÜZÜ GÜZELLERİN EVLADIDIR. (YANİ YÜZÜ GÜZELDİR)"</text:span><text:span text:style-name="T12"> (Şeyh Muhammed b. İbrahim-i Numani, Gaybet-i Numani s. 253)</text:span></text:p>
      <text:p text:style-name="P332"/>
      <text:p text:style-name="P347">HZ. MEHDİ (AS)'IN TENİ ARABİ, YANİ ESMERLE </text:p>
      <text:p text:style-name="P347">KARIŞIK BEYAZDIR</text:p>
      <text:p text:style-name="P331"/>
      <text:p text:style-name="P332">Arap ırkının ten rengi, Peygamber Efendimiz (sav)'in olduğu gibi kırmızıyla (esmerle) karışık beyazdır. Rivayetlerde, Hz. Mehdi (as)'ın ten renginin de bu şekilde olduğu bildirilmektedir.</text:p>
      <text:p text:style-name="P332"/>
      <text:p text:style-name="P345"><text:span text:style-name="T13">Hz. Mehdi (as)'ın rengi Arabi</text:span><text:span text:style-name="T12">… (İbn Hacer El Mekki; "El-Kavlü'l Muhtasar fi Alamatil Mehdiyy-il Muntazar", s. 15-75) </text:span></text:p>
      <text:p text:style-name="P273"/>
      <text:p text:style-name="P187"><text:span text:style-name="T13">Hz. Mehdi (as)'ın rengi Arabidir. </text:span><text:span text:style-name="T12">(Kıyamet Alametleri, 163)</text:span></text:p>
      <text:p text:style-name="P271">NOT: Arap ırkının ten rengi, kırmızıyla karışık beyazdır.</text:p>
      <text:p text:style-name="P68">Hz. Peygamber (sav)'in ten rengi de kırmızıya çalan beyaz renkti. Fakat, teninin görünen kısımları güneş, rüzgar gibi etkenlerle esmere çalıyordu. Rivayetlerden Hz. Mehdi (as)'ın ten renginin de Peygamber Efendimiz (sav)'le aynı renkte olacağı anlaşılmaktadır. Bir rivayette Resulullah (sav)'in ten rengi şöyle tarif edilmektedir:</text:p>
      <text:p text:style-name="P45">Enes b. Malik, Hz. Peygamber (sav)'in rengi hakkında şöyle dedi: Beyaz idi. Fakat beyazı esmere çalıyordu. (İbni Kesir, Şemail'ür- Resul, s. 28)</text:p>
      <text:p text:style-name="P349">Kırmızı ile karışık nurani beyaz idi. (İbni Kesir, Şemail'ür- Resul, s. 28)</text:p>
      <text:p text:style-name="P337"/>
      <text:p text:style-name="P347">HZ. MEHDİ (AS)'IN OMUZUNDA NÜBÜVVET MÜHRÜ VARDIR</text:p>
      <text:p text:style-name="P331"/>
      <text:p text:style-name="P273">Hadis-i şeriflerden anlaşılacağı üzere Hz. Mehdi (as)'ın iki omuzu arasında Hz. Muhammed (sav)'de olduğu gibi açık bir alamet olan "nübüvvet mührü" olacaktır.</text:p>
      <text:p text:style-name="P219"/>
      <text:p text:style-name="P223"><text:span text:style-name="T12">Hz. Mehdi (as)'ın </text:span><text:span text:style-name="T13">omuzunda Peygamber Efendimiz (sav)'deki nübüvvet mührü bulunacaktır</text:span><text:span text:style-name="T12">. (El-Kavlu'l Muhtasarr Fi Alamatil Mehdiyy- il Muntazar, s. 41)</text:span></text:p>
      <text:p text:style-name="P273"/>
      <text:p text:style-name="P187"><text:span text:style-name="T13">Omuzunda Peygamber (sav)'in alameti vardır.</text:span><text:span text:style-name="T12"> (Kıyamet Alametleri, Berzenci, </text:span><text:soft-page-break/><text:span text:style-name="T12">s. 165/Kitab-ül Burhan Fi Alamet-il Mehdiyy-il Ahir Zaman, s. 23)</text:span></text:p>
      <text:p text:style-name="P71"><text:span text:style-name="T44">Omuzunda Peygamber (sav)'in nişanı vardır</text:span><text:span text:style-name="T43">. (Kıyamet Alametleri, Berzenci, s. 163)</text:span></text:p>
      <text:p text:style-name="P49"/>
      <text:p text:style-name="P49">Resullah (sav)‘ın Nübüvvet Mührü</text:p>
      <text:p text:style-name="P349">Cabir b. Semüre (ra) anlatıyor:Ben Resulullah Efendimiz (sav)'in kürek kemikleri arasında bulunan nübüvvet mührünü gördüm. (Et-Tirmizi İmam Ebu İ'sa Muhammed, Şemail-i Şerife, 1. cilt, Hilal Yayınları, Ankara,1976, s. 36)</text:p>
      <text:p text:style-name="P349">Ebu Saib b. Yezid'den rivayet edilmiştir: Gözüm Peygamberimiz (sav)'in iki omuzu arasındaki mühüre ilişti. (Sünen-i Tirmizi, 6/126)</text:p>
      <text:p text:style-name="P349">Hz. Ali'nin torunlarından İbrahim b. Muhammed (ra) naklediyor:</text:p>
      <text:p text:style-name="P349">Dedem Hz. Ali, Peygamber Efendimiz (sav)'in vasıflarını anlatırken, Resulullah'ın Hilyesi (güzel sıfatlar, süs, zinet, cevher, güzel yüz, suret, görünüş) hakkındaki hadisi bütün uzunluğu ile zikreder ve:</text:p>
      <text:p text:style-name="P349">"Kürek kemikleri arasında nübüvvet mührü vardı. Ve O, peygamberlerin sonuncusudur" derdi. (Et-Tirmizi İmam Ebu İ'sa Muhammed, Şemail-i Şerife, 1. cilt, Hilal Yayınları, Ankara,1976, s. 38)</text:p>
      <text:p text:style-name="P135"/>
      <text:p text:style-name="P228">HZ. MEHDİ (AS)'IN SIRTINDA YAPRAK ŞEKLİNDE </text:p>
      <text:p text:style-name="P228">BİR BEN VARDIR</text:p>
      <text:p text:style-name="P47"/>
      <text:p text:style-name="P71"><text:span text:style-name="T43">Ebu Basir der ki: İmam Muhammed Bakır veya Cafer-i Sadık aleyhisselam şöyle buyurdu: "... (Hz. Mehdi (as)'ın) </text:span><text:span text:style-name="T44">iki kürek kemiğinin arasında bir ben vardır. SOL KÜREK KEMİĞİNİN SOL ALT TARAFINDAN BİR YAPRAK VARDIR, tıpkı mersin yaprağı gibi</text:span><text:span text:style-name="T43">."_ </text:span><text:span text:style-name="T41">(Şeyh Muhammed b.İbrahim-i Numani, Gaybet-i Numani s. 253)</text:span></text:p>
      <text:p text:style-name="P64"/>
      <text:p text:style-name="P47">HZ. MEHDİ (AS)'IN ENDAMI BEN-İ İSRAİL GİBİDİR</text:p>
      <text:p text:style-name="P270"/>
      <text:p text:style-name="P187"><text:span text:style-name="T13">Hz. Mehdi (as)'ın boyu, posu sanki Ben-i İsrail ricalindedir.</text:span><text:span text:style-name="T12"> _</text:span><text:span text:style-name="T14">(El-Kavlu-l Muhtasar Fi Alamatil Mehdiyy-il Muntazar, 36 29)</text:span></text:p>
      <text:p text:style-name="P277"/>
      <text:p text:style-name="P345"><text:span text:style-name="T13">(Hz. Mehdi (as)'ın) Cismi, İsrail cismidir.</text:span><text:span text:style-name="T12"> _</text:span><text:span text:style-name="T14">(Kitab-ül Burhan Fi Alamet-il Mehdiyy-il Ahir Zaman, 24)</text:span></text:p>
      <text:p text:style-name="P277"/>
      <text:p text:style-name="P187"><text:span text:style-name="T12">Hz. Mehdi (as) </text:span><text:span text:style-name="T13">sanki Ben-i İsrail'den bir adamdır</text:span><text:span text:style-name="T12">. </text:span><text:span text:style-name="T14">(Tavrı onlara benzer yani heybetli ve acar.) _Kitab-ül Burhan Fi Alamet-il Mehdiyy-il Ahir Zaman, 23 30</text:span></text:p>
      <text:p text:style-name="P277"/>
      <text:p text:style-name="P347">HZ. MEHDİ (AS)'IN YÜRÜYÜŞÜ DIŞA DOĞRUDUR</text:p>
      <text:p text:style-name="P331"/>
      <text:p text:style-name="P345"><text:span text:style-name="T12">Bir özelliği de yürürken </text:span><text:span text:style-name="T13">uyluklarının açık ve birbirinden uzak olmasıdır.</text:span><text:span text:style-name="T12">_ </text:span><text:span text:style-name="T14">(El-</text:span><text:soft-page-break/><text:span text:style-name="T14">Kavlu'l Muhtasar Fi Alamatil Mehdiyy-il Muntazar, sf. 32)</text:span></text:p>
      <text:p text:style-name="P347">HZ. MEHDİ (AS) KONUŞMALARINDA VURGU YAPMAK </text:p>
      <text:p text:style-name="P347">İÇİN ELİNİ KULLANACAKTIR</text:p>
      <text:p text:style-name="P272"/>
      <text:p text:style-name="P187"><text:span text:style-name="T12">Hadiste </text:span><text:span text:style-name="T13">"Hz. Mehdi (as)'ın konuşurken elini de kullanacağı; konuşurken konuşmalarına vurgu yapmak istediğinde elini hareket ettireceği ve insanların da onun bu hareketlerini görecekleri"</text:span><text:span text:style-name="T12"> haber verilmiştir:</text:span></text:p>
      <text:p text:style-name="P273"/>
      <text:p text:style-name="P345"><text:span text:style-name="T12">Hz. Mehdi (as) ... yavaş ve ağır konuştuğu zaman </text:span><text:span text:style-name="T13">SAĞ ELİNİ SOL DİZİNE VURUR.</text:span><text:span text:style-name="T12"> (İmam Suyuti, Kıyamet Alametleri, Ölüm ve Diriliş, s.174)</text:span></text:p>
      <text:p text:style-name="P273"/>
      <text:p text:style-name="P190">HZ. MEHDİ (AS) ORTA BOYLU OLACAKTIR</text:p>
      <text:p text:style-name="P272"/>
      <text:p text:style-name="P71"><text:span text:style-name="T43">Hz. Mehdi (as), </text:span><text:span text:style-name="T44">orta boylu olacaktır.</text:span><text:span text:style-name="T43"> </text:span><text:span text:style-name="T41">(El-Kavlu'l Muhtasar Fi Alamatil Mehdiyy-il Muntazar, s. 41)</text:span></text:p>
      <text:p text:style-name="P336"/>
      <text:p text:style-name="P345"><text:span text:style-name="T12">Ebu Abdullah Nuaym b. Hammad'ın, Ebu Cafer b. Muhammed b. Ali El-Bakır'dan rivayetine göre, Hz. Ali'ye Hz. Mehdi (as)'ın vasıflarından soruldu, o da şu cevabı verdi: "O (Hz. Mehdi (as)), </text:span><text:span text:style-name="T13">orta boylu</text:span><text:span text:style-name="T12"> ve güzel yüzlü bir gençtir…" </text:span><text:span text:style-name="T14">(Ukayli "En-Necmu's-sakıb fi Beyanı Enne'l Mehdi min Evladı Ali b. Ebi Talib Ale't-Temam ve'l kamal")</text:span></text:p>
      <text:p text:style-name="P277"/>
      <text:p text:style-name="P179">Peygamber Efendimiz (sav) de, hadislerde Hz. Mehdi (as) için bildirildiği gibi, orta boyludur. Rivayetlerde şu şekilde bildirilmektedir:</text:p>
      <text:p text:style-name="P300">Enes B. Malik rivayetlerde buyurdu ki: "Resulullah (sav) orta boylu idi." (Tirmizi, Şemail-i Şerif, s. 15)</text:p>
      <text:p text:style-name="P337"/>
      <text:p text:style-name="P347">HZ. MEHDİ (AS) HEYBETLİ BİR ŞAHIS OLACAKTIR</text:p>
      <text:p text:style-name="P331"/>
      <text:p text:style-name="P345"><text:span text:style-name="T12">O (Hz. Mehdi (as))… </text:span><text:span text:style-name="T14">heybetli bir şahıstır</text:span><text:span text:style-name="T12">. (İkdüd dürer)</text:span></text:p>
      <text:p text:style-name="P273"/>
      <text:p text:style-name="P223"><text:span text:style-name="T12">Hz. Mehdi (as) sanki Ben-i İsrail'den bir adamdır. (Tavrı onlara benzer </text:span><text:span text:style-name="T13">yani heybetli ve acar</text:span><text:span text:style-name="T12">.)</text:span></text:p>
      <text:p text:style-name="P273">(Kitab-ül Burhan Fi Alamet-il Mehdiyy-il Ahir Zaman, s. 23-30)</text:p>
      <text:p text:style-name="P179"/>
      <text:p text:style-name="P298">HZ. MEHDİ (AS)'IN SAKALI BOL VE SIK OLACAKTIR</text:p>
      <text:p text:style-name="P331"/>
      <text:p text:style-name="P345"><text:span text:style-name="T12">(Hz. Mehdi (as)'ın) </text:span><text:span text:style-name="T13">Sakalı bol ve sık olacaktır.</text:span><text:span text:style-name="T12"> </text:span><text:span text:style-name="T14">(El-Kavlu'l Muhtasar Fi Alamatil Mehdiyy-il Muntazar, s. 23)</text:span></text:p>
      <text:p text:style-name="P335"/>
      <text:p text:style-name="P345"><text:soft-page-break/><text:span text:style-name="T12">(Hz. Mehdi (as)'ın)</text:span><text:span text:style-name="T13"> Sakalı sıktır</text:span><text:span text:style-name="T12">. </text:span><text:span text:style-name="T14">(Kıyamet Alametleri, Berzenci, s. 163)</text:span></text:p>
      <text:p text:style-name="P277"/>
      <text:p text:style-name="P187"><text:span text:style-name="T12">... (Hz. Mehdi (as)'ın) Siyah saçlıdır. </text:span><text:span text:style-name="T13">Siyah sakallıdır</text:span><text:span text:style-name="T12">. </text:span><text:span text:style-name="T14">(Mer'iy b. Yusuf b. Ebi bekir b. Ahmet b. Yusuf el-Makdi'si "Feraidu Fevaidi'l Fikr Fi'l İmam El-Mehdi El-Muntazar")</text:span></text:p>
      <text:p text:style-name="P277"/>
      <text:p text:style-name="P345"><text:span text:style-name="T12">... (Hz. Mehdi (as)'ın) Yüzünün nuru, </text:span><text:span text:style-name="T13">saçının, sakalının ve başının siyahlığı üzerine gün gibi parlar</text:span><text:span text:style-name="T12"> ve ona yücelik verir. </text:span><text:span text:style-name="T14">(Ukayli "En-Necmu's-sakıb fi Beyanı Enne'l Mehdi min Evladı Ali b. Ebi Talib Ale't-Temam ve'l kamal")</text:span></text:p>
      <text:p text:style-name="P332"/>
      <text:p text:style-name="P345"><text:span text:style-name="T12">Hz. Mehdi (as), </text:span><text:span text:style-name="T13">gür sakallı</text:span><text:span text:style-name="T12">...</text:span><text:span text:style-name="T14"> (Mer'iy b. Yusuf b. Ebi bekir b. Ahmet b. Yusuf el-Makdi'si "Feraidu Fevaidi'l Fikr Fi'l İmam El-Mehdi El-Muntazar")</text:span></text:p>
      <text:p text:style-name="P332"/>
      <text:p text:style-name="P347">HZ. MEHDİ (AS) ÇEKİK GÖZLÜDÜR</text:p>
      <text:p text:style-name="P331"/>
      <text:p text:style-name="P345"><text:span text:style-name="T12">Humrân bin A'yân der ki: İmam Muhammed Bâkır aleyhisselam'a şöyle arzettim: ... "Hz. Mehdi (as)'ın </text:span><text:span text:style-name="T13">GÖZLERİ ÇEKİKTİR</text:span><text:span text:style-name="T12">..." _(Şeyh Muhammed b.İbrahim-i Numani, Gaybet-i Numani s. 252)</text:span></text:p>
      <text:p text:style-name="P273"/>
      <text:p text:style-name="P298">HZ. MEHDİ (AS)'IN DİŞLERİ GÜZEL VE PARLAK OLACAKTIR</text:p>
      <text:p text:style-name="P174"/>
      <text:p text:style-name="P273">Hz. Ali (ra)'dan nakledilmiştir:</text:p>
      <text:p text:style-name="P345"><text:span text:style-name="T12">"Hz. Mehdi (as)…</text:span><text:span text:style-name="T13"> ön dişleri parlak…"</text:span></text:p>
      <text:p text:style-name="P271"/>
      <text:p text:style-name="P307"><text:span text:style-name="T12">O (Hz. Mehdi (as)), </text:span><text:span text:style-name="T13">dişleri parlak</text:span><text:span text:style-name="T12">… (İmam Suyuti, Kıyamet Alametleri, Ölüm ve Diriliş, s.1699, sf.174)</text:span></text:p>
      <text:p text:style-name="P179"/>
      <text:p text:style-name="P298">HZ. MEHDİ (AS) GENİŞ VÜCUDLUDUR</text:p>
      <text:p text:style-name="P331"/>
      <text:p text:style-name="P332">Hadislerdeki genel tariften Hz. Mehdi (as)'ın geniş vücudlu olacağı anlaşılmaktadır:</text:p>
      <text:p text:style-name="P332"/>
      <text:p text:style-name="P345"><text:span text:style-name="T12">(Hz. Mehdi (as)) </text:span><text:span text:style-name="T13">İri gövdeli</text:span><text:span text:style-name="T12">... (Ukayli "En-Necmu's-sakıb fi Beyanı Enne'l Mehdi min Evladı Ali b. Ebi Talib Ale't-Temam ve'l kamal")</text:span></text:p>
      <text:p text:style-name="P273"/>
      <text:p text:style-name="P150"><text:span text:style-name="T12">(Hz. Mehdi (as)) </text:span><text:span text:style-name="T13">Karnı büyük, iki uyluk arası açık</text:span><text:span text:style-name="T12">… (Fevaidu Fevaidi'l Fikr Fi'l İmam El-Mehdi El-Muntazar, sf. 13)</text:span></text:p>
      <text:p text:style-name="P273"/>
      <text:p text:style-name="P71"><text:span text:style-name="T43">(Hz. Mehdi (as)) </text:span><text:span text:style-name="T44">İki uyluk arası açık.</text:span><text:span text:style-name="T43">.. (Mer'iy b. Yusuf b. Ebi bekir b. Ahmet b. Yusuf el-Makdi'si "Fevaidu Fevaidi'l Fikr Fi'l İmam El-Mehdi El-Muntazar")</text:span></text:p>
      <text:p text:style-name="P68"><text:soft-page-break/></text:p>
      <text:p text:style-name="P345"><text:span text:style-name="T12">(Hz. Mehdi (as)'ın) </text:span><text:span text:style-name="T13">Alnı geniştir. </text:span><text:span text:style-name="T12">(Hadis, Hz. Mehdi (as)'ın başının da büyük olacağına işaret etmektedir.) (Ali Bin Hüsamettin El Muttaki, Celaleddin Suyuti'nin Tasnifinden Hadisler - Ahir Zaman Mehdisinin Alametleri, sf. 22)</text:span></text:p>
      <text:p text:style-name="P332"/>
      <text:p text:style-name="P347">KARNININ GENİŞ OLMASI</text:p>
      <text:p text:style-name="P331"/>
      <text:p text:style-name="P332">...Karnı büyük, iki uyluk arası açık...</text:p>
      <text:p text:style-name="P335">(Fevaidu Fevaidi'l Fikr Fi'l İmam El-Mehdi El-Muntazar, s. 13)</text:p>
      <text:p text:style-name="P335"/>
      <text:p text:style-name="P347">UYLUKLARI GENİŞDİR</text:p>
      <text:p text:style-name="P272"/>
      <text:p text:style-name="P273">Hz. Mehdi (as)'ın karnı geniş olacağı için uylukları da doğal olarak geniş olacaktır. </text:p>
      <text:p text:style-name="P179"/>
      <text:p text:style-name="P345"><text:span text:style-name="T12">O (Hz. Mehdi (as)), alnı açık... karnı büyük, </text:span><text:span text:style-name="T13">iki uyluk arası açık... </text:span><text:span text:style-name="T14">(Fevaidu Fevaidi'l Fikr Fi'l İmam El-Mehdi El-Muntazar, s. 13)</text:span></text:p>
      <text:p text:style-name="P345"><text:span text:style-name="T12">(Hz. Mehdi (as)) </text:span><text:span text:style-name="T13">İki uyluk arası açık</text:span><text:span text:style-name="T12">... </text:span><text:span text:style-name="T14">(Mer'iy b. Yusuf b. Ebi bekir b. Ahmet b. Yusuf el-Makdi'si "Fevaidu Fevaidi'l Fikr Fi'l İmam El-Mehdi El-Muntazar")</text:span></text:p>
      <text:p text:style-name="P273"/>
      <text:p text:style-name="P190">HZ. MEHDİ (AS) AÇIK VE GENİŞ ALINLI OLACAKTIR</text:p>
      <text:p text:style-name="P272"/>
      <text:p text:style-name="P273">Hz. Mehdi'nin alnının açık ve geniş olmasına orantılı olarak başının da büyük olacağı hadislerden anlaşılmaktadır.</text:p>
      <text:p text:style-name="P273"/>
      <text:p text:style-name="P345"><text:span text:style-name="T12">Mehdi bendendir... </text:span><text:span text:style-name="T13">Açık alınlıdır</text:span><text:span text:style-name="T12">. </text:span><text:span text:style-name="T14">(Kitab-ül Burhan fi Alamet-il Mehdiyy-il Ahir Zaman, s. 21)</text:span></text:p>
      <text:p text:style-name="P335"/>
      <text:p text:style-name="P307"><text:span text:style-name="T12">Allahu Teala, benim neslimden, </text:span><text:span text:style-name="T13">alnı açık</text:span><text:span text:style-name="T12">, yeryüzünü adaletle doldurarak malı ve eşyayı insanlara bol bol ikram eden bir evladımı (Hz. Mehdi (as)'yi) gönderecektir. </text:span><text:span text:style-name="T14">(El-Kavlu'l Muhtasar Fi Alamet-il Mehdiyy-il Muntazar, s. 23)</text:span></text:p>
      <text:p text:style-name="P177"/>
      <text:p text:style-name="P307"><text:span text:style-name="T12">Muhakkak ki Allah, benim neslim içinde </text:span><text:span text:style-name="T13">alnı açık (olan) bir şahıs (Hz. Mehdi (as)) gönderecektir.</text:span><text:span text:style-name="T12"> </text:span><text:span text:style-name="T14">(Fevaidu Fevaidi'l Fikr Fi'l İmam El-Mehdi El-Muntazar, s. 11)</text:span></text:p>
      <text:p text:style-name="P277"/>
      <text:p text:style-name="P345"><text:span text:style-name="T12">O (Hz. Mehdi (as)), </text:span><text:span text:style-name="T13">açık alınlı</text:span><text:span text:style-name="T12">… </text:span><text:span text:style-name="T14">(İmam Suyuti, Kıyamet Alametleri, Ölüm ve Diriliş, s.1699, sf.174)</text:span></text:p>
      <text:p text:style-name="P335"/>
      <text:p text:style-name="P345"><text:span text:style-name="T12">Hz. Mehdi (as)'ın, </text:span><text:span text:style-name="T13">alnı açıktır.</text:span><text:span text:style-name="T12"> </text:span><text:span text:style-name="T14">(Bu hadisi Ebu Davud Sünen'inde, Hakim de Müstedrek kitabında rivayet etmiştir.)</text:span></text:p>
      <text:p text:style-name="P332"><text:soft-page-break/></text:p>
      <text:p text:style-name="P116">HZ. MEHDİ (AS)'IN BURNU KÜÇÜK VE İNCEDİR</text:p>
      <text:p text:style-name="P331"/>
      <text:p text:style-name="P345"><text:span text:style-name="T12">Onun alnı geniş, </text:span><text:span text:style-name="T13">burnu ise ince olacaktır</text:span><text:span text:style-name="T12">. </text:span><text:span text:style-name="T14">(Tırmizi; Büyük Hadis Külliyatı, Rudani 5.Cilt, Sayfa 365)</text:span></text:p>
      <text:p text:style-name="P332"/>
      <text:p text:style-name="P345"><text:span text:style-name="T12"><text:s/>… (Hz. Mehdi (as)) </text:span><text:span text:style-name="T13">küçük burunlu</text:span><text:span text:style-name="T12">… </text:span><text:span text:style-name="T14">(Muhammed B. Resul Al-Hüseyni El Berzenci, "Kıyamet Alametleri" Pamuk Yayınları, Trc. Naim Erdoğan, s. 163)</text:span></text:p>
      <text:p text:style-name="P346"/>
      <text:p text:style-name="P347">HZ. MEHDİ (AS)'IN KAŞLARI KAVİSLİ OLACAKTIR</text:p>
      <text:p text:style-name="P272"/>
      <text:p text:style-name="P187"><text:span text:style-name="T12"><text:s/>(Hz. Mehdi (as)'ın) </text:span><text:span text:style-name="T13">Kaşı kavislidir.</text:span><text:span text:style-name="T12"> </text:span><text:span text:style-name="T14">(Muhammed B. Resul Al-Hüseyni El Berzenci, "Kıyamet Alametleri" Pamuk Yayınları, Trc. Naim Erdoğan, sf. 163)</text:span></text:p>
      <text:p text:style-name="P332"/>
      <text:p text:style-name="P347">HZ. MEHDİ (AS) SİYAH SAÇLIDIR</text:p>
      <text:p text:style-name="P331"/>
      <text:p text:style-name="P332">Ebu Abdullah Nuaym b. Hammad'ın, Ebu Cafer b. Muhammed b. Ali El-Bakır'dan rivayetine göre, Hz. Ali'ye Hz. Mehdi (as)'ın vasıflarından soruldu, o da şu cevabı verdi:</text:p>
      <text:p text:style-name="P187"><text:span text:style-name="T13">"… Saçları, omuzlarının üzerine sarkar.</text:span><text:span text:style-name="T12"> Yüzünün nuru, saçının, sakalının ve başının siyahlığı üzerine gün gibi parlar ve ona yücelik verir."</text:span></text:p>
      <text:p text:style-name="P273"/>
      <text:p text:style-name="P307"><text:span text:style-name="T12">(Hz. Mehdi (as)'ın) Yüzünün nuru başına ve </text:span><text:span text:style-name="T13">saçlarının siyahına</text:span><text:span text:style-name="T12"> kadar yükselir. (Mehdilik ve İmamiye, sf. 153/İkdüd Dürer'den)</text:span></text:p>
      <text:p text:style-name="P273"/>
      <text:p text:style-name="P187"><text:span text:style-name="T12">(Hz. Mehdi (as)) </text:span><text:span text:style-name="T13">Siyah saçlıdır. </text:span><text:span text:style-name="T12">Siyah sakallıdır. (Mer'iy b. Yusuf b. Ebi bekir b. Ahmet b. Yusuf el-Makdi'si ìFevaidu Fevaidi'l Fikr Fi'l İmam El-Mehdi El-Muntazarî)</text:span></text:p>
      <text:p text:style-name="P332"/>
      <text:p text:style-name="P345"><text:span text:style-name="T12">(Hz. Mehdi (as)'ın) Yüzünün nuru, </text:span><text:span text:style-name="T13">saçının, sakalının ve başının siyahlığı</text:span><text:span text:style-name="T12"> üzerine gün gibi parlar ve ona yücelik verir. (Ukayli ìEn-Necmu's-sakıb fi Beyanı Enne'l Mehdi min Evladı Ali b. Ebi Talib Ale't-Temam ve'l kamalî)</text:span></text:p>
      <text:p text:style-name="P332"/>
      <text:p text:style-name="P347">HZ. MEHDİ (A.S.)'IN SAÇLARI GÜZELLİĞİYLE </text:p>
      <text:p text:style-name="P347">DİKKAT ÇEKECEKTİR</text:p>
      <text:p text:style-name="P331"/>
      <text:p text:style-name="P345"><text:span text:style-name="T12">Hadiste Hz. Mehdi (as)'ın </text:span><text:span text:style-name="T13">"güzel yüzlü ve güzel saçlı"</text:span><text:span text:style-name="T12"> olacağı bildirilmiştir. Ayrıca </text:span><text:span text:style-name="T13">"geniş yüzlü"</text:span><text:span text:style-name="T12"> ifadesiyle de, diğer hadislerde </text:span><text:span text:style-name="T13">"geniş alınlı" </text:span><text:span text:style-name="T12">olduğu bildirilen Hz. Mehdi (as)'ın başının da, Peygamber Efendimiz (sav)'in mübarek başı gibi büyükçe olduğu anlaşılmaktadır.</text:span></text:p>
      <text:p text:style-name="P332"/>
      <text:p text:style-name="P345"><text:span text:style-name="T12">Ahmed b. Sinan Kirmani Dimeşki (1019), Ehl-i Sünnet'in meşhur alimlerinden </text:span><text:soft-page-break/><text:span text:style-name="T12">olup "</text:span><text:span text:style-name="T14">Ahbar-ud Duvel</text:span><text:span text:style-name="T12">" adlı kitapta şöyle yazar: "</text:span></text:p>
      <text:p text:style-name="P307"><text:span text:style-name="T13">"…O (Hz. Mehdi (as)) , ORTA BOYLU, GÜZEL YÜZLÜ, GÜZEL SAÇLIDIR..."</text:span><text:span text:style-name="T12"> (Ahbar-ud Duvel, s. 117 -Hicri 1382 basımı)</text:span></text:p>
      <text:p text:style-name="P179"/>
      <text:p text:style-name="P307"><text:span text:style-name="T12">Abdulmelik İsami (1111), Mekke'de ikamet eden tanınmış tarihçilerdendir. "Sımt-ul Nucum-il Avali" diye bilinen dört ciltlik tarih kitabında şöyle yazıyor: </text:span><text:span text:style-name="T13">"... O (Hz. Mehdi (as)) MU'TEDİL (itidalli), GÜZEL YÜZLÜ VE GÜZEL SAÇLI, İNCE BURUNLU VE GENİŞ YÜZLÜ BİR GENÇTİR."</text:span><text:span text:style-name="T12"> (Sımt-ul Nucum-il Avali, c. 4, s. 138; Hz. Mehdi Aleyhisselam, Abdullah Turan, <text:s/>Al-i Taha, s. 157)</text:span></text:p>
      <text:p text:style-name="P21"/>
      <text:p text:style-name="P47">HZ. MEHDİ (AS)'IN SAĞ BACAĞINDA SİYAH BİR İZ VARDIR</text:p>
      <text:p text:style-name="P332"><text:s/></text:p>
      <text:p text:style-name="P345"><text:span text:style-name="T13">(Hz. Mehdi (as)'ın) sağ bacağında SİYAH BİR İZ VARDIR.</text:span><text:span text:style-name="T12"> (Şeyh Muhammed b.İbrahim-i Numani, Gaybet-i Numani s. 251)</text:span></text:p>
      <text:p text:style-name="P332"/>
      <text:p text:style-name="P347">HZ. MEHDİ (AS)'IN ALNINDA BİR BEN VARDIR</text:p>
      <text:p text:style-name="P272"/>
      <text:p text:style-name="P187"><text:span text:style-name="T12">Ebu Basir der ki: İmam Muhammed Bakır veya Cafer-i Sadık aleyhisselam şöyle buyurdu: "Ey Ebu Muhammed! Kaim'in (Hz. Mehdi (as)'ın iki alameti (veya alametleri) vardır. </text:span><text:span text:style-name="T13">BAŞINDA BİR BEN ve bir iz vardır ve iki kürek kemiğinin arasında bir ben vardır</text:span><text:span text:style-name="T12">. _(Şeyh Muhammed b.İbrahim-i Numani, Gaybet-i Numani s. 253)</text:span></text:p>
      <text:p text:style-name="P273"/>
      <text:p text:style-name="P347">HZ. MEHDİ (AS)'IN ALNINDA BİR İZ (YARA İZİ) VARDIR </text:p>
      <text:p text:style-name="P272"/>
      <text:p text:style-name="P187"><text:span text:style-name="T12">Humrân bin A'yân der ki, İmam Muhammed Bâkır aleyhisselam'a şöyle arzettim: "... (Hz. Mehdi (as)'ın) </text:span><text:span text:style-name="T13">ALNINDA İZ VARDIR, yüzünde ise ben.</text:span><text:span text:style-name="T12">_" (Şeyh Muhammed b.İbrahim-i Numani, Gaybet-i Numani s. 252)</text:span></text:p>
      <text:p text:style-name="P273"/>
      <text:p text:style-name="P345"><text:span text:style-name="T12">Humran bin A'yân der ki, İmam Muhammed Bâkır aleyhisselam'a: "... (Hz. Mehdi (as)'ın) </text:span><text:span text:style-name="T13">ALNINDA İZ VARDIR, yüzü güzellerin evladıdır. (Yani yüzü güzeldir).</text:span><text:span text:style-name="T12">.." _(Şeyh Muhammed b.İbrahim-i Numani, Gaybet-i Numani s. 252-253)</text:span></text:p>
      <text:p text:style-name="P273"/>
      <text:p text:style-name="P187"><text:span text:style-name="T12">Ebu Basir der ki: İmam Muhammed Bakır veya Cafer-i Sadık aleyhisselam şöyle buyurdu: "Ey Ebu Muhammed! Kaim'in (Hz. Mehdi (as)) iki alameti (veya alametleri) vardır. </text:span><text:span text:style-name="T13">BAŞINDA bir ben ve BİR İZ VARDIR...</text:span><text:span text:style-name="T12">_ (Şeyh Muhammed b.İbrahim-i Numani, Gaybet-i Numani s. 253)</text:span></text:p>
      <text:p text:style-name="P273"/>
      <text:p text:style-name="P347">HZ. MEHDİ (AS)'IN YANAĞINDA BEN VARDIR</text:p>
      <text:p text:style-name="P272"/>
      <text:p text:style-name="P332"><text:soft-page-break/>Rivayetlerden Hz. Mehdi (as)'ın yanağında inciyi andıran, yıldız gibi parlak yani açık renkli bir ben olacağı anlaşılmaktadır:</text:p>
      <text:p text:style-name="P345"><text:span text:style-name="T12">(Hz. Mehdi (as)'ın) </text:span><text:span text:style-name="T13">Yanağında, inciyi andıran, bir yıldız gibi yüzünü aydınlatan bir işaret vardır. </text:span><text:span text:style-name="T12">(Muhammed B. Resul Al-Hüseyni El Berzenci, "Kıyamet Alametleri" Pamuk Yayınları, Trc: Naim Erdoğan)</text:span></text:p>
      <text:p text:style-name="P273"/>
      <text:p text:style-name="P187"><text:span text:style-name="T12">Hz. Mehdi (as) gür sakallı, ön dişleri parlak, </text:span><text:span text:style-name="T13">yüzü benli</text:span><text:span text:style-name="T12">, açık alınlıdır._ (Mer'iy b. Yusuf b. Ebu Bekir b. Ahmet b. Yusuf el-Makdi'si "Fevaidu Fevaidi'l Fikr Fi'l İmam El-Mehdi El-Muntazar")</text:span></text:p>
      <text:p text:style-name="P273"/>
      <text:p text:style-name="P71"><text:span text:style-name="T43">(Hz. Mehdi (as)'ın) </text:span><text:span text:style-name="T44">Yüzünde bir ben bulunacaktır. </text:span><text:span text:style-name="T43">_(El-Kavlu'l Muhtasar Fi Alamet-il Mehdiyy-il Muntazar, s. 41)</text:span></text:p>
      <text:p text:style-name="P68"/>
      <text:p text:style-name="P345"><text:span text:style-name="T12">(Hz. Mehdi (as)'ın)</text:span><text:span text:style-name="T13"> Yüzünde bir ben vardır.</text:span><text:span text:style-name="T12"> (Ali Bin Hüsameddin El Muttaki)</text:span></text:p>
      <text:p text:style-name="P332"/>
      <text:p text:style-name="P347">HZ. MEHDİ (AS)'IN YANAĞINDAKİ BEN, HZ. MUSA (AS)'IN </text:p>
      <text:p text:style-name="P347">YANAĞINDAKİ BEN GİBİDİR</text:p>
      <text:p text:style-name="P331"/>
      <text:p text:style-name="P332">Hadiste Hz. Mehdi (as)'ın yanağındaki açık renkli benin benzerinin, Hz. Musa (as)'nın yanağında da olduğuna dikkat çekilmiştir. Hz. Mehdi (as), Peygamberimiz Hz. Muhammed (sav)'in soyundan gelecektir ve tüm peygamberler aynı soydandır. Allah kan bağını da vesile ederek Hz. Mehdi (as) ile diğer peygamberler arasında benzerlikler yaratmıştır. </text:p>
      <text:p text:style-name="P332"/>
      <text:p text:style-name="P345"><text:span text:style-name="T12">Hz. Mehdi (as)'ın düz burnunun başlangıcında, iki kaş arasında küçük bir çukur vardır. </text:span><text:span text:style-name="T13">Yanağındaki beni Hz. Musa (as)'da olduğu gibi dışa çıkık ve yıldız gibi parlaktır. </text:span><text:span text:style-name="T12">Cildi çok parlaktır. (Bihar-ül Envar, Cilt:13, Sayfa: 243 (Farsça tercüme))</text:span></text:p>
      <text:p text:style-name="P273"/>
      <text:p text:style-name="P190">HZ. MEHDİ (AS)'IN YAŞI</text:p>
      <text:p text:style-name="P272"/>
      <text:p text:style-name="P68">Hadislerde belirtilen, Hz. Mehdi (as)'ın gönderildiği yaşlardan kasıt, onun görevine başlayacağı, insanların kendisini tanıyacakları ve faaliyetini görüp izleyecekleri yaşlardır.</text:p>
      <text:p text:style-name="P68"/>
      <text:p text:style-name="P345"><text:span text:style-name="T12">(Hz. Mehdi (as)'ın)</text:span><text:span text:style-name="T13"> Yaşı 30 ile 40 arasında olduğu halde gönderilecektir.</text:span><text:span text:style-name="T12">.. Hz. Mehdi (as) benim evlatlarımdandır. </text:span><text:span text:style-name="T13">40 yaşlarındadır. </text:span><text:span text:style-name="T12">_(El-Kavlu'l Muhtasar Fi Alamatil Mehdiyy-il Muntazar, s. 41)</text:span></text:p>
      <text:p text:style-name="P273"/>
      <text:p text:style-name="P187"><text:span text:style-name="T12">Hz. Mehdi (as) benim neslimdendir. O </text:span><text:span text:style-name="T13">40 yaşındadır</text:span><text:span text:style-name="T12">. Sanki yüzü parlak bir yıldızdır. (Mer'iy b. Yusuf b. Ebi bekir b. Ahmet b. Yusuf el-Makdisi "Feraidu </text:span><text:soft-page-break/><text:span text:style-name="T12">Fevaidi'l Fikr Fi'l İmam El-Mehdi El-Muntazar")</text:span></text:p>
      <text:p text:style-name="P273"/>
      <text:p text:style-name="P68">O (Hz. Mehdi (as)) <text:s/>genç bir adamdır. _(Mer'iy b. Yusuf b. Ebi bekir b. Ahmet b. Yusuf el-Makdi'si "Feraidu Fevaidi'l Fikr Fi'l İmam El-Mehdi El-Muntazar")</text:p>
      <text:p text:style-name="P334"/>
      <text:p text:style-name="P347">HAZRETİ MEHDİ (AS)'IN ALNINDA HAFİF BİR </text:p>
      <text:p text:style-name="P347">İÇBÜKEYLİK VARDIR</text:p>
      <text:p text:style-name="P331"/>
      <text:p text:style-name="P345"><text:span text:style-name="T12">(Hz. Mehdi (as)'ın) Saçı sıktır, alnı geniştir ve </text:span><text:span text:style-name="T13">alnında hafif içbükeylik vardır. Burnu küçüktür ve tam köprü bölümünde çok küçük bir çıkıntısı vardır. </text:span><text:span text:style-name="T12">Yanağında dışa çıkık bir beni vardır. (Bihar-ül Envar, 13. Cilt)</text:span></text:p>
      <text:p text:style-name="P332"/>
      <text:p text:style-name="P332">Hadiste Hz. Mehdi (as)'ın geniş alnındaki hafif içbükeyliğe dikkat çekilmiştir. Hz. Mehdi (as)'ın küçük ve düzgün burnunun orta bölümünde belli-belirsiz bir çıkıntı olacaktır. Hadiste ayrıca Hz. Mehdi (as)'ın yanağındaki benin dışa çıkık bir yapısı olduğu da haber verilmektedir.</text:p>
      <text:p text:style-name="P273"/>
      <text:p text:style-name="P298">HZ. MEHDİ (AS)'IN CİLDİ PARLAKTIR</text:p>
      <text:p text:style-name="P174"/>
      <text:p text:style-name="P307"><text:span text:style-name="T21">Hz. Mehdi (as)'ın yüzü altın-bronz bir metal gibi parlar. </text:span><text:span text:style-name="T22">Öyle parlak ki neredeyse cildinin asıl rengi görünmeyecek. </text:span><text:span text:style-name="T21">(Bihar-ül Envar, Cilt 13, Sayfa: 263)</text:span></text:p>
      <text:p text:style-name="P273"/>
      <text:p text:style-name="P332">Hadiste Hz. Mehdi (as)'ın cildinin güzelliğine dikkat çekilmiştir. Birçok hadiste, daha ileri yaşlarında dahi 40 yaş civarında göstereceği müjdelenen Hz. Mehdi (as)'ın cildi, çok dikkat çekici derecede parlak ve sağlıklı olacaktır.</text:p>
      <text:p text:style-name="P296"/>
      <text:p text:style-name="P298">HZ. MEHDİ (AS)'IN İKİ KAŞI ARASINDA KÜÇÜK BİR </text:p>
      <text:p text:style-name="P298">ÇUKUR VARDIR</text:p>
      <text:p text:style-name="P174"/>
      <text:p text:style-name="P307"><text:span text:style-name="T12">Hz. Mehdi (as)'ın… </text:span><text:span text:style-name="T13">İKİ KAŞ ARASINDA KÜÇÜK BİR ÇUKUR VARDIR… </text:span><text:span text:style-name="T12">(Bihar-ül Envar, Cilt:13, Sayfa: 243, Farsça tercüme)</text:span></text:p>
      <text:p text:style-name="P273"/>
      <text:p text:style-name="P307"><text:span text:style-name="T12">Peygamberimiz (sav)'den rivayet edilen hadiste Hz. Mehdi (as)'ın iki kaşı arasında </text:span><text:span text:style-name="T13">(TEK ÇİZGİ HALİNDE) DOĞAL BİR KAŞ ÇATMA ÇUKURU </text:span><text:span text:style-name="T12">olduğu bildirilmiştir.</text:span></text:p>
      <text:p text:style-name="P273"/>
      <text:p text:style-name="P190">HZ. MEHDİ (AS) İLERİ YAŞLARINDA DA GENÇ </text:p>
      <text:p text:style-name="P190">GÖRÜNECEKTİR</text:p>
      <text:p text:style-name="P272"/>
      <text:p text:style-name="P332">Hz. Mehdi (as)'ın yaşı geçen zaman ile herkes gibi ilerler. Fakat <text:soft-page-break/>görüntüsündeki gençlik sürekli kalır. Hz. Mehdi (as) sürekli yaklaşık 40 yaş civarında bir erkek görüntüsünde olacaktır. Hadiste Hz. Mehdi (as)'ın ayırd edici özelliklerinden biri olarak genç görünüşüne dikkat çekilmesinin sebebi, ahir zamanda insanların erken yaşlanmalarıdır. Nitekim ahir zamanı yaşadığımız günlerde birçok insanın genç yaşlarında hızla fiziksel çöküşü dikkati çekmektedir. Çoğu genç insanın ciltleri erkenden buruşmakta, gözlerinin etrafında çizgiler süratle artmakta ve yaşlılık alametleri hızla belirmektedir. Hz. Mehdi (as)'ın görüntüsündeki gençliği Allah koruyacak, ileri yaşlarında da 40 yaş civarında görünecektir.</text:p>
      <text:p text:style-name="P332"/>
      <text:p text:style-name="P345"><text:span text:style-name="T12">Ve onun (Hz. Mehdi (as)'ın) </text:span><text:span text:style-name="T13">İŞARETLERİNDEN BİRİ DE GÜNLERİN VE GECELERİN GEÇMESİ İLE YAŞLANMAMASIDIR.</text:span><text:span text:style-name="T12"> (Muntekab-ül Esar, Lütfullah Gülpaygani, S:285)</text:span></text:p>
      <text:p text:style-name="P25"/>
      <text:p text:style-name="P395">IRAK SAVAŞI HZ. MEHDİ (AS)'NİN </text:p>
      <text:p text:style-name="P396">ALAMETİ Mİ?</text:p>
      <text:p text:style-name="P44"/>
      <text:p text:style-name="P56"/>
      <text:p text:style-name="P131">Beklenen Mehdi kitabının kısa sürede tükenen ikinci baskısından sonra gelişen dünya olayları ve Amerika'nın Irak'ı işgali ve bu savaşta yaşanan olayların aynen Peygamberimiz (sav)'in hadislerinde bizlere belirttiği şekilde olması konumuzla ilgili hadisleri gözden geçirmemize vesile olmuştur. Aşağıda yapmış olduğum ek çalışma ile bu savaşa ve olaylara bakan hadislerden bazılarını değerlendirdim. </text:p>
      <text:p text:style-name="P141"/>
      <text:p text:style-name="P144">"Ordunun kayboluşu"</text:p>
      <text:p text:style-name="P197"><text:span text:style-name="T53">"Hz. Mehdi (as)'nin beş alameti bulunur. Bunlar Süfyani, Yemani, samadan bir sayha, </text:span><text:span text:style-name="T7">Beyda'da bir ordunun batışı </text:span><text:span text:style-name="T53">ve günahsız insanların öldürülmesidir."<text:line-break/>(Nuaym Bin Hammad)</text:span></text:p>
      <text:p text:style-name="P383"><text:span text:style-name="T9">11.04.2003 Vatan</text:span><text:span text:style-name="T28"> </text:span></text:p>
      <text:p text:style-name="P384">10.04.2003 Sabah </text:p>
      <text:p text:style-name="P384"/>
      <text:p text:style-name="P383"><text:span text:style-name="T9">10.04.2003 Vakit <text:s/></text:span><text:span text:style-name="T61">"Iraklıların parası kalmayacak"</text:span></text:p>
      <text:p text:style-name="P150"><text:span text:style-name="T53">"</text:span><text:span text:style-name="T8">Iraklıların elinde ö</text:span><text:span text:style-name="T53">lçecekleri bir tartı aleti ve </text:span><text:span text:style-name="T8">alış-veriş yapabilecekleri <text:line-break/>bir para hemen hemen kalmayacak.</text:span><text:span text:style-name="T53">" <text:s/><text:line-break/></text:span><text:span text:style-name="T5">(Kenzul Ummal, Kitab-ul kıyame, kısm-ul efal. c.5 sf. 45 El Muttaki)</text:span></text:p>
      <text:p text:style-name="P131">Iraklılar şimdi ellerinde para olsa bile, bu parayla birşey satın almakta zorlanıyorlar. (16 Nisan 2003, Hürriyet)</text:p>
      <text:p text:style-name="P131">17.04.2003 Milli Gazete</text:p>
      <text:p text:style-name="P131">10.04.2003 Vatan</text:p>
      <text:p text:style-name="P131">12.10.2003 Vatan</text:p>
      <text:p text:style-name="P131">24.09.2003 Milli Gazete</text:p>
      <text:p text:style-name="P131">15.04.2003 Tercüman</text:p>
      <text:p text:style-name="P141"/>
      <text:p text:style-name="P144">"Bağdat alevlerle yok edilir"</text:p>
      <text:p text:style-name="P197"><text:span text:style-name="T53">Ahir zamanda </text:span><text:span text:style-name="T8">Bağdat alevlerle yok edilir... <text:line-break/></text:span><text:span text:style-name="T53">(Risaletül Huruc ül Mehdi, Cilt 3, sf. 177, Kayıt 854)</text:span></text:p>
      <text:p text:style-name="P202"><text:s/>22.03.2003 Yeni Şafak</text:p>
      <text:p text:style-name="P202">22.03.2003 Habertürk</text:p>
      <text:p text:style-name="P202">21.03.2003 Türkiye</text:p>
      <text:p text:style-name="P202">22.03.2003 Zaman</text:p>
      <text:p text:style-name="P202">21.03.2003 Tercüman</text:p>
      <text:p text:style-name="P202"/>
      <text:p text:style-name="P207">"Irak ve Şam'a Ambargo"</text:p>
      <text:p text:style-name="P150"><text:soft-page-break/><text:span text:style-name="T53">Ebu Nadre (R.A.) dedi ki; Cabir (R.A.)'ın yanında idik, şöyle dedi: </text:span><text:span text:style-name="T55">"Öyle bir zaman yaklaşıyor ki, Irak ahalisine bir kafiz (kile), bir dirhem sevk <text:line-break/>olunmayacak"</text:span><text:span text:style-name="T53">. </text:span></text:p>
      <text:p text:style-name="P197"><text:span text:style-name="T53">Dedik ki: "Bu kimden dolayı olur?" Dedi ki: "Acemler (Arab'ın gayrısı) bunu men' ederler." Sonra dedi: </text:span><text:span text:style-name="T8">"Şam ahalisine bir dinar, bir müdy (kile) sevk olunmayacak"</text:span><text:span text:style-name="T53">. "Bu kimden dolayı olur" dedik. "Rumlar'dan dolayı" dedi. (Et-Tac, Ali Nâsıf el-Hüseyni)</text:span></text:p>
      <text:p text:style-name="P202">08.04.2003 </text:p>
      <text:p text:style-name="P202">Milli Gazete</text:p>
      <text:p text:style-name="P202">(14 Eylül 2003, Yeni Şafak)</text:p>
      <text:p text:style-name="P202">(12 Mayıs 2004, Yeni Şafak)</text:p>
      <text:p text:style-name="P202">09.04.2003 Milliyet</text:p>
      <text:p text:style-name="P202">(2 Haziran 2001, Zaman)</text:p>
      <text:p text:style-name="P202">6 Mayıs 2003, Milli Gazete)</text:p>
      <text:p text:style-name="P202"/>
      <text:p text:style-name="P207">"Irak yeniden yapılanır"</text:p>
      <text:p text:style-name="P150"><text:span text:style-name="T53">"İnsanların en şerlileri Irak'a saldırmadıkça kıyamet kopmaz.<text:line-break/>Ve Irak'taki masum insanlar Şam'a doğru sığınma yerleri ararlar.<text:line-break/>Şam yeniden yapılanır, </text:span><text:span text:style-name="T8">Irak da yeniden yapılanır.</text:span><text:span text:style-name="T53">"<text:line-break/>(Kenzul Ummal, Kitab-ul kıyame, kısm-ul efal. c.5 sf. 254, El Muttaki)</text:span></text:p>
      <text:p text:style-name="P140">18.04.2003 Önce Vatan</text:p>
      <text:p text:style-name="P140">19.04.2003 Ortadoğu</text:p>
      <text:p text:style-name="P140"/>
      <text:p text:style-name="P144">"Şam'da fitneler"</text:p>
      <text:p text:style-name="P197"><text:span text:style-name="T5">Şam'da fitneler b</text:span><text:span text:style-name="T53">ir taraftan sakinleştikçe, diğer bir taraftan alevlenir.<text:line-break/>Gökten çağırıcı bir melek "Hz. Mehdi (as) emirinizdir. Hz. Mehdi (as) Halifenizdir (manevi liderinizdir)."<text:line-break/>demedikçe de fitneler bitmez. (Risalet-ül Huruc-ül Mehdi... s. 63)</text:span></text:p>
      <text:p text:style-name="P202">11.04.2003 Haber Türk</text:p>
      <text:p text:style-name="P202">13.05.2004 Tercüman</text:p>
      <text:p text:style-name="P202">05.04.2003 Yeni Şafak</text:p>
      <text:p text:style-name="P202">29.03.2003 Milliyet</text:p>
      <text:p text:style-name="P202"/>
      <text:p text:style-name="P207">“Masum çocukların öldürülmesi”</text:p>
      <text:p text:style-name="P202">… Muhammed ümmetinden masum bir çocuk öldürüldüğünde, gökten bir melek 'hak onda (Hz. Mehdi (as)'de) ve onun yanında olandadır' diye haykırır.</text:p>
      <text:p text:style-name="P202">(Sabban isafur Ragibin s.154)</text:p>
      <text:p text:style-name="P202">3.04.2003 Hürriyet</text:p>
      <text:p text:style-name="P202">26.09.2003 Yeniçağ</text:p>
      <text:p text:style-name="P202">23.03.2003 Türkiye</text:p>
      <text:p text:style-name="P202"/>
      <text:p text:style-name="P204"/>
      <text:p text:style-name="P207"><text:soft-page-break/>"Irak Halkı Şam'a, Kuzeye Kaçar"</text:p>
      <text:p text:style-name="P202">... Irak'a saldırmadıkça kıyamet kopmaz. (işte o zaman)<text:line-break/>Masum ve temiz Irak halkı Şam'a kaçar.<text:line-break/>(Risalet-ül Huruc-ül Mehdi, sf. 210)</text:p>
      <text:p text:style-name="P140">20.03.2003 Sabah</text:p>
      <text:p text:style-name="P140">05.11.03.2003 Zaman</text:p>
      <text:p text:style-name="P140">19.03.2003 Milli Gazete</text:p>
      <text:p text:style-name="P140">19.03.2003 Sabah</text:p>
      <text:p text:style-name="P140">19.03.2003 Habertürk</text:p>
      <text:p text:style-name="P202"/>
      <text:p text:style-name="P207">"Şam, Irak, Arabistan"</text:p>
      <text:p text:style-name="P150"><text:span text:style-name="T53">"Resulullah (s.a.v) şöyle buyurmuştur: ...Öyle bela ve musibetler olacak ki, hiçbir kimse, sığınabileceği bir mekan bulamayacaktır. </text:span><text:span text:style-name="T8">Bu belalar Şam'ın etrafında dolanacak, Irak'ın üzerine çökecek. Arabistan yarımadasının elini ve ayağını bağlayacaktır. </text:span><text:span text:style-name="T53">İslam ümmeti orada belalara karşı bozkırlarda savaşacaklar. Hiçbir kimse, onların haline acıyıp; vah! vah! bile demeyecek. Onlar belayı bir taraftan defetmeye çalışırlarken, <text:line-break/>diğer taraftan o yine ortaya çıkacaktır."<text:line-break/>(Kenzul Ummal, Kitab-ul kıyame, kısm-ul efal. c.5 s. 38-39 El Muttaki)</text:span></text:p>
      <text:p text:style-name="P140"/>
      <text:p text:style-name="P207">... belalar Şam'ın etrafında dolanacak,</text:p>
      <text:p text:style-name="P202">17.04.2003 Milli Gazete</text:p>
      <text:p text:style-name="P204"/>
      <text:p text:style-name="P207">... Irak'ın üzerine çökecek. ...</text:p>
      <text:p text:style-name="P202">11.04.2003 Hürriyet</text:p>
      <text:p text:style-name="P204"/>
      <text:p text:style-name="P207"><text:s/>Arabistan yarımadasının elini ve ayağını bağlayacaktır.</text:p>
      <text:p text:style-name="P140">21.04.2003 Vakit</text:p>
      <text:p text:style-name="P141"/>
      <text:p text:style-name="P144">"Fırat ile Dicle arasında, büyük savaş olacak"</text:p>
      <text:p text:style-name="P197"><text:span text:style-name="T8">Fı rat ile Dic le ara sın da Z</text:span><text:span text:style-name="T53">ev ra de nen bir şe hir ola cak. <text:line-break/>Orada </text:span><text:span text:style-name="T8">bü yük bir sa vaş ola cak. Ka dın lar esir edi le cek, er kek ler ise, <text:line-break/>ko yun ke si lir gi bi bo ğaz la na cak.</text:span><text:span text:style-name="T53">" <text:line-break/>(Kenzul Ummal, Kitab-ul kıyame, kısm-ul efal. c.5 s. 38 El Muttaki)</text:span></text:p>
      <text:p text:style-name="P202"/>
      <text:p text:style-name="P207">"Irak halkının üç fırkaya ayrılması"</text:p>
      <text:p text:style-name="P131">Resulullah (s.a.v.)'in bildirdiğine göre,</text:p>
      <text:p text:style-name="P197"><text:span text:style-name="T8">Irak halkı üç fırkaya ayrılır.</text:span><text:span text:style-name="T3"> </text:span><text:span text:style-name="T5">B</text:span><text:span text:style-name="T53">ir kısmı </text:span><text:span text:style-name="T8">çapulculara </text:span><text:span text:style-name="T53">katılır. Bir kısmı <text:line-break/>ailelerini geride bırakıp kaçarlar. Bir kısmı savaşır ve öldürülürler.<text:line-break/>Siz bunları gördüğünüz vakit kıyamete hazırlanın.<text:line-break/>(Feraidu Fevaidi'l Fikr Fi'l İmam El-Mehdi El-Muntazar)</text:span></text:p>
      <text:p text:style-name="P197"><text:soft-page-break/><text:span text:style-name="T8">Küfe halkı üç kısma ayrılacak:</text:span><text:span text:style-name="T53"> Bir kısmı, Süfyani'nin ordusuna katılacak... Bir kısmı onlarla savaşacak... Bir kısmı da yağmacılara katılacak... <text:line-break/>(En-Necmu's Sakıb Fi Beyanı Enne'l Mehdi Min Evladı Ali B.Ebi Talib)</text:span></text:p>
      <text:p text:style-name="P197"><text:span text:style-name="T53">11.04.2003 Ortadoğu</text:span><text:span text:style-name="T28"> </text:span></text:p>
      <text:p text:style-name="P202">10.04.2003 Milliyet </text:p>
      <text:p text:style-name="P204"/>
      <text:p text:style-name="P207">Bir kısmı çapulculara katılır</text:p>
      <text:p text:style-name="P202">12.04.2003 Milliyet</text:p>
      <text:p text:style-name="P202">10.04.2003 Vakit</text:p>
      <text:p text:style-name="P197"><text:span text:style-name="T53">10.04.2003 Milliyet</text:span><text:span text:style-name="T28"> </text:span></text:p>
      <text:p text:style-name="P202">12.04.2003 Yeni Şafak</text:p>
      <text:p text:style-name="P202"/>
      <text:p text:style-name="P207">Bir kısmı ailelerini geride bırakıp kaçarlar</text:p>
      <text:p text:style-name="P202">19.03.2003 Tercüman</text:p>
      <text:p text:style-name="P202">8.04.2003 Hürriyet</text:p>
      <text:p text:style-name="P204"/>
      <text:p text:style-name="P207">Bir kısmı savaşır ve öldürülürler</text:p>
      <text:p text:style-name="P202">04.04.2003 Milli Gazete</text:p>
      <text:p text:style-name="P202"/>
      <text:p text:style-name="P158">EK BÖLÜM:</text:p>
      <text:p text:style-name="P210">MEHDİYET, GİZLENMESİ DEĞİL;</text:p>
      <text:p text:style-name="P210">MÜJDELENMESİ GEREKEN BİR KONUDUR</text:p>
      <text:p text:style-name="P207"/>
      <text:p text:style-name="P207"/>
      <text:p text:style-name="P209">Hz. Mehdi (as)'den bahsedilmesi, </text:p>
      <text:p text:style-name="P209">Hz. Mehdi (as)'nin çıkış alametlerindendir</text:p>
      <text:p text:style-name="P126">Hicri 13. yüzyılın müceddidi Bediüzzaman eserlerinde, Hz. Mehdi (as)'nin gelişi ve İslam ahlakını tüm dünyaya hakim kılması konusunda tüm Müslümanlara yol gösterici nitelikte önemli açıklamalarda bulunmuştur. Ancak kimi çevreler tarafından, Bediüzzaman'ın eserlerinde- geniş yer verdiği "Mehdiyet konusundan aleni şekilde bahsedilmesinin pek çok açıdan yanlış ve sakıncalı olacağı" dile getirilmektedir. </text:p>
      <text:p text:style-name="P126">Oysa ki "Mehdiyet meselesi gizlenmesi, örtbas edilmesi değil; müjdelenmesi gereken bir konudur". Hz. Mehdi (as)'nin gelişi bizzat Peygamberimiz (sav) tarafından müjdelenmiştir ve Peygamberimiz (sav)'in bu konuda mütevatir olarak kabul edilen çok sayıda hadisi vardır. Peygamberimiz (sav) bir hadisinde "Hz. Mehdİ İle müjdelenİn. O Kureyş'ten ve Ehl-i Beyt'imden bir kişidir." (Kitab-ul Burhan Fi Alamet-il Ahir zaman, s.13) sözleriyle, bu konunun Müslümanlar için bir müjde olduğunu bildirmiştir. Bir başka hadisinde ise Peygamberimiz (sav) "Hz. Mehdi (as) zuhur eder, herkes sadece O'ndan konuŞur, O'nun sevgisini içer ve O'ndan baŞka bİr Şeyden bahsetmezler." (Kitab-ül Burhan Fi Alamet-il Mehdiyy-il Ahir Zaman, s. 33) sözleriyle Hz. Mehdi (as)'nin ortaya çıkacağı dönemde herkesin bu mübarek şahıstan bahsedeceğini haber vermiştir. Peygamberimiz (sav)'in bildirdiği bu hadisler günümüzde gerçekleşmeye başlamıştır ve herkes Hz. Mehdi (as)'den bahsetmektedir.</text:p>
      <text:p text:style-name="P126">Bediüzzaman da eserlerinde bu konuya geniş yer vermiş, yüzlerce sayfa boyunca bu konuyu detaylarıyla birlikte açıklamıştır. Çok açıktır ki eğer bu konunu gizlenmesi gerektiğini ya da okunmasının gereksiz olduğunu düşünseydi, bu husustaki açıklamalarını risalelere koymazdı. Nitekim sakıncalı bir konu olduğunda Bediüzzaman eserlerinde bunun "mahrem" olduğunu ve yayınlanmaması gerektiği için risalelere konmadığını çeşitli yerlerde ifade etmiştir. Bediüzzaman'ın bu açıklamalarından biri şöyledir:</text:p>
      <text:p text:style-name="P126"/>
      <text:p text:style-name="P132">Risaleler ise, o gib risalelere mahrem demişiz... neşrini men'etmişiz... (Bediüzzaman ve Talebelerinin Mahkeme Müdafaları, s.187)</text:p>
      <text:p text:style-name="P132"/>
      <text:p text:style-name="P126">Bediüzzaman'ın da söylediği gibi, gizli olan yayınlanmaz. Ancak Mehdiyet konusunda bunun tam tersi bir durum söz konusudur. Bediüzzaman Hz. Mehdi (as)'nin gelişini yüzlerce sayfa boyunca açıklayarak bu konuya aleniyet getirmiş ve bunun gizlenecek bir mesele olmadığını açıkça ifade etmiştir. Nitekim yıllardır risalelerin milyonlarca insan tarafından okunuyor olması da bu konunun gizli değil, aleniyete dökülmüş bir konu olduğunu açıkça ortaya koymaktadır.</text:p>
      <text:p text:style-name="P154">Ancak Bediüzzaman'ın bu konuya bakış açısı son derece açık olduğu halde, bu yanlış düşünce, Bediüzzaman'ın sözlerine birtakım yanlış anlamlar yüklenerek desteklenmeye çalışılmaktadır. Bu amaçla öne sürülen ve yanlış yorumlanan Bediüzzaman'ın sözlerinden biri şöyledir:</text:p>
      <text:p text:style-name="P132"/>
      <text:p text:style-name="P132">Kardeşlerimin ikinci iltibası (yanlışlığı): Fâni (geçici) ve çürütülebilir bir şahsiyeti, bâzı cihetlerle (yönleriyle) birinci vazifede pişdarlık (öncülük) eden Nur Şâkirdlerinin (talebelerinin) şahs-ı mânevîsini temsil eden o âciz kardeşine veriyorlar. Halbuki bu iki iltibas (yanlışlık, karıştırma) da Risale-i Nurun hakikî ihlâsına ve hiçbir şey'e, hattâ mânevî ve uhrevî makamata dahi âlet olmamasına bir cihette (yönden) zarar verdiği gibi, ehl-i siyaseti de (siyaset ehlini de) evhama (kuruntuya, vehime, olmayan bir şeyi olur zannı ile endişeye) düşürüp Risale-i Nur'un neşrine (yayınlanmasına, dağıtılmasına, duyurulmasına) zarar gelir. Bu zaman, şahs-ı mânevi zamanı olduğu için, böyle büyük ve bâki (ebedi) hakikatlar, fâni (geçici) ve âciz ve sukut edebilir (kusur işleyebilen) şahsiyetlere bina edilmez. Elhâsıl (netice olarak): O gelecek zâtın ismini vermek, üç vazifesi birden hâtıra geliyor, yanlış olur. Hem hiçbir şey'e âlet olmayan Nurdaki ihlâs zedelenir, avâm-ı mü'minîn (ilmi irfanı az olan müminlerin) nazarında hakikatların kuvveti bir derece noksanlaşır, yakîniyet-i bürhaniye (yakin derecesinde bilinenen, red ve inkar için itiraz kabul edilemeyecek surette gerçekleri ispat eden kesin delil) dahi kazâyâ-yı makbûledeki (kabule mazhar olmuş hüküm ve iddia, itimad edilir zatların söyledikleri ve bu itimada binaen kabul edilen) zann-ı galibe inkılâb eder (hakikate yakın kuvvetli kanaate dönüşür), daha muannid dalâlete (inatçı delile, işarete) ve mütemerrid zındıkaya (inatçı, dikbaşlı, kibirli dinsizliğe) tam galebesi (galibiyeti, üstünlüğü), mütehayyir (şaşkınlık içerisindeki) ehl-i îmanda görünmemeye başlar; ehl-i siyaset evhama (kuruntu ve endişeye) ve bir kısım hocalar itiraza başlar. Onun için, Nurlara o ismi vermek münasip (uygun) görülmüyor. Belki müceddiddir, onun pişdarıdır (öncüsüdür), denilebilir. (Sikke-i Tasdik-i Gaybi, s.10)</text:p>
      <text:p text:style-name="P262"/>
      <text:p text:style-name="P254">Bediüzzaman'ın bu sözünde anlattığı gerçekler çarpıtılmakta ve "Hz. Mehdi (as) meselesinden alenen bahsedilmesinin son derece zararlı olacağını söylediği" öne sürülmektedir. Oysa ki bu düşünce tümüyle yanlış bir yoruma dayanmaktadır. Zira Bediüzzaman bu sözünde anlattıklarını kendi yaşadığı döneme yönelik olarak açıklamıştır. Bediüzzaman talebelerinin kendisine Mehdilik konusunda bir hüsnü zan beslediklerini ancak bunun, "karıştırmadan kaynaklanan bir yanlışlık olduğunu" dile getirmektedir. Bu sebeple de kendisi için, "bu şekilde söylemeyin; böyle bir Mehdilik iddiasında bulunmayın" demektedir. Ancak dikkat edilirse Bediüzzaman burada "Mehdilik konusundan bahsetmenin değil; ‘yanlış bir kanaate dayalı olduğu için kendisine yönelik olarak Hz. Mehdi (as) iddiasında bulunulmasının' sakıncalı ve zararlı olacağından" bahsetmektedir. O dönem için Bediüzzaman'a yönelik böyle yanlış bir düşüncenin gündeme getirilmesinin ihlası zedeleyebileceğini, bazı siyasilerin tedirginliğine neden olabileceğini, Risale-i Nur'un neşredilmesine zarar verebileceğini ve Risale-i Nur'un inkar edenlere karşı elde edeceği galibiyetinin yarım kalacağını hatırlatmaktadır. Bediüzzaman böyle yanlış bir hüsnü zanda bulunulmasının Mehdiyet konusunda yanlış bir "zannı galip" (gerçeğe yakın kuvvetli kanaat) oluşmasına ve böylece iman ehlinin yanlış yönlendirilmesine neden <text:soft-page-break/>olacağını; bu şaşkınlık sonucunda da bunun, Müslümanların gerçek Hz. Mehdi (as)'yi fark etmelerine engel olabileceğini söylemektedir.</text:p>
      <text:p text:style-name="P254">Bediüzzaman ayrıca burada kullandığı ifadelerle, kendisinin Hz. Mehdi (as) olmadığını da pek çok kez açıkça belirtmiştir. Örneğin "ben Hz. Mehdi (as)'nin üç görevini birden yerine getirdim" dememektedir. Dikkat edilirse kendisinin "yalnızca Hz. Mehdi (as)'nin birinci vazifesi olan iman hakikatleri konusunda Hz. Mehdi (as)'ye sadece öncülük ettiğini ve bunu da yalnızca bazı cihetlerde (yönlerde) yerine getirdiğini" ifade etmektedir. "O gelecek zatın ismini vermek... yanlış olur" sözleriyle "bu ismin Hz. Mehdi (as) olmadığı halde kendisine verilmesinin yanlış olacağını ve ihlasa zarar vereceğini; bu nedenle Hz. Mehdi (as) isminin kendisine değil, o gelecek zata verilmesini" belirtmektedir. Kendisi için ise "belki müceddid ve Hz. Mehdi (as)'nin pişdarı yanı öncüsüdür diyebilirsiniz" demektedir.</text:p>
      <text:p text:style-name="P254">Tüm bunların yanı sıra Bediüzzaman'ın Hz. Mehdi (as)'nin çıkışı ile ilgili olarak verdiği tarih bilindiği gibi 2011 yılıdır. Böylesine önemli bir olayın gerçekleşmesine bu kadar az bir süre kala, bu konudan hala bahsedilmemesi ve gizli tutulacak olması elbette ki söz konusu değildir. </text:p>
      <text:p text:style-name="P254">Bediüzzaman'ın sözleri son derece açıktır. Bediüzzaman risalelerin "avamdan havassa (ilmi az olan sıradan bir insandan, Kurani ve manevi sırlara ve hususlara vakıf bulunan, ilim, ibadet ve takva yolunda yükselmiş Evliyaullah'a) ya da bir ortaokul talebesinden bir filozofa kadar okuyan herkesin kolaylıkla anlayabileceği" (Kastamonu Lahikası, s. 70) (Şualar, s. 549) eserler olduğunu belirtmiştir. Bediüzzaman'ın bu konudaki sözlerinden bazıları şöyledir:</text:p>
      <text:p text:style-name="P254"/>
      <text:p text:style-name="P262">... Risale-i Nur bu vazifeyi; en dehşetli bir zamanda ve en lüzumlu ve nazik bir vakitte, herkesin anlayacağı bir tarzda, hakaik-i Kur'aniye (Kuran hakikatleri) ve imaniyenin en derin ve en gizlilerini gayet kuvvetli bürhanlar (deliller) ile ispat eder. (Şualar, sf. 748) </text:p>
      <text:p text:style-name="P262">... Risâle-i Nur'u kadın, erkek, memur ve esnaf, âlim ve feylesof gibi her türlü halk tabakası okuyup anlayabiliyor... (Şualar, sf. 549)</text:p>
      <text:p text:style-name="P262"/>
      <text:p text:style-name="P254">Buna rağmen risaleleri yalnızca özel sırlara vakıf, özel tefsir gücü olan ve özel yeteneklere sahip bazı özel kişilerin anlayabileceğini öne sürerek, Bediüzzaman'ın sözlerine apaçık anlamından farklı yorumlar getirmek son derece yanlıştır. Bu durumda isteyen herkes Bediüzzaman'ın sözlerinden kendi bakış açısına göre yeni yanlış çıkarımlarda bulunabilecektir. Bu şekilde risaleler de, Bediüzzaman'ın gerçek sözlerini değil, bu sözleri kendi bilgi ve anlayışı içerisinde tefsir eden kişilerin düşüncelerini yansıtan eserlere dönüşecektir. Böyle bir tefsir mantığının Bediüzzaman'ın veciz ve samimi bir dille kaleme aldığı Külliyatı üzerinde nasıl bir bozucu etki oluşturacağı dikkatle değerlendirilmesi gereken bir konudur. </text:p>
      <text:p text:style-name="P254"/>
      <text:p text:style-name="P281">Bediüzzaman, kendisine Mehdilik konusunda </text:p>
      <text:p text:style-name="P281">hüsn-ü zan besleyenlere Hz. Mehdi (as) olmadığını </text:p>
      <text:p text:style-name="P281">delilleriyle birlikte açıklamıştır</text:p>
      <text:p text:style-name="P254">Yaşadığı dönem içerisinde talebelerinden ve yakın çevresinden Bediüzzaman'a Hz. Mehdi (as) olup olmadığı konusunda birtakım sorular yöneltilmiştir. Nitekim tarih boyunca benzeri <text:soft-page-break/>sorular Bediüzzaman'dan önce yaşamış olan müceddidlere de yöneltilmiş, talebelerinden kendilerine Mehdilik iddiasıyla yaklaşanlar olmuştur. Onlar da talebelerine, Mehdi olmadıklarını; Hz. Mehdi (as)'nin özelliklerinin kendileriyle uyuşmadığını delilleriyle birlikte açıklamışlardır. Hz. Mehdi (as)'nin ne zaman ve nerede çıkacağını, ne gibi özelliklere sahip olacağını, mücadelesini, İslam ahlakını ne şekilde hakim kılacağını detaylarıyla tarif etmişlerdir. "Ben Hz. Mehdi (as) değilim, çünkü Hz. Mehdi (as) şu yaşında olacak, şuradan çıkacak, şu özelliklere sahip olacak, seyyid olacak" gibi Peygamberimiz (sav)'in hadisleri doğrultusunda birtakım yorumlarda bulunmuşlardır. </text:p>
      <text:p text:style-name="P254">Bediüzzaman'ın da bu konudaki düşüncelerini soranlara iki türlü cevabı olmuştur;</text:p>
      <text:p text:style-name="P254">1) Açıkça kendisinin Hz. Mehdi (as) olmadığını belirtmiş ve kendisine Mehdilik iddiasıyla yaklaşan kimselere "Hz. Mehdi (as) olmadığını ve neden olamayacağını" eserlerinde yaptığı sayfalar dolusu izahlarla açıklamıştır. </text:p>
      <text:p text:style-name="P254">2) Kendisine Mehdilik iddiasıyla yaklaşanlara "hüsn-ü zan eskiden beri cereyan ediyor, buna itiraz edilmez; bu nedenle ben de hüsn-ü zan besleyenlere ilişmezdim" diyerek cevap vermiş ancak bu kimselere de kendisine yöneltilen "Mehdilik iddiasını kabul etmediğini" açıklamıştır.</text:p>
      <text:p text:style-name="P254"/>
      <text:p text:style-name="P54">1) Bediüzzaman "Mehdilik isnadını hiç kabul etmediğimi bütün kardeşlerim şahadet ederler" (Şualar, s. 365) demiş ve bunu risalelerde yüzlerce sayfa boyunca delillendirmiştir:</text:p>
      <text:p text:style-name="P54">Bir konuda soru sorulduğunda Bediüzzaman'ın bu konuya ne cevap verdiği önemlidir ve kendisi Hz. Mehdi (as) olmadığını açıkça söylemiştir. Bediüzzaman eserlerinde, "kendisinin Hz. Mehdi (as) olmadığını" (Emirdağ Lâhikası, s. 266), "Hz. Mehdi (as)'nin kendisinden bir yüz yıl sonra geleceğini" (Kastamonu Lâhikası, s. 57), "kendisinin Hz. Mehdi (as)'nin bir eri, neferi ve öncüsü olduğunu" (Barla Lâhikası, s. 162), "eserleri ve yaptığı çalışmalar ile Hz. Mehdi (as)'ye zemin hazırladığını" (Sikke-i Tasdik-ı Gaybî, s. 189) , "kendisinin ve Risale-i Nurlar'ın Hz. Mehdi (as) sanılmasının ise bir hata ve karıştırma olduğunu" (Emirdağ Lahikası, s. 266) ifade etmiştir.</text:p>
      <text:p text:style-name="P54">"Hz. Mehdi (as)'nin ‘seyyid' olacağını" (Tenvir, Şualar, s. 365), "siyaset, saltanat ve diyanet aleminde üç büyük vazifeyi birarada yerine getireceğini" (Şualar, s. 456) (Şualar, s. 590) (Emirdağ Lahikası, s. 259-260), "Peygamberimiz (sav)'in halifesi ve tüm Müslümanların manevi lideri ünvanını taşıyarak İslam ahlakının esaslarını yeniden canlandıracağını" (Sikke-i Tasdik-i Gaybi, s. 9), "tüm dünyaya barış ve adalet getireceğini" (Emirdağ Lahikası, s. 259) (Mektubat, s. 411-412), "‘Müceddid-i Ekber' yani ‘en büyük müceddid' vasfını taşıyacağını" (Tılsımlar Mecmuası, s. 168), "İslam birliğini sağlayacağını" (Emirdağ Lahikası, s. 260), "tüm İslam alimlerinin, Peygamberimiz (sav)'in soyundan gelen seyyidlerin ve tüm Müslümanların desteğini alacağını" (Emirdağ Lahikası, s. 260), "Hıristiyan dünyasıyla ittifak yapacağını" (Sikke-i Tasdik-i Gaybi, s. 9), "Hz. İsa'yla birlikte namaz kılacaklarını" (Şualar, s. 493), "Kuran ahlakını tüm dünyaya yerleşik kılacağını ve tüm insanları doğru yola sevk edeceğini" (Sikke-i Tasdik-i Gaybi, s. 9) (Mektubat, s. 473) ayrıntılı olarak anlatmıştır.</text:p>
      <text:p text:style-name="P54">Bediüzzaman yaşadığı dönemde "tüm Müslümanları tek bir çatı altında toplayarak İslam birliğini oluşturmamış; tüm inananların halifesi (manevi lideri) vasfını taşımamıştır". "Tüm <text:soft-page-break/>dünyaya adalet ve hakkaniyet getirmemiş", "İslam ahlakını tüm yeryüzüne hakim kılmamıştır". "Müceddid-i ekber ve Hakim vasıflarına sahip olmamış", "tüm İslam alimlerinin, Peygamberimiz (sav)'in soyundan gelen seyyidlerin ve tüm Müslümanların desteğini almamıştır." Hayatını Kuran ahlakının tebliğine adamış, bu uğurda her türlü fedakarlığı göze almış ve çok büyük bir iman hizmeti vermiştir. Yaşadığı yüzyılın müceddidi olarak üstlendiği görevi en şerefli şekilde yerine getirmiştir. Ancak onun tebliği kuvvet ve hakimiyet içerisinde değil, maddi ve manevi açıdan gayet zor şartlarda ve benzersiz sıkıntılar içerisinde geçmiştir. Hakim konumunda olmamış; aksine baskı altına alınmış, ömrünü esaret, maddi sıkıntılar ve zorluklar altında geçirmiştir. Sayıldığı gibi geniş bir kesimin desteğini almamış; aksine çeşitli haksızlıklara uğramış, eziyetlere tabi tutulmuş, yaşamının büyük bölümünü hapis ve sürgün gibi şartlar altında sürdürmüştür. Yukarıda sayılan imkanların ve yerine getirilecek olan sorumlulukların ise, kendisinden sonraki yüzyılın müceddidi olarak Hz. Mehdi (as)'ye nasip olacağını bildirmiştir.</text:p>
      <text:p text:style-name="P54"/>
      <text:p text:style-name="P54">2) Bediüzzaman Hz. Mehdi (as) olmadığını delilleriyle birlikte açıklamış, ancak kendisine hüsn-ü zan besleyenlere ilişmediğini belirtmiştir:</text:p>
      <text:p text:style-name="P54">Yaşadığı dönem içerisinde, yakın çevresinden Bediüzzaman'a Mehdilik konusunda hüsn-ü zan besleyenler olmuştur. Hatta Bediüzzaman talebelerinin bu yaklaşımlarını ifade eden sözlerini risalelerin çeşitli bölümlerine eklemiştir. Ancak bilindiği gibi bir konuda bir kişiye hüsn-ü zan beslenmesi, bu düşüncenin gerçeği yansıttığını gösteren bir delil değildir. Nitekim Bediüzzaman da risalelerinde bunu dile getirmiştir. "Kendisine hüsn-ü zan besleyen kimseler olabileceğini; bunun eskiden beri olduğunu, buna itiraz edilemeyeceğini; ancak gerçekte bunun bir karıştırma ve yanlışlık olduğunu" ifade etmiştir. Bediüzzaman'ın bu konuyu açıkladığı sözlerinden biri şöyledir:</text:p>
      <text:p text:style-name="P54"/>
      <text:p text:style-name="P132">... Risale-i Nur'un şahs-ı manevîsini haklı olarak bir nevi Hz. Mehdi (as) telakki ediyorlar (şahsi bir görüş olarak kabul ediyorlar). O şahs-ı manevînin de bir mümessili (temsilcisi), Nur şakirdlerinin tesanüdünden (talebelerinin dayanışmasından) gelen bir şahs-ı manevîsi ve o şahs-ı manevîde bir nevi mümessili (temsilcisi) olan bîçare tercümanını zannettiklerinden, bazan o ismi (Hz. Hz. Mehdi (as) ismini) ona da veriyorlar. Gerçi bu bir iltibas (karıştırma) ve bir sehivdir (hatadır, yanılmadır), fakat onlar onda mes'ul (sorumlu) değiller. Çünki ziyade hüsn-ü zan, eskiden beri cereyan ediyor ve itiraz edilmez. Ben de o kardeşlerimin pek ziyade hüsn-ü zanlarını bir nevi dua ve bir temenni ve Nur talebelerinin kemal-i itikadlarının bir tereşşuhu (yansıması) gördüğümden onlara çok ilişmezdim. (Emirdağ Lahikası, s. 248)</text:p>
      <text:p text:style-name="P262"/>
      <text:p text:style-name="P254">Bediüzzaman Risale-i Nur'un şahsı manevisinin ve bu eserlerin yazarı olarak kendisinin kimi zaman Hz. Mehdi (as) olabileceğinin düşünüldüğünü, ancak bunun bir karıştırma ve hata olduğunu belirtmiştir. Bu düşünceye sahip olan kimselerin iman hakikatlerini anlatma konusu yönünde bir değerlendirme yaptıklarını, ancak Hz. Mehdi (as)'nin diğer iki vazifesi olan "İslam birliğinin sağlanması, tüm İslam dünyasının lideri olması ve İslam ahlakının dünyaya hakim kılınmasının kendisinde görünmediği hususunu dikkate almadıklarını" söylemiştir. Bundan dolayı <text:soft-page-break/>da Risale-i Nur'a ve kendisine yapılan Mehdilik yakıştırmasının yalnızca bir "zan"dan ibaret olduğunu belirtmiştir. </text:p>
      <text:p text:style-name="P254"/>
      <text:p text:style-name="P281">Bediüzzaman "Hz. Mehdi (as)'nin seyyid olacağını;</text:p>
      <text:p text:style-name="P281">kendisinin ise seyyid değil, Kürt olduğunu" </text:p>
      <text:p text:style-name="P281">eserlerinde pek çok kez ifade etmiştir </text:p>
      <text:p text:style-name="P254">Bediüzzaman kendisinin Hz. Mehdi (as) olmadığını açıkladığı delillerden birinde "Hz. Mehdi (as)'nin seyyid olacağını ancak kendisinin seyyid olmadığını" ifade etmiştir. Bediüzzaman'ın bu gerçeği açıkça dile getirdiği sözlerinden bazıları şöyledir:</text:p>
      <text:p text:style-name="P254"/>
      <text:p text:style-name="P262">... Hem mehdilik isnadını hiç kabul etmediğimi bütün kardeşlerim şehadet ederler. Hatta Denizli'deki ehli vukuf (bilgi sahibi kişiler) eğer Said mehdiliğini ortaya atsa bütün şakirtleri (talebeleri) kabul edecek dediklerine mukabil (karşılık), Said itiraznamesinde demiş ki: "ben seyyid değilim Mehdi seyyid olacak" diye onları reddetmiş... (Şualar, s. 365)</text:p>
      <text:p text:style-name="P262"/>
      <text:p text:style-name="P262">Ben, kendimi seyyid (Peygamberimiz (sav)'in soyundan) bilemiyorum. Bu zamanda nesiller bilinmiyor. Halbuki ahir zamanın o büyük şahsı Al-i Beyt'ten (Peygamberimiz (sav)'in soyundan) olacaktır. (Emirdağ Lahikası, s. 247-250)</text:p>
      <text:p text:style-name="P254"/>
      <text:p text:style-name="P54">Bediüzzaman ayrıca eserlerinde Peygamberimiz (sav)'in bir hadisini hatırlatmış; "seyyid olan bir kişinin seyyidliğini gizlemesinin Kuran ahlakına uygun olmadığını" belirterek, bu konudaki sözünün kesin olarak doğru olduğunu ifade etmiştir:</text:p>
      <text:p text:style-name="P253"/>
      <text:p text:style-name="P262">Seyyid olmayan seyyidim ve seyyid olan değilim diyenler, ikisi de günahkar ve duhul ve huruc (isyan) haram oldukları gibi... hadis ve Kuran'da dahi, ziyade veya noksan etmek memnu'dur (yasaklanmıştır). (Muhakemat, s. 52)</text:p>
      <text:p text:style-name="P262"/>
      <text:p text:style-name="P254">Eğer Bediüzzaman seyyid olsaydı, bunu gizlemesi için hiçbir sebep yoktur. Çünkü Peygamber Efendimiz (sav)'in neslinden olmak, saklanması gereken bir özellik değildir; tam aksine Müslümanlar için büyük bir şereftir. Dünya üzerinde milyarlarca seyid vardır ve her biri de kendilerine sorulduğunda bu gerçeği açıkça dile getirmektedirler. Dolayısıyla Bediüzzaman da eğer seyyid olsaydı kendisine böyle bir soru sorulduğunda "Evet seyyidim, şerifim, ama Hz. Mehdi (as) değilim" der; kendisinin Peygamberimiz (sav)'in soyundan olduğunu ifade etmekten büyük onur duyardı. Çünkü "seyyid olduğunu kabul etmesi Hz. Mehdi (as) olduğunu da kabul etmesini" gerektiren bir konu değildir. Ancak buna rağmen seyyid olmadığını çok açık bir şekilde pek çok kez belirtmiştir. Ayrıca Bediüzzaman risalelerde yine birçok kez "Kürt" olduğunu ifade ederek bu gerçeği delillendirmiştir (Münazarat, s.84; Tarihçe-i Hayat, s.228; Bediüzzaman ve Talebelerinin Mahkeme Müdafaları, s.18). Aynı şekilde eğer kendisinin Hz. Mehdi (as) olduğu yönünde bir kanaati olsaydı, milyonlarca kişinin okuduğu eserlerinde buna taban tabana zıt yüzlerce sayfa izah yapmaz; Hz. Mehdi (as)'nin özelliklerinin kendisiyle uyuşmadığını ve bu <text:soft-page-break/>mübarek zatın kendisinden sonraki dönemde geleceğini onlarca deliliyle birlikte açıklamazdı.</text:p>
      <text:p text:style-name="P254">Bunun yanı sıra "her seyyid olan kişi, mutlaka Hz. Mehdi (as) olacak diye bir durum da söz konusu değildir". Dünya üzerinde milyonlarca seyyid olan insan bulunmaktadır. Bir kişinin seyyid olması Hz. Mehdi (as) olmasını gerektirmediği için, seyyid olan her insan bu gerçeği rahatlıkla ve iftiharla dile getirmektedir. Dahası Bediüzzaman "Benim bu konudaki tek eksikliğim seyyidliğim, eğer seyyid olsaydım Hz. Mehdi (as) olurdum" da dememiştir. Tam aksine "Hz. Mehdi (as)'nin tüm özelliklerini, yapacağı benzersiz faaliyetleri uzun uzun açıklamış ve bunların kendi yaşadığı dönemde henüz gerçekleşmediğini belirtmiştir".</text:p>
      <text:p text:style-name="P281">Hz. Mehdi (as) karşıtı Deccaliyet ve Süfyaniyet'in </text:p>
      <text:p text:style-name="P281">etkisi, Bediüzzaman hayattayken günümüzdeki </text:p>
      <text:p text:style-name="P281">şiddeti ile yaşanmamıştır</text:p>
      <text:p text:style-name="P254">Günümüzde İslam ülkelerinin ve tüm dünya Müslümanlarının içerisinde bulunduğu durum, Hz. Mehdi (as)'nin yerine getireceği vazifelerin Bediüzzaman'ın döneminde gerçekleştirilmemiş olduğunu açıkça ortaya koymaktadır. Süfyaniyet ve Deccaliyet'in etkisi, Müslüman ülkeler üzerinde tüm gücüyle hissedilmektedir. Dünyanın çeşitli ülkelerinde din hürriyeti gereği gibi yaşanamamaktadır. Bediüzzaman hayatta iken ise, Müslümanların maruz kaldıkları zorluk, sıkıntı ve eziyetler ise bu derece şiddetli değildi. Bu da Hz. Mehdi (as) gibi, Süfyan ve Deccal'in faaliyetlerinin de o dönemde henüz gerçekleşmemiş olduğunu göstermektedir. Deccal ve Süfyan ile mücadele ortamı oluşmadan Hz. Mehdi (as)'nin vazifesini yerine getirebilmesinden bahsedebilmek ise hiçbir şekilde söz konusu değildir. </text:p>
      <text:p text:style-name="P254">Bunun yanı sıra günümüzde tüm İslam alemi ve Müslümanlar kendi içlerinde paramparçadır. Bediüzzaman yaşadığı dönemde tüm dünya Müslümanları üzerinde birleştirici bir rol oynamamıştır. Peygamberimiz (sav)'in hadislerinde tüm Müslümanları birleştirici vasfını Hz. Mehdi (as)'nin taşıyacağı bildirilmektedir. Bediüzzaman da Hz. Mehdi (as)'nin bu özelliğini şöyle bildirmektedir:</text:p>
      <text:p text:style-name="P254"/>
      <text:p text:style-name="P262">... o zât, bütün ehl-i imanın (iman edenlerin) manevî yardımlarıyla ve ittihad-ı İslâmın muavenetiyle (İslam birliğinin yardımlaşmasıyla) ve bütün ülema ve evliyanın (alimlerin ve velilerin) ve bilhassa Âl-i Beyt'in neslinden (Peygamberimiz (sav)'in soyundan) her asırda kuvvetli ve kesretli (çok sayıda) bulunan milyonlar fedakâr seyyidlerin iltihaklarıyla (Peygamber soyundan gelen fedakar kimselerin katılımlarıyla) o vazife-i uzmayı (büyük görevi) yapmağa çalışır. (Emirdağ Lahikası, s. 260)</text:p>
      <text:p text:style-name="P258"/>
      <text:p text:style-name="P264">Bediüzzaman bu sözünde, Hz. Mehdi (as)'nin üçüncü görevini açıklamıştır. Buna göre, Hz. Mehdi (as) Kuran ahlakının göz ardı edildiği bir dönemde, insanların yeniden din ahlakına yönelmesine vesile olacak, İslam birliğini kuracak ve tüm Müslümanların birleşerek ittifak halinde Hz. Mehdi (as)'nin bu görevdeki yardımcıları olacağını bildirmiştir. Tüm Müslümanların dahil olacağı böyle geniş çapta bir ittifak ve destek, Bediüzzaman'ın döneminde gerçekleşmiş değildir. Bediüzzaman'ın da müjdelediği gibi, bu geniş kitlenin manevi yardımları, ancak ahir zamanda Hz. Mehdi (as) ile birlikte oluşacak ve İslam ahlakının tüm dünyaya hakim kılınmasında büyük rol oynayacaktır. </text:p>
      <text:p text:style-name="P264"><text:soft-page-break/></text:p>
      <text:p text:style-name="P281">Bediüzzaman, her konuda risalelerdeki </text:p>
      <text:p text:style-name="P281">açıklamalarının yeterli olduğunu söylemiştir</text:p>
      <text:p text:style-name="P254">Bediüzzaman "Bir Risale-i Nur talebesi olarak ben de bunlara uyuyorum" diyerek, hayatta olduğu süre içerisinde eserlerinde yazdıklarının doğruluğunu defalarca tasdik etmiştir. Risalelerin her biri, binlerce nüshası olan kitaplardır. Dolayısıyla eserlerinde açıkça "Ben kendimi seyyid bilmiyorum" diyorsa, bazı kişilerin "Bediüzzaman'ın bu açıklamaları doğru değildir; kendisi falanca gün bizi çağırmış, hem şerif, hem seyyid hem de Hz. Mehdi (as)'yim demiştir" demeleri Bediüzzaman Said Nursi Hazretleri'ne karşı çok galiz bir hakaret, büyük bir zulüm ve iftira olur. Zira bu, Bediüzzaman gibi değerli ve üstün ahlaklı bir şahsın bu konuda yazdıklarının "yalan" olduğunu iddia etmek anlamına gelir. Yüzlerce sayfa boyunca yazdıklarının aksine, Bediüzzaman'ın "-yalnızca iki üç kişiye- tüm yazdıklarının yalan olduğunu söylediği" şeklinde bir iddia, bu tür iddiaların sahiplerini töhmet altında bırakır. "Bediüzzaman Hazretleri milyonlarca insanı aldattı, yalan söyledi; fakat bu konun doğrusunu üç beş kişiye açıkladı" şeklinde bir iddia hiçbir şekilde kabul edilemez. </text:p>
      <text:p text:style-name="P254">Diğer taraftan Bediüzzaman'ın kendisinin Hz. Mehdi (as) olmadığını söylemesi için sadece "ben Hz. Mehdi (as) değilim" demesi yeterlidir. <text:s/>Böyle mübarek bir insanın "yüzlerce sayfa çok kapsamlı ve detaylı yalan söylediğini; ümmeti aldattığını, bu yazılanların bir aldatmaca olduğunu" iddia etmek bir hezeyandır. Sevgi adına da olsa böyle ağır bir hakaret yapılamaz.</text:p>
      <text:p text:style-name="P254">Bediüzzaman gibi derin imanlı büyük bir müceddidin, eserlerinde, düşündüğü ve inandığı şeylerin tam tersine açıklamalarda bulunması hiçbir şekilde söz konusu değildir. Dolayısıyla Bediüzzaman'ın vefatından yıllar sonra böyle bir iddia ile ortaya çıkmak, her ne kadar iyilik adına, Bediüzzaman'ı sevme adına yapılmış dahi olsa, Bediüzzaman adına çok büyük bir iftira olur. Onu yalancılıkla itham eden ve yüzlerce sayfa ile ümmeti aldattığını iddia eden böyle bir yaklaşım ise hiçbir vicdanın kabul etmeyeceği bir davranıştır.</text:p>
      <text:p text:style-name="P254">Bunun yanı sıra, hiçbir delile dayanmayan bu iddianın destelenebilmesi için Hz. İsa ile ilgili de gerçek dışı birtakım iddialar öne sürülebilmektedir. Bilindiği gibi Peygamberimiz (sav)'in hadislerinde, Hz. Mehdi (as) döneminde Hz. İsa'nın ikinci kez yeryüzüne geleceği bildirilmektedir. Hz. Mehdi (as)'nin imamlığında Hz. İsa ve Hz. Mehdi (as) birlikte namaz kılacak, yedi sene yeryüzünde birlikte hüküm süreceklerdir. Ancak bu gelişmelerin hiçbiri Bediüzzaman hayatta iken gerçekleşmemiştir. Bediüzzaman Hz. İsa ile birlikte olmamıştır. Bu durum da çeşitli şekillerde tevil edilmeye çalışılmakta; Hz. İsa'nın yalnızca bir ruh olarak geleceği ya da Bediüzzaman hayatta iken geldiği ve vefat edip gömüldüğü gibi asılsız fikirler öne sürülmektedir. Oysa ki Bediüzzaman eserlerinde çok açık bir dille ve pek çok kez Hz. İsa'nın -cismi bedeniyle- "bir şahıs" olarak yeryüzüne geleceğini ifade etmiştir. Hz. İsa'nın "Hıristiyan ruhanileriyle ittifak edeceğini, Deccal ile mücadele ederek onu fikren etkisiz hale getireceğini" belirtmiştir. Bu sözlerinden birinde Bediüzzaman Hz. İsa'nın bir şahsı manevi değil, bir şahıs olduğunu şöyle ifade etmektedir:</text:p>
      <text:p text:style-name="P254"/>
      <text:p text:style-name="P262">... âlem-i semavatta (gökler aleminde) CİSM-İ BEŞERİSİYLE (insani cismiyle) bulunan ŞAHS-I <text:soft-page-break/>İSA ALEYHİSSELAM, o din-i hak cereyanının (Hak dinin) başına geçeceğini.... (Mektubat, sf. 60)</text:p>
      <text:p text:style-name="P262"/>
      <text:p text:style-name="P254">Bunun yanı sıra Bediüzzaman, Hz. İsa'nın Deccal ile olan mücadelesini anlattığı sözlerinde de bir şahsı manevi ile bir şahsı manevi arasında yaşanacak bir konudan değil; Hz. İsa'nın direk şahsıyla Deccal'in şahsına karşı yapacağı bir mücadeleden bahsetmektedir:</text:p>
      <text:p text:style-name="P254"/>
      <text:p text:style-name="P262">... Elcevap: Hadîs-i sahihte (doğruluğu kesin olan hadiste) rivayet edilen: "Hazret-i Îsâ Aleyhisselâm'ın geleceğini ve Şeriat-ı İslâmiye ile amel edeceğini, Deccal'ı öldüreceğini" imanı zaîf (zayıf) olanlar istib'ad ediyorlar (ihtimal vermiyorlar, uzak görüyorlar, olmayacak sanıyorlar). Onun hakikatı izah edilse, hiç istib'ad (uzak görünecek) yeri kalmaz. (Mektubat, s. 58-59)</text:p>
      <text:p text:style-name="P262"/>
      <text:p text:style-name="P107">Bir başka sözünde ise Bediüzzaman Deccal'in etkisinin ancak mucize sahibi bir peygamber tarafından ortadan kaldırılabileceğini belirterek, Hz. İsa'nın bir şahsı manevi değil, mucizeler gösterecek özelliklere sahip bir şahıs olacağını bir kez daha açıkça ifade etmiştir:</text:p>
      <text:p text:style-name="P254"/>
      <text:p text:style-name="P262">... ancak hârika ve mu'cizatlı (mucizeler sahibi) ve umumun makbulü (umumun kabul ettiği) BİR ZAT olabilir ki: O ZAT, en ziyade alâkadar ve ekser (birçok) insanların peygamberi olan HAZRET-İ İSA ALEYHİSSELAM'dır..... (Şualar, sf. 463)</text:p>
      <text:p text:style-name="P262"/>
      <text:p text:style-name="P254">Bediüzzaman'ın, Hz. İsa ve Hz. Mehdi (as)'nin gelişi ile ilgili bu çok açık sözlerine rağmen, özel sohbetler delil gösterilerek öne sürülen bu gibi iddialar, böylesine değerli bir müceddidin kaleme aldığı risalelerin tümünü şüpheli hale getirecek son derece tehlikeli girişimlerdir. Bunun gibi pek çok kişi, birbirinden farklı iddialarla ortaya çıkıp "Bediüzzaman Said Nursi burada böyle demiştir ama bunların tamamı bir taktiktir, yalandır; doğrusunu bize söyledi" dese bu ne kadar geçerli olacaktır? Böyle bir durumda bir süre sonra Risale-i Nur'da yer alan her konu için bir şey söylenebilir ve Bediüzzaman'ın eserleri gerçek manasından ve hikmetinden giderek uzaklaşır. Böyle bir tehlikeyi önlemek ise, Bediüzzaman gibi değerli bir İslam aliminin bizzat yazıp tasdik ettiği apaçık sözlerini korumakla mümkün olacaktır. Nitekim Bediüzzaman da eserlerinde, her konuda olduğu gibi bu konuda da en doğru açıklamaların risalelerde bulunabileceğini hatırlatmış, risalelerde yazılanlar okunduğunda adeta kendisiyle görüşülmüş gibi en doğru bilgilere ulaşılabileceğini belirtmiştir.</text:p>
      <text:p text:style-name="P254"/>
      <text:p text:style-name="P254">Risale-i Nur'un her bir kitabı bir Said'dir. Siz hangi kitaba baksanız benimle karşı karşıya görüşmekten on defa ziyade hem faydalanır, hem hakiki bir surette benimle görüşmüş olursunuz. Risale-i Nur bana hiçbir ihtiyaç bırakmıyor. (Emirdağ Lahikası, s. 159)</text:p>
      <text:p text:style-name="P254"/>
      <text:p text:style-name="P254">… <text:s/>Çünkü der: "Benimle görüşmek isteyen, eğer âhiret için, Risale-i Nur için ise; Risale-i Nur bana kat'iyyen ihtiyaç bırakmamış. Milyonlar nüshası her birisi on Said kadar faide veriyor… Eğer Risale-i Nur'un hizmetine, intişarına (yayılmasına) ait olsa; bana hizmet eden hakikî fedakâr talebelerim ve manevî evlâdlarım ve kardeşlerim benim bedelime görüşmeleri kâfi, bana hiç ihtiyaç yok… (Emirdağ Lâhikası-2, s. 214)</text:p>
      <text:p text:style-name="P254"/>
      <text:p text:style-name="P254">Bediüzzaman eserlerinde aynı gerçeği dile getiren talebelerinin sözlerine de yer vermiştir. Bunlardan bazıları şöyledir:</text:p>
      <text:p text:style-name="P254"/>
      <text:p text:style-name="P254">Ey hocalar ve ehl-i kalb! Soracağınız suallerin cevaplarını Risale-i Nur'da bulabilirsiniz. Ehl-i keşf (gözle görülmeyen gaybi hakikatleri Allah'ın lütfuyla keşfedip bilen evliyalar) ve kalbden birisi, benim gibi aciz bir insandan Hz. Mehdi (as)'yi soruyor. "Ne vakit gelecek..." Daha Hz. Mehdi (as)'yi anlamamış. Dabbetü'l Arz kimler olduğunu bilmiyor. Bunlara dair, risalelerde bir bahis (söz, açıklama) vardır. Her müşkil sualin (zor sorunun) cevabını o risalelerden arayınız, bulursunuz. (Mustafa Hulusi, Barla Lahikası, s. 143)</text:p>
      <text:p text:style-name="P107">… bu hususta arzedeyim ki, üstadımız Bediüzzaman, bir Nur talebesine Risale-i Nur'dan bazan okuyuvermek lütfunu bahşederken izah etmiyor, diyor ki: "Risale-i Nur, imanî mes'eleleri lüzumu derecesinde izah etmiş. Risale-i Nur'un hocası, Risale-i Nur'dur. Risale-i Nur, başkalarından ders almağa ihtiyaç bırakmıyor. (Sözler, s. 772)</text:p>
      <text:p text:style-name="P254"/>
      <text:p text:style-name="P104">EVRİM TEORİSİNİN SONU</text:p>
      <text:p text:style-name="P265"/>
      <text:p text:style-name="P254"/>
      <text:p text:style-name="P254">Darwinizm; ara fosil olmadığı halde varmış telkini yapar… Geçersiz deliller sunar… Bulunan bütün fosiller yaratılışı ispat ettiği halde bunun tam aksini savunur… Tesadüfler sonucu oluşma ihtimali ancak 10 950'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p>
      <text:p text:style-name="P254">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254"/>
      <text:p text:style-name="P307"><text:span text:style-name="T3">1.<text:tab/>Darwinizm artık proteinlerin evrimle oluşabileceğini iddia edemiyor. </text:span><text:span text:style-name="T1">Çünkü tek bir proteinin bile tesadüfen doğru dizilimle oluşma ihtimali teorik olarak 10 950'de 1 dir. Bu ise gerçekleşmesi matematiksel olarak imkansız bir ihtimaldir.</text:span></text:p>
      <text:p text:style-name="P254"/>
      <text:p text:style-name="P307"><text:span text:style-name="T3">2.<text:tab/>Darwinizm artık fosilleri evrime delil olarak gösteremiyor. </text:span><text:span text:style-name="T1">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 </text:span></text:p>
      <text:p text:style-name="P254"/>
      <text:p text:style-name="P307"><text:span text:style-name="T3">3.<text:tab/>Evrimciler bugüne kadar bulunmuş olan sayısız fosil karşısında çaresiz kalmışlardır. </text:span><text:span text:style-name="T1">Çünkü bulunan tüm fosiller yaratılışı destekler, ispat eder mahiyettedir.</text:span></text:p>
      <text:p text:style-name="P254"/>
      <text:p text:style-name="P307"><text:span text:style-name="T3">4.<text:tab/>Evrimciler artık Archaopteryx'in kuşların atası olduğunu iddia edemiyor. </text:span><text:span text:style-name="T1">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254"/>
      <text:p text:style-name="P307"><text:span text:style-name="T3">5.<text:tab/>Darwinizm artık "At Serisi" diye ortaya konulan sahte dizilimi kullanamıyor. </text:span><text:span text:style-name="T1">Çünkü bu sahte serinin dizilimi kullanamıyor. Çünkü bu sahte serinin geçmişte farklı devirlerde ve farklı coğrafyalarda yaşamış bağımsız canlı türlerinden ibaret olduğu anlaşıldı.</text:span></text:p>
      <text:p text:style-name="P1"/>
      <text:p text:style-name="P71"><text:span text:style-name="T31">6.<text:tab/>Darwinizm artık sudan karaya çıkış hikayesi için Coelecanth isimli fosili kullanamıyor.</text:span><text:span text:style-name="T29"> Çünkü soyu tükenmiş bir ara-form olduğu iddia edilen bu canlının halen yaşamakta olan bir dip balığı olduğu ortaya çıkmıştır ve bu canlı bugüne kadar 200'den fazla </text:span><text:soft-page-break/><text:span text:style-name="T29">sayıda -canlı olarak- yakalanmıştır.</text:span></text:p>
      <text:p text:style-name="P54"/>
      <text:p text:style-name="P307"><text:span text:style-name="T3">7.<text:tab/>Darwinizm, Ramapithecus, Australopithecus Serisi (A. Bosei, A Robustus, A. Aferensis, Africanus vb.) gibi canlıların insanların ataları oldukları iddiasını artık savunamıyor. </text:span><text:span text:style-name="T1">Çünkü bu fosiller üzerinde yapılan araştırmalar, bunların insan ile hiçbir ilgisi olmadığını ve tamamının geçmişte yaşamış maymun türlerinden ibaret olduğunu ortaya koymuştur.</text:span></text:p>
      <text:p text:style-name="P1"/>
      <text:p text:style-name="P307"><text:span text:style-name="T3">8.<text:tab/>Darwinizm rekonstrüksiyon (canlandırma) çizimlerle artık insanları kandıramayacak. </text:span><text:span text:style-name="T1">Çünkü eskiden yaşamış hayvanların kalıntılarına dayanılarak yapılan bu canlandırmaların (rekonstrüksiyon) hiçbir bilimsel değere sahip olmadığı ve tamamen güvenilmez oldukları bilim adamlarınca açıkça ortaya konmuştur.</text:span></text:p>
      <text:p text:style-name="P1"/>
      <text:p text:style-name="P307"><text:span text:style-name="T3">9.<text:tab/>Darwinizm artık "Piltdown Adamı"nı evrime delil olarak gösteremiyor. </text:span><text:span text:style-name="T1">Çünkü, yapılan araştırmalar "Piltdown Adamı" diye bir fosilin hiçbir zaman var olmadığını, insana ait bir kafatasına orangutan çenesi eklenerek insanların 40 yıl boyunca kandırıldığını ortaya çıkardı.</text:span></text:p>
      <text:p text:style-name="P1"/>
      <text:p text:style-name="P307"><text:span text:style-name="T3">10.<text:tab/>Darwinizm "Nebraska Adamı"nın ve sözde ailesinin evrimi ispatladığını artık savunamıyor. </text:span><text:span text:style-name="T1">Çünkü "Nebraska Adamı" hikayesinin dayandırıldığı azı diş kalıntısının aslında soyu tükenmiş yabani bir domuza ait olduğu tespit edildi.</text:span></text:p>
      <text:p text:style-name="P1"/>
      <text:p text:style-name="P307"><text:span text:style-name="T3">11.<text:tab/>Darwinizm artık "Doğal Seleksiyonun evrime sebep olduğu iddiasını savunamıyor. </text:span><text:span text:style-name="T1">Çünkü, söz konusu mekanizmanın canlıları evrimleştiremeyeceği, onlara yeni özellikler kazandırmayacağı bilimsel olarak ispatlanmıştır.</text:span></text:p>
      <text:p text:style-name="P1"/>
      <text:p text:style-name="P254">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54"/>
      <text:p text:style-name="P54"/>
      <text:p text:style-name="P95">EK: LİSTELER</text:p>
      <text:p text:style-name="P57"/>
      <text:p text:style-name="P54"/>
      <text:p text:style-name="P57">Mehdi Hakkındaki Bazı El Yazması Müstakil Eserler</text:p>
      <text:p text:style-name="P57">(Süleymaniye Kütüphanesi'nde Bulunanlar)</text:p>
      <text:p text:style-name="P57"/>
      <text:p text:style-name="P54">1) Alaaddin Ali el-Muttaki</text:p>
      <text:p text:style-name="P54">"el-Burhan fi alamati Mehdiyyi Ahir zaman" </text:p>
      <text:p text:style-name="P54">carullah 1494</text:p>
      <text:p text:style-name="P54">2) Nuaym b. Hammad </text:p>
      <text:p text:style-name="P54">"Kitabul Fiten"</text:p>
      <text:p text:style-name="P54">Atıf efendi kütüphanesi no: 602</text:p>
      <text:p text:style-name="P54">3) Yusuf b. Yahya b. Ali el Makdisi eş-şafii </text:p>
      <text:p text:style-name="P54">"İkdut-Durer fi Ahbaril-Muntazar"</text:p>
      <text:p text:style-name="P54">Laleli ktp. 623</text:p>
      <text:p text:style-name="P54">4) İbn Hacer el-Heytemi</text:p>
      <text:p text:style-name="P54">"el-Kavlul-Muhtasar fi alameti'l-Mehdiyyil-Mutazar"</text:p>
      <text:p text:style-name="P54">Esad efendi. 1446</text:p>
      <text:p text:style-name="P54">5) Ali b. Sultan Muhammed el-Kari el-hanefi </text:p>
      <text:p text:style-name="P54">"Risaletül-meşreb el-verdi fi mezhebil-Mehdi"</text:p>
      <text:p text:style-name="P54">Esad efendi 1446/ 71-96</text:p>
      <text:p text:style-name="P54">6) Meriy b. Yusuf b. Ebi bekr b. Ahmet b. Yusuf el-makdisi </text:p>
      <text:p text:style-name="P54">"Feraidu Fevaidi'l Fiker fi'l imam el-Mehdi el-Muntazar"</text:p>
      <text:p text:style-name="P54">Esad efendi 1446/92-114 </text:p>
      <text:p text:style-name="P54">7) Ukayli</text:p>
      <text:p text:style-name="P388">"en-Necmu's sakıb fi Beyani enne'l Mehdiyye min evladi Ali b. Ebi Talib Ale't-Temam ve'l kamal"</text:p>
      <text:p text:style-name="P54">Laleli 679/29 </text:p>
      <text:p text:style-name="P54">8) Serahsi </text:p>
      <text:p text:style-name="P54">"Sıfatü eşrati'saa" </text:p>
      <text:p text:style-name="P54">Esad efendi 1446/3 vr. 43a-73b. </text:p>
      <text:p text:style-name="P54">9) Celaleddin es- Suyuti </text:p>
      <text:p text:style-name="P54">"el örful-verdi fi Ahbaril-Mehdi" </text:p>
      <text:p text:style-name="P54">Carullah 1494/3</text:p>
      <text:p text:style-name="P54"/>
      <text:p text:style-name="P57">Ehl-i Sünnet Kaynaklarında, İmam Mehdi Hakkındaki</text:p>
      <text:p text:style-name="P57">Hadisleri Nakleden Sahabenin İsimleri</text:p>
      <text:p text:style-name="P57"/>
      <text:p text:style-name="P54">1- İmam Emir-ul Mü'minin Ali b. Ebu Talib, "Sünen-i Ebi Davud", c. 4, s. 51.</text:p>
      <text:p text:style-name="P54">2- Ebu Umame Bahli, "el-Beyan", Genci, s. 95.</text:p>
      <text:p text:style-name="P54"><text:soft-page-break/>3- Ebu Eyyub Ensari, "el- Mucem-us Sağir", Tabarani, c. 1, s. 137.</text:p>
      <text:p text:style-name="P54">4- Ebu Said Hudri, "Sünen-i Ebu Davud", c. 4, s. 107, Hadis: 4385.</text:p>
      <text:p text:style-name="P54">5- Ebu Selma Rai, "Maktel-ul Hüseyn", Harezmi, s. 95.</text:p>
      <text:p text:style-name="P54">6- Ebu't- Tufeyl Amir b. Vasile, "Müsned-i Ahmed b. Hanbel", c. 1, s. 99.</text:p>
      <text:p text:style-name="P54">7- Ebu Leyla, "Menakıb" Harezmi, c. 5, s. 23-24.</text:p>
      <text:p text:style-name="P54">8- Ebu Vail, "Ikd-ud Durer", Cemaluddin Yusuf Dimeşki, s. 23-38.</text:p>
      <text:p text:style-name="P54">9- Ebu Hureyre, "Sahih-i Buhari", c. 2, s. 178.</text:p>
      <text:p text:style-name="P54">10- Enes b. Malik, "Sünen-i İbn-i Mace", c. 2, s. 519.</text:p>
      <text:p text:style-name="P54">11- Temim Dari, "Arais-u Salebi", s. 186.</text:p>
      <text:p text:style-name="P54">12- Sevban, "Sünen-i İbn-i Mace", c. 2, s. 519.</text:p>
      <text:p text:style-name="P54">13- Cabir b. Semure, "el-Burhan", Muttaki Hindi, Tenbihat bölümünde ilk tenbih.</text:p>
      <text:p text:style-name="P54">14- Cabir b. Abdullah Ensari, "Müsned Ahmed b. Hanbel", <text:s text:c="3"/>c. 3, s. 384.</text:p>
      <text:p text:style-name="P388">15- Cabir b. Abdullah Sadefi, "İstiab", Kurtubi, c. 2, s. 111 ve "Mu'cem-i Kebir", Taberani, c. 22, s. 937.</text:p>
      <text:p text:style-name="P54">16- İmam Hasan b. Ali, "Yenabi-ul Mevedde", Kunduzi, <text:s text:c="2"/>s. 589.</text:p>
      <text:p text:style-name="P54">17- İmam Hüseyn b. Ali, "el-Burhan", Muttaki Hindi, Bab: 2 Hadis: 17 ve 18.</text:p>
      <text:p text:style-name="P54">18- Selman-i Farisi, "Maktel-ul Hüseyn" Harezmi, c. 1, <text:s text:c="2"/>s. 146.</text:p>
      <text:p text:style-name="P388">19- Talha b. Ubeydullah, "el-Burhan", Muttaki Hindi ve "el-Mehdiyy-ul Muntazar", İbn-i Sıddık, s. 12.</text:p>
      <text:p text:style-name="P54">20- Abbas b. Abdulmuttalib, "el-Mehdiyy-ul Muntazar", İbn-i Sıddık, s. 12.</text:p>
      <text:p text:style-name="P54">21- Abdurrahman b. Avf, "el-Beyan", Genci (Şafii), s. 96.</text:p>
      <text:p text:style-name="P388">22- Abdullah b. Hars (Haris) b. Cüz Zübeydi, "Sünen-i İbn-i Mace", c. 2, s. 519 ve diğer baskısında, c. 2, s. 270.</text:p>
      <text:p text:style-name="P54">23- Abdullah b. Abbas, "el-Fusul-ül Muhimme", İbn-i Sabbağ (Maliki), s. 278.</text:p>
      <text:p text:style-name="P388">24- Abdullah b. Ömer b. Hattab, "el-Fusul-ül Mühimme", İbn-i Sabbağ (Maliki), s. 277 ve "el-Burhan", Bab: 1, hadis: 2 ve Bab: 6, hadis: 6.</text:p>
      <text:p text:style-name="P54">25- Abdullah b. Amr b. As, "el-Beyan", Genci, s. 92.</text:p>
      <text:p text:style-name="P54">26- Abdullah b. Mesut, "el-Fusul-ül Mühimme", İbn-i Sabbağ, s. 279.</text:p>
      <text:p text:style-name="P54">27- Osman b. Ebi-l As, "Müsned", Ahmed b. Hanbel, c. 3, s. 216-217.</text:p>
      <text:p text:style-name="P388">28- Osman b. Affan, "el-Mehdiyy-ul Muntazar", Sıddık Mağribi, s. 12, Mekke Mecma-i Fıkhi'nin Fetva nitelikli makalesinde Genci'nin "el-Beyan", s. 77, Beyrut baskısında kaydedilmiştir.</text:p>
      <text:p text:style-name="P388">29- Alkame b. Abdullah, "Sünen-i İbn-i Mace" ve "el-Fusul-ül Mühimme", İbn-i Sabbağ (Maliki).</text:p>
      <text:p text:style-name="P54">30- Ali el-Hilali, "Mecma-üz Zevaid", Haysemi, c. 6, s. 165. </text:p>
      <text:p text:style-name="P54">31- Ammar b. Yasir, "el-Burhan", Bab:1, hadis: 10 ve Bab: 4, Fasıl: 2, hadis: 1 ve 24.</text:p>
      <text:p text:style-name="P54">32- Ömer b. Hattab, "el-Burhan", Bab: 1, hadis: 38. </text:p>
      <text:p text:style-name="P54">33- Ümran b. Hüseyn, "Müsned-i Ahmed b. Hanbel", c. 4, <text:s/>s. 437.</text:p>
      <text:p text:style-name="P54">34- Amr b. As, "el-Burhan", Bab: 4, Fasl: 2, hadis: 23. </text:p>
      <text:p text:style-name="P388">35- Amr b. Mürre Cüheni, "İbraz-ul Vehm-il Meknun", Ebu-l Feyz Gimari ve "Örf-ul <text:soft-page-break/>Verdi", s. 139 ve 390 ve "el-Mehdiy-ul Muntazar", İbn-i Sıddık İdrisi, s. 13. </text:p>
      <text:p text:style-name="P54">36- Avf b. Malik, "Mu'cem-i Kebir", Tabarani. </text:p>
      <text:p text:style-name="P54">37- Katade b. Numan, "el-Burhan", Bab: 1, hadis: 17 ve Bab: 6, hadis:10 ve 11</text:p>
      <text:p text:style-name="P54">38- Kurre b. İyas el-Muzeni, "Yenabi-ul Mevedde", s. 22</text:p>
      <text:p text:style-name="P54">39- Ka'bü-l Ahbar, "Uked-ud Dürer", Cemaleddin Dimeşki, <text:s/>s. 180 ve 233, 234.</text:p>
      <text:p text:style-name="P54">40- Ka'b b. Alkame, "el-Burhan", Bab: 7, hadis: 8, 13, 21.</text:p>
      <text:p text:style-name="P54">41- Muaz b. Cebel, "İbraz-ul Vehm-il Meknun" Ahmed b. Muhammed b. Sıddık, s. 8.</text:p>
      <text:p text:style-name="P54">42- Fatıma'tuz-Zehra bint-u Resulullah (SAV), "Feraid-us Simtayn", Hamvini.</text:p>
      <text:p text:style-name="P54">43- Ümm'ül müminin Ümmü Seleme, "Sünen-i Ebi Davud", 4, s. 151</text:p>
      <text:p text:style-name="P388">44- Ümm'ül müminin Aişe, "el-Fiten", Nuaym b. Hammad, "Uked-ud Dürer", s. 16-17 ve "el-Burhan" Bab: 2, hadis: 21.</text:p>
      <text:p text:style-name="P54">45- Ümmü Habibe, "el-Burhan" Bab: 4, Fasl: 2, hadis: 20.</text:p>
      <text:p text:style-name="P54"/>
      <text:p text:style-name="P57">Hz. Mehdi'yi ve Bu Konudaki </text:p>
      <text:p text:style-name="P57">Hadisleri İnkar Edenlere Karşı Yazılmış </text:p>
      <text:p text:style-name="P57">Reddiye ve Cevapların Yer Aldığı Kaynaklar</text:p>
      <text:p text:style-name="P57"/>
      <text:p text:style-name="P388">1- "İbraz-ul Vehm-il Meknun Min Kelâm-i İbn-i Haldun", Ebulfeyz Seyyid Ahmet b. Muhammed b. Sıddık Gimari, eş-Şafii, el-Ezheri, el-Magribi (ölm: H. 1380), Terakki matbaası, H. 1347, Dimaşk. Bu kitapta, İbn-i Haldun'un Mehdilik ile ilgili şüphelerine cevap verilmişir.</text:p>
      <text:p text:style-name="P388">2- "İbraz-ul Vehm Min Kelam-i İbn-i Hazm", Ebulfeyz Seyyid Ahmet b. Muhammed b. Sıddık Gimari, Terakki matbaası, Dimaşk, H. 1347.</text:p>
      <text:p text:style-name="P388">3- "el-İhticacu bil-Eser Alâ Men Enkere-l Mehdiyy-el Muntazar", Şeyh Hammud b. Abdullah Tuveyciri, Medine İslam Üniversitesi Öğretim Üyesi. İki cilt halinde basılan bu kitabını, Katar kadısı İbn-i Mahmud'a cevap olarak yazmıştır. 1. cildi H. 1394'de, 2. cildiyse H. 1396'da Riyad'da basılmıştır.</text:p>
      <text:p text:style-name="P388">4- "İla Meşihat-il Ezher", Iraklı Şeyh Abdullah Sebti, bu kitabı Sa'd Muhammed Hasan'ın "el-Mehdeviyyetu Fi'l-İslam" adlı eserine reddiye olarak yazmıştır ve H. 1375'te Bağdat'ta basılmıştır.</text:p>
      <text:p text:style-name="P388">5- "Tahdik-un Nazar Fi Ahbar-il İmam-il Muntazar", Şeyh Muhammed Abdulaziz b. Mani (H. 1385), Hz. Mehdi konulu hadislerin ispatı ve İbn-i Haldun'a reddiye olarak kaleme alınmıştır.</text:p>
      <text:p text:style-name="P388">6- "el-Cezm Li-Fasl-ı İbn-i Hazm", Şeyh Kazım Hilli (D. 1300), İki cilt, İbn-i Hazm'in "el-Fasl fi-l Milel ve'l- Ehva ve-n Nihal" adlı eserinde Mehdilik ile ilgili sözlerine reddiyedir. (Bkz. ez-Zeria, c. 5, s. 104)</text:p>
      <text:p text:style-name="P388">7- "er-Reddu Alâ Men Kezzebe Bil-Ahâdîs-is Sahihet-il Varideti Fi-l Mehdi", Abdulmuhsin el-Abbad; Medine İslam Üniversitesi Öğretim Üyesi, aynı üniversitenin çıkardığı dergi, sayı 45, s. 297-328 ve sayı 46, s. 361-383. Şeyh İbn-i Mahmud'un "La Mehdiyye Yuntazaru Ba'de-r Resul..." adlı kitabına reddiye olarak yazılan bu makalede Mehdi ve kıyamı tarih ve <text:soft-page-break/>hadis açısından incelenmiştir. Yazar, Hz. Mehdi'nin doğumu konusunda hem Şii hem de çoğu Sünni ulemasıyla farklı görüşe sahipse de, Mehdilik inancını kabul etmiştir.</text:p>
      <text:p text:style-name="P388">8- "el-Mehdi ve Ahmed Emin", Muhammed Ali Züheyri, H. 1370, M. 1950, Necef. </text:p>
      <text:p text:style-name="P388">9- "Maa-d Doktor Ahmed Emin Fi Hadis-il Mehdi ve'l Mehdeviyye" Muhammed Emin Zeynüddin, Necef, H. 1371-M. 1951.</text:p>
      <text:p text:style-name="P388">Bu iki kitap Ahmet Emin'in "el-Mehdi ve-l Mehdeviyye" adlı eserine karşı yazılan birer reddiyedir. </text:p>
      <text:p text:style-name="P388">10- "Nakd-ul Hadis Beyn-el İçtihad ve't Taklid", Seyyid Muhammed Rıza Hüseyni, Libyalı Ali Hüseyn Saih'e reddiye olarak yazılmıştır, 2. Baskı, Kum H. 1417.</text:p>
      <text:p text:style-name="P388">11- "el-Vehm-ul Meknun Fi'r Reddi Ala İbn-iHaldun", Ebu-i Abbas b. Abdulmü'min Magribi.</text:p>
      <text:p text:style-name="P388">12- "Hude'l Gafilin İle-d Din-il Mubin", Seyyid Mehdi Salih Keşvan-ı Kazvini. Bu kitap, Mehdilik hakkında İbn-i Hazm'e verilen reddiyelerden derlenmiş ve H. 1335'te tamamlanmıştır.</text:p>
      <text:p text:style-name="P388">13- "Yenâbi-ul Mevedde", Süleyman b. İbrahim Kunduzi (ölm: 1294), 78. Babın başları, Cabir b. Abdullah Ensari'den nakledilmiştir.</text:p>
      <text:p text:style-name="P388">14. "el-İzae Li Ma Kâne ve Mâ Yekunu Beyne Yedey-is Sa'eh", Seyyid Muhammed Sıddık Kunuci Buhari (ölm: 1307) s. 137, "Cem-ul Ahadis-il Varide Fi-l Mehdi" İbn-i Hayseme ve "Fevaid-ul Ahbar" İskafi'den nakledilmiştir.</text:p>
      <text:p text:style-name="P388">15- "El-Mehdiyyu'l Muntazar", Ebulfazl Abdullah b. Muhammed Sıddık (ölm: 1308), s. 94 "Fevaid-ul Ahbar"'dan nakledilmiştir.</text:p>
      <text:p text:style-name="P388"/>
      <text:p text:style-name="P389">Hz. Mehdi Hakkındaki Hadislerin Sahih ve</text:p>
      <text:p text:style-name="P389">Mütevatir Olduğunu Bildiren Alimler</text:p>
      <text:p text:style-name="P389"/>
      <text:p text:style-name="P388">1- Ebu-l Hasan, Muhammed b. Hüseyn Aburi Sicistani: Menakıb-uş Şafii kitabında Muhammed b. Halid Cundi'den bahsederken İmam Mehdi hadislerinin sahih ve mütevatir olduğunu söylemiştir.</text:p>
      <text:p text:style-name="P388">2- Hafız Muhammed Yusuf Genci Şafii:"el-Beyan fi Ahbar-i Sahib-iz Zaman" 11. bölüm.</text:p>
      <text:p text:style-name="P388">3- Şemsuddin Muhammed b. Ahmet Kurtubi: "et-Tezkire fi Ahval-İl Mevta ve Umur-ul Ahire", s. 701.</text:p>
      <text:p text:style-name="P388">4- Hafız Cemaluddin Mezzi: "Tehzib-ul Kemal", c. 5, s. 146, 149, hadis: 5181.</text:p>
      <text:p text:style-name="P388">5- İbn-i Kayyum Cevziye, Hanbeli: "Menar-ul Munif", s. 142.</text:p>
      <text:p text:style-name="P388">6- İbn-i Hacer Askalani: "Tehzib-ut Tehzib", c. 9, s. 125. Ayrıca İbraz-ul Vehm-il Meknun, s. 423 nakline göre Feth-ul Bari.</text:p>
      <text:p text:style-name="P388">7- Şemsuddin Sehavi: Feth-ul Muğis, Ebri'den naklen (Nezm-ul Mütenasir, Ketani, s. 226, İbraz-ul Vehm-il Meknun, Gımari, s. 436 ve el-İmam'ul Mehdi İnde Ehl-is Sünne, s. 232.</text:p>
      <text:p text:style-name="P388">8- Celaleddin Abdurrahman Suyuti: Misbah-uz Zücace (Belbisi el-Atr'ul Verdi Fi Şerhi-l Katr-iş Şehdi, s. 45 nakline göre); "Fevaid-ul Mütakasire Fi-l Ehdis-il Mütevatire" ve onun muhtasarı "el-Ezhar-ul Mütenasire"; (İbraz-ul Vehm-il Meknun, s. 434 nakline göre).</text:p>
      <text:p text:style-name="P388"><text:soft-page-break/>9- İbn-i Hacer Heysemi: es-Savaik-ul Muhrika, s. 99, diğer bir baskısında, s. 167.</text:p>
      <text:p text:style-name="P388">10- Şeyh Mer'a b. Yusuf Hambeli: "Feraid-ul Fikr-i Fil İmam-il Mehdiyy-il Muntazar", "Levaih-ul Envar-il Behiyye", c. 2 ve "el-İza'e" Muhammed Sıddık Kanuci, s. 147 nakline göre.</text:p>
      <text:p text:style-name="P388">11- Ebu Zeyd Abdurrahman b. Abdulkadir Fasi: "Menhec-ül Makasid" "Merasid-ul Mutemed"in şerhi, Şeyh Muhammed Arabi Fasi, Sahaviden naklen.</text:p>
      <text:p text:style-name="P388">12- Muhammed b. Abdurresul Berzenci: "el-İşaet-u Li Eşrat-is Sae", s. 87.</text:p>
      <text:p text:style-name="P388">13- Muhammed b. Abdulbaki Zerkani Maliki: "Şerh-ul Mevahib-il Ledunniye" ("İbraz-ul Vehm-il Meknun" Sıddık Mağribi, s. 434 nakline göre ve "el-İmam-ul Mehdi İnde Ehl-is Sünne", s. 230'da kaydedilmiştir.)</text:p>
      <text:p text:style-name="P388">14- Şeyh Muhammed b. Kasım b. Muhammed Cesus Maliki: Abdullah b. Abdurrahman Şirvani'nin "er-Risale" kitabının şerhi (Ketani, "Nezm-ül Mütenasir Min-el Hadis-il Mütavatir", s. 226)</text:p>
      <text:p text:style-name="P388">15- Ebu-l Ala İdris b. Muhammed İdris Hüseyni Iraki Fasi: İmam Mehdi hakkındaki eserinde (Nezm-ul Mütenasir, s. 226 ve el- Mehdiy-ul Muntazar, İbn-i Sıddık Gımari, s. 87 nakline göre)</text:p>
      <text:p text:style-name="P388">16- Şeyh Muhammed b. Ahmed Sefarini (1188, Hanbeli) "Levaih-ul Envar-ul Behiyye" de, bu eser "el- İmam-ul Mehdi İnde Ehl-is Sünne", c. 2, s. 20'de kaydedilmiştir.</text:p>
      <text:p text:style-name="P388">17- Şeyh Muhammed b. Ali Sabban: "İsaf-ur Rağibin", s. 145, 147, 152'de.</text:p>
      <text:p text:style-name="P388">18- Gazi Muhammed b. Ali Şevkani: "et-Tevzih fi Tevatur-i Ma Ca'e Fi-l Mehdiy-ul Muntazar ve-d Deccal ve-l Mesih"</text:p>
      <text:p text:style-name="P388">19- Mü'min b. Hasan Şeblenci: "Nur-ul Ebsar", s. 189.</text:p>
      <text:p text:style-name="P388">20- Süleyman b. İbrahim Kunduzi Hanefi: Yenabiu-l Mevedde, Bab: 85, s. 563.</text:p>
      <text:p text:style-name="P388">21- Ahmet b. Zeyni Dehlan, Şafii Müftüsü: "Futuhat-ul İslamiye", c. 2, s. 211, Berzenci'nin "e-İşae"sinden naklen.</text:p>
      <text:p text:style-name="P388">22- Seyyid Muhammed Sıddık Hasan Kanuci Buhari: <text:s/>"el- İza'et-u Lima Kane ve Ma Yekunu Beyn Yedey-is Sae", s. 112'de.</text:p>
      <text:p text:style-name="P388">23- Muhammed Belbisi b. Muhammed b. Ahmet Hüseyni Şafii Mısri: "Atr-ul Verdi fi Şerh-il Katr-il Şehdi", s. 44'de Şeyh Ebu Abdusselam Şebravi'nin "Şerh-i Vird-is Seher" adlı kitabından naklen, s. 45'de de "Menakıb-uş Şafii" Ebu-l Hasan Abiri (ölm. 363)den ve "Misbah-uz Zücace" Suyuti'den naklen.</text:p>
      <text:p text:style-name="P388">24- Ebu Abdullah Muhammed b. Cafer Ketani Maliki (1345) "Nezm-ul Mütenasir Min-el Hadis-il Mütevatir", <text:s/>s. 225-227, hadis: 289. Beklenen Mehdi hususundaki hadislerin mütevatir olduğuna itirafda bulunan sekiz alimin isimlerini kaynağıyla zikretmiştir. İsimleri şunlardır: Sehavi, Abiri, Iraki, Şeyh Cesus, Zerkani, "Meğani-l Vefa Bi-Meani-l İktifa"nın müellifi, Sefarini, Şevkani.</text:p>
      <text:p text:style-name="P388">25- Mübarekpuri (1353), "Tuhfe-tul Ahuzi", s. 484, Bab: "Ma Cae Fil Mehdi" 2231. hadisi şerh ederken.</text:p>
      <text:p text:style-name="P388">26- Şeyh Muhammed Hızır Hüseyn Mısri, (1377), "Nazret-un Fi Ehadis-il Mehdi" makalesindeki "Mecellet-üt Temeddün-ül İslami" dergisinde yayınlanmıştır, Dimeşk, H. <text:soft-page-break/>1370/M. 1950, <text:s/>s. 829.</text:p>
      <text:p text:style-name="P388">27- Ebulfeyz Seyid Ahmet b. Muhammed b. Sıddık Ğımari el-Hüseyni el-Ezheri eş-Şafii el-Mağribi, (1380) "İbraz-ul Vehm-il Meknun Min Kelam-i İbn-i Haldun" veya "el-Mürşid-il Mübdi Li Fesad-i Ta'ni İbn-i Haldun fi Ehadis-il Mehdi", s. 423. Bu eser "el- İmam-ul Mehdi İnde Ehl-is Sünne", c. 2, s. 227- 382'de yayınlanmıştır.</text:p>
      <text:p text:style-name="P388">28- Şeyh Nasıruddin-i Albani, "Mecellet-ut Temeddün-il İslami" dergisinde yayınlanan "Havl-el Mehdi" başlıklı makalesinde, Dimeşk, Yıl: 22 Zilkade 1371, s. 642-646 ve "el-imam-ul Mehdi İnde Ehl-is Sünne", c. 2, s. 391'de aynen kaydedilmiştir.</text:p>
      <text:p text:style-name="P388">29- Şeyh Safauddin Âl-i Şeyh-il Halaka Iraki, "Mecellet-ut Terbiyet-ul İslamiye" dergisi, sayı: 7, yıl: 14, s. 30, "el-Mehdiy-ul Muntazar Beyn-et Tasavvur-i vet Tasdik" Şeyh Muhammed Hasan Al-i Yasin, s. 29; "el- Mehdiyy-ul Muntazar", s. 29.</text:p>
      <text:p text:style-name="P388">30- Şeyh Abdulmuhsin b. Hamd-i Abbad, Medine İslam Üniversitesi öğretim üyesidir. "Mecellet-u Camiat-il İslamiye" dergisinde "Akidet-u Ehl-is Sünne ve'l Eser fi'l Mehdiyy-il Muntazar" başlıklı makalesinde, Medine, yıl: 1, sayı: 3, H. Zilkade 1388, bu makale aynen "el-İmam-ul Mehdi İnde Ehl-is Sünne", s. 402 ve s. 404'de kaydedilmiştir. "Er- Red-du ala Men Kezzebe bi-l Ehadis-is Sahihet-il Varidet-i Fi-l Mehdi" başlıklı diğer daha geniş bir makalesinde. Bu makale de aynen "el-İmam-ul Mehedi İnde Ehl-is Sünne", <text:s text:c="2"/>c. 2, s. 442'de kaydedilmiştir.</text:p>
      <text:p text:style-name="P388">31- Ebu-l Fazl Abdullah b. Muhammed b. Sıddık Hüseyni İdrisi, "el-Mehdiyy-ul Muntazar", s. 95, Alem-ul Kutub, Beyrut bas.</text:p>
      <text:p text:style-name="P388">32- Şeyh Hammud b. Abdullah, Medine İslam Üniv. üstatlarındandır. "el-İhticac bil Eser-i Ala Men Enkere-l Mehdiyy-el Muntazar" kitabında. O bu eseri Katar Müftüsünün "La Mehdiyy'un Yuntezer'u Bad'e-r Resul-Hayr'il Beşer" isimli makalesine reddiye olarak yazmıştır, s. 121.</text:p>
      <text:p text:style-name="P388">33- Şeyh Abdulaziz b. Abdullah b. Baz, Suudi Krallığının müftüsüdür. Şeyh Abdulmuhsin Abbad'ın "Akidet-u Ehl-i Sünnet-i ve-l Eser Fi-l Mehdiy-ul Muntazar" (yukarıda geçmiş olan) isimli makalesine teyit olarak yazdığı makalede.</text:p>
      <text:p text:style-name="P388">34- Dr. Abdulhalim Neccar, Sa'd Muhammed Hasan Mısri'nin "el- Mehdiyyu Fi-l İslam" adlı eserinin önsözünde tenkit ile hatırlatmaktadır ki, hadis ulemasına göre Mehdi mevzusu kesinlikle manevi tevatüre ulaşmıştır, mütevatirdir.</text:p>
      <text:p text:style-name="P388"/>
      <text:p text:style-name="P389">Hz. Mehdi Hakkındaki Hadislerin Sahih ve </text:p>
      <text:p text:style-name="P389">Senetli Olduğunu Bildiren İslam Alimleri</text:p>
      <text:p text:style-name="P389"/>
      <text:p text:style-name="P388">1- Hafız Tirmizi: "Sünen"inde. Bu eser Ehl-i Sünnet'in Sihah-ı Sitte'sinden biridir, c. 4, s. 505-506.</text:p>
      <text:p text:style-name="P388">2- Hafız Ebu Cafer Akili: "ez-Züafa-ül Kebir"de Ali b. Nufeyl Harrani'nin hal tercümesi bölümünde, c. 3, s. 253.</text:p>
      <text:p text:style-name="P388">3- Ebu Muhammed Hasan b. Ali Halef Berbehari Hambeli Şeyhi: "Şerh-us Sünne" kitabında Şeyh Hammud Tuyceri, "el- İhticac-ü Bil Eser Ala Men Enkere-l Mehdiy-ul <text:soft-page-break/>Mutazar", s. 28'i nakline göre.</text:p>
      <text:p text:style-name="P388">4- Hakim Nişaburi: "el-Müstedrek", c. 4, s. 429-558.</text:p>
      <text:p text:style-name="P388">5- Beyhaki: "el-İtikat-u ve'l Hidaye İla Sebil-ir Reşad", s. 127'de ve yine İbn-i Kayyum'un nakline göre "Menar-ul Munif", s. 130, hadis: 225'de.</text:p>
      <text:p text:style-name="P388">6- Hafız Beğevi: "Mesabih-us Sünne", s. 488, hadis: 4199, 492 ve 493.</text:p>
      <text:p text:style-name="P388">7- Ünlü Tarihçi ve Muhaddis İbn-i Esir: "En-Nihayet-u Fi Ğerib-il Hadis ve'l Eser", c. 1, s. 290; c. 2, s. 172, 325, 386; c. 4, <text:s text:c="5"/>s. 33 ve c. 5, s. 254'de.</text:p>
      <text:p text:style-name="P388">8- İbn-i Menzur Afriki: "Lisan-ul Arab", s. 59 "Huda" kelimesini açıklarken.</text:p>
      <text:p text:style-name="P388">9- İbn-i Teymiye: "Minhac-üs Sünne", c. 4, s. 211.</text:p>
      <text:p text:style-name="P388">10- Hafız Zehebi: "Telhis-ul Müstedrek", c. 4, s. 553.</text:p>
      <text:p text:style-name="P388">11- İbn-i Kesir-i Şami: "en-Nihayet-u Fi'l Fiten ve'l Melahim", c. 1, s. 55.</text:p>
      <text:p text:style-name="P388">12- Fazıl Teftezani: "Şerh-ul Mekasid", s. 312, Şerh-i Akaid-i Nesefi, s. 169.</text:p>
      <text:p text:style-name="P388">13- Nuruddin Haysemi: "Mecma-üz Zevaid", c. 7, s. 115-116, s. 313-317.</text:p>
      <text:p text:style-name="P388">14- Şeyh Muhammed Cezeri Dimeşki Şafii: "Esme-l Menakıb Fi Tehzib-i Esne-l Metalib", s. 163-168.</text:p>
      <text:p text:style-name="P388">15- Eş-Şehab Ahmet b. Ebu Bekr-i Busiri: "Misbah-üz Zücace Fi Zevaid-i İbn-i Mace", c. 3, s. 263, hadis:1442.</text:p>
      <text:p text:style-name="P388">16- Alauddin b. Hüsameddin, Muttaki Hindi: "el-Burhan Fi Alamat-i Mehdiyy-i Ahir-iz Zaman", s. 177-183.</text:p>
      <text:p text:style-name="P388">17- Seyyid Muhammed Murtaza Hüseyni Hanefi Vasıti Zebidi: "Tac-ül Arus", c. 10, s. 408-409, "Huda" kelimesini açıklarken.</text:p>
      <text:p text:style-name="P388">18- Şehabuddin Ahmet b. İsmail Halvani el-Mısri Şafii: "Katr-üş Şehdi Fi Evsaf-il Mehdi" Manzumesinde, s. 68.</text:p>
      <text:p text:style-name="P388">19- Ebu-l Berekat Alusi Hanefi: "Ğaliyet-ul Mevaiz", s. 76, s. 77.</text:p>
      <text:p text:style-name="P388">20- Ebu-t Tayyib Muhammed Şemsulhak Azimabadi: "Avn-ül Mabud Şerh-i Sünen-i Ebu Davud", c. 11, s. 361.</text:p>
      <text:p text:style-name="P388">21- Şeyh Mansur Ali Nasif: "et-Tacu-l Cami-u Li-l Usul" b. 7, 5, <text:s text:c="2"/>s. 341.</text:p>
      <text:p text:style-name="P388">22- Şeyh Muhammed b. Abdülaziz Mani: "Tehdik-un Nazar Bi Ahbar-il İmam-il Muntazar".</text:p>
      <text:p text:style-name="P388">23- Şeyh Muhammed Fuad Abdulbaki: Şeyh Abdulmuhsin Abbad'ın nakline göre "Akidet-u Ehl-i Sünneti ve'l Eser Fil Mehdi'yil Müntazar" isimli makalesinde Sünen-i Ebu Davud'da yer alan bir olayda yaptığı açıklamada.</text:p>
      <text:p text:style-name="P388">24- Ebu-l A'la Mevdudi: "el-Beyaniyat", s. 116.</text:p>
      <text:p text:style-name="P388">25- Sait Eyyüp: "Akidet'ul Mesih ved-Deccal Fi-l E dyan" s. 361, (Hicri 1413, Kum, 3. baskı).</text:p>
      <text:p text:style-name="P54"/>
      <text:p text:style-name="P407">KAYNAKLAR</text:p>
      <text:p text:style-name="P405"/>
      <text:p text:style-name="P401"/>
      <text:p text:style-name="P401">1-<text:tab/>Feraidu Fevaidi'l Fikr Fi'l İmam El-Mehdi El-Muntazar, Yazar: Mer'iy b. Yusuf b. Ebibekir b. Ahmet b. Yusuf el-Makdisi</text:p>
      <text:p text:style-name="P401">2-<text:tab/>En-Necmu’s-sakıb fi Beyanı Enne’l Mehdi min Evladı Ali b. Ebi Talib </text:p>
      <text:p text:style-name="P401">3-<text:tab/>Ali b. Sultan Muhammed el-Kari el-Hanefi’nin “Risaletül Meşreb elverdi fi mezhebil Mehdi”</text:p>
      <text:p text:style-name="P401">4-<text:tab/>Feraidu Fevaidi'l Fikr Fi'l İmam El-Mehdi El-Muntazar, Yazar: Mer'iy b. Yusuf b. Ebibekir b. Ahmet b. Yusuf el-Makdisi</text:p>
      <text:p text:style-name="P401">5-<text:tab/>Ali b. Sultan Muhammed el-Kari el-Hanefi’nin “Risaletül Meşreb elverdi fi mezhebil Mehdi”</text:p>
      <text:p text:style-name="P401">6-<text:tab/>Feraidu Fevaidi'l Fikr Fi'l İmam El-Mehdi El-Muntazar, Yazar: Mer'iy b. Yusuf b. Ebibekir b. Ahmet b. Yusuf el-Makdisi,</text:p>
      <text:p text:style-name="P401">7-<text:tab/>Ali b. Sultan Muhammed el-Kari el-Hanefi’nin “Risaletül Meşreb elverdi fi mezhebil Mehdi”</text:p>
      <text:p text:style-name="P401">8-<text:tab/>Feraidu Fevaidi'l Fikr Fi'l İmam El-Mehdi El-Muntazar, Yazar: Mer'iy b. Yusuf b. Ebibekir b. Ahmet b. Yusuf el-Makdisi,</text:p>
      <text:p text:style-name="P401">9-<text:tab/>Ukayli “En-Necmu’s-sakıb fi Beyanı Enne’l Mehdi min Evladı Ali b. Ebi Talib Ale’t Temam ve’l kamal”, </text:p>
      <text:p text:style-name="P402">10-<text:tab/>Ali b. Sultan Muhammed el-Kari el-Hanefi “Risaletül Meşreb elverdi fi mezhebil Mehdi”,</text:p>
      <text:p text:style-name="P402">11-<text:tab/>Mer'iy b. Yusuf b. Ebi bekir b. Ahmet b. Yusuf el-Makdi’si “Feraidu Fevaidi'l Fikr Fi'l İmam El-Mehdi El-Muntazar”</text:p>
      <text:p text:style-name="P402">12-<text:tab/>A.g.e.</text:p>
      <text:p text:style-name="P402">13-<text:tab/>A.g.e</text:p>
      <text:p text:style-name="P402">14-<text:tab/>A.g.e</text:p>
      <text:p text:style-name="P402">15-<text:tab/>Ali b. Sultan Muhammed el-Kari el-Hanefi “Risaletül Meşreb elverdi fi mezhebil Mehdi”,</text:p>
      <text:p text:style-name="P402">16-<text:tab/>A.g.e.</text:p>
      <text:p text:style-name="P402">17-<text:tab/>A.g.e</text:p>
      <text:p text:style-name="P402">18-<text:tab/>Ukayli “En-Necmu’s-sakıb fi Beyanı Enne’l Mehdi min Evladı Ali b. Ebi Talib Ale’t-Temam ve’l kamal”, </text:p>
      <text:p text:style-name="P402">19-<text:tab/>A.g.e.</text:p>
      <text:p text:style-name="P402">20-<text:tab/>A.g.e.</text:p>
      <text:p text:style-name="P402">21-<text:tab/>A.g.e.</text:p>
      <text:p text:style-name="P402">22-<text:tab/>Mer'iy b. Yusuf b. Ebi bekir b. Ahmet b. Yusuf el-Makdi’si “Feraidu Fevaidi'l Fikr Fi'l İmam El-Mehdi El-Muntazar”</text:p>
      <text:p text:style-name="P402">23-<text:tab/>A.g.e.</text:p>
      <text:p text:style-name="P402">24-<text:tab/>A.g.e.</text:p>
      <text:p text:style-name="P402">25-<text:tab/>Ali b. Sultan Muhammed el-Kari el-Hanefi “Risaletül Meşreb elverdi fi mezhebil Mehdi”</text:p>
      <text:p text:style-name="P402">26-<text:tab/>Mer'iy b. Yusuf b. Ebi bekir b. Ahmet b. Yusuf el-Makdi’si “Feraidu Fevaidi'l Fikr Fi'l İmam El-Mehdi El-Muntazar”</text:p>
      <text:p text:style-name="P402">27-<text:tab/>Ali b. Sultan Muhammed el-Kari el-Hanefi “Risaletül Meşreb elverdi fi mezhebil Mehdi”</text:p>
      <text:p text:style-name="P402">28-<text:tab/>Ukayli “En-Necmu’s-sakıb fi Beyanı Enne’l Mehdi min Evladı Ali b. Ebi Talib Ale’t-Temam <text:soft-page-break/>ve’l kamal”, </text:p>
      <text:p text:style-name="P403">29-<text:tab/>Ukayli “En-Necmu’s-sakıb fi Beyanı Enne’l Mehdi min Evladı Ali b. Ebi Talib Ale’t-Temam ve’l kamal”, </text:p>
      <text:p text:style-name="P403">30-<text:tab/>Ali b. Sultan Muhammed el-Kari el-Hanefi “Risaletül Meşreb elverdi fi mezhebil Mehdi”</text:p>
      <text:p text:style-name="P403">31-<text:tab/>Mer'iy b. Yusuf b. Ebi bekir b. Ahmet b. Yusuf el-Makdi’si “Feraidu Fevaidi'l Fikr Fi'l İmam El-Mehdi El-Muntazar”</text:p>
      <text:p text:style-name="P403">32-<text:tab/>A.g.e.</text:p>
      <text:p text:style-name="P403">33-<text:tab/>Ukayli “En-Necmu’s-sakıb fi Beyanı Enne’l Mehdi min Evladı Ali b. Ebi Talib Ale’t-Temam ve’l kamal”,</text:p>
      <text:p text:style-name="P403">34-<text:tab/>A.g.e.</text:p>
      <text:p text:style-name="P403">35-<text:tab/>A.g.e.</text:p>
      <text:p text:style-name="P403">36-<text:tab/>A.g.e.</text:p>
      <text:p text:style-name="P403">37-<text:tab/>A.g.e.</text:p>
      <text:p text:style-name="P403">38-<text:tab/>A.g.e.</text:p>
      <text:p text:style-name="P403">39-<text:tab/>A.g.e.</text:p>
      <text:p text:style-name="P403">40-<text:tab/>A.g.e.</text:p>
      <text:p text:style-name="P403">41-<text:tab/>Mer'iy b. Yusuf b. Ebi bekir b. Ahmet b. Yusuf el-Makdi’si “Feraidu Fevaidi'l Fikr Fi'l İmam El-Mehdi El-Muntazar”</text:p>
      <text:p text:style-name="P403">42-<text:tab/>A.g.e.</text:p>
      <text:p text:style-name="P403">43-<text:tab/>A.g.e.</text:p>
      <text:p text:style-name="P403">44-<text:tab/>A.g.e.</text:p>
      <text:p text:style-name="P403">45-<text:tab/>A.g.e.</text:p>
      <text:p text:style-name="P403">46-<text:tab/>A.g.e.</text:p>
      <text:p text:style-name="P403">47-<text:tab/>A.g.e.</text:p>
      <text:p text:style-name="P403">48-<text:tab/>A.g.e.</text:p>
      <text:p text:style-name="P403">49-<text:tab/>A.g.e.</text:p>
      <text:p text:style-name="P403">50-<text:tab/>A.g.e.</text:p>
      <text:p text:style-name="P403">51-<text:tab/>A.g.e.</text:p>
      <text:p text:style-name="P403">52-<text:tab/>A.g.e.</text:p>
      <text:p text:style-name="P403">53-<text:tab/>Ukayli “En-Necmu’s-sakıb fi Beyanı Enne’l Mehdi min Evladı Ali b. Ebi Talib Ale’t-Temam ve’l kamal”</text:p>
      <text:p text:style-name="P403">54-<text:tab/>A.g.e.</text:p>
      <text:p text:style-name="P403">55-<text:tab/>A.g.e.</text:p>
      <text:p text:style-name="P403">56-<text:tab/>A.g.e.</text:p>
      <text:p text:style-name="P403">57-<text:tab/>A.g.e.</text:p>
      <text:p text:style-name="P403">58-<text:tab/>A.g.e.</text:p>
      <text:p text:style-name="P403">59-<text:tab/>Mer'iy b. Yusuf b. Ebi bekir b. Ahmet b. Yusuf el-Makdi’si “Feraidu Fevaidi'l Fikr Fi'l İmam El-Mehdi El-Muntazar”</text:p>
      <text:p text:style-name="P403">60-<text:tab/>A.g.e.</text:p>
      <text:p text:style-name="P403">61-<text:tab/>A.g.e.</text:p>
      <text:p text:style-name="P403"><text:soft-page-break/>62-<text:tab/>A.g.e.</text:p>
      <text:p text:style-name="P403">63-<text:tab/>A.g.e.</text:p>
      <text:p text:style-name="P403">64-<text:tab/>Ali b. Sultan Muhammed el-Kari el-Hanefi “Risaletül Meşreb elverdi fi mezhebil Mehdi”</text:p>
      <text:p text:style-name="P403">65-<text:tab/>Mer'iy b. Yusuf b. Ebi bekir b. Ahmet b. Yusuf el-Makdi’si “Feraidu Fevaidi'l Fikr Fi'l İmam El-Mehdi El-Muntazar”</text:p>
      <text:p text:style-name="P403">66-<text:tab/>Ukayli “En-Necmu’s-sakıb fi Beyanı Enne’l Mehdi min Evladı Ali b. Ebi Talib Ale’t-Temam ve’l kamal”</text:p>
      <text:p text:style-name="P403">67-<text:tab/>Mer'iy b. Yusuf b. Ebi bekir b. Ahmet b. Yusuf el-Makdi’si “Feraidu Fevaidi'l Fikr Fi'l İmam El-Mehdi El-Muntazar”</text:p>
      <text:p text:style-name="P403">68-<text:tab/>Ukayli “En-Necmu’s-sakıb fi Beyanı Enne’l Mehdi min Evladı Ali b. Ebi Talib Ale’t-Temam ve’l kamal”</text:p>
      <text:p text:style-name="P403">69-<text:tab/>A.g.e.</text:p>
      <text:p text:style-name="P403">70-<text:tab/>A.g.e.</text:p>
      <text:p text:style-name="P403">71-<text:tab/>Mer'iy b. Yusuf b. Ebi bekir b. Ahmet b. Yusuf el-Makdi’si “Feraidu Fevaidi'l Fikr Fi'l İmam El-Mehdi El-Muntazar”</text:p>
      <text:p text:style-name="P403">72-<text:tab/>A.g.e.</text:p>
      <text:p text:style-name="P403">73-<text:tab/>A.g.e.</text:p>
      <text:p text:style-name="P403">74-<text:tab/>A.g.e.</text:p>
      <text:p text:style-name="P403">75-<text:tab/>A.g.e.</text:p>
      <text:p text:style-name="P403">76-<text:tab/>Mer'iy b. Yusuf b. Ebi bekir b. Ahmet b. Yusuf el-Makdi’si “Feraidu Fevaidi'l Fikr Fi'l İmam El-Mehdi El-Muntazar”</text:p>
      <text:p text:style-name="P403">77-<text:tab/>A.g.e.</text:p>
      <text:p text:style-name="P403">78-<text:tab/>A.g.e.</text:p>
      <text:p text:style-name="P403">79-<text:tab/>A.g.e.</text:p>
      <text:p text:style-name="P403">80-<text:tab/>A.g.e.</text:p>
      <text:p text:style-name="P403">81-<text:tab/>Ukayli “En-Necmu’s-sakıb fi Beyanı Enne’l Mehdi min Evladı Ali b. Ebi Talib Ale’t-Temam ve’l kamal”</text:p>
      <text:p text:style-name="P403">82-<text:tab/>A.g.e.</text:p>
      <text:p text:style-name="P403">83-<text:tab/>Mer'iy b. Yusuf b. Ebi bekir b. Ahmet b. Yusuf el-Makdi’si “Feraidu Fevaidi'l Fikr Fi'l İmam El-Mehdi El-Muntazar”</text:p>
      <text:p text:style-name="P403">84-<text:tab/>Ukayli “En-Necmu’s-sakıb fi Beyanı Enne’l Mehdi min Evladı Ali b. Ebi Talib Ale’t-Temam ve’l kamal”</text:p>
      <text:p text:style-name="P403">85-<text:tab/>A.g.e.</text:p>
      <text:p text:style-name="P403">86-<text:tab/>A.g.e.</text:p>
      <text:p text:style-name="P403">87-<text:tab/>Mer'iy b. Yusuf b. Ebi bekir b. Ahmet b. Yusuf el-Makdi’si “Feraidu Fevaidi'l Fikr Fi'l İmam El-Mehdi El-Muntazar”</text:p>
      <text:p text:style-name="P403">88-<text:tab/>A.g.e.</text:p>
      <text:p text:style-name="P403">89-<text:tab/>A.g.e.</text:p>
      <text:p text:style-name="P403">90-<text:tab/>A.g.e.</text:p>
      <text:p text:style-name="P403">91-<text:tab/>Ukayli “En-Necmu’s-sakıb fi Beyanı Enne’l Mehdi min Evladı Ali b. Ebi Talib Ale’t-Temam <text:soft-page-break/>ve’l kamal”</text:p>
      <text:p text:style-name="P403">92-<text:tab/>A.g.e.</text:p>
      <text:p text:style-name="P403">93-<text:tab/>A.g.e.</text:p>
      <text:p text:style-name="P403">94-<text:tab/>Ali b. Sultan Muhammed el-Kari el-Hanefi “Risaletül Meşreb elverdi fi mezhebil Mehdi”</text:p>
      <text:p text:style-name="P403">95-<text:tab/>A.g.e.</text:p>
      <text:p text:style-name="P403">96-<text:tab/>A.g.e.</text:p>
      <text:p text:style-name="P404">97- A.g.e.</text:p>
      <text:p text:style-name="P404">98- A.g.e.</text:p>
      <text:p text:style-name="P404">99- A.g.e.</text:p>
      <text:p text:style-name="P404">100- A.g.e.</text:p>
      <text:p text:style-name="P404">101- A.g.e.</text:p>
      <text:p text:style-name="P404">102- A.g.e.</text:p>
      <text:p text:style-name="P404">103- A.g.e.</text:p>
      <text:p text:style-name="P404">104-Ukayli “En-Necmu’s-sakıb fi Beyanı Enne’l Mehdi min Evladı Ali b. Ebi Talib Ale’t-Temam ve’l kamal”</text:p>
      <text:p text:style-name="P404">105- A.g.e.</text:p>
      <text:p text:style-name="P404">106- A.g.e.</text:p>
      <text:p text:style-name="P404">107- A.g.e.</text:p>
      <text:p text:style-name="P404">108- A.g.e.</text:p>
      <text:p text:style-name="P404">109- A.g.e.</text:p>
      <text:p text:style-name="P404">110-A.g.e.</text:p>
      <text:p text:style-name="P404">111-Mer'iy b. Yusuf b. Ebi bekir b. Ahmet b. Yusuf el-Makdi’si “Feraidu Fevaidi'l Fikr Fi'l İmam El-Mehdi El-Muntazar”</text:p>
      <text:p text:style-name="P404">112-A.g.e.</text:p>
      <text:p text:style-name="P404">113-A.g.e.</text:p>
      <text:p text:style-name="P404">114-A.g.e.</text:p>
      <text:p text:style-name="P404">115-Ali b. Sultan Muhammed el-Kari el-Hanefi “Risaletül Meşreb elverdi fi mezhebil Mehdi”</text:p>
      <text:p text:style-name="P404">116-A.g.e.</text:p>
      <text:p text:style-name="P404">117-Mer'iy b. Yusuf b. Ebi bekir b. Ahmet b. Yusuf el-Makdi’si “Feraidu Fevaidi'l Fikr Fi'l İmam El-Mehdi El-Muntazar”</text:p>
      <text:p text:style-name="P404">118-Ukayli “En-Necmu’s-sakıb fi Beyanı Enne’l Mehdi min Evladı Ali b. Ebi Talib Ale’t-Temam ve’l kamal”</text:p>
      <text:p text:style-name="P404">119-Mer'iy b. Yusuf b. Ebi bekir b. Ahmet b. Yusuf el-Makdi’si “Feraidu Fevaidi'l Fikr Fi'l İmam El-Mehdi El-Muntazar”</text:p>
      <text:p text:style-name="P404">120-Ukayli “En-Necmu’s-sakıb fi Beyanı Enne’l Mehdi min Evladı Ali b. Ebi Talib Ale’t-Temam ve’l kamal”</text:p>
      <text:p text:style-name="P404">121-Mer'iy b. Yusuf b. Ebi bekir b. Ahmet b. Yusuf el-Makdi’si “Feraidu Fevaidi'l Fikr Fi'l İmam El-Mehdi El-Muntazar”</text:p>
      <text:p text:style-name="P404"><text:line-break/></text:p>
      <text:p text:style-name="P408">122- A.g.e.</text:p>
      <text:p text:style-name="P404">123- A.g.e.</text:p>
      <text:p text:style-name="P404">124 -A.g.e.</text:p>
      <text:p text:style-name="P89"><text:s/></text:p>
      <text:p text:style-name="P54"/>
      <text:p text:style-name="P54"/>
      <text:p text:style-name="P58"/>
      <text:p text:style-name="P58"/>
      <text:p text:style-name="P58"/>
      <text:p text:style-name="P58"/>
      <text:p text:style-name="P58"/>
      <text:p text:style-name="P58"/>
      <text:p text:style-name="P58"/>
      <text:p text:style-name="P58"/>
      <text:p text:style-name="P58"/>
      <text:p text:style-name="P58"/>
      <text:p text:style-name="P58"/>
      <text:p text:style-name="P58">Peygamber Efendimiz (s.a.v.) Şöyle buyurmuştur: </text:p>
      <text:p text:style-name="P58">"İnsanlar 1400 senesinde </text:p>
      <text:p text:style-name="P58">Hz.Mehdi (a.s.)'nin yanında toplanacaklardır."</text:p>
      <text:p text:style-name="P58"/>
      <text:p text:style-name="P58">(Risaletül Huruc-ül Mehdi, s. 108)</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PalatinoTŸrk" svg:font-family="PalatinoTŸrk, 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Helvetica" fo:font-family="Helvetica"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LINTI_20_2" style:display-name="ALINTI 2" style:family="paragraph">
      <style:paragraph-properties fo:margin-left="0.801cm" fo:margin-right="0.499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paragraph-properties fo:margin-left="0.801cm" fo:margin-right="0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801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499cm" fo:margin-right="0.499cm" fo:margin-top="0.499cm" fo:margin-bottom="0.3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ICERDEN" style:display-name="ANAMETIN ICERDEN" style:family="paragraph">
      <style:paragraph-properties fo:margin-left="0.801cm" fo:margin-right="0.801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BASLIK" style:family="paragraph">
      <style:paragraph-properties fo:margin-top="0.499cm" fo:margin-bottom="0.3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801cm" fo:margin-right="0cm" fo:margin-top="0.15cm" fo:margin-bottom="0.101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pot" style:family="paragraph">
      <style:paragraph-properties fo:margin-top="0.499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ALTI" style:family="paragraph">
      <style:paragraph-properties fo:line-height="0.35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RA_20_BASLIK" style:display-name="ALT ARA BASLIK" style:family="paragraph">
      <style:paragraph-properties fo:margin-left="0.801cm" fo:margin-right="0.801cm" fo:margin-top="0.499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 style:display-name="ARA BASLIK alt" style:family="paragraph">
      <style:paragraph-properties fo:margin-left="0.801cm" fo:margin-right="0cm" fo:margin-top="0.499cm" fo:margin-bottom="0.3cm" loext:contextual-spacing="false" fo:line-height="0.529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Y" style:display-name="resim altY" style:family="paragraph">
      <style:paragraph-properties fo:line-height="0.353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nametin" style:display-name="c anametin" style:family="paragraph">
      <style:paragraph-properties fo:margin-left="0cm" fo:margin-right="0cm" fo:line-height="0.522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altY" style:display-name="c resim altY"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baslYk_20_alt" style:display-name="c baslYk alt" style:family="paragraph">
      <style:paragraph-properties fo:margin-left="0cm" fo:margin-right="0cm" fo:line-height="0.522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nametin_20_bold" style:display-name="c anametin bold" style:family="paragraph">
      <style:paragraph-properties fo:margin-left="0cm" fo:margin-right="0cm" fo:margin-top="0.199cm" fo:margin-bottom="0.101cm" loext:contextual-spacing="false" fo:line-height="0.522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adde" style:display-name="c madde" style:family="paragraph">
      <style:paragraph-properties fo:margin-left="0.7cm" fo:margin-right="0cm" fo:line-height="0.635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baslYk" style:display-name="c baslYk" style:family="paragraph">
      <style:paragraph-properties fo:margin-left="0cm" fo:margin-right="0cm" fo:line-height="0.522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iris_20_kalin" style:display-name="c giris kalin" style:family="paragraph">
      <style:paragraph-properties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iris_20_baslik" style:display-name="c giris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kutu_20_ici_20_kaynak" style:display-name="c kutu ici kaynak" style:family="paragraph">
      <style:paragraph-properties fo:margin-left="0.7cm" fo:margin-right="0.7cm" fo:line-height="0.52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kutu_20_ici" style:display-name="c kutu ici" style:family="paragraph">
      <style:paragraph-properties fo:margin-left="0.7cm" fo:margin-right="0.7cm" fo:line-height="0.52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ic_20_Style" style:display-name="Arabic Style"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 style:family="paragraph">
      <style:paragraph-properties fo:margin-left="0cm" fo:margin-right="0cm" fo:margin-top="0.106cm" fo:margin-bottom="0.106cm" loext:contextual-spacing="false" fo:line-height="0.522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7cm" fo:margin-right="0cm" fo:line-height="0.52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margin-top="0.071cm" fo:margin-bottom="0.071cm" loext:contextual-spacing="false" fo:line-height="0.494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Varsayılan_20_Paragraf_20_Yazı_20_Tipi" style:display-name="Varsayılan Paragraf Yazı Tipi" style:family="text"/>
    <style:style style:name="DIPNOT" style:family="text">
      <style:text-properties fo:color="#000000" style:font-name="PalatinoTŸrk" fo:font-family="PalatinoTŸrk, Cambria" style:font-pitch="variable" fo:font-size="11.5pt" fo:letter-spacing="0.018cm" style:font-size-asian="11.5pt" style:font-name-complex="PalatinoTŸrk" style:font-family-complex="PalatinoTŸrk, Cambria" style:font-pitch-complex="variable"/>
    </style:style>
    <style:style style:name="ITALIK" style:family="text">
      <style:text-properties fo:color="#000000" style:font-name="PalatinoTŸrk" fo:font-family="PalatinoTŸrk, Cambria" style:font-pitch="variable" fo:font-size="11.5pt" fo:letter-spacing="0.026cm" fo:font-style="italic" style:font-size-asian="11.5pt" style:font-style-asian="italic" style:font-name-complex="PalatinoTŸrk" style:font-family-complex="PalatinoTŸrk, Cambria" style:font-pitch-complex="variable"/>
    </style:style>
    <style:style style:name="Üstbilgi_20_Char" style:display-name="Üstbilgi Char" style:family="text" style:parent-style-name="Varsayılan_20_Paragraf_20_Yazı_20_Tipi">
      <style:text-properties fo:color="#000000" style:font-name="Helvetica" fo:font-family="Helvetica" style:font-family-generic="swiss" style:font-pitch="variable" fo:font-size="12pt" fo:language="en" fo:country="US" style:font-size-asian="12pt" style:font-name-complex="Helvetica" style:font-family-complex="Helvetica" style:font-family-generic-complex="swiss" style:font-pitch-complex="variable" style:font-size-complex="12pt"/>
    </style:style>
    <style:style style:name="Altbilgi_20_Char" style:display-name="Altbilgi Char" style:family="text" style:parent-style-name="Varsayılan_20_Paragraf_20_Yazı_20_Tipi">
      <style:text-properties fo:color="#000000" style:font-name="Helvetica" fo:font-family="Helvetica" style:font-family-generic="swiss" style:font-pitch="variable" fo:font-size="12pt" fo:language="en" fo:country="US" style:font-size-asian="12pt" style:font-name-complex="Helvetica" style:font-family-complex="Helvetica"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ISA (A.S.) HZ MEHDI (A.S.) BU YYDA GELECEK</dc:title>
    <dc:subject>Hz. İsa (a.s.)Hz. Mehdi (a.s.)Bu Yüzyılda Gelecek</dc:subject>
    <meta:initial-creator>ADEM YAKUP</meta:initial-creator>
    <meta:creation-date>2009-08-09T03:03:00</meta:creation-date>
    <dc:date>2019-10-10T15:28:08.628373148</dc:date>
    <meta:editing-cycles>85</meta:editing-cycles>
    <meta:editing-duration>P1DT2H26M18S</meta:editing-duration>
    <meta:generator>LibreOffice/6.3.2.2$Linux_X86_64 LibreOffice_project/ddcf6633b674837c71d3649d97a9cb3c0d392a84</meta:generator>
    <meta:document-statistic meta:table-count="0" meta:image-count="0" meta:object-count="0" meta:page-count="499" meta:paragraph-count="5485" meta:word-count="152333" meta:character-count="1146523" meta:non-whitespace-character-count="997534"/>
  </office:meta>
</office:document-meta>
</file>